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waita Sans" svg:font-family="'Adwaita Sans'" style:font-family-generic="system" style:font-pitch="variable"/>
    <style:font-face style:name="FreeSans" svg:font-family="FreeSans" style:font-family-generic="system" style:font-pitch="variable"/>
    <style:font-face style:name="FreeSerif" svg:font-family="Free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standard">
      <style:graphic-properties draw:stroke="solid" svg:stroke-width="0.029cm" svg:stroke-color="#000000" draw:stroke-linejoin="round" svg:stroke-linecap="round" draw:fill="none" fo:padding-top="0.014cm" fo:padding-bottom="0.014cm" fo:padding-left="0.014cm" fo:padding-right="0.014cm" loext:decorative="false"/>
    </style:style>
    <style:style style:name="gr2" style:family="graphic" style:parent-style-name="standard">
      <style:graphic-properties draw:stroke="solid" svg:stroke-width="0.02cm" svg:stroke-color="#000000" draw:stroke-linejoin="round" svg:stroke-linecap="round" draw:fill="none" fo:padding-top="0.01cm" fo:padding-bottom="0.01cm" fo:padding-left="0.01cm" fo:padding-right="0.01cm" loext:decorative="false"/>
    </style:style>
    <style:style style:name="gr3" style:family="graphic" style:parent-style-name="standard">
      <style:graphic-properties draw:stroke="solid" svg:stroke-width="0cm" svg:stroke-color="#000000" draw:stroke-linejoin="round" svg:stroke-linecap="round" draw:fill="solid" draw:fill-color="#000000" loext:decorative="false"/>
    </style:style>
    <style:style style:name="gr4" style:family="graphic" style:parent-style-name="standard">
      <style:graphic-properties draw:stroke="solid" svg:stroke-width="0.21cm" svg:stroke-color="#000000" draw:stroke-linejoin="round" svg:stroke-linecap="round" draw:fill="none" fo:padding-top="0.105cm" fo:padding-bottom="0.105cm" fo:padding-left="0.105cm" fo:padding-right="0.105cm" loext:decorative="false"/>
    </style:style>
    <style:style style:name="gr5" style:family="graphic" style:parent-style-name="standard">
      <style:graphic-properties draw:stroke="solid" svg:stroke-width="0.189cm" svg:stroke-color="#000000" draw:stroke-linejoin="round" svg:stroke-linecap="round" draw:fill="none" fo:padding-top="0.094cm" fo:padding-bottom="0.094cm" fo:padding-left="0.094cm" fo:padding-right="0.094cm" loext:decorative="false"/>
    </style:style>
    <style:style style:name="gr6" style:family="graphic" style:parent-style-name="standard">
      <style:graphic-properties draw:stroke="solid" svg:stroke-width="0.179cm" svg:stroke-color="#000000" draw:stroke-linejoin="round" svg:stroke-linecap="round" draw:fill="none" fo:padding-top="0.089cm" fo:padding-bottom="0.089cm" fo:padding-left="0.089cm" fo:padding-right="0.089cm" loext:decorative="false"/>
    </style:style>
    <style:style style:name="gr7" style:family="graphic" style:parent-style-name="standard">
      <style:graphic-properties draw:stroke="solid" svg:stroke-width="0.049cm" svg:stroke-color="#000000" draw:stroke-linejoin="round" svg:stroke-linecap="round" draw:fill="none" fo:padding-top="0.024cm" fo:padding-bottom="0.024cm" fo:padding-left="0.024cm" fo:padding-right="0.024cm" loext:decorative="false"/>
    </style:style>
    <style:style style:name="gr8" style:family="graphic" style:parent-style-name="standard">
      <style:graphic-properties draw:stroke="none" draw:fill="solid" draw:fill-color="#000000" loext:decorative="false"/>
    </style:style>
    <style:style style:name="gr9" style:family="graphic" style:parent-style-name="standard">
      <style:graphic-properties draw:stroke="solid" svg:stroke-width="0cm" svg:stroke-color="#ffffff" draw:stroke-linejoin="round" svg:stroke-linecap="round" draw:fill="solid" draw:fill-color="#ffffff" loext:decorative="false"/>
    </style:style>
    <style:style style:name="gr10" style:family="graphic" style:parent-style-name="standard">
      <style:graphic-properties draw:stroke="solid" svg:stroke-width="0.004cm" svg:stroke-color="#000000" draw:stroke-linejoin="round" svg:stroke-linecap="round" draw:fill="none" fo:padding-top="0.002cm" fo:padding-bottom="0.002cm" fo:padding-left="0.002cm" fo:padding-right="0.002cm" loext:decorative="false"/>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Predeterminado">
        <draw:line draw:style-name="gr1" draw:text-style-name="P1" draw:layer="layout" svg:x1="3.369cm" svg:y1="4.184cm" svg:x2="3.369cm" svg:y2="4.264cm">
          <text:p/>
        </draw:line>
        <draw:line draw:style-name="gr1" draw:text-style-name="P1" draw:layer="layout" svg:x1="3.398cm" svg:y1="4.138cm" svg:x2="3.428cm" svg:y2="4.225cm">
          <text:p/>
        </draw:line>
        <draw:line draw:style-name="gr1" draw:text-style-name="P1" draw:layer="layout" svg:x1="3.427cm" svg:y1="4.224cm" svg:x2="3.352cm" svg:y2="4.224cm">
          <text:p/>
        </draw:line>
        <draw:line draw:style-name="gr1" draw:text-style-name="P1" draw:layer="layout" svg:x1="3.318cm" svg:y1="4.144cm" svg:x2="3.238cm" svg:y2="4.144cm">
          <text:p/>
        </draw:line>
        <draw:line draw:style-name="gr1" draw:text-style-name="P1" draw:layer="layout" svg:x1="3.238cm" svg:y1="4.144cm" svg:x2="3.29cm" svg:y2="4.265cm">
          <text:p/>
        </draw:line>
        <draw:line draw:style-name="gr1" draw:text-style-name="P1" draw:layer="layout" svg:x1="3.169cm" svg:y1="4.144cm" svg:x2="3.158cm" svg:y2="4.144cm">
          <text:p/>
        </draw:line>
        <draw:line draw:style-name="gr1" draw:text-style-name="P1" draw:layer="layout" svg:x1="3.159cm" svg:y1="4.144cm" svg:x2="3.147cm" svg:y2="4.151cm">
          <text:p/>
        </draw:line>
        <draw:line draw:style-name="gr1" draw:text-style-name="P1" draw:layer="layout" svg:x1="3.148cm" svg:y1="4.15cm" svg:x2="3.141cm" svg:y2="4.158cm">
          <text:p/>
        </draw:line>
        <draw:line draw:style-name="gr1" draw:text-style-name="P1" draw:layer="layout" svg:x1="3.143cm" svg:y1="4.156cm" svg:x2="3.135cm" svg:y2="4.168cm">
          <text:p/>
        </draw:line>
        <draw:line draw:style-name="gr1" draw:text-style-name="P1" draw:layer="layout" svg:x1="3.136cm" svg:y1="4.167cm" svg:x2="3.129cm" svg:y2="4.191cm">
          <text:p/>
        </draw:line>
        <draw:line draw:style-name="gr1" draw:text-style-name="P1" draw:layer="layout" svg:x1="3.129cm" svg:y1="4.19cm" svg:x2="3.129cm" svg:y2="4.218cm">
          <text:p/>
        </draw:line>
        <draw:line draw:style-name="gr1" draw:text-style-name="P1" draw:layer="layout" svg:x1="3.129cm" svg:y1="4.218cm" svg:x2="3.136cm" svg:y2="4.242cm">
          <text:p/>
        </draw:line>
        <draw:line draw:style-name="gr1" draw:text-style-name="P1" draw:layer="layout" svg:x1="3.135cm" svg:y1="4.241cm" svg:x2="3.143cm" svg:y2="4.254cm">
          <text:p/>
        </draw:line>
        <draw:line draw:style-name="gr1" draw:text-style-name="P1" draw:layer="layout" svg:x1="3.141cm" svg:y1="4.253cm" svg:x2="3.148cm" svg:y2="4.259cm">
          <text:p/>
        </draw:line>
        <draw:line draw:style-name="gr1" draw:text-style-name="P1" draw:layer="layout" svg:x1="3.147cm" svg:y1="4.258cm" svg:x2="3.159cm" svg:y2="4.265cm">
          <text:p/>
        </draw:line>
        <draw:line draw:style-name="gr1" draw:text-style-name="P1" draw:layer="layout" svg:x1="3.158cm" svg:y1="4.264cm" svg:x2="3.169cm" svg:y2="4.264cm">
          <text:p/>
        </draw:line>
        <draw:line draw:style-name="gr1" draw:text-style-name="P1" draw:layer="layout" svg:x1="3.169cm" svg:y1="4.265cm" svg:x2="3.182cm" svg:y2="4.258cm">
          <text:p/>
        </draw:line>
        <draw:line draw:style-name="gr1" draw:text-style-name="P1" draw:layer="layout" svg:x1="3.181cm" svg:y1="4.259cm" svg:x2="3.188cm" svg:y2="4.253cm">
          <text:p/>
        </draw:line>
        <draw:line draw:style-name="gr1" draw:text-style-name="P1" draw:layer="layout" svg:x1="3.187cm" svg:y1="4.254cm" svg:x2="3.193cm" svg:y2="4.241cm">
          <text:p/>
        </draw:line>
        <draw:line draw:style-name="gr1" draw:text-style-name="P1" draw:layer="layout" svg:x1="3.192cm" svg:y1="4.242cm" svg:x2="3.199cm" svg:y2="4.218cm">
          <text:p/>
        </draw:line>
        <draw:line draw:style-name="gr1" draw:text-style-name="P1" draw:layer="layout" svg:x1="3.198cm" svg:y1="4.218cm" svg:x2="3.198cm" svg:y2="4.19cm">
          <text:p/>
        </draw:line>
        <draw:line draw:style-name="gr1" draw:text-style-name="P1" draw:layer="layout" svg:x1="3.199cm" svg:y1="4.191cm" svg:x2="3.192cm" svg:y2="4.167cm">
          <text:p/>
        </draw:line>
        <draw:line draw:style-name="gr1" draw:text-style-name="P1" draw:layer="layout" svg:x1="3.193cm" svg:y1="4.168cm" svg:x2="3.187cm" svg:y2="4.156cm">
          <text:p/>
        </draw:line>
        <draw:line draw:style-name="gr1" draw:text-style-name="P1" draw:layer="layout" svg:x1="3.188cm" svg:y1="4.158cm" svg:x2="3.181cm" svg:y2="4.15cm">
          <text:p/>
        </draw:line>
        <draw:line draw:style-name="gr1" draw:text-style-name="P1" draw:layer="layout" svg:x1="3.182cm" svg:y1="4.151cm" svg:x2="3.169cm" svg:y2="4.144cm">
          <text:p/>
        </draw:line>
        <draw:line draw:style-name="gr1" draw:text-style-name="P1" draw:layer="layout" svg:x1="3.061cm" svg:y1="4.265cm" svg:x2="3.073cm" svg:y2="4.258cm">
          <text:p/>
        </draw:line>
        <draw:line draw:style-name="gr1" draw:text-style-name="P1" draw:layer="layout" svg:x1="3.072cm" svg:y1="4.259cm" svg:x2="3.079cm" svg:y2="4.253cm">
          <text:p/>
        </draw:line>
        <draw:line draw:style-name="gr1" draw:text-style-name="P1" draw:layer="layout" svg:x1="3.078cm" svg:y1="4.254cm" svg:x2="3.085cm" svg:y2="4.241cm">
          <text:p/>
        </draw:line>
        <draw:line draw:style-name="gr1" draw:text-style-name="P1" draw:layer="layout" svg:x1="3.084cm" svg:y1="4.241cm" svg:x2="3.084cm" svg:y2="4.207cm">
          <text:p/>
        </draw:line>
        <draw:line draw:style-name="gr1" draw:text-style-name="P1" draw:layer="layout" svg:x1="3.085cm" svg:y1="4.208cm" svg:x2="3.078cm" svg:y2="4.196cm">
          <text:p/>
        </draw:line>
        <draw:line draw:style-name="gr1" draw:text-style-name="P1" draw:layer="layout" svg:x1="3.079cm" svg:y1="4.198cm" svg:x2="3.072cm" svg:y2="4.19cm">
          <text:p/>
        </draw:line>
        <draw:line draw:style-name="gr1" draw:text-style-name="P1" draw:layer="layout" svg:x1="3.073cm" svg:y1="4.191cm" svg:x2="3.061cm" svg:y2="4.184cm">
          <text:p/>
        </draw:line>
        <draw:line draw:style-name="gr1" draw:text-style-name="P1" draw:layer="layout" svg:x1="3.061cm" svg:y1="4.184cm" svg:x2="3.044cm" svg:y2="4.184cm">
          <text:p/>
        </draw:line>
        <draw:line draw:style-name="gr1" draw:text-style-name="P1" draw:layer="layout" svg:x1="3.045cm" svg:y1="4.184cm" svg:x2="3.032cm" svg:y2="4.191cm">
          <text:p/>
        </draw:line>
        <draw:line draw:style-name="gr1" draw:text-style-name="P1" draw:layer="layout" svg:x1="3.033cm" svg:y1="4.19cm" svg:x2="3.027cm" svg:y2="4.198cm">
          <text:p/>
        </draw:line>
        <draw:line draw:style-name="gr1" draw:text-style-name="P1" draw:layer="layout" svg:x1="3.028cm" svg:y1="4.196cm" svg:x2="3.021cm" svg:y2="4.208cm">
          <text:p/>
        </draw:line>
        <draw:line draw:style-name="gr1" draw:text-style-name="P1" draw:layer="layout" svg:x1="3.021cm" svg:y1="4.207cm" svg:x2="3.021cm" svg:y2="4.241cm">
          <text:p/>
        </draw:line>
        <draw:line draw:style-name="gr1" draw:text-style-name="P1" draw:layer="layout" svg:x1="3.021cm" svg:y1="4.241cm" svg:x2="3.028cm" svg:y2="4.254cm">
          <text:p/>
        </draw:line>
        <draw:line draw:style-name="gr1" draw:text-style-name="P1" draw:layer="layout" svg:x1="3.027cm" svg:y1="4.253cm" svg:x2="3.033cm" svg:y2="4.259cm">
          <text:p/>
        </draw:line>
        <draw:line draw:style-name="gr1" draw:text-style-name="P1" draw:layer="layout" svg:x1="3.032cm" svg:y1="4.258cm" svg:x2="3.045cm" svg:y2="4.265cm">
          <text:p/>
        </draw:line>
        <draw:line draw:style-name="gr1" draw:text-style-name="P1" draw:layer="layout" svg:x1="3.044cm" svg:y1="4.264cm" svg:x2="3.061cm" svg:y2="4.264cm">
          <text:p/>
        </draw:line>
        <draw:line draw:style-name="gr1" draw:text-style-name="P1" draw:layer="layout" svg:x1="2.969cm" svg:y1="4.264cm" svg:x2="2.969cm" svg:y2="4.144cm">
          <text:p/>
        </draw:line>
        <draw:line draw:style-name="gr1" draw:text-style-name="P1" draw:layer="layout" svg:x1="2.918cm" svg:y1="4.264cm" svg:x2="2.918cm" svg:y2="4.201cm">
          <text:p/>
        </draw:line>
        <draw:line draw:style-name="gr1" draw:text-style-name="P1" draw:layer="layout" svg:x1="2.918cm" svg:y1="4.202cm" svg:x2="2.925cm" svg:y2="4.19cm">
          <text:p/>
        </draw:line>
        <draw:line draw:style-name="gr1" draw:text-style-name="P1" draw:layer="layout" svg:x1="2.924cm" svg:y1="4.191cm" svg:x2="2.936cm" svg:y2="4.184cm">
          <text:p/>
        </draw:line>
        <draw:line draw:style-name="gr1" draw:text-style-name="P1" draw:layer="layout" svg:x1="2.935cm" svg:y1="4.184cm" svg:x2="2.952cm" svg:y2="4.184cm">
          <text:p/>
        </draw:line>
        <draw:line draw:style-name="gr1" draw:text-style-name="P1" draw:layer="layout" svg:x1="2.952cm" svg:y1="4.184cm" svg:x2="2.965cm" svg:y2="4.191cm">
          <text:p/>
        </draw:line>
        <draw:line draw:style-name="gr1" draw:text-style-name="P1" draw:layer="layout" svg:x1="2.964cm" svg:y1="4.19cm" svg:x2="2.97cm" svg:y2="4.198cm">
          <text:p/>
        </draw:line>
        <draw:line draw:style-name="gr1" draw:text-style-name="P1" draw:layer="layout" svg:x1="2.861cm" svg:y1="4.264cm" svg:x2="2.861cm" svg:y2="4.184cm">
          <text:p/>
        </draw:line>
        <draw:line draw:style-name="gr1" draw:text-style-name="P1" draw:layer="layout" svg:x1="2.863cm" svg:y1="4.198cm" svg:x2="2.855cm" svg:y2="4.19cm">
          <text:p/>
        </draw:line>
        <draw:line draw:style-name="gr1" draw:text-style-name="P1" draw:layer="layout" svg:x1="2.856cm" svg:y1="4.191cm" svg:x2="2.844cm" svg:y2="4.184cm">
          <text:p/>
        </draw:line>
        <draw:line draw:style-name="gr1" draw:text-style-name="P1" draw:layer="layout" svg:x1="2.844cm" svg:y1="4.184cm" svg:x2="2.827cm" svg:y2="4.184cm">
          <text:p/>
        </draw:line>
        <draw:line draw:style-name="gr1" draw:text-style-name="P1" draw:layer="layout" svg:x1="2.828cm" svg:y1="4.184cm" svg:x2="2.815cm" svg:y2="4.191cm">
          <text:p/>
        </draw:line>
        <draw:line draw:style-name="gr1" draw:text-style-name="P1" draw:layer="layout" svg:x1="2.816cm" svg:y1="4.19cm" svg:x2="2.81cm" svg:y2="4.202cm">
          <text:p/>
        </draw:line>
        <draw:line draw:style-name="gr1" draw:text-style-name="P1" draw:layer="layout" svg:x1="2.81cm" svg:y1="4.201cm" svg:x2="2.81cm" svg:y2="4.264cm">
          <text:p/>
        </draw:line>
        <draw:line draw:style-name="gr1" draw:text-style-name="P1" draw:layer="layout" svg:x1="2.811cm" svg:y1="4.202cm" svg:x2="2.804cm" svg:y2="4.19cm">
          <text:p/>
        </draw:line>
        <draw:line draw:style-name="gr1" draw:text-style-name="P1" draw:layer="layout" svg:x1="2.806cm" svg:y1="4.191cm" svg:x2="2.792cm" svg:y2="4.184cm">
          <text:p/>
        </draw:line>
        <draw:line draw:style-name="gr1" draw:text-style-name="P1" draw:layer="layout" svg:x1="2.792cm" svg:y1="4.184cm" svg:x2="2.775cm" svg:y2="4.184cm">
          <text:p/>
        </draw:line>
        <draw:line draw:style-name="gr1" draw:text-style-name="P1" draw:layer="layout" svg:x1="2.776cm" svg:y1="4.184cm" svg:x2="2.764cm" svg:y2="4.191cm">
          <text:p/>
        </draw:line>
        <draw:line draw:style-name="gr1" draw:text-style-name="P1" draw:layer="layout" svg:x1="2.765cm" svg:y1="4.19cm" svg:x2="2.758cm" svg:y2="4.202cm">
          <text:p/>
        </draw:line>
        <draw:line draw:style-name="gr1" draw:text-style-name="P1" draw:layer="layout" svg:x1="2.758cm" svg:y1="4.201cm" svg:x2="2.758cm" svg:y2="4.264cm">
          <text:p/>
        </draw:line>
        <draw:polygon draw:style-name="gr2" draw:text-style-name="P1" draw:layer="layout" svg:width="0.813cm" svg:height="0.249cm" svg:x="2.683cm" svg:y="4.05cm" svg:viewBox="0 0 814 250" draw:points="0,0 814,0 814,250 0,250">
          <text:p/>
        </draw:polygon>
        <draw:line draw:style-name="gr1" draw:text-style-name="P1" draw:layer="layout" svg:x1="3.883cm" svg:y1="5.869cm" svg:x2="3.861cm" svg:y2="5.869cm">
          <text:p/>
        </draw:line>
        <draw:line draw:style-name="gr1" draw:text-style-name="P1" draw:layer="layout" svg:x1="3.862cm" svg:y1="5.869cm" svg:x2="3.849cm" svg:y2="5.875cm">
          <text:p/>
        </draw:line>
        <draw:line draw:style-name="gr1" draw:text-style-name="P1" draw:layer="layout" svg:x1="3.85cm" svg:y1="5.874cm" svg:x2="3.838cm" svg:y2="5.887cm">
          <text:p/>
        </draw:line>
        <draw:line draw:style-name="gr1" draw:text-style-name="P1" draw:layer="layout" svg:x1="3.839cm" svg:y1="5.886cm" svg:x2="3.832cm" svg:y2="5.91cm">
          <text:p/>
        </draw:line>
        <draw:line draw:style-name="gr1" draw:text-style-name="P1" draw:layer="layout" svg:x1="3.832cm" svg:y1="5.909cm" svg:x2="3.832cm" svg:y2="5.949cm">
          <text:p/>
        </draw:line>
        <draw:line draw:style-name="gr1" draw:text-style-name="P1" draw:layer="layout" svg:x1="3.832cm" svg:y1="5.949cm" svg:x2="3.839cm" svg:y2="5.973cm">
          <text:p/>
        </draw:line>
        <draw:line draw:style-name="gr1" draw:text-style-name="P1" draw:layer="layout" svg:x1="3.838cm" svg:y1="5.972cm" svg:x2="3.85cm" svg:y2="5.984cm">
          <text:p/>
        </draw:line>
        <draw:line draw:style-name="gr1" draw:text-style-name="P1" draw:layer="layout" svg:x1="3.849cm" svg:y1="5.983cm" svg:x2="3.862cm" svg:y2="5.99cm">
          <text:p/>
        </draw:line>
        <draw:line draw:style-name="gr1" draw:text-style-name="P1" draw:layer="layout" svg:x1="3.861cm" svg:y1="5.989cm" svg:x2="3.883cm" svg:y2="5.989cm">
          <text:p/>
        </draw:line>
        <draw:line draw:style-name="gr1" draw:text-style-name="P1" draw:layer="layout" svg:x1="3.883cm" svg:y1="5.99cm" svg:x2="3.896cm" svg:y2="5.983cm">
          <text:p/>
        </draw:line>
        <draw:line draw:style-name="gr1" draw:text-style-name="P1" draw:layer="layout" svg:x1="3.895cm" svg:y1="5.984cm" svg:x2="3.907cm" svg:y2="5.972cm">
          <text:p/>
        </draw:line>
        <draw:line draw:style-name="gr1" draw:text-style-name="P1" draw:layer="layout" svg:x1="3.906cm" svg:y1="5.973cm" svg:x2="3.913cm" svg:y2="5.949cm">
          <text:p/>
        </draw:line>
        <draw:line draw:style-name="gr1" draw:text-style-name="P1" draw:layer="layout" svg:x1="3.912cm" svg:y1="5.949cm" svg:x2="3.912cm" svg:y2="5.909cm">
          <text:p/>
        </draw:line>
        <draw:line draw:style-name="gr1" draw:text-style-name="P1" draw:layer="layout" svg:x1="3.913cm" svg:y1="5.91cm" svg:x2="3.906cm" svg:y2="5.886cm">
          <text:p/>
        </draw:line>
        <draw:line draw:style-name="gr1" draw:text-style-name="P1" draw:layer="layout" svg:x1="3.907cm" svg:y1="5.887cm" svg:x2="3.895cm" svg:y2="5.874cm">
          <text:p/>
        </draw:line>
        <draw:line draw:style-name="gr1" draw:text-style-name="P1" draw:layer="layout" svg:x1="3.896cm" svg:y1="5.875cm" svg:x2="3.883cm" svg:y2="5.869cm">
          <text:p/>
        </draw:line>
        <draw:line draw:style-name="gr1" draw:text-style-name="P1" draw:layer="layout" svg:x1="3.781cm" svg:y1="5.869cm" svg:x2="3.781cm" svg:y2="5.966cm">
          <text:p/>
        </draw:line>
        <draw:line draw:style-name="gr1" draw:text-style-name="P1" draw:layer="layout" svg:x1="3.783cm" svg:y1="5.966cm" svg:x2="3.775cm" svg:y2="5.978cm">
          <text:p/>
        </draw:line>
        <draw:line draw:style-name="gr1" draw:text-style-name="P1" draw:layer="layout" svg:x1="3.776cm" svg:y1="5.977cm" svg:x2="3.769cm" svg:y2="5.984cm">
          <text:p/>
        </draw:line>
        <draw:line draw:style-name="gr1" draw:text-style-name="P1" draw:layer="layout" svg:x1="3.77cm" svg:y1="5.983cm" svg:x2="3.758cm" svg:y2="5.99cm">
          <text:p/>
        </draw:line>
        <draw:line draw:style-name="gr1" draw:text-style-name="P1" draw:layer="layout" svg:x1="3.758cm" svg:y1="5.989cm" svg:x2="3.735cm" svg:y2="5.989cm">
          <text:p/>
        </draw:line>
        <draw:line draw:style-name="gr1" draw:text-style-name="P1" draw:layer="layout" svg:x1="3.736cm" svg:y1="5.99cm" svg:x2="3.724cm" svg:y2="5.983cm">
          <text:p/>
        </draw:line>
        <draw:line draw:style-name="gr1" draw:text-style-name="P1" draw:layer="layout" svg:x1="3.725cm" svg:y1="5.984cm" svg:x2="3.718cm" svg:y2="5.977cm">
          <text:p/>
        </draw:line>
        <draw:line draw:style-name="gr1" draw:text-style-name="P1" draw:layer="layout" svg:x1="3.719cm" svg:y1="5.978cm" svg:x2="3.712cm" svg:y2="5.966cm">
          <text:p/>
        </draw:line>
        <draw:line draw:style-name="gr1" draw:text-style-name="P1" draw:layer="layout" svg:x1="3.712cm" svg:y1="5.966cm" svg:x2="3.712cm" svg:y2="5.869cm">
          <text:p/>
        </draw:line>
        <draw:line draw:style-name="gr1" draw:text-style-name="P1" draw:layer="layout" svg:x1="3.672cm" svg:y1="5.869cm" svg:x2="3.604cm" svg:y2="5.869cm">
          <text:p/>
        </draw:line>
        <draw:line draw:style-name="gr1" draw:text-style-name="P1" draw:layer="layout" svg:x1="3.638cm" svg:y1="5.989cm" svg:x2="3.638cm" svg:y2="5.869cm">
          <text:p/>
        </draw:line>
        <draw:polygon draw:style-name="gr2" draw:text-style-name="P1" draw:layer="layout" svg:width="0.529cm" svg:height="0.25cm" svg:x="3.499cm" svg:y="5.774cm" svg:viewBox="0 0 530 251" draw:points="0,0 530,0 530,251 0,251">
          <text:p/>
        </draw:polygon>
        <draw:line draw:style-name="gr1" draw:text-style-name="P1" draw:layer="layout" svg:x1="5.483cm" svg:y1="3.167cm" svg:x2="5.483cm" svg:y2="3.224cm">
          <text:p/>
        </draw:line>
        <draw:line draw:style-name="gr1" draw:text-style-name="P1" draw:layer="layout" svg:x1="5.484cm" svg:y1="3.224cm" svg:x2="5.426cm" svg:y2="3.23cm">
          <text:p/>
        </draw:line>
        <draw:line draw:style-name="gr1" draw:text-style-name="P1" draw:layer="layout" svg:x1="5.426cm" svg:y1="3.23cm" svg:x2="5.433cm" svg:y2="3.224cm">
          <text:p/>
        </draw:line>
        <draw:line draw:style-name="gr1" draw:text-style-name="P1" draw:layer="layout" svg:x1="5.432cm" svg:y1="3.225cm" svg:x2="5.439cm" svg:y2="3.212cm">
          <text:p/>
        </draw:line>
        <draw:line draw:style-name="gr1" draw:text-style-name="P1" draw:layer="layout" svg:x1="5.438cm" svg:y1="3.212cm" svg:x2="5.438cm" svg:y2="3.184cm">
          <text:p/>
        </draw:line>
        <draw:line draw:style-name="gr1" draw:text-style-name="P1" draw:layer="layout" svg:x1="5.439cm" svg:y1="3.185cm" svg:x2="5.432cm" svg:y2="3.172cm">
          <text:p/>
        </draw:line>
        <draw:line draw:style-name="gr1" draw:text-style-name="P1" draw:layer="layout" svg:x1="5.433cm" svg:y1="3.173cm" svg:x2="5.426cm" svg:y2="3.167cm">
          <text:p/>
        </draw:line>
        <draw:line draw:style-name="gr1" draw:text-style-name="P1" draw:layer="layout" svg:x1="5.427cm" svg:y1="3.168cm" svg:x2="5.415cm" svg:y2="3.161cm">
          <text:p/>
        </draw:line>
        <draw:line draw:style-name="gr1" draw:text-style-name="P1" draw:layer="layout" svg:x1="5.415cm" svg:y1="3.161cm" svg:x2="5.386cm" svg:y2="3.161cm">
          <text:p/>
        </draw:line>
        <draw:line draw:style-name="gr1" draw:text-style-name="P1" draw:layer="layout" svg:x1="5.387cm" svg:y1="3.161cm" svg:x2="5.375cm" svg:y2="3.168cm">
          <text:p/>
        </draw:line>
        <draw:line draw:style-name="gr1" draw:text-style-name="P1" draw:layer="layout" svg:x1="5.376cm" svg:y1="3.167cm" svg:x2="5.369cm" svg:y2="3.173cm">
          <text:p/>
        </draw:line>
        <draw:line draw:style-name="gr1" draw:text-style-name="P1" draw:layer="layout" svg:x1="5.37cm" svg:y1="3.172cm" svg:x2="5.363cm" svg:y2="3.185cm">
          <text:p/>
        </draw:line>
        <draw:line draw:style-name="gr1" draw:text-style-name="P1" draw:layer="layout" svg:x1="5.363cm" svg:y1="3.184cm" svg:x2="5.363cm" svg:y2="3.212cm">
          <text:p/>
        </draw:line>
        <draw:line draw:style-name="gr1" draw:text-style-name="P1" draw:layer="layout" svg:x1="5.363cm" svg:y1="3.212cm" svg:x2="5.37cm" svg:y2="3.225cm">
          <text:p/>
        </draw:line>
        <draw:line draw:style-name="gr1" draw:text-style-name="P1" draw:layer="layout" svg:x1="5.369cm" svg:y1="3.224cm" svg:x2="5.376cm" svg:y2="3.23cm">
          <text:p/>
        </draw:line>
        <draw:line draw:style-name="gr1" draw:text-style-name="P1" draw:layer="layout" svg:x1="5.444cm" svg:y1="3.122cm" svg:x2="5.363cm" svg:y2="3.092cm">
          <text:p/>
        </draw:line>
        <draw:line draw:style-name="gr1" draw:text-style-name="P1" draw:layer="layout" svg:x1="5.363cm" svg:y1="3.093cm" svg:x2="5.444cm" svg:y2="3.064cm">
          <text:p/>
        </draw:line>
        <draw:polygon draw:style-name="gr2" draw:text-style-name="P1" draw:layer="layout" svg:width="0.25cm" svg:height="0.345cm" svg:x="5.328cm" svg:y="2.977cm" svg:viewBox="0 0 251 346" draw:points="0,0 251,0 251,346 0,346">
          <text:p/>
        </draw:polygon>
        <draw:line draw:style-name="gr1" draw:text-style-name="P1" draw:layer="layout" svg:x1="3.655cm" svg:y1="2.194cm" svg:x2="3.632cm" svg:y2="2.194cm">
          <text:p/>
        </draw:line>
        <draw:line draw:style-name="gr1" draw:text-style-name="P1" draw:layer="layout" svg:x1="3.633cm" svg:y1="2.194cm" svg:x2="3.621cm" svg:y2="2.2cm">
          <text:p/>
        </draw:line>
        <draw:line draw:style-name="gr1" draw:text-style-name="P1" draw:layer="layout" svg:x1="3.622cm" svg:y1="2.199cm" svg:x2="3.609cm" svg:y2="2.212cm">
          <text:p/>
        </draw:line>
        <draw:line draw:style-name="gr1" draw:text-style-name="P1" draw:layer="layout" svg:x1="3.61cm" svg:y1="2.211cm" svg:x2="3.604cm" svg:y2="2.235cm">
          <text:p/>
        </draw:line>
        <draw:line draw:style-name="gr1" draw:text-style-name="P1" draw:layer="layout" svg:x1="3.604cm" svg:y1="2.234cm" svg:x2="3.604cm" svg:y2="2.274cm">
          <text:p/>
        </draw:line>
        <draw:line draw:style-name="gr1" draw:text-style-name="P1" draw:layer="layout" svg:x1="3.604cm" svg:y1="2.274cm" svg:x2="3.61cm" svg:y2="2.298cm">
          <text:p/>
        </draw:line>
        <draw:line draw:style-name="gr1" draw:text-style-name="P1" draw:layer="layout" svg:x1="3.609cm" svg:y1="2.297cm" svg:x2="3.622cm" svg:y2="2.309cm">
          <text:p/>
        </draw:line>
        <draw:line draw:style-name="gr1" draw:text-style-name="P1" draw:layer="layout" svg:x1="3.621cm" svg:y1="2.308cm" svg:x2="3.633cm" svg:y2="2.315cm">
          <text:p/>
        </draw:line>
        <draw:line draw:style-name="gr1" draw:text-style-name="P1" draw:layer="layout" svg:x1="3.632cm" svg:y1="2.314cm" svg:x2="3.655cm" svg:y2="2.314cm">
          <text:p/>
        </draw:line>
        <draw:line draw:style-name="gr1" draw:text-style-name="P1" draw:layer="layout" svg:x1="3.655cm" svg:y1="2.315cm" svg:x2="3.667cm" svg:y2="2.308cm">
          <text:p/>
        </draw:line>
        <draw:line draw:style-name="gr1" draw:text-style-name="P1" draw:layer="layout" svg:x1="3.666cm" svg:y1="2.309cm" svg:x2="3.679cm" svg:y2="2.297cm">
          <text:p/>
        </draw:line>
        <draw:line draw:style-name="gr1" draw:text-style-name="P1" draw:layer="layout" svg:x1="3.678cm" svg:y1="2.298cm" svg:x2="3.685cm" svg:y2="2.274cm">
          <text:p/>
        </draw:line>
        <draw:line draw:style-name="gr1" draw:text-style-name="P1" draw:layer="layout" svg:x1="3.684cm" svg:y1="2.274cm" svg:x2="3.684cm" svg:y2="2.234cm">
          <text:p/>
        </draw:line>
        <draw:line draw:style-name="gr1" draw:text-style-name="P1" draw:layer="layout" svg:x1="3.685cm" svg:y1="2.235cm" svg:x2="3.678cm" svg:y2="2.211cm">
          <text:p/>
        </draw:line>
        <draw:line draw:style-name="gr1" draw:text-style-name="P1" draw:layer="layout" svg:x1="3.679cm" svg:y1="2.212cm" svg:x2="3.666cm" svg:y2="2.199cm">
          <text:p/>
        </draw:line>
        <draw:line draw:style-name="gr1" draw:text-style-name="P1" draw:layer="layout" svg:x1="3.667cm" svg:y1="2.2cm" svg:x2="3.655cm" svg:y2="2.194cm">
          <text:p/>
        </draw:line>
        <draw:line draw:style-name="gr1" draw:text-style-name="P1" draw:layer="layout" svg:x1="3.559cm" svg:y1="2.308cm" svg:x2="3.541cm" svg:y2="2.315cm">
          <text:p/>
        </draw:line>
        <draw:line draw:style-name="gr1" draw:text-style-name="P1" draw:layer="layout" svg:x1="3.541cm" svg:y1="2.314cm" svg:x2="3.512cm" svg:y2="2.314cm">
          <text:p/>
        </draw:line>
        <draw:line draw:style-name="gr1" draw:text-style-name="P1" draw:layer="layout" svg:x1="3.513cm" svg:y1="2.315cm" svg:x2="3.501cm" svg:y2="2.308cm">
          <text:p/>
        </draw:line>
        <draw:line draw:style-name="gr1" draw:text-style-name="P1" draw:layer="layout" svg:x1="3.503cm" svg:y1="2.309cm" svg:x2="3.495cm" svg:y2="2.302cm">
          <text:p/>
        </draw:line>
        <draw:line draw:style-name="gr1" draw:text-style-name="P1" draw:layer="layout" svg:x1="3.496cm" svg:y1="2.303cm" svg:x2="3.489cm" svg:y2="2.291cm">
          <text:p/>
        </draw:line>
        <draw:line draw:style-name="gr1" draw:text-style-name="P1" draw:layer="layout" svg:x1="3.489cm" svg:y1="2.291cm" svg:x2="3.489cm" svg:y2="2.279cm">
          <text:p/>
        </draw:line>
        <draw:line draw:style-name="gr1" draw:text-style-name="P1" draw:layer="layout" svg:x1="3.489cm" svg:y1="2.28cm" svg:x2="3.496cm" svg:y2="2.268cm">
          <text:p/>
        </draw:line>
        <draw:line draw:style-name="gr1" draw:text-style-name="P1" draw:layer="layout" svg:x1="3.495cm" svg:y1="2.269cm" svg:x2="3.503cm" svg:y2="2.262cm">
          <text:p/>
        </draw:line>
        <draw:line draw:style-name="gr1" draw:text-style-name="P1" draw:layer="layout" svg:x1="3.501cm" svg:y1="2.263cm" svg:x2="3.513cm" svg:y2="2.257cm">
          <text:p/>
        </draw:line>
        <draw:line draw:style-name="gr1" draw:text-style-name="P1" draw:layer="layout" svg:x1="3.512cm" svg:y1="2.258cm" svg:x2="3.537cm" svg:y2="2.251cm">
          <text:p/>
        </draw:line>
        <draw:line draw:style-name="gr1" draw:text-style-name="P1" draw:layer="layout" svg:x1="3.535cm" svg:y1="2.253cm" svg:x2="3.547cm" svg:y2="2.245cm">
          <text:p/>
        </draw:line>
        <draw:line draw:style-name="gr1" draw:text-style-name="P1" draw:layer="layout" svg:x1="3.546cm" svg:y1="2.246cm" svg:x2="3.553cm" svg:y2="2.239cm">
          <text:p/>
        </draw:line>
        <draw:line draw:style-name="gr1" draw:text-style-name="P1" draw:layer="layout" svg:x1="3.552cm" svg:y1="2.24cm" svg:x2="3.559cm" svg:y2="2.228cm">
          <text:p/>
        </draw:line>
        <draw:line draw:style-name="gr1" draw:text-style-name="P1" draw:layer="layout" svg:x1="3.558cm" svg:y1="2.228cm" svg:x2="3.558cm" svg:y2="2.217cm">
          <text:p/>
        </draw:line>
        <draw:line draw:style-name="gr1" draw:text-style-name="P1" draw:layer="layout" svg:x1="3.559cm" svg:y1="2.218cm" svg:x2="3.552cm" svg:y2="2.205cm">
          <text:p/>
        </draw:line>
        <draw:line draw:style-name="gr1" draw:text-style-name="P1" draw:layer="layout" svg:x1="3.553cm" svg:y1="2.206cm" svg:x2="3.546cm" svg:y2="2.199cm">
          <text:p/>
        </draw:line>
        <draw:line draw:style-name="gr1" draw:text-style-name="P1" draw:layer="layout" svg:x1="3.547cm" svg:y1="2.2cm" svg:x2="3.535cm" svg:y2="2.194cm">
          <text:p/>
        </draw:line>
        <draw:line draw:style-name="gr1" draw:text-style-name="P1" draw:layer="layout" svg:x1="3.535cm" svg:y1="2.194cm" svg:x2="3.506cm" svg:y2="2.194cm">
          <text:p/>
        </draw:line>
        <draw:line draw:style-name="gr1" draw:text-style-name="P1" draw:layer="layout" svg:x1="3.507cm" svg:y1="2.194cm" svg:x2="3.489cm" svg:y2="2.2cm">
          <text:p/>
        </draw:line>
        <draw:line draw:style-name="gr1" draw:text-style-name="P1" draw:layer="layout" svg:x1="3.369cm" svg:y1="2.302cm" svg:x2="3.376cm" svg:y2="2.309cm">
          <text:p/>
        </draw:line>
        <draw:line draw:style-name="gr1" draw:text-style-name="P1" draw:layer="layout" svg:x1="3.375cm" svg:y1="2.308cm" svg:x2="3.393cm" svg:y2="2.315cm">
          <text:p/>
        </draw:line>
        <draw:line draw:style-name="gr1" draw:text-style-name="P1" draw:layer="layout" svg:x1="3.392cm" svg:y1="2.314cm" svg:x2="3.404cm" svg:y2="2.314cm">
          <text:p/>
        </draw:line>
        <draw:line draw:style-name="gr1" draw:text-style-name="P1" draw:layer="layout" svg:x1="3.404cm" svg:y1="2.315cm" svg:x2="3.422cm" svg:y2="2.308cm">
          <text:p/>
        </draw:line>
        <draw:line draw:style-name="gr1" draw:text-style-name="P1" draw:layer="layout" svg:x1="3.421cm" svg:y1="2.309cm" svg:x2="3.433cm" svg:y2="2.297cm">
          <text:p/>
        </draw:line>
        <draw:line draw:style-name="gr1" draw:text-style-name="P1" draw:layer="layout" svg:x1="3.432cm" svg:y1="2.298cm" svg:x2="3.439cm" svg:y2="2.285cm">
          <text:p/>
        </draw:line>
        <draw:line draw:style-name="gr1" draw:text-style-name="P1" draw:layer="layout" svg:x1="3.438cm" svg:y1="2.286cm" svg:x2="3.445cm" svg:y2="2.262cm">
          <text:p/>
        </draw:line>
        <draw:line draw:style-name="gr1" draw:text-style-name="P1" draw:layer="layout" svg:x1="3.444cm" svg:y1="2.262cm" svg:x2="3.444cm" svg:y2="2.245cm">
          <text:p/>
        </draw:line>
        <draw:line draw:style-name="gr1" draw:text-style-name="P1" draw:layer="layout" svg:x1="3.445cm" svg:y1="2.246cm" svg:x2="3.438cm" svg:y2="2.222cm">
          <text:p/>
        </draw:line>
        <draw:line draw:style-name="gr1" draw:text-style-name="P1" draw:layer="layout" svg:x1="3.439cm" svg:y1="2.223cm" svg:x2="3.432cm" svg:y2="2.211cm">
          <text:p/>
        </draw:line>
        <draw:line draw:style-name="gr1" draw:text-style-name="P1" draw:layer="layout" svg:x1="3.433cm" svg:y1="2.212cm" svg:x2="3.421cm" svg:y2="2.199cm">
          <text:p/>
        </draw:line>
        <draw:line draw:style-name="gr1" draw:text-style-name="P1" draw:layer="layout" svg:x1="3.422cm" svg:y1="2.2cm" svg:x2="3.404cm" svg:y2="2.194cm">
          <text:p/>
        </draw:line>
        <draw:line draw:style-name="gr1" draw:text-style-name="P1" draw:layer="layout" svg:x1="3.404cm" svg:y1="2.194cm" svg:x2="3.392cm" svg:y2="2.194cm">
          <text:p/>
        </draw:line>
        <draw:line draw:style-name="gr1" draw:text-style-name="P1" draw:layer="layout" svg:x1="3.393cm" svg:y1="2.194cm" svg:x2="3.375cm" svg:y2="2.2cm">
          <text:p/>
        </draw:line>
        <draw:line draw:style-name="gr1" draw:text-style-name="P1" draw:layer="layout" svg:x1="3.376cm" svg:y1="2.199cm" svg:x2="3.369cm" svg:y2="2.206cm">
          <text:p/>
        </draw:line>
        <draw:line draw:style-name="gr1" draw:text-style-name="P1" draw:layer="layout" svg:x1="3.318cm" svg:y1="2.314cm" svg:x2="3.318cm" svg:y2="2.194cm">
          <text:p/>
        </draw:line>
        <draw:line draw:style-name="gr1" draw:text-style-name="P1" draw:layer="layout" svg:x1="3.204cm" svg:y1="2.314cm" svg:x2="3.261cm" svg:y2="2.314cm">
          <text:p/>
        </draw:line>
        <draw:line draw:style-name="gr1" draw:text-style-name="P1" draw:layer="layout" svg:x1="3.261cm" svg:y1="2.314cm" svg:x2="3.261cm" svg:y2="2.194cm">
          <text:p/>
        </draw:line>
        <draw:line draw:style-name="gr1" draw:text-style-name="P1" draw:layer="layout" svg:x1="3.169cm" svg:y1="2.279cm" svg:x2="3.112cm" svg:y2="2.279cm">
          <text:p/>
        </draw:line>
        <draw:line draw:style-name="gr1" draw:text-style-name="P1" draw:layer="layout" svg:x1="3.182cm" svg:y1="2.315cm" svg:x2="3.141cm" svg:y2="2.194cm">
          <text:p/>
        </draw:line>
        <draw:line draw:style-name="gr1" draw:text-style-name="P1" draw:layer="layout" svg:x1="3.142cm" svg:y1="2.194cm" svg:x2="3.101cm" svg:y2="2.315cm">
          <text:p/>
        </draw:line>
        <draw:line draw:style-name="gr1" draw:text-style-name="P1" draw:layer="layout" svg:x1="3.061cm" svg:y1="2.314cm" svg:x2="3.061cm" svg:y2="2.194cm">
          <text:p/>
        </draw:line>
        <draw:line draw:style-name="gr1" draw:text-style-name="P1" draw:layer="layout" svg:x1="3.061cm" svg:y1="2.194cm" svg:x2="3.032cm" svg:y2="2.194cm">
          <text:p/>
        </draw:line>
        <draw:line draw:style-name="gr1" draw:text-style-name="P1" draw:layer="layout" svg:x1="3.033cm" svg:y1="2.194cm" svg:x2="3.015cm" svg:y2="2.2cm">
          <text:p/>
        </draw:line>
        <draw:line draw:style-name="gr1" draw:text-style-name="P1" draw:layer="layout" svg:x1="3.016cm" svg:y1="2.199cm" svg:x2="3.004cm" svg:y2="2.212cm">
          <text:p/>
        </draw:line>
        <draw:line draw:style-name="gr1" draw:text-style-name="P1" draw:layer="layout" svg:x1="3.005cm" svg:y1="2.211cm" svg:x2="2.998cm" svg:y2="2.223cm">
          <text:p/>
        </draw:line>
        <draw:line draw:style-name="gr1" draw:text-style-name="P1" draw:layer="layout" svg:x1="2.999cm" svg:y1="2.222cm" svg:x2="2.992cm" svg:y2="2.246cm">
          <text:p/>
        </draw:line>
        <draw:line draw:style-name="gr1" draw:text-style-name="P1" draw:layer="layout" svg:x1="2.992cm" svg:y1="2.245cm" svg:x2="2.992cm" svg:y2="2.262cm">
          <text:p/>
        </draw:line>
        <draw:line draw:style-name="gr1" draw:text-style-name="P1" draw:layer="layout" svg:x1="2.992cm" svg:y1="2.262cm" svg:x2="2.999cm" svg:y2="2.286cm">
          <text:p/>
        </draw:line>
        <draw:line draw:style-name="gr1" draw:text-style-name="P1" draw:layer="layout" svg:x1="2.998cm" svg:y1="2.285cm" svg:x2="3.005cm" svg:y2="2.298cm">
          <text:p/>
        </draw:line>
        <draw:line draw:style-name="gr1" draw:text-style-name="P1" draw:layer="layout" svg:x1="3.004cm" svg:y1="2.297cm" svg:x2="3.016cm" svg:y2="2.309cm">
          <text:p/>
        </draw:line>
        <draw:line draw:style-name="gr1" draw:text-style-name="P1" draw:layer="layout" svg:x1="3.015cm" svg:y1="2.308cm" svg:x2="3.033cm" svg:y2="2.315cm">
          <text:p/>
        </draw:line>
        <draw:line draw:style-name="gr1" draw:text-style-name="P1" draw:layer="layout" svg:x1="3.032cm" svg:y1="2.314cm" svg:x2="3.061cm" svg:y2="2.314cm">
          <text:p/>
        </draw:line>
        <draw:line draw:style-name="gr1" draw:text-style-name="P1" draw:layer="layout" svg:x1="2.918cm" svg:y1="2.194cm" svg:x2="2.895cm" svg:y2="2.194cm">
          <text:p/>
        </draw:line>
        <draw:line draw:style-name="gr1" draw:text-style-name="P1" draw:layer="layout" svg:x1="2.896cm" svg:y1="2.194cm" svg:x2="2.884cm" svg:y2="2.2cm">
          <text:p/>
        </draw:line>
        <draw:line draw:style-name="gr1" draw:text-style-name="P1" draw:layer="layout" svg:x1="2.885cm" svg:y1="2.199cm" svg:x2="2.872cm" svg:y2="2.212cm">
          <text:p/>
        </draw:line>
        <draw:line draw:style-name="gr1" draw:text-style-name="P1" draw:layer="layout" svg:x1="2.873cm" svg:y1="2.211cm" svg:x2="2.866cm" svg:y2="2.235cm">
          <text:p/>
        </draw:line>
        <draw:line draw:style-name="gr1" draw:text-style-name="P1" draw:layer="layout" svg:x1="2.866cm" svg:y1="2.234cm" svg:x2="2.866cm" svg:y2="2.274cm">
          <text:p/>
        </draw:line>
        <draw:line draw:style-name="gr1" draw:text-style-name="P1" draw:layer="layout" svg:x1="2.866cm" svg:y1="2.274cm" svg:x2="2.873cm" svg:y2="2.298cm">
          <text:p/>
        </draw:line>
        <draw:line draw:style-name="gr1" draw:text-style-name="P1" draw:layer="layout" svg:x1="2.872cm" svg:y1="2.297cm" svg:x2="2.885cm" svg:y2="2.309cm">
          <text:p/>
        </draw:line>
        <draw:line draw:style-name="gr1" draw:text-style-name="P1" draw:layer="layout" svg:x1="2.884cm" svg:y1="2.308cm" svg:x2="2.896cm" svg:y2="2.315cm">
          <text:p/>
        </draw:line>
        <draw:line draw:style-name="gr1" draw:text-style-name="P1" draw:layer="layout" svg:x1="2.895cm" svg:y1="2.314cm" svg:x2="2.918cm" svg:y2="2.314cm">
          <text:p/>
        </draw:line>
        <draw:line draw:style-name="gr1" draw:text-style-name="P1" draw:layer="layout" svg:x1="2.918cm" svg:y1="2.315cm" svg:x2="2.93cm" svg:y2="2.308cm">
          <text:p/>
        </draw:line>
        <draw:line draw:style-name="gr1" draw:text-style-name="P1" draw:layer="layout" svg:x1="2.929cm" svg:y1="2.309cm" svg:x2="2.942cm" svg:y2="2.297cm">
          <text:p/>
        </draw:line>
        <draw:line draw:style-name="gr1" draw:text-style-name="P1" draw:layer="layout" svg:x1="2.941cm" svg:y1="2.298cm" svg:x2="2.947cm" svg:y2="2.274cm">
          <text:p/>
        </draw:line>
        <draw:line draw:style-name="gr1" draw:text-style-name="P1" draw:layer="layout" svg:x1="2.946cm" svg:y1="2.274cm" svg:x2="2.946cm" svg:y2="2.234cm">
          <text:p/>
        </draw:line>
        <draw:line draw:style-name="gr1" draw:text-style-name="P1" draw:layer="layout" svg:x1="2.947cm" svg:y1="2.235cm" svg:x2="2.941cm" svg:y2="2.211cm">
          <text:p/>
        </draw:line>
        <draw:line draw:style-name="gr1" draw:text-style-name="P1" draw:layer="layout" svg:x1="2.942cm" svg:y1="2.212cm" svg:x2="2.929cm" svg:y2="2.199cm">
          <text:p/>
        </draw:line>
        <draw:line draw:style-name="gr1" draw:text-style-name="P1" draw:layer="layout" svg:x1="2.93cm" svg:y1="2.2cm" svg:x2="2.918cm" svg:y2="2.194cm">
          <text:p/>
        </draw:line>
        <draw:line draw:style-name="gr1" draw:text-style-name="P1" draw:layer="layout" svg:x1="2.746cm" svg:y1="2.315cm" svg:x2="2.787cm" svg:y2="2.257cm">
          <text:p/>
        </draw:line>
        <draw:line draw:style-name="gr1" draw:text-style-name="P1" draw:layer="layout" svg:x1="2.815cm" svg:y1="2.314cm" svg:x2="2.815cm" svg:y2="2.194cm">
          <text:p/>
        </draw:line>
        <draw:line draw:style-name="gr1" draw:text-style-name="P1" draw:layer="layout" svg:x1="2.815cm" svg:y1="2.194cm" svg:x2="2.769cm" svg:y2="2.194cm">
          <text:p/>
        </draw:line>
        <draw:line draw:style-name="gr1" draw:text-style-name="P1" draw:layer="layout" svg:x1="2.77cm" svg:y1="2.194cm" svg:x2="2.758cm" svg:y2="2.2cm">
          <text:p/>
        </draw:line>
        <draw:line draw:style-name="gr1" draw:text-style-name="P1" draw:layer="layout" svg:x1="2.759cm" svg:y1="2.199cm" svg:x2="2.752cm" svg:y2="2.206cm">
          <text:p/>
        </draw:line>
        <draw:line draw:style-name="gr1" draw:text-style-name="P1" draw:layer="layout" svg:x1="2.753cm" svg:y1="2.205cm" svg:x2="2.746cm" svg:y2="2.218cm">
          <text:p/>
        </draw:line>
        <draw:line draw:style-name="gr1" draw:text-style-name="P1" draw:layer="layout" svg:x1="2.746cm" svg:y1="2.217cm" svg:x2="2.746cm" svg:y2="2.234cm">
          <text:p/>
        </draw:line>
        <draw:line draw:style-name="gr1" draw:text-style-name="P1" draw:layer="layout" svg:x1="2.746cm" svg:y1="2.234cm" svg:x2="2.753cm" svg:y2="2.246cm">
          <text:p/>
        </draw:line>
        <draw:line draw:style-name="gr1" draw:text-style-name="P1" draw:layer="layout" svg:x1="2.752cm" svg:y1="2.245cm" svg:x2="2.759cm" svg:y2="2.253cm">
          <text:p/>
        </draw:line>
        <draw:line draw:style-name="gr1" draw:text-style-name="P1" draw:layer="layout" svg:x1="2.758cm" svg:y1="2.251cm" svg:x2="2.77cm" svg:y2="2.258cm">
          <text:p/>
        </draw:line>
        <draw:line draw:style-name="gr1" draw:text-style-name="P1" draw:layer="layout" svg:x1="2.769cm" svg:y1="2.257cm" svg:x2="2.815cm" svg:y2="2.257cm">
          <text:p/>
        </draw:line>
        <draw:line draw:style-name="gr1" draw:text-style-name="P1" draw:layer="layout" svg:x1="3.389cm" svg:y1="2.394cm" svg:x2="3.402cm" svg:y2="2.387cm">
          <text:p/>
        </draw:line>
        <draw:line draw:style-name="gr1" draw:text-style-name="P1" draw:layer="layout" svg:x1="3.401cm" svg:y1="2.387cm" svg:x2="3.418cm" svg:y2="2.387cm">
          <text:p/>
        </draw:line>
        <draw:line draw:style-name="gr1" draw:text-style-name="P1" draw:layer="layout" svg:x1="3.418cm" svg:y1="2.387cm" svg:x2="3.436cm" svg:y2="2.394cm">
          <text:p/>
        </draw:line>
        <draw:line draw:style-name="gr1" draw:text-style-name="P1" draw:layer="layout" svg:x1="3.435cm" svg:y1="2.393cm" svg:x2="3.447cm" svg:y2="2.405cm">
          <text:p/>
        </draw:line>
        <draw:line draw:style-name="gr1" draw:text-style-name="P1" draw:layer="layout" svg:x1="3.446cm" svg:y1="2.404cm" svg:x2="3.453cm" svg:y2="2.416cm">
          <text:p/>
        </draw:line>
        <draw:line draw:style-name="gr1" draw:text-style-name="P1" draw:layer="layout" svg:x1="3.452cm" svg:y1="2.415cm" svg:x2="3.459cm" svg:y2="2.439cm">
          <text:p/>
        </draw:line>
        <draw:line draw:style-name="gr1" draw:text-style-name="P1" draw:layer="layout" svg:x1="3.458cm" svg:y1="2.438cm" svg:x2="3.458cm" svg:y2="2.455cm">
          <text:p/>
        </draw:line>
        <draw:line draw:style-name="gr1" draw:text-style-name="P1" draw:layer="layout" svg:x1="3.459cm" svg:y1="2.455cm" svg:x2="3.452cm" svg:y2="2.479cm">
          <text:p/>
        </draw:line>
        <draw:line draw:style-name="gr1" draw:text-style-name="P1" draw:layer="layout" svg:x1="3.453cm" svg:y1="2.478cm" svg:x2="3.446cm" svg:y2="2.491cm">
          <text:p/>
        </draw:line>
        <draw:line draw:style-name="gr1" draw:text-style-name="P1" draw:layer="layout" svg:x1="3.447cm" svg:y1="2.49cm" svg:x2="3.435cm" svg:y2="2.502cm">
          <text:p/>
        </draw:line>
        <draw:line draw:style-name="gr1" draw:text-style-name="P1" draw:layer="layout" svg:x1="3.436cm" svg:y1="2.501cm" svg:x2="3.418cm" svg:y2="2.508cm">
          <text:p/>
        </draw:line>
        <draw:line draw:style-name="gr1" draw:text-style-name="P1" draw:layer="layout" svg:x1="3.418cm" svg:y1="2.507cm" svg:x2="3.406cm" svg:y2="2.507cm">
          <text:p/>
        </draw:line>
        <draw:line draw:style-name="gr1" draw:text-style-name="P1" draw:layer="layout" svg:x1="3.407cm" svg:y1="2.508cm" svg:x2="3.389cm" svg:y2="2.501cm">
          <text:p/>
        </draw:line>
        <draw:line draw:style-name="gr1" draw:text-style-name="P1" draw:layer="layout" svg:x1="3.39cm" svg:y1="2.503cm" svg:x2="3.384cm" svg:y2="2.495cm">
          <text:p/>
        </draw:line>
        <draw:line draw:style-name="gr1" draw:text-style-name="P1" draw:layer="layout" svg:x1="3.384cm" svg:y1="2.495cm" svg:x2="3.384cm" svg:y2="2.455cm">
          <text:p/>
        </draw:line>
        <draw:line draw:style-name="gr1" draw:text-style-name="P1" draw:layer="layout" svg:x1="3.384cm" svg:y1="2.455cm" svg:x2="3.406cm" svg:y2="2.455cm">
          <text:p/>
        </draw:line>
        <draw:line draw:style-name="gr1" draw:text-style-name="P1" draw:layer="layout" svg:x1="3.333cm" svg:y1="2.495cm" svg:x2="3.326cm" svg:y2="2.503cm">
          <text:p/>
        </draw:line>
        <draw:line draw:style-name="gr1" draw:text-style-name="P1" draw:layer="layout" svg:x1="3.326cm" svg:y1="2.501cm" svg:x2="3.333cm" svg:y2="2.508cm">
          <text:p/>
        </draw:line>
        <draw:line draw:style-name="gr1" draw:text-style-name="P1" draw:layer="layout" svg:x1="3.332cm" svg:y1="2.508cm" svg:x2="3.339cm" svg:y2="2.501cm">
          <text:p/>
        </draw:line>
        <draw:line draw:style-name="gr1" draw:text-style-name="P1" draw:layer="layout" svg:x1="3.339cm" svg:y1="2.503cm" svg:x2="3.332cm" svg:y2="2.495cm">
          <text:p/>
        </draw:line>
        <draw:line draw:style-name="gr1" draw:text-style-name="P1" draw:layer="layout" svg:x1="3.332cm" svg:y1="2.495cm" svg:x2="3.332cm" svg:y2="2.507cm">
          <text:p/>
        </draw:line>
        <draw:line draw:style-name="gr1" draw:text-style-name="P1" draw:layer="layout" svg:x1="3.275cm" svg:y1="2.507cm" svg:x2="3.275cm" svg:y2="2.387cm">
          <text:p/>
        </draw:line>
        <draw:line draw:style-name="gr1" draw:text-style-name="P1" draw:layer="layout" svg:x1="3.275cm" svg:y1="2.387cm" svg:x2="3.229cm" svg:y2="2.387cm">
          <text:p/>
        </draw:line>
        <draw:line draw:style-name="gr1" draw:text-style-name="P1" draw:layer="layout" svg:x1="3.23cm" svg:y1="2.387cm" svg:x2="3.218cm" svg:y2="2.394cm">
          <text:p/>
        </draw:line>
        <draw:line draw:style-name="gr1" draw:text-style-name="P1" draw:layer="layout" svg:x1="3.219cm" svg:y1="2.393cm" svg:x2="3.212cm" svg:y2="2.399cm">
          <text:p/>
        </draw:line>
        <draw:line draw:style-name="gr1" draw:text-style-name="P1" draw:layer="layout" svg:x1="3.213cm" svg:y1="2.398cm" svg:x2="3.206cm" svg:y2="2.411cm">
          <text:p/>
        </draw:line>
        <draw:line draw:style-name="gr1" draw:text-style-name="P1" draw:layer="layout" svg:x1="3.206cm" svg:y1="2.41cm" svg:x2="3.206cm" svg:y2="2.427cm">
          <text:p/>
        </draw:line>
        <draw:line draw:style-name="gr1" draw:text-style-name="P1" draw:layer="layout" svg:x1="3.206cm" svg:y1="2.427cm" svg:x2="3.213cm" svg:y2="2.439cm">
          <text:p/>
        </draw:line>
        <draw:line draw:style-name="gr1" draw:text-style-name="P1" draw:layer="layout" svg:x1="3.212cm" svg:y1="2.438cm" svg:x2="3.219cm" svg:y2="2.445cm">
          <text:p/>
        </draw:line>
        <draw:line draw:style-name="gr1" draw:text-style-name="P1" draw:layer="layout" svg:x1="3.218cm" svg:y1="2.444cm" svg:x2="3.23cm" svg:y2="2.451cm">
          <text:p/>
        </draw:line>
        <draw:line draw:style-name="gr1" draw:text-style-name="P1" draw:layer="layout" svg:x1="3.229cm" svg:y1="2.45cm" svg:x2="3.275cm" svg:y2="2.45cm">
          <text:p/>
        </draw:line>
        <draw:line draw:style-name="gr1" draw:text-style-name="P1" draw:layer="layout" svg:x1="3.156cm" svg:y1="2.495cm" svg:x2="3.149cm" svg:y2="2.503cm">
          <text:p/>
        </draw:line>
        <draw:line draw:style-name="gr1" draw:text-style-name="P1" draw:layer="layout" svg:x1="3.149cm" svg:y1="2.501cm" svg:x2="3.156cm" svg:y2="2.508cm">
          <text:p/>
        </draw:line>
        <draw:line draw:style-name="gr1" draw:text-style-name="P1" draw:layer="layout" svg:x1="3.155cm" svg:y1="2.508cm" svg:x2="3.163cm" svg:y2="2.501cm">
          <text:p/>
        </draw:line>
        <draw:line draw:style-name="gr1" draw:text-style-name="P1" draw:layer="layout" svg:x1="3.163cm" svg:y1="2.503cm" svg:x2="3.155cm" svg:y2="2.495cm">
          <text:p/>
        </draw:line>
        <draw:line draw:style-name="gr1" draw:text-style-name="P1" draw:layer="layout" svg:x1="3.155cm" svg:y1="2.495cm" svg:x2="3.155cm" svg:y2="2.507cm">
          <text:p/>
        </draw:line>
        <draw:line draw:style-name="gr1" draw:text-style-name="P1" draw:layer="layout" svg:x1="3.029cm" svg:y1="2.508cm" svg:x2="3.07cm" svg:y2="2.45cm">
          <text:p/>
        </draw:line>
        <draw:line draw:style-name="gr1" draw:text-style-name="P1" draw:layer="layout" svg:x1="3.098cm" svg:y1="2.507cm" svg:x2="3.098cm" svg:y2="2.387cm">
          <text:p/>
        </draw:line>
        <draw:line draw:style-name="gr1" draw:text-style-name="P1" draw:layer="layout" svg:x1="3.098cm" svg:y1="2.387cm" svg:x2="3.052cm" svg:y2="2.387cm">
          <text:p/>
        </draw:line>
        <draw:line draw:style-name="gr1" draw:text-style-name="P1" draw:layer="layout" svg:x1="3.053cm" svg:y1="2.387cm" svg:x2="3.041cm" svg:y2="2.394cm">
          <text:p/>
        </draw:line>
        <draw:line draw:style-name="gr1" draw:text-style-name="P1" draw:layer="layout" svg:x1="3.043cm" svg:y1="2.393cm" svg:x2="3.035cm" svg:y2="2.399cm">
          <text:p/>
        </draw:line>
        <draw:line draw:style-name="gr1" draw:text-style-name="P1" draw:layer="layout" svg:x1="3.036cm" svg:y1="2.398cm" svg:x2="3.029cm" svg:y2="2.411cm">
          <text:p/>
        </draw:line>
        <draw:line draw:style-name="gr1" draw:text-style-name="P1" draw:layer="layout" svg:x1="3.029cm" svg:y1="2.41cm" svg:x2="3.029cm" svg:y2="2.427cm">
          <text:p/>
        </draw:line>
        <draw:line draw:style-name="gr1" draw:text-style-name="P1" draw:layer="layout" svg:x1="3.029cm" svg:y1="2.427cm" svg:x2="3.036cm" svg:y2="2.439cm">
          <text:p/>
        </draw:line>
        <draw:line draw:style-name="gr1" draw:text-style-name="P1" draw:layer="layout" svg:x1="3.035cm" svg:y1="2.438cm" svg:x2="3.043cm" svg:y2="2.445cm">
          <text:p/>
        </draw:line>
        <draw:line draw:style-name="gr1" draw:text-style-name="P1" draw:layer="layout" svg:x1="3.041cm" svg:y1="2.444cm" svg:x2="3.053cm" svg:y2="2.451cm">
          <text:p/>
        </draw:line>
        <draw:line draw:style-name="gr1" draw:text-style-name="P1" draw:layer="layout" svg:x1="3.052cm" svg:y1="2.45cm" svg:x2="3.098cm" svg:y2="2.45cm">
          <text:p/>
        </draw:line>
        <draw:line draw:style-name="gr1" draw:text-style-name="P1" draw:layer="layout" svg:x1="2.979cm" svg:y1="2.495cm" svg:x2="2.972cm" svg:y2="2.503cm">
          <text:p/>
        </draw:line>
        <draw:line draw:style-name="gr1" draw:text-style-name="P1" draw:layer="layout" svg:x1="2.972cm" svg:y1="2.501cm" svg:x2="2.979cm" svg:y2="2.508cm">
          <text:p/>
        </draw:line>
        <draw:line draw:style-name="gr1" draw:text-style-name="P1" draw:layer="layout" svg:x1="2.978cm" svg:y1="2.508cm" svg:x2="2.985cm" svg:y2="2.501cm">
          <text:p/>
        </draw:line>
        <draw:line draw:style-name="gr1" draw:text-style-name="P1" draw:layer="layout" svg:x1="2.985cm" svg:y1="2.503cm" svg:x2="2.978cm" svg:y2="2.495cm">
          <text:p/>
        </draw:line>
        <draw:line draw:style-name="gr1" draw:text-style-name="P1" draw:layer="layout" svg:x1="2.978cm" svg:y1="2.495cm" svg:x2="2.978cm" svg:y2="2.507cm">
          <text:p/>
        </draw:line>
        <draw:polygon draw:style-name="gr2" draw:text-style-name="P1" draw:layer="layout" svg:width="1.034cm" svg:height="0.49cm" svg:x="2.698cm" svg:y="2.099cm" svg:viewBox="0 0 1035 491" draw:points="0,0 1035,0 1035,491 0,491">
          <text:p/>
        </draw:polygon>
        <draw:line draw:style-name="gr1" draw:text-style-name="P1" draw:layer="layout" svg:x1="3.166cm" svg:y1="5.987cm" svg:x2="3.223cm" svg:y2="5.987cm">
          <text:p/>
        </draw:line>
        <draw:line draw:style-name="gr1" draw:text-style-name="P1" draw:layer="layout" svg:x1="3.223cm" svg:y1="5.987cm" svg:x2="3.223cm" svg:y2="5.867cm">
          <text:p/>
        </draw:line>
        <draw:line draw:style-name="gr1" draw:text-style-name="P1" draw:layer="layout" svg:x1="3.126cm" svg:y1="5.924cm" svg:x2="3.086cm" svg:y2="5.924cm">
          <text:p/>
        </draw:line>
        <draw:line draw:style-name="gr1" draw:text-style-name="P1" draw:layer="layout" svg:x1="3.069cm" svg:y1="5.987cm" svg:x2="3.126cm" svg:y2="5.987cm">
          <text:p/>
        </draw:line>
        <draw:line draw:style-name="gr1" draw:text-style-name="P1" draw:layer="layout" svg:x1="3.126cm" svg:y1="5.987cm" svg:x2="3.126cm" svg:y2="5.867cm">
          <text:p/>
        </draw:line>
        <draw:line draw:style-name="gr1" draw:text-style-name="P1" draw:layer="layout" svg:x1="3.126cm" svg:y1="5.867cm" svg:x2="3.069cm" svg:y2="5.867cm">
          <text:p/>
        </draw:line>
        <draw:line draw:style-name="gr1" draw:text-style-name="P1" draw:layer="layout" svg:x1="3.018cm" svg:y1="5.987cm" svg:x2="3.018cm" svg:y2="5.867cm">
          <text:p/>
        </draw:line>
        <draw:line draw:style-name="gr1" draw:text-style-name="P1" draw:layer="layout" svg:x1="3.018cm" svg:y1="5.867cm" svg:x2="2.989cm" svg:y2="5.867cm">
          <text:p/>
        </draw:line>
        <draw:line draw:style-name="gr1" draw:text-style-name="P1" draw:layer="layout" svg:x1="2.99cm" svg:y1="5.867cm" svg:x2="2.972cm" svg:y2="5.874cm">
          <text:p/>
        </draw:line>
        <draw:line draw:style-name="gr1" draw:text-style-name="P1" draw:layer="layout" svg:x1="2.973cm" svg:y1="5.873cm" svg:x2="2.96cm" svg:y2="5.885cm">
          <text:p/>
        </draw:line>
        <draw:line draw:style-name="gr1" draw:text-style-name="P1" draw:layer="layout" svg:x1="2.961cm" svg:y1="5.884cm" svg:x2="2.955cm" svg:y2="5.897cm">
          <text:p/>
        </draw:line>
        <draw:line draw:style-name="gr1" draw:text-style-name="P1" draw:layer="layout" svg:x1="2.956cm" svg:y1="5.896cm" svg:x2="2.949cm" svg:y2="5.92cm">
          <text:p/>
        </draw:line>
        <draw:line draw:style-name="gr1" draw:text-style-name="P1" draw:layer="layout" svg:x1="2.949cm" svg:y1="5.919cm" svg:x2="2.949cm" svg:y2="5.936cm">
          <text:p/>
        </draw:line>
        <draw:line draw:style-name="gr1" draw:text-style-name="P1" draw:layer="layout" svg:x1="2.949cm" svg:y1="5.936cm" svg:x2="2.956cm" svg:y2="5.96cm">
          <text:p/>
        </draw:line>
        <draw:line draw:style-name="gr1" draw:text-style-name="P1" draw:layer="layout" svg:x1="2.955cm" svg:y1="5.959cm" svg:x2="2.961cm" svg:y2="5.971cm">
          <text:p/>
        </draw:line>
        <draw:line draw:style-name="gr1" draw:text-style-name="P1" draw:layer="layout" svg:x1="2.96cm" svg:y1="5.97cm" svg:x2="2.973cm" svg:y2="5.982cm">
          <text:p/>
        </draw:line>
        <draw:line draw:style-name="gr1" draw:text-style-name="P1" draw:layer="layout" svg:x1="2.972cm" svg:y1="5.981cm" svg:x2="2.99cm" svg:y2="5.988cm">
          <text:p/>
        </draw:line>
        <draw:line draw:style-name="gr1" draw:text-style-name="P1" draw:layer="layout" svg:x1="2.989cm" svg:y1="5.987cm" svg:x2="3.018cm" svg:y2="5.987cm">
          <text:p/>
        </draw:line>
        <draw:polygon draw:style-name="gr2" draw:text-style-name="P1" draw:layer="layout" svg:width="0.346cm" svg:height="0.249cm" svg:x="2.916cm" svg:y="5.773cm" svg:viewBox="0 0 347 250" draw:points="0,0 347,0 347,250 0,250">
          <text:p/>
        </draw:polygon>
        <draw:line draw:style-name="gr1" draw:text-style-name="P1" draw:layer="layout" svg:x1="3.733cm" svg:y1="3.241cm" svg:x2="3.739cm" svg:y2="3.253cm">
          <text:p/>
        </draw:line>
        <draw:line draw:style-name="gr1" draw:text-style-name="P1" draw:layer="layout" svg:x1="3.738cm" svg:y1="3.252cm" svg:x2="3.738cm" svg:y2="3.269cm">
          <text:p/>
        </draw:line>
        <draw:line draw:style-name="gr1" draw:text-style-name="P1" draw:layer="layout" svg:x1="3.739cm" svg:y1="3.269cm" svg:x2="3.733cm" svg:y2="3.288cm">
          <text:p/>
        </draw:line>
        <draw:line draw:style-name="gr1" draw:text-style-name="P1" draw:layer="layout" svg:x1="3.734cm" svg:y1="3.287cm" svg:x2="3.721cm" svg:y2="3.299cm">
          <text:p/>
        </draw:line>
        <draw:line draw:style-name="gr1" draw:text-style-name="P1" draw:layer="layout" svg:x1="3.722cm" svg:y1="3.298cm" svg:x2="3.71cm" svg:y2="3.305cm">
          <text:p/>
        </draw:line>
        <draw:line draw:style-name="gr1" draw:text-style-name="P1" draw:layer="layout" svg:x1="3.711cm" svg:y1="3.304cm" svg:x2="3.687cm" svg:y2="3.31cm">
          <text:p/>
        </draw:line>
        <draw:line draw:style-name="gr1" draw:text-style-name="P1" draw:layer="layout" svg:x1="3.687cm" svg:y1="3.309cm" svg:x2="3.67cm" svg:y2="3.309cm">
          <text:p/>
        </draw:line>
        <draw:line draw:style-name="gr1" draw:text-style-name="P1" draw:layer="layout" svg:x1="3.671cm" svg:y1="3.31cm" svg:x2="3.647cm" svg:y2="3.304cm">
          <text:p/>
        </draw:line>
        <draw:line draw:style-name="gr1" draw:text-style-name="P1" draw:layer="layout" svg:x1="3.648cm" svg:y1="3.305cm" svg:x2="3.635cm" svg:y2="3.298cm">
          <text:p/>
        </draw:line>
        <draw:line draw:style-name="gr1" draw:text-style-name="P1" draw:layer="layout" svg:x1="3.636cm" svg:y1="3.299cm" svg:x2="3.624cm" svg:y2="3.287cm">
          <text:p/>
        </draw:line>
        <draw:line draw:style-name="gr1" draw:text-style-name="P1" draw:layer="layout" svg:x1="3.625cm" svg:y1="3.288cm" svg:x2="3.618cm" svg:y2="3.269cm">
          <text:p/>
        </draw:line>
        <draw:line draw:style-name="gr1" draw:text-style-name="P1" draw:layer="layout" svg:x1="3.618cm" svg:y1="3.269cm" svg:x2="3.618cm" svg:y2="3.258cm">
          <text:p/>
        </draw:line>
        <draw:line draw:style-name="gr1" draw:text-style-name="P1" draw:layer="layout" svg:x1="3.618cm" svg:y1="3.259cm" svg:x2="3.625cm" svg:y2="3.241cm">
          <text:p/>
        </draw:line>
        <draw:line draw:style-name="gr1" draw:text-style-name="P1" draw:layer="layout" svg:x1="3.624cm" svg:y1="3.243cm" svg:x2="3.631cm" svg:y2="3.235cm">
          <text:p/>
        </draw:line>
        <draw:line draw:style-name="gr1" draw:text-style-name="P1" draw:layer="layout" svg:x1="3.63cm" svg:y1="3.235cm" svg:x2="3.67cm" svg:y2="3.235cm">
          <text:p/>
        </draw:line>
        <draw:line draw:style-name="gr1" draw:text-style-name="P1" draw:layer="layout" svg:x1="3.67cm" svg:y1="3.235cm" svg:x2="3.67cm" svg:y2="3.258cm">
          <text:p/>
        </draw:line>
        <draw:line draw:style-name="gr1" draw:text-style-name="P1" draw:layer="layout" svg:x1="3.618cm" svg:y1="3.184cm" svg:x2="3.738cm" svg:y2="3.184cm">
          <text:p/>
        </draw:line>
        <draw:line draw:style-name="gr1" draw:text-style-name="P1" draw:layer="layout" svg:x1="3.739cm" svg:y1="3.185cm" svg:x2="3.618cm" svg:y2="3.115cm">
          <text:p/>
        </draw:line>
        <draw:line draw:style-name="gr1" draw:text-style-name="P1" draw:layer="layout" svg:x1="3.618cm" svg:y1="3.115cm" svg:x2="3.738cm" svg:y2="3.115cm">
          <text:p/>
        </draw:line>
        <draw:line draw:style-name="gr1" draw:text-style-name="P1" draw:layer="layout" svg:x1="3.618cm" svg:y1="3.058cm" svg:x2="3.738cm" svg:y2="3.058cm">
          <text:p/>
        </draw:line>
        <draw:line draw:style-name="gr1" draw:text-style-name="P1" draw:layer="layout" svg:x1="3.738cm" svg:y1="3.058cm" svg:x2="3.738cm" svg:y2="3.029cm">
          <text:p/>
        </draw:line>
        <draw:line draw:style-name="gr1" draw:text-style-name="P1" draw:layer="layout" svg:x1="3.739cm" svg:y1="3.03cm" svg:x2="3.733cm" svg:y2="3.012cm">
          <text:p/>
        </draw:line>
        <draw:line draw:style-name="gr1" draw:text-style-name="P1" draw:layer="layout" svg:x1="3.734cm" svg:y1="3.013cm" svg:x2="3.721cm" svg:y2="3.001cm">
          <text:p/>
        </draw:line>
        <draw:line draw:style-name="gr1" draw:text-style-name="P1" draw:layer="layout" svg:x1="3.722cm" svg:y1="3.003cm" svg:x2="3.71cm" svg:y2="2.995cm">
          <text:p/>
        </draw:line>
        <draw:line draw:style-name="gr1" draw:text-style-name="P1" draw:layer="layout" svg:x1="3.711cm" svg:y1="2.996cm" svg:x2="3.687cm" svg:y2="2.989cm">
          <text:p/>
        </draw:line>
        <draw:line draw:style-name="gr1" draw:text-style-name="P1" draw:layer="layout" svg:x1="3.687cm" svg:y1="2.989cm" svg:x2="3.67cm" svg:y2="2.989cm">
          <text:p/>
        </draw:line>
        <draw:line draw:style-name="gr1" draw:text-style-name="P1" draw:layer="layout" svg:x1="3.671cm" svg:y1="2.989cm" svg:x2="3.647cm" svg:y2="2.996cm">
          <text:p/>
        </draw:line>
        <draw:line draw:style-name="gr1" draw:text-style-name="P1" draw:layer="layout" svg:x1="3.648cm" svg:y1="2.995cm" svg:x2="3.635cm" svg:y2="3.003cm">
          <text:p/>
        </draw:line>
        <draw:line draw:style-name="gr1" draw:text-style-name="P1" draw:layer="layout" svg:x1="3.636cm" svg:y1="3.001cm" svg:x2="3.624cm" svg:y2="3.013cm">
          <text:p/>
        </draw:line>
        <draw:line draw:style-name="gr1" draw:text-style-name="P1" draw:layer="layout" svg:x1="3.625cm" svg:y1="3.012cm" svg:x2="3.618cm" svg:y2="3.03cm">
          <text:p/>
        </draw:line>
        <draw:line draw:style-name="gr1" draw:text-style-name="P1" draw:layer="layout" svg:x1="3.618cm" svg:y1="3.029cm" svg:x2="3.618cm" svg:y2="3.058cm">
          <text:p/>
        </draw:line>
        <draw:polygon draw:style-name="gr2" draw:text-style-name="P1" draw:layer="layout" svg:width="0.25cm" svg:height="0.407cm" svg:x="3.583cm" svg:y="2.946cm" svg:viewBox="0 0 251 408" draw:points="0,0 251,0 251,408 0,408">
          <text:p/>
        </draw:polygon>
        <draw:line draw:style-name="gr1" draw:text-style-name="P1" draw:layer="layout" svg:x1="4.55cm" svg:y1="2.944cm" svg:x2="4.608cm" svg:y2="2.985cm">
          <text:p/>
        </draw:line>
        <draw:line draw:style-name="gr1" draw:text-style-name="P1" draw:layer="layout" svg:x1="4.55cm" svg:y1="3.013cm" svg:x2="4.67cm" svg:y2="3.013cm">
          <text:p/>
        </draw:line>
        <draw:line draw:style-name="gr1" draw:text-style-name="P1" draw:layer="layout" svg:x1="4.67cm" svg:y1="3.013cm" svg:x2="4.67cm" svg:y2="2.967cm">
          <text:p/>
        </draw:line>
        <draw:line draw:style-name="gr1" draw:text-style-name="P1" draw:layer="layout" svg:x1="4.671cm" svg:y1="2.968cm" svg:x2="4.665cm" svg:y2="2.956cm">
          <text:p/>
        </draw:line>
        <draw:line draw:style-name="gr1" draw:text-style-name="P1" draw:layer="layout" svg:x1="4.666cm" svg:y1="2.958cm" svg:x2="4.659cm" svg:y2="2.95cm">
          <text:p/>
        </draw:line>
        <draw:line draw:style-name="gr1" draw:text-style-name="P1" draw:layer="layout" svg:x1="4.66cm" svg:y1="2.951cm" svg:x2="4.647cm" svg:y2="2.944cm">
          <text:p/>
        </draw:line>
        <draw:line draw:style-name="gr1" draw:text-style-name="P1" draw:layer="layout" svg:x1="4.647cm" svg:y1="2.944cm" svg:x2="4.63cm" svg:y2="2.944cm">
          <text:p/>
        </draw:line>
        <draw:line draw:style-name="gr1" draw:text-style-name="P1" draw:layer="layout" svg:x1="4.631cm" svg:y1="2.944cm" svg:x2="4.619cm" svg:y2="2.951cm">
          <text:p/>
        </draw:line>
        <draw:line draw:style-name="gr1" draw:text-style-name="P1" draw:layer="layout" svg:x1="4.62cm" svg:y1="2.95cm" svg:x2="4.613cm" svg:y2="2.958cm">
          <text:p/>
        </draw:line>
        <draw:line draw:style-name="gr1" draw:text-style-name="P1" draw:layer="layout" svg:x1="4.614cm" svg:y1="2.956cm" svg:x2="4.607cm" svg:y2="2.968cm">
          <text:p/>
        </draw:line>
        <draw:line draw:style-name="gr1" draw:text-style-name="P1" draw:layer="layout" svg:x1="4.607cm" svg:y1="2.967cm" svg:x2="4.607cm" svg:y2="3.013cm">
          <text:p/>
        </draw:line>
        <draw:line draw:style-name="gr1" draw:text-style-name="P1" draw:layer="layout" svg:x1="4.563cm" svg:y1="2.894cm" svg:x2="4.556cm" svg:y2="2.887cm">
          <text:p/>
        </draw:line>
        <draw:line draw:style-name="gr1" draw:text-style-name="P1" draw:layer="layout" svg:x1="4.558cm" svg:y1="2.887cm" svg:x2="4.55cm" svg:y2="2.894cm">
          <text:p/>
        </draw:line>
        <draw:line draw:style-name="gr1" draw:text-style-name="P1" draw:layer="layout" svg:x1="4.55cm" svg:y1="2.893cm" svg:x2="4.558cm" svg:y2="2.9cm">
          <text:p/>
        </draw:line>
        <draw:line draw:style-name="gr1" draw:text-style-name="P1" draw:layer="layout" svg:x1="4.556cm" svg:y1="2.9cm" svg:x2="4.563cm" svg:y2="2.893cm">
          <text:p/>
        </draw:line>
        <draw:line draw:style-name="gr1" draw:text-style-name="P1" draw:layer="layout" svg:x1="4.562cm" svg:y1="2.893cm" svg:x2="4.55cm" svg:y2="2.893cm">
          <text:p/>
        </draw:line>
        <draw:line draw:style-name="gr1" draw:text-style-name="P1" draw:layer="layout" svg:x1="4.671cm" svg:y1="2.854cm" svg:x2="4.55cm" svg:y2="2.813cm">
          <text:p/>
        </draw:line>
        <draw:line draw:style-name="gr1" draw:text-style-name="P1" draw:layer="layout" svg:x1="4.55cm" svg:y1="2.814cm" svg:x2="4.671cm" svg:y2="2.773cm">
          <text:p/>
        </draw:line>
        <draw:line draw:style-name="gr1" draw:text-style-name="P1" draw:layer="layout" svg:x1="4.563cm" svg:y1="2.734cm" svg:x2="4.556cm" svg:y2="2.727cm">
          <text:p/>
        </draw:line>
        <draw:line draw:style-name="gr1" draw:text-style-name="P1" draw:layer="layout" svg:x1="4.558cm" svg:y1="2.727cm" svg:x2="4.55cm" svg:y2="2.734cm">
          <text:p/>
        </draw:line>
        <draw:line draw:style-name="gr1" draw:text-style-name="P1" draw:layer="layout" svg:x1="4.55cm" svg:y1="2.733cm" svg:x2="4.558cm" svg:y2="2.74cm">
          <text:p/>
        </draw:line>
        <draw:line draw:style-name="gr1" draw:text-style-name="P1" draw:layer="layout" svg:x1="4.556cm" svg:y1="2.74cm" svg:x2="4.563cm" svg:y2="2.733cm">
          <text:p/>
        </draw:line>
        <draw:line draw:style-name="gr1" draw:text-style-name="P1" draw:layer="layout" svg:x1="4.562cm" svg:y1="2.733cm" svg:x2="4.55cm" svg:y2="2.733cm">
          <text:p/>
        </draw:line>
        <draw:line draw:style-name="gr1" draw:text-style-name="P1" draw:layer="layout" svg:x1="4.55cm" svg:y1="2.521cm" svg:x2="4.55cm" svg:y2="2.59cm">
          <text:p/>
        </draw:line>
        <draw:line draw:style-name="gr1" draw:text-style-name="P1" draw:layer="layout" svg:x1="4.55cm" svg:y1="2.556cm" svg:x2="4.67cm" svg:y2="2.556cm">
          <text:p/>
        </draw:line>
        <draw:line draw:style-name="gr1" draw:text-style-name="P1" draw:layer="layout" svg:x1="4.671cm" svg:y1="2.556cm" svg:x2="4.653cm" svg:y2="2.568cm">
          <text:p/>
        </draw:line>
        <draw:line draw:style-name="gr1" draw:text-style-name="P1" draw:layer="layout" svg:x1="4.654cm" svg:y1="2.567cm" svg:x2="4.642cm" svg:y2="2.58cm">
          <text:p/>
        </draw:line>
        <draw:line draw:style-name="gr1" draw:text-style-name="P1" draw:layer="layout" svg:x1="4.643cm" svg:y1="2.579cm" svg:x2="4.636cm" svg:y2="2.591cm">
          <text:p/>
        </draw:line>
        <draw:line draw:style-name="gr1" draw:text-style-name="P1" draw:layer="layout" svg:x1="4.55cm" svg:y1="2.47cm" svg:x2="4.67cm" svg:y2="2.47cm">
          <text:p/>
        </draw:line>
        <draw:line draw:style-name="gr1" draw:text-style-name="P1" draw:layer="layout" svg:x1="4.671cm" svg:y1="2.471cm" svg:x2="4.585cm" svg:y2="2.43cm">
          <text:p/>
        </draw:line>
        <draw:line draw:style-name="gr1" draw:text-style-name="P1" draw:layer="layout" svg:x1="4.585cm" svg:y1="2.431cm" svg:x2="4.671cm" svg:y2="2.39cm">
          <text:p/>
        </draw:line>
        <draw:line draw:style-name="gr1" draw:text-style-name="P1" draw:layer="layout" svg:x1="4.67cm" svg:y1="2.39cm" svg:x2="4.55cm" svg:y2="2.39cm">
          <text:p/>
        </draw:line>
        <draw:polygon draw:style-name="gr2" draw:text-style-name="P1" draw:layer="layout" svg:width="0.248cm" svg:height="0.909cm" svg:x="4.516cm" svg:y="2.247cm" svg:viewBox="0 0 249 910" draw:points="0,0 249,0 249,910 0,910">
          <text:p/>
        </draw:polygon>
        <draw:path draw:style-name="gr3" draw:text-style-name="P2" draw:layer="layout" svg:width="0.301cm" svg:height="0.3cm" svg:x="5.746cm" svg:y="4.085cm" svg:viewBox="0 0 302 301" svg:d="M0 151c0-84 68-151 150-151 83 0 152 67 152 151 0 83-69 150-152 150-82 0-150-67-150-150z">
          <text:p/>
        </draw:path>
        <draw:path draw:style-name="gr3" draw:text-style-name="P2" draw:layer="layout" svg:width="0.3cm" svg:height="0.3cm" svg:x="4.984cm" svg:y="4.085cm" svg:viewBox="0 0 301 301" svg:d="M0 151c0-84 67-151 149-151 84 0 152 67 152 151 0 83-68 150-152 150-82 0-149-67-149-150z">
          <text:p/>
        </draw:path>
        <draw:line draw:style-name="gr4" draw:text-style-name="P1" draw:layer="layout" svg:x1="4.914cm" svg:y1="3.713cm" svg:x2="4.914cm" svg:y2="3.673cm">
          <text:p/>
        </draw:line>
        <draw:path draw:style-name="gr3" draw:text-style-name="P2" draw:layer="layout" svg:width="0.211cm" svg:height="0.21cm" svg:x="4.559cm" svg:y="3.588cm" svg:viewBox="0 0 212 211" svg:d="M0 105c0-58 49-105 107-105 57 0 105 47 105 105s-48 106-105 106c-58 0-107-48-107-106z">
          <text:p/>
        </draw:path>
        <draw:path draw:style-name="gr3" draw:text-style-name="P2" draw:layer="layout" svg:width="0.209cm" svg:height="0.21cm" svg:x="4.31cm" svg:y="3.588cm" svg:viewBox="0 0 210 211" svg:d="M0 105c0-58 48-105 105-105 58 0 105 47 105 105s-47 106-105 106c-57 0-105-48-105-106z">
          <text:p/>
        </draw:path>
        <draw:path draw:style-name="gr3" draw:text-style-name="P2" draw:layer="layout" svg:width="0.3cm" svg:height="0.3cm" svg:x="2.811cm" svg:y="4.402cm" svg:viewBox="0 0 301 301" svg:d="M0 151c0-84 68-151 151-151 82 0 150 67 150 151 0 83-68 150-150 150-83 0-151-67-151-150z">
          <text:p/>
        </draw:path>
        <draw:path draw:style-name="gr3" draw:text-style-name="P2" draw:layer="layout" svg:width="0.3cm" svg:height="0.3cm" svg:x="3.573cm" svg:y="4.402cm" svg:viewBox="0 0 301 301" svg:d="M0 151c0-84 68-151 152-151 82 0 149 67 149 151 0 83-67 150-149 150-84 0-152-67-152-150z">
          <text:p/>
        </draw:path>
        <draw:line draw:style-name="gr5" draw:text-style-name="P1" draw:layer="layout" svg:x1="2.962cm" svg:y1="5.451cm" svg:x2="2.962cm" svg:y2="5.501cm">
          <text:p/>
        </draw:line>
        <draw:path draw:style-name="gr3" draw:text-style-name="P2" draw:layer="layout" svg:width="0.24cm" svg:height="0.24cm" svg:x="3.095cm" svg:y="5.356cm" svg:viewBox="0 0 241 241" svg:d="M0 120c0-66 54-120 121-120 66 0 120 54 120 120 0 67-54 121-120 121-67 0-121-54-121-121z">
          <text:p/>
        </draw:path>
        <draw:line draw:style-name="gr6" draw:text-style-name="P1" draw:layer="layout" svg:x1="3.754cm" svg:y1="4.887cm" svg:x2="3.693cm" svg:y2="4.887cm">
          <text:p/>
        </draw:line>
        <draw:path draw:style-name="gr3" draw:text-style-name="P2" draw:layer="layout" svg:width="0.24cm" svg:height="0.24cm" svg:x="3.603cm" svg:y="5.017cm" svg:viewBox="0 0 241 241" svg:d="M0 121c0-66 54-121 121-121s120 55 120 121-53 120-120 120-121-54-121-120z">
          <text:p/>
        </draw:path>
        <draw:path draw:style-name="gr3" draw:text-style-name="P2" draw:layer="layout" svg:width="0.3cm" svg:height="0.3cm" svg:x="5.316cm" svg:y="3.543cm" svg:viewBox="0 0 301 301" svg:d="M0 151c0-83 68-151 152-151 82 0 149 68 149 151s-67 150-149 150c-84 0-152-67-152-150z">
          <text:p/>
        </draw:path>
        <draw:polygon draw:style-name="gr3" draw:text-style-name="P2" draw:layer="layout" svg:width="0.211cm" svg:height="0.21cm" svg:x="4.178cm" svg:y="4.527cm" svg:viewBox="0 0 212 211" draw:points="0,211 0,0 212,0 212,211">
          <text:p/>
        </draw:polygon>
        <draw:path draw:style-name="gr3" draw:text-style-name="P2" draw:layer="layout" svg:width="0.211cm" svg:height="0.21cm" svg:x="4.178cm" svg:y="4.781cm" svg:viewBox="0 0 212 211" svg:d="M0 106c0-59 48-106 106-106 57 0 106 47 106 106 0 58-49 105-106 105-58 0-106-47-106-105z">
          <text:p/>
        </draw:path>
        <draw:path draw:style-name="gr3" draw:text-style-name="P2" draw:layer="layout" svg:width="0.211cm" svg:height="0.21cm" svg:x="4.178cm" svg:y="5.035cm" svg:viewBox="0 0 212 211" svg:d="M0 106c0-58 48-106 106-106 57 0 106 48 106 106s-49 105-106 105c-58 0-106-47-106-105z">
          <text:p/>
        </draw:path>
        <draw:path draw:style-name="gr3" draw:text-style-name="P2" draw:layer="layout" svg:width="0.211cm" svg:height="0.21cm" svg:x="4.178cm" svg:y="5.289cm" svg:viewBox="0 0 212 211" svg:d="M0 105c0-58 48-105 106-105 57 0 106 47 106 105s-49 106-106 106c-58 0-106-48-106-106z">
          <text:p/>
        </draw:path>
        <draw:path draw:style-name="gr3" draw:text-style-name="P2" draw:layer="layout" svg:width="0.211cm" svg:height="0.21cm" svg:x="4.94cm" svg:y="5.289cm" svg:viewBox="0 0 212 211" svg:d="M0 105c0-58 48-105 107-105 57 0 105 47 105 105s-48 106-105 106c-59 0-107-48-107-106z">
          <text:p/>
        </draw:path>
        <draw:path draw:style-name="gr3" draw:text-style-name="P2" draw:layer="layout" svg:width="0.211cm" svg:height="0.21cm" svg:x="4.94cm" svg:y="5.035cm" svg:viewBox="0 0 212 211" svg:d="M0 106c0-58 48-106 107-106 57 0 105 48 105 106s-48 105-105 105c-59 0-107-47-107-105z">
          <text:p/>
        </draw:path>
        <draw:path draw:style-name="gr3" draw:text-style-name="P2" draw:layer="layout" svg:width="0.211cm" svg:height="0.21cm" svg:x="4.94cm" svg:y="4.781cm" svg:viewBox="0 0 212 211" svg:d="M0 106c0-59 48-106 107-106 57 0 105 47 105 106 0 58-48 105-105 105-59 0-107-47-107-105z">
          <text:p/>
        </draw:path>
        <draw:path draw:style-name="gr3" draw:text-style-name="P2" draw:layer="layout" svg:width="0.211cm" svg:height="0.21cm" svg:x="4.94cm" svg:y="4.527cm" svg:viewBox="0 0 212 211" svg:d="M0 105c0-58 48-105 107-105 57 0 105 47 105 105 0 59-48 106-105 106-59 0-107-47-107-106z">
          <text:p/>
        </draw:path>
        <draw:path draw:style-name="gr3" draw:text-style-name="P2" draw:layer="layout" svg:width="0.3cm" svg:height="0.3cm" svg:x="3.573cm" svg:y="3.543cm" svg:viewBox="0 0 301 301" svg:d="M0 151c0-83 68-151 152-151 82 0 149 68 149 151s-67 150-149 150c-84 0-152-67-152-150z">
          <text:p/>
        </draw:path>
        <draw:path draw:style-name="gr3" draw:text-style-name="P2" draw:layer="layout" svg:width="0.3cm" svg:height="0.3cm" svg:x="3.533cm" svg:y="5.326cm" svg:viewBox="0 0 301 301" svg:d="M0 151c0-84 68-151 152-151 82 0 149 67 149 151 0 83-67 150-149 150-84 0-152-67-152-150z">
          <text:p/>
        </draw:path>
        <draw:line draw:style-name="gr7" draw:text-style-name="P1" draw:layer="layout" svg:x1="4.666cm" svg:y1="5.306cm" svg:x2="4.666cm" svg:y2="4.722cm">
          <text:p/>
        </draw:line>
        <draw:line draw:style-name="gr7" draw:text-style-name="P1" draw:layer="layout" svg:x1="5.795cm" svg:y1="4.515cm" svg:x2="5.894cm" svg:y2="4.416cm">
          <text:p/>
        </draw:line>
        <draw:line draw:style-name="gr7" draw:text-style-name="P1" draw:layer="layout" svg:x1="4.754cm" svg:y1="4.634cm" svg:x2="5.033cm" svg:y2="4.634cm">
          <text:p/>
        </draw:line>
        <draw:line draw:style-name="gr7" draw:text-style-name="P1" draw:layer="layout" svg:x1="5.893cm" svg:y1="4.416cm" svg:x2="5.893cm" svg:y2="4.194cm">
          <text:p/>
        </draw:line>
        <draw:line draw:style-name="gr7" draw:text-style-name="P1" draw:layer="layout" svg:x1="5.478cm" svg:y1="4.613cm" svg:x2="5.576cm" svg:y2="4.514cm">
          <text:p/>
        </draw:line>
        <draw:line draw:style-name="gr7" draw:text-style-name="P1" draw:layer="layout" svg:x1="4.284cm" svg:y1="5.572cm" svg:x2="4.371cm" svg:y2="5.66cm">
          <text:p/>
        </draw:line>
        <draw:line draw:style-name="gr7" draw:text-style-name="P1" draw:layer="layout" svg:x1="4.494cm" svg:y1="5.394cm" svg:x2="4.494cm" svg:y2="5.393cm">
          <text:p/>
        </draw:line>
        <draw:line draw:style-name="gr7" draw:text-style-name="P1" draw:layer="layout" svg:x1="5.216cm" svg:y1="5.08cm" svg:x2="5.479cm" svg:y2="4.818cm">
          <text:p/>
        </draw:line>
        <draw:line draw:style-name="gr7" draw:text-style-name="P1" draw:layer="layout" svg:x1="4.579cm" svg:y1="5.394cm" svg:x2="4.667cm" svg:y2="5.306cm">
          <text:p/>
        </draw:line>
        <draw:line draw:style-name="gr7" draw:text-style-name="P1" draw:layer="layout" svg:x1="5.129cm" svg:y1="5.659cm" svg:x2="4.37cm" svg:y2="5.659cm">
          <text:p/>
        </draw:line>
        <draw:line draw:style-name="gr7" draw:text-style-name="P1" draw:layer="layout" svg:x1="4.284cm" svg:y1="5.394cm" svg:x2="4.494cm" svg:y2="5.394cm">
          <text:p/>
        </draw:line>
        <draw:line draw:style-name="gr7" draw:text-style-name="P1" draw:layer="layout" svg:x1="5.467cm" svg:y1="3.693cm" svg:x2="5.756cm" svg:y2="3.693cm">
          <text:p/>
        </draw:line>
        <draw:line draw:style-name="gr7" draw:text-style-name="P1" draw:layer="layout" svg:x1="5.575cm" svg:y1="4.514cm" svg:x2="5.797cm" svg:y2="4.514cm">
          <text:p/>
        </draw:line>
        <draw:line draw:style-name="gr7" draw:text-style-name="P1" draw:layer="layout" svg:x1="5.216cm" svg:y1="5.498cm" svg:x2="5.216cm" svg:y2="5.079cm">
          <text:p/>
        </draw:line>
        <draw:line draw:style-name="gr7" draw:text-style-name="P1" draw:layer="layout" svg:x1="5.216cm" svg:y1="5.499cm" svg:x2="5.216cm" svg:y2="5.498cm">
          <text:p/>
        </draw:line>
        <draw:line draw:style-name="gr7" draw:text-style-name="P1" draw:layer="layout" svg:x1="5.756cm" svg:y1="3.693cm" svg:x2="5.897cm" svg:y2="3.833cm">
          <text:p/>
        </draw:line>
        <draw:line draw:style-name="gr7" draw:text-style-name="P1" draw:layer="layout" svg:x1="4.494cm" svg:y1="5.393cm" svg:x2="4.579cm" svg:y2="5.393cm">
          <text:p/>
        </draw:line>
        <draw:line draw:style-name="gr7" draw:text-style-name="P1" draw:layer="layout" svg:x1="4.284cm" svg:y1="5.394cm" svg:x2="4.284cm" svg:y2="5.572cm">
          <text:p/>
        </draw:line>
        <draw:line draw:style-name="gr7" draw:text-style-name="P1" draw:layer="layout" svg:x1="4.666cm" svg:y1="4.723cm" svg:x2="4.755cm" svg:y2="4.634cm">
          <text:p/>
        </draw:line>
        <draw:line draw:style-name="gr7" draw:text-style-name="P1" draw:layer="layout" svg:x1="5.896cm" svg:y1="3.832cm" svg:x2="5.896cm" svg:y2="4.235cm">
          <text:p/>
        </draw:line>
        <draw:line draw:style-name="gr7" draw:text-style-name="P1" draw:layer="layout" svg:x1="5.216cm" svg:y1="5.572cm" svg:x2="5.216cm" svg:y2="5.499cm">
          <text:p/>
        </draw:line>
        <draw:line draw:style-name="gr7" draw:text-style-name="P1" draw:layer="layout" svg:x1="5.129cm" svg:y1="5.66cm" svg:x2="5.217cm" svg:y2="5.572cm">
          <text:p/>
        </draw:line>
        <draw:line draw:style-name="gr7" draw:text-style-name="P1" draw:layer="layout" svg:x1="5.478cm" svg:y1="4.818cm" svg:x2="5.478cm" svg:y2="4.612cm">
          <text:p/>
        </draw:line>
        <draw:line draw:style-name="gr7" draw:text-style-name="P1" draw:layer="layout" svg:x1="5.05cm" svg:y1="4.636cm" svg:x2="5.046cm" svg:y2="4.632cm">
          <text:p/>
        </draw:line>
        <draw:line draw:style-name="gr7" draw:text-style-name="P1" draw:layer="layout" svg:x1="4.284cm" svg:y1="4.632cm" svg:x2="4.049cm" svg:y2="4.632cm">
          <text:p/>
        </draw:line>
        <draw:line draw:style-name="gr7" draw:text-style-name="P1" draw:layer="layout" svg:x1="3.344cm" svg:y1="5.057cm" svg:x2="3.344cm" svg:y2="4.632cm">
          <text:p/>
        </draw:line>
        <draw:line draw:style-name="gr7" draw:text-style-name="P1" draw:layer="layout" svg:x1="4.05cm" svg:y1="4.633cm" svg:x2="3.969cm" svg:y2="4.552cm">
          <text:p/>
        </draw:line>
        <draw:line draw:style-name="gr7" draw:text-style-name="P1" draw:layer="layout" svg:x1="3.969cm" svg:y1="4.552cm" svg:x2="3.724cm" svg:y2="4.552cm">
          <text:p/>
        </draw:line>
        <draw:line draw:style-name="gr7" draw:text-style-name="P1" draw:layer="layout" svg:x1="3.724cm" svg:y1="3.693cm" svg:x2="3.724cm" svg:y2="4.552cm">
          <text:p/>
        </draw:line>
        <draw:line draw:style-name="gr7" draw:text-style-name="P1" draw:layer="layout" svg:x1="3.424cm" svg:y1="4.552cm" svg:x2="3.721cm" svg:y2="4.552cm">
          <text:p/>
        </draw:line>
        <draw:line draw:style-name="gr7" draw:text-style-name="P1" draw:layer="layout" svg:x1="3.343cm" svg:y1="5.059cm" svg:x2="3.345cm" svg:y2="5.057cm">
          <text:p/>
        </draw:line>
        <draw:line draw:style-name="gr7" draw:text-style-name="P1" draw:layer="layout" svg:x1="3.344cm" svg:y1="4.633cm" svg:x2="3.425cm" svg:y2="4.552cm">
          <text:p/>
        </draw:line>
        <draw:line draw:style-name="gr7" draw:text-style-name="P1" draw:layer="layout" svg:x1="3.422cm" svg:y1="5.138cm" svg:x2="3.719cm" svg:y2="5.138cm">
          <text:p/>
        </draw:line>
        <draw:line draw:style-name="gr7" draw:text-style-name="P1" draw:layer="layout" svg:x1="3.343cm" svg:y1="5.058cm" svg:x2="3.423cm" svg:y2="5.139cm">
          <text:p/>
        </draw:line>
        <draw:line draw:style-name="gr7" draw:text-style-name="P1" draw:layer="layout" svg:x1="2.962cm" svg:y1="4.552cm" svg:x2="2.962cm" svg:y2="5.476cm">
          <text:p/>
        </draw:line>
        <draw:line draw:style-name="gr7" draw:text-style-name="P1" draw:layer="layout" svg:x1="3.684cm" svg:y1="5.476cm" svg:x2="3.943cm" svg:y2="5.476cm">
          <text:p/>
        </draw:line>
        <draw:line draw:style-name="gr7" draw:text-style-name="P1" draw:layer="layout" svg:x1="4.106cm" svg:y1="5.14cm" svg:x2="4.284cm" svg:y2="5.14cm">
          <text:p/>
        </draw:line>
        <draw:line draw:style-name="gr7" draw:text-style-name="P1" draw:layer="layout" svg:x1="3.216cm" svg:y1="5.476cm" svg:x2="3.684cm" svg:y2="5.476cm">
          <text:p/>
        </draw:line>
        <draw:line draw:style-name="gr7" draw:text-style-name="P1" draw:layer="layout" svg:x1="3.943cm" svg:y1="5.477cm" svg:x2="4.026cm" svg:y2="5.394cm">
          <text:p/>
        </draw:line>
        <draw:line draw:style-name="gr7" draw:text-style-name="P1" draw:layer="layout" svg:x1="4.025cm" svg:y1="5.394cm" svg:x2="4.025cm" svg:y2="5.222cm">
          <text:p/>
        </draw:line>
        <draw:line draw:style-name="gr7" draw:text-style-name="P1" draw:layer="layout" svg:x1="4.025cm" svg:y1="5.223cm" svg:x2="4.107cm" svg:y2="5.14cm">
          <text:p/>
        </draw:line>
        <draw:line draw:style-name="gr7" draw:text-style-name="P1" draw:layer="layout" svg:x1="4.414cm" svg:y1="4.272cm" svg:x2="4.414cm" svg:y2="4.273cm">
          <text:p/>
        </draw:line>
        <draw:line draw:style-name="gr7" draw:text-style-name="P1" draw:layer="layout" svg:x1="4.282cm" svg:y1="4.888cm" svg:x2="4.286cm" svg:y2="4.886cm">
          <text:p/>
        </draw:line>
        <draw:line draw:style-name="gr7" draw:text-style-name="P1" draw:layer="layout" svg:x1="4.536cm" svg:y1="4.772cm" svg:x2="4.422cm" svg:y2="4.887cm">
          <text:p/>
        </draw:line>
        <draw:line draw:style-name="gr7" draw:text-style-name="P1" draw:layer="layout" svg:x1="3.724cm" svg:y1="4.887cm" svg:x2="4.282cm" svg:y2="4.887cm">
          <text:p/>
        </draw:line>
        <draw:line draw:style-name="gr7" draw:text-style-name="P1" draw:layer="layout" svg:x1="4.414cm" svg:y1="4.273cm" svg:x2="4.536cm" svg:y2="4.396cm">
          <text:p/>
        </draw:line>
        <draw:line draw:style-name="gr7" draw:text-style-name="P1" draw:layer="layout" svg:x1="4.422cm" svg:y1="4.886cm" svg:x2="4.284cm" svg:y2="4.886cm">
          <text:p/>
        </draw:line>
        <draw:line draw:style-name="gr7" draw:text-style-name="P1" draw:layer="layout" svg:x1="4.535cm" svg:y1="4.395cm" svg:x2="4.535cm" svg:y2="4.772cm">
          <text:p/>
        </draw:line>
        <draw:line draw:style-name="gr7" draw:text-style-name="P1" draw:layer="layout" svg:x1="3.724cm" svg:y1="4.886cm" svg:x2="3.724cm" svg:y2="4.887cm">
          <text:p/>
        </draw:line>
        <draw:line draw:style-name="gr7" draw:text-style-name="P1" draw:layer="layout" svg:x1="4.414cm" svg:y1="3.693cm" svg:x2="4.414cm" svg:y2="4.272cm">
          <text:p/>
        </draw:line>
        <draw:line draw:style-name="gr7" draw:text-style-name="P1" draw:layer="layout" svg:x1="5.274cm" svg:y1="4.889cm" svg:x2="5.385cm" svg:y2="4.778cm">
          <text:p/>
        </draw:line>
        <draw:line draw:style-name="gr7" draw:text-style-name="P1" draw:layer="layout" svg:x1="5.052cm" svg:y1="4.888cm" svg:x2="5.274cm" svg:y2="4.888cm">
          <text:p/>
        </draw:line>
        <draw:line draw:style-name="gr7" draw:text-style-name="P1" draw:layer="layout" svg:x1="5.134cm" svg:y1="4.235cm" svg:x2="4.994cm" svg:y2="4.235cm">
          <text:p/>
        </draw:line>
        <draw:line draw:style-name="gr7" draw:text-style-name="P1" draw:layer="layout" svg:x1="5.385cm" svg:y1="4.335cm" svg:x2="5.287cm" svg:y2="4.236cm">
          <text:p/>
        </draw:line>
        <draw:line draw:style-name="gr7" draw:text-style-name="P1" draw:layer="layout" svg:x1="4.995cm" svg:y1="4.236cm" svg:x2="4.914cm" svg:y2="4.156cm">
          <text:p/>
        </draw:line>
        <draw:line draw:style-name="gr7" draw:text-style-name="P1" draw:layer="layout" svg:x1="5.287cm" svg:y1="4.236cm" svg:x2="5.065cm" svg:y2="4.236cm">
          <text:p/>
        </draw:line>
        <draw:line draw:style-name="gr7" draw:text-style-name="P1" draw:layer="layout" svg:x1="4.665cm" svg:y1="3.693cm" svg:x2="4.914cm" svg:y2="3.693cm">
          <text:p/>
        </draw:line>
        <draw:line draw:style-name="gr7" draw:text-style-name="P1" draw:layer="layout" svg:x1="5.384cm" svg:y1="4.778cm" svg:x2="5.384cm" svg:y2="4.334cm">
          <text:p/>
        </draw:line>
        <draw:line draw:style-name="gr7" draw:text-style-name="P1" draw:layer="layout" svg:x1="4.914cm" svg:y1="4.156cm" svg:x2="4.914cm" svg:y2="3.693cm">
          <text:p/>
        </draw:line>
        <draw:polygon draw:style-name="gr8" draw:text-style-name="P2" draw:layer="layout" svg:width="0.346cm" svg:height="0.185cm" svg:x="3.809cm" svg:y="4.627cm" svg:viewBox="0 0 347 186" draw:points="130,2 135,6 193,64 197,67 205,73 219,78 233,81 248,81 301,81 309,83 316,89 320,97 320,101 320,116 321,122 326,135 335,147 339,150 345,157 347,165 345,174 340,181 332,185 327,186 73,186 65,184 58,178 57,178 54,174 51,170 36,154 18,141 10,137 3,132 0,124 0,115 4,107 9,102 26,93 47,77 65,58 81,37 95,14 96,12 97,10 99,8 100,6 101,5 103,4 106,2 107,2 109,1 114,0 121,0">
          <text:p/>
        </draw:polygon>
        <draw:polygon draw:style-name="gr8" draw:text-style-name="P2" draw:layer="layout" svg:width="0.819cm" svg:height="1.017cm" svg:x="4.49cm" svg:y="3.796cm" svg:viewBox="0 0 820 1018" draw:points="54,0 56,1 58,2 60,3 64,5 73,15 93,30 115,41 138,48 162,52 187,52 211,48 234,41 256,30 276,15 283,10 292,9 300,12 306,17 306,18 316,28 323,35 324,36 341,48 347,55 349,63 349,64 349,367 352,382 358,396 361,400 366,408 447,490 452,497 452,498 454,504 464,529 477,551 488,566 493,572 511,591 532,607 555,620 579,630 604,637 630,640 657,640 683,637 708,630 733,620 756,607 777,591 786,581 794,576 803,575 811,578 817,584 820,593 820,595 820,944 818,952 815,958 760,1012 753,1017 746,1018 704,1018 696,1016 689,1010 688,1010 674,990 669,985 662,978 657,971 656,962 659,953 662,950 674,938 688,918 699,897 707,873 711,849 711,825 707,801 699,777 688,756 674,736 657,719 641,708 637,704 629,701 615,693 592,686 571,683 568,682 543,682 540,682 519,686 496,693 474,704 454,719 437,736 428,749 424,754 423,756 416,762 408,764 407,764 256,764 253,765 242,767 228,772 225,774 223,776 216,781 155,842 147,847 138,848 130,845 124,838 121,830 121,828 121,593 120,588 119,587 118,578 112,565 112,564 105,554 104,552 5,453 1,445 0,439 0,44 2,36 7,29 8,28 26,15 35,5 37,4 39,3 41,2 43,1 45,0 47,0 50,0 52,0">
          <text:p/>
        </draw:polygon>
        <draw:polygon draw:style-name="gr8" draw:text-style-name="P2" draw:layer="layout" svg:width="0.219cm" svg:height="0.436cm" svg:x="3.419cm" svg:y="4.627cm" svg:viewBox="0 0 220 437" draw:points="115,2 122,8 125,12 126,14 139,36 143,41 155,57 173,76 194,92 211,101 217,107 220,116 220,124 215,132 210,136 202,140 184,153 169,169 156,187 146,206 139,227 135,249 135,271 139,293 146,314 156,333 169,351 182,366 187,373 188,382 185,390 182,394 177,399 164,416 158,427 152,433 143,437 140,437 43,437 40,436 36,436 35,435 34,435 29,431 6,408 1,401 0,394 0,44 2,36 6,30 30,6 38,1 44,0 107,0">
          <text:p/>
        </draw:polygon>
        <draw:polygon draw:style-name="gr8" draw:text-style-name="P2" draw:layer="layout" svg:width="0.207cm" svg:height="0.468cm" svg:x="4.384cm" svg:y="4.851cm" svg:viewBox="0 0 208 469" draw:points="199,3 205,9 208,18 208,20 208,417 206,426 202,431 170,463 162,467 156,468 103,468 102,469 98,469 47,469 38,467 31,461 18,443 6,431 1,424 0,415 3,406 6,403 18,391 32,371 43,350 51,326 55,302 55,278 51,254 43,230 32,209 18,189 6,177 1,170 0,161 3,152 6,149 18,137 31,118 37,112 44,110 45,110 59,107 73,102 78,98 85,93 173,6 180,1 190,0">
          <text:p/>
        </draw:polygon>
        <draw:polygon draw:style-name="gr8" draw:text-style-name="P2" draw:layer="layout" svg:width="0.083cm" svg:height="0.132cm" svg:x="4.1cm" svg:y="5.221cm" svg:viewBox="0 0 84 133" draw:points="41,0 43,0 45,1 48,1 49,2 51,3 54,5 55,7 56,7 65,20 79,32 79,33 81,36 83,39 83,40 83,41 83,45 84,48 84,49 84,50 82,53 81,57 80,57 80,58 78,60 65,73 56,86 51,93 40,114 38,119 34,126 26,131 18,133 9,130 3,124 0,115 0,113 0,40 2,32 5,26 26,5 29,4 31,2 32,2 34,1 37,0 40,0">
          <text:p/>
        </draw:polygon>
        <draw:polygon draw:style-name="gr8" draw:text-style-name="P2" draw:layer="layout" svg:width="0.385cm" svg:height="0.439cm" svg:x="3.798cm" svg:y="4.962cm" svg:viewBox="0 0 386 440" draw:points="349,2 356,8 362,16 368,25 380,37 385,44 386,53 383,63 380,66 368,78 361,88 355,96 349,102 340,104 339,104 302,104 300,104 288,107 274,112 270,115 262,121 169,213 164,221 163,223 161,225 155,239 152,254 152,394 152,397 151,400 151,401 150,402 147,408 120,434 113,439 106,440 84,440 76,438 69,432 66,428 65,426 52,404 36,383 18,364 17,364 11,359 8,357 2,350 0,341 2,333 7,326 10,324 20,318 38,304 54,288 67,271 78,251 87,231 93,209 96,187 96,165 93,143 87,121 78,101 78,100 67,81 54,64 49,58 48,56 47,55 46,53 44,50 44,49 43,47 43,44 43,42 44,40 44,38 45,36 46,33 48,31 48,30 62,16 69,7 72,5 75,2 76,2 77,2 80,1 83,0 84,0 340,0">
          <text:p/>
        </draw:polygon>
        <draw:polygon draw:style-name="gr8" draw:text-style-name="P2" draw:layer="layout" svg:width="0.659cm" svg:height="0.875cm" svg:x="4.364cm" svg:y="4.709cm" svg:viewBox="0 0 660 876" draw:points="541,1 545,2 549,5 552,7 552,8 564,24 577,37 579,40 581,43 581,44 581,45 581,49 582,52 582,53 582,54 580,57 579,61 578,61 578,62 576,64 564,76 550,96 539,117 531,141 527,165 527,189 531,213 539,237 547,252 550,258 558,269 564,278 576,290 581,297 582,306 579,315 576,318 564,330 554,344 551,348 550,350 539,371 531,395 528,416 528,417 527,419 527,443 531,467 539,491 547,506 550,512 562,530 564,533 576,545 581,552 582,561 579,570 576,573 564,585 555,598 550,605 539,626 531,650 529,667 527,674 527,698 528,703 531,722 539,746 548,763 550,767 562,784 564,787 581,804 601,819 623,830 645,837 646,837 653,842 658,849 660,858 657,866 651,873 642,876 640,876 46,876 43,875 39,875 38,874 37,874 32,870 5,844 1,836 0,827 3,819 8,814 14,809 21,804 38,787 51,769 57,763 66,761 67,761 137,761 141,761 222,761 237,758 251,752 255,749 263,744 360,646 367,636 369,634 374,620 377,606 377,52 379,43 383,38 415,6 422,1 429,0 537,0">
          <text:p/>
        </draw:polygon>
        <draw:polygon draw:style-name="gr8" draw:text-style-name="P2" draw:layer="layout" svg:width="3.584cm" svg:height="4.025cm" svg:x="2.616cm" svg:y="2.05cm" svg:viewBox="0 0 3585 4026" draw:points="3574,2 3581,7 3585,15 3585,19 3585,4007 3583,4015 3578,4022 3570,4026 3566,4026 1486,4026 1477,4024 1470,4019 1466,4011 1466,4002 1468,3999 1467,3999 1468,3998 1472,3982 1472,3718 1468,3702 1460,3689 1449,3677 1435,3670 1420,3665 1093,3665 1084,3663 1077,3658 1073,3650 1073,3641 1077,3633 1084,3628 1090,3626 1098,3625 1107,3624 1132,3617 1156,3607 1179,3594 1200,3578 1218,3559 1234,3538 1247,3516 1248,3514 1253,3507 1261,3503 1266,3502 1334,3502 1348,3499 1362,3494 1371,3487 1374,3485 1467,3393 1470,3388 1475,3381 1478,3373 1479,3372 1481,3369 1483,3367 1484,3366 1485,3365 1488,3364 1491,3362 1492,3362 1493,3362 1496,3362 1499,3362 1500,3362 1502,3362 1505,3364 1508,3365 1508,3366 1509,3367 1511,3369 1514,3372 1514,3373 1514,3374 1515,3375 1516,3378 1516,3381 1524,3405 1533,3422 1535,3426 1547,3443 1549,3446 1566,3463 1567,3463 1584,3476 1590,3483 1592,3491 1592,3492 1592,3530 1595,3545 1601,3559 1603,3562 1609,3571 1707,3668 1714,3673 1719,3677 1721,3677 1733,3682 1747,3685 2520,3685 2534,3682 2548,3677 2553,3673 2560,3668 2658,3571 2663,3563 2664,3562 2666,3559 2672,3545 2675,3530 2675,3463 2675,3459 2676,3456 2676,3069 2678,3061 2681,3055 2799,2938 2920,2817 2928,2805 2934,2791 2937,2776 2937,2762 2937,2601 2939,2593 2942,2587 2985,2545 2992,2540 2999,2539 3189,2539 3203,2536 3217,2531 3229,2522 3240,2512 3243,2507 3245,2504 3337,2414 3345,2402 3351,2388 3352,2382 3356,2373 3362,2368 3364,2367 3369,2365 3392,2352 3413,2336 3431,2317 3447,2296 3460,2274 3470,2249 3477,2224 3481,2198 3481,2172 3477,2146 3470,2121 3460,2096 3447,2074 3431,2053 3413,2034 3397,2022 3392,2018 3369,2005 3368,2005 3361,2000 3356,1992 3356,1986 3356,1775 3355,1774 3353,1760 3347,1746 3342,1739 3339,1734 3188,1585 3179,1579 3176,1576 3166,1572 3162,1571 3153,1569 3148,1568 3049,1568 3041,1566 3034,1560 3031,1556 3030,1554 3017,1532 3001,1511 2983,1492 2980,1490 2962,1476 2939,1463 2915,1453 2890,1446 2864,1443 2837,1443 2811,1446 2786,1453 2762,1463 2739,1476 2718,1492 2700,1511 2684,1532 2671,1554 2661,1579 2654,1604 2650,1630 2650,1656 2654,1682 2658,1699 2661,1707 2671,1732 2684,1754 2689,1761 2700,1775 2718,1794 2739,1810 2762,1823 2786,1833 2811,1840 2837,1843 2864,1843 2890,1840 2915,1833 2939,1823 2962,1810 2983,1794 3001,1775 3017,1754 3030,1732 3031,1730 3036,1723 3044,1719 3049,1718 3101,1718 3110,1720 3115,1724 3199,1807 3203,1815 3204,1821 3204,1986 3202,1995 3197,2002 3192,2005 3191,2005 3181,2011 3168,2018 3147,2034 3129,2053 3113,2074 3100,2096 3090,2121 3083,2146 3079,2172 3079,2198 3083,2224 3088,2245 3090,2249 3100,2274 3113,2296 3124,2311 3129,2317 3147,2336 3160,2345 3162,2348 3165,2351 3165,2352 3166,2352 3167,2356 3168,2359 3168,2360 3168,2361 3167,2364 3167,2368 3166,2369 3166,2370 3162,2375 3154,2383 3147,2388 3140,2389 2967,2389 2952,2389 2949,2390 2938,2392 2924,2397 2912,2406 2878,2440 2870,2445 2861,2446 2853,2443 2847,2436 2844,2428 2844,2426 2844,2277 2843,2272 2841,2262 2835,2248 2827,2236 2816,2226 2718,2128 2712,2124 2706,2117 2705,2115 2697,2096 2684,2074 2668,2053 2650,2034 2634,2022 2629,2018 2606,2005 2582,1995 2557,1988 2531,1985 2504,1985 2478,1988 2453,1995 2429,2005 2406,2018 2406,2019 2398,2022 2389,2022 2381,2018 2375,2011 2374,2003 2374,1810 2376,1802 2381,1795 2382,1794 2400,1781 2417,1764 2431,1744 2442,1723 2450,1699 2454,1675 2454,1611 2450,1587 2442,1563 2431,1542 2417,1522 2400,1505 2392,1499 2380,1490 2375,1488 2358,1479 2335,1472 2314,1469 2311,1468 2286,1468 2283,1468 2262,1472 2239,1479 2217,1490 2197,1505 2180,1522 2180,1523 2173,1528 2165,1531 2156,1529 2150,1525 2146,1522 2130,1510 2119,1505 2108,1499 2085,1492 2064,1489 2061,1488 2036,1488 2033,1488 2012,1492 1989,1499 1967,1510 1964,1513 1947,1525 1938,1535 1930,1539 1921,1540 1913,1537 1909,1535 1900,1525 1896,1522 1880,1510 1869,1505 1858,1499 1835,1492 1814,1489 1811,1488 1786,1488 1783,1488 1762,1492 1739,1499 1717,1510 1714,1513 1697,1525 1680,1542 1666,1562 1655,1583 1647,1607 1643,1631 1643,1655 1647,1679 1655,1703 1657,1707 1666,1724 1673,1734 1680,1744 1697,1761 1701,1763 1715,1774 1721,1781 1723,1789 1723,1790 1723,2209 1723,2213 1722,2216 1722,2230 1725,2243 1725,2245 1727,2249 1730,2257 1731,2259 1739,2271 1792,2323 1839,2370 1843,2378 1844,2384 1844,2430 1842,2438 1837,2445 1829,2449 1820,2449 1812,2445 1809,2442 1808,2441 1797,2433 1783,2428 1777,2427 1558,2427 1552,2428 1538,2433 1527,2441 1518,2453 1513,2466 1512,2472 1512,2487 1512,2489 1512,2491 1511,2493 1510,2496 1509,2497 1508,2499 1506,2501 1505,2503 1503,2504 1501,2505 1499,2505 1497,2506 1493,2507 1472,2507 1463,2505 1458,2501 1400,2444 1391,2438 1388,2435 1377,2431 1374,2430 1363,2428 1360,2427 1306,2427 1298,2425 1291,2419 1288,2415 1287,2413 1274,2391 1258,2370 1240,2351 1232,2345 1219,2335 1196,2322 1195,2322 1188,2317 1183,2309 1183,2303 1183,1842 1185,1833 1190,1826 1195,1823 1196,1823 1219,1810 1240,1794 1258,1775 1274,1754 1287,1732 1297,1707 1304,1682 1308,1656 1308,1630 1304,1604 1297,1579 1287,1554 1274,1532 1258,1511 1240,1492 1237,1490 1219,1476 1196,1463 1172,1453 1147,1446 1121,1443 1094,1443 1068,1446 1043,1453 1019,1463 996,1476 975,1492 957,1511 941,1532 928,1554 918,1579 911,1604 907,1630 907,1656 911,1682 915,1699 918,1707 928,1732 941,1754 946,1761 957,1775 975,1794 981,1798 996,1810 1019,1823 1020,1823 1027,1828 1032,1836 1032,1842 1032,2303 1030,2312 1025,2319 1020,2322 1019,2322 1015,2325 996,2335 975,2351 957,2370 941,2391 928,2413 927,2415 922,2422 914,2426 909,2427 801,2427 797,2428 786,2430 772,2435 769,2438 760,2444 670,2534 667,2538 661,2546 656,2560 653,2575 653,2992 653,2996 651,3002 651,3016 654,3027 654,3031 660,3045 668,3057 759,3147 764,3151 771,3156 785,3161 799,3164 814,3164 944,3164 952,3166 959,3172 961,3174 961,3175 966,3183 973,3192 979,3200 991,3212 996,3220 997,3229 994,3237 988,3243 985,3245 979,3247 956,3260 935,3276 917,3295 901,3316 888,3338 887,3340 882,3347 874,3351 869,3352 764,3352 755,3350 748,3344 747,3342 741,3332 728,3315 712,3299 694,3285 675,3274 661,3268 654,3266 633,3260 611,3257 588,3257 566,3260 545,3266 524,3274 505,3285 487,3299 481,3305 480,3305 479,3307 476,3308 474,3309 472,3310 471,3310 468,3310 465,3310 464,3310 462,3310 460,3309 457,3307 454,3306 454,3305 440,3291 428,3283 427,3282 425,3279 423,3277 423,3276 422,3275 422,3271 421,3268 421,3267 421,2702 423,2693 428,2686 433,2683 434,2683 457,2670 478,2653 496,2634 512,2613 525,2591 535,2566 542,2541 546,2515 546,2489 542,2463 535,2438 525,2413 512,2391 496,2370 478,2351 470,2345 469,2345 464,2338 461,2329 463,2321 469,2314 476,2310 481,2309 888,2309 903,2305 917,2297 928,2286 936,2272 940,2257 940,1992 936,1977 928,1963 917,1952 903,1944 888,1940 75,1940 59,1940 44,1944 29,1952 21,1955 12,1954 5,1949 0,1941 0,1935 0,888 907,888 907,1311 912,1327 919,1340 931,1352 944,1359 960,1364 1224,1364 1240,1359 1253,1352 1265,1340 1272,1327 1277,1311 1277,888 1272,872 1265,859 1253,847 1240,840 1224,835 975,835 960,835 944,840 931,847 919,859 912,872 907,888 0,888 0,589 2,580 7,574 15,570 24,570 32,574 34,575 45,587 59,595 74,599 1124,599 1139,595 1153,587 1164,576 1172,562 1176,547 1176,189 1839,189 1839,1114 1844,1130 1851,1143 1863,1155 1876,1162 1892,1167 2156,1167 2172,1162 2185,1155 2197,1143 2204,1130 2209,1114 2209,919 2652,919 2652,1280 2657,1296 2664,1309 2676,1321 2689,1328 2705,1333 2969,1333 2985,1328 2998,1321 3010,1309 3017,1296 3022,1280 3022,919 3017,903 3010,890 2998,878 2985,871 2969,866 2720,866 2705,866 2689,871 2676,878 2664,890 2657,903 2652,919 2209,919 2209,189 2204,173 2197,160 2185,148 2172,141 2156,136 1907,136 1892,136 1876,141 1863,148 1851,160 1844,173 1839,189 1176,189 1176,42 1172,26 1171,25 1172,25 1170,18 1173,10 1179,3 1187,0 1190,0 3566,0">
          <text:p/>
        </draw:polygon>
        <draw:polygon draw:style-name="gr8" draw:text-style-name="P2" draw:layer="layout" svg:width="1.062cm" svg:height="1.731cm" svg:x="2.616cm" svg:y="4.344cm" svg:viewBox="0 0 1063 1732" draw:points="29,3 30,3 44,11 59,15 75,15 210,15 218,17 225,23 229,31 229,39 225,47 222,51 221,51 213,57 195,76 179,97 166,119 157,141 156,144 153,155 149,169 145,195 145,221 149,246 149,247 150,252 156,272 166,297 179,319 183,324 195,340 213,359 227,370 234,375 257,389 258,389 265,394 270,402 270,408 270,973 268,982 263,989 262,989 251,997 235,1014 234,1015 221,1032 211,1052 204,1074 200,1097 200,1169 204,1192 211,1214 220,1231 221,1234 235,1252 251,1269 269,1282 290,1292 312,1299 334,1303 357,1303 379,1299 401,1292 422,1282 440,1269 453,1255 461,1251 470,1250 478,1253 481,1255 487,1261 505,1275 520,1284 524,1286 545,1294 566,1300 586,1303 588,1303 611,1303 633,1300 654,1294 675,1286 694,1275 712,1261 728,1245 741,1228 747,1218 753,1212 761,1208 764,1208 870,1208 878,1210 885,1216 888,1220 889,1222 902,1244 915,1261 918,1265 936,1284 957,1300 980,1313 1004,1323 1029,1330 1037,1331 1046,1332 1054,1335 1060,1341 1063,1350 1062,1358 1057,1366 1050,1370 1043,1371 876,1371 861,1376 847,1383 836,1395 828,1408 824,1424 824,1688 828,1704 829,1705 828,1705 830,1711 829,1720 824,1727 816,1732 809,1732 719,1732 710,1730 703,1725 700,1717 700,1708 702,1703 702,1702 706,1687 706,1422 702,1407 694,1393 683,1382 669,1374 654,1370 308,1370 292,1370 277,1374 263,1382 252,1393 244,1407 240,1422 240,1687 244,1702 244,1703 245,1703 247,1711 246,1720 241,1727 233,1732 227,1732 19,1732 11,1730 4,1725 0,1717 0,1713 0,20 2,11 7,4 15,0 24,0">
          <text:p/>
        </draw:polygon>
        <draw:path draw:style-name="gr9" draw:text-style-name="P3" draw:layer="layout" svg:width="0.1cm" svg:height="0.1cm" svg:x="5.846cm" svg:y="4.185cm" svg:viewBox="0 0 101 101" svg:d="M0 50c0-28 23-50 50-50 28 0 51 22 51 50s-23 51-51 51c-27 0-50-23-50-51z">
          <text:p/>
        </draw:path>
        <draw:path draw:style-name="gr9" draw:text-style-name="P3" draw:layer="layout" svg:width="0.1cm" svg:height="0.1cm" svg:x="5.084cm" svg:y="4.185cm" svg:viewBox="0 0 101 101" svg:d="M0 50c0-28 22-50 49-50 28 0 52 22 52 50s-24 51-52 51c-27 0-49-23-49-51z">
          <text:p/>
        </draw:path>
        <draw:path draw:style-name="gr9" draw:text-style-name="P3" draw:layer="layout" svg:width="0.1cm" svg:height="0.1cm" svg:x="4.865cm" svg:y="3.643cm" svg:viewBox="0 0 101 101" svg:d="M0 51c0-29 23-51 50-51 28 0 51 22 51 51 0 28-23 50-51 50-27 0-50-22-50-50z">
          <text:p/>
        </draw:path>
        <draw:path draw:style-name="gr9" draw:text-style-name="P3" draw:layer="layout" svg:width="0.1cm" svg:height="0.1cm" svg:x="4.614cm" svg:y="3.643cm" svg:viewBox="0 0 101 101" svg:d="M0 51c0-29 23-51 51-51s50 22 50 51c0 28-22 50-50 50s-51-22-51-50z">
          <text:p/>
        </draw:path>
        <draw:path draw:style-name="gr9" draw:text-style-name="P3" draw:layer="layout" svg:width="0.1cm" svg:height="0.1cm" svg:x="4.365cm" svg:y="3.643cm" svg:viewBox="0 0 101 101" svg:d="M0 51c0-29 23-51 50-51 28 0 51 22 51 51 0 28-23 50-51 50-27 0-50-22-50-50z">
          <text:p/>
        </draw:path>
        <draw:path draw:style-name="gr9" draw:text-style-name="P3" draw:layer="layout" svg:width="0.1cm" svg:height="0.1cm" svg:x="2.911cm" svg:y="4.502cm" svg:viewBox="0 0 101 101" svg:d="M0 50c0-28 23-50 51-50 27 0 50 22 50 50 0 29-23 51-50 51-28 0-51-22-51-51z">
          <text:p/>
        </draw:path>
        <draw:path draw:style-name="gr9" draw:text-style-name="P3" draw:layer="layout" svg:width="0.1cm" svg:height="0.1cm" svg:x="3.673cm" svg:y="4.502cm" svg:viewBox="0 0 101 101" svg:d="M0 50c0-28 24-50 52-50 27 0 49 22 49 50 0 29-22 51-49 51-28 0-52-22-52-51z">
          <text:p/>
        </draw:path>
        <draw:path draw:style-name="gr9" draw:text-style-name="P3" draw:layer="layout" svg:width="0.1cm" svg:height="0.1cm" svg:x="2.911cm" svg:y="5.426cm" svg:viewBox="0 0 101 101" svg:d="M0 51c0-29 23-51 51-51 27 0 50 22 50 51 0 28-23 50-50 50-28 0-51-22-51-50z">
          <text:p/>
        </draw:path>
        <draw:path draw:style-name="gr9" draw:text-style-name="P3" draw:layer="layout" svg:width="0.1cm" svg:height="0.1cm" svg:x="3.165cm" svg:y="5.426cm" svg:viewBox="0 0 101 101" svg:d="M0 51c0-29 23-51 52-51 27 0 49 22 49 51 0 28-22 50-49 50-29 0-52-22-52-50z">
          <text:p/>
        </draw:path>
        <draw:path draw:style-name="gr9" draw:text-style-name="P3" draw:layer="layout" svg:width="0.1cm" svg:height="0.1cm" svg:x="3.673cm" svg:y="4.837cm" svg:viewBox="0 0 101 101" svg:d="M0 51c0-29 24-51 52-51 27 0 49 22 49 51 0 28-22 50-49 50-28 0-52-22-52-50z">
          <text:p/>
        </draw:path>
        <draw:path draw:style-name="gr9" draw:text-style-name="P3" draw:layer="layout" svg:width="0.1cm" svg:height="0.1cm" svg:x="3.673cm" svg:y="5.087cm" svg:viewBox="0 0 101 101" svg:d="M0 50c0-28 24-50 52-50 27 0 49 22 49 50 0 29-22 51-49 51-28 0-52-22-52-51z">
          <text:p/>
        </draw:path>
        <draw:path draw:style-name="gr9" draw:text-style-name="P3" draw:layer="layout" svg:width="0.1cm" svg:height="0.1cm" svg:x="5.416cm" svg:y="3.643cm" svg:viewBox="0 0 101 101" svg:d="M0 51c0-29 23-51 52-51 27 0 49 22 49 51 0 28-22 50-49 50-29 0-52-22-52-50z">
          <text:p/>
        </draw:path>
        <draw:path draw:style-name="gr9" draw:text-style-name="P3" draw:layer="layout" svg:width="0.1cm" svg:height="0.1cm" svg:x="4.233cm" svg:y="4.582cm" svg:viewBox="0 0 101 101" svg:d="M0 50c0-28 23-50 52-50 27 0 49 22 49 50s-22 51-49 51c-29 0-52-23-52-51z">
          <text:p/>
        </draw:path>
        <draw:path draw:style-name="gr9" draw:text-style-name="P3" draw:layer="layout" svg:width="0.1cm" svg:height="0.1cm" svg:x="4.233cm" svg:y="4.836cm" svg:viewBox="0 0 101 101" svg:d="M0 51c0-29 23-51 52-51 27 0 49 22 49 51 0 28-22 50-49 50-29 0-52-22-52-50z">
          <text:p/>
        </draw:path>
        <draw:path draw:style-name="gr9" draw:text-style-name="P3" draw:layer="layout" svg:width="0.1cm" svg:height="0.1cm" svg:x="4.233cm" svg:y="5.09cm" svg:viewBox="0 0 101 101" svg:d="M0 50c0-28 23-50 52-50 27 0 49 22 49 50 0 29-22 51-49 51-29 0-52-22-52-51z">
          <text:p/>
        </draw:path>
        <draw:path draw:style-name="gr9" draw:text-style-name="P3" draw:layer="layout" svg:width="0.1cm" svg:height="0.1cm" svg:x="4.233cm" svg:y="5.344cm" svg:viewBox="0 0 101 101" svg:d="M0 51c0-28 23-51 52-51 27 0 49 23 49 51s-22 50-49 50c-29 0-52-22-52-50z">
          <text:p/>
        </draw:path>
        <draw:path draw:style-name="gr9" draw:text-style-name="P3" draw:layer="layout" svg:width="0.1cm" svg:height="0.1cm" svg:x="4.995cm" svg:y="5.344cm" svg:viewBox="0 0 101 101" svg:d="M0 51c0-28 23-51 51-51s50 23 50 51-22 50-50 50-51-22-51-50z">
          <text:p/>
        </draw:path>
        <draw:path draw:style-name="gr9" draw:text-style-name="P3" draw:layer="layout" svg:width="0.1cm" svg:height="0.1cm" svg:x="4.995cm" svg:y="5.09cm" svg:viewBox="0 0 101 101" svg:d="M0 50c0-28 23-50 51-50s50 22 50 50c0 29-22 51-50 51s-51-22-51-51z">
          <text:p/>
        </draw:path>
        <draw:path draw:style-name="gr9" draw:text-style-name="P3" draw:layer="layout" svg:width="0.1cm" svg:height="0.1cm" svg:x="4.995cm" svg:y="4.836cm" svg:viewBox="0 0 101 101" svg:d="M0 51c0-29 23-51 51-51s50 22 50 51c0 28-22 50-50 50s-51-22-51-50z">
          <text:p/>
        </draw:path>
        <draw:path draw:style-name="gr9" draw:text-style-name="P3" draw:layer="layout" svg:width="0.1cm" svg:height="0.1cm" svg:x="4.995cm" svg:y="4.582cm" svg:viewBox="0 0 101 101" svg:d="M0 50c0-28 23-50 51-50s50 22 50 50-22 51-50 51-51-23-51-51z">
          <text:p/>
        </draw:path>
        <draw:path draw:style-name="gr9" draw:text-style-name="P3" draw:layer="layout" svg:width="0.1cm" svg:height="0.1cm" svg:x="3.673cm" svg:y="3.643cm" svg:viewBox="0 0 101 101" svg:d="M0 51c0-29 24-51 52-51 27 0 49 22 49 51 0 28-22 50-49 50-28 0-52-22-52-50z">
          <text:p/>
        </draw:path>
        <draw:path draw:style-name="gr9" draw:text-style-name="P3" draw:layer="layout" svg:width="0.1cm" svg:height="0.1cm" svg:x="3.633cm" svg:y="5.426cm" svg:viewBox="0 0 101 101" svg:d="M0 51c0-29 23-51 52-51 27 0 49 22 49 51 0 28-22 50-49 50-29 0-52-22-52-50z">
          <text:p/>
        </draw:path>
        <draw:path draw:style-name="gr3" draw:text-style-name="P2" draw:layer="layout" svg:width="0.301cm" svg:height="0.3cm" svg:x="5.746cm" svg:y="4.085cm" svg:viewBox="0 0 302 301" svg:d="M0 151c0-84 68-151 150-151 83 0 152 67 152 151 0 83-69 150-152 150-82 0-150-67-150-150z">
          <text:p/>
        </draw:path>
        <draw:path draw:style-name="gr3" draw:text-style-name="P2" draw:layer="layout" svg:width="0.3cm" svg:height="0.3cm" svg:x="4.984cm" svg:y="4.085cm" svg:viewBox="0 0 301 301" svg:d="M0 151c0-84 67-151 149-151 84 0 152 67 152 151 0 83-68 150-152 150-82 0-149-67-149-150z">
          <text:p/>
        </draw:path>
        <draw:line draw:style-name="gr4" draw:text-style-name="P1" draw:layer="layout" svg:x1="4.914cm" svg:y1="3.713cm" svg:x2="4.914cm" svg:y2="3.673cm">
          <text:p/>
        </draw:line>
        <draw:path draw:style-name="gr3" draw:text-style-name="P2" draw:layer="layout" svg:width="0.211cm" svg:height="0.21cm" svg:x="4.559cm" svg:y="3.588cm" svg:viewBox="0 0 212 211" svg:d="M0 105c0-58 49-105 107-105 57 0 105 47 105 105s-48 106-105 106c-58 0-107-48-107-106z">
          <text:p/>
        </draw:path>
        <draw:path draw:style-name="gr3" draw:text-style-name="P2" draw:layer="layout" svg:width="0.209cm" svg:height="0.21cm" svg:x="4.31cm" svg:y="3.588cm" svg:viewBox="0 0 210 211" svg:d="M0 105c0-58 48-105 105-105 58 0 105 47 105 105s-47 106-105 106c-57 0-105-48-105-106z">
          <text:p/>
        </draw:path>
        <draw:path draw:style-name="gr3" draw:text-style-name="P2" draw:layer="layout" svg:width="0.3cm" svg:height="0.3cm" svg:x="2.811cm" svg:y="4.402cm" svg:viewBox="0 0 301 301" svg:d="M0 151c0-84 68-151 151-151 82 0 150 67 150 151 0 83-68 150-150 150-83 0-151-67-151-150z">
          <text:p/>
        </draw:path>
        <draw:path draw:style-name="gr3" draw:text-style-name="P2" draw:layer="layout" svg:width="0.3cm" svg:height="0.3cm" svg:x="3.573cm" svg:y="4.402cm" svg:viewBox="0 0 301 301" svg:d="M0 151c0-84 68-151 152-151 82 0 149 67 149 151 0 83-67 150-149 150-84 0-152-67-152-150z">
          <text:p/>
        </draw:path>
        <draw:line draw:style-name="gr5" draw:text-style-name="P1" draw:layer="layout" svg:x1="2.962cm" svg:y1="5.451cm" svg:x2="2.962cm" svg:y2="5.501cm">
          <text:p/>
        </draw:line>
        <draw:path draw:style-name="gr3" draw:text-style-name="P2" draw:layer="layout" svg:width="0.24cm" svg:height="0.24cm" svg:x="3.095cm" svg:y="5.356cm" svg:viewBox="0 0 241 241" svg:d="M0 120c0-66 54-120 121-120 66 0 120 54 120 120 0 67-54 121-120 121-67 0-121-54-121-121z">
          <text:p/>
        </draw:path>
        <draw:line draw:style-name="gr6" draw:text-style-name="P1" draw:layer="layout" svg:x1="3.754cm" svg:y1="4.887cm" svg:x2="3.693cm" svg:y2="4.887cm">
          <text:p/>
        </draw:line>
        <draw:path draw:style-name="gr3" draw:text-style-name="P2" draw:layer="layout" svg:width="0.24cm" svg:height="0.24cm" svg:x="3.603cm" svg:y="5.017cm" svg:viewBox="0 0 241 241" svg:d="M0 121c0-66 54-121 121-121s120 55 120 121-53 120-120 120-121-54-121-120z">
          <text:p/>
        </draw:path>
        <draw:path draw:style-name="gr3" draw:text-style-name="P2" draw:layer="layout" svg:width="0.3cm" svg:height="0.3cm" svg:x="5.316cm" svg:y="3.543cm" svg:viewBox="0 0 301 301" svg:d="M0 151c0-83 68-151 152-151 82 0 149 68 149 151s-67 150-149 150c-84 0-152-67-152-150z">
          <text:p/>
        </draw:path>
        <draw:polygon draw:style-name="gr3" draw:text-style-name="P2" draw:layer="layout" svg:width="0.211cm" svg:height="0.21cm" svg:x="4.178cm" svg:y="4.527cm" svg:viewBox="0 0 212 211" draw:points="0,211 0,0 212,0 212,211">
          <text:p/>
        </draw:polygon>
        <draw:path draw:style-name="gr3" draw:text-style-name="P2" draw:layer="layout" svg:width="0.211cm" svg:height="0.21cm" svg:x="4.178cm" svg:y="4.781cm" svg:viewBox="0 0 212 211" svg:d="M0 106c0-59 48-106 106-106 57 0 106 47 106 106 0 58-49 105-106 105-58 0-106-47-106-105z">
          <text:p/>
        </draw:path>
        <draw:path draw:style-name="gr3" draw:text-style-name="P2" draw:layer="layout" svg:width="0.211cm" svg:height="0.21cm" svg:x="4.178cm" svg:y="5.035cm" svg:viewBox="0 0 212 211" svg:d="M0 106c0-58 48-106 106-106 57 0 106 48 106 106s-49 105-106 105c-58 0-106-47-106-105z">
          <text:p/>
        </draw:path>
        <draw:path draw:style-name="gr3" draw:text-style-name="P2" draw:layer="layout" svg:width="0.211cm" svg:height="0.21cm" svg:x="4.178cm" svg:y="5.289cm" svg:viewBox="0 0 212 211" svg:d="M0 105c0-58 48-105 106-105 57 0 106 47 106 105s-49 106-106 106c-58 0-106-48-106-106z">
          <text:p/>
        </draw:path>
        <draw:path draw:style-name="gr3" draw:text-style-name="P2" draw:layer="layout" svg:width="0.211cm" svg:height="0.21cm" svg:x="4.94cm" svg:y="5.289cm" svg:viewBox="0 0 212 211" svg:d="M0 105c0-58 48-105 107-105 57 0 105 47 105 105s-48 106-105 106c-59 0-107-48-107-106z">
          <text:p/>
        </draw:path>
        <draw:path draw:style-name="gr3" draw:text-style-name="P2" draw:layer="layout" svg:width="0.211cm" svg:height="0.21cm" svg:x="4.94cm" svg:y="5.035cm" svg:viewBox="0 0 212 211" svg:d="M0 106c0-58 48-106 107-106 57 0 105 48 105 106s-48 105-105 105c-59 0-107-47-107-105z">
          <text:p/>
        </draw:path>
        <draw:path draw:style-name="gr3" draw:text-style-name="P2" draw:layer="layout" svg:width="0.211cm" svg:height="0.21cm" svg:x="4.94cm" svg:y="4.781cm" svg:viewBox="0 0 212 211" svg:d="M0 106c0-59 48-106 107-106 57 0 105 47 105 106 0 58-48 105-105 105-59 0-107-47-107-105z">
          <text:p/>
        </draw:path>
        <draw:path draw:style-name="gr3" draw:text-style-name="P2" draw:layer="layout" svg:width="0.211cm" svg:height="0.21cm" svg:x="4.94cm" svg:y="4.527cm" svg:viewBox="0 0 212 211" svg:d="M0 105c0-58 48-105 107-105 57 0 105 47 105 105 0 59-48 106-105 106-59 0-107-47-107-106z">
          <text:p/>
        </draw:path>
        <draw:path draw:style-name="gr3" draw:text-style-name="P2" draw:layer="layout" svg:width="0.3cm" svg:height="0.3cm" svg:x="3.573cm" svg:y="3.543cm" svg:viewBox="0 0 301 301" svg:d="M0 151c0-83 68-151 152-151 82 0 149 68 149 151s-67 150-149 150c-84 0-152-67-152-150z">
          <text:p/>
        </draw:path>
        <draw:path draw:style-name="gr3" draw:text-style-name="P2" draw:layer="layout" svg:width="0.3cm" svg:height="0.3cm" svg:x="3.533cm" svg:y="5.326cm" svg:viewBox="0 0 301 301" svg:d="M0 151c0-84 68-151 152-151 82 0 149 67 149 151 0 83-67 150-149 150-84 0-152-67-152-150z">
          <text:p/>
        </draw:path>
        <draw:path draw:style-name="gr3" draw:text-style-name="P2" draw:layer="layout" svg:width="0.1cm" svg:height="0.1cm" svg:x="5.846cm" svg:y="4.185cm" svg:viewBox="0 0 101 101" svg:d="M0 50c0-28 23-50 50-50 28 0 51 22 51 50s-23 51-51 51c-27 0-50-23-50-51z">
          <text:p/>
        </draw:path>
        <draw:path draw:style-name="gr3" draw:text-style-name="P2" draw:layer="layout" svg:width="0.1cm" svg:height="0.1cm" svg:x="5.084cm" svg:y="4.185cm" svg:viewBox="0 0 101 101" svg:d="M0 50c0-28 22-50 49-50 28 0 52 22 52 50s-24 51-52 51c-27 0-49-23-49-51z">
          <text:p/>
        </draw:path>
        <draw:path draw:style-name="gr3" draw:text-style-name="P2" draw:layer="layout" svg:width="0.1cm" svg:height="0.1cm" svg:x="4.865cm" svg:y="3.643cm" svg:viewBox="0 0 101 101" svg:d="M0 51c0-29 23-51 50-51 28 0 51 22 51 51 0 28-23 50-51 50-27 0-50-22-50-50z">
          <text:p/>
        </draw:path>
        <draw:path draw:style-name="gr3" draw:text-style-name="P2" draw:layer="layout" svg:width="0.1cm" svg:height="0.1cm" svg:x="4.614cm" svg:y="3.643cm" svg:viewBox="0 0 101 101" svg:d="M0 51c0-29 23-51 51-51s50 22 50 51c0 28-22 50-50 50s-51-22-51-50z">
          <text:p/>
        </draw:path>
        <draw:path draw:style-name="gr3" draw:text-style-name="P2" draw:layer="layout" svg:width="0.1cm" svg:height="0.1cm" svg:x="4.365cm" svg:y="3.643cm" svg:viewBox="0 0 101 101" svg:d="M0 51c0-29 23-51 50-51 28 0 51 22 51 51 0 28-23 50-51 50-27 0-50-22-50-50z">
          <text:p/>
        </draw:path>
        <draw:path draw:style-name="gr3" draw:text-style-name="P2" draw:layer="layout" svg:width="0.1cm" svg:height="0.1cm" svg:x="2.911cm" svg:y="4.502cm" svg:viewBox="0 0 101 101" svg:d="M0 50c0-28 23-50 51-50 27 0 50 22 50 50 0 29-23 51-50 51-28 0-51-22-51-51z">
          <text:p/>
        </draw:path>
        <draw:path draw:style-name="gr3" draw:text-style-name="P2" draw:layer="layout" svg:width="0.1cm" svg:height="0.1cm" svg:x="3.673cm" svg:y="4.502cm" svg:viewBox="0 0 101 101" svg:d="M0 50c0-28 24-50 52-50 27 0 49 22 49 50 0 29-22 51-49 51-28 0-52-22-52-51z">
          <text:p/>
        </draw:path>
        <draw:path draw:style-name="gr3" draw:text-style-name="P2" draw:layer="layout" svg:width="0.1cm" svg:height="0.1cm" svg:x="2.911cm" svg:y="5.426cm" svg:viewBox="0 0 101 101" svg:d="M0 51c0-29 23-51 51-51 27 0 50 22 50 51 0 28-23 50-50 50-28 0-51-22-51-50z">
          <text:p/>
        </draw:path>
        <draw:path draw:style-name="gr3" draw:text-style-name="P2" draw:layer="layout" svg:width="0.1cm" svg:height="0.1cm" svg:x="3.165cm" svg:y="5.426cm" svg:viewBox="0 0 101 101" svg:d="M0 51c0-29 23-51 52-51 27 0 49 22 49 51 0 28-22 50-49 50-29 0-52-22-52-50z">
          <text:p/>
        </draw:path>
        <draw:path draw:style-name="gr3" draw:text-style-name="P2" draw:layer="layout" svg:width="0.1cm" svg:height="0.1cm" svg:x="3.673cm" svg:y="4.837cm" svg:viewBox="0 0 101 101" svg:d="M0 51c0-29 24-51 52-51 27 0 49 22 49 51 0 28-22 50-49 50-28 0-52-22-52-50z">
          <text:p/>
        </draw:path>
        <draw:path draw:style-name="gr3" draw:text-style-name="P2" draw:layer="layout" svg:width="0.1cm" svg:height="0.1cm" svg:x="3.673cm" svg:y="5.087cm" svg:viewBox="0 0 101 101" svg:d="M0 50c0-28 24-50 52-50 27 0 49 22 49 50 0 29-22 51-49 51-28 0-52-22-52-51z">
          <text:p/>
        </draw:path>
        <draw:path draw:style-name="gr3" draw:text-style-name="P2" draw:layer="layout" svg:width="0.1cm" svg:height="0.1cm" svg:x="5.416cm" svg:y="3.643cm" svg:viewBox="0 0 101 101" svg:d="M0 51c0-29 23-51 52-51 27 0 49 22 49 51 0 28-22 50-49 50-29 0-52-22-52-50z">
          <text:p/>
        </draw:path>
        <draw:path draw:style-name="gr3" draw:text-style-name="P2" draw:layer="layout" svg:width="0.1cm" svg:height="0.1cm" svg:x="4.233cm" svg:y="4.582cm" svg:viewBox="0 0 101 101" svg:d="M0 50c0-28 23-50 52-50 27 0 49 22 49 50s-22 51-49 51c-29 0-52-23-52-51z">
          <text:p/>
        </draw:path>
        <draw:path draw:style-name="gr3" draw:text-style-name="P2" draw:layer="layout" svg:width="0.1cm" svg:height="0.1cm" svg:x="4.233cm" svg:y="4.836cm" svg:viewBox="0 0 101 101" svg:d="M0 51c0-29 23-51 52-51 27 0 49 22 49 51 0 28-22 50-49 50-29 0-52-22-52-50z">
          <text:p/>
        </draw:path>
        <draw:path draw:style-name="gr3" draw:text-style-name="P2" draw:layer="layout" svg:width="0.1cm" svg:height="0.1cm" svg:x="4.233cm" svg:y="5.09cm" svg:viewBox="0 0 101 101" svg:d="M0 50c0-28 23-50 52-50 27 0 49 22 49 50 0 29-22 51-49 51-29 0-52-22-52-51z">
          <text:p/>
        </draw:path>
        <draw:path draw:style-name="gr3" draw:text-style-name="P2" draw:layer="layout" svg:width="0.1cm" svg:height="0.1cm" svg:x="4.233cm" svg:y="5.344cm" svg:viewBox="0 0 101 101" svg:d="M0 51c0-28 23-51 52-51 27 0 49 23 49 51s-22 50-49 50c-29 0-52-22-52-50z">
          <text:p/>
        </draw:path>
        <draw:path draw:style-name="gr3" draw:text-style-name="P2" draw:layer="layout" svg:width="0.1cm" svg:height="0.1cm" svg:x="4.995cm" svg:y="5.344cm" svg:viewBox="0 0 101 101" svg:d="M0 51c0-28 23-51 51-51s50 23 50 51-22 50-50 50-51-22-51-50z">
          <text:p/>
        </draw:path>
        <draw:path draw:style-name="gr3" draw:text-style-name="P2" draw:layer="layout" svg:width="0.1cm" svg:height="0.1cm" svg:x="4.995cm" svg:y="5.09cm" svg:viewBox="0 0 101 101" svg:d="M0 50c0-28 23-50 51-50s50 22 50 50c0 29-22 51-50 51s-51-22-51-51z">
          <text:p/>
        </draw:path>
        <draw:path draw:style-name="gr3" draw:text-style-name="P2" draw:layer="layout" svg:width="0.1cm" svg:height="0.1cm" svg:x="4.995cm" svg:y="4.836cm" svg:viewBox="0 0 101 101" svg:d="M0 51c0-29 23-51 51-51s50 22 50 51c0 28-22 50-50 50s-51-22-51-50z">
          <text:p/>
        </draw:path>
        <draw:path draw:style-name="gr3" draw:text-style-name="P2" draw:layer="layout" svg:width="0.1cm" svg:height="0.1cm" svg:x="4.995cm" svg:y="4.582cm" svg:viewBox="0 0 101 101" svg:d="M0 50c0-28 23-50 51-50s50 22 50 50-22 51-50 51-51-23-51-51z">
          <text:p/>
        </draw:path>
        <draw:path draw:style-name="gr3" draw:text-style-name="P2" draw:layer="layout" svg:width="0.1cm" svg:height="0.1cm" svg:x="3.673cm" svg:y="3.643cm" svg:viewBox="0 0 101 101" svg:d="M0 51c0-29 24-51 52-51 27 0 49 22 49 51 0 28-22 50-49 50-28 0-52-22-52-50z">
          <text:p/>
        </draw:path>
        <draw:path draw:style-name="gr3" draw:text-style-name="P2" draw:layer="layout" svg:width="0.1cm" svg:height="0.1cm" svg:x="3.633cm" svg:y="5.426cm" svg:viewBox="0 0 101 101" svg:d="M0 51c0-29 23-51 52-51 27 0 49 22 49 51 0 28-22 50-49 50-29 0-52-22-52-50z">
          <text:p/>
        </draw:path>
        <draw:path draw:style-name="gr3" draw:text-style-name="P2" draw:layer="layout" svg:width="0.1cm" svg:height="0.1cm" svg:x="5.846cm" svg:y="4.185cm" svg:viewBox="0 0 101 101" svg:d="M0 50c0-28 23-50 50-50 28 0 51 22 51 50s-23 51-51 51c-27 0-50-23-50-51z">
          <text:p/>
        </draw:path>
        <draw:path draw:style-name="gr3" draw:text-style-name="P2" draw:layer="layout" svg:width="0.1cm" svg:height="0.1cm" svg:x="5.084cm" svg:y="4.185cm" svg:viewBox="0 0 101 101" svg:d="M0 50c0-28 22-50 49-50 28 0 52 22 52 50s-24 51-52 51c-27 0-49-23-49-51z">
          <text:p/>
        </draw:path>
        <draw:path draw:style-name="gr3" draw:text-style-name="P2" draw:layer="layout" svg:width="0.1cm" svg:height="0.1cm" svg:x="4.865cm" svg:y="3.643cm" svg:viewBox="0 0 101 101" svg:d="M0 51c0-29 23-51 50-51 28 0 51 22 51 51 0 28-23 50-51 50-27 0-50-22-50-50z">
          <text:p/>
        </draw:path>
        <draw:path draw:style-name="gr3" draw:text-style-name="P2" draw:layer="layout" svg:width="0.1cm" svg:height="0.1cm" svg:x="4.614cm" svg:y="3.643cm" svg:viewBox="0 0 101 101" svg:d="M0 51c0-29 23-51 51-51s50 22 50 51c0 28-22 50-50 50s-51-22-51-50z">
          <text:p/>
        </draw:path>
        <draw:path draw:style-name="gr3" draw:text-style-name="P2" draw:layer="layout" svg:width="0.1cm" svg:height="0.1cm" svg:x="4.365cm" svg:y="3.643cm" svg:viewBox="0 0 101 101" svg:d="M0 51c0-29 23-51 50-51 28 0 51 22 51 51 0 28-23 50-51 50-27 0-50-22-50-50z">
          <text:p/>
        </draw:path>
        <draw:path draw:style-name="gr3" draw:text-style-name="P2" draw:layer="layout" svg:width="0.1cm" svg:height="0.1cm" svg:x="2.911cm" svg:y="4.502cm" svg:viewBox="0 0 101 101" svg:d="M0 50c0-28 23-50 51-50 27 0 50 22 50 50 0 29-23 51-50 51-28 0-51-22-51-51z">
          <text:p/>
        </draw:path>
        <draw:path draw:style-name="gr3" draw:text-style-name="P2" draw:layer="layout" svg:width="0.1cm" svg:height="0.1cm" svg:x="3.673cm" svg:y="4.502cm" svg:viewBox="0 0 101 101" svg:d="M0 50c0-28 24-50 52-50 27 0 49 22 49 50 0 29-22 51-49 51-28 0-52-22-52-51z">
          <text:p/>
        </draw:path>
        <draw:path draw:style-name="gr3" draw:text-style-name="P2" draw:layer="layout" svg:width="0.1cm" svg:height="0.1cm" svg:x="2.911cm" svg:y="5.426cm" svg:viewBox="0 0 101 101" svg:d="M0 51c0-29 23-51 51-51 27 0 50 22 50 51 0 28-23 50-50 50-28 0-51-22-51-50z">
          <text:p/>
        </draw:path>
        <draw:path draw:style-name="gr3" draw:text-style-name="P2" draw:layer="layout" svg:width="0.1cm" svg:height="0.1cm" svg:x="3.165cm" svg:y="5.426cm" svg:viewBox="0 0 101 101" svg:d="M0 51c0-29 23-51 52-51 27 0 49 22 49 51 0 28-22 50-49 50-29 0-52-22-52-50z">
          <text:p/>
        </draw:path>
        <draw:path draw:style-name="gr3" draw:text-style-name="P2" draw:layer="layout" svg:width="0.1cm" svg:height="0.1cm" svg:x="3.673cm" svg:y="4.837cm" svg:viewBox="0 0 101 101" svg:d="M0 51c0-29 24-51 52-51 27 0 49 22 49 51 0 28-22 50-49 50-28 0-52-22-52-50z">
          <text:p/>
        </draw:path>
        <draw:path draw:style-name="gr3" draw:text-style-name="P2" draw:layer="layout" svg:width="0.1cm" svg:height="0.1cm" svg:x="3.673cm" svg:y="5.087cm" svg:viewBox="0 0 101 101" svg:d="M0 50c0-28 24-50 52-50 27 0 49 22 49 50 0 29-22 51-49 51-28 0-52-22-52-51z">
          <text:p/>
        </draw:path>
        <draw:path draw:style-name="gr3" draw:text-style-name="P2" draw:layer="layout" svg:width="0.1cm" svg:height="0.1cm" svg:x="5.416cm" svg:y="3.643cm" svg:viewBox="0 0 101 101" svg:d="M0 51c0-29 23-51 52-51 27 0 49 22 49 51 0 28-22 50-49 50-29 0-52-22-52-50z">
          <text:p/>
        </draw:path>
        <draw:path draw:style-name="gr3" draw:text-style-name="P2" draw:layer="layout" svg:width="0.1cm" svg:height="0.1cm" svg:x="4.233cm" svg:y="4.582cm" svg:viewBox="0 0 101 101" svg:d="M0 50c0-28 23-50 52-50 27 0 49 22 49 50s-22 51-49 51c-29 0-52-23-52-51z">
          <text:p/>
        </draw:path>
        <draw:path draw:style-name="gr3" draw:text-style-name="P2" draw:layer="layout" svg:width="0.1cm" svg:height="0.1cm" svg:x="4.233cm" svg:y="4.836cm" svg:viewBox="0 0 101 101" svg:d="M0 51c0-29 23-51 52-51 27 0 49 22 49 51 0 28-22 50-49 50-29 0-52-22-52-50z">
          <text:p/>
        </draw:path>
        <draw:path draw:style-name="gr3" draw:text-style-name="P2" draw:layer="layout" svg:width="0.1cm" svg:height="0.1cm" svg:x="4.233cm" svg:y="5.09cm" svg:viewBox="0 0 101 101" svg:d="M0 50c0-28 23-50 52-50 27 0 49 22 49 50 0 29-22 51-49 51-29 0-52-22-52-51z">
          <text:p/>
        </draw:path>
        <draw:path draw:style-name="gr3" draw:text-style-name="P2" draw:layer="layout" svg:width="0.1cm" svg:height="0.1cm" svg:x="4.233cm" svg:y="5.344cm" svg:viewBox="0 0 101 101" svg:d="M0 51c0-28 23-51 52-51 27 0 49 23 49 51s-22 50-49 50c-29 0-52-22-52-50z">
          <text:p/>
        </draw:path>
        <draw:path draw:style-name="gr3" draw:text-style-name="P2" draw:layer="layout" svg:width="0.1cm" svg:height="0.1cm" svg:x="4.995cm" svg:y="5.344cm" svg:viewBox="0 0 101 101" svg:d="M0 51c0-28 23-51 51-51s50 23 50 51-22 50-50 50-51-22-51-50z">
          <text:p/>
        </draw:path>
        <draw:path draw:style-name="gr3" draw:text-style-name="P2" draw:layer="layout" svg:width="0.1cm" svg:height="0.1cm" svg:x="4.995cm" svg:y="5.09cm" svg:viewBox="0 0 101 101" svg:d="M0 50c0-28 23-50 51-50s50 22 50 50c0 29-22 51-50 51s-51-22-51-51z">
          <text:p/>
        </draw:path>
        <draw:path draw:style-name="gr3" draw:text-style-name="P2" draw:layer="layout" svg:width="0.1cm" svg:height="0.1cm" svg:x="4.995cm" svg:y="4.836cm" svg:viewBox="0 0 101 101" svg:d="M0 51c0-29 23-51 51-51s50 22 50 51c0 28-22 50-50 50s-51-22-51-50z">
          <text:p/>
        </draw:path>
        <draw:path draw:style-name="gr3" draw:text-style-name="P2" draw:layer="layout" svg:width="0.1cm" svg:height="0.1cm" svg:x="4.995cm" svg:y="4.582cm" svg:viewBox="0 0 101 101" svg:d="M0 50c0-28 23-50 51-50s50 22 50 50-22 51-50 51-51-23-51-51z">
          <text:p/>
        </draw:path>
        <draw:path draw:style-name="gr3" draw:text-style-name="P2" draw:layer="layout" svg:width="0.1cm" svg:height="0.1cm" svg:x="3.673cm" svg:y="3.643cm" svg:viewBox="0 0 101 101" svg:d="M0 51c0-29 24-51 52-51 27 0 49 22 49 51 0 28-22 50-49 50-28 0-52-22-52-50z">
          <text:p/>
        </draw:path>
        <draw:path draw:style-name="gr3" draw:text-style-name="P2" draw:layer="layout" svg:width="0.1cm" svg:height="0.1cm" svg:x="3.633cm" svg:y="5.426cm" svg:viewBox="0 0 101 101" svg:d="M0 51c0-29 23-51 52-51 27 0 49 22 49 51 0 28-22 50-49 50-29 0-52-22-52-50z">
          <text:p/>
        </draw:path>
        <draw:path draw:style-name="gr3" draw:text-style-name="P2" draw:layer="layout" svg:width="0.1cm" svg:height="0.1cm" svg:x="5.846cm" svg:y="4.185cm" svg:viewBox="0 0 101 101" svg:d="M0 50c0-28 23-50 50-50 28 0 51 22 51 50s-23 51-51 51c-27 0-50-23-50-51z">
          <text:p/>
        </draw:path>
        <draw:path draw:style-name="gr3" draw:text-style-name="P2" draw:layer="layout" svg:width="0.1cm" svg:height="0.1cm" svg:x="5.084cm" svg:y="4.185cm" svg:viewBox="0 0 101 101" svg:d="M0 50c0-28 22-50 49-50 28 0 52 22 52 50s-24 51-52 51c-27 0-49-23-49-51z">
          <text:p/>
        </draw:path>
        <draw:path draw:style-name="gr3" draw:text-style-name="P2" draw:layer="layout" svg:width="0.1cm" svg:height="0.1cm" svg:x="4.865cm" svg:y="3.643cm" svg:viewBox="0 0 101 101" svg:d="M0 51c0-29 23-51 50-51 28 0 51 22 51 51 0 28-23 50-51 50-27 0-50-22-50-50z">
          <text:p/>
        </draw:path>
        <draw:path draw:style-name="gr3" draw:text-style-name="P2" draw:layer="layout" svg:width="0.1cm" svg:height="0.1cm" svg:x="4.614cm" svg:y="3.643cm" svg:viewBox="0 0 101 101" svg:d="M0 51c0-29 23-51 51-51s50 22 50 51c0 28-22 50-50 50s-51-22-51-50z">
          <text:p/>
        </draw:path>
        <draw:path draw:style-name="gr3" draw:text-style-name="P2" draw:layer="layout" svg:width="0.1cm" svg:height="0.1cm" svg:x="4.365cm" svg:y="3.643cm" svg:viewBox="0 0 101 101" svg:d="M0 51c0-29 23-51 50-51 28 0 51 22 51 51 0 28-23 50-51 50-27 0-50-22-50-50z">
          <text:p/>
        </draw:path>
        <draw:path draw:style-name="gr3" draw:text-style-name="P2" draw:layer="layout" svg:width="0.1cm" svg:height="0.1cm" svg:x="2.911cm" svg:y="4.502cm" svg:viewBox="0 0 101 101" svg:d="M0 50c0-28 23-50 51-50 27 0 50 22 50 50 0 29-23 51-50 51-28 0-51-22-51-51z">
          <text:p/>
        </draw:path>
        <draw:path draw:style-name="gr3" draw:text-style-name="P2" draw:layer="layout" svg:width="0.1cm" svg:height="0.1cm" svg:x="3.673cm" svg:y="4.502cm" svg:viewBox="0 0 101 101" svg:d="M0 50c0-28 24-50 52-50 27 0 49 22 49 50 0 29-22 51-49 51-28 0-52-22-52-51z">
          <text:p/>
        </draw:path>
        <draw:path draw:style-name="gr3" draw:text-style-name="P2" draw:layer="layout" svg:width="0.1cm" svg:height="0.1cm" svg:x="2.911cm" svg:y="5.426cm" svg:viewBox="0 0 101 101" svg:d="M0 51c0-29 23-51 51-51 27 0 50 22 50 51 0 28-23 50-50 50-28 0-51-22-51-50z">
          <text:p/>
        </draw:path>
        <draw:path draw:style-name="gr3" draw:text-style-name="P2" draw:layer="layout" svg:width="0.1cm" svg:height="0.1cm" svg:x="3.165cm" svg:y="5.426cm" svg:viewBox="0 0 101 101" svg:d="M0 51c0-29 23-51 52-51 27 0 49 22 49 51 0 28-22 50-49 50-29 0-52-22-52-50z">
          <text:p/>
        </draw:path>
        <draw:path draw:style-name="gr3" draw:text-style-name="P2" draw:layer="layout" svg:width="0.1cm" svg:height="0.1cm" svg:x="3.673cm" svg:y="4.837cm" svg:viewBox="0 0 101 101" svg:d="M0 51c0-29 24-51 52-51 27 0 49 22 49 51 0 28-22 50-49 50-28 0-52-22-52-50z">
          <text:p/>
        </draw:path>
        <draw:path draw:style-name="gr3" draw:text-style-name="P2" draw:layer="layout" svg:width="0.1cm" svg:height="0.1cm" svg:x="3.673cm" svg:y="5.087cm" svg:viewBox="0 0 101 101" svg:d="M0 50c0-28 24-50 52-50 27 0 49 22 49 50 0 29-22 51-49 51-28 0-52-22-52-51z">
          <text:p/>
        </draw:path>
        <draw:path draw:style-name="gr3" draw:text-style-name="P2" draw:layer="layout" svg:width="0.1cm" svg:height="0.1cm" svg:x="5.416cm" svg:y="3.643cm" svg:viewBox="0 0 101 101" svg:d="M0 51c0-29 23-51 52-51 27 0 49 22 49 51 0 28-22 50-49 50-29 0-52-22-52-50z">
          <text:p/>
        </draw:path>
        <draw:path draw:style-name="gr3" draw:text-style-name="P2" draw:layer="layout" svg:width="0.1cm" svg:height="0.1cm" svg:x="4.233cm" svg:y="4.582cm" svg:viewBox="0 0 101 101" svg:d="M0 50c0-28 23-50 52-50 27 0 49 22 49 50s-22 51-49 51c-29 0-52-23-52-51z">
          <text:p/>
        </draw:path>
        <draw:path draw:style-name="gr3" draw:text-style-name="P2" draw:layer="layout" svg:width="0.1cm" svg:height="0.1cm" svg:x="4.233cm" svg:y="4.836cm" svg:viewBox="0 0 101 101" svg:d="M0 51c0-29 23-51 52-51 27 0 49 22 49 51 0 28-22 50-49 50-29 0-52-22-52-50z">
          <text:p/>
        </draw:path>
        <draw:path draw:style-name="gr3" draw:text-style-name="P2" draw:layer="layout" svg:width="0.1cm" svg:height="0.1cm" svg:x="4.233cm" svg:y="5.09cm" svg:viewBox="0 0 101 101" svg:d="M0 50c0-28 23-50 52-50 27 0 49 22 49 50 0 29-22 51-49 51-29 0-52-22-52-51z">
          <text:p/>
        </draw:path>
        <draw:path draw:style-name="gr3" draw:text-style-name="P2" draw:layer="layout" svg:width="0.1cm" svg:height="0.1cm" svg:x="4.233cm" svg:y="5.344cm" svg:viewBox="0 0 101 101" svg:d="M0 51c0-28 23-51 52-51 27 0 49 23 49 51s-22 50-49 50c-29 0-52-22-52-50z">
          <text:p/>
        </draw:path>
        <draw:path draw:style-name="gr3" draw:text-style-name="P2" draw:layer="layout" svg:width="0.1cm" svg:height="0.1cm" svg:x="4.995cm" svg:y="5.344cm" svg:viewBox="0 0 101 101" svg:d="M0 51c0-28 23-51 51-51s50 23 50 51-22 50-50 50-51-22-51-50z">
          <text:p/>
        </draw:path>
        <draw:path draw:style-name="gr3" draw:text-style-name="P2" draw:layer="layout" svg:width="0.1cm" svg:height="0.1cm" svg:x="4.995cm" svg:y="5.09cm" svg:viewBox="0 0 101 101" svg:d="M0 50c0-28 23-50 51-50s50 22 50 50c0 29-22 51-50 51s-51-22-51-51z">
          <text:p/>
        </draw:path>
        <draw:path draw:style-name="gr3" draw:text-style-name="P2" draw:layer="layout" svg:width="0.1cm" svg:height="0.1cm" svg:x="4.995cm" svg:y="4.836cm" svg:viewBox="0 0 101 101" svg:d="M0 51c0-29 23-51 51-51s50 22 50 51c0 28-22 50-50 50s-51-22-51-50z">
          <text:p/>
        </draw:path>
        <draw:path draw:style-name="gr3" draw:text-style-name="P2" draw:layer="layout" svg:width="0.1cm" svg:height="0.1cm" svg:x="4.995cm" svg:y="4.582cm" svg:viewBox="0 0 101 101" svg:d="M0 50c0-28 23-50 51-50s50 22 50 50-22 51-50 51-51-23-51-51z">
          <text:p/>
        </draw:path>
        <draw:path draw:style-name="gr3" draw:text-style-name="P2" draw:layer="layout" svg:width="0.1cm" svg:height="0.1cm" svg:x="3.673cm" svg:y="3.643cm" svg:viewBox="0 0 101 101" svg:d="M0 51c0-29 24-51 52-51 27 0 49 22 49 51 0 28-22 50-49 50-28 0-52-22-52-50z">
          <text:p/>
        </draw:path>
        <draw:path draw:style-name="gr3" draw:text-style-name="P2" draw:layer="layout" svg:width="0.1cm" svg:height="0.1cm" svg:x="3.633cm" svg:y="5.426cm" svg:viewBox="0 0 101 101" svg:d="M0 51c0-29 23-51 52-51 27 0 49 22 49 51 0 28-22 50-49 50-29 0-52-22-52-50z">
          <text:p/>
        </draw:path>
        <draw:path draw:style-name="gr3" draw:text-style-name="P2" draw:layer="layout" svg:width="0.1cm" svg:height="0.1cm" svg:x="5.846cm" svg:y="4.185cm" svg:viewBox="0 0 101 101" svg:d="M0 50c0-28 23-50 50-50 28 0 51 22 51 50s-23 51-51 51c-27 0-50-23-50-51z">
          <text:p/>
        </draw:path>
        <draw:path draw:style-name="gr3" draw:text-style-name="P2" draw:layer="layout" svg:width="0.1cm" svg:height="0.1cm" svg:x="5.084cm" svg:y="4.185cm" svg:viewBox="0 0 101 101" svg:d="M0 50c0-28 22-50 49-50 28 0 52 22 52 50s-24 51-52 51c-27 0-49-23-49-51z">
          <text:p/>
        </draw:path>
        <draw:path draw:style-name="gr3" draw:text-style-name="P2" draw:layer="layout" svg:width="0.1cm" svg:height="0.1cm" svg:x="4.865cm" svg:y="3.643cm" svg:viewBox="0 0 101 101" svg:d="M0 51c0-29 23-51 50-51 28 0 51 22 51 51 0 28-23 50-51 50-27 0-50-22-50-50z">
          <text:p/>
        </draw:path>
        <draw:path draw:style-name="gr3" draw:text-style-name="P2" draw:layer="layout" svg:width="0.1cm" svg:height="0.1cm" svg:x="4.614cm" svg:y="3.643cm" svg:viewBox="0 0 101 101" svg:d="M0 51c0-29 23-51 51-51s50 22 50 51c0 28-22 50-50 50s-51-22-51-50z">
          <text:p/>
        </draw:path>
        <draw:path draw:style-name="gr3" draw:text-style-name="P2" draw:layer="layout" svg:width="0.1cm" svg:height="0.1cm" svg:x="4.365cm" svg:y="3.643cm" svg:viewBox="0 0 101 101" svg:d="M0 51c0-29 23-51 50-51 28 0 51 22 51 51 0 28-23 50-51 50-27 0-50-22-50-50z">
          <text:p/>
        </draw:path>
        <draw:path draw:style-name="gr3" draw:text-style-name="P2" draw:layer="layout" svg:width="0.1cm" svg:height="0.1cm" svg:x="2.911cm" svg:y="4.502cm" svg:viewBox="0 0 101 101" svg:d="M0 50c0-28 23-50 51-50 27 0 50 22 50 50 0 29-23 51-50 51-28 0-51-22-51-51z">
          <text:p/>
        </draw:path>
        <draw:path draw:style-name="gr3" draw:text-style-name="P2" draw:layer="layout" svg:width="0.1cm" svg:height="0.1cm" svg:x="3.673cm" svg:y="4.502cm" svg:viewBox="0 0 101 101" svg:d="M0 50c0-28 24-50 52-50 27 0 49 22 49 50 0 29-22 51-49 51-28 0-52-22-52-51z">
          <text:p/>
        </draw:path>
        <draw:path draw:style-name="gr3" draw:text-style-name="P2" draw:layer="layout" svg:width="0.1cm" svg:height="0.1cm" svg:x="2.911cm" svg:y="5.426cm" svg:viewBox="0 0 101 101" svg:d="M0 51c0-29 23-51 51-51 27 0 50 22 50 51 0 28-23 50-50 50-28 0-51-22-51-50z">
          <text:p/>
        </draw:path>
        <draw:path draw:style-name="gr3" draw:text-style-name="P2" draw:layer="layout" svg:width="0.1cm" svg:height="0.1cm" svg:x="3.165cm" svg:y="5.426cm" svg:viewBox="0 0 101 101" svg:d="M0 51c0-29 23-51 52-51 27 0 49 22 49 51 0 28-22 50-49 50-29 0-52-22-52-50z">
          <text:p/>
        </draw:path>
        <draw:path draw:style-name="gr3" draw:text-style-name="P2" draw:layer="layout" svg:width="0.1cm" svg:height="0.1cm" svg:x="3.673cm" svg:y="4.837cm" svg:viewBox="0 0 101 101" svg:d="M0 51c0-29 24-51 52-51 27 0 49 22 49 51 0 28-22 50-49 50-28 0-52-22-52-50z">
          <text:p/>
        </draw:path>
        <draw:path draw:style-name="gr3" draw:text-style-name="P2" draw:layer="layout" svg:width="0.1cm" svg:height="0.1cm" svg:x="3.673cm" svg:y="5.087cm" svg:viewBox="0 0 101 101" svg:d="M0 50c0-28 24-50 52-50 27 0 49 22 49 50 0 29-22 51-49 51-28 0-52-22-52-51z">
          <text:p/>
        </draw:path>
        <draw:path draw:style-name="gr3" draw:text-style-name="P2" draw:layer="layout" svg:width="0.1cm" svg:height="0.1cm" svg:x="5.416cm" svg:y="3.643cm" svg:viewBox="0 0 101 101" svg:d="M0 51c0-29 23-51 52-51 27 0 49 22 49 51 0 28-22 50-49 50-29 0-52-22-52-50z">
          <text:p/>
        </draw:path>
        <draw:path draw:style-name="gr3" draw:text-style-name="P2" draw:layer="layout" svg:width="0.1cm" svg:height="0.1cm" svg:x="4.233cm" svg:y="4.582cm" svg:viewBox="0 0 101 101" svg:d="M0 50c0-28 23-50 52-50 27 0 49 22 49 50s-22 51-49 51c-29 0-52-23-52-51z">
          <text:p/>
        </draw:path>
        <draw:path draw:style-name="gr3" draw:text-style-name="P2" draw:layer="layout" svg:width="0.1cm" svg:height="0.1cm" svg:x="4.233cm" svg:y="4.836cm" svg:viewBox="0 0 101 101" svg:d="M0 51c0-29 23-51 52-51 27 0 49 22 49 51 0 28-22 50-49 50-29 0-52-22-52-50z">
          <text:p/>
        </draw:path>
        <draw:path draw:style-name="gr3" draw:text-style-name="P2" draw:layer="layout" svg:width="0.1cm" svg:height="0.1cm" svg:x="4.233cm" svg:y="5.09cm" svg:viewBox="0 0 101 101" svg:d="M0 50c0-28 23-50 52-50 27 0 49 22 49 50 0 29-22 51-49 51-29 0-52-22-52-51z">
          <text:p/>
        </draw:path>
        <draw:path draw:style-name="gr3" draw:text-style-name="P2" draw:layer="layout" svg:width="0.1cm" svg:height="0.1cm" svg:x="4.233cm" svg:y="5.344cm" svg:viewBox="0 0 101 101" svg:d="M0 51c0-28 23-51 52-51 27 0 49 23 49 51s-22 50-49 50c-29 0-52-22-52-50z">
          <text:p/>
        </draw:path>
        <draw:path draw:style-name="gr3" draw:text-style-name="P2" draw:layer="layout" svg:width="0.1cm" svg:height="0.1cm" svg:x="4.995cm" svg:y="5.344cm" svg:viewBox="0 0 101 101" svg:d="M0 51c0-28 23-51 51-51s50 23 50 51-22 50-50 50-51-22-51-50z">
          <text:p/>
        </draw:path>
        <draw:path draw:style-name="gr3" draw:text-style-name="P2" draw:layer="layout" svg:width="0.1cm" svg:height="0.1cm" svg:x="4.995cm" svg:y="5.09cm" svg:viewBox="0 0 101 101" svg:d="M0 50c0-28 23-50 51-50s50 22 50 50c0 29-22 51-50 51s-51-22-51-51z">
          <text:p/>
        </draw:path>
        <draw:path draw:style-name="gr3" draw:text-style-name="P2" draw:layer="layout" svg:width="0.1cm" svg:height="0.1cm" svg:x="4.995cm" svg:y="4.836cm" svg:viewBox="0 0 101 101" svg:d="M0 51c0-29 23-51 51-51s50 22 50 51c0 28-22 50-50 50s-51-22-51-50z">
          <text:p/>
        </draw:path>
        <draw:path draw:style-name="gr3" draw:text-style-name="P2" draw:layer="layout" svg:width="0.1cm" svg:height="0.1cm" svg:x="4.995cm" svg:y="4.582cm" svg:viewBox="0 0 101 101" svg:d="M0 50c0-28 23-50 51-50s50 22 50 50-22 51-50 51-51-23-51-51z">
          <text:p/>
        </draw:path>
        <draw:path draw:style-name="gr3" draw:text-style-name="P2" draw:layer="layout" svg:width="0.1cm" svg:height="0.1cm" svg:x="3.673cm" svg:y="3.643cm" svg:viewBox="0 0 101 101" svg:d="M0 51c0-29 24-51 52-51 27 0 49 22 49 51 0 28-22 50-49 50-28 0-52-22-52-50z">
          <text:p/>
        </draw:path>
        <draw:path draw:style-name="gr3" draw:text-style-name="P2" draw:layer="layout" svg:width="0.1cm" svg:height="0.1cm" svg:x="3.633cm" svg:y="5.426cm" svg:viewBox="0 0 101 101" svg:d="M0 51c0-29 23-51 52-51 27 0 49 22 49 51 0 28-22 50-49 50-29 0-52-22-52-50z">
          <text:p/>
        </draw:path>
        <draw:path draw:style-name="gr3" draw:text-style-name="P2" draw:layer="layout" svg:width="0.1cm" svg:height="0.1cm" svg:x="5.846cm" svg:y="4.185cm" svg:viewBox="0 0 101 101" svg:d="M0 50c0-28 23-50 50-50 28 0 51 22 51 50s-23 51-51 51c-27 0-50-23-50-51z">
          <text:p/>
        </draw:path>
        <draw:path draw:style-name="gr3" draw:text-style-name="P2" draw:layer="layout" svg:width="0.1cm" svg:height="0.1cm" svg:x="5.084cm" svg:y="4.185cm" svg:viewBox="0 0 101 101" svg:d="M0 50c0-28 22-50 49-50 28 0 52 22 52 50s-24 51-52 51c-27 0-49-23-49-51z">
          <text:p/>
        </draw:path>
        <draw:path draw:style-name="gr3" draw:text-style-name="P2" draw:layer="layout" svg:width="0.1cm" svg:height="0.1cm" svg:x="4.865cm" svg:y="3.643cm" svg:viewBox="0 0 101 101" svg:d="M0 51c0-29 23-51 50-51 28 0 51 22 51 51 0 28-23 50-51 50-27 0-50-22-50-50z">
          <text:p/>
        </draw:path>
        <draw:path draw:style-name="gr3" draw:text-style-name="P2" draw:layer="layout" svg:width="0.1cm" svg:height="0.1cm" svg:x="4.614cm" svg:y="3.643cm" svg:viewBox="0 0 101 101" svg:d="M0 51c0-29 23-51 51-51s50 22 50 51c0 28-22 50-50 50s-51-22-51-50z">
          <text:p/>
        </draw:path>
        <draw:path draw:style-name="gr3" draw:text-style-name="P2" draw:layer="layout" svg:width="0.1cm" svg:height="0.1cm" svg:x="4.365cm" svg:y="3.643cm" svg:viewBox="0 0 101 101" svg:d="M0 51c0-29 23-51 50-51 28 0 51 22 51 51 0 28-23 50-51 50-27 0-50-22-50-50z">
          <text:p/>
        </draw:path>
        <draw:path draw:style-name="gr3" draw:text-style-name="P2" draw:layer="layout" svg:width="0.1cm" svg:height="0.1cm" svg:x="2.911cm" svg:y="4.502cm" svg:viewBox="0 0 101 101" svg:d="M0 50c0-28 23-50 51-50 27 0 50 22 50 50 0 29-23 51-50 51-28 0-51-22-51-51z">
          <text:p/>
        </draw:path>
        <draw:path draw:style-name="gr3" draw:text-style-name="P2" draw:layer="layout" svg:width="0.1cm" svg:height="0.1cm" svg:x="3.673cm" svg:y="4.502cm" svg:viewBox="0 0 101 101" svg:d="M0 50c0-28 24-50 52-50 27 0 49 22 49 50 0 29-22 51-49 51-28 0-52-22-52-51z">
          <text:p/>
        </draw:path>
        <draw:path draw:style-name="gr3" draw:text-style-name="P2" draw:layer="layout" svg:width="0.1cm" svg:height="0.1cm" svg:x="2.911cm" svg:y="5.426cm" svg:viewBox="0 0 101 101" svg:d="M0 51c0-29 23-51 51-51 27 0 50 22 50 51 0 28-23 50-50 50-28 0-51-22-51-50z">
          <text:p/>
        </draw:path>
        <draw:path draw:style-name="gr3" draw:text-style-name="P2" draw:layer="layout" svg:width="0.1cm" svg:height="0.1cm" svg:x="3.165cm" svg:y="5.426cm" svg:viewBox="0 0 101 101" svg:d="M0 51c0-29 23-51 52-51 27 0 49 22 49 51 0 28-22 50-49 50-29 0-52-22-52-50z">
          <text:p/>
        </draw:path>
        <draw:path draw:style-name="gr3" draw:text-style-name="P2" draw:layer="layout" svg:width="0.1cm" svg:height="0.1cm" svg:x="3.673cm" svg:y="4.837cm" svg:viewBox="0 0 101 101" svg:d="M0 51c0-29 24-51 52-51 27 0 49 22 49 51 0 28-22 50-49 50-28 0-52-22-52-50z">
          <text:p/>
        </draw:path>
        <draw:path draw:style-name="gr3" draw:text-style-name="P2" draw:layer="layout" svg:width="0.1cm" svg:height="0.1cm" svg:x="3.673cm" svg:y="5.087cm" svg:viewBox="0 0 101 101" svg:d="M0 50c0-28 24-50 52-50 27 0 49 22 49 50 0 29-22 51-49 51-28 0-52-22-52-51z">
          <text:p/>
        </draw:path>
        <draw:path draw:style-name="gr3" draw:text-style-name="P2" draw:layer="layout" svg:width="0.1cm" svg:height="0.1cm" svg:x="5.416cm" svg:y="3.643cm" svg:viewBox="0 0 101 101" svg:d="M0 51c0-29 23-51 52-51 27 0 49 22 49 51 0 28-22 50-49 50-29 0-52-22-52-50z">
          <text:p/>
        </draw:path>
        <draw:path draw:style-name="gr3" draw:text-style-name="P2" draw:layer="layout" svg:width="0.1cm" svg:height="0.1cm" svg:x="4.233cm" svg:y="4.582cm" svg:viewBox="0 0 101 101" svg:d="M0 50c0-28 23-50 52-50 27 0 49 22 49 50s-22 51-49 51c-29 0-52-23-52-51z">
          <text:p/>
        </draw:path>
        <draw:path draw:style-name="gr3" draw:text-style-name="P2" draw:layer="layout" svg:width="0.1cm" svg:height="0.1cm" svg:x="4.233cm" svg:y="4.836cm" svg:viewBox="0 0 101 101" svg:d="M0 51c0-29 23-51 52-51 27 0 49 22 49 51 0 28-22 50-49 50-29 0-52-22-52-50z">
          <text:p/>
        </draw:path>
        <draw:path draw:style-name="gr3" draw:text-style-name="P2" draw:layer="layout" svg:width="0.1cm" svg:height="0.1cm" svg:x="4.233cm" svg:y="5.09cm" svg:viewBox="0 0 101 101" svg:d="M0 50c0-28 23-50 52-50 27 0 49 22 49 50 0 29-22 51-49 51-29 0-52-22-52-51z">
          <text:p/>
        </draw:path>
        <draw:path draw:style-name="gr3" draw:text-style-name="P2" draw:layer="layout" svg:width="0.1cm" svg:height="0.1cm" svg:x="4.233cm" svg:y="5.344cm" svg:viewBox="0 0 101 101" svg:d="M0 51c0-28 23-51 52-51 27 0 49 23 49 51s-22 50-49 50c-29 0-52-22-52-50z">
          <text:p/>
        </draw:path>
        <draw:path draw:style-name="gr3" draw:text-style-name="P2" draw:layer="layout" svg:width="0.1cm" svg:height="0.1cm" svg:x="4.995cm" svg:y="5.344cm" svg:viewBox="0 0 101 101" svg:d="M0 51c0-28 23-51 51-51s50 23 50 51-22 50-50 50-51-22-51-50z">
          <text:p/>
        </draw:path>
        <draw:path draw:style-name="gr3" draw:text-style-name="P2" draw:layer="layout" svg:width="0.1cm" svg:height="0.1cm" svg:x="4.995cm" svg:y="5.09cm" svg:viewBox="0 0 101 101" svg:d="M0 50c0-28 23-50 51-50s50 22 50 50c0 29-22 51-50 51s-51-22-51-51z">
          <text:p/>
        </draw:path>
        <draw:path draw:style-name="gr3" draw:text-style-name="P2" draw:layer="layout" svg:width="0.1cm" svg:height="0.1cm" svg:x="4.995cm" svg:y="4.836cm" svg:viewBox="0 0 101 101" svg:d="M0 51c0-29 23-51 51-51s50 22 50 51c0 28-22 50-50 50s-51-22-51-50z">
          <text:p/>
        </draw:path>
        <draw:path draw:style-name="gr3" draw:text-style-name="P2" draw:layer="layout" svg:width="0.1cm" svg:height="0.1cm" svg:x="4.995cm" svg:y="4.582cm" svg:viewBox="0 0 101 101" svg:d="M0 50c0-28 23-50 51-50s50 22 50 50-22 51-50 51-51-23-51-51z">
          <text:p/>
        </draw:path>
        <draw:path draw:style-name="gr3" draw:text-style-name="P2" draw:layer="layout" svg:width="0.1cm" svg:height="0.1cm" svg:x="3.673cm" svg:y="3.643cm" svg:viewBox="0 0 101 101" svg:d="M0 51c0-29 24-51 52-51 27 0 49 22 49 51 0 28-22 50-49 50-28 0-52-22-52-50z">
          <text:p/>
        </draw:path>
        <draw:path draw:style-name="gr3" draw:text-style-name="P2" draw:layer="layout" svg:width="0.1cm" svg:height="0.1cm" svg:x="3.633cm" svg:y="5.426cm" svg:viewBox="0 0 101 101" svg:d="M0 51c0-29 23-51 52-51 27 0 49 22 49 51 0 28-22 50-49 50-29 0-52-22-52-50z">
          <text:p/>
        </draw:path>
        <draw:line draw:style-name="gr10" draw:text-style-name="P1" draw:layer="layout" svg:x1="6.25cm" svg:y1="6.125cm" svg:x2="2.565cm" svg:y2="6.125cm">
          <text:p/>
        </draw:line>
        <draw:line draw:style-name="gr10" draw:text-style-name="P1" draw:layer="layout" svg:x1="6.25cm" svg:y1="2cm" svg:x2="6.25cm" svg:y2="6.125cm">
          <text:p/>
        </draw:line>
        <draw:line draw:style-name="gr10" draw:text-style-name="P1" draw:layer="layout" svg:x1="2.565cm" svg:y1="6.125cm" svg:x2="2.565cm" svg:y2="2cm">
          <text:p/>
        </draw:line>
        <draw:line draw:style-name="gr10" draw:text-style-name="P1" draw:layer="layout" svg:x1="2.565cm" svg:y1="2cm" svg:x2="6.25cm" svg:y2="2cm">
          <text:p/>
        </draw:line>
        <draw:path draw:style-name="gr3" draw:text-style-name="P2" draw:layer="layout" svg:width="0.1cm" svg:height="0.1cm" svg:x="5.846cm" svg:y="4.185cm" svg:viewBox="0 0 101 101" svg:d="M0 50c0-28 23-50 50-50 28 0 51 22 51 50s-23 51-51 51c-27 0-50-23-50-51z">
          <text:p/>
        </draw:path>
        <draw:path draw:style-name="gr3" draw:text-style-name="P2" draw:layer="layout" svg:width="0.1cm" svg:height="0.1cm" svg:x="5.084cm" svg:y="4.185cm" svg:viewBox="0 0 101 101" svg:d="M0 50c0-28 22-50 49-50 28 0 52 22 52 50s-24 51-52 51c-27 0-49-23-49-51z">
          <text:p/>
        </draw:path>
        <draw:path draw:style-name="gr3" draw:text-style-name="P2" draw:layer="layout" svg:width="0.1cm" svg:height="0.1cm" svg:x="4.865cm" svg:y="3.643cm" svg:viewBox="0 0 101 101" svg:d="M0 51c0-29 23-51 50-51 28 0 51 22 51 51 0 28-23 50-51 50-27 0-50-22-50-50z">
          <text:p/>
        </draw:path>
        <draw:path draw:style-name="gr3" draw:text-style-name="P2" draw:layer="layout" svg:width="0.1cm" svg:height="0.1cm" svg:x="4.614cm" svg:y="3.643cm" svg:viewBox="0 0 101 101" svg:d="M0 51c0-29 23-51 51-51s50 22 50 51c0 28-22 50-50 50s-51-22-51-50z">
          <text:p/>
        </draw:path>
        <draw:path draw:style-name="gr3" draw:text-style-name="P2" draw:layer="layout" svg:width="0.1cm" svg:height="0.1cm" svg:x="4.365cm" svg:y="3.643cm" svg:viewBox="0 0 101 101" svg:d="M0 51c0-29 23-51 50-51 28 0 51 22 51 51 0 28-23 50-51 50-27 0-50-22-50-50z">
          <text:p/>
        </draw:path>
        <draw:path draw:style-name="gr3" draw:text-style-name="P2" draw:layer="layout" svg:width="0.1cm" svg:height="0.1cm" svg:x="2.911cm" svg:y="4.502cm" svg:viewBox="0 0 101 101" svg:d="M0 50c0-28 23-50 51-50 27 0 50 22 50 50 0 29-23 51-50 51-28 0-51-22-51-51z">
          <text:p/>
        </draw:path>
        <draw:path draw:style-name="gr3" draw:text-style-name="P2" draw:layer="layout" svg:width="0.1cm" svg:height="0.1cm" svg:x="3.673cm" svg:y="4.502cm" svg:viewBox="0 0 101 101" svg:d="M0 50c0-28 24-50 52-50 27 0 49 22 49 50 0 29-22 51-49 51-28 0-52-22-52-51z">
          <text:p/>
        </draw:path>
        <draw:path draw:style-name="gr3" draw:text-style-name="P2" draw:layer="layout" svg:width="0.1cm" svg:height="0.1cm" svg:x="2.911cm" svg:y="5.426cm" svg:viewBox="0 0 101 101" svg:d="M0 51c0-29 23-51 51-51 27 0 50 22 50 51 0 28-23 50-50 50-28 0-51-22-51-50z">
          <text:p/>
        </draw:path>
        <draw:path draw:style-name="gr3" draw:text-style-name="P2" draw:layer="layout" svg:width="0.1cm" svg:height="0.1cm" svg:x="3.165cm" svg:y="5.426cm" svg:viewBox="0 0 101 101" svg:d="M0 51c0-29 23-51 52-51 27 0 49 22 49 51 0 28-22 50-49 50-29 0-52-22-52-50z">
          <text:p/>
        </draw:path>
        <draw:path draw:style-name="gr3" draw:text-style-name="P2" draw:layer="layout" svg:width="0.1cm" svg:height="0.1cm" svg:x="3.673cm" svg:y="4.837cm" svg:viewBox="0 0 101 101" svg:d="M0 51c0-29 24-51 52-51 27 0 49 22 49 51 0 28-22 50-49 50-28 0-52-22-52-50z">
          <text:p/>
        </draw:path>
        <draw:path draw:style-name="gr3" draw:text-style-name="P2" draw:layer="layout" svg:width="0.1cm" svg:height="0.1cm" svg:x="3.673cm" svg:y="5.087cm" svg:viewBox="0 0 101 101" svg:d="M0 50c0-28 24-50 52-50 27 0 49 22 49 50 0 29-22 51-49 51-28 0-52-22-52-51z">
          <text:p/>
        </draw:path>
        <draw:path draw:style-name="gr3" draw:text-style-name="P2" draw:layer="layout" svg:width="0.1cm" svg:height="0.1cm" svg:x="5.416cm" svg:y="3.643cm" svg:viewBox="0 0 101 101" svg:d="M0 51c0-29 23-51 52-51 27 0 49 22 49 51 0 28-22 50-49 50-29 0-52-22-52-50z">
          <text:p/>
        </draw:path>
        <draw:path draw:style-name="gr3" draw:text-style-name="P2" draw:layer="layout" svg:width="0.1cm" svg:height="0.1cm" svg:x="4.233cm" svg:y="4.582cm" svg:viewBox="0 0 101 101" svg:d="M0 50c0-28 23-50 52-50 27 0 49 22 49 50s-22 51-49 51c-29 0-52-23-52-51z">
          <text:p/>
        </draw:path>
        <draw:path draw:style-name="gr3" draw:text-style-name="P2" draw:layer="layout" svg:width="0.1cm" svg:height="0.1cm" svg:x="4.233cm" svg:y="4.836cm" svg:viewBox="0 0 101 101" svg:d="M0 51c0-29 23-51 52-51 27 0 49 22 49 51 0 28-22 50-49 50-29 0-52-22-52-50z">
          <text:p/>
        </draw:path>
        <draw:path draw:style-name="gr3" draw:text-style-name="P2" draw:layer="layout" svg:width="0.1cm" svg:height="0.1cm" svg:x="4.233cm" svg:y="5.09cm" svg:viewBox="0 0 101 101" svg:d="M0 50c0-28 23-50 52-50 27 0 49 22 49 50 0 29-22 51-49 51-29 0-52-22-52-51z">
          <text:p/>
        </draw:path>
        <draw:path draw:style-name="gr3" draw:text-style-name="P2" draw:layer="layout" svg:width="0.1cm" svg:height="0.1cm" svg:x="4.233cm" svg:y="5.344cm" svg:viewBox="0 0 101 101" svg:d="M0 51c0-28 23-51 52-51 27 0 49 23 49 51s-22 50-49 50c-29 0-52-22-52-50z">
          <text:p/>
        </draw:path>
        <draw:path draw:style-name="gr3" draw:text-style-name="P2" draw:layer="layout" svg:width="0.1cm" svg:height="0.1cm" svg:x="4.995cm" svg:y="5.344cm" svg:viewBox="0 0 101 101" svg:d="M0 51c0-28 23-51 51-51s50 23 50 51-22 50-50 50-51-22-51-50z">
          <text:p/>
        </draw:path>
        <draw:path draw:style-name="gr3" draw:text-style-name="P2" draw:layer="layout" svg:width="0.1cm" svg:height="0.1cm" svg:x="4.995cm" svg:y="5.09cm" svg:viewBox="0 0 101 101" svg:d="M0 50c0-28 23-50 51-50s50 22 50 50c0 29-22 51-50 51s-51-22-51-51z">
          <text:p/>
        </draw:path>
        <draw:path draw:style-name="gr3" draw:text-style-name="P2" draw:layer="layout" svg:width="0.1cm" svg:height="0.1cm" svg:x="4.995cm" svg:y="4.836cm" svg:viewBox="0 0 101 101" svg:d="M0 51c0-29 23-51 51-51s50 22 50 51c0 28-22 50-50 50s-51-22-51-50z">
          <text:p/>
        </draw:path>
        <draw:path draw:style-name="gr3" draw:text-style-name="P2" draw:layer="layout" svg:width="0.1cm" svg:height="0.1cm" svg:x="4.995cm" svg:y="4.582cm" svg:viewBox="0 0 101 101" svg:d="M0 50c0-28 23-50 51-50s50 22 50 50-22 51-50 51-51-23-51-51z">
          <text:p/>
        </draw:path>
        <draw:path draw:style-name="gr3" draw:text-style-name="P2" draw:layer="layout" svg:width="0.1cm" svg:height="0.1cm" svg:x="3.673cm" svg:y="3.643cm" svg:viewBox="0 0 101 101" svg:d="M0 51c0-29 24-51 52-51 27 0 49 22 49 51 0 28-22 50-49 50-28 0-52-22-52-50z">
          <text:p/>
        </draw:path>
        <draw:path draw:style-name="gr3" draw:text-style-name="P2" draw:layer="layout" svg:width="0.1cm" svg:height="0.1cm" svg:x="3.633cm" svg:y="5.426cm" svg:viewBox="0 0 101 101" svg:d="M0 51c0-29 23-51 52-51 27 0 49 22 49 51 0 28-22 50-49 50-29 0-52-22-52-50z">
          <text:p/>
        </draw:path>
        <draw:path draw:style-name="gr9" draw:text-style-name="P3" draw:layer="layout" svg:width="0.1cm" svg:height="0.1cm" svg:x="5.846cm" svg:y="4.185cm" svg:viewBox="0 0 101 101" svg:d="M0 50c0-28 23-50 50-50 28 0 51 22 51 50s-23 51-51 51c-27 0-50-23-50-51z">
          <text:p/>
        </draw:path>
        <draw:path draw:style-name="gr9" draw:text-style-name="P3" draw:layer="layout" svg:width="0.1cm" svg:height="0.1cm" svg:x="5.084cm" svg:y="4.185cm" svg:viewBox="0 0 101 101" svg:d="M0 50c0-28 22-50 49-50 28 0 52 22 52 50s-24 51-52 51c-27 0-49-23-49-51z">
          <text:p/>
        </draw:path>
        <draw:path draw:style-name="gr9" draw:text-style-name="P3" draw:layer="layout" svg:width="0.1cm" svg:height="0.1cm" svg:x="4.865cm" svg:y="3.643cm" svg:viewBox="0 0 101 101" svg:d="M0 51c0-29 23-51 50-51 28 0 51 22 51 51 0 28-23 50-51 50-27 0-50-22-50-50z">
          <text:p/>
        </draw:path>
        <draw:path draw:style-name="gr9" draw:text-style-name="P3" draw:layer="layout" svg:width="0.1cm" svg:height="0.1cm" svg:x="4.614cm" svg:y="3.643cm" svg:viewBox="0 0 101 101" svg:d="M0 51c0-29 23-51 51-51s50 22 50 51c0 28-22 50-50 50s-51-22-51-50z">
          <text:p/>
        </draw:path>
        <draw:path draw:style-name="gr9" draw:text-style-name="P3" draw:layer="layout" svg:width="0.1cm" svg:height="0.1cm" svg:x="4.365cm" svg:y="3.643cm" svg:viewBox="0 0 101 101" svg:d="M0 51c0-29 23-51 50-51 28 0 51 22 51 51 0 28-23 50-51 50-27 0-50-22-50-50z">
          <text:p/>
        </draw:path>
        <draw:path draw:style-name="gr9" draw:text-style-name="P3" draw:layer="layout" svg:width="0.1cm" svg:height="0.1cm" svg:x="2.911cm" svg:y="4.502cm" svg:viewBox="0 0 101 101" svg:d="M0 50c0-28 23-50 51-50 27 0 50 22 50 50 0 29-23 51-50 51-28 0-51-22-51-51z">
          <text:p/>
        </draw:path>
        <draw:path draw:style-name="gr9" draw:text-style-name="P3" draw:layer="layout" svg:width="0.1cm" svg:height="0.1cm" svg:x="3.673cm" svg:y="4.502cm" svg:viewBox="0 0 101 101" svg:d="M0 50c0-28 24-50 52-50 27 0 49 22 49 50 0 29-22 51-49 51-28 0-52-22-52-51z">
          <text:p/>
        </draw:path>
        <draw:path draw:style-name="gr9" draw:text-style-name="P3" draw:layer="layout" svg:width="0.1cm" svg:height="0.1cm" svg:x="2.911cm" svg:y="5.426cm" svg:viewBox="0 0 101 101" svg:d="M0 51c0-29 23-51 51-51 27 0 50 22 50 51 0 28-23 50-50 50-28 0-51-22-51-50z">
          <text:p/>
        </draw:path>
        <draw:path draw:style-name="gr9" draw:text-style-name="P3" draw:layer="layout" svg:width="0.1cm" svg:height="0.1cm" svg:x="3.165cm" svg:y="5.426cm" svg:viewBox="0 0 101 101" svg:d="M0 51c0-29 23-51 52-51 27 0 49 22 49 51 0 28-22 50-49 50-29 0-52-22-52-50z">
          <text:p/>
        </draw:path>
        <draw:path draw:style-name="gr9" draw:text-style-name="P3" draw:layer="layout" svg:width="0.1cm" svg:height="0.1cm" svg:x="3.673cm" svg:y="4.837cm" svg:viewBox="0 0 101 101" svg:d="M0 51c0-29 24-51 52-51 27 0 49 22 49 51 0 28-22 50-49 50-28 0-52-22-52-50z">
          <text:p/>
        </draw:path>
        <draw:path draw:style-name="gr9" draw:text-style-name="P3" draw:layer="layout" svg:width="0.1cm" svg:height="0.1cm" svg:x="3.673cm" svg:y="5.087cm" svg:viewBox="0 0 101 101" svg:d="M0 50c0-28 24-50 52-50 27 0 49 22 49 50 0 29-22 51-49 51-28 0-52-22-52-51z">
          <text:p/>
        </draw:path>
        <draw:path draw:style-name="gr9" draw:text-style-name="P3" draw:layer="layout" svg:width="0.1cm" svg:height="0.1cm" svg:x="5.416cm" svg:y="3.643cm" svg:viewBox="0 0 101 101" svg:d="M0 51c0-29 23-51 52-51 27 0 49 22 49 51 0 28-22 50-49 50-29 0-52-22-52-50z">
          <text:p/>
        </draw:path>
        <draw:path draw:style-name="gr9" draw:text-style-name="P3" draw:layer="layout" svg:width="0.1cm" svg:height="0.1cm" svg:x="4.233cm" svg:y="4.582cm" svg:viewBox="0 0 101 101" svg:d="M0 50c0-28 23-50 52-50 27 0 49 22 49 50s-22 51-49 51c-29 0-52-23-52-51z">
          <text:p/>
        </draw:path>
        <draw:path draw:style-name="gr9" draw:text-style-name="P3" draw:layer="layout" svg:width="0.1cm" svg:height="0.1cm" svg:x="4.233cm" svg:y="4.836cm" svg:viewBox="0 0 101 101" svg:d="M0 51c0-29 23-51 52-51 27 0 49 22 49 51 0 28-22 50-49 50-29 0-52-22-52-50z">
          <text:p/>
        </draw:path>
        <draw:path draw:style-name="gr9" draw:text-style-name="P3" draw:layer="layout" svg:width="0.1cm" svg:height="0.1cm" svg:x="4.233cm" svg:y="5.09cm" svg:viewBox="0 0 101 101" svg:d="M0 50c0-28 23-50 52-50 27 0 49 22 49 50 0 29-22 51-49 51-29 0-52-22-52-51z">
          <text:p/>
        </draw:path>
        <draw:path draw:style-name="gr9" draw:text-style-name="P3" draw:layer="layout" svg:width="0.1cm" svg:height="0.1cm" svg:x="4.233cm" svg:y="5.344cm" svg:viewBox="0 0 101 101" svg:d="M0 51c0-28 23-51 52-51 27 0 49 23 49 51s-22 50-49 50c-29 0-52-22-52-50z">
          <text:p/>
        </draw:path>
        <draw:path draw:style-name="gr9" draw:text-style-name="P3" draw:layer="layout" svg:width="0.1cm" svg:height="0.1cm" svg:x="4.995cm" svg:y="5.344cm" svg:viewBox="0 0 101 101" svg:d="M0 51c0-28 23-51 51-51s50 23 50 51-22 50-50 50-51-22-51-50z">
          <text:p/>
        </draw:path>
        <draw:path draw:style-name="gr9" draw:text-style-name="P3" draw:layer="layout" svg:width="0.1cm" svg:height="0.1cm" svg:x="4.995cm" svg:y="5.09cm" svg:viewBox="0 0 101 101" svg:d="M0 50c0-28 23-50 51-50s50 22 50 50c0 29-22 51-50 51s-51-22-51-51z">
          <text:p/>
        </draw:path>
        <draw:path draw:style-name="gr9" draw:text-style-name="P3" draw:layer="layout" svg:width="0.1cm" svg:height="0.1cm" svg:x="4.995cm" svg:y="4.836cm" svg:viewBox="0 0 101 101" svg:d="M0 51c0-29 23-51 51-51s50 22 50 51c0 28-22 50-50 50s-51-22-51-50z">
          <text:p/>
        </draw:path>
        <draw:path draw:style-name="gr9" draw:text-style-name="P3" draw:layer="layout" svg:width="0.1cm" svg:height="0.1cm" svg:x="4.995cm" svg:y="4.582cm" svg:viewBox="0 0 101 101" svg:d="M0 50c0-28 23-50 51-50s50 22 50 50-22 51-50 51-51-23-51-51z">
          <text:p/>
        </draw:path>
        <draw:path draw:style-name="gr9" draw:text-style-name="P3" draw:layer="layout" svg:width="0.1cm" svg:height="0.1cm" svg:x="3.673cm" svg:y="3.643cm" svg:viewBox="0 0 101 101" svg:d="M0 51c0-29 24-51 52-51 27 0 49 22 49 51 0 28-22 50-49 50-28 0-52-22-52-50z">
          <text:p/>
        </draw:path>
        <draw:path draw:style-name="gr9" draw:text-style-name="P3" draw:layer="layout" svg:width="0.1cm" svg:height="0.1cm" svg:x="3.633cm" svg:y="5.426cm" svg:viewBox="0 0 101 101" svg:d="M0 51c0-29 23-51 52-51 27 0 49 22 49 51 0 28-22 50-49 50-29 0-52-22-52-50z">
          <text:p/>
        </draw:path>
        <draw:line draw:style-name="gr1" draw:text-style-name="P1" draw:layer="layout" svg:x1="9.554cm" svg:y1="4.309cm" svg:x2="9.554cm" svg:y2="4.389cm">
          <text:p/>
        </draw:line>
        <draw:line draw:style-name="gr1" draw:text-style-name="P1" draw:layer="layout" svg:x1="9.583cm" svg:y1="4.263cm" svg:x2="9.613cm" svg:y2="4.35cm">
          <text:p/>
        </draw:line>
        <draw:line draw:style-name="gr1" draw:text-style-name="P1" draw:layer="layout" svg:x1="9.612cm" svg:y1="4.349cm" svg:x2="9.537cm" svg:y2="4.349cm">
          <text:p/>
        </draw:line>
        <draw:line draw:style-name="gr1" draw:text-style-name="P1" draw:layer="layout" svg:x1="9.503cm" svg:y1="4.269cm" svg:x2="9.423cm" svg:y2="4.269cm">
          <text:p/>
        </draw:line>
        <draw:line draw:style-name="gr1" draw:text-style-name="P1" draw:layer="layout" svg:x1="9.423cm" svg:y1="4.269cm" svg:x2="9.475cm" svg:y2="4.39cm">
          <text:p/>
        </draw:line>
        <draw:line draw:style-name="gr1" draw:text-style-name="P1" draw:layer="layout" svg:x1="9.354cm" svg:y1="4.269cm" svg:x2="9.343cm" svg:y2="4.269cm">
          <text:p/>
        </draw:line>
        <draw:line draw:style-name="gr1" draw:text-style-name="P1" draw:layer="layout" svg:x1="9.344cm" svg:y1="4.269cm" svg:x2="9.332cm" svg:y2="4.276cm">
          <text:p/>
        </draw:line>
        <draw:line draw:style-name="gr1" draw:text-style-name="P1" draw:layer="layout" svg:x1="9.333cm" svg:y1="4.275cm" svg:x2="9.326cm" svg:y2="4.283cm">
          <text:p/>
        </draw:line>
        <draw:line draw:style-name="gr1" draw:text-style-name="P1" draw:layer="layout" svg:x1="9.328cm" svg:y1="4.281cm" svg:x2="9.32cm" svg:y2="4.293cm">
          <text:p/>
        </draw:line>
        <draw:line draw:style-name="gr1" draw:text-style-name="P1" draw:layer="layout" svg:x1="9.321cm" svg:y1="4.292cm" svg:x2="9.314cm" svg:y2="4.316cm">
          <text:p/>
        </draw:line>
        <draw:line draw:style-name="gr1" draw:text-style-name="P1" draw:layer="layout" svg:x1="9.314cm" svg:y1="4.315cm" svg:x2="9.314cm" svg:y2="4.343cm">
          <text:p/>
        </draw:line>
        <draw:line draw:style-name="gr1" draw:text-style-name="P1" draw:layer="layout" svg:x1="9.314cm" svg:y1="4.343cm" svg:x2="9.321cm" svg:y2="4.367cm">
          <text:p/>
        </draw:line>
        <draw:line draw:style-name="gr1" draw:text-style-name="P1" draw:layer="layout" svg:x1="9.32cm" svg:y1="4.366cm" svg:x2="9.328cm" svg:y2="4.379cm">
          <text:p/>
        </draw:line>
        <draw:line draw:style-name="gr1" draw:text-style-name="P1" draw:layer="layout" svg:x1="9.326cm" svg:y1="4.378cm" svg:x2="9.333cm" svg:y2="4.384cm">
          <text:p/>
        </draw:line>
        <draw:line draw:style-name="gr1" draw:text-style-name="P1" draw:layer="layout" svg:x1="9.332cm" svg:y1="4.383cm" svg:x2="9.344cm" svg:y2="4.39cm">
          <text:p/>
        </draw:line>
        <draw:line draw:style-name="gr1" draw:text-style-name="P1" draw:layer="layout" svg:x1="9.343cm" svg:y1="4.389cm" svg:x2="9.354cm" svg:y2="4.389cm">
          <text:p/>
        </draw:line>
        <draw:line draw:style-name="gr1" draw:text-style-name="P1" draw:layer="layout" svg:x1="9.354cm" svg:y1="4.39cm" svg:x2="9.367cm" svg:y2="4.383cm">
          <text:p/>
        </draw:line>
        <draw:line draw:style-name="gr1" draw:text-style-name="P1" draw:layer="layout" svg:x1="9.366cm" svg:y1="4.384cm" svg:x2="9.373cm" svg:y2="4.378cm">
          <text:p/>
        </draw:line>
        <draw:line draw:style-name="gr1" draw:text-style-name="P1" draw:layer="layout" svg:x1="9.372cm" svg:y1="4.379cm" svg:x2="9.378cm" svg:y2="4.366cm">
          <text:p/>
        </draw:line>
        <draw:line draw:style-name="gr1" draw:text-style-name="P1" draw:layer="layout" svg:x1="9.377cm" svg:y1="4.367cm" svg:x2="9.384cm" svg:y2="4.343cm">
          <text:p/>
        </draw:line>
        <draw:line draw:style-name="gr1" draw:text-style-name="P1" draw:layer="layout" svg:x1="9.383cm" svg:y1="4.343cm" svg:x2="9.383cm" svg:y2="4.315cm">
          <text:p/>
        </draw:line>
        <draw:line draw:style-name="gr1" draw:text-style-name="P1" draw:layer="layout" svg:x1="9.384cm" svg:y1="4.316cm" svg:x2="9.377cm" svg:y2="4.292cm">
          <text:p/>
        </draw:line>
        <draw:line draw:style-name="gr1" draw:text-style-name="P1" draw:layer="layout" svg:x1="9.378cm" svg:y1="4.293cm" svg:x2="9.372cm" svg:y2="4.281cm">
          <text:p/>
        </draw:line>
        <draw:line draw:style-name="gr1" draw:text-style-name="P1" draw:layer="layout" svg:x1="9.373cm" svg:y1="4.283cm" svg:x2="9.366cm" svg:y2="4.275cm">
          <text:p/>
        </draw:line>
        <draw:line draw:style-name="gr1" draw:text-style-name="P1" draw:layer="layout" svg:x1="9.367cm" svg:y1="4.276cm" svg:x2="9.354cm" svg:y2="4.269cm">
          <text:p/>
        </draw:line>
        <draw:line draw:style-name="gr1" draw:text-style-name="P1" draw:layer="layout" svg:x1="9.246cm" svg:y1="4.39cm" svg:x2="9.258cm" svg:y2="4.383cm">
          <text:p/>
        </draw:line>
        <draw:line draw:style-name="gr1" draw:text-style-name="P1" draw:layer="layout" svg:x1="9.257cm" svg:y1="4.384cm" svg:x2="9.264cm" svg:y2="4.378cm">
          <text:p/>
        </draw:line>
        <draw:line draw:style-name="gr1" draw:text-style-name="P1" draw:layer="layout" svg:x1="9.263cm" svg:y1="4.379cm" svg:x2="9.27cm" svg:y2="4.366cm">
          <text:p/>
        </draw:line>
        <draw:line draw:style-name="gr1" draw:text-style-name="P1" draw:layer="layout" svg:x1="9.269cm" svg:y1="4.366cm" svg:x2="9.269cm" svg:y2="4.332cm">
          <text:p/>
        </draw:line>
        <draw:line draw:style-name="gr1" draw:text-style-name="P1" draw:layer="layout" svg:x1="9.27cm" svg:y1="4.333cm" svg:x2="9.263cm" svg:y2="4.321cm">
          <text:p/>
        </draw:line>
        <draw:line draw:style-name="gr1" draw:text-style-name="P1" draw:layer="layout" svg:x1="9.264cm" svg:y1="4.323cm" svg:x2="9.257cm" svg:y2="4.315cm">
          <text:p/>
        </draw:line>
        <draw:line draw:style-name="gr1" draw:text-style-name="P1" draw:layer="layout" svg:x1="9.258cm" svg:y1="4.316cm" svg:x2="9.246cm" svg:y2="4.309cm">
          <text:p/>
        </draw:line>
        <draw:line draw:style-name="gr1" draw:text-style-name="P1" draw:layer="layout" svg:x1="9.246cm" svg:y1="4.309cm" svg:x2="9.229cm" svg:y2="4.309cm">
          <text:p/>
        </draw:line>
        <draw:line draw:style-name="gr1" draw:text-style-name="P1" draw:layer="layout" svg:x1="9.23cm" svg:y1="4.309cm" svg:x2="9.217cm" svg:y2="4.316cm">
          <text:p/>
        </draw:line>
        <draw:line draw:style-name="gr1" draw:text-style-name="P1" draw:layer="layout" svg:x1="9.218cm" svg:y1="4.315cm" svg:x2="9.212cm" svg:y2="4.323cm">
          <text:p/>
        </draw:line>
        <draw:line draw:style-name="gr1" draw:text-style-name="P1" draw:layer="layout" svg:x1="9.213cm" svg:y1="4.321cm" svg:x2="9.206cm" svg:y2="4.333cm">
          <text:p/>
        </draw:line>
        <draw:line draw:style-name="gr1" draw:text-style-name="P1" draw:layer="layout" svg:x1="9.206cm" svg:y1="4.332cm" svg:x2="9.206cm" svg:y2="4.366cm">
          <text:p/>
        </draw:line>
        <draw:line draw:style-name="gr1" draw:text-style-name="P1" draw:layer="layout" svg:x1="9.206cm" svg:y1="4.366cm" svg:x2="9.213cm" svg:y2="4.379cm">
          <text:p/>
        </draw:line>
        <draw:line draw:style-name="gr1" draw:text-style-name="P1" draw:layer="layout" svg:x1="9.212cm" svg:y1="4.378cm" svg:x2="9.218cm" svg:y2="4.384cm">
          <text:p/>
        </draw:line>
        <draw:line draw:style-name="gr1" draw:text-style-name="P1" draw:layer="layout" svg:x1="9.217cm" svg:y1="4.383cm" svg:x2="9.23cm" svg:y2="4.39cm">
          <text:p/>
        </draw:line>
        <draw:line draw:style-name="gr1" draw:text-style-name="P1" draw:layer="layout" svg:x1="9.229cm" svg:y1="4.389cm" svg:x2="9.246cm" svg:y2="4.389cm">
          <text:p/>
        </draw:line>
        <draw:line draw:style-name="gr1" draw:text-style-name="P1" draw:layer="layout" svg:x1="9.154cm" svg:y1="4.389cm" svg:x2="9.154cm" svg:y2="4.269cm">
          <text:p/>
        </draw:line>
        <draw:line draw:style-name="gr1" draw:text-style-name="P1" draw:layer="layout" svg:x1="9.103cm" svg:y1="4.389cm" svg:x2="9.103cm" svg:y2="4.326cm">
          <text:p/>
        </draw:line>
        <draw:line draw:style-name="gr1" draw:text-style-name="P1" draw:layer="layout" svg:x1="9.103cm" svg:y1="4.327cm" svg:x2="9.11cm" svg:y2="4.315cm">
          <text:p/>
        </draw:line>
        <draw:line draw:style-name="gr1" draw:text-style-name="P1" draw:layer="layout" svg:x1="9.109cm" svg:y1="4.316cm" svg:x2="9.121cm" svg:y2="4.309cm">
          <text:p/>
        </draw:line>
        <draw:line draw:style-name="gr1" draw:text-style-name="P1" draw:layer="layout" svg:x1="9.12cm" svg:y1="4.309cm" svg:x2="9.137cm" svg:y2="4.309cm">
          <text:p/>
        </draw:line>
        <draw:line draw:style-name="gr1" draw:text-style-name="P1" draw:layer="layout" svg:x1="9.137cm" svg:y1="4.309cm" svg:x2="9.15cm" svg:y2="4.316cm">
          <text:p/>
        </draw:line>
        <draw:line draw:style-name="gr1" draw:text-style-name="P1" draw:layer="layout" svg:x1="9.149cm" svg:y1="4.315cm" svg:x2="9.155cm" svg:y2="4.323cm">
          <text:p/>
        </draw:line>
        <draw:line draw:style-name="gr1" draw:text-style-name="P1" draw:layer="layout" svg:x1="9.046cm" svg:y1="4.389cm" svg:x2="9.046cm" svg:y2="4.309cm">
          <text:p/>
        </draw:line>
        <draw:line draw:style-name="gr1" draw:text-style-name="P1" draw:layer="layout" svg:x1="9.048cm" svg:y1="4.323cm" svg:x2="9.04cm" svg:y2="4.315cm">
          <text:p/>
        </draw:line>
        <draw:line draw:style-name="gr1" draw:text-style-name="P1" draw:layer="layout" svg:x1="9.041cm" svg:y1="4.316cm" svg:x2="9.029cm" svg:y2="4.309cm">
          <text:p/>
        </draw:line>
        <draw:line draw:style-name="gr1" draw:text-style-name="P1" draw:layer="layout" svg:x1="9.029cm" svg:y1="4.309cm" svg:x2="9.012cm" svg:y2="4.309cm">
          <text:p/>
        </draw:line>
        <draw:line draw:style-name="gr1" draw:text-style-name="P1" draw:layer="layout" svg:x1="9.013cm" svg:y1="4.309cm" svg:x2="9cm" svg:y2="4.316cm">
          <text:p/>
        </draw:line>
        <draw:line draw:style-name="gr1" draw:text-style-name="P1" draw:layer="layout" svg:x1="9.001cm" svg:y1="4.315cm" svg:x2="8.995cm" svg:y2="4.327cm">
          <text:p/>
        </draw:line>
        <draw:line draw:style-name="gr1" draw:text-style-name="P1" draw:layer="layout" svg:x1="8.995cm" svg:y1="4.326cm" svg:x2="8.995cm" svg:y2="4.389cm">
          <text:p/>
        </draw:line>
        <draw:line draw:style-name="gr1" draw:text-style-name="P1" draw:layer="layout" svg:x1="8.996cm" svg:y1="4.327cm" svg:x2="8.989cm" svg:y2="4.315cm">
          <text:p/>
        </draw:line>
        <draw:line draw:style-name="gr1" draw:text-style-name="P1" draw:layer="layout" svg:x1="8.991cm" svg:y1="4.316cm" svg:x2="8.977cm" svg:y2="4.309cm">
          <text:p/>
        </draw:line>
        <draw:line draw:style-name="gr1" draw:text-style-name="P1" draw:layer="layout" svg:x1="8.977cm" svg:y1="4.309cm" svg:x2="8.96cm" svg:y2="4.309cm">
          <text:p/>
        </draw:line>
        <draw:line draw:style-name="gr1" draw:text-style-name="P1" draw:layer="layout" svg:x1="8.961cm" svg:y1="4.309cm" svg:x2="8.949cm" svg:y2="4.316cm">
          <text:p/>
        </draw:line>
        <draw:line draw:style-name="gr1" draw:text-style-name="P1" draw:layer="layout" svg:x1="8.95cm" svg:y1="4.315cm" svg:x2="8.943cm" svg:y2="4.327cm">
          <text:p/>
        </draw:line>
        <draw:line draw:style-name="gr1" draw:text-style-name="P1" draw:layer="layout" svg:x1="8.943cm" svg:y1="4.326cm" svg:x2="8.943cm" svg:y2="4.389cm">
          <text:p/>
        </draw:line>
        <draw:polygon draw:style-name="gr2" draw:text-style-name="P1" draw:layer="layout" svg:width="0.813cm" svg:height="0.249cm" svg:x="8.868cm" svg:y="4.175cm" svg:viewBox="0 0 814 250" draw:points="0,0 814,0 814,250 0,250">
          <text:p/>
        </draw:polygon>
        <draw:line draw:style-name="gr1" draw:text-style-name="P1" draw:layer="layout" svg:x1="10.068cm" svg:y1="5.994cm" svg:x2="10.046cm" svg:y2="5.994cm">
          <text:p/>
        </draw:line>
        <draw:line draw:style-name="gr1" draw:text-style-name="P1" draw:layer="layout" svg:x1="10.047cm" svg:y1="5.994cm" svg:x2="10.034cm" svg:y2="6cm">
          <text:p/>
        </draw:line>
        <draw:line draw:style-name="gr1" draw:text-style-name="P1" draw:layer="layout" svg:x1="10.035cm" svg:y1="5.999cm" svg:x2="10.023cm" svg:y2="6.012cm">
          <text:p/>
        </draw:line>
        <draw:line draw:style-name="gr1" draw:text-style-name="P1" draw:layer="layout" svg:x1="10.024cm" svg:y1="6.011cm" svg:x2="10.017cm" svg:y2="6.035cm">
          <text:p/>
        </draw:line>
        <draw:line draw:style-name="gr1" draw:text-style-name="P1" draw:layer="layout" svg:x1="10.017cm" svg:y1="6.034cm" svg:x2="10.017cm" svg:y2="6.074cm">
          <text:p/>
        </draw:line>
        <draw:line draw:style-name="gr1" draw:text-style-name="P1" draw:layer="layout" svg:x1="10.017cm" svg:y1="6.074cm" svg:x2="10.024cm" svg:y2="6.098cm">
          <text:p/>
        </draw:line>
        <draw:line draw:style-name="gr1" draw:text-style-name="P1" draw:layer="layout" svg:x1="10.023cm" svg:y1="6.097cm" svg:x2="10.035cm" svg:y2="6.109cm">
          <text:p/>
        </draw:line>
        <draw:line draw:style-name="gr1" draw:text-style-name="P1" draw:layer="layout" svg:x1="10.034cm" svg:y1="6.108cm" svg:x2="10.047cm" svg:y2="6.115cm">
          <text:p/>
        </draw:line>
        <draw:line draw:style-name="gr1" draw:text-style-name="P1" draw:layer="layout" svg:x1="10.046cm" svg:y1="6.114cm" svg:x2="10.068cm" svg:y2="6.114cm">
          <text:p/>
        </draw:line>
        <draw:line draw:style-name="gr1" draw:text-style-name="P1" draw:layer="layout" svg:x1="10.068cm" svg:y1="6.115cm" svg:x2="10.081cm" svg:y2="6.108cm">
          <text:p/>
        </draw:line>
        <draw:line draw:style-name="gr1" draw:text-style-name="P1" draw:layer="layout" svg:x1="10.08cm" svg:y1="6.109cm" svg:x2="10.092cm" svg:y2="6.097cm">
          <text:p/>
        </draw:line>
        <draw:line draw:style-name="gr1" draw:text-style-name="P1" draw:layer="layout" svg:x1="10.091cm" svg:y1="6.098cm" svg:x2="10.098cm" svg:y2="6.074cm">
          <text:p/>
        </draw:line>
        <draw:line draw:style-name="gr1" draw:text-style-name="P1" draw:layer="layout" svg:x1="10.097cm" svg:y1="6.074cm" svg:x2="10.097cm" svg:y2="6.034cm">
          <text:p/>
        </draw:line>
        <draw:line draw:style-name="gr1" draw:text-style-name="P1" draw:layer="layout" svg:x1="10.098cm" svg:y1="6.035cm" svg:x2="10.091cm" svg:y2="6.011cm">
          <text:p/>
        </draw:line>
        <draw:line draw:style-name="gr1" draw:text-style-name="P1" draw:layer="layout" svg:x1="10.092cm" svg:y1="6.012cm" svg:x2="10.08cm" svg:y2="5.999cm">
          <text:p/>
        </draw:line>
        <draw:line draw:style-name="gr1" draw:text-style-name="P1" draw:layer="layout" svg:x1="10.081cm" svg:y1="6cm" svg:x2="10.068cm" svg:y2="5.994cm">
          <text:p/>
        </draw:line>
        <draw:line draw:style-name="gr1" draw:text-style-name="P1" draw:layer="layout" svg:x1="9.966cm" svg:y1="5.994cm" svg:x2="9.966cm" svg:y2="6.091cm">
          <text:p/>
        </draw:line>
        <draw:line draw:style-name="gr1" draw:text-style-name="P1" draw:layer="layout" svg:x1="9.968cm" svg:y1="6.091cm" svg:x2="9.96cm" svg:y2="6.103cm">
          <text:p/>
        </draw:line>
        <draw:line draw:style-name="gr1" draw:text-style-name="P1" draw:layer="layout" svg:x1="9.961cm" svg:y1="6.102cm" svg:x2="9.954cm" svg:y2="6.109cm">
          <text:p/>
        </draw:line>
        <draw:line draw:style-name="gr1" draw:text-style-name="P1" draw:layer="layout" svg:x1="9.955cm" svg:y1="6.108cm" svg:x2="9.943cm" svg:y2="6.115cm">
          <text:p/>
        </draw:line>
        <draw:line draw:style-name="gr1" draw:text-style-name="P1" draw:layer="layout" svg:x1="9.943cm" svg:y1="6.114cm" svg:x2="9.92cm" svg:y2="6.114cm">
          <text:p/>
        </draw:line>
        <draw:line draw:style-name="gr1" draw:text-style-name="P1" draw:layer="layout" svg:x1="9.921cm" svg:y1="6.115cm" svg:x2="9.909cm" svg:y2="6.108cm">
          <text:p/>
        </draw:line>
        <draw:line draw:style-name="gr1" draw:text-style-name="P1" draw:layer="layout" svg:x1="9.91cm" svg:y1="6.109cm" svg:x2="9.903cm" svg:y2="6.102cm">
          <text:p/>
        </draw:line>
        <draw:line draw:style-name="gr1" draw:text-style-name="P1" draw:layer="layout" svg:x1="9.904cm" svg:y1="6.103cm" svg:x2="9.897cm" svg:y2="6.091cm">
          <text:p/>
        </draw:line>
        <draw:line draw:style-name="gr1" draw:text-style-name="P1" draw:layer="layout" svg:x1="9.897cm" svg:y1="6.091cm" svg:x2="9.897cm" svg:y2="5.994cm">
          <text:p/>
        </draw:line>
        <draw:line draw:style-name="gr1" draw:text-style-name="P1" draw:layer="layout" svg:x1="9.857cm" svg:y1="5.994cm" svg:x2="9.789cm" svg:y2="5.994cm">
          <text:p/>
        </draw:line>
        <draw:line draw:style-name="gr1" draw:text-style-name="P1" draw:layer="layout" svg:x1="9.823cm" svg:y1="6.114cm" svg:x2="9.823cm" svg:y2="5.994cm">
          <text:p/>
        </draw:line>
        <draw:polygon draw:style-name="gr2" draw:text-style-name="P1" draw:layer="layout" svg:width="0.529cm" svg:height="0.25cm" svg:x="9.684cm" svg:y="5.899cm" svg:viewBox="0 0 530 251" draw:points="0,0 530,0 530,251 0,251">
          <text:p/>
        </draw:polygon>
        <draw:line draw:style-name="gr1" draw:text-style-name="P1" draw:layer="layout" svg:x1="11.668cm" svg:y1="3.292cm" svg:x2="11.668cm" svg:y2="3.349cm">
          <text:p/>
        </draw:line>
        <draw:line draw:style-name="gr1" draw:text-style-name="P1" draw:layer="layout" svg:x1="11.669cm" svg:y1="3.349cm" svg:x2="11.611cm" svg:y2="3.355cm">
          <text:p/>
        </draw:line>
        <draw:line draw:style-name="gr1" draw:text-style-name="P1" draw:layer="layout" svg:x1="11.611cm" svg:y1="3.355cm" svg:x2="11.618cm" svg:y2="3.349cm">
          <text:p/>
        </draw:line>
        <draw:line draw:style-name="gr1" draw:text-style-name="P1" draw:layer="layout" svg:x1="11.617cm" svg:y1="3.35cm" svg:x2="11.624cm" svg:y2="3.337cm">
          <text:p/>
        </draw:line>
        <draw:line draw:style-name="gr1" draw:text-style-name="P1" draw:layer="layout" svg:x1="11.623cm" svg:y1="3.337cm" svg:x2="11.623cm" svg:y2="3.309cm">
          <text:p/>
        </draw:line>
        <draw:line draw:style-name="gr1" draw:text-style-name="P1" draw:layer="layout" svg:x1="11.624cm" svg:y1="3.31cm" svg:x2="11.617cm" svg:y2="3.297cm">
          <text:p/>
        </draw:line>
        <draw:line draw:style-name="gr1" draw:text-style-name="P1" draw:layer="layout" svg:x1="11.618cm" svg:y1="3.298cm" svg:x2="11.611cm" svg:y2="3.292cm">
          <text:p/>
        </draw:line>
        <draw:line draw:style-name="gr1" draw:text-style-name="P1" draw:layer="layout" svg:x1="11.612cm" svg:y1="3.293cm" svg:x2="11.6cm" svg:y2="3.286cm">
          <text:p/>
        </draw:line>
        <draw:line draw:style-name="gr1" draw:text-style-name="P1" draw:layer="layout" svg:x1="11.6cm" svg:y1="3.286cm" svg:x2="11.571cm" svg:y2="3.286cm">
          <text:p/>
        </draw:line>
        <draw:line draw:style-name="gr1" draw:text-style-name="P1" draw:layer="layout" svg:x1="11.572cm" svg:y1="3.286cm" svg:x2="11.56cm" svg:y2="3.293cm">
          <text:p/>
        </draw:line>
        <draw:line draw:style-name="gr1" draw:text-style-name="P1" draw:layer="layout" svg:x1="11.561cm" svg:y1="3.292cm" svg:x2="11.554cm" svg:y2="3.298cm">
          <text:p/>
        </draw:line>
        <draw:line draw:style-name="gr1" draw:text-style-name="P1" draw:layer="layout" svg:x1="11.555cm" svg:y1="3.297cm" svg:x2="11.548cm" svg:y2="3.31cm">
          <text:p/>
        </draw:line>
        <draw:line draw:style-name="gr1" draw:text-style-name="P1" draw:layer="layout" svg:x1="11.548cm" svg:y1="3.309cm" svg:x2="11.548cm" svg:y2="3.337cm">
          <text:p/>
        </draw:line>
        <draw:line draw:style-name="gr1" draw:text-style-name="P1" draw:layer="layout" svg:x1="11.548cm" svg:y1="3.337cm" svg:x2="11.555cm" svg:y2="3.35cm">
          <text:p/>
        </draw:line>
        <draw:line draw:style-name="gr1" draw:text-style-name="P1" draw:layer="layout" svg:x1="11.554cm" svg:y1="3.349cm" svg:x2="11.561cm" svg:y2="3.355cm">
          <text:p/>
        </draw:line>
        <draw:line draw:style-name="gr1" draw:text-style-name="P1" draw:layer="layout" svg:x1="11.629cm" svg:y1="3.247cm" svg:x2="11.548cm" svg:y2="3.217cm">
          <text:p/>
        </draw:line>
        <draw:line draw:style-name="gr1" draw:text-style-name="P1" draw:layer="layout" svg:x1="11.548cm" svg:y1="3.218cm" svg:x2="11.629cm" svg:y2="3.189cm">
          <text:p/>
        </draw:line>
        <draw:polygon draw:style-name="gr2" draw:text-style-name="P1" draw:layer="layout" svg:width="0.25cm" svg:height="0.345cm" svg:x="11.513cm" svg:y="3.102cm" svg:viewBox="0 0 251 346" draw:points="0,0 251,0 251,346 0,346">
          <text:p/>
        </draw:polygon>
        <draw:line draw:style-name="gr1" draw:text-style-name="P1" draw:layer="layout" svg:x1="9.84cm" svg:y1="2.319cm" svg:x2="9.817cm" svg:y2="2.319cm">
          <text:p/>
        </draw:line>
        <draw:line draw:style-name="gr1" draw:text-style-name="P1" draw:layer="layout" svg:x1="9.818cm" svg:y1="2.319cm" svg:x2="9.806cm" svg:y2="2.325cm">
          <text:p/>
        </draw:line>
        <draw:line draw:style-name="gr1" draw:text-style-name="P1" draw:layer="layout" svg:x1="9.807cm" svg:y1="2.324cm" svg:x2="9.794cm" svg:y2="2.337cm">
          <text:p/>
        </draw:line>
        <draw:line draw:style-name="gr1" draw:text-style-name="P1" draw:layer="layout" svg:x1="9.795cm" svg:y1="2.336cm" svg:x2="9.789cm" svg:y2="2.36cm">
          <text:p/>
        </draw:line>
        <draw:line draw:style-name="gr1" draw:text-style-name="P1" draw:layer="layout" svg:x1="9.789cm" svg:y1="2.359cm" svg:x2="9.789cm" svg:y2="2.399cm">
          <text:p/>
        </draw:line>
        <draw:line draw:style-name="gr1" draw:text-style-name="P1" draw:layer="layout" svg:x1="9.789cm" svg:y1="2.399cm" svg:x2="9.795cm" svg:y2="2.423cm">
          <text:p/>
        </draw:line>
        <draw:line draw:style-name="gr1" draw:text-style-name="P1" draw:layer="layout" svg:x1="9.794cm" svg:y1="2.422cm" svg:x2="9.807cm" svg:y2="2.434cm">
          <text:p/>
        </draw:line>
        <draw:line draw:style-name="gr1" draw:text-style-name="P1" draw:layer="layout" svg:x1="9.806cm" svg:y1="2.433cm" svg:x2="9.818cm" svg:y2="2.44cm">
          <text:p/>
        </draw:line>
        <draw:line draw:style-name="gr1" draw:text-style-name="P1" draw:layer="layout" svg:x1="9.817cm" svg:y1="2.439cm" svg:x2="9.84cm" svg:y2="2.439cm">
          <text:p/>
        </draw:line>
        <draw:line draw:style-name="gr1" draw:text-style-name="P1" draw:layer="layout" svg:x1="9.84cm" svg:y1="2.44cm" svg:x2="9.852cm" svg:y2="2.433cm">
          <text:p/>
        </draw:line>
        <draw:line draw:style-name="gr1" draw:text-style-name="P1" draw:layer="layout" svg:x1="9.851cm" svg:y1="2.434cm" svg:x2="9.864cm" svg:y2="2.422cm">
          <text:p/>
        </draw:line>
        <draw:line draw:style-name="gr1" draw:text-style-name="P1" draw:layer="layout" svg:x1="9.863cm" svg:y1="2.423cm" svg:x2="9.87cm" svg:y2="2.399cm">
          <text:p/>
        </draw:line>
        <draw:line draw:style-name="gr1" draw:text-style-name="P1" draw:layer="layout" svg:x1="9.869cm" svg:y1="2.399cm" svg:x2="9.869cm" svg:y2="2.359cm">
          <text:p/>
        </draw:line>
        <draw:line draw:style-name="gr1" draw:text-style-name="P1" draw:layer="layout" svg:x1="9.87cm" svg:y1="2.36cm" svg:x2="9.863cm" svg:y2="2.336cm">
          <text:p/>
        </draw:line>
        <draw:line draw:style-name="gr1" draw:text-style-name="P1" draw:layer="layout" svg:x1="9.864cm" svg:y1="2.337cm" svg:x2="9.851cm" svg:y2="2.324cm">
          <text:p/>
        </draw:line>
        <draw:line draw:style-name="gr1" draw:text-style-name="P1" draw:layer="layout" svg:x1="9.852cm" svg:y1="2.325cm" svg:x2="9.84cm" svg:y2="2.319cm">
          <text:p/>
        </draw:line>
        <draw:line draw:style-name="gr1" draw:text-style-name="P1" draw:layer="layout" svg:x1="9.744cm" svg:y1="2.433cm" svg:x2="9.726cm" svg:y2="2.44cm">
          <text:p/>
        </draw:line>
        <draw:line draw:style-name="gr1" draw:text-style-name="P1" draw:layer="layout" svg:x1="9.726cm" svg:y1="2.439cm" svg:x2="9.697cm" svg:y2="2.439cm">
          <text:p/>
        </draw:line>
        <draw:line draw:style-name="gr1" draw:text-style-name="P1" draw:layer="layout" svg:x1="9.698cm" svg:y1="2.44cm" svg:x2="9.686cm" svg:y2="2.433cm">
          <text:p/>
        </draw:line>
        <draw:line draw:style-name="gr1" draw:text-style-name="P1" draw:layer="layout" svg:x1="9.688cm" svg:y1="2.434cm" svg:x2="9.68cm" svg:y2="2.427cm">
          <text:p/>
        </draw:line>
        <draw:line draw:style-name="gr1" draw:text-style-name="P1" draw:layer="layout" svg:x1="9.681cm" svg:y1="2.428cm" svg:x2="9.674cm" svg:y2="2.416cm">
          <text:p/>
        </draw:line>
        <draw:line draw:style-name="gr1" draw:text-style-name="P1" draw:layer="layout" svg:x1="9.674cm" svg:y1="2.416cm" svg:x2="9.674cm" svg:y2="2.404cm">
          <text:p/>
        </draw:line>
        <draw:line draw:style-name="gr1" draw:text-style-name="P1" draw:layer="layout" svg:x1="9.674cm" svg:y1="2.405cm" svg:x2="9.681cm" svg:y2="2.393cm">
          <text:p/>
        </draw:line>
        <draw:line draw:style-name="gr1" draw:text-style-name="P1" draw:layer="layout" svg:x1="9.68cm" svg:y1="2.394cm" svg:x2="9.688cm" svg:y2="2.387cm">
          <text:p/>
        </draw:line>
        <draw:line draw:style-name="gr1" draw:text-style-name="P1" draw:layer="layout" svg:x1="9.686cm" svg:y1="2.388cm" svg:x2="9.698cm" svg:y2="2.382cm">
          <text:p/>
        </draw:line>
        <draw:line draw:style-name="gr1" draw:text-style-name="P1" draw:layer="layout" svg:x1="9.697cm" svg:y1="2.383cm" svg:x2="9.722cm" svg:y2="2.376cm">
          <text:p/>
        </draw:line>
        <draw:line draw:style-name="gr1" draw:text-style-name="P1" draw:layer="layout" svg:x1="9.72cm" svg:y1="2.378cm" svg:x2="9.732cm" svg:y2="2.37cm">
          <text:p/>
        </draw:line>
        <draw:line draw:style-name="gr1" draw:text-style-name="P1" draw:layer="layout" svg:x1="9.731cm" svg:y1="2.371cm" svg:x2="9.738cm" svg:y2="2.364cm">
          <text:p/>
        </draw:line>
        <draw:line draw:style-name="gr1" draw:text-style-name="P1" draw:layer="layout" svg:x1="9.737cm" svg:y1="2.365cm" svg:x2="9.744cm" svg:y2="2.353cm">
          <text:p/>
        </draw:line>
        <draw:line draw:style-name="gr1" draw:text-style-name="P1" draw:layer="layout" svg:x1="9.743cm" svg:y1="2.353cm" svg:x2="9.743cm" svg:y2="2.342cm">
          <text:p/>
        </draw:line>
        <draw:line draw:style-name="gr1" draw:text-style-name="P1" draw:layer="layout" svg:x1="9.744cm" svg:y1="2.343cm" svg:x2="9.737cm" svg:y2="2.33cm">
          <text:p/>
        </draw:line>
        <draw:line draw:style-name="gr1" draw:text-style-name="P1" draw:layer="layout" svg:x1="9.738cm" svg:y1="2.331cm" svg:x2="9.731cm" svg:y2="2.324cm">
          <text:p/>
        </draw:line>
        <draw:line draw:style-name="gr1" draw:text-style-name="P1" draw:layer="layout" svg:x1="9.732cm" svg:y1="2.325cm" svg:x2="9.72cm" svg:y2="2.319cm">
          <text:p/>
        </draw:line>
        <draw:line draw:style-name="gr1" draw:text-style-name="P1" draw:layer="layout" svg:x1="9.72cm" svg:y1="2.319cm" svg:x2="9.691cm" svg:y2="2.319cm">
          <text:p/>
        </draw:line>
        <draw:line draw:style-name="gr1" draw:text-style-name="P1" draw:layer="layout" svg:x1="9.692cm" svg:y1="2.319cm" svg:x2="9.674cm" svg:y2="2.325cm">
          <text:p/>
        </draw:line>
        <draw:line draw:style-name="gr1" draw:text-style-name="P1" draw:layer="layout" svg:x1="9.554cm" svg:y1="2.427cm" svg:x2="9.561cm" svg:y2="2.434cm">
          <text:p/>
        </draw:line>
        <draw:line draw:style-name="gr1" draw:text-style-name="P1" draw:layer="layout" svg:x1="9.56cm" svg:y1="2.433cm" svg:x2="9.578cm" svg:y2="2.44cm">
          <text:p/>
        </draw:line>
        <draw:line draw:style-name="gr1" draw:text-style-name="P1" draw:layer="layout" svg:x1="9.577cm" svg:y1="2.439cm" svg:x2="9.589cm" svg:y2="2.439cm">
          <text:p/>
        </draw:line>
        <draw:line draw:style-name="gr1" draw:text-style-name="P1" draw:layer="layout" svg:x1="9.589cm" svg:y1="2.44cm" svg:x2="9.607cm" svg:y2="2.433cm">
          <text:p/>
        </draw:line>
        <draw:line draw:style-name="gr1" draw:text-style-name="P1" draw:layer="layout" svg:x1="9.606cm" svg:y1="2.434cm" svg:x2="9.618cm" svg:y2="2.422cm">
          <text:p/>
        </draw:line>
        <draw:line draw:style-name="gr1" draw:text-style-name="P1" draw:layer="layout" svg:x1="9.617cm" svg:y1="2.423cm" svg:x2="9.624cm" svg:y2="2.41cm">
          <text:p/>
        </draw:line>
        <draw:line draw:style-name="gr1" draw:text-style-name="P1" draw:layer="layout" svg:x1="9.623cm" svg:y1="2.411cm" svg:x2="9.63cm" svg:y2="2.387cm">
          <text:p/>
        </draw:line>
        <draw:line draw:style-name="gr1" draw:text-style-name="P1" draw:layer="layout" svg:x1="9.629cm" svg:y1="2.387cm" svg:x2="9.629cm" svg:y2="2.37cm">
          <text:p/>
        </draw:line>
        <draw:line draw:style-name="gr1" draw:text-style-name="P1" draw:layer="layout" svg:x1="9.63cm" svg:y1="2.371cm" svg:x2="9.623cm" svg:y2="2.347cm">
          <text:p/>
        </draw:line>
        <draw:line draw:style-name="gr1" draw:text-style-name="P1" draw:layer="layout" svg:x1="9.624cm" svg:y1="2.348cm" svg:x2="9.617cm" svg:y2="2.336cm">
          <text:p/>
        </draw:line>
        <draw:line draw:style-name="gr1" draw:text-style-name="P1" draw:layer="layout" svg:x1="9.618cm" svg:y1="2.337cm" svg:x2="9.606cm" svg:y2="2.324cm">
          <text:p/>
        </draw:line>
        <draw:line draw:style-name="gr1" draw:text-style-name="P1" draw:layer="layout" svg:x1="9.607cm" svg:y1="2.325cm" svg:x2="9.589cm" svg:y2="2.319cm">
          <text:p/>
        </draw:line>
        <draw:line draw:style-name="gr1" draw:text-style-name="P1" draw:layer="layout" svg:x1="9.589cm" svg:y1="2.319cm" svg:x2="9.577cm" svg:y2="2.319cm">
          <text:p/>
        </draw:line>
        <draw:line draw:style-name="gr1" draw:text-style-name="P1" draw:layer="layout" svg:x1="9.578cm" svg:y1="2.319cm" svg:x2="9.56cm" svg:y2="2.325cm">
          <text:p/>
        </draw:line>
        <draw:line draw:style-name="gr1" draw:text-style-name="P1" draw:layer="layout" svg:x1="9.561cm" svg:y1="2.324cm" svg:x2="9.554cm" svg:y2="2.331cm">
          <text:p/>
        </draw:line>
        <draw:line draw:style-name="gr1" draw:text-style-name="P1" draw:layer="layout" svg:x1="9.503cm" svg:y1="2.439cm" svg:x2="9.503cm" svg:y2="2.319cm">
          <text:p/>
        </draw:line>
        <draw:line draw:style-name="gr1" draw:text-style-name="P1" draw:layer="layout" svg:x1="9.389cm" svg:y1="2.439cm" svg:x2="9.446cm" svg:y2="2.439cm">
          <text:p/>
        </draw:line>
        <draw:line draw:style-name="gr1" draw:text-style-name="P1" draw:layer="layout" svg:x1="9.446cm" svg:y1="2.439cm" svg:x2="9.446cm" svg:y2="2.319cm">
          <text:p/>
        </draw:line>
        <draw:line draw:style-name="gr1" draw:text-style-name="P1" draw:layer="layout" svg:x1="9.354cm" svg:y1="2.404cm" svg:x2="9.297cm" svg:y2="2.404cm">
          <text:p/>
        </draw:line>
        <draw:line draw:style-name="gr1" draw:text-style-name="P1" draw:layer="layout" svg:x1="9.367cm" svg:y1="2.44cm" svg:x2="9.326cm" svg:y2="2.319cm">
          <text:p/>
        </draw:line>
        <draw:line draw:style-name="gr1" draw:text-style-name="P1" draw:layer="layout" svg:x1="9.327cm" svg:y1="2.319cm" svg:x2="9.286cm" svg:y2="2.44cm">
          <text:p/>
        </draw:line>
        <draw:line draw:style-name="gr1" draw:text-style-name="P1" draw:layer="layout" svg:x1="9.246cm" svg:y1="2.439cm" svg:x2="9.246cm" svg:y2="2.319cm">
          <text:p/>
        </draw:line>
        <draw:line draw:style-name="gr1" draw:text-style-name="P1" draw:layer="layout" svg:x1="9.246cm" svg:y1="2.319cm" svg:x2="9.217cm" svg:y2="2.319cm">
          <text:p/>
        </draw:line>
        <draw:line draw:style-name="gr1" draw:text-style-name="P1" draw:layer="layout" svg:x1="9.218cm" svg:y1="2.319cm" svg:x2="9.2cm" svg:y2="2.325cm">
          <text:p/>
        </draw:line>
        <draw:line draw:style-name="gr1" draw:text-style-name="P1" draw:layer="layout" svg:x1="9.201cm" svg:y1="2.324cm" svg:x2="9.189cm" svg:y2="2.337cm">
          <text:p/>
        </draw:line>
        <draw:line draw:style-name="gr1" draw:text-style-name="P1" draw:layer="layout" svg:x1="9.19cm" svg:y1="2.336cm" svg:x2="9.183cm" svg:y2="2.348cm">
          <text:p/>
        </draw:line>
        <draw:line draw:style-name="gr1" draw:text-style-name="P1" draw:layer="layout" svg:x1="9.184cm" svg:y1="2.347cm" svg:x2="9.177cm" svg:y2="2.371cm">
          <text:p/>
        </draw:line>
        <draw:line draw:style-name="gr1" draw:text-style-name="P1" draw:layer="layout" svg:x1="9.177cm" svg:y1="2.37cm" svg:x2="9.177cm" svg:y2="2.387cm">
          <text:p/>
        </draw:line>
        <draw:line draw:style-name="gr1" draw:text-style-name="P1" draw:layer="layout" svg:x1="9.177cm" svg:y1="2.387cm" svg:x2="9.184cm" svg:y2="2.411cm">
          <text:p/>
        </draw:line>
        <draw:line draw:style-name="gr1" draw:text-style-name="P1" draw:layer="layout" svg:x1="9.183cm" svg:y1="2.41cm" svg:x2="9.19cm" svg:y2="2.423cm">
          <text:p/>
        </draw:line>
        <draw:line draw:style-name="gr1" draw:text-style-name="P1" draw:layer="layout" svg:x1="9.189cm" svg:y1="2.422cm" svg:x2="9.201cm" svg:y2="2.434cm">
          <text:p/>
        </draw:line>
        <draw:line draw:style-name="gr1" draw:text-style-name="P1" draw:layer="layout" svg:x1="9.2cm" svg:y1="2.433cm" svg:x2="9.218cm" svg:y2="2.44cm">
          <text:p/>
        </draw:line>
        <draw:line draw:style-name="gr1" draw:text-style-name="P1" draw:layer="layout" svg:x1="9.217cm" svg:y1="2.439cm" svg:x2="9.246cm" svg:y2="2.439cm">
          <text:p/>
        </draw:line>
        <draw:line draw:style-name="gr1" draw:text-style-name="P1" draw:layer="layout" svg:x1="9.103cm" svg:y1="2.319cm" svg:x2="9.08cm" svg:y2="2.319cm">
          <text:p/>
        </draw:line>
        <draw:line draw:style-name="gr1" draw:text-style-name="P1" draw:layer="layout" svg:x1="9.081cm" svg:y1="2.319cm" svg:x2="9.069cm" svg:y2="2.325cm">
          <text:p/>
        </draw:line>
        <draw:line draw:style-name="gr1" draw:text-style-name="P1" draw:layer="layout" svg:x1="9.07cm" svg:y1="2.324cm" svg:x2="9.057cm" svg:y2="2.337cm">
          <text:p/>
        </draw:line>
        <draw:line draw:style-name="gr1" draw:text-style-name="P1" draw:layer="layout" svg:x1="9.058cm" svg:y1="2.336cm" svg:x2="9.051cm" svg:y2="2.36cm">
          <text:p/>
        </draw:line>
        <draw:line draw:style-name="gr1" draw:text-style-name="P1" draw:layer="layout" svg:x1="9.051cm" svg:y1="2.359cm" svg:x2="9.051cm" svg:y2="2.399cm">
          <text:p/>
        </draw:line>
        <draw:line draw:style-name="gr1" draw:text-style-name="P1" draw:layer="layout" svg:x1="9.051cm" svg:y1="2.399cm" svg:x2="9.058cm" svg:y2="2.423cm">
          <text:p/>
        </draw:line>
        <draw:line draw:style-name="gr1" draw:text-style-name="P1" draw:layer="layout" svg:x1="9.057cm" svg:y1="2.422cm" svg:x2="9.07cm" svg:y2="2.434cm">
          <text:p/>
        </draw:line>
        <draw:line draw:style-name="gr1" draw:text-style-name="P1" draw:layer="layout" svg:x1="9.069cm" svg:y1="2.433cm" svg:x2="9.081cm" svg:y2="2.44cm">
          <text:p/>
        </draw:line>
        <draw:line draw:style-name="gr1" draw:text-style-name="P1" draw:layer="layout" svg:x1="9.08cm" svg:y1="2.439cm" svg:x2="9.103cm" svg:y2="2.439cm">
          <text:p/>
        </draw:line>
        <draw:line draw:style-name="gr1" draw:text-style-name="P1" draw:layer="layout" svg:x1="9.103cm" svg:y1="2.44cm" svg:x2="9.115cm" svg:y2="2.433cm">
          <text:p/>
        </draw:line>
        <draw:line draw:style-name="gr1" draw:text-style-name="P1" draw:layer="layout" svg:x1="9.114cm" svg:y1="2.434cm" svg:x2="9.127cm" svg:y2="2.422cm">
          <text:p/>
        </draw:line>
        <draw:line draw:style-name="gr1" draw:text-style-name="P1" draw:layer="layout" svg:x1="9.126cm" svg:y1="2.423cm" svg:x2="9.132cm" svg:y2="2.399cm">
          <text:p/>
        </draw:line>
        <draw:line draw:style-name="gr1" draw:text-style-name="P1" draw:layer="layout" svg:x1="9.131cm" svg:y1="2.399cm" svg:x2="9.131cm" svg:y2="2.359cm">
          <text:p/>
        </draw:line>
        <draw:line draw:style-name="gr1" draw:text-style-name="P1" draw:layer="layout" svg:x1="9.132cm" svg:y1="2.36cm" svg:x2="9.126cm" svg:y2="2.336cm">
          <text:p/>
        </draw:line>
        <draw:line draw:style-name="gr1" draw:text-style-name="P1" draw:layer="layout" svg:x1="9.127cm" svg:y1="2.337cm" svg:x2="9.114cm" svg:y2="2.324cm">
          <text:p/>
        </draw:line>
        <draw:line draw:style-name="gr1" draw:text-style-name="P1" draw:layer="layout" svg:x1="9.115cm" svg:y1="2.325cm" svg:x2="9.103cm" svg:y2="2.319cm">
          <text:p/>
        </draw:line>
        <draw:line draw:style-name="gr1" draw:text-style-name="P1" draw:layer="layout" svg:x1="8.931cm" svg:y1="2.44cm" svg:x2="8.972cm" svg:y2="2.382cm">
          <text:p/>
        </draw:line>
        <draw:line draw:style-name="gr1" draw:text-style-name="P1" draw:layer="layout" svg:x1="9cm" svg:y1="2.439cm" svg:x2="9cm" svg:y2="2.319cm">
          <text:p/>
        </draw:line>
        <draw:line draw:style-name="gr1" draw:text-style-name="P1" draw:layer="layout" svg:x1="9cm" svg:y1="2.319cm" svg:x2="8.954cm" svg:y2="2.319cm">
          <text:p/>
        </draw:line>
        <draw:line draw:style-name="gr1" draw:text-style-name="P1" draw:layer="layout" svg:x1="8.955cm" svg:y1="2.319cm" svg:x2="8.943cm" svg:y2="2.325cm">
          <text:p/>
        </draw:line>
        <draw:line draw:style-name="gr1" draw:text-style-name="P1" draw:layer="layout" svg:x1="8.944cm" svg:y1="2.324cm" svg:x2="8.937cm" svg:y2="2.331cm">
          <text:p/>
        </draw:line>
        <draw:line draw:style-name="gr1" draw:text-style-name="P1" draw:layer="layout" svg:x1="8.938cm" svg:y1="2.33cm" svg:x2="8.931cm" svg:y2="2.343cm">
          <text:p/>
        </draw:line>
        <draw:line draw:style-name="gr1" draw:text-style-name="P1" draw:layer="layout" svg:x1="8.931cm" svg:y1="2.342cm" svg:x2="8.931cm" svg:y2="2.359cm">
          <text:p/>
        </draw:line>
        <draw:line draw:style-name="gr1" draw:text-style-name="P1" draw:layer="layout" svg:x1="8.931cm" svg:y1="2.359cm" svg:x2="8.938cm" svg:y2="2.371cm">
          <text:p/>
        </draw:line>
        <draw:line draw:style-name="gr1" draw:text-style-name="P1" draw:layer="layout" svg:x1="8.937cm" svg:y1="2.37cm" svg:x2="8.944cm" svg:y2="2.378cm">
          <text:p/>
        </draw:line>
        <draw:line draw:style-name="gr1" draw:text-style-name="P1" draw:layer="layout" svg:x1="8.943cm" svg:y1="2.376cm" svg:x2="8.955cm" svg:y2="2.383cm">
          <text:p/>
        </draw:line>
        <draw:line draw:style-name="gr1" draw:text-style-name="P1" draw:layer="layout" svg:x1="8.954cm" svg:y1="2.382cm" svg:x2="9cm" svg:y2="2.382cm">
          <text:p/>
        </draw:line>
        <draw:line draw:style-name="gr1" draw:text-style-name="P1" draw:layer="layout" svg:x1="9.574cm" svg:y1="2.519cm" svg:x2="9.587cm" svg:y2="2.512cm">
          <text:p/>
        </draw:line>
        <draw:line draw:style-name="gr1" draw:text-style-name="P1" draw:layer="layout" svg:x1="9.586cm" svg:y1="2.512cm" svg:x2="9.603cm" svg:y2="2.512cm">
          <text:p/>
        </draw:line>
        <draw:line draw:style-name="gr1" draw:text-style-name="P1" draw:layer="layout" svg:x1="9.603cm" svg:y1="2.512cm" svg:x2="9.621cm" svg:y2="2.519cm">
          <text:p/>
        </draw:line>
        <draw:line draw:style-name="gr1" draw:text-style-name="P1" draw:layer="layout" svg:x1="9.62cm" svg:y1="2.518cm" svg:x2="9.632cm" svg:y2="2.53cm">
          <text:p/>
        </draw:line>
        <draw:line draw:style-name="gr1" draw:text-style-name="P1" draw:layer="layout" svg:x1="9.631cm" svg:y1="2.529cm" svg:x2="9.638cm" svg:y2="2.541cm">
          <text:p/>
        </draw:line>
        <draw:line draw:style-name="gr1" draw:text-style-name="P1" draw:layer="layout" svg:x1="9.637cm" svg:y1="2.54cm" svg:x2="9.644cm" svg:y2="2.564cm">
          <text:p/>
        </draw:line>
        <draw:line draw:style-name="gr1" draw:text-style-name="P1" draw:layer="layout" svg:x1="9.643cm" svg:y1="2.563cm" svg:x2="9.643cm" svg:y2="2.58cm">
          <text:p/>
        </draw:line>
        <draw:line draw:style-name="gr1" draw:text-style-name="P1" draw:layer="layout" svg:x1="9.644cm" svg:y1="2.58cm" svg:x2="9.637cm" svg:y2="2.604cm">
          <text:p/>
        </draw:line>
        <draw:line draw:style-name="gr1" draw:text-style-name="P1" draw:layer="layout" svg:x1="9.638cm" svg:y1="2.603cm" svg:x2="9.631cm" svg:y2="2.616cm">
          <text:p/>
        </draw:line>
        <draw:line draw:style-name="gr1" draw:text-style-name="P1" draw:layer="layout" svg:x1="9.632cm" svg:y1="2.615cm" svg:x2="9.62cm" svg:y2="2.627cm">
          <text:p/>
        </draw:line>
        <draw:line draw:style-name="gr1" draw:text-style-name="P1" draw:layer="layout" svg:x1="9.621cm" svg:y1="2.626cm" svg:x2="9.603cm" svg:y2="2.633cm">
          <text:p/>
        </draw:line>
        <draw:line draw:style-name="gr1" draw:text-style-name="P1" draw:layer="layout" svg:x1="9.603cm" svg:y1="2.632cm" svg:x2="9.591cm" svg:y2="2.632cm">
          <text:p/>
        </draw:line>
        <draw:line draw:style-name="gr1" draw:text-style-name="P1" draw:layer="layout" svg:x1="9.592cm" svg:y1="2.633cm" svg:x2="9.574cm" svg:y2="2.626cm">
          <text:p/>
        </draw:line>
        <draw:line draw:style-name="gr1" draw:text-style-name="P1" draw:layer="layout" svg:x1="9.575cm" svg:y1="2.628cm" svg:x2="9.569cm" svg:y2="2.62cm">
          <text:p/>
        </draw:line>
        <draw:line draw:style-name="gr1" draw:text-style-name="P1" draw:layer="layout" svg:x1="9.569cm" svg:y1="2.62cm" svg:x2="9.569cm" svg:y2="2.58cm">
          <text:p/>
        </draw:line>
        <draw:line draw:style-name="gr1" draw:text-style-name="P1" draw:layer="layout" svg:x1="9.569cm" svg:y1="2.58cm" svg:x2="9.591cm" svg:y2="2.58cm">
          <text:p/>
        </draw:line>
        <draw:line draw:style-name="gr1" draw:text-style-name="P1" draw:layer="layout" svg:x1="9.518cm" svg:y1="2.62cm" svg:x2="9.511cm" svg:y2="2.628cm">
          <text:p/>
        </draw:line>
        <draw:line draw:style-name="gr1" draw:text-style-name="P1" draw:layer="layout" svg:x1="9.511cm" svg:y1="2.626cm" svg:x2="9.518cm" svg:y2="2.633cm">
          <text:p/>
        </draw:line>
        <draw:line draw:style-name="gr1" draw:text-style-name="P1" draw:layer="layout" svg:x1="9.517cm" svg:y1="2.633cm" svg:x2="9.524cm" svg:y2="2.626cm">
          <text:p/>
        </draw:line>
        <draw:line draw:style-name="gr1" draw:text-style-name="P1" draw:layer="layout" svg:x1="9.524cm" svg:y1="2.628cm" svg:x2="9.517cm" svg:y2="2.62cm">
          <text:p/>
        </draw:line>
        <draw:line draw:style-name="gr1" draw:text-style-name="P1" draw:layer="layout" svg:x1="9.517cm" svg:y1="2.62cm" svg:x2="9.517cm" svg:y2="2.632cm">
          <text:p/>
        </draw:line>
        <draw:line draw:style-name="gr1" draw:text-style-name="P1" draw:layer="layout" svg:x1="9.46cm" svg:y1="2.632cm" svg:x2="9.46cm" svg:y2="2.512cm">
          <text:p/>
        </draw:line>
        <draw:line draw:style-name="gr1" draw:text-style-name="P1" draw:layer="layout" svg:x1="9.46cm" svg:y1="2.512cm" svg:x2="9.414cm" svg:y2="2.512cm">
          <text:p/>
        </draw:line>
        <draw:line draw:style-name="gr1" draw:text-style-name="P1" draw:layer="layout" svg:x1="9.415cm" svg:y1="2.512cm" svg:x2="9.403cm" svg:y2="2.519cm">
          <text:p/>
        </draw:line>
        <draw:line draw:style-name="gr1" draw:text-style-name="P1" draw:layer="layout" svg:x1="9.404cm" svg:y1="2.518cm" svg:x2="9.397cm" svg:y2="2.524cm">
          <text:p/>
        </draw:line>
        <draw:line draw:style-name="gr1" draw:text-style-name="P1" draw:layer="layout" svg:x1="9.398cm" svg:y1="2.523cm" svg:x2="9.391cm" svg:y2="2.536cm">
          <text:p/>
        </draw:line>
        <draw:line draw:style-name="gr1" draw:text-style-name="P1" draw:layer="layout" svg:x1="9.391cm" svg:y1="2.535cm" svg:x2="9.391cm" svg:y2="2.552cm">
          <text:p/>
        </draw:line>
        <draw:line draw:style-name="gr1" draw:text-style-name="P1" draw:layer="layout" svg:x1="9.391cm" svg:y1="2.552cm" svg:x2="9.398cm" svg:y2="2.564cm">
          <text:p/>
        </draw:line>
        <draw:line draw:style-name="gr1" draw:text-style-name="P1" draw:layer="layout" svg:x1="9.397cm" svg:y1="2.563cm" svg:x2="9.404cm" svg:y2="2.57cm">
          <text:p/>
        </draw:line>
        <draw:line draw:style-name="gr1" draw:text-style-name="P1" draw:layer="layout" svg:x1="9.403cm" svg:y1="2.569cm" svg:x2="9.415cm" svg:y2="2.576cm">
          <text:p/>
        </draw:line>
        <draw:line draw:style-name="gr1" draw:text-style-name="P1" draw:layer="layout" svg:x1="9.414cm" svg:y1="2.575cm" svg:x2="9.46cm" svg:y2="2.575cm">
          <text:p/>
        </draw:line>
        <draw:line draw:style-name="gr1" draw:text-style-name="P1" draw:layer="layout" svg:x1="9.341cm" svg:y1="2.62cm" svg:x2="9.334cm" svg:y2="2.628cm">
          <text:p/>
        </draw:line>
        <draw:line draw:style-name="gr1" draw:text-style-name="P1" draw:layer="layout" svg:x1="9.334cm" svg:y1="2.626cm" svg:x2="9.341cm" svg:y2="2.633cm">
          <text:p/>
        </draw:line>
        <draw:line draw:style-name="gr1" draw:text-style-name="P1" draw:layer="layout" svg:x1="9.34cm" svg:y1="2.633cm" svg:x2="9.348cm" svg:y2="2.626cm">
          <text:p/>
        </draw:line>
        <draw:line draw:style-name="gr1" draw:text-style-name="P1" draw:layer="layout" svg:x1="9.348cm" svg:y1="2.628cm" svg:x2="9.34cm" svg:y2="2.62cm">
          <text:p/>
        </draw:line>
        <draw:line draw:style-name="gr1" draw:text-style-name="P1" draw:layer="layout" svg:x1="9.34cm" svg:y1="2.62cm" svg:x2="9.34cm" svg:y2="2.632cm">
          <text:p/>
        </draw:line>
        <draw:line draw:style-name="gr1" draw:text-style-name="P1" draw:layer="layout" svg:x1="9.214cm" svg:y1="2.633cm" svg:x2="9.255cm" svg:y2="2.575cm">
          <text:p/>
        </draw:line>
        <draw:line draw:style-name="gr1" draw:text-style-name="P1" draw:layer="layout" svg:x1="9.283cm" svg:y1="2.632cm" svg:x2="9.283cm" svg:y2="2.512cm">
          <text:p/>
        </draw:line>
        <draw:line draw:style-name="gr1" draw:text-style-name="P1" draw:layer="layout" svg:x1="9.283cm" svg:y1="2.512cm" svg:x2="9.237cm" svg:y2="2.512cm">
          <text:p/>
        </draw:line>
        <draw:line draw:style-name="gr1" draw:text-style-name="P1" draw:layer="layout" svg:x1="9.238cm" svg:y1="2.512cm" svg:x2="9.226cm" svg:y2="2.519cm">
          <text:p/>
        </draw:line>
        <draw:line draw:style-name="gr1" draw:text-style-name="P1" draw:layer="layout" svg:x1="9.228cm" svg:y1="2.518cm" svg:x2="9.22cm" svg:y2="2.524cm">
          <text:p/>
        </draw:line>
        <draw:line draw:style-name="gr1" draw:text-style-name="P1" draw:layer="layout" svg:x1="9.221cm" svg:y1="2.523cm" svg:x2="9.214cm" svg:y2="2.536cm">
          <text:p/>
        </draw:line>
        <draw:line draw:style-name="gr1" draw:text-style-name="P1" draw:layer="layout" svg:x1="9.214cm" svg:y1="2.535cm" svg:x2="9.214cm" svg:y2="2.552cm">
          <text:p/>
        </draw:line>
        <draw:line draw:style-name="gr1" draw:text-style-name="P1" draw:layer="layout" svg:x1="9.214cm" svg:y1="2.552cm" svg:x2="9.221cm" svg:y2="2.564cm">
          <text:p/>
        </draw:line>
        <draw:line draw:style-name="gr1" draw:text-style-name="P1" draw:layer="layout" svg:x1="9.22cm" svg:y1="2.563cm" svg:x2="9.228cm" svg:y2="2.57cm">
          <text:p/>
        </draw:line>
        <draw:line draw:style-name="gr1" draw:text-style-name="P1" draw:layer="layout" svg:x1="9.226cm" svg:y1="2.569cm" svg:x2="9.238cm" svg:y2="2.576cm">
          <text:p/>
        </draw:line>
        <draw:line draw:style-name="gr1" draw:text-style-name="P1" draw:layer="layout" svg:x1="9.237cm" svg:y1="2.575cm" svg:x2="9.283cm" svg:y2="2.575cm">
          <text:p/>
        </draw:line>
        <draw:line draw:style-name="gr1" draw:text-style-name="P1" draw:layer="layout" svg:x1="9.164cm" svg:y1="2.62cm" svg:x2="9.157cm" svg:y2="2.628cm">
          <text:p/>
        </draw:line>
        <draw:line draw:style-name="gr1" draw:text-style-name="P1" draw:layer="layout" svg:x1="9.157cm" svg:y1="2.626cm" svg:x2="9.164cm" svg:y2="2.633cm">
          <text:p/>
        </draw:line>
        <draw:line draw:style-name="gr1" draw:text-style-name="P1" draw:layer="layout" svg:x1="9.163cm" svg:y1="2.633cm" svg:x2="9.17cm" svg:y2="2.626cm">
          <text:p/>
        </draw:line>
        <draw:line draw:style-name="gr1" draw:text-style-name="P1" draw:layer="layout" svg:x1="9.17cm" svg:y1="2.628cm" svg:x2="9.163cm" svg:y2="2.62cm">
          <text:p/>
        </draw:line>
        <draw:line draw:style-name="gr1" draw:text-style-name="P1" draw:layer="layout" svg:x1="9.163cm" svg:y1="2.62cm" svg:x2="9.163cm" svg:y2="2.632cm">
          <text:p/>
        </draw:line>
        <draw:polygon draw:style-name="gr2" draw:text-style-name="P1" draw:layer="layout" svg:width="1.034cm" svg:height="0.49cm" svg:x="8.883cm" svg:y="2.224cm" svg:viewBox="0 0 1035 491" draw:points="0,0 1035,0 1035,491 0,491">
          <text:p/>
        </draw:polygon>
        <draw:line draw:style-name="gr1" draw:text-style-name="P1" draw:layer="layout" svg:x1="9.351cm" svg:y1="6.112cm" svg:x2="9.408cm" svg:y2="6.112cm">
          <text:p/>
        </draw:line>
        <draw:line draw:style-name="gr1" draw:text-style-name="P1" draw:layer="layout" svg:x1="9.408cm" svg:y1="6.112cm" svg:x2="9.408cm" svg:y2="5.992cm">
          <text:p/>
        </draw:line>
        <draw:line draw:style-name="gr1" draw:text-style-name="P1" draw:layer="layout" svg:x1="9.311cm" svg:y1="6.049cm" svg:x2="9.271cm" svg:y2="6.049cm">
          <text:p/>
        </draw:line>
        <draw:line draw:style-name="gr1" draw:text-style-name="P1" draw:layer="layout" svg:x1="9.254cm" svg:y1="6.112cm" svg:x2="9.311cm" svg:y2="6.112cm">
          <text:p/>
        </draw:line>
        <draw:line draw:style-name="gr1" draw:text-style-name="P1" draw:layer="layout" svg:x1="9.311cm" svg:y1="6.112cm" svg:x2="9.311cm" svg:y2="5.992cm">
          <text:p/>
        </draw:line>
        <draw:line draw:style-name="gr1" draw:text-style-name="P1" draw:layer="layout" svg:x1="9.311cm" svg:y1="5.992cm" svg:x2="9.254cm" svg:y2="5.992cm">
          <text:p/>
        </draw:line>
        <draw:line draw:style-name="gr1" draw:text-style-name="P1" draw:layer="layout" svg:x1="9.203cm" svg:y1="6.112cm" svg:x2="9.203cm" svg:y2="5.992cm">
          <text:p/>
        </draw:line>
        <draw:line draw:style-name="gr1" draw:text-style-name="P1" draw:layer="layout" svg:x1="9.203cm" svg:y1="5.992cm" svg:x2="9.174cm" svg:y2="5.992cm">
          <text:p/>
        </draw:line>
        <draw:line draw:style-name="gr1" draw:text-style-name="P1" draw:layer="layout" svg:x1="9.175cm" svg:y1="5.992cm" svg:x2="9.157cm" svg:y2="5.999cm">
          <text:p/>
        </draw:line>
        <draw:line draw:style-name="gr1" draw:text-style-name="P1" draw:layer="layout" svg:x1="9.158cm" svg:y1="5.998cm" svg:x2="9.145cm" svg:y2="6.01cm">
          <text:p/>
        </draw:line>
        <draw:line draw:style-name="gr1" draw:text-style-name="P1" draw:layer="layout" svg:x1="9.146cm" svg:y1="6.009cm" svg:x2="9.14cm" svg:y2="6.022cm">
          <text:p/>
        </draw:line>
        <draw:line draw:style-name="gr1" draw:text-style-name="P1" draw:layer="layout" svg:x1="9.141cm" svg:y1="6.021cm" svg:x2="9.134cm" svg:y2="6.045cm">
          <text:p/>
        </draw:line>
        <draw:line draw:style-name="gr1" draw:text-style-name="P1" draw:layer="layout" svg:x1="9.134cm" svg:y1="6.044cm" svg:x2="9.134cm" svg:y2="6.061cm">
          <text:p/>
        </draw:line>
        <draw:line draw:style-name="gr1" draw:text-style-name="P1" draw:layer="layout" svg:x1="9.134cm" svg:y1="6.061cm" svg:x2="9.141cm" svg:y2="6.085cm">
          <text:p/>
        </draw:line>
        <draw:line draw:style-name="gr1" draw:text-style-name="P1" draw:layer="layout" svg:x1="9.14cm" svg:y1="6.084cm" svg:x2="9.146cm" svg:y2="6.096cm">
          <text:p/>
        </draw:line>
        <draw:line draw:style-name="gr1" draw:text-style-name="P1" draw:layer="layout" svg:x1="9.145cm" svg:y1="6.095cm" svg:x2="9.158cm" svg:y2="6.107cm">
          <text:p/>
        </draw:line>
        <draw:line draw:style-name="gr1" draw:text-style-name="P1" draw:layer="layout" svg:x1="9.157cm" svg:y1="6.106cm" svg:x2="9.175cm" svg:y2="6.113cm">
          <text:p/>
        </draw:line>
        <draw:line draw:style-name="gr1" draw:text-style-name="P1" draw:layer="layout" svg:x1="9.174cm" svg:y1="6.112cm" svg:x2="9.203cm" svg:y2="6.112cm">
          <text:p/>
        </draw:line>
        <draw:polygon draw:style-name="gr2" draw:text-style-name="P1" draw:layer="layout" svg:width="0.346cm" svg:height="0.249cm" svg:x="9.101cm" svg:y="5.898cm" svg:viewBox="0 0 347 250" draw:points="0,0 347,0 347,250 0,250">
          <text:p/>
        </draw:polygon>
        <draw:line draw:style-name="gr1" draw:text-style-name="P1" draw:layer="layout" svg:x1="9.918cm" svg:y1="3.366cm" svg:x2="9.924cm" svg:y2="3.378cm">
          <text:p/>
        </draw:line>
        <draw:line draw:style-name="gr1" draw:text-style-name="P1" draw:layer="layout" svg:x1="9.923cm" svg:y1="3.377cm" svg:x2="9.923cm" svg:y2="3.394cm">
          <text:p/>
        </draw:line>
        <draw:line draw:style-name="gr1" draw:text-style-name="P1" draw:layer="layout" svg:x1="9.924cm" svg:y1="3.394cm" svg:x2="9.918cm" svg:y2="3.413cm">
          <text:p/>
        </draw:line>
        <draw:line draw:style-name="gr1" draw:text-style-name="P1" draw:layer="layout" svg:x1="9.919cm" svg:y1="3.412cm" svg:x2="9.906cm" svg:y2="3.424cm">
          <text:p/>
        </draw:line>
        <draw:line draw:style-name="gr1" draw:text-style-name="P1" draw:layer="layout" svg:x1="9.907cm" svg:y1="3.423cm" svg:x2="9.895cm" svg:y2="3.43cm">
          <text:p/>
        </draw:line>
        <draw:line draw:style-name="gr1" draw:text-style-name="P1" draw:layer="layout" svg:x1="9.896cm" svg:y1="3.429cm" svg:x2="9.872cm" svg:y2="3.435cm">
          <text:p/>
        </draw:line>
        <draw:line draw:style-name="gr1" draw:text-style-name="P1" draw:layer="layout" svg:x1="9.872cm" svg:y1="3.434cm" svg:x2="9.855cm" svg:y2="3.434cm">
          <text:p/>
        </draw:line>
        <draw:line draw:style-name="gr1" draw:text-style-name="P1" draw:layer="layout" svg:x1="9.856cm" svg:y1="3.435cm" svg:x2="9.832cm" svg:y2="3.429cm">
          <text:p/>
        </draw:line>
        <draw:line draw:style-name="gr1" draw:text-style-name="P1" draw:layer="layout" svg:x1="9.833cm" svg:y1="3.43cm" svg:x2="9.82cm" svg:y2="3.423cm">
          <text:p/>
        </draw:line>
        <draw:line draw:style-name="gr1" draw:text-style-name="P1" draw:layer="layout" svg:x1="9.821cm" svg:y1="3.424cm" svg:x2="9.809cm" svg:y2="3.412cm">
          <text:p/>
        </draw:line>
        <draw:line draw:style-name="gr1" draw:text-style-name="P1" draw:layer="layout" svg:x1="9.81cm" svg:y1="3.413cm" svg:x2="9.803cm" svg:y2="3.394cm">
          <text:p/>
        </draw:line>
        <draw:line draw:style-name="gr1" draw:text-style-name="P1" draw:layer="layout" svg:x1="9.803cm" svg:y1="3.394cm" svg:x2="9.803cm" svg:y2="3.383cm">
          <text:p/>
        </draw:line>
        <draw:line draw:style-name="gr1" draw:text-style-name="P1" draw:layer="layout" svg:x1="9.803cm" svg:y1="3.384cm" svg:x2="9.81cm" svg:y2="3.366cm">
          <text:p/>
        </draw:line>
        <draw:line draw:style-name="gr1" draw:text-style-name="P1" draw:layer="layout" svg:x1="9.809cm" svg:y1="3.368cm" svg:x2="9.816cm" svg:y2="3.36cm">
          <text:p/>
        </draw:line>
        <draw:line draw:style-name="gr1" draw:text-style-name="P1" draw:layer="layout" svg:x1="9.815cm" svg:y1="3.36cm" svg:x2="9.855cm" svg:y2="3.36cm">
          <text:p/>
        </draw:line>
        <draw:line draw:style-name="gr1" draw:text-style-name="P1" draw:layer="layout" svg:x1="9.855cm" svg:y1="3.36cm" svg:x2="9.855cm" svg:y2="3.383cm">
          <text:p/>
        </draw:line>
        <draw:line draw:style-name="gr1" draw:text-style-name="P1" draw:layer="layout" svg:x1="9.803cm" svg:y1="3.309cm" svg:x2="9.923cm" svg:y2="3.309cm">
          <text:p/>
        </draw:line>
        <draw:line draw:style-name="gr1" draw:text-style-name="P1" draw:layer="layout" svg:x1="9.924cm" svg:y1="3.31cm" svg:x2="9.803cm" svg:y2="3.24cm">
          <text:p/>
        </draw:line>
        <draw:line draw:style-name="gr1" draw:text-style-name="P1" draw:layer="layout" svg:x1="9.803cm" svg:y1="3.24cm" svg:x2="9.923cm" svg:y2="3.24cm">
          <text:p/>
        </draw:line>
        <draw:line draw:style-name="gr1" draw:text-style-name="P1" draw:layer="layout" svg:x1="9.803cm" svg:y1="3.183cm" svg:x2="9.923cm" svg:y2="3.183cm">
          <text:p/>
        </draw:line>
        <draw:line draw:style-name="gr1" draw:text-style-name="P1" draw:layer="layout" svg:x1="9.923cm" svg:y1="3.183cm" svg:x2="9.923cm" svg:y2="3.154cm">
          <text:p/>
        </draw:line>
        <draw:line draw:style-name="gr1" draw:text-style-name="P1" draw:layer="layout" svg:x1="9.924cm" svg:y1="3.155cm" svg:x2="9.918cm" svg:y2="3.137cm">
          <text:p/>
        </draw:line>
        <draw:line draw:style-name="gr1" draw:text-style-name="P1" draw:layer="layout" svg:x1="9.919cm" svg:y1="3.138cm" svg:x2="9.906cm" svg:y2="3.126cm">
          <text:p/>
        </draw:line>
        <draw:line draw:style-name="gr1" draw:text-style-name="P1" draw:layer="layout" svg:x1="9.907cm" svg:y1="3.128cm" svg:x2="9.895cm" svg:y2="3.12cm">
          <text:p/>
        </draw:line>
        <draw:line draw:style-name="gr1" draw:text-style-name="P1" draw:layer="layout" svg:x1="9.896cm" svg:y1="3.121cm" svg:x2="9.872cm" svg:y2="3.114cm">
          <text:p/>
        </draw:line>
        <draw:line draw:style-name="gr1" draw:text-style-name="P1" draw:layer="layout" svg:x1="9.872cm" svg:y1="3.114cm" svg:x2="9.855cm" svg:y2="3.114cm">
          <text:p/>
        </draw:line>
        <draw:line draw:style-name="gr1" draw:text-style-name="P1" draw:layer="layout" svg:x1="9.856cm" svg:y1="3.114cm" svg:x2="9.832cm" svg:y2="3.121cm">
          <text:p/>
        </draw:line>
        <draw:line draw:style-name="gr1" draw:text-style-name="P1" draw:layer="layout" svg:x1="9.833cm" svg:y1="3.12cm" svg:x2="9.82cm" svg:y2="3.128cm">
          <text:p/>
        </draw:line>
        <draw:line draw:style-name="gr1" draw:text-style-name="P1" draw:layer="layout" svg:x1="9.821cm" svg:y1="3.126cm" svg:x2="9.809cm" svg:y2="3.138cm">
          <text:p/>
        </draw:line>
        <draw:line draw:style-name="gr1" draw:text-style-name="P1" draw:layer="layout" svg:x1="9.81cm" svg:y1="3.137cm" svg:x2="9.803cm" svg:y2="3.155cm">
          <text:p/>
        </draw:line>
        <draw:line draw:style-name="gr1" draw:text-style-name="P1" draw:layer="layout" svg:x1="9.803cm" svg:y1="3.154cm" svg:x2="9.803cm" svg:y2="3.183cm">
          <text:p/>
        </draw:line>
        <draw:polygon draw:style-name="gr2" draw:text-style-name="P1" draw:layer="layout" svg:width="0.25cm" svg:height="0.407cm" svg:x="9.768cm" svg:y="3.071cm" svg:viewBox="0 0 251 408" draw:points="0,0 251,0 251,408 0,408">
          <text:p/>
        </draw:polygon>
        <draw:line draw:style-name="gr1" draw:text-style-name="P1" draw:layer="layout" svg:x1="10.735cm" svg:y1="3.069cm" svg:x2="10.793cm" svg:y2="3.11cm">
          <text:p/>
        </draw:line>
        <draw:line draw:style-name="gr1" draw:text-style-name="P1" draw:layer="layout" svg:x1="10.735cm" svg:y1="3.138cm" svg:x2="10.855cm" svg:y2="3.138cm">
          <text:p/>
        </draw:line>
        <draw:line draw:style-name="gr1" draw:text-style-name="P1" draw:layer="layout" svg:x1="10.855cm" svg:y1="3.138cm" svg:x2="10.855cm" svg:y2="3.092cm">
          <text:p/>
        </draw:line>
        <draw:line draw:style-name="gr1" draw:text-style-name="P1" draw:layer="layout" svg:x1="10.856cm" svg:y1="3.093cm" svg:x2="10.85cm" svg:y2="3.081cm">
          <text:p/>
        </draw:line>
        <draw:line draw:style-name="gr1" draw:text-style-name="P1" draw:layer="layout" svg:x1="10.851cm" svg:y1="3.083cm" svg:x2="10.844cm" svg:y2="3.075cm">
          <text:p/>
        </draw:line>
        <draw:line draw:style-name="gr1" draw:text-style-name="P1" draw:layer="layout" svg:x1="10.845cm" svg:y1="3.076cm" svg:x2="10.832cm" svg:y2="3.069cm">
          <text:p/>
        </draw:line>
        <draw:line draw:style-name="gr1" draw:text-style-name="P1" draw:layer="layout" svg:x1="10.832cm" svg:y1="3.069cm" svg:x2="10.815cm" svg:y2="3.069cm">
          <text:p/>
        </draw:line>
        <draw:line draw:style-name="gr1" draw:text-style-name="P1" draw:layer="layout" svg:x1="10.816cm" svg:y1="3.069cm" svg:x2="10.804cm" svg:y2="3.076cm">
          <text:p/>
        </draw:line>
        <draw:line draw:style-name="gr1" draw:text-style-name="P1" draw:layer="layout" svg:x1="10.805cm" svg:y1="3.075cm" svg:x2="10.798cm" svg:y2="3.083cm">
          <text:p/>
        </draw:line>
        <draw:line draw:style-name="gr1" draw:text-style-name="P1" draw:layer="layout" svg:x1="10.799cm" svg:y1="3.081cm" svg:x2="10.792cm" svg:y2="3.093cm">
          <text:p/>
        </draw:line>
        <draw:line draw:style-name="gr1" draw:text-style-name="P1" draw:layer="layout" svg:x1="10.792cm" svg:y1="3.092cm" svg:x2="10.792cm" svg:y2="3.138cm">
          <text:p/>
        </draw:line>
        <draw:line draw:style-name="gr1" draw:text-style-name="P1" draw:layer="layout" svg:x1="10.748cm" svg:y1="3.019cm" svg:x2="10.741cm" svg:y2="3.012cm">
          <text:p/>
        </draw:line>
        <draw:line draw:style-name="gr1" draw:text-style-name="P1" draw:layer="layout" svg:x1="10.743cm" svg:y1="3.012cm" svg:x2="10.735cm" svg:y2="3.019cm">
          <text:p/>
        </draw:line>
        <draw:line draw:style-name="gr1" draw:text-style-name="P1" draw:layer="layout" svg:x1="10.735cm" svg:y1="3.018cm" svg:x2="10.743cm" svg:y2="3.025cm">
          <text:p/>
        </draw:line>
        <draw:line draw:style-name="gr1" draw:text-style-name="P1" draw:layer="layout" svg:x1="10.741cm" svg:y1="3.025cm" svg:x2="10.748cm" svg:y2="3.018cm">
          <text:p/>
        </draw:line>
        <draw:line draw:style-name="gr1" draw:text-style-name="P1" draw:layer="layout" svg:x1="10.747cm" svg:y1="3.018cm" svg:x2="10.735cm" svg:y2="3.018cm">
          <text:p/>
        </draw:line>
        <draw:line draw:style-name="gr1" draw:text-style-name="P1" draw:layer="layout" svg:x1="10.856cm" svg:y1="2.979cm" svg:x2="10.735cm" svg:y2="2.938cm">
          <text:p/>
        </draw:line>
        <draw:line draw:style-name="gr1" draw:text-style-name="P1" draw:layer="layout" svg:x1="10.735cm" svg:y1="2.939cm" svg:x2="10.856cm" svg:y2="2.898cm">
          <text:p/>
        </draw:line>
        <draw:line draw:style-name="gr1" draw:text-style-name="P1" draw:layer="layout" svg:x1="10.748cm" svg:y1="2.859cm" svg:x2="10.741cm" svg:y2="2.852cm">
          <text:p/>
        </draw:line>
        <draw:line draw:style-name="gr1" draw:text-style-name="P1" draw:layer="layout" svg:x1="10.743cm" svg:y1="2.852cm" svg:x2="10.735cm" svg:y2="2.859cm">
          <text:p/>
        </draw:line>
        <draw:line draw:style-name="gr1" draw:text-style-name="P1" draw:layer="layout" svg:x1="10.735cm" svg:y1="2.858cm" svg:x2="10.743cm" svg:y2="2.865cm">
          <text:p/>
        </draw:line>
        <draw:line draw:style-name="gr1" draw:text-style-name="P1" draw:layer="layout" svg:x1="10.741cm" svg:y1="2.865cm" svg:x2="10.748cm" svg:y2="2.858cm">
          <text:p/>
        </draw:line>
        <draw:line draw:style-name="gr1" draw:text-style-name="P1" draw:layer="layout" svg:x1="10.747cm" svg:y1="2.858cm" svg:x2="10.735cm" svg:y2="2.858cm">
          <text:p/>
        </draw:line>
        <draw:line draw:style-name="gr1" draw:text-style-name="P1" draw:layer="layout" svg:x1="10.735cm" svg:y1="2.646cm" svg:x2="10.735cm" svg:y2="2.715cm">
          <text:p/>
        </draw:line>
        <draw:line draw:style-name="gr1" draw:text-style-name="P1" draw:layer="layout" svg:x1="10.735cm" svg:y1="2.681cm" svg:x2="10.855cm" svg:y2="2.681cm">
          <text:p/>
        </draw:line>
        <draw:line draw:style-name="gr1" draw:text-style-name="P1" draw:layer="layout" svg:x1="10.856cm" svg:y1="2.681cm" svg:x2="10.838cm" svg:y2="2.693cm">
          <text:p/>
        </draw:line>
        <draw:line draw:style-name="gr1" draw:text-style-name="P1" draw:layer="layout" svg:x1="10.839cm" svg:y1="2.692cm" svg:x2="10.827cm" svg:y2="2.705cm">
          <text:p/>
        </draw:line>
        <draw:line draw:style-name="gr1" draw:text-style-name="P1" draw:layer="layout" svg:x1="10.828cm" svg:y1="2.704cm" svg:x2="10.821cm" svg:y2="2.716cm">
          <text:p/>
        </draw:line>
        <draw:line draw:style-name="gr1" draw:text-style-name="P1" draw:layer="layout" svg:x1="10.735cm" svg:y1="2.595cm" svg:x2="10.855cm" svg:y2="2.595cm">
          <text:p/>
        </draw:line>
        <draw:line draw:style-name="gr1" draw:text-style-name="P1" draw:layer="layout" svg:x1="10.856cm" svg:y1="2.596cm" svg:x2="10.77cm" svg:y2="2.555cm">
          <text:p/>
        </draw:line>
        <draw:line draw:style-name="gr1" draw:text-style-name="P1" draw:layer="layout" svg:x1="10.77cm" svg:y1="2.556cm" svg:x2="10.856cm" svg:y2="2.515cm">
          <text:p/>
        </draw:line>
        <draw:line draw:style-name="gr1" draw:text-style-name="P1" draw:layer="layout" svg:x1="10.855cm" svg:y1="2.515cm" svg:x2="10.735cm" svg:y2="2.515cm">
          <text:p/>
        </draw:line>
        <draw:polygon draw:style-name="gr2" draw:text-style-name="P1" draw:layer="layout" svg:width="0.248cm" svg:height="0.909cm" svg:x="10.701cm" svg:y="2.372cm" svg:viewBox="0 0 249 910" draw:points="0,0 249,0 249,910 0,910">
          <text:p/>
        </draw:polygon>
        <draw:path draw:style-name="gr3" draw:text-style-name="P2" draw:layer="layout" svg:width="0.301cm" svg:height="0.3cm" svg:x="11.931cm" svg:y="4.21cm" svg:viewBox="0 0 302 301" svg:d="M0 151c0-84 68-151 150-151 83 0 152 67 152 151 0 83-69 150-152 150-82 0-150-67-150-150z">
          <text:p/>
        </draw:path>
        <draw:path draw:style-name="gr3" draw:text-style-name="P2" draw:layer="layout" svg:width="0.3cm" svg:height="0.3cm" svg:x="11.169cm" svg:y="4.21cm" svg:viewBox="0 0 301 301" svg:d="M0 151c0-84 67-151 149-151 84 0 152 67 152 151 0 83-68 150-152 150-82 0-149-67-149-150z">
          <text:p/>
        </draw:path>
        <draw:line draw:style-name="gr4" draw:text-style-name="P1" draw:layer="layout" svg:x1="11.099cm" svg:y1="3.838cm" svg:x2="11.099cm" svg:y2="3.798cm">
          <text:p/>
        </draw:line>
        <draw:path draw:style-name="gr3" draw:text-style-name="P2" draw:layer="layout" svg:width="0.211cm" svg:height="0.21cm" svg:x="10.744cm" svg:y="3.713cm" svg:viewBox="0 0 212 211" svg:d="M0 105c0-58 49-105 107-105 57 0 105 47 105 105s-48 106-105 106c-58 0-107-48-107-106z">
          <text:p/>
        </draw:path>
        <draw:path draw:style-name="gr3" draw:text-style-name="P2" draw:layer="layout" svg:width="0.209cm" svg:height="0.21cm" svg:x="10.495cm" svg:y="3.713cm" svg:viewBox="0 0 210 211" svg:d="M0 105c0-58 48-105 105-105 58 0 105 47 105 105s-47 106-105 106c-57 0-105-48-105-106z">
          <text:p/>
        </draw:path>
        <draw:path draw:style-name="gr3" draw:text-style-name="P2" draw:layer="layout" svg:width="0.3cm" svg:height="0.3cm" svg:x="8.996cm" svg:y="4.527cm" svg:viewBox="0 0 301 301" svg:d="M0 151c0-84 68-151 151-151 82 0 150 67 150 151 0 83-68 150-150 150-83 0-151-67-151-150z">
          <text:p/>
        </draw:path>
        <draw:path draw:style-name="gr3" draw:text-style-name="P2" draw:layer="layout" svg:width="0.3cm" svg:height="0.3cm" svg:x="9.758cm" svg:y="4.527cm" svg:viewBox="0 0 301 301" svg:d="M0 151c0-84 68-151 152-151 82 0 149 67 149 151 0 83-67 150-149 150-84 0-152-67-152-150z">
          <text:p/>
        </draw:path>
        <draw:line draw:style-name="gr5" draw:text-style-name="P1" draw:layer="layout" svg:x1="9.147cm" svg:y1="5.576cm" svg:x2="9.147cm" svg:y2="5.626cm">
          <text:p/>
        </draw:line>
        <draw:path draw:style-name="gr3" draw:text-style-name="P2" draw:layer="layout" svg:width="0.24cm" svg:height="0.24cm" svg:x="9.28cm" svg:y="5.481cm" svg:viewBox="0 0 241 241" svg:d="M0 120c0-66 54-120 121-120 66 0 120 54 120 120 0 67-54 121-120 121-67 0-121-54-121-121z">
          <text:p/>
        </draw:path>
        <draw:line draw:style-name="gr6" draw:text-style-name="P1" draw:layer="layout" svg:x1="9.939cm" svg:y1="5.012cm" svg:x2="9.878cm" svg:y2="5.012cm">
          <text:p/>
        </draw:line>
        <draw:path draw:style-name="gr3" draw:text-style-name="P2" draw:layer="layout" svg:width="0.24cm" svg:height="0.24cm" svg:x="9.788cm" svg:y="5.142cm" svg:viewBox="0 0 241 241" svg:d="M0 121c0-66 54-121 121-121s120 55 120 121-53 120-120 120-121-54-121-120z">
          <text:p/>
        </draw:path>
        <draw:path draw:style-name="gr3" draw:text-style-name="P2" draw:layer="layout" svg:width="0.3cm" svg:height="0.3cm" svg:x="11.501cm" svg:y="3.668cm" svg:viewBox="0 0 301 301" svg:d="M0 151c0-83 68-151 152-151 82 0 149 68 149 151s-67 150-149 150c-84 0-152-67-152-150z">
          <text:p/>
        </draw:path>
        <draw:polygon draw:style-name="gr3" draw:text-style-name="P2" draw:layer="layout" svg:width="0.211cm" svg:height="0.21cm" svg:x="10.363cm" svg:y="4.652cm" svg:viewBox="0 0 212 211" draw:points="0,211 0,0 212,0 212,211">
          <text:p/>
        </draw:polygon>
        <draw:path draw:style-name="gr3" draw:text-style-name="P2" draw:layer="layout" svg:width="0.211cm" svg:height="0.21cm" svg:x="10.363cm" svg:y="4.906cm" svg:viewBox="0 0 212 211" svg:d="M0 106c0-59 48-106 106-106 57 0 106 47 106 106 0 58-49 105-106 105-58 0-106-47-106-105z">
          <text:p/>
        </draw:path>
        <draw:path draw:style-name="gr3" draw:text-style-name="P2" draw:layer="layout" svg:width="0.211cm" svg:height="0.21cm" svg:x="10.363cm" svg:y="5.16cm" svg:viewBox="0 0 212 211" svg:d="M0 106c0-58 48-106 106-106 57 0 106 48 106 106s-49 105-106 105c-58 0-106-47-106-105z">
          <text:p/>
        </draw:path>
        <draw:path draw:style-name="gr3" draw:text-style-name="P2" draw:layer="layout" svg:width="0.211cm" svg:height="0.21cm" svg:x="10.363cm" svg:y="5.414cm" svg:viewBox="0 0 212 211" svg:d="M0 105c0-58 48-105 106-105 57 0 106 47 106 105s-49 106-106 106c-58 0-106-48-106-106z">
          <text:p/>
        </draw:path>
        <draw:path draw:style-name="gr3" draw:text-style-name="P2" draw:layer="layout" svg:width="0.211cm" svg:height="0.21cm" svg:x="11.125cm" svg:y="5.414cm" svg:viewBox="0 0 212 211" svg:d="M0 105c0-58 48-105 107-105 57 0 105 47 105 105s-48 106-105 106c-59 0-107-48-107-106z">
          <text:p/>
        </draw:path>
        <draw:path draw:style-name="gr3" draw:text-style-name="P2" draw:layer="layout" svg:width="0.211cm" svg:height="0.21cm" svg:x="11.125cm" svg:y="5.16cm" svg:viewBox="0 0 212 211" svg:d="M0 106c0-58 48-106 107-106 57 0 105 48 105 106s-48 105-105 105c-59 0-107-47-107-105z">
          <text:p/>
        </draw:path>
        <draw:path draw:style-name="gr3" draw:text-style-name="P2" draw:layer="layout" svg:width="0.211cm" svg:height="0.21cm" svg:x="11.125cm" svg:y="4.906cm" svg:viewBox="0 0 212 211" svg:d="M0 106c0-59 48-106 107-106 57 0 105 47 105 106 0 58-48 105-105 105-59 0-107-47-107-105z">
          <text:p/>
        </draw:path>
        <draw:path draw:style-name="gr3" draw:text-style-name="P2" draw:layer="layout" svg:width="0.211cm" svg:height="0.21cm" svg:x="11.125cm" svg:y="4.652cm" svg:viewBox="0 0 212 211" svg:d="M0 105c0-58 48-105 107-105 57 0 105 47 105 105 0 59-48 106-105 106-59 0-107-47-107-106z">
          <text:p/>
        </draw:path>
        <draw:path draw:style-name="gr3" draw:text-style-name="P2" draw:layer="layout" svg:width="0.3cm" svg:height="0.3cm" svg:x="9.758cm" svg:y="3.668cm" svg:viewBox="0 0 301 301" svg:d="M0 151c0-83 68-151 152-151 82 0 149 68 149 151s-67 150-149 150c-84 0-152-67-152-150z">
          <text:p/>
        </draw:path>
        <draw:path draw:style-name="gr3" draw:text-style-name="P2" draw:layer="layout" svg:width="0.3cm" svg:height="0.3cm" svg:x="9.718cm" svg:y="5.451cm" svg:viewBox="0 0 301 301" svg:d="M0 151c0-84 68-151 152-151 82 0 149 67 149 151 0 83-67 150-149 150-84 0-152-67-152-150z">
          <text:p/>
        </draw:path>
        <draw:line draw:style-name="gr7" draw:text-style-name="P1" draw:layer="layout" svg:x1="10.851cm" svg:y1="5.431cm" svg:x2="10.851cm" svg:y2="4.847cm">
          <text:p/>
        </draw:line>
        <draw:line draw:style-name="gr7" draw:text-style-name="P1" draw:layer="layout" svg:x1="11.98cm" svg:y1="4.64cm" svg:x2="12.079cm" svg:y2="4.541cm">
          <text:p/>
        </draw:line>
        <draw:line draw:style-name="gr7" draw:text-style-name="P1" draw:layer="layout" svg:x1="10.939cm" svg:y1="4.759cm" svg:x2="11.218cm" svg:y2="4.759cm">
          <text:p/>
        </draw:line>
        <draw:line draw:style-name="gr7" draw:text-style-name="P1" draw:layer="layout" svg:x1="12.078cm" svg:y1="4.541cm" svg:x2="12.078cm" svg:y2="4.319cm">
          <text:p/>
        </draw:line>
        <draw:line draw:style-name="gr7" draw:text-style-name="P1" draw:layer="layout" svg:x1="11.663cm" svg:y1="4.738cm" svg:x2="11.761cm" svg:y2="4.639cm">
          <text:p/>
        </draw:line>
        <draw:line draw:style-name="gr7" draw:text-style-name="P1" draw:layer="layout" svg:x1="10.469cm" svg:y1="5.697cm" svg:x2="10.556cm" svg:y2="5.785cm">
          <text:p/>
        </draw:line>
        <draw:line draw:style-name="gr7" draw:text-style-name="P1" draw:layer="layout" svg:x1="10.679cm" svg:y1="5.519cm" svg:x2="10.679cm" svg:y2="5.518cm">
          <text:p/>
        </draw:line>
        <draw:line draw:style-name="gr7" draw:text-style-name="P1" draw:layer="layout" svg:x1="11.401cm" svg:y1="5.205cm" svg:x2="11.664cm" svg:y2="4.943cm">
          <text:p/>
        </draw:line>
        <draw:line draw:style-name="gr7" draw:text-style-name="P1" draw:layer="layout" svg:x1="10.764cm" svg:y1="5.519cm" svg:x2="10.852cm" svg:y2="5.431cm">
          <text:p/>
        </draw:line>
        <draw:line draw:style-name="gr7" draw:text-style-name="P1" draw:layer="layout" svg:x1="11.314cm" svg:y1="5.784cm" svg:x2="10.555cm" svg:y2="5.784cm">
          <text:p/>
        </draw:line>
        <draw:line draw:style-name="gr7" draw:text-style-name="P1" draw:layer="layout" svg:x1="10.469cm" svg:y1="5.519cm" svg:x2="10.679cm" svg:y2="5.519cm">
          <text:p/>
        </draw:line>
        <draw:line draw:style-name="gr7" draw:text-style-name="P1" draw:layer="layout" svg:x1="11.652cm" svg:y1="3.818cm" svg:x2="11.941cm" svg:y2="3.818cm">
          <text:p/>
        </draw:line>
        <draw:line draw:style-name="gr7" draw:text-style-name="P1" draw:layer="layout" svg:x1="11.76cm" svg:y1="4.639cm" svg:x2="11.982cm" svg:y2="4.639cm">
          <text:p/>
        </draw:line>
        <draw:line draw:style-name="gr7" draw:text-style-name="P1" draw:layer="layout" svg:x1="11.401cm" svg:y1="5.623cm" svg:x2="11.401cm" svg:y2="5.204cm">
          <text:p/>
        </draw:line>
        <draw:line draw:style-name="gr7" draw:text-style-name="P1" draw:layer="layout" svg:x1="11.401cm" svg:y1="5.624cm" svg:x2="11.401cm" svg:y2="5.623cm">
          <text:p/>
        </draw:line>
        <draw:line draw:style-name="gr7" draw:text-style-name="P1" draw:layer="layout" svg:x1="11.941cm" svg:y1="3.818cm" svg:x2="12.082cm" svg:y2="3.958cm">
          <text:p/>
        </draw:line>
        <draw:line draw:style-name="gr7" draw:text-style-name="P1" draw:layer="layout" svg:x1="10.679cm" svg:y1="5.518cm" svg:x2="10.764cm" svg:y2="5.518cm">
          <text:p/>
        </draw:line>
        <draw:line draw:style-name="gr7" draw:text-style-name="P1" draw:layer="layout" svg:x1="10.469cm" svg:y1="5.519cm" svg:x2="10.469cm" svg:y2="5.697cm">
          <text:p/>
        </draw:line>
        <draw:line draw:style-name="gr7" draw:text-style-name="P1" draw:layer="layout" svg:x1="10.851cm" svg:y1="4.848cm" svg:x2="10.94cm" svg:y2="4.759cm">
          <text:p/>
        </draw:line>
        <draw:line draw:style-name="gr7" draw:text-style-name="P1" draw:layer="layout" svg:x1="12.081cm" svg:y1="3.957cm" svg:x2="12.081cm" svg:y2="4.36cm">
          <text:p/>
        </draw:line>
        <draw:line draw:style-name="gr7" draw:text-style-name="P1" draw:layer="layout" svg:x1="11.401cm" svg:y1="5.697cm" svg:x2="11.401cm" svg:y2="5.624cm">
          <text:p/>
        </draw:line>
        <draw:line draw:style-name="gr7" draw:text-style-name="P1" draw:layer="layout" svg:x1="11.314cm" svg:y1="5.785cm" svg:x2="11.402cm" svg:y2="5.697cm">
          <text:p/>
        </draw:line>
        <draw:line draw:style-name="gr7" draw:text-style-name="P1" draw:layer="layout" svg:x1="11.663cm" svg:y1="4.943cm" svg:x2="11.663cm" svg:y2="4.737cm">
          <text:p/>
        </draw:line>
        <draw:line draw:style-name="gr7" draw:text-style-name="P1" draw:layer="layout" svg:x1="11.235cm" svg:y1="4.761cm" svg:x2="11.231cm" svg:y2="4.757cm">
          <text:p/>
        </draw:line>
        <draw:line draw:style-name="gr7" draw:text-style-name="P1" draw:layer="layout" svg:x1="10.469cm" svg:y1="4.757cm" svg:x2="10.234cm" svg:y2="4.757cm">
          <text:p/>
        </draw:line>
        <draw:line draw:style-name="gr7" draw:text-style-name="P1" draw:layer="layout" svg:x1="9.529cm" svg:y1="5.182cm" svg:x2="9.529cm" svg:y2="4.757cm">
          <text:p/>
        </draw:line>
        <draw:line draw:style-name="gr7" draw:text-style-name="P1" draw:layer="layout" svg:x1="10.235cm" svg:y1="4.758cm" svg:x2="10.154cm" svg:y2="4.677cm">
          <text:p/>
        </draw:line>
        <draw:line draw:style-name="gr7" draw:text-style-name="P1" draw:layer="layout" svg:x1="10.154cm" svg:y1="4.677cm" svg:x2="9.909cm" svg:y2="4.677cm">
          <text:p/>
        </draw:line>
        <draw:line draw:style-name="gr7" draw:text-style-name="P1" draw:layer="layout" svg:x1="9.909cm" svg:y1="3.818cm" svg:x2="9.909cm" svg:y2="4.677cm">
          <text:p/>
        </draw:line>
        <draw:line draw:style-name="gr7" draw:text-style-name="P1" draw:layer="layout" svg:x1="9.609cm" svg:y1="4.677cm" svg:x2="9.906cm" svg:y2="4.677cm">
          <text:p/>
        </draw:line>
        <draw:line draw:style-name="gr7" draw:text-style-name="P1" draw:layer="layout" svg:x1="9.528cm" svg:y1="5.184cm" svg:x2="9.53cm" svg:y2="5.182cm">
          <text:p/>
        </draw:line>
        <draw:line draw:style-name="gr7" draw:text-style-name="P1" draw:layer="layout" svg:x1="9.529cm" svg:y1="4.758cm" svg:x2="9.61cm" svg:y2="4.677cm">
          <text:p/>
        </draw:line>
        <draw:line draw:style-name="gr7" draw:text-style-name="P1" draw:layer="layout" svg:x1="9.607cm" svg:y1="5.263cm" svg:x2="9.904cm" svg:y2="5.263cm">
          <text:p/>
        </draw:line>
        <draw:line draw:style-name="gr7" draw:text-style-name="P1" draw:layer="layout" svg:x1="9.528cm" svg:y1="5.183cm" svg:x2="9.608cm" svg:y2="5.264cm">
          <text:p/>
        </draw:line>
        <draw:line draw:style-name="gr7" draw:text-style-name="P1" draw:layer="layout" svg:x1="9.147cm" svg:y1="4.677cm" svg:x2="9.147cm" svg:y2="5.601cm">
          <text:p/>
        </draw:line>
        <draw:line draw:style-name="gr7" draw:text-style-name="P1" draw:layer="layout" svg:x1="9.869cm" svg:y1="5.601cm" svg:x2="10.128cm" svg:y2="5.601cm">
          <text:p/>
        </draw:line>
        <draw:line draw:style-name="gr7" draw:text-style-name="P1" draw:layer="layout" svg:x1="10.291cm" svg:y1="5.265cm" svg:x2="10.469cm" svg:y2="5.265cm">
          <text:p/>
        </draw:line>
        <draw:line draw:style-name="gr7" draw:text-style-name="P1" draw:layer="layout" svg:x1="9.401cm" svg:y1="5.601cm" svg:x2="9.869cm" svg:y2="5.601cm">
          <text:p/>
        </draw:line>
        <draw:line draw:style-name="gr7" draw:text-style-name="P1" draw:layer="layout" svg:x1="10.128cm" svg:y1="5.602cm" svg:x2="10.211cm" svg:y2="5.519cm">
          <text:p/>
        </draw:line>
        <draw:line draw:style-name="gr7" draw:text-style-name="P1" draw:layer="layout" svg:x1="10.21cm" svg:y1="5.519cm" svg:x2="10.21cm" svg:y2="5.347cm">
          <text:p/>
        </draw:line>
        <draw:line draw:style-name="gr7" draw:text-style-name="P1" draw:layer="layout" svg:x1="10.21cm" svg:y1="5.348cm" svg:x2="10.292cm" svg:y2="5.265cm">
          <text:p/>
        </draw:line>
        <draw:line draw:style-name="gr7" draw:text-style-name="P1" draw:layer="layout" svg:x1="10.599cm" svg:y1="4.397cm" svg:x2="10.599cm" svg:y2="4.398cm">
          <text:p/>
        </draw:line>
        <draw:line draw:style-name="gr7" draw:text-style-name="P1" draw:layer="layout" svg:x1="10.467cm" svg:y1="5.013cm" svg:x2="10.471cm" svg:y2="5.011cm">
          <text:p/>
        </draw:line>
        <draw:line draw:style-name="gr7" draw:text-style-name="P1" draw:layer="layout" svg:x1="10.721cm" svg:y1="4.897cm" svg:x2="10.607cm" svg:y2="5.012cm">
          <text:p/>
        </draw:line>
        <draw:line draw:style-name="gr7" draw:text-style-name="P1" draw:layer="layout" svg:x1="9.909cm" svg:y1="5.012cm" svg:x2="10.467cm" svg:y2="5.012cm">
          <text:p/>
        </draw:line>
        <draw:line draw:style-name="gr7" draw:text-style-name="P1" draw:layer="layout" svg:x1="10.599cm" svg:y1="4.398cm" svg:x2="10.721cm" svg:y2="4.521cm">
          <text:p/>
        </draw:line>
        <draw:line draw:style-name="gr7" draw:text-style-name="P1" draw:layer="layout" svg:x1="10.607cm" svg:y1="5.011cm" svg:x2="10.469cm" svg:y2="5.011cm">
          <text:p/>
        </draw:line>
        <draw:line draw:style-name="gr7" draw:text-style-name="P1" draw:layer="layout" svg:x1="10.72cm" svg:y1="4.52cm" svg:x2="10.72cm" svg:y2="4.897cm">
          <text:p/>
        </draw:line>
        <draw:line draw:style-name="gr7" draw:text-style-name="P1" draw:layer="layout" svg:x1="9.909cm" svg:y1="5.011cm" svg:x2="9.909cm" svg:y2="5.012cm">
          <text:p/>
        </draw:line>
        <draw:line draw:style-name="gr7" draw:text-style-name="P1" draw:layer="layout" svg:x1="10.599cm" svg:y1="3.818cm" svg:x2="10.599cm" svg:y2="4.397cm">
          <text:p/>
        </draw:line>
        <draw:line draw:style-name="gr7" draw:text-style-name="P1" draw:layer="layout" svg:x1="11.459cm" svg:y1="5.014cm" svg:x2="11.57cm" svg:y2="4.903cm">
          <text:p/>
        </draw:line>
        <draw:line draw:style-name="gr7" draw:text-style-name="P1" draw:layer="layout" svg:x1="11.237cm" svg:y1="5.013cm" svg:x2="11.459cm" svg:y2="5.013cm">
          <text:p/>
        </draw:line>
        <draw:line draw:style-name="gr7" draw:text-style-name="P1" draw:layer="layout" svg:x1="11.319cm" svg:y1="4.36cm" svg:x2="11.179cm" svg:y2="4.36cm">
          <text:p/>
        </draw:line>
        <draw:line draw:style-name="gr7" draw:text-style-name="P1" draw:layer="layout" svg:x1="11.57cm" svg:y1="4.46cm" svg:x2="11.472cm" svg:y2="4.361cm">
          <text:p/>
        </draw:line>
        <draw:line draw:style-name="gr7" draw:text-style-name="P1" draw:layer="layout" svg:x1="11.18cm" svg:y1="4.361cm" svg:x2="11.099cm" svg:y2="4.281cm">
          <text:p/>
        </draw:line>
        <draw:line draw:style-name="gr7" draw:text-style-name="P1" draw:layer="layout" svg:x1="11.472cm" svg:y1="4.361cm" svg:x2="11.25cm" svg:y2="4.361cm">
          <text:p/>
        </draw:line>
        <draw:line draw:style-name="gr7" draw:text-style-name="P1" draw:layer="layout" svg:x1="10.85cm" svg:y1="3.818cm" svg:x2="11.099cm" svg:y2="3.818cm">
          <text:p/>
        </draw:line>
        <draw:line draw:style-name="gr7" draw:text-style-name="P1" draw:layer="layout" svg:x1="11.569cm" svg:y1="4.903cm" svg:x2="11.569cm" svg:y2="4.459cm">
          <text:p/>
        </draw:line>
        <draw:line draw:style-name="gr7" draw:text-style-name="P1" draw:layer="layout" svg:x1="11.099cm" svg:y1="4.281cm" svg:x2="11.099cm" svg:y2="3.818cm">
          <text:p/>
        </draw:line>
        <draw:polygon draw:style-name="gr8" draw:text-style-name="P2" draw:layer="layout" svg:width="0.346cm" svg:height="0.185cm" svg:x="9.994cm" svg:y="4.752cm" svg:viewBox="0 0 347 186" draw:points="130,2 135,6 193,64 197,67 205,73 219,78 233,81 248,81 301,81 309,83 316,89 320,97 320,101 320,116 321,122 326,135 335,147 339,150 345,157 347,165 345,174 340,181 332,185 327,186 73,186 65,184 58,178 57,178 54,174 51,170 36,154 18,141 10,137 3,132 0,124 0,115 4,107 9,102 26,93 47,77 65,58 81,37 95,14 96,12 97,10 99,8 100,6 101,5 103,4 106,2 107,2 109,1 114,0 121,0">
          <text:p/>
        </draw:polygon>
        <draw:polygon draw:style-name="gr8" draw:text-style-name="P2" draw:layer="layout" svg:width="0.819cm" svg:height="1.017cm" svg:x="10.675cm" svg:y="3.921cm" svg:viewBox="0 0 820 1018" draw:points="54,0 56,1 58,2 60,3 64,5 73,15 93,30 115,41 138,48 162,52 187,52 211,48 234,41 256,30 276,15 283,10 292,9 300,12 306,17 306,18 316,28 323,35 324,36 341,48 347,55 349,63 349,64 349,367 352,382 358,396 361,400 366,408 447,490 452,497 452,498 454,504 464,529 477,551 488,566 493,572 511,591 532,607 555,620 579,630 604,637 630,640 657,640 683,637 708,630 733,620 756,607 777,591 786,581 794,576 803,575 811,578 817,584 820,593 820,595 820,944 818,952 815,958 760,1012 753,1017 746,1018 704,1018 696,1016 689,1010 688,1010 674,990 669,985 662,978 657,971 656,962 659,953 662,950 674,938 688,918 699,897 707,873 711,849 711,825 707,801 699,777 688,756 674,736 657,719 641,708 637,704 629,701 615,693 592,686 571,683 568,682 543,682 540,682 519,686 496,693 474,704 454,719 437,736 428,749 424,754 423,756 416,762 408,764 407,764 256,764 253,765 242,767 228,772 225,774 223,776 216,781 155,842 147,847 138,848 130,845 124,838 121,830 121,828 121,593 120,588 119,587 118,578 112,565 112,564 105,554 104,552 5,453 1,445 0,439 0,44 2,36 7,29 8,28 26,15 35,5 37,4 39,3 41,2 43,1 45,0 47,0 50,0 52,0">
          <text:p/>
        </draw:polygon>
        <draw:polygon draw:style-name="gr8" draw:text-style-name="P2" draw:layer="layout" svg:width="0.219cm" svg:height="0.436cm" svg:x="9.604cm" svg:y="4.752cm" svg:viewBox="0 0 220 437" draw:points="115,2 122,8 125,12 126,14 139,36 143,41 155,57 173,76 194,92 211,101 217,107 220,116 220,124 215,132 210,136 202,140 184,153 169,169 156,187 146,206 139,227 135,249 135,271 139,293 146,314 156,333 169,351 182,366 187,373 188,382 185,390 182,394 177,399 164,416 158,427 152,433 143,437 140,437 43,437 40,436 36,436 35,435 34,435 29,431 6,408 1,401 0,394 0,44 2,36 6,30 30,6 38,1 44,0 107,0">
          <text:p/>
        </draw:polygon>
        <draw:polygon draw:style-name="gr8" draw:text-style-name="P2" draw:layer="layout" svg:width="0.207cm" svg:height="0.468cm" svg:x="10.569cm" svg:y="4.976cm" svg:viewBox="0 0 208 469" draw:points="199,3 205,9 208,18 208,20 208,417 206,426 202,431 170,463 162,467 156,468 103,468 102,469 98,469 47,469 38,467 31,461 18,443 6,431 1,424 0,415 3,406 6,403 18,391 32,371 43,350 51,326 55,302 55,278 51,254 43,230 32,209 18,189 6,177 1,170 0,161 3,152 6,149 18,137 31,118 37,112 44,110 45,110 59,107 73,102 78,98 85,93 173,6 180,1 190,0">
          <text:p/>
        </draw:polygon>
        <draw:polygon draw:style-name="gr8" draw:text-style-name="P2" draw:layer="layout" svg:width="0.083cm" svg:height="0.132cm" svg:x="10.285cm" svg:y="5.346cm" svg:viewBox="0 0 84 133" draw:points="41,0 43,0 45,1 48,1 49,2 51,3 54,5 55,7 56,7 65,20 79,32 79,33 81,36 83,39 83,40 83,41 83,45 84,48 84,49 84,50 82,53 81,57 80,57 80,58 78,60 65,73 56,86 51,93 40,114 38,119 34,126 26,131 18,133 9,130 3,124 0,115 0,113 0,40 2,32 5,26 26,5 29,4 31,2 32,2 34,1 37,0 40,0">
          <text:p/>
        </draw:polygon>
        <draw:polygon draw:style-name="gr8" draw:text-style-name="P2" draw:layer="layout" svg:width="0.385cm" svg:height="0.439cm" svg:x="9.983cm" svg:y="5.087cm" svg:viewBox="0 0 386 440" draw:points="349,2 356,8 362,16 368,25 380,37 385,44 386,53 383,63 380,66 368,78 361,88 355,96 349,102 340,104 339,104 302,104 300,104 288,107 274,112 270,115 262,121 169,213 164,221 163,223 161,225 155,239 152,254 152,394 152,397 151,400 151,401 150,402 147,408 120,434 113,439 106,440 84,440 76,438 69,432 66,428 65,426 52,404 36,383 18,364 17,364 11,359 8,357 2,350 0,341 2,333 7,326 10,324 20,318 38,304 54,288 67,271 78,251 87,231 93,209 96,187 96,165 93,143 87,121 78,101 78,100 67,81 54,64 49,58 48,56 47,55 46,53 44,50 44,49 43,47 43,44 43,42 44,40 44,38 45,36 46,33 48,31 48,30 62,16 69,7 72,5 75,2 76,2 77,2 80,1 83,0 84,0 340,0">
          <text:p/>
        </draw:polygon>
        <draw:polygon draw:style-name="gr8" draw:text-style-name="P2" draw:layer="layout" svg:width="0.659cm" svg:height="0.875cm" svg:x="10.549cm" svg:y="4.834cm" svg:viewBox="0 0 660 876" draw:points="541,1 545,2 549,5 552,7 552,8 564,24 577,37 579,40 581,43 581,44 581,45 581,49 582,52 582,53 582,54 580,57 579,61 578,61 578,62 576,64 564,76 550,96 539,117 531,141 527,165 527,189 531,213 539,237 547,252 550,258 558,269 564,278 576,290 581,297 582,306 579,315 576,318 564,330 554,344 551,348 550,350 539,371 531,395 528,416 528,417 527,419 527,443 531,467 539,491 547,506 550,512 562,530 564,533 576,545 581,552 582,561 579,570 576,573 564,585 555,598 550,605 539,626 531,650 529,667 527,674 527,698 528,703 531,722 539,746 548,763 550,767 562,784 564,787 581,804 601,819 623,830 645,837 646,837 653,842 658,849 660,858 657,866 651,873 642,876 640,876 46,876 43,875 39,875 38,874 37,874 32,870 5,844 1,836 0,827 3,819 8,814 14,809 21,804 38,787 51,769 57,763 66,761 67,761 137,761 141,761 222,761 237,758 251,752 255,749 263,744 360,646 367,636 369,634 374,620 377,606 377,52 379,43 383,38 415,6 422,1 429,0 537,0">
          <text:p/>
        </draw:polygon>
        <draw:polygon draw:style-name="gr8" draw:text-style-name="P2" draw:layer="layout" svg:width="3.584cm" svg:height="4.025cm" svg:x="8.801cm" svg:y="2.175cm" svg:viewBox="0 0 3585 4026" draw:points="3574,2 3581,7 3585,15 3585,19 3585,4007 3583,4015 3578,4022 3570,4026 3566,4026 1486,4026 1477,4024 1470,4019 1466,4011 1466,4002 1468,3999 1467,3999 1468,3998 1472,3982 1472,3718 1468,3702 1460,3689 1449,3677 1435,3670 1420,3665 1093,3665 1084,3663 1077,3658 1073,3650 1073,3641 1077,3633 1084,3628 1090,3626 1098,3625 1107,3624 1132,3617 1156,3607 1179,3594 1200,3578 1218,3559 1234,3538 1247,3516 1248,3514 1253,3507 1261,3503 1266,3502 1334,3502 1348,3499 1362,3494 1371,3487 1374,3485 1467,3393 1470,3388 1475,3381 1478,3373 1479,3372 1481,3369 1483,3367 1484,3366 1485,3365 1488,3364 1491,3362 1492,3362 1493,3362 1496,3362 1499,3362 1500,3362 1502,3362 1505,3364 1508,3365 1508,3366 1509,3367 1511,3369 1514,3372 1514,3373 1514,3374 1515,3375 1516,3378 1516,3381 1524,3405 1533,3422 1535,3426 1547,3443 1549,3446 1566,3463 1567,3463 1584,3476 1590,3483 1592,3491 1592,3492 1592,3530 1595,3545 1601,3559 1603,3562 1609,3571 1707,3668 1714,3673 1719,3677 1721,3677 1733,3682 1747,3685 2520,3685 2534,3682 2548,3677 2553,3673 2560,3668 2658,3571 2663,3563 2664,3562 2666,3559 2672,3545 2675,3530 2675,3463 2675,3459 2676,3456 2676,3069 2678,3061 2681,3055 2799,2938 2920,2817 2928,2805 2934,2791 2937,2776 2937,2762 2937,2601 2939,2593 2942,2587 2985,2545 2992,2540 2999,2539 3189,2539 3203,2536 3217,2531 3229,2522 3240,2512 3243,2507 3245,2504 3337,2414 3345,2402 3351,2388 3352,2382 3356,2373 3362,2368 3364,2367 3369,2365 3392,2352 3413,2336 3431,2317 3447,2296 3460,2274 3470,2249 3477,2224 3481,2198 3481,2172 3477,2146 3470,2121 3460,2096 3447,2074 3431,2053 3413,2034 3397,2022 3392,2018 3369,2005 3368,2005 3361,2000 3356,1992 3356,1986 3356,1775 3355,1774 3353,1760 3347,1746 3342,1739 3339,1734 3188,1585 3179,1579 3176,1576 3166,1572 3162,1571 3153,1569 3148,1568 3049,1568 3041,1566 3034,1560 3031,1556 3030,1554 3017,1532 3001,1511 2983,1492 2980,1490 2962,1476 2939,1463 2915,1453 2890,1446 2864,1443 2837,1443 2811,1446 2786,1453 2762,1463 2739,1476 2718,1492 2700,1511 2684,1532 2671,1554 2661,1579 2654,1604 2650,1630 2650,1656 2654,1682 2658,1699 2661,1707 2671,1732 2684,1754 2689,1761 2700,1775 2718,1794 2739,1810 2762,1823 2786,1833 2811,1840 2837,1843 2864,1843 2890,1840 2915,1833 2939,1823 2962,1810 2983,1794 3001,1775 3017,1754 3030,1732 3031,1730 3036,1723 3044,1719 3049,1718 3101,1718 3110,1720 3115,1724 3199,1807 3203,1815 3204,1821 3204,1986 3202,1995 3197,2002 3192,2005 3191,2005 3181,2011 3168,2018 3147,2034 3129,2053 3113,2074 3100,2096 3090,2121 3083,2146 3079,2172 3079,2198 3083,2224 3088,2245 3090,2249 3100,2274 3113,2296 3124,2311 3129,2317 3147,2336 3160,2345 3162,2348 3165,2351 3165,2352 3166,2352 3167,2356 3168,2359 3168,2360 3168,2361 3167,2364 3167,2368 3166,2369 3166,2370 3162,2375 3154,2383 3147,2388 3140,2389 2967,2389 2952,2389 2949,2390 2938,2392 2924,2397 2912,2406 2878,2440 2870,2445 2861,2446 2853,2443 2847,2436 2844,2428 2844,2426 2844,2277 2843,2272 2841,2262 2835,2248 2827,2236 2816,2226 2718,2128 2712,2124 2706,2117 2705,2115 2697,2096 2684,2074 2668,2053 2650,2034 2634,2022 2629,2018 2606,2005 2582,1995 2557,1988 2531,1985 2504,1985 2478,1988 2453,1995 2429,2005 2406,2018 2406,2019 2398,2022 2389,2022 2381,2018 2375,2011 2374,2003 2374,1810 2376,1802 2381,1795 2382,1794 2400,1781 2417,1764 2431,1744 2442,1723 2450,1699 2454,1675 2454,1611 2450,1587 2442,1563 2431,1542 2417,1522 2400,1505 2392,1499 2380,1490 2375,1488 2358,1479 2335,1472 2314,1469 2311,1468 2286,1468 2283,1468 2262,1472 2239,1479 2217,1490 2197,1505 2180,1522 2180,1523 2173,1528 2165,1531 2156,1529 2150,1525 2146,1522 2130,1510 2119,1505 2108,1499 2085,1492 2064,1489 2061,1488 2036,1488 2033,1488 2012,1492 1989,1499 1967,1510 1964,1513 1947,1525 1938,1535 1930,1539 1921,1540 1913,1537 1909,1535 1900,1525 1896,1522 1880,1510 1869,1505 1858,1499 1835,1492 1814,1489 1811,1488 1786,1488 1783,1488 1762,1492 1739,1499 1717,1510 1714,1513 1697,1525 1680,1542 1666,1562 1655,1583 1647,1607 1643,1631 1643,1655 1647,1679 1655,1703 1657,1707 1666,1724 1673,1734 1680,1744 1697,1761 1701,1763 1715,1774 1721,1781 1723,1789 1723,1790 1723,2209 1723,2213 1722,2216 1722,2230 1725,2243 1725,2245 1727,2249 1730,2257 1731,2259 1739,2271 1792,2323 1839,2370 1843,2378 1844,2384 1844,2430 1842,2438 1837,2445 1829,2449 1820,2449 1812,2445 1809,2442 1808,2441 1797,2433 1783,2428 1777,2427 1558,2427 1552,2428 1538,2433 1527,2441 1518,2453 1513,2466 1512,2472 1512,2487 1512,2489 1512,2491 1511,2493 1510,2496 1509,2497 1508,2499 1506,2501 1505,2503 1503,2504 1501,2505 1499,2505 1497,2506 1493,2507 1472,2507 1463,2505 1458,2501 1400,2444 1391,2438 1388,2435 1377,2431 1374,2430 1363,2428 1360,2427 1306,2427 1298,2425 1291,2419 1288,2415 1287,2413 1274,2391 1258,2370 1240,2351 1232,2345 1219,2335 1196,2322 1195,2322 1188,2317 1183,2309 1183,2303 1183,1842 1185,1833 1190,1826 1195,1823 1196,1823 1219,1810 1240,1794 1258,1775 1274,1754 1287,1732 1297,1707 1304,1682 1308,1656 1308,1630 1304,1604 1297,1579 1287,1554 1274,1532 1258,1511 1240,1492 1237,1490 1219,1476 1196,1463 1172,1453 1147,1446 1121,1443 1094,1443 1068,1446 1043,1453 1019,1463 996,1476 975,1492 957,1511 941,1532 928,1554 918,1579 911,1604 907,1630 907,1656 911,1682 915,1699 918,1707 928,1732 941,1754 946,1761 957,1775 975,1794 981,1798 996,1810 1019,1823 1020,1823 1027,1828 1032,1836 1032,1842 1032,2303 1030,2312 1025,2319 1020,2322 1019,2322 1015,2325 996,2335 975,2351 957,2370 941,2391 928,2413 927,2415 922,2422 914,2426 909,2427 801,2427 797,2428 786,2430 772,2435 769,2438 760,2444 670,2534 667,2538 661,2546 656,2560 653,2575 653,2992 653,2996 651,3002 651,3016 654,3027 654,3031 660,3045 668,3057 759,3147 764,3151 771,3156 785,3161 799,3164 814,3164 944,3164 952,3166 959,3172 961,3174 961,3175 966,3183 973,3192 979,3200 991,3212 996,3220 997,3229 994,3237 988,3243 985,3245 979,3247 956,3260 935,3276 917,3295 901,3316 888,3338 887,3340 882,3347 874,3351 869,3352 764,3352 755,3350 748,3344 747,3342 741,3332 728,3315 712,3299 694,3285 675,3274 661,3268 654,3266 633,3260 611,3257 588,3257 566,3260 545,3266 524,3274 505,3285 487,3299 481,3305 480,3305 479,3307 476,3308 474,3309 472,3310 471,3310 468,3310 465,3310 464,3310 462,3310 460,3309 457,3307 454,3306 454,3305 440,3291 428,3283 427,3282 425,3279 423,3277 423,3276 422,3275 422,3271 421,3268 421,3267 421,2702 423,2693 428,2686 433,2683 434,2683 457,2670 478,2653 496,2634 512,2613 525,2591 535,2566 542,2541 546,2515 546,2489 542,2463 535,2438 525,2413 512,2391 496,2370 478,2351 470,2345 469,2345 464,2338 461,2329 463,2321 469,2314 476,2310 481,2309 888,2309 903,2305 917,2297 928,2286 936,2272 940,2257 940,1992 936,1977 928,1963 917,1952 903,1944 888,1940 75,1940 59,1940 44,1944 29,1952 21,1955 12,1954 5,1949 0,1941 0,1935 0,888 907,888 907,1311 912,1327 919,1340 931,1352 944,1359 960,1364 1224,1364 1240,1359 1253,1352 1265,1340 1272,1327 1277,1311 1277,888 1272,872 1265,859 1253,847 1240,840 1224,835 975,835 960,835 944,840 931,847 919,859 912,872 907,888 0,888 0,589 2,580 7,574 15,570 24,570 32,574 34,575 45,587 59,595 74,599 1124,599 1139,595 1153,587 1164,576 1172,562 1176,547 1176,189 1839,189 1839,1114 1844,1130 1851,1143 1863,1155 1876,1162 1892,1167 2156,1167 2172,1162 2185,1155 2197,1143 2204,1130 2209,1114 2209,919 2652,919 2652,1280 2657,1296 2664,1309 2676,1321 2689,1328 2705,1333 2969,1333 2985,1328 2998,1321 3010,1309 3017,1296 3022,1280 3022,919 3017,903 3010,890 2998,878 2985,871 2969,866 2720,866 2705,866 2689,871 2676,878 2664,890 2657,903 2652,919 2209,919 2209,189 2204,173 2197,160 2185,148 2172,141 2156,136 1907,136 1892,136 1876,141 1863,148 1851,160 1844,173 1839,189 1176,189 1176,42 1172,26 1171,25 1172,25 1170,18 1173,10 1179,3 1187,0 1190,0 3566,0">
          <text:p/>
        </draw:polygon>
        <draw:polygon draw:style-name="gr8" draw:text-style-name="P2" draw:layer="layout" svg:width="1.062cm" svg:height="1.731cm" svg:x="8.801cm" svg:y="4.469cm" svg:viewBox="0 0 1063 1732" draw:points="29,3 30,3 44,11 59,15 75,15 210,15 218,17 225,23 229,31 229,39 225,47 222,51 221,51 213,57 195,76 179,97 166,119 157,141 156,144 153,155 149,169 145,195 145,221 149,246 149,247 150,252 156,272 166,297 179,319 183,324 195,340 213,359 227,370 234,375 257,389 258,389 265,394 270,402 270,408 270,973 268,982 263,989 262,989 251,997 235,1014 234,1015 221,1032 211,1052 204,1074 200,1097 200,1169 204,1192 211,1214 220,1231 221,1234 235,1252 251,1269 269,1282 290,1292 312,1299 334,1303 357,1303 379,1299 401,1292 422,1282 440,1269 453,1255 461,1251 470,1250 478,1253 481,1255 487,1261 505,1275 520,1284 524,1286 545,1294 566,1300 586,1303 588,1303 611,1303 633,1300 654,1294 675,1286 694,1275 712,1261 728,1245 741,1228 747,1218 753,1212 761,1208 764,1208 870,1208 878,1210 885,1216 888,1220 889,1222 902,1244 915,1261 918,1265 936,1284 957,1300 980,1313 1004,1323 1029,1330 1037,1331 1046,1332 1054,1335 1060,1341 1063,1350 1062,1358 1057,1366 1050,1370 1043,1371 876,1371 861,1376 847,1383 836,1395 828,1408 824,1424 824,1688 828,1704 829,1705 828,1705 830,1711 829,1720 824,1727 816,1732 809,1732 719,1732 710,1730 703,1725 700,1717 700,1708 702,1703 702,1702 706,1687 706,1422 702,1407 694,1393 683,1382 669,1374 654,1370 308,1370 292,1370 277,1374 263,1382 252,1393 244,1407 240,1422 240,1687 244,1702 244,1703 245,1703 247,1711 246,1720 241,1727 233,1732 227,1732 19,1732 11,1730 4,1725 0,1717 0,1713 0,20 2,11 7,4 15,0 24,0">
          <text:p/>
        </draw:polygon>
        <draw:path draw:style-name="gr9" draw:text-style-name="P3" draw:layer="layout" svg:width="0.1cm" svg:height="0.1cm" svg:x="12.031cm" svg:y="4.31cm" svg:viewBox="0 0 101 101" svg:d="M0 50c0-28 23-50 50-50 28 0 51 22 51 50s-23 51-51 51c-27 0-50-23-50-51z">
          <text:p/>
        </draw:path>
        <draw:path draw:style-name="gr9" draw:text-style-name="P3" draw:layer="layout" svg:width="0.1cm" svg:height="0.1cm" svg:x="11.269cm" svg:y="4.31cm" svg:viewBox="0 0 101 101" svg:d="M0 50c0-28 22-50 49-50 28 0 52 22 52 50s-24 51-52 51c-27 0-49-23-49-51z">
          <text:p/>
        </draw:path>
        <draw:path draw:style-name="gr9" draw:text-style-name="P3" draw:layer="layout" svg:width="0.1cm" svg:height="0.1cm" svg:x="11.05cm" svg:y="3.768cm" svg:viewBox="0 0 101 101" svg:d="M0 51c0-29 23-51 50-51 28 0 51 22 51 51 0 28-23 50-51 50-27 0-50-22-50-50z">
          <text:p/>
        </draw:path>
        <draw:path draw:style-name="gr9" draw:text-style-name="P3" draw:layer="layout" svg:width="0.1cm" svg:height="0.1cm" svg:x="10.799cm" svg:y="3.768cm" svg:viewBox="0 0 101 101" svg:d="M0 51c0-29 23-51 51-51s50 22 50 51c0 28-22 50-50 50s-51-22-51-50z">
          <text:p/>
        </draw:path>
        <draw:path draw:style-name="gr9" draw:text-style-name="P3" draw:layer="layout" svg:width="0.1cm" svg:height="0.1cm" svg:x="10.55cm" svg:y="3.768cm" svg:viewBox="0 0 101 101" svg:d="M0 51c0-29 23-51 50-51 28 0 51 22 51 51 0 28-23 50-51 50-27 0-50-22-50-50z">
          <text:p/>
        </draw:path>
        <draw:path draw:style-name="gr9" draw:text-style-name="P3" draw:layer="layout" svg:width="0.1cm" svg:height="0.1cm" svg:x="9.096cm" svg:y="4.627cm" svg:viewBox="0 0 101 101" svg:d="M0 50c0-28 23-50 51-50 27 0 50 22 50 50 0 29-23 51-50 51-28 0-51-22-51-51z">
          <text:p/>
        </draw:path>
        <draw:path draw:style-name="gr9" draw:text-style-name="P3" draw:layer="layout" svg:width="0.1cm" svg:height="0.1cm" svg:x="9.858cm" svg:y="4.627cm" svg:viewBox="0 0 101 101" svg:d="M0 50c0-28 24-50 52-50 27 0 49 22 49 50 0 29-22 51-49 51-28 0-52-22-52-51z">
          <text:p/>
        </draw:path>
        <draw:path draw:style-name="gr9" draw:text-style-name="P3" draw:layer="layout" svg:width="0.1cm" svg:height="0.1cm" svg:x="9.096cm" svg:y="5.551cm" svg:viewBox="0 0 101 101" svg:d="M0 51c0-29 23-51 51-51 27 0 50 22 50 51 0 28-23 50-50 50-28 0-51-22-51-50z">
          <text:p/>
        </draw:path>
        <draw:path draw:style-name="gr9" draw:text-style-name="P3" draw:layer="layout" svg:width="0.1cm" svg:height="0.1cm" svg:x="9.35cm" svg:y="5.551cm" svg:viewBox="0 0 101 101" svg:d="M0 51c0-29 23-51 52-51 27 0 49 22 49 51 0 28-22 50-49 50-29 0-52-22-52-50z">
          <text:p/>
        </draw:path>
        <draw:path draw:style-name="gr9" draw:text-style-name="P3" draw:layer="layout" svg:width="0.1cm" svg:height="0.1cm" svg:x="9.858cm" svg:y="4.962cm" svg:viewBox="0 0 101 101" svg:d="M0 51c0-29 24-51 52-51 27 0 49 22 49 51 0 28-22 50-49 50-28 0-52-22-52-50z">
          <text:p/>
        </draw:path>
        <draw:path draw:style-name="gr9" draw:text-style-name="P3" draw:layer="layout" svg:width="0.1cm" svg:height="0.1cm" svg:x="9.858cm" svg:y="5.212cm" svg:viewBox="0 0 101 101" svg:d="M0 50c0-28 24-50 52-50 27 0 49 22 49 50 0 29-22 51-49 51-28 0-52-22-52-51z">
          <text:p/>
        </draw:path>
        <draw:path draw:style-name="gr9" draw:text-style-name="P3" draw:layer="layout" svg:width="0.1cm" svg:height="0.1cm" svg:x="11.601cm" svg:y="3.768cm" svg:viewBox="0 0 101 101" svg:d="M0 51c0-29 23-51 52-51 27 0 49 22 49 51 0 28-22 50-49 50-29 0-52-22-52-50z">
          <text:p/>
        </draw:path>
        <draw:path draw:style-name="gr9" draw:text-style-name="P3" draw:layer="layout" svg:width="0.1cm" svg:height="0.1cm" svg:x="10.418cm" svg:y="4.707cm" svg:viewBox="0 0 101 101" svg:d="M0 50c0-28 23-50 52-50 27 0 49 22 49 50s-22 51-49 51c-29 0-52-23-52-51z">
          <text:p/>
        </draw:path>
        <draw:path draw:style-name="gr9" draw:text-style-name="P3" draw:layer="layout" svg:width="0.1cm" svg:height="0.1cm" svg:x="10.418cm" svg:y="4.961cm" svg:viewBox="0 0 101 101" svg:d="M0 51c0-29 23-51 52-51 27 0 49 22 49 51 0 28-22 50-49 50-29 0-52-22-52-50z">
          <text:p/>
        </draw:path>
        <draw:path draw:style-name="gr9" draw:text-style-name="P3" draw:layer="layout" svg:width="0.1cm" svg:height="0.1cm" svg:x="10.418cm" svg:y="5.215cm" svg:viewBox="0 0 101 101" svg:d="M0 50c0-28 23-50 52-50 27 0 49 22 49 50 0 29-22 51-49 51-29 0-52-22-52-51z">
          <text:p/>
        </draw:path>
        <draw:path draw:style-name="gr9" draw:text-style-name="P3" draw:layer="layout" svg:width="0.1cm" svg:height="0.1cm" svg:x="10.418cm" svg:y="5.469cm" svg:viewBox="0 0 101 101" svg:d="M0 51c0-28 23-51 52-51 27 0 49 23 49 51s-22 50-49 50c-29 0-52-22-52-50z">
          <text:p/>
        </draw:path>
        <draw:path draw:style-name="gr9" draw:text-style-name="P3" draw:layer="layout" svg:width="0.1cm" svg:height="0.1cm" svg:x="11.18cm" svg:y="5.469cm" svg:viewBox="0 0 101 101" svg:d="M0 51c0-28 23-51 51-51s50 23 50 51-22 50-50 50-51-22-51-50z">
          <text:p/>
        </draw:path>
        <draw:path draw:style-name="gr9" draw:text-style-name="P3" draw:layer="layout" svg:width="0.1cm" svg:height="0.1cm" svg:x="11.18cm" svg:y="5.215cm" svg:viewBox="0 0 101 101" svg:d="M0 50c0-28 23-50 51-50s50 22 50 50c0 29-22 51-50 51s-51-22-51-51z">
          <text:p/>
        </draw:path>
        <draw:path draw:style-name="gr9" draw:text-style-name="P3" draw:layer="layout" svg:width="0.1cm" svg:height="0.1cm" svg:x="11.18cm" svg:y="4.961cm" svg:viewBox="0 0 101 101" svg:d="M0 51c0-29 23-51 51-51s50 22 50 51c0 28-22 50-50 50s-51-22-51-50z">
          <text:p/>
        </draw:path>
        <draw:path draw:style-name="gr9" draw:text-style-name="P3" draw:layer="layout" svg:width="0.1cm" svg:height="0.1cm" svg:x="11.18cm" svg:y="4.707cm" svg:viewBox="0 0 101 101" svg:d="M0 50c0-28 23-50 51-50s50 22 50 50-22 51-50 51-51-23-51-51z">
          <text:p/>
        </draw:path>
        <draw:path draw:style-name="gr9" draw:text-style-name="P3" draw:layer="layout" svg:width="0.1cm" svg:height="0.1cm" svg:x="9.858cm" svg:y="3.768cm" svg:viewBox="0 0 101 101" svg:d="M0 51c0-29 24-51 52-51 27 0 49 22 49 51 0 28-22 50-49 50-28 0-52-22-52-50z">
          <text:p/>
        </draw:path>
        <draw:path draw:style-name="gr9" draw:text-style-name="P3" draw:layer="layout" svg:width="0.1cm" svg:height="0.1cm" svg:x="9.818cm" svg:y="5.551cm" svg:viewBox="0 0 101 101" svg:d="M0 51c0-29 23-51 52-51 27 0 49 22 49 51 0 28-22 50-49 50-29 0-52-22-52-50z">
          <text:p/>
        </draw:path>
        <draw:path draw:style-name="gr3" draw:text-style-name="P2" draw:layer="layout" svg:width="0.301cm" svg:height="0.3cm" svg:x="11.931cm" svg:y="4.21cm" svg:viewBox="0 0 302 301" svg:d="M0 151c0-84 68-151 150-151 83 0 152 67 152 151 0 83-69 150-152 150-82 0-150-67-150-150z">
          <text:p/>
        </draw:path>
        <draw:path draw:style-name="gr3" draw:text-style-name="P2" draw:layer="layout" svg:width="0.3cm" svg:height="0.3cm" svg:x="11.169cm" svg:y="4.21cm" svg:viewBox="0 0 301 301" svg:d="M0 151c0-84 67-151 149-151 84 0 152 67 152 151 0 83-68 150-152 150-82 0-149-67-149-150z">
          <text:p/>
        </draw:path>
        <draw:line draw:style-name="gr4" draw:text-style-name="P1" draw:layer="layout" svg:x1="11.099cm" svg:y1="3.838cm" svg:x2="11.099cm" svg:y2="3.798cm">
          <text:p/>
        </draw:line>
        <draw:path draw:style-name="gr3" draw:text-style-name="P2" draw:layer="layout" svg:width="0.211cm" svg:height="0.21cm" svg:x="10.744cm" svg:y="3.713cm" svg:viewBox="0 0 212 211" svg:d="M0 105c0-58 49-105 107-105 57 0 105 47 105 105s-48 106-105 106c-58 0-107-48-107-106z">
          <text:p/>
        </draw:path>
        <draw:path draw:style-name="gr3" draw:text-style-name="P2" draw:layer="layout" svg:width="0.209cm" svg:height="0.21cm" svg:x="10.495cm" svg:y="3.713cm" svg:viewBox="0 0 210 211" svg:d="M0 105c0-58 48-105 105-105 58 0 105 47 105 105s-47 106-105 106c-57 0-105-48-105-106z">
          <text:p/>
        </draw:path>
        <draw:path draw:style-name="gr3" draw:text-style-name="P2" draw:layer="layout" svg:width="0.3cm" svg:height="0.3cm" svg:x="8.996cm" svg:y="4.527cm" svg:viewBox="0 0 301 301" svg:d="M0 151c0-84 68-151 151-151 82 0 150 67 150 151 0 83-68 150-150 150-83 0-151-67-151-150z">
          <text:p/>
        </draw:path>
        <draw:path draw:style-name="gr3" draw:text-style-name="P2" draw:layer="layout" svg:width="0.3cm" svg:height="0.3cm" svg:x="9.758cm" svg:y="4.527cm" svg:viewBox="0 0 301 301" svg:d="M0 151c0-84 68-151 152-151 82 0 149 67 149 151 0 83-67 150-149 150-84 0-152-67-152-150z">
          <text:p/>
        </draw:path>
        <draw:line draw:style-name="gr5" draw:text-style-name="P1" draw:layer="layout" svg:x1="9.147cm" svg:y1="5.576cm" svg:x2="9.147cm" svg:y2="5.626cm">
          <text:p/>
        </draw:line>
        <draw:path draw:style-name="gr3" draw:text-style-name="P2" draw:layer="layout" svg:width="0.24cm" svg:height="0.24cm" svg:x="9.28cm" svg:y="5.481cm" svg:viewBox="0 0 241 241" svg:d="M0 120c0-66 54-120 121-120 66 0 120 54 120 120 0 67-54 121-120 121-67 0-121-54-121-121z">
          <text:p/>
        </draw:path>
        <draw:line draw:style-name="gr6" draw:text-style-name="P1" draw:layer="layout" svg:x1="9.939cm" svg:y1="5.012cm" svg:x2="9.878cm" svg:y2="5.012cm">
          <text:p/>
        </draw:line>
        <draw:path draw:style-name="gr3" draw:text-style-name="P2" draw:layer="layout" svg:width="0.24cm" svg:height="0.24cm" svg:x="9.788cm" svg:y="5.142cm" svg:viewBox="0 0 241 241" svg:d="M0 121c0-66 54-121 121-121s120 55 120 121-53 120-120 120-121-54-121-120z">
          <text:p/>
        </draw:path>
        <draw:path draw:style-name="gr3" draw:text-style-name="P2" draw:layer="layout" svg:width="0.3cm" svg:height="0.3cm" svg:x="11.501cm" svg:y="3.668cm" svg:viewBox="0 0 301 301" svg:d="M0 151c0-83 68-151 152-151 82 0 149 68 149 151s-67 150-149 150c-84 0-152-67-152-150z">
          <text:p/>
        </draw:path>
        <draw:polygon draw:style-name="gr3" draw:text-style-name="P2" draw:layer="layout" svg:width="0.211cm" svg:height="0.21cm" svg:x="10.363cm" svg:y="4.652cm" svg:viewBox="0 0 212 211" draw:points="0,211 0,0 212,0 212,211">
          <text:p/>
        </draw:polygon>
        <draw:path draw:style-name="gr3" draw:text-style-name="P2" draw:layer="layout" svg:width="0.211cm" svg:height="0.21cm" svg:x="10.363cm" svg:y="4.906cm" svg:viewBox="0 0 212 211" svg:d="M0 106c0-59 48-106 106-106 57 0 106 47 106 106 0 58-49 105-106 105-58 0-106-47-106-105z">
          <text:p/>
        </draw:path>
        <draw:path draw:style-name="gr3" draw:text-style-name="P2" draw:layer="layout" svg:width="0.211cm" svg:height="0.21cm" svg:x="10.363cm" svg:y="5.16cm" svg:viewBox="0 0 212 211" svg:d="M0 106c0-58 48-106 106-106 57 0 106 48 106 106s-49 105-106 105c-58 0-106-47-106-105z">
          <text:p/>
        </draw:path>
        <draw:path draw:style-name="gr3" draw:text-style-name="P2" draw:layer="layout" svg:width="0.211cm" svg:height="0.21cm" svg:x="10.363cm" svg:y="5.414cm" svg:viewBox="0 0 212 211" svg:d="M0 105c0-58 48-105 106-105 57 0 106 47 106 105s-49 106-106 106c-58 0-106-48-106-106z">
          <text:p/>
        </draw:path>
        <draw:path draw:style-name="gr3" draw:text-style-name="P2" draw:layer="layout" svg:width="0.211cm" svg:height="0.21cm" svg:x="11.125cm" svg:y="5.414cm" svg:viewBox="0 0 212 211" svg:d="M0 105c0-58 48-105 107-105 57 0 105 47 105 105s-48 106-105 106c-59 0-107-48-107-106z">
          <text:p/>
        </draw:path>
        <draw:path draw:style-name="gr3" draw:text-style-name="P2" draw:layer="layout" svg:width="0.211cm" svg:height="0.21cm" svg:x="11.125cm" svg:y="5.16cm" svg:viewBox="0 0 212 211" svg:d="M0 106c0-58 48-106 107-106 57 0 105 48 105 106s-48 105-105 105c-59 0-107-47-107-105z">
          <text:p/>
        </draw:path>
        <draw:path draw:style-name="gr3" draw:text-style-name="P2" draw:layer="layout" svg:width="0.211cm" svg:height="0.21cm" svg:x="11.125cm" svg:y="4.906cm" svg:viewBox="0 0 212 211" svg:d="M0 106c0-59 48-106 107-106 57 0 105 47 105 106 0 58-48 105-105 105-59 0-107-47-107-105z">
          <text:p/>
        </draw:path>
        <draw:path draw:style-name="gr3" draw:text-style-name="P2" draw:layer="layout" svg:width="0.211cm" svg:height="0.21cm" svg:x="11.125cm" svg:y="4.652cm" svg:viewBox="0 0 212 211" svg:d="M0 105c0-58 48-105 107-105 57 0 105 47 105 105 0 59-48 106-105 106-59 0-107-47-107-106z">
          <text:p/>
        </draw:path>
        <draw:path draw:style-name="gr3" draw:text-style-name="P2" draw:layer="layout" svg:width="0.3cm" svg:height="0.3cm" svg:x="9.758cm" svg:y="3.668cm" svg:viewBox="0 0 301 301" svg:d="M0 151c0-83 68-151 152-151 82 0 149 68 149 151s-67 150-149 150c-84 0-152-67-152-150z">
          <text:p/>
        </draw:path>
        <draw:path draw:style-name="gr3" draw:text-style-name="P2" draw:layer="layout" svg:width="0.3cm" svg:height="0.3cm" svg:x="9.718cm" svg:y="5.451cm" svg:viewBox="0 0 301 301" svg:d="M0 151c0-84 68-151 152-151 82 0 149 67 149 151 0 83-67 150-149 150-84 0-152-67-152-150z">
          <text:p/>
        </draw:path>
        <draw:path draw:style-name="gr3" draw:text-style-name="P2" draw:layer="layout" svg:width="0.1cm" svg:height="0.1cm" svg:x="12.031cm" svg:y="4.31cm" svg:viewBox="0 0 101 101" svg:d="M0 50c0-28 23-50 50-50 28 0 51 22 51 50s-23 51-51 51c-27 0-50-23-50-51z">
          <text:p/>
        </draw:path>
        <draw:path draw:style-name="gr3" draw:text-style-name="P2" draw:layer="layout" svg:width="0.1cm" svg:height="0.1cm" svg:x="11.269cm" svg:y="4.31cm" svg:viewBox="0 0 101 101" svg:d="M0 50c0-28 22-50 49-50 28 0 52 22 52 50s-24 51-52 51c-27 0-49-23-49-51z">
          <text:p/>
        </draw:path>
        <draw:path draw:style-name="gr3" draw:text-style-name="P2" draw:layer="layout" svg:width="0.1cm" svg:height="0.1cm" svg:x="11.05cm" svg:y="3.768cm" svg:viewBox="0 0 101 101" svg:d="M0 51c0-29 23-51 50-51 28 0 51 22 51 51 0 28-23 50-51 50-27 0-50-22-50-50z">
          <text:p/>
        </draw:path>
        <draw:path draw:style-name="gr3" draw:text-style-name="P2" draw:layer="layout" svg:width="0.1cm" svg:height="0.1cm" svg:x="10.799cm" svg:y="3.768cm" svg:viewBox="0 0 101 101" svg:d="M0 51c0-29 23-51 51-51s50 22 50 51c0 28-22 50-50 50s-51-22-51-50z">
          <text:p/>
        </draw:path>
        <draw:path draw:style-name="gr3" draw:text-style-name="P2" draw:layer="layout" svg:width="0.1cm" svg:height="0.1cm" svg:x="10.55cm" svg:y="3.768cm" svg:viewBox="0 0 101 101" svg:d="M0 51c0-29 23-51 50-51 28 0 51 22 51 51 0 28-23 50-51 50-27 0-50-22-50-50z">
          <text:p/>
        </draw:path>
        <draw:path draw:style-name="gr3" draw:text-style-name="P2" draw:layer="layout" svg:width="0.1cm" svg:height="0.1cm" svg:x="9.096cm" svg:y="4.627cm" svg:viewBox="0 0 101 101" svg:d="M0 50c0-28 23-50 51-50 27 0 50 22 50 50 0 29-23 51-50 51-28 0-51-22-51-51z">
          <text:p/>
        </draw:path>
        <draw:path draw:style-name="gr3" draw:text-style-name="P2" draw:layer="layout" svg:width="0.1cm" svg:height="0.1cm" svg:x="9.858cm" svg:y="4.627cm" svg:viewBox="0 0 101 101" svg:d="M0 50c0-28 24-50 52-50 27 0 49 22 49 50 0 29-22 51-49 51-28 0-52-22-52-51z">
          <text:p/>
        </draw:path>
        <draw:path draw:style-name="gr3" draw:text-style-name="P2" draw:layer="layout" svg:width="0.1cm" svg:height="0.1cm" svg:x="9.096cm" svg:y="5.551cm" svg:viewBox="0 0 101 101" svg:d="M0 51c0-29 23-51 51-51 27 0 50 22 50 51 0 28-23 50-50 50-28 0-51-22-51-50z">
          <text:p/>
        </draw:path>
        <draw:path draw:style-name="gr3" draw:text-style-name="P2" draw:layer="layout" svg:width="0.1cm" svg:height="0.1cm" svg:x="9.35cm" svg:y="5.551cm" svg:viewBox="0 0 101 101" svg:d="M0 51c0-29 23-51 52-51 27 0 49 22 49 51 0 28-22 50-49 50-29 0-52-22-52-50z">
          <text:p/>
        </draw:path>
        <draw:path draw:style-name="gr3" draw:text-style-name="P2" draw:layer="layout" svg:width="0.1cm" svg:height="0.1cm" svg:x="9.858cm" svg:y="4.962cm" svg:viewBox="0 0 101 101" svg:d="M0 51c0-29 24-51 52-51 27 0 49 22 49 51 0 28-22 50-49 50-28 0-52-22-52-50z">
          <text:p/>
        </draw:path>
        <draw:path draw:style-name="gr3" draw:text-style-name="P2" draw:layer="layout" svg:width="0.1cm" svg:height="0.1cm" svg:x="9.858cm" svg:y="5.212cm" svg:viewBox="0 0 101 101" svg:d="M0 50c0-28 24-50 52-50 27 0 49 22 49 50 0 29-22 51-49 51-28 0-52-22-52-51z">
          <text:p/>
        </draw:path>
        <draw:path draw:style-name="gr3" draw:text-style-name="P2" draw:layer="layout" svg:width="0.1cm" svg:height="0.1cm" svg:x="11.601cm" svg:y="3.768cm" svg:viewBox="0 0 101 101" svg:d="M0 51c0-29 23-51 52-51 27 0 49 22 49 51 0 28-22 50-49 50-29 0-52-22-52-50z">
          <text:p/>
        </draw:path>
        <draw:path draw:style-name="gr3" draw:text-style-name="P2" draw:layer="layout" svg:width="0.1cm" svg:height="0.1cm" svg:x="10.418cm" svg:y="4.707cm" svg:viewBox="0 0 101 101" svg:d="M0 50c0-28 23-50 52-50 27 0 49 22 49 50s-22 51-49 51c-29 0-52-23-52-51z">
          <text:p/>
        </draw:path>
        <draw:path draw:style-name="gr3" draw:text-style-name="P2" draw:layer="layout" svg:width="0.1cm" svg:height="0.1cm" svg:x="10.418cm" svg:y="4.961cm" svg:viewBox="0 0 101 101" svg:d="M0 51c0-29 23-51 52-51 27 0 49 22 49 51 0 28-22 50-49 50-29 0-52-22-52-50z">
          <text:p/>
        </draw:path>
        <draw:path draw:style-name="gr3" draw:text-style-name="P2" draw:layer="layout" svg:width="0.1cm" svg:height="0.1cm" svg:x="10.418cm" svg:y="5.215cm" svg:viewBox="0 0 101 101" svg:d="M0 50c0-28 23-50 52-50 27 0 49 22 49 50 0 29-22 51-49 51-29 0-52-22-52-51z">
          <text:p/>
        </draw:path>
        <draw:path draw:style-name="gr3" draw:text-style-name="P2" draw:layer="layout" svg:width="0.1cm" svg:height="0.1cm" svg:x="10.418cm" svg:y="5.469cm" svg:viewBox="0 0 101 101" svg:d="M0 51c0-28 23-51 52-51 27 0 49 23 49 51s-22 50-49 50c-29 0-52-22-52-50z">
          <text:p/>
        </draw:path>
        <draw:path draw:style-name="gr3" draw:text-style-name="P2" draw:layer="layout" svg:width="0.1cm" svg:height="0.1cm" svg:x="11.18cm" svg:y="5.469cm" svg:viewBox="0 0 101 101" svg:d="M0 51c0-28 23-51 51-51s50 23 50 51-22 50-50 50-51-22-51-50z">
          <text:p/>
        </draw:path>
        <draw:path draw:style-name="gr3" draw:text-style-name="P2" draw:layer="layout" svg:width="0.1cm" svg:height="0.1cm" svg:x="11.18cm" svg:y="5.215cm" svg:viewBox="0 0 101 101" svg:d="M0 50c0-28 23-50 51-50s50 22 50 50c0 29-22 51-50 51s-51-22-51-51z">
          <text:p/>
        </draw:path>
        <draw:path draw:style-name="gr3" draw:text-style-name="P2" draw:layer="layout" svg:width="0.1cm" svg:height="0.1cm" svg:x="11.18cm" svg:y="4.961cm" svg:viewBox="0 0 101 101" svg:d="M0 51c0-29 23-51 51-51s50 22 50 51c0 28-22 50-50 50s-51-22-51-50z">
          <text:p/>
        </draw:path>
        <draw:path draw:style-name="gr3" draw:text-style-name="P2" draw:layer="layout" svg:width="0.1cm" svg:height="0.1cm" svg:x="11.18cm" svg:y="4.707cm" svg:viewBox="0 0 101 101" svg:d="M0 50c0-28 23-50 51-50s50 22 50 50-22 51-50 51-51-23-51-51z">
          <text:p/>
        </draw:path>
        <draw:path draw:style-name="gr3" draw:text-style-name="P2" draw:layer="layout" svg:width="0.1cm" svg:height="0.1cm" svg:x="9.858cm" svg:y="3.768cm" svg:viewBox="0 0 101 101" svg:d="M0 51c0-29 24-51 52-51 27 0 49 22 49 51 0 28-22 50-49 50-28 0-52-22-52-50z">
          <text:p/>
        </draw:path>
        <draw:path draw:style-name="gr3" draw:text-style-name="P2" draw:layer="layout" svg:width="0.1cm" svg:height="0.1cm" svg:x="9.818cm" svg:y="5.551cm" svg:viewBox="0 0 101 101" svg:d="M0 51c0-29 23-51 52-51 27 0 49 22 49 51 0 28-22 50-49 50-29 0-52-22-52-50z">
          <text:p/>
        </draw:path>
        <draw:path draw:style-name="gr3" draw:text-style-name="P2" draw:layer="layout" svg:width="0.1cm" svg:height="0.1cm" svg:x="12.031cm" svg:y="4.31cm" svg:viewBox="0 0 101 101" svg:d="M0 50c0-28 23-50 50-50 28 0 51 22 51 50s-23 51-51 51c-27 0-50-23-50-51z">
          <text:p/>
        </draw:path>
        <draw:path draw:style-name="gr3" draw:text-style-name="P2" draw:layer="layout" svg:width="0.1cm" svg:height="0.1cm" svg:x="11.269cm" svg:y="4.31cm" svg:viewBox="0 0 101 101" svg:d="M0 50c0-28 22-50 49-50 28 0 52 22 52 50s-24 51-52 51c-27 0-49-23-49-51z">
          <text:p/>
        </draw:path>
        <draw:path draw:style-name="gr3" draw:text-style-name="P2" draw:layer="layout" svg:width="0.1cm" svg:height="0.1cm" svg:x="11.05cm" svg:y="3.768cm" svg:viewBox="0 0 101 101" svg:d="M0 51c0-29 23-51 50-51 28 0 51 22 51 51 0 28-23 50-51 50-27 0-50-22-50-50z">
          <text:p/>
        </draw:path>
        <draw:path draw:style-name="gr3" draw:text-style-name="P2" draw:layer="layout" svg:width="0.1cm" svg:height="0.1cm" svg:x="10.799cm" svg:y="3.768cm" svg:viewBox="0 0 101 101" svg:d="M0 51c0-29 23-51 51-51s50 22 50 51c0 28-22 50-50 50s-51-22-51-50z">
          <text:p/>
        </draw:path>
        <draw:path draw:style-name="gr3" draw:text-style-name="P2" draw:layer="layout" svg:width="0.1cm" svg:height="0.1cm" svg:x="10.55cm" svg:y="3.768cm" svg:viewBox="0 0 101 101" svg:d="M0 51c0-29 23-51 50-51 28 0 51 22 51 51 0 28-23 50-51 50-27 0-50-22-50-50z">
          <text:p/>
        </draw:path>
        <draw:path draw:style-name="gr3" draw:text-style-name="P2" draw:layer="layout" svg:width="0.1cm" svg:height="0.1cm" svg:x="9.096cm" svg:y="4.627cm" svg:viewBox="0 0 101 101" svg:d="M0 50c0-28 23-50 51-50 27 0 50 22 50 50 0 29-23 51-50 51-28 0-51-22-51-51z">
          <text:p/>
        </draw:path>
        <draw:path draw:style-name="gr3" draw:text-style-name="P2" draw:layer="layout" svg:width="0.1cm" svg:height="0.1cm" svg:x="9.858cm" svg:y="4.627cm" svg:viewBox="0 0 101 101" svg:d="M0 50c0-28 24-50 52-50 27 0 49 22 49 50 0 29-22 51-49 51-28 0-52-22-52-51z">
          <text:p/>
        </draw:path>
        <draw:path draw:style-name="gr3" draw:text-style-name="P2" draw:layer="layout" svg:width="0.1cm" svg:height="0.1cm" svg:x="9.096cm" svg:y="5.551cm" svg:viewBox="0 0 101 101" svg:d="M0 51c0-29 23-51 51-51 27 0 50 22 50 51 0 28-23 50-50 50-28 0-51-22-51-50z">
          <text:p/>
        </draw:path>
        <draw:path draw:style-name="gr3" draw:text-style-name="P2" draw:layer="layout" svg:width="0.1cm" svg:height="0.1cm" svg:x="9.35cm" svg:y="5.551cm" svg:viewBox="0 0 101 101" svg:d="M0 51c0-29 23-51 52-51 27 0 49 22 49 51 0 28-22 50-49 50-29 0-52-22-52-50z">
          <text:p/>
        </draw:path>
        <draw:path draw:style-name="gr3" draw:text-style-name="P2" draw:layer="layout" svg:width="0.1cm" svg:height="0.1cm" svg:x="9.858cm" svg:y="4.962cm" svg:viewBox="0 0 101 101" svg:d="M0 51c0-29 24-51 52-51 27 0 49 22 49 51 0 28-22 50-49 50-28 0-52-22-52-50z">
          <text:p/>
        </draw:path>
        <draw:path draw:style-name="gr3" draw:text-style-name="P2" draw:layer="layout" svg:width="0.1cm" svg:height="0.1cm" svg:x="9.858cm" svg:y="5.212cm" svg:viewBox="0 0 101 101" svg:d="M0 50c0-28 24-50 52-50 27 0 49 22 49 50 0 29-22 51-49 51-28 0-52-22-52-51z">
          <text:p/>
        </draw:path>
        <draw:path draw:style-name="gr3" draw:text-style-name="P2" draw:layer="layout" svg:width="0.1cm" svg:height="0.1cm" svg:x="11.601cm" svg:y="3.768cm" svg:viewBox="0 0 101 101" svg:d="M0 51c0-29 23-51 52-51 27 0 49 22 49 51 0 28-22 50-49 50-29 0-52-22-52-50z">
          <text:p/>
        </draw:path>
        <draw:path draw:style-name="gr3" draw:text-style-name="P2" draw:layer="layout" svg:width="0.1cm" svg:height="0.1cm" svg:x="10.418cm" svg:y="4.707cm" svg:viewBox="0 0 101 101" svg:d="M0 50c0-28 23-50 52-50 27 0 49 22 49 50s-22 51-49 51c-29 0-52-23-52-51z">
          <text:p/>
        </draw:path>
        <draw:path draw:style-name="gr3" draw:text-style-name="P2" draw:layer="layout" svg:width="0.1cm" svg:height="0.1cm" svg:x="10.418cm" svg:y="4.961cm" svg:viewBox="0 0 101 101" svg:d="M0 51c0-29 23-51 52-51 27 0 49 22 49 51 0 28-22 50-49 50-29 0-52-22-52-50z">
          <text:p/>
        </draw:path>
        <draw:path draw:style-name="gr3" draw:text-style-name="P2" draw:layer="layout" svg:width="0.1cm" svg:height="0.1cm" svg:x="10.418cm" svg:y="5.215cm" svg:viewBox="0 0 101 101" svg:d="M0 50c0-28 23-50 52-50 27 0 49 22 49 50 0 29-22 51-49 51-29 0-52-22-52-51z">
          <text:p/>
        </draw:path>
        <draw:path draw:style-name="gr3" draw:text-style-name="P2" draw:layer="layout" svg:width="0.1cm" svg:height="0.1cm" svg:x="10.418cm" svg:y="5.469cm" svg:viewBox="0 0 101 101" svg:d="M0 51c0-28 23-51 52-51 27 0 49 23 49 51s-22 50-49 50c-29 0-52-22-52-50z">
          <text:p/>
        </draw:path>
        <draw:path draw:style-name="gr3" draw:text-style-name="P2" draw:layer="layout" svg:width="0.1cm" svg:height="0.1cm" svg:x="11.18cm" svg:y="5.469cm" svg:viewBox="0 0 101 101" svg:d="M0 51c0-28 23-51 51-51s50 23 50 51-22 50-50 50-51-22-51-50z">
          <text:p/>
        </draw:path>
        <draw:path draw:style-name="gr3" draw:text-style-name="P2" draw:layer="layout" svg:width="0.1cm" svg:height="0.1cm" svg:x="11.18cm" svg:y="5.215cm" svg:viewBox="0 0 101 101" svg:d="M0 50c0-28 23-50 51-50s50 22 50 50c0 29-22 51-50 51s-51-22-51-51z">
          <text:p/>
        </draw:path>
        <draw:path draw:style-name="gr3" draw:text-style-name="P2" draw:layer="layout" svg:width="0.1cm" svg:height="0.1cm" svg:x="11.18cm" svg:y="4.961cm" svg:viewBox="0 0 101 101" svg:d="M0 51c0-29 23-51 51-51s50 22 50 51c0 28-22 50-50 50s-51-22-51-50z">
          <text:p/>
        </draw:path>
        <draw:path draw:style-name="gr3" draw:text-style-name="P2" draw:layer="layout" svg:width="0.1cm" svg:height="0.1cm" svg:x="11.18cm" svg:y="4.707cm" svg:viewBox="0 0 101 101" svg:d="M0 50c0-28 23-50 51-50s50 22 50 50-22 51-50 51-51-23-51-51z">
          <text:p/>
        </draw:path>
        <draw:path draw:style-name="gr3" draw:text-style-name="P2" draw:layer="layout" svg:width="0.1cm" svg:height="0.1cm" svg:x="9.858cm" svg:y="3.768cm" svg:viewBox="0 0 101 101" svg:d="M0 51c0-29 24-51 52-51 27 0 49 22 49 51 0 28-22 50-49 50-28 0-52-22-52-50z">
          <text:p/>
        </draw:path>
        <draw:path draw:style-name="gr3" draw:text-style-name="P2" draw:layer="layout" svg:width="0.1cm" svg:height="0.1cm" svg:x="9.818cm" svg:y="5.551cm" svg:viewBox="0 0 101 101" svg:d="M0 51c0-29 23-51 52-51 27 0 49 22 49 51 0 28-22 50-49 50-29 0-52-22-52-50z">
          <text:p/>
        </draw:path>
        <draw:path draw:style-name="gr3" draw:text-style-name="P2" draw:layer="layout" svg:width="0.1cm" svg:height="0.1cm" svg:x="12.031cm" svg:y="4.31cm" svg:viewBox="0 0 101 101" svg:d="M0 50c0-28 23-50 50-50 28 0 51 22 51 50s-23 51-51 51c-27 0-50-23-50-51z">
          <text:p/>
        </draw:path>
        <draw:path draw:style-name="gr3" draw:text-style-name="P2" draw:layer="layout" svg:width="0.1cm" svg:height="0.1cm" svg:x="11.269cm" svg:y="4.31cm" svg:viewBox="0 0 101 101" svg:d="M0 50c0-28 22-50 49-50 28 0 52 22 52 50s-24 51-52 51c-27 0-49-23-49-51z">
          <text:p/>
        </draw:path>
        <draw:path draw:style-name="gr3" draw:text-style-name="P2" draw:layer="layout" svg:width="0.1cm" svg:height="0.1cm" svg:x="11.05cm" svg:y="3.768cm" svg:viewBox="0 0 101 101" svg:d="M0 51c0-29 23-51 50-51 28 0 51 22 51 51 0 28-23 50-51 50-27 0-50-22-50-50z">
          <text:p/>
        </draw:path>
        <draw:path draw:style-name="gr3" draw:text-style-name="P2" draw:layer="layout" svg:width="0.1cm" svg:height="0.1cm" svg:x="10.799cm" svg:y="3.768cm" svg:viewBox="0 0 101 101" svg:d="M0 51c0-29 23-51 51-51s50 22 50 51c0 28-22 50-50 50s-51-22-51-50z">
          <text:p/>
        </draw:path>
        <draw:path draw:style-name="gr3" draw:text-style-name="P2" draw:layer="layout" svg:width="0.1cm" svg:height="0.1cm" svg:x="10.55cm" svg:y="3.768cm" svg:viewBox="0 0 101 101" svg:d="M0 51c0-29 23-51 50-51 28 0 51 22 51 51 0 28-23 50-51 50-27 0-50-22-50-50z">
          <text:p/>
        </draw:path>
        <draw:path draw:style-name="gr3" draw:text-style-name="P2" draw:layer="layout" svg:width="0.1cm" svg:height="0.1cm" svg:x="9.096cm" svg:y="4.627cm" svg:viewBox="0 0 101 101" svg:d="M0 50c0-28 23-50 51-50 27 0 50 22 50 50 0 29-23 51-50 51-28 0-51-22-51-51z">
          <text:p/>
        </draw:path>
        <draw:path draw:style-name="gr3" draw:text-style-name="P2" draw:layer="layout" svg:width="0.1cm" svg:height="0.1cm" svg:x="9.858cm" svg:y="4.627cm" svg:viewBox="0 0 101 101" svg:d="M0 50c0-28 24-50 52-50 27 0 49 22 49 50 0 29-22 51-49 51-28 0-52-22-52-51z">
          <text:p/>
        </draw:path>
        <draw:path draw:style-name="gr3" draw:text-style-name="P2" draw:layer="layout" svg:width="0.1cm" svg:height="0.1cm" svg:x="9.096cm" svg:y="5.551cm" svg:viewBox="0 0 101 101" svg:d="M0 51c0-29 23-51 51-51 27 0 50 22 50 51 0 28-23 50-50 50-28 0-51-22-51-50z">
          <text:p/>
        </draw:path>
        <draw:path draw:style-name="gr3" draw:text-style-name="P2" draw:layer="layout" svg:width="0.1cm" svg:height="0.1cm" svg:x="9.35cm" svg:y="5.551cm" svg:viewBox="0 0 101 101" svg:d="M0 51c0-29 23-51 52-51 27 0 49 22 49 51 0 28-22 50-49 50-29 0-52-22-52-50z">
          <text:p/>
        </draw:path>
        <draw:path draw:style-name="gr3" draw:text-style-name="P2" draw:layer="layout" svg:width="0.1cm" svg:height="0.1cm" svg:x="9.858cm" svg:y="4.962cm" svg:viewBox="0 0 101 101" svg:d="M0 51c0-29 24-51 52-51 27 0 49 22 49 51 0 28-22 50-49 50-28 0-52-22-52-50z">
          <text:p/>
        </draw:path>
        <draw:path draw:style-name="gr3" draw:text-style-name="P2" draw:layer="layout" svg:width="0.1cm" svg:height="0.1cm" svg:x="9.858cm" svg:y="5.212cm" svg:viewBox="0 0 101 101" svg:d="M0 50c0-28 24-50 52-50 27 0 49 22 49 50 0 29-22 51-49 51-28 0-52-22-52-51z">
          <text:p/>
        </draw:path>
        <draw:path draw:style-name="gr3" draw:text-style-name="P2" draw:layer="layout" svg:width="0.1cm" svg:height="0.1cm" svg:x="11.601cm" svg:y="3.768cm" svg:viewBox="0 0 101 101" svg:d="M0 51c0-29 23-51 52-51 27 0 49 22 49 51 0 28-22 50-49 50-29 0-52-22-52-50z">
          <text:p/>
        </draw:path>
        <draw:path draw:style-name="gr3" draw:text-style-name="P2" draw:layer="layout" svg:width="0.1cm" svg:height="0.1cm" svg:x="10.418cm" svg:y="4.707cm" svg:viewBox="0 0 101 101" svg:d="M0 50c0-28 23-50 52-50 27 0 49 22 49 50s-22 51-49 51c-29 0-52-23-52-51z">
          <text:p/>
        </draw:path>
        <draw:path draw:style-name="gr3" draw:text-style-name="P2" draw:layer="layout" svg:width="0.1cm" svg:height="0.1cm" svg:x="10.418cm" svg:y="4.961cm" svg:viewBox="0 0 101 101" svg:d="M0 51c0-29 23-51 52-51 27 0 49 22 49 51 0 28-22 50-49 50-29 0-52-22-52-50z">
          <text:p/>
        </draw:path>
        <draw:path draw:style-name="gr3" draw:text-style-name="P2" draw:layer="layout" svg:width="0.1cm" svg:height="0.1cm" svg:x="10.418cm" svg:y="5.215cm" svg:viewBox="0 0 101 101" svg:d="M0 50c0-28 23-50 52-50 27 0 49 22 49 50 0 29-22 51-49 51-29 0-52-22-52-51z">
          <text:p/>
        </draw:path>
        <draw:path draw:style-name="gr3" draw:text-style-name="P2" draw:layer="layout" svg:width="0.1cm" svg:height="0.1cm" svg:x="10.418cm" svg:y="5.469cm" svg:viewBox="0 0 101 101" svg:d="M0 51c0-28 23-51 52-51 27 0 49 23 49 51s-22 50-49 50c-29 0-52-22-52-50z">
          <text:p/>
        </draw:path>
        <draw:path draw:style-name="gr3" draw:text-style-name="P2" draw:layer="layout" svg:width="0.1cm" svg:height="0.1cm" svg:x="11.18cm" svg:y="5.469cm" svg:viewBox="0 0 101 101" svg:d="M0 51c0-28 23-51 51-51s50 23 50 51-22 50-50 50-51-22-51-50z">
          <text:p/>
        </draw:path>
        <draw:path draw:style-name="gr3" draw:text-style-name="P2" draw:layer="layout" svg:width="0.1cm" svg:height="0.1cm" svg:x="11.18cm" svg:y="5.215cm" svg:viewBox="0 0 101 101" svg:d="M0 50c0-28 23-50 51-50s50 22 50 50c0 29-22 51-50 51s-51-22-51-51z">
          <text:p/>
        </draw:path>
        <draw:path draw:style-name="gr3" draw:text-style-name="P2" draw:layer="layout" svg:width="0.1cm" svg:height="0.1cm" svg:x="11.18cm" svg:y="4.961cm" svg:viewBox="0 0 101 101" svg:d="M0 51c0-29 23-51 51-51s50 22 50 51c0 28-22 50-50 50s-51-22-51-50z">
          <text:p/>
        </draw:path>
        <draw:path draw:style-name="gr3" draw:text-style-name="P2" draw:layer="layout" svg:width="0.1cm" svg:height="0.1cm" svg:x="11.18cm" svg:y="4.707cm" svg:viewBox="0 0 101 101" svg:d="M0 50c0-28 23-50 51-50s50 22 50 50-22 51-50 51-51-23-51-51z">
          <text:p/>
        </draw:path>
        <draw:path draw:style-name="gr3" draw:text-style-name="P2" draw:layer="layout" svg:width="0.1cm" svg:height="0.1cm" svg:x="9.858cm" svg:y="3.768cm" svg:viewBox="0 0 101 101" svg:d="M0 51c0-29 24-51 52-51 27 0 49 22 49 51 0 28-22 50-49 50-28 0-52-22-52-50z">
          <text:p/>
        </draw:path>
        <draw:path draw:style-name="gr3" draw:text-style-name="P2" draw:layer="layout" svg:width="0.1cm" svg:height="0.1cm" svg:x="9.818cm" svg:y="5.551cm" svg:viewBox="0 0 101 101" svg:d="M0 51c0-29 23-51 52-51 27 0 49 22 49 51 0 28-22 50-49 50-29 0-52-22-52-50z">
          <text:p/>
        </draw:path>
        <draw:path draw:style-name="gr3" draw:text-style-name="P2" draw:layer="layout" svg:width="0.1cm" svg:height="0.1cm" svg:x="12.031cm" svg:y="4.31cm" svg:viewBox="0 0 101 101" svg:d="M0 50c0-28 23-50 50-50 28 0 51 22 51 50s-23 51-51 51c-27 0-50-23-50-51z">
          <text:p/>
        </draw:path>
        <draw:path draw:style-name="gr3" draw:text-style-name="P2" draw:layer="layout" svg:width="0.1cm" svg:height="0.1cm" svg:x="11.269cm" svg:y="4.31cm" svg:viewBox="0 0 101 101" svg:d="M0 50c0-28 22-50 49-50 28 0 52 22 52 50s-24 51-52 51c-27 0-49-23-49-51z">
          <text:p/>
        </draw:path>
        <draw:path draw:style-name="gr3" draw:text-style-name="P2" draw:layer="layout" svg:width="0.1cm" svg:height="0.1cm" svg:x="11.05cm" svg:y="3.768cm" svg:viewBox="0 0 101 101" svg:d="M0 51c0-29 23-51 50-51 28 0 51 22 51 51 0 28-23 50-51 50-27 0-50-22-50-50z">
          <text:p/>
        </draw:path>
        <draw:path draw:style-name="gr3" draw:text-style-name="P2" draw:layer="layout" svg:width="0.1cm" svg:height="0.1cm" svg:x="10.799cm" svg:y="3.768cm" svg:viewBox="0 0 101 101" svg:d="M0 51c0-29 23-51 51-51s50 22 50 51c0 28-22 50-50 50s-51-22-51-50z">
          <text:p/>
        </draw:path>
        <draw:path draw:style-name="gr3" draw:text-style-name="P2" draw:layer="layout" svg:width="0.1cm" svg:height="0.1cm" svg:x="10.55cm" svg:y="3.768cm" svg:viewBox="0 0 101 101" svg:d="M0 51c0-29 23-51 50-51 28 0 51 22 51 51 0 28-23 50-51 50-27 0-50-22-50-50z">
          <text:p/>
        </draw:path>
        <draw:path draw:style-name="gr3" draw:text-style-name="P2" draw:layer="layout" svg:width="0.1cm" svg:height="0.1cm" svg:x="9.096cm" svg:y="4.627cm" svg:viewBox="0 0 101 101" svg:d="M0 50c0-28 23-50 51-50 27 0 50 22 50 50 0 29-23 51-50 51-28 0-51-22-51-51z">
          <text:p/>
        </draw:path>
        <draw:path draw:style-name="gr3" draw:text-style-name="P2" draw:layer="layout" svg:width="0.1cm" svg:height="0.1cm" svg:x="9.858cm" svg:y="4.627cm" svg:viewBox="0 0 101 101" svg:d="M0 50c0-28 24-50 52-50 27 0 49 22 49 50 0 29-22 51-49 51-28 0-52-22-52-51z">
          <text:p/>
        </draw:path>
        <draw:path draw:style-name="gr3" draw:text-style-name="P2" draw:layer="layout" svg:width="0.1cm" svg:height="0.1cm" svg:x="9.096cm" svg:y="5.551cm" svg:viewBox="0 0 101 101" svg:d="M0 51c0-29 23-51 51-51 27 0 50 22 50 51 0 28-23 50-50 50-28 0-51-22-51-50z">
          <text:p/>
        </draw:path>
        <draw:path draw:style-name="gr3" draw:text-style-name="P2" draw:layer="layout" svg:width="0.1cm" svg:height="0.1cm" svg:x="9.35cm" svg:y="5.551cm" svg:viewBox="0 0 101 101" svg:d="M0 51c0-29 23-51 52-51 27 0 49 22 49 51 0 28-22 50-49 50-29 0-52-22-52-50z">
          <text:p/>
        </draw:path>
        <draw:path draw:style-name="gr3" draw:text-style-name="P2" draw:layer="layout" svg:width="0.1cm" svg:height="0.1cm" svg:x="9.858cm" svg:y="4.962cm" svg:viewBox="0 0 101 101" svg:d="M0 51c0-29 24-51 52-51 27 0 49 22 49 51 0 28-22 50-49 50-28 0-52-22-52-50z">
          <text:p/>
        </draw:path>
        <draw:path draw:style-name="gr3" draw:text-style-name="P2" draw:layer="layout" svg:width="0.1cm" svg:height="0.1cm" svg:x="9.858cm" svg:y="5.212cm" svg:viewBox="0 0 101 101" svg:d="M0 50c0-28 24-50 52-50 27 0 49 22 49 50 0 29-22 51-49 51-28 0-52-22-52-51z">
          <text:p/>
        </draw:path>
        <draw:path draw:style-name="gr3" draw:text-style-name="P2" draw:layer="layout" svg:width="0.1cm" svg:height="0.1cm" svg:x="11.601cm" svg:y="3.768cm" svg:viewBox="0 0 101 101" svg:d="M0 51c0-29 23-51 52-51 27 0 49 22 49 51 0 28-22 50-49 50-29 0-52-22-52-50z">
          <text:p/>
        </draw:path>
        <draw:path draw:style-name="gr3" draw:text-style-name="P2" draw:layer="layout" svg:width="0.1cm" svg:height="0.1cm" svg:x="10.418cm" svg:y="4.707cm" svg:viewBox="0 0 101 101" svg:d="M0 50c0-28 23-50 52-50 27 0 49 22 49 50s-22 51-49 51c-29 0-52-23-52-51z">
          <text:p/>
        </draw:path>
        <draw:path draw:style-name="gr3" draw:text-style-name="P2" draw:layer="layout" svg:width="0.1cm" svg:height="0.1cm" svg:x="10.418cm" svg:y="4.961cm" svg:viewBox="0 0 101 101" svg:d="M0 51c0-29 23-51 52-51 27 0 49 22 49 51 0 28-22 50-49 50-29 0-52-22-52-50z">
          <text:p/>
        </draw:path>
        <draw:path draw:style-name="gr3" draw:text-style-name="P2" draw:layer="layout" svg:width="0.1cm" svg:height="0.1cm" svg:x="10.418cm" svg:y="5.215cm" svg:viewBox="0 0 101 101" svg:d="M0 50c0-28 23-50 52-50 27 0 49 22 49 50 0 29-22 51-49 51-29 0-52-22-52-51z">
          <text:p/>
        </draw:path>
        <draw:path draw:style-name="gr3" draw:text-style-name="P2" draw:layer="layout" svg:width="0.1cm" svg:height="0.1cm" svg:x="10.418cm" svg:y="5.469cm" svg:viewBox="0 0 101 101" svg:d="M0 51c0-28 23-51 52-51 27 0 49 23 49 51s-22 50-49 50c-29 0-52-22-52-50z">
          <text:p/>
        </draw:path>
        <draw:path draw:style-name="gr3" draw:text-style-name="P2" draw:layer="layout" svg:width="0.1cm" svg:height="0.1cm" svg:x="11.18cm" svg:y="5.469cm" svg:viewBox="0 0 101 101" svg:d="M0 51c0-28 23-51 51-51s50 23 50 51-22 50-50 50-51-22-51-50z">
          <text:p/>
        </draw:path>
        <draw:path draw:style-name="gr3" draw:text-style-name="P2" draw:layer="layout" svg:width="0.1cm" svg:height="0.1cm" svg:x="11.18cm" svg:y="5.215cm" svg:viewBox="0 0 101 101" svg:d="M0 50c0-28 23-50 51-50s50 22 50 50c0 29-22 51-50 51s-51-22-51-51z">
          <text:p/>
        </draw:path>
        <draw:path draw:style-name="gr3" draw:text-style-name="P2" draw:layer="layout" svg:width="0.1cm" svg:height="0.1cm" svg:x="11.18cm" svg:y="4.961cm" svg:viewBox="0 0 101 101" svg:d="M0 51c0-29 23-51 51-51s50 22 50 51c0 28-22 50-50 50s-51-22-51-50z">
          <text:p/>
        </draw:path>
        <draw:path draw:style-name="gr3" draw:text-style-name="P2" draw:layer="layout" svg:width="0.1cm" svg:height="0.1cm" svg:x="11.18cm" svg:y="4.707cm" svg:viewBox="0 0 101 101" svg:d="M0 50c0-28 23-50 51-50s50 22 50 50-22 51-50 51-51-23-51-51z">
          <text:p/>
        </draw:path>
        <draw:path draw:style-name="gr3" draw:text-style-name="P2" draw:layer="layout" svg:width="0.1cm" svg:height="0.1cm" svg:x="9.858cm" svg:y="3.768cm" svg:viewBox="0 0 101 101" svg:d="M0 51c0-29 24-51 52-51 27 0 49 22 49 51 0 28-22 50-49 50-28 0-52-22-52-50z">
          <text:p/>
        </draw:path>
        <draw:path draw:style-name="gr3" draw:text-style-name="P2" draw:layer="layout" svg:width="0.1cm" svg:height="0.1cm" svg:x="9.818cm" svg:y="5.551cm" svg:viewBox="0 0 101 101" svg:d="M0 51c0-29 23-51 52-51 27 0 49 22 49 51 0 28-22 50-49 50-29 0-52-22-52-50z">
          <text:p/>
        </draw:path>
        <draw:path draw:style-name="gr3" draw:text-style-name="P2" draw:layer="layout" svg:width="0.1cm" svg:height="0.1cm" svg:x="12.031cm" svg:y="4.31cm" svg:viewBox="0 0 101 101" svg:d="M0 50c0-28 23-50 50-50 28 0 51 22 51 50s-23 51-51 51c-27 0-50-23-50-51z">
          <text:p/>
        </draw:path>
        <draw:path draw:style-name="gr3" draw:text-style-name="P2" draw:layer="layout" svg:width="0.1cm" svg:height="0.1cm" svg:x="11.269cm" svg:y="4.31cm" svg:viewBox="0 0 101 101" svg:d="M0 50c0-28 22-50 49-50 28 0 52 22 52 50s-24 51-52 51c-27 0-49-23-49-51z">
          <text:p/>
        </draw:path>
        <draw:path draw:style-name="gr3" draw:text-style-name="P2" draw:layer="layout" svg:width="0.1cm" svg:height="0.1cm" svg:x="11.05cm" svg:y="3.768cm" svg:viewBox="0 0 101 101" svg:d="M0 51c0-29 23-51 50-51 28 0 51 22 51 51 0 28-23 50-51 50-27 0-50-22-50-50z">
          <text:p/>
        </draw:path>
        <draw:path draw:style-name="gr3" draw:text-style-name="P2" draw:layer="layout" svg:width="0.1cm" svg:height="0.1cm" svg:x="10.799cm" svg:y="3.768cm" svg:viewBox="0 0 101 101" svg:d="M0 51c0-29 23-51 51-51s50 22 50 51c0 28-22 50-50 50s-51-22-51-50z">
          <text:p/>
        </draw:path>
        <draw:path draw:style-name="gr3" draw:text-style-name="P2" draw:layer="layout" svg:width="0.1cm" svg:height="0.1cm" svg:x="10.55cm" svg:y="3.768cm" svg:viewBox="0 0 101 101" svg:d="M0 51c0-29 23-51 50-51 28 0 51 22 51 51 0 28-23 50-51 50-27 0-50-22-50-50z">
          <text:p/>
        </draw:path>
        <draw:path draw:style-name="gr3" draw:text-style-name="P2" draw:layer="layout" svg:width="0.1cm" svg:height="0.1cm" svg:x="9.096cm" svg:y="4.627cm" svg:viewBox="0 0 101 101" svg:d="M0 50c0-28 23-50 51-50 27 0 50 22 50 50 0 29-23 51-50 51-28 0-51-22-51-51z">
          <text:p/>
        </draw:path>
        <draw:path draw:style-name="gr3" draw:text-style-name="P2" draw:layer="layout" svg:width="0.1cm" svg:height="0.1cm" svg:x="9.858cm" svg:y="4.627cm" svg:viewBox="0 0 101 101" svg:d="M0 50c0-28 24-50 52-50 27 0 49 22 49 50 0 29-22 51-49 51-28 0-52-22-52-51z">
          <text:p/>
        </draw:path>
        <draw:path draw:style-name="gr3" draw:text-style-name="P2" draw:layer="layout" svg:width="0.1cm" svg:height="0.1cm" svg:x="9.096cm" svg:y="5.551cm" svg:viewBox="0 0 101 101" svg:d="M0 51c0-29 23-51 51-51 27 0 50 22 50 51 0 28-23 50-50 50-28 0-51-22-51-50z">
          <text:p/>
        </draw:path>
        <draw:path draw:style-name="gr3" draw:text-style-name="P2" draw:layer="layout" svg:width="0.1cm" svg:height="0.1cm" svg:x="9.35cm" svg:y="5.551cm" svg:viewBox="0 0 101 101" svg:d="M0 51c0-29 23-51 52-51 27 0 49 22 49 51 0 28-22 50-49 50-29 0-52-22-52-50z">
          <text:p/>
        </draw:path>
        <draw:path draw:style-name="gr3" draw:text-style-name="P2" draw:layer="layout" svg:width="0.1cm" svg:height="0.1cm" svg:x="9.858cm" svg:y="4.962cm" svg:viewBox="0 0 101 101" svg:d="M0 51c0-29 24-51 52-51 27 0 49 22 49 51 0 28-22 50-49 50-28 0-52-22-52-50z">
          <text:p/>
        </draw:path>
        <draw:path draw:style-name="gr3" draw:text-style-name="P2" draw:layer="layout" svg:width="0.1cm" svg:height="0.1cm" svg:x="9.858cm" svg:y="5.212cm" svg:viewBox="0 0 101 101" svg:d="M0 50c0-28 24-50 52-50 27 0 49 22 49 50 0 29-22 51-49 51-28 0-52-22-52-51z">
          <text:p/>
        </draw:path>
        <draw:path draw:style-name="gr3" draw:text-style-name="P2" draw:layer="layout" svg:width="0.1cm" svg:height="0.1cm" svg:x="11.601cm" svg:y="3.768cm" svg:viewBox="0 0 101 101" svg:d="M0 51c0-29 23-51 52-51 27 0 49 22 49 51 0 28-22 50-49 50-29 0-52-22-52-50z">
          <text:p/>
        </draw:path>
        <draw:path draw:style-name="gr3" draw:text-style-name="P2" draw:layer="layout" svg:width="0.1cm" svg:height="0.1cm" svg:x="10.418cm" svg:y="4.707cm" svg:viewBox="0 0 101 101" svg:d="M0 50c0-28 23-50 52-50 27 0 49 22 49 50s-22 51-49 51c-29 0-52-23-52-51z">
          <text:p/>
        </draw:path>
        <draw:path draw:style-name="gr3" draw:text-style-name="P2" draw:layer="layout" svg:width="0.1cm" svg:height="0.1cm" svg:x="10.418cm" svg:y="4.961cm" svg:viewBox="0 0 101 101" svg:d="M0 51c0-29 23-51 52-51 27 0 49 22 49 51 0 28-22 50-49 50-29 0-52-22-52-50z">
          <text:p/>
        </draw:path>
        <draw:path draw:style-name="gr3" draw:text-style-name="P2" draw:layer="layout" svg:width="0.1cm" svg:height="0.1cm" svg:x="10.418cm" svg:y="5.215cm" svg:viewBox="0 0 101 101" svg:d="M0 50c0-28 23-50 52-50 27 0 49 22 49 50 0 29-22 51-49 51-29 0-52-22-52-51z">
          <text:p/>
        </draw:path>
        <draw:path draw:style-name="gr3" draw:text-style-name="P2" draw:layer="layout" svg:width="0.1cm" svg:height="0.1cm" svg:x="10.418cm" svg:y="5.469cm" svg:viewBox="0 0 101 101" svg:d="M0 51c0-28 23-51 52-51 27 0 49 23 49 51s-22 50-49 50c-29 0-52-22-52-50z">
          <text:p/>
        </draw:path>
        <draw:path draw:style-name="gr3" draw:text-style-name="P2" draw:layer="layout" svg:width="0.1cm" svg:height="0.1cm" svg:x="11.18cm" svg:y="5.469cm" svg:viewBox="0 0 101 101" svg:d="M0 51c0-28 23-51 51-51s50 23 50 51-22 50-50 50-51-22-51-50z">
          <text:p/>
        </draw:path>
        <draw:path draw:style-name="gr3" draw:text-style-name="P2" draw:layer="layout" svg:width="0.1cm" svg:height="0.1cm" svg:x="11.18cm" svg:y="5.215cm" svg:viewBox="0 0 101 101" svg:d="M0 50c0-28 23-50 51-50s50 22 50 50c0 29-22 51-50 51s-51-22-51-51z">
          <text:p/>
        </draw:path>
        <draw:path draw:style-name="gr3" draw:text-style-name="P2" draw:layer="layout" svg:width="0.1cm" svg:height="0.1cm" svg:x="11.18cm" svg:y="4.961cm" svg:viewBox="0 0 101 101" svg:d="M0 51c0-29 23-51 51-51s50 22 50 51c0 28-22 50-50 50s-51-22-51-50z">
          <text:p/>
        </draw:path>
        <draw:path draw:style-name="gr3" draw:text-style-name="P2" draw:layer="layout" svg:width="0.1cm" svg:height="0.1cm" svg:x="11.18cm" svg:y="4.707cm" svg:viewBox="0 0 101 101" svg:d="M0 50c0-28 23-50 51-50s50 22 50 50-22 51-50 51-51-23-51-51z">
          <text:p/>
        </draw:path>
        <draw:path draw:style-name="gr3" draw:text-style-name="P2" draw:layer="layout" svg:width="0.1cm" svg:height="0.1cm" svg:x="9.858cm" svg:y="3.768cm" svg:viewBox="0 0 101 101" svg:d="M0 51c0-29 24-51 52-51 27 0 49 22 49 51 0 28-22 50-49 50-28 0-52-22-52-50z">
          <text:p/>
        </draw:path>
        <draw:path draw:style-name="gr3" draw:text-style-name="P2" draw:layer="layout" svg:width="0.1cm" svg:height="0.1cm" svg:x="9.818cm" svg:y="5.551cm" svg:viewBox="0 0 101 101" svg:d="M0 51c0-29 23-51 52-51 27 0 49 22 49 51 0 28-22 50-49 50-29 0-52-22-52-50z">
          <text:p/>
        </draw:path>
        <draw:line draw:style-name="gr10" draw:text-style-name="P1" draw:layer="layout" svg:x1="12.435cm" svg:y1="6.25cm" svg:x2="8.75cm" svg:y2="6.25cm">
          <text:p/>
        </draw:line>
        <draw:line draw:style-name="gr10" draw:text-style-name="P1" draw:layer="layout" svg:x1="12.435cm" svg:y1="2.125cm" svg:x2="12.435cm" svg:y2="6.25cm">
          <text:p/>
        </draw:line>
        <draw:line draw:style-name="gr10" draw:text-style-name="P1" draw:layer="layout" svg:x1="8.75cm" svg:y1="6.25cm" svg:x2="8.75cm" svg:y2="2.125cm">
          <text:p/>
        </draw:line>
        <draw:line draw:style-name="gr10" draw:text-style-name="P1" draw:layer="layout" svg:x1="8.75cm" svg:y1="2.125cm" svg:x2="12.435cm" svg:y2="2.125cm">
          <text:p/>
        </draw:line>
        <draw:path draw:style-name="gr3" draw:text-style-name="P2" draw:layer="layout" svg:width="0.1cm" svg:height="0.1cm" svg:x="12.031cm" svg:y="4.31cm" svg:viewBox="0 0 101 101" svg:d="M0 50c0-28 23-50 50-50 28 0 51 22 51 50s-23 51-51 51c-27 0-50-23-50-51z">
          <text:p/>
        </draw:path>
        <draw:path draw:style-name="gr3" draw:text-style-name="P2" draw:layer="layout" svg:width="0.1cm" svg:height="0.1cm" svg:x="11.269cm" svg:y="4.31cm" svg:viewBox="0 0 101 101" svg:d="M0 50c0-28 22-50 49-50 28 0 52 22 52 50s-24 51-52 51c-27 0-49-23-49-51z">
          <text:p/>
        </draw:path>
        <draw:path draw:style-name="gr3" draw:text-style-name="P2" draw:layer="layout" svg:width="0.1cm" svg:height="0.1cm" svg:x="11.05cm" svg:y="3.768cm" svg:viewBox="0 0 101 101" svg:d="M0 51c0-29 23-51 50-51 28 0 51 22 51 51 0 28-23 50-51 50-27 0-50-22-50-50z">
          <text:p/>
        </draw:path>
        <draw:path draw:style-name="gr3" draw:text-style-name="P2" draw:layer="layout" svg:width="0.1cm" svg:height="0.1cm" svg:x="10.799cm" svg:y="3.768cm" svg:viewBox="0 0 101 101" svg:d="M0 51c0-29 23-51 51-51s50 22 50 51c0 28-22 50-50 50s-51-22-51-50z">
          <text:p/>
        </draw:path>
        <draw:path draw:style-name="gr3" draw:text-style-name="P2" draw:layer="layout" svg:width="0.1cm" svg:height="0.1cm" svg:x="10.55cm" svg:y="3.768cm" svg:viewBox="0 0 101 101" svg:d="M0 51c0-29 23-51 50-51 28 0 51 22 51 51 0 28-23 50-51 50-27 0-50-22-50-50z">
          <text:p/>
        </draw:path>
        <draw:path draw:style-name="gr3" draw:text-style-name="P2" draw:layer="layout" svg:width="0.1cm" svg:height="0.1cm" svg:x="9.096cm" svg:y="4.627cm" svg:viewBox="0 0 101 101" svg:d="M0 50c0-28 23-50 51-50 27 0 50 22 50 50 0 29-23 51-50 51-28 0-51-22-51-51z">
          <text:p/>
        </draw:path>
        <draw:path draw:style-name="gr3" draw:text-style-name="P2" draw:layer="layout" svg:width="0.1cm" svg:height="0.1cm" svg:x="9.858cm" svg:y="4.627cm" svg:viewBox="0 0 101 101" svg:d="M0 50c0-28 24-50 52-50 27 0 49 22 49 50 0 29-22 51-49 51-28 0-52-22-52-51z">
          <text:p/>
        </draw:path>
        <draw:path draw:style-name="gr3" draw:text-style-name="P2" draw:layer="layout" svg:width="0.1cm" svg:height="0.1cm" svg:x="9.096cm" svg:y="5.551cm" svg:viewBox="0 0 101 101" svg:d="M0 51c0-29 23-51 51-51 27 0 50 22 50 51 0 28-23 50-50 50-28 0-51-22-51-50z">
          <text:p/>
        </draw:path>
        <draw:path draw:style-name="gr3" draw:text-style-name="P2" draw:layer="layout" svg:width="0.1cm" svg:height="0.1cm" svg:x="9.35cm" svg:y="5.551cm" svg:viewBox="0 0 101 101" svg:d="M0 51c0-29 23-51 52-51 27 0 49 22 49 51 0 28-22 50-49 50-29 0-52-22-52-50z">
          <text:p/>
        </draw:path>
        <draw:path draw:style-name="gr3" draw:text-style-name="P2" draw:layer="layout" svg:width="0.1cm" svg:height="0.1cm" svg:x="9.858cm" svg:y="4.962cm" svg:viewBox="0 0 101 101" svg:d="M0 51c0-29 24-51 52-51 27 0 49 22 49 51 0 28-22 50-49 50-28 0-52-22-52-50z">
          <text:p/>
        </draw:path>
        <draw:path draw:style-name="gr3" draw:text-style-name="P2" draw:layer="layout" svg:width="0.1cm" svg:height="0.1cm" svg:x="9.858cm" svg:y="5.212cm" svg:viewBox="0 0 101 101" svg:d="M0 50c0-28 24-50 52-50 27 0 49 22 49 50 0 29-22 51-49 51-28 0-52-22-52-51z">
          <text:p/>
        </draw:path>
        <draw:path draw:style-name="gr3" draw:text-style-name="P2" draw:layer="layout" svg:width="0.1cm" svg:height="0.1cm" svg:x="11.601cm" svg:y="3.768cm" svg:viewBox="0 0 101 101" svg:d="M0 51c0-29 23-51 52-51 27 0 49 22 49 51 0 28-22 50-49 50-29 0-52-22-52-50z">
          <text:p/>
        </draw:path>
        <draw:path draw:style-name="gr3" draw:text-style-name="P2" draw:layer="layout" svg:width="0.1cm" svg:height="0.1cm" svg:x="10.418cm" svg:y="4.707cm" svg:viewBox="0 0 101 101" svg:d="M0 50c0-28 23-50 52-50 27 0 49 22 49 50s-22 51-49 51c-29 0-52-23-52-51z">
          <text:p/>
        </draw:path>
        <draw:path draw:style-name="gr3" draw:text-style-name="P2" draw:layer="layout" svg:width="0.1cm" svg:height="0.1cm" svg:x="10.418cm" svg:y="4.961cm" svg:viewBox="0 0 101 101" svg:d="M0 51c0-29 23-51 52-51 27 0 49 22 49 51 0 28-22 50-49 50-29 0-52-22-52-50z">
          <text:p/>
        </draw:path>
        <draw:path draw:style-name="gr3" draw:text-style-name="P2" draw:layer="layout" svg:width="0.1cm" svg:height="0.1cm" svg:x="10.418cm" svg:y="5.215cm" svg:viewBox="0 0 101 101" svg:d="M0 50c0-28 23-50 52-50 27 0 49 22 49 50 0 29-22 51-49 51-29 0-52-22-52-51z">
          <text:p/>
        </draw:path>
        <draw:path draw:style-name="gr3" draw:text-style-name="P2" draw:layer="layout" svg:width="0.1cm" svg:height="0.1cm" svg:x="10.418cm" svg:y="5.469cm" svg:viewBox="0 0 101 101" svg:d="M0 51c0-28 23-51 52-51 27 0 49 23 49 51s-22 50-49 50c-29 0-52-22-52-50z">
          <text:p/>
        </draw:path>
        <draw:path draw:style-name="gr3" draw:text-style-name="P2" draw:layer="layout" svg:width="0.1cm" svg:height="0.1cm" svg:x="11.18cm" svg:y="5.469cm" svg:viewBox="0 0 101 101" svg:d="M0 51c0-28 23-51 51-51s50 23 50 51-22 50-50 50-51-22-51-50z">
          <text:p/>
        </draw:path>
        <draw:path draw:style-name="gr3" draw:text-style-name="P2" draw:layer="layout" svg:width="0.1cm" svg:height="0.1cm" svg:x="11.18cm" svg:y="5.215cm" svg:viewBox="0 0 101 101" svg:d="M0 50c0-28 23-50 51-50s50 22 50 50c0 29-22 51-50 51s-51-22-51-51z">
          <text:p/>
        </draw:path>
        <draw:path draw:style-name="gr3" draw:text-style-name="P2" draw:layer="layout" svg:width="0.1cm" svg:height="0.1cm" svg:x="11.18cm" svg:y="4.961cm" svg:viewBox="0 0 101 101" svg:d="M0 51c0-29 23-51 51-51s50 22 50 51c0 28-22 50-50 50s-51-22-51-50z">
          <text:p/>
        </draw:path>
        <draw:path draw:style-name="gr3" draw:text-style-name="P2" draw:layer="layout" svg:width="0.1cm" svg:height="0.1cm" svg:x="11.18cm" svg:y="4.707cm" svg:viewBox="0 0 101 101" svg:d="M0 50c0-28 23-50 51-50s50 22 50 50-22 51-50 51-51-23-51-51z">
          <text:p/>
        </draw:path>
        <draw:path draw:style-name="gr3" draw:text-style-name="P2" draw:layer="layout" svg:width="0.1cm" svg:height="0.1cm" svg:x="9.858cm" svg:y="3.768cm" svg:viewBox="0 0 101 101" svg:d="M0 51c0-29 24-51 52-51 27 0 49 22 49 51 0 28-22 50-49 50-28 0-52-22-52-50z">
          <text:p/>
        </draw:path>
        <draw:path draw:style-name="gr3" draw:text-style-name="P2" draw:layer="layout" svg:width="0.1cm" svg:height="0.1cm" svg:x="9.818cm" svg:y="5.551cm" svg:viewBox="0 0 101 101" svg:d="M0 51c0-29 23-51 52-51 27 0 49 22 49 51 0 28-22 50-49 50-29 0-52-22-52-50z">
          <text:p/>
        </draw:path>
        <draw:path draw:style-name="gr9" draw:text-style-name="P3" draw:layer="layout" svg:width="0.1cm" svg:height="0.1cm" svg:x="12.031cm" svg:y="4.31cm" svg:viewBox="0 0 101 101" svg:d="M0 50c0-28 23-50 50-50 28 0 51 22 51 50s-23 51-51 51c-27 0-50-23-50-51z">
          <text:p/>
        </draw:path>
        <draw:path draw:style-name="gr9" draw:text-style-name="P3" draw:layer="layout" svg:width="0.1cm" svg:height="0.1cm" svg:x="11.269cm" svg:y="4.31cm" svg:viewBox="0 0 101 101" svg:d="M0 50c0-28 22-50 49-50 28 0 52 22 52 50s-24 51-52 51c-27 0-49-23-49-51z">
          <text:p/>
        </draw:path>
        <draw:path draw:style-name="gr9" draw:text-style-name="P3" draw:layer="layout" svg:width="0.1cm" svg:height="0.1cm" svg:x="11.05cm" svg:y="3.768cm" svg:viewBox="0 0 101 101" svg:d="M0 51c0-29 23-51 50-51 28 0 51 22 51 51 0 28-23 50-51 50-27 0-50-22-50-50z">
          <text:p/>
        </draw:path>
        <draw:path draw:style-name="gr9" draw:text-style-name="P3" draw:layer="layout" svg:width="0.1cm" svg:height="0.1cm" svg:x="10.799cm" svg:y="3.768cm" svg:viewBox="0 0 101 101" svg:d="M0 51c0-29 23-51 51-51s50 22 50 51c0 28-22 50-50 50s-51-22-51-50z">
          <text:p/>
        </draw:path>
        <draw:path draw:style-name="gr9" draw:text-style-name="P3" draw:layer="layout" svg:width="0.1cm" svg:height="0.1cm" svg:x="10.55cm" svg:y="3.768cm" svg:viewBox="0 0 101 101" svg:d="M0 51c0-29 23-51 50-51 28 0 51 22 51 51 0 28-23 50-51 50-27 0-50-22-50-50z">
          <text:p/>
        </draw:path>
        <draw:path draw:style-name="gr9" draw:text-style-name="P3" draw:layer="layout" svg:width="0.1cm" svg:height="0.1cm" svg:x="9.096cm" svg:y="4.627cm" svg:viewBox="0 0 101 101" svg:d="M0 50c0-28 23-50 51-50 27 0 50 22 50 50 0 29-23 51-50 51-28 0-51-22-51-51z">
          <text:p/>
        </draw:path>
        <draw:path draw:style-name="gr9" draw:text-style-name="P3" draw:layer="layout" svg:width="0.1cm" svg:height="0.1cm" svg:x="9.858cm" svg:y="4.627cm" svg:viewBox="0 0 101 101" svg:d="M0 50c0-28 24-50 52-50 27 0 49 22 49 50 0 29-22 51-49 51-28 0-52-22-52-51z">
          <text:p/>
        </draw:path>
        <draw:path draw:style-name="gr9" draw:text-style-name="P3" draw:layer="layout" svg:width="0.1cm" svg:height="0.1cm" svg:x="9.096cm" svg:y="5.551cm" svg:viewBox="0 0 101 101" svg:d="M0 51c0-29 23-51 51-51 27 0 50 22 50 51 0 28-23 50-50 50-28 0-51-22-51-50z">
          <text:p/>
        </draw:path>
        <draw:path draw:style-name="gr9" draw:text-style-name="P3" draw:layer="layout" svg:width="0.1cm" svg:height="0.1cm" svg:x="9.35cm" svg:y="5.551cm" svg:viewBox="0 0 101 101" svg:d="M0 51c0-29 23-51 52-51 27 0 49 22 49 51 0 28-22 50-49 50-29 0-52-22-52-50z">
          <text:p/>
        </draw:path>
        <draw:path draw:style-name="gr9" draw:text-style-name="P3" draw:layer="layout" svg:width="0.1cm" svg:height="0.1cm" svg:x="9.858cm" svg:y="4.962cm" svg:viewBox="0 0 101 101" svg:d="M0 51c0-29 24-51 52-51 27 0 49 22 49 51 0 28-22 50-49 50-28 0-52-22-52-50z">
          <text:p/>
        </draw:path>
        <draw:path draw:style-name="gr9" draw:text-style-name="P3" draw:layer="layout" svg:width="0.1cm" svg:height="0.1cm" svg:x="9.858cm" svg:y="5.212cm" svg:viewBox="0 0 101 101" svg:d="M0 50c0-28 24-50 52-50 27 0 49 22 49 50 0 29-22 51-49 51-28 0-52-22-52-51z">
          <text:p/>
        </draw:path>
        <draw:path draw:style-name="gr9" draw:text-style-name="P3" draw:layer="layout" svg:width="0.1cm" svg:height="0.1cm" svg:x="11.601cm" svg:y="3.768cm" svg:viewBox="0 0 101 101" svg:d="M0 51c0-29 23-51 52-51 27 0 49 22 49 51 0 28-22 50-49 50-29 0-52-22-52-50z">
          <text:p/>
        </draw:path>
        <draw:path draw:style-name="gr9" draw:text-style-name="P3" draw:layer="layout" svg:width="0.1cm" svg:height="0.1cm" svg:x="10.418cm" svg:y="4.707cm" svg:viewBox="0 0 101 101" svg:d="M0 50c0-28 23-50 52-50 27 0 49 22 49 50s-22 51-49 51c-29 0-52-23-52-51z">
          <text:p/>
        </draw:path>
        <draw:path draw:style-name="gr9" draw:text-style-name="P3" draw:layer="layout" svg:width="0.1cm" svg:height="0.1cm" svg:x="10.418cm" svg:y="4.961cm" svg:viewBox="0 0 101 101" svg:d="M0 51c0-29 23-51 52-51 27 0 49 22 49 51 0 28-22 50-49 50-29 0-52-22-52-50z">
          <text:p/>
        </draw:path>
        <draw:path draw:style-name="gr9" draw:text-style-name="P3" draw:layer="layout" svg:width="0.1cm" svg:height="0.1cm" svg:x="10.418cm" svg:y="5.215cm" svg:viewBox="0 0 101 101" svg:d="M0 50c0-28 23-50 52-50 27 0 49 22 49 50 0 29-22 51-49 51-29 0-52-22-52-51z">
          <text:p/>
        </draw:path>
        <draw:path draw:style-name="gr9" draw:text-style-name="P3" draw:layer="layout" svg:width="0.1cm" svg:height="0.1cm" svg:x="10.418cm" svg:y="5.469cm" svg:viewBox="0 0 101 101" svg:d="M0 51c0-28 23-51 52-51 27 0 49 23 49 51s-22 50-49 50c-29 0-52-22-52-50z">
          <text:p/>
        </draw:path>
        <draw:path draw:style-name="gr9" draw:text-style-name="P3" draw:layer="layout" svg:width="0.1cm" svg:height="0.1cm" svg:x="11.18cm" svg:y="5.469cm" svg:viewBox="0 0 101 101" svg:d="M0 51c0-28 23-51 51-51s50 23 50 51-22 50-50 50-51-22-51-50z">
          <text:p/>
        </draw:path>
        <draw:path draw:style-name="gr9" draw:text-style-name="P3" draw:layer="layout" svg:width="0.1cm" svg:height="0.1cm" svg:x="11.18cm" svg:y="5.215cm" svg:viewBox="0 0 101 101" svg:d="M0 50c0-28 23-50 51-50s50 22 50 50c0 29-22 51-50 51s-51-22-51-51z">
          <text:p/>
        </draw:path>
        <draw:path draw:style-name="gr9" draw:text-style-name="P3" draw:layer="layout" svg:width="0.1cm" svg:height="0.1cm" svg:x="11.18cm" svg:y="4.961cm" svg:viewBox="0 0 101 101" svg:d="M0 51c0-29 23-51 51-51s50 22 50 51c0 28-22 50-50 50s-51-22-51-50z">
          <text:p/>
        </draw:path>
        <draw:path draw:style-name="gr9" draw:text-style-name="P3" draw:layer="layout" svg:width="0.1cm" svg:height="0.1cm" svg:x="11.18cm" svg:y="4.707cm" svg:viewBox="0 0 101 101" svg:d="M0 50c0-28 23-50 51-50s50 22 50 50-22 51-50 51-51-23-51-51z">
          <text:p/>
        </draw:path>
        <draw:path draw:style-name="gr9" draw:text-style-name="P3" draw:layer="layout" svg:width="0.1cm" svg:height="0.1cm" svg:x="9.858cm" svg:y="3.768cm" svg:viewBox="0 0 101 101" svg:d="M0 51c0-29 24-51 52-51 27 0 49 22 49 51 0 28-22 50-49 50-28 0-52-22-52-50z">
          <text:p/>
        </draw:path>
        <draw:path draw:style-name="gr9" draw:text-style-name="P3" draw:layer="layout" svg:width="0.1cm" svg:height="0.1cm" svg:x="9.818cm" svg:y="5.551cm" svg:viewBox="0 0 101 101" svg:d="M0 51c0-29 23-51 52-51 27 0 49 22 49 51 0 28-22 50-49 50-29 0-52-22-52-50z">
          <text:p/>
        </draw:path>
        <draw:line draw:style-name="gr1" draw:text-style-name="P1" draw:layer="layout" svg:x1="15.619cm" svg:y1="4.059cm" svg:x2="15.619cm" svg:y2="4.139cm">
          <text:p/>
        </draw:line>
        <draw:line draw:style-name="gr1" draw:text-style-name="P1" draw:layer="layout" svg:x1="15.648cm" svg:y1="4.013cm" svg:x2="15.678cm" svg:y2="4.1cm">
          <text:p/>
        </draw:line>
        <draw:line draw:style-name="gr1" draw:text-style-name="P1" draw:layer="layout" svg:x1="15.677cm" svg:y1="4.099cm" svg:x2="15.602cm" svg:y2="4.099cm">
          <text:p/>
        </draw:line>
        <draw:line draw:style-name="gr1" draw:text-style-name="P1" draw:layer="layout" svg:x1="15.568cm" svg:y1="4.019cm" svg:x2="15.488cm" svg:y2="4.019cm">
          <text:p/>
        </draw:line>
        <draw:line draw:style-name="gr1" draw:text-style-name="P1" draw:layer="layout" svg:x1="15.488cm" svg:y1="4.019cm" svg:x2="15.54cm" svg:y2="4.14cm">
          <text:p/>
        </draw:line>
        <draw:line draw:style-name="gr1" draw:text-style-name="P1" draw:layer="layout" svg:x1="15.419cm" svg:y1="4.019cm" svg:x2="15.408cm" svg:y2="4.019cm">
          <text:p/>
        </draw:line>
        <draw:line draw:style-name="gr1" draw:text-style-name="P1" draw:layer="layout" svg:x1="15.409cm" svg:y1="4.019cm" svg:x2="15.397cm" svg:y2="4.026cm">
          <text:p/>
        </draw:line>
        <draw:line draw:style-name="gr1" draw:text-style-name="P1" draw:layer="layout" svg:x1="15.398cm" svg:y1="4.025cm" svg:x2="15.391cm" svg:y2="4.033cm">
          <text:p/>
        </draw:line>
        <draw:line draw:style-name="gr1" draw:text-style-name="P1" draw:layer="layout" svg:x1="15.393cm" svg:y1="4.031cm" svg:x2="15.385cm" svg:y2="4.043cm">
          <text:p/>
        </draw:line>
        <draw:line draw:style-name="gr1" draw:text-style-name="P1" draw:layer="layout" svg:x1="15.386cm" svg:y1="4.042cm" svg:x2="15.379cm" svg:y2="4.066cm">
          <text:p/>
        </draw:line>
        <draw:line draw:style-name="gr1" draw:text-style-name="P1" draw:layer="layout" svg:x1="15.379cm" svg:y1="4.065cm" svg:x2="15.379cm" svg:y2="4.093cm">
          <text:p/>
        </draw:line>
        <draw:line draw:style-name="gr1" draw:text-style-name="P1" draw:layer="layout" svg:x1="15.379cm" svg:y1="4.093cm" svg:x2="15.386cm" svg:y2="4.117cm">
          <text:p/>
        </draw:line>
        <draw:line draw:style-name="gr1" draw:text-style-name="P1" draw:layer="layout" svg:x1="15.385cm" svg:y1="4.116cm" svg:x2="15.393cm" svg:y2="4.129cm">
          <text:p/>
        </draw:line>
        <draw:line draw:style-name="gr1" draw:text-style-name="P1" draw:layer="layout" svg:x1="15.391cm" svg:y1="4.128cm" svg:x2="15.398cm" svg:y2="4.134cm">
          <text:p/>
        </draw:line>
        <draw:line draw:style-name="gr1" draw:text-style-name="P1" draw:layer="layout" svg:x1="15.397cm" svg:y1="4.133cm" svg:x2="15.409cm" svg:y2="4.14cm">
          <text:p/>
        </draw:line>
        <draw:line draw:style-name="gr1" draw:text-style-name="P1" draw:layer="layout" svg:x1="15.408cm" svg:y1="4.139cm" svg:x2="15.419cm" svg:y2="4.139cm">
          <text:p/>
        </draw:line>
        <draw:line draw:style-name="gr1" draw:text-style-name="P1" draw:layer="layout" svg:x1="15.419cm" svg:y1="4.14cm" svg:x2="15.432cm" svg:y2="4.133cm">
          <text:p/>
        </draw:line>
        <draw:line draw:style-name="gr1" draw:text-style-name="P1" draw:layer="layout" svg:x1="15.431cm" svg:y1="4.134cm" svg:x2="15.438cm" svg:y2="4.128cm">
          <text:p/>
        </draw:line>
        <draw:line draw:style-name="gr1" draw:text-style-name="P1" draw:layer="layout" svg:x1="15.437cm" svg:y1="4.129cm" svg:x2="15.443cm" svg:y2="4.116cm">
          <text:p/>
        </draw:line>
        <draw:line draw:style-name="gr1" draw:text-style-name="P1" draw:layer="layout" svg:x1="15.442cm" svg:y1="4.117cm" svg:x2="15.449cm" svg:y2="4.093cm">
          <text:p/>
        </draw:line>
        <draw:line draw:style-name="gr1" draw:text-style-name="P1" draw:layer="layout" svg:x1="15.448cm" svg:y1="4.093cm" svg:x2="15.448cm" svg:y2="4.065cm">
          <text:p/>
        </draw:line>
        <draw:line draw:style-name="gr1" draw:text-style-name="P1" draw:layer="layout" svg:x1="15.449cm" svg:y1="4.066cm" svg:x2="15.442cm" svg:y2="4.042cm">
          <text:p/>
        </draw:line>
        <draw:line draw:style-name="gr1" draw:text-style-name="P1" draw:layer="layout" svg:x1="15.443cm" svg:y1="4.043cm" svg:x2="15.437cm" svg:y2="4.031cm">
          <text:p/>
        </draw:line>
        <draw:line draw:style-name="gr1" draw:text-style-name="P1" draw:layer="layout" svg:x1="15.438cm" svg:y1="4.033cm" svg:x2="15.431cm" svg:y2="4.025cm">
          <text:p/>
        </draw:line>
        <draw:line draw:style-name="gr1" draw:text-style-name="P1" draw:layer="layout" svg:x1="15.432cm" svg:y1="4.026cm" svg:x2="15.419cm" svg:y2="4.019cm">
          <text:p/>
        </draw:line>
        <draw:line draw:style-name="gr1" draw:text-style-name="P1" draw:layer="layout" svg:x1="15.311cm" svg:y1="4.14cm" svg:x2="15.323cm" svg:y2="4.133cm">
          <text:p/>
        </draw:line>
        <draw:line draw:style-name="gr1" draw:text-style-name="P1" draw:layer="layout" svg:x1="15.322cm" svg:y1="4.134cm" svg:x2="15.329cm" svg:y2="4.128cm">
          <text:p/>
        </draw:line>
        <draw:line draw:style-name="gr1" draw:text-style-name="P1" draw:layer="layout" svg:x1="15.328cm" svg:y1="4.129cm" svg:x2="15.335cm" svg:y2="4.116cm">
          <text:p/>
        </draw:line>
        <draw:line draw:style-name="gr1" draw:text-style-name="P1" draw:layer="layout" svg:x1="15.334cm" svg:y1="4.116cm" svg:x2="15.334cm" svg:y2="4.082cm">
          <text:p/>
        </draw:line>
        <draw:line draw:style-name="gr1" draw:text-style-name="P1" draw:layer="layout" svg:x1="15.335cm" svg:y1="4.083cm" svg:x2="15.328cm" svg:y2="4.071cm">
          <text:p/>
        </draw:line>
        <draw:line draw:style-name="gr1" draw:text-style-name="P1" draw:layer="layout" svg:x1="15.329cm" svg:y1="4.073cm" svg:x2="15.322cm" svg:y2="4.065cm">
          <text:p/>
        </draw:line>
        <draw:line draw:style-name="gr1" draw:text-style-name="P1" draw:layer="layout" svg:x1="15.323cm" svg:y1="4.066cm" svg:x2="15.311cm" svg:y2="4.059cm">
          <text:p/>
        </draw:line>
        <draw:line draw:style-name="gr1" draw:text-style-name="P1" draw:layer="layout" svg:x1="15.311cm" svg:y1="4.059cm" svg:x2="15.294cm" svg:y2="4.059cm">
          <text:p/>
        </draw:line>
        <draw:line draw:style-name="gr1" draw:text-style-name="P1" draw:layer="layout" svg:x1="15.295cm" svg:y1="4.059cm" svg:x2="15.282cm" svg:y2="4.066cm">
          <text:p/>
        </draw:line>
        <draw:line draw:style-name="gr1" draw:text-style-name="P1" draw:layer="layout" svg:x1="15.283cm" svg:y1="4.065cm" svg:x2="15.277cm" svg:y2="4.073cm">
          <text:p/>
        </draw:line>
        <draw:line draw:style-name="gr1" draw:text-style-name="P1" draw:layer="layout" svg:x1="15.278cm" svg:y1="4.071cm" svg:x2="15.271cm" svg:y2="4.083cm">
          <text:p/>
        </draw:line>
        <draw:line draw:style-name="gr1" draw:text-style-name="P1" draw:layer="layout" svg:x1="15.271cm" svg:y1="4.082cm" svg:x2="15.271cm" svg:y2="4.116cm">
          <text:p/>
        </draw:line>
        <draw:line draw:style-name="gr1" draw:text-style-name="P1" draw:layer="layout" svg:x1="15.271cm" svg:y1="4.116cm" svg:x2="15.278cm" svg:y2="4.129cm">
          <text:p/>
        </draw:line>
        <draw:line draw:style-name="gr1" draw:text-style-name="P1" draw:layer="layout" svg:x1="15.277cm" svg:y1="4.128cm" svg:x2="15.283cm" svg:y2="4.134cm">
          <text:p/>
        </draw:line>
        <draw:line draw:style-name="gr1" draw:text-style-name="P1" draw:layer="layout" svg:x1="15.282cm" svg:y1="4.133cm" svg:x2="15.295cm" svg:y2="4.14cm">
          <text:p/>
        </draw:line>
        <draw:line draw:style-name="gr1" draw:text-style-name="P1" draw:layer="layout" svg:x1="15.294cm" svg:y1="4.139cm" svg:x2="15.311cm" svg:y2="4.139cm">
          <text:p/>
        </draw:line>
        <draw:line draw:style-name="gr1" draw:text-style-name="P1" draw:layer="layout" svg:x1="15.219cm" svg:y1="4.139cm" svg:x2="15.219cm" svg:y2="4.019cm">
          <text:p/>
        </draw:line>
        <draw:line draw:style-name="gr1" draw:text-style-name="P1" draw:layer="layout" svg:x1="15.168cm" svg:y1="4.139cm" svg:x2="15.168cm" svg:y2="4.076cm">
          <text:p/>
        </draw:line>
        <draw:line draw:style-name="gr1" draw:text-style-name="P1" draw:layer="layout" svg:x1="15.168cm" svg:y1="4.077cm" svg:x2="15.175cm" svg:y2="4.065cm">
          <text:p/>
        </draw:line>
        <draw:line draw:style-name="gr1" draw:text-style-name="P1" draw:layer="layout" svg:x1="15.174cm" svg:y1="4.066cm" svg:x2="15.186cm" svg:y2="4.059cm">
          <text:p/>
        </draw:line>
        <draw:line draw:style-name="gr1" draw:text-style-name="P1" draw:layer="layout" svg:x1="15.185cm" svg:y1="4.059cm" svg:x2="15.202cm" svg:y2="4.059cm">
          <text:p/>
        </draw:line>
        <draw:line draw:style-name="gr1" draw:text-style-name="P1" draw:layer="layout" svg:x1="15.202cm" svg:y1="4.059cm" svg:x2="15.215cm" svg:y2="4.066cm">
          <text:p/>
        </draw:line>
        <draw:line draw:style-name="gr1" draw:text-style-name="P1" draw:layer="layout" svg:x1="15.214cm" svg:y1="4.065cm" svg:x2="15.22cm" svg:y2="4.073cm">
          <text:p/>
        </draw:line>
        <draw:line draw:style-name="gr1" draw:text-style-name="P1" draw:layer="layout" svg:x1="15.111cm" svg:y1="4.139cm" svg:x2="15.111cm" svg:y2="4.059cm">
          <text:p/>
        </draw:line>
        <draw:line draw:style-name="gr1" draw:text-style-name="P1" draw:layer="layout" svg:x1="15.113cm" svg:y1="4.073cm" svg:x2="15.105cm" svg:y2="4.065cm">
          <text:p/>
        </draw:line>
        <draw:line draw:style-name="gr1" draw:text-style-name="P1" draw:layer="layout" svg:x1="15.106cm" svg:y1="4.066cm" svg:x2="15.094cm" svg:y2="4.059cm">
          <text:p/>
        </draw:line>
        <draw:line draw:style-name="gr1" draw:text-style-name="P1" draw:layer="layout" svg:x1="15.094cm" svg:y1="4.059cm" svg:x2="15.077cm" svg:y2="4.059cm">
          <text:p/>
        </draw:line>
        <draw:line draw:style-name="gr1" draw:text-style-name="P1" draw:layer="layout" svg:x1="15.078cm" svg:y1="4.059cm" svg:x2="15.065cm" svg:y2="4.066cm">
          <text:p/>
        </draw:line>
        <draw:line draw:style-name="gr1" draw:text-style-name="P1" draw:layer="layout" svg:x1="15.066cm" svg:y1="4.065cm" svg:x2="15.06cm" svg:y2="4.077cm">
          <text:p/>
        </draw:line>
        <draw:line draw:style-name="gr1" draw:text-style-name="P1" draw:layer="layout" svg:x1="15.06cm" svg:y1="4.076cm" svg:x2="15.06cm" svg:y2="4.139cm">
          <text:p/>
        </draw:line>
        <draw:line draw:style-name="gr1" draw:text-style-name="P1" draw:layer="layout" svg:x1="15.061cm" svg:y1="4.077cm" svg:x2="15.054cm" svg:y2="4.065cm">
          <text:p/>
        </draw:line>
        <draw:line draw:style-name="gr1" draw:text-style-name="P1" draw:layer="layout" svg:x1="15.056cm" svg:y1="4.066cm" svg:x2="15.042cm" svg:y2="4.059cm">
          <text:p/>
        </draw:line>
        <draw:line draw:style-name="gr1" draw:text-style-name="P1" draw:layer="layout" svg:x1="15.042cm" svg:y1="4.059cm" svg:x2="15.025cm" svg:y2="4.059cm">
          <text:p/>
        </draw:line>
        <draw:line draw:style-name="gr1" draw:text-style-name="P1" draw:layer="layout" svg:x1="15.026cm" svg:y1="4.059cm" svg:x2="15.014cm" svg:y2="4.066cm">
          <text:p/>
        </draw:line>
        <draw:line draw:style-name="gr1" draw:text-style-name="P1" draw:layer="layout" svg:x1="15.015cm" svg:y1="4.065cm" svg:x2="15.008cm" svg:y2="4.077cm">
          <text:p/>
        </draw:line>
        <draw:line draw:style-name="gr1" draw:text-style-name="P1" draw:layer="layout" svg:x1="15.008cm" svg:y1="4.076cm" svg:x2="15.008cm" svg:y2="4.139cm">
          <text:p/>
        </draw:line>
        <draw:polygon draw:style-name="gr2" draw:text-style-name="P1" draw:layer="layout" svg:width="0.813cm" svg:height="0.249cm" svg:x="14.933cm" svg:y="3.925cm" svg:viewBox="0 0 814 250" draw:points="0,0 814,0 814,250 0,250">
          <text:p/>
        </draw:polygon>
        <draw:line draw:style-name="gr1" draw:text-style-name="P1" draw:layer="layout" svg:x1="16.133cm" svg:y1="5.744cm" svg:x2="16.111cm" svg:y2="5.744cm">
          <text:p/>
        </draw:line>
        <draw:line draw:style-name="gr1" draw:text-style-name="P1" draw:layer="layout" svg:x1="16.112cm" svg:y1="5.744cm" svg:x2="16.099cm" svg:y2="5.75cm">
          <text:p/>
        </draw:line>
        <draw:line draw:style-name="gr1" draw:text-style-name="P1" draw:layer="layout" svg:x1="16.1cm" svg:y1="5.749cm" svg:x2="16.088cm" svg:y2="5.762cm">
          <text:p/>
        </draw:line>
        <draw:line draw:style-name="gr1" draw:text-style-name="P1" draw:layer="layout" svg:x1="16.089cm" svg:y1="5.761cm" svg:x2="16.082cm" svg:y2="5.785cm">
          <text:p/>
        </draw:line>
        <draw:line draw:style-name="gr1" draw:text-style-name="P1" draw:layer="layout" svg:x1="16.082cm" svg:y1="5.784cm" svg:x2="16.082cm" svg:y2="5.824cm">
          <text:p/>
        </draw:line>
        <draw:line draw:style-name="gr1" draw:text-style-name="P1" draw:layer="layout" svg:x1="16.082cm" svg:y1="5.824cm" svg:x2="16.089cm" svg:y2="5.848cm">
          <text:p/>
        </draw:line>
        <draw:line draw:style-name="gr1" draw:text-style-name="P1" draw:layer="layout" svg:x1="16.088cm" svg:y1="5.847cm" svg:x2="16.1cm" svg:y2="5.859cm">
          <text:p/>
        </draw:line>
        <draw:line draw:style-name="gr1" draw:text-style-name="P1" draw:layer="layout" svg:x1="16.099cm" svg:y1="5.858cm" svg:x2="16.112cm" svg:y2="5.865cm">
          <text:p/>
        </draw:line>
        <draw:line draw:style-name="gr1" draw:text-style-name="P1" draw:layer="layout" svg:x1="16.111cm" svg:y1="5.864cm" svg:x2="16.133cm" svg:y2="5.864cm">
          <text:p/>
        </draw:line>
        <draw:line draw:style-name="gr1" draw:text-style-name="P1" draw:layer="layout" svg:x1="16.133cm" svg:y1="5.865cm" svg:x2="16.146cm" svg:y2="5.858cm">
          <text:p/>
        </draw:line>
        <draw:line draw:style-name="gr1" draw:text-style-name="P1" draw:layer="layout" svg:x1="16.145cm" svg:y1="5.859cm" svg:x2="16.157cm" svg:y2="5.847cm">
          <text:p/>
        </draw:line>
        <draw:line draw:style-name="gr1" draw:text-style-name="P1" draw:layer="layout" svg:x1="16.156cm" svg:y1="5.848cm" svg:x2="16.163cm" svg:y2="5.824cm">
          <text:p/>
        </draw:line>
        <draw:line draw:style-name="gr1" draw:text-style-name="P1" draw:layer="layout" svg:x1="16.162cm" svg:y1="5.824cm" svg:x2="16.162cm" svg:y2="5.784cm">
          <text:p/>
        </draw:line>
        <draw:line draw:style-name="gr1" draw:text-style-name="P1" draw:layer="layout" svg:x1="16.163cm" svg:y1="5.785cm" svg:x2="16.156cm" svg:y2="5.761cm">
          <text:p/>
        </draw:line>
        <draw:line draw:style-name="gr1" draw:text-style-name="P1" draw:layer="layout" svg:x1="16.157cm" svg:y1="5.762cm" svg:x2="16.145cm" svg:y2="5.749cm">
          <text:p/>
        </draw:line>
        <draw:line draw:style-name="gr1" draw:text-style-name="P1" draw:layer="layout" svg:x1="16.146cm" svg:y1="5.75cm" svg:x2="16.133cm" svg:y2="5.744cm">
          <text:p/>
        </draw:line>
        <draw:line draw:style-name="gr1" draw:text-style-name="P1" draw:layer="layout" svg:x1="16.031cm" svg:y1="5.744cm" svg:x2="16.031cm" svg:y2="5.841cm">
          <text:p/>
        </draw:line>
        <draw:line draw:style-name="gr1" draw:text-style-name="P1" draw:layer="layout" svg:x1="16.033cm" svg:y1="5.841cm" svg:x2="16.025cm" svg:y2="5.853cm">
          <text:p/>
        </draw:line>
        <draw:line draw:style-name="gr1" draw:text-style-name="P1" draw:layer="layout" svg:x1="16.026cm" svg:y1="5.852cm" svg:x2="16.019cm" svg:y2="5.859cm">
          <text:p/>
        </draw:line>
        <draw:line draw:style-name="gr1" draw:text-style-name="P1" draw:layer="layout" svg:x1="16.02cm" svg:y1="5.858cm" svg:x2="16.008cm" svg:y2="5.865cm">
          <text:p/>
        </draw:line>
        <draw:line draw:style-name="gr1" draw:text-style-name="P1" draw:layer="layout" svg:x1="16.008cm" svg:y1="5.864cm" svg:x2="15.985cm" svg:y2="5.864cm">
          <text:p/>
        </draw:line>
        <draw:line draw:style-name="gr1" draw:text-style-name="P1" draw:layer="layout" svg:x1="15.986cm" svg:y1="5.865cm" svg:x2="15.974cm" svg:y2="5.858cm">
          <text:p/>
        </draw:line>
        <draw:line draw:style-name="gr1" draw:text-style-name="P1" draw:layer="layout" svg:x1="15.975cm" svg:y1="5.859cm" svg:x2="15.968cm" svg:y2="5.852cm">
          <text:p/>
        </draw:line>
        <draw:line draw:style-name="gr1" draw:text-style-name="P1" draw:layer="layout" svg:x1="15.969cm" svg:y1="5.853cm" svg:x2="15.962cm" svg:y2="5.841cm">
          <text:p/>
        </draw:line>
        <draw:line draw:style-name="gr1" draw:text-style-name="P1" draw:layer="layout" svg:x1="15.962cm" svg:y1="5.841cm" svg:x2="15.962cm" svg:y2="5.744cm">
          <text:p/>
        </draw:line>
        <draw:line draw:style-name="gr1" draw:text-style-name="P1" draw:layer="layout" svg:x1="15.922cm" svg:y1="5.744cm" svg:x2="15.854cm" svg:y2="5.744cm">
          <text:p/>
        </draw:line>
        <draw:line draw:style-name="gr1" draw:text-style-name="P1" draw:layer="layout" svg:x1="15.888cm" svg:y1="5.864cm" svg:x2="15.888cm" svg:y2="5.744cm">
          <text:p/>
        </draw:line>
        <draw:polygon draw:style-name="gr2" draw:text-style-name="P1" draw:layer="layout" svg:width="0.529cm" svg:height="0.25cm" svg:x="15.749cm" svg:y="5.649cm" svg:viewBox="0 0 530 251" draw:points="0,0 530,0 530,251 0,251">
          <text:p/>
        </draw:polygon>
        <draw:line draw:style-name="gr1" draw:text-style-name="P1" draw:layer="layout" svg:x1="17.733cm" svg:y1="3.042cm" svg:x2="17.733cm" svg:y2="3.099cm">
          <text:p/>
        </draw:line>
        <draw:line draw:style-name="gr1" draw:text-style-name="P1" draw:layer="layout" svg:x1="17.734cm" svg:y1="3.099cm" svg:x2="17.676cm" svg:y2="3.105cm">
          <text:p/>
        </draw:line>
        <draw:line draw:style-name="gr1" draw:text-style-name="P1" draw:layer="layout" svg:x1="17.676cm" svg:y1="3.105cm" svg:x2="17.683cm" svg:y2="3.099cm">
          <text:p/>
        </draw:line>
        <draw:line draw:style-name="gr1" draw:text-style-name="P1" draw:layer="layout" svg:x1="17.682cm" svg:y1="3.1cm" svg:x2="17.689cm" svg:y2="3.087cm">
          <text:p/>
        </draw:line>
        <draw:line draw:style-name="gr1" draw:text-style-name="P1" draw:layer="layout" svg:x1="17.688cm" svg:y1="3.087cm" svg:x2="17.688cm" svg:y2="3.059cm">
          <text:p/>
        </draw:line>
        <draw:line draw:style-name="gr1" draw:text-style-name="P1" draw:layer="layout" svg:x1="17.689cm" svg:y1="3.06cm" svg:x2="17.682cm" svg:y2="3.047cm">
          <text:p/>
        </draw:line>
        <draw:line draw:style-name="gr1" draw:text-style-name="P1" draw:layer="layout" svg:x1="17.683cm" svg:y1="3.048cm" svg:x2="17.676cm" svg:y2="3.042cm">
          <text:p/>
        </draw:line>
        <draw:line draw:style-name="gr1" draw:text-style-name="P1" draw:layer="layout" svg:x1="17.677cm" svg:y1="3.043cm" svg:x2="17.665cm" svg:y2="3.036cm">
          <text:p/>
        </draw:line>
        <draw:line draw:style-name="gr1" draw:text-style-name="P1" draw:layer="layout" svg:x1="17.665cm" svg:y1="3.036cm" svg:x2="17.636cm" svg:y2="3.036cm">
          <text:p/>
        </draw:line>
        <draw:line draw:style-name="gr1" draw:text-style-name="P1" draw:layer="layout" svg:x1="17.637cm" svg:y1="3.036cm" svg:x2="17.625cm" svg:y2="3.043cm">
          <text:p/>
        </draw:line>
        <draw:line draw:style-name="gr1" draw:text-style-name="P1" draw:layer="layout" svg:x1="17.626cm" svg:y1="3.042cm" svg:x2="17.619cm" svg:y2="3.048cm">
          <text:p/>
        </draw:line>
        <draw:line draw:style-name="gr1" draw:text-style-name="P1" draw:layer="layout" svg:x1="17.62cm" svg:y1="3.047cm" svg:x2="17.613cm" svg:y2="3.06cm">
          <text:p/>
        </draw:line>
        <draw:line draw:style-name="gr1" draw:text-style-name="P1" draw:layer="layout" svg:x1="17.613cm" svg:y1="3.059cm" svg:x2="17.613cm" svg:y2="3.087cm">
          <text:p/>
        </draw:line>
        <draw:line draw:style-name="gr1" draw:text-style-name="P1" draw:layer="layout" svg:x1="17.613cm" svg:y1="3.087cm" svg:x2="17.62cm" svg:y2="3.1cm">
          <text:p/>
        </draw:line>
        <draw:line draw:style-name="gr1" draw:text-style-name="P1" draw:layer="layout" svg:x1="17.619cm" svg:y1="3.099cm" svg:x2="17.626cm" svg:y2="3.105cm">
          <text:p/>
        </draw:line>
        <draw:line draw:style-name="gr1" draw:text-style-name="P1" draw:layer="layout" svg:x1="17.694cm" svg:y1="2.997cm" svg:x2="17.613cm" svg:y2="2.967cm">
          <text:p/>
        </draw:line>
        <draw:line draw:style-name="gr1" draw:text-style-name="P1" draw:layer="layout" svg:x1="17.613cm" svg:y1="2.968cm" svg:x2="17.694cm" svg:y2="2.939cm">
          <text:p/>
        </draw:line>
        <draw:polygon draw:style-name="gr2" draw:text-style-name="P1" draw:layer="layout" svg:width="0.25cm" svg:height="0.345cm" svg:x="17.578cm" svg:y="2.852cm" svg:viewBox="0 0 251 346" draw:points="0,0 251,0 251,346 0,346">
          <text:p/>
        </draw:polygon>
        <draw:line draw:style-name="gr1" draw:text-style-name="P1" draw:layer="layout" svg:x1="15.905cm" svg:y1="2.069cm" svg:x2="15.882cm" svg:y2="2.069cm">
          <text:p/>
        </draw:line>
        <draw:line draw:style-name="gr1" draw:text-style-name="P1" draw:layer="layout" svg:x1="15.883cm" svg:y1="2.069cm" svg:x2="15.871cm" svg:y2="2.075cm">
          <text:p/>
        </draw:line>
        <draw:line draw:style-name="gr1" draw:text-style-name="P1" draw:layer="layout" svg:x1="15.872cm" svg:y1="2.074cm" svg:x2="15.859cm" svg:y2="2.087cm">
          <text:p/>
        </draw:line>
        <draw:line draw:style-name="gr1" draw:text-style-name="P1" draw:layer="layout" svg:x1="15.86cm" svg:y1="2.086cm" svg:x2="15.854cm" svg:y2="2.11cm">
          <text:p/>
        </draw:line>
        <draw:line draw:style-name="gr1" draw:text-style-name="P1" draw:layer="layout" svg:x1="15.854cm" svg:y1="2.109cm" svg:x2="15.854cm" svg:y2="2.149cm">
          <text:p/>
        </draw:line>
        <draw:line draw:style-name="gr1" draw:text-style-name="P1" draw:layer="layout" svg:x1="15.854cm" svg:y1="2.149cm" svg:x2="15.86cm" svg:y2="2.173cm">
          <text:p/>
        </draw:line>
        <draw:line draw:style-name="gr1" draw:text-style-name="P1" draw:layer="layout" svg:x1="15.859cm" svg:y1="2.172cm" svg:x2="15.872cm" svg:y2="2.184cm">
          <text:p/>
        </draw:line>
        <draw:line draw:style-name="gr1" draw:text-style-name="P1" draw:layer="layout" svg:x1="15.871cm" svg:y1="2.183cm" svg:x2="15.883cm" svg:y2="2.19cm">
          <text:p/>
        </draw:line>
        <draw:line draw:style-name="gr1" draw:text-style-name="P1" draw:layer="layout" svg:x1="15.882cm" svg:y1="2.189cm" svg:x2="15.905cm" svg:y2="2.189cm">
          <text:p/>
        </draw:line>
        <draw:line draw:style-name="gr1" draw:text-style-name="P1" draw:layer="layout" svg:x1="15.905cm" svg:y1="2.19cm" svg:x2="15.917cm" svg:y2="2.183cm">
          <text:p/>
        </draw:line>
        <draw:line draw:style-name="gr1" draw:text-style-name="P1" draw:layer="layout" svg:x1="15.916cm" svg:y1="2.184cm" svg:x2="15.929cm" svg:y2="2.172cm">
          <text:p/>
        </draw:line>
        <draw:line draw:style-name="gr1" draw:text-style-name="P1" draw:layer="layout" svg:x1="15.928cm" svg:y1="2.173cm" svg:x2="15.935cm" svg:y2="2.149cm">
          <text:p/>
        </draw:line>
        <draw:line draw:style-name="gr1" draw:text-style-name="P1" draw:layer="layout" svg:x1="15.934cm" svg:y1="2.149cm" svg:x2="15.934cm" svg:y2="2.109cm">
          <text:p/>
        </draw:line>
        <draw:line draw:style-name="gr1" draw:text-style-name="P1" draw:layer="layout" svg:x1="15.935cm" svg:y1="2.11cm" svg:x2="15.928cm" svg:y2="2.086cm">
          <text:p/>
        </draw:line>
        <draw:line draw:style-name="gr1" draw:text-style-name="P1" draw:layer="layout" svg:x1="15.929cm" svg:y1="2.087cm" svg:x2="15.916cm" svg:y2="2.074cm">
          <text:p/>
        </draw:line>
        <draw:line draw:style-name="gr1" draw:text-style-name="P1" draw:layer="layout" svg:x1="15.917cm" svg:y1="2.075cm" svg:x2="15.905cm" svg:y2="2.069cm">
          <text:p/>
        </draw:line>
        <draw:line draw:style-name="gr1" draw:text-style-name="P1" draw:layer="layout" svg:x1="15.809cm" svg:y1="2.183cm" svg:x2="15.791cm" svg:y2="2.19cm">
          <text:p/>
        </draw:line>
        <draw:line draw:style-name="gr1" draw:text-style-name="P1" draw:layer="layout" svg:x1="15.791cm" svg:y1="2.189cm" svg:x2="15.762cm" svg:y2="2.189cm">
          <text:p/>
        </draw:line>
        <draw:line draw:style-name="gr1" draw:text-style-name="P1" draw:layer="layout" svg:x1="15.763cm" svg:y1="2.19cm" svg:x2="15.751cm" svg:y2="2.183cm">
          <text:p/>
        </draw:line>
        <draw:line draw:style-name="gr1" draw:text-style-name="P1" draw:layer="layout" svg:x1="15.753cm" svg:y1="2.184cm" svg:x2="15.745cm" svg:y2="2.177cm">
          <text:p/>
        </draw:line>
        <draw:line draw:style-name="gr1" draw:text-style-name="P1" draw:layer="layout" svg:x1="15.746cm" svg:y1="2.178cm" svg:x2="15.739cm" svg:y2="2.166cm">
          <text:p/>
        </draw:line>
        <draw:line draw:style-name="gr1" draw:text-style-name="P1" draw:layer="layout" svg:x1="15.739cm" svg:y1="2.166cm" svg:x2="15.739cm" svg:y2="2.154cm">
          <text:p/>
        </draw:line>
        <draw:line draw:style-name="gr1" draw:text-style-name="P1" draw:layer="layout" svg:x1="15.739cm" svg:y1="2.155cm" svg:x2="15.746cm" svg:y2="2.143cm">
          <text:p/>
        </draw:line>
        <draw:line draw:style-name="gr1" draw:text-style-name="P1" draw:layer="layout" svg:x1="15.745cm" svg:y1="2.144cm" svg:x2="15.753cm" svg:y2="2.137cm">
          <text:p/>
        </draw:line>
        <draw:line draw:style-name="gr1" draw:text-style-name="P1" draw:layer="layout" svg:x1="15.751cm" svg:y1="2.138cm" svg:x2="15.763cm" svg:y2="2.132cm">
          <text:p/>
        </draw:line>
        <draw:line draw:style-name="gr1" draw:text-style-name="P1" draw:layer="layout" svg:x1="15.762cm" svg:y1="2.133cm" svg:x2="15.787cm" svg:y2="2.126cm">
          <text:p/>
        </draw:line>
        <draw:line draw:style-name="gr1" draw:text-style-name="P1" draw:layer="layout" svg:x1="15.785cm" svg:y1="2.128cm" svg:x2="15.797cm" svg:y2="2.12cm">
          <text:p/>
        </draw:line>
        <draw:line draw:style-name="gr1" draw:text-style-name="P1" draw:layer="layout" svg:x1="15.796cm" svg:y1="2.121cm" svg:x2="15.803cm" svg:y2="2.114cm">
          <text:p/>
        </draw:line>
        <draw:line draw:style-name="gr1" draw:text-style-name="P1" draw:layer="layout" svg:x1="15.802cm" svg:y1="2.115cm" svg:x2="15.809cm" svg:y2="2.103cm">
          <text:p/>
        </draw:line>
        <draw:line draw:style-name="gr1" draw:text-style-name="P1" draw:layer="layout" svg:x1="15.808cm" svg:y1="2.103cm" svg:x2="15.808cm" svg:y2="2.092cm">
          <text:p/>
        </draw:line>
        <draw:line draw:style-name="gr1" draw:text-style-name="P1" draw:layer="layout" svg:x1="15.809cm" svg:y1="2.093cm" svg:x2="15.802cm" svg:y2="2.08cm">
          <text:p/>
        </draw:line>
        <draw:line draw:style-name="gr1" draw:text-style-name="P1" draw:layer="layout" svg:x1="15.803cm" svg:y1="2.081cm" svg:x2="15.796cm" svg:y2="2.074cm">
          <text:p/>
        </draw:line>
        <draw:line draw:style-name="gr1" draw:text-style-name="P1" draw:layer="layout" svg:x1="15.797cm" svg:y1="2.075cm" svg:x2="15.785cm" svg:y2="2.069cm">
          <text:p/>
        </draw:line>
        <draw:line draw:style-name="gr1" draw:text-style-name="P1" draw:layer="layout" svg:x1="15.785cm" svg:y1="2.069cm" svg:x2="15.756cm" svg:y2="2.069cm">
          <text:p/>
        </draw:line>
        <draw:line draw:style-name="gr1" draw:text-style-name="P1" draw:layer="layout" svg:x1="15.757cm" svg:y1="2.069cm" svg:x2="15.739cm" svg:y2="2.075cm">
          <text:p/>
        </draw:line>
        <draw:line draw:style-name="gr1" draw:text-style-name="P1" draw:layer="layout" svg:x1="15.619cm" svg:y1="2.177cm" svg:x2="15.626cm" svg:y2="2.184cm">
          <text:p/>
        </draw:line>
        <draw:line draw:style-name="gr1" draw:text-style-name="P1" draw:layer="layout" svg:x1="15.625cm" svg:y1="2.183cm" svg:x2="15.643cm" svg:y2="2.19cm">
          <text:p/>
        </draw:line>
        <draw:line draw:style-name="gr1" draw:text-style-name="P1" draw:layer="layout" svg:x1="15.642cm" svg:y1="2.189cm" svg:x2="15.654cm" svg:y2="2.189cm">
          <text:p/>
        </draw:line>
        <draw:line draw:style-name="gr1" draw:text-style-name="P1" draw:layer="layout" svg:x1="15.654cm" svg:y1="2.19cm" svg:x2="15.672cm" svg:y2="2.183cm">
          <text:p/>
        </draw:line>
        <draw:line draw:style-name="gr1" draw:text-style-name="P1" draw:layer="layout" svg:x1="15.671cm" svg:y1="2.184cm" svg:x2="15.683cm" svg:y2="2.172cm">
          <text:p/>
        </draw:line>
        <draw:line draw:style-name="gr1" draw:text-style-name="P1" draw:layer="layout" svg:x1="15.682cm" svg:y1="2.173cm" svg:x2="15.689cm" svg:y2="2.16cm">
          <text:p/>
        </draw:line>
        <draw:line draw:style-name="gr1" draw:text-style-name="P1" draw:layer="layout" svg:x1="15.688cm" svg:y1="2.161cm" svg:x2="15.695cm" svg:y2="2.137cm">
          <text:p/>
        </draw:line>
        <draw:line draw:style-name="gr1" draw:text-style-name="P1" draw:layer="layout" svg:x1="15.694cm" svg:y1="2.137cm" svg:x2="15.694cm" svg:y2="2.12cm">
          <text:p/>
        </draw:line>
        <draw:line draw:style-name="gr1" draw:text-style-name="P1" draw:layer="layout" svg:x1="15.695cm" svg:y1="2.121cm" svg:x2="15.688cm" svg:y2="2.097cm">
          <text:p/>
        </draw:line>
        <draw:line draw:style-name="gr1" draw:text-style-name="P1" draw:layer="layout" svg:x1="15.689cm" svg:y1="2.098cm" svg:x2="15.682cm" svg:y2="2.086cm">
          <text:p/>
        </draw:line>
        <draw:line draw:style-name="gr1" draw:text-style-name="P1" draw:layer="layout" svg:x1="15.683cm" svg:y1="2.087cm" svg:x2="15.671cm" svg:y2="2.074cm">
          <text:p/>
        </draw:line>
        <draw:line draw:style-name="gr1" draw:text-style-name="P1" draw:layer="layout" svg:x1="15.672cm" svg:y1="2.075cm" svg:x2="15.654cm" svg:y2="2.069cm">
          <text:p/>
        </draw:line>
        <draw:line draw:style-name="gr1" draw:text-style-name="P1" draw:layer="layout" svg:x1="15.654cm" svg:y1="2.069cm" svg:x2="15.642cm" svg:y2="2.069cm">
          <text:p/>
        </draw:line>
        <draw:line draw:style-name="gr1" draw:text-style-name="P1" draw:layer="layout" svg:x1="15.643cm" svg:y1="2.069cm" svg:x2="15.625cm" svg:y2="2.075cm">
          <text:p/>
        </draw:line>
        <draw:line draw:style-name="gr1" draw:text-style-name="P1" draw:layer="layout" svg:x1="15.626cm" svg:y1="2.074cm" svg:x2="15.619cm" svg:y2="2.081cm">
          <text:p/>
        </draw:line>
        <draw:line draw:style-name="gr1" draw:text-style-name="P1" draw:layer="layout" svg:x1="15.568cm" svg:y1="2.189cm" svg:x2="15.568cm" svg:y2="2.069cm">
          <text:p/>
        </draw:line>
        <draw:line draw:style-name="gr1" draw:text-style-name="P1" draw:layer="layout" svg:x1="15.454cm" svg:y1="2.189cm" svg:x2="15.511cm" svg:y2="2.189cm">
          <text:p/>
        </draw:line>
        <draw:line draw:style-name="gr1" draw:text-style-name="P1" draw:layer="layout" svg:x1="15.511cm" svg:y1="2.189cm" svg:x2="15.511cm" svg:y2="2.069cm">
          <text:p/>
        </draw:line>
        <draw:line draw:style-name="gr1" draw:text-style-name="P1" draw:layer="layout" svg:x1="15.419cm" svg:y1="2.154cm" svg:x2="15.362cm" svg:y2="2.154cm">
          <text:p/>
        </draw:line>
        <draw:line draw:style-name="gr1" draw:text-style-name="P1" draw:layer="layout" svg:x1="15.432cm" svg:y1="2.19cm" svg:x2="15.391cm" svg:y2="2.069cm">
          <text:p/>
        </draw:line>
        <draw:line draw:style-name="gr1" draw:text-style-name="P1" draw:layer="layout" svg:x1="15.392cm" svg:y1="2.069cm" svg:x2="15.351cm" svg:y2="2.19cm">
          <text:p/>
        </draw:line>
        <draw:line draw:style-name="gr1" draw:text-style-name="P1" draw:layer="layout" svg:x1="15.311cm" svg:y1="2.189cm" svg:x2="15.311cm" svg:y2="2.069cm">
          <text:p/>
        </draw:line>
        <draw:line draw:style-name="gr1" draw:text-style-name="P1" draw:layer="layout" svg:x1="15.311cm" svg:y1="2.069cm" svg:x2="15.282cm" svg:y2="2.069cm">
          <text:p/>
        </draw:line>
        <draw:line draw:style-name="gr1" draw:text-style-name="P1" draw:layer="layout" svg:x1="15.283cm" svg:y1="2.069cm" svg:x2="15.265cm" svg:y2="2.075cm">
          <text:p/>
        </draw:line>
        <draw:line draw:style-name="gr1" draw:text-style-name="P1" draw:layer="layout" svg:x1="15.266cm" svg:y1="2.074cm" svg:x2="15.254cm" svg:y2="2.087cm">
          <text:p/>
        </draw:line>
        <draw:line draw:style-name="gr1" draw:text-style-name="P1" draw:layer="layout" svg:x1="15.255cm" svg:y1="2.086cm" svg:x2="15.248cm" svg:y2="2.098cm">
          <text:p/>
        </draw:line>
        <draw:line draw:style-name="gr1" draw:text-style-name="P1" draw:layer="layout" svg:x1="15.249cm" svg:y1="2.097cm" svg:x2="15.242cm" svg:y2="2.121cm">
          <text:p/>
        </draw:line>
        <draw:line draw:style-name="gr1" draw:text-style-name="P1" draw:layer="layout" svg:x1="15.242cm" svg:y1="2.12cm" svg:x2="15.242cm" svg:y2="2.137cm">
          <text:p/>
        </draw:line>
        <draw:line draw:style-name="gr1" draw:text-style-name="P1" draw:layer="layout" svg:x1="15.242cm" svg:y1="2.137cm" svg:x2="15.249cm" svg:y2="2.161cm">
          <text:p/>
        </draw:line>
        <draw:line draw:style-name="gr1" draw:text-style-name="P1" draw:layer="layout" svg:x1="15.248cm" svg:y1="2.16cm" svg:x2="15.255cm" svg:y2="2.173cm">
          <text:p/>
        </draw:line>
        <draw:line draw:style-name="gr1" draw:text-style-name="P1" draw:layer="layout" svg:x1="15.254cm" svg:y1="2.172cm" svg:x2="15.266cm" svg:y2="2.184cm">
          <text:p/>
        </draw:line>
        <draw:line draw:style-name="gr1" draw:text-style-name="P1" draw:layer="layout" svg:x1="15.265cm" svg:y1="2.183cm" svg:x2="15.283cm" svg:y2="2.19cm">
          <text:p/>
        </draw:line>
        <draw:line draw:style-name="gr1" draw:text-style-name="P1" draw:layer="layout" svg:x1="15.282cm" svg:y1="2.189cm" svg:x2="15.311cm" svg:y2="2.189cm">
          <text:p/>
        </draw:line>
        <draw:line draw:style-name="gr1" draw:text-style-name="P1" draw:layer="layout" svg:x1="15.168cm" svg:y1="2.069cm" svg:x2="15.145cm" svg:y2="2.069cm">
          <text:p/>
        </draw:line>
        <draw:line draw:style-name="gr1" draw:text-style-name="P1" draw:layer="layout" svg:x1="15.146cm" svg:y1="2.069cm" svg:x2="15.134cm" svg:y2="2.075cm">
          <text:p/>
        </draw:line>
        <draw:line draw:style-name="gr1" draw:text-style-name="P1" draw:layer="layout" svg:x1="15.135cm" svg:y1="2.074cm" svg:x2="15.122cm" svg:y2="2.087cm">
          <text:p/>
        </draw:line>
        <draw:line draw:style-name="gr1" draw:text-style-name="P1" draw:layer="layout" svg:x1="15.123cm" svg:y1="2.086cm" svg:x2="15.116cm" svg:y2="2.11cm">
          <text:p/>
        </draw:line>
        <draw:line draw:style-name="gr1" draw:text-style-name="P1" draw:layer="layout" svg:x1="15.116cm" svg:y1="2.109cm" svg:x2="15.116cm" svg:y2="2.149cm">
          <text:p/>
        </draw:line>
        <draw:line draw:style-name="gr1" draw:text-style-name="P1" draw:layer="layout" svg:x1="15.116cm" svg:y1="2.149cm" svg:x2="15.123cm" svg:y2="2.173cm">
          <text:p/>
        </draw:line>
        <draw:line draw:style-name="gr1" draw:text-style-name="P1" draw:layer="layout" svg:x1="15.122cm" svg:y1="2.172cm" svg:x2="15.135cm" svg:y2="2.184cm">
          <text:p/>
        </draw:line>
        <draw:line draw:style-name="gr1" draw:text-style-name="P1" draw:layer="layout" svg:x1="15.134cm" svg:y1="2.183cm" svg:x2="15.146cm" svg:y2="2.19cm">
          <text:p/>
        </draw:line>
        <draw:line draw:style-name="gr1" draw:text-style-name="P1" draw:layer="layout" svg:x1="15.145cm" svg:y1="2.189cm" svg:x2="15.168cm" svg:y2="2.189cm">
          <text:p/>
        </draw:line>
        <draw:line draw:style-name="gr1" draw:text-style-name="P1" draw:layer="layout" svg:x1="15.168cm" svg:y1="2.19cm" svg:x2="15.18cm" svg:y2="2.183cm">
          <text:p/>
        </draw:line>
        <draw:line draw:style-name="gr1" draw:text-style-name="P1" draw:layer="layout" svg:x1="15.179cm" svg:y1="2.184cm" svg:x2="15.192cm" svg:y2="2.172cm">
          <text:p/>
        </draw:line>
        <draw:line draw:style-name="gr1" draw:text-style-name="P1" draw:layer="layout" svg:x1="15.191cm" svg:y1="2.173cm" svg:x2="15.197cm" svg:y2="2.149cm">
          <text:p/>
        </draw:line>
        <draw:line draw:style-name="gr1" draw:text-style-name="P1" draw:layer="layout" svg:x1="15.196cm" svg:y1="2.149cm" svg:x2="15.196cm" svg:y2="2.109cm">
          <text:p/>
        </draw:line>
        <draw:line draw:style-name="gr1" draw:text-style-name="P1" draw:layer="layout" svg:x1="15.197cm" svg:y1="2.11cm" svg:x2="15.191cm" svg:y2="2.086cm">
          <text:p/>
        </draw:line>
        <draw:line draw:style-name="gr1" draw:text-style-name="P1" draw:layer="layout" svg:x1="15.192cm" svg:y1="2.087cm" svg:x2="15.179cm" svg:y2="2.074cm">
          <text:p/>
        </draw:line>
        <draw:line draw:style-name="gr1" draw:text-style-name="P1" draw:layer="layout" svg:x1="15.18cm" svg:y1="2.075cm" svg:x2="15.168cm" svg:y2="2.069cm">
          <text:p/>
        </draw:line>
        <draw:line draw:style-name="gr1" draw:text-style-name="P1" draw:layer="layout" svg:x1="14.996cm" svg:y1="2.19cm" svg:x2="15.037cm" svg:y2="2.132cm">
          <text:p/>
        </draw:line>
        <draw:line draw:style-name="gr1" draw:text-style-name="P1" draw:layer="layout" svg:x1="15.065cm" svg:y1="2.189cm" svg:x2="15.065cm" svg:y2="2.069cm">
          <text:p/>
        </draw:line>
        <draw:line draw:style-name="gr1" draw:text-style-name="P1" draw:layer="layout" svg:x1="15.065cm" svg:y1="2.069cm" svg:x2="15.019cm" svg:y2="2.069cm">
          <text:p/>
        </draw:line>
        <draw:line draw:style-name="gr1" draw:text-style-name="P1" draw:layer="layout" svg:x1="15.02cm" svg:y1="2.069cm" svg:x2="15.008cm" svg:y2="2.075cm">
          <text:p/>
        </draw:line>
        <draw:line draw:style-name="gr1" draw:text-style-name="P1" draw:layer="layout" svg:x1="15.009cm" svg:y1="2.074cm" svg:x2="15.002cm" svg:y2="2.081cm">
          <text:p/>
        </draw:line>
        <draw:line draw:style-name="gr1" draw:text-style-name="P1" draw:layer="layout" svg:x1="15.003cm" svg:y1="2.08cm" svg:x2="14.996cm" svg:y2="2.093cm">
          <text:p/>
        </draw:line>
        <draw:line draw:style-name="gr1" draw:text-style-name="P1" draw:layer="layout" svg:x1="14.996cm" svg:y1="2.092cm" svg:x2="14.996cm" svg:y2="2.109cm">
          <text:p/>
        </draw:line>
        <draw:line draw:style-name="gr1" draw:text-style-name="P1" draw:layer="layout" svg:x1="14.996cm" svg:y1="2.109cm" svg:x2="15.003cm" svg:y2="2.121cm">
          <text:p/>
        </draw:line>
        <draw:line draw:style-name="gr1" draw:text-style-name="P1" draw:layer="layout" svg:x1="15.002cm" svg:y1="2.12cm" svg:x2="15.009cm" svg:y2="2.128cm">
          <text:p/>
        </draw:line>
        <draw:line draw:style-name="gr1" draw:text-style-name="P1" draw:layer="layout" svg:x1="15.008cm" svg:y1="2.126cm" svg:x2="15.02cm" svg:y2="2.133cm">
          <text:p/>
        </draw:line>
        <draw:line draw:style-name="gr1" draw:text-style-name="P1" draw:layer="layout" svg:x1="15.019cm" svg:y1="2.132cm" svg:x2="15.065cm" svg:y2="2.132cm">
          <text:p/>
        </draw:line>
        <draw:line draw:style-name="gr1" draw:text-style-name="P1" draw:layer="layout" svg:x1="15.639cm" svg:y1="2.269cm" svg:x2="15.652cm" svg:y2="2.262cm">
          <text:p/>
        </draw:line>
        <draw:line draw:style-name="gr1" draw:text-style-name="P1" draw:layer="layout" svg:x1="15.651cm" svg:y1="2.262cm" svg:x2="15.668cm" svg:y2="2.262cm">
          <text:p/>
        </draw:line>
        <draw:line draw:style-name="gr1" draw:text-style-name="P1" draw:layer="layout" svg:x1="15.668cm" svg:y1="2.262cm" svg:x2="15.686cm" svg:y2="2.269cm">
          <text:p/>
        </draw:line>
        <draw:line draw:style-name="gr1" draw:text-style-name="P1" draw:layer="layout" svg:x1="15.685cm" svg:y1="2.268cm" svg:x2="15.697cm" svg:y2="2.28cm">
          <text:p/>
        </draw:line>
        <draw:line draw:style-name="gr1" draw:text-style-name="P1" draw:layer="layout" svg:x1="15.696cm" svg:y1="2.279cm" svg:x2="15.703cm" svg:y2="2.291cm">
          <text:p/>
        </draw:line>
        <draw:line draw:style-name="gr1" draw:text-style-name="P1" draw:layer="layout" svg:x1="15.702cm" svg:y1="2.29cm" svg:x2="15.709cm" svg:y2="2.314cm">
          <text:p/>
        </draw:line>
        <draw:line draw:style-name="gr1" draw:text-style-name="P1" draw:layer="layout" svg:x1="15.708cm" svg:y1="2.313cm" svg:x2="15.708cm" svg:y2="2.33cm">
          <text:p/>
        </draw:line>
        <draw:line draw:style-name="gr1" draw:text-style-name="P1" draw:layer="layout" svg:x1="15.709cm" svg:y1="2.33cm" svg:x2="15.702cm" svg:y2="2.354cm">
          <text:p/>
        </draw:line>
        <draw:line draw:style-name="gr1" draw:text-style-name="P1" draw:layer="layout" svg:x1="15.703cm" svg:y1="2.353cm" svg:x2="15.696cm" svg:y2="2.366cm">
          <text:p/>
        </draw:line>
        <draw:line draw:style-name="gr1" draw:text-style-name="P1" draw:layer="layout" svg:x1="15.697cm" svg:y1="2.365cm" svg:x2="15.685cm" svg:y2="2.377cm">
          <text:p/>
        </draw:line>
        <draw:line draw:style-name="gr1" draw:text-style-name="P1" draw:layer="layout" svg:x1="15.686cm" svg:y1="2.376cm" svg:x2="15.668cm" svg:y2="2.383cm">
          <text:p/>
        </draw:line>
        <draw:line draw:style-name="gr1" draw:text-style-name="P1" draw:layer="layout" svg:x1="15.668cm" svg:y1="2.382cm" svg:x2="15.656cm" svg:y2="2.382cm">
          <text:p/>
        </draw:line>
        <draw:line draw:style-name="gr1" draw:text-style-name="P1" draw:layer="layout" svg:x1="15.657cm" svg:y1="2.383cm" svg:x2="15.639cm" svg:y2="2.376cm">
          <text:p/>
        </draw:line>
        <draw:line draw:style-name="gr1" draw:text-style-name="P1" draw:layer="layout" svg:x1="15.64cm" svg:y1="2.378cm" svg:x2="15.634cm" svg:y2="2.37cm">
          <text:p/>
        </draw:line>
        <draw:line draw:style-name="gr1" draw:text-style-name="P1" draw:layer="layout" svg:x1="15.634cm" svg:y1="2.37cm" svg:x2="15.634cm" svg:y2="2.33cm">
          <text:p/>
        </draw:line>
        <draw:line draw:style-name="gr1" draw:text-style-name="P1" draw:layer="layout" svg:x1="15.634cm" svg:y1="2.33cm" svg:x2="15.656cm" svg:y2="2.33cm">
          <text:p/>
        </draw:line>
        <draw:line draw:style-name="gr1" draw:text-style-name="P1" draw:layer="layout" svg:x1="15.583cm" svg:y1="2.37cm" svg:x2="15.576cm" svg:y2="2.378cm">
          <text:p/>
        </draw:line>
        <draw:line draw:style-name="gr1" draw:text-style-name="P1" draw:layer="layout" svg:x1="15.576cm" svg:y1="2.376cm" svg:x2="15.583cm" svg:y2="2.383cm">
          <text:p/>
        </draw:line>
        <draw:line draw:style-name="gr1" draw:text-style-name="P1" draw:layer="layout" svg:x1="15.582cm" svg:y1="2.383cm" svg:x2="15.589cm" svg:y2="2.376cm">
          <text:p/>
        </draw:line>
        <draw:line draw:style-name="gr1" draw:text-style-name="P1" draw:layer="layout" svg:x1="15.589cm" svg:y1="2.378cm" svg:x2="15.582cm" svg:y2="2.37cm">
          <text:p/>
        </draw:line>
        <draw:line draw:style-name="gr1" draw:text-style-name="P1" draw:layer="layout" svg:x1="15.582cm" svg:y1="2.37cm" svg:x2="15.582cm" svg:y2="2.382cm">
          <text:p/>
        </draw:line>
        <draw:line draw:style-name="gr1" draw:text-style-name="P1" draw:layer="layout" svg:x1="15.525cm" svg:y1="2.382cm" svg:x2="15.525cm" svg:y2="2.262cm">
          <text:p/>
        </draw:line>
        <draw:line draw:style-name="gr1" draw:text-style-name="P1" draw:layer="layout" svg:x1="15.525cm" svg:y1="2.262cm" svg:x2="15.479cm" svg:y2="2.262cm">
          <text:p/>
        </draw:line>
        <draw:line draw:style-name="gr1" draw:text-style-name="P1" draw:layer="layout" svg:x1="15.48cm" svg:y1="2.262cm" svg:x2="15.468cm" svg:y2="2.269cm">
          <text:p/>
        </draw:line>
        <draw:line draw:style-name="gr1" draw:text-style-name="P1" draw:layer="layout" svg:x1="15.469cm" svg:y1="2.268cm" svg:x2="15.462cm" svg:y2="2.274cm">
          <text:p/>
        </draw:line>
        <draw:line draw:style-name="gr1" draw:text-style-name="P1" draw:layer="layout" svg:x1="15.463cm" svg:y1="2.273cm" svg:x2="15.456cm" svg:y2="2.286cm">
          <text:p/>
        </draw:line>
        <draw:line draw:style-name="gr1" draw:text-style-name="P1" draw:layer="layout" svg:x1="15.456cm" svg:y1="2.285cm" svg:x2="15.456cm" svg:y2="2.302cm">
          <text:p/>
        </draw:line>
        <draw:line draw:style-name="gr1" draw:text-style-name="P1" draw:layer="layout" svg:x1="15.456cm" svg:y1="2.302cm" svg:x2="15.463cm" svg:y2="2.314cm">
          <text:p/>
        </draw:line>
        <draw:line draw:style-name="gr1" draw:text-style-name="P1" draw:layer="layout" svg:x1="15.462cm" svg:y1="2.313cm" svg:x2="15.469cm" svg:y2="2.32cm">
          <text:p/>
        </draw:line>
        <draw:line draw:style-name="gr1" draw:text-style-name="P1" draw:layer="layout" svg:x1="15.468cm" svg:y1="2.319cm" svg:x2="15.48cm" svg:y2="2.326cm">
          <text:p/>
        </draw:line>
        <draw:line draw:style-name="gr1" draw:text-style-name="P1" draw:layer="layout" svg:x1="15.479cm" svg:y1="2.325cm" svg:x2="15.525cm" svg:y2="2.325cm">
          <text:p/>
        </draw:line>
        <draw:line draw:style-name="gr1" draw:text-style-name="P1" draw:layer="layout" svg:x1="15.406cm" svg:y1="2.37cm" svg:x2="15.399cm" svg:y2="2.378cm">
          <text:p/>
        </draw:line>
        <draw:line draw:style-name="gr1" draw:text-style-name="P1" draw:layer="layout" svg:x1="15.399cm" svg:y1="2.376cm" svg:x2="15.406cm" svg:y2="2.383cm">
          <text:p/>
        </draw:line>
        <draw:line draw:style-name="gr1" draw:text-style-name="P1" draw:layer="layout" svg:x1="15.405cm" svg:y1="2.383cm" svg:x2="15.413cm" svg:y2="2.376cm">
          <text:p/>
        </draw:line>
        <draw:line draw:style-name="gr1" draw:text-style-name="P1" draw:layer="layout" svg:x1="15.413cm" svg:y1="2.378cm" svg:x2="15.405cm" svg:y2="2.37cm">
          <text:p/>
        </draw:line>
        <draw:line draw:style-name="gr1" draw:text-style-name="P1" draw:layer="layout" svg:x1="15.405cm" svg:y1="2.37cm" svg:x2="15.405cm" svg:y2="2.382cm">
          <text:p/>
        </draw:line>
        <draw:line draw:style-name="gr1" draw:text-style-name="P1" draw:layer="layout" svg:x1="15.279cm" svg:y1="2.383cm" svg:x2="15.32cm" svg:y2="2.325cm">
          <text:p/>
        </draw:line>
        <draw:line draw:style-name="gr1" draw:text-style-name="P1" draw:layer="layout" svg:x1="15.348cm" svg:y1="2.382cm" svg:x2="15.348cm" svg:y2="2.262cm">
          <text:p/>
        </draw:line>
        <draw:line draw:style-name="gr1" draw:text-style-name="P1" draw:layer="layout" svg:x1="15.348cm" svg:y1="2.262cm" svg:x2="15.302cm" svg:y2="2.262cm">
          <text:p/>
        </draw:line>
        <draw:line draw:style-name="gr1" draw:text-style-name="P1" draw:layer="layout" svg:x1="15.303cm" svg:y1="2.262cm" svg:x2="15.291cm" svg:y2="2.269cm">
          <text:p/>
        </draw:line>
        <draw:line draw:style-name="gr1" draw:text-style-name="P1" draw:layer="layout" svg:x1="15.293cm" svg:y1="2.268cm" svg:x2="15.285cm" svg:y2="2.274cm">
          <text:p/>
        </draw:line>
        <draw:line draw:style-name="gr1" draw:text-style-name="P1" draw:layer="layout" svg:x1="15.286cm" svg:y1="2.273cm" svg:x2="15.279cm" svg:y2="2.286cm">
          <text:p/>
        </draw:line>
        <draw:line draw:style-name="gr1" draw:text-style-name="P1" draw:layer="layout" svg:x1="15.279cm" svg:y1="2.285cm" svg:x2="15.279cm" svg:y2="2.302cm">
          <text:p/>
        </draw:line>
        <draw:line draw:style-name="gr1" draw:text-style-name="P1" draw:layer="layout" svg:x1="15.279cm" svg:y1="2.302cm" svg:x2="15.286cm" svg:y2="2.314cm">
          <text:p/>
        </draw:line>
        <draw:line draw:style-name="gr1" draw:text-style-name="P1" draw:layer="layout" svg:x1="15.285cm" svg:y1="2.313cm" svg:x2="15.293cm" svg:y2="2.32cm">
          <text:p/>
        </draw:line>
        <draw:line draw:style-name="gr1" draw:text-style-name="P1" draw:layer="layout" svg:x1="15.291cm" svg:y1="2.319cm" svg:x2="15.303cm" svg:y2="2.326cm">
          <text:p/>
        </draw:line>
        <draw:line draw:style-name="gr1" draw:text-style-name="P1" draw:layer="layout" svg:x1="15.302cm" svg:y1="2.325cm" svg:x2="15.348cm" svg:y2="2.325cm">
          <text:p/>
        </draw:line>
        <draw:line draw:style-name="gr1" draw:text-style-name="P1" draw:layer="layout" svg:x1="15.229cm" svg:y1="2.37cm" svg:x2="15.222cm" svg:y2="2.378cm">
          <text:p/>
        </draw:line>
        <draw:line draw:style-name="gr1" draw:text-style-name="P1" draw:layer="layout" svg:x1="15.222cm" svg:y1="2.376cm" svg:x2="15.229cm" svg:y2="2.383cm">
          <text:p/>
        </draw:line>
        <draw:line draw:style-name="gr1" draw:text-style-name="P1" draw:layer="layout" svg:x1="15.228cm" svg:y1="2.383cm" svg:x2="15.235cm" svg:y2="2.376cm">
          <text:p/>
        </draw:line>
        <draw:line draw:style-name="gr1" draw:text-style-name="P1" draw:layer="layout" svg:x1="15.235cm" svg:y1="2.378cm" svg:x2="15.228cm" svg:y2="2.37cm">
          <text:p/>
        </draw:line>
        <draw:line draw:style-name="gr1" draw:text-style-name="P1" draw:layer="layout" svg:x1="15.228cm" svg:y1="2.37cm" svg:x2="15.228cm" svg:y2="2.382cm">
          <text:p/>
        </draw:line>
        <draw:polygon draw:style-name="gr2" draw:text-style-name="P1" draw:layer="layout" svg:width="1.034cm" svg:height="0.49cm" svg:x="14.948cm" svg:y="1.974cm" svg:viewBox="0 0 1035 491" draw:points="0,0 1035,0 1035,491 0,491">
          <text:p/>
        </draw:polygon>
        <draw:line draw:style-name="gr1" draw:text-style-name="P1" draw:layer="layout" svg:x1="15.416cm" svg:y1="5.862cm" svg:x2="15.473cm" svg:y2="5.862cm">
          <text:p/>
        </draw:line>
        <draw:line draw:style-name="gr1" draw:text-style-name="P1" draw:layer="layout" svg:x1="15.473cm" svg:y1="5.862cm" svg:x2="15.473cm" svg:y2="5.742cm">
          <text:p/>
        </draw:line>
        <draw:line draw:style-name="gr1" draw:text-style-name="P1" draw:layer="layout" svg:x1="15.376cm" svg:y1="5.799cm" svg:x2="15.336cm" svg:y2="5.799cm">
          <text:p/>
        </draw:line>
        <draw:line draw:style-name="gr1" draw:text-style-name="P1" draw:layer="layout" svg:x1="15.319cm" svg:y1="5.862cm" svg:x2="15.376cm" svg:y2="5.862cm">
          <text:p/>
        </draw:line>
        <draw:line draw:style-name="gr1" draw:text-style-name="P1" draw:layer="layout" svg:x1="15.376cm" svg:y1="5.862cm" svg:x2="15.376cm" svg:y2="5.742cm">
          <text:p/>
        </draw:line>
        <draw:line draw:style-name="gr1" draw:text-style-name="P1" draw:layer="layout" svg:x1="15.376cm" svg:y1="5.742cm" svg:x2="15.319cm" svg:y2="5.742cm">
          <text:p/>
        </draw:line>
        <draw:line draw:style-name="gr1" draw:text-style-name="P1" draw:layer="layout" svg:x1="15.268cm" svg:y1="5.862cm" svg:x2="15.268cm" svg:y2="5.742cm">
          <text:p/>
        </draw:line>
        <draw:line draw:style-name="gr1" draw:text-style-name="P1" draw:layer="layout" svg:x1="15.268cm" svg:y1="5.742cm" svg:x2="15.239cm" svg:y2="5.742cm">
          <text:p/>
        </draw:line>
        <draw:line draw:style-name="gr1" draw:text-style-name="P1" draw:layer="layout" svg:x1="15.24cm" svg:y1="5.742cm" svg:x2="15.222cm" svg:y2="5.749cm">
          <text:p/>
        </draw:line>
        <draw:line draw:style-name="gr1" draw:text-style-name="P1" draw:layer="layout" svg:x1="15.223cm" svg:y1="5.748cm" svg:x2="15.21cm" svg:y2="5.76cm">
          <text:p/>
        </draw:line>
        <draw:line draw:style-name="gr1" draw:text-style-name="P1" draw:layer="layout" svg:x1="15.211cm" svg:y1="5.759cm" svg:x2="15.205cm" svg:y2="5.772cm">
          <text:p/>
        </draw:line>
        <draw:line draw:style-name="gr1" draw:text-style-name="P1" draw:layer="layout" svg:x1="15.206cm" svg:y1="5.771cm" svg:x2="15.199cm" svg:y2="5.795cm">
          <text:p/>
        </draw:line>
        <draw:line draw:style-name="gr1" draw:text-style-name="P1" draw:layer="layout" svg:x1="15.199cm" svg:y1="5.794cm" svg:x2="15.199cm" svg:y2="5.811cm">
          <text:p/>
        </draw:line>
        <draw:line draw:style-name="gr1" draw:text-style-name="P1" draw:layer="layout" svg:x1="15.199cm" svg:y1="5.811cm" svg:x2="15.206cm" svg:y2="5.835cm">
          <text:p/>
        </draw:line>
        <draw:line draw:style-name="gr1" draw:text-style-name="P1" draw:layer="layout" svg:x1="15.205cm" svg:y1="5.834cm" svg:x2="15.211cm" svg:y2="5.846cm">
          <text:p/>
        </draw:line>
        <draw:line draw:style-name="gr1" draw:text-style-name="P1" draw:layer="layout" svg:x1="15.21cm" svg:y1="5.845cm" svg:x2="15.223cm" svg:y2="5.857cm">
          <text:p/>
        </draw:line>
        <draw:line draw:style-name="gr1" draw:text-style-name="P1" draw:layer="layout" svg:x1="15.222cm" svg:y1="5.856cm" svg:x2="15.24cm" svg:y2="5.863cm">
          <text:p/>
        </draw:line>
        <draw:line draw:style-name="gr1" draw:text-style-name="P1" draw:layer="layout" svg:x1="15.239cm" svg:y1="5.862cm" svg:x2="15.268cm" svg:y2="5.862cm">
          <text:p/>
        </draw:line>
        <draw:polygon draw:style-name="gr2" draw:text-style-name="P1" draw:layer="layout" svg:width="0.346cm" svg:height="0.249cm" svg:x="15.166cm" svg:y="5.648cm" svg:viewBox="0 0 347 250" draw:points="0,0 347,0 347,250 0,250">
          <text:p/>
        </draw:polygon>
        <draw:line draw:style-name="gr1" draw:text-style-name="P1" draw:layer="layout" svg:x1="15.983cm" svg:y1="3.116cm" svg:x2="15.989cm" svg:y2="3.128cm">
          <text:p/>
        </draw:line>
        <draw:line draw:style-name="gr1" draw:text-style-name="P1" draw:layer="layout" svg:x1="15.988cm" svg:y1="3.127cm" svg:x2="15.988cm" svg:y2="3.144cm">
          <text:p/>
        </draw:line>
        <draw:line draw:style-name="gr1" draw:text-style-name="P1" draw:layer="layout" svg:x1="15.989cm" svg:y1="3.144cm" svg:x2="15.983cm" svg:y2="3.163cm">
          <text:p/>
        </draw:line>
        <draw:line draw:style-name="gr1" draw:text-style-name="P1" draw:layer="layout" svg:x1="15.984cm" svg:y1="3.162cm" svg:x2="15.971cm" svg:y2="3.174cm">
          <text:p/>
        </draw:line>
        <draw:line draw:style-name="gr1" draw:text-style-name="P1" draw:layer="layout" svg:x1="15.972cm" svg:y1="3.173cm" svg:x2="15.96cm" svg:y2="3.18cm">
          <text:p/>
        </draw:line>
        <draw:line draw:style-name="gr1" draw:text-style-name="P1" draw:layer="layout" svg:x1="15.961cm" svg:y1="3.179cm" svg:x2="15.937cm" svg:y2="3.185cm">
          <text:p/>
        </draw:line>
        <draw:line draw:style-name="gr1" draw:text-style-name="P1" draw:layer="layout" svg:x1="15.937cm" svg:y1="3.184cm" svg:x2="15.92cm" svg:y2="3.184cm">
          <text:p/>
        </draw:line>
        <draw:line draw:style-name="gr1" draw:text-style-name="P1" draw:layer="layout" svg:x1="15.921cm" svg:y1="3.185cm" svg:x2="15.897cm" svg:y2="3.179cm">
          <text:p/>
        </draw:line>
        <draw:line draw:style-name="gr1" draw:text-style-name="P1" draw:layer="layout" svg:x1="15.898cm" svg:y1="3.18cm" svg:x2="15.885cm" svg:y2="3.173cm">
          <text:p/>
        </draw:line>
        <draw:line draw:style-name="gr1" draw:text-style-name="P1" draw:layer="layout" svg:x1="15.886cm" svg:y1="3.174cm" svg:x2="15.874cm" svg:y2="3.162cm">
          <text:p/>
        </draw:line>
        <draw:line draw:style-name="gr1" draw:text-style-name="P1" draw:layer="layout" svg:x1="15.875cm" svg:y1="3.163cm" svg:x2="15.868cm" svg:y2="3.144cm">
          <text:p/>
        </draw:line>
        <draw:line draw:style-name="gr1" draw:text-style-name="P1" draw:layer="layout" svg:x1="15.868cm" svg:y1="3.144cm" svg:x2="15.868cm" svg:y2="3.133cm">
          <text:p/>
        </draw:line>
        <draw:line draw:style-name="gr1" draw:text-style-name="P1" draw:layer="layout" svg:x1="15.868cm" svg:y1="3.134cm" svg:x2="15.875cm" svg:y2="3.116cm">
          <text:p/>
        </draw:line>
        <draw:line draw:style-name="gr1" draw:text-style-name="P1" draw:layer="layout" svg:x1="15.874cm" svg:y1="3.118cm" svg:x2="15.881cm" svg:y2="3.11cm">
          <text:p/>
        </draw:line>
        <draw:line draw:style-name="gr1" draw:text-style-name="P1" draw:layer="layout" svg:x1="15.88cm" svg:y1="3.11cm" svg:x2="15.92cm" svg:y2="3.11cm">
          <text:p/>
        </draw:line>
        <draw:line draw:style-name="gr1" draw:text-style-name="P1" draw:layer="layout" svg:x1="15.92cm" svg:y1="3.11cm" svg:x2="15.92cm" svg:y2="3.133cm">
          <text:p/>
        </draw:line>
        <draw:line draw:style-name="gr1" draw:text-style-name="P1" draw:layer="layout" svg:x1="15.868cm" svg:y1="3.059cm" svg:x2="15.988cm" svg:y2="3.059cm">
          <text:p/>
        </draw:line>
        <draw:line draw:style-name="gr1" draw:text-style-name="P1" draw:layer="layout" svg:x1="15.989cm" svg:y1="3.06cm" svg:x2="15.868cm" svg:y2="2.99cm">
          <text:p/>
        </draw:line>
        <draw:line draw:style-name="gr1" draw:text-style-name="P1" draw:layer="layout" svg:x1="15.868cm" svg:y1="2.99cm" svg:x2="15.988cm" svg:y2="2.99cm">
          <text:p/>
        </draw:line>
        <draw:line draw:style-name="gr1" draw:text-style-name="P1" draw:layer="layout" svg:x1="15.868cm" svg:y1="2.933cm" svg:x2="15.988cm" svg:y2="2.933cm">
          <text:p/>
        </draw:line>
        <draw:line draw:style-name="gr1" draw:text-style-name="P1" draw:layer="layout" svg:x1="15.988cm" svg:y1="2.933cm" svg:x2="15.988cm" svg:y2="2.904cm">
          <text:p/>
        </draw:line>
        <draw:line draw:style-name="gr1" draw:text-style-name="P1" draw:layer="layout" svg:x1="15.989cm" svg:y1="2.905cm" svg:x2="15.983cm" svg:y2="2.887cm">
          <text:p/>
        </draw:line>
        <draw:line draw:style-name="gr1" draw:text-style-name="P1" draw:layer="layout" svg:x1="15.984cm" svg:y1="2.888cm" svg:x2="15.971cm" svg:y2="2.876cm">
          <text:p/>
        </draw:line>
        <draw:line draw:style-name="gr1" draw:text-style-name="P1" draw:layer="layout" svg:x1="15.972cm" svg:y1="2.878cm" svg:x2="15.96cm" svg:y2="2.87cm">
          <text:p/>
        </draw:line>
        <draw:line draw:style-name="gr1" draw:text-style-name="P1" draw:layer="layout" svg:x1="15.961cm" svg:y1="2.871cm" svg:x2="15.937cm" svg:y2="2.864cm">
          <text:p/>
        </draw:line>
        <draw:line draw:style-name="gr1" draw:text-style-name="P1" draw:layer="layout" svg:x1="15.937cm" svg:y1="2.864cm" svg:x2="15.92cm" svg:y2="2.864cm">
          <text:p/>
        </draw:line>
        <draw:line draw:style-name="gr1" draw:text-style-name="P1" draw:layer="layout" svg:x1="15.921cm" svg:y1="2.864cm" svg:x2="15.897cm" svg:y2="2.871cm">
          <text:p/>
        </draw:line>
        <draw:line draw:style-name="gr1" draw:text-style-name="P1" draw:layer="layout" svg:x1="15.898cm" svg:y1="2.87cm" svg:x2="15.885cm" svg:y2="2.878cm">
          <text:p/>
        </draw:line>
        <draw:line draw:style-name="gr1" draw:text-style-name="P1" draw:layer="layout" svg:x1="15.886cm" svg:y1="2.876cm" svg:x2="15.874cm" svg:y2="2.888cm">
          <text:p/>
        </draw:line>
        <draw:line draw:style-name="gr1" draw:text-style-name="P1" draw:layer="layout" svg:x1="15.875cm" svg:y1="2.887cm" svg:x2="15.868cm" svg:y2="2.905cm">
          <text:p/>
        </draw:line>
        <draw:line draw:style-name="gr1" draw:text-style-name="P1" draw:layer="layout" svg:x1="15.868cm" svg:y1="2.904cm" svg:x2="15.868cm" svg:y2="2.933cm">
          <text:p/>
        </draw:line>
        <draw:polygon draw:style-name="gr2" draw:text-style-name="P1" draw:layer="layout" svg:width="0.25cm" svg:height="0.407cm" svg:x="15.833cm" svg:y="2.821cm" svg:viewBox="0 0 251 408" draw:points="0,0 251,0 251,408 0,408">
          <text:p/>
        </draw:polygon>
        <draw:line draw:style-name="gr1" draw:text-style-name="P1" draw:layer="layout" svg:x1="16.8cm" svg:y1="2.819cm" svg:x2="16.858cm" svg:y2="2.86cm">
          <text:p/>
        </draw:line>
        <draw:line draw:style-name="gr1" draw:text-style-name="P1" draw:layer="layout" svg:x1="16.8cm" svg:y1="2.888cm" svg:x2="16.92cm" svg:y2="2.888cm">
          <text:p/>
        </draw:line>
        <draw:line draw:style-name="gr1" draw:text-style-name="P1" draw:layer="layout" svg:x1="16.92cm" svg:y1="2.888cm" svg:x2="16.92cm" svg:y2="2.842cm">
          <text:p/>
        </draw:line>
        <draw:line draw:style-name="gr1" draw:text-style-name="P1" draw:layer="layout" svg:x1="16.921cm" svg:y1="2.843cm" svg:x2="16.915cm" svg:y2="2.831cm">
          <text:p/>
        </draw:line>
        <draw:line draw:style-name="gr1" draw:text-style-name="P1" draw:layer="layout" svg:x1="16.916cm" svg:y1="2.833cm" svg:x2="16.909cm" svg:y2="2.825cm">
          <text:p/>
        </draw:line>
        <draw:line draw:style-name="gr1" draw:text-style-name="P1" draw:layer="layout" svg:x1="16.91cm" svg:y1="2.826cm" svg:x2="16.897cm" svg:y2="2.819cm">
          <text:p/>
        </draw:line>
        <draw:line draw:style-name="gr1" draw:text-style-name="P1" draw:layer="layout" svg:x1="16.897cm" svg:y1="2.819cm" svg:x2="16.88cm" svg:y2="2.819cm">
          <text:p/>
        </draw:line>
        <draw:line draw:style-name="gr1" draw:text-style-name="P1" draw:layer="layout" svg:x1="16.881cm" svg:y1="2.819cm" svg:x2="16.869cm" svg:y2="2.826cm">
          <text:p/>
        </draw:line>
        <draw:line draw:style-name="gr1" draw:text-style-name="P1" draw:layer="layout" svg:x1="16.87cm" svg:y1="2.825cm" svg:x2="16.863cm" svg:y2="2.833cm">
          <text:p/>
        </draw:line>
        <draw:line draw:style-name="gr1" draw:text-style-name="P1" draw:layer="layout" svg:x1="16.864cm" svg:y1="2.831cm" svg:x2="16.857cm" svg:y2="2.843cm">
          <text:p/>
        </draw:line>
        <draw:line draw:style-name="gr1" draw:text-style-name="P1" draw:layer="layout" svg:x1="16.857cm" svg:y1="2.842cm" svg:x2="16.857cm" svg:y2="2.888cm">
          <text:p/>
        </draw:line>
        <draw:line draw:style-name="gr1" draw:text-style-name="P1" draw:layer="layout" svg:x1="16.813cm" svg:y1="2.769cm" svg:x2="16.806cm" svg:y2="2.762cm">
          <text:p/>
        </draw:line>
        <draw:line draw:style-name="gr1" draw:text-style-name="P1" draw:layer="layout" svg:x1="16.808cm" svg:y1="2.762cm" svg:x2="16.8cm" svg:y2="2.769cm">
          <text:p/>
        </draw:line>
        <draw:line draw:style-name="gr1" draw:text-style-name="P1" draw:layer="layout" svg:x1="16.8cm" svg:y1="2.768cm" svg:x2="16.808cm" svg:y2="2.775cm">
          <text:p/>
        </draw:line>
        <draw:line draw:style-name="gr1" draw:text-style-name="P1" draw:layer="layout" svg:x1="16.806cm" svg:y1="2.775cm" svg:x2="16.813cm" svg:y2="2.768cm">
          <text:p/>
        </draw:line>
        <draw:line draw:style-name="gr1" draw:text-style-name="P1" draw:layer="layout" svg:x1="16.812cm" svg:y1="2.768cm" svg:x2="16.8cm" svg:y2="2.768cm">
          <text:p/>
        </draw:line>
        <draw:line draw:style-name="gr1" draw:text-style-name="P1" draw:layer="layout" svg:x1="16.921cm" svg:y1="2.729cm" svg:x2="16.8cm" svg:y2="2.688cm">
          <text:p/>
        </draw:line>
        <draw:line draw:style-name="gr1" draw:text-style-name="P1" draw:layer="layout" svg:x1="16.8cm" svg:y1="2.689cm" svg:x2="16.921cm" svg:y2="2.648cm">
          <text:p/>
        </draw:line>
        <draw:line draw:style-name="gr1" draw:text-style-name="P1" draw:layer="layout" svg:x1="16.813cm" svg:y1="2.609cm" svg:x2="16.806cm" svg:y2="2.602cm">
          <text:p/>
        </draw:line>
        <draw:line draw:style-name="gr1" draw:text-style-name="P1" draw:layer="layout" svg:x1="16.808cm" svg:y1="2.602cm" svg:x2="16.8cm" svg:y2="2.609cm">
          <text:p/>
        </draw:line>
        <draw:line draw:style-name="gr1" draw:text-style-name="P1" draw:layer="layout" svg:x1="16.8cm" svg:y1="2.608cm" svg:x2="16.808cm" svg:y2="2.615cm">
          <text:p/>
        </draw:line>
        <draw:line draw:style-name="gr1" draw:text-style-name="P1" draw:layer="layout" svg:x1="16.806cm" svg:y1="2.615cm" svg:x2="16.813cm" svg:y2="2.608cm">
          <text:p/>
        </draw:line>
        <draw:line draw:style-name="gr1" draw:text-style-name="P1" draw:layer="layout" svg:x1="16.812cm" svg:y1="2.608cm" svg:x2="16.8cm" svg:y2="2.608cm">
          <text:p/>
        </draw:line>
        <draw:line draw:style-name="gr1" draw:text-style-name="P1" draw:layer="layout" svg:x1="16.8cm" svg:y1="2.396cm" svg:x2="16.8cm" svg:y2="2.465cm">
          <text:p/>
        </draw:line>
        <draw:line draw:style-name="gr1" draw:text-style-name="P1" draw:layer="layout" svg:x1="16.8cm" svg:y1="2.431cm" svg:x2="16.92cm" svg:y2="2.431cm">
          <text:p/>
        </draw:line>
        <draw:line draw:style-name="gr1" draw:text-style-name="P1" draw:layer="layout" svg:x1="16.921cm" svg:y1="2.431cm" svg:x2="16.903cm" svg:y2="2.443cm">
          <text:p/>
        </draw:line>
        <draw:line draw:style-name="gr1" draw:text-style-name="P1" draw:layer="layout" svg:x1="16.904cm" svg:y1="2.442cm" svg:x2="16.892cm" svg:y2="2.455cm">
          <text:p/>
        </draw:line>
        <draw:line draw:style-name="gr1" draw:text-style-name="P1" draw:layer="layout" svg:x1="16.893cm" svg:y1="2.454cm" svg:x2="16.886cm" svg:y2="2.466cm">
          <text:p/>
        </draw:line>
        <draw:line draw:style-name="gr1" draw:text-style-name="P1" draw:layer="layout" svg:x1="16.8cm" svg:y1="2.345cm" svg:x2="16.92cm" svg:y2="2.345cm">
          <text:p/>
        </draw:line>
        <draw:line draw:style-name="gr1" draw:text-style-name="P1" draw:layer="layout" svg:x1="16.921cm" svg:y1="2.346cm" svg:x2="16.835cm" svg:y2="2.305cm">
          <text:p/>
        </draw:line>
        <draw:line draw:style-name="gr1" draw:text-style-name="P1" draw:layer="layout" svg:x1="16.835cm" svg:y1="2.306cm" svg:x2="16.921cm" svg:y2="2.265cm">
          <text:p/>
        </draw:line>
        <draw:line draw:style-name="gr1" draw:text-style-name="P1" draw:layer="layout" svg:x1="16.92cm" svg:y1="2.265cm" svg:x2="16.8cm" svg:y2="2.265cm">
          <text:p/>
        </draw:line>
        <draw:polygon draw:style-name="gr2" draw:text-style-name="P1" draw:layer="layout" svg:width="0.248cm" svg:height="0.909cm" svg:x="16.766cm" svg:y="2.122cm" svg:viewBox="0 0 249 910" draw:points="0,0 249,0 249,910 0,910">
          <text:p/>
        </draw:polygon>
        <draw:path draw:style-name="gr3" draw:text-style-name="P2" draw:layer="layout" svg:width="0.301cm" svg:height="0.3cm" svg:x="17.996cm" svg:y="3.96cm" svg:viewBox="0 0 302 301" svg:d="M0 151c0-84 68-151 150-151 83 0 152 67 152 151 0 83-69 150-152 150-82 0-150-67-150-150z">
          <text:p/>
        </draw:path>
        <draw:path draw:style-name="gr3" draw:text-style-name="P2" draw:layer="layout" svg:width="0.3cm" svg:height="0.3cm" svg:x="17.234cm" svg:y="3.96cm" svg:viewBox="0 0 301 301" svg:d="M0 151c0-84 67-151 149-151 84 0 152 67 152 151 0 83-68 150-152 150-82 0-149-67-149-150z">
          <text:p/>
        </draw:path>
        <draw:line draw:style-name="gr4" draw:text-style-name="P1" draw:layer="layout" svg:x1="17.164cm" svg:y1="3.588cm" svg:x2="17.164cm" svg:y2="3.548cm">
          <text:p/>
        </draw:line>
        <draw:path draw:style-name="gr3" draw:text-style-name="P2" draw:layer="layout" svg:width="0.211cm" svg:height="0.21cm" svg:x="16.809cm" svg:y="3.463cm" svg:viewBox="0 0 212 211" svg:d="M0 105c0-58 49-105 107-105 57 0 105 47 105 105s-48 106-105 106c-58 0-107-48-107-106z">
          <text:p/>
        </draw:path>
        <draw:path draw:style-name="gr3" draw:text-style-name="P2" draw:layer="layout" svg:width="0.209cm" svg:height="0.21cm" svg:x="16.56cm" svg:y="3.463cm" svg:viewBox="0 0 210 211" svg:d="M0 105c0-58 48-105 105-105 58 0 105 47 105 105s-47 106-105 106c-57 0-105-48-105-106z">
          <text:p/>
        </draw:path>
        <draw:path draw:style-name="gr3" draw:text-style-name="P2" draw:layer="layout" svg:width="0.3cm" svg:height="0.3cm" svg:x="15.061cm" svg:y="4.277cm" svg:viewBox="0 0 301 301" svg:d="M0 151c0-84 68-151 151-151 82 0 150 67 150 151 0 83-68 150-150 150-83 0-151-67-151-150z">
          <text:p/>
        </draw:path>
        <draw:path draw:style-name="gr3" draw:text-style-name="P2" draw:layer="layout" svg:width="0.3cm" svg:height="0.3cm" svg:x="15.823cm" svg:y="4.277cm" svg:viewBox="0 0 301 301" svg:d="M0 151c0-84 68-151 152-151 82 0 149 67 149 151 0 83-67 150-149 150-84 0-152-67-152-150z">
          <text:p/>
        </draw:path>
        <draw:line draw:style-name="gr5" draw:text-style-name="P1" draw:layer="layout" svg:x1="15.212cm" svg:y1="5.326cm" svg:x2="15.212cm" svg:y2="5.376cm">
          <text:p/>
        </draw:line>
        <draw:path draw:style-name="gr3" draw:text-style-name="P2" draw:layer="layout" svg:width="0.24cm" svg:height="0.24cm" svg:x="15.345cm" svg:y="5.231cm" svg:viewBox="0 0 241 241" svg:d="M0 120c0-66 54-120 121-120 66 0 120 54 120 120 0 67-54 121-120 121-67 0-121-54-121-121z">
          <text:p/>
        </draw:path>
        <draw:line draw:style-name="gr6" draw:text-style-name="P1" draw:layer="layout" svg:x1="16.004cm" svg:y1="4.762cm" svg:x2="15.943cm" svg:y2="4.762cm">
          <text:p/>
        </draw:line>
        <draw:path draw:style-name="gr3" draw:text-style-name="P2" draw:layer="layout" svg:width="0.24cm" svg:height="0.24cm" svg:x="15.853cm" svg:y="4.892cm" svg:viewBox="0 0 241 241" svg:d="M0 121c0-66 54-121 121-121s120 55 120 121-53 120-120 120-121-54-121-120z">
          <text:p/>
        </draw:path>
        <draw:path draw:style-name="gr3" draw:text-style-name="P2" draw:layer="layout" svg:width="0.3cm" svg:height="0.3cm" svg:x="17.566cm" svg:y="3.418cm" svg:viewBox="0 0 301 301" svg:d="M0 151c0-83 68-151 152-151 82 0 149 68 149 151s-67 150-149 150c-84 0-152-67-152-150z">
          <text:p/>
        </draw:path>
        <draw:polygon draw:style-name="gr3" draw:text-style-name="P2" draw:layer="layout" svg:width="0.211cm" svg:height="0.21cm" svg:x="16.428cm" svg:y="4.402cm" svg:viewBox="0 0 212 211" draw:points="0,211 0,0 212,0 212,211">
          <text:p/>
        </draw:polygon>
        <draw:path draw:style-name="gr3" draw:text-style-name="P2" draw:layer="layout" svg:width="0.211cm" svg:height="0.21cm" svg:x="16.428cm" svg:y="4.656cm" svg:viewBox="0 0 212 211" svg:d="M0 106c0-59 48-106 106-106 57 0 106 47 106 106 0 58-49 105-106 105-58 0-106-47-106-105z">
          <text:p/>
        </draw:path>
        <draw:path draw:style-name="gr3" draw:text-style-name="P2" draw:layer="layout" svg:width="0.211cm" svg:height="0.21cm" svg:x="16.428cm" svg:y="4.91cm" svg:viewBox="0 0 212 211" svg:d="M0 106c0-58 48-106 106-106 57 0 106 48 106 106s-49 105-106 105c-58 0-106-47-106-105z">
          <text:p/>
        </draw:path>
        <draw:path draw:style-name="gr3" draw:text-style-name="P2" draw:layer="layout" svg:width="0.211cm" svg:height="0.21cm" svg:x="16.428cm" svg:y="5.164cm" svg:viewBox="0 0 212 211" svg:d="M0 105c0-58 48-105 106-105 57 0 106 47 106 105s-49 106-106 106c-58 0-106-48-106-106z">
          <text:p/>
        </draw:path>
        <draw:path draw:style-name="gr3" draw:text-style-name="P2" draw:layer="layout" svg:width="0.211cm" svg:height="0.21cm" svg:x="17.19cm" svg:y="5.164cm" svg:viewBox="0 0 212 211" svg:d="M0 105c0-58 48-105 107-105 57 0 105 47 105 105s-48 106-105 106c-59 0-107-48-107-106z">
          <text:p/>
        </draw:path>
        <draw:path draw:style-name="gr3" draw:text-style-name="P2" draw:layer="layout" svg:width="0.211cm" svg:height="0.21cm" svg:x="17.19cm" svg:y="4.91cm" svg:viewBox="0 0 212 211" svg:d="M0 106c0-58 48-106 107-106 57 0 105 48 105 106s-48 105-105 105c-59 0-107-47-107-105z">
          <text:p/>
        </draw:path>
        <draw:path draw:style-name="gr3" draw:text-style-name="P2" draw:layer="layout" svg:width="0.211cm" svg:height="0.21cm" svg:x="17.19cm" svg:y="4.656cm" svg:viewBox="0 0 212 211" svg:d="M0 106c0-59 48-106 107-106 57 0 105 47 105 106 0 58-48 105-105 105-59 0-107-47-107-105z">
          <text:p/>
        </draw:path>
        <draw:path draw:style-name="gr3" draw:text-style-name="P2" draw:layer="layout" svg:width="0.211cm" svg:height="0.21cm" svg:x="17.19cm" svg:y="4.402cm" svg:viewBox="0 0 212 211" svg:d="M0 105c0-58 48-105 107-105 57 0 105 47 105 105 0 59-48 106-105 106-59 0-107-47-107-106z">
          <text:p/>
        </draw:path>
        <draw:path draw:style-name="gr3" draw:text-style-name="P2" draw:layer="layout" svg:width="0.3cm" svg:height="0.3cm" svg:x="15.823cm" svg:y="3.418cm" svg:viewBox="0 0 301 301" svg:d="M0 151c0-83 68-151 152-151 82 0 149 68 149 151s-67 150-149 150c-84 0-152-67-152-150z">
          <text:p/>
        </draw:path>
        <draw:path draw:style-name="gr3" draw:text-style-name="P2" draw:layer="layout" svg:width="0.3cm" svg:height="0.3cm" svg:x="15.783cm" svg:y="5.201cm" svg:viewBox="0 0 301 301" svg:d="M0 151c0-84 68-151 152-151 82 0 149 67 149 151 0 83-67 150-149 150-84 0-152-67-152-150z">
          <text:p/>
        </draw:path>
        <draw:line draw:style-name="gr7" draw:text-style-name="P1" draw:layer="layout" svg:x1="16.916cm" svg:y1="5.181cm" svg:x2="16.916cm" svg:y2="4.597cm">
          <text:p/>
        </draw:line>
        <draw:line draw:style-name="gr7" draw:text-style-name="P1" draw:layer="layout" svg:x1="18.045cm" svg:y1="4.39cm" svg:x2="18.144cm" svg:y2="4.291cm">
          <text:p/>
        </draw:line>
        <draw:line draw:style-name="gr7" draw:text-style-name="P1" draw:layer="layout" svg:x1="17.004cm" svg:y1="4.509cm" svg:x2="17.283cm" svg:y2="4.509cm">
          <text:p/>
        </draw:line>
        <draw:line draw:style-name="gr7" draw:text-style-name="P1" draw:layer="layout" svg:x1="18.143cm" svg:y1="4.291cm" svg:x2="18.143cm" svg:y2="4.069cm">
          <text:p/>
        </draw:line>
        <draw:line draw:style-name="gr7" draw:text-style-name="P1" draw:layer="layout" svg:x1="17.728cm" svg:y1="4.488cm" svg:x2="17.826cm" svg:y2="4.389cm">
          <text:p/>
        </draw:line>
        <draw:line draw:style-name="gr7" draw:text-style-name="P1" draw:layer="layout" svg:x1="16.534cm" svg:y1="5.447cm" svg:x2="16.621cm" svg:y2="5.535cm">
          <text:p/>
        </draw:line>
        <draw:line draw:style-name="gr7" draw:text-style-name="P1" draw:layer="layout" svg:x1="16.744cm" svg:y1="5.269cm" svg:x2="16.744cm" svg:y2="5.268cm">
          <text:p/>
        </draw:line>
        <draw:line draw:style-name="gr7" draw:text-style-name="P1" draw:layer="layout" svg:x1="17.466cm" svg:y1="4.955cm" svg:x2="17.729cm" svg:y2="4.693cm">
          <text:p/>
        </draw:line>
        <draw:line draw:style-name="gr7" draw:text-style-name="P1" draw:layer="layout" svg:x1="16.829cm" svg:y1="5.269cm" svg:x2="16.917cm" svg:y2="5.181cm">
          <text:p/>
        </draw:line>
        <draw:line draw:style-name="gr7" draw:text-style-name="P1" draw:layer="layout" svg:x1="17.379cm" svg:y1="5.534cm" svg:x2="16.62cm" svg:y2="5.534cm">
          <text:p/>
        </draw:line>
        <draw:line draw:style-name="gr7" draw:text-style-name="P1" draw:layer="layout" svg:x1="16.534cm" svg:y1="5.269cm" svg:x2="16.744cm" svg:y2="5.269cm">
          <text:p/>
        </draw:line>
        <draw:line draw:style-name="gr7" draw:text-style-name="P1" draw:layer="layout" svg:x1="17.717cm" svg:y1="3.568cm" svg:x2="18.006cm" svg:y2="3.568cm">
          <text:p/>
        </draw:line>
        <draw:line draw:style-name="gr7" draw:text-style-name="P1" draw:layer="layout" svg:x1="17.825cm" svg:y1="4.389cm" svg:x2="18.047cm" svg:y2="4.389cm">
          <text:p/>
        </draw:line>
        <draw:line draw:style-name="gr7" draw:text-style-name="P1" draw:layer="layout" svg:x1="17.466cm" svg:y1="5.373cm" svg:x2="17.466cm" svg:y2="4.954cm">
          <text:p/>
        </draw:line>
        <draw:line draw:style-name="gr7" draw:text-style-name="P1" draw:layer="layout" svg:x1="17.466cm" svg:y1="5.374cm" svg:x2="17.466cm" svg:y2="5.373cm">
          <text:p/>
        </draw:line>
        <draw:line draw:style-name="gr7" draw:text-style-name="P1" draw:layer="layout" svg:x1="18.006cm" svg:y1="3.568cm" svg:x2="18.147cm" svg:y2="3.708cm">
          <text:p/>
        </draw:line>
        <draw:line draw:style-name="gr7" draw:text-style-name="P1" draw:layer="layout" svg:x1="16.744cm" svg:y1="5.268cm" svg:x2="16.829cm" svg:y2="5.268cm">
          <text:p/>
        </draw:line>
        <draw:line draw:style-name="gr7" draw:text-style-name="P1" draw:layer="layout" svg:x1="16.534cm" svg:y1="5.269cm" svg:x2="16.534cm" svg:y2="5.447cm">
          <text:p/>
        </draw:line>
        <draw:line draw:style-name="gr7" draw:text-style-name="P1" draw:layer="layout" svg:x1="16.916cm" svg:y1="4.598cm" svg:x2="17.005cm" svg:y2="4.509cm">
          <text:p/>
        </draw:line>
        <draw:line draw:style-name="gr7" draw:text-style-name="P1" draw:layer="layout" svg:x1="18.146cm" svg:y1="3.707cm" svg:x2="18.146cm" svg:y2="4.11cm">
          <text:p/>
        </draw:line>
        <draw:line draw:style-name="gr7" draw:text-style-name="P1" draw:layer="layout" svg:x1="17.466cm" svg:y1="5.447cm" svg:x2="17.466cm" svg:y2="5.374cm">
          <text:p/>
        </draw:line>
        <draw:line draw:style-name="gr7" draw:text-style-name="P1" draw:layer="layout" svg:x1="17.379cm" svg:y1="5.535cm" svg:x2="17.467cm" svg:y2="5.447cm">
          <text:p/>
        </draw:line>
        <draw:line draw:style-name="gr7" draw:text-style-name="P1" draw:layer="layout" svg:x1="17.728cm" svg:y1="4.693cm" svg:x2="17.728cm" svg:y2="4.487cm">
          <text:p/>
        </draw:line>
        <draw:line draw:style-name="gr7" draw:text-style-name="P1" draw:layer="layout" svg:x1="17.3cm" svg:y1="4.511cm" svg:x2="17.296cm" svg:y2="4.507cm">
          <text:p/>
        </draw:line>
        <draw:line draw:style-name="gr7" draw:text-style-name="P1" draw:layer="layout" svg:x1="16.534cm" svg:y1="4.507cm" svg:x2="16.299cm" svg:y2="4.507cm">
          <text:p/>
        </draw:line>
        <draw:line draw:style-name="gr7" draw:text-style-name="P1" draw:layer="layout" svg:x1="15.594cm" svg:y1="4.932cm" svg:x2="15.594cm" svg:y2="4.507cm">
          <text:p/>
        </draw:line>
        <draw:line draw:style-name="gr7" draw:text-style-name="P1" draw:layer="layout" svg:x1="16.3cm" svg:y1="4.508cm" svg:x2="16.219cm" svg:y2="4.427cm">
          <text:p/>
        </draw:line>
        <draw:line draw:style-name="gr7" draw:text-style-name="P1" draw:layer="layout" svg:x1="16.219cm" svg:y1="4.427cm" svg:x2="15.974cm" svg:y2="4.427cm">
          <text:p/>
        </draw:line>
        <draw:line draw:style-name="gr7" draw:text-style-name="P1" draw:layer="layout" svg:x1="15.974cm" svg:y1="3.568cm" svg:x2="15.974cm" svg:y2="4.427cm">
          <text:p/>
        </draw:line>
        <draw:line draw:style-name="gr7" draw:text-style-name="P1" draw:layer="layout" svg:x1="15.674cm" svg:y1="4.427cm" svg:x2="15.971cm" svg:y2="4.427cm">
          <text:p/>
        </draw:line>
        <draw:line draw:style-name="gr7" draw:text-style-name="P1" draw:layer="layout" svg:x1="15.593cm" svg:y1="4.934cm" svg:x2="15.595cm" svg:y2="4.932cm">
          <text:p/>
        </draw:line>
        <draw:line draw:style-name="gr7" draw:text-style-name="P1" draw:layer="layout" svg:x1="15.594cm" svg:y1="4.508cm" svg:x2="15.675cm" svg:y2="4.427cm">
          <text:p/>
        </draw:line>
        <draw:line draw:style-name="gr7" draw:text-style-name="P1" draw:layer="layout" svg:x1="15.672cm" svg:y1="5.013cm" svg:x2="15.969cm" svg:y2="5.013cm">
          <text:p/>
        </draw:line>
        <draw:line draw:style-name="gr7" draw:text-style-name="P1" draw:layer="layout" svg:x1="15.593cm" svg:y1="4.933cm" svg:x2="15.673cm" svg:y2="5.014cm">
          <text:p/>
        </draw:line>
        <draw:line draw:style-name="gr7" draw:text-style-name="P1" draw:layer="layout" svg:x1="15.212cm" svg:y1="4.427cm" svg:x2="15.212cm" svg:y2="5.351cm">
          <text:p/>
        </draw:line>
        <draw:line draw:style-name="gr7" draw:text-style-name="P1" draw:layer="layout" svg:x1="15.934cm" svg:y1="5.351cm" svg:x2="16.193cm" svg:y2="5.351cm">
          <text:p/>
        </draw:line>
        <draw:line draw:style-name="gr7" draw:text-style-name="P1" draw:layer="layout" svg:x1="16.356cm" svg:y1="5.015cm" svg:x2="16.534cm" svg:y2="5.015cm">
          <text:p/>
        </draw:line>
        <draw:line draw:style-name="gr7" draw:text-style-name="P1" draw:layer="layout" svg:x1="15.466cm" svg:y1="5.351cm" svg:x2="15.934cm" svg:y2="5.351cm">
          <text:p/>
        </draw:line>
        <draw:line draw:style-name="gr7" draw:text-style-name="P1" draw:layer="layout" svg:x1="16.193cm" svg:y1="5.352cm" svg:x2="16.276cm" svg:y2="5.269cm">
          <text:p/>
        </draw:line>
        <draw:line draw:style-name="gr7" draw:text-style-name="P1" draw:layer="layout" svg:x1="16.275cm" svg:y1="5.269cm" svg:x2="16.275cm" svg:y2="5.097cm">
          <text:p/>
        </draw:line>
        <draw:line draw:style-name="gr7" draw:text-style-name="P1" draw:layer="layout" svg:x1="16.275cm" svg:y1="5.098cm" svg:x2="16.357cm" svg:y2="5.015cm">
          <text:p/>
        </draw:line>
        <draw:line draw:style-name="gr7" draw:text-style-name="P1" draw:layer="layout" svg:x1="16.664cm" svg:y1="4.147cm" svg:x2="16.664cm" svg:y2="4.148cm">
          <text:p/>
        </draw:line>
        <draw:line draw:style-name="gr7" draw:text-style-name="P1" draw:layer="layout" svg:x1="16.532cm" svg:y1="4.763cm" svg:x2="16.536cm" svg:y2="4.761cm">
          <text:p/>
        </draw:line>
        <draw:line draw:style-name="gr7" draw:text-style-name="P1" draw:layer="layout" svg:x1="16.786cm" svg:y1="4.647cm" svg:x2="16.672cm" svg:y2="4.762cm">
          <text:p/>
        </draw:line>
        <draw:line draw:style-name="gr7" draw:text-style-name="P1" draw:layer="layout" svg:x1="15.974cm" svg:y1="4.762cm" svg:x2="16.532cm" svg:y2="4.762cm">
          <text:p/>
        </draw:line>
        <draw:line draw:style-name="gr7" draw:text-style-name="P1" draw:layer="layout" svg:x1="16.664cm" svg:y1="4.148cm" svg:x2="16.786cm" svg:y2="4.271cm">
          <text:p/>
        </draw:line>
        <draw:line draw:style-name="gr7" draw:text-style-name="P1" draw:layer="layout" svg:x1="16.672cm" svg:y1="4.761cm" svg:x2="16.534cm" svg:y2="4.761cm">
          <text:p/>
        </draw:line>
        <draw:line draw:style-name="gr7" draw:text-style-name="P1" draw:layer="layout" svg:x1="16.785cm" svg:y1="4.27cm" svg:x2="16.785cm" svg:y2="4.647cm">
          <text:p/>
        </draw:line>
        <draw:line draw:style-name="gr7" draw:text-style-name="P1" draw:layer="layout" svg:x1="15.974cm" svg:y1="4.761cm" svg:x2="15.974cm" svg:y2="4.762cm">
          <text:p/>
        </draw:line>
        <draw:line draw:style-name="gr7" draw:text-style-name="P1" draw:layer="layout" svg:x1="16.664cm" svg:y1="3.568cm" svg:x2="16.664cm" svg:y2="4.147cm">
          <text:p/>
        </draw:line>
        <draw:line draw:style-name="gr7" draw:text-style-name="P1" draw:layer="layout" svg:x1="17.524cm" svg:y1="4.764cm" svg:x2="17.635cm" svg:y2="4.653cm">
          <text:p/>
        </draw:line>
        <draw:line draw:style-name="gr7" draw:text-style-name="P1" draw:layer="layout" svg:x1="17.302cm" svg:y1="4.763cm" svg:x2="17.524cm" svg:y2="4.763cm">
          <text:p/>
        </draw:line>
        <draw:line draw:style-name="gr7" draw:text-style-name="P1" draw:layer="layout" svg:x1="17.384cm" svg:y1="4.11cm" svg:x2="17.244cm" svg:y2="4.11cm">
          <text:p/>
        </draw:line>
        <draw:line draw:style-name="gr7" draw:text-style-name="P1" draw:layer="layout" svg:x1="17.635cm" svg:y1="4.21cm" svg:x2="17.537cm" svg:y2="4.111cm">
          <text:p/>
        </draw:line>
        <draw:line draw:style-name="gr7" draw:text-style-name="P1" draw:layer="layout" svg:x1="17.245cm" svg:y1="4.111cm" svg:x2="17.164cm" svg:y2="4.031cm">
          <text:p/>
        </draw:line>
        <draw:line draw:style-name="gr7" draw:text-style-name="P1" draw:layer="layout" svg:x1="17.537cm" svg:y1="4.111cm" svg:x2="17.315cm" svg:y2="4.111cm">
          <text:p/>
        </draw:line>
        <draw:line draw:style-name="gr7" draw:text-style-name="P1" draw:layer="layout" svg:x1="16.915cm" svg:y1="3.568cm" svg:x2="17.164cm" svg:y2="3.568cm">
          <text:p/>
        </draw:line>
        <draw:line draw:style-name="gr7" draw:text-style-name="P1" draw:layer="layout" svg:x1="17.634cm" svg:y1="4.653cm" svg:x2="17.634cm" svg:y2="4.209cm">
          <text:p/>
        </draw:line>
        <draw:line draw:style-name="gr7" draw:text-style-name="P1" draw:layer="layout" svg:x1="17.164cm" svg:y1="4.031cm" svg:x2="17.164cm" svg:y2="3.568cm">
          <text:p/>
        </draw:line>
        <draw:polygon draw:style-name="gr8" draw:text-style-name="P2" draw:layer="layout" svg:width="0.346cm" svg:height="0.185cm" svg:x="16.059cm" svg:y="4.502cm" svg:viewBox="0 0 347 186" draw:points="130,2 135,6 193,64 197,67 205,73 219,78 233,81 248,81 301,81 309,83 316,89 320,97 320,101 320,116 321,122 326,135 335,147 339,150 345,157 347,165 345,174 340,181 332,185 327,186 73,186 65,184 58,178 57,178 54,174 51,170 36,154 18,141 10,137 3,132 0,124 0,115 4,107 9,102 26,93 47,77 65,58 81,37 95,14 96,12 97,10 99,8 100,6 101,5 103,4 106,2 107,2 109,1 114,0 121,0">
          <text:p/>
        </draw:polygon>
        <draw:polygon draw:style-name="gr8" draw:text-style-name="P2" draw:layer="layout" svg:width="0.819cm" svg:height="1.017cm" svg:x="16.74cm" svg:y="3.671cm" svg:viewBox="0 0 820 1018" draw:points="54,0 56,1 58,2 60,3 64,5 73,15 93,30 115,41 138,48 162,52 187,52 211,48 234,41 256,30 276,15 283,10 292,9 300,12 306,17 306,18 316,28 323,35 324,36 341,48 347,55 349,63 349,64 349,367 352,382 358,396 361,400 366,408 447,490 452,497 452,498 454,504 464,529 477,551 488,566 493,572 511,591 532,607 555,620 579,630 604,637 630,640 657,640 683,637 708,630 733,620 756,607 777,591 786,581 794,576 803,575 811,578 817,584 820,593 820,595 820,944 818,952 815,958 760,1012 753,1017 746,1018 704,1018 696,1016 689,1010 688,1010 674,990 669,985 662,978 657,971 656,962 659,953 662,950 674,938 688,918 699,897 707,873 711,849 711,825 707,801 699,777 688,756 674,736 657,719 641,708 637,704 629,701 615,693 592,686 571,683 568,682 543,682 540,682 519,686 496,693 474,704 454,719 437,736 428,749 424,754 423,756 416,762 408,764 407,764 256,764 253,765 242,767 228,772 225,774 223,776 216,781 155,842 147,847 138,848 130,845 124,838 121,830 121,828 121,593 120,588 119,587 118,578 112,565 112,564 105,554 104,552 5,453 1,445 0,439 0,44 2,36 7,29 8,28 26,15 35,5 37,4 39,3 41,2 43,1 45,0 47,0 50,0 52,0">
          <text:p/>
        </draw:polygon>
        <draw:polygon draw:style-name="gr8" draw:text-style-name="P2" draw:layer="layout" svg:width="0.219cm" svg:height="0.436cm" svg:x="15.669cm" svg:y="4.502cm" svg:viewBox="0 0 220 437" draw:points="115,2 122,8 125,12 126,14 139,36 143,41 155,57 173,76 194,92 211,101 217,107 220,116 220,124 215,132 210,136 202,140 184,153 169,169 156,187 146,206 139,227 135,249 135,271 139,293 146,314 156,333 169,351 182,366 187,373 188,382 185,390 182,394 177,399 164,416 158,427 152,433 143,437 140,437 43,437 40,436 36,436 35,435 34,435 29,431 6,408 1,401 0,394 0,44 2,36 6,30 30,6 38,1 44,0 107,0">
          <text:p/>
        </draw:polygon>
        <draw:polygon draw:style-name="gr8" draw:text-style-name="P2" draw:layer="layout" svg:width="0.207cm" svg:height="0.468cm" svg:x="16.634cm" svg:y="4.726cm" svg:viewBox="0 0 208 469" draw:points="199,3 205,9 208,18 208,20 208,417 206,426 202,431 170,463 162,467 156,468 103,468 102,469 98,469 47,469 38,467 31,461 18,443 6,431 1,424 0,415 3,406 6,403 18,391 32,371 43,350 51,326 55,302 55,278 51,254 43,230 32,209 18,189 6,177 1,170 0,161 3,152 6,149 18,137 31,118 37,112 44,110 45,110 59,107 73,102 78,98 85,93 173,6 180,1 190,0">
          <text:p/>
        </draw:polygon>
        <draw:polygon draw:style-name="gr8" draw:text-style-name="P2" draw:layer="layout" svg:width="0.083cm" svg:height="0.132cm" svg:x="16.35cm" svg:y="5.096cm" svg:viewBox="0 0 84 133" draw:points="41,0 43,0 45,1 48,1 49,2 51,3 54,5 55,7 56,7 65,20 79,32 79,33 81,36 83,39 83,40 83,41 83,45 84,48 84,49 84,50 82,53 81,57 80,57 80,58 78,60 65,73 56,86 51,93 40,114 38,119 34,126 26,131 18,133 9,130 3,124 0,115 0,113 0,40 2,32 5,26 26,5 29,4 31,2 32,2 34,1 37,0 40,0">
          <text:p/>
        </draw:polygon>
        <draw:polygon draw:style-name="gr8" draw:text-style-name="P2" draw:layer="layout" svg:width="0.385cm" svg:height="0.439cm" svg:x="16.048cm" svg:y="4.837cm" svg:viewBox="0 0 386 440" draw:points="349,2 356,8 362,16 368,25 380,37 385,44 386,53 383,63 380,66 368,78 361,88 355,96 349,102 340,104 339,104 302,104 300,104 288,107 274,112 270,115 262,121 169,213 164,221 163,223 161,225 155,239 152,254 152,394 152,397 151,400 151,401 150,402 147,408 120,434 113,439 106,440 84,440 76,438 69,432 66,428 65,426 52,404 36,383 18,364 17,364 11,359 8,357 2,350 0,341 2,333 7,326 10,324 20,318 38,304 54,288 67,271 78,251 87,231 93,209 96,187 96,165 93,143 87,121 78,101 78,100 67,81 54,64 49,58 48,56 47,55 46,53 44,50 44,49 43,47 43,44 43,42 44,40 44,38 45,36 46,33 48,31 48,30 62,16 69,7 72,5 75,2 76,2 77,2 80,1 83,0 84,0 340,0">
          <text:p/>
        </draw:polygon>
        <draw:polygon draw:style-name="gr8" draw:text-style-name="P2" draw:layer="layout" svg:width="0.659cm" svg:height="0.875cm" svg:x="16.614cm" svg:y="4.584cm" svg:viewBox="0 0 660 876" draw:points="541,1 545,2 549,5 552,7 552,8 564,24 577,37 579,40 581,43 581,44 581,45 581,49 582,52 582,53 582,54 580,57 579,61 578,61 578,62 576,64 564,76 550,96 539,117 531,141 527,165 527,189 531,213 539,237 547,252 550,258 558,269 564,278 576,290 581,297 582,306 579,315 576,318 564,330 554,344 551,348 550,350 539,371 531,395 528,416 528,417 527,419 527,443 531,467 539,491 547,506 550,512 562,530 564,533 576,545 581,552 582,561 579,570 576,573 564,585 555,598 550,605 539,626 531,650 529,667 527,674 527,698 528,703 531,722 539,746 548,763 550,767 562,784 564,787 581,804 601,819 623,830 645,837 646,837 653,842 658,849 660,858 657,866 651,873 642,876 640,876 46,876 43,875 39,875 38,874 37,874 32,870 5,844 1,836 0,827 3,819 8,814 14,809 21,804 38,787 51,769 57,763 66,761 67,761 137,761 141,761 222,761 237,758 251,752 255,749 263,744 360,646 367,636 369,634 374,620 377,606 377,52 379,43 383,38 415,6 422,1 429,0 537,0">
          <text:p/>
        </draw:polygon>
        <draw:polygon draw:style-name="gr8" draw:text-style-name="P2" draw:layer="layout" svg:width="3.584cm" svg:height="4.025cm" svg:x="14.866cm" svg:y="1.925cm" svg:viewBox="0 0 3585 4026" draw:points="3574,2 3581,7 3585,15 3585,19 3585,4007 3583,4015 3578,4022 3570,4026 3566,4026 1486,4026 1477,4024 1470,4019 1466,4011 1466,4002 1468,3999 1467,3999 1468,3998 1472,3982 1472,3718 1468,3702 1460,3689 1449,3677 1435,3670 1420,3665 1093,3665 1084,3663 1077,3658 1073,3650 1073,3641 1077,3633 1084,3628 1090,3626 1098,3625 1107,3624 1132,3617 1156,3607 1179,3594 1200,3578 1218,3559 1234,3538 1247,3516 1248,3514 1253,3507 1261,3503 1266,3502 1334,3502 1348,3499 1362,3494 1371,3487 1374,3485 1467,3393 1470,3388 1475,3381 1478,3373 1479,3372 1481,3369 1483,3367 1484,3366 1485,3365 1488,3364 1491,3362 1492,3362 1493,3362 1496,3362 1499,3362 1500,3362 1502,3362 1505,3364 1508,3365 1508,3366 1509,3367 1511,3369 1514,3372 1514,3373 1514,3374 1515,3375 1516,3378 1516,3381 1524,3405 1533,3422 1535,3426 1547,3443 1549,3446 1566,3463 1567,3463 1584,3476 1590,3483 1592,3491 1592,3492 1592,3530 1595,3545 1601,3559 1603,3562 1609,3571 1707,3668 1714,3673 1719,3677 1721,3677 1733,3682 1747,3685 2520,3685 2534,3682 2548,3677 2553,3673 2560,3668 2658,3571 2663,3563 2664,3562 2666,3559 2672,3545 2675,3530 2675,3463 2675,3459 2676,3456 2676,3069 2678,3061 2681,3055 2799,2938 2920,2817 2928,2805 2934,2791 2937,2776 2937,2762 2937,2601 2939,2593 2942,2587 2985,2545 2992,2540 2999,2539 3189,2539 3203,2536 3217,2531 3229,2522 3240,2512 3243,2507 3245,2504 3337,2414 3345,2402 3351,2388 3352,2382 3356,2373 3362,2368 3364,2367 3369,2365 3392,2352 3413,2336 3431,2317 3447,2296 3460,2274 3470,2249 3477,2224 3481,2198 3481,2172 3477,2146 3470,2121 3460,2096 3447,2074 3431,2053 3413,2034 3397,2022 3392,2018 3369,2005 3368,2005 3361,2000 3356,1992 3356,1986 3356,1775 3355,1774 3353,1760 3347,1746 3342,1739 3339,1734 3188,1585 3179,1579 3176,1576 3166,1572 3162,1571 3153,1569 3148,1568 3049,1568 3041,1566 3034,1560 3031,1556 3030,1554 3017,1532 3001,1511 2983,1492 2980,1490 2962,1476 2939,1463 2915,1453 2890,1446 2864,1443 2837,1443 2811,1446 2786,1453 2762,1463 2739,1476 2718,1492 2700,1511 2684,1532 2671,1554 2661,1579 2654,1604 2650,1630 2650,1656 2654,1682 2658,1699 2661,1707 2671,1732 2684,1754 2689,1761 2700,1775 2718,1794 2739,1810 2762,1823 2786,1833 2811,1840 2837,1843 2864,1843 2890,1840 2915,1833 2939,1823 2962,1810 2983,1794 3001,1775 3017,1754 3030,1732 3031,1730 3036,1723 3044,1719 3049,1718 3101,1718 3110,1720 3115,1724 3199,1807 3203,1815 3204,1821 3204,1986 3202,1995 3197,2002 3192,2005 3191,2005 3181,2011 3168,2018 3147,2034 3129,2053 3113,2074 3100,2096 3090,2121 3083,2146 3079,2172 3079,2198 3083,2224 3088,2245 3090,2249 3100,2274 3113,2296 3124,2311 3129,2317 3147,2336 3160,2345 3162,2348 3165,2351 3165,2352 3166,2352 3167,2356 3168,2359 3168,2360 3168,2361 3167,2364 3167,2368 3166,2369 3166,2370 3162,2375 3154,2383 3147,2388 3140,2389 2967,2389 2952,2389 2949,2390 2938,2392 2924,2397 2912,2406 2878,2440 2870,2445 2861,2446 2853,2443 2847,2436 2844,2428 2844,2426 2844,2277 2843,2272 2841,2262 2835,2248 2827,2236 2816,2226 2718,2128 2712,2124 2706,2117 2705,2115 2697,2096 2684,2074 2668,2053 2650,2034 2634,2022 2629,2018 2606,2005 2582,1995 2557,1988 2531,1985 2504,1985 2478,1988 2453,1995 2429,2005 2406,2018 2406,2019 2398,2022 2389,2022 2381,2018 2375,2011 2374,2003 2374,1810 2376,1802 2381,1795 2382,1794 2400,1781 2417,1764 2431,1744 2442,1723 2450,1699 2454,1675 2454,1611 2450,1587 2442,1563 2431,1542 2417,1522 2400,1505 2392,1499 2380,1490 2375,1488 2358,1479 2335,1472 2314,1469 2311,1468 2286,1468 2283,1468 2262,1472 2239,1479 2217,1490 2197,1505 2180,1522 2180,1523 2173,1528 2165,1531 2156,1529 2150,1525 2146,1522 2130,1510 2119,1505 2108,1499 2085,1492 2064,1489 2061,1488 2036,1488 2033,1488 2012,1492 1989,1499 1967,1510 1964,1513 1947,1525 1938,1535 1930,1539 1921,1540 1913,1537 1909,1535 1900,1525 1896,1522 1880,1510 1869,1505 1858,1499 1835,1492 1814,1489 1811,1488 1786,1488 1783,1488 1762,1492 1739,1499 1717,1510 1714,1513 1697,1525 1680,1542 1666,1562 1655,1583 1647,1607 1643,1631 1643,1655 1647,1679 1655,1703 1657,1707 1666,1724 1673,1734 1680,1744 1697,1761 1701,1763 1715,1774 1721,1781 1723,1789 1723,1790 1723,2209 1723,2213 1722,2216 1722,2230 1725,2243 1725,2245 1727,2249 1730,2257 1731,2259 1739,2271 1792,2323 1839,2370 1843,2378 1844,2384 1844,2430 1842,2438 1837,2445 1829,2449 1820,2449 1812,2445 1809,2442 1808,2441 1797,2433 1783,2428 1777,2427 1558,2427 1552,2428 1538,2433 1527,2441 1518,2453 1513,2466 1512,2472 1512,2487 1512,2489 1512,2491 1511,2493 1510,2496 1509,2497 1508,2499 1506,2501 1505,2503 1503,2504 1501,2505 1499,2505 1497,2506 1493,2507 1472,2507 1463,2505 1458,2501 1400,2444 1391,2438 1388,2435 1377,2431 1374,2430 1363,2428 1360,2427 1306,2427 1298,2425 1291,2419 1288,2415 1287,2413 1274,2391 1258,2370 1240,2351 1232,2345 1219,2335 1196,2322 1195,2322 1188,2317 1183,2309 1183,2303 1183,1842 1185,1833 1190,1826 1195,1823 1196,1823 1219,1810 1240,1794 1258,1775 1274,1754 1287,1732 1297,1707 1304,1682 1308,1656 1308,1630 1304,1604 1297,1579 1287,1554 1274,1532 1258,1511 1240,1492 1237,1490 1219,1476 1196,1463 1172,1453 1147,1446 1121,1443 1094,1443 1068,1446 1043,1453 1019,1463 996,1476 975,1492 957,1511 941,1532 928,1554 918,1579 911,1604 907,1630 907,1656 911,1682 915,1699 918,1707 928,1732 941,1754 946,1761 957,1775 975,1794 981,1798 996,1810 1019,1823 1020,1823 1027,1828 1032,1836 1032,1842 1032,2303 1030,2312 1025,2319 1020,2322 1019,2322 1015,2325 996,2335 975,2351 957,2370 941,2391 928,2413 927,2415 922,2422 914,2426 909,2427 801,2427 797,2428 786,2430 772,2435 769,2438 760,2444 670,2534 667,2538 661,2546 656,2560 653,2575 653,2992 653,2996 651,3002 651,3016 654,3027 654,3031 660,3045 668,3057 759,3147 764,3151 771,3156 785,3161 799,3164 814,3164 944,3164 952,3166 959,3172 961,3174 961,3175 966,3183 973,3192 979,3200 991,3212 996,3220 997,3229 994,3237 988,3243 985,3245 979,3247 956,3260 935,3276 917,3295 901,3316 888,3338 887,3340 882,3347 874,3351 869,3352 764,3352 755,3350 748,3344 747,3342 741,3332 728,3315 712,3299 694,3285 675,3274 661,3268 654,3266 633,3260 611,3257 588,3257 566,3260 545,3266 524,3274 505,3285 487,3299 481,3305 480,3305 479,3307 476,3308 474,3309 472,3310 471,3310 468,3310 465,3310 464,3310 462,3310 460,3309 457,3307 454,3306 454,3305 440,3291 428,3283 427,3282 425,3279 423,3277 423,3276 422,3275 422,3271 421,3268 421,3267 421,2702 423,2693 428,2686 433,2683 434,2683 457,2670 478,2653 496,2634 512,2613 525,2591 535,2566 542,2541 546,2515 546,2489 542,2463 535,2438 525,2413 512,2391 496,2370 478,2351 470,2345 469,2345 464,2338 461,2329 463,2321 469,2314 476,2310 481,2309 888,2309 903,2305 917,2297 928,2286 936,2272 940,2257 940,1992 936,1977 928,1963 917,1952 903,1944 888,1940 75,1940 59,1940 44,1944 29,1952 21,1955 12,1954 5,1949 0,1941 0,1935 0,888 907,888 907,1311 912,1327 919,1340 931,1352 944,1359 960,1364 1224,1364 1240,1359 1253,1352 1265,1340 1272,1327 1277,1311 1277,888 1272,872 1265,859 1253,847 1240,840 1224,835 975,835 960,835 944,840 931,847 919,859 912,872 907,888 0,888 0,589 2,580 7,574 15,570 24,570 32,574 34,575 45,587 59,595 74,599 1124,599 1139,595 1153,587 1164,576 1172,562 1176,547 1176,189 1839,189 1839,1114 1844,1130 1851,1143 1863,1155 1876,1162 1892,1167 2156,1167 2172,1162 2185,1155 2197,1143 2204,1130 2209,1114 2209,919 2652,919 2652,1280 2657,1296 2664,1309 2676,1321 2689,1328 2705,1333 2969,1333 2985,1328 2998,1321 3010,1309 3017,1296 3022,1280 3022,919 3017,903 3010,890 2998,878 2985,871 2969,866 2720,866 2705,866 2689,871 2676,878 2664,890 2657,903 2652,919 2209,919 2209,189 2204,173 2197,160 2185,148 2172,141 2156,136 1907,136 1892,136 1876,141 1863,148 1851,160 1844,173 1839,189 1176,189 1176,42 1172,26 1171,25 1172,25 1170,18 1173,10 1179,3 1187,0 1190,0 3566,0">
          <text:p/>
        </draw:polygon>
        <draw:polygon draw:style-name="gr8" draw:text-style-name="P2" draw:layer="layout" svg:width="1.062cm" svg:height="1.731cm" svg:x="14.866cm" svg:y="4.219cm" svg:viewBox="0 0 1063 1732" draw:points="29,3 30,3 44,11 59,15 75,15 210,15 218,17 225,23 229,31 229,39 225,47 222,51 221,51 213,57 195,76 179,97 166,119 157,141 156,144 153,155 149,169 145,195 145,221 149,246 149,247 150,252 156,272 166,297 179,319 183,324 195,340 213,359 227,370 234,375 257,389 258,389 265,394 270,402 270,408 270,973 268,982 263,989 262,989 251,997 235,1014 234,1015 221,1032 211,1052 204,1074 200,1097 200,1169 204,1192 211,1214 220,1231 221,1234 235,1252 251,1269 269,1282 290,1292 312,1299 334,1303 357,1303 379,1299 401,1292 422,1282 440,1269 453,1255 461,1251 470,1250 478,1253 481,1255 487,1261 505,1275 520,1284 524,1286 545,1294 566,1300 586,1303 588,1303 611,1303 633,1300 654,1294 675,1286 694,1275 712,1261 728,1245 741,1228 747,1218 753,1212 761,1208 764,1208 870,1208 878,1210 885,1216 888,1220 889,1222 902,1244 915,1261 918,1265 936,1284 957,1300 980,1313 1004,1323 1029,1330 1037,1331 1046,1332 1054,1335 1060,1341 1063,1350 1062,1358 1057,1366 1050,1370 1043,1371 876,1371 861,1376 847,1383 836,1395 828,1408 824,1424 824,1688 828,1704 829,1705 828,1705 830,1711 829,1720 824,1727 816,1732 809,1732 719,1732 710,1730 703,1725 700,1717 700,1708 702,1703 702,1702 706,1687 706,1422 702,1407 694,1393 683,1382 669,1374 654,1370 308,1370 292,1370 277,1374 263,1382 252,1393 244,1407 240,1422 240,1687 244,1702 244,1703 245,1703 247,1711 246,1720 241,1727 233,1732 227,1732 19,1732 11,1730 4,1725 0,1717 0,1713 0,20 2,11 7,4 15,0 24,0">
          <text:p/>
        </draw:polygon>
        <draw:path draw:style-name="gr9" draw:text-style-name="P3" draw:layer="layout" svg:width="0.1cm" svg:height="0.1cm" svg:x="18.096cm" svg:y="4.06cm" svg:viewBox="0 0 101 101" svg:d="M0 50c0-28 23-50 50-50 28 0 51 22 51 50s-23 51-51 51c-27 0-50-23-50-51z">
          <text:p/>
        </draw:path>
        <draw:path draw:style-name="gr9" draw:text-style-name="P3" draw:layer="layout" svg:width="0.1cm" svg:height="0.1cm" svg:x="17.334cm" svg:y="4.06cm" svg:viewBox="0 0 101 101" svg:d="M0 50c0-28 22-50 49-50 28 0 52 22 52 50s-24 51-52 51c-27 0-49-23-49-51z">
          <text:p/>
        </draw:path>
        <draw:path draw:style-name="gr9" draw:text-style-name="P3" draw:layer="layout" svg:width="0.1cm" svg:height="0.1cm" svg:x="17.115cm" svg:y="3.518cm" svg:viewBox="0 0 101 101" svg:d="M0 51c0-29 23-51 50-51 28 0 51 22 51 51 0 28-23 50-51 50-27 0-50-22-50-50z">
          <text:p/>
        </draw:path>
        <draw:path draw:style-name="gr9" draw:text-style-name="P3" draw:layer="layout" svg:width="0.1cm" svg:height="0.1cm" svg:x="16.864cm" svg:y="3.518cm" svg:viewBox="0 0 101 101" svg:d="M0 51c0-29 23-51 51-51s50 22 50 51c0 28-22 50-50 50s-51-22-51-50z">
          <text:p/>
        </draw:path>
        <draw:path draw:style-name="gr9" draw:text-style-name="P3" draw:layer="layout" svg:width="0.1cm" svg:height="0.1cm" svg:x="16.615cm" svg:y="3.518cm" svg:viewBox="0 0 101 101" svg:d="M0 51c0-29 23-51 50-51 28 0 51 22 51 51 0 28-23 50-51 50-27 0-50-22-50-50z">
          <text:p/>
        </draw:path>
        <draw:path draw:style-name="gr9" draw:text-style-name="P3" draw:layer="layout" svg:width="0.1cm" svg:height="0.1cm" svg:x="15.161cm" svg:y="4.377cm" svg:viewBox="0 0 101 101" svg:d="M0 50c0-28 23-50 51-50 27 0 50 22 50 50 0 29-23 51-50 51-28 0-51-22-51-51z">
          <text:p/>
        </draw:path>
        <draw:path draw:style-name="gr9" draw:text-style-name="P3" draw:layer="layout" svg:width="0.1cm" svg:height="0.1cm" svg:x="15.923cm" svg:y="4.377cm" svg:viewBox="0 0 101 101" svg:d="M0 50c0-28 24-50 52-50 27 0 49 22 49 50 0 29-22 51-49 51-28 0-52-22-52-51z">
          <text:p/>
        </draw:path>
        <draw:path draw:style-name="gr9" draw:text-style-name="P3" draw:layer="layout" svg:width="0.1cm" svg:height="0.1cm" svg:x="15.161cm" svg:y="5.301cm" svg:viewBox="0 0 101 101" svg:d="M0 51c0-29 23-51 51-51 27 0 50 22 50 51 0 28-23 50-50 50-28 0-51-22-51-50z">
          <text:p/>
        </draw:path>
        <draw:path draw:style-name="gr9" draw:text-style-name="P3" draw:layer="layout" svg:width="0.1cm" svg:height="0.1cm" svg:x="15.415cm" svg:y="5.301cm" svg:viewBox="0 0 101 101" svg:d="M0 51c0-29 23-51 52-51 27 0 49 22 49 51 0 28-22 50-49 50-29 0-52-22-52-50z">
          <text:p/>
        </draw:path>
        <draw:path draw:style-name="gr9" draw:text-style-name="P3" draw:layer="layout" svg:width="0.1cm" svg:height="0.1cm" svg:x="15.923cm" svg:y="4.712cm" svg:viewBox="0 0 101 101" svg:d="M0 51c0-29 24-51 52-51 27 0 49 22 49 51 0 28-22 50-49 50-28 0-52-22-52-50z">
          <text:p/>
        </draw:path>
        <draw:path draw:style-name="gr9" draw:text-style-name="P3" draw:layer="layout" svg:width="0.1cm" svg:height="0.1cm" svg:x="15.923cm" svg:y="4.962cm" svg:viewBox="0 0 101 101" svg:d="M0 50c0-28 24-50 52-50 27 0 49 22 49 50 0 29-22 51-49 51-28 0-52-22-52-51z">
          <text:p/>
        </draw:path>
        <draw:path draw:style-name="gr9" draw:text-style-name="P3" draw:layer="layout" svg:width="0.1cm" svg:height="0.1cm" svg:x="17.666cm" svg:y="3.518cm" svg:viewBox="0 0 101 101" svg:d="M0 51c0-29 23-51 52-51 27 0 49 22 49 51 0 28-22 50-49 50-29 0-52-22-52-50z">
          <text:p/>
        </draw:path>
        <draw:path draw:style-name="gr9" draw:text-style-name="P3" draw:layer="layout" svg:width="0.1cm" svg:height="0.1cm" svg:x="16.483cm" svg:y="4.457cm" svg:viewBox="0 0 101 101" svg:d="M0 50c0-28 23-50 52-50 27 0 49 22 49 50s-22 51-49 51c-29 0-52-23-52-51z">
          <text:p/>
        </draw:path>
        <draw:path draw:style-name="gr9" draw:text-style-name="P3" draw:layer="layout" svg:width="0.1cm" svg:height="0.1cm" svg:x="16.483cm" svg:y="4.711cm" svg:viewBox="0 0 101 101" svg:d="M0 51c0-29 23-51 52-51 27 0 49 22 49 51 0 28-22 50-49 50-29 0-52-22-52-50z">
          <text:p/>
        </draw:path>
        <draw:path draw:style-name="gr9" draw:text-style-name="P3" draw:layer="layout" svg:width="0.1cm" svg:height="0.1cm" svg:x="16.483cm" svg:y="4.965cm" svg:viewBox="0 0 101 101" svg:d="M0 50c0-28 23-50 52-50 27 0 49 22 49 50 0 29-22 51-49 51-29 0-52-22-52-51z">
          <text:p/>
        </draw:path>
        <draw:path draw:style-name="gr9" draw:text-style-name="P3" draw:layer="layout" svg:width="0.1cm" svg:height="0.1cm" svg:x="16.483cm" svg:y="5.219cm" svg:viewBox="0 0 101 101" svg:d="M0 51c0-28 23-51 52-51 27 0 49 23 49 51s-22 50-49 50c-29 0-52-22-52-50z">
          <text:p/>
        </draw:path>
        <draw:path draw:style-name="gr9" draw:text-style-name="P3" draw:layer="layout" svg:width="0.1cm" svg:height="0.1cm" svg:x="17.245cm" svg:y="5.219cm" svg:viewBox="0 0 101 101" svg:d="M0 51c0-28 23-51 51-51s50 23 50 51-22 50-50 50-51-22-51-50z">
          <text:p/>
        </draw:path>
        <draw:path draw:style-name="gr9" draw:text-style-name="P3" draw:layer="layout" svg:width="0.1cm" svg:height="0.1cm" svg:x="17.245cm" svg:y="4.965cm" svg:viewBox="0 0 101 101" svg:d="M0 50c0-28 23-50 51-50s50 22 50 50c0 29-22 51-50 51s-51-22-51-51z">
          <text:p/>
        </draw:path>
        <draw:path draw:style-name="gr9" draw:text-style-name="P3" draw:layer="layout" svg:width="0.1cm" svg:height="0.1cm" svg:x="17.245cm" svg:y="4.711cm" svg:viewBox="0 0 101 101" svg:d="M0 51c0-29 23-51 51-51s50 22 50 51c0 28-22 50-50 50s-51-22-51-50z">
          <text:p/>
        </draw:path>
        <draw:path draw:style-name="gr9" draw:text-style-name="P3" draw:layer="layout" svg:width="0.1cm" svg:height="0.1cm" svg:x="17.245cm" svg:y="4.457cm" svg:viewBox="0 0 101 101" svg:d="M0 50c0-28 23-50 51-50s50 22 50 50-22 51-50 51-51-23-51-51z">
          <text:p/>
        </draw:path>
        <draw:path draw:style-name="gr9" draw:text-style-name="P3" draw:layer="layout" svg:width="0.1cm" svg:height="0.1cm" svg:x="15.923cm" svg:y="3.518cm" svg:viewBox="0 0 101 101" svg:d="M0 51c0-29 24-51 52-51 27 0 49 22 49 51 0 28-22 50-49 50-28 0-52-22-52-50z">
          <text:p/>
        </draw:path>
        <draw:path draw:style-name="gr9" draw:text-style-name="P3" draw:layer="layout" svg:width="0.1cm" svg:height="0.1cm" svg:x="15.883cm" svg:y="5.301cm" svg:viewBox="0 0 101 101" svg:d="M0 51c0-29 23-51 52-51 27 0 49 22 49 51 0 28-22 50-49 50-29 0-52-22-52-50z">
          <text:p/>
        </draw:path>
        <draw:path draw:style-name="gr3" draw:text-style-name="P2" draw:layer="layout" svg:width="0.301cm" svg:height="0.3cm" svg:x="17.996cm" svg:y="3.96cm" svg:viewBox="0 0 302 301" svg:d="M0 151c0-84 68-151 150-151 83 0 152 67 152 151 0 83-69 150-152 150-82 0-150-67-150-150z">
          <text:p/>
        </draw:path>
        <draw:path draw:style-name="gr3" draw:text-style-name="P2" draw:layer="layout" svg:width="0.3cm" svg:height="0.3cm" svg:x="17.234cm" svg:y="3.96cm" svg:viewBox="0 0 301 301" svg:d="M0 151c0-84 67-151 149-151 84 0 152 67 152 151 0 83-68 150-152 150-82 0-149-67-149-150z">
          <text:p/>
        </draw:path>
        <draw:line draw:style-name="gr4" draw:text-style-name="P1" draw:layer="layout" svg:x1="17.164cm" svg:y1="3.588cm" svg:x2="17.164cm" svg:y2="3.548cm">
          <text:p/>
        </draw:line>
        <draw:path draw:style-name="gr3" draw:text-style-name="P2" draw:layer="layout" svg:width="0.211cm" svg:height="0.21cm" svg:x="16.809cm" svg:y="3.463cm" svg:viewBox="0 0 212 211" svg:d="M0 105c0-58 49-105 107-105 57 0 105 47 105 105s-48 106-105 106c-58 0-107-48-107-106z">
          <text:p/>
        </draw:path>
        <draw:path draw:style-name="gr3" draw:text-style-name="P2" draw:layer="layout" svg:width="0.209cm" svg:height="0.21cm" svg:x="16.56cm" svg:y="3.463cm" svg:viewBox="0 0 210 211" svg:d="M0 105c0-58 48-105 105-105 58 0 105 47 105 105s-47 106-105 106c-57 0-105-48-105-106z">
          <text:p/>
        </draw:path>
        <draw:path draw:style-name="gr3" draw:text-style-name="P2" draw:layer="layout" svg:width="0.3cm" svg:height="0.3cm" svg:x="15.061cm" svg:y="4.277cm" svg:viewBox="0 0 301 301" svg:d="M0 151c0-84 68-151 151-151 82 0 150 67 150 151 0 83-68 150-150 150-83 0-151-67-151-150z">
          <text:p/>
        </draw:path>
        <draw:path draw:style-name="gr3" draw:text-style-name="P2" draw:layer="layout" svg:width="0.3cm" svg:height="0.3cm" svg:x="15.823cm" svg:y="4.277cm" svg:viewBox="0 0 301 301" svg:d="M0 151c0-84 68-151 152-151 82 0 149 67 149 151 0 83-67 150-149 150-84 0-152-67-152-150z">
          <text:p/>
        </draw:path>
        <draw:line draw:style-name="gr5" draw:text-style-name="P1" draw:layer="layout" svg:x1="15.212cm" svg:y1="5.326cm" svg:x2="15.212cm" svg:y2="5.376cm">
          <text:p/>
        </draw:line>
        <draw:path draw:style-name="gr3" draw:text-style-name="P2" draw:layer="layout" svg:width="0.24cm" svg:height="0.24cm" svg:x="15.345cm" svg:y="5.231cm" svg:viewBox="0 0 241 241" svg:d="M0 120c0-66 54-120 121-120 66 0 120 54 120 120 0 67-54 121-120 121-67 0-121-54-121-121z">
          <text:p/>
        </draw:path>
        <draw:line draw:style-name="gr6" draw:text-style-name="P1" draw:layer="layout" svg:x1="16.004cm" svg:y1="4.762cm" svg:x2="15.943cm" svg:y2="4.762cm">
          <text:p/>
        </draw:line>
        <draw:path draw:style-name="gr3" draw:text-style-name="P2" draw:layer="layout" svg:width="0.24cm" svg:height="0.24cm" svg:x="15.853cm" svg:y="4.892cm" svg:viewBox="0 0 241 241" svg:d="M0 121c0-66 54-121 121-121s120 55 120 121-53 120-120 120-121-54-121-120z">
          <text:p/>
        </draw:path>
        <draw:path draw:style-name="gr3" draw:text-style-name="P2" draw:layer="layout" svg:width="0.3cm" svg:height="0.3cm" svg:x="17.566cm" svg:y="3.418cm" svg:viewBox="0 0 301 301" svg:d="M0 151c0-83 68-151 152-151 82 0 149 68 149 151s-67 150-149 150c-84 0-152-67-152-150z">
          <text:p/>
        </draw:path>
        <draw:polygon draw:style-name="gr3" draw:text-style-name="P2" draw:layer="layout" svg:width="0.211cm" svg:height="0.21cm" svg:x="16.428cm" svg:y="4.402cm" svg:viewBox="0 0 212 211" draw:points="0,211 0,0 212,0 212,211">
          <text:p/>
        </draw:polygon>
        <draw:path draw:style-name="gr3" draw:text-style-name="P2" draw:layer="layout" svg:width="0.211cm" svg:height="0.21cm" svg:x="16.428cm" svg:y="4.656cm" svg:viewBox="0 0 212 211" svg:d="M0 106c0-59 48-106 106-106 57 0 106 47 106 106 0 58-49 105-106 105-58 0-106-47-106-105z">
          <text:p/>
        </draw:path>
        <draw:path draw:style-name="gr3" draw:text-style-name="P2" draw:layer="layout" svg:width="0.211cm" svg:height="0.21cm" svg:x="16.428cm" svg:y="4.91cm" svg:viewBox="0 0 212 211" svg:d="M0 106c0-58 48-106 106-106 57 0 106 48 106 106s-49 105-106 105c-58 0-106-47-106-105z">
          <text:p/>
        </draw:path>
        <draw:path draw:style-name="gr3" draw:text-style-name="P2" draw:layer="layout" svg:width="0.211cm" svg:height="0.21cm" svg:x="16.428cm" svg:y="5.164cm" svg:viewBox="0 0 212 211" svg:d="M0 105c0-58 48-105 106-105 57 0 106 47 106 105s-49 106-106 106c-58 0-106-48-106-106z">
          <text:p/>
        </draw:path>
        <draw:path draw:style-name="gr3" draw:text-style-name="P2" draw:layer="layout" svg:width="0.211cm" svg:height="0.21cm" svg:x="17.19cm" svg:y="5.164cm" svg:viewBox="0 0 212 211" svg:d="M0 105c0-58 48-105 107-105 57 0 105 47 105 105s-48 106-105 106c-59 0-107-48-107-106z">
          <text:p/>
        </draw:path>
        <draw:path draw:style-name="gr3" draw:text-style-name="P2" draw:layer="layout" svg:width="0.211cm" svg:height="0.21cm" svg:x="17.19cm" svg:y="4.91cm" svg:viewBox="0 0 212 211" svg:d="M0 106c0-58 48-106 107-106 57 0 105 48 105 106s-48 105-105 105c-59 0-107-47-107-105z">
          <text:p/>
        </draw:path>
        <draw:path draw:style-name="gr3" draw:text-style-name="P2" draw:layer="layout" svg:width="0.211cm" svg:height="0.21cm" svg:x="17.19cm" svg:y="4.656cm" svg:viewBox="0 0 212 211" svg:d="M0 106c0-59 48-106 107-106 57 0 105 47 105 106 0 58-48 105-105 105-59 0-107-47-107-105z">
          <text:p/>
        </draw:path>
        <draw:path draw:style-name="gr3" draw:text-style-name="P2" draw:layer="layout" svg:width="0.211cm" svg:height="0.21cm" svg:x="17.19cm" svg:y="4.402cm" svg:viewBox="0 0 212 211" svg:d="M0 105c0-58 48-105 107-105 57 0 105 47 105 105 0 59-48 106-105 106-59 0-107-47-107-106z">
          <text:p/>
        </draw:path>
        <draw:path draw:style-name="gr3" draw:text-style-name="P2" draw:layer="layout" svg:width="0.3cm" svg:height="0.3cm" svg:x="15.823cm" svg:y="3.418cm" svg:viewBox="0 0 301 301" svg:d="M0 151c0-83 68-151 152-151 82 0 149 68 149 151s-67 150-149 150c-84 0-152-67-152-150z">
          <text:p/>
        </draw:path>
        <draw:path draw:style-name="gr3" draw:text-style-name="P2" draw:layer="layout" svg:width="0.3cm" svg:height="0.3cm" svg:x="15.783cm" svg:y="5.201cm" svg:viewBox="0 0 301 301" svg:d="M0 151c0-84 68-151 152-151 82 0 149 67 149 151 0 83-67 150-149 150-84 0-152-67-152-150z">
          <text:p/>
        </draw:path>
        <draw:path draw:style-name="gr3" draw:text-style-name="P2" draw:layer="layout" svg:width="0.1cm" svg:height="0.1cm" svg:x="18.096cm" svg:y="4.06cm" svg:viewBox="0 0 101 101" svg:d="M0 50c0-28 23-50 50-50 28 0 51 22 51 50s-23 51-51 51c-27 0-50-23-50-51z">
          <text:p/>
        </draw:path>
        <draw:path draw:style-name="gr3" draw:text-style-name="P2" draw:layer="layout" svg:width="0.1cm" svg:height="0.1cm" svg:x="17.334cm" svg:y="4.06cm" svg:viewBox="0 0 101 101" svg:d="M0 50c0-28 22-50 49-50 28 0 52 22 52 50s-24 51-52 51c-27 0-49-23-49-51z">
          <text:p/>
        </draw:path>
        <draw:path draw:style-name="gr3" draw:text-style-name="P2" draw:layer="layout" svg:width="0.1cm" svg:height="0.1cm" svg:x="17.115cm" svg:y="3.518cm" svg:viewBox="0 0 101 101" svg:d="M0 51c0-29 23-51 50-51 28 0 51 22 51 51 0 28-23 50-51 50-27 0-50-22-50-50z">
          <text:p/>
        </draw:path>
        <draw:path draw:style-name="gr3" draw:text-style-name="P2" draw:layer="layout" svg:width="0.1cm" svg:height="0.1cm" svg:x="16.864cm" svg:y="3.518cm" svg:viewBox="0 0 101 101" svg:d="M0 51c0-29 23-51 51-51s50 22 50 51c0 28-22 50-50 50s-51-22-51-50z">
          <text:p/>
        </draw:path>
        <draw:path draw:style-name="gr3" draw:text-style-name="P2" draw:layer="layout" svg:width="0.1cm" svg:height="0.1cm" svg:x="16.615cm" svg:y="3.518cm" svg:viewBox="0 0 101 101" svg:d="M0 51c0-29 23-51 50-51 28 0 51 22 51 51 0 28-23 50-51 50-27 0-50-22-50-50z">
          <text:p/>
        </draw:path>
        <draw:path draw:style-name="gr3" draw:text-style-name="P2" draw:layer="layout" svg:width="0.1cm" svg:height="0.1cm" svg:x="15.161cm" svg:y="4.377cm" svg:viewBox="0 0 101 101" svg:d="M0 50c0-28 23-50 51-50 27 0 50 22 50 50 0 29-23 51-50 51-28 0-51-22-51-51z">
          <text:p/>
        </draw:path>
        <draw:path draw:style-name="gr3" draw:text-style-name="P2" draw:layer="layout" svg:width="0.1cm" svg:height="0.1cm" svg:x="15.923cm" svg:y="4.377cm" svg:viewBox="0 0 101 101" svg:d="M0 50c0-28 24-50 52-50 27 0 49 22 49 50 0 29-22 51-49 51-28 0-52-22-52-51z">
          <text:p/>
        </draw:path>
        <draw:path draw:style-name="gr3" draw:text-style-name="P2" draw:layer="layout" svg:width="0.1cm" svg:height="0.1cm" svg:x="15.161cm" svg:y="5.301cm" svg:viewBox="0 0 101 101" svg:d="M0 51c0-29 23-51 51-51 27 0 50 22 50 51 0 28-23 50-50 50-28 0-51-22-51-50z">
          <text:p/>
        </draw:path>
        <draw:path draw:style-name="gr3" draw:text-style-name="P2" draw:layer="layout" svg:width="0.1cm" svg:height="0.1cm" svg:x="15.415cm" svg:y="5.301cm" svg:viewBox="0 0 101 101" svg:d="M0 51c0-29 23-51 52-51 27 0 49 22 49 51 0 28-22 50-49 50-29 0-52-22-52-50z">
          <text:p/>
        </draw:path>
        <draw:path draw:style-name="gr3" draw:text-style-name="P2" draw:layer="layout" svg:width="0.1cm" svg:height="0.1cm" svg:x="15.923cm" svg:y="4.712cm" svg:viewBox="0 0 101 101" svg:d="M0 51c0-29 24-51 52-51 27 0 49 22 49 51 0 28-22 50-49 50-28 0-52-22-52-50z">
          <text:p/>
        </draw:path>
        <draw:path draw:style-name="gr3" draw:text-style-name="P2" draw:layer="layout" svg:width="0.1cm" svg:height="0.1cm" svg:x="15.923cm" svg:y="4.962cm" svg:viewBox="0 0 101 101" svg:d="M0 50c0-28 24-50 52-50 27 0 49 22 49 50 0 29-22 51-49 51-28 0-52-22-52-51z">
          <text:p/>
        </draw:path>
        <draw:path draw:style-name="gr3" draw:text-style-name="P2" draw:layer="layout" svg:width="0.1cm" svg:height="0.1cm" svg:x="17.666cm" svg:y="3.518cm" svg:viewBox="0 0 101 101" svg:d="M0 51c0-29 23-51 52-51 27 0 49 22 49 51 0 28-22 50-49 50-29 0-52-22-52-50z">
          <text:p/>
        </draw:path>
        <draw:path draw:style-name="gr3" draw:text-style-name="P2" draw:layer="layout" svg:width="0.1cm" svg:height="0.1cm" svg:x="16.483cm" svg:y="4.457cm" svg:viewBox="0 0 101 101" svg:d="M0 50c0-28 23-50 52-50 27 0 49 22 49 50s-22 51-49 51c-29 0-52-23-52-51z">
          <text:p/>
        </draw:path>
        <draw:path draw:style-name="gr3" draw:text-style-name="P2" draw:layer="layout" svg:width="0.1cm" svg:height="0.1cm" svg:x="16.483cm" svg:y="4.711cm" svg:viewBox="0 0 101 101" svg:d="M0 51c0-29 23-51 52-51 27 0 49 22 49 51 0 28-22 50-49 50-29 0-52-22-52-50z">
          <text:p/>
        </draw:path>
        <draw:path draw:style-name="gr3" draw:text-style-name="P2" draw:layer="layout" svg:width="0.1cm" svg:height="0.1cm" svg:x="16.483cm" svg:y="4.965cm" svg:viewBox="0 0 101 101" svg:d="M0 50c0-28 23-50 52-50 27 0 49 22 49 50 0 29-22 51-49 51-29 0-52-22-52-51z">
          <text:p/>
        </draw:path>
        <draw:path draw:style-name="gr3" draw:text-style-name="P2" draw:layer="layout" svg:width="0.1cm" svg:height="0.1cm" svg:x="16.483cm" svg:y="5.219cm" svg:viewBox="0 0 101 101" svg:d="M0 51c0-28 23-51 52-51 27 0 49 23 49 51s-22 50-49 50c-29 0-52-22-52-50z">
          <text:p/>
        </draw:path>
        <draw:path draw:style-name="gr3" draw:text-style-name="P2" draw:layer="layout" svg:width="0.1cm" svg:height="0.1cm" svg:x="17.245cm" svg:y="5.219cm" svg:viewBox="0 0 101 101" svg:d="M0 51c0-28 23-51 51-51s50 23 50 51-22 50-50 50-51-22-51-50z">
          <text:p/>
        </draw:path>
        <draw:path draw:style-name="gr3" draw:text-style-name="P2" draw:layer="layout" svg:width="0.1cm" svg:height="0.1cm" svg:x="17.245cm" svg:y="4.965cm" svg:viewBox="0 0 101 101" svg:d="M0 50c0-28 23-50 51-50s50 22 50 50c0 29-22 51-50 51s-51-22-51-51z">
          <text:p/>
        </draw:path>
        <draw:path draw:style-name="gr3" draw:text-style-name="P2" draw:layer="layout" svg:width="0.1cm" svg:height="0.1cm" svg:x="17.245cm" svg:y="4.711cm" svg:viewBox="0 0 101 101" svg:d="M0 51c0-29 23-51 51-51s50 22 50 51c0 28-22 50-50 50s-51-22-51-50z">
          <text:p/>
        </draw:path>
        <draw:path draw:style-name="gr3" draw:text-style-name="P2" draw:layer="layout" svg:width="0.1cm" svg:height="0.1cm" svg:x="17.245cm" svg:y="4.457cm" svg:viewBox="0 0 101 101" svg:d="M0 50c0-28 23-50 51-50s50 22 50 50-22 51-50 51-51-23-51-51z">
          <text:p/>
        </draw:path>
        <draw:path draw:style-name="gr3" draw:text-style-name="P2" draw:layer="layout" svg:width="0.1cm" svg:height="0.1cm" svg:x="15.923cm" svg:y="3.518cm" svg:viewBox="0 0 101 101" svg:d="M0 51c0-29 24-51 52-51 27 0 49 22 49 51 0 28-22 50-49 50-28 0-52-22-52-50z">
          <text:p/>
        </draw:path>
        <draw:path draw:style-name="gr3" draw:text-style-name="P2" draw:layer="layout" svg:width="0.1cm" svg:height="0.1cm" svg:x="15.883cm" svg:y="5.301cm" svg:viewBox="0 0 101 101" svg:d="M0 51c0-29 23-51 52-51 27 0 49 22 49 51 0 28-22 50-49 50-29 0-52-22-52-50z">
          <text:p/>
        </draw:path>
        <draw:path draw:style-name="gr3" draw:text-style-name="P2" draw:layer="layout" svg:width="0.1cm" svg:height="0.1cm" svg:x="18.096cm" svg:y="4.06cm" svg:viewBox="0 0 101 101" svg:d="M0 50c0-28 23-50 50-50 28 0 51 22 51 50s-23 51-51 51c-27 0-50-23-50-51z">
          <text:p/>
        </draw:path>
        <draw:path draw:style-name="gr3" draw:text-style-name="P2" draw:layer="layout" svg:width="0.1cm" svg:height="0.1cm" svg:x="17.334cm" svg:y="4.06cm" svg:viewBox="0 0 101 101" svg:d="M0 50c0-28 22-50 49-50 28 0 52 22 52 50s-24 51-52 51c-27 0-49-23-49-51z">
          <text:p/>
        </draw:path>
        <draw:path draw:style-name="gr3" draw:text-style-name="P2" draw:layer="layout" svg:width="0.1cm" svg:height="0.1cm" svg:x="17.115cm" svg:y="3.518cm" svg:viewBox="0 0 101 101" svg:d="M0 51c0-29 23-51 50-51 28 0 51 22 51 51 0 28-23 50-51 50-27 0-50-22-50-50z">
          <text:p/>
        </draw:path>
        <draw:path draw:style-name="gr3" draw:text-style-name="P2" draw:layer="layout" svg:width="0.1cm" svg:height="0.1cm" svg:x="16.864cm" svg:y="3.518cm" svg:viewBox="0 0 101 101" svg:d="M0 51c0-29 23-51 51-51s50 22 50 51c0 28-22 50-50 50s-51-22-51-50z">
          <text:p/>
        </draw:path>
        <draw:path draw:style-name="gr3" draw:text-style-name="P2" draw:layer="layout" svg:width="0.1cm" svg:height="0.1cm" svg:x="16.615cm" svg:y="3.518cm" svg:viewBox="0 0 101 101" svg:d="M0 51c0-29 23-51 50-51 28 0 51 22 51 51 0 28-23 50-51 50-27 0-50-22-50-50z">
          <text:p/>
        </draw:path>
        <draw:path draw:style-name="gr3" draw:text-style-name="P2" draw:layer="layout" svg:width="0.1cm" svg:height="0.1cm" svg:x="15.161cm" svg:y="4.377cm" svg:viewBox="0 0 101 101" svg:d="M0 50c0-28 23-50 51-50 27 0 50 22 50 50 0 29-23 51-50 51-28 0-51-22-51-51z">
          <text:p/>
        </draw:path>
        <draw:path draw:style-name="gr3" draw:text-style-name="P2" draw:layer="layout" svg:width="0.1cm" svg:height="0.1cm" svg:x="15.923cm" svg:y="4.377cm" svg:viewBox="0 0 101 101" svg:d="M0 50c0-28 24-50 52-50 27 0 49 22 49 50 0 29-22 51-49 51-28 0-52-22-52-51z">
          <text:p/>
        </draw:path>
        <draw:path draw:style-name="gr3" draw:text-style-name="P2" draw:layer="layout" svg:width="0.1cm" svg:height="0.1cm" svg:x="15.161cm" svg:y="5.301cm" svg:viewBox="0 0 101 101" svg:d="M0 51c0-29 23-51 51-51 27 0 50 22 50 51 0 28-23 50-50 50-28 0-51-22-51-50z">
          <text:p/>
        </draw:path>
        <draw:path draw:style-name="gr3" draw:text-style-name="P2" draw:layer="layout" svg:width="0.1cm" svg:height="0.1cm" svg:x="15.415cm" svg:y="5.301cm" svg:viewBox="0 0 101 101" svg:d="M0 51c0-29 23-51 52-51 27 0 49 22 49 51 0 28-22 50-49 50-29 0-52-22-52-50z">
          <text:p/>
        </draw:path>
        <draw:path draw:style-name="gr3" draw:text-style-name="P2" draw:layer="layout" svg:width="0.1cm" svg:height="0.1cm" svg:x="15.923cm" svg:y="4.712cm" svg:viewBox="0 0 101 101" svg:d="M0 51c0-29 24-51 52-51 27 0 49 22 49 51 0 28-22 50-49 50-28 0-52-22-52-50z">
          <text:p/>
        </draw:path>
        <draw:path draw:style-name="gr3" draw:text-style-name="P2" draw:layer="layout" svg:width="0.1cm" svg:height="0.1cm" svg:x="15.923cm" svg:y="4.962cm" svg:viewBox="0 0 101 101" svg:d="M0 50c0-28 24-50 52-50 27 0 49 22 49 50 0 29-22 51-49 51-28 0-52-22-52-51z">
          <text:p/>
        </draw:path>
        <draw:path draw:style-name="gr3" draw:text-style-name="P2" draw:layer="layout" svg:width="0.1cm" svg:height="0.1cm" svg:x="17.666cm" svg:y="3.518cm" svg:viewBox="0 0 101 101" svg:d="M0 51c0-29 23-51 52-51 27 0 49 22 49 51 0 28-22 50-49 50-29 0-52-22-52-50z">
          <text:p/>
        </draw:path>
        <draw:path draw:style-name="gr3" draw:text-style-name="P2" draw:layer="layout" svg:width="0.1cm" svg:height="0.1cm" svg:x="16.483cm" svg:y="4.457cm" svg:viewBox="0 0 101 101" svg:d="M0 50c0-28 23-50 52-50 27 0 49 22 49 50s-22 51-49 51c-29 0-52-23-52-51z">
          <text:p/>
        </draw:path>
        <draw:path draw:style-name="gr3" draw:text-style-name="P2" draw:layer="layout" svg:width="0.1cm" svg:height="0.1cm" svg:x="16.483cm" svg:y="4.711cm" svg:viewBox="0 0 101 101" svg:d="M0 51c0-29 23-51 52-51 27 0 49 22 49 51 0 28-22 50-49 50-29 0-52-22-52-50z">
          <text:p/>
        </draw:path>
        <draw:path draw:style-name="gr3" draw:text-style-name="P2" draw:layer="layout" svg:width="0.1cm" svg:height="0.1cm" svg:x="16.483cm" svg:y="4.965cm" svg:viewBox="0 0 101 101" svg:d="M0 50c0-28 23-50 52-50 27 0 49 22 49 50 0 29-22 51-49 51-29 0-52-22-52-51z">
          <text:p/>
        </draw:path>
        <draw:path draw:style-name="gr3" draw:text-style-name="P2" draw:layer="layout" svg:width="0.1cm" svg:height="0.1cm" svg:x="16.483cm" svg:y="5.219cm" svg:viewBox="0 0 101 101" svg:d="M0 51c0-28 23-51 52-51 27 0 49 23 49 51s-22 50-49 50c-29 0-52-22-52-50z">
          <text:p/>
        </draw:path>
        <draw:path draw:style-name="gr3" draw:text-style-name="P2" draw:layer="layout" svg:width="0.1cm" svg:height="0.1cm" svg:x="17.245cm" svg:y="5.219cm" svg:viewBox="0 0 101 101" svg:d="M0 51c0-28 23-51 51-51s50 23 50 51-22 50-50 50-51-22-51-50z">
          <text:p/>
        </draw:path>
        <draw:path draw:style-name="gr3" draw:text-style-name="P2" draw:layer="layout" svg:width="0.1cm" svg:height="0.1cm" svg:x="17.245cm" svg:y="4.965cm" svg:viewBox="0 0 101 101" svg:d="M0 50c0-28 23-50 51-50s50 22 50 50c0 29-22 51-50 51s-51-22-51-51z">
          <text:p/>
        </draw:path>
        <draw:path draw:style-name="gr3" draw:text-style-name="P2" draw:layer="layout" svg:width="0.1cm" svg:height="0.1cm" svg:x="17.245cm" svg:y="4.711cm" svg:viewBox="0 0 101 101" svg:d="M0 51c0-29 23-51 51-51s50 22 50 51c0 28-22 50-50 50s-51-22-51-50z">
          <text:p/>
        </draw:path>
        <draw:path draw:style-name="gr3" draw:text-style-name="P2" draw:layer="layout" svg:width="0.1cm" svg:height="0.1cm" svg:x="17.245cm" svg:y="4.457cm" svg:viewBox="0 0 101 101" svg:d="M0 50c0-28 23-50 51-50s50 22 50 50-22 51-50 51-51-23-51-51z">
          <text:p/>
        </draw:path>
        <draw:path draw:style-name="gr3" draw:text-style-name="P2" draw:layer="layout" svg:width="0.1cm" svg:height="0.1cm" svg:x="15.923cm" svg:y="3.518cm" svg:viewBox="0 0 101 101" svg:d="M0 51c0-29 24-51 52-51 27 0 49 22 49 51 0 28-22 50-49 50-28 0-52-22-52-50z">
          <text:p/>
        </draw:path>
        <draw:path draw:style-name="gr3" draw:text-style-name="P2" draw:layer="layout" svg:width="0.1cm" svg:height="0.1cm" svg:x="15.883cm" svg:y="5.301cm" svg:viewBox="0 0 101 101" svg:d="M0 51c0-29 23-51 52-51 27 0 49 22 49 51 0 28-22 50-49 50-29 0-52-22-52-50z">
          <text:p/>
        </draw:path>
        <draw:path draw:style-name="gr3" draw:text-style-name="P2" draw:layer="layout" svg:width="0.1cm" svg:height="0.1cm" svg:x="18.096cm" svg:y="4.06cm" svg:viewBox="0 0 101 101" svg:d="M0 50c0-28 23-50 50-50 28 0 51 22 51 50s-23 51-51 51c-27 0-50-23-50-51z">
          <text:p/>
        </draw:path>
        <draw:path draw:style-name="gr3" draw:text-style-name="P2" draw:layer="layout" svg:width="0.1cm" svg:height="0.1cm" svg:x="17.334cm" svg:y="4.06cm" svg:viewBox="0 0 101 101" svg:d="M0 50c0-28 22-50 49-50 28 0 52 22 52 50s-24 51-52 51c-27 0-49-23-49-51z">
          <text:p/>
        </draw:path>
        <draw:path draw:style-name="gr3" draw:text-style-name="P2" draw:layer="layout" svg:width="0.1cm" svg:height="0.1cm" svg:x="17.115cm" svg:y="3.518cm" svg:viewBox="0 0 101 101" svg:d="M0 51c0-29 23-51 50-51 28 0 51 22 51 51 0 28-23 50-51 50-27 0-50-22-50-50z">
          <text:p/>
        </draw:path>
        <draw:path draw:style-name="gr3" draw:text-style-name="P2" draw:layer="layout" svg:width="0.1cm" svg:height="0.1cm" svg:x="16.864cm" svg:y="3.518cm" svg:viewBox="0 0 101 101" svg:d="M0 51c0-29 23-51 51-51s50 22 50 51c0 28-22 50-50 50s-51-22-51-50z">
          <text:p/>
        </draw:path>
        <draw:path draw:style-name="gr3" draw:text-style-name="P2" draw:layer="layout" svg:width="0.1cm" svg:height="0.1cm" svg:x="16.615cm" svg:y="3.518cm" svg:viewBox="0 0 101 101" svg:d="M0 51c0-29 23-51 50-51 28 0 51 22 51 51 0 28-23 50-51 50-27 0-50-22-50-50z">
          <text:p/>
        </draw:path>
        <draw:path draw:style-name="gr3" draw:text-style-name="P2" draw:layer="layout" svg:width="0.1cm" svg:height="0.1cm" svg:x="15.161cm" svg:y="4.377cm" svg:viewBox="0 0 101 101" svg:d="M0 50c0-28 23-50 51-50 27 0 50 22 50 50 0 29-23 51-50 51-28 0-51-22-51-51z">
          <text:p/>
        </draw:path>
        <draw:path draw:style-name="gr3" draw:text-style-name="P2" draw:layer="layout" svg:width="0.1cm" svg:height="0.1cm" svg:x="15.923cm" svg:y="4.377cm" svg:viewBox="0 0 101 101" svg:d="M0 50c0-28 24-50 52-50 27 0 49 22 49 50 0 29-22 51-49 51-28 0-52-22-52-51z">
          <text:p/>
        </draw:path>
        <draw:path draw:style-name="gr3" draw:text-style-name="P2" draw:layer="layout" svg:width="0.1cm" svg:height="0.1cm" svg:x="15.161cm" svg:y="5.301cm" svg:viewBox="0 0 101 101" svg:d="M0 51c0-29 23-51 51-51 27 0 50 22 50 51 0 28-23 50-50 50-28 0-51-22-51-50z">
          <text:p/>
        </draw:path>
        <draw:path draw:style-name="gr3" draw:text-style-name="P2" draw:layer="layout" svg:width="0.1cm" svg:height="0.1cm" svg:x="15.415cm" svg:y="5.301cm" svg:viewBox="0 0 101 101" svg:d="M0 51c0-29 23-51 52-51 27 0 49 22 49 51 0 28-22 50-49 50-29 0-52-22-52-50z">
          <text:p/>
        </draw:path>
        <draw:path draw:style-name="gr3" draw:text-style-name="P2" draw:layer="layout" svg:width="0.1cm" svg:height="0.1cm" svg:x="15.923cm" svg:y="4.712cm" svg:viewBox="0 0 101 101" svg:d="M0 51c0-29 24-51 52-51 27 0 49 22 49 51 0 28-22 50-49 50-28 0-52-22-52-50z">
          <text:p/>
        </draw:path>
        <draw:path draw:style-name="gr3" draw:text-style-name="P2" draw:layer="layout" svg:width="0.1cm" svg:height="0.1cm" svg:x="15.923cm" svg:y="4.962cm" svg:viewBox="0 0 101 101" svg:d="M0 50c0-28 24-50 52-50 27 0 49 22 49 50 0 29-22 51-49 51-28 0-52-22-52-51z">
          <text:p/>
        </draw:path>
        <draw:path draw:style-name="gr3" draw:text-style-name="P2" draw:layer="layout" svg:width="0.1cm" svg:height="0.1cm" svg:x="17.666cm" svg:y="3.518cm" svg:viewBox="0 0 101 101" svg:d="M0 51c0-29 23-51 52-51 27 0 49 22 49 51 0 28-22 50-49 50-29 0-52-22-52-50z">
          <text:p/>
        </draw:path>
        <draw:path draw:style-name="gr3" draw:text-style-name="P2" draw:layer="layout" svg:width="0.1cm" svg:height="0.1cm" svg:x="16.483cm" svg:y="4.457cm" svg:viewBox="0 0 101 101" svg:d="M0 50c0-28 23-50 52-50 27 0 49 22 49 50s-22 51-49 51c-29 0-52-23-52-51z">
          <text:p/>
        </draw:path>
        <draw:path draw:style-name="gr3" draw:text-style-name="P2" draw:layer="layout" svg:width="0.1cm" svg:height="0.1cm" svg:x="16.483cm" svg:y="4.711cm" svg:viewBox="0 0 101 101" svg:d="M0 51c0-29 23-51 52-51 27 0 49 22 49 51 0 28-22 50-49 50-29 0-52-22-52-50z">
          <text:p/>
        </draw:path>
        <draw:path draw:style-name="gr3" draw:text-style-name="P2" draw:layer="layout" svg:width="0.1cm" svg:height="0.1cm" svg:x="16.483cm" svg:y="4.965cm" svg:viewBox="0 0 101 101" svg:d="M0 50c0-28 23-50 52-50 27 0 49 22 49 50 0 29-22 51-49 51-29 0-52-22-52-51z">
          <text:p/>
        </draw:path>
        <draw:path draw:style-name="gr3" draw:text-style-name="P2" draw:layer="layout" svg:width="0.1cm" svg:height="0.1cm" svg:x="16.483cm" svg:y="5.219cm" svg:viewBox="0 0 101 101" svg:d="M0 51c0-28 23-51 52-51 27 0 49 23 49 51s-22 50-49 50c-29 0-52-22-52-50z">
          <text:p/>
        </draw:path>
        <draw:path draw:style-name="gr3" draw:text-style-name="P2" draw:layer="layout" svg:width="0.1cm" svg:height="0.1cm" svg:x="17.245cm" svg:y="5.219cm" svg:viewBox="0 0 101 101" svg:d="M0 51c0-28 23-51 51-51s50 23 50 51-22 50-50 50-51-22-51-50z">
          <text:p/>
        </draw:path>
        <draw:path draw:style-name="gr3" draw:text-style-name="P2" draw:layer="layout" svg:width="0.1cm" svg:height="0.1cm" svg:x="17.245cm" svg:y="4.965cm" svg:viewBox="0 0 101 101" svg:d="M0 50c0-28 23-50 51-50s50 22 50 50c0 29-22 51-50 51s-51-22-51-51z">
          <text:p/>
        </draw:path>
        <draw:path draw:style-name="gr3" draw:text-style-name="P2" draw:layer="layout" svg:width="0.1cm" svg:height="0.1cm" svg:x="17.245cm" svg:y="4.711cm" svg:viewBox="0 0 101 101" svg:d="M0 51c0-29 23-51 51-51s50 22 50 51c0 28-22 50-50 50s-51-22-51-50z">
          <text:p/>
        </draw:path>
        <draw:path draw:style-name="gr3" draw:text-style-name="P2" draw:layer="layout" svg:width="0.1cm" svg:height="0.1cm" svg:x="17.245cm" svg:y="4.457cm" svg:viewBox="0 0 101 101" svg:d="M0 50c0-28 23-50 51-50s50 22 50 50-22 51-50 51-51-23-51-51z">
          <text:p/>
        </draw:path>
        <draw:path draw:style-name="gr3" draw:text-style-name="P2" draw:layer="layout" svg:width="0.1cm" svg:height="0.1cm" svg:x="15.923cm" svg:y="3.518cm" svg:viewBox="0 0 101 101" svg:d="M0 51c0-29 24-51 52-51 27 0 49 22 49 51 0 28-22 50-49 50-28 0-52-22-52-50z">
          <text:p/>
        </draw:path>
        <draw:path draw:style-name="gr3" draw:text-style-name="P2" draw:layer="layout" svg:width="0.1cm" svg:height="0.1cm" svg:x="15.883cm" svg:y="5.301cm" svg:viewBox="0 0 101 101" svg:d="M0 51c0-29 23-51 52-51 27 0 49 22 49 51 0 28-22 50-49 50-29 0-52-22-52-50z">
          <text:p/>
        </draw:path>
        <draw:path draw:style-name="gr3" draw:text-style-name="P2" draw:layer="layout" svg:width="0.1cm" svg:height="0.1cm" svg:x="18.096cm" svg:y="4.06cm" svg:viewBox="0 0 101 101" svg:d="M0 50c0-28 23-50 50-50 28 0 51 22 51 50s-23 51-51 51c-27 0-50-23-50-51z">
          <text:p/>
        </draw:path>
        <draw:path draw:style-name="gr3" draw:text-style-name="P2" draw:layer="layout" svg:width="0.1cm" svg:height="0.1cm" svg:x="17.334cm" svg:y="4.06cm" svg:viewBox="0 0 101 101" svg:d="M0 50c0-28 22-50 49-50 28 0 52 22 52 50s-24 51-52 51c-27 0-49-23-49-51z">
          <text:p/>
        </draw:path>
        <draw:path draw:style-name="gr3" draw:text-style-name="P2" draw:layer="layout" svg:width="0.1cm" svg:height="0.1cm" svg:x="17.115cm" svg:y="3.518cm" svg:viewBox="0 0 101 101" svg:d="M0 51c0-29 23-51 50-51 28 0 51 22 51 51 0 28-23 50-51 50-27 0-50-22-50-50z">
          <text:p/>
        </draw:path>
        <draw:path draw:style-name="gr3" draw:text-style-name="P2" draw:layer="layout" svg:width="0.1cm" svg:height="0.1cm" svg:x="16.864cm" svg:y="3.518cm" svg:viewBox="0 0 101 101" svg:d="M0 51c0-29 23-51 51-51s50 22 50 51c0 28-22 50-50 50s-51-22-51-50z">
          <text:p/>
        </draw:path>
        <draw:path draw:style-name="gr3" draw:text-style-name="P2" draw:layer="layout" svg:width="0.1cm" svg:height="0.1cm" svg:x="16.615cm" svg:y="3.518cm" svg:viewBox="0 0 101 101" svg:d="M0 51c0-29 23-51 50-51 28 0 51 22 51 51 0 28-23 50-51 50-27 0-50-22-50-50z">
          <text:p/>
        </draw:path>
        <draw:path draw:style-name="gr3" draw:text-style-name="P2" draw:layer="layout" svg:width="0.1cm" svg:height="0.1cm" svg:x="15.161cm" svg:y="4.377cm" svg:viewBox="0 0 101 101" svg:d="M0 50c0-28 23-50 51-50 27 0 50 22 50 50 0 29-23 51-50 51-28 0-51-22-51-51z">
          <text:p/>
        </draw:path>
        <draw:path draw:style-name="gr3" draw:text-style-name="P2" draw:layer="layout" svg:width="0.1cm" svg:height="0.1cm" svg:x="15.923cm" svg:y="4.377cm" svg:viewBox="0 0 101 101" svg:d="M0 50c0-28 24-50 52-50 27 0 49 22 49 50 0 29-22 51-49 51-28 0-52-22-52-51z">
          <text:p/>
        </draw:path>
        <draw:path draw:style-name="gr3" draw:text-style-name="P2" draw:layer="layout" svg:width="0.1cm" svg:height="0.1cm" svg:x="15.161cm" svg:y="5.301cm" svg:viewBox="0 0 101 101" svg:d="M0 51c0-29 23-51 51-51 27 0 50 22 50 51 0 28-23 50-50 50-28 0-51-22-51-50z">
          <text:p/>
        </draw:path>
        <draw:path draw:style-name="gr3" draw:text-style-name="P2" draw:layer="layout" svg:width="0.1cm" svg:height="0.1cm" svg:x="15.415cm" svg:y="5.301cm" svg:viewBox="0 0 101 101" svg:d="M0 51c0-29 23-51 52-51 27 0 49 22 49 51 0 28-22 50-49 50-29 0-52-22-52-50z">
          <text:p/>
        </draw:path>
        <draw:path draw:style-name="gr3" draw:text-style-name="P2" draw:layer="layout" svg:width="0.1cm" svg:height="0.1cm" svg:x="15.923cm" svg:y="4.712cm" svg:viewBox="0 0 101 101" svg:d="M0 51c0-29 24-51 52-51 27 0 49 22 49 51 0 28-22 50-49 50-28 0-52-22-52-50z">
          <text:p/>
        </draw:path>
        <draw:path draw:style-name="gr3" draw:text-style-name="P2" draw:layer="layout" svg:width="0.1cm" svg:height="0.1cm" svg:x="15.923cm" svg:y="4.962cm" svg:viewBox="0 0 101 101" svg:d="M0 50c0-28 24-50 52-50 27 0 49 22 49 50 0 29-22 51-49 51-28 0-52-22-52-51z">
          <text:p/>
        </draw:path>
        <draw:path draw:style-name="gr3" draw:text-style-name="P2" draw:layer="layout" svg:width="0.1cm" svg:height="0.1cm" svg:x="17.666cm" svg:y="3.518cm" svg:viewBox="0 0 101 101" svg:d="M0 51c0-29 23-51 52-51 27 0 49 22 49 51 0 28-22 50-49 50-29 0-52-22-52-50z">
          <text:p/>
        </draw:path>
        <draw:path draw:style-name="gr3" draw:text-style-name="P2" draw:layer="layout" svg:width="0.1cm" svg:height="0.1cm" svg:x="16.483cm" svg:y="4.457cm" svg:viewBox="0 0 101 101" svg:d="M0 50c0-28 23-50 52-50 27 0 49 22 49 50s-22 51-49 51c-29 0-52-23-52-51z">
          <text:p/>
        </draw:path>
        <draw:path draw:style-name="gr3" draw:text-style-name="P2" draw:layer="layout" svg:width="0.1cm" svg:height="0.1cm" svg:x="16.483cm" svg:y="4.711cm" svg:viewBox="0 0 101 101" svg:d="M0 51c0-29 23-51 52-51 27 0 49 22 49 51 0 28-22 50-49 50-29 0-52-22-52-50z">
          <text:p/>
        </draw:path>
        <draw:path draw:style-name="gr3" draw:text-style-name="P2" draw:layer="layout" svg:width="0.1cm" svg:height="0.1cm" svg:x="16.483cm" svg:y="4.965cm" svg:viewBox="0 0 101 101" svg:d="M0 50c0-28 23-50 52-50 27 0 49 22 49 50 0 29-22 51-49 51-29 0-52-22-52-51z">
          <text:p/>
        </draw:path>
        <draw:path draw:style-name="gr3" draw:text-style-name="P2" draw:layer="layout" svg:width="0.1cm" svg:height="0.1cm" svg:x="16.483cm" svg:y="5.219cm" svg:viewBox="0 0 101 101" svg:d="M0 51c0-28 23-51 52-51 27 0 49 23 49 51s-22 50-49 50c-29 0-52-22-52-50z">
          <text:p/>
        </draw:path>
        <draw:path draw:style-name="gr3" draw:text-style-name="P2" draw:layer="layout" svg:width="0.1cm" svg:height="0.1cm" svg:x="17.245cm" svg:y="5.219cm" svg:viewBox="0 0 101 101" svg:d="M0 51c0-28 23-51 51-51s50 23 50 51-22 50-50 50-51-22-51-50z">
          <text:p/>
        </draw:path>
        <draw:path draw:style-name="gr3" draw:text-style-name="P2" draw:layer="layout" svg:width="0.1cm" svg:height="0.1cm" svg:x="17.245cm" svg:y="4.965cm" svg:viewBox="0 0 101 101" svg:d="M0 50c0-28 23-50 51-50s50 22 50 50c0 29-22 51-50 51s-51-22-51-51z">
          <text:p/>
        </draw:path>
        <draw:path draw:style-name="gr3" draw:text-style-name="P2" draw:layer="layout" svg:width="0.1cm" svg:height="0.1cm" svg:x="17.245cm" svg:y="4.711cm" svg:viewBox="0 0 101 101" svg:d="M0 51c0-29 23-51 51-51s50 22 50 51c0 28-22 50-50 50s-51-22-51-50z">
          <text:p/>
        </draw:path>
        <draw:path draw:style-name="gr3" draw:text-style-name="P2" draw:layer="layout" svg:width="0.1cm" svg:height="0.1cm" svg:x="17.245cm" svg:y="4.457cm" svg:viewBox="0 0 101 101" svg:d="M0 50c0-28 23-50 51-50s50 22 50 50-22 51-50 51-51-23-51-51z">
          <text:p/>
        </draw:path>
        <draw:path draw:style-name="gr3" draw:text-style-name="P2" draw:layer="layout" svg:width="0.1cm" svg:height="0.1cm" svg:x="15.923cm" svg:y="3.518cm" svg:viewBox="0 0 101 101" svg:d="M0 51c0-29 24-51 52-51 27 0 49 22 49 51 0 28-22 50-49 50-28 0-52-22-52-50z">
          <text:p/>
        </draw:path>
        <draw:path draw:style-name="gr3" draw:text-style-name="P2" draw:layer="layout" svg:width="0.1cm" svg:height="0.1cm" svg:x="15.883cm" svg:y="5.301cm" svg:viewBox="0 0 101 101" svg:d="M0 51c0-29 23-51 52-51 27 0 49 22 49 51 0 28-22 50-49 50-29 0-52-22-52-50z">
          <text:p/>
        </draw:path>
        <draw:path draw:style-name="gr3" draw:text-style-name="P2" draw:layer="layout" svg:width="0.1cm" svg:height="0.1cm" svg:x="18.096cm" svg:y="4.06cm" svg:viewBox="0 0 101 101" svg:d="M0 50c0-28 23-50 50-50 28 0 51 22 51 50s-23 51-51 51c-27 0-50-23-50-51z">
          <text:p/>
        </draw:path>
        <draw:path draw:style-name="gr3" draw:text-style-name="P2" draw:layer="layout" svg:width="0.1cm" svg:height="0.1cm" svg:x="17.334cm" svg:y="4.06cm" svg:viewBox="0 0 101 101" svg:d="M0 50c0-28 22-50 49-50 28 0 52 22 52 50s-24 51-52 51c-27 0-49-23-49-51z">
          <text:p/>
        </draw:path>
        <draw:path draw:style-name="gr3" draw:text-style-name="P2" draw:layer="layout" svg:width="0.1cm" svg:height="0.1cm" svg:x="17.115cm" svg:y="3.518cm" svg:viewBox="0 0 101 101" svg:d="M0 51c0-29 23-51 50-51 28 0 51 22 51 51 0 28-23 50-51 50-27 0-50-22-50-50z">
          <text:p/>
        </draw:path>
        <draw:path draw:style-name="gr3" draw:text-style-name="P2" draw:layer="layout" svg:width="0.1cm" svg:height="0.1cm" svg:x="16.864cm" svg:y="3.518cm" svg:viewBox="0 0 101 101" svg:d="M0 51c0-29 23-51 51-51s50 22 50 51c0 28-22 50-50 50s-51-22-51-50z">
          <text:p/>
        </draw:path>
        <draw:path draw:style-name="gr3" draw:text-style-name="P2" draw:layer="layout" svg:width="0.1cm" svg:height="0.1cm" svg:x="16.615cm" svg:y="3.518cm" svg:viewBox="0 0 101 101" svg:d="M0 51c0-29 23-51 50-51 28 0 51 22 51 51 0 28-23 50-51 50-27 0-50-22-50-50z">
          <text:p/>
        </draw:path>
        <draw:path draw:style-name="gr3" draw:text-style-name="P2" draw:layer="layout" svg:width="0.1cm" svg:height="0.1cm" svg:x="15.161cm" svg:y="4.377cm" svg:viewBox="0 0 101 101" svg:d="M0 50c0-28 23-50 51-50 27 0 50 22 50 50 0 29-23 51-50 51-28 0-51-22-51-51z">
          <text:p/>
        </draw:path>
        <draw:path draw:style-name="gr3" draw:text-style-name="P2" draw:layer="layout" svg:width="0.1cm" svg:height="0.1cm" svg:x="15.923cm" svg:y="4.377cm" svg:viewBox="0 0 101 101" svg:d="M0 50c0-28 24-50 52-50 27 0 49 22 49 50 0 29-22 51-49 51-28 0-52-22-52-51z">
          <text:p/>
        </draw:path>
        <draw:path draw:style-name="gr3" draw:text-style-name="P2" draw:layer="layout" svg:width="0.1cm" svg:height="0.1cm" svg:x="15.161cm" svg:y="5.301cm" svg:viewBox="0 0 101 101" svg:d="M0 51c0-29 23-51 51-51 27 0 50 22 50 51 0 28-23 50-50 50-28 0-51-22-51-50z">
          <text:p/>
        </draw:path>
        <draw:path draw:style-name="gr3" draw:text-style-name="P2" draw:layer="layout" svg:width="0.1cm" svg:height="0.1cm" svg:x="15.415cm" svg:y="5.301cm" svg:viewBox="0 0 101 101" svg:d="M0 51c0-29 23-51 52-51 27 0 49 22 49 51 0 28-22 50-49 50-29 0-52-22-52-50z">
          <text:p/>
        </draw:path>
        <draw:path draw:style-name="gr3" draw:text-style-name="P2" draw:layer="layout" svg:width="0.1cm" svg:height="0.1cm" svg:x="15.923cm" svg:y="4.712cm" svg:viewBox="0 0 101 101" svg:d="M0 51c0-29 24-51 52-51 27 0 49 22 49 51 0 28-22 50-49 50-28 0-52-22-52-50z">
          <text:p/>
        </draw:path>
        <draw:path draw:style-name="gr3" draw:text-style-name="P2" draw:layer="layout" svg:width="0.1cm" svg:height="0.1cm" svg:x="15.923cm" svg:y="4.962cm" svg:viewBox="0 0 101 101" svg:d="M0 50c0-28 24-50 52-50 27 0 49 22 49 50 0 29-22 51-49 51-28 0-52-22-52-51z">
          <text:p/>
        </draw:path>
        <draw:path draw:style-name="gr3" draw:text-style-name="P2" draw:layer="layout" svg:width="0.1cm" svg:height="0.1cm" svg:x="17.666cm" svg:y="3.518cm" svg:viewBox="0 0 101 101" svg:d="M0 51c0-29 23-51 52-51 27 0 49 22 49 51 0 28-22 50-49 50-29 0-52-22-52-50z">
          <text:p/>
        </draw:path>
        <draw:path draw:style-name="gr3" draw:text-style-name="P2" draw:layer="layout" svg:width="0.1cm" svg:height="0.1cm" svg:x="16.483cm" svg:y="4.457cm" svg:viewBox="0 0 101 101" svg:d="M0 50c0-28 23-50 52-50 27 0 49 22 49 50s-22 51-49 51c-29 0-52-23-52-51z">
          <text:p/>
        </draw:path>
        <draw:path draw:style-name="gr3" draw:text-style-name="P2" draw:layer="layout" svg:width="0.1cm" svg:height="0.1cm" svg:x="16.483cm" svg:y="4.711cm" svg:viewBox="0 0 101 101" svg:d="M0 51c0-29 23-51 52-51 27 0 49 22 49 51 0 28-22 50-49 50-29 0-52-22-52-50z">
          <text:p/>
        </draw:path>
        <draw:path draw:style-name="gr3" draw:text-style-name="P2" draw:layer="layout" svg:width="0.1cm" svg:height="0.1cm" svg:x="16.483cm" svg:y="4.965cm" svg:viewBox="0 0 101 101" svg:d="M0 50c0-28 23-50 52-50 27 0 49 22 49 50 0 29-22 51-49 51-29 0-52-22-52-51z">
          <text:p/>
        </draw:path>
        <draw:path draw:style-name="gr3" draw:text-style-name="P2" draw:layer="layout" svg:width="0.1cm" svg:height="0.1cm" svg:x="16.483cm" svg:y="5.219cm" svg:viewBox="0 0 101 101" svg:d="M0 51c0-28 23-51 52-51 27 0 49 23 49 51s-22 50-49 50c-29 0-52-22-52-50z">
          <text:p/>
        </draw:path>
        <draw:path draw:style-name="gr3" draw:text-style-name="P2" draw:layer="layout" svg:width="0.1cm" svg:height="0.1cm" svg:x="17.245cm" svg:y="5.219cm" svg:viewBox="0 0 101 101" svg:d="M0 51c0-28 23-51 51-51s50 23 50 51-22 50-50 50-51-22-51-50z">
          <text:p/>
        </draw:path>
        <draw:path draw:style-name="gr3" draw:text-style-name="P2" draw:layer="layout" svg:width="0.1cm" svg:height="0.1cm" svg:x="17.245cm" svg:y="4.965cm" svg:viewBox="0 0 101 101" svg:d="M0 50c0-28 23-50 51-50s50 22 50 50c0 29-22 51-50 51s-51-22-51-51z">
          <text:p/>
        </draw:path>
        <draw:path draw:style-name="gr3" draw:text-style-name="P2" draw:layer="layout" svg:width="0.1cm" svg:height="0.1cm" svg:x="17.245cm" svg:y="4.711cm" svg:viewBox="0 0 101 101" svg:d="M0 51c0-29 23-51 51-51s50 22 50 51c0 28-22 50-50 50s-51-22-51-50z">
          <text:p/>
        </draw:path>
        <draw:path draw:style-name="gr3" draw:text-style-name="P2" draw:layer="layout" svg:width="0.1cm" svg:height="0.1cm" svg:x="17.245cm" svg:y="4.457cm" svg:viewBox="0 0 101 101" svg:d="M0 50c0-28 23-50 51-50s50 22 50 50-22 51-50 51-51-23-51-51z">
          <text:p/>
        </draw:path>
        <draw:path draw:style-name="gr3" draw:text-style-name="P2" draw:layer="layout" svg:width="0.1cm" svg:height="0.1cm" svg:x="15.923cm" svg:y="3.518cm" svg:viewBox="0 0 101 101" svg:d="M0 51c0-29 24-51 52-51 27 0 49 22 49 51 0 28-22 50-49 50-28 0-52-22-52-50z">
          <text:p/>
        </draw:path>
        <draw:path draw:style-name="gr3" draw:text-style-name="P2" draw:layer="layout" svg:width="0.1cm" svg:height="0.1cm" svg:x="15.883cm" svg:y="5.301cm" svg:viewBox="0 0 101 101" svg:d="M0 51c0-29 23-51 52-51 27 0 49 22 49 51 0 28-22 50-49 50-29 0-52-22-52-50z">
          <text:p/>
        </draw:path>
        <draw:line draw:style-name="gr10" draw:text-style-name="P1" draw:layer="layout" svg:x1="18.5cm" svg:y1="6cm" svg:x2="14.815cm" svg:y2="6cm">
          <text:p/>
        </draw:line>
        <draw:line draw:style-name="gr10" draw:text-style-name="P1" draw:layer="layout" svg:x1="18.5cm" svg:y1="1.875cm" svg:x2="18.5cm" svg:y2="6cm">
          <text:p/>
        </draw:line>
        <draw:line draw:style-name="gr10" draw:text-style-name="P1" draw:layer="layout" svg:x1="14.815cm" svg:y1="6cm" svg:x2="14.815cm" svg:y2="1.875cm">
          <text:p/>
        </draw:line>
        <draw:line draw:style-name="gr10" draw:text-style-name="P1" draw:layer="layout" svg:x1="14.815cm" svg:y1="1.875cm" svg:x2="18.5cm" svg:y2="1.875cm">
          <text:p/>
        </draw:line>
        <draw:path draw:style-name="gr3" draw:text-style-name="P2" draw:layer="layout" svg:width="0.1cm" svg:height="0.1cm" svg:x="18.096cm" svg:y="4.06cm" svg:viewBox="0 0 101 101" svg:d="M0 50c0-28 23-50 50-50 28 0 51 22 51 50s-23 51-51 51c-27 0-50-23-50-51z">
          <text:p/>
        </draw:path>
        <draw:path draw:style-name="gr3" draw:text-style-name="P2" draw:layer="layout" svg:width="0.1cm" svg:height="0.1cm" svg:x="17.334cm" svg:y="4.06cm" svg:viewBox="0 0 101 101" svg:d="M0 50c0-28 22-50 49-50 28 0 52 22 52 50s-24 51-52 51c-27 0-49-23-49-51z">
          <text:p/>
        </draw:path>
        <draw:path draw:style-name="gr3" draw:text-style-name="P2" draw:layer="layout" svg:width="0.1cm" svg:height="0.1cm" svg:x="17.115cm" svg:y="3.518cm" svg:viewBox="0 0 101 101" svg:d="M0 51c0-29 23-51 50-51 28 0 51 22 51 51 0 28-23 50-51 50-27 0-50-22-50-50z">
          <text:p/>
        </draw:path>
        <draw:path draw:style-name="gr3" draw:text-style-name="P2" draw:layer="layout" svg:width="0.1cm" svg:height="0.1cm" svg:x="16.864cm" svg:y="3.518cm" svg:viewBox="0 0 101 101" svg:d="M0 51c0-29 23-51 51-51s50 22 50 51c0 28-22 50-50 50s-51-22-51-50z">
          <text:p/>
        </draw:path>
        <draw:path draw:style-name="gr3" draw:text-style-name="P2" draw:layer="layout" svg:width="0.1cm" svg:height="0.1cm" svg:x="16.615cm" svg:y="3.518cm" svg:viewBox="0 0 101 101" svg:d="M0 51c0-29 23-51 50-51 28 0 51 22 51 51 0 28-23 50-51 50-27 0-50-22-50-50z">
          <text:p/>
        </draw:path>
        <draw:path draw:style-name="gr3" draw:text-style-name="P2" draw:layer="layout" svg:width="0.1cm" svg:height="0.1cm" svg:x="15.161cm" svg:y="4.377cm" svg:viewBox="0 0 101 101" svg:d="M0 50c0-28 23-50 51-50 27 0 50 22 50 50 0 29-23 51-50 51-28 0-51-22-51-51z">
          <text:p/>
        </draw:path>
        <draw:path draw:style-name="gr3" draw:text-style-name="P2" draw:layer="layout" svg:width="0.1cm" svg:height="0.1cm" svg:x="15.923cm" svg:y="4.377cm" svg:viewBox="0 0 101 101" svg:d="M0 50c0-28 24-50 52-50 27 0 49 22 49 50 0 29-22 51-49 51-28 0-52-22-52-51z">
          <text:p/>
        </draw:path>
        <draw:path draw:style-name="gr3" draw:text-style-name="P2" draw:layer="layout" svg:width="0.1cm" svg:height="0.1cm" svg:x="15.161cm" svg:y="5.301cm" svg:viewBox="0 0 101 101" svg:d="M0 51c0-29 23-51 51-51 27 0 50 22 50 51 0 28-23 50-50 50-28 0-51-22-51-50z">
          <text:p/>
        </draw:path>
        <draw:path draw:style-name="gr3" draw:text-style-name="P2" draw:layer="layout" svg:width="0.1cm" svg:height="0.1cm" svg:x="15.415cm" svg:y="5.301cm" svg:viewBox="0 0 101 101" svg:d="M0 51c0-29 23-51 52-51 27 0 49 22 49 51 0 28-22 50-49 50-29 0-52-22-52-50z">
          <text:p/>
        </draw:path>
        <draw:path draw:style-name="gr3" draw:text-style-name="P2" draw:layer="layout" svg:width="0.1cm" svg:height="0.1cm" svg:x="15.923cm" svg:y="4.712cm" svg:viewBox="0 0 101 101" svg:d="M0 51c0-29 24-51 52-51 27 0 49 22 49 51 0 28-22 50-49 50-28 0-52-22-52-50z">
          <text:p/>
        </draw:path>
        <draw:path draw:style-name="gr3" draw:text-style-name="P2" draw:layer="layout" svg:width="0.1cm" svg:height="0.1cm" svg:x="15.923cm" svg:y="4.962cm" svg:viewBox="0 0 101 101" svg:d="M0 50c0-28 24-50 52-50 27 0 49 22 49 50 0 29-22 51-49 51-28 0-52-22-52-51z">
          <text:p/>
        </draw:path>
        <draw:path draw:style-name="gr3" draw:text-style-name="P2" draw:layer="layout" svg:width="0.1cm" svg:height="0.1cm" svg:x="17.666cm" svg:y="3.518cm" svg:viewBox="0 0 101 101" svg:d="M0 51c0-29 23-51 52-51 27 0 49 22 49 51 0 28-22 50-49 50-29 0-52-22-52-50z">
          <text:p/>
        </draw:path>
        <draw:path draw:style-name="gr3" draw:text-style-name="P2" draw:layer="layout" svg:width="0.1cm" svg:height="0.1cm" svg:x="16.483cm" svg:y="4.457cm" svg:viewBox="0 0 101 101" svg:d="M0 50c0-28 23-50 52-50 27 0 49 22 49 50s-22 51-49 51c-29 0-52-23-52-51z">
          <text:p/>
        </draw:path>
        <draw:path draw:style-name="gr3" draw:text-style-name="P2" draw:layer="layout" svg:width="0.1cm" svg:height="0.1cm" svg:x="16.483cm" svg:y="4.711cm" svg:viewBox="0 0 101 101" svg:d="M0 51c0-29 23-51 52-51 27 0 49 22 49 51 0 28-22 50-49 50-29 0-52-22-52-50z">
          <text:p/>
        </draw:path>
        <draw:path draw:style-name="gr3" draw:text-style-name="P2" draw:layer="layout" svg:width="0.1cm" svg:height="0.1cm" svg:x="16.483cm" svg:y="4.965cm" svg:viewBox="0 0 101 101" svg:d="M0 50c0-28 23-50 52-50 27 0 49 22 49 50 0 29-22 51-49 51-29 0-52-22-52-51z">
          <text:p/>
        </draw:path>
        <draw:path draw:style-name="gr3" draw:text-style-name="P2" draw:layer="layout" svg:width="0.1cm" svg:height="0.1cm" svg:x="16.483cm" svg:y="5.219cm" svg:viewBox="0 0 101 101" svg:d="M0 51c0-28 23-51 52-51 27 0 49 23 49 51s-22 50-49 50c-29 0-52-22-52-50z">
          <text:p/>
        </draw:path>
        <draw:path draw:style-name="gr3" draw:text-style-name="P2" draw:layer="layout" svg:width="0.1cm" svg:height="0.1cm" svg:x="17.245cm" svg:y="5.219cm" svg:viewBox="0 0 101 101" svg:d="M0 51c0-28 23-51 51-51s50 23 50 51-22 50-50 50-51-22-51-50z">
          <text:p/>
        </draw:path>
        <draw:path draw:style-name="gr3" draw:text-style-name="P2" draw:layer="layout" svg:width="0.1cm" svg:height="0.1cm" svg:x="17.245cm" svg:y="4.965cm" svg:viewBox="0 0 101 101" svg:d="M0 50c0-28 23-50 51-50s50 22 50 50c0 29-22 51-50 51s-51-22-51-51z">
          <text:p/>
        </draw:path>
        <draw:path draw:style-name="gr3" draw:text-style-name="P2" draw:layer="layout" svg:width="0.1cm" svg:height="0.1cm" svg:x="17.245cm" svg:y="4.711cm" svg:viewBox="0 0 101 101" svg:d="M0 51c0-29 23-51 51-51s50 22 50 51c0 28-22 50-50 50s-51-22-51-50z">
          <text:p/>
        </draw:path>
        <draw:path draw:style-name="gr3" draw:text-style-name="P2" draw:layer="layout" svg:width="0.1cm" svg:height="0.1cm" svg:x="17.245cm" svg:y="4.457cm" svg:viewBox="0 0 101 101" svg:d="M0 50c0-28 23-50 51-50s50 22 50 50-22 51-50 51-51-23-51-51z">
          <text:p/>
        </draw:path>
        <draw:path draw:style-name="gr3" draw:text-style-name="P2" draw:layer="layout" svg:width="0.1cm" svg:height="0.1cm" svg:x="15.923cm" svg:y="3.518cm" svg:viewBox="0 0 101 101" svg:d="M0 51c0-29 24-51 52-51 27 0 49 22 49 51 0 28-22 50-49 50-28 0-52-22-52-50z">
          <text:p/>
        </draw:path>
        <draw:path draw:style-name="gr3" draw:text-style-name="P2" draw:layer="layout" svg:width="0.1cm" svg:height="0.1cm" svg:x="15.883cm" svg:y="5.301cm" svg:viewBox="0 0 101 101" svg:d="M0 51c0-29 23-51 52-51 27 0 49 22 49 51 0 28-22 50-49 50-29 0-52-22-52-50z">
          <text:p/>
        </draw:path>
        <draw:path draw:style-name="gr9" draw:text-style-name="P3" draw:layer="layout" svg:width="0.1cm" svg:height="0.1cm" svg:x="18.096cm" svg:y="4.06cm" svg:viewBox="0 0 101 101" svg:d="M0 50c0-28 23-50 50-50 28 0 51 22 51 50s-23 51-51 51c-27 0-50-23-50-51z">
          <text:p/>
        </draw:path>
        <draw:path draw:style-name="gr9" draw:text-style-name="P3" draw:layer="layout" svg:width="0.1cm" svg:height="0.1cm" svg:x="17.334cm" svg:y="4.06cm" svg:viewBox="0 0 101 101" svg:d="M0 50c0-28 22-50 49-50 28 0 52 22 52 50s-24 51-52 51c-27 0-49-23-49-51z">
          <text:p/>
        </draw:path>
        <draw:path draw:style-name="gr9" draw:text-style-name="P3" draw:layer="layout" svg:width="0.1cm" svg:height="0.1cm" svg:x="17.115cm" svg:y="3.518cm" svg:viewBox="0 0 101 101" svg:d="M0 51c0-29 23-51 50-51 28 0 51 22 51 51 0 28-23 50-51 50-27 0-50-22-50-50z">
          <text:p/>
        </draw:path>
        <draw:path draw:style-name="gr9" draw:text-style-name="P3" draw:layer="layout" svg:width="0.1cm" svg:height="0.1cm" svg:x="16.864cm" svg:y="3.518cm" svg:viewBox="0 0 101 101" svg:d="M0 51c0-29 23-51 51-51s50 22 50 51c0 28-22 50-50 50s-51-22-51-50z">
          <text:p/>
        </draw:path>
        <draw:path draw:style-name="gr9" draw:text-style-name="P3" draw:layer="layout" svg:width="0.1cm" svg:height="0.1cm" svg:x="16.615cm" svg:y="3.518cm" svg:viewBox="0 0 101 101" svg:d="M0 51c0-29 23-51 50-51 28 0 51 22 51 51 0 28-23 50-51 50-27 0-50-22-50-50z">
          <text:p/>
        </draw:path>
        <draw:path draw:style-name="gr9" draw:text-style-name="P3" draw:layer="layout" svg:width="0.1cm" svg:height="0.1cm" svg:x="15.161cm" svg:y="4.377cm" svg:viewBox="0 0 101 101" svg:d="M0 50c0-28 23-50 51-50 27 0 50 22 50 50 0 29-23 51-50 51-28 0-51-22-51-51z">
          <text:p/>
        </draw:path>
        <draw:path draw:style-name="gr9" draw:text-style-name="P3" draw:layer="layout" svg:width="0.1cm" svg:height="0.1cm" svg:x="15.923cm" svg:y="4.377cm" svg:viewBox="0 0 101 101" svg:d="M0 50c0-28 24-50 52-50 27 0 49 22 49 50 0 29-22 51-49 51-28 0-52-22-52-51z">
          <text:p/>
        </draw:path>
        <draw:path draw:style-name="gr9" draw:text-style-name="P3" draw:layer="layout" svg:width="0.1cm" svg:height="0.1cm" svg:x="15.161cm" svg:y="5.301cm" svg:viewBox="0 0 101 101" svg:d="M0 51c0-29 23-51 51-51 27 0 50 22 50 51 0 28-23 50-50 50-28 0-51-22-51-50z">
          <text:p/>
        </draw:path>
        <draw:path draw:style-name="gr9" draw:text-style-name="P3" draw:layer="layout" svg:width="0.1cm" svg:height="0.1cm" svg:x="15.415cm" svg:y="5.301cm" svg:viewBox="0 0 101 101" svg:d="M0 51c0-29 23-51 52-51 27 0 49 22 49 51 0 28-22 50-49 50-29 0-52-22-52-50z">
          <text:p/>
        </draw:path>
        <draw:path draw:style-name="gr9" draw:text-style-name="P3" draw:layer="layout" svg:width="0.1cm" svg:height="0.1cm" svg:x="15.923cm" svg:y="4.712cm" svg:viewBox="0 0 101 101" svg:d="M0 51c0-29 24-51 52-51 27 0 49 22 49 51 0 28-22 50-49 50-28 0-52-22-52-50z">
          <text:p/>
        </draw:path>
        <draw:path draw:style-name="gr9" draw:text-style-name="P3" draw:layer="layout" svg:width="0.1cm" svg:height="0.1cm" svg:x="15.923cm" svg:y="4.962cm" svg:viewBox="0 0 101 101" svg:d="M0 50c0-28 24-50 52-50 27 0 49 22 49 50 0 29-22 51-49 51-28 0-52-22-52-51z">
          <text:p/>
        </draw:path>
        <draw:path draw:style-name="gr9" draw:text-style-name="P3" draw:layer="layout" svg:width="0.1cm" svg:height="0.1cm" svg:x="17.666cm" svg:y="3.518cm" svg:viewBox="0 0 101 101" svg:d="M0 51c0-29 23-51 52-51 27 0 49 22 49 51 0 28-22 50-49 50-29 0-52-22-52-50z">
          <text:p/>
        </draw:path>
        <draw:path draw:style-name="gr9" draw:text-style-name="P3" draw:layer="layout" svg:width="0.1cm" svg:height="0.1cm" svg:x="16.483cm" svg:y="4.457cm" svg:viewBox="0 0 101 101" svg:d="M0 50c0-28 23-50 52-50 27 0 49 22 49 50s-22 51-49 51c-29 0-52-23-52-51z">
          <text:p/>
        </draw:path>
        <draw:path draw:style-name="gr9" draw:text-style-name="P3" draw:layer="layout" svg:width="0.1cm" svg:height="0.1cm" svg:x="16.483cm" svg:y="4.711cm" svg:viewBox="0 0 101 101" svg:d="M0 51c0-29 23-51 52-51 27 0 49 22 49 51 0 28-22 50-49 50-29 0-52-22-52-50z">
          <text:p/>
        </draw:path>
        <draw:path draw:style-name="gr9" draw:text-style-name="P3" draw:layer="layout" svg:width="0.1cm" svg:height="0.1cm" svg:x="16.483cm" svg:y="4.965cm" svg:viewBox="0 0 101 101" svg:d="M0 50c0-28 23-50 52-50 27 0 49 22 49 50 0 29-22 51-49 51-29 0-52-22-52-51z">
          <text:p/>
        </draw:path>
        <draw:path draw:style-name="gr9" draw:text-style-name="P3" draw:layer="layout" svg:width="0.1cm" svg:height="0.1cm" svg:x="16.483cm" svg:y="5.219cm" svg:viewBox="0 0 101 101" svg:d="M0 51c0-28 23-51 52-51 27 0 49 23 49 51s-22 50-49 50c-29 0-52-22-52-50z">
          <text:p/>
        </draw:path>
        <draw:path draw:style-name="gr9" draw:text-style-name="P3" draw:layer="layout" svg:width="0.1cm" svg:height="0.1cm" svg:x="17.245cm" svg:y="5.219cm" svg:viewBox="0 0 101 101" svg:d="M0 51c0-28 23-51 51-51s50 23 50 51-22 50-50 50-51-22-51-50z">
          <text:p/>
        </draw:path>
        <draw:path draw:style-name="gr9" draw:text-style-name="P3" draw:layer="layout" svg:width="0.1cm" svg:height="0.1cm" svg:x="17.245cm" svg:y="4.965cm" svg:viewBox="0 0 101 101" svg:d="M0 50c0-28 23-50 51-50s50 22 50 50c0 29-22 51-50 51s-51-22-51-51z">
          <text:p/>
        </draw:path>
        <draw:path draw:style-name="gr9" draw:text-style-name="P3" draw:layer="layout" svg:width="0.1cm" svg:height="0.1cm" svg:x="17.245cm" svg:y="4.711cm" svg:viewBox="0 0 101 101" svg:d="M0 51c0-29 23-51 51-51s50 22 50 51c0 28-22 50-50 50s-51-22-51-50z">
          <text:p/>
        </draw:path>
        <draw:path draw:style-name="gr9" draw:text-style-name="P3" draw:layer="layout" svg:width="0.1cm" svg:height="0.1cm" svg:x="17.245cm" svg:y="4.457cm" svg:viewBox="0 0 101 101" svg:d="M0 50c0-28 23-50 51-50s50 22 50 50-22 51-50 51-51-23-51-51z">
          <text:p/>
        </draw:path>
        <draw:path draw:style-name="gr9" draw:text-style-name="P3" draw:layer="layout" svg:width="0.1cm" svg:height="0.1cm" svg:x="15.923cm" svg:y="3.518cm" svg:viewBox="0 0 101 101" svg:d="M0 51c0-29 24-51 52-51 27 0 49 22 49 51 0 28-22 50-49 50-28 0-52-22-52-50z">
          <text:p/>
        </draw:path>
        <draw:path draw:style-name="gr9" draw:text-style-name="P3" draw:layer="layout" svg:width="0.1cm" svg:height="0.1cm" svg:x="15.883cm" svg:y="5.301cm" svg:viewBox="0 0 101 101" svg:d="M0 51c0-29 23-51 52-51 27 0 49 22 49 51 0 28-22 50-49 50-29 0-52-22-52-50z">
          <text:p/>
        </draw:path>
        <draw:line draw:style-name="gr1" draw:text-style-name="P1" draw:layer="layout" svg:x1="3.391cm" svg:y1="11.716cm" svg:x2="3.391cm" svg:y2="11.796cm">
          <text:p/>
        </draw:line>
        <draw:line draw:style-name="gr1" draw:text-style-name="P1" draw:layer="layout" svg:x1="3.42cm" svg:y1="11.67cm" svg:x2="3.45cm" svg:y2="11.757cm">
          <text:p/>
        </draw:line>
        <draw:line draw:style-name="gr1" draw:text-style-name="P1" draw:layer="layout" svg:x1="3.449cm" svg:y1="11.756cm" svg:x2="3.374cm" svg:y2="11.756cm">
          <text:p/>
        </draw:line>
        <draw:line draw:style-name="gr1" draw:text-style-name="P1" draw:layer="layout" svg:x1="3.34cm" svg:y1="11.676cm" svg:x2="3.26cm" svg:y2="11.676cm">
          <text:p/>
        </draw:line>
        <draw:line draw:style-name="gr1" draw:text-style-name="P1" draw:layer="layout" svg:x1="3.26cm" svg:y1="11.676cm" svg:x2="3.312cm" svg:y2="11.797cm">
          <text:p/>
        </draw:line>
        <draw:line draw:style-name="gr1" draw:text-style-name="P1" draw:layer="layout" svg:x1="3.191cm" svg:y1="11.676cm" svg:x2="3.18cm" svg:y2="11.676cm">
          <text:p/>
        </draw:line>
        <draw:line draw:style-name="gr1" draw:text-style-name="P1" draw:layer="layout" svg:x1="3.181cm" svg:y1="11.676cm" svg:x2="3.169cm" svg:y2="11.683cm">
          <text:p/>
        </draw:line>
        <draw:line draw:style-name="gr1" draw:text-style-name="P1" draw:layer="layout" svg:x1="3.17cm" svg:y1="11.682cm" svg:x2="3.163cm" svg:y2="11.69cm">
          <text:p/>
        </draw:line>
        <draw:line draw:style-name="gr1" draw:text-style-name="P1" draw:layer="layout" svg:x1="3.165cm" svg:y1="11.688cm" svg:x2="3.157cm" svg:y2="11.7cm">
          <text:p/>
        </draw:line>
        <draw:line draw:style-name="gr1" draw:text-style-name="P1" draw:layer="layout" svg:x1="3.158cm" svg:y1="11.699cm" svg:x2="3.151cm" svg:y2="11.723cm">
          <text:p/>
        </draw:line>
        <draw:line draw:style-name="gr1" draw:text-style-name="P1" draw:layer="layout" svg:x1="3.151cm" svg:y1="11.722cm" svg:x2="3.151cm" svg:y2="11.75cm">
          <text:p/>
        </draw:line>
        <draw:line draw:style-name="gr1" draw:text-style-name="P1" draw:layer="layout" svg:x1="3.151cm" svg:y1="11.75cm" svg:x2="3.158cm" svg:y2="11.774cm">
          <text:p/>
        </draw:line>
        <draw:line draw:style-name="gr1" draw:text-style-name="P1" draw:layer="layout" svg:x1="3.157cm" svg:y1="11.773cm" svg:x2="3.165cm" svg:y2="11.786cm">
          <text:p/>
        </draw:line>
        <draw:line draw:style-name="gr1" draw:text-style-name="P1" draw:layer="layout" svg:x1="3.163cm" svg:y1="11.785cm" svg:x2="3.17cm" svg:y2="11.791cm">
          <text:p/>
        </draw:line>
        <draw:line draw:style-name="gr1" draw:text-style-name="P1" draw:layer="layout" svg:x1="3.169cm" svg:y1="11.79cm" svg:x2="3.181cm" svg:y2="11.797cm">
          <text:p/>
        </draw:line>
        <draw:line draw:style-name="gr1" draw:text-style-name="P1" draw:layer="layout" svg:x1="3.18cm" svg:y1="11.796cm" svg:x2="3.191cm" svg:y2="11.796cm">
          <text:p/>
        </draw:line>
        <draw:line draw:style-name="gr1" draw:text-style-name="P1" draw:layer="layout" svg:x1="3.191cm" svg:y1="11.797cm" svg:x2="3.204cm" svg:y2="11.79cm">
          <text:p/>
        </draw:line>
        <draw:line draw:style-name="gr1" draw:text-style-name="P1" draw:layer="layout" svg:x1="3.203cm" svg:y1="11.791cm" svg:x2="3.21cm" svg:y2="11.785cm">
          <text:p/>
        </draw:line>
        <draw:line draw:style-name="gr1" draw:text-style-name="P1" draw:layer="layout" svg:x1="3.209cm" svg:y1="11.786cm" svg:x2="3.215cm" svg:y2="11.773cm">
          <text:p/>
        </draw:line>
        <draw:line draw:style-name="gr1" draw:text-style-name="P1" draw:layer="layout" svg:x1="3.214cm" svg:y1="11.774cm" svg:x2="3.221cm" svg:y2="11.75cm">
          <text:p/>
        </draw:line>
        <draw:line draw:style-name="gr1" draw:text-style-name="P1" draw:layer="layout" svg:x1="3.22cm" svg:y1="11.75cm" svg:x2="3.22cm" svg:y2="11.722cm">
          <text:p/>
        </draw:line>
        <draw:line draw:style-name="gr1" draw:text-style-name="P1" draw:layer="layout" svg:x1="3.221cm" svg:y1="11.723cm" svg:x2="3.214cm" svg:y2="11.699cm">
          <text:p/>
        </draw:line>
        <draw:line draw:style-name="gr1" draw:text-style-name="P1" draw:layer="layout" svg:x1="3.215cm" svg:y1="11.7cm" svg:x2="3.209cm" svg:y2="11.688cm">
          <text:p/>
        </draw:line>
        <draw:line draw:style-name="gr1" draw:text-style-name="P1" draw:layer="layout" svg:x1="3.21cm" svg:y1="11.69cm" svg:x2="3.203cm" svg:y2="11.682cm">
          <text:p/>
        </draw:line>
        <draw:line draw:style-name="gr1" draw:text-style-name="P1" draw:layer="layout" svg:x1="3.204cm" svg:y1="11.683cm" svg:x2="3.191cm" svg:y2="11.676cm">
          <text:p/>
        </draw:line>
        <draw:line draw:style-name="gr1" draw:text-style-name="P1" draw:layer="layout" svg:x1="3.083cm" svg:y1="11.797cm" svg:x2="3.095cm" svg:y2="11.79cm">
          <text:p/>
        </draw:line>
        <draw:line draw:style-name="gr1" draw:text-style-name="P1" draw:layer="layout" svg:x1="3.094cm" svg:y1="11.791cm" svg:x2="3.101cm" svg:y2="11.785cm">
          <text:p/>
        </draw:line>
        <draw:line draw:style-name="gr1" draw:text-style-name="P1" draw:layer="layout" svg:x1="3.1cm" svg:y1="11.786cm" svg:x2="3.107cm" svg:y2="11.773cm">
          <text:p/>
        </draw:line>
        <draw:line draw:style-name="gr1" draw:text-style-name="P1" draw:layer="layout" svg:x1="3.106cm" svg:y1="11.773cm" svg:x2="3.106cm" svg:y2="11.739cm">
          <text:p/>
        </draw:line>
        <draw:line draw:style-name="gr1" draw:text-style-name="P1" draw:layer="layout" svg:x1="3.107cm" svg:y1="11.74cm" svg:x2="3.1cm" svg:y2="11.728cm">
          <text:p/>
        </draw:line>
        <draw:line draw:style-name="gr1" draw:text-style-name="P1" draw:layer="layout" svg:x1="3.101cm" svg:y1="11.73cm" svg:x2="3.094cm" svg:y2="11.722cm">
          <text:p/>
        </draw:line>
        <draw:line draw:style-name="gr1" draw:text-style-name="P1" draw:layer="layout" svg:x1="3.095cm" svg:y1="11.723cm" svg:x2="3.083cm" svg:y2="11.716cm">
          <text:p/>
        </draw:line>
        <draw:line draw:style-name="gr1" draw:text-style-name="P1" draw:layer="layout" svg:x1="3.083cm" svg:y1="11.716cm" svg:x2="3.066cm" svg:y2="11.716cm">
          <text:p/>
        </draw:line>
        <draw:line draw:style-name="gr1" draw:text-style-name="P1" draw:layer="layout" svg:x1="3.067cm" svg:y1="11.716cm" svg:x2="3.054cm" svg:y2="11.723cm">
          <text:p/>
        </draw:line>
        <draw:line draw:style-name="gr1" draw:text-style-name="P1" draw:layer="layout" svg:x1="3.055cm" svg:y1="11.722cm" svg:x2="3.049cm" svg:y2="11.73cm">
          <text:p/>
        </draw:line>
        <draw:line draw:style-name="gr1" draw:text-style-name="P1" draw:layer="layout" svg:x1="3.05cm" svg:y1="11.728cm" svg:x2="3.043cm" svg:y2="11.74cm">
          <text:p/>
        </draw:line>
        <draw:line draw:style-name="gr1" draw:text-style-name="P1" draw:layer="layout" svg:x1="3.043cm" svg:y1="11.739cm" svg:x2="3.043cm" svg:y2="11.773cm">
          <text:p/>
        </draw:line>
        <draw:line draw:style-name="gr1" draw:text-style-name="P1" draw:layer="layout" svg:x1="3.043cm" svg:y1="11.773cm" svg:x2="3.05cm" svg:y2="11.786cm">
          <text:p/>
        </draw:line>
        <draw:line draw:style-name="gr1" draw:text-style-name="P1" draw:layer="layout" svg:x1="3.049cm" svg:y1="11.785cm" svg:x2="3.055cm" svg:y2="11.791cm">
          <text:p/>
        </draw:line>
        <draw:line draw:style-name="gr1" draw:text-style-name="P1" draw:layer="layout" svg:x1="3.054cm" svg:y1="11.79cm" svg:x2="3.067cm" svg:y2="11.797cm">
          <text:p/>
        </draw:line>
        <draw:line draw:style-name="gr1" draw:text-style-name="P1" draw:layer="layout" svg:x1="3.066cm" svg:y1="11.796cm" svg:x2="3.083cm" svg:y2="11.796cm">
          <text:p/>
        </draw:line>
        <draw:line draw:style-name="gr1" draw:text-style-name="P1" draw:layer="layout" svg:x1="2.991cm" svg:y1="11.796cm" svg:x2="2.991cm" svg:y2="11.676cm">
          <text:p/>
        </draw:line>
        <draw:line draw:style-name="gr1" draw:text-style-name="P1" draw:layer="layout" svg:x1="2.94cm" svg:y1="11.796cm" svg:x2="2.94cm" svg:y2="11.733cm">
          <text:p/>
        </draw:line>
        <draw:line draw:style-name="gr1" draw:text-style-name="P1" draw:layer="layout" svg:x1="2.94cm" svg:y1="11.734cm" svg:x2="2.947cm" svg:y2="11.722cm">
          <text:p/>
        </draw:line>
        <draw:line draw:style-name="gr1" draw:text-style-name="P1" draw:layer="layout" svg:x1="2.946cm" svg:y1="11.723cm" svg:x2="2.958cm" svg:y2="11.716cm">
          <text:p/>
        </draw:line>
        <draw:line draw:style-name="gr1" draw:text-style-name="P1" draw:layer="layout" svg:x1="2.957cm" svg:y1="11.716cm" svg:x2="2.974cm" svg:y2="11.716cm">
          <text:p/>
        </draw:line>
        <draw:line draw:style-name="gr1" draw:text-style-name="P1" draw:layer="layout" svg:x1="2.974cm" svg:y1="11.716cm" svg:x2="2.987cm" svg:y2="11.723cm">
          <text:p/>
        </draw:line>
        <draw:line draw:style-name="gr1" draw:text-style-name="P1" draw:layer="layout" svg:x1="2.986cm" svg:y1="11.722cm" svg:x2="2.992cm" svg:y2="11.73cm">
          <text:p/>
        </draw:line>
        <draw:line draw:style-name="gr1" draw:text-style-name="P1" draw:layer="layout" svg:x1="2.883cm" svg:y1="11.796cm" svg:x2="2.883cm" svg:y2="11.716cm">
          <text:p/>
        </draw:line>
        <draw:line draw:style-name="gr1" draw:text-style-name="P1" draw:layer="layout" svg:x1="2.885cm" svg:y1="11.73cm" svg:x2="2.877cm" svg:y2="11.722cm">
          <text:p/>
        </draw:line>
        <draw:line draw:style-name="gr1" draw:text-style-name="P1" draw:layer="layout" svg:x1="2.878cm" svg:y1="11.723cm" svg:x2="2.866cm" svg:y2="11.716cm">
          <text:p/>
        </draw:line>
        <draw:line draw:style-name="gr1" draw:text-style-name="P1" draw:layer="layout" svg:x1="2.866cm" svg:y1="11.716cm" svg:x2="2.849cm" svg:y2="11.716cm">
          <text:p/>
        </draw:line>
        <draw:line draw:style-name="gr1" draw:text-style-name="P1" draw:layer="layout" svg:x1="2.85cm" svg:y1="11.716cm" svg:x2="2.837cm" svg:y2="11.723cm">
          <text:p/>
        </draw:line>
        <draw:line draw:style-name="gr1" draw:text-style-name="P1" draw:layer="layout" svg:x1="2.838cm" svg:y1="11.722cm" svg:x2="2.832cm" svg:y2="11.734cm">
          <text:p/>
        </draw:line>
        <draw:line draw:style-name="gr1" draw:text-style-name="P1" draw:layer="layout" svg:x1="2.832cm" svg:y1="11.733cm" svg:x2="2.832cm" svg:y2="11.796cm">
          <text:p/>
        </draw:line>
        <draw:line draw:style-name="gr1" draw:text-style-name="P1" draw:layer="layout" svg:x1="2.833cm" svg:y1="11.734cm" svg:x2="2.826cm" svg:y2="11.722cm">
          <text:p/>
        </draw:line>
        <draw:line draw:style-name="gr1" draw:text-style-name="P1" draw:layer="layout" svg:x1="2.828cm" svg:y1="11.723cm" svg:x2="2.814cm" svg:y2="11.716cm">
          <text:p/>
        </draw:line>
        <draw:line draw:style-name="gr1" draw:text-style-name="P1" draw:layer="layout" svg:x1="2.814cm" svg:y1="11.716cm" svg:x2="2.797cm" svg:y2="11.716cm">
          <text:p/>
        </draw:line>
        <draw:line draw:style-name="gr1" draw:text-style-name="P1" draw:layer="layout" svg:x1="2.798cm" svg:y1="11.716cm" svg:x2="2.786cm" svg:y2="11.723cm">
          <text:p/>
        </draw:line>
        <draw:line draw:style-name="gr1" draw:text-style-name="P1" draw:layer="layout" svg:x1="2.787cm" svg:y1="11.722cm" svg:x2="2.78cm" svg:y2="11.734cm">
          <text:p/>
        </draw:line>
        <draw:line draw:style-name="gr1" draw:text-style-name="P1" draw:layer="layout" svg:x1="2.78cm" svg:y1="11.733cm" svg:x2="2.78cm" svg:y2="11.796cm">
          <text:p/>
        </draw:line>
        <draw:polygon draw:style-name="gr2" draw:text-style-name="P1" draw:layer="layout" svg:width="0.813cm" svg:height="0.249cm" svg:x="2.705cm" svg:y="11.582cm" svg:viewBox="0 0 814 250" draw:points="0,0 814,0 814,250 0,250">
          <text:p/>
        </draw:polygon>
        <draw:line draw:style-name="gr1" draw:text-style-name="P1" draw:layer="layout" svg:x1="3.905cm" svg:y1="13.401cm" svg:x2="3.883cm" svg:y2="13.401cm">
          <text:p/>
        </draw:line>
        <draw:line draw:style-name="gr1" draw:text-style-name="P1" draw:layer="layout" svg:x1="3.884cm" svg:y1="13.401cm" svg:x2="3.871cm" svg:y2="13.407cm">
          <text:p/>
        </draw:line>
        <draw:line draw:style-name="gr1" draw:text-style-name="P1" draw:layer="layout" svg:x1="3.872cm" svg:y1="13.406cm" svg:x2="3.86cm" svg:y2="13.419cm">
          <text:p/>
        </draw:line>
        <draw:line draw:style-name="gr1" draw:text-style-name="P1" draw:layer="layout" svg:x1="3.861cm" svg:y1="13.418cm" svg:x2="3.854cm" svg:y2="13.442cm">
          <text:p/>
        </draw:line>
        <draw:line draw:style-name="gr1" draw:text-style-name="P1" draw:layer="layout" svg:x1="3.854cm" svg:y1="13.441cm" svg:x2="3.854cm" svg:y2="13.481cm">
          <text:p/>
        </draw:line>
        <draw:line draw:style-name="gr1" draw:text-style-name="P1" draw:layer="layout" svg:x1="3.854cm" svg:y1="13.481cm" svg:x2="3.861cm" svg:y2="13.505cm">
          <text:p/>
        </draw:line>
        <draw:line draw:style-name="gr1" draw:text-style-name="P1" draw:layer="layout" svg:x1="3.86cm" svg:y1="13.504cm" svg:x2="3.872cm" svg:y2="13.516cm">
          <text:p/>
        </draw:line>
        <draw:line draw:style-name="gr1" draw:text-style-name="P1" draw:layer="layout" svg:x1="3.871cm" svg:y1="13.515cm" svg:x2="3.884cm" svg:y2="13.522cm">
          <text:p/>
        </draw:line>
        <draw:line draw:style-name="gr1" draw:text-style-name="P1" draw:layer="layout" svg:x1="3.883cm" svg:y1="13.521cm" svg:x2="3.905cm" svg:y2="13.521cm">
          <text:p/>
        </draw:line>
        <draw:line draw:style-name="gr1" draw:text-style-name="P1" draw:layer="layout" svg:x1="3.905cm" svg:y1="13.522cm" svg:x2="3.918cm" svg:y2="13.515cm">
          <text:p/>
        </draw:line>
        <draw:line draw:style-name="gr1" draw:text-style-name="P1" draw:layer="layout" svg:x1="3.917cm" svg:y1="13.516cm" svg:x2="3.929cm" svg:y2="13.504cm">
          <text:p/>
        </draw:line>
        <draw:line draw:style-name="gr1" draw:text-style-name="P1" draw:layer="layout" svg:x1="3.928cm" svg:y1="13.505cm" svg:x2="3.935cm" svg:y2="13.481cm">
          <text:p/>
        </draw:line>
        <draw:line draw:style-name="gr1" draw:text-style-name="P1" draw:layer="layout" svg:x1="3.934cm" svg:y1="13.481cm" svg:x2="3.934cm" svg:y2="13.441cm">
          <text:p/>
        </draw:line>
        <draw:line draw:style-name="gr1" draw:text-style-name="P1" draw:layer="layout" svg:x1="3.935cm" svg:y1="13.442cm" svg:x2="3.928cm" svg:y2="13.418cm">
          <text:p/>
        </draw:line>
        <draw:line draw:style-name="gr1" draw:text-style-name="P1" draw:layer="layout" svg:x1="3.929cm" svg:y1="13.419cm" svg:x2="3.917cm" svg:y2="13.406cm">
          <text:p/>
        </draw:line>
        <draw:line draw:style-name="gr1" draw:text-style-name="P1" draw:layer="layout" svg:x1="3.918cm" svg:y1="13.407cm" svg:x2="3.905cm" svg:y2="13.401cm">
          <text:p/>
        </draw:line>
        <draw:line draw:style-name="gr1" draw:text-style-name="P1" draw:layer="layout" svg:x1="3.803cm" svg:y1="13.401cm" svg:x2="3.803cm" svg:y2="13.498cm">
          <text:p/>
        </draw:line>
        <draw:line draw:style-name="gr1" draw:text-style-name="P1" draw:layer="layout" svg:x1="3.805cm" svg:y1="13.498cm" svg:x2="3.797cm" svg:y2="13.51cm">
          <text:p/>
        </draw:line>
        <draw:line draw:style-name="gr1" draw:text-style-name="P1" draw:layer="layout" svg:x1="3.798cm" svg:y1="13.509cm" svg:x2="3.791cm" svg:y2="13.516cm">
          <text:p/>
        </draw:line>
        <draw:line draw:style-name="gr1" draw:text-style-name="P1" draw:layer="layout" svg:x1="3.792cm" svg:y1="13.515cm" svg:x2="3.78cm" svg:y2="13.522cm">
          <text:p/>
        </draw:line>
        <draw:line draw:style-name="gr1" draw:text-style-name="P1" draw:layer="layout" svg:x1="3.78cm" svg:y1="13.521cm" svg:x2="3.757cm" svg:y2="13.521cm">
          <text:p/>
        </draw:line>
        <draw:line draw:style-name="gr1" draw:text-style-name="P1" draw:layer="layout" svg:x1="3.758cm" svg:y1="13.522cm" svg:x2="3.746cm" svg:y2="13.515cm">
          <text:p/>
        </draw:line>
        <draw:line draw:style-name="gr1" draw:text-style-name="P1" draw:layer="layout" svg:x1="3.747cm" svg:y1="13.516cm" svg:x2="3.74cm" svg:y2="13.509cm">
          <text:p/>
        </draw:line>
        <draw:line draw:style-name="gr1" draw:text-style-name="P1" draw:layer="layout" svg:x1="3.741cm" svg:y1="13.51cm" svg:x2="3.734cm" svg:y2="13.498cm">
          <text:p/>
        </draw:line>
        <draw:line draw:style-name="gr1" draw:text-style-name="P1" draw:layer="layout" svg:x1="3.734cm" svg:y1="13.498cm" svg:x2="3.734cm" svg:y2="13.401cm">
          <text:p/>
        </draw:line>
        <draw:line draw:style-name="gr1" draw:text-style-name="P1" draw:layer="layout" svg:x1="3.694cm" svg:y1="13.401cm" svg:x2="3.626cm" svg:y2="13.401cm">
          <text:p/>
        </draw:line>
        <draw:line draw:style-name="gr1" draw:text-style-name="P1" draw:layer="layout" svg:x1="3.66cm" svg:y1="13.521cm" svg:x2="3.66cm" svg:y2="13.401cm">
          <text:p/>
        </draw:line>
        <draw:polygon draw:style-name="gr2" draw:text-style-name="P1" draw:layer="layout" svg:width="0.529cm" svg:height="0.25cm" svg:x="3.521cm" svg:y="13.306cm" svg:viewBox="0 0 530 251" draw:points="0,0 530,0 530,251 0,251">
          <text:p/>
        </draw:polygon>
        <draw:line draw:style-name="gr1" draw:text-style-name="P1" draw:layer="layout" svg:x1="5.505cm" svg:y1="10.699cm" svg:x2="5.505cm" svg:y2="10.756cm">
          <text:p/>
        </draw:line>
        <draw:line draw:style-name="gr1" draw:text-style-name="P1" draw:layer="layout" svg:x1="5.506cm" svg:y1="10.756cm" svg:x2="5.448cm" svg:y2="10.762cm">
          <text:p/>
        </draw:line>
        <draw:line draw:style-name="gr1" draw:text-style-name="P1" draw:layer="layout" svg:x1="5.448cm" svg:y1="10.762cm" svg:x2="5.455cm" svg:y2="10.756cm">
          <text:p/>
        </draw:line>
        <draw:line draw:style-name="gr1" draw:text-style-name="P1" draw:layer="layout" svg:x1="5.454cm" svg:y1="10.757cm" svg:x2="5.461cm" svg:y2="10.744cm">
          <text:p/>
        </draw:line>
        <draw:line draw:style-name="gr1" draw:text-style-name="P1" draw:layer="layout" svg:x1="5.46cm" svg:y1="10.744cm" svg:x2="5.46cm" svg:y2="10.716cm">
          <text:p/>
        </draw:line>
        <draw:line draw:style-name="gr1" draw:text-style-name="P1" draw:layer="layout" svg:x1="5.461cm" svg:y1="10.717cm" svg:x2="5.454cm" svg:y2="10.704cm">
          <text:p/>
        </draw:line>
        <draw:line draw:style-name="gr1" draw:text-style-name="P1" draw:layer="layout" svg:x1="5.455cm" svg:y1="10.705cm" svg:x2="5.448cm" svg:y2="10.699cm">
          <text:p/>
        </draw:line>
        <draw:line draw:style-name="gr1" draw:text-style-name="P1" draw:layer="layout" svg:x1="5.449cm" svg:y1="10.7cm" svg:x2="5.437cm" svg:y2="10.693cm">
          <text:p/>
        </draw:line>
        <draw:line draw:style-name="gr1" draw:text-style-name="P1" draw:layer="layout" svg:x1="5.437cm" svg:y1="10.693cm" svg:x2="5.408cm" svg:y2="10.693cm">
          <text:p/>
        </draw:line>
        <draw:line draw:style-name="gr1" draw:text-style-name="P1" draw:layer="layout" svg:x1="5.409cm" svg:y1="10.693cm" svg:x2="5.397cm" svg:y2="10.7cm">
          <text:p/>
        </draw:line>
        <draw:line draw:style-name="gr1" draw:text-style-name="P1" draw:layer="layout" svg:x1="5.398cm" svg:y1="10.699cm" svg:x2="5.391cm" svg:y2="10.705cm">
          <text:p/>
        </draw:line>
        <draw:line draw:style-name="gr1" draw:text-style-name="P1" draw:layer="layout" svg:x1="5.392cm" svg:y1="10.704cm" svg:x2="5.385cm" svg:y2="10.717cm">
          <text:p/>
        </draw:line>
        <draw:line draw:style-name="gr1" draw:text-style-name="P1" draw:layer="layout" svg:x1="5.385cm" svg:y1="10.716cm" svg:x2="5.385cm" svg:y2="10.744cm">
          <text:p/>
        </draw:line>
        <draw:line draw:style-name="gr1" draw:text-style-name="P1" draw:layer="layout" svg:x1="5.385cm" svg:y1="10.744cm" svg:x2="5.392cm" svg:y2="10.757cm">
          <text:p/>
        </draw:line>
        <draw:line draw:style-name="gr1" draw:text-style-name="P1" draw:layer="layout" svg:x1="5.391cm" svg:y1="10.756cm" svg:x2="5.398cm" svg:y2="10.762cm">
          <text:p/>
        </draw:line>
        <draw:line draw:style-name="gr1" draw:text-style-name="P1" draw:layer="layout" svg:x1="5.466cm" svg:y1="10.654cm" svg:x2="5.385cm" svg:y2="10.624cm">
          <text:p/>
        </draw:line>
        <draw:line draw:style-name="gr1" draw:text-style-name="P1" draw:layer="layout" svg:x1="5.385cm" svg:y1="10.625cm" svg:x2="5.466cm" svg:y2="10.596cm">
          <text:p/>
        </draw:line>
        <draw:polygon draw:style-name="gr2" draw:text-style-name="P1" draw:layer="layout" svg:width="0.25cm" svg:height="0.345cm" svg:x="5.35cm" svg:y="10.509cm" svg:viewBox="0 0 251 346" draw:points="0,0 251,0 251,346 0,346">
          <text:p/>
        </draw:polygon>
        <draw:line draw:style-name="gr1" draw:text-style-name="P1" draw:layer="layout" svg:x1="3.677cm" svg:y1="9.726cm" svg:x2="3.654cm" svg:y2="9.726cm">
          <text:p/>
        </draw:line>
        <draw:line draw:style-name="gr1" draw:text-style-name="P1" draw:layer="layout" svg:x1="3.655cm" svg:y1="9.726cm" svg:x2="3.643cm" svg:y2="9.732cm">
          <text:p/>
        </draw:line>
        <draw:line draw:style-name="gr1" draw:text-style-name="P1" draw:layer="layout" svg:x1="3.644cm" svg:y1="9.731cm" svg:x2="3.631cm" svg:y2="9.744cm">
          <text:p/>
        </draw:line>
        <draw:line draw:style-name="gr1" draw:text-style-name="P1" draw:layer="layout" svg:x1="3.632cm" svg:y1="9.743cm" svg:x2="3.626cm" svg:y2="9.767cm">
          <text:p/>
        </draw:line>
        <draw:line draw:style-name="gr1" draw:text-style-name="P1" draw:layer="layout" svg:x1="3.626cm" svg:y1="9.766cm" svg:x2="3.626cm" svg:y2="9.806cm">
          <text:p/>
        </draw:line>
        <draw:line draw:style-name="gr1" draw:text-style-name="P1" draw:layer="layout" svg:x1="3.626cm" svg:y1="9.806cm" svg:x2="3.632cm" svg:y2="9.83cm">
          <text:p/>
        </draw:line>
        <draw:line draw:style-name="gr1" draw:text-style-name="P1" draw:layer="layout" svg:x1="3.631cm" svg:y1="9.829cm" svg:x2="3.644cm" svg:y2="9.841cm">
          <text:p/>
        </draw:line>
        <draw:line draw:style-name="gr1" draw:text-style-name="P1" draw:layer="layout" svg:x1="3.643cm" svg:y1="9.84cm" svg:x2="3.655cm" svg:y2="9.847cm">
          <text:p/>
        </draw:line>
        <draw:line draw:style-name="gr1" draw:text-style-name="P1" draw:layer="layout" svg:x1="3.654cm" svg:y1="9.846cm" svg:x2="3.677cm" svg:y2="9.846cm">
          <text:p/>
        </draw:line>
        <draw:line draw:style-name="gr1" draw:text-style-name="P1" draw:layer="layout" svg:x1="3.677cm" svg:y1="9.847cm" svg:x2="3.689cm" svg:y2="9.84cm">
          <text:p/>
        </draw:line>
        <draw:line draw:style-name="gr1" draw:text-style-name="P1" draw:layer="layout" svg:x1="3.688cm" svg:y1="9.841cm" svg:x2="3.701cm" svg:y2="9.829cm">
          <text:p/>
        </draw:line>
        <draw:line draw:style-name="gr1" draw:text-style-name="P1" draw:layer="layout" svg:x1="3.7cm" svg:y1="9.83cm" svg:x2="3.707cm" svg:y2="9.806cm">
          <text:p/>
        </draw:line>
        <draw:line draw:style-name="gr1" draw:text-style-name="P1" draw:layer="layout" svg:x1="3.706cm" svg:y1="9.806cm" svg:x2="3.706cm" svg:y2="9.766cm">
          <text:p/>
        </draw:line>
        <draw:line draw:style-name="gr1" draw:text-style-name="P1" draw:layer="layout" svg:x1="3.707cm" svg:y1="9.767cm" svg:x2="3.7cm" svg:y2="9.743cm">
          <text:p/>
        </draw:line>
        <draw:line draw:style-name="gr1" draw:text-style-name="P1" draw:layer="layout" svg:x1="3.701cm" svg:y1="9.744cm" svg:x2="3.688cm" svg:y2="9.731cm">
          <text:p/>
        </draw:line>
        <draw:line draw:style-name="gr1" draw:text-style-name="P1" draw:layer="layout" svg:x1="3.689cm" svg:y1="9.732cm" svg:x2="3.677cm" svg:y2="9.726cm">
          <text:p/>
        </draw:line>
        <draw:line draw:style-name="gr1" draw:text-style-name="P1" draw:layer="layout" svg:x1="3.581cm" svg:y1="9.84cm" svg:x2="3.563cm" svg:y2="9.847cm">
          <text:p/>
        </draw:line>
        <draw:line draw:style-name="gr1" draw:text-style-name="P1" draw:layer="layout" svg:x1="3.563cm" svg:y1="9.846cm" svg:x2="3.534cm" svg:y2="9.846cm">
          <text:p/>
        </draw:line>
        <draw:line draw:style-name="gr1" draw:text-style-name="P1" draw:layer="layout" svg:x1="3.535cm" svg:y1="9.847cm" svg:x2="3.523cm" svg:y2="9.84cm">
          <text:p/>
        </draw:line>
        <draw:line draw:style-name="gr1" draw:text-style-name="P1" draw:layer="layout" svg:x1="3.525cm" svg:y1="9.841cm" svg:x2="3.517cm" svg:y2="9.834cm">
          <text:p/>
        </draw:line>
        <draw:line draw:style-name="gr1" draw:text-style-name="P1" draw:layer="layout" svg:x1="3.518cm" svg:y1="9.835cm" svg:x2="3.511cm" svg:y2="9.823cm">
          <text:p/>
        </draw:line>
        <draw:line draw:style-name="gr1" draw:text-style-name="P1" draw:layer="layout" svg:x1="3.511cm" svg:y1="9.823cm" svg:x2="3.511cm" svg:y2="9.811cm">
          <text:p/>
        </draw:line>
        <draw:line draw:style-name="gr1" draw:text-style-name="P1" draw:layer="layout" svg:x1="3.511cm" svg:y1="9.812cm" svg:x2="3.518cm" svg:y2="9.8cm">
          <text:p/>
        </draw:line>
        <draw:line draw:style-name="gr1" draw:text-style-name="P1" draw:layer="layout" svg:x1="3.517cm" svg:y1="9.801cm" svg:x2="3.525cm" svg:y2="9.794cm">
          <text:p/>
        </draw:line>
        <draw:line draw:style-name="gr1" draw:text-style-name="P1" draw:layer="layout" svg:x1="3.523cm" svg:y1="9.795cm" svg:x2="3.535cm" svg:y2="9.789cm">
          <text:p/>
        </draw:line>
        <draw:line draw:style-name="gr1" draw:text-style-name="P1" draw:layer="layout" svg:x1="3.534cm" svg:y1="9.79cm" svg:x2="3.559cm" svg:y2="9.783cm">
          <text:p/>
        </draw:line>
        <draw:line draw:style-name="gr1" draw:text-style-name="P1" draw:layer="layout" svg:x1="3.557cm" svg:y1="9.785cm" svg:x2="3.569cm" svg:y2="9.777cm">
          <text:p/>
        </draw:line>
        <draw:line draw:style-name="gr1" draw:text-style-name="P1" draw:layer="layout" svg:x1="3.568cm" svg:y1="9.778cm" svg:x2="3.575cm" svg:y2="9.771cm">
          <text:p/>
        </draw:line>
        <draw:line draw:style-name="gr1" draw:text-style-name="P1" draw:layer="layout" svg:x1="3.574cm" svg:y1="9.772cm" svg:x2="3.581cm" svg:y2="9.76cm">
          <text:p/>
        </draw:line>
        <draw:line draw:style-name="gr1" draw:text-style-name="P1" draw:layer="layout" svg:x1="3.58cm" svg:y1="9.76cm" svg:x2="3.58cm" svg:y2="9.749cm">
          <text:p/>
        </draw:line>
        <draw:line draw:style-name="gr1" draw:text-style-name="P1" draw:layer="layout" svg:x1="3.581cm" svg:y1="9.75cm" svg:x2="3.574cm" svg:y2="9.737cm">
          <text:p/>
        </draw:line>
        <draw:line draw:style-name="gr1" draw:text-style-name="P1" draw:layer="layout" svg:x1="3.575cm" svg:y1="9.738cm" svg:x2="3.568cm" svg:y2="9.731cm">
          <text:p/>
        </draw:line>
        <draw:line draw:style-name="gr1" draw:text-style-name="P1" draw:layer="layout" svg:x1="3.569cm" svg:y1="9.732cm" svg:x2="3.557cm" svg:y2="9.726cm">
          <text:p/>
        </draw:line>
        <draw:line draw:style-name="gr1" draw:text-style-name="P1" draw:layer="layout" svg:x1="3.557cm" svg:y1="9.726cm" svg:x2="3.528cm" svg:y2="9.726cm">
          <text:p/>
        </draw:line>
        <draw:line draw:style-name="gr1" draw:text-style-name="P1" draw:layer="layout" svg:x1="3.529cm" svg:y1="9.726cm" svg:x2="3.511cm" svg:y2="9.732cm">
          <text:p/>
        </draw:line>
        <draw:line draw:style-name="gr1" draw:text-style-name="P1" draw:layer="layout" svg:x1="3.391cm" svg:y1="9.834cm" svg:x2="3.398cm" svg:y2="9.841cm">
          <text:p/>
        </draw:line>
        <draw:line draw:style-name="gr1" draw:text-style-name="P1" draw:layer="layout" svg:x1="3.397cm" svg:y1="9.84cm" svg:x2="3.415cm" svg:y2="9.847cm">
          <text:p/>
        </draw:line>
        <draw:line draw:style-name="gr1" draw:text-style-name="P1" draw:layer="layout" svg:x1="3.414cm" svg:y1="9.846cm" svg:x2="3.426cm" svg:y2="9.846cm">
          <text:p/>
        </draw:line>
        <draw:line draw:style-name="gr1" draw:text-style-name="P1" draw:layer="layout" svg:x1="3.426cm" svg:y1="9.847cm" svg:x2="3.444cm" svg:y2="9.84cm">
          <text:p/>
        </draw:line>
        <draw:line draw:style-name="gr1" draw:text-style-name="P1" draw:layer="layout" svg:x1="3.443cm" svg:y1="9.841cm" svg:x2="3.455cm" svg:y2="9.829cm">
          <text:p/>
        </draw:line>
        <draw:line draw:style-name="gr1" draw:text-style-name="P1" draw:layer="layout" svg:x1="3.454cm" svg:y1="9.83cm" svg:x2="3.461cm" svg:y2="9.817cm">
          <text:p/>
        </draw:line>
        <draw:line draw:style-name="gr1" draw:text-style-name="P1" draw:layer="layout" svg:x1="3.46cm" svg:y1="9.818cm" svg:x2="3.467cm" svg:y2="9.794cm">
          <text:p/>
        </draw:line>
        <draw:line draw:style-name="gr1" draw:text-style-name="P1" draw:layer="layout" svg:x1="3.466cm" svg:y1="9.794cm" svg:x2="3.466cm" svg:y2="9.777cm">
          <text:p/>
        </draw:line>
        <draw:line draw:style-name="gr1" draw:text-style-name="P1" draw:layer="layout" svg:x1="3.467cm" svg:y1="9.778cm" svg:x2="3.46cm" svg:y2="9.754cm">
          <text:p/>
        </draw:line>
        <draw:line draw:style-name="gr1" draw:text-style-name="P1" draw:layer="layout" svg:x1="3.461cm" svg:y1="9.755cm" svg:x2="3.454cm" svg:y2="9.743cm">
          <text:p/>
        </draw:line>
        <draw:line draw:style-name="gr1" draw:text-style-name="P1" draw:layer="layout" svg:x1="3.455cm" svg:y1="9.744cm" svg:x2="3.443cm" svg:y2="9.731cm">
          <text:p/>
        </draw:line>
        <draw:line draw:style-name="gr1" draw:text-style-name="P1" draw:layer="layout" svg:x1="3.444cm" svg:y1="9.732cm" svg:x2="3.426cm" svg:y2="9.726cm">
          <text:p/>
        </draw:line>
        <draw:line draw:style-name="gr1" draw:text-style-name="P1" draw:layer="layout" svg:x1="3.426cm" svg:y1="9.726cm" svg:x2="3.414cm" svg:y2="9.726cm">
          <text:p/>
        </draw:line>
        <draw:line draw:style-name="gr1" draw:text-style-name="P1" draw:layer="layout" svg:x1="3.415cm" svg:y1="9.726cm" svg:x2="3.397cm" svg:y2="9.732cm">
          <text:p/>
        </draw:line>
        <draw:line draw:style-name="gr1" draw:text-style-name="P1" draw:layer="layout" svg:x1="3.398cm" svg:y1="9.731cm" svg:x2="3.391cm" svg:y2="9.738cm">
          <text:p/>
        </draw:line>
        <draw:line draw:style-name="gr1" draw:text-style-name="P1" draw:layer="layout" svg:x1="3.34cm" svg:y1="9.846cm" svg:x2="3.34cm" svg:y2="9.726cm">
          <text:p/>
        </draw:line>
        <draw:line draw:style-name="gr1" draw:text-style-name="P1" draw:layer="layout" svg:x1="3.226cm" svg:y1="9.846cm" svg:x2="3.283cm" svg:y2="9.846cm">
          <text:p/>
        </draw:line>
        <draw:line draw:style-name="gr1" draw:text-style-name="P1" draw:layer="layout" svg:x1="3.283cm" svg:y1="9.846cm" svg:x2="3.283cm" svg:y2="9.726cm">
          <text:p/>
        </draw:line>
        <draw:line draw:style-name="gr1" draw:text-style-name="P1" draw:layer="layout" svg:x1="3.191cm" svg:y1="9.811cm" svg:x2="3.134cm" svg:y2="9.811cm">
          <text:p/>
        </draw:line>
        <draw:line draw:style-name="gr1" draw:text-style-name="P1" draw:layer="layout" svg:x1="3.204cm" svg:y1="9.847cm" svg:x2="3.163cm" svg:y2="9.726cm">
          <text:p/>
        </draw:line>
        <draw:line draw:style-name="gr1" draw:text-style-name="P1" draw:layer="layout" svg:x1="3.164cm" svg:y1="9.726cm" svg:x2="3.123cm" svg:y2="9.847cm">
          <text:p/>
        </draw:line>
        <draw:line draw:style-name="gr1" draw:text-style-name="P1" draw:layer="layout" svg:x1="3.083cm" svg:y1="9.846cm" svg:x2="3.083cm" svg:y2="9.726cm">
          <text:p/>
        </draw:line>
        <draw:line draw:style-name="gr1" draw:text-style-name="P1" draw:layer="layout" svg:x1="3.083cm" svg:y1="9.726cm" svg:x2="3.054cm" svg:y2="9.726cm">
          <text:p/>
        </draw:line>
        <draw:line draw:style-name="gr1" draw:text-style-name="P1" draw:layer="layout" svg:x1="3.055cm" svg:y1="9.726cm" svg:x2="3.037cm" svg:y2="9.732cm">
          <text:p/>
        </draw:line>
        <draw:line draw:style-name="gr1" draw:text-style-name="P1" draw:layer="layout" svg:x1="3.038cm" svg:y1="9.731cm" svg:x2="3.026cm" svg:y2="9.744cm">
          <text:p/>
        </draw:line>
        <draw:line draw:style-name="gr1" draw:text-style-name="P1" draw:layer="layout" svg:x1="3.027cm" svg:y1="9.743cm" svg:x2="3.02cm" svg:y2="9.755cm">
          <text:p/>
        </draw:line>
        <draw:line draw:style-name="gr1" draw:text-style-name="P1" draw:layer="layout" svg:x1="3.021cm" svg:y1="9.754cm" svg:x2="3.014cm" svg:y2="9.778cm">
          <text:p/>
        </draw:line>
        <draw:line draw:style-name="gr1" draw:text-style-name="P1" draw:layer="layout" svg:x1="3.014cm" svg:y1="9.777cm" svg:x2="3.014cm" svg:y2="9.794cm">
          <text:p/>
        </draw:line>
        <draw:line draw:style-name="gr1" draw:text-style-name="P1" draw:layer="layout" svg:x1="3.014cm" svg:y1="9.794cm" svg:x2="3.021cm" svg:y2="9.818cm">
          <text:p/>
        </draw:line>
        <draw:line draw:style-name="gr1" draw:text-style-name="P1" draw:layer="layout" svg:x1="3.02cm" svg:y1="9.817cm" svg:x2="3.027cm" svg:y2="9.83cm">
          <text:p/>
        </draw:line>
        <draw:line draw:style-name="gr1" draw:text-style-name="P1" draw:layer="layout" svg:x1="3.026cm" svg:y1="9.829cm" svg:x2="3.038cm" svg:y2="9.841cm">
          <text:p/>
        </draw:line>
        <draw:line draw:style-name="gr1" draw:text-style-name="P1" draw:layer="layout" svg:x1="3.037cm" svg:y1="9.84cm" svg:x2="3.055cm" svg:y2="9.847cm">
          <text:p/>
        </draw:line>
        <draw:line draw:style-name="gr1" draw:text-style-name="P1" draw:layer="layout" svg:x1="3.054cm" svg:y1="9.846cm" svg:x2="3.083cm" svg:y2="9.846cm">
          <text:p/>
        </draw:line>
        <draw:line draw:style-name="gr1" draw:text-style-name="P1" draw:layer="layout" svg:x1="2.94cm" svg:y1="9.726cm" svg:x2="2.917cm" svg:y2="9.726cm">
          <text:p/>
        </draw:line>
        <draw:line draw:style-name="gr1" draw:text-style-name="P1" draw:layer="layout" svg:x1="2.918cm" svg:y1="9.726cm" svg:x2="2.906cm" svg:y2="9.732cm">
          <text:p/>
        </draw:line>
        <draw:line draw:style-name="gr1" draw:text-style-name="P1" draw:layer="layout" svg:x1="2.907cm" svg:y1="9.731cm" svg:x2="2.894cm" svg:y2="9.744cm">
          <text:p/>
        </draw:line>
        <draw:line draw:style-name="gr1" draw:text-style-name="P1" draw:layer="layout" svg:x1="2.895cm" svg:y1="9.743cm" svg:x2="2.888cm" svg:y2="9.767cm">
          <text:p/>
        </draw:line>
        <draw:line draw:style-name="gr1" draw:text-style-name="P1" draw:layer="layout" svg:x1="2.888cm" svg:y1="9.766cm" svg:x2="2.888cm" svg:y2="9.806cm">
          <text:p/>
        </draw:line>
        <draw:line draw:style-name="gr1" draw:text-style-name="P1" draw:layer="layout" svg:x1="2.888cm" svg:y1="9.806cm" svg:x2="2.895cm" svg:y2="9.83cm">
          <text:p/>
        </draw:line>
        <draw:line draw:style-name="gr1" draw:text-style-name="P1" draw:layer="layout" svg:x1="2.894cm" svg:y1="9.829cm" svg:x2="2.907cm" svg:y2="9.841cm">
          <text:p/>
        </draw:line>
        <draw:line draw:style-name="gr1" draw:text-style-name="P1" draw:layer="layout" svg:x1="2.906cm" svg:y1="9.84cm" svg:x2="2.918cm" svg:y2="9.847cm">
          <text:p/>
        </draw:line>
        <draw:line draw:style-name="gr1" draw:text-style-name="P1" draw:layer="layout" svg:x1="2.917cm" svg:y1="9.846cm" svg:x2="2.94cm" svg:y2="9.846cm">
          <text:p/>
        </draw:line>
        <draw:line draw:style-name="gr1" draw:text-style-name="P1" draw:layer="layout" svg:x1="2.94cm" svg:y1="9.847cm" svg:x2="2.952cm" svg:y2="9.84cm">
          <text:p/>
        </draw:line>
        <draw:line draw:style-name="gr1" draw:text-style-name="P1" draw:layer="layout" svg:x1="2.951cm" svg:y1="9.841cm" svg:x2="2.964cm" svg:y2="9.829cm">
          <text:p/>
        </draw:line>
        <draw:line draw:style-name="gr1" draw:text-style-name="P1" draw:layer="layout" svg:x1="2.963cm" svg:y1="9.83cm" svg:x2="2.969cm" svg:y2="9.806cm">
          <text:p/>
        </draw:line>
        <draw:line draw:style-name="gr1" draw:text-style-name="P1" draw:layer="layout" svg:x1="2.968cm" svg:y1="9.806cm" svg:x2="2.968cm" svg:y2="9.766cm">
          <text:p/>
        </draw:line>
        <draw:line draw:style-name="gr1" draw:text-style-name="P1" draw:layer="layout" svg:x1="2.969cm" svg:y1="9.767cm" svg:x2="2.963cm" svg:y2="9.743cm">
          <text:p/>
        </draw:line>
        <draw:line draw:style-name="gr1" draw:text-style-name="P1" draw:layer="layout" svg:x1="2.964cm" svg:y1="9.744cm" svg:x2="2.951cm" svg:y2="9.731cm">
          <text:p/>
        </draw:line>
        <draw:line draw:style-name="gr1" draw:text-style-name="P1" draw:layer="layout" svg:x1="2.952cm" svg:y1="9.732cm" svg:x2="2.94cm" svg:y2="9.726cm">
          <text:p/>
        </draw:line>
        <draw:line draw:style-name="gr1" draw:text-style-name="P1" draw:layer="layout" svg:x1="2.768cm" svg:y1="9.847cm" svg:x2="2.809cm" svg:y2="9.789cm">
          <text:p/>
        </draw:line>
        <draw:line draw:style-name="gr1" draw:text-style-name="P1" draw:layer="layout" svg:x1="2.837cm" svg:y1="9.846cm" svg:x2="2.837cm" svg:y2="9.726cm">
          <text:p/>
        </draw:line>
        <draw:line draw:style-name="gr1" draw:text-style-name="P1" draw:layer="layout" svg:x1="2.837cm" svg:y1="9.726cm" svg:x2="2.791cm" svg:y2="9.726cm">
          <text:p/>
        </draw:line>
        <draw:line draw:style-name="gr1" draw:text-style-name="P1" draw:layer="layout" svg:x1="2.792cm" svg:y1="9.726cm" svg:x2="2.78cm" svg:y2="9.732cm">
          <text:p/>
        </draw:line>
        <draw:line draw:style-name="gr1" draw:text-style-name="P1" draw:layer="layout" svg:x1="2.781cm" svg:y1="9.731cm" svg:x2="2.774cm" svg:y2="9.738cm">
          <text:p/>
        </draw:line>
        <draw:line draw:style-name="gr1" draw:text-style-name="P1" draw:layer="layout" svg:x1="2.775cm" svg:y1="9.737cm" svg:x2="2.768cm" svg:y2="9.75cm">
          <text:p/>
        </draw:line>
        <draw:line draw:style-name="gr1" draw:text-style-name="P1" draw:layer="layout" svg:x1="2.768cm" svg:y1="9.749cm" svg:x2="2.768cm" svg:y2="9.766cm">
          <text:p/>
        </draw:line>
        <draw:line draw:style-name="gr1" draw:text-style-name="P1" draw:layer="layout" svg:x1="2.768cm" svg:y1="9.766cm" svg:x2="2.775cm" svg:y2="9.778cm">
          <text:p/>
        </draw:line>
        <draw:line draw:style-name="gr1" draw:text-style-name="P1" draw:layer="layout" svg:x1="2.774cm" svg:y1="9.777cm" svg:x2="2.781cm" svg:y2="9.785cm">
          <text:p/>
        </draw:line>
        <draw:line draw:style-name="gr1" draw:text-style-name="P1" draw:layer="layout" svg:x1="2.78cm" svg:y1="9.783cm" svg:x2="2.792cm" svg:y2="9.79cm">
          <text:p/>
        </draw:line>
        <draw:line draw:style-name="gr1" draw:text-style-name="P1" draw:layer="layout" svg:x1="2.791cm" svg:y1="9.789cm" svg:x2="2.837cm" svg:y2="9.789cm">
          <text:p/>
        </draw:line>
        <draw:line draw:style-name="gr1" draw:text-style-name="P1" draw:layer="layout" svg:x1="3.411cm" svg:y1="9.926cm" svg:x2="3.424cm" svg:y2="9.919cm">
          <text:p/>
        </draw:line>
        <draw:line draw:style-name="gr1" draw:text-style-name="P1" draw:layer="layout" svg:x1="3.423cm" svg:y1="9.919cm" svg:x2="3.44cm" svg:y2="9.919cm">
          <text:p/>
        </draw:line>
        <draw:line draw:style-name="gr1" draw:text-style-name="P1" draw:layer="layout" svg:x1="3.44cm" svg:y1="9.919cm" svg:x2="3.458cm" svg:y2="9.926cm">
          <text:p/>
        </draw:line>
        <draw:line draw:style-name="gr1" draw:text-style-name="P1" draw:layer="layout" svg:x1="3.457cm" svg:y1="9.925cm" svg:x2="3.469cm" svg:y2="9.937cm">
          <text:p/>
        </draw:line>
        <draw:line draw:style-name="gr1" draw:text-style-name="P1" draw:layer="layout" svg:x1="3.468cm" svg:y1="9.936cm" svg:x2="3.475cm" svg:y2="9.948cm">
          <text:p/>
        </draw:line>
        <draw:line draw:style-name="gr1" draw:text-style-name="P1" draw:layer="layout" svg:x1="3.474cm" svg:y1="9.947cm" svg:x2="3.481cm" svg:y2="9.971cm">
          <text:p/>
        </draw:line>
        <draw:line draw:style-name="gr1" draw:text-style-name="P1" draw:layer="layout" svg:x1="3.48cm" svg:y1="9.97cm" svg:x2="3.48cm" svg:y2="9.987cm">
          <text:p/>
        </draw:line>
        <draw:line draw:style-name="gr1" draw:text-style-name="P1" draw:layer="layout" svg:x1="3.481cm" svg:y1="9.987cm" svg:x2="3.474cm" svg:y2="10.011cm">
          <text:p/>
        </draw:line>
        <draw:line draw:style-name="gr1" draw:text-style-name="P1" draw:layer="layout" svg:x1="3.475cm" svg:y1="10.01cm" svg:x2="3.468cm" svg:y2="10.023cm">
          <text:p/>
        </draw:line>
        <draw:line draw:style-name="gr1" draw:text-style-name="P1" draw:layer="layout" svg:x1="3.469cm" svg:y1="10.022cm" svg:x2="3.457cm" svg:y2="10.034cm">
          <text:p/>
        </draw:line>
        <draw:line draw:style-name="gr1" draw:text-style-name="P1" draw:layer="layout" svg:x1="3.458cm" svg:y1="10.033cm" svg:x2="3.44cm" svg:y2="10.04cm">
          <text:p/>
        </draw:line>
        <draw:line draw:style-name="gr1" draw:text-style-name="P1" draw:layer="layout" svg:x1="3.44cm" svg:y1="10.039cm" svg:x2="3.428cm" svg:y2="10.039cm">
          <text:p/>
        </draw:line>
        <draw:line draw:style-name="gr1" draw:text-style-name="P1" draw:layer="layout" svg:x1="3.429cm" svg:y1="10.04cm" svg:x2="3.411cm" svg:y2="10.033cm">
          <text:p/>
        </draw:line>
        <draw:line draw:style-name="gr1" draw:text-style-name="P1" draw:layer="layout" svg:x1="3.412cm" svg:y1="10.035cm" svg:x2="3.406cm" svg:y2="10.027cm">
          <text:p/>
        </draw:line>
        <draw:line draw:style-name="gr1" draw:text-style-name="P1" draw:layer="layout" svg:x1="3.406cm" svg:y1="10.027cm" svg:x2="3.406cm" svg:y2="9.987cm">
          <text:p/>
        </draw:line>
        <draw:line draw:style-name="gr1" draw:text-style-name="P1" draw:layer="layout" svg:x1="3.406cm" svg:y1="9.987cm" svg:x2="3.428cm" svg:y2="9.987cm">
          <text:p/>
        </draw:line>
        <draw:line draw:style-name="gr1" draw:text-style-name="P1" draw:layer="layout" svg:x1="3.355cm" svg:y1="10.027cm" svg:x2="3.348cm" svg:y2="10.035cm">
          <text:p/>
        </draw:line>
        <draw:line draw:style-name="gr1" draw:text-style-name="P1" draw:layer="layout" svg:x1="3.348cm" svg:y1="10.033cm" svg:x2="3.355cm" svg:y2="10.04cm">
          <text:p/>
        </draw:line>
        <draw:line draw:style-name="gr1" draw:text-style-name="P1" draw:layer="layout" svg:x1="3.354cm" svg:y1="10.04cm" svg:x2="3.361cm" svg:y2="10.033cm">
          <text:p/>
        </draw:line>
        <draw:line draw:style-name="gr1" draw:text-style-name="P1" draw:layer="layout" svg:x1="3.361cm" svg:y1="10.035cm" svg:x2="3.354cm" svg:y2="10.027cm">
          <text:p/>
        </draw:line>
        <draw:line draw:style-name="gr1" draw:text-style-name="P1" draw:layer="layout" svg:x1="3.354cm" svg:y1="10.027cm" svg:x2="3.354cm" svg:y2="10.039cm">
          <text:p/>
        </draw:line>
        <draw:line draw:style-name="gr1" draw:text-style-name="P1" draw:layer="layout" svg:x1="3.297cm" svg:y1="10.039cm" svg:x2="3.297cm" svg:y2="9.919cm">
          <text:p/>
        </draw:line>
        <draw:line draw:style-name="gr1" draw:text-style-name="P1" draw:layer="layout" svg:x1="3.297cm" svg:y1="9.919cm" svg:x2="3.251cm" svg:y2="9.919cm">
          <text:p/>
        </draw:line>
        <draw:line draw:style-name="gr1" draw:text-style-name="P1" draw:layer="layout" svg:x1="3.252cm" svg:y1="9.919cm" svg:x2="3.24cm" svg:y2="9.926cm">
          <text:p/>
        </draw:line>
        <draw:line draw:style-name="gr1" draw:text-style-name="P1" draw:layer="layout" svg:x1="3.241cm" svg:y1="9.925cm" svg:x2="3.234cm" svg:y2="9.931cm">
          <text:p/>
        </draw:line>
        <draw:line draw:style-name="gr1" draw:text-style-name="P1" draw:layer="layout" svg:x1="3.235cm" svg:y1="9.93cm" svg:x2="3.228cm" svg:y2="9.943cm">
          <text:p/>
        </draw:line>
        <draw:line draw:style-name="gr1" draw:text-style-name="P1" draw:layer="layout" svg:x1="3.228cm" svg:y1="9.942cm" svg:x2="3.228cm" svg:y2="9.959cm">
          <text:p/>
        </draw:line>
        <draw:line draw:style-name="gr1" draw:text-style-name="P1" draw:layer="layout" svg:x1="3.228cm" svg:y1="9.959cm" svg:x2="3.235cm" svg:y2="9.971cm">
          <text:p/>
        </draw:line>
        <draw:line draw:style-name="gr1" draw:text-style-name="P1" draw:layer="layout" svg:x1="3.234cm" svg:y1="9.97cm" svg:x2="3.241cm" svg:y2="9.977cm">
          <text:p/>
        </draw:line>
        <draw:line draw:style-name="gr1" draw:text-style-name="P1" draw:layer="layout" svg:x1="3.24cm" svg:y1="9.976cm" svg:x2="3.252cm" svg:y2="9.983cm">
          <text:p/>
        </draw:line>
        <draw:line draw:style-name="gr1" draw:text-style-name="P1" draw:layer="layout" svg:x1="3.251cm" svg:y1="9.982cm" svg:x2="3.297cm" svg:y2="9.982cm">
          <text:p/>
        </draw:line>
        <draw:line draw:style-name="gr1" draw:text-style-name="P1" draw:layer="layout" svg:x1="3.178cm" svg:y1="10.027cm" svg:x2="3.171cm" svg:y2="10.035cm">
          <text:p/>
        </draw:line>
        <draw:line draw:style-name="gr1" draw:text-style-name="P1" draw:layer="layout" svg:x1="3.171cm" svg:y1="10.033cm" svg:x2="3.178cm" svg:y2="10.04cm">
          <text:p/>
        </draw:line>
        <draw:line draw:style-name="gr1" draw:text-style-name="P1" draw:layer="layout" svg:x1="3.177cm" svg:y1="10.04cm" svg:x2="3.185cm" svg:y2="10.033cm">
          <text:p/>
        </draw:line>
        <draw:line draw:style-name="gr1" draw:text-style-name="P1" draw:layer="layout" svg:x1="3.185cm" svg:y1="10.035cm" svg:x2="3.177cm" svg:y2="10.027cm">
          <text:p/>
        </draw:line>
        <draw:line draw:style-name="gr1" draw:text-style-name="P1" draw:layer="layout" svg:x1="3.177cm" svg:y1="10.027cm" svg:x2="3.177cm" svg:y2="10.039cm">
          <text:p/>
        </draw:line>
        <draw:line draw:style-name="gr1" draw:text-style-name="P1" draw:layer="layout" svg:x1="3.051cm" svg:y1="10.04cm" svg:x2="3.092cm" svg:y2="9.982cm">
          <text:p/>
        </draw:line>
        <draw:line draw:style-name="gr1" draw:text-style-name="P1" draw:layer="layout" svg:x1="3.12cm" svg:y1="10.039cm" svg:x2="3.12cm" svg:y2="9.919cm">
          <text:p/>
        </draw:line>
        <draw:line draw:style-name="gr1" draw:text-style-name="P1" draw:layer="layout" svg:x1="3.12cm" svg:y1="9.919cm" svg:x2="3.074cm" svg:y2="9.919cm">
          <text:p/>
        </draw:line>
        <draw:line draw:style-name="gr1" draw:text-style-name="P1" draw:layer="layout" svg:x1="3.075cm" svg:y1="9.919cm" svg:x2="3.063cm" svg:y2="9.926cm">
          <text:p/>
        </draw:line>
        <draw:line draw:style-name="gr1" draw:text-style-name="P1" draw:layer="layout" svg:x1="3.065cm" svg:y1="9.925cm" svg:x2="3.057cm" svg:y2="9.931cm">
          <text:p/>
        </draw:line>
        <draw:line draw:style-name="gr1" draw:text-style-name="P1" draw:layer="layout" svg:x1="3.058cm" svg:y1="9.93cm" svg:x2="3.051cm" svg:y2="9.943cm">
          <text:p/>
        </draw:line>
        <draw:line draw:style-name="gr1" draw:text-style-name="P1" draw:layer="layout" svg:x1="3.051cm" svg:y1="9.942cm" svg:x2="3.051cm" svg:y2="9.959cm">
          <text:p/>
        </draw:line>
        <draw:line draw:style-name="gr1" draw:text-style-name="P1" draw:layer="layout" svg:x1="3.051cm" svg:y1="9.959cm" svg:x2="3.058cm" svg:y2="9.971cm">
          <text:p/>
        </draw:line>
        <draw:line draw:style-name="gr1" draw:text-style-name="P1" draw:layer="layout" svg:x1="3.057cm" svg:y1="9.97cm" svg:x2="3.065cm" svg:y2="9.977cm">
          <text:p/>
        </draw:line>
        <draw:line draw:style-name="gr1" draw:text-style-name="P1" draw:layer="layout" svg:x1="3.063cm" svg:y1="9.976cm" svg:x2="3.075cm" svg:y2="9.983cm">
          <text:p/>
        </draw:line>
        <draw:line draw:style-name="gr1" draw:text-style-name="P1" draw:layer="layout" svg:x1="3.074cm" svg:y1="9.982cm" svg:x2="3.12cm" svg:y2="9.982cm">
          <text:p/>
        </draw:line>
        <draw:line draw:style-name="gr1" draw:text-style-name="P1" draw:layer="layout" svg:x1="3.001cm" svg:y1="10.027cm" svg:x2="2.994cm" svg:y2="10.035cm">
          <text:p/>
        </draw:line>
        <draw:line draw:style-name="gr1" draw:text-style-name="P1" draw:layer="layout" svg:x1="2.994cm" svg:y1="10.033cm" svg:x2="3.001cm" svg:y2="10.04cm">
          <text:p/>
        </draw:line>
        <draw:line draw:style-name="gr1" draw:text-style-name="P1" draw:layer="layout" svg:x1="3cm" svg:y1="10.04cm" svg:x2="3.007cm" svg:y2="10.033cm">
          <text:p/>
        </draw:line>
        <draw:line draw:style-name="gr1" draw:text-style-name="P1" draw:layer="layout" svg:x1="3.007cm" svg:y1="10.035cm" svg:x2="3cm" svg:y2="10.027cm">
          <text:p/>
        </draw:line>
        <draw:line draw:style-name="gr1" draw:text-style-name="P1" draw:layer="layout" svg:x1="3cm" svg:y1="10.027cm" svg:x2="3cm" svg:y2="10.039cm">
          <text:p/>
        </draw:line>
        <draw:polygon draw:style-name="gr2" draw:text-style-name="P1" draw:layer="layout" svg:width="1.034cm" svg:height="0.49cm" svg:x="2.72cm" svg:y="9.631cm" svg:viewBox="0 0 1035 491" draw:points="0,0 1035,0 1035,491 0,491">
          <text:p/>
        </draw:polygon>
        <draw:line draw:style-name="gr1" draw:text-style-name="P1" draw:layer="layout" svg:x1="3.188cm" svg:y1="13.519cm" svg:x2="3.245cm" svg:y2="13.519cm">
          <text:p/>
        </draw:line>
        <draw:line draw:style-name="gr1" draw:text-style-name="P1" draw:layer="layout" svg:x1="3.245cm" svg:y1="13.519cm" svg:x2="3.245cm" svg:y2="13.399cm">
          <text:p/>
        </draw:line>
        <draw:line draw:style-name="gr1" draw:text-style-name="P1" draw:layer="layout" svg:x1="3.148cm" svg:y1="13.456cm" svg:x2="3.108cm" svg:y2="13.456cm">
          <text:p/>
        </draw:line>
        <draw:line draw:style-name="gr1" draw:text-style-name="P1" draw:layer="layout" svg:x1="3.091cm" svg:y1="13.519cm" svg:x2="3.148cm" svg:y2="13.519cm">
          <text:p/>
        </draw:line>
        <draw:line draw:style-name="gr1" draw:text-style-name="P1" draw:layer="layout" svg:x1="3.148cm" svg:y1="13.519cm" svg:x2="3.148cm" svg:y2="13.399cm">
          <text:p/>
        </draw:line>
        <draw:line draw:style-name="gr1" draw:text-style-name="P1" draw:layer="layout" svg:x1="3.148cm" svg:y1="13.399cm" svg:x2="3.091cm" svg:y2="13.399cm">
          <text:p/>
        </draw:line>
        <draw:line draw:style-name="gr1" draw:text-style-name="P1" draw:layer="layout" svg:x1="3.04cm" svg:y1="13.519cm" svg:x2="3.04cm" svg:y2="13.399cm">
          <text:p/>
        </draw:line>
        <draw:line draw:style-name="gr1" draw:text-style-name="P1" draw:layer="layout" svg:x1="3.04cm" svg:y1="13.399cm" svg:x2="3.011cm" svg:y2="13.399cm">
          <text:p/>
        </draw:line>
        <draw:line draw:style-name="gr1" draw:text-style-name="P1" draw:layer="layout" svg:x1="3.012cm" svg:y1="13.399cm" svg:x2="2.994cm" svg:y2="13.406cm">
          <text:p/>
        </draw:line>
        <draw:line draw:style-name="gr1" draw:text-style-name="P1" draw:layer="layout" svg:x1="2.995cm" svg:y1="13.405cm" svg:x2="2.982cm" svg:y2="13.417cm">
          <text:p/>
        </draw:line>
        <draw:line draw:style-name="gr1" draw:text-style-name="P1" draw:layer="layout" svg:x1="2.983cm" svg:y1="13.416cm" svg:x2="2.977cm" svg:y2="13.429cm">
          <text:p/>
        </draw:line>
        <draw:line draw:style-name="gr1" draw:text-style-name="P1" draw:layer="layout" svg:x1="2.978cm" svg:y1="13.428cm" svg:x2="2.971cm" svg:y2="13.452cm">
          <text:p/>
        </draw:line>
        <draw:line draw:style-name="gr1" draw:text-style-name="P1" draw:layer="layout" svg:x1="2.971cm" svg:y1="13.451cm" svg:x2="2.971cm" svg:y2="13.468cm">
          <text:p/>
        </draw:line>
        <draw:line draw:style-name="gr1" draw:text-style-name="P1" draw:layer="layout" svg:x1="2.971cm" svg:y1="13.468cm" svg:x2="2.978cm" svg:y2="13.492cm">
          <text:p/>
        </draw:line>
        <draw:line draw:style-name="gr1" draw:text-style-name="P1" draw:layer="layout" svg:x1="2.977cm" svg:y1="13.491cm" svg:x2="2.983cm" svg:y2="13.503cm">
          <text:p/>
        </draw:line>
        <draw:line draw:style-name="gr1" draw:text-style-name="P1" draw:layer="layout" svg:x1="2.982cm" svg:y1="13.502cm" svg:x2="2.995cm" svg:y2="13.514cm">
          <text:p/>
        </draw:line>
        <draw:line draw:style-name="gr1" draw:text-style-name="P1" draw:layer="layout" svg:x1="2.994cm" svg:y1="13.513cm" svg:x2="3.012cm" svg:y2="13.52cm">
          <text:p/>
        </draw:line>
        <draw:line draw:style-name="gr1" draw:text-style-name="P1" draw:layer="layout" svg:x1="3.011cm" svg:y1="13.519cm" svg:x2="3.04cm" svg:y2="13.519cm">
          <text:p/>
        </draw:line>
        <draw:polygon draw:style-name="gr2" draw:text-style-name="P1" draw:layer="layout" svg:width="0.346cm" svg:height="0.249cm" svg:x="2.938cm" svg:y="13.305cm" svg:viewBox="0 0 347 250" draw:points="0,0 347,0 347,250 0,250">
          <text:p/>
        </draw:polygon>
        <draw:line draw:style-name="gr1" draw:text-style-name="P1" draw:layer="layout" svg:x1="3.755cm" svg:y1="10.773cm" svg:x2="3.761cm" svg:y2="10.785cm">
          <text:p/>
        </draw:line>
        <draw:line draw:style-name="gr1" draw:text-style-name="P1" draw:layer="layout" svg:x1="3.76cm" svg:y1="10.784cm" svg:x2="3.76cm" svg:y2="10.801cm">
          <text:p/>
        </draw:line>
        <draw:line draw:style-name="gr1" draw:text-style-name="P1" draw:layer="layout" svg:x1="3.761cm" svg:y1="10.801cm" svg:x2="3.755cm" svg:y2="10.82cm">
          <text:p/>
        </draw:line>
        <draw:line draw:style-name="gr1" draw:text-style-name="P1" draw:layer="layout" svg:x1="3.756cm" svg:y1="10.819cm" svg:x2="3.743cm" svg:y2="10.831cm">
          <text:p/>
        </draw:line>
        <draw:line draw:style-name="gr1" draw:text-style-name="P1" draw:layer="layout" svg:x1="3.744cm" svg:y1="10.83cm" svg:x2="3.732cm" svg:y2="10.837cm">
          <text:p/>
        </draw:line>
        <draw:line draw:style-name="gr1" draw:text-style-name="P1" draw:layer="layout" svg:x1="3.733cm" svg:y1="10.836cm" svg:x2="3.709cm" svg:y2="10.842cm">
          <text:p/>
        </draw:line>
        <draw:line draw:style-name="gr1" draw:text-style-name="P1" draw:layer="layout" svg:x1="3.709cm" svg:y1="10.841cm" svg:x2="3.692cm" svg:y2="10.841cm">
          <text:p/>
        </draw:line>
        <draw:line draw:style-name="gr1" draw:text-style-name="P1" draw:layer="layout" svg:x1="3.693cm" svg:y1="10.842cm" svg:x2="3.669cm" svg:y2="10.836cm">
          <text:p/>
        </draw:line>
        <draw:line draw:style-name="gr1" draw:text-style-name="P1" draw:layer="layout" svg:x1="3.67cm" svg:y1="10.837cm" svg:x2="3.657cm" svg:y2="10.83cm">
          <text:p/>
        </draw:line>
        <draw:line draw:style-name="gr1" draw:text-style-name="P1" draw:layer="layout" svg:x1="3.658cm" svg:y1="10.831cm" svg:x2="3.646cm" svg:y2="10.819cm">
          <text:p/>
        </draw:line>
        <draw:line draw:style-name="gr1" draw:text-style-name="P1" draw:layer="layout" svg:x1="3.647cm" svg:y1="10.82cm" svg:x2="3.64cm" svg:y2="10.801cm">
          <text:p/>
        </draw:line>
        <draw:line draw:style-name="gr1" draw:text-style-name="P1" draw:layer="layout" svg:x1="3.64cm" svg:y1="10.801cm" svg:x2="3.64cm" svg:y2="10.79cm">
          <text:p/>
        </draw:line>
        <draw:line draw:style-name="gr1" draw:text-style-name="P1" draw:layer="layout" svg:x1="3.64cm" svg:y1="10.791cm" svg:x2="3.647cm" svg:y2="10.773cm">
          <text:p/>
        </draw:line>
        <draw:line draw:style-name="gr1" draw:text-style-name="P1" draw:layer="layout" svg:x1="3.646cm" svg:y1="10.775cm" svg:x2="3.653cm" svg:y2="10.767cm">
          <text:p/>
        </draw:line>
        <draw:line draw:style-name="gr1" draw:text-style-name="P1" draw:layer="layout" svg:x1="3.652cm" svg:y1="10.767cm" svg:x2="3.692cm" svg:y2="10.767cm">
          <text:p/>
        </draw:line>
        <draw:line draw:style-name="gr1" draw:text-style-name="P1" draw:layer="layout" svg:x1="3.692cm" svg:y1="10.767cm" svg:x2="3.692cm" svg:y2="10.79cm">
          <text:p/>
        </draw:line>
        <draw:line draw:style-name="gr1" draw:text-style-name="P1" draw:layer="layout" svg:x1="3.64cm" svg:y1="10.716cm" svg:x2="3.76cm" svg:y2="10.716cm">
          <text:p/>
        </draw:line>
        <draw:line draw:style-name="gr1" draw:text-style-name="P1" draw:layer="layout" svg:x1="3.761cm" svg:y1="10.717cm" svg:x2="3.64cm" svg:y2="10.647cm">
          <text:p/>
        </draw:line>
        <draw:line draw:style-name="gr1" draw:text-style-name="P1" draw:layer="layout" svg:x1="3.64cm" svg:y1="10.647cm" svg:x2="3.76cm" svg:y2="10.647cm">
          <text:p/>
        </draw:line>
        <draw:line draw:style-name="gr1" draw:text-style-name="P1" draw:layer="layout" svg:x1="3.64cm" svg:y1="10.59cm" svg:x2="3.76cm" svg:y2="10.59cm">
          <text:p/>
        </draw:line>
        <draw:line draw:style-name="gr1" draw:text-style-name="P1" draw:layer="layout" svg:x1="3.76cm" svg:y1="10.59cm" svg:x2="3.76cm" svg:y2="10.561cm">
          <text:p/>
        </draw:line>
        <draw:line draw:style-name="gr1" draw:text-style-name="P1" draw:layer="layout" svg:x1="3.761cm" svg:y1="10.562cm" svg:x2="3.755cm" svg:y2="10.544cm">
          <text:p/>
        </draw:line>
        <draw:line draw:style-name="gr1" draw:text-style-name="P1" draw:layer="layout" svg:x1="3.756cm" svg:y1="10.545cm" svg:x2="3.743cm" svg:y2="10.533cm">
          <text:p/>
        </draw:line>
        <draw:line draw:style-name="gr1" draw:text-style-name="P1" draw:layer="layout" svg:x1="3.744cm" svg:y1="10.535cm" svg:x2="3.732cm" svg:y2="10.527cm">
          <text:p/>
        </draw:line>
        <draw:line draw:style-name="gr1" draw:text-style-name="P1" draw:layer="layout" svg:x1="3.733cm" svg:y1="10.528cm" svg:x2="3.709cm" svg:y2="10.521cm">
          <text:p/>
        </draw:line>
        <draw:line draw:style-name="gr1" draw:text-style-name="P1" draw:layer="layout" svg:x1="3.709cm" svg:y1="10.521cm" svg:x2="3.692cm" svg:y2="10.521cm">
          <text:p/>
        </draw:line>
        <draw:line draw:style-name="gr1" draw:text-style-name="P1" draw:layer="layout" svg:x1="3.693cm" svg:y1="10.521cm" svg:x2="3.669cm" svg:y2="10.528cm">
          <text:p/>
        </draw:line>
        <draw:line draw:style-name="gr1" draw:text-style-name="P1" draw:layer="layout" svg:x1="3.67cm" svg:y1="10.527cm" svg:x2="3.657cm" svg:y2="10.535cm">
          <text:p/>
        </draw:line>
        <draw:line draw:style-name="gr1" draw:text-style-name="P1" draw:layer="layout" svg:x1="3.658cm" svg:y1="10.533cm" svg:x2="3.646cm" svg:y2="10.545cm">
          <text:p/>
        </draw:line>
        <draw:line draw:style-name="gr1" draw:text-style-name="P1" draw:layer="layout" svg:x1="3.647cm" svg:y1="10.544cm" svg:x2="3.64cm" svg:y2="10.562cm">
          <text:p/>
        </draw:line>
        <draw:line draw:style-name="gr1" draw:text-style-name="P1" draw:layer="layout" svg:x1="3.64cm" svg:y1="10.561cm" svg:x2="3.64cm" svg:y2="10.59cm">
          <text:p/>
        </draw:line>
        <draw:polygon draw:style-name="gr2" draw:text-style-name="P1" draw:layer="layout" svg:width="0.25cm" svg:height="0.407cm" svg:x="3.605cm" svg:y="10.478cm" svg:viewBox="0 0 251 408" draw:points="0,0 251,0 251,408 0,408">
          <text:p/>
        </draw:polygon>
        <draw:line draw:style-name="gr1" draw:text-style-name="P1" draw:layer="layout" svg:x1="4.572cm" svg:y1="10.476cm" svg:x2="4.63cm" svg:y2="10.517cm">
          <text:p/>
        </draw:line>
        <draw:line draw:style-name="gr1" draw:text-style-name="P1" draw:layer="layout" svg:x1="4.572cm" svg:y1="10.545cm" svg:x2="4.692cm" svg:y2="10.545cm">
          <text:p/>
        </draw:line>
        <draw:line draw:style-name="gr1" draw:text-style-name="P1" draw:layer="layout" svg:x1="4.692cm" svg:y1="10.545cm" svg:x2="4.692cm" svg:y2="10.499cm">
          <text:p/>
        </draw:line>
        <draw:line draw:style-name="gr1" draw:text-style-name="P1" draw:layer="layout" svg:x1="4.693cm" svg:y1="10.5cm" svg:x2="4.687cm" svg:y2="10.488cm">
          <text:p/>
        </draw:line>
        <draw:line draw:style-name="gr1" draw:text-style-name="P1" draw:layer="layout" svg:x1="4.688cm" svg:y1="10.49cm" svg:x2="4.681cm" svg:y2="10.482cm">
          <text:p/>
        </draw:line>
        <draw:line draw:style-name="gr1" draw:text-style-name="P1" draw:layer="layout" svg:x1="4.682cm" svg:y1="10.483cm" svg:x2="4.669cm" svg:y2="10.476cm">
          <text:p/>
        </draw:line>
        <draw:line draw:style-name="gr1" draw:text-style-name="P1" draw:layer="layout" svg:x1="4.669cm" svg:y1="10.476cm" svg:x2="4.652cm" svg:y2="10.476cm">
          <text:p/>
        </draw:line>
        <draw:line draw:style-name="gr1" draw:text-style-name="P1" draw:layer="layout" svg:x1="4.653cm" svg:y1="10.476cm" svg:x2="4.641cm" svg:y2="10.483cm">
          <text:p/>
        </draw:line>
        <draw:line draw:style-name="gr1" draw:text-style-name="P1" draw:layer="layout" svg:x1="4.642cm" svg:y1="10.482cm" svg:x2="4.635cm" svg:y2="10.49cm">
          <text:p/>
        </draw:line>
        <draw:line draw:style-name="gr1" draw:text-style-name="P1" draw:layer="layout" svg:x1="4.636cm" svg:y1="10.488cm" svg:x2="4.629cm" svg:y2="10.5cm">
          <text:p/>
        </draw:line>
        <draw:line draw:style-name="gr1" draw:text-style-name="P1" draw:layer="layout" svg:x1="4.629cm" svg:y1="10.499cm" svg:x2="4.629cm" svg:y2="10.545cm">
          <text:p/>
        </draw:line>
        <draw:line draw:style-name="gr1" draw:text-style-name="P1" draw:layer="layout" svg:x1="4.585cm" svg:y1="10.426cm" svg:x2="4.578cm" svg:y2="10.419cm">
          <text:p/>
        </draw:line>
        <draw:line draw:style-name="gr1" draw:text-style-name="P1" draw:layer="layout" svg:x1="4.58cm" svg:y1="10.419cm" svg:x2="4.572cm" svg:y2="10.426cm">
          <text:p/>
        </draw:line>
        <draw:line draw:style-name="gr1" draw:text-style-name="P1" draw:layer="layout" svg:x1="4.572cm" svg:y1="10.425cm" svg:x2="4.58cm" svg:y2="10.432cm">
          <text:p/>
        </draw:line>
        <draw:line draw:style-name="gr1" draw:text-style-name="P1" draw:layer="layout" svg:x1="4.578cm" svg:y1="10.432cm" svg:x2="4.585cm" svg:y2="10.425cm">
          <text:p/>
        </draw:line>
        <draw:line draw:style-name="gr1" draw:text-style-name="P1" draw:layer="layout" svg:x1="4.584cm" svg:y1="10.425cm" svg:x2="4.572cm" svg:y2="10.425cm">
          <text:p/>
        </draw:line>
        <draw:line draw:style-name="gr1" draw:text-style-name="P1" draw:layer="layout" svg:x1="4.693cm" svg:y1="10.386cm" svg:x2="4.572cm" svg:y2="10.345cm">
          <text:p/>
        </draw:line>
        <draw:line draw:style-name="gr1" draw:text-style-name="P1" draw:layer="layout" svg:x1="4.572cm" svg:y1="10.346cm" svg:x2="4.693cm" svg:y2="10.305cm">
          <text:p/>
        </draw:line>
        <draw:line draw:style-name="gr1" draw:text-style-name="P1" draw:layer="layout" svg:x1="4.585cm" svg:y1="10.266cm" svg:x2="4.578cm" svg:y2="10.259cm">
          <text:p/>
        </draw:line>
        <draw:line draw:style-name="gr1" draw:text-style-name="P1" draw:layer="layout" svg:x1="4.58cm" svg:y1="10.259cm" svg:x2="4.572cm" svg:y2="10.266cm">
          <text:p/>
        </draw:line>
        <draw:line draw:style-name="gr1" draw:text-style-name="P1" draw:layer="layout" svg:x1="4.572cm" svg:y1="10.265cm" svg:x2="4.58cm" svg:y2="10.272cm">
          <text:p/>
        </draw:line>
        <draw:line draw:style-name="gr1" draw:text-style-name="P1" draw:layer="layout" svg:x1="4.578cm" svg:y1="10.272cm" svg:x2="4.585cm" svg:y2="10.265cm">
          <text:p/>
        </draw:line>
        <draw:line draw:style-name="gr1" draw:text-style-name="P1" draw:layer="layout" svg:x1="4.584cm" svg:y1="10.265cm" svg:x2="4.572cm" svg:y2="10.265cm">
          <text:p/>
        </draw:line>
        <draw:line draw:style-name="gr1" draw:text-style-name="P1" draw:layer="layout" svg:x1="4.572cm" svg:y1="10.053cm" svg:x2="4.572cm" svg:y2="10.122cm">
          <text:p/>
        </draw:line>
        <draw:line draw:style-name="gr1" draw:text-style-name="P1" draw:layer="layout" svg:x1="4.572cm" svg:y1="10.088cm" svg:x2="4.692cm" svg:y2="10.088cm">
          <text:p/>
        </draw:line>
        <draw:line draw:style-name="gr1" draw:text-style-name="P1" draw:layer="layout" svg:x1="4.693cm" svg:y1="10.088cm" svg:x2="4.675cm" svg:y2="10.1cm">
          <text:p/>
        </draw:line>
        <draw:line draw:style-name="gr1" draw:text-style-name="P1" draw:layer="layout" svg:x1="4.676cm" svg:y1="10.099cm" svg:x2="4.664cm" svg:y2="10.112cm">
          <text:p/>
        </draw:line>
        <draw:line draw:style-name="gr1" draw:text-style-name="P1" draw:layer="layout" svg:x1="4.665cm" svg:y1="10.111cm" svg:x2="4.658cm" svg:y2="10.123cm">
          <text:p/>
        </draw:line>
        <draw:line draw:style-name="gr1" draw:text-style-name="P1" draw:layer="layout" svg:x1="4.572cm" svg:y1="10.002cm" svg:x2="4.692cm" svg:y2="10.002cm">
          <text:p/>
        </draw:line>
        <draw:line draw:style-name="gr1" draw:text-style-name="P1" draw:layer="layout" svg:x1="4.693cm" svg:y1="10.003cm" svg:x2="4.607cm" svg:y2="9.962cm">
          <text:p/>
        </draw:line>
        <draw:line draw:style-name="gr1" draw:text-style-name="P1" draw:layer="layout" svg:x1="4.607cm" svg:y1="9.963cm" svg:x2="4.693cm" svg:y2="9.922cm">
          <text:p/>
        </draw:line>
        <draw:line draw:style-name="gr1" draw:text-style-name="P1" draw:layer="layout" svg:x1="4.692cm" svg:y1="9.922cm" svg:x2="4.572cm" svg:y2="9.922cm">
          <text:p/>
        </draw:line>
        <draw:polygon draw:style-name="gr2" draw:text-style-name="P1" draw:layer="layout" svg:width="0.248cm" svg:height="0.909cm" svg:x="4.538cm" svg:y="9.779cm" svg:viewBox="0 0 249 910" draw:points="0,0 249,0 249,910 0,910">
          <text:p/>
        </draw:polygon>
        <draw:path draw:style-name="gr3" draw:text-style-name="P2" draw:layer="layout" svg:width="0.301cm" svg:height="0.3cm" svg:x="5.768cm" svg:y="11.617cm" svg:viewBox="0 0 302 301" svg:d="M0 151c0-84 68-151 150-151 83 0 152 67 152 151 0 83-69 150-152 150-82 0-150-67-150-150z">
          <text:p/>
        </draw:path>
        <draw:path draw:style-name="gr3" draw:text-style-name="P2" draw:layer="layout" svg:width="0.3cm" svg:height="0.3cm" svg:x="5.006cm" svg:y="11.617cm" svg:viewBox="0 0 301 301" svg:d="M0 151c0-84 67-151 149-151 84 0 152 67 152 151 0 83-68 150-152 150-82 0-149-67-149-150z">
          <text:p/>
        </draw:path>
        <draw:line draw:style-name="gr4" draw:text-style-name="P1" draw:layer="layout" svg:x1="4.936cm" svg:y1="11.245cm" svg:x2="4.936cm" svg:y2="11.205cm">
          <text:p/>
        </draw:line>
        <draw:path draw:style-name="gr3" draw:text-style-name="P2" draw:layer="layout" svg:width="0.211cm" svg:height="0.21cm" svg:x="4.581cm" svg:y="11.12cm" svg:viewBox="0 0 212 211" svg:d="M0 105c0-58 49-105 107-105 57 0 105 47 105 105s-48 106-105 106c-58 0-107-48-107-106z">
          <text:p/>
        </draw:path>
        <draw:path draw:style-name="gr3" draw:text-style-name="P2" draw:layer="layout" svg:width="0.209cm" svg:height="0.21cm" svg:x="4.332cm" svg:y="11.12cm" svg:viewBox="0 0 210 211" svg:d="M0 105c0-58 48-105 105-105 58 0 105 47 105 105s-47 106-105 106c-57 0-105-48-105-106z">
          <text:p/>
        </draw:path>
        <draw:path draw:style-name="gr3" draw:text-style-name="P2" draw:layer="layout" svg:width="0.3cm" svg:height="0.3cm" svg:x="2.833cm" svg:y="11.934cm" svg:viewBox="0 0 301 301" svg:d="M0 151c0-84 68-151 151-151 82 0 150 67 150 151 0 83-68 150-150 150-83 0-151-67-151-150z">
          <text:p/>
        </draw:path>
        <draw:path draw:style-name="gr3" draw:text-style-name="P2" draw:layer="layout" svg:width="0.3cm" svg:height="0.3cm" svg:x="3.595cm" svg:y="11.934cm" svg:viewBox="0 0 301 301" svg:d="M0 151c0-84 68-151 152-151 82 0 149 67 149 151 0 83-67 150-149 150-84 0-152-67-152-150z">
          <text:p/>
        </draw:path>
        <draw:line draw:style-name="gr5" draw:text-style-name="P1" draw:layer="layout" svg:x1="2.984cm" svg:y1="12.983cm" svg:x2="2.984cm" svg:y2="13.033cm">
          <text:p/>
        </draw:line>
        <draw:path draw:style-name="gr3" draw:text-style-name="P2" draw:layer="layout" svg:width="0.24cm" svg:height="0.24cm" svg:x="3.117cm" svg:y="12.888cm" svg:viewBox="0 0 241 241" svg:d="M0 120c0-66 54-120 121-120 66 0 120 54 120 120 0 67-54 121-120 121-67 0-121-54-121-121z">
          <text:p/>
        </draw:path>
        <draw:line draw:style-name="gr6" draw:text-style-name="P1" draw:layer="layout" svg:x1="3.776cm" svg:y1="12.419cm" svg:x2="3.715cm" svg:y2="12.419cm">
          <text:p/>
        </draw:line>
        <draw:path draw:style-name="gr3" draw:text-style-name="P2" draw:layer="layout" svg:width="0.24cm" svg:height="0.24cm" svg:x="3.625cm" svg:y="12.549cm" svg:viewBox="0 0 241 241" svg:d="M0 121c0-66 54-121 121-121s120 55 120 121-53 120-120 120-121-54-121-120z">
          <text:p/>
        </draw:path>
        <draw:path draw:style-name="gr3" draw:text-style-name="P2" draw:layer="layout" svg:width="0.3cm" svg:height="0.3cm" svg:x="5.338cm" svg:y="11.075cm" svg:viewBox="0 0 301 301" svg:d="M0 151c0-83 68-151 152-151 82 0 149 68 149 151s-67 150-149 150c-84 0-152-67-152-150z">
          <text:p/>
        </draw:path>
        <draw:polygon draw:style-name="gr3" draw:text-style-name="P2" draw:layer="layout" svg:width="0.211cm" svg:height="0.21cm" svg:x="4.2cm" svg:y="12.059cm" svg:viewBox="0 0 212 211" draw:points="0,211 0,0 212,0 212,211">
          <text:p/>
        </draw:polygon>
        <draw:path draw:style-name="gr3" draw:text-style-name="P2" draw:layer="layout" svg:width="0.211cm" svg:height="0.21cm" svg:x="4.2cm" svg:y="12.313cm" svg:viewBox="0 0 212 211" svg:d="M0 106c0-59 48-106 106-106 57 0 106 47 106 106 0 58-49 105-106 105-58 0-106-47-106-105z">
          <text:p/>
        </draw:path>
        <draw:path draw:style-name="gr3" draw:text-style-name="P2" draw:layer="layout" svg:width="0.211cm" svg:height="0.21cm" svg:x="4.2cm" svg:y="12.567cm" svg:viewBox="0 0 212 211" svg:d="M0 106c0-58 48-106 106-106 57 0 106 48 106 106s-49 105-106 105c-58 0-106-47-106-105z">
          <text:p/>
        </draw:path>
        <draw:path draw:style-name="gr3" draw:text-style-name="P2" draw:layer="layout" svg:width="0.211cm" svg:height="0.21cm" svg:x="4.2cm" svg:y="12.821cm" svg:viewBox="0 0 212 211" svg:d="M0 105c0-58 48-105 106-105 57 0 106 47 106 105s-49 106-106 106c-58 0-106-48-106-106z">
          <text:p/>
        </draw:path>
        <draw:path draw:style-name="gr3" draw:text-style-name="P2" draw:layer="layout" svg:width="0.211cm" svg:height="0.21cm" svg:x="4.962cm" svg:y="12.821cm" svg:viewBox="0 0 212 211" svg:d="M0 105c0-58 48-105 107-105 57 0 105 47 105 105s-48 106-105 106c-59 0-107-48-107-106z">
          <text:p/>
        </draw:path>
        <draw:path draw:style-name="gr3" draw:text-style-name="P2" draw:layer="layout" svg:width="0.211cm" svg:height="0.21cm" svg:x="4.962cm" svg:y="12.567cm" svg:viewBox="0 0 212 211" svg:d="M0 106c0-58 48-106 107-106 57 0 105 48 105 106s-48 105-105 105c-59 0-107-47-107-105z">
          <text:p/>
        </draw:path>
        <draw:path draw:style-name="gr3" draw:text-style-name="P2" draw:layer="layout" svg:width="0.211cm" svg:height="0.21cm" svg:x="4.962cm" svg:y="12.313cm" svg:viewBox="0 0 212 211" svg:d="M0 106c0-59 48-106 107-106 57 0 105 47 105 106 0 58-48 105-105 105-59 0-107-47-107-105z">
          <text:p/>
        </draw:path>
        <draw:path draw:style-name="gr3" draw:text-style-name="P2" draw:layer="layout" svg:width="0.211cm" svg:height="0.21cm" svg:x="4.962cm" svg:y="12.059cm" svg:viewBox="0 0 212 211" svg:d="M0 105c0-58 48-105 107-105 57 0 105 47 105 105 0 59-48 106-105 106-59 0-107-47-107-106z">
          <text:p/>
        </draw:path>
        <draw:path draw:style-name="gr3" draw:text-style-name="P2" draw:layer="layout" svg:width="0.3cm" svg:height="0.3cm" svg:x="3.595cm" svg:y="11.075cm" svg:viewBox="0 0 301 301" svg:d="M0 151c0-83 68-151 152-151 82 0 149 68 149 151s-67 150-149 150c-84 0-152-67-152-150z">
          <text:p/>
        </draw:path>
        <draw:path draw:style-name="gr3" draw:text-style-name="P2" draw:layer="layout" svg:width="0.3cm" svg:height="0.3cm" svg:x="3.555cm" svg:y="12.858cm" svg:viewBox="0 0 301 301" svg:d="M0 151c0-84 68-151 152-151 82 0 149 67 149 151 0 83-67 150-149 150-84 0-152-67-152-150z">
          <text:p/>
        </draw:path>
        <draw:line draw:style-name="gr7" draw:text-style-name="P1" draw:layer="layout" svg:x1="4.688cm" svg:y1="12.838cm" svg:x2="4.688cm" svg:y2="12.254cm">
          <text:p/>
        </draw:line>
        <draw:line draw:style-name="gr7" draw:text-style-name="P1" draw:layer="layout" svg:x1="5.817cm" svg:y1="12.047cm" svg:x2="5.916cm" svg:y2="11.948cm">
          <text:p/>
        </draw:line>
        <draw:line draw:style-name="gr7" draw:text-style-name="P1" draw:layer="layout" svg:x1="4.776cm" svg:y1="12.166cm" svg:x2="5.055cm" svg:y2="12.166cm">
          <text:p/>
        </draw:line>
        <draw:line draw:style-name="gr7" draw:text-style-name="P1" draw:layer="layout" svg:x1="5.915cm" svg:y1="11.948cm" svg:x2="5.915cm" svg:y2="11.726cm">
          <text:p/>
        </draw:line>
        <draw:line draw:style-name="gr7" draw:text-style-name="P1" draw:layer="layout" svg:x1="5.5cm" svg:y1="12.145cm" svg:x2="5.598cm" svg:y2="12.046cm">
          <text:p/>
        </draw:line>
        <draw:line draw:style-name="gr7" draw:text-style-name="P1" draw:layer="layout" svg:x1="4.306cm" svg:y1="13.104cm" svg:x2="4.393cm" svg:y2="13.192cm">
          <text:p/>
        </draw:line>
        <draw:line draw:style-name="gr7" draw:text-style-name="P1" draw:layer="layout" svg:x1="4.516cm" svg:y1="12.926cm" svg:x2="4.516cm" svg:y2="12.925cm">
          <text:p/>
        </draw:line>
        <draw:line draw:style-name="gr7" draw:text-style-name="P1" draw:layer="layout" svg:x1="5.238cm" svg:y1="12.612cm" svg:x2="5.501cm" svg:y2="12.35cm">
          <text:p/>
        </draw:line>
        <draw:line draw:style-name="gr7" draw:text-style-name="P1" draw:layer="layout" svg:x1="4.601cm" svg:y1="12.926cm" svg:x2="4.689cm" svg:y2="12.838cm">
          <text:p/>
        </draw:line>
        <draw:line draw:style-name="gr7" draw:text-style-name="P1" draw:layer="layout" svg:x1="5.151cm" svg:y1="13.191cm" svg:x2="4.392cm" svg:y2="13.191cm">
          <text:p/>
        </draw:line>
        <draw:line draw:style-name="gr7" draw:text-style-name="P1" draw:layer="layout" svg:x1="4.306cm" svg:y1="12.926cm" svg:x2="4.516cm" svg:y2="12.926cm">
          <text:p/>
        </draw:line>
        <draw:line draw:style-name="gr7" draw:text-style-name="P1" draw:layer="layout" svg:x1="5.489cm" svg:y1="11.225cm" svg:x2="5.778cm" svg:y2="11.225cm">
          <text:p/>
        </draw:line>
        <draw:line draw:style-name="gr7" draw:text-style-name="P1" draw:layer="layout" svg:x1="5.597cm" svg:y1="12.046cm" svg:x2="5.819cm" svg:y2="12.046cm">
          <text:p/>
        </draw:line>
        <draw:line draw:style-name="gr7" draw:text-style-name="P1" draw:layer="layout" svg:x1="5.238cm" svg:y1="13.03cm" svg:x2="5.238cm" svg:y2="12.611cm">
          <text:p/>
        </draw:line>
        <draw:line draw:style-name="gr7" draw:text-style-name="P1" draw:layer="layout" svg:x1="5.238cm" svg:y1="13.031cm" svg:x2="5.238cm" svg:y2="13.03cm">
          <text:p/>
        </draw:line>
        <draw:line draw:style-name="gr7" draw:text-style-name="P1" draw:layer="layout" svg:x1="5.778cm" svg:y1="11.225cm" svg:x2="5.919cm" svg:y2="11.365cm">
          <text:p/>
        </draw:line>
        <draw:line draw:style-name="gr7" draw:text-style-name="P1" draw:layer="layout" svg:x1="4.516cm" svg:y1="12.925cm" svg:x2="4.601cm" svg:y2="12.925cm">
          <text:p/>
        </draw:line>
        <draw:line draw:style-name="gr7" draw:text-style-name="P1" draw:layer="layout" svg:x1="4.306cm" svg:y1="12.926cm" svg:x2="4.306cm" svg:y2="13.104cm">
          <text:p/>
        </draw:line>
        <draw:line draw:style-name="gr7" draw:text-style-name="P1" draw:layer="layout" svg:x1="4.688cm" svg:y1="12.255cm" svg:x2="4.777cm" svg:y2="12.166cm">
          <text:p/>
        </draw:line>
        <draw:line draw:style-name="gr7" draw:text-style-name="P1" draw:layer="layout" svg:x1="5.918cm" svg:y1="11.364cm" svg:x2="5.918cm" svg:y2="11.767cm">
          <text:p/>
        </draw:line>
        <draw:line draw:style-name="gr7" draw:text-style-name="P1" draw:layer="layout" svg:x1="5.238cm" svg:y1="13.104cm" svg:x2="5.238cm" svg:y2="13.031cm">
          <text:p/>
        </draw:line>
        <draw:line draw:style-name="gr7" draw:text-style-name="P1" draw:layer="layout" svg:x1="5.151cm" svg:y1="13.192cm" svg:x2="5.239cm" svg:y2="13.104cm">
          <text:p/>
        </draw:line>
        <draw:line draw:style-name="gr7" draw:text-style-name="P1" draw:layer="layout" svg:x1="5.5cm" svg:y1="12.35cm" svg:x2="5.5cm" svg:y2="12.144cm">
          <text:p/>
        </draw:line>
        <draw:line draw:style-name="gr7" draw:text-style-name="P1" draw:layer="layout" svg:x1="5.072cm" svg:y1="12.168cm" svg:x2="5.068cm" svg:y2="12.164cm">
          <text:p/>
        </draw:line>
        <draw:line draw:style-name="gr7" draw:text-style-name="P1" draw:layer="layout" svg:x1="4.306cm" svg:y1="12.164cm" svg:x2="4.071cm" svg:y2="12.164cm">
          <text:p/>
        </draw:line>
        <draw:line draw:style-name="gr7" draw:text-style-name="P1" draw:layer="layout" svg:x1="3.366cm" svg:y1="12.589cm" svg:x2="3.366cm" svg:y2="12.164cm">
          <text:p/>
        </draw:line>
        <draw:line draw:style-name="gr7" draw:text-style-name="P1" draw:layer="layout" svg:x1="4.072cm" svg:y1="12.165cm" svg:x2="3.991cm" svg:y2="12.084cm">
          <text:p/>
        </draw:line>
        <draw:line draw:style-name="gr7" draw:text-style-name="P1" draw:layer="layout" svg:x1="3.991cm" svg:y1="12.084cm" svg:x2="3.746cm" svg:y2="12.084cm">
          <text:p/>
        </draw:line>
        <draw:line draw:style-name="gr7" draw:text-style-name="P1" draw:layer="layout" svg:x1="3.746cm" svg:y1="11.225cm" svg:x2="3.746cm" svg:y2="12.084cm">
          <text:p/>
        </draw:line>
        <draw:line draw:style-name="gr7" draw:text-style-name="P1" draw:layer="layout" svg:x1="3.446cm" svg:y1="12.084cm" svg:x2="3.743cm" svg:y2="12.084cm">
          <text:p/>
        </draw:line>
        <draw:line draw:style-name="gr7" draw:text-style-name="P1" draw:layer="layout" svg:x1="3.365cm" svg:y1="12.591cm" svg:x2="3.367cm" svg:y2="12.589cm">
          <text:p/>
        </draw:line>
        <draw:line draw:style-name="gr7" draw:text-style-name="P1" draw:layer="layout" svg:x1="3.366cm" svg:y1="12.165cm" svg:x2="3.447cm" svg:y2="12.084cm">
          <text:p/>
        </draw:line>
        <draw:line draw:style-name="gr7" draw:text-style-name="P1" draw:layer="layout" svg:x1="3.444cm" svg:y1="12.67cm" svg:x2="3.741cm" svg:y2="12.67cm">
          <text:p/>
        </draw:line>
        <draw:line draw:style-name="gr7" draw:text-style-name="P1" draw:layer="layout" svg:x1="3.365cm" svg:y1="12.59cm" svg:x2="3.445cm" svg:y2="12.671cm">
          <text:p/>
        </draw:line>
        <draw:line draw:style-name="gr7" draw:text-style-name="P1" draw:layer="layout" svg:x1="2.984cm" svg:y1="12.084cm" svg:x2="2.984cm" svg:y2="13.008cm">
          <text:p/>
        </draw:line>
        <draw:line draw:style-name="gr7" draw:text-style-name="P1" draw:layer="layout" svg:x1="3.706cm" svg:y1="13.008cm" svg:x2="3.965cm" svg:y2="13.008cm">
          <text:p/>
        </draw:line>
        <draw:line draw:style-name="gr7" draw:text-style-name="P1" draw:layer="layout" svg:x1="4.128cm" svg:y1="12.672cm" svg:x2="4.306cm" svg:y2="12.672cm">
          <text:p/>
        </draw:line>
        <draw:line draw:style-name="gr7" draw:text-style-name="P1" draw:layer="layout" svg:x1="3.238cm" svg:y1="13.008cm" svg:x2="3.706cm" svg:y2="13.008cm">
          <text:p/>
        </draw:line>
        <draw:line draw:style-name="gr7" draw:text-style-name="P1" draw:layer="layout" svg:x1="3.965cm" svg:y1="13.009cm" svg:x2="4.048cm" svg:y2="12.926cm">
          <text:p/>
        </draw:line>
        <draw:line draw:style-name="gr7" draw:text-style-name="P1" draw:layer="layout" svg:x1="4.047cm" svg:y1="12.926cm" svg:x2="4.047cm" svg:y2="12.754cm">
          <text:p/>
        </draw:line>
        <draw:line draw:style-name="gr7" draw:text-style-name="P1" draw:layer="layout" svg:x1="4.047cm" svg:y1="12.755cm" svg:x2="4.129cm" svg:y2="12.672cm">
          <text:p/>
        </draw:line>
        <draw:line draw:style-name="gr7" draw:text-style-name="P1" draw:layer="layout" svg:x1="4.436cm" svg:y1="11.804cm" svg:x2="4.436cm" svg:y2="11.805cm">
          <text:p/>
        </draw:line>
        <draw:line draw:style-name="gr7" draw:text-style-name="P1" draw:layer="layout" svg:x1="4.304cm" svg:y1="12.42cm" svg:x2="4.308cm" svg:y2="12.418cm">
          <text:p/>
        </draw:line>
        <draw:line draw:style-name="gr7" draw:text-style-name="P1" draw:layer="layout" svg:x1="4.558cm" svg:y1="12.304cm" svg:x2="4.444cm" svg:y2="12.419cm">
          <text:p/>
        </draw:line>
        <draw:line draw:style-name="gr7" draw:text-style-name="P1" draw:layer="layout" svg:x1="3.746cm" svg:y1="12.419cm" svg:x2="4.304cm" svg:y2="12.419cm">
          <text:p/>
        </draw:line>
        <draw:line draw:style-name="gr7" draw:text-style-name="P1" draw:layer="layout" svg:x1="4.436cm" svg:y1="11.805cm" svg:x2="4.558cm" svg:y2="11.928cm">
          <text:p/>
        </draw:line>
        <draw:line draw:style-name="gr7" draw:text-style-name="P1" draw:layer="layout" svg:x1="4.444cm" svg:y1="12.418cm" svg:x2="4.306cm" svg:y2="12.418cm">
          <text:p/>
        </draw:line>
        <draw:line draw:style-name="gr7" draw:text-style-name="P1" draw:layer="layout" svg:x1="4.557cm" svg:y1="11.927cm" svg:x2="4.557cm" svg:y2="12.304cm">
          <text:p/>
        </draw:line>
        <draw:line draw:style-name="gr7" draw:text-style-name="P1" draw:layer="layout" svg:x1="3.746cm" svg:y1="12.418cm" svg:x2="3.746cm" svg:y2="12.419cm">
          <text:p/>
        </draw:line>
        <draw:line draw:style-name="gr7" draw:text-style-name="P1" draw:layer="layout" svg:x1="4.436cm" svg:y1="11.225cm" svg:x2="4.436cm" svg:y2="11.804cm">
          <text:p/>
        </draw:line>
        <draw:line draw:style-name="gr7" draw:text-style-name="P1" draw:layer="layout" svg:x1="5.296cm" svg:y1="12.421cm" svg:x2="5.407cm" svg:y2="12.31cm">
          <text:p/>
        </draw:line>
        <draw:line draw:style-name="gr7" draw:text-style-name="P1" draw:layer="layout" svg:x1="5.074cm" svg:y1="12.42cm" svg:x2="5.296cm" svg:y2="12.42cm">
          <text:p/>
        </draw:line>
        <draw:line draw:style-name="gr7" draw:text-style-name="P1" draw:layer="layout" svg:x1="5.156cm" svg:y1="11.767cm" svg:x2="5.016cm" svg:y2="11.767cm">
          <text:p/>
        </draw:line>
        <draw:line draw:style-name="gr7" draw:text-style-name="P1" draw:layer="layout" svg:x1="5.407cm" svg:y1="11.867cm" svg:x2="5.309cm" svg:y2="11.768cm">
          <text:p/>
        </draw:line>
        <draw:line draw:style-name="gr7" draw:text-style-name="P1" draw:layer="layout" svg:x1="5.017cm" svg:y1="11.768cm" svg:x2="4.936cm" svg:y2="11.688cm">
          <text:p/>
        </draw:line>
        <draw:line draw:style-name="gr7" draw:text-style-name="P1" draw:layer="layout" svg:x1="5.309cm" svg:y1="11.768cm" svg:x2="5.087cm" svg:y2="11.768cm">
          <text:p/>
        </draw:line>
        <draw:line draw:style-name="gr7" draw:text-style-name="P1" draw:layer="layout" svg:x1="4.687cm" svg:y1="11.225cm" svg:x2="4.936cm" svg:y2="11.225cm">
          <text:p/>
        </draw:line>
        <draw:line draw:style-name="gr7" draw:text-style-name="P1" draw:layer="layout" svg:x1="5.406cm" svg:y1="12.31cm" svg:x2="5.406cm" svg:y2="11.866cm">
          <text:p/>
        </draw:line>
        <draw:line draw:style-name="gr7" draw:text-style-name="P1" draw:layer="layout" svg:x1="4.936cm" svg:y1="11.688cm" svg:x2="4.936cm" svg:y2="11.225cm">
          <text:p/>
        </draw:line>
        <draw:polygon draw:style-name="gr8" draw:text-style-name="P2" draw:layer="layout" svg:width="0.346cm" svg:height="0.185cm" svg:x="3.831cm" svg:y="12.159cm" svg:viewBox="0 0 347 186" draw:points="130,2 135,6 193,64 197,67 205,73 219,78 233,81 248,81 301,81 309,83 316,89 320,97 320,101 320,116 321,122 326,135 335,147 339,150 345,157 347,165 345,174 340,181 332,185 327,186 73,186 65,184 58,178 57,178 54,174 51,170 36,154 18,141 10,137 3,132 0,124 0,115 4,107 9,102 26,93 47,77 65,58 81,37 95,14 96,12 97,10 99,8 100,6 101,5 103,4 106,2 107,2 109,1 114,0 121,0">
          <text:p/>
        </draw:polygon>
        <draw:polygon draw:style-name="gr8" draw:text-style-name="P2" draw:layer="layout" svg:width="0.819cm" svg:height="1.017cm" svg:x="4.512cm" svg:y="11.328cm" svg:viewBox="0 0 820 1018" draw:points="54,0 56,1 58,2 60,3 64,5 73,15 93,30 115,41 138,48 162,52 187,52 211,48 234,41 256,30 276,15 283,10 292,9 300,12 306,17 306,18 316,28 323,35 324,36 341,48 347,55 349,63 349,64 349,367 352,382 358,396 361,400 366,408 447,490 452,497 452,498 454,504 464,529 477,551 488,566 493,572 511,591 532,607 555,620 579,630 604,637 630,640 657,640 683,637 708,630 733,620 756,607 777,591 786,581 794,576 803,575 811,578 817,584 820,593 820,595 820,944 818,952 815,958 760,1012 753,1017 746,1018 704,1018 696,1016 689,1010 688,1010 674,990 669,985 662,978 657,971 656,962 659,953 662,950 674,938 688,918 699,897 707,873 711,849 711,825 707,801 699,777 688,756 674,736 657,719 641,708 637,704 629,701 615,693 592,686 571,683 568,682 543,682 540,682 519,686 496,693 474,704 454,719 437,736 428,749 424,754 423,756 416,762 408,764 407,764 256,764 253,765 242,767 228,772 225,774 223,776 216,781 155,842 147,847 138,848 130,845 124,838 121,830 121,828 121,593 120,588 119,587 118,578 112,565 112,564 105,554 104,552 5,453 1,445 0,439 0,44 2,36 7,29 8,28 26,15 35,5 37,4 39,3 41,2 43,1 45,0 47,0 50,0 52,0">
          <text:p/>
        </draw:polygon>
        <draw:polygon draw:style-name="gr8" draw:text-style-name="P2" draw:layer="layout" svg:width="0.219cm" svg:height="0.436cm" svg:x="3.441cm" svg:y="12.159cm" svg:viewBox="0 0 220 437" draw:points="115,2 122,8 125,12 126,14 139,36 143,41 155,57 173,76 194,92 211,101 217,107 220,116 220,124 215,132 210,136 202,140 184,153 169,169 156,187 146,206 139,227 135,249 135,271 139,293 146,314 156,333 169,351 182,366 187,373 188,382 185,390 182,394 177,399 164,416 158,427 152,433 143,437 140,437 43,437 40,436 36,436 35,435 34,435 29,431 6,408 1,401 0,394 0,44 2,36 6,30 30,6 38,1 44,0 107,0">
          <text:p/>
        </draw:polygon>
        <draw:polygon draw:style-name="gr8" draw:text-style-name="P2" draw:layer="layout" svg:width="0.207cm" svg:height="0.468cm" svg:x="4.406cm" svg:y="12.383cm" svg:viewBox="0 0 208 469" draw:points="199,3 205,9 208,18 208,20 208,417 206,426 202,431 170,463 162,467 156,468 103,468 102,469 98,469 47,469 38,467 31,461 18,443 6,431 1,424 0,415 3,406 6,403 18,391 32,371 43,350 51,326 55,302 55,278 51,254 43,230 32,209 18,189 6,177 1,170 0,161 3,152 6,149 18,137 31,118 37,112 44,110 45,110 59,107 73,102 78,98 85,93 173,6 180,1 190,0">
          <text:p/>
        </draw:polygon>
        <draw:polygon draw:style-name="gr8" draw:text-style-name="P2" draw:layer="layout" svg:width="0.083cm" svg:height="0.132cm" svg:x="4.122cm" svg:y="12.753cm" svg:viewBox="0 0 84 133" draw:points="41,0 43,0 45,1 48,1 49,2 51,3 54,5 55,7 56,7 65,20 79,32 79,33 81,36 83,39 83,40 83,41 83,45 84,48 84,49 84,50 82,53 81,57 80,57 80,58 78,60 65,73 56,86 51,93 40,114 38,119 34,126 26,131 18,133 9,130 3,124 0,115 0,113 0,40 2,32 5,26 26,5 29,4 31,2 32,2 34,1 37,0 40,0">
          <text:p/>
        </draw:polygon>
        <draw:polygon draw:style-name="gr8" draw:text-style-name="P2" draw:layer="layout" svg:width="0.385cm" svg:height="0.439cm" svg:x="3.82cm" svg:y="12.494cm" svg:viewBox="0 0 386 440" draw:points="349,2 356,8 362,16 368,25 380,37 385,44 386,53 383,63 380,66 368,78 361,88 355,96 349,102 340,104 339,104 302,104 300,104 288,107 274,112 270,115 262,121 169,213 164,221 163,223 161,225 155,239 152,254 152,394 152,397 151,400 151,401 150,402 147,408 120,434 113,439 106,440 84,440 76,438 69,432 66,428 65,426 52,404 36,383 18,364 17,364 11,359 8,357 2,350 0,341 2,333 7,326 10,324 20,318 38,304 54,288 67,271 78,251 87,231 93,209 96,187 96,165 93,143 87,121 78,101 78,100 67,81 54,64 49,58 48,56 47,55 46,53 44,50 44,49 43,47 43,44 43,42 44,40 44,38 45,36 46,33 48,31 48,30 62,16 69,7 72,5 75,2 76,2 77,2 80,1 83,0 84,0 340,0">
          <text:p/>
        </draw:polygon>
        <draw:polygon draw:style-name="gr8" draw:text-style-name="P2" draw:layer="layout" svg:width="0.659cm" svg:height="0.875cm" svg:x="4.386cm" svg:y="12.241cm" svg:viewBox="0 0 660 876" draw:points="541,1 545,2 549,5 552,7 552,8 564,24 577,37 579,40 581,43 581,44 581,45 581,49 582,52 582,53 582,54 580,57 579,61 578,61 578,62 576,64 564,76 550,96 539,117 531,141 527,165 527,189 531,213 539,237 547,252 550,258 558,269 564,278 576,290 581,297 582,306 579,315 576,318 564,330 554,344 551,348 550,350 539,371 531,395 528,416 528,417 527,419 527,443 531,467 539,491 547,506 550,512 562,530 564,533 576,545 581,552 582,561 579,570 576,573 564,585 555,598 550,605 539,626 531,650 529,667 527,674 527,698 528,703 531,722 539,746 548,763 550,767 562,784 564,787 581,804 601,819 623,830 645,837 646,837 653,842 658,849 660,858 657,866 651,873 642,876 640,876 46,876 43,875 39,875 38,874 37,874 32,870 5,844 1,836 0,827 3,819 8,814 14,809 21,804 38,787 51,769 57,763 66,761 67,761 137,761 141,761 222,761 237,758 251,752 255,749 263,744 360,646 367,636 369,634 374,620 377,606 377,52 379,43 383,38 415,6 422,1 429,0 537,0">
          <text:p/>
        </draw:polygon>
        <draw:polygon draw:style-name="gr8" draw:text-style-name="P2" draw:layer="layout" svg:width="3.584cm" svg:height="4.025cm" svg:x="2.638cm" svg:y="9.582cm" svg:viewBox="0 0 3585 4026" draw:points="3574,2 3581,7 3585,15 3585,19 3585,4007 3583,4015 3578,4022 3570,4026 3566,4026 1486,4026 1477,4024 1470,4019 1466,4011 1466,4002 1468,3999 1467,3999 1468,3998 1472,3982 1472,3718 1468,3702 1460,3689 1449,3677 1435,3670 1420,3665 1093,3665 1084,3663 1077,3658 1073,3650 1073,3641 1077,3633 1084,3628 1090,3626 1098,3625 1107,3624 1132,3617 1156,3607 1179,3594 1200,3578 1218,3559 1234,3538 1247,3516 1248,3514 1253,3507 1261,3503 1266,3502 1334,3502 1348,3499 1362,3494 1371,3487 1374,3485 1467,3393 1470,3388 1475,3381 1478,3373 1479,3372 1481,3369 1483,3367 1484,3366 1485,3365 1488,3364 1491,3362 1492,3362 1493,3362 1496,3362 1499,3362 1500,3362 1502,3362 1505,3364 1508,3365 1508,3366 1509,3367 1511,3369 1514,3372 1514,3373 1514,3374 1515,3375 1516,3378 1516,3381 1524,3405 1533,3422 1535,3426 1547,3443 1549,3446 1566,3463 1567,3463 1584,3476 1590,3483 1592,3491 1592,3492 1592,3530 1595,3545 1601,3559 1603,3562 1609,3571 1707,3668 1714,3673 1719,3677 1721,3677 1733,3682 1747,3685 2520,3685 2534,3682 2548,3677 2553,3673 2560,3668 2658,3571 2663,3563 2664,3562 2666,3559 2672,3545 2675,3530 2675,3463 2675,3459 2676,3456 2676,3069 2678,3061 2681,3055 2799,2938 2920,2817 2928,2805 2934,2791 2937,2776 2937,2762 2937,2601 2939,2593 2942,2587 2985,2545 2992,2540 2999,2539 3189,2539 3203,2536 3217,2531 3229,2522 3240,2512 3243,2507 3245,2504 3337,2414 3345,2402 3351,2388 3352,2382 3356,2373 3362,2368 3364,2367 3369,2365 3392,2352 3413,2336 3431,2317 3447,2296 3460,2274 3470,2249 3477,2224 3481,2198 3481,2172 3477,2146 3470,2121 3460,2096 3447,2074 3431,2053 3413,2034 3397,2022 3392,2018 3369,2005 3368,2005 3361,2000 3356,1992 3356,1986 3356,1775 3355,1774 3353,1760 3347,1746 3342,1739 3339,1734 3188,1585 3179,1579 3176,1576 3166,1572 3162,1571 3153,1569 3148,1568 3049,1568 3041,1566 3034,1560 3031,1556 3030,1554 3017,1532 3001,1511 2983,1492 2980,1490 2962,1476 2939,1463 2915,1453 2890,1446 2864,1443 2837,1443 2811,1446 2786,1453 2762,1463 2739,1476 2718,1492 2700,1511 2684,1532 2671,1554 2661,1579 2654,1604 2650,1630 2650,1656 2654,1682 2658,1699 2661,1707 2671,1732 2684,1754 2689,1761 2700,1775 2718,1794 2739,1810 2762,1823 2786,1833 2811,1840 2837,1843 2864,1843 2890,1840 2915,1833 2939,1823 2962,1810 2983,1794 3001,1775 3017,1754 3030,1732 3031,1730 3036,1723 3044,1719 3049,1718 3101,1718 3110,1720 3115,1724 3199,1807 3203,1815 3204,1821 3204,1986 3202,1995 3197,2002 3192,2005 3191,2005 3181,2011 3168,2018 3147,2034 3129,2053 3113,2074 3100,2096 3090,2121 3083,2146 3079,2172 3079,2198 3083,2224 3088,2245 3090,2249 3100,2274 3113,2296 3124,2311 3129,2317 3147,2336 3160,2345 3162,2348 3165,2351 3165,2352 3166,2352 3167,2356 3168,2359 3168,2360 3168,2361 3167,2364 3167,2368 3166,2369 3166,2370 3162,2375 3154,2383 3147,2388 3140,2389 2967,2389 2952,2389 2949,2390 2938,2392 2924,2397 2912,2406 2878,2440 2870,2445 2861,2446 2853,2443 2847,2436 2844,2428 2844,2426 2844,2277 2843,2272 2841,2262 2835,2248 2827,2236 2816,2226 2718,2128 2712,2124 2706,2117 2705,2115 2697,2096 2684,2074 2668,2053 2650,2034 2634,2022 2629,2018 2606,2005 2582,1995 2557,1988 2531,1985 2504,1985 2478,1988 2453,1995 2429,2005 2406,2018 2406,2019 2398,2022 2389,2022 2381,2018 2375,2011 2374,2003 2374,1810 2376,1802 2381,1795 2382,1794 2400,1781 2417,1764 2431,1744 2442,1723 2450,1699 2454,1675 2454,1611 2450,1587 2442,1563 2431,1542 2417,1522 2400,1505 2392,1499 2380,1490 2375,1488 2358,1479 2335,1472 2314,1469 2311,1468 2286,1468 2283,1468 2262,1472 2239,1479 2217,1490 2197,1505 2180,1522 2180,1523 2173,1528 2165,1531 2156,1529 2150,1525 2146,1522 2130,1510 2119,1505 2108,1499 2085,1492 2064,1489 2061,1488 2036,1488 2033,1488 2012,1492 1989,1499 1967,1510 1964,1513 1947,1525 1938,1535 1930,1539 1921,1540 1913,1537 1909,1535 1900,1525 1896,1522 1880,1510 1869,1505 1858,1499 1835,1492 1814,1489 1811,1488 1786,1488 1783,1488 1762,1492 1739,1499 1717,1510 1714,1513 1697,1525 1680,1542 1666,1562 1655,1583 1647,1607 1643,1631 1643,1655 1647,1679 1655,1703 1657,1707 1666,1724 1673,1734 1680,1744 1697,1761 1701,1763 1715,1774 1721,1781 1723,1789 1723,1790 1723,2209 1723,2213 1722,2216 1722,2230 1725,2243 1725,2245 1727,2249 1730,2257 1731,2259 1739,2271 1792,2323 1839,2370 1843,2378 1844,2384 1844,2430 1842,2438 1837,2445 1829,2449 1820,2449 1812,2445 1809,2442 1808,2441 1797,2433 1783,2428 1777,2427 1558,2427 1552,2428 1538,2433 1527,2441 1518,2453 1513,2466 1512,2472 1512,2487 1512,2489 1512,2491 1511,2493 1510,2496 1509,2497 1508,2499 1506,2501 1505,2503 1503,2504 1501,2505 1499,2505 1497,2506 1493,2507 1472,2507 1463,2505 1458,2501 1400,2444 1391,2438 1388,2435 1377,2431 1374,2430 1363,2428 1360,2427 1306,2427 1298,2425 1291,2419 1288,2415 1287,2413 1274,2391 1258,2370 1240,2351 1232,2345 1219,2335 1196,2322 1195,2322 1188,2317 1183,2309 1183,2303 1183,1842 1185,1833 1190,1826 1195,1823 1196,1823 1219,1810 1240,1794 1258,1775 1274,1754 1287,1732 1297,1707 1304,1682 1308,1656 1308,1630 1304,1604 1297,1579 1287,1554 1274,1532 1258,1511 1240,1492 1237,1490 1219,1476 1196,1463 1172,1453 1147,1446 1121,1443 1094,1443 1068,1446 1043,1453 1019,1463 996,1476 975,1492 957,1511 941,1532 928,1554 918,1579 911,1604 907,1630 907,1656 911,1682 915,1699 918,1707 928,1732 941,1754 946,1761 957,1775 975,1794 981,1798 996,1810 1019,1823 1020,1823 1027,1828 1032,1836 1032,1842 1032,2303 1030,2312 1025,2319 1020,2322 1019,2322 1015,2325 996,2335 975,2351 957,2370 941,2391 928,2413 927,2415 922,2422 914,2426 909,2427 801,2427 797,2428 786,2430 772,2435 769,2438 760,2444 670,2534 667,2538 661,2546 656,2560 653,2575 653,2992 653,2996 651,3002 651,3016 654,3027 654,3031 660,3045 668,3057 759,3147 764,3151 771,3156 785,3161 799,3164 814,3164 944,3164 952,3166 959,3172 961,3174 961,3175 966,3183 973,3192 979,3200 991,3212 996,3220 997,3229 994,3237 988,3243 985,3245 979,3247 956,3260 935,3276 917,3295 901,3316 888,3338 887,3340 882,3347 874,3351 869,3352 764,3352 755,3350 748,3344 747,3342 741,3332 728,3315 712,3299 694,3285 675,3274 661,3268 654,3266 633,3260 611,3257 588,3257 566,3260 545,3266 524,3274 505,3285 487,3299 481,3305 480,3305 479,3307 476,3308 474,3309 472,3310 471,3310 468,3310 465,3310 464,3310 462,3310 460,3309 457,3307 454,3306 454,3305 440,3291 428,3283 427,3282 425,3279 423,3277 423,3276 422,3275 422,3271 421,3268 421,3267 421,2702 423,2693 428,2686 433,2683 434,2683 457,2670 478,2653 496,2634 512,2613 525,2591 535,2566 542,2541 546,2515 546,2489 542,2463 535,2438 525,2413 512,2391 496,2370 478,2351 470,2345 469,2345 464,2338 461,2329 463,2321 469,2314 476,2310 481,2309 888,2309 903,2305 917,2297 928,2286 936,2272 940,2257 940,1992 936,1977 928,1963 917,1952 903,1944 888,1940 75,1940 59,1940 44,1944 29,1952 21,1955 12,1954 5,1949 0,1941 0,1935 0,888 907,888 907,1311 912,1327 919,1340 931,1352 944,1359 960,1364 1224,1364 1240,1359 1253,1352 1265,1340 1272,1327 1277,1311 1277,888 1272,872 1265,859 1253,847 1240,840 1224,835 975,835 960,835 944,840 931,847 919,859 912,872 907,888 0,888 0,589 2,580 7,574 15,570 24,570 32,574 34,575 45,587 59,595 74,599 1124,599 1139,595 1153,587 1164,576 1172,562 1176,547 1176,189 1839,189 1839,1114 1844,1130 1851,1143 1863,1155 1876,1162 1892,1167 2156,1167 2172,1162 2185,1155 2197,1143 2204,1130 2209,1114 2209,919 2652,919 2652,1280 2657,1296 2664,1309 2676,1321 2689,1328 2705,1333 2969,1333 2985,1328 2998,1321 3010,1309 3017,1296 3022,1280 3022,919 3017,903 3010,890 2998,878 2985,871 2969,866 2720,866 2705,866 2689,871 2676,878 2664,890 2657,903 2652,919 2209,919 2209,189 2204,173 2197,160 2185,148 2172,141 2156,136 1907,136 1892,136 1876,141 1863,148 1851,160 1844,173 1839,189 1176,189 1176,42 1172,26 1171,25 1172,25 1170,18 1173,10 1179,3 1187,0 1190,0 3566,0">
          <text:p/>
        </draw:polygon>
        <draw:polygon draw:style-name="gr8" draw:text-style-name="P2" draw:layer="layout" svg:width="1.062cm" svg:height="1.731cm" svg:x="2.638cm" svg:y="11.876cm" svg:viewBox="0 0 1063 1732" draw:points="29,3 30,3 44,11 59,15 75,15 210,15 218,17 225,23 229,31 229,39 225,47 222,51 221,51 213,57 195,76 179,97 166,119 157,141 156,144 153,155 149,169 145,195 145,221 149,246 149,247 150,252 156,272 166,297 179,319 183,324 195,340 213,359 227,370 234,375 257,389 258,389 265,394 270,402 270,408 270,973 268,982 263,989 262,989 251,997 235,1014 234,1015 221,1032 211,1052 204,1074 200,1097 200,1169 204,1192 211,1214 220,1231 221,1234 235,1252 251,1269 269,1282 290,1292 312,1299 334,1303 357,1303 379,1299 401,1292 422,1282 440,1269 453,1255 461,1251 470,1250 478,1253 481,1255 487,1261 505,1275 520,1284 524,1286 545,1294 566,1300 586,1303 588,1303 611,1303 633,1300 654,1294 675,1286 694,1275 712,1261 728,1245 741,1228 747,1218 753,1212 761,1208 764,1208 870,1208 878,1210 885,1216 888,1220 889,1222 902,1244 915,1261 918,1265 936,1284 957,1300 980,1313 1004,1323 1029,1330 1037,1331 1046,1332 1054,1335 1060,1341 1063,1350 1062,1358 1057,1366 1050,1370 1043,1371 876,1371 861,1376 847,1383 836,1395 828,1408 824,1424 824,1688 828,1704 829,1705 828,1705 830,1711 829,1720 824,1727 816,1732 809,1732 719,1732 710,1730 703,1725 700,1717 700,1708 702,1703 702,1702 706,1687 706,1422 702,1407 694,1393 683,1382 669,1374 654,1370 308,1370 292,1370 277,1374 263,1382 252,1393 244,1407 240,1422 240,1687 244,1702 244,1703 245,1703 247,1711 246,1720 241,1727 233,1732 227,1732 19,1732 11,1730 4,1725 0,1717 0,1713 0,20 2,11 7,4 15,0 24,0">
          <text:p/>
        </draw:polygon>
        <draw:path draw:style-name="gr9" draw:text-style-name="P3" draw:layer="layout" svg:width="0.1cm" svg:height="0.1cm" svg:x="5.868cm" svg:y="11.717cm" svg:viewBox="0 0 101 101" svg:d="M0 50c0-28 23-50 50-50 28 0 51 22 51 50s-23 51-51 51c-27 0-50-23-50-51z">
          <text:p/>
        </draw:path>
        <draw:path draw:style-name="gr9" draw:text-style-name="P3" draw:layer="layout" svg:width="0.1cm" svg:height="0.1cm" svg:x="5.106cm" svg:y="11.717cm" svg:viewBox="0 0 101 101" svg:d="M0 50c0-28 22-50 49-50 28 0 52 22 52 50s-24 51-52 51c-27 0-49-23-49-51z">
          <text:p/>
        </draw:path>
        <draw:path draw:style-name="gr9" draw:text-style-name="P3" draw:layer="layout" svg:width="0.1cm" svg:height="0.1cm" svg:x="4.887cm" svg:y="11.175cm" svg:viewBox="0 0 101 101" svg:d="M0 51c0-29 23-51 50-51 28 0 51 22 51 51 0 28-23 50-51 50-27 0-50-22-50-50z">
          <text:p/>
        </draw:path>
        <draw:path draw:style-name="gr9" draw:text-style-name="P3" draw:layer="layout" svg:width="0.1cm" svg:height="0.1cm" svg:x="4.636cm" svg:y="11.175cm" svg:viewBox="0 0 101 101" svg:d="M0 51c0-29 23-51 51-51s50 22 50 51c0 28-22 50-50 50s-51-22-51-50z">
          <text:p/>
        </draw:path>
        <draw:path draw:style-name="gr9" draw:text-style-name="P3" draw:layer="layout" svg:width="0.1cm" svg:height="0.1cm" svg:x="4.387cm" svg:y="11.175cm" svg:viewBox="0 0 101 101" svg:d="M0 51c0-29 23-51 50-51 28 0 51 22 51 51 0 28-23 50-51 50-27 0-50-22-50-50z">
          <text:p/>
        </draw:path>
        <draw:path draw:style-name="gr9" draw:text-style-name="P3" draw:layer="layout" svg:width="0.1cm" svg:height="0.1cm" svg:x="2.933cm" svg:y="12.034cm" svg:viewBox="0 0 101 101" svg:d="M0 50c0-28 23-50 51-50 27 0 50 22 50 50 0 29-23 51-50 51-28 0-51-22-51-51z">
          <text:p/>
        </draw:path>
        <draw:path draw:style-name="gr9" draw:text-style-name="P3" draw:layer="layout" svg:width="0.1cm" svg:height="0.1cm" svg:x="3.695cm" svg:y="12.034cm" svg:viewBox="0 0 101 101" svg:d="M0 50c0-28 24-50 52-50 27 0 49 22 49 50 0 29-22 51-49 51-28 0-52-22-52-51z">
          <text:p/>
        </draw:path>
        <draw:path draw:style-name="gr9" draw:text-style-name="P3" draw:layer="layout" svg:width="0.1cm" svg:height="0.1cm" svg:x="2.933cm" svg:y="12.958cm" svg:viewBox="0 0 101 101" svg:d="M0 51c0-29 23-51 51-51 27 0 50 22 50 51 0 28-23 50-50 50-28 0-51-22-51-50z">
          <text:p/>
        </draw:path>
        <draw:path draw:style-name="gr9" draw:text-style-name="P3" draw:layer="layout" svg:width="0.1cm" svg:height="0.1cm" svg:x="3.187cm" svg:y="12.958cm" svg:viewBox="0 0 101 101" svg:d="M0 51c0-29 23-51 52-51 27 0 49 22 49 51 0 28-22 50-49 50-29 0-52-22-52-50z">
          <text:p/>
        </draw:path>
        <draw:path draw:style-name="gr9" draw:text-style-name="P3" draw:layer="layout" svg:width="0.1cm" svg:height="0.1cm" svg:x="3.695cm" svg:y="12.369cm" svg:viewBox="0 0 101 101" svg:d="M0 51c0-29 24-51 52-51 27 0 49 22 49 51 0 28-22 50-49 50-28 0-52-22-52-50z">
          <text:p/>
        </draw:path>
        <draw:path draw:style-name="gr9" draw:text-style-name="P3" draw:layer="layout" svg:width="0.1cm" svg:height="0.1cm" svg:x="3.695cm" svg:y="12.619cm" svg:viewBox="0 0 101 101" svg:d="M0 50c0-28 24-50 52-50 27 0 49 22 49 50 0 29-22 51-49 51-28 0-52-22-52-51z">
          <text:p/>
        </draw:path>
        <draw:path draw:style-name="gr9" draw:text-style-name="P3" draw:layer="layout" svg:width="0.1cm" svg:height="0.1cm" svg:x="5.438cm" svg:y="11.175cm" svg:viewBox="0 0 101 101" svg:d="M0 51c0-29 23-51 52-51 27 0 49 22 49 51 0 28-22 50-49 50-29 0-52-22-52-50z">
          <text:p/>
        </draw:path>
        <draw:path draw:style-name="gr9" draw:text-style-name="P3" draw:layer="layout" svg:width="0.1cm" svg:height="0.1cm" svg:x="4.255cm" svg:y="12.114cm" svg:viewBox="0 0 101 101" svg:d="M0 50c0-28 23-50 52-50 27 0 49 22 49 50s-22 51-49 51c-29 0-52-23-52-51z">
          <text:p/>
        </draw:path>
        <draw:path draw:style-name="gr9" draw:text-style-name="P3" draw:layer="layout" svg:width="0.1cm" svg:height="0.1cm" svg:x="4.255cm" svg:y="12.368cm" svg:viewBox="0 0 101 101" svg:d="M0 51c0-29 23-51 52-51 27 0 49 22 49 51 0 28-22 50-49 50-29 0-52-22-52-50z">
          <text:p/>
        </draw:path>
        <draw:path draw:style-name="gr9" draw:text-style-name="P3" draw:layer="layout" svg:width="0.1cm" svg:height="0.1cm" svg:x="4.255cm" svg:y="12.622cm" svg:viewBox="0 0 101 101" svg:d="M0 50c0-28 23-50 52-50 27 0 49 22 49 50 0 29-22 51-49 51-29 0-52-22-52-51z">
          <text:p/>
        </draw:path>
        <draw:path draw:style-name="gr9" draw:text-style-name="P3" draw:layer="layout" svg:width="0.1cm" svg:height="0.1cm" svg:x="4.255cm" svg:y="12.876cm" svg:viewBox="0 0 101 101" svg:d="M0 51c0-28 23-51 52-51 27 0 49 23 49 51s-22 50-49 50c-29 0-52-22-52-50z">
          <text:p/>
        </draw:path>
        <draw:path draw:style-name="gr9" draw:text-style-name="P3" draw:layer="layout" svg:width="0.1cm" svg:height="0.1cm" svg:x="5.017cm" svg:y="12.876cm" svg:viewBox="0 0 101 101" svg:d="M0 51c0-28 23-51 51-51s50 23 50 51-22 50-50 50-51-22-51-50z">
          <text:p/>
        </draw:path>
        <draw:path draw:style-name="gr9" draw:text-style-name="P3" draw:layer="layout" svg:width="0.1cm" svg:height="0.1cm" svg:x="5.017cm" svg:y="12.622cm" svg:viewBox="0 0 101 101" svg:d="M0 50c0-28 23-50 51-50s50 22 50 50c0 29-22 51-50 51s-51-22-51-51z">
          <text:p/>
        </draw:path>
        <draw:path draw:style-name="gr9" draw:text-style-name="P3" draw:layer="layout" svg:width="0.1cm" svg:height="0.1cm" svg:x="5.017cm" svg:y="12.368cm" svg:viewBox="0 0 101 101" svg:d="M0 51c0-29 23-51 51-51s50 22 50 51c0 28-22 50-50 50s-51-22-51-50z">
          <text:p/>
        </draw:path>
        <draw:path draw:style-name="gr9" draw:text-style-name="P3" draw:layer="layout" svg:width="0.1cm" svg:height="0.1cm" svg:x="5.017cm" svg:y="12.114cm" svg:viewBox="0 0 101 101" svg:d="M0 50c0-28 23-50 51-50s50 22 50 50-22 51-50 51-51-23-51-51z">
          <text:p/>
        </draw:path>
        <draw:path draw:style-name="gr9" draw:text-style-name="P3" draw:layer="layout" svg:width="0.1cm" svg:height="0.1cm" svg:x="3.695cm" svg:y="11.175cm" svg:viewBox="0 0 101 101" svg:d="M0 51c0-29 24-51 52-51 27 0 49 22 49 51 0 28-22 50-49 50-28 0-52-22-52-50z">
          <text:p/>
        </draw:path>
        <draw:path draw:style-name="gr9" draw:text-style-name="P3" draw:layer="layout" svg:width="0.1cm" svg:height="0.1cm" svg:x="3.655cm" svg:y="12.958cm" svg:viewBox="0 0 101 101" svg:d="M0 51c0-29 23-51 52-51 27 0 49 22 49 51 0 28-22 50-49 50-29 0-52-22-52-50z">
          <text:p/>
        </draw:path>
        <draw:path draw:style-name="gr3" draw:text-style-name="P2" draw:layer="layout" svg:width="0.301cm" svg:height="0.3cm" svg:x="5.768cm" svg:y="11.617cm" svg:viewBox="0 0 302 301" svg:d="M0 151c0-84 68-151 150-151 83 0 152 67 152 151 0 83-69 150-152 150-82 0-150-67-150-150z">
          <text:p/>
        </draw:path>
        <draw:path draw:style-name="gr3" draw:text-style-name="P2" draw:layer="layout" svg:width="0.3cm" svg:height="0.3cm" svg:x="5.006cm" svg:y="11.617cm" svg:viewBox="0 0 301 301" svg:d="M0 151c0-84 67-151 149-151 84 0 152 67 152 151 0 83-68 150-152 150-82 0-149-67-149-150z">
          <text:p/>
        </draw:path>
        <draw:line draw:style-name="gr4" draw:text-style-name="P1" draw:layer="layout" svg:x1="4.936cm" svg:y1="11.245cm" svg:x2="4.936cm" svg:y2="11.205cm">
          <text:p/>
        </draw:line>
        <draw:path draw:style-name="gr3" draw:text-style-name="P2" draw:layer="layout" svg:width="0.211cm" svg:height="0.21cm" svg:x="4.581cm" svg:y="11.12cm" svg:viewBox="0 0 212 211" svg:d="M0 105c0-58 49-105 107-105 57 0 105 47 105 105s-48 106-105 106c-58 0-107-48-107-106z">
          <text:p/>
        </draw:path>
        <draw:path draw:style-name="gr3" draw:text-style-name="P2" draw:layer="layout" svg:width="0.209cm" svg:height="0.21cm" svg:x="4.332cm" svg:y="11.12cm" svg:viewBox="0 0 210 211" svg:d="M0 105c0-58 48-105 105-105 58 0 105 47 105 105s-47 106-105 106c-57 0-105-48-105-106z">
          <text:p/>
        </draw:path>
        <draw:path draw:style-name="gr3" draw:text-style-name="P2" draw:layer="layout" svg:width="0.3cm" svg:height="0.3cm" svg:x="2.833cm" svg:y="11.934cm" svg:viewBox="0 0 301 301" svg:d="M0 151c0-84 68-151 151-151 82 0 150 67 150 151 0 83-68 150-150 150-83 0-151-67-151-150z">
          <text:p/>
        </draw:path>
        <draw:path draw:style-name="gr3" draw:text-style-name="P2" draw:layer="layout" svg:width="0.3cm" svg:height="0.3cm" svg:x="3.595cm" svg:y="11.934cm" svg:viewBox="0 0 301 301" svg:d="M0 151c0-84 68-151 152-151 82 0 149 67 149 151 0 83-67 150-149 150-84 0-152-67-152-150z">
          <text:p/>
        </draw:path>
        <draw:line draw:style-name="gr5" draw:text-style-name="P1" draw:layer="layout" svg:x1="2.984cm" svg:y1="12.983cm" svg:x2="2.984cm" svg:y2="13.033cm">
          <text:p/>
        </draw:line>
        <draw:path draw:style-name="gr3" draw:text-style-name="P2" draw:layer="layout" svg:width="0.24cm" svg:height="0.24cm" svg:x="3.117cm" svg:y="12.888cm" svg:viewBox="0 0 241 241" svg:d="M0 120c0-66 54-120 121-120 66 0 120 54 120 120 0 67-54 121-120 121-67 0-121-54-121-121z">
          <text:p/>
        </draw:path>
        <draw:line draw:style-name="gr6" draw:text-style-name="P1" draw:layer="layout" svg:x1="3.776cm" svg:y1="12.419cm" svg:x2="3.715cm" svg:y2="12.419cm">
          <text:p/>
        </draw:line>
        <draw:path draw:style-name="gr3" draw:text-style-name="P2" draw:layer="layout" svg:width="0.24cm" svg:height="0.24cm" svg:x="3.625cm" svg:y="12.549cm" svg:viewBox="0 0 241 241" svg:d="M0 121c0-66 54-121 121-121s120 55 120 121-53 120-120 120-121-54-121-120z">
          <text:p/>
        </draw:path>
        <draw:path draw:style-name="gr3" draw:text-style-name="P2" draw:layer="layout" svg:width="0.3cm" svg:height="0.3cm" svg:x="5.338cm" svg:y="11.075cm" svg:viewBox="0 0 301 301" svg:d="M0 151c0-83 68-151 152-151 82 0 149 68 149 151s-67 150-149 150c-84 0-152-67-152-150z">
          <text:p/>
        </draw:path>
        <draw:polygon draw:style-name="gr3" draw:text-style-name="P2" draw:layer="layout" svg:width="0.211cm" svg:height="0.21cm" svg:x="4.2cm" svg:y="12.059cm" svg:viewBox="0 0 212 211" draw:points="0,211 0,0 212,0 212,211">
          <text:p/>
        </draw:polygon>
        <draw:path draw:style-name="gr3" draw:text-style-name="P2" draw:layer="layout" svg:width="0.211cm" svg:height="0.21cm" svg:x="4.2cm" svg:y="12.313cm" svg:viewBox="0 0 212 211" svg:d="M0 106c0-59 48-106 106-106 57 0 106 47 106 106 0 58-49 105-106 105-58 0-106-47-106-105z">
          <text:p/>
        </draw:path>
        <draw:path draw:style-name="gr3" draw:text-style-name="P2" draw:layer="layout" svg:width="0.211cm" svg:height="0.21cm" svg:x="4.2cm" svg:y="12.567cm" svg:viewBox="0 0 212 211" svg:d="M0 106c0-58 48-106 106-106 57 0 106 48 106 106s-49 105-106 105c-58 0-106-47-106-105z">
          <text:p/>
        </draw:path>
        <draw:path draw:style-name="gr3" draw:text-style-name="P2" draw:layer="layout" svg:width="0.211cm" svg:height="0.21cm" svg:x="4.2cm" svg:y="12.821cm" svg:viewBox="0 0 212 211" svg:d="M0 105c0-58 48-105 106-105 57 0 106 47 106 105s-49 106-106 106c-58 0-106-48-106-106z">
          <text:p/>
        </draw:path>
        <draw:path draw:style-name="gr3" draw:text-style-name="P2" draw:layer="layout" svg:width="0.211cm" svg:height="0.21cm" svg:x="4.962cm" svg:y="12.821cm" svg:viewBox="0 0 212 211" svg:d="M0 105c0-58 48-105 107-105 57 0 105 47 105 105s-48 106-105 106c-59 0-107-48-107-106z">
          <text:p/>
        </draw:path>
        <draw:path draw:style-name="gr3" draw:text-style-name="P2" draw:layer="layout" svg:width="0.211cm" svg:height="0.21cm" svg:x="4.962cm" svg:y="12.567cm" svg:viewBox="0 0 212 211" svg:d="M0 106c0-58 48-106 107-106 57 0 105 48 105 106s-48 105-105 105c-59 0-107-47-107-105z">
          <text:p/>
        </draw:path>
        <draw:path draw:style-name="gr3" draw:text-style-name="P2" draw:layer="layout" svg:width="0.211cm" svg:height="0.21cm" svg:x="4.962cm" svg:y="12.313cm" svg:viewBox="0 0 212 211" svg:d="M0 106c0-59 48-106 107-106 57 0 105 47 105 106 0 58-48 105-105 105-59 0-107-47-107-105z">
          <text:p/>
        </draw:path>
        <draw:path draw:style-name="gr3" draw:text-style-name="P2" draw:layer="layout" svg:width="0.211cm" svg:height="0.21cm" svg:x="4.962cm" svg:y="12.059cm" svg:viewBox="0 0 212 211" svg:d="M0 105c0-58 48-105 107-105 57 0 105 47 105 105 0 59-48 106-105 106-59 0-107-47-107-106z">
          <text:p/>
        </draw:path>
        <draw:path draw:style-name="gr3" draw:text-style-name="P2" draw:layer="layout" svg:width="0.3cm" svg:height="0.3cm" svg:x="3.595cm" svg:y="11.075cm" svg:viewBox="0 0 301 301" svg:d="M0 151c0-83 68-151 152-151 82 0 149 68 149 151s-67 150-149 150c-84 0-152-67-152-150z">
          <text:p/>
        </draw:path>
        <draw:path draw:style-name="gr3" draw:text-style-name="P2" draw:layer="layout" svg:width="0.3cm" svg:height="0.3cm" svg:x="3.555cm" svg:y="12.858cm" svg:viewBox="0 0 301 301" svg:d="M0 151c0-84 68-151 152-151 82 0 149 67 149 151 0 83-67 150-149 150-84 0-152-67-152-150z">
          <text:p/>
        </draw:path>
        <draw:path draw:style-name="gr3" draw:text-style-name="P2" draw:layer="layout" svg:width="0.1cm" svg:height="0.1cm" svg:x="5.868cm" svg:y="11.717cm" svg:viewBox="0 0 101 101" svg:d="M0 50c0-28 23-50 50-50 28 0 51 22 51 50s-23 51-51 51c-27 0-50-23-50-51z">
          <text:p/>
        </draw:path>
        <draw:path draw:style-name="gr3" draw:text-style-name="P2" draw:layer="layout" svg:width="0.1cm" svg:height="0.1cm" svg:x="5.106cm" svg:y="11.717cm" svg:viewBox="0 0 101 101" svg:d="M0 50c0-28 22-50 49-50 28 0 52 22 52 50s-24 51-52 51c-27 0-49-23-49-51z">
          <text:p/>
        </draw:path>
        <draw:path draw:style-name="gr3" draw:text-style-name="P2" draw:layer="layout" svg:width="0.1cm" svg:height="0.1cm" svg:x="4.887cm" svg:y="11.175cm" svg:viewBox="0 0 101 101" svg:d="M0 51c0-29 23-51 50-51 28 0 51 22 51 51 0 28-23 50-51 50-27 0-50-22-50-50z">
          <text:p/>
        </draw:path>
        <draw:path draw:style-name="gr3" draw:text-style-name="P2" draw:layer="layout" svg:width="0.1cm" svg:height="0.1cm" svg:x="4.636cm" svg:y="11.175cm" svg:viewBox="0 0 101 101" svg:d="M0 51c0-29 23-51 51-51s50 22 50 51c0 28-22 50-50 50s-51-22-51-50z">
          <text:p/>
        </draw:path>
        <draw:path draw:style-name="gr3" draw:text-style-name="P2" draw:layer="layout" svg:width="0.1cm" svg:height="0.1cm" svg:x="4.387cm" svg:y="11.175cm" svg:viewBox="0 0 101 101" svg:d="M0 51c0-29 23-51 50-51 28 0 51 22 51 51 0 28-23 50-51 50-27 0-50-22-50-50z">
          <text:p/>
        </draw:path>
        <draw:path draw:style-name="gr3" draw:text-style-name="P2" draw:layer="layout" svg:width="0.1cm" svg:height="0.1cm" svg:x="2.933cm" svg:y="12.034cm" svg:viewBox="0 0 101 101" svg:d="M0 50c0-28 23-50 51-50 27 0 50 22 50 50 0 29-23 51-50 51-28 0-51-22-51-51z">
          <text:p/>
        </draw:path>
        <draw:path draw:style-name="gr3" draw:text-style-name="P2" draw:layer="layout" svg:width="0.1cm" svg:height="0.1cm" svg:x="3.695cm" svg:y="12.034cm" svg:viewBox="0 0 101 101" svg:d="M0 50c0-28 24-50 52-50 27 0 49 22 49 50 0 29-22 51-49 51-28 0-52-22-52-51z">
          <text:p/>
        </draw:path>
        <draw:path draw:style-name="gr3" draw:text-style-name="P2" draw:layer="layout" svg:width="0.1cm" svg:height="0.1cm" svg:x="2.933cm" svg:y="12.958cm" svg:viewBox="0 0 101 101" svg:d="M0 51c0-29 23-51 51-51 27 0 50 22 50 51 0 28-23 50-50 50-28 0-51-22-51-50z">
          <text:p/>
        </draw:path>
        <draw:path draw:style-name="gr3" draw:text-style-name="P2" draw:layer="layout" svg:width="0.1cm" svg:height="0.1cm" svg:x="3.187cm" svg:y="12.958cm" svg:viewBox="0 0 101 101" svg:d="M0 51c0-29 23-51 52-51 27 0 49 22 49 51 0 28-22 50-49 50-29 0-52-22-52-50z">
          <text:p/>
        </draw:path>
        <draw:path draw:style-name="gr3" draw:text-style-name="P2" draw:layer="layout" svg:width="0.1cm" svg:height="0.1cm" svg:x="3.695cm" svg:y="12.369cm" svg:viewBox="0 0 101 101" svg:d="M0 51c0-29 24-51 52-51 27 0 49 22 49 51 0 28-22 50-49 50-28 0-52-22-52-50z">
          <text:p/>
        </draw:path>
        <draw:path draw:style-name="gr3" draw:text-style-name="P2" draw:layer="layout" svg:width="0.1cm" svg:height="0.1cm" svg:x="3.695cm" svg:y="12.619cm" svg:viewBox="0 0 101 101" svg:d="M0 50c0-28 24-50 52-50 27 0 49 22 49 50 0 29-22 51-49 51-28 0-52-22-52-51z">
          <text:p/>
        </draw:path>
        <draw:path draw:style-name="gr3" draw:text-style-name="P2" draw:layer="layout" svg:width="0.1cm" svg:height="0.1cm" svg:x="5.438cm" svg:y="11.175cm" svg:viewBox="0 0 101 101" svg:d="M0 51c0-29 23-51 52-51 27 0 49 22 49 51 0 28-22 50-49 50-29 0-52-22-52-50z">
          <text:p/>
        </draw:path>
        <draw:path draw:style-name="gr3" draw:text-style-name="P2" draw:layer="layout" svg:width="0.1cm" svg:height="0.1cm" svg:x="4.255cm" svg:y="12.114cm" svg:viewBox="0 0 101 101" svg:d="M0 50c0-28 23-50 52-50 27 0 49 22 49 50s-22 51-49 51c-29 0-52-23-52-51z">
          <text:p/>
        </draw:path>
        <draw:path draw:style-name="gr3" draw:text-style-name="P2" draw:layer="layout" svg:width="0.1cm" svg:height="0.1cm" svg:x="4.255cm" svg:y="12.368cm" svg:viewBox="0 0 101 101" svg:d="M0 51c0-29 23-51 52-51 27 0 49 22 49 51 0 28-22 50-49 50-29 0-52-22-52-50z">
          <text:p/>
        </draw:path>
        <draw:path draw:style-name="gr3" draw:text-style-name="P2" draw:layer="layout" svg:width="0.1cm" svg:height="0.1cm" svg:x="4.255cm" svg:y="12.622cm" svg:viewBox="0 0 101 101" svg:d="M0 50c0-28 23-50 52-50 27 0 49 22 49 50 0 29-22 51-49 51-29 0-52-22-52-51z">
          <text:p/>
        </draw:path>
        <draw:path draw:style-name="gr3" draw:text-style-name="P2" draw:layer="layout" svg:width="0.1cm" svg:height="0.1cm" svg:x="4.255cm" svg:y="12.876cm" svg:viewBox="0 0 101 101" svg:d="M0 51c0-28 23-51 52-51 27 0 49 23 49 51s-22 50-49 50c-29 0-52-22-52-50z">
          <text:p/>
        </draw:path>
        <draw:path draw:style-name="gr3" draw:text-style-name="P2" draw:layer="layout" svg:width="0.1cm" svg:height="0.1cm" svg:x="5.017cm" svg:y="12.876cm" svg:viewBox="0 0 101 101" svg:d="M0 51c0-28 23-51 51-51s50 23 50 51-22 50-50 50-51-22-51-50z">
          <text:p/>
        </draw:path>
        <draw:path draw:style-name="gr3" draw:text-style-name="P2" draw:layer="layout" svg:width="0.1cm" svg:height="0.1cm" svg:x="5.017cm" svg:y="12.622cm" svg:viewBox="0 0 101 101" svg:d="M0 50c0-28 23-50 51-50s50 22 50 50c0 29-22 51-50 51s-51-22-51-51z">
          <text:p/>
        </draw:path>
        <draw:path draw:style-name="gr3" draw:text-style-name="P2" draw:layer="layout" svg:width="0.1cm" svg:height="0.1cm" svg:x="5.017cm" svg:y="12.368cm" svg:viewBox="0 0 101 101" svg:d="M0 51c0-29 23-51 51-51s50 22 50 51c0 28-22 50-50 50s-51-22-51-50z">
          <text:p/>
        </draw:path>
        <draw:path draw:style-name="gr3" draw:text-style-name="P2" draw:layer="layout" svg:width="0.1cm" svg:height="0.1cm" svg:x="5.017cm" svg:y="12.114cm" svg:viewBox="0 0 101 101" svg:d="M0 50c0-28 23-50 51-50s50 22 50 50-22 51-50 51-51-23-51-51z">
          <text:p/>
        </draw:path>
        <draw:path draw:style-name="gr3" draw:text-style-name="P2" draw:layer="layout" svg:width="0.1cm" svg:height="0.1cm" svg:x="3.695cm" svg:y="11.175cm" svg:viewBox="0 0 101 101" svg:d="M0 51c0-29 24-51 52-51 27 0 49 22 49 51 0 28-22 50-49 50-28 0-52-22-52-50z">
          <text:p/>
        </draw:path>
        <draw:path draw:style-name="gr3" draw:text-style-name="P2" draw:layer="layout" svg:width="0.1cm" svg:height="0.1cm" svg:x="3.655cm" svg:y="12.958cm" svg:viewBox="0 0 101 101" svg:d="M0 51c0-29 23-51 52-51 27 0 49 22 49 51 0 28-22 50-49 50-29 0-52-22-52-50z">
          <text:p/>
        </draw:path>
        <draw:path draw:style-name="gr3" draw:text-style-name="P2" draw:layer="layout" svg:width="0.1cm" svg:height="0.1cm" svg:x="5.868cm" svg:y="11.717cm" svg:viewBox="0 0 101 101" svg:d="M0 50c0-28 23-50 50-50 28 0 51 22 51 50s-23 51-51 51c-27 0-50-23-50-51z">
          <text:p/>
        </draw:path>
        <draw:path draw:style-name="gr3" draw:text-style-name="P2" draw:layer="layout" svg:width="0.1cm" svg:height="0.1cm" svg:x="5.106cm" svg:y="11.717cm" svg:viewBox="0 0 101 101" svg:d="M0 50c0-28 22-50 49-50 28 0 52 22 52 50s-24 51-52 51c-27 0-49-23-49-51z">
          <text:p/>
        </draw:path>
        <draw:path draw:style-name="gr3" draw:text-style-name="P2" draw:layer="layout" svg:width="0.1cm" svg:height="0.1cm" svg:x="4.887cm" svg:y="11.175cm" svg:viewBox="0 0 101 101" svg:d="M0 51c0-29 23-51 50-51 28 0 51 22 51 51 0 28-23 50-51 50-27 0-50-22-50-50z">
          <text:p/>
        </draw:path>
        <draw:path draw:style-name="gr3" draw:text-style-name="P2" draw:layer="layout" svg:width="0.1cm" svg:height="0.1cm" svg:x="4.636cm" svg:y="11.175cm" svg:viewBox="0 0 101 101" svg:d="M0 51c0-29 23-51 51-51s50 22 50 51c0 28-22 50-50 50s-51-22-51-50z">
          <text:p/>
        </draw:path>
        <draw:path draw:style-name="gr3" draw:text-style-name="P2" draw:layer="layout" svg:width="0.1cm" svg:height="0.1cm" svg:x="4.387cm" svg:y="11.175cm" svg:viewBox="0 0 101 101" svg:d="M0 51c0-29 23-51 50-51 28 0 51 22 51 51 0 28-23 50-51 50-27 0-50-22-50-50z">
          <text:p/>
        </draw:path>
        <draw:path draw:style-name="gr3" draw:text-style-name="P2" draw:layer="layout" svg:width="0.1cm" svg:height="0.1cm" svg:x="2.933cm" svg:y="12.034cm" svg:viewBox="0 0 101 101" svg:d="M0 50c0-28 23-50 51-50 27 0 50 22 50 50 0 29-23 51-50 51-28 0-51-22-51-51z">
          <text:p/>
        </draw:path>
        <draw:path draw:style-name="gr3" draw:text-style-name="P2" draw:layer="layout" svg:width="0.1cm" svg:height="0.1cm" svg:x="3.695cm" svg:y="12.034cm" svg:viewBox="0 0 101 101" svg:d="M0 50c0-28 24-50 52-50 27 0 49 22 49 50 0 29-22 51-49 51-28 0-52-22-52-51z">
          <text:p/>
        </draw:path>
        <draw:path draw:style-name="gr3" draw:text-style-name="P2" draw:layer="layout" svg:width="0.1cm" svg:height="0.1cm" svg:x="2.933cm" svg:y="12.958cm" svg:viewBox="0 0 101 101" svg:d="M0 51c0-29 23-51 51-51 27 0 50 22 50 51 0 28-23 50-50 50-28 0-51-22-51-50z">
          <text:p/>
        </draw:path>
        <draw:path draw:style-name="gr3" draw:text-style-name="P2" draw:layer="layout" svg:width="0.1cm" svg:height="0.1cm" svg:x="3.187cm" svg:y="12.958cm" svg:viewBox="0 0 101 101" svg:d="M0 51c0-29 23-51 52-51 27 0 49 22 49 51 0 28-22 50-49 50-29 0-52-22-52-50z">
          <text:p/>
        </draw:path>
        <draw:path draw:style-name="gr3" draw:text-style-name="P2" draw:layer="layout" svg:width="0.1cm" svg:height="0.1cm" svg:x="3.695cm" svg:y="12.369cm" svg:viewBox="0 0 101 101" svg:d="M0 51c0-29 24-51 52-51 27 0 49 22 49 51 0 28-22 50-49 50-28 0-52-22-52-50z">
          <text:p/>
        </draw:path>
        <draw:path draw:style-name="gr3" draw:text-style-name="P2" draw:layer="layout" svg:width="0.1cm" svg:height="0.1cm" svg:x="3.695cm" svg:y="12.619cm" svg:viewBox="0 0 101 101" svg:d="M0 50c0-28 24-50 52-50 27 0 49 22 49 50 0 29-22 51-49 51-28 0-52-22-52-51z">
          <text:p/>
        </draw:path>
        <draw:path draw:style-name="gr3" draw:text-style-name="P2" draw:layer="layout" svg:width="0.1cm" svg:height="0.1cm" svg:x="5.438cm" svg:y="11.175cm" svg:viewBox="0 0 101 101" svg:d="M0 51c0-29 23-51 52-51 27 0 49 22 49 51 0 28-22 50-49 50-29 0-52-22-52-50z">
          <text:p/>
        </draw:path>
        <draw:path draw:style-name="gr3" draw:text-style-name="P2" draw:layer="layout" svg:width="0.1cm" svg:height="0.1cm" svg:x="4.255cm" svg:y="12.114cm" svg:viewBox="0 0 101 101" svg:d="M0 50c0-28 23-50 52-50 27 0 49 22 49 50s-22 51-49 51c-29 0-52-23-52-51z">
          <text:p/>
        </draw:path>
        <draw:path draw:style-name="gr3" draw:text-style-name="P2" draw:layer="layout" svg:width="0.1cm" svg:height="0.1cm" svg:x="4.255cm" svg:y="12.368cm" svg:viewBox="0 0 101 101" svg:d="M0 51c0-29 23-51 52-51 27 0 49 22 49 51 0 28-22 50-49 50-29 0-52-22-52-50z">
          <text:p/>
        </draw:path>
        <draw:path draw:style-name="gr3" draw:text-style-name="P2" draw:layer="layout" svg:width="0.1cm" svg:height="0.1cm" svg:x="4.255cm" svg:y="12.622cm" svg:viewBox="0 0 101 101" svg:d="M0 50c0-28 23-50 52-50 27 0 49 22 49 50 0 29-22 51-49 51-29 0-52-22-52-51z">
          <text:p/>
        </draw:path>
        <draw:path draw:style-name="gr3" draw:text-style-name="P2" draw:layer="layout" svg:width="0.1cm" svg:height="0.1cm" svg:x="4.255cm" svg:y="12.876cm" svg:viewBox="0 0 101 101" svg:d="M0 51c0-28 23-51 52-51 27 0 49 23 49 51s-22 50-49 50c-29 0-52-22-52-50z">
          <text:p/>
        </draw:path>
        <draw:path draw:style-name="gr3" draw:text-style-name="P2" draw:layer="layout" svg:width="0.1cm" svg:height="0.1cm" svg:x="5.017cm" svg:y="12.876cm" svg:viewBox="0 0 101 101" svg:d="M0 51c0-28 23-51 51-51s50 23 50 51-22 50-50 50-51-22-51-50z">
          <text:p/>
        </draw:path>
        <draw:path draw:style-name="gr3" draw:text-style-name="P2" draw:layer="layout" svg:width="0.1cm" svg:height="0.1cm" svg:x="5.017cm" svg:y="12.622cm" svg:viewBox="0 0 101 101" svg:d="M0 50c0-28 23-50 51-50s50 22 50 50c0 29-22 51-50 51s-51-22-51-51z">
          <text:p/>
        </draw:path>
        <draw:path draw:style-name="gr3" draw:text-style-name="P2" draw:layer="layout" svg:width="0.1cm" svg:height="0.1cm" svg:x="5.017cm" svg:y="12.368cm" svg:viewBox="0 0 101 101" svg:d="M0 51c0-29 23-51 51-51s50 22 50 51c0 28-22 50-50 50s-51-22-51-50z">
          <text:p/>
        </draw:path>
        <draw:path draw:style-name="gr3" draw:text-style-name="P2" draw:layer="layout" svg:width="0.1cm" svg:height="0.1cm" svg:x="5.017cm" svg:y="12.114cm" svg:viewBox="0 0 101 101" svg:d="M0 50c0-28 23-50 51-50s50 22 50 50-22 51-50 51-51-23-51-51z">
          <text:p/>
        </draw:path>
        <draw:path draw:style-name="gr3" draw:text-style-name="P2" draw:layer="layout" svg:width="0.1cm" svg:height="0.1cm" svg:x="3.695cm" svg:y="11.175cm" svg:viewBox="0 0 101 101" svg:d="M0 51c0-29 24-51 52-51 27 0 49 22 49 51 0 28-22 50-49 50-28 0-52-22-52-50z">
          <text:p/>
        </draw:path>
        <draw:path draw:style-name="gr3" draw:text-style-name="P2" draw:layer="layout" svg:width="0.1cm" svg:height="0.1cm" svg:x="3.655cm" svg:y="12.958cm" svg:viewBox="0 0 101 101" svg:d="M0 51c0-29 23-51 52-51 27 0 49 22 49 51 0 28-22 50-49 50-29 0-52-22-52-50z">
          <text:p/>
        </draw:path>
        <draw:path draw:style-name="gr3" draw:text-style-name="P2" draw:layer="layout" svg:width="0.1cm" svg:height="0.1cm" svg:x="5.868cm" svg:y="11.717cm" svg:viewBox="0 0 101 101" svg:d="M0 50c0-28 23-50 50-50 28 0 51 22 51 50s-23 51-51 51c-27 0-50-23-50-51z">
          <text:p/>
        </draw:path>
        <draw:path draw:style-name="gr3" draw:text-style-name="P2" draw:layer="layout" svg:width="0.1cm" svg:height="0.1cm" svg:x="5.106cm" svg:y="11.717cm" svg:viewBox="0 0 101 101" svg:d="M0 50c0-28 22-50 49-50 28 0 52 22 52 50s-24 51-52 51c-27 0-49-23-49-51z">
          <text:p/>
        </draw:path>
        <draw:path draw:style-name="gr3" draw:text-style-name="P2" draw:layer="layout" svg:width="0.1cm" svg:height="0.1cm" svg:x="4.887cm" svg:y="11.175cm" svg:viewBox="0 0 101 101" svg:d="M0 51c0-29 23-51 50-51 28 0 51 22 51 51 0 28-23 50-51 50-27 0-50-22-50-50z">
          <text:p/>
        </draw:path>
        <draw:path draw:style-name="gr3" draw:text-style-name="P2" draw:layer="layout" svg:width="0.1cm" svg:height="0.1cm" svg:x="4.636cm" svg:y="11.175cm" svg:viewBox="0 0 101 101" svg:d="M0 51c0-29 23-51 51-51s50 22 50 51c0 28-22 50-50 50s-51-22-51-50z">
          <text:p/>
        </draw:path>
        <draw:path draw:style-name="gr3" draw:text-style-name="P2" draw:layer="layout" svg:width="0.1cm" svg:height="0.1cm" svg:x="4.387cm" svg:y="11.175cm" svg:viewBox="0 0 101 101" svg:d="M0 51c0-29 23-51 50-51 28 0 51 22 51 51 0 28-23 50-51 50-27 0-50-22-50-50z">
          <text:p/>
        </draw:path>
        <draw:path draw:style-name="gr3" draw:text-style-name="P2" draw:layer="layout" svg:width="0.1cm" svg:height="0.1cm" svg:x="2.933cm" svg:y="12.034cm" svg:viewBox="0 0 101 101" svg:d="M0 50c0-28 23-50 51-50 27 0 50 22 50 50 0 29-23 51-50 51-28 0-51-22-51-51z">
          <text:p/>
        </draw:path>
        <draw:path draw:style-name="gr3" draw:text-style-name="P2" draw:layer="layout" svg:width="0.1cm" svg:height="0.1cm" svg:x="3.695cm" svg:y="12.034cm" svg:viewBox="0 0 101 101" svg:d="M0 50c0-28 24-50 52-50 27 0 49 22 49 50 0 29-22 51-49 51-28 0-52-22-52-51z">
          <text:p/>
        </draw:path>
        <draw:path draw:style-name="gr3" draw:text-style-name="P2" draw:layer="layout" svg:width="0.1cm" svg:height="0.1cm" svg:x="2.933cm" svg:y="12.958cm" svg:viewBox="0 0 101 101" svg:d="M0 51c0-29 23-51 51-51 27 0 50 22 50 51 0 28-23 50-50 50-28 0-51-22-51-50z">
          <text:p/>
        </draw:path>
        <draw:path draw:style-name="gr3" draw:text-style-name="P2" draw:layer="layout" svg:width="0.1cm" svg:height="0.1cm" svg:x="3.187cm" svg:y="12.958cm" svg:viewBox="0 0 101 101" svg:d="M0 51c0-29 23-51 52-51 27 0 49 22 49 51 0 28-22 50-49 50-29 0-52-22-52-50z">
          <text:p/>
        </draw:path>
        <draw:path draw:style-name="gr3" draw:text-style-name="P2" draw:layer="layout" svg:width="0.1cm" svg:height="0.1cm" svg:x="3.695cm" svg:y="12.369cm" svg:viewBox="0 0 101 101" svg:d="M0 51c0-29 24-51 52-51 27 0 49 22 49 51 0 28-22 50-49 50-28 0-52-22-52-50z">
          <text:p/>
        </draw:path>
        <draw:path draw:style-name="gr3" draw:text-style-name="P2" draw:layer="layout" svg:width="0.1cm" svg:height="0.1cm" svg:x="3.695cm" svg:y="12.619cm" svg:viewBox="0 0 101 101" svg:d="M0 50c0-28 24-50 52-50 27 0 49 22 49 50 0 29-22 51-49 51-28 0-52-22-52-51z">
          <text:p/>
        </draw:path>
        <draw:path draw:style-name="gr3" draw:text-style-name="P2" draw:layer="layout" svg:width="0.1cm" svg:height="0.1cm" svg:x="5.438cm" svg:y="11.175cm" svg:viewBox="0 0 101 101" svg:d="M0 51c0-29 23-51 52-51 27 0 49 22 49 51 0 28-22 50-49 50-29 0-52-22-52-50z">
          <text:p/>
        </draw:path>
        <draw:path draw:style-name="gr3" draw:text-style-name="P2" draw:layer="layout" svg:width="0.1cm" svg:height="0.1cm" svg:x="4.255cm" svg:y="12.114cm" svg:viewBox="0 0 101 101" svg:d="M0 50c0-28 23-50 52-50 27 0 49 22 49 50s-22 51-49 51c-29 0-52-23-52-51z">
          <text:p/>
        </draw:path>
        <draw:path draw:style-name="gr3" draw:text-style-name="P2" draw:layer="layout" svg:width="0.1cm" svg:height="0.1cm" svg:x="4.255cm" svg:y="12.368cm" svg:viewBox="0 0 101 101" svg:d="M0 51c0-29 23-51 52-51 27 0 49 22 49 51 0 28-22 50-49 50-29 0-52-22-52-50z">
          <text:p/>
        </draw:path>
        <draw:path draw:style-name="gr3" draw:text-style-name="P2" draw:layer="layout" svg:width="0.1cm" svg:height="0.1cm" svg:x="4.255cm" svg:y="12.622cm" svg:viewBox="0 0 101 101" svg:d="M0 50c0-28 23-50 52-50 27 0 49 22 49 50 0 29-22 51-49 51-29 0-52-22-52-51z">
          <text:p/>
        </draw:path>
        <draw:path draw:style-name="gr3" draw:text-style-name="P2" draw:layer="layout" svg:width="0.1cm" svg:height="0.1cm" svg:x="4.255cm" svg:y="12.876cm" svg:viewBox="0 0 101 101" svg:d="M0 51c0-28 23-51 52-51 27 0 49 23 49 51s-22 50-49 50c-29 0-52-22-52-50z">
          <text:p/>
        </draw:path>
        <draw:path draw:style-name="gr3" draw:text-style-name="P2" draw:layer="layout" svg:width="0.1cm" svg:height="0.1cm" svg:x="5.017cm" svg:y="12.876cm" svg:viewBox="0 0 101 101" svg:d="M0 51c0-28 23-51 51-51s50 23 50 51-22 50-50 50-51-22-51-50z">
          <text:p/>
        </draw:path>
        <draw:path draw:style-name="gr3" draw:text-style-name="P2" draw:layer="layout" svg:width="0.1cm" svg:height="0.1cm" svg:x="5.017cm" svg:y="12.622cm" svg:viewBox="0 0 101 101" svg:d="M0 50c0-28 23-50 51-50s50 22 50 50c0 29-22 51-50 51s-51-22-51-51z">
          <text:p/>
        </draw:path>
        <draw:path draw:style-name="gr3" draw:text-style-name="P2" draw:layer="layout" svg:width="0.1cm" svg:height="0.1cm" svg:x="5.017cm" svg:y="12.368cm" svg:viewBox="0 0 101 101" svg:d="M0 51c0-29 23-51 51-51s50 22 50 51c0 28-22 50-50 50s-51-22-51-50z">
          <text:p/>
        </draw:path>
        <draw:path draw:style-name="gr3" draw:text-style-name="P2" draw:layer="layout" svg:width="0.1cm" svg:height="0.1cm" svg:x="5.017cm" svg:y="12.114cm" svg:viewBox="0 0 101 101" svg:d="M0 50c0-28 23-50 51-50s50 22 50 50-22 51-50 51-51-23-51-51z">
          <text:p/>
        </draw:path>
        <draw:path draw:style-name="gr3" draw:text-style-name="P2" draw:layer="layout" svg:width="0.1cm" svg:height="0.1cm" svg:x="3.695cm" svg:y="11.175cm" svg:viewBox="0 0 101 101" svg:d="M0 51c0-29 24-51 52-51 27 0 49 22 49 51 0 28-22 50-49 50-28 0-52-22-52-50z">
          <text:p/>
        </draw:path>
        <draw:path draw:style-name="gr3" draw:text-style-name="P2" draw:layer="layout" svg:width="0.1cm" svg:height="0.1cm" svg:x="3.655cm" svg:y="12.958cm" svg:viewBox="0 0 101 101" svg:d="M0 51c0-29 23-51 52-51 27 0 49 22 49 51 0 28-22 50-49 50-29 0-52-22-52-50z">
          <text:p/>
        </draw:path>
        <draw:path draw:style-name="gr3" draw:text-style-name="P2" draw:layer="layout" svg:width="0.1cm" svg:height="0.1cm" svg:x="5.868cm" svg:y="11.717cm" svg:viewBox="0 0 101 101" svg:d="M0 50c0-28 23-50 50-50 28 0 51 22 51 50s-23 51-51 51c-27 0-50-23-50-51z">
          <text:p/>
        </draw:path>
        <draw:path draw:style-name="gr3" draw:text-style-name="P2" draw:layer="layout" svg:width="0.1cm" svg:height="0.1cm" svg:x="5.106cm" svg:y="11.717cm" svg:viewBox="0 0 101 101" svg:d="M0 50c0-28 22-50 49-50 28 0 52 22 52 50s-24 51-52 51c-27 0-49-23-49-51z">
          <text:p/>
        </draw:path>
        <draw:path draw:style-name="gr3" draw:text-style-name="P2" draw:layer="layout" svg:width="0.1cm" svg:height="0.1cm" svg:x="4.887cm" svg:y="11.175cm" svg:viewBox="0 0 101 101" svg:d="M0 51c0-29 23-51 50-51 28 0 51 22 51 51 0 28-23 50-51 50-27 0-50-22-50-50z">
          <text:p/>
        </draw:path>
        <draw:path draw:style-name="gr3" draw:text-style-name="P2" draw:layer="layout" svg:width="0.1cm" svg:height="0.1cm" svg:x="4.636cm" svg:y="11.175cm" svg:viewBox="0 0 101 101" svg:d="M0 51c0-29 23-51 51-51s50 22 50 51c0 28-22 50-50 50s-51-22-51-50z">
          <text:p/>
        </draw:path>
        <draw:path draw:style-name="gr3" draw:text-style-name="P2" draw:layer="layout" svg:width="0.1cm" svg:height="0.1cm" svg:x="4.387cm" svg:y="11.175cm" svg:viewBox="0 0 101 101" svg:d="M0 51c0-29 23-51 50-51 28 0 51 22 51 51 0 28-23 50-51 50-27 0-50-22-50-50z">
          <text:p/>
        </draw:path>
        <draw:path draw:style-name="gr3" draw:text-style-name="P2" draw:layer="layout" svg:width="0.1cm" svg:height="0.1cm" svg:x="2.933cm" svg:y="12.034cm" svg:viewBox="0 0 101 101" svg:d="M0 50c0-28 23-50 51-50 27 0 50 22 50 50 0 29-23 51-50 51-28 0-51-22-51-51z">
          <text:p/>
        </draw:path>
        <draw:path draw:style-name="gr3" draw:text-style-name="P2" draw:layer="layout" svg:width="0.1cm" svg:height="0.1cm" svg:x="3.695cm" svg:y="12.034cm" svg:viewBox="0 0 101 101" svg:d="M0 50c0-28 24-50 52-50 27 0 49 22 49 50 0 29-22 51-49 51-28 0-52-22-52-51z">
          <text:p/>
        </draw:path>
        <draw:path draw:style-name="gr3" draw:text-style-name="P2" draw:layer="layout" svg:width="0.1cm" svg:height="0.1cm" svg:x="2.933cm" svg:y="12.958cm" svg:viewBox="0 0 101 101" svg:d="M0 51c0-29 23-51 51-51 27 0 50 22 50 51 0 28-23 50-50 50-28 0-51-22-51-50z">
          <text:p/>
        </draw:path>
        <draw:path draw:style-name="gr3" draw:text-style-name="P2" draw:layer="layout" svg:width="0.1cm" svg:height="0.1cm" svg:x="3.187cm" svg:y="12.958cm" svg:viewBox="0 0 101 101" svg:d="M0 51c0-29 23-51 52-51 27 0 49 22 49 51 0 28-22 50-49 50-29 0-52-22-52-50z">
          <text:p/>
        </draw:path>
        <draw:path draw:style-name="gr3" draw:text-style-name="P2" draw:layer="layout" svg:width="0.1cm" svg:height="0.1cm" svg:x="3.695cm" svg:y="12.369cm" svg:viewBox="0 0 101 101" svg:d="M0 51c0-29 24-51 52-51 27 0 49 22 49 51 0 28-22 50-49 50-28 0-52-22-52-50z">
          <text:p/>
        </draw:path>
        <draw:path draw:style-name="gr3" draw:text-style-name="P2" draw:layer="layout" svg:width="0.1cm" svg:height="0.1cm" svg:x="3.695cm" svg:y="12.619cm" svg:viewBox="0 0 101 101" svg:d="M0 50c0-28 24-50 52-50 27 0 49 22 49 50 0 29-22 51-49 51-28 0-52-22-52-51z">
          <text:p/>
        </draw:path>
        <draw:path draw:style-name="gr3" draw:text-style-name="P2" draw:layer="layout" svg:width="0.1cm" svg:height="0.1cm" svg:x="5.438cm" svg:y="11.175cm" svg:viewBox="0 0 101 101" svg:d="M0 51c0-29 23-51 52-51 27 0 49 22 49 51 0 28-22 50-49 50-29 0-52-22-52-50z">
          <text:p/>
        </draw:path>
        <draw:path draw:style-name="gr3" draw:text-style-name="P2" draw:layer="layout" svg:width="0.1cm" svg:height="0.1cm" svg:x="4.255cm" svg:y="12.114cm" svg:viewBox="0 0 101 101" svg:d="M0 50c0-28 23-50 52-50 27 0 49 22 49 50s-22 51-49 51c-29 0-52-23-52-51z">
          <text:p/>
        </draw:path>
        <draw:path draw:style-name="gr3" draw:text-style-name="P2" draw:layer="layout" svg:width="0.1cm" svg:height="0.1cm" svg:x="4.255cm" svg:y="12.368cm" svg:viewBox="0 0 101 101" svg:d="M0 51c0-29 23-51 52-51 27 0 49 22 49 51 0 28-22 50-49 50-29 0-52-22-52-50z">
          <text:p/>
        </draw:path>
        <draw:path draw:style-name="gr3" draw:text-style-name="P2" draw:layer="layout" svg:width="0.1cm" svg:height="0.1cm" svg:x="4.255cm" svg:y="12.622cm" svg:viewBox="0 0 101 101" svg:d="M0 50c0-28 23-50 52-50 27 0 49 22 49 50 0 29-22 51-49 51-29 0-52-22-52-51z">
          <text:p/>
        </draw:path>
        <draw:path draw:style-name="gr3" draw:text-style-name="P2" draw:layer="layout" svg:width="0.1cm" svg:height="0.1cm" svg:x="4.255cm" svg:y="12.876cm" svg:viewBox="0 0 101 101" svg:d="M0 51c0-28 23-51 52-51 27 0 49 23 49 51s-22 50-49 50c-29 0-52-22-52-50z">
          <text:p/>
        </draw:path>
        <draw:path draw:style-name="gr3" draw:text-style-name="P2" draw:layer="layout" svg:width="0.1cm" svg:height="0.1cm" svg:x="5.017cm" svg:y="12.876cm" svg:viewBox="0 0 101 101" svg:d="M0 51c0-28 23-51 51-51s50 23 50 51-22 50-50 50-51-22-51-50z">
          <text:p/>
        </draw:path>
        <draw:path draw:style-name="gr3" draw:text-style-name="P2" draw:layer="layout" svg:width="0.1cm" svg:height="0.1cm" svg:x="5.017cm" svg:y="12.622cm" svg:viewBox="0 0 101 101" svg:d="M0 50c0-28 23-50 51-50s50 22 50 50c0 29-22 51-50 51s-51-22-51-51z">
          <text:p/>
        </draw:path>
        <draw:path draw:style-name="gr3" draw:text-style-name="P2" draw:layer="layout" svg:width="0.1cm" svg:height="0.1cm" svg:x="5.017cm" svg:y="12.368cm" svg:viewBox="0 0 101 101" svg:d="M0 51c0-29 23-51 51-51s50 22 50 51c0 28-22 50-50 50s-51-22-51-50z">
          <text:p/>
        </draw:path>
        <draw:path draw:style-name="gr3" draw:text-style-name="P2" draw:layer="layout" svg:width="0.1cm" svg:height="0.1cm" svg:x="5.017cm" svg:y="12.114cm" svg:viewBox="0 0 101 101" svg:d="M0 50c0-28 23-50 51-50s50 22 50 50-22 51-50 51-51-23-51-51z">
          <text:p/>
        </draw:path>
        <draw:path draw:style-name="gr3" draw:text-style-name="P2" draw:layer="layout" svg:width="0.1cm" svg:height="0.1cm" svg:x="3.695cm" svg:y="11.175cm" svg:viewBox="0 0 101 101" svg:d="M0 51c0-29 24-51 52-51 27 0 49 22 49 51 0 28-22 50-49 50-28 0-52-22-52-50z">
          <text:p/>
        </draw:path>
        <draw:path draw:style-name="gr3" draw:text-style-name="P2" draw:layer="layout" svg:width="0.1cm" svg:height="0.1cm" svg:x="3.655cm" svg:y="12.958cm" svg:viewBox="0 0 101 101" svg:d="M0 51c0-29 23-51 52-51 27 0 49 22 49 51 0 28-22 50-49 50-29 0-52-22-52-50z">
          <text:p/>
        </draw:path>
        <draw:path draw:style-name="gr3" draw:text-style-name="P2" draw:layer="layout" svg:width="0.1cm" svg:height="0.1cm" svg:x="5.868cm" svg:y="11.717cm" svg:viewBox="0 0 101 101" svg:d="M0 50c0-28 23-50 50-50 28 0 51 22 51 50s-23 51-51 51c-27 0-50-23-50-51z">
          <text:p/>
        </draw:path>
        <draw:path draw:style-name="gr3" draw:text-style-name="P2" draw:layer="layout" svg:width="0.1cm" svg:height="0.1cm" svg:x="5.106cm" svg:y="11.717cm" svg:viewBox="0 0 101 101" svg:d="M0 50c0-28 22-50 49-50 28 0 52 22 52 50s-24 51-52 51c-27 0-49-23-49-51z">
          <text:p/>
        </draw:path>
        <draw:path draw:style-name="gr3" draw:text-style-name="P2" draw:layer="layout" svg:width="0.1cm" svg:height="0.1cm" svg:x="4.887cm" svg:y="11.175cm" svg:viewBox="0 0 101 101" svg:d="M0 51c0-29 23-51 50-51 28 0 51 22 51 51 0 28-23 50-51 50-27 0-50-22-50-50z">
          <text:p/>
        </draw:path>
        <draw:path draw:style-name="gr3" draw:text-style-name="P2" draw:layer="layout" svg:width="0.1cm" svg:height="0.1cm" svg:x="4.636cm" svg:y="11.175cm" svg:viewBox="0 0 101 101" svg:d="M0 51c0-29 23-51 51-51s50 22 50 51c0 28-22 50-50 50s-51-22-51-50z">
          <text:p/>
        </draw:path>
        <draw:path draw:style-name="gr3" draw:text-style-name="P2" draw:layer="layout" svg:width="0.1cm" svg:height="0.1cm" svg:x="4.387cm" svg:y="11.175cm" svg:viewBox="0 0 101 101" svg:d="M0 51c0-29 23-51 50-51 28 0 51 22 51 51 0 28-23 50-51 50-27 0-50-22-50-50z">
          <text:p/>
        </draw:path>
        <draw:path draw:style-name="gr3" draw:text-style-name="P2" draw:layer="layout" svg:width="0.1cm" svg:height="0.1cm" svg:x="2.933cm" svg:y="12.034cm" svg:viewBox="0 0 101 101" svg:d="M0 50c0-28 23-50 51-50 27 0 50 22 50 50 0 29-23 51-50 51-28 0-51-22-51-51z">
          <text:p/>
        </draw:path>
        <draw:path draw:style-name="gr3" draw:text-style-name="P2" draw:layer="layout" svg:width="0.1cm" svg:height="0.1cm" svg:x="3.695cm" svg:y="12.034cm" svg:viewBox="0 0 101 101" svg:d="M0 50c0-28 24-50 52-50 27 0 49 22 49 50 0 29-22 51-49 51-28 0-52-22-52-51z">
          <text:p/>
        </draw:path>
        <draw:path draw:style-name="gr3" draw:text-style-name="P2" draw:layer="layout" svg:width="0.1cm" svg:height="0.1cm" svg:x="2.933cm" svg:y="12.958cm" svg:viewBox="0 0 101 101" svg:d="M0 51c0-29 23-51 51-51 27 0 50 22 50 51 0 28-23 50-50 50-28 0-51-22-51-50z">
          <text:p/>
        </draw:path>
        <draw:path draw:style-name="gr3" draw:text-style-name="P2" draw:layer="layout" svg:width="0.1cm" svg:height="0.1cm" svg:x="3.187cm" svg:y="12.958cm" svg:viewBox="0 0 101 101" svg:d="M0 51c0-29 23-51 52-51 27 0 49 22 49 51 0 28-22 50-49 50-29 0-52-22-52-50z">
          <text:p/>
        </draw:path>
        <draw:path draw:style-name="gr3" draw:text-style-name="P2" draw:layer="layout" svg:width="0.1cm" svg:height="0.1cm" svg:x="3.695cm" svg:y="12.369cm" svg:viewBox="0 0 101 101" svg:d="M0 51c0-29 24-51 52-51 27 0 49 22 49 51 0 28-22 50-49 50-28 0-52-22-52-50z">
          <text:p/>
        </draw:path>
        <draw:path draw:style-name="gr3" draw:text-style-name="P2" draw:layer="layout" svg:width="0.1cm" svg:height="0.1cm" svg:x="3.695cm" svg:y="12.619cm" svg:viewBox="0 0 101 101" svg:d="M0 50c0-28 24-50 52-50 27 0 49 22 49 50 0 29-22 51-49 51-28 0-52-22-52-51z">
          <text:p/>
        </draw:path>
        <draw:path draw:style-name="gr3" draw:text-style-name="P2" draw:layer="layout" svg:width="0.1cm" svg:height="0.1cm" svg:x="5.438cm" svg:y="11.175cm" svg:viewBox="0 0 101 101" svg:d="M0 51c0-29 23-51 52-51 27 0 49 22 49 51 0 28-22 50-49 50-29 0-52-22-52-50z">
          <text:p/>
        </draw:path>
        <draw:path draw:style-name="gr3" draw:text-style-name="P2" draw:layer="layout" svg:width="0.1cm" svg:height="0.1cm" svg:x="4.255cm" svg:y="12.114cm" svg:viewBox="0 0 101 101" svg:d="M0 50c0-28 23-50 52-50 27 0 49 22 49 50s-22 51-49 51c-29 0-52-23-52-51z">
          <text:p/>
        </draw:path>
        <draw:path draw:style-name="gr3" draw:text-style-name="P2" draw:layer="layout" svg:width="0.1cm" svg:height="0.1cm" svg:x="4.255cm" svg:y="12.368cm" svg:viewBox="0 0 101 101" svg:d="M0 51c0-29 23-51 52-51 27 0 49 22 49 51 0 28-22 50-49 50-29 0-52-22-52-50z">
          <text:p/>
        </draw:path>
        <draw:path draw:style-name="gr3" draw:text-style-name="P2" draw:layer="layout" svg:width="0.1cm" svg:height="0.1cm" svg:x="4.255cm" svg:y="12.622cm" svg:viewBox="0 0 101 101" svg:d="M0 50c0-28 23-50 52-50 27 0 49 22 49 50 0 29-22 51-49 51-29 0-52-22-52-51z">
          <text:p/>
        </draw:path>
        <draw:path draw:style-name="gr3" draw:text-style-name="P2" draw:layer="layout" svg:width="0.1cm" svg:height="0.1cm" svg:x="4.255cm" svg:y="12.876cm" svg:viewBox="0 0 101 101" svg:d="M0 51c0-28 23-51 52-51 27 0 49 23 49 51s-22 50-49 50c-29 0-52-22-52-50z">
          <text:p/>
        </draw:path>
        <draw:path draw:style-name="gr3" draw:text-style-name="P2" draw:layer="layout" svg:width="0.1cm" svg:height="0.1cm" svg:x="5.017cm" svg:y="12.876cm" svg:viewBox="0 0 101 101" svg:d="M0 51c0-28 23-51 51-51s50 23 50 51-22 50-50 50-51-22-51-50z">
          <text:p/>
        </draw:path>
        <draw:path draw:style-name="gr3" draw:text-style-name="P2" draw:layer="layout" svg:width="0.1cm" svg:height="0.1cm" svg:x="5.017cm" svg:y="12.622cm" svg:viewBox="0 0 101 101" svg:d="M0 50c0-28 23-50 51-50s50 22 50 50c0 29-22 51-50 51s-51-22-51-51z">
          <text:p/>
        </draw:path>
        <draw:path draw:style-name="gr3" draw:text-style-name="P2" draw:layer="layout" svg:width="0.1cm" svg:height="0.1cm" svg:x="5.017cm" svg:y="12.368cm" svg:viewBox="0 0 101 101" svg:d="M0 51c0-29 23-51 51-51s50 22 50 51c0 28-22 50-50 50s-51-22-51-50z">
          <text:p/>
        </draw:path>
        <draw:path draw:style-name="gr3" draw:text-style-name="P2" draw:layer="layout" svg:width="0.1cm" svg:height="0.1cm" svg:x="5.017cm" svg:y="12.114cm" svg:viewBox="0 0 101 101" svg:d="M0 50c0-28 23-50 51-50s50 22 50 50-22 51-50 51-51-23-51-51z">
          <text:p/>
        </draw:path>
        <draw:path draw:style-name="gr3" draw:text-style-name="P2" draw:layer="layout" svg:width="0.1cm" svg:height="0.1cm" svg:x="3.695cm" svg:y="11.175cm" svg:viewBox="0 0 101 101" svg:d="M0 51c0-29 24-51 52-51 27 0 49 22 49 51 0 28-22 50-49 50-28 0-52-22-52-50z">
          <text:p/>
        </draw:path>
        <draw:path draw:style-name="gr3" draw:text-style-name="P2" draw:layer="layout" svg:width="0.1cm" svg:height="0.1cm" svg:x="3.655cm" svg:y="12.958cm" svg:viewBox="0 0 101 101" svg:d="M0 51c0-29 23-51 52-51 27 0 49 22 49 51 0 28-22 50-49 50-29 0-52-22-52-50z">
          <text:p/>
        </draw:path>
        <draw:line draw:style-name="gr10" draw:text-style-name="P1" draw:layer="layout" svg:x1="6.272cm" svg:y1="13.657cm" svg:x2="2.587cm" svg:y2="13.657cm">
          <text:p/>
        </draw:line>
        <draw:line draw:style-name="gr10" draw:text-style-name="P1" draw:layer="layout" svg:x1="6.272cm" svg:y1="9.532cm" svg:x2="6.272cm" svg:y2="13.657cm">
          <text:p/>
        </draw:line>
        <draw:line draw:style-name="gr10" draw:text-style-name="P1" draw:layer="layout" svg:x1="2.587cm" svg:y1="13.657cm" svg:x2="2.587cm" svg:y2="9.532cm">
          <text:p/>
        </draw:line>
        <draw:line draw:style-name="gr10" draw:text-style-name="P1" draw:layer="layout" svg:x1="2.587cm" svg:y1="9.532cm" svg:x2="6.272cm" svg:y2="9.532cm">
          <text:p/>
        </draw:line>
        <draw:path draw:style-name="gr3" draw:text-style-name="P2" draw:layer="layout" svg:width="0.1cm" svg:height="0.1cm" svg:x="5.868cm" svg:y="11.717cm" svg:viewBox="0 0 101 101" svg:d="M0 50c0-28 23-50 50-50 28 0 51 22 51 50s-23 51-51 51c-27 0-50-23-50-51z">
          <text:p/>
        </draw:path>
        <draw:path draw:style-name="gr3" draw:text-style-name="P2" draw:layer="layout" svg:width="0.1cm" svg:height="0.1cm" svg:x="5.106cm" svg:y="11.717cm" svg:viewBox="0 0 101 101" svg:d="M0 50c0-28 22-50 49-50 28 0 52 22 52 50s-24 51-52 51c-27 0-49-23-49-51z">
          <text:p/>
        </draw:path>
        <draw:path draw:style-name="gr3" draw:text-style-name="P2" draw:layer="layout" svg:width="0.1cm" svg:height="0.1cm" svg:x="4.887cm" svg:y="11.175cm" svg:viewBox="0 0 101 101" svg:d="M0 51c0-29 23-51 50-51 28 0 51 22 51 51 0 28-23 50-51 50-27 0-50-22-50-50z">
          <text:p/>
        </draw:path>
        <draw:path draw:style-name="gr3" draw:text-style-name="P2" draw:layer="layout" svg:width="0.1cm" svg:height="0.1cm" svg:x="4.636cm" svg:y="11.175cm" svg:viewBox="0 0 101 101" svg:d="M0 51c0-29 23-51 51-51s50 22 50 51c0 28-22 50-50 50s-51-22-51-50z">
          <text:p/>
        </draw:path>
        <draw:path draw:style-name="gr3" draw:text-style-name="P2" draw:layer="layout" svg:width="0.1cm" svg:height="0.1cm" svg:x="4.387cm" svg:y="11.175cm" svg:viewBox="0 0 101 101" svg:d="M0 51c0-29 23-51 50-51 28 0 51 22 51 51 0 28-23 50-51 50-27 0-50-22-50-50z">
          <text:p/>
        </draw:path>
        <draw:path draw:style-name="gr3" draw:text-style-name="P2" draw:layer="layout" svg:width="0.1cm" svg:height="0.1cm" svg:x="2.933cm" svg:y="12.034cm" svg:viewBox="0 0 101 101" svg:d="M0 50c0-28 23-50 51-50 27 0 50 22 50 50 0 29-23 51-50 51-28 0-51-22-51-51z">
          <text:p/>
        </draw:path>
        <draw:path draw:style-name="gr3" draw:text-style-name="P2" draw:layer="layout" svg:width="0.1cm" svg:height="0.1cm" svg:x="3.695cm" svg:y="12.034cm" svg:viewBox="0 0 101 101" svg:d="M0 50c0-28 24-50 52-50 27 0 49 22 49 50 0 29-22 51-49 51-28 0-52-22-52-51z">
          <text:p/>
        </draw:path>
        <draw:path draw:style-name="gr3" draw:text-style-name="P2" draw:layer="layout" svg:width="0.1cm" svg:height="0.1cm" svg:x="2.933cm" svg:y="12.958cm" svg:viewBox="0 0 101 101" svg:d="M0 51c0-29 23-51 51-51 27 0 50 22 50 51 0 28-23 50-50 50-28 0-51-22-51-50z">
          <text:p/>
        </draw:path>
        <draw:path draw:style-name="gr3" draw:text-style-name="P2" draw:layer="layout" svg:width="0.1cm" svg:height="0.1cm" svg:x="3.187cm" svg:y="12.958cm" svg:viewBox="0 0 101 101" svg:d="M0 51c0-29 23-51 52-51 27 0 49 22 49 51 0 28-22 50-49 50-29 0-52-22-52-50z">
          <text:p/>
        </draw:path>
        <draw:path draw:style-name="gr3" draw:text-style-name="P2" draw:layer="layout" svg:width="0.1cm" svg:height="0.1cm" svg:x="3.695cm" svg:y="12.369cm" svg:viewBox="0 0 101 101" svg:d="M0 51c0-29 24-51 52-51 27 0 49 22 49 51 0 28-22 50-49 50-28 0-52-22-52-50z">
          <text:p/>
        </draw:path>
        <draw:path draw:style-name="gr3" draw:text-style-name="P2" draw:layer="layout" svg:width="0.1cm" svg:height="0.1cm" svg:x="3.695cm" svg:y="12.619cm" svg:viewBox="0 0 101 101" svg:d="M0 50c0-28 24-50 52-50 27 0 49 22 49 50 0 29-22 51-49 51-28 0-52-22-52-51z">
          <text:p/>
        </draw:path>
        <draw:path draw:style-name="gr3" draw:text-style-name="P2" draw:layer="layout" svg:width="0.1cm" svg:height="0.1cm" svg:x="5.438cm" svg:y="11.175cm" svg:viewBox="0 0 101 101" svg:d="M0 51c0-29 23-51 52-51 27 0 49 22 49 51 0 28-22 50-49 50-29 0-52-22-52-50z">
          <text:p/>
        </draw:path>
        <draw:path draw:style-name="gr3" draw:text-style-name="P2" draw:layer="layout" svg:width="0.1cm" svg:height="0.1cm" svg:x="4.255cm" svg:y="12.114cm" svg:viewBox="0 0 101 101" svg:d="M0 50c0-28 23-50 52-50 27 0 49 22 49 50s-22 51-49 51c-29 0-52-23-52-51z">
          <text:p/>
        </draw:path>
        <draw:path draw:style-name="gr3" draw:text-style-name="P2" draw:layer="layout" svg:width="0.1cm" svg:height="0.1cm" svg:x="4.255cm" svg:y="12.368cm" svg:viewBox="0 0 101 101" svg:d="M0 51c0-29 23-51 52-51 27 0 49 22 49 51 0 28-22 50-49 50-29 0-52-22-52-50z">
          <text:p/>
        </draw:path>
        <draw:path draw:style-name="gr3" draw:text-style-name="P2" draw:layer="layout" svg:width="0.1cm" svg:height="0.1cm" svg:x="4.255cm" svg:y="12.622cm" svg:viewBox="0 0 101 101" svg:d="M0 50c0-28 23-50 52-50 27 0 49 22 49 50 0 29-22 51-49 51-29 0-52-22-52-51z">
          <text:p/>
        </draw:path>
        <draw:path draw:style-name="gr3" draw:text-style-name="P2" draw:layer="layout" svg:width="0.1cm" svg:height="0.1cm" svg:x="4.255cm" svg:y="12.876cm" svg:viewBox="0 0 101 101" svg:d="M0 51c0-28 23-51 52-51 27 0 49 23 49 51s-22 50-49 50c-29 0-52-22-52-50z">
          <text:p/>
        </draw:path>
        <draw:path draw:style-name="gr3" draw:text-style-name="P2" draw:layer="layout" svg:width="0.1cm" svg:height="0.1cm" svg:x="5.017cm" svg:y="12.876cm" svg:viewBox="0 0 101 101" svg:d="M0 51c0-28 23-51 51-51s50 23 50 51-22 50-50 50-51-22-51-50z">
          <text:p/>
        </draw:path>
        <draw:path draw:style-name="gr3" draw:text-style-name="P2" draw:layer="layout" svg:width="0.1cm" svg:height="0.1cm" svg:x="5.017cm" svg:y="12.622cm" svg:viewBox="0 0 101 101" svg:d="M0 50c0-28 23-50 51-50s50 22 50 50c0 29-22 51-50 51s-51-22-51-51z">
          <text:p/>
        </draw:path>
        <draw:path draw:style-name="gr3" draw:text-style-name="P2" draw:layer="layout" svg:width="0.1cm" svg:height="0.1cm" svg:x="5.017cm" svg:y="12.368cm" svg:viewBox="0 0 101 101" svg:d="M0 51c0-29 23-51 51-51s50 22 50 51c0 28-22 50-50 50s-51-22-51-50z">
          <text:p/>
        </draw:path>
        <draw:path draw:style-name="gr3" draw:text-style-name="P2" draw:layer="layout" svg:width="0.1cm" svg:height="0.1cm" svg:x="5.017cm" svg:y="12.114cm" svg:viewBox="0 0 101 101" svg:d="M0 50c0-28 23-50 51-50s50 22 50 50-22 51-50 51-51-23-51-51z">
          <text:p/>
        </draw:path>
        <draw:path draw:style-name="gr3" draw:text-style-name="P2" draw:layer="layout" svg:width="0.1cm" svg:height="0.1cm" svg:x="3.695cm" svg:y="11.175cm" svg:viewBox="0 0 101 101" svg:d="M0 51c0-29 24-51 52-51 27 0 49 22 49 51 0 28-22 50-49 50-28 0-52-22-52-50z">
          <text:p/>
        </draw:path>
        <draw:path draw:style-name="gr3" draw:text-style-name="P2" draw:layer="layout" svg:width="0.1cm" svg:height="0.1cm" svg:x="3.655cm" svg:y="12.958cm" svg:viewBox="0 0 101 101" svg:d="M0 51c0-29 23-51 52-51 27 0 49 22 49 51 0 28-22 50-49 50-29 0-52-22-52-50z">
          <text:p/>
        </draw:path>
        <draw:path draw:style-name="gr9" draw:text-style-name="P3" draw:layer="layout" svg:width="0.1cm" svg:height="0.1cm" svg:x="5.868cm" svg:y="11.717cm" svg:viewBox="0 0 101 101" svg:d="M0 50c0-28 23-50 50-50 28 0 51 22 51 50s-23 51-51 51c-27 0-50-23-50-51z">
          <text:p/>
        </draw:path>
        <draw:path draw:style-name="gr9" draw:text-style-name="P3" draw:layer="layout" svg:width="0.1cm" svg:height="0.1cm" svg:x="5.106cm" svg:y="11.717cm" svg:viewBox="0 0 101 101" svg:d="M0 50c0-28 22-50 49-50 28 0 52 22 52 50s-24 51-52 51c-27 0-49-23-49-51z">
          <text:p/>
        </draw:path>
        <draw:path draw:style-name="gr9" draw:text-style-name="P3" draw:layer="layout" svg:width="0.1cm" svg:height="0.1cm" svg:x="4.887cm" svg:y="11.175cm" svg:viewBox="0 0 101 101" svg:d="M0 51c0-29 23-51 50-51 28 0 51 22 51 51 0 28-23 50-51 50-27 0-50-22-50-50z">
          <text:p/>
        </draw:path>
        <draw:path draw:style-name="gr9" draw:text-style-name="P3" draw:layer="layout" svg:width="0.1cm" svg:height="0.1cm" svg:x="4.636cm" svg:y="11.175cm" svg:viewBox="0 0 101 101" svg:d="M0 51c0-29 23-51 51-51s50 22 50 51c0 28-22 50-50 50s-51-22-51-50z">
          <text:p/>
        </draw:path>
        <draw:path draw:style-name="gr9" draw:text-style-name="P3" draw:layer="layout" svg:width="0.1cm" svg:height="0.1cm" svg:x="4.387cm" svg:y="11.175cm" svg:viewBox="0 0 101 101" svg:d="M0 51c0-29 23-51 50-51 28 0 51 22 51 51 0 28-23 50-51 50-27 0-50-22-50-50z">
          <text:p/>
        </draw:path>
        <draw:path draw:style-name="gr9" draw:text-style-name="P3" draw:layer="layout" svg:width="0.1cm" svg:height="0.1cm" svg:x="2.933cm" svg:y="12.034cm" svg:viewBox="0 0 101 101" svg:d="M0 50c0-28 23-50 51-50 27 0 50 22 50 50 0 29-23 51-50 51-28 0-51-22-51-51z">
          <text:p/>
        </draw:path>
        <draw:path draw:style-name="gr9" draw:text-style-name="P3" draw:layer="layout" svg:width="0.1cm" svg:height="0.1cm" svg:x="3.695cm" svg:y="12.034cm" svg:viewBox="0 0 101 101" svg:d="M0 50c0-28 24-50 52-50 27 0 49 22 49 50 0 29-22 51-49 51-28 0-52-22-52-51z">
          <text:p/>
        </draw:path>
        <draw:path draw:style-name="gr9" draw:text-style-name="P3" draw:layer="layout" svg:width="0.1cm" svg:height="0.1cm" svg:x="2.933cm" svg:y="12.958cm" svg:viewBox="0 0 101 101" svg:d="M0 51c0-29 23-51 51-51 27 0 50 22 50 51 0 28-23 50-50 50-28 0-51-22-51-50z">
          <text:p/>
        </draw:path>
        <draw:path draw:style-name="gr9" draw:text-style-name="P3" draw:layer="layout" svg:width="0.1cm" svg:height="0.1cm" svg:x="3.187cm" svg:y="12.958cm" svg:viewBox="0 0 101 101" svg:d="M0 51c0-29 23-51 52-51 27 0 49 22 49 51 0 28-22 50-49 50-29 0-52-22-52-50z">
          <text:p/>
        </draw:path>
        <draw:path draw:style-name="gr9" draw:text-style-name="P3" draw:layer="layout" svg:width="0.1cm" svg:height="0.1cm" svg:x="3.695cm" svg:y="12.369cm" svg:viewBox="0 0 101 101" svg:d="M0 51c0-29 24-51 52-51 27 0 49 22 49 51 0 28-22 50-49 50-28 0-52-22-52-50z">
          <text:p/>
        </draw:path>
        <draw:path draw:style-name="gr9" draw:text-style-name="P3" draw:layer="layout" svg:width="0.1cm" svg:height="0.1cm" svg:x="3.695cm" svg:y="12.619cm" svg:viewBox="0 0 101 101" svg:d="M0 50c0-28 24-50 52-50 27 0 49 22 49 50 0 29-22 51-49 51-28 0-52-22-52-51z">
          <text:p/>
        </draw:path>
        <draw:path draw:style-name="gr9" draw:text-style-name="P3" draw:layer="layout" svg:width="0.1cm" svg:height="0.1cm" svg:x="5.438cm" svg:y="11.175cm" svg:viewBox="0 0 101 101" svg:d="M0 51c0-29 23-51 52-51 27 0 49 22 49 51 0 28-22 50-49 50-29 0-52-22-52-50z">
          <text:p/>
        </draw:path>
        <draw:path draw:style-name="gr9" draw:text-style-name="P3" draw:layer="layout" svg:width="0.1cm" svg:height="0.1cm" svg:x="4.255cm" svg:y="12.114cm" svg:viewBox="0 0 101 101" svg:d="M0 50c0-28 23-50 52-50 27 0 49 22 49 50s-22 51-49 51c-29 0-52-23-52-51z">
          <text:p/>
        </draw:path>
        <draw:path draw:style-name="gr9" draw:text-style-name="P3" draw:layer="layout" svg:width="0.1cm" svg:height="0.1cm" svg:x="4.255cm" svg:y="12.368cm" svg:viewBox="0 0 101 101" svg:d="M0 51c0-29 23-51 52-51 27 0 49 22 49 51 0 28-22 50-49 50-29 0-52-22-52-50z">
          <text:p/>
        </draw:path>
        <draw:path draw:style-name="gr9" draw:text-style-name="P3" draw:layer="layout" svg:width="0.1cm" svg:height="0.1cm" svg:x="4.255cm" svg:y="12.622cm" svg:viewBox="0 0 101 101" svg:d="M0 50c0-28 23-50 52-50 27 0 49 22 49 50 0 29-22 51-49 51-29 0-52-22-52-51z">
          <text:p/>
        </draw:path>
        <draw:path draw:style-name="gr9" draw:text-style-name="P3" draw:layer="layout" svg:width="0.1cm" svg:height="0.1cm" svg:x="4.255cm" svg:y="12.876cm" svg:viewBox="0 0 101 101" svg:d="M0 51c0-28 23-51 52-51 27 0 49 23 49 51s-22 50-49 50c-29 0-52-22-52-50z">
          <text:p/>
        </draw:path>
        <draw:path draw:style-name="gr9" draw:text-style-name="P3" draw:layer="layout" svg:width="0.1cm" svg:height="0.1cm" svg:x="5.017cm" svg:y="12.876cm" svg:viewBox="0 0 101 101" svg:d="M0 51c0-28 23-51 51-51s50 23 50 51-22 50-50 50-51-22-51-50z">
          <text:p/>
        </draw:path>
        <draw:path draw:style-name="gr9" draw:text-style-name="P3" draw:layer="layout" svg:width="0.1cm" svg:height="0.1cm" svg:x="5.017cm" svg:y="12.622cm" svg:viewBox="0 0 101 101" svg:d="M0 50c0-28 23-50 51-50s50 22 50 50c0 29-22 51-50 51s-51-22-51-51z">
          <text:p/>
        </draw:path>
        <draw:path draw:style-name="gr9" draw:text-style-name="P3" draw:layer="layout" svg:width="0.1cm" svg:height="0.1cm" svg:x="5.017cm" svg:y="12.368cm" svg:viewBox="0 0 101 101" svg:d="M0 51c0-29 23-51 51-51s50 22 50 51c0 28-22 50-50 50s-51-22-51-50z">
          <text:p/>
        </draw:path>
        <draw:path draw:style-name="gr9" draw:text-style-name="P3" draw:layer="layout" svg:width="0.1cm" svg:height="0.1cm" svg:x="5.017cm" svg:y="12.114cm" svg:viewBox="0 0 101 101" svg:d="M0 50c0-28 23-50 51-50s50 22 50 50-22 51-50 51-51-23-51-51z">
          <text:p/>
        </draw:path>
        <draw:path draw:style-name="gr9" draw:text-style-name="P3" draw:layer="layout" svg:width="0.1cm" svg:height="0.1cm" svg:x="3.695cm" svg:y="11.175cm" svg:viewBox="0 0 101 101" svg:d="M0 51c0-29 24-51 52-51 27 0 49 22 49 51 0 28-22 50-49 50-28 0-52-22-52-50z">
          <text:p/>
        </draw:path>
        <draw:path draw:style-name="gr9" draw:text-style-name="P3" draw:layer="layout" svg:width="0.1cm" svg:height="0.1cm" svg:x="3.655cm" svg:y="12.958cm" svg:viewBox="0 0 101 101" svg:d="M0 51c0-29 23-51 52-51 27 0 49 22 49 51 0 28-22 50-49 50-29 0-52-22-52-50z">
          <text:p/>
        </draw:path>
        <draw:line draw:style-name="gr1" draw:text-style-name="P1" draw:layer="layout" svg:x1="9.576cm" svg:y1="11.841cm" svg:x2="9.576cm" svg:y2="11.921cm">
          <text:p/>
        </draw:line>
        <draw:line draw:style-name="gr1" draw:text-style-name="P1" draw:layer="layout" svg:x1="9.605cm" svg:y1="11.795cm" svg:x2="9.635cm" svg:y2="11.882cm">
          <text:p/>
        </draw:line>
        <draw:line draw:style-name="gr1" draw:text-style-name="P1" draw:layer="layout" svg:x1="9.634cm" svg:y1="11.881cm" svg:x2="9.559cm" svg:y2="11.881cm">
          <text:p/>
        </draw:line>
        <draw:line draw:style-name="gr1" draw:text-style-name="P1" draw:layer="layout" svg:x1="9.525cm" svg:y1="11.801cm" svg:x2="9.445cm" svg:y2="11.801cm">
          <text:p/>
        </draw:line>
        <draw:line draw:style-name="gr1" draw:text-style-name="P1" draw:layer="layout" svg:x1="9.445cm" svg:y1="11.801cm" svg:x2="9.497cm" svg:y2="11.922cm">
          <text:p/>
        </draw:line>
        <draw:line draw:style-name="gr1" draw:text-style-name="P1" draw:layer="layout" svg:x1="9.376cm" svg:y1="11.801cm" svg:x2="9.365cm" svg:y2="11.801cm">
          <text:p/>
        </draw:line>
        <draw:line draw:style-name="gr1" draw:text-style-name="P1" draw:layer="layout" svg:x1="9.366cm" svg:y1="11.801cm" svg:x2="9.354cm" svg:y2="11.808cm">
          <text:p/>
        </draw:line>
        <draw:line draw:style-name="gr1" draw:text-style-name="P1" draw:layer="layout" svg:x1="9.355cm" svg:y1="11.807cm" svg:x2="9.348cm" svg:y2="11.815cm">
          <text:p/>
        </draw:line>
        <draw:line draw:style-name="gr1" draw:text-style-name="P1" draw:layer="layout" svg:x1="9.35cm" svg:y1="11.813cm" svg:x2="9.342cm" svg:y2="11.825cm">
          <text:p/>
        </draw:line>
        <draw:line draw:style-name="gr1" draw:text-style-name="P1" draw:layer="layout" svg:x1="9.343cm" svg:y1="11.824cm" svg:x2="9.336cm" svg:y2="11.848cm">
          <text:p/>
        </draw:line>
        <draw:line draw:style-name="gr1" draw:text-style-name="P1" draw:layer="layout" svg:x1="9.336cm" svg:y1="11.847cm" svg:x2="9.336cm" svg:y2="11.875cm">
          <text:p/>
        </draw:line>
        <draw:line draw:style-name="gr1" draw:text-style-name="P1" draw:layer="layout" svg:x1="9.336cm" svg:y1="11.875cm" svg:x2="9.343cm" svg:y2="11.899cm">
          <text:p/>
        </draw:line>
        <draw:line draw:style-name="gr1" draw:text-style-name="P1" draw:layer="layout" svg:x1="9.342cm" svg:y1="11.898cm" svg:x2="9.35cm" svg:y2="11.911cm">
          <text:p/>
        </draw:line>
        <draw:line draw:style-name="gr1" draw:text-style-name="P1" draw:layer="layout" svg:x1="9.348cm" svg:y1="11.91cm" svg:x2="9.355cm" svg:y2="11.916cm">
          <text:p/>
        </draw:line>
        <draw:line draw:style-name="gr1" draw:text-style-name="P1" draw:layer="layout" svg:x1="9.354cm" svg:y1="11.915cm" svg:x2="9.366cm" svg:y2="11.922cm">
          <text:p/>
        </draw:line>
        <draw:line draw:style-name="gr1" draw:text-style-name="P1" draw:layer="layout" svg:x1="9.365cm" svg:y1="11.921cm" svg:x2="9.376cm" svg:y2="11.921cm">
          <text:p/>
        </draw:line>
        <draw:line draw:style-name="gr1" draw:text-style-name="P1" draw:layer="layout" svg:x1="9.376cm" svg:y1="11.922cm" svg:x2="9.389cm" svg:y2="11.915cm">
          <text:p/>
        </draw:line>
        <draw:line draw:style-name="gr1" draw:text-style-name="P1" draw:layer="layout" svg:x1="9.388cm" svg:y1="11.916cm" svg:x2="9.395cm" svg:y2="11.91cm">
          <text:p/>
        </draw:line>
        <draw:line draw:style-name="gr1" draw:text-style-name="P1" draw:layer="layout" svg:x1="9.394cm" svg:y1="11.911cm" svg:x2="9.4cm" svg:y2="11.898cm">
          <text:p/>
        </draw:line>
        <draw:line draw:style-name="gr1" draw:text-style-name="P1" draw:layer="layout" svg:x1="9.399cm" svg:y1="11.899cm" svg:x2="9.406cm" svg:y2="11.875cm">
          <text:p/>
        </draw:line>
        <draw:line draw:style-name="gr1" draw:text-style-name="P1" draw:layer="layout" svg:x1="9.405cm" svg:y1="11.875cm" svg:x2="9.405cm" svg:y2="11.847cm">
          <text:p/>
        </draw:line>
        <draw:line draw:style-name="gr1" draw:text-style-name="P1" draw:layer="layout" svg:x1="9.406cm" svg:y1="11.848cm" svg:x2="9.399cm" svg:y2="11.824cm">
          <text:p/>
        </draw:line>
        <draw:line draw:style-name="gr1" draw:text-style-name="P1" draw:layer="layout" svg:x1="9.4cm" svg:y1="11.825cm" svg:x2="9.394cm" svg:y2="11.813cm">
          <text:p/>
        </draw:line>
        <draw:line draw:style-name="gr1" draw:text-style-name="P1" draw:layer="layout" svg:x1="9.395cm" svg:y1="11.815cm" svg:x2="9.388cm" svg:y2="11.807cm">
          <text:p/>
        </draw:line>
        <draw:line draw:style-name="gr1" draw:text-style-name="P1" draw:layer="layout" svg:x1="9.389cm" svg:y1="11.808cm" svg:x2="9.376cm" svg:y2="11.801cm">
          <text:p/>
        </draw:line>
        <draw:line draw:style-name="gr1" draw:text-style-name="P1" draw:layer="layout" svg:x1="9.268cm" svg:y1="11.922cm" svg:x2="9.28cm" svg:y2="11.915cm">
          <text:p/>
        </draw:line>
        <draw:line draw:style-name="gr1" draw:text-style-name="P1" draw:layer="layout" svg:x1="9.279cm" svg:y1="11.916cm" svg:x2="9.286cm" svg:y2="11.91cm">
          <text:p/>
        </draw:line>
        <draw:line draw:style-name="gr1" draw:text-style-name="P1" draw:layer="layout" svg:x1="9.285cm" svg:y1="11.911cm" svg:x2="9.292cm" svg:y2="11.898cm">
          <text:p/>
        </draw:line>
        <draw:line draw:style-name="gr1" draw:text-style-name="P1" draw:layer="layout" svg:x1="9.291cm" svg:y1="11.898cm" svg:x2="9.291cm" svg:y2="11.864cm">
          <text:p/>
        </draw:line>
        <draw:line draw:style-name="gr1" draw:text-style-name="P1" draw:layer="layout" svg:x1="9.292cm" svg:y1="11.865cm" svg:x2="9.285cm" svg:y2="11.853cm">
          <text:p/>
        </draw:line>
        <draw:line draw:style-name="gr1" draw:text-style-name="P1" draw:layer="layout" svg:x1="9.286cm" svg:y1="11.855cm" svg:x2="9.279cm" svg:y2="11.847cm">
          <text:p/>
        </draw:line>
        <draw:line draw:style-name="gr1" draw:text-style-name="P1" draw:layer="layout" svg:x1="9.28cm" svg:y1="11.848cm" svg:x2="9.268cm" svg:y2="11.841cm">
          <text:p/>
        </draw:line>
        <draw:line draw:style-name="gr1" draw:text-style-name="P1" draw:layer="layout" svg:x1="9.268cm" svg:y1="11.841cm" svg:x2="9.251cm" svg:y2="11.841cm">
          <text:p/>
        </draw:line>
        <draw:line draw:style-name="gr1" draw:text-style-name="P1" draw:layer="layout" svg:x1="9.252cm" svg:y1="11.841cm" svg:x2="9.239cm" svg:y2="11.848cm">
          <text:p/>
        </draw:line>
        <draw:line draw:style-name="gr1" draw:text-style-name="P1" draw:layer="layout" svg:x1="9.24cm" svg:y1="11.847cm" svg:x2="9.234cm" svg:y2="11.855cm">
          <text:p/>
        </draw:line>
        <draw:line draw:style-name="gr1" draw:text-style-name="P1" draw:layer="layout" svg:x1="9.235cm" svg:y1="11.853cm" svg:x2="9.228cm" svg:y2="11.865cm">
          <text:p/>
        </draw:line>
        <draw:line draw:style-name="gr1" draw:text-style-name="P1" draw:layer="layout" svg:x1="9.228cm" svg:y1="11.864cm" svg:x2="9.228cm" svg:y2="11.898cm">
          <text:p/>
        </draw:line>
        <draw:line draw:style-name="gr1" draw:text-style-name="P1" draw:layer="layout" svg:x1="9.228cm" svg:y1="11.898cm" svg:x2="9.235cm" svg:y2="11.911cm">
          <text:p/>
        </draw:line>
        <draw:line draw:style-name="gr1" draw:text-style-name="P1" draw:layer="layout" svg:x1="9.234cm" svg:y1="11.91cm" svg:x2="9.24cm" svg:y2="11.916cm">
          <text:p/>
        </draw:line>
        <draw:line draw:style-name="gr1" draw:text-style-name="P1" draw:layer="layout" svg:x1="9.239cm" svg:y1="11.915cm" svg:x2="9.252cm" svg:y2="11.922cm">
          <text:p/>
        </draw:line>
        <draw:line draw:style-name="gr1" draw:text-style-name="P1" draw:layer="layout" svg:x1="9.251cm" svg:y1="11.921cm" svg:x2="9.268cm" svg:y2="11.921cm">
          <text:p/>
        </draw:line>
        <draw:line draw:style-name="gr1" draw:text-style-name="P1" draw:layer="layout" svg:x1="9.176cm" svg:y1="11.921cm" svg:x2="9.176cm" svg:y2="11.801cm">
          <text:p/>
        </draw:line>
        <draw:line draw:style-name="gr1" draw:text-style-name="P1" draw:layer="layout" svg:x1="9.125cm" svg:y1="11.921cm" svg:x2="9.125cm" svg:y2="11.858cm">
          <text:p/>
        </draw:line>
        <draw:line draw:style-name="gr1" draw:text-style-name="P1" draw:layer="layout" svg:x1="9.125cm" svg:y1="11.859cm" svg:x2="9.132cm" svg:y2="11.847cm">
          <text:p/>
        </draw:line>
        <draw:line draw:style-name="gr1" draw:text-style-name="P1" draw:layer="layout" svg:x1="9.131cm" svg:y1="11.848cm" svg:x2="9.143cm" svg:y2="11.841cm">
          <text:p/>
        </draw:line>
        <draw:line draw:style-name="gr1" draw:text-style-name="P1" draw:layer="layout" svg:x1="9.142cm" svg:y1="11.841cm" svg:x2="9.159cm" svg:y2="11.841cm">
          <text:p/>
        </draw:line>
        <draw:line draw:style-name="gr1" draw:text-style-name="P1" draw:layer="layout" svg:x1="9.159cm" svg:y1="11.841cm" svg:x2="9.172cm" svg:y2="11.848cm">
          <text:p/>
        </draw:line>
        <draw:line draw:style-name="gr1" draw:text-style-name="P1" draw:layer="layout" svg:x1="9.171cm" svg:y1="11.847cm" svg:x2="9.177cm" svg:y2="11.855cm">
          <text:p/>
        </draw:line>
        <draw:line draw:style-name="gr1" draw:text-style-name="P1" draw:layer="layout" svg:x1="9.068cm" svg:y1="11.921cm" svg:x2="9.068cm" svg:y2="11.841cm">
          <text:p/>
        </draw:line>
        <draw:line draw:style-name="gr1" draw:text-style-name="P1" draw:layer="layout" svg:x1="9.07cm" svg:y1="11.855cm" svg:x2="9.062cm" svg:y2="11.847cm">
          <text:p/>
        </draw:line>
        <draw:line draw:style-name="gr1" draw:text-style-name="P1" draw:layer="layout" svg:x1="9.063cm" svg:y1="11.848cm" svg:x2="9.051cm" svg:y2="11.841cm">
          <text:p/>
        </draw:line>
        <draw:line draw:style-name="gr1" draw:text-style-name="P1" draw:layer="layout" svg:x1="9.051cm" svg:y1="11.841cm" svg:x2="9.034cm" svg:y2="11.841cm">
          <text:p/>
        </draw:line>
        <draw:line draw:style-name="gr1" draw:text-style-name="P1" draw:layer="layout" svg:x1="9.035cm" svg:y1="11.841cm" svg:x2="9.022cm" svg:y2="11.848cm">
          <text:p/>
        </draw:line>
        <draw:line draw:style-name="gr1" draw:text-style-name="P1" draw:layer="layout" svg:x1="9.023cm" svg:y1="11.847cm" svg:x2="9.017cm" svg:y2="11.859cm">
          <text:p/>
        </draw:line>
        <draw:line draw:style-name="gr1" draw:text-style-name="P1" draw:layer="layout" svg:x1="9.017cm" svg:y1="11.858cm" svg:x2="9.017cm" svg:y2="11.921cm">
          <text:p/>
        </draw:line>
        <draw:line draw:style-name="gr1" draw:text-style-name="P1" draw:layer="layout" svg:x1="9.018cm" svg:y1="11.859cm" svg:x2="9.011cm" svg:y2="11.847cm">
          <text:p/>
        </draw:line>
        <draw:line draw:style-name="gr1" draw:text-style-name="P1" draw:layer="layout" svg:x1="9.013cm" svg:y1="11.848cm" svg:x2="8.999cm" svg:y2="11.841cm">
          <text:p/>
        </draw:line>
        <draw:line draw:style-name="gr1" draw:text-style-name="P1" draw:layer="layout" svg:x1="8.999cm" svg:y1="11.841cm" svg:x2="8.982cm" svg:y2="11.841cm">
          <text:p/>
        </draw:line>
        <draw:line draw:style-name="gr1" draw:text-style-name="P1" draw:layer="layout" svg:x1="8.983cm" svg:y1="11.841cm" svg:x2="8.971cm" svg:y2="11.848cm">
          <text:p/>
        </draw:line>
        <draw:line draw:style-name="gr1" draw:text-style-name="P1" draw:layer="layout" svg:x1="8.972cm" svg:y1="11.847cm" svg:x2="8.965cm" svg:y2="11.859cm">
          <text:p/>
        </draw:line>
        <draw:line draw:style-name="gr1" draw:text-style-name="P1" draw:layer="layout" svg:x1="8.965cm" svg:y1="11.858cm" svg:x2="8.965cm" svg:y2="11.921cm">
          <text:p/>
        </draw:line>
        <draw:polygon draw:style-name="gr2" draw:text-style-name="P1" draw:layer="layout" svg:width="0.813cm" svg:height="0.249cm" svg:x="8.89cm" svg:y="11.707cm" svg:viewBox="0 0 814 250" draw:points="0,0 814,0 814,250 0,250">
          <text:p/>
        </draw:polygon>
        <draw:line draw:style-name="gr1" draw:text-style-name="P1" draw:layer="layout" svg:x1="10.09cm" svg:y1="13.526cm" svg:x2="10.068cm" svg:y2="13.526cm">
          <text:p/>
        </draw:line>
        <draw:line draw:style-name="gr1" draw:text-style-name="P1" draw:layer="layout" svg:x1="10.069cm" svg:y1="13.526cm" svg:x2="10.056cm" svg:y2="13.532cm">
          <text:p/>
        </draw:line>
        <draw:line draw:style-name="gr1" draw:text-style-name="P1" draw:layer="layout" svg:x1="10.057cm" svg:y1="13.531cm" svg:x2="10.045cm" svg:y2="13.544cm">
          <text:p/>
        </draw:line>
        <draw:line draw:style-name="gr1" draw:text-style-name="P1" draw:layer="layout" svg:x1="10.046cm" svg:y1="13.543cm" svg:x2="10.039cm" svg:y2="13.567cm">
          <text:p/>
        </draw:line>
        <draw:line draw:style-name="gr1" draw:text-style-name="P1" draw:layer="layout" svg:x1="10.039cm" svg:y1="13.566cm" svg:x2="10.039cm" svg:y2="13.606cm">
          <text:p/>
        </draw:line>
        <draw:line draw:style-name="gr1" draw:text-style-name="P1" draw:layer="layout" svg:x1="10.039cm" svg:y1="13.606cm" svg:x2="10.046cm" svg:y2="13.63cm">
          <text:p/>
        </draw:line>
        <draw:line draw:style-name="gr1" draw:text-style-name="P1" draw:layer="layout" svg:x1="10.045cm" svg:y1="13.629cm" svg:x2="10.057cm" svg:y2="13.641cm">
          <text:p/>
        </draw:line>
        <draw:line draw:style-name="gr1" draw:text-style-name="P1" draw:layer="layout" svg:x1="10.056cm" svg:y1="13.64cm" svg:x2="10.069cm" svg:y2="13.647cm">
          <text:p/>
        </draw:line>
        <draw:line draw:style-name="gr1" draw:text-style-name="P1" draw:layer="layout" svg:x1="10.068cm" svg:y1="13.646cm" svg:x2="10.09cm" svg:y2="13.646cm">
          <text:p/>
        </draw:line>
        <draw:line draw:style-name="gr1" draw:text-style-name="P1" draw:layer="layout" svg:x1="10.09cm" svg:y1="13.647cm" svg:x2="10.103cm" svg:y2="13.64cm">
          <text:p/>
        </draw:line>
        <draw:line draw:style-name="gr1" draw:text-style-name="P1" draw:layer="layout" svg:x1="10.102cm" svg:y1="13.641cm" svg:x2="10.114cm" svg:y2="13.629cm">
          <text:p/>
        </draw:line>
        <draw:line draw:style-name="gr1" draw:text-style-name="P1" draw:layer="layout" svg:x1="10.113cm" svg:y1="13.63cm" svg:x2="10.12cm" svg:y2="13.606cm">
          <text:p/>
        </draw:line>
        <draw:line draw:style-name="gr1" draw:text-style-name="P1" draw:layer="layout" svg:x1="10.119cm" svg:y1="13.606cm" svg:x2="10.119cm" svg:y2="13.566cm">
          <text:p/>
        </draw:line>
        <draw:line draw:style-name="gr1" draw:text-style-name="P1" draw:layer="layout" svg:x1="10.12cm" svg:y1="13.567cm" svg:x2="10.113cm" svg:y2="13.543cm">
          <text:p/>
        </draw:line>
        <draw:line draw:style-name="gr1" draw:text-style-name="P1" draw:layer="layout" svg:x1="10.114cm" svg:y1="13.544cm" svg:x2="10.102cm" svg:y2="13.531cm">
          <text:p/>
        </draw:line>
        <draw:line draw:style-name="gr1" draw:text-style-name="P1" draw:layer="layout" svg:x1="10.103cm" svg:y1="13.532cm" svg:x2="10.09cm" svg:y2="13.526cm">
          <text:p/>
        </draw:line>
        <draw:line draw:style-name="gr1" draw:text-style-name="P1" draw:layer="layout" svg:x1="9.988cm" svg:y1="13.526cm" svg:x2="9.988cm" svg:y2="13.623cm">
          <text:p/>
        </draw:line>
        <draw:line draw:style-name="gr1" draw:text-style-name="P1" draw:layer="layout" svg:x1="9.99cm" svg:y1="13.623cm" svg:x2="9.982cm" svg:y2="13.635cm">
          <text:p/>
        </draw:line>
        <draw:line draw:style-name="gr1" draw:text-style-name="P1" draw:layer="layout" svg:x1="9.983cm" svg:y1="13.634cm" svg:x2="9.976cm" svg:y2="13.641cm">
          <text:p/>
        </draw:line>
        <draw:line draw:style-name="gr1" draw:text-style-name="P1" draw:layer="layout" svg:x1="9.977cm" svg:y1="13.64cm" svg:x2="9.965cm" svg:y2="13.647cm">
          <text:p/>
        </draw:line>
        <draw:line draw:style-name="gr1" draw:text-style-name="P1" draw:layer="layout" svg:x1="9.965cm" svg:y1="13.646cm" svg:x2="9.942cm" svg:y2="13.646cm">
          <text:p/>
        </draw:line>
        <draw:line draw:style-name="gr1" draw:text-style-name="P1" draw:layer="layout" svg:x1="9.943cm" svg:y1="13.647cm" svg:x2="9.931cm" svg:y2="13.64cm">
          <text:p/>
        </draw:line>
        <draw:line draw:style-name="gr1" draw:text-style-name="P1" draw:layer="layout" svg:x1="9.932cm" svg:y1="13.641cm" svg:x2="9.925cm" svg:y2="13.634cm">
          <text:p/>
        </draw:line>
        <draw:line draw:style-name="gr1" draw:text-style-name="P1" draw:layer="layout" svg:x1="9.926cm" svg:y1="13.635cm" svg:x2="9.919cm" svg:y2="13.623cm">
          <text:p/>
        </draw:line>
        <draw:line draw:style-name="gr1" draw:text-style-name="P1" draw:layer="layout" svg:x1="9.919cm" svg:y1="13.623cm" svg:x2="9.919cm" svg:y2="13.526cm">
          <text:p/>
        </draw:line>
        <draw:line draw:style-name="gr1" draw:text-style-name="P1" draw:layer="layout" svg:x1="9.879cm" svg:y1="13.526cm" svg:x2="9.811cm" svg:y2="13.526cm">
          <text:p/>
        </draw:line>
        <draw:line draw:style-name="gr1" draw:text-style-name="P1" draw:layer="layout" svg:x1="9.845cm" svg:y1="13.646cm" svg:x2="9.845cm" svg:y2="13.526cm">
          <text:p/>
        </draw:line>
        <draw:polygon draw:style-name="gr2" draw:text-style-name="P1" draw:layer="layout" svg:width="0.529cm" svg:height="0.25cm" svg:x="9.706cm" svg:y="13.431cm" svg:viewBox="0 0 530 251" draw:points="0,0 530,0 530,251 0,251">
          <text:p/>
        </draw:polygon>
        <draw:line draw:style-name="gr1" draw:text-style-name="P1" draw:layer="layout" svg:x1="11.69cm" svg:y1="10.824cm" svg:x2="11.69cm" svg:y2="10.881cm">
          <text:p/>
        </draw:line>
        <draw:line draw:style-name="gr1" draw:text-style-name="P1" draw:layer="layout" svg:x1="11.691cm" svg:y1="10.881cm" svg:x2="11.633cm" svg:y2="10.887cm">
          <text:p/>
        </draw:line>
        <draw:line draw:style-name="gr1" draw:text-style-name="P1" draw:layer="layout" svg:x1="11.633cm" svg:y1="10.887cm" svg:x2="11.64cm" svg:y2="10.881cm">
          <text:p/>
        </draw:line>
        <draw:line draw:style-name="gr1" draw:text-style-name="P1" draw:layer="layout" svg:x1="11.639cm" svg:y1="10.882cm" svg:x2="11.646cm" svg:y2="10.869cm">
          <text:p/>
        </draw:line>
        <draw:line draw:style-name="gr1" draw:text-style-name="P1" draw:layer="layout" svg:x1="11.645cm" svg:y1="10.869cm" svg:x2="11.645cm" svg:y2="10.841cm">
          <text:p/>
        </draw:line>
        <draw:line draw:style-name="gr1" draw:text-style-name="P1" draw:layer="layout" svg:x1="11.646cm" svg:y1="10.842cm" svg:x2="11.639cm" svg:y2="10.829cm">
          <text:p/>
        </draw:line>
        <draw:line draw:style-name="gr1" draw:text-style-name="P1" draw:layer="layout" svg:x1="11.64cm" svg:y1="10.83cm" svg:x2="11.633cm" svg:y2="10.824cm">
          <text:p/>
        </draw:line>
        <draw:line draw:style-name="gr1" draw:text-style-name="P1" draw:layer="layout" svg:x1="11.634cm" svg:y1="10.825cm" svg:x2="11.622cm" svg:y2="10.818cm">
          <text:p/>
        </draw:line>
        <draw:line draw:style-name="gr1" draw:text-style-name="P1" draw:layer="layout" svg:x1="11.622cm" svg:y1="10.818cm" svg:x2="11.593cm" svg:y2="10.818cm">
          <text:p/>
        </draw:line>
        <draw:line draw:style-name="gr1" draw:text-style-name="P1" draw:layer="layout" svg:x1="11.594cm" svg:y1="10.818cm" svg:x2="11.582cm" svg:y2="10.825cm">
          <text:p/>
        </draw:line>
        <draw:line draw:style-name="gr1" draw:text-style-name="P1" draw:layer="layout" svg:x1="11.583cm" svg:y1="10.824cm" svg:x2="11.576cm" svg:y2="10.83cm">
          <text:p/>
        </draw:line>
        <draw:line draw:style-name="gr1" draw:text-style-name="P1" draw:layer="layout" svg:x1="11.577cm" svg:y1="10.829cm" svg:x2="11.57cm" svg:y2="10.842cm">
          <text:p/>
        </draw:line>
        <draw:line draw:style-name="gr1" draw:text-style-name="P1" draw:layer="layout" svg:x1="11.57cm" svg:y1="10.841cm" svg:x2="11.57cm" svg:y2="10.869cm">
          <text:p/>
        </draw:line>
        <draw:line draw:style-name="gr1" draw:text-style-name="P1" draw:layer="layout" svg:x1="11.57cm" svg:y1="10.869cm" svg:x2="11.577cm" svg:y2="10.882cm">
          <text:p/>
        </draw:line>
        <draw:line draw:style-name="gr1" draw:text-style-name="P1" draw:layer="layout" svg:x1="11.576cm" svg:y1="10.881cm" svg:x2="11.583cm" svg:y2="10.887cm">
          <text:p/>
        </draw:line>
        <draw:line draw:style-name="gr1" draw:text-style-name="P1" draw:layer="layout" svg:x1="11.651cm" svg:y1="10.779cm" svg:x2="11.57cm" svg:y2="10.749cm">
          <text:p/>
        </draw:line>
        <draw:line draw:style-name="gr1" draw:text-style-name="P1" draw:layer="layout" svg:x1="11.57cm" svg:y1="10.75cm" svg:x2="11.651cm" svg:y2="10.721cm">
          <text:p/>
        </draw:line>
        <draw:polygon draw:style-name="gr2" draw:text-style-name="P1" draw:layer="layout" svg:width="0.25cm" svg:height="0.345cm" svg:x="11.535cm" svg:y="10.634cm" svg:viewBox="0 0 251 346" draw:points="0,0 251,0 251,346 0,346">
          <text:p/>
        </draw:polygon>
        <draw:line draw:style-name="gr1" draw:text-style-name="P1" draw:layer="layout" svg:x1="9.862cm" svg:y1="9.851cm" svg:x2="9.839cm" svg:y2="9.851cm">
          <text:p/>
        </draw:line>
        <draw:line draw:style-name="gr1" draw:text-style-name="P1" draw:layer="layout" svg:x1="9.84cm" svg:y1="9.851cm" svg:x2="9.828cm" svg:y2="9.857cm">
          <text:p/>
        </draw:line>
        <draw:line draw:style-name="gr1" draw:text-style-name="P1" draw:layer="layout" svg:x1="9.829cm" svg:y1="9.856cm" svg:x2="9.816cm" svg:y2="9.869cm">
          <text:p/>
        </draw:line>
        <draw:line draw:style-name="gr1" draw:text-style-name="P1" draw:layer="layout" svg:x1="9.817cm" svg:y1="9.868cm" svg:x2="9.811cm" svg:y2="9.892cm">
          <text:p/>
        </draw:line>
        <draw:line draw:style-name="gr1" draw:text-style-name="P1" draw:layer="layout" svg:x1="9.811cm" svg:y1="9.891cm" svg:x2="9.811cm" svg:y2="9.931cm">
          <text:p/>
        </draw:line>
        <draw:line draw:style-name="gr1" draw:text-style-name="P1" draw:layer="layout" svg:x1="9.811cm" svg:y1="9.931cm" svg:x2="9.817cm" svg:y2="9.955cm">
          <text:p/>
        </draw:line>
        <draw:line draw:style-name="gr1" draw:text-style-name="P1" draw:layer="layout" svg:x1="9.816cm" svg:y1="9.954cm" svg:x2="9.829cm" svg:y2="9.966cm">
          <text:p/>
        </draw:line>
        <draw:line draw:style-name="gr1" draw:text-style-name="P1" draw:layer="layout" svg:x1="9.828cm" svg:y1="9.965cm" svg:x2="9.84cm" svg:y2="9.972cm">
          <text:p/>
        </draw:line>
        <draw:line draw:style-name="gr1" draw:text-style-name="P1" draw:layer="layout" svg:x1="9.839cm" svg:y1="9.971cm" svg:x2="9.862cm" svg:y2="9.971cm">
          <text:p/>
        </draw:line>
        <draw:line draw:style-name="gr1" draw:text-style-name="P1" draw:layer="layout" svg:x1="9.862cm" svg:y1="9.972cm" svg:x2="9.874cm" svg:y2="9.965cm">
          <text:p/>
        </draw:line>
        <draw:line draw:style-name="gr1" draw:text-style-name="P1" draw:layer="layout" svg:x1="9.873cm" svg:y1="9.966cm" svg:x2="9.886cm" svg:y2="9.954cm">
          <text:p/>
        </draw:line>
        <draw:line draw:style-name="gr1" draw:text-style-name="P1" draw:layer="layout" svg:x1="9.885cm" svg:y1="9.955cm" svg:x2="9.892cm" svg:y2="9.931cm">
          <text:p/>
        </draw:line>
        <draw:line draw:style-name="gr1" draw:text-style-name="P1" draw:layer="layout" svg:x1="9.891cm" svg:y1="9.931cm" svg:x2="9.891cm" svg:y2="9.891cm">
          <text:p/>
        </draw:line>
        <draw:line draw:style-name="gr1" draw:text-style-name="P1" draw:layer="layout" svg:x1="9.892cm" svg:y1="9.892cm" svg:x2="9.885cm" svg:y2="9.868cm">
          <text:p/>
        </draw:line>
        <draw:line draw:style-name="gr1" draw:text-style-name="P1" draw:layer="layout" svg:x1="9.886cm" svg:y1="9.869cm" svg:x2="9.873cm" svg:y2="9.856cm">
          <text:p/>
        </draw:line>
        <draw:line draw:style-name="gr1" draw:text-style-name="P1" draw:layer="layout" svg:x1="9.874cm" svg:y1="9.857cm" svg:x2="9.862cm" svg:y2="9.851cm">
          <text:p/>
        </draw:line>
        <draw:line draw:style-name="gr1" draw:text-style-name="P1" draw:layer="layout" svg:x1="9.766cm" svg:y1="9.965cm" svg:x2="9.748cm" svg:y2="9.972cm">
          <text:p/>
        </draw:line>
        <draw:line draw:style-name="gr1" draw:text-style-name="P1" draw:layer="layout" svg:x1="9.748cm" svg:y1="9.971cm" svg:x2="9.719cm" svg:y2="9.971cm">
          <text:p/>
        </draw:line>
        <draw:line draw:style-name="gr1" draw:text-style-name="P1" draw:layer="layout" svg:x1="9.72cm" svg:y1="9.972cm" svg:x2="9.708cm" svg:y2="9.965cm">
          <text:p/>
        </draw:line>
        <draw:line draw:style-name="gr1" draw:text-style-name="P1" draw:layer="layout" svg:x1="9.71cm" svg:y1="9.966cm" svg:x2="9.702cm" svg:y2="9.959cm">
          <text:p/>
        </draw:line>
        <draw:line draw:style-name="gr1" draw:text-style-name="P1" draw:layer="layout" svg:x1="9.703cm" svg:y1="9.96cm" svg:x2="9.696cm" svg:y2="9.948cm">
          <text:p/>
        </draw:line>
        <draw:line draw:style-name="gr1" draw:text-style-name="P1" draw:layer="layout" svg:x1="9.696cm" svg:y1="9.948cm" svg:x2="9.696cm" svg:y2="9.936cm">
          <text:p/>
        </draw:line>
        <draw:line draw:style-name="gr1" draw:text-style-name="P1" draw:layer="layout" svg:x1="9.696cm" svg:y1="9.937cm" svg:x2="9.703cm" svg:y2="9.925cm">
          <text:p/>
        </draw:line>
        <draw:line draw:style-name="gr1" draw:text-style-name="P1" draw:layer="layout" svg:x1="9.702cm" svg:y1="9.926cm" svg:x2="9.71cm" svg:y2="9.919cm">
          <text:p/>
        </draw:line>
        <draw:line draw:style-name="gr1" draw:text-style-name="P1" draw:layer="layout" svg:x1="9.708cm" svg:y1="9.92cm" svg:x2="9.72cm" svg:y2="9.914cm">
          <text:p/>
        </draw:line>
        <draw:line draw:style-name="gr1" draw:text-style-name="P1" draw:layer="layout" svg:x1="9.719cm" svg:y1="9.915cm" svg:x2="9.744cm" svg:y2="9.908cm">
          <text:p/>
        </draw:line>
        <draw:line draw:style-name="gr1" draw:text-style-name="P1" draw:layer="layout" svg:x1="9.742cm" svg:y1="9.91cm" svg:x2="9.754cm" svg:y2="9.902cm">
          <text:p/>
        </draw:line>
        <draw:line draw:style-name="gr1" draw:text-style-name="P1" draw:layer="layout" svg:x1="9.753cm" svg:y1="9.903cm" svg:x2="9.76cm" svg:y2="9.896cm">
          <text:p/>
        </draw:line>
        <draw:line draw:style-name="gr1" draw:text-style-name="P1" draw:layer="layout" svg:x1="9.759cm" svg:y1="9.897cm" svg:x2="9.766cm" svg:y2="9.885cm">
          <text:p/>
        </draw:line>
        <draw:line draw:style-name="gr1" draw:text-style-name="P1" draw:layer="layout" svg:x1="9.765cm" svg:y1="9.885cm" svg:x2="9.765cm" svg:y2="9.874cm">
          <text:p/>
        </draw:line>
        <draw:line draw:style-name="gr1" draw:text-style-name="P1" draw:layer="layout" svg:x1="9.766cm" svg:y1="9.875cm" svg:x2="9.759cm" svg:y2="9.862cm">
          <text:p/>
        </draw:line>
        <draw:line draw:style-name="gr1" draw:text-style-name="P1" draw:layer="layout" svg:x1="9.76cm" svg:y1="9.863cm" svg:x2="9.753cm" svg:y2="9.856cm">
          <text:p/>
        </draw:line>
        <draw:line draw:style-name="gr1" draw:text-style-name="P1" draw:layer="layout" svg:x1="9.754cm" svg:y1="9.857cm" svg:x2="9.742cm" svg:y2="9.851cm">
          <text:p/>
        </draw:line>
        <draw:line draw:style-name="gr1" draw:text-style-name="P1" draw:layer="layout" svg:x1="9.742cm" svg:y1="9.851cm" svg:x2="9.713cm" svg:y2="9.851cm">
          <text:p/>
        </draw:line>
        <draw:line draw:style-name="gr1" draw:text-style-name="P1" draw:layer="layout" svg:x1="9.714cm" svg:y1="9.851cm" svg:x2="9.696cm" svg:y2="9.857cm">
          <text:p/>
        </draw:line>
        <draw:line draw:style-name="gr1" draw:text-style-name="P1" draw:layer="layout" svg:x1="9.576cm" svg:y1="9.959cm" svg:x2="9.583cm" svg:y2="9.966cm">
          <text:p/>
        </draw:line>
        <draw:line draw:style-name="gr1" draw:text-style-name="P1" draw:layer="layout" svg:x1="9.582cm" svg:y1="9.965cm" svg:x2="9.6cm" svg:y2="9.972cm">
          <text:p/>
        </draw:line>
        <draw:line draw:style-name="gr1" draw:text-style-name="P1" draw:layer="layout" svg:x1="9.599cm" svg:y1="9.971cm" svg:x2="9.611cm" svg:y2="9.971cm">
          <text:p/>
        </draw:line>
        <draw:line draw:style-name="gr1" draw:text-style-name="P1" draw:layer="layout" svg:x1="9.611cm" svg:y1="9.972cm" svg:x2="9.629cm" svg:y2="9.965cm">
          <text:p/>
        </draw:line>
        <draw:line draw:style-name="gr1" draw:text-style-name="P1" draw:layer="layout" svg:x1="9.628cm" svg:y1="9.966cm" svg:x2="9.64cm" svg:y2="9.954cm">
          <text:p/>
        </draw:line>
        <draw:line draw:style-name="gr1" draw:text-style-name="P1" draw:layer="layout" svg:x1="9.639cm" svg:y1="9.955cm" svg:x2="9.646cm" svg:y2="9.942cm">
          <text:p/>
        </draw:line>
        <draw:line draw:style-name="gr1" draw:text-style-name="P1" draw:layer="layout" svg:x1="9.645cm" svg:y1="9.943cm" svg:x2="9.652cm" svg:y2="9.919cm">
          <text:p/>
        </draw:line>
        <draw:line draw:style-name="gr1" draw:text-style-name="P1" draw:layer="layout" svg:x1="9.651cm" svg:y1="9.919cm" svg:x2="9.651cm" svg:y2="9.902cm">
          <text:p/>
        </draw:line>
        <draw:line draw:style-name="gr1" draw:text-style-name="P1" draw:layer="layout" svg:x1="9.652cm" svg:y1="9.903cm" svg:x2="9.645cm" svg:y2="9.879cm">
          <text:p/>
        </draw:line>
        <draw:line draw:style-name="gr1" draw:text-style-name="P1" draw:layer="layout" svg:x1="9.646cm" svg:y1="9.88cm" svg:x2="9.639cm" svg:y2="9.868cm">
          <text:p/>
        </draw:line>
        <draw:line draw:style-name="gr1" draw:text-style-name="P1" draw:layer="layout" svg:x1="9.64cm" svg:y1="9.869cm" svg:x2="9.628cm" svg:y2="9.856cm">
          <text:p/>
        </draw:line>
        <draw:line draw:style-name="gr1" draw:text-style-name="P1" draw:layer="layout" svg:x1="9.629cm" svg:y1="9.857cm" svg:x2="9.611cm" svg:y2="9.851cm">
          <text:p/>
        </draw:line>
        <draw:line draw:style-name="gr1" draw:text-style-name="P1" draw:layer="layout" svg:x1="9.611cm" svg:y1="9.851cm" svg:x2="9.599cm" svg:y2="9.851cm">
          <text:p/>
        </draw:line>
        <draw:line draw:style-name="gr1" draw:text-style-name="P1" draw:layer="layout" svg:x1="9.6cm" svg:y1="9.851cm" svg:x2="9.582cm" svg:y2="9.857cm">
          <text:p/>
        </draw:line>
        <draw:line draw:style-name="gr1" draw:text-style-name="P1" draw:layer="layout" svg:x1="9.583cm" svg:y1="9.856cm" svg:x2="9.576cm" svg:y2="9.863cm">
          <text:p/>
        </draw:line>
        <draw:line draw:style-name="gr1" draw:text-style-name="P1" draw:layer="layout" svg:x1="9.525cm" svg:y1="9.971cm" svg:x2="9.525cm" svg:y2="9.851cm">
          <text:p/>
        </draw:line>
        <draw:line draw:style-name="gr1" draw:text-style-name="P1" draw:layer="layout" svg:x1="9.411cm" svg:y1="9.971cm" svg:x2="9.468cm" svg:y2="9.971cm">
          <text:p/>
        </draw:line>
        <draw:line draw:style-name="gr1" draw:text-style-name="P1" draw:layer="layout" svg:x1="9.468cm" svg:y1="9.971cm" svg:x2="9.468cm" svg:y2="9.851cm">
          <text:p/>
        </draw:line>
        <draw:line draw:style-name="gr1" draw:text-style-name="P1" draw:layer="layout" svg:x1="9.376cm" svg:y1="9.936cm" svg:x2="9.319cm" svg:y2="9.936cm">
          <text:p/>
        </draw:line>
        <draw:line draw:style-name="gr1" draw:text-style-name="P1" draw:layer="layout" svg:x1="9.389cm" svg:y1="9.972cm" svg:x2="9.348cm" svg:y2="9.851cm">
          <text:p/>
        </draw:line>
        <draw:line draw:style-name="gr1" draw:text-style-name="P1" draw:layer="layout" svg:x1="9.349cm" svg:y1="9.851cm" svg:x2="9.308cm" svg:y2="9.972cm">
          <text:p/>
        </draw:line>
        <draw:line draw:style-name="gr1" draw:text-style-name="P1" draw:layer="layout" svg:x1="9.268cm" svg:y1="9.971cm" svg:x2="9.268cm" svg:y2="9.851cm">
          <text:p/>
        </draw:line>
        <draw:line draw:style-name="gr1" draw:text-style-name="P1" draw:layer="layout" svg:x1="9.268cm" svg:y1="9.851cm" svg:x2="9.239cm" svg:y2="9.851cm">
          <text:p/>
        </draw:line>
        <draw:line draw:style-name="gr1" draw:text-style-name="P1" draw:layer="layout" svg:x1="9.24cm" svg:y1="9.851cm" svg:x2="9.222cm" svg:y2="9.857cm">
          <text:p/>
        </draw:line>
        <draw:line draw:style-name="gr1" draw:text-style-name="P1" draw:layer="layout" svg:x1="9.223cm" svg:y1="9.856cm" svg:x2="9.211cm" svg:y2="9.869cm">
          <text:p/>
        </draw:line>
        <draw:line draw:style-name="gr1" draw:text-style-name="P1" draw:layer="layout" svg:x1="9.212cm" svg:y1="9.868cm" svg:x2="9.205cm" svg:y2="9.88cm">
          <text:p/>
        </draw:line>
        <draw:line draw:style-name="gr1" draw:text-style-name="P1" draw:layer="layout" svg:x1="9.206cm" svg:y1="9.879cm" svg:x2="9.199cm" svg:y2="9.903cm">
          <text:p/>
        </draw:line>
        <draw:line draw:style-name="gr1" draw:text-style-name="P1" draw:layer="layout" svg:x1="9.199cm" svg:y1="9.902cm" svg:x2="9.199cm" svg:y2="9.919cm">
          <text:p/>
        </draw:line>
        <draw:line draw:style-name="gr1" draw:text-style-name="P1" draw:layer="layout" svg:x1="9.199cm" svg:y1="9.919cm" svg:x2="9.206cm" svg:y2="9.943cm">
          <text:p/>
        </draw:line>
        <draw:line draw:style-name="gr1" draw:text-style-name="P1" draw:layer="layout" svg:x1="9.205cm" svg:y1="9.942cm" svg:x2="9.212cm" svg:y2="9.955cm">
          <text:p/>
        </draw:line>
        <draw:line draw:style-name="gr1" draw:text-style-name="P1" draw:layer="layout" svg:x1="9.211cm" svg:y1="9.954cm" svg:x2="9.223cm" svg:y2="9.966cm">
          <text:p/>
        </draw:line>
        <draw:line draw:style-name="gr1" draw:text-style-name="P1" draw:layer="layout" svg:x1="9.222cm" svg:y1="9.965cm" svg:x2="9.24cm" svg:y2="9.972cm">
          <text:p/>
        </draw:line>
        <draw:line draw:style-name="gr1" draw:text-style-name="P1" draw:layer="layout" svg:x1="9.239cm" svg:y1="9.971cm" svg:x2="9.268cm" svg:y2="9.971cm">
          <text:p/>
        </draw:line>
        <draw:line draw:style-name="gr1" draw:text-style-name="P1" draw:layer="layout" svg:x1="9.125cm" svg:y1="9.851cm" svg:x2="9.102cm" svg:y2="9.851cm">
          <text:p/>
        </draw:line>
        <draw:line draw:style-name="gr1" draw:text-style-name="P1" draw:layer="layout" svg:x1="9.103cm" svg:y1="9.851cm" svg:x2="9.091cm" svg:y2="9.857cm">
          <text:p/>
        </draw:line>
        <draw:line draw:style-name="gr1" draw:text-style-name="P1" draw:layer="layout" svg:x1="9.092cm" svg:y1="9.856cm" svg:x2="9.079cm" svg:y2="9.869cm">
          <text:p/>
        </draw:line>
        <draw:line draw:style-name="gr1" draw:text-style-name="P1" draw:layer="layout" svg:x1="9.08cm" svg:y1="9.868cm" svg:x2="9.073cm" svg:y2="9.892cm">
          <text:p/>
        </draw:line>
        <draw:line draw:style-name="gr1" draw:text-style-name="P1" draw:layer="layout" svg:x1="9.073cm" svg:y1="9.891cm" svg:x2="9.073cm" svg:y2="9.931cm">
          <text:p/>
        </draw:line>
        <draw:line draw:style-name="gr1" draw:text-style-name="P1" draw:layer="layout" svg:x1="9.073cm" svg:y1="9.931cm" svg:x2="9.08cm" svg:y2="9.955cm">
          <text:p/>
        </draw:line>
        <draw:line draw:style-name="gr1" draw:text-style-name="P1" draw:layer="layout" svg:x1="9.079cm" svg:y1="9.954cm" svg:x2="9.092cm" svg:y2="9.966cm">
          <text:p/>
        </draw:line>
        <draw:line draw:style-name="gr1" draw:text-style-name="P1" draw:layer="layout" svg:x1="9.091cm" svg:y1="9.965cm" svg:x2="9.103cm" svg:y2="9.972cm">
          <text:p/>
        </draw:line>
        <draw:line draw:style-name="gr1" draw:text-style-name="P1" draw:layer="layout" svg:x1="9.102cm" svg:y1="9.971cm" svg:x2="9.125cm" svg:y2="9.971cm">
          <text:p/>
        </draw:line>
        <draw:line draw:style-name="gr1" draw:text-style-name="P1" draw:layer="layout" svg:x1="9.125cm" svg:y1="9.972cm" svg:x2="9.137cm" svg:y2="9.965cm">
          <text:p/>
        </draw:line>
        <draw:line draw:style-name="gr1" draw:text-style-name="P1" draw:layer="layout" svg:x1="9.136cm" svg:y1="9.966cm" svg:x2="9.149cm" svg:y2="9.954cm">
          <text:p/>
        </draw:line>
        <draw:line draw:style-name="gr1" draw:text-style-name="P1" draw:layer="layout" svg:x1="9.148cm" svg:y1="9.955cm" svg:x2="9.154cm" svg:y2="9.931cm">
          <text:p/>
        </draw:line>
        <draw:line draw:style-name="gr1" draw:text-style-name="P1" draw:layer="layout" svg:x1="9.153cm" svg:y1="9.931cm" svg:x2="9.153cm" svg:y2="9.891cm">
          <text:p/>
        </draw:line>
        <draw:line draw:style-name="gr1" draw:text-style-name="P1" draw:layer="layout" svg:x1="9.154cm" svg:y1="9.892cm" svg:x2="9.148cm" svg:y2="9.868cm">
          <text:p/>
        </draw:line>
        <draw:line draw:style-name="gr1" draw:text-style-name="P1" draw:layer="layout" svg:x1="9.149cm" svg:y1="9.869cm" svg:x2="9.136cm" svg:y2="9.856cm">
          <text:p/>
        </draw:line>
        <draw:line draw:style-name="gr1" draw:text-style-name="P1" draw:layer="layout" svg:x1="9.137cm" svg:y1="9.857cm" svg:x2="9.125cm" svg:y2="9.851cm">
          <text:p/>
        </draw:line>
        <draw:line draw:style-name="gr1" draw:text-style-name="P1" draw:layer="layout" svg:x1="8.953cm" svg:y1="9.972cm" svg:x2="8.994cm" svg:y2="9.914cm">
          <text:p/>
        </draw:line>
        <draw:line draw:style-name="gr1" draw:text-style-name="P1" draw:layer="layout" svg:x1="9.022cm" svg:y1="9.971cm" svg:x2="9.022cm" svg:y2="9.851cm">
          <text:p/>
        </draw:line>
        <draw:line draw:style-name="gr1" draw:text-style-name="P1" draw:layer="layout" svg:x1="9.022cm" svg:y1="9.851cm" svg:x2="8.976cm" svg:y2="9.851cm">
          <text:p/>
        </draw:line>
        <draw:line draw:style-name="gr1" draw:text-style-name="P1" draw:layer="layout" svg:x1="8.977cm" svg:y1="9.851cm" svg:x2="8.965cm" svg:y2="9.857cm">
          <text:p/>
        </draw:line>
        <draw:line draw:style-name="gr1" draw:text-style-name="P1" draw:layer="layout" svg:x1="8.966cm" svg:y1="9.856cm" svg:x2="8.959cm" svg:y2="9.863cm">
          <text:p/>
        </draw:line>
        <draw:line draw:style-name="gr1" draw:text-style-name="P1" draw:layer="layout" svg:x1="8.96cm" svg:y1="9.862cm" svg:x2="8.953cm" svg:y2="9.875cm">
          <text:p/>
        </draw:line>
        <draw:line draw:style-name="gr1" draw:text-style-name="P1" draw:layer="layout" svg:x1="8.953cm" svg:y1="9.874cm" svg:x2="8.953cm" svg:y2="9.891cm">
          <text:p/>
        </draw:line>
        <draw:line draw:style-name="gr1" draw:text-style-name="P1" draw:layer="layout" svg:x1="8.953cm" svg:y1="9.891cm" svg:x2="8.96cm" svg:y2="9.903cm">
          <text:p/>
        </draw:line>
        <draw:line draw:style-name="gr1" draw:text-style-name="P1" draw:layer="layout" svg:x1="8.959cm" svg:y1="9.902cm" svg:x2="8.966cm" svg:y2="9.91cm">
          <text:p/>
        </draw:line>
        <draw:line draw:style-name="gr1" draw:text-style-name="P1" draw:layer="layout" svg:x1="8.965cm" svg:y1="9.908cm" svg:x2="8.977cm" svg:y2="9.915cm">
          <text:p/>
        </draw:line>
        <draw:line draw:style-name="gr1" draw:text-style-name="P1" draw:layer="layout" svg:x1="8.976cm" svg:y1="9.914cm" svg:x2="9.022cm" svg:y2="9.914cm">
          <text:p/>
        </draw:line>
        <draw:line draw:style-name="gr1" draw:text-style-name="P1" draw:layer="layout" svg:x1="9.596cm" svg:y1="10.051cm" svg:x2="9.609cm" svg:y2="10.044cm">
          <text:p/>
        </draw:line>
        <draw:line draw:style-name="gr1" draw:text-style-name="P1" draw:layer="layout" svg:x1="9.608cm" svg:y1="10.044cm" svg:x2="9.625cm" svg:y2="10.044cm">
          <text:p/>
        </draw:line>
        <draw:line draw:style-name="gr1" draw:text-style-name="P1" draw:layer="layout" svg:x1="9.625cm" svg:y1="10.044cm" svg:x2="9.643cm" svg:y2="10.051cm">
          <text:p/>
        </draw:line>
        <draw:line draw:style-name="gr1" draw:text-style-name="P1" draw:layer="layout" svg:x1="9.642cm" svg:y1="10.05cm" svg:x2="9.654cm" svg:y2="10.062cm">
          <text:p/>
        </draw:line>
        <draw:line draw:style-name="gr1" draw:text-style-name="P1" draw:layer="layout" svg:x1="9.653cm" svg:y1="10.061cm" svg:x2="9.66cm" svg:y2="10.073cm">
          <text:p/>
        </draw:line>
        <draw:line draw:style-name="gr1" draw:text-style-name="P1" draw:layer="layout" svg:x1="9.659cm" svg:y1="10.072cm" svg:x2="9.666cm" svg:y2="10.096cm">
          <text:p/>
        </draw:line>
        <draw:line draw:style-name="gr1" draw:text-style-name="P1" draw:layer="layout" svg:x1="9.665cm" svg:y1="10.095cm" svg:x2="9.665cm" svg:y2="10.112cm">
          <text:p/>
        </draw:line>
        <draw:line draw:style-name="gr1" draw:text-style-name="P1" draw:layer="layout" svg:x1="9.666cm" svg:y1="10.112cm" svg:x2="9.659cm" svg:y2="10.136cm">
          <text:p/>
        </draw:line>
        <draw:line draw:style-name="gr1" draw:text-style-name="P1" draw:layer="layout" svg:x1="9.66cm" svg:y1="10.135cm" svg:x2="9.653cm" svg:y2="10.148cm">
          <text:p/>
        </draw:line>
        <draw:line draw:style-name="gr1" draw:text-style-name="P1" draw:layer="layout" svg:x1="9.654cm" svg:y1="10.147cm" svg:x2="9.642cm" svg:y2="10.159cm">
          <text:p/>
        </draw:line>
        <draw:line draw:style-name="gr1" draw:text-style-name="P1" draw:layer="layout" svg:x1="9.643cm" svg:y1="10.158cm" svg:x2="9.625cm" svg:y2="10.165cm">
          <text:p/>
        </draw:line>
        <draw:line draw:style-name="gr1" draw:text-style-name="P1" draw:layer="layout" svg:x1="9.625cm" svg:y1="10.164cm" svg:x2="9.613cm" svg:y2="10.164cm">
          <text:p/>
        </draw:line>
        <draw:line draw:style-name="gr1" draw:text-style-name="P1" draw:layer="layout" svg:x1="9.614cm" svg:y1="10.165cm" svg:x2="9.596cm" svg:y2="10.158cm">
          <text:p/>
        </draw:line>
        <draw:line draw:style-name="gr1" draw:text-style-name="P1" draw:layer="layout" svg:x1="9.597cm" svg:y1="10.16cm" svg:x2="9.591cm" svg:y2="10.152cm">
          <text:p/>
        </draw:line>
        <draw:line draw:style-name="gr1" draw:text-style-name="P1" draw:layer="layout" svg:x1="9.591cm" svg:y1="10.152cm" svg:x2="9.591cm" svg:y2="10.112cm">
          <text:p/>
        </draw:line>
        <draw:line draw:style-name="gr1" draw:text-style-name="P1" draw:layer="layout" svg:x1="9.591cm" svg:y1="10.112cm" svg:x2="9.613cm" svg:y2="10.112cm">
          <text:p/>
        </draw:line>
        <draw:line draw:style-name="gr1" draw:text-style-name="P1" draw:layer="layout" svg:x1="9.54cm" svg:y1="10.152cm" svg:x2="9.533cm" svg:y2="10.16cm">
          <text:p/>
        </draw:line>
        <draw:line draw:style-name="gr1" draw:text-style-name="P1" draw:layer="layout" svg:x1="9.533cm" svg:y1="10.158cm" svg:x2="9.54cm" svg:y2="10.165cm">
          <text:p/>
        </draw:line>
        <draw:line draw:style-name="gr1" draw:text-style-name="P1" draw:layer="layout" svg:x1="9.539cm" svg:y1="10.165cm" svg:x2="9.546cm" svg:y2="10.158cm">
          <text:p/>
        </draw:line>
        <draw:line draw:style-name="gr1" draw:text-style-name="P1" draw:layer="layout" svg:x1="9.546cm" svg:y1="10.16cm" svg:x2="9.539cm" svg:y2="10.152cm">
          <text:p/>
        </draw:line>
        <draw:line draw:style-name="gr1" draw:text-style-name="P1" draw:layer="layout" svg:x1="9.539cm" svg:y1="10.152cm" svg:x2="9.539cm" svg:y2="10.164cm">
          <text:p/>
        </draw:line>
        <draw:line draw:style-name="gr1" draw:text-style-name="P1" draw:layer="layout" svg:x1="9.482cm" svg:y1="10.164cm" svg:x2="9.482cm" svg:y2="10.044cm">
          <text:p/>
        </draw:line>
        <draw:line draw:style-name="gr1" draw:text-style-name="P1" draw:layer="layout" svg:x1="9.482cm" svg:y1="10.044cm" svg:x2="9.436cm" svg:y2="10.044cm">
          <text:p/>
        </draw:line>
        <draw:line draw:style-name="gr1" draw:text-style-name="P1" draw:layer="layout" svg:x1="9.437cm" svg:y1="10.044cm" svg:x2="9.425cm" svg:y2="10.051cm">
          <text:p/>
        </draw:line>
        <draw:line draw:style-name="gr1" draw:text-style-name="P1" draw:layer="layout" svg:x1="9.426cm" svg:y1="10.05cm" svg:x2="9.419cm" svg:y2="10.056cm">
          <text:p/>
        </draw:line>
        <draw:line draw:style-name="gr1" draw:text-style-name="P1" draw:layer="layout" svg:x1="9.42cm" svg:y1="10.055cm" svg:x2="9.413cm" svg:y2="10.068cm">
          <text:p/>
        </draw:line>
        <draw:line draw:style-name="gr1" draw:text-style-name="P1" draw:layer="layout" svg:x1="9.413cm" svg:y1="10.067cm" svg:x2="9.413cm" svg:y2="10.084cm">
          <text:p/>
        </draw:line>
        <draw:line draw:style-name="gr1" draw:text-style-name="P1" draw:layer="layout" svg:x1="9.413cm" svg:y1="10.084cm" svg:x2="9.42cm" svg:y2="10.096cm">
          <text:p/>
        </draw:line>
        <draw:line draw:style-name="gr1" draw:text-style-name="P1" draw:layer="layout" svg:x1="9.419cm" svg:y1="10.095cm" svg:x2="9.426cm" svg:y2="10.102cm">
          <text:p/>
        </draw:line>
        <draw:line draw:style-name="gr1" draw:text-style-name="P1" draw:layer="layout" svg:x1="9.425cm" svg:y1="10.101cm" svg:x2="9.437cm" svg:y2="10.108cm">
          <text:p/>
        </draw:line>
        <draw:line draw:style-name="gr1" draw:text-style-name="P1" draw:layer="layout" svg:x1="9.436cm" svg:y1="10.107cm" svg:x2="9.482cm" svg:y2="10.107cm">
          <text:p/>
        </draw:line>
        <draw:line draw:style-name="gr1" draw:text-style-name="P1" draw:layer="layout" svg:x1="9.363cm" svg:y1="10.152cm" svg:x2="9.356cm" svg:y2="10.16cm">
          <text:p/>
        </draw:line>
        <draw:line draw:style-name="gr1" draw:text-style-name="P1" draw:layer="layout" svg:x1="9.356cm" svg:y1="10.158cm" svg:x2="9.363cm" svg:y2="10.165cm">
          <text:p/>
        </draw:line>
        <draw:line draw:style-name="gr1" draw:text-style-name="P1" draw:layer="layout" svg:x1="9.362cm" svg:y1="10.165cm" svg:x2="9.37cm" svg:y2="10.158cm">
          <text:p/>
        </draw:line>
        <draw:line draw:style-name="gr1" draw:text-style-name="P1" draw:layer="layout" svg:x1="9.37cm" svg:y1="10.16cm" svg:x2="9.362cm" svg:y2="10.152cm">
          <text:p/>
        </draw:line>
        <draw:line draw:style-name="gr1" draw:text-style-name="P1" draw:layer="layout" svg:x1="9.362cm" svg:y1="10.152cm" svg:x2="9.362cm" svg:y2="10.164cm">
          <text:p/>
        </draw:line>
        <draw:line draw:style-name="gr1" draw:text-style-name="P1" draw:layer="layout" svg:x1="9.236cm" svg:y1="10.165cm" svg:x2="9.277cm" svg:y2="10.107cm">
          <text:p/>
        </draw:line>
        <draw:line draw:style-name="gr1" draw:text-style-name="P1" draw:layer="layout" svg:x1="9.305cm" svg:y1="10.164cm" svg:x2="9.305cm" svg:y2="10.044cm">
          <text:p/>
        </draw:line>
        <draw:line draw:style-name="gr1" draw:text-style-name="P1" draw:layer="layout" svg:x1="9.305cm" svg:y1="10.044cm" svg:x2="9.259cm" svg:y2="10.044cm">
          <text:p/>
        </draw:line>
        <draw:line draw:style-name="gr1" draw:text-style-name="P1" draw:layer="layout" svg:x1="9.26cm" svg:y1="10.044cm" svg:x2="9.248cm" svg:y2="10.051cm">
          <text:p/>
        </draw:line>
        <draw:line draw:style-name="gr1" draw:text-style-name="P1" draw:layer="layout" svg:x1="9.25cm" svg:y1="10.05cm" svg:x2="9.242cm" svg:y2="10.056cm">
          <text:p/>
        </draw:line>
        <draw:line draw:style-name="gr1" draw:text-style-name="P1" draw:layer="layout" svg:x1="9.243cm" svg:y1="10.055cm" svg:x2="9.236cm" svg:y2="10.068cm">
          <text:p/>
        </draw:line>
        <draw:line draw:style-name="gr1" draw:text-style-name="P1" draw:layer="layout" svg:x1="9.236cm" svg:y1="10.067cm" svg:x2="9.236cm" svg:y2="10.084cm">
          <text:p/>
        </draw:line>
        <draw:line draw:style-name="gr1" draw:text-style-name="P1" draw:layer="layout" svg:x1="9.236cm" svg:y1="10.084cm" svg:x2="9.243cm" svg:y2="10.096cm">
          <text:p/>
        </draw:line>
        <draw:line draw:style-name="gr1" draw:text-style-name="P1" draw:layer="layout" svg:x1="9.242cm" svg:y1="10.095cm" svg:x2="9.25cm" svg:y2="10.102cm">
          <text:p/>
        </draw:line>
        <draw:line draw:style-name="gr1" draw:text-style-name="P1" draw:layer="layout" svg:x1="9.248cm" svg:y1="10.101cm" svg:x2="9.26cm" svg:y2="10.108cm">
          <text:p/>
        </draw:line>
        <draw:line draw:style-name="gr1" draw:text-style-name="P1" draw:layer="layout" svg:x1="9.259cm" svg:y1="10.107cm" svg:x2="9.305cm" svg:y2="10.107cm">
          <text:p/>
        </draw:line>
        <draw:line draw:style-name="gr1" draw:text-style-name="P1" draw:layer="layout" svg:x1="9.186cm" svg:y1="10.152cm" svg:x2="9.179cm" svg:y2="10.16cm">
          <text:p/>
        </draw:line>
        <draw:line draw:style-name="gr1" draw:text-style-name="P1" draw:layer="layout" svg:x1="9.179cm" svg:y1="10.158cm" svg:x2="9.186cm" svg:y2="10.165cm">
          <text:p/>
        </draw:line>
        <draw:line draw:style-name="gr1" draw:text-style-name="P1" draw:layer="layout" svg:x1="9.185cm" svg:y1="10.165cm" svg:x2="9.192cm" svg:y2="10.158cm">
          <text:p/>
        </draw:line>
        <draw:line draw:style-name="gr1" draw:text-style-name="P1" draw:layer="layout" svg:x1="9.192cm" svg:y1="10.16cm" svg:x2="9.185cm" svg:y2="10.152cm">
          <text:p/>
        </draw:line>
        <draw:line draw:style-name="gr1" draw:text-style-name="P1" draw:layer="layout" svg:x1="9.185cm" svg:y1="10.152cm" svg:x2="9.185cm" svg:y2="10.164cm">
          <text:p/>
        </draw:line>
        <draw:polygon draw:style-name="gr2" draw:text-style-name="P1" draw:layer="layout" svg:width="1.034cm" svg:height="0.49cm" svg:x="8.905cm" svg:y="9.756cm" svg:viewBox="0 0 1035 491" draw:points="0,0 1035,0 1035,491 0,491">
          <text:p/>
        </draw:polygon>
        <draw:line draw:style-name="gr1" draw:text-style-name="P1" draw:layer="layout" svg:x1="9.373cm" svg:y1="13.644cm" svg:x2="9.43cm" svg:y2="13.644cm">
          <text:p/>
        </draw:line>
        <draw:line draw:style-name="gr1" draw:text-style-name="P1" draw:layer="layout" svg:x1="9.43cm" svg:y1="13.644cm" svg:x2="9.43cm" svg:y2="13.524cm">
          <text:p/>
        </draw:line>
        <draw:line draw:style-name="gr1" draw:text-style-name="P1" draw:layer="layout" svg:x1="9.333cm" svg:y1="13.581cm" svg:x2="9.293cm" svg:y2="13.581cm">
          <text:p/>
        </draw:line>
        <draw:line draw:style-name="gr1" draw:text-style-name="P1" draw:layer="layout" svg:x1="9.276cm" svg:y1="13.644cm" svg:x2="9.333cm" svg:y2="13.644cm">
          <text:p/>
        </draw:line>
        <draw:line draw:style-name="gr1" draw:text-style-name="P1" draw:layer="layout" svg:x1="9.333cm" svg:y1="13.644cm" svg:x2="9.333cm" svg:y2="13.524cm">
          <text:p/>
        </draw:line>
        <draw:line draw:style-name="gr1" draw:text-style-name="P1" draw:layer="layout" svg:x1="9.333cm" svg:y1="13.524cm" svg:x2="9.276cm" svg:y2="13.524cm">
          <text:p/>
        </draw:line>
        <draw:line draw:style-name="gr1" draw:text-style-name="P1" draw:layer="layout" svg:x1="9.225cm" svg:y1="13.644cm" svg:x2="9.225cm" svg:y2="13.524cm">
          <text:p/>
        </draw:line>
        <draw:line draw:style-name="gr1" draw:text-style-name="P1" draw:layer="layout" svg:x1="9.225cm" svg:y1="13.524cm" svg:x2="9.196cm" svg:y2="13.524cm">
          <text:p/>
        </draw:line>
        <draw:line draw:style-name="gr1" draw:text-style-name="P1" draw:layer="layout" svg:x1="9.197cm" svg:y1="13.524cm" svg:x2="9.179cm" svg:y2="13.531cm">
          <text:p/>
        </draw:line>
        <draw:line draw:style-name="gr1" draw:text-style-name="P1" draw:layer="layout" svg:x1="9.18cm" svg:y1="13.53cm" svg:x2="9.167cm" svg:y2="13.542cm">
          <text:p/>
        </draw:line>
        <draw:line draw:style-name="gr1" draw:text-style-name="P1" draw:layer="layout" svg:x1="9.168cm" svg:y1="13.541cm" svg:x2="9.162cm" svg:y2="13.554cm">
          <text:p/>
        </draw:line>
        <draw:line draw:style-name="gr1" draw:text-style-name="P1" draw:layer="layout" svg:x1="9.163cm" svg:y1="13.553cm" svg:x2="9.156cm" svg:y2="13.577cm">
          <text:p/>
        </draw:line>
        <draw:line draw:style-name="gr1" draw:text-style-name="P1" draw:layer="layout" svg:x1="9.156cm" svg:y1="13.576cm" svg:x2="9.156cm" svg:y2="13.593cm">
          <text:p/>
        </draw:line>
        <draw:line draw:style-name="gr1" draw:text-style-name="P1" draw:layer="layout" svg:x1="9.156cm" svg:y1="13.593cm" svg:x2="9.163cm" svg:y2="13.617cm">
          <text:p/>
        </draw:line>
        <draw:line draw:style-name="gr1" draw:text-style-name="P1" draw:layer="layout" svg:x1="9.162cm" svg:y1="13.616cm" svg:x2="9.168cm" svg:y2="13.628cm">
          <text:p/>
        </draw:line>
        <draw:line draw:style-name="gr1" draw:text-style-name="P1" draw:layer="layout" svg:x1="9.167cm" svg:y1="13.627cm" svg:x2="9.18cm" svg:y2="13.639cm">
          <text:p/>
        </draw:line>
        <draw:line draw:style-name="gr1" draw:text-style-name="P1" draw:layer="layout" svg:x1="9.179cm" svg:y1="13.638cm" svg:x2="9.197cm" svg:y2="13.645cm">
          <text:p/>
        </draw:line>
        <draw:line draw:style-name="gr1" draw:text-style-name="P1" draw:layer="layout" svg:x1="9.196cm" svg:y1="13.644cm" svg:x2="9.225cm" svg:y2="13.644cm">
          <text:p/>
        </draw:line>
        <draw:polygon draw:style-name="gr2" draw:text-style-name="P1" draw:layer="layout" svg:width="0.346cm" svg:height="0.249cm" svg:x="9.123cm" svg:y="13.43cm" svg:viewBox="0 0 347 250" draw:points="0,0 347,0 347,250 0,250">
          <text:p/>
        </draw:polygon>
        <draw:line draw:style-name="gr1" draw:text-style-name="P1" draw:layer="layout" svg:x1="9.94cm" svg:y1="10.898cm" svg:x2="9.946cm" svg:y2="10.91cm">
          <text:p/>
        </draw:line>
        <draw:line draw:style-name="gr1" draw:text-style-name="P1" draw:layer="layout" svg:x1="9.945cm" svg:y1="10.909cm" svg:x2="9.945cm" svg:y2="10.926cm">
          <text:p/>
        </draw:line>
        <draw:line draw:style-name="gr1" draw:text-style-name="P1" draw:layer="layout" svg:x1="9.946cm" svg:y1="10.926cm" svg:x2="9.94cm" svg:y2="10.945cm">
          <text:p/>
        </draw:line>
        <draw:line draw:style-name="gr1" draw:text-style-name="P1" draw:layer="layout" svg:x1="9.941cm" svg:y1="10.944cm" svg:x2="9.928cm" svg:y2="10.956cm">
          <text:p/>
        </draw:line>
        <draw:line draw:style-name="gr1" draw:text-style-name="P1" draw:layer="layout" svg:x1="9.929cm" svg:y1="10.955cm" svg:x2="9.917cm" svg:y2="10.962cm">
          <text:p/>
        </draw:line>
        <draw:line draw:style-name="gr1" draw:text-style-name="P1" draw:layer="layout" svg:x1="9.918cm" svg:y1="10.961cm" svg:x2="9.894cm" svg:y2="10.967cm">
          <text:p/>
        </draw:line>
        <draw:line draw:style-name="gr1" draw:text-style-name="P1" draw:layer="layout" svg:x1="9.894cm" svg:y1="10.966cm" svg:x2="9.877cm" svg:y2="10.966cm">
          <text:p/>
        </draw:line>
        <draw:line draw:style-name="gr1" draw:text-style-name="P1" draw:layer="layout" svg:x1="9.878cm" svg:y1="10.967cm" svg:x2="9.854cm" svg:y2="10.961cm">
          <text:p/>
        </draw:line>
        <draw:line draw:style-name="gr1" draw:text-style-name="P1" draw:layer="layout" svg:x1="9.855cm" svg:y1="10.962cm" svg:x2="9.842cm" svg:y2="10.955cm">
          <text:p/>
        </draw:line>
        <draw:line draw:style-name="gr1" draw:text-style-name="P1" draw:layer="layout" svg:x1="9.843cm" svg:y1="10.956cm" svg:x2="9.831cm" svg:y2="10.944cm">
          <text:p/>
        </draw:line>
        <draw:line draw:style-name="gr1" draw:text-style-name="P1" draw:layer="layout" svg:x1="9.832cm" svg:y1="10.945cm" svg:x2="9.825cm" svg:y2="10.926cm">
          <text:p/>
        </draw:line>
        <draw:line draw:style-name="gr1" draw:text-style-name="P1" draw:layer="layout" svg:x1="9.825cm" svg:y1="10.926cm" svg:x2="9.825cm" svg:y2="10.915cm">
          <text:p/>
        </draw:line>
        <draw:line draw:style-name="gr1" draw:text-style-name="P1" draw:layer="layout" svg:x1="9.825cm" svg:y1="10.916cm" svg:x2="9.832cm" svg:y2="10.898cm">
          <text:p/>
        </draw:line>
        <draw:line draw:style-name="gr1" draw:text-style-name="P1" draw:layer="layout" svg:x1="9.831cm" svg:y1="10.9cm" svg:x2="9.838cm" svg:y2="10.892cm">
          <text:p/>
        </draw:line>
        <draw:line draw:style-name="gr1" draw:text-style-name="P1" draw:layer="layout" svg:x1="9.837cm" svg:y1="10.892cm" svg:x2="9.877cm" svg:y2="10.892cm">
          <text:p/>
        </draw:line>
        <draw:line draw:style-name="gr1" draw:text-style-name="P1" draw:layer="layout" svg:x1="9.877cm" svg:y1="10.892cm" svg:x2="9.877cm" svg:y2="10.915cm">
          <text:p/>
        </draw:line>
        <draw:line draw:style-name="gr1" draw:text-style-name="P1" draw:layer="layout" svg:x1="9.825cm" svg:y1="10.841cm" svg:x2="9.945cm" svg:y2="10.841cm">
          <text:p/>
        </draw:line>
        <draw:line draw:style-name="gr1" draw:text-style-name="P1" draw:layer="layout" svg:x1="9.946cm" svg:y1="10.842cm" svg:x2="9.825cm" svg:y2="10.772cm">
          <text:p/>
        </draw:line>
        <draw:line draw:style-name="gr1" draw:text-style-name="P1" draw:layer="layout" svg:x1="9.825cm" svg:y1="10.772cm" svg:x2="9.945cm" svg:y2="10.772cm">
          <text:p/>
        </draw:line>
        <draw:line draw:style-name="gr1" draw:text-style-name="P1" draw:layer="layout" svg:x1="9.825cm" svg:y1="10.715cm" svg:x2="9.945cm" svg:y2="10.715cm">
          <text:p/>
        </draw:line>
        <draw:line draw:style-name="gr1" draw:text-style-name="P1" draw:layer="layout" svg:x1="9.945cm" svg:y1="10.715cm" svg:x2="9.945cm" svg:y2="10.686cm">
          <text:p/>
        </draw:line>
        <draw:line draw:style-name="gr1" draw:text-style-name="P1" draw:layer="layout" svg:x1="9.946cm" svg:y1="10.687cm" svg:x2="9.94cm" svg:y2="10.669cm">
          <text:p/>
        </draw:line>
        <draw:line draw:style-name="gr1" draw:text-style-name="P1" draw:layer="layout" svg:x1="9.941cm" svg:y1="10.67cm" svg:x2="9.928cm" svg:y2="10.658cm">
          <text:p/>
        </draw:line>
        <draw:line draw:style-name="gr1" draw:text-style-name="P1" draw:layer="layout" svg:x1="9.929cm" svg:y1="10.66cm" svg:x2="9.917cm" svg:y2="10.652cm">
          <text:p/>
        </draw:line>
        <draw:line draw:style-name="gr1" draw:text-style-name="P1" draw:layer="layout" svg:x1="9.918cm" svg:y1="10.653cm" svg:x2="9.894cm" svg:y2="10.646cm">
          <text:p/>
        </draw:line>
        <draw:line draw:style-name="gr1" draw:text-style-name="P1" draw:layer="layout" svg:x1="9.894cm" svg:y1="10.646cm" svg:x2="9.877cm" svg:y2="10.646cm">
          <text:p/>
        </draw:line>
        <draw:line draw:style-name="gr1" draw:text-style-name="P1" draw:layer="layout" svg:x1="9.878cm" svg:y1="10.646cm" svg:x2="9.854cm" svg:y2="10.653cm">
          <text:p/>
        </draw:line>
        <draw:line draw:style-name="gr1" draw:text-style-name="P1" draw:layer="layout" svg:x1="9.855cm" svg:y1="10.652cm" svg:x2="9.842cm" svg:y2="10.66cm">
          <text:p/>
        </draw:line>
        <draw:line draw:style-name="gr1" draw:text-style-name="P1" draw:layer="layout" svg:x1="9.843cm" svg:y1="10.658cm" svg:x2="9.831cm" svg:y2="10.67cm">
          <text:p/>
        </draw:line>
        <draw:line draw:style-name="gr1" draw:text-style-name="P1" draw:layer="layout" svg:x1="9.832cm" svg:y1="10.669cm" svg:x2="9.825cm" svg:y2="10.687cm">
          <text:p/>
        </draw:line>
        <draw:line draw:style-name="gr1" draw:text-style-name="P1" draw:layer="layout" svg:x1="9.825cm" svg:y1="10.686cm" svg:x2="9.825cm" svg:y2="10.715cm">
          <text:p/>
        </draw:line>
        <draw:polygon draw:style-name="gr2" draw:text-style-name="P1" draw:layer="layout" svg:width="0.25cm" svg:height="0.407cm" svg:x="9.79cm" svg:y="10.603cm" svg:viewBox="0 0 251 408" draw:points="0,0 251,0 251,408 0,408">
          <text:p/>
        </draw:polygon>
        <draw:line draw:style-name="gr1" draw:text-style-name="P1" draw:layer="layout" svg:x1="10.757cm" svg:y1="10.601cm" svg:x2="10.815cm" svg:y2="10.642cm">
          <text:p/>
        </draw:line>
        <draw:line draw:style-name="gr1" draw:text-style-name="P1" draw:layer="layout" svg:x1="10.757cm" svg:y1="10.67cm" svg:x2="10.877cm" svg:y2="10.67cm">
          <text:p/>
        </draw:line>
        <draw:line draw:style-name="gr1" draw:text-style-name="P1" draw:layer="layout" svg:x1="10.877cm" svg:y1="10.67cm" svg:x2="10.877cm" svg:y2="10.624cm">
          <text:p/>
        </draw:line>
        <draw:line draw:style-name="gr1" draw:text-style-name="P1" draw:layer="layout" svg:x1="10.878cm" svg:y1="10.625cm" svg:x2="10.872cm" svg:y2="10.613cm">
          <text:p/>
        </draw:line>
        <draw:line draw:style-name="gr1" draw:text-style-name="P1" draw:layer="layout" svg:x1="10.873cm" svg:y1="10.615cm" svg:x2="10.866cm" svg:y2="10.607cm">
          <text:p/>
        </draw:line>
        <draw:line draw:style-name="gr1" draw:text-style-name="P1" draw:layer="layout" svg:x1="10.867cm" svg:y1="10.608cm" svg:x2="10.854cm" svg:y2="10.601cm">
          <text:p/>
        </draw:line>
        <draw:line draw:style-name="gr1" draw:text-style-name="P1" draw:layer="layout" svg:x1="10.854cm" svg:y1="10.601cm" svg:x2="10.837cm" svg:y2="10.601cm">
          <text:p/>
        </draw:line>
        <draw:line draw:style-name="gr1" draw:text-style-name="P1" draw:layer="layout" svg:x1="10.838cm" svg:y1="10.601cm" svg:x2="10.826cm" svg:y2="10.608cm">
          <text:p/>
        </draw:line>
        <draw:line draw:style-name="gr1" draw:text-style-name="P1" draw:layer="layout" svg:x1="10.827cm" svg:y1="10.607cm" svg:x2="10.82cm" svg:y2="10.615cm">
          <text:p/>
        </draw:line>
        <draw:line draw:style-name="gr1" draw:text-style-name="P1" draw:layer="layout" svg:x1="10.821cm" svg:y1="10.613cm" svg:x2="10.814cm" svg:y2="10.625cm">
          <text:p/>
        </draw:line>
        <draw:line draw:style-name="gr1" draw:text-style-name="P1" draw:layer="layout" svg:x1="10.814cm" svg:y1="10.624cm" svg:x2="10.814cm" svg:y2="10.67cm">
          <text:p/>
        </draw:line>
        <draw:line draw:style-name="gr1" draw:text-style-name="P1" draw:layer="layout" svg:x1="10.77cm" svg:y1="10.551cm" svg:x2="10.763cm" svg:y2="10.544cm">
          <text:p/>
        </draw:line>
        <draw:line draw:style-name="gr1" draw:text-style-name="P1" draw:layer="layout" svg:x1="10.765cm" svg:y1="10.544cm" svg:x2="10.757cm" svg:y2="10.551cm">
          <text:p/>
        </draw:line>
        <draw:line draw:style-name="gr1" draw:text-style-name="P1" draw:layer="layout" svg:x1="10.757cm" svg:y1="10.55cm" svg:x2="10.765cm" svg:y2="10.557cm">
          <text:p/>
        </draw:line>
        <draw:line draw:style-name="gr1" draw:text-style-name="P1" draw:layer="layout" svg:x1="10.763cm" svg:y1="10.557cm" svg:x2="10.77cm" svg:y2="10.55cm">
          <text:p/>
        </draw:line>
        <draw:line draw:style-name="gr1" draw:text-style-name="P1" draw:layer="layout" svg:x1="10.769cm" svg:y1="10.55cm" svg:x2="10.757cm" svg:y2="10.55cm">
          <text:p/>
        </draw:line>
        <draw:line draw:style-name="gr1" draw:text-style-name="P1" draw:layer="layout" svg:x1="10.878cm" svg:y1="10.511cm" svg:x2="10.757cm" svg:y2="10.47cm">
          <text:p/>
        </draw:line>
        <draw:line draw:style-name="gr1" draw:text-style-name="P1" draw:layer="layout" svg:x1="10.757cm" svg:y1="10.471cm" svg:x2="10.878cm" svg:y2="10.43cm">
          <text:p/>
        </draw:line>
        <draw:line draw:style-name="gr1" draw:text-style-name="P1" draw:layer="layout" svg:x1="10.77cm" svg:y1="10.391cm" svg:x2="10.763cm" svg:y2="10.384cm">
          <text:p/>
        </draw:line>
        <draw:line draw:style-name="gr1" draw:text-style-name="P1" draw:layer="layout" svg:x1="10.765cm" svg:y1="10.384cm" svg:x2="10.757cm" svg:y2="10.391cm">
          <text:p/>
        </draw:line>
        <draw:line draw:style-name="gr1" draw:text-style-name="P1" draw:layer="layout" svg:x1="10.757cm" svg:y1="10.39cm" svg:x2="10.765cm" svg:y2="10.397cm">
          <text:p/>
        </draw:line>
        <draw:line draw:style-name="gr1" draw:text-style-name="P1" draw:layer="layout" svg:x1="10.763cm" svg:y1="10.397cm" svg:x2="10.77cm" svg:y2="10.39cm">
          <text:p/>
        </draw:line>
        <draw:line draw:style-name="gr1" draw:text-style-name="P1" draw:layer="layout" svg:x1="10.769cm" svg:y1="10.39cm" svg:x2="10.757cm" svg:y2="10.39cm">
          <text:p/>
        </draw:line>
        <draw:line draw:style-name="gr1" draw:text-style-name="P1" draw:layer="layout" svg:x1="10.757cm" svg:y1="10.178cm" svg:x2="10.757cm" svg:y2="10.247cm">
          <text:p/>
        </draw:line>
        <draw:line draw:style-name="gr1" draw:text-style-name="P1" draw:layer="layout" svg:x1="10.757cm" svg:y1="10.213cm" svg:x2="10.877cm" svg:y2="10.213cm">
          <text:p/>
        </draw:line>
        <draw:line draw:style-name="gr1" draw:text-style-name="P1" draw:layer="layout" svg:x1="10.878cm" svg:y1="10.213cm" svg:x2="10.86cm" svg:y2="10.225cm">
          <text:p/>
        </draw:line>
        <draw:line draw:style-name="gr1" draw:text-style-name="P1" draw:layer="layout" svg:x1="10.861cm" svg:y1="10.224cm" svg:x2="10.849cm" svg:y2="10.237cm">
          <text:p/>
        </draw:line>
        <draw:line draw:style-name="gr1" draw:text-style-name="P1" draw:layer="layout" svg:x1="10.85cm" svg:y1="10.236cm" svg:x2="10.843cm" svg:y2="10.248cm">
          <text:p/>
        </draw:line>
        <draw:line draw:style-name="gr1" draw:text-style-name="P1" draw:layer="layout" svg:x1="10.757cm" svg:y1="10.127cm" svg:x2="10.877cm" svg:y2="10.127cm">
          <text:p/>
        </draw:line>
        <draw:line draw:style-name="gr1" draw:text-style-name="P1" draw:layer="layout" svg:x1="10.878cm" svg:y1="10.128cm" svg:x2="10.792cm" svg:y2="10.087cm">
          <text:p/>
        </draw:line>
        <draw:line draw:style-name="gr1" draw:text-style-name="P1" draw:layer="layout" svg:x1="10.792cm" svg:y1="10.088cm" svg:x2="10.878cm" svg:y2="10.047cm">
          <text:p/>
        </draw:line>
        <draw:line draw:style-name="gr1" draw:text-style-name="P1" draw:layer="layout" svg:x1="10.877cm" svg:y1="10.047cm" svg:x2="10.757cm" svg:y2="10.047cm">
          <text:p/>
        </draw:line>
        <draw:polygon draw:style-name="gr2" draw:text-style-name="P1" draw:layer="layout" svg:width="0.248cm" svg:height="0.909cm" svg:x="10.723cm" svg:y="9.904cm" svg:viewBox="0 0 249 910" draw:points="0,0 249,0 249,910 0,910">
          <text:p/>
        </draw:polygon>
        <draw:path draw:style-name="gr3" draw:text-style-name="P2" draw:layer="layout" svg:width="0.301cm" svg:height="0.3cm" svg:x="11.953cm" svg:y="11.742cm" svg:viewBox="0 0 302 301" svg:d="M0 151c0-84 68-151 150-151 83 0 152 67 152 151 0 83-69 150-152 150-82 0-150-67-150-150z">
          <text:p/>
        </draw:path>
        <draw:path draw:style-name="gr3" draw:text-style-name="P2" draw:layer="layout" svg:width="0.3cm" svg:height="0.3cm" svg:x="11.191cm" svg:y="11.742cm" svg:viewBox="0 0 301 301" svg:d="M0 151c0-84 67-151 149-151 84 0 152 67 152 151 0 83-68 150-152 150-82 0-149-67-149-150z">
          <text:p/>
        </draw:path>
        <draw:line draw:style-name="gr4" draw:text-style-name="P1" draw:layer="layout" svg:x1="11.121cm" svg:y1="11.37cm" svg:x2="11.121cm" svg:y2="11.33cm">
          <text:p/>
        </draw:line>
        <draw:path draw:style-name="gr3" draw:text-style-name="P2" draw:layer="layout" svg:width="0.211cm" svg:height="0.21cm" svg:x="10.766cm" svg:y="11.245cm" svg:viewBox="0 0 212 211" svg:d="M0 105c0-58 49-105 107-105 57 0 105 47 105 105s-48 106-105 106c-58 0-107-48-107-106z">
          <text:p/>
        </draw:path>
        <draw:path draw:style-name="gr3" draw:text-style-name="P2" draw:layer="layout" svg:width="0.209cm" svg:height="0.21cm" svg:x="10.517cm" svg:y="11.245cm" svg:viewBox="0 0 210 211" svg:d="M0 105c0-58 48-105 105-105 58 0 105 47 105 105s-47 106-105 106c-57 0-105-48-105-106z">
          <text:p/>
        </draw:path>
        <draw:path draw:style-name="gr3" draw:text-style-name="P2" draw:layer="layout" svg:width="0.3cm" svg:height="0.3cm" svg:x="9.018cm" svg:y="12.059cm" svg:viewBox="0 0 301 301" svg:d="M0 151c0-84 68-151 151-151 82 0 150 67 150 151 0 83-68 150-150 150-83 0-151-67-151-150z">
          <text:p/>
        </draw:path>
        <draw:path draw:style-name="gr3" draw:text-style-name="P2" draw:layer="layout" svg:width="0.3cm" svg:height="0.3cm" svg:x="9.78cm" svg:y="12.059cm" svg:viewBox="0 0 301 301" svg:d="M0 151c0-84 68-151 152-151 82 0 149 67 149 151 0 83-67 150-149 150-84 0-152-67-152-150z">
          <text:p/>
        </draw:path>
        <draw:line draw:style-name="gr5" draw:text-style-name="P1" draw:layer="layout" svg:x1="9.169cm" svg:y1="13.108cm" svg:x2="9.169cm" svg:y2="13.158cm">
          <text:p/>
        </draw:line>
        <draw:path draw:style-name="gr3" draw:text-style-name="P2" draw:layer="layout" svg:width="0.24cm" svg:height="0.24cm" svg:x="9.302cm" svg:y="13.013cm" svg:viewBox="0 0 241 241" svg:d="M0 120c0-66 54-120 121-120 66 0 120 54 120 120 0 67-54 121-120 121-67 0-121-54-121-121z">
          <text:p/>
        </draw:path>
        <draw:line draw:style-name="gr6" draw:text-style-name="P1" draw:layer="layout" svg:x1="9.961cm" svg:y1="12.544cm" svg:x2="9.9cm" svg:y2="12.544cm">
          <text:p/>
        </draw:line>
        <draw:path draw:style-name="gr3" draw:text-style-name="P2" draw:layer="layout" svg:width="0.24cm" svg:height="0.24cm" svg:x="9.81cm" svg:y="12.674cm" svg:viewBox="0 0 241 241" svg:d="M0 121c0-66 54-121 121-121s120 55 120 121-53 120-120 120-121-54-121-120z">
          <text:p/>
        </draw:path>
        <draw:path draw:style-name="gr3" draw:text-style-name="P2" draw:layer="layout" svg:width="0.3cm" svg:height="0.3cm" svg:x="11.523cm" svg:y="11.2cm" svg:viewBox="0 0 301 301" svg:d="M0 151c0-83 68-151 152-151 82 0 149 68 149 151s-67 150-149 150c-84 0-152-67-152-150z">
          <text:p/>
        </draw:path>
        <draw:polygon draw:style-name="gr3" draw:text-style-name="P2" draw:layer="layout" svg:width="0.211cm" svg:height="0.21cm" svg:x="10.385cm" svg:y="12.184cm" svg:viewBox="0 0 212 211" draw:points="0,211 0,0 212,0 212,211">
          <text:p/>
        </draw:polygon>
        <draw:path draw:style-name="gr3" draw:text-style-name="P2" draw:layer="layout" svg:width="0.211cm" svg:height="0.21cm" svg:x="10.385cm" svg:y="12.438cm" svg:viewBox="0 0 212 211" svg:d="M0 106c0-59 48-106 106-106 57 0 106 47 106 106 0 58-49 105-106 105-58 0-106-47-106-105z">
          <text:p/>
        </draw:path>
        <draw:path draw:style-name="gr3" draw:text-style-name="P2" draw:layer="layout" svg:width="0.211cm" svg:height="0.21cm" svg:x="10.385cm" svg:y="12.692cm" svg:viewBox="0 0 212 211" svg:d="M0 106c0-58 48-106 106-106 57 0 106 48 106 106s-49 105-106 105c-58 0-106-47-106-105z">
          <text:p/>
        </draw:path>
        <draw:path draw:style-name="gr3" draw:text-style-name="P2" draw:layer="layout" svg:width="0.211cm" svg:height="0.21cm" svg:x="10.385cm" svg:y="12.946cm" svg:viewBox="0 0 212 211" svg:d="M0 105c0-58 48-105 106-105 57 0 106 47 106 105s-49 106-106 106c-58 0-106-48-106-106z">
          <text:p/>
        </draw:path>
        <draw:path draw:style-name="gr3" draw:text-style-name="P2" draw:layer="layout" svg:width="0.211cm" svg:height="0.21cm" svg:x="11.147cm" svg:y="12.946cm" svg:viewBox="0 0 212 211" svg:d="M0 105c0-58 48-105 107-105 57 0 105 47 105 105s-48 106-105 106c-59 0-107-48-107-106z">
          <text:p/>
        </draw:path>
        <draw:path draw:style-name="gr3" draw:text-style-name="P2" draw:layer="layout" svg:width="0.211cm" svg:height="0.21cm" svg:x="11.147cm" svg:y="12.692cm" svg:viewBox="0 0 212 211" svg:d="M0 106c0-58 48-106 107-106 57 0 105 48 105 106s-48 105-105 105c-59 0-107-47-107-105z">
          <text:p/>
        </draw:path>
        <draw:path draw:style-name="gr3" draw:text-style-name="P2" draw:layer="layout" svg:width="0.211cm" svg:height="0.21cm" svg:x="11.147cm" svg:y="12.438cm" svg:viewBox="0 0 212 211" svg:d="M0 106c0-59 48-106 107-106 57 0 105 47 105 106 0 58-48 105-105 105-59 0-107-47-107-105z">
          <text:p/>
        </draw:path>
        <draw:path draw:style-name="gr3" draw:text-style-name="P2" draw:layer="layout" svg:width="0.211cm" svg:height="0.21cm" svg:x="11.147cm" svg:y="12.184cm" svg:viewBox="0 0 212 211" svg:d="M0 105c0-58 48-105 107-105 57 0 105 47 105 105 0 59-48 106-105 106-59 0-107-47-107-106z">
          <text:p/>
        </draw:path>
        <draw:path draw:style-name="gr3" draw:text-style-name="P2" draw:layer="layout" svg:width="0.3cm" svg:height="0.3cm" svg:x="9.78cm" svg:y="11.2cm" svg:viewBox="0 0 301 301" svg:d="M0 151c0-83 68-151 152-151 82 0 149 68 149 151s-67 150-149 150c-84 0-152-67-152-150z">
          <text:p/>
        </draw:path>
        <draw:path draw:style-name="gr3" draw:text-style-name="P2" draw:layer="layout" svg:width="0.3cm" svg:height="0.3cm" svg:x="9.74cm" svg:y="12.983cm" svg:viewBox="0 0 301 301" svg:d="M0 151c0-84 68-151 152-151 82 0 149 67 149 151 0 83-67 150-149 150-84 0-152-67-152-150z">
          <text:p/>
        </draw:path>
        <draw:line draw:style-name="gr7" draw:text-style-name="P1" draw:layer="layout" svg:x1="10.873cm" svg:y1="12.963cm" svg:x2="10.873cm" svg:y2="12.379cm">
          <text:p/>
        </draw:line>
        <draw:line draw:style-name="gr7" draw:text-style-name="P1" draw:layer="layout" svg:x1="12.002cm" svg:y1="12.172cm" svg:x2="12.101cm" svg:y2="12.073cm">
          <text:p/>
        </draw:line>
        <draw:line draw:style-name="gr7" draw:text-style-name="P1" draw:layer="layout" svg:x1="10.961cm" svg:y1="12.291cm" svg:x2="11.24cm" svg:y2="12.291cm">
          <text:p/>
        </draw:line>
        <draw:line draw:style-name="gr7" draw:text-style-name="P1" draw:layer="layout" svg:x1="12.1cm" svg:y1="12.073cm" svg:x2="12.1cm" svg:y2="11.851cm">
          <text:p/>
        </draw:line>
        <draw:line draw:style-name="gr7" draw:text-style-name="P1" draw:layer="layout" svg:x1="11.685cm" svg:y1="12.27cm" svg:x2="11.783cm" svg:y2="12.171cm">
          <text:p/>
        </draw:line>
        <draw:line draw:style-name="gr7" draw:text-style-name="P1" draw:layer="layout" svg:x1="10.491cm" svg:y1="13.229cm" svg:x2="10.578cm" svg:y2="13.317cm">
          <text:p/>
        </draw:line>
        <draw:line draw:style-name="gr7" draw:text-style-name="P1" draw:layer="layout" svg:x1="10.701cm" svg:y1="13.051cm" svg:x2="10.701cm" svg:y2="13.05cm">
          <text:p/>
        </draw:line>
        <draw:line draw:style-name="gr7" draw:text-style-name="P1" draw:layer="layout" svg:x1="11.423cm" svg:y1="12.737cm" svg:x2="11.686cm" svg:y2="12.475cm">
          <text:p/>
        </draw:line>
        <draw:line draw:style-name="gr7" draw:text-style-name="P1" draw:layer="layout" svg:x1="10.786cm" svg:y1="13.051cm" svg:x2="10.874cm" svg:y2="12.963cm">
          <text:p/>
        </draw:line>
        <draw:line draw:style-name="gr7" draw:text-style-name="P1" draw:layer="layout" svg:x1="11.336cm" svg:y1="13.316cm" svg:x2="10.577cm" svg:y2="13.316cm">
          <text:p/>
        </draw:line>
        <draw:line draw:style-name="gr7" draw:text-style-name="P1" draw:layer="layout" svg:x1="10.491cm" svg:y1="13.051cm" svg:x2="10.701cm" svg:y2="13.051cm">
          <text:p/>
        </draw:line>
        <draw:line draw:style-name="gr7" draw:text-style-name="P1" draw:layer="layout" svg:x1="11.674cm" svg:y1="11.35cm" svg:x2="11.963cm" svg:y2="11.35cm">
          <text:p/>
        </draw:line>
        <draw:line draw:style-name="gr7" draw:text-style-name="P1" draw:layer="layout" svg:x1="11.782cm" svg:y1="12.171cm" svg:x2="12.004cm" svg:y2="12.171cm">
          <text:p/>
        </draw:line>
        <draw:line draw:style-name="gr7" draw:text-style-name="P1" draw:layer="layout" svg:x1="11.423cm" svg:y1="13.155cm" svg:x2="11.423cm" svg:y2="12.736cm">
          <text:p/>
        </draw:line>
        <draw:line draw:style-name="gr7" draw:text-style-name="P1" draw:layer="layout" svg:x1="11.423cm" svg:y1="13.156cm" svg:x2="11.423cm" svg:y2="13.155cm">
          <text:p/>
        </draw:line>
        <draw:line draw:style-name="gr7" draw:text-style-name="P1" draw:layer="layout" svg:x1="11.963cm" svg:y1="11.35cm" svg:x2="12.104cm" svg:y2="11.49cm">
          <text:p/>
        </draw:line>
        <draw:line draw:style-name="gr7" draw:text-style-name="P1" draw:layer="layout" svg:x1="10.701cm" svg:y1="13.05cm" svg:x2="10.786cm" svg:y2="13.05cm">
          <text:p/>
        </draw:line>
        <draw:line draw:style-name="gr7" draw:text-style-name="P1" draw:layer="layout" svg:x1="10.491cm" svg:y1="13.051cm" svg:x2="10.491cm" svg:y2="13.229cm">
          <text:p/>
        </draw:line>
        <draw:line draw:style-name="gr7" draw:text-style-name="P1" draw:layer="layout" svg:x1="10.873cm" svg:y1="12.38cm" svg:x2="10.962cm" svg:y2="12.291cm">
          <text:p/>
        </draw:line>
        <draw:line draw:style-name="gr7" draw:text-style-name="P1" draw:layer="layout" svg:x1="12.103cm" svg:y1="11.489cm" svg:x2="12.103cm" svg:y2="11.892cm">
          <text:p/>
        </draw:line>
        <draw:line draw:style-name="gr7" draw:text-style-name="P1" draw:layer="layout" svg:x1="11.423cm" svg:y1="13.229cm" svg:x2="11.423cm" svg:y2="13.156cm">
          <text:p/>
        </draw:line>
        <draw:line draw:style-name="gr7" draw:text-style-name="P1" draw:layer="layout" svg:x1="11.336cm" svg:y1="13.317cm" svg:x2="11.424cm" svg:y2="13.229cm">
          <text:p/>
        </draw:line>
        <draw:line draw:style-name="gr7" draw:text-style-name="P1" draw:layer="layout" svg:x1="11.685cm" svg:y1="12.475cm" svg:x2="11.685cm" svg:y2="12.269cm">
          <text:p/>
        </draw:line>
        <draw:line draw:style-name="gr7" draw:text-style-name="P1" draw:layer="layout" svg:x1="11.257cm" svg:y1="12.293cm" svg:x2="11.253cm" svg:y2="12.289cm">
          <text:p/>
        </draw:line>
        <draw:line draw:style-name="gr7" draw:text-style-name="P1" draw:layer="layout" svg:x1="10.491cm" svg:y1="12.289cm" svg:x2="10.256cm" svg:y2="12.289cm">
          <text:p/>
        </draw:line>
        <draw:line draw:style-name="gr7" draw:text-style-name="P1" draw:layer="layout" svg:x1="9.551cm" svg:y1="12.714cm" svg:x2="9.551cm" svg:y2="12.289cm">
          <text:p/>
        </draw:line>
        <draw:line draw:style-name="gr7" draw:text-style-name="P1" draw:layer="layout" svg:x1="10.257cm" svg:y1="12.29cm" svg:x2="10.176cm" svg:y2="12.209cm">
          <text:p/>
        </draw:line>
        <draw:line draw:style-name="gr7" draw:text-style-name="P1" draw:layer="layout" svg:x1="10.176cm" svg:y1="12.209cm" svg:x2="9.931cm" svg:y2="12.209cm">
          <text:p/>
        </draw:line>
        <draw:line draw:style-name="gr7" draw:text-style-name="P1" draw:layer="layout" svg:x1="9.931cm" svg:y1="11.35cm" svg:x2="9.931cm" svg:y2="12.209cm">
          <text:p/>
        </draw:line>
        <draw:line draw:style-name="gr7" draw:text-style-name="P1" draw:layer="layout" svg:x1="9.631cm" svg:y1="12.209cm" svg:x2="9.928cm" svg:y2="12.209cm">
          <text:p/>
        </draw:line>
        <draw:line draw:style-name="gr7" draw:text-style-name="P1" draw:layer="layout" svg:x1="9.55cm" svg:y1="12.716cm" svg:x2="9.552cm" svg:y2="12.714cm">
          <text:p/>
        </draw:line>
        <draw:line draw:style-name="gr7" draw:text-style-name="P1" draw:layer="layout" svg:x1="9.551cm" svg:y1="12.29cm" svg:x2="9.632cm" svg:y2="12.209cm">
          <text:p/>
        </draw:line>
        <draw:line draw:style-name="gr7" draw:text-style-name="P1" draw:layer="layout" svg:x1="9.629cm" svg:y1="12.795cm" svg:x2="9.926cm" svg:y2="12.795cm">
          <text:p/>
        </draw:line>
        <draw:line draw:style-name="gr7" draw:text-style-name="P1" draw:layer="layout" svg:x1="9.55cm" svg:y1="12.715cm" svg:x2="9.63cm" svg:y2="12.796cm">
          <text:p/>
        </draw:line>
        <draw:line draw:style-name="gr7" draw:text-style-name="P1" draw:layer="layout" svg:x1="9.169cm" svg:y1="12.209cm" svg:x2="9.169cm" svg:y2="13.133cm">
          <text:p/>
        </draw:line>
        <draw:line draw:style-name="gr7" draw:text-style-name="P1" draw:layer="layout" svg:x1="9.891cm" svg:y1="13.133cm" svg:x2="10.15cm" svg:y2="13.133cm">
          <text:p/>
        </draw:line>
        <draw:line draw:style-name="gr7" draw:text-style-name="P1" draw:layer="layout" svg:x1="10.313cm" svg:y1="12.797cm" svg:x2="10.491cm" svg:y2="12.797cm">
          <text:p/>
        </draw:line>
        <draw:line draw:style-name="gr7" draw:text-style-name="P1" draw:layer="layout" svg:x1="9.423cm" svg:y1="13.133cm" svg:x2="9.891cm" svg:y2="13.133cm">
          <text:p/>
        </draw:line>
        <draw:line draw:style-name="gr7" draw:text-style-name="P1" draw:layer="layout" svg:x1="10.15cm" svg:y1="13.134cm" svg:x2="10.233cm" svg:y2="13.051cm">
          <text:p/>
        </draw:line>
        <draw:line draw:style-name="gr7" draw:text-style-name="P1" draw:layer="layout" svg:x1="10.232cm" svg:y1="13.051cm" svg:x2="10.232cm" svg:y2="12.879cm">
          <text:p/>
        </draw:line>
        <draw:line draw:style-name="gr7" draw:text-style-name="P1" draw:layer="layout" svg:x1="10.232cm" svg:y1="12.88cm" svg:x2="10.314cm" svg:y2="12.797cm">
          <text:p/>
        </draw:line>
        <draw:line draw:style-name="gr7" draw:text-style-name="P1" draw:layer="layout" svg:x1="10.621cm" svg:y1="11.929cm" svg:x2="10.621cm" svg:y2="11.93cm">
          <text:p/>
        </draw:line>
        <draw:line draw:style-name="gr7" draw:text-style-name="P1" draw:layer="layout" svg:x1="10.489cm" svg:y1="12.545cm" svg:x2="10.493cm" svg:y2="12.543cm">
          <text:p/>
        </draw:line>
        <draw:line draw:style-name="gr7" draw:text-style-name="P1" draw:layer="layout" svg:x1="10.743cm" svg:y1="12.429cm" svg:x2="10.629cm" svg:y2="12.544cm">
          <text:p/>
        </draw:line>
        <draw:line draw:style-name="gr7" draw:text-style-name="P1" draw:layer="layout" svg:x1="9.931cm" svg:y1="12.544cm" svg:x2="10.489cm" svg:y2="12.544cm">
          <text:p/>
        </draw:line>
        <draw:line draw:style-name="gr7" draw:text-style-name="P1" draw:layer="layout" svg:x1="10.621cm" svg:y1="11.93cm" svg:x2="10.743cm" svg:y2="12.053cm">
          <text:p/>
        </draw:line>
        <draw:line draw:style-name="gr7" draw:text-style-name="P1" draw:layer="layout" svg:x1="10.629cm" svg:y1="12.543cm" svg:x2="10.491cm" svg:y2="12.543cm">
          <text:p/>
        </draw:line>
        <draw:line draw:style-name="gr7" draw:text-style-name="P1" draw:layer="layout" svg:x1="10.742cm" svg:y1="12.052cm" svg:x2="10.742cm" svg:y2="12.429cm">
          <text:p/>
        </draw:line>
        <draw:line draw:style-name="gr7" draw:text-style-name="P1" draw:layer="layout" svg:x1="9.931cm" svg:y1="12.543cm" svg:x2="9.931cm" svg:y2="12.544cm">
          <text:p/>
        </draw:line>
        <draw:line draw:style-name="gr7" draw:text-style-name="P1" draw:layer="layout" svg:x1="10.621cm" svg:y1="11.35cm" svg:x2="10.621cm" svg:y2="11.929cm">
          <text:p/>
        </draw:line>
        <draw:line draw:style-name="gr7" draw:text-style-name="P1" draw:layer="layout" svg:x1="11.481cm" svg:y1="12.546cm" svg:x2="11.592cm" svg:y2="12.435cm">
          <text:p/>
        </draw:line>
        <draw:line draw:style-name="gr7" draw:text-style-name="P1" draw:layer="layout" svg:x1="11.259cm" svg:y1="12.545cm" svg:x2="11.481cm" svg:y2="12.545cm">
          <text:p/>
        </draw:line>
        <draw:line draw:style-name="gr7" draw:text-style-name="P1" draw:layer="layout" svg:x1="11.341cm" svg:y1="11.892cm" svg:x2="11.201cm" svg:y2="11.892cm">
          <text:p/>
        </draw:line>
        <draw:line draw:style-name="gr7" draw:text-style-name="P1" draw:layer="layout" svg:x1="11.592cm" svg:y1="11.992cm" svg:x2="11.494cm" svg:y2="11.893cm">
          <text:p/>
        </draw:line>
        <draw:line draw:style-name="gr7" draw:text-style-name="P1" draw:layer="layout" svg:x1="11.202cm" svg:y1="11.893cm" svg:x2="11.121cm" svg:y2="11.813cm">
          <text:p/>
        </draw:line>
        <draw:line draw:style-name="gr7" draw:text-style-name="P1" draw:layer="layout" svg:x1="11.494cm" svg:y1="11.893cm" svg:x2="11.272cm" svg:y2="11.893cm">
          <text:p/>
        </draw:line>
        <draw:line draw:style-name="gr7" draw:text-style-name="P1" draw:layer="layout" svg:x1="10.872cm" svg:y1="11.35cm" svg:x2="11.121cm" svg:y2="11.35cm">
          <text:p/>
        </draw:line>
        <draw:line draw:style-name="gr7" draw:text-style-name="P1" draw:layer="layout" svg:x1="11.591cm" svg:y1="12.435cm" svg:x2="11.591cm" svg:y2="11.991cm">
          <text:p/>
        </draw:line>
        <draw:line draw:style-name="gr7" draw:text-style-name="P1" draw:layer="layout" svg:x1="11.121cm" svg:y1="11.813cm" svg:x2="11.121cm" svg:y2="11.35cm">
          <text:p/>
        </draw:line>
        <draw:polygon draw:style-name="gr8" draw:text-style-name="P2" draw:layer="layout" svg:width="0.346cm" svg:height="0.185cm" svg:x="10.016cm" svg:y="12.284cm" svg:viewBox="0 0 347 186" draw:points="130,2 135,6 193,64 197,67 205,73 219,78 233,81 248,81 301,81 309,83 316,89 320,97 320,101 320,116 321,122 326,135 335,147 339,150 345,157 347,165 345,174 340,181 332,185 327,186 73,186 65,184 58,178 57,178 54,174 51,170 36,154 18,141 10,137 3,132 0,124 0,115 4,107 9,102 26,93 47,77 65,58 81,37 95,14 96,12 97,10 99,8 100,6 101,5 103,4 106,2 107,2 109,1 114,0 121,0">
          <text:p/>
        </draw:polygon>
        <draw:polygon draw:style-name="gr8" draw:text-style-name="P2" draw:layer="layout" svg:width="0.819cm" svg:height="1.017cm" svg:x="10.697cm" svg:y="11.453cm" svg:viewBox="0 0 820 1018" draw:points="54,0 56,1 58,2 60,3 64,5 73,15 93,30 115,41 138,48 162,52 187,52 211,48 234,41 256,30 276,15 283,10 292,9 300,12 306,17 306,18 316,28 323,35 324,36 341,48 347,55 349,63 349,64 349,367 352,382 358,396 361,400 366,408 447,490 452,497 452,498 454,504 464,529 477,551 488,566 493,572 511,591 532,607 555,620 579,630 604,637 630,640 657,640 683,637 708,630 733,620 756,607 777,591 786,581 794,576 803,575 811,578 817,584 820,593 820,595 820,944 818,952 815,958 760,1012 753,1017 746,1018 704,1018 696,1016 689,1010 688,1010 674,990 669,985 662,978 657,971 656,962 659,953 662,950 674,938 688,918 699,897 707,873 711,849 711,825 707,801 699,777 688,756 674,736 657,719 641,708 637,704 629,701 615,693 592,686 571,683 568,682 543,682 540,682 519,686 496,693 474,704 454,719 437,736 428,749 424,754 423,756 416,762 408,764 407,764 256,764 253,765 242,767 228,772 225,774 223,776 216,781 155,842 147,847 138,848 130,845 124,838 121,830 121,828 121,593 120,588 119,587 118,578 112,565 112,564 105,554 104,552 5,453 1,445 0,439 0,44 2,36 7,29 8,28 26,15 35,5 37,4 39,3 41,2 43,1 45,0 47,0 50,0 52,0">
          <text:p/>
        </draw:polygon>
        <draw:polygon draw:style-name="gr8" draw:text-style-name="P2" draw:layer="layout" svg:width="0.219cm" svg:height="0.436cm" svg:x="9.626cm" svg:y="12.284cm" svg:viewBox="0 0 220 437" draw:points="115,2 122,8 125,12 126,14 139,36 143,41 155,57 173,76 194,92 211,101 217,107 220,116 220,124 215,132 210,136 202,140 184,153 169,169 156,187 146,206 139,227 135,249 135,271 139,293 146,314 156,333 169,351 182,366 187,373 188,382 185,390 182,394 177,399 164,416 158,427 152,433 143,437 140,437 43,437 40,436 36,436 35,435 34,435 29,431 6,408 1,401 0,394 0,44 2,36 6,30 30,6 38,1 44,0 107,0">
          <text:p/>
        </draw:polygon>
        <draw:polygon draw:style-name="gr8" draw:text-style-name="P2" draw:layer="layout" svg:width="0.207cm" svg:height="0.468cm" svg:x="10.591cm" svg:y="12.508cm" svg:viewBox="0 0 208 469" draw:points="199,3 205,9 208,18 208,20 208,417 206,426 202,431 170,463 162,467 156,468 103,468 102,469 98,469 47,469 38,467 31,461 18,443 6,431 1,424 0,415 3,406 6,403 18,391 32,371 43,350 51,326 55,302 55,278 51,254 43,230 32,209 18,189 6,177 1,170 0,161 3,152 6,149 18,137 31,118 37,112 44,110 45,110 59,107 73,102 78,98 85,93 173,6 180,1 190,0">
          <text:p/>
        </draw:polygon>
        <draw:polygon draw:style-name="gr8" draw:text-style-name="P2" draw:layer="layout" svg:width="0.083cm" svg:height="0.132cm" svg:x="10.307cm" svg:y="12.878cm" svg:viewBox="0 0 84 133" draw:points="41,0 43,0 45,1 48,1 49,2 51,3 54,5 55,7 56,7 65,20 79,32 79,33 81,36 83,39 83,40 83,41 83,45 84,48 84,49 84,50 82,53 81,57 80,57 80,58 78,60 65,73 56,86 51,93 40,114 38,119 34,126 26,131 18,133 9,130 3,124 0,115 0,113 0,40 2,32 5,26 26,5 29,4 31,2 32,2 34,1 37,0 40,0">
          <text:p/>
        </draw:polygon>
        <draw:polygon draw:style-name="gr8" draw:text-style-name="P2" draw:layer="layout" svg:width="0.385cm" svg:height="0.439cm" svg:x="10.005cm" svg:y="12.619cm" svg:viewBox="0 0 386 440" draw:points="349,2 356,8 362,16 368,25 380,37 385,44 386,53 383,63 380,66 368,78 361,88 355,96 349,102 340,104 339,104 302,104 300,104 288,107 274,112 270,115 262,121 169,213 164,221 163,223 161,225 155,239 152,254 152,394 152,397 151,400 151,401 150,402 147,408 120,434 113,439 106,440 84,440 76,438 69,432 66,428 65,426 52,404 36,383 18,364 17,364 11,359 8,357 2,350 0,341 2,333 7,326 10,324 20,318 38,304 54,288 67,271 78,251 87,231 93,209 96,187 96,165 93,143 87,121 78,101 78,100 67,81 54,64 49,58 48,56 47,55 46,53 44,50 44,49 43,47 43,44 43,42 44,40 44,38 45,36 46,33 48,31 48,30 62,16 69,7 72,5 75,2 76,2 77,2 80,1 83,0 84,0 340,0">
          <text:p/>
        </draw:polygon>
        <draw:polygon draw:style-name="gr8" draw:text-style-name="P2" draw:layer="layout" svg:width="0.659cm" svg:height="0.875cm" svg:x="10.571cm" svg:y="12.366cm" svg:viewBox="0 0 660 876" draw:points="541,1 545,2 549,5 552,7 552,8 564,24 577,37 579,40 581,43 581,44 581,45 581,49 582,52 582,53 582,54 580,57 579,61 578,61 578,62 576,64 564,76 550,96 539,117 531,141 527,165 527,189 531,213 539,237 547,252 550,258 558,269 564,278 576,290 581,297 582,306 579,315 576,318 564,330 554,344 551,348 550,350 539,371 531,395 528,416 528,417 527,419 527,443 531,467 539,491 547,506 550,512 562,530 564,533 576,545 581,552 582,561 579,570 576,573 564,585 555,598 550,605 539,626 531,650 529,667 527,674 527,698 528,703 531,722 539,746 548,763 550,767 562,784 564,787 581,804 601,819 623,830 645,837 646,837 653,842 658,849 660,858 657,866 651,873 642,876 640,876 46,876 43,875 39,875 38,874 37,874 32,870 5,844 1,836 0,827 3,819 8,814 14,809 21,804 38,787 51,769 57,763 66,761 67,761 137,761 141,761 222,761 237,758 251,752 255,749 263,744 360,646 367,636 369,634 374,620 377,606 377,52 379,43 383,38 415,6 422,1 429,0 537,0">
          <text:p/>
        </draw:polygon>
        <draw:polygon draw:style-name="gr8" draw:text-style-name="P2" draw:layer="layout" svg:width="3.584cm" svg:height="4.025cm" svg:x="8.823cm" svg:y="9.707cm" svg:viewBox="0 0 3585 4026" draw:points="3574,2 3581,7 3585,15 3585,19 3585,4007 3583,4015 3578,4022 3570,4026 3566,4026 1486,4026 1477,4024 1470,4019 1466,4011 1466,4002 1468,3999 1467,3999 1468,3998 1472,3982 1472,3718 1468,3702 1460,3689 1449,3677 1435,3670 1420,3665 1093,3665 1084,3663 1077,3658 1073,3650 1073,3641 1077,3633 1084,3628 1090,3626 1098,3625 1107,3624 1132,3617 1156,3607 1179,3594 1200,3578 1218,3559 1234,3538 1247,3516 1248,3514 1253,3507 1261,3503 1266,3502 1334,3502 1348,3499 1362,3494 1371,3487 1374,3485 1467,3393 1470,3388 1475,3381 1478,3373 1479,3372 1481,3369 1483,3367 1484,3366 1485,3365 1488,3364 1491,3362 1492,3362 1493,3362 1496,3362 1499,3362 1500,3362 1502,3362 1505,3364 1508,3365 1508,3366 1509,3367 1511,3369 1514,3372 1514,3373 1514,3374 1515,3375 1516,3378 1516,3381 1524,3405 1533,3422 1535,3426 1547,3443 1549,3446 1566,3463 1567,3463 1584,3476 1590,3483 1592,3491 1592,3492 1592,3530 1595,3545 1601,3559 1603,3562 1609,3571 1707,3668 1714,3673 1719,3677 1721,3677 1733,3682 1747,3685 2520,3685 2534,3682 2548,3677 2553,3673 2560,3668 2658,3571 2663,3563 2664,3562 2666,3559 2672,3545 2675,3530 2675,3463 2675,3459 2676,3456 2676,3069 2678,3061 2681,3055 2799,2938 2920,2817 2928,2805 2934,2791 2937,2776 2937,2762 2937,2601 2939,2593 2942,2587 2985,2545 2992,2540 2999,2539 3189,2539 3203,2536 3217,2531 3229,2522 3240,2512 3243,2507 3245,2504 3337,2414 3345,2402 3351,2388 3352,2382 3356,2373 3362,2368 3364,2367 3369,2365 3392,2352 3413,2336 3431,2317 3447,2296 3460,2274 3470,2249 3477,2224 3481,2198 3481,2172 3477,2146 3470,2121 3460,2096 3447,2074 3431,2053 3413,2034 3397,2022 3392,2018 3369,2005 3368,2005 3361,2000 3356,1992 3356,1986 3356,1775 3355,1774 3353,1760 3347,1746 3342,1739 3339,1734 3188,1585 3179,1579 3176,1576 3166,1572 3162,1571 3153,1569 3148,1568 3049,1568 3041,1566 3034,1560 3031,1556 3030,1554 3017,1532 3001,1511 2983,1492 2980,1490 2962,1476 2939,1463 2915,1453 2890,1446 2864,1443 2837,1443 2811,1446 2786,1453 2762,1463 2739,1476 2718,1492 2700,1511 2684,1532 2671,1554 2661,1579 2654,1604 2650,1630 2650,1656 2654,1682 2658,1699 2661,1707 2671,1732 2684,1754 2689,1761 2700,1775 2718,1794 2739,1810 2762,1823 2786,1833 2811,1840 2837,1843 2864,1843 2890,1840 2915,1833 2939,1823 2962,1810 2983,1794 3001,1775 3017,1754 3030,1732 3031,1730 3036,1723 3044,1719 3049,1718 3101,1718 3110,1720 3115,1724 3199,1807 3203,1815 3204,1821 3204,1986 3202,1995 3197,2002 3192,2005 3191,2005 3181,2011 3168,2018 3147,2034 3129,2053 3113,2074 3100,2096 3090,2121 3083,2146 3079,2172 3079,2198 3083,2224 3088,2245 3090,2249 3100,2274 3113,2296 3124,2311 3129,2317 3147,2336 3160,2345 3162,2348 3165,2351 3165,2352 3166,2352 3167,2356 3168,2359 3168,2360 3168,2361 3167,2364 3167,2368 3166,2369 3166,2370 3162,2375 3154,2383 3147,2388 3140,2389 2967,2389 2952,2389 2949,2390 2938,2392 2924,2397 2912,2406 2878,2440 2870,2445 2861,2446 2853,2443 2847,2436 2844,2428 2844,2426 2844,2277 2843,2272 2841,2262 2835,2248 2827,2236 2816,2226 2718,2128 2712,2124 2706,2117 2705,2115 2697,2096 2684,2074 2668,2053 2650,2034 2634,2022 2629,2018 2606,2005 2582,1995 2557,1988 2531,1985 2504,1985 2478,1988 2453,1995 2429,2005 2406,2018 2406,2019 2398,2022 2389,2022 2381,2018 2375,2011 2374,2003 2374,1810 2376,1802 2381,1795 2382,1794 2400,1781 2417,1764 2431,1744 2442,1723 2450,1699 2454,1675 2454,1611 2450,1587 2442,1563 2431,1542 2417,1522 2400,1505 2392,1499 2380,1490 2375,1488 2358,1479 2335,1472 2314,1469 2311,1468 2286,1468 2283,1468 2262,1472 2239,1479 2217,1490 2197,1505 2180,1522 2180,1523 2173,1528 2165,1531 2156,1529 2150,1525 2146,1522 2130,1510 2119,1505 2108,1499 2085,1492 2064,1489 2061,1488 2036,1488 2033,1488 2012,1492 1989,1499 1967,1510 1964,1513 1947,1525 1938,1535 1930,1539 1921,1540 1913,1537 1909,1535 1900,1525 1896,1522 1880,1510 1869,1505 1858,1499 1835,1492 1814,1489 1811,1488 1786,1488 1783,1488 1762,1492 1739,1499 1717,1510 1714,1513 1697,1525 1680,1542 1666,1562 1655,1583 1647,1607 1643,1631 1643,1655 1647,1679 1655,1703 1657,1707 1666,1724 1673,1734 1680,1744 1697,1761 1701,1763 1715,1774 1721,1781 1723,1789 1723,1790 1723,2209 1723,2213 1722,2216 1722,2230 1725,2243 1725,2245 1727,2249 1730,2257 1731,2259 1739,2271 1792,2323 1839,2370 1843,2378 1844,2384 1844,2430 1842,2438 1837,2445 1829,2449 1820,2449 1812,2445 1809,2442 1808,2441 1797,2433 1783,2428 1777,2427 1558,2427 1552,2428 1538,2433 1527,2441 1518,2453 1513,2466 1512,2472 1512,2487 1512,2489 1512,2491 1511,2493 1510,2496 1509,2497 1508,2499 1506,2501 1505,2503 1503,2504 1501,2505 1499,2505 1497,2506 1493,2507 1472,2507 1463,2505 1458,2501 1400,2444 1391,2438 1388,2435 1377,2431 1374,2430 1363,2428 1360,2427 1306,2427 1298,2425 1291,2419 1288,2415 1287,2413 1274,2391 1258,2370 1240,2351 1232,2345 1219,2335 1196,2322 1195,2322 1188,2317 1183,2309 1183,2303 1183,1842 1185,1833 1190,1826 1195,1823 1196,1823 1219,1810 1240,1794 1258,1775 1274,1754 1287,1732 1297,1707 1304,1682 1308,1656 1308,1630 1304,1604 1297,1579 1287,1554 1274,1532 1258,1511 1240,1492 1237,1490 1219,1476 1196,1463 1172,1453 1147,1446 1121,1443 1094,1443 1068,1446 1043,1453 1019,1463 996,1476 975,1492 957,1511 941,1532 928,1554 918,1579 911,1604 907,1630 907,1656 911,1682 915,1699 918,1707 928,1732 941,1754 946,1761 957,1775 975,1794 981,1798 996,1810 1019,1823 1020,1823 1027,1828 1032,1836 1032,1842 1032,2303 1030,2312 1025,2319 1020,2322 1019,2322 1015,2325 996,2335 975,2351 957,2370 941,2391 928,2413 927,2415 922,2422 914,2426 909,2427 801,2427 797,2428 786,2430 772,2435 769,2438 760,2444 670,2534 667,2538 661,2546 656,2560 653,2575 653,2992 653,2996 651,3002 651,3016 654,3027 654,3031 660,3045 668,3057 759,3147 764,3151 771,3156 785,3161 799,3164 814,3164 944,3164 952,3166 959,3172 961,3174 961,3175 966,3183 973,3192 979,3200 991,3212 996,3220 997,3229 994,3237 988,3243 985,3245 979,3247 956,3260 935,3276 917,3295 901,3316 888,3338 887,3340 882,3347 874,3351 869,3352 764,3352 755,3350 748,3344 747,3342 741,3332 728,3315 712,3299 694,3285 675,3274 661,3268 654,3266 633,3260 611,3257 588,3257 566,3260 545,3266 524,3274 505,3285 487,3299 481,3305 480,3305 479,3307 476,3308 474,3309 472,3310 471,3310 468,3310 465,3310 464,3310 462,3310 460,3309 457,3307 454,3306 454,3305 440,3291 428,3283 427,3282 425,3279 423,3277 423,3276 422,3275 422,3271 421,3268 421,3267 421,2702 423,2693 428,2686 433,2683 434,2683 457,2670 478,2653 496,2634 512,2613 525,2591 535,2566 542,2541 546,2515 546,2489 542,2463 535,2438 525,2413 512,2391 496,2370 478,2351 470,2345 469,2345 464,2338 461,2329 463,2321 469,2314 476,2310 481,2309 888,2309 903,2305 917,2297 928,2286 936,2272 940,2257 940,1992 936,1977 928,1963 917,1952 903,1944 888,1940 75,1940 59,1940 44,1944 29,1952 21,1955 12,1954 5,1949 0,1941 0,1935 0,888 907,888 907,1311 912,1327 919,1340 931,1352 944,1359 960,1364 1224,1364 1240,1359 1253,1352 1265,1340 1272,1327 1277,1311 1277,888 1272,872 1265,859 1253,847 1240,840 1224,835 975,835 960,835 944,840 931,847 919,859 912,872 907,888 0,888 0,589 2,580 7,574 15,570 24,570 32,574 34,575 45,587 59,595 74,599 1124,599 1139,595 1153,587 1164,576 1172,562 1176,547 1176,189 1839,189 1839,1114 1844,1130 1851,1143 1863,1155 1876,1162 1892,1167 2156,1167 2172,1162 2185,1155 2197,1143 2204,1130 2209,1114 2209,919 2652,919 2652,1280 2657,1296 2664,1309 2676,1321 2689,1328 2705,1333 2969,1333 2985,1328 2998,1321 3010,1309 3017,1296 3022,1280 3022,919 3017,903 3010,890 2998,878 2985,871 2969,866 2720,866 2705,866 2689,871 2676,878 2664,890 2657,903 2652,919 2209,919 2209,189 2204,173 2197,160 2185,148 2172,141 2156,136 1907,136 1892,136 1876,141 1863,148 1851,160 1844,173 1839,189 1176,189 1176,42 1172,26 1171,25 1172,25 1170,18 1173,10 1179,3 1187,0 1190,0 3566,0">
          <text:p/>
        </draw:polygon>
        <draw:polygon draw:style-name="gr8" draw:text-style-name="P2" draw:layer="layout" svg:width="1.062cm" svg:height="1.731cm" svg:x="8.823cm" svg:y="12.001cm" svg:viewBox="0 0 1063 1732" draw:points="29,3 30,3 44,11 59,15 75,15 210,15 218,17 225,23 229,31 229,39 225,47 222,51 221,51 213,57 195,76 179,97 166,119 157,141 156,144 153,155 149,169 145,195 145,221 149,246 149,247 150,252 156,272 166,297 179,319 183,324 195,340 213,359 227,370 234,375 257,389 258,389 265,394 270,402 270,408 270,973 268,982 263,989 262,989 251,997 235,1014 234,1015 221,1032 211,1052 204,1074 200,1097 200,1169 204,1192 211,1214 220,1231 221,1234 235,1252 251,1269 269,1282 290,1292 312,1299 334,1303 357,1303 379,1299 401,1292 422,1282 440,1269 453,1255 461,1251 470,1250 478,1253 481,1255 487,1261 505,1275 520,1284 524,1286 545,1294 566,1300 586,1303 588,1303 611,1303 633,1300 654,1294 675,1286 694,1275 712,1261 728,1245 741,1228 747,1218 753,1212 761,1208 764,1208 870,1208 878,1210 885,1216 888,1220 889,1222 902,1244 915,1261 918,1265 936,1284 957,1300 980,1313 1004,1323 1029,1330 1037,1331 1046,1332 1054,1335 1060,1341 1063,1350 1062,1358 1057,1366 1050,1370 1043,1371 876,1371 861,1376 847,1383 836,1395 828,1408 824,1424 824,1688 828,1704 829,1705 828,1705 830,1711 829,1720 824,1727 816,1732 809,1732 719,1732 710,1730 703,1725 700,1717 700,1708 702,1703 702,1702 706,1687 706,1422 702,1407 694,1393 683,1382 669,1374 654,1370 308,1370 292,1370 277,1374 263,1382 252,1393 244,1407 240,1422 240,1687 244,1702 244,1703 245,1703 247,1711 246,1720 241,1727 233,1732 227,1732 19,1732 11,1730 4,1725 0,1717 0,1713 0,20 2,11 7,4 15,0 24,0">
          <text:p/>
        </draw:polygon>
        <draw:path draw:style-name="gr9" draw:text-style-name="P3" draw:layer="layout" svg:width="0.1cm" svg:height="0.1cm" svg:x="12.053cm" svg:y="11.842cm" svg:viewBox="0 0 101 101" svg:d="M0 50c0-28 23-50 50-50 28 0 51 22 51 50s-23 51-51 51c-27 0-50-23-50-51z">
          <text:p/>
        </draw:path>
        <draw:path draw:style-name="gr9" draw:text-style-name="P3" draw:layer="layout" svg:width="0.1cm" svg:height="0.1cm" svg:x="11.291cm" svg:y="11.842cm" svg:viewBox="0 0 101 101" svg:d="M0 50c0-28 22-50 49-50 28 0 52 22 52 50s-24 51-52 51c-27 0-49-23-49-51z">
          <text:p/>
        </draw:path>
        <draw:path draw:style-name="gr9" draw:text-style-name="P3" draw:layer="layout" svg:width="0.1cm" svg:height="0.1cm" svg:x="11.072cm" svg:y="11.3cm" svg:viewBox="0 0 101 101" svg:d="M0 51c0-29 23-51 50-51 28 0 51 22 51 51 0 28-23 50-51 50-27 0-50-22-50-50z">
          <text:p/>
        </draw:path>
        <draw:path draw:style-name="gr9" draw:text-style-name="P3" draw:layer="layout" svg:width="0.1cm" svg:height="0.1cm" svg:x="10.821cm" svg:y="11.3cm" svg:viewBox="0 0 101 101" svg:d="M0 51c0-29 23-51 51-51s50 22 50 51c0 28-22 50-50 50s-51-22-51-50z">
          <text:p/>
        </draw:path>
        <draw:path draw:style-name="gr9" draw:text-style-name="P3" draw:layer="layout" svg:width="0.1cm" svg:height="0.1cm" svg:x="10.572cm" svg:y="11.3cm" svg:viewBox="0 0 101 101" svg:d="M0 51c0-29 23-51 50-51 28 0 51 22 51 51 0 28-23 50-51 50-27 0-50-22-50-50z">
          <text:p/>
        </draw:path>
        <draw:path draw:style-name="gr9" draw:text-style-name="P3" draw:layer="layout" svg:width="0.1cm" svg:height="0.1cm" svg:x="9.118cm" svg:y="12.159cm" svg:viewBox="0 0 101 101" svg:d="M0 50c0-28 23-50 51-50 27 0 50 22 50 50 0 29-23 51-50 51-28 0-51-22-51-51z">
          <text:p/>
        </draw:path>
        <draw:path draw:style-name="gr9" draw:text-style-name="P3" draw:layer="layout" svg:width="0.1cm" svg:height="0.1cm" svg:x="9.88cm" svg:y="12.159cm" svg:viewBox="0 0 101 101" svg:d="M0 50c0-28 24-50 52-50 27 0 49 22 49 50 0 29-22 51-49 51-28 0-52-22-52-51z">
          <text:p/>
        </draw:path>
        <draw:path draw:style-name="gr9" draw:text-style-name="P3" draw:layer="layout" svg:width="0.1cm" svg:height="0.1cm" svg:x="9.118cm" svg:y="13.083cm" svg:viewBox="0 0 101 101" svg:d="M0 51c0-29 23-51 51-51 27 0 50 22 50 51 0 28-23 50-50 50-28 0-51-22-51-50z">
          <text:p/>
        </draw:path>
        <draw:path draw:style-name="gr9" draw:text-style-name="P3" draw:layer="layout" svg:width="0.1cm" svg:height="0.1cm" svg:x="9.372cm" svg:y="13.083cm" svg:viewBox="0 0 101 101" svg:d="M0 51c0-29 23-51 52-51 27 0 49 22 49 51 0 28-22 50-49 50-29 0-52-22-52-50z">
          <text:p/>
        </draw:path>
        <draw:path draw:style-name="gr9" draw:text-style-name="P3" draw:layer="layout" svg:width="0.1cm" svg:height="0.1cm" svg:x="9.88cm" svg:y="12.494cm" svg:viewBox="0 0 101 101" svg:d="M0 51c0-29 24-51 52-51 27 0 49 22 49 51 0 28-22 50-49 50-28 0-52-22-52-50z">
          <text:p/>
        </draw:path>
        <draw:path draw:style-name="gr9" draw:text-style-name="P3" draw:layer="layout" svg:width="0.1cm" svg:height="0.1cm" svg:x="9.88cm" svg:y="12.744cm" svg:viewBox="0 0 101 101" svg:d="M0 50c0-28 24-50 52-50 27 0 49 22 49 50 0 29-22 51-49 51-28 0-52-22-52-51z">
          <text:p/>
        </draw:path>
        <draw:path draw:style-name="gr9" draw:text-style-name="P3" draw:layer="layout" svg:width="0.1cm" svg:height="0.1cm" svg:x="11.623cm" svg:y="11.3cm" svg:viewBox="0 0 101 101" svg:d="M0 51c0-29 23-51 52-51 27 0 49 22 49 51 0 28-22 50-49 50-29 0-52-22-52-50z">
          <text:p/>
        </draw:path>
        <draw:path draw:style-name="gr9" draw:text-style-name="P3" draw:layer="layout" svg:width="0.1cm" svg:height="0.1cm" svg:x="10.44cm" svg:y="12.239cm" svg:viewBox="0 0 101 101" svg:d="M0 50c0-28 23-50 52-50 27 0 49 22 49 50s-22 51-49 51c-29 0-52-23-52-51z">
          <text:p/>
        </draw:path>
        <draw:path draw:style-name="gr9" draw:text-style-name="P3" draw:layer="layout" svg:width="0.1cm" svg:height="0.1cm" svg:x="10.44cm" svg:y="12.493cm" svg:viewBox="0 0 101 101" svg:d="M0 51c0-29 23-51 52-51 27 0 49 22 49 51 0 28-22 50-49 50-29 0-52-22-52-50z">
          <text:p/>
        </draw:path>
        <draw:path draw:style-name="gr9" draw:text-style-name="P3" draw:layer="layout" svg:width="0.1cm" svg:height="0.1cm" svg:x="10.44cm" svg:y="12.747cm" svg:viewBox="0 0 101 101" svg:d="M0 50c0-28 23-50 52-50 27 0 49 22 49 50 0 29-22 51-49 51-29 0-52-22-52-51z">
          <text:p/>
        </draw:path>
        <draw:path draw:style-name="gr9" draw:text-style-name="P3" draw:layer="layout" svg:width="0.1cm" svg:height="0.1cm" svg:x="10.44cm" svg:y="13.001cm" svg:viewBox="0 0 101 101" svg:d="M0 51c0-28 23-51 52-51 27 0 49 23 49 51s-22 50-49 50c-29 0-52-22-52-50z">
          <text:p/>
        </draw:path>
        <draw:path draw:style-name="gr9" draw:text-style-name="P3" draw:layer="layout" svg:width="0.1cm" svg:height="0.1cm" svg:x="11.202cm" svg:y="13.001cm" svg:viewBox="0 0 101 101" svg:d="M0 51c0-28 23-51 51-51s50 23 50 51-22 50-50 50-51-22-51-50z">
          <text:p/>
        </draw:path>
        <draw:path draw:style-name="gr9" draw:text-style-name="P3" draw:layer="layout" svg:width="0.1cm" svg:height="0.1cm" svg:x="11.202cm" svg:y="12.747cm" svg:viewBox="0 0 101 101" svg:d="M0 50c0-28 23-50 51-50s50 22 50 50c0 29-22 51-50 51s-51-22-51-51z">
          <text:p/>
        </draw:path>
        <draw:path draw:style-name="gr9" draw:text-style-name="P3" draw:layer="layout" svg:width="0.1cm" svg:height="0.1cm" svg:x="11.202cm" svg:y="12.493cm" svg:viewBox="0 0 101 101" svg:d="M0 51c0-29 23-51 51-51s50 22 50 51c0 28-22 50-50 50s-51-22-51-50z">
          <text:p/>
        </draw:path>
        <draw:path draw:style-name="gr9" draw:text-style-name="P3" draw:layer="layout" svg:width="0.1cm" svg:height="0.1cm" svg:x="11.202cm" svg:y="12.239cm" svg:viewBox="0 0 101 101" svg:d="M0 50c0-28 23-50 51-50s50 22 50 50-22 51-50 51-51-23-51-51z">
          <text:p/>
        </draw:path>
        <draw:path draw:style-name="gr9" draw:text-style-name="P3" draw:layer="layout" svg:width="0.1cm" svg:height="0.1cm" svg:x="9.88cm" svg:y="11.3cm" svg:viewBox="0 0 101 101" svg:d="M0 51c0-29 24-51 52-51 27 0 49 22 49 51 0 28-22 50-49 50-28 0-52-22-52-50z">
          <text:p/>
        </draw:path>
        <draw:path draw:style-name="gr9" draw:text-style-name="P3" draw:layer="layout" svg:width="0.1cm" svg:height="0.1cm" svg:x="9.84cm" svg:y="13.083cm" svg:viewBox="0 0 101 101" svg:d="M0 51c0-29 23-51 52-51 27 0 49 22 49 51 0 28-22 50-49 50-29 0-52-22-52-50z">
          <text:p/>
        </draw:path>
        <draw:path draw:style-name="gr3" draw:text-style-name="P2" draw:layer="layout" svg:width="0.301cm" svg:height="0.3cm" svg:x="11.953cm" svg:y="11.742cm" svg:viewBox="0 0 302 301" svg:d="M0 151c0-84 68-151 150-151 83 0 152 67 152 151 0 83-69 150-152 150-82 0-150-67-150-150z">
          <text:p/>
        </draw:path>
        <draw:path draw:style-name="gr3" draw:text-style-name="P2" draw:layer="layout" svg:width="0.3cm" svg:height="0.3cm" svg:x="11.191cm" svg:y="11.742cm" svg:viewBox="0 0 301 301" svg:d="M0 151c0-84 67-151 149-151 84 0 152 67 152 151 0 83-68 150-152 150-82 0-149-67-149-150z">
          <text:p/>
        </draw:path>
        <draw:line draw:style-name="gr4" draw:text-style-name="P1" draw:layer="layout" svg:x1="11.121cm" svg:y1="11.37cm" svg:x2="11.121cm" svg:y2="11.33cm">
          <text:p/>
        </draw:line>
        <draw:path draw:style-name="gr3" draw:text-style-name="P2" draw:layer="layout" svg:width="0.211cm" svg:height="0.21cm" svg:x="10.766cm" svg:y="11.245cm" svg:viewBox="0 0 212 211" svg:d="M0 105c0-58 49-105 107-105 57 0 105 47 105 105s-48 106-105 106c-58 0-107-48-107-106z">
          <text:p/>
        </draw:path>
        <draw:path draw:style-name="gr3" draw:text-style-name="P2" draw:layer="layout" svg:width="0.209cm" svg:height="0.21cm" svg:x="10.517cm" svg:y="11.245cm" svg:viewBox="0 0 210 211" svg:d="M0 105c0-58 48-105 105-105 58 0 105 47 105 105s-47 106-105 106c-57 0-105-48-105-106z">
          <text:p/>
        </draw:path>
        <draw:path draw:style-name="gr3" draw:text-style-name="P2" draw:layer="layout" svg:width="0.3cm" svg:height="0.3cm" svg:x="9.018cm" svg:y="12.059cm" svg:viewBox="0 0 301 301" svg:d="M0 151c0-84 68-151 151-151 82 0 150 67 150 151 0 83-68 150-150 150-83 0-151-67-151-150z">
          <text:p/>
        </draw:path>
        <draw:path draw:style-name="gr3" draw:text-style-name="P2" draw:layer="layout" svg:width="0.3cm" svg:height="0.3cm" svg:x="9.78cm" svg:y="12.059cm" svg:viewBox="0 0 301 301" svg:d="M0 151c0-84 68-151 152-151 82 0 149 67 149 151 0 83-67 150-149 150-84 0-152-67-152-150z">
          <text:p/>
        </draw:path>
        <draw:line draw:style-name="gr5" draw:text-style-name="P1" draw:layer="layout" svg:x1="9.169cm" svg:y1="13.108cm" svg:x2="9.169cm" svg:y2="13.158cm">
          <text:p/>
        </draw:line>
        <draw:path draw:style-name="gr3" draw:text-style-name="P2" draw:layer="layout" svg:width="0.24cm" svg:height="0.24cm" svg:x="9.302cm" svg:y="13.013cm" svg:viewBox="0 0 241 241" svg:d="M0 120c0-66 54-120 121-120 66 0 120 54 120 120 0 67-54 121-120 121-67 0-121-54-121-121z">
          <text:p/>
        </draw:path>
        <draw:line draw:style-name="gr6" draw:text-style-name="P1" draw:layer="layout" svg:x1="9.961cm" svg:y1="12.544cm" svg:x2="9.9cm" svg:y2="12.544cm">
          <text:p/>
        </draw:line>
        <draw:path draw:style-name="gr3" draw:text-style-name="P2" draw:layer="layout" svg:width="0.24cm" svg:height="0.24cm" svg:x="9.81cm" svg:y="12.674cm" svg:viewBox="0 0 241 241" svg:d="M0 121c0-66 54-121 121-121s120 55 120 121-53 120-120 120-121-54-121-120z">
          <text:p/>
        </draw:path>
        <draw:path draw:style-name="gr3" draw:text-style-name="P2" draw:layer="layout" svg:width="0.3cm" svg:height="0.3cm" svg:x="11.523cm" svg:y="11.2cm" svg:viewBox="0 0 301 301" svg:d="M0 151c0-83 68-151 152-151 82 0 149 68 149 151s-67 150-149 150c-84 0-152-67-152-150z">
          <text:p/>
        </draw:path>
        <draw:polygon draw:style-name="gr3" draw:text-style-name="P2" draw:layer="layout" svg:width="0.211cm" svg:height="0.21cm" svg:x="10.385cm" svg:y="12.184cm" svg:viewBox="0 0 212 211" draw:points="0,211 0,0 212,0 212,211">
          <text:p/>
        </draw:polygon>
        <draw:path draw:style-name="gr3" draw:text-style-name="P2" draw:layer="layout" svg:width="0.211cm" svg:height="0.21cm" svg:x="10.385cm" svg:y="12.438cm" svg:viewBox="0 0 212 211" svg:d="M0 106c0-59 48-106 106-106 57 0 106 47 106 106 0 58-49 105-106 105-58 0-106-47-106-105z">
          <text:p/>
        </draw:path>
        <draw:path draw:style-name="gr3" draw:text-style-name="P2" draw:layer="layout" svg:width="0.211cm" svg:height="0.21cm" svg:x="10.385cm" svg:y="12.692cm" svg:viewBox="0 0 212 211" svg:d="M0 106c0-58 48-106 106-106 57 0 106 48 106 106s-49 105-106 105c-58 0-106-47-106-105z">
          <text:p/>
        </draw:path>
        <draw:path draw:style-name="gr3" draw:text-style-name="P2" draw:layer="layout" svg:width="0.211cm" svg:height="0.21cm" svg:x="10.385cm" svg:y="12.946cm" svg:viewBox="0 0 212 211" svg:d="M0 105c0-58 48-105 106-105 57 0 106 47 106 105s-49 106-106 106c-58 0-106-48-106-106z">
          <text:p/>
        </draw:path>
        <draw:path draw:style-name="gr3" draw:text-style-name="P2" draw:layer="layout" svg:width="0.211cm" svg:height="0.21cm" svg:x="11.147cm" svg:y="12.946cm" svg:viewBox="0 0 212 211" svg:d="M0 105c0-58 48-105 107-105 57 0 105 47 105 105s-48 106-105 106c-59 0-107-48-107-106z">
          <text:p/>
        </draw:path>
        <draw:path draw:style-name="gr3" draw:text-style-name="P2" draw:layer="layout" svg:width="0.211cm" svg:height="0.21cm" svg:x="11.147cm" svg:y="12.692cm" svg:viewBox="0 0 212 211" svg:d="M0 106c0-58 48-106 107-106 57 0 105 48 105 106s-48 105-105 105c-59 0-107-47-107-105z">
          <text:p/>
        </draw:path>
        <draw:path draw:style-name="gr3" draw:text-style-name="P2" draw:layer="layout" svg:width="0.211cm" svg:height="0.21cm" svg:x="11.147cm" svg:y="12.438cm" svg:viewBox="0 0 212 211" svg:d="M0 106c0-59 48-106 107-106 57 0 105 47 105 106 0 58-48 105-105 105-59 0-107-47-107-105z">
          <text:p/>
        </draw:path>
        <draw:path draw:style-name="gr3" draw:text-style-name="P2" draw:layer="layout" svg:width="0.211cm" svg:height="0.21cm" svg:x="11.147cm" svg:y="12.184cm" svg:viewBox="0 0 212 211" svg:d="M0 105c0-58 48-105 107-105 57 0 105 47 105 105 0 59-48 106-105 106-59 0-107-47-107-106z">
          <text:p/>
        </draw:path>
        <draw:path draw:style-name="gr3" draw:text-style-name="P2" draw:layer="layout" svg:width="0.3cm" svg:height="0.3cm" svg:x="9.78cm" svg:y="11.2cm" svg:viewBox="0 0 301 301" svg:d="M0 151c0-83 68-151 152-151 82 0 149 68 149 151s-67 150-149 150c-84 0-152-67-152-150z">
          <text:p/>
        </draw:path>
        <draw:path draw:style-name="gr3" draw:text-style-name="P2" draw:layer="layout" svg:width="0.3cm" svg:height="0.3cm" svg:x="9.74cm" svg:y="12.983cm" svg:viewBox="0 0 301 301" svg:d="M0 151c0-84 68-151 152-151 82 0 149 67 149 151 0 83-67 150-149 150-84 0-152-67-152-150z">
          <text:p/>
        </draw:path>
        <draw:path draw:style-name="gr3" draw:text-style-name="P2" draw:layer="layout" svg:width="0.1cm" svg:height="0.1cm" svg:x="12.053cm" svg:y="11.842cm" svg:viewBox="0 0 101 101" svg:d="M0 50c0-28 23-50 50-50 28 0 51 22 51 50s-23 51-51 51c-27 0-50-23-50-51z">
          <text:p/>
        </draw:path>
        <draw:path draw:style-name="gr3" draw:text-style-name="P2" draw:layer="layout" svg:width="0.1cm" svg:height="0.1cm" svg:x="11.291cm" svg:y="11.842cm" svg:viewBox="0 0 101 101" svg:d="M0 50c0-28 22-50 49-50 28 0 52 22 52 50s-24 51-52 51c-27 0-49-23-49-51z">
          <text:p/>
        </draw:path>
        <draw:path draw:style-name="gr3" draw:text-style-name="P2" draw:layer="layout" svg:width="0.1cm" svg:height="0.1cm" svg:x="11.072cm" svg:y="11.3cm" svg:viewBox="0 0 101 101" svg:d="M0 51c0-29 23-51 50-51 28 0 51 22 51 51 0 28-23 50-51 50-27 0-50-22-50-50z">
          <text:p/>
        </draw:path>
        <draw:path draw:style-name="gr3" draw:text-style-name="P2" draw:layer="layout" svg:width="0.1cm" svg:height="0.1cm" svg:x="10.821cm" svg:y="11.3cm" svg:viewBox="0 0 101 101" svg:d="M0 51c0-29 23-51 51-51s50 22 50 51c0 28-22 50-50 50s-51-22-51-50z">
          <text:p/>
        </draw:path>
        <draw:path draw:style-name="gr3" draw:text-style-name="P2" draw:layer="layout" svg:width="0.1cm" svg:height="0.1cm" svg:x="10.572cm" svg:y="11.3cm" svg:viewBox="0 0 101 101" svg:d="M0 51c0-29 23-51 50-51 28 0 51 22 51 51 0 28-23 50-51 50-27 0-50-22-50-50z">
          <text:p/>
        </draw:path>
        <draw:path draw:style-name="gr3" draw:text-style-name="P2" draw:layer="layout" svg:width="0.1cm" svg:height="0.1cm" svg:x="9.118cm" svg:y="12.159cm" svg:viewBox="0 0 101 101" svg:d="M0 50c0-28 23-50 51-50 27 0 50 22 50 50 0 29-23 51-50 51-28 0-51-22-51-51z">
          <text:p/>
        </draw:path>
        <draw:path draw:style-name="gr3" draw:text-style-name="P2" draw:layer="layout" svg:width="0.1cm" svg:height="0.1cm" svg:x="9.88cm" svg:y="12.159cm" svg:viewBox="0 0 101 101" svg:d="M0 50c0-28 24-50 52-50 27 0 49 22 49 50 0 29-22 51-49 51-28 0-52-22-52-51z">
          <text:p/>
        </draw:path>
        <draw:path draw:style-name="gr3" draw:text-style-name="P2" draw:layer="layout" svg:width="0.1cm" svg:height="0.1cm" svg:x="9.118cm" svg:y="13.083cm" svg:viewBox="0 0 101 101" svg:d="M0 51c0-29 23-51 51-51 27 0 50 22 50 51 0 28-23 50-50 50-28 0-51-22-51-50z">
          <text:p/>
        </draw:path>
        <draw:path draw:style-name="gr3" draw:text-style-name="P2" draw:layer="layout" svg:width="0.1cm" svg:height="0.1cm" svg:x="9.372cm" svg:y="13.083cm" svg:viewBox="0 0 101 101" svg:d="M0 51c0-29 23-51 52-51 27 0 49 22 49 51 0 28-22 50-49 50-29 0-52-22-52-50z">
          <text:p/>
        </draw:path>
        <draw:path draw:style-name="gr3" draw:text-style-name="P2" draw:layer="layout" svg:width="0.1cm" svg:height="0.1cm" svg:x="9.88cm" svg:y="12.494cm" svg:viewBox="0 0 101 101" svg:d="M0 51c0-29 24-51 52-51 27 0 49 22 49 51 0 28-22 50-49 50-28 0-52-22-52-50z">
          <text:p/>
        </draw:path>
        <draw:path draw:style-name="gr3" draw:text-style-name="P2" draw:layer="layout" svg:width="0.1cm" svg:height="0.1cm" svg:x="9.88cm" svg:y="12.744cm" svg:viewBox="0 0 101 101" svg:d="M0 50c0-28 24-50 52-50 27 0 49 22 49 50 0 29-22 51-49 51-28 0-52-22-52-51z">
          <text:p/>
        </draw:path>
        <draw:path draw:style-name="gr3" draw:text-style-name="P2" draw:layer="layout" svg:width="0.1cm" svg:height="0.1cm" svg:x="11.623cm" svg:y="11.3cm" svg:viewBox="0 0 101 101" svg:d="M0 51c0-29 23-51 52-51 27 0 49 22 49 51 0 28-22 50-49 50-29 0-52-22-52-50z">
          <text:p/>
        </draw:path>
        <draw:path draw:style-name="gr3" draw:text-style-name="P2" draw:layer="layout" svg:width="0.1cm" svg:height="0.1cm" svg:x="10.44cm" svg:y="12.239cm" svg:viewBox="0 0 101 101" svg:d="M0 50c0-28 23-50 52-50 27 0 49 22 49 50s-22 51-49 51c-29 0-52-23-52-51z">
          <text:p/>
        </draw:path>
        <draw:path draw:style-name="gr3" draw:text-style-name="P2" draw:layer="layout" svg:width="0.1cm" svg:height="0.1cm" svg:x="10.44cm" svg:y="12.493cm" svg:viewBox="0 0 101 101" svg:d="M0 51c0-29 23-51 52-51 27 0 49 22 49 51 0 28-22 50-49 50-29 0-52-22-52-50z">
          <text:p/>
        </draw:path>
        <draw:path draw:style-name="gr3" draw:text-style-name="P2" draw:layer="layout" svg:width="0.1cm" svg:height="0.1cm" svg:x="10.44cm" svg:y="12.747cm" svg:viewBox="0 0 101 101" svg:d="M0 50c0-28 23-50 52-50 27 0 49 22 49 50 0 29-22 51-49 51-29 0-52-22-52-51z">
          <text:p/>
        </draw:path>
        <draw:path draw:style-name="gr3" draw:text-style-name="P2" draw:layer="layout" svg:width="0.1cm" svg:height="0.1cm" svg:x="10.44cm" svg:y="13.001cm" svg:viewBox="0 0 101 101" svg:d="M0 51c0-28 23-51 52-51 27 0 49 23 49 51s-22 50-49 50c-29 0-52-22-52-50z">
          <text:p/>
        </draw:path>
        <draw:path draw:style-name="gr3" draw:text-style-name="P2" draw:layer="layout" svg:width="0.1cm" svg:height="0.1cm" svg:x="11.202cm" svg:y="13.001cm" svg:viewBox="0 0 101 101" svg:d="M0 51c0-28 23-51 51-51s50 23 50 51-22 50-50 50-51-22-51-50z">
          <text:p/>
        </draw:path>
        <draw:path draw:style-name="gr3" draw:text-style-name="P2" draw:layer="layout" svg:width="0.1cm" svg:height="0.1cm" svg:x="11.202cm" svg:y="12.747cm" svg:viewBox="0 0 101 101" svg:d="M0 50c0-28 23-50 51-50s50 22 50 50c0 29-22 51-50 51s-51-22-51-51z">
          <text:p/>
        </draw:path>
        <draw:path draw:style-name="gr3" draw:text-style-name="P2" draw:layer="layout" svg:width="0.1cm" svg:height="0.1cm" svg:x="11.202cm" svg:y="12.493cm" svg:viewBox="0 0 101 101" svg:d="M0 51c0-29 23-51 51-51s50 22 50 51c0 28-22 50-50 50s-51-22-51-50z">
          <text:p/>
        </draw:path>
        <draw:path draw:style-name="gr3" draw:text-style-name="P2" draw:layer="layout" svg:width="0.1cm" svg:height="0.1cm" svg:x="11.202cm" svg:y="12.239cm" svg:viewBox="0 0 101 101" svg:d="M0 50c0-28 23-50 51-50s50 22 50 50-22 51-50 51-51-23-51-51z">
          <text:p/>
        </draw:path>
        <draw:path draw:style-name="gr3" draw:text-style-name="P2" draw:layer="layout" svg:width="0.1cm" svg:height="0.1cm" svg:x="9.88cm" svg:y="11.3cm" svg:viewBox="0 0 101 101" svg:d="M0 51c0-29 24-51 52-51 27 0 49 22 49 51 0 28-22 50-49 50-28 0-52-22-52-50z">
          <text:p/>
        </draw:path>
        <draw:path draw:style-name="gr3" draw:text-style-name="P2" draw:layer="layout" svg:width="0.1cm" svg:height="0.1cm" svg:x="9.84cm" svg:y="13.083cm" svg:viewBox="0 0 101 101" svg:d="M0 51c0-29 23-51 52-51 27 0 49 22 49 51 0 28-22 50-49 50-29 0-52-22-52-50z">
          <text:p/>
        </draw:path>
        <draw:path draw:style-name="gr3" draw:text-style-name="P2" draw:layer="layout" svg:width="0.1cm" svg:height="0.1cm" svg:x="12.053cm" svg:y="11.842cm" svg:viewBox="0 0 101 101" svg:d="M0 50c0-28 23-50 50-50 28 0 51 22 51 50s-23 51-51 51c-27 0-50-23-50-51z">
          <text:p/>
        </draw:path>
        <draw:path draw:style-name="gr3" draw:text-style-name="P2" draw:layer="layout" svg:width="0.1cm" svg:height="0.1cm" svg:x="11.291cm" svg:y="11.842cm" svg:viewBox="0 0 101 101" svg:d="M0 50c0-28 22-50 49-50 28 0 52 22 52 50s-24 51-52 51c-27 0-49-23-49-51z">
          <text:p/>
        </draw:path>
        <draw:path draw:style-name="gr3" draw:text-style-name="P2" draw:layer="layout" svg:width="0.1cm" svg:height="0.1cm" svg:x="11.072cm" svg:y="11.3cm" svg:viewBox="0 0 101 101" svg:d="M0 51c0-29 23-51 50-51 28 0 51 22 51 51 0 28-23 50-51 50-27 0-50-22-50-50z">
          <text:p/>
        </draw:path>
        <draw:path draw:style-name="gr3" draw:text-style-name="P2" draw:layer="layout" svg:width="0.1cm" svg:height="0.1cm" svg:x="10.821cm" svg:y="11.3cm" svg:viewBox="0 0 101 101" svg:d="M0 51c0-29 23-51 51-51s50 22 50 51c0 28-22 50-50 50s-51-22-51-50z">
          <text:p/>
        </draw:path>
        <draw:path draw:style-name="gr3" draw:text-style-name="P2" draw:layer="layout" svg:width="0.1cm" svg:height="0.1cm" svg:x="10.572cm" svg:y="11.3cm" svg:viewBox="0 0 101 101" svg:d="M0 51c0-29 23-51 50-51 28 0 51 22 51 51 0 28-23 50-51 50-27 0-50-22-50-50z">
          <text:p/>
        </draw:path>
        <draw:path draw:style-name="gr3" draw:text-style-name="P2" draw:layer="layout" svg:width="0.1cm" svg:height="0.1cm" svg:x="9.118cm" svg:y="12.159cm" svg:viewBox="0 0 101 101" svg:d="M0 50c0-28 23-50 51-50 27 0 50 22 50 50 0 29-23 51-50 51-28 0-51-22-51-51z">
          <text:p/>
        </draw:path>
        <draw:path draw:style-name="gr3" draw:text-style-name="P2" draw:layer="layout" svg:width="0.1cm" svg:height="0.1cm" svg:x="9.88cm" svg:y="12.159cm" svg:viewBox="0 0 101 101" svg:d="M0 50c0-28 24-50 52-50 27 0 49 22 49 50 0 29-22 51-49 51-28 0-52-22-52-51z">
          <text:p/>
        </draw:path>
        <draw:path draw:style-name="gr3" draw:text-style-name="P2" draw:layer="layout" svg:width="0.1cm" svg:height="0.1cm" svg:x="9.118cm" svg:y="13.083cm" svg:viewBox="0 0 101 101" svg:d="M0 51c0-29 23-51 51-51 27 0 50 22 50 51 0 28-23 50-50 50-28 0-51-22-51-50z">
          <text:p/>
        </draw:path>
        <draw:path draw:style-name="gr3" draw:text-style-name="P2" draw:layer="layout" svg:width="0.1cm" svg:height="0.1cm" svg:x="9.372cm" svg:y="13.083cm" svg:viewBox="0 0 101 101" svg:d="M0 51c0-29 23-51 52-51 27 0 49 22 49 51 0 28-22 50-49 50-29 0-52-22-52-50z">
          <text:p/>
        </draw:path>
        <draw:path draw:style-name="gr3" draw:text-style-name="P2" draw:layer="layout" svg:width="0.1cm" svg:height="0.1cm" svg:x="9.88cm" svg:y="12.494cm" svg:viewBox="0 0 101 101" svg:d="M0 51c0-29 24-51 52-51 27 0 49 22 49 51 0 28-22 50-49 50-28 0-52-22-52-50z">
          <text:p/>
        </draw:path>
        <draw:path draw:style-name="gr3" draw:text-style-name="P2" draw:layer="layout" svg:width="0.1cm" svg:height="0.1cm" svg:x="9.88cm" svg:y="12.744cm" svg:viewBox="0 0 101 101" svg:d="M0 50c0-28 24-50 52-50 27 0 49 22 49 50 0 29-22 51-49 51-28 0-52-22-52-51z">
          <text:p/>
        </draw:path>
        <draw:path draw:style-name="gr3" draw:text-style-name="P2" draw:layer="layout" svg:width="0.1cm" svg:height="0.1cm" svg:x="11.623cm" svg:y="11.3cm" svg:viewBox="0 0 101 101" svg:d="M0 51c0-29 23-51 52-51 27 0 49 22 49 51 0 28-22 50-49 50-29 0-52-22-52-50z">
          <text:p/>
        </draw:path>
        <draw:path draw:style-name="gr3" draw:text-style-name="P2" draw:layer="layout" svg:width="0.1cm" svg:height="0.1cm" svg:x="10.44cm" svg:y="12.239cm" svg:viewBox="0 0 101 101" svg:d="M0 50c0-28 23-50 52-50 27 0 49 22 49 50s-22 51-49 51c-29 0-52-23-52-51z">
          <text:p/>
        </draw:path>
        <draw:path draw:style-name="gr3" draw:text-style-name="P2" draw:layer="layout" svg:width="0.1cm" svg:height="0.1cm" svg:x="10.44cm" svg:y="12.493cm" svg:viewBox="0 0 101 101" svg:d="M0 51c0-29 23-51 52-51 27 0 49 22 49 51 0 28-22 50-49 50-29 0-52-22-52-50z">
          <text:p/>
        </draw:path>
        <draw:path draw:style-name="gr3" draw:text-style-name="P2" draw:layer="layout" svg:width="0.1cm" svg:height="0.1cm" svg:x="10.44cm" svg:y="12.747cm" svg:viewBox="0 0 101 101" svg:d="M0 50c0-28 23-50 52-50 27 0 49 22 49 50 0 29-22 51-49 51-29 0-52-22-52-51z">
          <text:p/>
        </draw:path>
        <draw:path draw:style-name="gr3" draw:text-style-name="P2" draw:layer="layout" svg:width="0.1cm" svg:height="0.1cm" svg:x="10.44cm" svg:y="13.001cm" svg:viewBox="0 0 101 101" svg:d="M0 51c0-28 23-51 52-51 27 0 49 23 49 51s-22 50-49 50c-29 0-52-22-52-50z">
          <text:p/>
        </draw:path>
        <draw:path draw:style-name="gr3" draw:text-style-name="P2" draw:layer="layout" svg:width="0.1cm" svg:height="0.1cm" svg:x="11.202cm" svg:y="13.001cm" svg:viewBox="0 0 101 101" svg:d="M0 51c0-28 23-51 51-51s50 23 50 51-22 50-50 50-51-22-51-50z">
          <text:p/>
        </draw:path>
        <draw:path draw:style-name="gr3" draw:text-style-name="P2" draw:layer="layout" svg:width="0.1cm" svg:height="0.1cm" svg:x="11.202cm" svg:y="12.747cm" svg:viewBox="0 0 101 101" svg:d="M0 50c0-28 23-50 51-50s50 22 50 50c0 29-22 51-50 51s-51-22-51-51z">
          <text:p/>
        </draw:path>
        <draw:path draw:style-name="gr3" draw:text-style-name="P2" draw:layer="layout" svg:width="0.1cm" svg:height="0.1cm" svg:x="11.202cm" svg:y="12.493cm" svg:viewBox="0 0 101 101" svg:d="M0 51c0-29 23-51 51-51s50 22 50 51c0 28-22 50-50 50s-51-22-51-50z">
          <text:p/>
        </draw:path>
        <draw:path draw:style-name="gr3" draw:text-style-name="P2" draw:layer="layout" svg:width="0.1cm" svg:height="0.1cm" svg:x="11.202cm" svg:y="12.239cm" svg:viewBox="0 0 101 101" svg:d="M0 50c0-28 23-50 51-50s50 22 50 50-22 51-50 51-51-23-51-51z">
          <text:p/>
        </draw:path>
        <draw:path draw:style-name="gr3" draw:text-style-name="P2" draw:layer="layout" svg:width="0.1cm" svg:height="0.1cm" svg:x="9.88cm" svg:y="11.3cm" svg:viewBox="0 0 101 101" svg:d="M0 51c0-29 24-51 52-51 27 0 49 22 49 51 0 28-22 50-49 50-28 0-52-22-52-50z">
          <text:p/>
        </draw:path>
        <draw:path draw:style-name="gr3" draw:text-style-name="P2" draw:layer="layout" svg:width="0.1cm" svg:height="0.1cm" svg:x="9.84cm" svg:y="13.083cm" svg:viewBox="0 0 101 101" svg:d="M0 51c0-29 23-51 52-51 27 0 49 22 49 51 0 28-22 50-49 50-29 0-52-22-52-50z">
          <text:p/>
        </draw:path>
        <draw:path draw:style-name="gr3" draw:text-style-name="P2" draw:layer="layout" svg:width="0.1cm" svg:height="0.1cm" svg:x="12.053cm" svg:y="11.842cm" svg:viewBox="0 0 101 101" svg:d="M0 50c0-28 23-50 50-50 28 0 51 22 51 50s-23 51-51 51c-27 0-50-23-50-51z">
          <text:p/>
        </draw:path>
        <draw:path draw:style-name="gr3" draw:text-style-name="P2" draw:layer="layout" svg:width="0.1cm" svg:height="0.1cm" svg:x="11.291cm" svg:y="11.842cm" svg:viewBox="0 0 101 101" svg:d="M0 50c0-28 22-50 49-50 28 0 52 22 52 50s-24 51-52 51c-27 0-49-23-49-51z">
          <text:p/>
        </draw:path>
        <draw:path draw:style-name="gr3" draw:text-style-name="P2" draw:layer="layout" svg:width="0.1cm" svg:height="0.1cm" svg:x="11.072cm" svg:y="11.3cm" svg:viewBox="0 0 101 101" svg:d="M0 51c0-29 23-51 50-51 28 0 51 22 51 51 0 28-23 50-51 50-27 0-50-22-50-50z">
          <text:p/>
        </draw:path>
        <draw:path draw:style-name="gr3" draw:text-style-name="P2" draw:layer="layout" svg:width="0.1cm" svg:height="0.1cm" svg:x="10.821cm" svg:y="11.3cm" svg:viewBox="0 0 101 101" svg:d="M0 51c0-29 23-51 51-51s50 22 50 51c0 28-22 50-50 50s-51-22-51-50z">
          <text:p/>
        </draw:path>
        <draw:path draw:style-name="gr3" draw:text-style-name="P2" draw:layer="layout" svg:width="0.1cm" svg:height="0.1cm" svg:x="10.572cm" svg:y="11.3cm" svg:viewBox="0 0 101 101" svg:d="M0 51c0-29 23-51 50-51 28 0 51 22 51 51 0 28-23 50-51 50-27 0-50-22-50-50z">
          <text:p/>
        </draw:path>
        <draw:path draw:style-name="gr3" draw:text-style-name="P2" draw:layer="layout" svg:width="0.1cm" svg:height="0.1cm" svg:x="9.118cm" svg:y="12.159cm" svg:viewBox="0 0 101 101" svg:d="M0 50c0-28 23-50 51-50 27 0 50 22 50 50 0 29-23 51-50 51-28 0-51-22-51-51z">
          <text:p/>
        </draw:path>
        <draw:path draw:style-name="gr3" draw:text-style-name="P2" draw:layer="layout" svg:width="0.1cm" svg:height="0.1cm" svg:x="9.88cm" svg:y="12.159cm" svg:viewBox="0 0 101 101" svg:d="M0 50c0-28 24-50 52-50 27 0 49 22 49 50 0 29-22 51-49 51-28 0-52-22-52-51z">
          <text:p/>
        </draw:path>
        <draw:path draw:style-name="gr3" draw:text-style-name="P2" draw:layer="layout" svg:width="0.1cm" svg:height="0.1cm" svg:x="9.118cm" svg:y="13.083cm" svg:viewBox="0 0 101 101" svg:d="M0 51c0-29 23-51 51-51 27 0 50 22 50 51 0 28-23 50-50 50-28 0-51-22-51-50z">
          <text:p/>
        </draw:path>
        <draw:path draw:style-name="gr3" draw:text-style-name="P2" draw:layer="layout" svg:width="0.1cm" svg:height="0.1cm" svg:x="9.372cm" svg:y="13.083cm" svg:viewBox="0 0 101 101" svg:d="M0 51c0-29 23-51 52-51 27 0 49 22 49 51 0 28-22 50-49 50-29 0-52-22-52-50z">
          <text:p/>
        </draw:path>
        <draw:path draw:style-name="gr3" draw:text-style-name="P2" draw:layer="layout" svg:width="0.1cm" svg:height="0.1cm" svg:x="9.88cm" svg:y="12.494cm" svg:viewBox="0 0 101 101" svg:d="M0 51c0-29 24-51 52-51 27 0 49 22 49 51 0 28-22 50-49 50-28 0-52-22-52-50z">
          <text:p/>
        </draw:path>
        <draw:path draw:style-name="gr3" draw:text-style-name="P2" draw:layer="layout" svg:width="0.1cm" svg:height="0.1cm" svg:x="9.88cm" svg:y="12.744cm" svg:viewBox="0 0 101 101" svg:d="M0 50c0-28 24-50 52-50 27 0 49 22 49 50 0 29-22 51-49 51-28 0-52-22-52-51z">
          <text:p/>
        </draw:path>
        <draw:path draw:style-name="gr3" draw:text-style-name="P2" draw:layer="layout" svg:width="0.1cm" svg:height="0.1cm" svg:x="11.623cm" svg:y="11.3cm" svg:viewBox="0 0 101 101" svg:d="M0 51c0-29 23-51 52-51 27 0 49 22 49 51 0 28-22 50-49 50-29 0-52-22-52-50z">
          <text:p/>
        </draw:path>
        <draw:path draw:style-name="gr3" draw:text-style-name="P2" draw:layer="layout" svg:width="0.1cm" svg:height="0.1cm" svg:x="10.44cm" svg:y="12.239cm" svg:viewBox="0 0 101 101" svg:d="M0 50c0-28 23-50 52-50 27 0 49 22 49 50s-22 51-49 51c-29 0-52-23-52-51z">
          <text:p/>
        </draw:path>
        <draw:path draw:style-name="gr3" draw:text-style-name="P2" draw:layer="layout" svg:width="0.1cm" svg:height="0.1cm" svg:x="10.44cm" svg:y="12.493cm" svg:viewBox="0 0 101 101" svg:d="M0 51c0-29 23-51 52-51 27 0 49 22 49 51 0 28-22 50-49 50-29 0-52-22-52-50z">
          <text:p/>
        </draw:path>
        <draw:path draw:style-name="gr3" draw:text-style-name="P2" draw:layer="layout" svg:width="0.1cm" svg:height="0.1cm" svg:x="10.44cm" svg:y="12.747cm" svg:viewBox="0 0 101 101" svg:d="M0 50c0-28 23-50 52-50 27 0 49 22 49 50 0 29-22 51-49 51-29 0-52-22-52-51z">
          <text:p/>
        </draw:path>
        <draw:path draw:style-name="gr3" draw:text-style-name="P2" draw:layer="layout" svg:width="0.1cm" svg:height="0.1cm" svg:x="10.44cm" svg:y="13.001cm" svg:viewBox="0 0 101 101" svg:d="M0 51c0-28 23-51 52-51 27 0 49 23 49 51s-22 50-49 50c-29 0-52-22-52-50z">
          <text:p/>
        </draw:path>
        <draw:path draw:style-name="gr3" draw:text-style-name="P2" draw:layer="layout" svg:width="0.1cm" svg:height="0.1cm" svg:x="11.202cm" svg:y="13.001cm" svg:viewBox="0 0 101 101" svg:d="M0 51c0-28 23-51 51-51s50 23 50 51-22 50-50 50-51-22-51-50z">
          <text:p/>
        </draw:path>
        <draw:path draw:style-name="gr3" draw:text-style-name="P2" draw:layer="layout" svg:width="0.1cm" svg:height="0.1cm" svg:x="11.202cm" svg:y="12.747cm" svg:viewBox="0 0 101 101" svg:d="M0 50c0-28 23-50 51-50s50 22 50 50c0 29-22 51-50 51s-51-22-51-51z">
          <text:p/>
        </draw:path>
        <draw:path draw:style-name="gr3" draw:text-style-name="P2" draw:layer="layout" svg:width="0.1cm" svg:height="0.1cm" svg:x="11.202cm" svg:y="12.493cm" svg:viewBox="0 0 101 101" svg:d="M0 51c0-29 23-51 51-51s50 22 50 51c0 28-22 50-50 50s-51-22-51-50z">
          <text:p/>
        </draw:path>
        <draw:path draw:style-name="gr3" draw:text-style-name="P2" draw:layer="layout" svg:width="0.1cm" svg:height="0.1cm" svg:x="11.202cm" svg:y="12.239cm" svg:viewBox="0 0 101 101" svg:d="M0 50c0-28 23-50 51-50s50 22 50 50-22 51-50 51-51-23-51-51z">
          <text:p/>
        </draw:path>
        <draw:path draw:style-name="gr3" draw:text-style-name="P2" draw:layer="layout" svg:width="0.1cm" svg:height="0.1cm" svg:x="9.88cm" svg:y="11.3cm" svg:viewBox="0 0 101 101" svg:d="M0 51c0-29 24-51 52-51 27 0 49 22 49 51 0 28-22 50-49 50-28 0-52-22-52-50z">
          <text:p/>
        </draw:path>
        <draw:path draw:style-name="gr3" draw:text-style-name="P2" draw:layer="layout" svg:width="0.1cm" svg:height="0.1cm" svg:x="9.84cm" svg:y="13.083cm" svg:viewBox="0 0 101 101" svg:d="M0 51c0-29 23-51 52-51 27 0 49 22 49 51 0 28-22 50-49 50-29 0-52-22-52-50z">
          <text:p/>
        </draw:path>
        <draw:path draw:style-name="gr3" draw:text-style-name="P2" draw:layer="layout" svg:width="0.1cm" svg:height="0.1cm" svg:x="12.053cm" svg:y="11.842cm" svg:viewBox="0 0 101 101" svg:d="M0 50c0-28 23-50 50-50 28 0 51 22 51 50s-23 51-51 51c-27 0-50-23-50-51z">
          <text:p/>
        </draw:path>
        <draw:path draw:style-name="gr3" draw:text-style-name="P2" draw:layer="layout" svg:width="0.1cm" svg:height="0.1cm" svg:x="11.291cm" svg:y="11.842cm" svg:viewBox="0 0 101 101" svg:d="M0 50c0-28 22-50 49-50 28 0 52 22 52 50s-24 51-52 51c-27 0-49-23-49-51z">
          <text:p/>
        </draw:path>
        <draw:path draw:style-name="gr3" draw:text-style-name="P2" draw:layer="layout" svg:width="0.1cm" svg:height="0.1cm" svg:x="11.072cm" svg:y="11.3cm" svg:viewBox="0 0 101 101" svg:d="M0 51c0-29 23-51 50-51 28 0 51 22 51 51 0 28-23 50-51 50-27 0-50-22-50-50z">
          <text:p/>
        </draw:path>
        <draw:path draw:style-name="gr3" draw:text-style-name="P2" draw:layer="layout" svg:width="0.1cm" svg:height="0.1cm" svg:x="10.821cm" svg:y="11.3cm" svg:viewBox="0 0 101 101" svg:d="M0 51c0-29 23-51 51-51s50 22 50 51c0 28-22 50-50 50s-51-22-51-50z">
          <text:p/>
        </draw:path>
        <draw:path draw:style-name="gr3" draw:text-style-name="P2" draw:layer="layout" svg:width="0.1cm" svg:height="0.1cm" svg:x="10.572cm" svg:y="11.3cm" svg:viewBox="0 0 101 101" svg:d="M0 51c0-29 23-51 50-51 28 0 51 22 51 51 0 28-23 50-51 50-27 0-50-22-50-50z">
          <text:p/>
        </draw:path>
        <draw:path draw:style-name="gr3" draw:text-style-name="P2" draw:layer="layout" svg:width="0.1cm" svg:height="0.1cm" svg:x="9.118cm" svg:y="12.159cm" svg:viewBox="0 0 101 101" svg:d="M0 50c0-28 23-50 51-50 27 0 50 22 50 50 0 29-23 51-50 51-28 0-51-22-51-51z">
          <text:p/>
        </draw:path>
        <draw:path draw:style-name="gr3" draw:text-style-name="P2" draw:layer="layout" svg:width="0.1cm" svg:height="0.1cm" svg:x="9.88cm" svg:y="12.159cm" svg:viewBox="0 0 101 101" svg:d="M0 50c0-28 24-50 52-50 27 0 49 22 49 50 0 29-22 51-49 51-28 0-52-22-52-51z">
          <text:p/>
        </draw:path>
        <draw:path draw:style-name="gr3" draw:text-style-name="P2" draw:layer="layout" svg:width="0.1cm" svg:height="0.1cm" svg:x="9.118cm" svg:y="13.083cm" svg:viewBox="0 0 101 101" svg:d="M0 51c0-29 23-51 51-51 27 0 50 22 50 51 0 28-23 50-50 50-28 0-51-22-51-50z">
          <text:p/>
        </draw:path>
        <draw:path draw:style-name="gr3" draw:text-style-name="P2" draw:layer="layout" svg:width="0.1cm" svg:height="0.1cm" svg:x="9.372cm" svg:y="13.083cm" svg:viewBox="0 0 101 101" svg:d="M0 51c0-29 23-51 52-51 27 0 49 22 49 51 0 28-22 50-49 50-29 0-52-22-52-50z">
          <text:p/>
        </draw:path>
        <draw:path draw:style-name="gr3" draw:text-style-name="P2" draw:layer="layout" svg:width="0.1cm" svg:height="0.1cm" svg:x="9.88cm" svg:y="12.494cm" svg:viewBox="0 0 101 101" svg:d="M0 51c0-29 24-51 52-51 27 0 49 22 49 51 0 28-22 50-49 50-28 0-52-22-52-50z">
          <text:p/>
        </draw:path>
        <draw:path draw:style-name="gr3" draw:text-style-name="P2" draw:layer="layout" svg:width="0.1cm" svg:height="0.1cm" svg:x="9.88cm" svg:y="12.744cm" svg:viewBox="0 0 101 101" svg:d="M0 50c0-28 24-50 52-50 27 0 49 22 49 50 0 29-22 51-49 51-28 0-52-22-52-51z">
          <text:p/>
        </draw:path>
        <draw:path draw:style-name="gr3" draw:text-style-name="P2" draw:layer="layout" svg:width="0.1cm" svg:height="0.1cm" svg:x="11.623cm" svg:y="11.3cm" svg:viewBox="0 0 101 101" svg:d="M0 51c0-29 23-51 52-51 27 0 49 22 49 51 0 28-22 50-49 50-29 0-52-22-52-50z">
          <text:p/>
        </draw:path>
        <draw:path draw:style-name="gr3" draw:text-style-name="P2" draw:layer="layout" svg:width="0.1cm" svg:height="0.1cm" svg:x="10.44cm" svg:y="12.239cm" svg:viewBox="0 0 101 101" svg:d="M0 50c0-28 23-50 52-50 27 0 49 22 49 50s-22 51-49 51c-29 0-52-23-52-51z">
          <text:p/>
        </draw:path>
        <draw:path draw:style-name="gr3" draw:text-style-name="P2" draw:layer="layout" svg:width="0.1cm" svg:height="0.1cm" svg:x="10.44cm" svg:y="12.493cm" svg:viewBox="0 0 101 101" svg:d="M0 51c0-29 23-51 52-51 27 0 49 22 49 51 0 28-22 50-49 50-29 0-52-22-52-50z">
          <text:p/>
        </draw:path>
        <draw:path draw:style-name="gr3" draw:text-style-name="P2" draw:layer="layout" svg:width="0.1cm" svg:height="0.1cm" svg:x="10.44cm" svg:y="12.747cm" svg:viewBox="0 0 101 101" svg:d="M0 50c0-28 23-50 52-50 27 0 49 22 49 50 0 29-22 51-49 51-29 0-52-22-52-51z">
          <text:p/>
        </draw:path>
        <draw:path draw:style-name="gr3" draw:text-style-name="P2" draw:layer="layout" svg:width="0.1cm" svg:height="0.1cm" svg:x="10.44cm" svg:y="13.001cm" svg:viewBox="0 0 101 101" svg:d="M0 51c0-28 23-51 52-51 27 0 49 23 49 51s-22 50-49 50c-29 0-52-22-52-50z">
          <text:p/>
        </draw:path>
        <draw:path draw:style-name="gr3" draw:text-style-name="P2" draw:layer="layout" svg:width="0.1cm" svg:height="0.1cm" svg:x="11.202cm" svg:y="13.001cm" svg:viewBox="0 0 101 101" svg:d="M0 51c0-28 23-51 51-51s50 23 50 51-22 50-50 50-51-22-51-50z">
          <text:p/>
        </draw:path>
        <draw:path draw:style-name="gr3" draw:text-style-name="P2" draw:layer="layout" svg:width="0.1cm" svg:height="0.1cm" svg:x="11.202cm" svg:y="12.747cm" svg:viewBox="0 0 101 101" svg:d="M0 50c0-28 23-50 51-50s50 22 50 50c0 29-22 51-50 51s-51-22-51-51z">
          <text:p/>
        </draw:path>
        <draw:path draw:style-name="gr3" draw:text-style-name="P2" draw:layer="layout" svg:width="0.1cm" svg:height="0.1cm" svg:x="11.202cm" svg:y="12.493cm" svg:viewBox="0 0 101 101" svg:d="M0 51c0-29 23-51 51-51s50 22 50 51c0 28-22 50-50 50s-51-22-51-50z">
          <text:p/>
        </draw:path>
        <draw:path draw:style-name="gr3" draw:text-style-name="P2" draw:layer="layout" svg:width="0.1cm" svg:height="0.1cm" svg:x="11.202cm" svg:y="12.239cm" svg:viewBox="0 0 101 101" svg:d="M0 50c0-28 23-50 51-50s50 22 50 50-22 51-50 51-51-23-51-51z">
          <text:p/>
        </draw:path>
        <draw:path draw:style-name="gr3" draw:text-style-name="P2" draw:layer="layout" svg:width="0.1cm" svg:height="0.1cm" svg:x="9.88cm" svg:y="11.3cm" svg:viewBox="0 0 101 101" svg:d="M0 51c0-29 24-51 52-51 27 0 49 22 49 51 0 28-22 50-49 50-28 0-52-22-52-50z">
          <text:p/>
        </draw:path>
        <draw:path draw:style-name="gr3" draw:text-style-name="P2" draw:layer="layout" svg:width="0.1cm" svg:height="0.1cm" svg:x="9.84cm" svg:y="13.083cm" svg:viewBox="0 0 101 101" svg:d="M0 51c0-29 23-51 52-51 27 0 49 22 49 51 0 28-22 50-49 50-29 0-52-22-52-50z">
          <text:p/>
        </draw:path>
        <draw:path draw:style-name="gr3" draw:text-style-name="P2" draw:layer="layout" svg:width="0.1cm" svg:height="0.1cm" svg:x="12.053cm" svg:y="11.842cm" svg:viewBox="0 0 101 101" svg:d="M0 50c0-28 23-50 50-50 28 0 51 22 51 50s-23 51-51 51c-27 0-50-23-50-51z">
          <text:p/>
        </draw:path>
        <draw:path draw:style-name="gr3" draw:text-style-name="P2" draw:layer="layout" svg:width="0.1cm" svg:height="0.1cm" svg:x="11.291cm" svg:y="11.842cm" svg:viewBox="0 0 101 101" svg:d="M0 50c0-28 22-50 49-50 28 0 52 22 52 50s-24 51-52 51c-27 0-49-23-49-51z">
          <text:p/>
        </draw:path>
        <draw:path draw:style-name="gr3" draw:text-style-name="P2" draw:layer="layout" svg:width="0.1cm" svg:height="0.1cm" svg:x="11.072cm" svg:y="11.3cm" svg:viewBox="0 0 101 101" svg:d="M0 51c0-29 23-51 50-51 28 0 51 22 51 51 0 28-23 50-51 50-27 0-50-22-50-50z">
          <text:p/>
        </draw:path>
        <draw:path draw:style-name="gr3" draw:text-style-name="P2" draw:layer="layout" svg:width="0.1cm" svg:height="0.1cm" svg:x="10.821cm" svg:y="11.3cm" svg:viewBox="0 0 101 101" svg:d="M0 51c0-29 23-51 51-51s50 22 50 51c0 28-22 50-50 50s-51-22-51-50z">
          <text:p/>
        </draw:path>
        <draw:path draw:style-name="gr3" draw:text-style-name="P2" draw:layer="layout" svg:width="0.1cm" svg:height="0.1cm" svg:x="10.572cm" svg:y="11.3cm" svg:viewBox="0 0 101 101" svg:d="M0 51c0-29 23-51 50-51 28 0 51 22 51 51 0 28-23 50-51 50-27 0-50-22-50-50z">
          <text:p/>
        </draw:path>
        <draw:path draw:style-name="gr3" draw:text-style-name="P2" draw:layer="layout" svg:width="0.1cm" svg:height="0.1cm" svg:x="9.118cm" svg:y="12.159cm" svg:viewBox="0 0 101 101" svg:d="M0 50c0-28 23-50 51-50 27 0 50 22 50 50 0 29-23 51-50 51-28 0-51-22-51-51z">
          <text:p/>
        </draw:path>
        <draw:path draw:style-name="gr3" draw:text-style-name="P2" draw:layer="layout" svg:width="0.1cm" svg:height="0.1cm" svg:x="9.88cm" svg:y="12.159cm" svg:viewBox="0 0 101 101" svg:d="M0 50c0-28 24-50 52-50 27 0 49 22 49 50 0 29-22 51-49 51-28 0-52-22-52-51z">
          <text:p/>
        </draw:path>
        <draw:path draw:style-name="gr3" draw:text-style-name="P2" draw:layer="layout" svg:width="0.1cm" svg:height="0.1cm" svg:x="9.118cm" svg:y="13.083cm" svg:viewBox="0 0 101 101" svg:d="M0 51c0-29 23-51 51-51 27 0 50 22 50 51 0 28-23 50-50 50-28 0-51-22-51-50z">
          <text:p/>
        </draw:path>
        <draw:path draw:style-name="gr3" draw:text-style-name="P2" draw:layer="layout" svg:width="0.1cm" svg:height="0.1cm" svg:x="9.372cm" svg:y="13.083cm" svg:viewBox="0 0 101 101" svg:d="M0 51c0-29 23-51 52-51 27 0 49 22 49 51 0 28-22 50-49 50-29 0-52-22-52-50z">
          <text:p/>
        </draw:path>
        <draw:path draw:style-name="gr3" draw:text-style-name="P2" draw:layer="layout" svg:width="0.1cm" svg:height="0.1cm" svg:x="9.88cm" svg:y="12.494cm" svg:viewBox="0 0 101 101" svg:d="M0 51c0-29 24-51 52-51 27 0 49 22 49 51 0 28-22 50-49 50-28 0-52-22-52-50z">
          <text:p/>
        </draw:path>
        <draw:path draw:style-name="gr3" draw:text-style-name="P2" draw:layer="layout" svg:width="0.1cm" svg:height="0.1cm" svg:x="9.88cm" svg:y="12.744cm" svg:viewBox="0 0 101 101" svg:d="M0 50c0-28 24-50 52-50 27 0 49 22 49 50 0 29-22 51-49 51-28 0-52-22-52-51z">
          <text:p/>
        </draw:path>
        <draw:path draw:style-name="gr3" draw:text-style-name="P2" draw:layer="layout" svg:width="0.1cm" svg:height="0.1cm" svg:x="11.623cm" svg:y="11.3cm" svg:viewBox="0 0 101 101" svg:d="M0 51c0-29 23-51 52-51 27 0 49 22 49 51 0 28-22 50-49 50-29 0-52-22-52-50z">
          <text:p/>
        </draw:path>
        <draw:path draw:style-name="gr3" draw:text-style-name="P2" draw:layer="layout" svg:width="0.1cm" svg:height="0.1cm" svg:x="10.44cm" svg:y="12.239cm" svg:viewBox="0 0 101 101" svg:d="M0 50c0-28 23-50 52-50 27 0 49 22 49 50s-22 51-49 51c-29 0-52-23-52-51z">
          <text:p/>
        </draw:path>
        <draw:path draw:style-name="gr3" draw:text-style-name="P2" draw:layer="layout" svg:width="0.1cm" svg:height="0.1cm" svg:x="10.44cm" svg:y="12.493cm" svg:viewBox="0 0 101 101" svg:d="M0 51c0-29 23-51 52-51 27 0 49 22 49 51 0 28-22 50-49 50-29 0-52-22-52-50z">
          <text:p/>
        </draw:path>
        <draw:path draw:style-name="gr3" draw:text-style-name="P2" draw:layer="layout" svg:width="0.1cm" svg:height="0.1cm" svg:x="10.44cm" svg:y="12.747cm" svg:viewBox="0 0 101 101" svg:d="M0 50c0-28 23-50 52-50 27 0 49 22 49 50 0 29-22 51-49 51-29 0-52-22-52-51z">
          <text:p/>
        </draw:path>
        <draw:path draw:style-name="gr3" draw:text-style-name="P2" draw:layer="layout" svg:width="0.1cm" svg:height="0.1cm" svg:x="10.44cm" svg:y="13.001cm" svg:viewBox="0 0 101 101" svg:d="M0 51c0-28 23-51 52-51 27 0 49 23 49 51s-22 50-49 50c-29 0-52-22-52-50z">
          <text:p/>
        </draw:path>
        <draw:path draw:style-name="gr3" draw:text-style-name="P2" draw:layer="layout" svg:width="0.1cm" svg:height="0.1cm" svg:x="11.202cm" svg:y="13.001cm" svg:viewBox="0 0 101 101" svg:d="M0 51c0-28 23-51 51-51s50 23 50 51-22 50-50 50-51-22-51-50z">
          <text:p/>
        </draw:path>
        <draw:path draw:style-name="gr3" draw:text-style-name="P2" draw:layer="layout" svg:width="0.1cm" svg:height="0.1cm" svg:x="11.202cm" svg:y="12.747cm" svg:viewBox="0 0 101 101" svg:d="M0 50c0-28 23-50 51-50s50 22 50 50c0 29-22 51-50 51s-51-22-51-51z">
          <text:p/>
        </draw:path>
        <draw:path draw:style-name="gr3" draw:text-style-name="P2" draw:layer="layout" svg:width="0.1cm" svg:height="0.1cm" svg:x="11.202cm" svg:y="12.493cm" svg:viewBox="0 0 101 101" svg:d="M0 51c0-29 23-51 51-51s50 22 50 51c0 28-22 50-50 50s-51-22-51-50z">
          <text:p/>
        </draw:path>
        <draw:path draw:style-name="gr3" draw:text-style-name="P2" draw:layer="layout" svg:width="0.1cm" svg:height="0.1cm" svg:x="11.202cm" svg:y="12.239cm" svg:viewBox="0 0 101 101" svg:d="M0 50c0-28 23-50 51-50s50 22 50 50-22 51-50 51-51-23-51-51z">
          <text:p/>
        </draw:path>
        <draw:path draw:style-name="gr3" draw:text-style-name="P2" draw:layer="layout" svg:width="0.1cm" svg:height="0.1cm" svg:x="9.88cm" svg:y="11.3cm" svg:viewBox="0 0 101 101" svg:d="M0 51c0-29 24-51 52-51 27 0 49 22 49 51 0 28-22 50-49 50-28 0-52-22-52-50z">
          <text:p/>
        </draw:path>
        <draw:path draw:style-name="gr3" draw:text-style-name="P2" draw:layer="layout" svg:width="0.1cm" svg:height="0.1cm" svg:x="9.84cm" svg:y="13.083cm" svg:viewBox="0 0 101 101" svg:d="M0 51c0-29 23-51 52-51 27 0 49 22 49 51 0 28-22 50-49 50-29 0-52-22-52-50z">
          <text:p/>
        </draw:path>
        <draw:line draw:style-name="gr10" draw:text-style-name="P1" draw:layer="layout" svg:x1="12.457cm" svg:y1="13.782cm" svg:x2="8.772cm" svg:y2="13.782cm">
          <text:p/>
        </draw:line>
        <draw:line draw:style-name="gr10" draw:text-style-name="P1" draw:layer="layout" svg:x1="12.457cm" svg:y1="9.657cm" svg:x2="12.457cm" svg:y2="13.782cm">
          <text:p/>
        </draw:line>
        <draw:line draw:style-name="gr10" draw:text-style-name="P1" draw:layer="layout" svg:x1="8.772cm" svg:y1="13.782cm" svg:x2="8.772cm" svg:y2="9.657cm">
          <text:p/>
        </draw:line>
        <draw:line draw:style-name="gr10" draw:text-style-name="P1" draw:layer="layout" svg:x1="8.772cm" svg:y1="9.657cm" svg:x2="12.457cm" svg:y2="9.657cm">
          <text:p/>
        </draw:line>
        <draw:path draw:style-name="gr3" draw:text-style-name="P2" draw:layer="layout" svg:width="0.1cm" svg:height="0.1cm" svg:x="12.053cm" svg:y="11.842cm" svg:viewBox="0 0 101 101" svg:d="M0 50c0-28 23-50 50-50 28 0 51 22 51 50s-23 51-51 51c-27 0-50-23-50-51z">
          <text:p/>
        </draw:path>
        <draw:path draw:style-name="gr3" draw:text-style-name="P2" draw:layer="layout" svg:width="0.1cm" svg:height="0.1cm" svg:x="11.291cm" svg:y="11.842cm" svg:viewBox="0 0 101 101" svg:d="M0 50c0-28 22-50 49-50 28 0 52 22 52 50s-24 51-52 51c-27 0-49-23-49-51z">
          <text:p/>
        </draw:path>
        <draw:path draw:style-name="gr3" draw:text-style-name="P2" draw:layer="layout" svg:width="0.1cm" svg:height="0.1cm" svg:x="11.072cm" svg:y="11.3cm" svg:viewBox="0 0 101 101" svg:d="M0 51c0-29 23-51 50-51 28 0 51 22 51 51 0 28-23 50-51 50-27 0-50-22-50-50z">
          <text:p/>
        </draw:path>
        <draw:path draw:style-name="gr3" draw:text-style-name="P2" draw:layer="layout" svg:width="0.1cm" svg:height="0.1cm" svg:x="10.821cm" svg:y="11.3cm" svg:viewBox="0 0 101 101" svg:d="M0 51c0-29 23-51 51-51s50 22 50 51c0 28-22 50-50 50s-51-22-51-50z">
          <text:p/>
        </draw:path>
        <draw:path draw:style-name="gr3" draw:text-style-name="P2" draw:layer="layout" svg:width="0.1cm" svg:height="0.1cm" svg:x="10.572cm" svg:y="11.3cm" svg:viewBox="0 0 101 101" svg:d="M0 51c0-29 23-51 50-51 28 0 51 22 51 51 0 28-23 50-51 50-27 0-50-22-50-50z">
          <text:p/>
        </draw:path>
        <draw:path draw:style-name="gr3" draw:text-style-name="P2" draw:layer="layout" svg:width="0.1cm" svg:height="0.1cm" svg:x="9.118cm" svg:y="12.159cm" svg:viewBox="0 0 101 101" svg:d="M0 50c0-28 23-50 51-50 27 0 50 22 50 50 0 29-23 51-50 51-28 0-51-22-51-51z">
          <text:p/>
        </draw:path>
        <draw:path draw:style-name="gr3" draw:text-style-name="P2" draw:layer="layout" svg:width="0.1cm" svg:height="0.1cm" svg:x="9.88cm" svg:y="12.159cm" svg:viewBox="0 0 101 101" svg:d="M0 50c0-28 24-50 52-50 27 0 49 22 49 50 0 29-22 51-49 51-28 0-52-22-52-51z">
          <text:p/>
        </draw:path>
        <draw:path draw:style-name="gr3" draw:text-style-name="P2" draw:layer="layout" svg:width="0.1cm" svg:height="0.1cm" svg:x="9.118cm" svg:y="13.083cm" svg:viewBox="0 0 101 101" svg:d="M0 51c0-29 23-51 51-51 27 0 50 22 50 51 0 28-23 50-50 50-28 0-51-22-51-50z">
          <text:p/>
        </draw:path>
        <draw:path draw:style-name="gr3" draw:text-style-name="P2" draw:layer="layout" svg:width="0.1cm" svg:height="0.1cm" svg:x="9.372cm" svg:y="13.083cm" svg:viewBox="0 0 101 101" svg:d="M0 51c0-29 23-51 52-51 27 0 49 22 49 51 0 28-22 50-49 50-29 0-52-22-52-50z">
          <text:p/>
        </draw:path>
        <draw:path draw:style-name="gr3" draw:text-style-name="P2" draw:layer="layout" svg:width="0.1cm" svg:height="0.1cm" svg:x="9.88cm" svg:y="12.494cm" svg:viewBox="0 0 101 101" svg:d="M0 51c0-29 24-51 52-51 27 0 49 22 49 51 0 28-22 50-49 50-28 0-52-22-52-50z">
          <text:p/>
        </draw:path>
        <draw:path draw:style-name="gr3" draw:text-style-name="P2" draw:layer="layout" svg:width="0.1cm" svg:height="0.1cm" svg:x="9.88cm" svg:y="12.744cm" svg:viewBox="0 0 101 101" svg:d="M0 50c0-28 24-50 52-50 27 0 49 22 49 50 0 29-22 51-49 51-28 0-52-22-52-51z">
          <text:p/>
        </draw:path>
        <draw:path draw:style-name="gr3" draw:text-style-name="P2" draw:layer="layout" svg:width="0.1cm" svg:height="0.1cm" svg:x="11.623cm" svg:y="11.3cm" svg:viewBox="0 0 101 101" svg:d="M0 51c0-29 23-51 52-51 27 0 49 22 49 51 0 28-22 50-49 50-29 0-52-22-52-50z">
          <text:p/>
        </draw:path>
        <draw:path draw:style-name="gr3" draw:text-style-name="P2" draw:layer="layout" svg:width="0.1cm" svg:height="0.1cm" svg:x="10.44cm" svg:y="12.239cm" svg:viewBox="0 0 101 101" svg:d="M0 50c0-28 23-50 52-50 27 0 49 22 49 50s-22 51-49 51c-29 0-52-23-52-51z">
          <text:p/>
        </draw:path>
        <draw:path draw:style-name="gr3" draw:text-style-name="P2" draw:layer="layout" svg:width="0.1cm" svg:height="0.1cm" svg:x="10.44cm" svg:y="12.493cm" svg:viewBox="0 0 101 101" svg:d="M0 51c0-29 23-51 52-51 27 0 49 22 49 51 0 28-22 50-49 50-29 0-52-22-52-50z">
          <text:p/>
        </draw:path>
        <draw:path draw:style-name="gr3" draw:text-style-name="P2" draw:layer="layout" svg:width="0.1cm" svg:height="0.1cm" svg:x="10.44cm" svg:y="12.747cm" svg:viewBox="0 0 101 101" svg:d="M0 50c0-28 23-50 52-50 27 0 49 22 49 50 0 29-22 51-49 51-29 0-52-22-52-51z">
          <text:p/>
        </draw:path>
        <draw:path draw:style-name="gr3" draw:text-style-name="P2" draw:layer="layout" svg:width="0.1cm" svg:height="0.1cm" svg:x="10.44cm" svg:y="13.001cm" svg:viewBox="0 0 101 101" svg:d="M0 51c0-28 23-51 52-51 27 0 49 23 49 51s-22 50-49 50c-29 0-52-22-52-50z">
          <text:p/>
        </draw:path>
        <draw:path draw:style-name="gr3" draw:text-style-name="P2" draw:layer="layout" svg:width="0.1cm" svg:height="0.1cm" svg:x="11.202cm" svg:y="13.001cm" svg:viewBox="0 0 101 101" svg:d="M0 51c0-28 23-51 51-51s50 23 50 51-22 50-50 50-51-22-51-50z">
          <text:p/>
        </draw:path>
        <draw:path draw:style-name="gr3" draw:text-style-name="P2" draw:layer="layout" svg:width="0.1cm" svg:height="0.1cm" svg:x="11.202cm" svg:y="12.747cm" svg:viewBox="0 0 101 101" svg:d="M0 50c0-28 23-50 51-50s50 22 50 50c0 29-22 51-50 51s-51-22-51-51z">
          <text:p/>
        </draw:path>
        <draw:path draw:style-name="gr3" draw:text-style-name="P2" draw:layer="layout" svg:width="0.1cm" svg:height="0.1cm" svg:x="11.202cm" svg:y="12.493cm" svg:viewBox="0 0 101 101" svg:d="M0 51c0-29 23-51 51-51s50 22 50 51c0 28-22 50-50 50s-51-22-51-50z">
          <text:p/>
        </draw:path>
        <draw:path draw:style-name="gr3" draw:text-style-name="P2" draw:layer="layout" svg:width="0.1cm" svg:height="0.1cm" svg:x="11.202cm" svg:y="12.239cm" svg:viewBox="0 0 101 101" svg:d="M0 50c0-28 23-50 51-50s50 22 50 50-22 51-50 51-51-23-51-51z">
          <text:p/>
        </draw:path>
        <draw:path draw:style-name="gr3" draw:text-style-name="P2" draw:layer="layout" svg:width="0.1cm" svg:height="0.1cm" svg:x="9.88cm" svg:y="11.3cm" svg:viewBox="0 0 101 101" svg:d="M0 51c0-29 24-51 52-51 27 0 49 22 49 51 0 28-22 50-49 50-28 0-52-22-52-50z">
          <text:p/>
        </draw:path>
        <draw:path draw:style-name="gr3" draw:text-style-name="P2" draw:layer="layout" svg:width="0.1cm" svg:height="0.1cm" svg:x="9.84cm" svg:y="13.083cm" svg:viewBox="0 0 101 101" svg:d="M0 51c0-29 23-51 52-51 27 0 49 22 49 51 0 28-22 50-49 50-29 0-52-22-52-50z">
          <text:p/>
        </draw:path>
        <draw:path draw:style-name="gr9" draw:text-style-name="P3" draw:layer="layout" svg:width="0.1cm" svg:height="0.1cm" svg:x="12.053cm" svg:y="11.842cm" svg:viewBox="0 0 101 101" svg:d="M0 50c0-28 23-50 50-50 28 0 51 22 51 50s-23 51-51 51c-27 0-50-23-50-51z">
          <text:p/>
        </draw:path>
        <draw:path draw:style-name="gr9" draw:text-style-name="P3" draw:layer="layout" svg:width="0.1cm" svg:height="0.1cm" svg:x="11.291cm" svg:y="11.842cm" svg:viewBox="0 0 101 101" svg:d="M0 50c0-28 22-50 49-50 28 0 52 22 52 50s-24 51-52 51c-27 0-49-23-49-51z">
          <text:p/>
        </draw:path>
        <draw:path draw:style-name="gr9" draw:text-style-name="P3" draw:layer="layout" svg:width="0.1cm" svg:height="0.1cm" svg:x="11.072cm" svg:y="11.3cm" svg:viewBox="0 0 101 101" svg:d="M0 51c0-29 23-51 50-51 28 0 51 22 51 51 0 28-23 50-51 50-27 0-50-22-50-50z">
          <text:p/>
        </draw:path>
        <draw:path draw:style-name="gr9" draw:text-style-name="P3" draw:layer="layout" svg:width="0.1cm" svg:height="0.1cm" svg:x="10.821cm" svg:y="11.3cm" svg:viewBox="0 0 101 101" svg:d="M0 51c0-29 23-51 51-51s50 22 50 51c0 28-22 50-50 50s-51-22-51-50z">
          <text:p/>
        </draw:path>
        <draw:path draw:style-name="gr9" draw:text-style-name="P3" draw:layer="layout" svg:width="0.1cm" svg:height="0.1cm" svg:x="10.572cm" svg:y="11.3cm" svg:viewBox="0 0 101 101" svg:d="M0 51c0-29 23-51 50-51 28 0 51 22 51 51 0 28-23 50-51 50-27 0-50-22-50-50z">
          <text:p/>
        </draw:path>
        <draw:path draw:style-name="gr9" draw:text-style-name="P3" draw:layer="layout" svg:width="0.1cm" svg:height="0.1cm" svg:x="9.118cm" svg:y="12.159cm" svg:viewBox="0 0 101 101" svg:d="M0 50c0-28 23-50 51-50 27 0 50 22 50 50 0 29-23 51-50 51-28 0-51-22-51-51z">
          <text:p/>
        </draw:path>
        <draw:path draw:style-name="gr9" draw:text-style-name="P3" draw:layer="layout" svg:width="0.1cm" svg:height="0.1cm" svg:x="9.88cm" svg:y="12.159cm" svg:viewBox="0 0 101 101" svg:d="M0 50c0-28 24-50 52-50 27 0 49 22 49 50 0 29-22 51-49 51-28 0-52-22-52-51z">
          <text:p/>
        </draw:path>
        <draw:path draw:style-name="gr9" draw:text-style-name="P3" draw:layer="layout" svg:width="0.1cm" svg:height="0.1cm" svg:x="9.118cm" svg:y="13.083cm" svg:viewBox="0 0 101 101" svg:d="M0 51c0-29 23-51 51-51 27 0 50 22 50 51 0 28-23 50-50 50-28 0-51-22-51-50z">
          <text:p/>
        </draw:path>
        <draw:path draw:style-name="gr9" draw:text-style-name="P3" draw:layer="layout" svg:width="0.1cm" svg:height="0.1cm" svg:x="9.372cm" svg:y="13.083cm" svg:viewBox="0 0 101 101" svg:d="M0 51c0-29 23-51 52-51 27 0 49 22 49 51 0 28-22 50-49 50-29 0-52-22-52-50z">
          <text:p/>
        </draw:path>
        <draw:path draw:style-name="gr9" draw:text-style-name="P3" draw:layer="layout" svg:width="0.1cm" svg:height="0.1cm" svg:x="9.88cm" svg:y="12.494cm" svg:viewBox="0 0 101 101" svg:d="M0 51c0-29 24-51 52-51 27 0 49 22 49 51 0 28-22 50-49 50-28 0-52-22-52-50z">
          <text:p/>
        </draw:path>
        <draw:path draw:style-name="gr9" draw:text-style-name="P3" draw:layer="layout" svg:width="0.1cm" svg:height="0.1cm" svg:x="9.88cm" svg:y="12.744cm" svg:viewBox="0 0 101 101" svg:d="M0 50c0-28 24-50 52-50 27 0 49 22 49 50 0 29-22 51-49 51-28 0-52-22-52-51z">
          <text:p/>
        </draw:path>
        <draw:path draw:style-name="gr9" draw:text-style-name="P3" draw:layer="layout" svg:width="0.1cm" svg:height="0.1cm" svg:x="11.623cm" svg:y="11.3cm" svg:viewBox="0 0 101 101" svg:d="M0 51c0-29 23-51 52-51 27 0 49 22 49 51 0 28-22 50-49 50-29 0-52-22-52-50z">
          <text:p/>
        </draw:path>
        <draw:path draw:style-name="gr9" draw:text-style-name="P3" draw:layer="layout" svg:width="0.1cm" svg:height="0.1cm" svg:x="10.44cm" svg:y="12.239cm" svg:viewBox="0 0 101 101" svg:d="M0 50c0-28 23-50 52-50 27 0 49 22 49 50s-22 51-49 51c-29 0-52-23-52-51z">
          <text:p/>
        </draw:path>
        <draw:path draw:style-name="gr9" draw:text-style-name="P3" draw:layer="layout" svg:width="0.1cm" svg:height="0.1cm" svg:x="10.44cm" svg:y="12.493cm" svg:viewBox="0 0 101 101" svg:d="M0 51c0-29 23-51 52-51 27 0 49 22 49 51 0 28-22 50-49 50-29 0-52-22-52-50z">
          <text:p/>
        </draw:path>
        <draw:path draw:style-name="gr9" draw:text-style-name="P3" draw:layer="layout" svg:width="0.1cm" svg:height="0.1cm" svg:x="10.44cm" svg:y="12.747cm" svg:viewBox="0 0 101 101" svg:d="M0 50c0-28 23-50 52-50 27 0 49 22 49 50 0 29-22 51-49 51-29 0-52-22-52-51z">
          <text:p/>
        </draw:path>
        <draw:path draw:style-name="gr9" draw:text-style-name="P3" draw:layer="layout" svg:width="0.1cm" svg:height="0.1cm" svg:x="10.44cm" svg:y="13.001cm" svg:viewBox="0 0 101 101" svg:d="M0 51c0-28 23-51 52-51 27 0 49 23 49 51s-22 50-49 50c-29 0-52-22-52-50z">
          <text:p/>
        </draw:path>
        <draw:path draw:style-name="gr9" draw:text-style-name="P3" draw:layer="layout" svg:width="0.1cm" svg:height="0.1cm" svg:x="11.202cm" svg:y="13.001cm" svg:viewBox="0 0 101 101" svg:d="M0 51c0-28 23-51 51-51s50 23 50 51-22 50-50 50-51-22-51-50z">
          <text:p/>
        </draw:path>
        <draw:path draw:style-name="gr9" draw:text-style-name="P3" draw:layer="layout" svg:width="0.1cm" svg:height="0.1cm" svg:x="11.202cm" svg:y="12.747cm" svg:viewBox="0 0 101 101" svg:d="M0 50c0-28 23-50 51-50s50 22 50 50c0 29-22 51-50 51s-51-22-51-51z">
          <text:p/>
        </draw:path>
        <draw:path draw:style-name="gr9" draw:text-style-name="P3" draw:layer="layout" svg:width="0.1cm" svg:height="0.1cm" svg:x="11.202cm" svg:y="12.493cm" svg:viewBox="0 0 101 101" svg:d="M0 51c0-29 23-51 51-51s50 22 50 51c0 28-22 50-50 50s-51-22-51-50z">
          <text:p/>
        </draw:path>
        <draw:path draw:style-name="gr9" draw:text-style-name="P3" draw:layer="layout" svg:width="0.1cm" svg:height="0.1cm" svg:x="11.202cm" svg:y="12.239cm" svg:viewBox="0 0 101 101" svg:d="M0 50c0-28 23-50 51-50s50 22 50 50-22 51-50 51-51-23-51-51z">
          <text:p/>
        </draw:path>
        <draw:path draw:style-name="gr9" draw:text-style-name="P3" draw:layer="layout" svg:width="0.1cm" svg:height="0.1cm" svg:x="9.88cm" svg:y="11.3cm" svg:viewBox="0 0 101 101" svg:d="M0 51c0-29 24-51 52-51 27 0 49 22 49 51 0 28-22 50-49 50-28 0-52-22-52-50z">
          <text:p/>
        </draw:path>
        <draw:path draw:style-name="gr9" draw:text-style-name="P3" draw:layer="layout" svg:width="0.1cm" svg:height="0.1cm" svg:x="9.84cm" svg:y="13.083cm" svg:viewBox="0 0 101 101" svg:d="M0 51c0-29 23-51 52-51 27 0 49 22 49 51 0 28-22 50-49 50-29 0-52-22-52-50z">
          <text:p/>
        </draw:path>
        <draw:line draw:style-name="gr1" draw:text-style-name="P1" draw:layer="layout" svg:x1="15.641cm" svg:y1="11.591cm" svg:x2="15.641cm" svg:y2="11.671cm">
          <text:p/>
        </draw:line>
        <draw:line draw:style-name="gr1" draw:text-style-name="P1" draw:layer="layout" svg:x1="15.67cm" svg:y1="11.545cm" svg:x2="15.7cm" svg:y2="11.632cm">
          <text:p/>
        </draw:line>
        <draw:line draw:style-name="gr1" draw:text-style-name="P1" draw:layer="layout" svg:x1="15.699cm" svg:y1="11.631cm" svg:x2="15.624cm" svg:y2="11.631cm">
          <text:p/>
        </draw:line>
        <draw:line draw:style-name="gr1" draw:text-style-name="P1" draw:layer="layout" svg:x1="15.59cm" svg:y1="11.551cm" svg:x2="15.51cm" svg:y2="11.551cm">
          <text:p/>
        </draw:line>
        <draw:line draw:style-name="gr1" draw:text-style-name="P1" draw:layer="layout" svg:x1="15.51cm" svg:y1="11.551cm" svg:x2="15.562cm" svg:y2="11.672cm">
          <text:p/>
        </draw:line>
        <draw:line draw:style-name="gr1" draw:text-style-name="P1" draw:layer="layout" svg:x1="15.441cm" svg:y1="11.551cm" svg:x2="15.43cm" svg:y2="11.551cm">
          <text:p/>
        </draw:line>
        <draw:line draw:style-name="gr1" draw:text-style-name="P1" draw:layer="layout" svg:x1="15.431cm" svg:y1="11.551cm" svg:x2="15.419cm" svg:y2="11.558cm">
          <text:p/>
        </draw:line>
        <draw:line draw:style-name="gr1" draw:text-style-name="P1" draw:layer="layout" svg:x1="15.42cm" svg:y1="11.557cm" svg:x2="15.413cm" svg:y2="11.565cm">
          <text:p/>
        </draw:line>
        <draw:line draw:style-name="gr1" draw:text-style-name="P1" draw:layer="layout" svg:x1="15.415cm" svg:y1="11.563cm" svg:x2="15.407cm" svg:y2="11.575cm">
          <text:p/>
        </draw:line>
        <draw:line draw:style-name="gr1" draw:text-style-name="P1" draw:layer="layout" svg:x1="15.408cm" svg:y1="11.574cm" svg:x2="15.401cm" svg:y2="11.598cm">
          <text:p/>
        </draw:line>
        <draw:line draw:style-name="gr1" draw:text-style-name="P1" draw:layer="layout" svg:x1="15.401cm" svg:y1="11.597cm" svg:x2="15.401cm" svg:y2="11.625cm">
          <text:p/>
        </draw:line>
        <draw:line draw:style-name="gr1" draw:text-style-name="P1" draw:layer="layout" svg:x1="15.401cm" svg:y1="11.625cm" svg:x2="15.408cm" svg:y2="11.649cm">
          <text:p/>
        </draw:line>
        <draw:line draw:style-name="gr1" draw:text-style-name="P1" draw:layer="layout" svg:x1="15.407cm" svg:y1="11.648cm" svg:x2="15.415cm" svg:y2="11.661cm">
          <text:p/>
        </draw:line>
        <draw:line draw:style-name="gr1" draw:text-style-name="P1" draw:layer="layout" svg:x1="15.413cm" svg:y1="11.66cm" svg:x2="15.42cm" svg:y2="11.666cm">
          <text:p/>
        </draw:line>
        <draw:line draw:style-name="gr1" draw:text-style-name="P1" draw:layer="layout" svg:x1="15.419cm" svg:y1="11.665cm" svg:x2="15.431cm" svg:y2="11.672cm">
          <text:p/>
        </draw:line>
        <draw:line draw:style-name="gr1" draw:text-style-name="P1" draw:layer="layout" svg:x1="15.43cm" svg:y1="11.671cm" svg:x2="15.441cm" svg:y2="11.671cm">
          <text:p/>
        </draw:line>
        <draw:line draw:style-name="gr1" draw:text-style-name="P1" draw:layer="layout" svg:x1="15.441cm" svg:y1="11.672cm" svg:x2="15.454cm" svg:y2="11.665cm">
          <text:p/>
        </draw:line>
        <draw:line draw:style-name="gr1" draw:text-style-name="P1" draw:layer="layout" svg:x1="15.453cm" svg:y1="11.666cm" svg:x2="15.46cm" svg:y2="11.66cm">
          <text:p/>
        </draw:line>
        <draw:line draw:style-name="gr1" draw:text-style-name="P1" draw:layer="layout" svg:x1="15.459cm" svg:y1="11.661cm" svg:x2="15.465cm" svg:y2="11.648cm">
          <text:p/>
        </draw:line>
        <draw:line draw:style-name="gr1" draw:text-style-name="P1" draw:layer="layout" svg:x1="15.464cm" svg:y1="11.649cm" svg:x2="15.471cm" svg:y2="11.625cm">
          <text:p/>
        </draw:line>
        <draw:line draw:style-name="gr1" draw:text-style-name="P1" draw:layer="layout" svg:x1="15.47cm" svg:y1="11.625cm" svg:x2="15.47cm" svg:y2="11.597cm">
          <text:p/>
        </draw:line>
        <draw:line draw:style-name="gr1" draw:text-style-name="P1" draw:layer="layout" svg:x1="15.471cm" svg:y1="11.598cm" svg:x2="15.464cm" svg:y2="11.574cm">
          <text:p/>
        </draw:line>
        <draw:line draw:style-name="gr1" draw:text-style-name="P1" draw:layer="layout" svg:x1="15.465cm" svg:y1="11.575cm" svg:x2="15.459cm" svg:y2="11.563cm">
          <text:p/>
        </draw:line>
        <draw:line draw:style-name="gr1" draw:text-style-name="P1" draw:layer="layout" svg:x1="15.46cm" svg:y1="11.565cm" svg:x2="15.453cm" svg:y2="11.557cm">
          <text:p/>
        </draw:line>
        <draw:line draw:style-name="gr1" draw:text-style-name="P1" draw:layer="layout" svg:x1="15.454cm" svg:y1="11.558cm" svg:x2="15.441cm" svg:y2="11.551cm">
          <text:p/>
        </draw:line>
        <draw:line draw:style-name="gr1" draw:text-style-name="P1" draw:layer="layout" svg:x1="15.333cm" svg:y1="11.672cm" svg:x2="15.345cm" svg:y2="11.665cm">
          <text:p/>
        </draw:line>
        <draw:line draw:style-name="gr1" draw:text-style-name="P1" draw:layer="layout" svg:x1="15.344cm" svg:y1="11.666cm" svg:x2="15.351cm" svg:y2="11.66cm">
          <text:p/>
        </draw:line>
        <draw:line draw:style-name="gr1" draw:text-style-name="P1" draw:layer="layout" svg:x1="15.35cm" svg:y1="11.661cm" svg:x2="15.357cm" svg:y2="11.648cm">
          <text:p/>
        </draw:line>
        <draw:line draw:style-name="gr1" draw:text-style-name="P1" draw:layer="layout" svg:x1="15.356cm" svg:y1="11.648cm" svg:x2="15.356cm" svg:y2="11.614cm">
          <text:p/>
        </draw:line>
        <draw:line draw:style-name="gr1" draw:text-style-name="P1" draw:layer="layout" svg:x1="15.357cm" svg:y1="11.615cm" svg:x2="15.35cm" svg:y2="11.603cm">
          <text:p/>
        </draw:line>
        <draw:line draw:style-name="gr1" draw:text-style-name="P1" draw:layer="layout" svg:x1="15.351cm" svg:y1="11.605cm" svg:x2="15.344cm" svg:y2="11.597cm">
          <text:p/>
        </draw:line>
        <draw:line draw:style-name="gr1" draw:text-style-name="P1" draw:layer="layout" svg:x1="15.345cm" svg:y1="11.598cm" svg:x2="15.333cm" svg:y2="11.591cm">
          <text:p/>
        </draw:line>
        <draw:line draw:style-name="gr1" draw:text-style-name="P1" draw:layer="layout" svg:x1="15.333cm" svg:y1="11.591cm" svg:x2="15.316cm" svg:y2="11.591cm">
          <text:p/>
        </draw:line>
        <draw:line draw:style-name="gr1" draw:text-style-name="P1" draw:layer="layout" svg:x1="15.317cm" svg:y1="11.591cm" svg:x2="15.304cm" svg:y2="11.598cm">
          <text:p/>
        </draw:line>
        <draw:line draw:style-name="gr1" draw:text-style-name="P1" draw:layer="layout" svg:x1="15.305cm" svg:y1="11.597cm" svg:x2="15.299cm" svg:y2="11.605cm">
          <text:p/>
        </draw:line>
        <draw:line draw:style-name="gr1" draw:text-style-name="P1" draw:layer="layout" svg:x1="15.3cm" svg:y1="11.603cm" svg:x2="15.293cm" svg:y2="11.615cm">
          <text:p/>
        </draw:line>
        <draw:line draw:style-name="gr1" draw:text-style-name="P1" draw:layer="layout" svg:x1="15.293cm" svg:y1="11.614cm" svg:x2="15.293cm" svg:y2="11.648cm">
          <text:p/>
        </draw:line>
        <draw:line draw:style-name="gr1" draw:text-style-name="P1" draw:layer="layout" svg:x1="15.293cm" svg:y1="11.648cm" svg:x2="15.3cm" svg:y2="11.661cm">
          <text:p/>
        </draw:line>
        <draw:line draw:style-name="gr1" draw:text-style-name="P1" draw:layer="layout" svg:x1="15.299cm" svg:y1="11.66cm" svg:x2="15.305cm" svg:y2="11.666cm">
          <text:p/>
        </draw:line>
        <draw:line draw:style-name="gr1" draw:text-style-name="P1" draw:layer="layout" svg:x1="15.304cm" svg:y1="11.665cm" svg:x2="15.317cm" svg:y2="11.672cm">
          <text:p/>
        </draw:line>
        <draw:line draw:style-name="gr1" draw:text-style-name="P1" draw:layer="layout" svg:x1="15.316cm" svg:y1="11.671cm" svg:x2="15.333cm" svg:y2="11.671cm">
          <text:p/>
        </draw:line>
        <draw:line draw:style-name="gr1" draw:text-style-name="P1" draw:layer="layout" svg:x1="15.241cm" svg:y1="11.671cm" svg:x2="15.241cm" svg:y2="11.551cm">
          <text:p/>
        </draw:line>
        <draw:line draw:style-name="gr1" draw:text-style-name="P1" draw:layer="layout" svg:x1="15.19cm" svg:y1="11.671cm" svg:x2="15.19cm" svg:y2="11.608cm">
          <text:p/>
        </draw:line>
        <draw:line draw:style-name="gr1" draw:text-style-name="P1" draw:layer="layout" svg:x1="15.19cm" svg:y1="11.609cm" svg:x2="15.197cm" svg:y2="11.597cm">
          <text:p/>
        </draw:line>
        <draw:line draw:style-name="gr1" draw:text-style-name="P1" draw:layer="layout" svg:x1="15.196cm" svg:y1="11.598cm" svg:x2="15.208cm" svg:y2="11.591cm">
          <text:p/>
        </draw:line>
        <draw:line draw:style-name="gr1" draw:text-style-name="P1" draw:layer="layout" svg:x1="15.207cm" svg:y1="11.591cm" svg:x2="15.224cm" svg:y2="11.591cm">
          <text:p/>
        </draw:line>
        <draw:line draw:style-name="gr1" draw:text-style-name="P1" draw:layer="layout" svg:x1="15.224cm" svg:y1="11.591cm" svg:x2="15.237cm" svg:y2="11.598cm">
          <text:p/>
        </draw:line>
        <draw:line draw:style-name="gr1" draw:text-style-name="P1" draw:layer="layout" svg:x1="15.236cm" svg:y1="11.597cm" svg:x2="15.242cm" svg:y2="11.605cm">
          <text:p/>
        </draw:line>
        <draw:line draw:style-name="gr1" draw:text-style-name="P1" draw:layer="layout" svg:x1="15.133cm" svg:y1="11.671cm" svg:x2="15.133cm" svg:y2="11.591cm">
          <text:p/>
        </draw:line>
        <draw:line draw:style-name="gr1" draw:text-style-name="P1" draw:layer="layout" svg:x1="15.135cm" svg:y1="11.605cm" svg:x2="15.127cm" svg:y2="11.597cm">
          <text:p/>
        </draw:line>
        <draw:line draw:style-name="gr1" draw:text-style-name="P1" draw:layer="layout" svg:x1="15.128cm" svg:y1="11.598cm" svg:x2="15.116cm" svg:y2="11.591cm">
          <text:p/>
        </draw:line>
        <draw:line draw:style-name="gr1" draw:text-style-name="P1" draw:layer="layout" svg:x1="15.116cm" svg:y1="11.591cm" svg:x2="15.099cm" svg:y2="11.591cm">
          <text:p/>
        </draw:line>
        <draw:line draw:style-name="gr1" draw:text-style-name="P1" draw:layer="layout" svg:x1="15.1cm" svg:y1="11.591cm" svg:x2="15.087cm" svg:y2="11.598cm">
          <text:p/>
        </draw:line>
        <draw:line draw:style-name="gr1" draw:text-style-name="P1" draw:layer="layout" svg:x1="15.088cm" svg:y1="11.597cm" svg:x2="15.082cm" svg:y2="11.609cm">
          <text:p/>
        </draw:line>
        <draw:line draw:style-name="gr1" draw:text-style-name="P1" draw:layer="layout" svg:x1="15.082cm" svg:y1="11.608cm" svg:x2="15.082cm" svg:y2="11.671cm">
          <text:p/>
        </draw:line>
        <draw:line draw:style-name="gr1" draw:text-style-name="P1" draw:layer="layout" svg:x1="15.083cm" svg:y1="11.609cm" svg:x2="15.076cm" svg:y2="11.597cm">
          <text:p/>
        </draw:line>
        <draw:line draw:style-name="gr1" draw:text-style-name="P1" draw:layer="layout" svg:x1="15.078cm" svg:y1="11.598cm" svg:x2="15.064cm" svg:y2="11.591cm">
          <text:p/>
        </draw:line>
        <draw:line draw:style-name="gr1" draw:text-style-name="P1" draw:layer="layout" svg:x1="15.064cm" svg:y1="11.591cm" svg:x2="15.047cm" svg:y2="11.591cm">
          <text:p/>
        </draw:line>
        <draw:line draw:style-name="gr1" draw:text-style-name="P1" draw:layer="layout" svg:x1="15.048cm" svg:y1="11.591cm" svg:x2="15.036cm" svg:y2="11.598cm">
          <text:p/>
        </draw:line>
        <draw:line draw:style-name="gr1" draw:text-style-name="P1" draw:layer="layout" svg:x1="15.037cm" svg:y1="11.597cm" svg:x2="15.03cm" svg:y2="11.609cm">
          <text:p/>
        </draw:line>
        <draw:line draw:style-name="gr1" draw:text-style-name="P1" draw:layer="layout" svg:x1="15.03cm" svg:y1="11.608cm" svg:x2="15.03cm" svg:y2="11.671cm">
          <text:p/>
        </draw:line>
        <draw:polygon draw:style-name="gr2" draw:text-style-name="P1" draw:layer="layout" svg:width="0.813cm" svg:height="0.249cm" svg:x="14.955cm" svg:y="11.457cm" svg:viewBox="0 0 814 250" draw:points="0,0 814,0 814,250 0,250">
          <text:p/>
        </draw:polygon>
        <draw:line draw:style-name="gr1" draw:text-style-name="P1" draw:layer="layout" svg:x1="16.155cm" svg:y1="13.276cm" svg:x2="16.133cm" svg:y2="13.276cm">
          <text:p/>
        </draw:line>
        <draw:line draw:style-name="gr1" draw:text-style-name="P1" draw:layer="layout" svg:x1="16.134cm" svg:y1="13.276cm" svg:x2="16.121cm" svg:y2="13.282cm">
          <text:p/>
        </draw:line>
        <draw:line draw:style-name="gr1" draw:text-style-name="P1" draw:layer="layout" svg:x1="16.122cm" svg:y1="13.281cm" svg:x2="16.11cm" svg:y2="13.294cm">
          <text:p/>
        </draw:line>
        <draw:line draw:style-name="gr1" draw:text-style-name="P1" draw:layer="layout" svg:x1="16.111cm" svg:y1="13.293cm" svg:x2="16.104cm" svg:y2="13.317cm">
          <text:p/>
        </draw:line>
        <draw:line draw:style-name="gr1" draw:text-style-name="P1" draw:layer="layout" svg:x1="16.104cm" svg:y1="13.316cm" svg:x2="16.104cm" svg:y2="13.356cm">
          <text:p/>
        </draw:line>
        <draw:line draw:style-name="gr1" draw:text-style-name="P1" draw:layer="layout" svg:x1="16.104cm" svg:y1="13.356cm" svg:x2="16.111cm" svg:y2="13.38cm">
          <text:p/>
        </draw:line>
        <draw:line draw:style-name="gr1" draw:text-style-name="P1" draw:layer="layout" svg:x1="16.11cm" svg:y1="13.379cm" svg:x2="16.122cm" svg:y2="13.391cm">
          <text:p/>
        </draw:line>
        <draw:line draw:style-name="gr1" draw:text-style-name="P1" draw:layer="layout" svg:x1="16.121cm" svg:y1="13.39cm" svg:x2="16.134cm" svg:y2="13.397cm">
          <text:p/>
        </draw:line>
        <draw:line draw:style-name="gr1" draw:text-style-name="P1" draw:layer="layout" svg:x1="16.133cm" svg:y1="13.396cm" svg:x2="16.155cm" svg:y2="13.396cm">
          <text:p/>
        </draw:line>
        <draw:line draw:style-name="gr1" draw:text-style-name="P1" draw:layer="layout" svg:x1="16.155cm" svg:y1="13.397cm" svg:x2="16.168cm" svg:y2="13.39cm">
          <text:p/>
        </draw:line>
        <draw:line draw:style-name="gr1" draw:text-style-name="P1" draw:layer="layout" svg:x1="16.167cm" svg:y1="13.391cm" svg:x2="16.179cm" svg:y2="13.379cm">
          <text:p/>
        </draw:line>
        <draw:line draw:style-name="gr1" draw:text-style-name="P1" draw:layer="layout" svg:x1="16.178cm" svg:y1="13.38cm" svg:x2="16.185cm" svg:y2="13.356cm">
          <text:p/>
        </draw:line>
        <draw:line draw:style-name="gr1" draw:text-style-name="P1" draw:layer="layout" svg:x1="16.184cm" svg:y1="13.356cm" svg:x2="16.184cm" svg:y2="13.316cm">
          <text:p/>
        </draw:line>
        <draw:line draw:style-name="gr1" draw:text-style-name="P1" draw:layer="layout" svg:x1="16.185cm" svg:y1="13.317cm" svg:x2="16.178cm" svg:y2="13.293cm">
          <text:p/>
        </draw:line>
        <draw:line draw:style-name="gr1" draw:text-style-name="P1" draw:layer="layout" svg:x1="16.179cm" svg:y1="13.294cm" svg:x2="16.167cm" svg:y2="13.281cm">
          <text:p/>
        </draw:line>
        <draw:line draw:style-name="gr1" draw:text-style-name="P1" draw:layer="layout" svg:x1="16.168cm" svg:y1="13.282cm" svg:x2="16.155cm" svg:y2="13.276cm">
          <text:p/>
        </draw:line>
        <draw:line draw:style-name="gr1" draw:text-style-name="P1" draw:layer="layout" svg:x1="16.053cm" svg:y1="13.276cm" svg:x2="16.053cm" svg:y2="13.373cm">
          <text:p/>
        </draw:line>
        <draw:line draw:style-name="gr1" draw:text-style-name="P1" draw:layer="layout" svg:x1="16.055cm" svg:y1="13.373cm" svg:x2="16.047cm" svg:y2="13.385cm">
          <text:p/>
        </draw:line>
        <draw:line draw:style-name="gr1" draw:text-style-name="P1" draw:layer="layout" svg:x1="16.048cm" svg:y1="13.384cm" svg:x2="16.041cm" svg:y2="13.391cm">
          <text:p/>
        </draw:line>
        <draw:line draw:style-name="gr1" draw:text-style-name="P1" draw:layer="layout" svg:x1="16.042cm" svg:y1="13.39cm" svg:x2="16.03cm" svg:y2="13.397cm">
          <text:p/>
        </draw:line>
        <draw:line draw:style-name="gr1" draw:text-style-name="P1" draw:layer="layout" svg:x1="16.03cm" svg:y1="13.396cm" svg:x2="16.007cm" svg:y2="13.396cm">
          <text:p/>
        </draw:line>
        <draw:line draw:style-name="gr1" draw:text-style-name="P1" draw:layer="layout" svg:x1="16.008cm" svg:y1="13.397cm" svg:x2="15.996cm" svg:y2="13.39cm">
          <text:p/>
        </draw:line>
        <draw:line draw:style-name="gr1" draw:text-style-name="P1" draw:layer="layout" svg:x1="15.997cm" svg:y1="13.391cm" svg:x2="15.99cm" svg:y2="13.384cm">
          <text:p/>
        </draw:line>
        <draw:line draw:style-name="gr1" draw:text-style-name="P1" draw:layer="layout" svg:x1="15.991cm" svg:y1="13.385cm" svg:x2="15.984cm" svg:y2="13.373cm">
          <text:p/>
        </draw:line>
        <draw:line draw:style-name="gr1" draw:text-style-name="P1" draw:layer="layout" svg:x1="15.984cm" svg:y1="13.373cm" svg:x2="15.984cm" svg:y2="13.276cm">
          <text:p/>
        </draw:line>
        <draw:line draw:style-name="gr1" draw:text-style-name="P1" draw:layer="layout" svg:x1="15.944cm" svg:y1="13.276cm" svg:x2="15.876cm" svg:y2="13.276cm">
          <text:p/>
        </draw:line>
        <draw:line draw:style-name="gr1" draw:text-style-name="P1" draw:layer="layout" svg:x1="15.91cm" svg:y1="13.396cm" svg:x2="15.91cm" svg:y2="13.276cm">
          <text:p/>
        </draw:line>
        <draw:polygon draw:style-name="gr2" draw:text-style-name="P1" draw:layer="layout" svg:width="0.529cm" svg:height="0.25cm" svg:x="15.771cm" svg:y="13.181cm" svg:viewBox="0 0 530 251" draw:points="0,0 530,0 530,251 0,251">
          <text:p/>
        </draw:polygon>
        <draw:line draw:style-name="gr1" draw:text-style-name="P1" draw:layer="layout" svg:x1="17.755cm" svg:y1="10.574cm" svg:x2="17.755cm" svg:y2="10.631cm">
          <text:p/>
        </draw:line>
        <draw:line draw:style-name="gr1" draw:text-style-name="P1" draw:layer="layout" svg:x1="17.756cm" svg:y1="10.631cm" svg:x2="17.698cm" svg:y2="10.637cm">
          <text:p/>
        </draw:line>
        <draw:line draw:style-name="gr1" draw:text-style-name="P1" draw:layer="layout" svg:x1="17.698cm" svg:y1="10.637cm" svg:x2="17.705cm" svg:y2="10.631cm">
          <text:p/>
        </draw:line>
        <draw:line draw:style-name="gr1" draw:text-style-name="P1" draw:layer="layout" svg:x1="17.704cm" svg:y1="10.632cm" svg:x2="17.711cm" svg:y2="10.619cm">
          <text:p/>
        </draw:line>
        <draw:line draw:style-name="gr1" draw:text-style-name="P1" draw:layer="layout" svg:x1="17.71cm" svg:y1="10.619cm" svg:x2="17.71cm" svg:y2="10.591cm">
          <text:p/>
        </draw:line>
        <draw:line draw:style-name="gr1" draw:text-style-name="P1" draw:layer="layout" svg:x1="17.711cm" svg:y1="10.592cm" svg:x2="17.704cm" svg:y2="10.579cm">
          <text:p/>
        </draw:line>
        <draw:line draw:style-name="gr1" draw:text-style-name="P1" draw:layer="layout" svg:x1="17.705cm" svg:y1="10.58cm" svg:x2="17.698cm" svg:y2="10.574cm">
          <text:p/>
        </draw:line>
        <draw:line draw:style-name="gr1" draw:text-style-name="P1" draw:layer="layout" svg:x1="17.699cm" svg:y1="10.575cm" svg:x2="17.687cm" svg:y2="10.568cm">
          <text:p/>
        </draw:line>
        <draw:line draw:style-name="gr1" draw:text-style-name="P1" draw:layer="layout" svg:x1="17.687cm" svg:y1="10.568cm" svg:x2="17.658cm" svg:y2="10.568cm">
          <text:p/>
        </draw:line>
        <draw:line draw:style-name="gr1" draw:text-style-name="P1" draw:layer="layout" svg:x1="17.659cm" svg:y1="10.568cm" svg:x2="17.647cm" svg:y2="10.575cm">
          <text:p/>
        </draw:line>
        <draw:line draw:style-name="gr1" draw:text-style-name="P1" draw:layer="layout" svg:x1="17.648cm" svg:y1="10.574cm" svg:x2="17.641cm" svg:y2="10.58cm">
          <text:p/>
        </draw:line>
        <draw:line draw:style-name="gr1" draw:text-style-name="P1" draw:layer="layout" svg:x1="17.642cm" svg:y1="10.579cm" svg:x2="17.635cm" svg:y2="10.592cm">
          <text:p/>
        </draw:line>
        <draw:line draw:style-name="gr1" draw:text-style-name="P1" draw:layer="layout" svg:x1="17.635cm" svg:y1="10.591cm" svg:x2="17.635cm" svg:y2="10.619cm">
          <text:p/>
        </draw:line>
        <draw:line draw:style-name="gr1" draw:text-style-name="P1" draw:layer="layout" svg:x1="17.635cm" svg:y1="10.619cm" svg:x2="17.642cm" svg:y2="10.632cm">
          <text:p/>
        </draw:line>
        <draw:line draw:style-name="gr1" draw:text-style-name="P1" draw:layer="layout" svg:x1="17.641cm" svg:y1="10.631cm" svg:x2="17.648cm" svg:y2="10.637cm">
          <text:p/>
        </draw:line>
        <draw:line draw:style-name="gr1" draw:text-style-name="P1" draw:layer="layout" svg:x1="17.716cm" svg:y1="10.529cm" svg:x2="17.635cm" svg:y2="10.499cm">
          <text:p/>
        </draw:line>
        <draw:line draw:style-name="gr1" draw:text-style-name="P1" draw:layer="layout" svg:x1="17.635cm" svg:y1="10.5cm" svg:x2="17.716cm" svg:y2="10.471cm">
          <text:p/>
        </draw:line>
        <draw:polygon draw:style-name="gr2" draw:text-style-name="P1" draw:layer="layout" svg:width="0.25cm" svg:height="0.345cm" svg:x="17.6cm" svg:y="10.384cm" svg:viewBox="0 0 251 346" draw:points="0,0 251,0 251,346 0,346">
          <text:p/>
        </draw:polygon>
        <draw:line draw:style-name="gr1" draw:text-style-name="P1" draw:layer="layout" svg:x1="15.927cm" svg:y1="9.601cm" svg:x2="15.904cm" svg:y2="9.601cm">
          <text:p/>
        </draw:line>
        <draw:line draw:style-name="gr1" draw:text-style-name="P1" draw:layer="layout" svg:x1="15.905cm" svg:y1="9.601cm" svg:x2="15.893cm" svg:y2="9.607cm">
          <text:p/>
        </draw:line>
        <draw:line draw:style-name="gr1" draw:text-style-name="P1" draw:layer="layout" svg:x1="15.894cm" svg:y1="9.606cm" svg:x2="15.881cm" svg:y2="9.619cm">
          <text:p/>
        </draw:line>
        <draw:line draw:style-name="gr1" draw:text-style-name="P1" draw:layer="layout" svg:x1="15.882cm" svg:y1="9.618cm" svg:x2="15.876cm" svg:y2="9.642cm">
          <text:p/>
        </draw:line>
        <draw:line draw:style-name="gr1" draw:text-style-name="P1" draw:layer="layout" svg:x1="15.876cm" svg:y1="9.641cm" svg:x2="15.876cm" svg:y2="9.681cm">
          <text:p/>
        </draw:line>
        <draw:line draw:style-name="gr1" draw:text-style-name="P1" draw:layer="layout" svg:x1="15.876cm" svg:y1="9.681cm" svg:x2="15.882cm" svg:y2="9.705cm">
          <text:p/>
        </draw:line>
        <draw:line draw:style-name="gr1" draw:text-style-name="P1" draw:layer="layout" svg:x1="15.881cm" svg:y1="9.704cm" svg:x2="15.894cm" svg:y2="9.716cm">
          <text:p/>
        </draw:line>
        <draw:line draw:style-name="gr1" draw:text-style-name="P1" draw:layer="layout" svg:x1="15.893cm" svg:y1="9.715cm" svg:x2="15.905cm" svg:y2="9.722cm">
          <text:p/>
        </draw:line>
        <draw:line draw:style-name="gr1" draw:text-style-name="P1" draw:layer="layout" svg:x1="15.904cm" svg:y1="9.721cm" svg:x2="15.927cm" svg:y2="9.721cm">
          <text:p/>
        </draw:line>
        <draw:line draw:style-name="gr1" draw:text-style-name="P1" draw:layer="layout" svg:x1="15.927cm" svg:y1="9.722cm" svg:x2="15.939cm" svg:y2="9.715cm">
          <text:p/>
        </draw:line>
        <draw:line draw:style-name="gr1" draw:text-style-name="P1" draw:layer="layout" svg:x1="15.938cm" svg:y1="9.716cm" svg:x2="15.951cm" svg:y2="9.704cm">
          <text:p/>
        </draw:line>
        <draw:line draw:style-name="gr1" draw:text-style-name="P1" draw:layer="layout" svg:x1="15.95cm" svg:y1="9.705cm" svg:x2="15.957cm" svg:y2="9.681cm">
          <text:p/>
        </draw:line>
        <draw:line draw:style-name="gr1" draw:text-style-name="P1" draw:layer="layout" svg:x1="15.956cm" svg:y1="9.681cm" svg:x2="15.956cm" svg:y2="9.641cm">
          <text:p/>
        </draw:line>
        <draw:line draw:style-name="gr1" draw:text-style-name="P1" draw:layer="layout" svg:x1="15.957cm" svg:y1="9.642cm" svg:x2="15.95cm" svg:y2="9.618cm">
          <text:p/>
        </draw:line>
        <draw:line draw:style-name="gr1" draw:text-style-name="P1" draw:layer="layout" svg:x1="15.951cm" svg:y1="9.619cm" svg:x2="15.938cm" svg:y2="9.606cm">
          <text:p/>
        </draw:line>
        <draw:line draw:style-name="gr1" draw:text-style-name="P1" draw:layer="layout" svg:x1="15.939cm" svg:y1="9.607cm" svg:x2="15.927cm" svg:y2="9.601cm">
          <text:p/>
        </draw:line>
        <draw:line draw:style-name="gr1" draw:text-style-name="P1" draw:layer="layout" svg:x1="15.831cm" svg:y1="9.715cm" svg:x2="15.813cm" svg:y2="9.722cm">
          <text:p/>
        </draw:line>
        <draw:line draw:style-name="gr1" draw:text-style-name="P1" draw:layer="layout" svg:x1="15.813cm" svg:y1="9.721cm" svg:x2="15.784cm" svg:y2="9.721cm">
          <text:p/>
        </draw:line>
        <draw:line draw:style-name="gr1" draw:text-style-name="P1" draw:layer="layout" svg:x1="15.785cm" svg:y1="9.722cm" svg:x2="15.773cm" svg:y2="9.715cm">
          <text:p/>
        </draw:line>
        <draw:line draw:style-name="gr1" draw:text-style-name="P1" draw:layer="layout" svg:x1="15.775cm" svg:y1="9.716cm" svg:x2="15.767cm" svg:y2="9.709cm">
          <text:p/>
        </draw:line>
        <draw:line draw:style-name="gr1" draw:text-style-name="P1" draw:layer="layout" svg:x1="15.768cm" svg:y1="9.71cm" svg:x2="15.761cm" svg:y2="9.698cm">
          <text:p/>
        </draw:line>
        <draw:line draw:style-name="gr1" draw:text-style-name="P1" draw:layer="layout" svg:x1="15.761cm" svg:y1="9.698cm" svg:x2="15.761cm" svg:y2="9.686cm">
          <text:p/>
        </draw:line>
        <draw:line draw:style-name="gr1" draw:text-style-name="P1" draw:layer="layout" svg:x1="15.761cm" svg:y1="9.687cm" svg:x2="15.768cm" svg:y2="9.675cm">
          <text:p/>
        </draw:line>
        <draw:line draw:style-name="gr1" draw:text-style-name="P1" draw:layer="layout" svg:x1="15.767cm" svg:y1="9.676cm" svg:x2="15.775cm" svg:y2="9.669cm">
          <text:p/>
        </draw:line>
        <draw:line draw:style-name="gr1" draw:text-style-name="P1" draw:layer="layout" svg:x1="15.773cm" svg:y1="9.67cm" svg:x2="15.785cm" svg:y2="9.664cm">
          <text:p/>
        </draw:line>
        <draw:line draw:style-name="gr1" draw:text-style-name="P1" draw:layer="layout" svg:x1="15.784cm" svg:y1="9.665cm" svg:x2="15.809cm" svg:y2="9.658cm">
          <text:p/>
        </draw:line>
        <draw:line draw:style-name="gr1" draw:text-style-name="P1" draw:layer="layout" svg:x1="15.807cm" svg:y1="9.66cm" svg:x2="15.819cm" svg:y2="9.652cm">
          <text:p/>
        </draw:line>
        <draw:line draw:style-name="gr1" draw:text-style-name="P1" draw:layer="layout" svg:x1="15.818cm" svg:y1="9.653cm" svg:x2="15.825cm" svg:y2="9.646cm">
          <text:p/>
        </draw:line>
        <draw:line draw:style-name="gr1" draw:text-style-name="P1" draw:layer="layout" svg:x1="15.824cm" svg:y1="9.647cm" svg:x2="15.831cm" svg:y2="9.635cm">
          <text:p/>
        </draw:line>
        <draw:line draw:style-name="gr1" draw:text-style-name="P1" draw:layer="layout" svg:x1="15.83cm" svg:y1="9.635cm" svg:x2="15.83cm" svg:y2="9.624cm">
          <text:p/>
        </draw:line>
        <draw:line draw:style-name="gr1" draw:text-style-name="P1" draw:layer="layout" svg:x1="15.831cm" svg:y1="9.625cm" svg:x2="15.824cm" svg:y2="9.612cm">
          <text:p/>
        </draw:line>
        <draw:line draw:style-name="gr1" draw:text-style-name="P1" draw:layer="layout" svg:x1="15.825cm" svg:y1="9.613cm" svg:x2="15.818cm" svg:y2="9.606cm">
          <text:p/>
        </draw:line>
        <draw:line draw:style-name="gr1" draw:text-style-name="P1" draw:layer="layout" svg:x1="15.819cm" svg:y1="9.607cm" svg:x2="15.807cm" svg:y2="9.601cm">
          <text:p/>
        </draw:line>
        <draw:line draw:style-name="gr1" draw:text-style-name="P1" draw:layer="layout" svg:x1="15.807cm" svg:y1="9.601cm" svg:x2="15.778cm" svg:y2="9.601cm">
          <text:p/>
        </draw:line>
        <draw:line draw:style-name="gr1" draw:text-style-name="P1" draw:layer="layout" svg:x1="15.779cm" svg:y1="9.601cm" svg:x2="15.761cm" svg:y2="9.607cm">
          <text:p/>
        </draw:line>
        <draw:line draw:style-name="gr1" draw:text-style-name="P1" draw:layer="layout" svg:x1="15.641cm" svg:y1="9.709cm" svg:x2="15.648cm" svg:y2="9.716cm">
          <text:p/>
        </draw:line>
        <draw:line draw:style-name="gr1" draw:text-style-name="P1" draw:layer="layout" svg:x1="15.647cm" svg:y1="9.715cm" svg:x2="15.665cm" svg:y2="9.722cm">
          <text:p/>
        </draw:line>
        <draw:line draw:style-name="gr1" draw:text-style-name="P1" draw:layer="layout" svg:x1="15.664cm" svg:y1="9.721cm" svg:x2="15.676cm" svg:y2="9.721cm">
          <text:p/>
        </draw:line>
        <draw:line draw:style-name="gr1" draw:text-style-name="P1" draw:layer="layout" svg:x1="15.676cm" svg:y1="9.722cm" svg:x2="15.694cm" svg:y2="9.715cm">
          <text:p/>
        </draw:line>
        <draw:line draw:style-name="gr1" draw:text-style-name="P1" draw:layer="layout" svg:x1="15.693cm" svg:y1="9.716cm" svg:x2="15.705cm" svg:y2="9.704cm">
          <text:p/>
        </draw:line>
        <draw:line draw:style-name="gr1" draw:text-style-name="P1" draw:layer="layout" svg:x1="15.704cm" svg:y1="9.705cm" svg:x2="15.711cm" svg:y2="9.692cm">
          <text:p/>
        </draw:line>
        <draw:line draw:style-name="gr1" draw:text-style-name="P1" draw:layer="layout" svg:x1="15.71cm" svg:y1="9.693cm" svg:x2="15.717cm" svg:y2="9.669cm">
          <text:p/>
        </draw:line>
        <draw:line draw:style-name="gr1" draw:text-style-name="P1" draw:layer="layout" svg:x1="15.716cm" svg:y1="9.669cm" svg:x2="15.716cm" svg:y2="9.652cm">
          <text:p/>
        </draw:line>
        <draw:line draw:style-name="gr1" draw:text-style-name="P1" draw:layer="layout" svg:x1="15.717cm" svg:y1="9.653cm" svg:x2="15.71cm" svg:y2="9.629cm">
          <text:p/>
        </draw:line>
        <draw:line draw:style-name="gr1" draw:text-style-name="P1" draw:layer="layout" svg:x1="15.711cm" svg:y1="9.63cm" svg:x2="15.704cm" svg:y2="9.618cm">
          <text:p/>
        </draw:line>
        <draw:line draw:style-name="gr1" draw:text-style-name="P1" draw:layer="layout" svg:x1="15.705cm" svg:y1="9.619cm" svg:x2="15.693cm" svg:y2="9.606cm">
          <text:p/>
        </draw:line>
        <draw:line draw:style-name="gr1" draw:text-style-name="P1" draw:layer="layout" svg:x1="15.694cm" svg:y1="9.607cm" svg:x2="15.676cm" svg:y2="9.601cm">
          <text:p/>
        </draw:line>
        <draw:line draw:style-name="gr1" draw:text-style-name="P1" draw:layer="layout" svg:x1="15.676cm" svg:y1="9.601cm" svg:x2="15.664cm" svg:y2="9.601cm">
          <text:p/>
        </draw:line>
        <draw:line draw:style-name="gr1" draw:text-style-name="P1" draw:layer="layout" svg:x1="15.665cm" svg:y1="9.601cm" svg:x2="15.647cm" svg:y2="9.607cm">
          <text:p/>
        </draw:line>
        <draw:line draw:style-name="gr1" draw:text-style-name="P1" draw:layer="layout" svg:x1="15.648cm" svg:y1="9.606cm" svg:x2="15.641cm" svg:y2="9.613cm">
          <text:p/>
        </draw:line>
        <draw:line draw:style-name="gr1" draw:text-style-name="P1" draw:layer="layout" svg:x1="15.59cm" svg:y1="9.721cm" svg:x2="15.59cm" svg:y2="9.601cm">
          <text:p/>
        </draw:line>
        <draw:line draw:style-name="gr1" draw:text-style-name="P1" draw:layer="layout" svg:x1="15.476cm" svg:y1="9.721cm" svg:x2="15.533cm" svg:y2="9.721cm">
          <text:p/>
        </draw:line>
        <draw:line draw:style-name="gr1" draw:text-style-name="P1" draw:layer="layout" svg:x1="15.533cm" svg:y1="9.721cm" svg:x2="15.533cm" svg:y2="9.601cm">
          <text:p/>
        </draw:line>
        <draw:line draw:style-name="gr1" draw:text-style-name="P1" draw:layer="layout" svg:x1="15.441cm" svg:y1="9.686cm" svg:x2="15.384cm" svg:y2="9.686cm">
          <text:p/>
        </draw:line>
        <draw:line draw:style-name="gr1" draw:text-style-name="P1" draw:layer="layout" svg:x1="15.454cm" svg:y1="9.722cm" svg:x2="15.413cm" svg:y2="9.601cm">
          <text:p/>
        </draw:line>
        <draw:line draw:style-name="gr1" draw:text-style-name="P1" draw:layer="layout" svg:x1="15.414cm" svg:y1="9.601cm" svg:x2="15.373cm" svg:y2="9.722cm">
          <text:p/>
        </draw:line>
        <draw:line draw:style-name="gr1" draw:text-style-name="P1" draw:layer="layout" svg:x1="15.333cm" svg:y1="9.721cm" svg:x2="15.333cm" svg:y2="9.601cm">
          <text:p/>
        </draw:line>
        <draw:line draw:style-name="gr1" draw:text-style-name="P1" draw:layer="layout" svg:x1="15.333cm" svg:y1="9.601cm" svg:x2="15.304cm" svg:y2="9.601cm">
          <text:p/>
        </draw:line>
        <draw:line draw:style-name="gr1" draw:text-style-name="P1" draw:layer="layout" svg:x1="15.305cm" svg:y1="9.601cm" svg:x2="15.287cm" svg:y2="9.607cm">
          <text:p/>
        </draw:line>
        <draw:line draw:style-name="gr1" draw:text-style-name="P1" draw:layer="layout" svg:x1="15.288cm" svg:y1="9.606cm" svg:x2="15.276cm" svg:y2="9.619cm">
          <text:p/>
        </draw:line>
        <draw:line draw:style-name="gr1" draw:text-style-name="P1" draw:layer="layout" svg:x1="15.277cm" svg:y1="9.618cm" svg:x2="15.27cm" svg:y2="9.63cm">
          <text:p/>
        </draw:line>
        <draw:line draw:style-name="gr1" draw:text-style-name="P1" draw:layer="layout" svg:x1="15.271cm" svg:y1="9.629cm" svg:x2="15.264cm" svg:y2="9.653cm">
          <text:p/>
        </draw:line>
        <draw:line draw:style-name="gr1" draw:text-style-name="P1" draw:layer="layout" svg:x1="15.264cm" svg:y1="9.652cm" svg:x2="15.264cm" svg:y2="9.669cm">
          <text:p/>
        </draw:line>
        <draw:line draw:style-name="gr1" draw:text-style-name="P1" draw:layer="layout" svg:x1="15.264cm" svg:y1="9.669cm" svg:x2="15.271cm" svg:y2="9.693cm">
          <text:p/>
        </draw:line>
        <draw:line draw:style-name="gr1" draw:text-style-name="P1" draw:layer="layout" svg:x1="15.27cm" svg:y1="9.692cm" svg:x2="15.277cm" svg:y2="9.705cm">
          <text:p/>
        </draw:line>
        <draw:line draw:style-name="gr1" draw:text-style-name="P1" draw:layer="layout" svg:x1="15.276cm" svg:y1="9.704cm" svg:x2="15.288cm" svg:y2="9.716cm">
          <text:p/>
        </draw:line>
        <draw:line draw:style-name="gr1" draw:text-style-name="P1" draw:layer="layout" svg:x1="15.287cm" svg:y1="9.715cm" svg:x2="15.305cm" svg:y2="9.722cm">
          <text:p/>
        </draw:line>
        <draw:line draw:style-name="gr1" draw:text-style-name="P1" draw:layer="layout" svg:x1="15.304cm" svg:y1="9.721cm" svg:x2="15.333cm" svg:y2="9.721cm">
          <text:p/>
        </draw:line>
        <draw:line draw:style-name="gr1" draw:text-style-name="P1" draw:layer="layout" svg:x1="15.19cm" svg:y1="9.601cm" svg:x2="15.167cm" svg:y2="9.601cm">
          <text:p/>
        </draw:line>
        <draw:line draw:style-name="gr1" draw:text-style-name="P1" draw:layer="layout" svg:x1="15.168cm" svg:y1="9.601cm" svg:x2="15.156cm" svg:y2="9.607cm">
          <text:p/>
        </draw:line>
        <draw:line draw:style-name="gr1" draw:text-style-name="P1" draw:layer="layout" svg:x1="15.157cm" svg:y1="9.606cm" svg:x2="15.144cm" svg:y2="9.619cm">
          <text:p/>
        </draw:line>
        <draw:line draw:style-name="gr1" draw:text-style-name="P1" draw:layer="layout" svg:x1="15.145cm" svg:y1="9.618cm" svg:x2="15.138cm" svg:y2="9.642cm">
          <text:p/>
        </draw:line>
        <draw:line draw:style-name="gr1" draw:text-style-name="P1" draw:layer="layout" svg:x1="15.138cm" svg:y1="9.641cm" svg:x2="15.138cm" svg:y2="9.681cm">
          <text:p/>
        </draw:line>
        <draw:line draw:style-name="gr1" draw:text-style-name="P1" draw:layer="layout" svg:x1="15.138cm" svg:y1="9.681cm" svg:x2="15.145cm" svg:y2="9.705cm">
          <text:p/>
        </draw:line>
        <draw:line draw:style-name="gr1" draw:text-style-name="P1" draw:layer="layout" svg:x1="15.144cm" svg:y1="9.704cm" svg:x2="15.157cm" svg:y2="9.716cm">
          <text:p/>
        </draw:line>
        <draw:line draw:style-name="gr1" draw:text-style-name="P1" draw:layer="layout" svg:x1="15.156cm" svg:y1="9.715cm" svg:x2="15.168cm" svg:y2="9.722cm">
          <text:p/>
        </draw:line>
        <draw:line draw:style-name="gr1" draw:text-style-name="P1" draw:layer="layout" svg:x1="15.167cm" svg:y1="9.721cm" svg:x2="15.19cm" svg:y2="9.721cm">
          <text:p/>
        </draw:line>
        <draw:line draw:style-name="gr1" draw:text-style-name="P1" draw:layer="layout" svg:x1="15.19cm" svg:y1="9.722cm" svg:x2="15.202cm" svg:y2="9.715cm">
          <text:p/>
        </draw:line>
        <draw:line draw:style-name="gr1" draw:text-style-name="P1" draw:layer="layout" svg:x1="15.201cm" svg:y1="9.716cm" svg:x2="15.214cm" svg:y2="9.704cm">
          <text:p/>
        </draw:line>
        <draw:line draw:style-name="gr1" draw:text-style-name="P1" draw:layer="layout" svg:x1="15.213cm" svg:y1="9.705cm" svg:x2="15.219cm" svg:y2="9.681cm">
          <text:p/>
        </draw:line>
        <draw:line draw:style-name="gr1" draw:text-style-name="P1" draw:layer="layout" svg:x1="15.218cm" svg:y1="9.681cm" svg:x2="15.218cm" svg:y2="9.641cm">
          <text:p/>
        </draw:line>
        <draw:line draw:style-name="gr1" draw:text-style-name="P1" draw:layer="layout" svg:x1="15.219cm" svg:y1="9.642cm" svg:x2="15.213cm" svg:y2="9.618cm">
          <text:p/>
        </draw:line>
        <draw:line draw:style-name="gr1" draw:text-style-name="P1" draw:layer="layout" svg:x1="15.214cm" svg:y1="9.619cm" svg:x2="15.201cm" svg:y2="9.606cm">
          <text:p/>
        </draw:line>
        <draw:line draw:style-name="gr1" draw:text-style-name="P1" draw:layer="layout" svg:x1="15.202cm" svg:y1="9.607cm" svg:x2="15.19cm" svg:y2="9.601cm">
          <text:p/>
        </draw:line>
        <draw:line draw:style-name="gr1" draw:text-style-name="P1" draw:layer="layout" svg:x1="15.018cm" svg:y1="9.722cm" svg:x2="15.059cm" svg:y2="9.664cm">
          <text:p/>
        </draw:line>
        <draw:line draw:style-name="gr1" draw:text-style-name="P1" draw:layer="layout" svg:x1="15.087cm" svg:y1="9.721cm" svg:x2="15.087cm" svg:y2="9.601cm">
          <text:p/>
        </draw:line>
        <draw:line draw:style-name="gr1" draw:text-style-name="P1" draw:layer="layout" svg:x1="15.087cm" svg:y1="9.601cm" svg:x2="15.041cm" svg:y2="9.601cm">
          <text:p/>
        </draw:line>
        <draw:line draw:style-name="gr1" draw:text-style-name="P1" draw:layer="layout" svg:x1="15.042cm" svg:y1="9.601cm" svg:x2="15.03cm" svg:y2="9.607cm">
          <text:p/>
        </draw:line>
        <draw:line draw:style-name="gr1" draw:text-style-name="P1" draw:layer="layout" svg:x1="15.031cm" svg:y1="9.606cm" svg:x2="15.024cm" svg:y2="9.613cm">
          <text:p/>
        </draw:line>
        <draw:line draw:style-name="gr1" draw:text-style-name="P1" draw:layer="layout" svg:x1="15.025cm" svg:y1="9.612cm" svg:x2="15.018cm" svg:y2="9.625cm">
          <text:p/>
        </draw:line>
        <draw:line draw:style-name="gr1" draw:text-style-name="P1" draw:layer="layout" svg:x1="15.018cm" svg:y1="9.624cm" svg:x2="15.018cm" svg:y2="9.641cm">
          <text:p/>
        </draw:line>
        <draw:line draw:style-name="gr1" draw:text-style-name="P1" draw:layer="layout" svg:x1="15.018cm" svg:y1="9.641cm" svg:x2="15.025cm" svg:y2="9.653cm">
          <text:p/>
        </draw:line>
        <draw:line draw:style-name="gr1" draw:text-style-name="P1" draw:layer="layout" svg:x1="15.024cm" svg:y1="9.652cm" svg:x2="15.031cm" svg:y2="9.66cm">
          <text:p/>
        </draw:line>
        <draw:line draw:style-name="gr1" draw:text-style-name="P1" draw:layer="layout" svg:x1="15.03cm" svg:y1="9.658cm" svg:x2="15.042cm" svg:y2="9.665cm">
          <text:p/>
        </draw:line>
        <draw:line draw:style-name="gr1" draw:text-style-name="P1" draw:layer="layout" svg:x1="15.041cm" svg:y1="9.664cm" svg:x2="15.087cm" svg:y2="9.664cm">
          <text:p/>
        </draw:line>
        <draw:line draw:style-name="gr1" draw:text-style-name="P1" draw:layer="layout" svg:x1="15.661cm" svg:y1="9.801cm" svg:x2="15.674cm" svg:y2="9.794cm">
          <text:p/>
        </draw:line>
        <draw:line draw:style-name="gr1" draw:text-style-name="P1" draw:layer="layout" svg:x1="15.673cm" svg:y1="9.794cm" svg:x2="15.69cm" svg:y2="9.794cm">
          <text:p/>
        </draw:line>
        <draw:line draw:style-name="gr1" draw:text-style-name="P1" draw:layer="layout" svg:x1="15.69cm" svg:y1="9.794cm" svg:x2="15.708cm" svg:y2="9.801cm">
          <text:p/>
        </draw:line>
        <draw:line draw:style-name="gr1" draw:text-style-name="P1" draw:layer="layout" svg:x1="15.707cm" svg:y1="9.8cm" svg:x2="15.719cm" svg:y2="9.812cm">
          <text:p/>
        </draw:line>
        <draw:line draw:style-name="gr1" draw:text-style-name="P1" draw:layer="layout" svg:x1="15.718cm" svg:y1="9.811cm" svg:x2="15.725cm" svg:y2="9.823cm">
          <text:p/>
        </draw:line>
        <draw:line draw:style-name="gr1" draw:text-style-name="P1" draw:layer="layout" svg:x1="15.724cm" svg:y1="9.822cm" svg:x2="15.731cm" svg:y2="9.846cm">
          <text:p/>
        </draw:line>
        <draw:line draw:style-name="gr1" draw:text-style-name="P1" draw:layer="layout" svg:x1="15.73cm" svg:y1="9.845cm" svg:x2="15.73cm" svg:y2="9.862cm">
          <text:p/>
        </draw:line>
        <draw:line draw:style-name="gr1" draw:text-style-name="P1" draw:layer="layout" svg:x1="15.731cm" svg:y1="9.862cm" svg:x2="15.724cm" svg:y2="9.886cm">
          <text:p/>
        </draw:line>
        <draw:line draw:style-name="gr1" draw:text-style-name="P1" draw:layer="layout" svg:x1="15.725cm" svg:y1="9.885cm" svg:x2="15.718cm" svg:y2="9.898cm">
          <text:p/>
        </draw:line>
        <draw:line draw:style-name="gr1" draw:text-style-name="P1" draw:layer="layout" svg:x1="15.719cm" svg:y1="9.897cm" svg:x2="15.707cm" svg:y2="9.909cm">
          <text:p/>
        </draw:line>
        <draw:line draw:style-name="gr1" draw:text-style-name="P1" draw:layer="layout" svg:x1="15.708cm" svg:y1="9.908cm" svg:x2="15.69cm" svg:y2="9.915cm">
          <text:p/>
        </draw:line>
        <draw:line draw:style-name="gr1" draw:text-style-name="P1" draw:layer="layout" svg:x1="15.69cm" svg:y1="9.914cm" svg:x2="15.678cm" svg:y2="9.914cm">
          <text:p/>
        </draw:line>
        <draw:line draw:style-name="gr1" draw:text-style-name="P1" draw:layer="layout" svg:x1="15.679cm" svg:y1="9.915cm" svg:x2="15.661cm" svg:y2="9.908cm">
          <text:p/>
        </draw:line>
        <draw:line draw:style-name="gr1" draw:text-style-name="P1" draw:layer="layout" svg:x1="15.662cm" svg:y1="9.91cm" svg:x2="15.656cm" svg:y2="9.902cm">
          <text:p/>
        </draw:line>
        <draw:line draw:style-name="gr1" draw:text-style-name="P1" draw:layer="layout" svg:x1="15.656cm" svg:y1="9.902cm" svg:x2="15.656cm" svg:y2="9.862cm">
          <text:p/>
        </draw:line>
        <draw:line draw:style-name="gr1" draw:text-style-name="P1" draw:layer="layout" svg:x1="15.656cm" svg:y1="9.862cm" svg:x2="15.678cm" svg:y2="9.862cm">
          <text:p/>
        </draw:line>
        <draw:line draw:style-name="gr1" draw:text-style-name="P1" draw:layer="layout" svg:x1="15.605cm" svg:y1="9.902cm" svg:x2="15.598cm" svg:y2="9.91cm">
          <text:p/>
        </draw:line>
        <draw:line draw:style-name="gr1" draw:text-style-name="P1" draw:layer="layout" svg:x1="15.598cm" svg:y1="9.908cm" svg:x2="15.605cm" svg:y2="9.915cm">
          <text:p/>
        </draw:line>
        <draw:line draw:style-name="gr1" draw:text-style-name="P1" draw:layer="layout" svg:x1="15.604cm" svg:y1="9.915cm" svg:x2="15.611cm" svg:y2="9.908cm">
          <text:p/>
        </draw:line>
        <draw:line draw:style-name="gr1" draw:text-style-name="P1" draw:layer="layout" svg:x1="15.611cm" svg:y1="9.91cm" svg:x2="15.604cm" svg:y2="9.902cm">
          <text:p/>
        </draw:line>
        <draw:line draw:style-name="gr1" draw:text-style-name="P1" draw:layer="layout" svg:x1="15.604cm" svg:y1="9.902cm" svg:x2="15.604cm" svg:y2="9.914cm">
          <text:p/>
        </draw:line>
        <draw:line draw:style-name="gr1" draw:text-style-name="P1" draw:layer="layout" svg:x1="15.547cm" svg:y1="9.914cm" svg:x2="15.547cm" svg:y2="9.794cm">
          <text:p/>
        </draw:line>
        <draw:line draw:style-name="gr1" draw:text-style-name="P1" draw:layer="layout" svg:x1="15.547cm" svg:y1="9.794cm" svg:x2="15.501cm" svg:y2="9.794cm">
          <text:p/>
        </draw:line>
        <draw:line draw:style-name="gr1" draw:text-style-name="P1" draw:layer="layout" svg:x1="15.502cm" svg:y1="9.794cm" svg:x2="15.49cm" svg:y2="9.801cm">
          <text:p/>
        </draw:line>
        <draw:line draw:style-name="gr1" draw:text-style-name="P1" draw:layer="layout" svg:x1="15.491cm" svg:y1="9.8cm" svg:x2="15.484cm" svg:y2="9.806cm">
          <text:p/>
        </draw:line>
        <draw:line draw:style-name="gr1" draw:text-style-name="P1" draw:layer="layout" svg:x1="15.485cm" svg:y1="9.805cm" svg:x2="15.478cm" svg:y2="9.818cm">
          <text:p/>
        </draw:line>
        <draw:line draw:style-name="gr1" draw:text-style-name="P1" draw:layer="layout" svg:x1="15.478cm" svg:y1="9.817cm" svg:x2="15.478cm" svg:y2="9.834cm">
          <text:p/>
        </draw:line>
        <draw:line draw:style-name="gr1" draw:text-style-name="P1" draw:layer="layout" svg:x1="15.478cm" svg:y1="9.834cm" svg:x2="15.485cm" svg:y2="9.846cm">
          <text:p/>
        </draw:line>
        <draw:line draw:style-name="gr1" draw:text-style-name="P1" draw:layer="layout" svg:x1="15.484cm" svg:y1="9.845cm" svg:x2="15.491cm" svg:y2="9.852cm">
          <text:p/>
        </draw:line>
        <draw:line draw:style-name="gr1" draw:text-style-name="P1" draw:layer="layout" svg:x1="15.49cm" svg:y1="9.851cm" svg:x2="15.502cm" svg:y2="9.858cm">
          <text:p/>
        </draw:line>
        <draw:line draw:style-name="gr1" draw:text-style-name="P1" draw:layer="layout" svg:x1="15.501cm" svg:y1="9.857cm" svg:x2="15.547cm" svg:y2="9.857cm">
          <text:p/>
        </draw:line>
        <draw:line draw:style-name="gr1" draw:text-style-name="P1" draw:layer="layout" svg:x1="15.428cm" svg:y1="9.902cm" svg:x2="15.421cm" svg:y2="9.91cm">
          <text:p/>
        </draw:line>
        <draw:line draw:style-name="gr1" draw:text-style-name="P1" draw:layer="layout" svg:x1="15.421cm" svg:y1="9.908cm" svg:x2="15.428cm" svg:y2="9.915cm">
          <text:p/>
        </draw:line>
        <draw:line draw:style-name="gr1" draw:text-style-name="P1" draw:layer="layout" svg:x1="15.427cm" svg:y1="9.915cm" svg:x2="15.435cm" svg:y2="9.908cm">
          <text:p/>
        </draw:line>
        <draw:line draw:style-name="gr1" draw:text-style-name="P1" draw:layer="layout" svg:x1="15.435cm" svg:y1="9.91cm" svg:x2="15.427cm" svg:y2="9.902cm">
          <text:p/>
        </draw:line>
        <draw:line draw:style-name="gr1" draw:text-style-name="P1" draw:layer="layout" svg:x1="15.427cm" svg:y1="9.902cm" svg:x2="15.427cm" svg:y2="9.914cm">
          <text:p/>
        </draw:line>
        <draw:line draw:style-name="gr1" draw:text-style-name="P1" draw:layer="layout" svg:x1="15.301cm" svg:y1="9.915cm" svg:x2="15.342cm" svg:y2="9.857cm">
          <text:p/>
        </draw:line>
        <draw:line draw:style-name="gr1" draw:text-style-name="P1" draw:layer="layout" svg:x1="15.37cm" svg:y1="9.914cm" svg:x2="15.37cm" svg:y2="9.794cm">
          <text:p/>
        </draw:line>
        <draw:line draw:style-name="gr1" draw:text-style-name="P1" draw:layer="layout" svg:x1="15.37cm" svg:y1="9.794cm" svg:x2="15.324cm" svg:y2="9.794cm">
          <text:p/>
        </draw:line>
        <draw:line draw:style-name="gr1" draw:text-style-name="P1" draw:layer="layout" svg:x1="15.325cm" svg:y1="9.794cm" svg:x2="15.313cm" svg:y2="9.801cm">
          <text:p/>
        </draw:line>
        <draw:line draw:style-name="gr1" draw:text-style-name="P1" draw:layer="layout" svg:x1="15.315cm" svg:y1="9.8cm" svg:x2="15.307cm" svg:y2="9.806cm">
          <text:p/>
        </draw:line>
        <draw:line draw:style-name="gr1" draw:text-style-name="P1" draw:layer="layout" svg:x1="15.308cm" svg:y1="9.805cm" svg:x2="15.301cm" svg:y2="9.818cm">
          <text:p/>
        </draw:line>
        <draw:line draw:style-name="gr1" draw:text-style-name="P1" draw:layer="layout" svg:x1="15.301cm" svg:y1="9.817cm" svg:x2="15.301cm" svg:y2="9.834cm">
          <text:p/>
        </draw:line>
        <draw:line draw:style-name="gr1" draw:text-style-name="P1" draw:layer="layout" svg:x1="15.301cm" svg:y1="9.834cm" svg:x2="15.308cm" svg:y2="9.846cm">
          <text:p/>
        </draw:line>
        <draw:line draw:style-name="gr1" draw:text-style-name="P1" draw:layer="layout" svg:x1="15.307cm" svg:y1="9.845cm" svg:x2="15.315cm" svg:y2="9.852cm">
          <text:p/>
        </draw:line>
        <draw:line draw:style-name="gr1" draw:text-style-name="P1" draw:layer="layout" svg:x1="15.313cm" svg:y1="9.851cm" svg:x2="15.325cm" svg:y2="9.858cm">
          <text:p/>
        </draw:line>
        <draw:line draw:style-name="gr1" draw:text-style-name="P1" draw:layer="layout" svg:x1="15.324cm" svg:y1="9.857cm" svg:x2="15.37cm" svg:y2="9.857cm">
          <text:p/>
        </draw:line>
        <draw:line draw:style-name="gr1" draw:text-style-name="P1" draw:layer="layout" svg:x1="15.251cm" svg:y1="9.902cm" svg:x2="15.244cm" svg:y2="9.91cm">
          <text:p/>
        </draw:line>
        <draw:line draw:style-name="gr1" draw:text-style-name="P1" draw:layer="layout" svg:x1="15.244cm" svg:y1="9.908cm" svg:x2="15.251cm" svg:y2="9.915cm">
          <text:p/>
        </draw:line>
        <draw:line draw:style-name="gr1" draw:text-style-name="P1" draw:layer="layout" svg:x1="15.25cm" svg:y1="9.915cm" svg:x2="15.257cm" svg:y2="9.908cm">
          <text:p/>
        </draw:line>
        <draw:line draw:style-name="gr1" draw:text-style-name="P1" draw:layer="layout" svg:x1="15.257cm" svg:y1="9.91cm" svg:x2="15.25cm" svg:y2="9.902cm">
          <text:p/>
        </draw:line>
        <draw:line draw:style-name="gr1" draw:text-style-name="P1" draw:layer="layout" svg:x1="15.25cm" svg:y1="9.902cm" svg:x2="15.25cm" svg:y2="9.914cm">
          <text:p/>
        </draw:line>
        <draw:polygon draw:style-name="gr2" draw:text-style-name="P1" draw:layer="layout" svg:width="1.034cm" svg:height="0.49cm" svg:x="14.97cm" svg:y="9.506cm" svg:viewBox="0 0 1035 491" draw:points="0,0 1035,0 1035,491 0,491">
          <text:p/>
        </draw:polygon>
        <draw:line draw:style-name="gr1" draw:text-style-name="P1" draw:layer="layout" svg:x1="15.438cm" svg:y1="13.394cm" svg:x2="15.495cm" svg:y2="13.394cm">
          <text:p/>
        </draw:line>
        <draw:line draw:style-name="gr1" draw:text-style-name="P1" draw:layer="layout" svg:x1="15.495cm" svg:y1="13.394cm" svg:x2="15.495cm" svg:y2="13.274cm">
          <text:p/>
        </draw:line>
        <draw:line draw:style-name="gr1" draw:text-style-name="P1" draw:layer="layout" svg:x1="15.398cm" svg:y1="13.331cm" svg:x2="15.358cm" svg:y2="13.331cm">
          <text:p/>
        </draw:line>
        <draw:line draw:style-name="gr1" draw:text-style-name="P1" draw:layer="layout" svg:x1="15.341cm" svg:y1="13.394cm" svg:x2="15.398cm" svg:y2="13.394cm">
          <text:p/>
        </draw:line>
        <draw:line draw:style-name="gr1" draw:text-style-name="P1" draw:layer="layout" svg:x1="15.398cm" svg:y1="13.394cm" svg:x2="15.398cm" svg:y2="13.274cm">
          <text:p/>
        </draw:line>
        <draw:line draw:style-name="gr1" draw:text-style-name="P1" draw:layer="layout" svg:x1="15.398cm" svg:y1="13.274cm" svg:x2="15.341cm" svg:y2="13.274cm">
          <text:p/>
        </draw:line>
        <draw:line draw:style-name="gr1" draw:text-style-name="P1" draw:layer="layout" svg:x1="15.29cm" svg:y1="13.394cm" svg:x2="15.29cm" svg:y2="13.274cm">
          <text:p/>
        </draw:line>
        <draw:line draw:style-name="gr1" draw:text-style-name="P1" draw:layer="layout" svg:x1="15.29cm" svg:y1="13.274cm" svg:x2="15.261cm" svg:y2="13.274cm">
          <text:p/>
        </draw:line>
        <draw:line draw:style-name="gr1" draw:text-style-name="P1" draw:layer="layout" svg:x1="15.262cm" svg:y1="13.274cm" svg:x2="15.244cm" svg:y2="13.281cm">
          <text:p/>
        </draw:line>
        <draw:line draw:style-name="gr1" draw:text-style-name="P1" draw:layer="layout" svg:x1="15.245cm" svg:y1="13.28cm" svg:x2="15.232cm" svg:y2="13.292cm">
          <text:p/>
        </draw:line>
        <draw:line draw:style-name="gr1" draw:text-style-name="P1" draw:layer="layout" svg:x1="15.233cm" svg:y1="13.291cm" svg:x2="15.227cm" svg:y2="13.304cm">
          <text:p/>
        </draw:line>
        <draw:line draw:style-name="gr1" draw:text-style-name="P1" draw:layer="layout" svg:x1="15.228cm" svg:y1="13.303cm" svg:x2="15.221cm" svg:y2="13.327cm">
          <text:p/>
        </draw:line>
        <draw:line draw:style-name="gr1" draw:text-style-name="P1" draw:layer="layout" svg:x1="15.221cm" svg:y1="13.326cm" svg:x2="15.221cm" svg:y2="13.343cm">
          <text:p/>
        </draw:line>
        <draw:line draw:style-name="gr1" draw:text-style-name="P1" draw:layer="layout" svg:x1="15.221cm" svg:y1="13.343cm" svg:x2="15.228cm" svg:y2="13.367cm">
          <text:p/>
        </draw:line>
        <draw:line draw:style-name="gr1" draw:text-style-name="P1" draw:layer="layout" svg:x1="15.227cm" svg:y1="13.366cm" svg:x2="15.233cm" svg:y2="13.378cm">
          <text:p/>
        </draw:line>
        <draw:line draw:style-name="gr1" draw:text-style-name="P1" draw:layer="layout" svg:x1="15.232cm" svg:y1="13.377cm" svg:x2="15.245cm" svg:y2="13.389cm">
          <text:p/>
        </draw:line>
        <draw:line draw:style-name="gr1" draw:text-style-name="P1" draw:layer="layout" svg:x1="15.244cm" svg:y1="13.388cm" svg:x2="15.262cm" svg:y2="13.395cm">
          <text:p/>
        </draw:line>
        <draw:line draw:style-name="gr1" draw:text-style-name="P1" draw:layer="layout" svg:x1="15.261cm" svg:y1="13.394cm" svg:x2="15.29cm" svg:y2="13.394cm">
          <text:p/>
        </draw:line>
        <draw:polygon draw:style-name="gr2" draw:text-style-name="P1" draw:layer="layout" svg:width="0.346cm" svg:height="0.249cm" svg:x="15.188cm" svg:y="13.18cm" svg:viewBox="0 0 347 250" draw:points="0,0 347,0 347,250 0,250">
          <text:p/>
        </draw:polygon>
        <draw:line draw:style-name="gr1" draw:text-style-name="P1" draw:layer="layout" svg:x1="16.005cm" svg:y1="10.648cm" svg:x2="16.011cm" svg:y2="10.66cm">
          <text:p/>
        </draw:line>
        <draw:line draw:style-name="gr1" draw:text-style-name="P1" draw:layer="layout" svg:x1="16.01cm" svg:y1="10.659cm" svg:x2="16.01cm" svg:y2="10.676cm">
          <text:p/>
        </draw:line>
        <draw:line draw:style-name="gr1" draw:text-style-name="P1" draw:layer="layout" svg:x1="16.011cm" svg:y1="10.676cm" svg:x2="16.005cm" svg:y2="10.695cm">
          <text:p/>
        </draw:line>
        <draw:line draw:style-name="gr1" draw:text-style-name="P1" draw:layer="layout" svg:x1="16.006cm" svg:y1="10.694cm" svg:x2="15.993cm" svg:y2="10.706cm">
          <text:p/>
        </draw:line>
        <draw:line draw:style-name="gr1" draw:text-style-name="P1" draw:layer="layout" svg:x1="15.994cm" svg:y1="10.705cm" svg:x2="15.982cm" svg:y2="10.712cm">
          <text:p/>
        </draw:line>
        <draw:line draw:style-name="gr1" draw:text-style-name="P1" draw:layer="layout" svg:x1="15.983cm" svg:y1="10.711cm" svg:x2="15.959cm" svg:y2="10.717cm">
          <text:p/>
        </draw:line>
        <draw:line draw:style-name="gr1" draw:text-style-name="P1" draw:layer="layout" svg:x1="15.959cm" svg:y1="10.716cm" svg:x2="15.942cm" svg:y2="10.716cm">
          <text:p/>
        </draw:line>
        <draw:line draw:style-name="gr1" draw:text-style-name="P1" draw:layer="layout" svg:x1="15.943cm" svg:y1="10.717cm" svg:x2="15.919cm" svg:y2="10.711cm">
          <text:p/>
        </draw:line>
        <draw:line draw:style-name="gr1" draw:text-style-name="P1" draw:layer="layout" svg:x1="15.92cm" svg:y1="10.712cm" svg:x2="15.907cm" svg:y2="10.705cm">
          <text:p/>
        </draw:line>
        <draw:line draw:style-name="gr1" draw:text-style-name="P1" draw:layer="layout" svg:x1="15.908cm" svg:y1="10.706cm" svg:x2="15.896cm" svg:y2="10.694cm">
          <text:p/>
        </draw:line>
        <draw:line draw:style-name="gr1" draw:text-style-name="P1" draw:layer="layout" svg:x1="15.897cm" svg:y1="10.695cm" svg:x2="15.89cm" svg:y2="10.676cm">
          <text:p/>
        </draw:line>
        <draw:line draw:style-name="gr1" draw:text-style-name="P1" draw:layer="layout" svg:x1="15.89cm" svg:y1="10.676cm" svg:x2="15.89cm" svg:y2="10.665cm">
          <text:p/>
        </draw:line>
        <draw:line draw:style-name="gr1" draw:text-style-name="P1" draw:layer="layout" svg:x1="15.89cm" svg:y1="10.666cm" svg:x2="15.897cm" svg:y2="10.648cm">
          <text:p/>
        </draw:line>
        <draw:line draw:style-name="gr1" draw:text-style-name="P1" draw:layer="layout" svg:x1="15.896cm" svg:y1="10.65cm" svg:x2="15.903cm" svg:y2="10.642cm">
          <text:p/>
        </draw:line>
        <draw:line draw:style-name="gr1" draw:text-style-name="P1" draw:layer="layout" svg:x1="15.902cm" svg:y1="10.642cm" svg:x2="15.942cm" svg:y2="10.642cm">
          <text:p/>
        </draw:line>
        <draw:line draw:style-name="gr1" draw:text-style-name="P1" draw:layer="layout" svg:x1="15.942cm" svg:y1="10.642cm" svg:x2="15.942cm" svg:y2="10.665cm">
          <text:p/>
        </draw:line>
        <draw:line draw:style-name="gr1" draw:text-style-name="P1" draw:layer="layout" svg:x1="15.89cm" svg:y1="10.591cm" svg:x2="16.01cm" svg:y2="10.591cm">
          <text:p/>
        </draw:line>
        <draw:line draw:style-name="gr1" draw:text-style-name="P1" draw:layer="layout" svg:x1="16.011cm" svg:y1="10.592cm" svg:x2="15.89cm" svg:y2="10.522cm">
          <text:p/>
        </draw:line>
        <draw:line draw:style-name="gr1" draw:text-style-name="P1" draw:layer="layout" svg:x1="15.89cm" svg:y1="10.522cm" svg:x2="16.01cm" svg:y2="10.522cm">
          <text:p/>
        </draw:line>
        <draw:line draw:style-name="gr1" draw:text-style-name="P1" draw:layer="layout" svg:x1="15.89cm" svg:y1="10.465cm" svg:x2="16.01cm" svg:y2="10.465cm">
          <text:p/>
        </draw:line>
        <draw:line draw:style-name="gr1" draw:text-style-name="P1" draw:layer="layout" svg:x1="16.01cm" svg:y1="10.465cm" svg:x2="16.01cm" svg:y2="10.436cm">
          <text:p/>
        </draw:line>
        <draw:line draw:style-name="gr1" draw:text-style-name="P1" draw:layer="layout" svg:x1="16.011cm" svg:y1="10.437cm" svg:x2="16.005cm" svg:y2="10.419cm">
          <text:p/>
        </draw:line>
        <draw:line draw:style-name="gr1" draw:text-style-name="P1" draw:layer="layout" svg:x1="16.006cm" svg:y1="10.42cm" svg:x2="15.993cm" svg:y2="10.408cm">
          <text:p/>
        </draw:line>
        <draw:line draw:style-name="gr1" draw:text-style-name="P1" draw:layer="layout" svg:x1="15.994cm" svg:y1="10.41cm" svg:x2="15.982cm" svg:y2="10.402cm">
          <text:p/>
        </draw:line>
        <draw:line draw:style-name="gr1" draw:text-style-name="P1" draw:layer="layout" svg:x1="15.983cm" svg:y1="10.403cm" svg:x2="15.959cm" svg:y2="10.396cm">
          <text:p/>
        </draw:line>
        <draw:line draw:style-name="gr1" draw:text-style-name="P1" draw:layer="layout" svg:x1="15.959cm" svg:y1="10.396cm" svg:x2="15.942cm" svg:y2="10.396cm">
          <text:p/>
        </draw:line>
        <draw:line draw:style-name="gr1" draw:text-style-name="P1" draw:layer="layout" svg:x1="15.943cm" svg:y1="10.396cm" svg:x2="15.919cm" svg:y2="10.403cm">
          <text:p/>
        </draw:line>
        <draw:line draw:style-name="gr1" draw:text-style-name="P1" draw:layer="layout" svg:x1="15.92cm" svg:y1="10.402cm" svg:x2="15.907cm" svg:y2="10.41cm">
          <text:p/>
        </draw:line>
        <draw:line draw:style-name="gr1" draw:text-style-name="P1" draw:layer="layout" svg:x1="15.908cm" svg:y1="10.408cm" svg:x2="15.896cm" svg:y2="10.42cm">
          <text:p/>
        </draw:line>
        <draw:line draw:style-name="gr1" draw:text-style-name="P1" draw:layer="layout" svg:x1="15.897cm" svg:y1="10.419cm" svg:x2="15.89cm" svg:y2="10.437cm">
          <text:p/>
        </draw:line>
        <draw:line draw:style-name="gr1" draw:text-style-name="P1" draw:layer="layout" svg:x1="15.89cm" svg:y1="10.436cm" svg:x2="15.89cm" svg:y2="10.465cm">
          <text:p/>
        </draw:line>
        <draw:polygon draw:style-name="gr2" draw:text-style-name="P1" draw:layer="layout" svg:width="0.25cm" svg:height="0.407cm" svg:x="15.855cm" svg:y="10.353cm" svg:viewBox="0 0 251 408" draw:points="0,0 251,0 251,408 0,408">
          <text:p/>
        </draw:polygon>
        <draw:line draw:style-name="gr1" draw:text-style-name="P1" draw:layer="layout" svg:x1="16.822cm" svg:y1="10.351cm" svg:x2="16.88cm" svg:y2="10.392cm">
          <text:p/>
        </draw:line>
        <draw:line draw:style-name="gr1" draw:text-style-name="P1" draw:layer="layout" svg:x1="16.822cm" svg:y1="10.42cm" svg:x2="16.942cm" svg:y2="10.42cm">
          <text:p/>
        </draw:line>
        <draw:line draw:style-name="gr1" draw:text-style-name="P1" draw:layer="layout" svg:x1="16.942cm" svg:y1="10.42cm" svg:x2="16.942cm" svg:y2="10.374cm">
          <text:p/>
        </draw:line>
        <draw:line draw:style-name="gr1" draw:text-style-name="P1" draw:layer="layout" svg:x1="16.943cm" svg:y1="10.375cm" svg:x2="16.937cm" svg:y2="10.363cm">
          <text:p/>
        </draw:line>
        <draw:line draw:style-name="gr1" draw:text-style-name="P1" draw:layer="layout" svg:x1="16.938cm" svg:y1="10.365cm" svg:x2="16.931cm" svg:y2="10.357cm">
          <text:p/>
        </draw:line>
        <draw:line draw:style-name="gr1" draw:text-style-name="P1" draw:layer="layout" svg:x1="16.932cm" svg:y1="10.358cm" svg:x2="16.919cm" svg:y2="10.351cm">
          <text:p/>
        </draw:line>
        <draw:line draw:style-name="gr1" draw:text-style-name="P1" draw:layer="layout" svg:x1="16.919cm" svg:y1="10.351cm" svg:x2="16.902cm" svg:y2="10.351cm">
          <text:p/>
        </draw:line>
        <draw:line draw:style-name="gr1" draw:text-style-name="P1" draw:layer="layout" svg:x1="16.903cm" svg:y1="10.351cm" svg:x2="16.891cm" svg:y2="10.358cm">
          <text:p/>
        </draw:line>
        <draw:line draw:style-name="gr1" draw:text-style-name="P1" draw:layer="layout" svg:x1="16.892cm" svg:y1="10.357cm" svg:x2="16.885cm" svg:y2="10.365cm">
          <text:p/>
        </draw:line>
        <draw:line draw:style-name="gr1" draw:text-style-name="P1" draw:layer="layout" svg:x1="16.886cm" svg:y1="10.363cm" svg:x2="16.879cm" svg:y2="10.375cm">
          <text:p/>
        </draw:line>
        <draw:line draw:style-name="gr1" draw:text-style-name="P1" draw:layer="layout" svg:x1="16.879cm" svg:y1="10.374cm" svg:x2="16.879cm" svg:y2="10.42cm">
          <text:p/>
        </draw:line>
        <draw:line draw:style-name="gr1" draw:text-style-name="P1" draw:layer="layout" svg:x1="16.835cm" svg:y1="10.301cm" svg:x2="16.828cm" svg:y2="10.294cm">
          <text:p/>
        </draw:line>
        <draw:line draw:style-name="gr1" draw:text-style-name="P1" draw:layer="layout" svg:x1="16.83cm" svg:y1="10.294cm" svg:x2="16.822cm" svg:y2="10.301cm">
          <text:p/>
        </draw:line>
        <draw:line draw:style-name="gr1" draw:text-style-name="P1" draw:layer="layout" svg:x1="16.822cm" svg:y1="10.3cm" svg:x2="16.83cm" svg:y2="10.307cm">
          <text:p/>
        </draw:line>
        <draw:line draw:style-name="gr1" draw:text-style-name="P1" draw:layer="layout" svg:x1="16.828cm" svg:y1="10.307cm" svg:x2="16.835cm" svg:y2="10.3cm">
          <text:p/>
        </draw:line>
        <draw:line draw:style-name="gr1" draw:text-style-name="P1" draw:layer="layout" svg:x1="16.834cm" svg:y1="10.3cm" svg:x2="16.822cm" svg:y2="10.3cm">
          <text:p/>
        </draw:line>
        <draw:line draw:style-name="gr1" draw:text-style-name="P1" draw:layer="layout" svg:x1="16.943cm" svg:y1="10.261cm" svg:x2="16.822cm" svg:y2="10.22cm">
          <text:p/>
        </draw:line>
        <draw:line draw:style-name="gr1" draw:text-style-name="P1" draw:layer="layout" svg:x1="16.822cm" svg:y1="10.221cm" svg:x2="16.943cm" svg:y2="10.18cm">
          <text:p/>
        </draw:line>
        <draw:line draw:style-name="gr1" draw:text-style-name="P1" draw:layer="layout" svg:x1="16.835cm" svg:y1="10.141cm" svg:x2="16.828cm" svg:y2="10.134cm">
          <text:p/>
        </draw:line>
        <draw:line draw:style-name="gr1" draw:text-style-name="P1" draw:layer="layout" svg:x1="16.83cm" svg:y1="10.134cm" svg:x2="16.822cm" svg:y2="10.141cm">
          <text:p/>
        </draw:line>
        <draw:line draw:style-name="gr1" draw:text-style-name="P1" draw:layer="layout" svg:x1="16.822cm" svg:y1="10.14cm" svg:x2="16.83cm" svg:y2="10.147cm">
          <text:p/>
        </draw:line>
        <draw:line draw:style-name="gr1" draw:text-style-name="P1" draw:layer="layout" svg:x1="16.828cm" svg:y1="10.147cm" svg:x2="16.835cm" svg:y2="10.14cm">
          <text:p/>
        </draw:line>
        <draw:line draw:style-name="gr1" draw:text-style-name="P1" draw:layer="layout" svg:x1="16.834cm" svg:y1="10.14cm" svg:x2="16.822cm" svg:y2="10.14cm">
          <text:p/>
        </draw:line>
        <draw:line draw:style-name="gr1" draw:text-style-name="P1" draw:layer="layout" svg:x1="16.822cm" svg:y1="9.928cm" svg:x2="16.822cm" svg:y2="9.997cm">
          <text:p/>
        </draw:line>
        <draw:line draw:style-name="gr1" draw:text-style-name="P1" draw:layer="layout" svg:x1="16.822cm" svg:y1="9.963cm" svg:x2="16.942cm" svg:y2="9.963cm">
          <text:p/>
        </draw:line>
        <draw:line draw:style-name="gr1" draw:text-style-name="P1" draw:layer="layout" svg:x1="16.943cm" svg:y1="9.963cm" svg:x2="16.925cm" svg:y2="9.975cm">
          <text:p/>
        </draw:line>
        <draw:line draw:style-name="gr1" draw:text-style-name="P1" draw:layer="layout" svg:x1="16.926cm" svg:y1="9.974cm" svg:x2="16.914cm" svg:y2="9.987cm">
          <text:p/>
        </draw:line>
        <draw:line draw:style-name="gr1" draw:text-style-name="P1" draw:layer="layout" svg:x1="16.915cm" svg:y1="9.986cm" svg:x2="16.908cm" svg:y2="9.998cm">
          <text:p/>
        </draw:line>
        <draw:line draw:style-name="gr1" draw:text-style-name="P1" draw:layer="layout" svg:x1="16.822cm" svg:y1="9.877cm" svg:x2="16.942cm" svg:y2="9.877cm">
          <text:p/>
        </draw:line>
        <draw:line draw:style-name="gr1" draw:text-style-name="P1" draw:layer="layout" svg:x1="16.943cm" svg:y1="9.878cm" svg:x2="16.857cm" svg:y2="9.837cm">
          <text:p/>
        </draw:line>
        <draw:line draw:style-name="gr1" draw:text-style-name="P1" draw:layer="layout" svg:x1="16.857cm" svg:y1="9.838cm" svg:x2="16.943cm" svg:y2="9.797cm">
          <text:p/>
        </draw:line>
        <draw:line draw:style-name="gr1" draw:text-style-name="P1" draw:layer="layout" svg:x1="16.942cm" svg:y1="9.797cm" svg:x2="16.822cm" svg:y2="9.797cm">
          <text:p/>
        </draw:line>
        <draw:polygon draw:style-name="gr2" draw:text-style-name="P1" draw:layer="layout" svg:width="0.248cm" svg:height="0.909cm" svg:x="16.788cm" svg:y="9.654cm" svg:viewBox="0 0 249 910" draw:points="0,0 249,0 249,910 0,910">
          <text:p/>
        </draw:polygon>
        <draw:path draw:style-name="gr3" draw:text-style-name="P2" draw:layer="layout" svg:width="0.301cm" svg:height="0.3cm" svg:x="18.018cm" svg:y="11.492cm" svg:viewBox="0 0 302 301" svg:d="M0 151c0-84 68-151 150-151 83 0 152 67 152 151 0 83-69 150-152 150-82 0-150-67-150-150z">
          <text:p/>
        </draw:path>
        <draw:path draw:style-name="gr3" draw:text-style-name="P2" draw:layer="layout" svg:width="0.3cm" svg:height="0.3cm" svg:x="17.256cm" svg:y="11.492cm" svg:viewBox="0 0 301 301" svg:d="M0 151c0-84 67-151 149-151 84 0 152 67 152 151 0 83-68 150-152 150-82 0-149-67-149-150z">
          <text:p/>
        </draw:path>
        <draw:line draw:style-name="gr4" draw:text-style-name="P1" draw:layer="layout" svg:x1="17.186cm" svg:y1="11.12cm" svg:x2="17.186cm" svg:y2="11.08cm">
          <text:p/>
        </draw:line>
        <draw:path draw:style-name="gr3" draw:text-style-name="P2" draw:layer="layout" svg:width="0.211cm" svg:height="0.21cm" svg:x="16.831cm" svg:y="10.995cm" svg:viewBox="0 0 212 211" svg:d="M0 105c0-58 49-105 107-105 57 0 105 47 105 105s-48 106-105 106c-58 0-107-48-107-106z">
          <text:p/>
        </draw:path>
        <draw:path draw:style-name="gr3" draw:text-style-name="P2" draw:layer="layout" svg:width="0.209cm" svg:height="0.21cm" svg:x="16.582cm" svg:y="10.995cm" svg:viewBox="0 0 210 211" svg:d="M0 105c0-58 48-105 105-105 58 0 105 47 105 105s-47 106-105 106c-57 0-105-48-105-106z">
          <text:p/>
        </draw:path>
        <draw:path draw:style-name="gr3" draw:text-style-name="P2" draw:layer="layout" svg:width="0.3cm" svg:height="0.3cm" svg:x="15.083cm" svg:y="11.809cm" svg:viewBox="0 0 301 301" svg:d="M0 151c0-84 68-151 151-151 82 0 150 67 150 151 0 83-68 150-150 150-83 0-151-67-151-150z">
          <text:p/>
        </draw:path>
        <draw:path draw:style-name="gr3" draw:text-style-name="P2" draw:layer="layout" svg:width="0.3cm" svg:height="0.3cm" svg:x="15.845cm" svg:y="11.809cm" svg:viewBox="0 0 301 301" svg:d="M0 151c0-84 68-151 152-151 82 0 149 67 149 151 0 83-67 150-149 150-84 0-152-67-152-150z">
          <text:p/>
        </draw:path>
        <draw:line draw:style-name="gr5" draw:text-style-name="P1" draw:layer="layout" svg:x1="15.234cm" svg:y1="12.858cm" svg:x2="15.234cm" svg:y2="12.908cm">
          <text:p/>
        </draw:line>
        <draw:path draw:style-name="gr3" draw:text-style-name="P2" draw:layer="layout" svg:width="0.24cm" svg:height="0.24cm" svg:x="15.367cm" svg:y="12.763cm" svg:viewBox="0 0 241 241" svg:d="M0 120c0-66 54-120 121-120 66 0 120 54 120 120 0 67-54 121-120 121-67 0-121-54-121-121z">
          <text:p/>
        </draw:path>
        <draw:line draw:style-name="gr6" draw:text-style-name="P1" draw:layer="layout" svg:x1="16.026cm" svg:y1="12.294cm" svg:x2="15.965cm" svg:y2="12.294cm">
          <text:p/>
        </draw:line>
        <draw:path draw:style-name="gr3" draw:text-style-name="P2" draw:layer="layout" svg:width="0.24cm" svg:height="0.24cm" svg:x="15.875cm" svg:y="12.424cm" svg:viewBox="0 0 241 241" svg:d="M0 121c0-66 54-121 121-121s120 55 120 121-53 120-120 120-121-54-121-120z">
          <text:p/>
        </draw:path>
        <draw:path draw:style-name="gr3" draw:text-style-name="P2" draw:layer="layout" svg:width="0.3cm" svg:height="0.3cm" svg:x="17.588cm" svg:y="10.95cm" svg:viewBox="0 0 301 301" svg:d="M0 151c0-83 68-151 152-151 82 0 149 68 149 151s-67 150-149 150c-84 0-152-67-152-150z">
          <text:p/>
        </draw:path>
        <draw:polygon draw:style-name="gr3" draw:text-style-name="P2" draw:layer="layout" svg:width="0.211cm" svg:height="0.21cm" svg:x="16.45cm" svg:y="11.934cm" svg:viewBox="0 0 212 211" draw:points="0,211 0,0 212,0 212,211">
          <text:p/>
        </draw:polygon>
        <draw:path draw:style-name="gr3" draw:text-style-name="P2" draw:layer="layout" svg:width="0.211cm" svg:height="0.21cm" svg:x="16.45cm" svg:y="12.188cm" svg:viewBox="0 0 212 211" svg:d="M0 106c0-59 48-106 106-106 57 0 106 47 106 106 0 58-49 105-106 105-58 0-106-47-106-105z">
          <text:p/>
        </draw:path>
        <draw:path draw:style-name="gr3" draw:text-style-name="P2" draw:layer="layout" svg:width="0.211cm" svg:height="0.21cm" svg:x="16.45cm" svg:y="12.442cm" svg:viewBox="0 0 212 211" svg:d="M0 106c0-58 48-106 106-106 57 0 106 48 106 106s-49 105-106 105c-58 0-106-47-106-105z">
          <text:p/>
        </draw:path>
        <draw:path draw:style-name="gr3" draw:text-style-name="P2" draw:layer="layout" svg:width="0.211cm" svg:height="0.21cm" svg:x="16.45cm" svg:y="12.696cm" svg:viewBox="0 0 212 211" svg:d="M0 105c0-58 48-105 106-105 57 0 106 47 106 105s-49 106-106 106c-58 0-106-48-106-106z">
          <text:p/>
        </draw:path>
        <draw:path draw:style-name="gr3" draw:text-style-name="P2" draw:layer="layout" svg:width="0.211cm" svg:height="0.21cm" svg:x="17.212cm" svg:y="12.696cm" svg:viewBox="0 0 212 211" svg:d="M0 105c0-58 48-105 107-105 57 0 105 47 105 105s-48 106-105 106c-59 0-107-48-107-106z">
          <text:p/>
        </draw:path>
        <draw:path draw:style-name="gr3" draw:text-style-name="P2" draw:layer="layout" svg:width="0.211cm" svg:height="0.21cm" svg:x="17.212cm" svg:y="12.442cm" svg:viewBox="0 0 212 211" svg:d="M0 106c0-58 48-106 107-106 57 0 105 48 105 106s-48 105-105 105c-59 0-107-47-107-105z">
          <text:p/>
        </draw:path>
        <draw:path draw:style-name="gr3" draw:text-style-name="P2" draw:layer="layout" svg:width="0.211cm" svg:height="0.21cm" svg:x="17.212cm" svg:y="12.188cm" svg:viewBox="0 0 212 211" svg:d="M0 106c0-59 48-106 107-106 57 0 105 47 105 106 0 58-48 105-105 105-59 0-107-47-107-105z">
          <text:p/>
        </draw:path>
        <draw:path draw:style-name="gr3" draw:text-style-name="P2" draw:layer="layout" svg:width="0.211cm" svg:height="0.21cm" svg:x="17.212cm" svg:y="11.934cm" svg:viewBox="0 0 212 211" svg:d="M0 105c0-58 48-105 107-105 57 0 105 47 105 105 0 59-48 106-105 106-59 0-107-47-107-106z">
          <text:p/>
        </draw:path>
        <draw:path draw:style-name="gr3" draw:text-style-name="P2" draw:layer="layout" svg:width="0.3cm" svg:height="0.3cm" svg:x="15.845cm" svg:y="10.95cm" svg:viewBox="0 0 301 301" svg:d="M0 151c0-83 68-151 152-151 82 0 149 68 149 151s-67 150-149 150c-84 0-152-67-152-150z">
          <text:p/>
        </draw:path>
        <draw:path draw:style-name="gr3" draw:text-style-name="P2" draw:layer="layout" svg:width="0.3cm" svg:height="0.3cm" svg:x="15.805cm" svg:y="12.733cm" svg:viewBox="0 0 301 301" svg:d="M0 151c0-84 68-151 152-151 82 0 149 67 149 151 0 83-67 150-149 150-84 0-152-67-152-150z">
          <text:p/>
        </draw:path>
        <draw:line draw:style-name="gr7" draw:text-style-name="P1" draw:layer="layout" svg:x1="16.938cm" svg:y1="12.713cm" svg:x2="16.938cm" svg:y2="12.129cm">
          <text:p/>
        </draw:line>
        <draw:line draw:style-name="gr7" draw:text-style-name="P1" draw:layer="layout" svg:x1="18.067cm" svg:y1="11.922cm" svg:x2="18.166cm" svg:y2="11.823cm">
          <text:p/>
        </draw:line>
        <draw:line draw:style-name="gr7" draw:text-style-name="P1" draw:layer="layout" svg:x1="17.026cm" svg:y1="12.041cm" svg:x2="17.305cm" svg:y2="12.041cm">
          <text:p/>
        </draw:line>
        <draw:line draw:style-name="gr7" draw:text-style-name="P1" draw:layer="layout" svg:x1="18.165cm" svg:y1="11.823cm" svg:x2="18.165cm" svg:y2="11.601cm">
          <text:p/>
        </draw:line>
        <draw:line draw:style-name="gr7" draw:text-style-name="P1" draw:layer="layout" svg:x1="17.75cm" svg:y1="12.02cm" svg:x2="17.848cm" svg:y2="11.921cm">
          <text:p/>
        </draw:line>
        <draw:line draw:style-name="gr7" draw:text-style-name="P1" draw:layer="layout" svg:x1="16.556cm" svg:y1="12.979cm" svg:x2="16.643cm" svg:y2="13.067cm">
          <text:p/>
        </draw:line>
        <draw:line draw:style-name="gr7" draw:text-style-name="P1" draw:layer="layout" svg:x1="16.766cm" svg:y1="12.801cm" svg:x2="16.766cm" svg:y2="12.8cm">
          <text:p/>
        </draw:line>
        <draw:line draw:style-name="gr7" draw:text-style-name="P1" draw:layer="layout" svg:x1="17.488cm" svg:y1="12.487cm" svg:x2="17.751cm" svg:y2="12.225cm">
          <text:p/>
        </draw:line>
        <draw:line draw:style-name="gr7" draw:text-style-name="P1" draw:layer="layout" svg:x1="16.851cm" svg:y1="12.801cm" svg:x2="16.939cm" svg:y2="12.713cm">
          <text:p/>
        </draw:line>
        <draw:line draw:style-name="gr7" draw:text-style-name="P1" draw:layer="layout" svg:x1="17.401cm" svg:y1="13.066cm" svg:x2="16.642cm" svg:y2="13.066cm">
          <text:p/>
        </draw:line>
        <draw:line draw:style-name="gr7" draw:text-style-name="P1" draw:layer="layout" svg:x1="16.556cm" svg:y1="12.801cm" svg:x2="16.766cm" svg:y2="12.801cm">
          <text:p/>
        </draw:line>
        <draw:line draw:style-name="gr7" draw:text-style-name="P1" draw:layer="layout" svg:x1="17.739cm" svg:y1="11.1cm" svg:x2="18.028cm" svg:y2="11.1cm">
          <text:p/>
        </draw:line>
        <draw:line draw:style-name="gr7" draw:text-style-name="P1" draw:layer="layout" svg:x1="17.847cm" svg:y1="11.921cm" svg:x2="18.069cm" svg:y2="11.921cm">
          <text:p/>
        </draw:line>
        <draw:line draw:style-name="gr7" draw:text-style-name="P1" draw:layer="layout" svg:x1="17.488cm" svg:y1="12.905cm" svg:x2="17.488cm" svg:y2="12.486cm">
          <text:p/>
        </draw:line>
        <draw:line draw:style-name="gr7" draw:text-style-name="P1" draw:layer="layout" svg:x1="17.488cm" svg:y1="12.906cm" svg:x2="17.488cm" svg:y2="12.905cm">
          <text:p/>
        </draw:line>
        <draw:line draw:style-name="gr7" draw:text-style-name="P1" draw:layer="layout" svg:x1="18.028cm" svg:y1="11.1cm" svg:x2="18.169cm" svg:y2="11.24cm">
          <text:p/>
        </draw:line>
        <draw:line draw:style-name="gr7" draw:text-style-name="P1" draw:layer="layout" svg:x1="16.766cm" svg:y1="12.8cm" svg:x2="16.851cm" svg:y2="12.8cm">
          <text:p/>
        </draw:line>
        <draw:line draw:style-name="gr7" draw:text-style-name="P1" draw:layer="layout" svg:x1="16.556cm" svg:y1="12.801cm" svg:x2="16.556cm" svg:y2="12.979cm">
          <text:p/>
        </draw:line>
        <draw:line draw:style-name="gr7" draw:text-style-name="P1" draw:layer="layout" svg:x1="16.938cm" svg:y1="12.13cm" svg:x2="17.027cm" svg:y2="12.041cm">
          <text:p/>
        </draw:line>
        <draw:line draw:style-name="gr7" draw:text-style-name="P1" draw:layer="layout" svg:x1="18.168cm" svg:y1="11.239cm" svg:x2="18.168cm" svg:y2="11.642cm">
          <text:p/>
        </draw:line>
        <draw:line draw:style-name="gr7" draw:text-style-name="P1" draw:layer="layout" svg:x1="17.488cm" svg:y1="12.979cm" svg:x2="17.488cm" svg:y2="12.906cm">
          <text:p/>
        </draw:line>
        <draw:line draw:style-name="gr7" draw:text-style-name="P1" draw:layer="layout" svg:x1="17.401cm" svg:y1="13.067cm" svg:x2="17.489cm" svg:y2="12.979cm">
          <text:p/>
        </draw:line>
        <draw:line draw:style-name="gr7" draw:text-style-name="P1" draw:layer="layout" svg:x1="17.75cm" svg:y1="12.225cm" svg:x2="17.75cm" svg:y2="12.019cm">
          <text:p/>
        </draw:line>
        <draw:line draw:style-name="gr7" draw:text-style-name="P1" draw:layer="layout" svg:x1="17.322cm" svg:y1="12.043cm" svg:x2="17.318cm" svg:y2="12.039cm">
          <text:p/>
        </draw:line>
        <draw:line draw:style-name="gr7" draw:text-style-name="P1" draw:layer="layout" svg:x1="16.556cm" svg:y1="12.039cm" svg:x2="16.321cm" svg:y2="12.039cm">
          <text:p/>
        </draw:line>
        <draw:line draw:style-name="gr7" draw:text-style-name="P1" draw:layer="layout" svg:x1="15.616cm" svg:y1="12.464cm" svg:x2="15.616cm" svg:y2="12.039cm">
          <text:p/>
        </draw:line>
        <draw:line draw:style-name="gr7" draw:text-style-name="P1" draw:layer="layout" svg:x1="16.322cm" svg:y1="12.04cm" svg:x2="16.241cm" svg:y2="11.959cm">
          <text:p/>
        </draw:line>
        <draw:line draw:style-name="gr7" draw:text-style-name="P1" draw:layer="layout" svg:x1="16.241cm" svg:y1="11.959cm" svg:x2="15.996cm" svg:y2="11.959cm">
          <text:p/>
        </draw:line>
        <draw:line draw:style-name="gr7" draw:text-style-name="P1" draw:layer="layout" svg:x1="15.996cm" svg:y1="11.1cm" svg:x2="15.996cm" svg:y2="11.959cm">
          <text:p/>
        </draw:line>
        <draw:line draw:style-name="gr7" draw:text-style-name="P1" draw:layer="layout" svg:x1="15.696cm" svg:y1="11.959cm" svg:x2="15.993cm" svg:y2="11.959cm">
          <text:p/>
        </draw:line>
        <draw:line draw:style-name="gr7" draw:text-style-name="P1" draw:layer="layout" svg:x1="15.615cm" svg:y1="12.466cm" svg:x2="15.617cm" svg:y2="12.464cm">
          <text:p/>
        </draw:line>
        <draw:line draw:style-name="gr7" draw:text-style-name="P1" draw:layer="layout" svg:x1="15.616cm" svg:y1="12.04cm" svg:x2="15.697cm" svg:y2="11.959cm">
          <text:p/>
        </draw:line>
        <draw:line draw:style-name="gr7" draw:text-style-name="P1" draw:layer="layout" svg:x1="15.694cm" svg:y1="12.545cm" svg:x2="15.991cm" svg:y2="12.545cm">
          <text:p/>
        </draw:line>
        <draw:line draw:style-name="gr7" draw:text-style-name="P1" draw:layer="layout" svg:x1="15.615cm" svg:y1="12.465cm" svg:x2="15.695cm" svg:y2="12.546cm">
          <text:p/>
        </draw:line>
        <draw:line draw:style-name="gr7" draw:text-style-name="P1" draw:layer="layout" svg:x1="15.234cm" svg:y1="11.959cm" svg:x2="15.234cm" svg:y2="12.883cm">
          <text:p/>
        </draw:line>
        <draw:line draw:style-name="gr7" draw:text-style-name="P1" draw:layer="layout" svg:x1="15.956cm" svg:y1="12.883cm" svg:x2="16.215cm" svg:y2="12.883cm">
          <text:p/>
        </draw:line>
        <draw:line draw:style-name="gr7" draw:text-style-name="P1" draw:layer="layout" svg:x1="16.378cm" svg:y1="12.547cm" svg:x2="16.556cm" svg:y2="12.547cm">
          <text:p/>
        </draw:line>
        <draw:line draw:style-name="gr7" draw:text-style-name="P1" draw:layer="layout" svg:x1="15.488cm" svg:y1="12.883cm" svg:x2="15.956cm" svg:y2="12.883cm">
          <text:p/>
        </draw:line>
        <draw:line draw:style-name="gr7" draw:text-style-name="P1" draw:layer="layout" svg:x1="16.215cm" svg:y1="12.884cm" svg:x2="16.298cm" svg:y2="12.801cm">
          <text:p/>
        </draw:line>
        <draw:line draw:style-name="gr7" draw:text-style-name="P1" draw:layer="layout" svg:x1="16.297cm" svg:y1="12.801cm" svg:x2="16.297cm" svg:y2="12.629cm">
          <text:p/>
        </draw:line>
        <draw:line draw:style-name="gr7" draw:text-style-name="P1" draw:layer="layout" svg:x1="16.297cm" svg:y1="12.63cm" svg:x2="16.379cm" svg:y2="12.547cm">
          <text:p/>
        </draw:line>
        <draw:line draw:style-name="gr7" draw:text-style-name="P1" draw:layer="layout" svg:x1="16.686cm" svg:y1="11.679cm" svg:x2="16.686cm" svg:y2="11.68cm">
          <text:p/>
        </draw:line>
        <draw:line draw:style-name="gr7" draw:text-style-name="P1" draw:layer="layout" svg:x1="16.554cm" svg:y1="12.295cm" svg:x2="16.558cm" svg:y2="12.293cm">
          <text:p/>
        </draw:line>
        <draw:line draw:style-name="gr7" draw:text-style-name="P1" draw:layer="layout" svg:x1="16.808cm" svg:y1="12.179cm" svg:x2="16.694cm" svg:y2="12.294cm">
          <text:p/>
        </draw:line>
        <draw:line draw:style-name="gr7" draw:text-style-name="P1" draw:layer="layout" svg:x1="15.996cm" svg:y1="12.294cm" svg:x2="16.554cm" svg:y2="12.294cm">
          <text:p/>
        </draw:line>
        <draw:line draw:style-name="gr7" draw:text-style-name="P1" draw:layer="layout" svg:x1="16.686cm" svg:y1="11.68cm" svg:x2="16.808cm" svg:y2="11.803cm">
          <text:p/>
        </draw:line>
        <draw:line draw:style-name="gr7" draw:text-style-name="P1" draw:layer="layout" svg:x1="16.694cm" svg:y1="12.293cm" svg:x2="16.556cm" svg:y2="12.293cm">
          <text:p/>
        </draw:line>
        <draw:line draw:style-name="gr7" draw:text-style-name="P1" draw:layer="layout" svg:x1="16.807cm" svg:y1="11.802cm" svg:x2="16.807cm" svg:y2="12.179cm">
          <text:p/>
        </draw:line>
        <draw:line draw:style-name="gr7" draw:text-style-name="P1" draw:layer="layout" svg:x1="15.996cm" svg:y1="12.293cm" svg:x2="15.996cm" svg:y2="12.294cm">
          <text:p/>
        </draw:line>
        <draw:line draw:style-name="gr7" draw:text-style-name="P1" draw:layer="layout" svg:x1="16.686cm" svg:y1="11.1cm" svg:x2="16.686cm" svg:y2="11.679cm">
          <text:p/>
        </draw:line>
        <draw:line draw:style-name="gr7" draw:text-style-name="P1" draw:layer="layout" svg:x1="17.546cm" svg:y1="12.296cm" svg:x2="17.657cm" svg:y2="12.185cm">
          <text:p/>
        </draw:line>
        <draw:line draw:style-name="gr7" draw:text-style-name="P1" draw:layer="layout" svg:x1="17.324cm" svg:y1="12.295cm" svg:x2="17.546cm" svg:y2="12.295cm">
          <text:p/>
        </draw:line>
        <draw:line draw:style-name="gr7" draw:text-style-name="P1" draw:layer="layout" svg:x1="17.406cm" svg:y1="11.642cm" svg:x2="17.266cm" svg:y2="11.642cm">
          <text:p/>
        </draw:line>
        <draw:line draw:style-name="gr7" draw:text-style-name="P1" draw:layer="layout" svg:x1="17.657cm" svg:y1="11.742cm" svg:x2="17.559cm" svg:y2="11.643cm">
          <text:p/>
        </draw:line>
        <draw:line draw:style-name="gr7" draw:text-style-name="P1" draw:layer="layout" svg:x1="17.267cm" svg:y1="11.643cm" svg:x2="17.186cm" svg:y2="11.563cm">
          <text:p/>
        </draw:line>
        <draw:line draw:style-name="gr7" draw:text-style-name="P1" draw:layer="layout" svg:x1="17.559cm" svg:y1="11.643cm" svg:x2="17.337cm" svg:y2="11.643cm">
          <text:p/>
        </draw:line>
        <draw:line draw:style-name="gr7" draw:text-style-name="P1" draw:layer="layout" svg:x1="16.937cm" svg:y1="11.1cm" svg:x2="17.186cm" svg:y2="11.1cm">
          <text:p/>
        </draw:line>
        <draw:line draw:style-name="gr7" draw:text-style-name="P1" draw:layer="layout" svg:x1="17.656cm" svg:y1="12.185cm" svg:x2="17.656cm" svg:y2="11.741cm">
          <text:p/>
        </draw:line>
        <draw:line draw:style-name="gr7" draw:text-style-name="P1" draw:layer="layout" svg:x1="17.186cm" svg:y1="11.563cm" svg:x2="17.186cm" svg:y2="11.1cm">
          <text:p/>
        </draw:line>
        <draw:polygon draw:style-name="gr8" draw:text-style-name="P2" draw:layer="layout" svg:width="0.346cm" svg:height="0.185cm" svg:x="16.081cm" svg:y="12.034cm" svg:viewBox="0 0 347 186" draw:points="130,2 135,6 193,64 197,67 205,73 219,78 233,81 248,81 301,81 309,83 316,89 320,97 320,101 320,116 321,122 326,135 335,147 339,150 345,157 347,165 345,174 340,181 332,185 327,186 73,186 65,184 58,178 57,178 54,174 51,170 36,154 18,141 10,137 3,132 0,124 0,115 4,107 9,102 26,93 47,77 65,58 81,37 95,14 96,12 97,10 99,8 100,6 101,5 103,4 106,2 107,2 109,1 114,0 121,0">
          <text:p/>
        </draw:polygon>
        <draw:polygon draw:style-name="gr8" draw:text-style-name="P2" draw:layer="layout" svg:width="0.819cm" svg:height="1.017cm" svg:x="16.762cm" svg:y="11.203cm" svg:viewBox="0 0 820 1018" draw:points="54,0 56,1 58,2 60,3 64,5 73,15 93,30 115,41 138,48 162,52 187,52 211,48 234,41 256,30 276,15 283,10 292,9 300,12 306,17 306,18 316,28 323,35 324,36 341,48 347,55 349,63 349,64 349,367 352,382 358,396 361,400 366,408 447,490 452,497 452,498 454,504 464,529 477,551 488,566 493,572 511,591 532,607 555,620 579,630 604,637 630,640 657,640 683,637 708,630 733,620 756,607 777,591 786,581 794,576 803,575 811,578 817,584 820,593 820,595 820,944 818,952 815,958 760,1012 753,1017 746,1018 704,1018 696,1016 689,1010 688,1010 674,990 669,985 662,978 657,971 656,962 659,953 662,950 674,938 688,918 699,897 707,873 711,849 711,825 707,801 699,777 688,756 674,736 657,719 641,708 637,704 629,701 615,693 592,686 571,683 568,682 543,682 540,682 519,686 496,693 474,704 454,719 437,736 428,749 424,754 423,756 416,762 408,764 407,764 256,764 253,765 242,767 228,772 225,774 223,776 216,781 155,842 147,847 138,848 130,845 124,838 121,830 121,828 121,593 120,588 119,587 118,578 112,565 112,564 105,554 104,552 5,453 1,445 0,439 0,44 2,36 7,29 8,28 26,15 35,5 37,4 39,3 41,2 43,1 45,0 47,0 50,0 52,0">
          <text:p/>
        </draw:polygon>
        <draw:polygon draw:style-name="gr8" draw:text-style-name="P2" draw:layer="layout" svg:width="0.219cm" svg:height="0.436cm" svg:x="15.691cm" svg:y="12.034cm" svg:viewBox="0 0 220 437" draw:points="115,2 122,8 125,12 126,14 139,36 143,41 155,57 173,76 194,92 211,101 217,107 220,116 220,124 215,132 210,136 202,140 184,153 169,169 156,187 146,206 139,227 135,249 135,271 139,293 146,314 156,333 169,351 182,366 187,373 188,382 185,390 182,394 177,399 164,416 158,427 152,433 143,437 140,437 43,437 40,436 36,436 35,435 34,435 29,431 6,408 1,401 0,394 0,44 2,36 6,30 30,6 38,1 44,0 107,0">
          <text:p/>
        </draw:polygon>
        <draw:polygon draw:style-name="gr8" draw:text-style-name="P2" draw:layer="layout" svg:width="0.207cm" svg:height="0.468cm" svg:x="16.656cm" svg:y="12.258cm" svg:viewBox="0 0 208 469" draw:points="199,3 205,9 208,18 208,20 208,417 206,426 202,431 170,463 162,467 156,468 103,468 102,469 98,469 47,469 38,467 31,461 18,443 6,431 1,424 0,415 3,406 6,403 18,391 32,371 43,350 51,326 55,302 55,278 51,254 43,230 32,209 18,189 6,177 1,170 0,161 3,152 6,149 18,137 31,118 37,112 44,110 45,110 59,107 73,102 78,98 85,93 173,6 180,1 190,0">
          <text:p/>
        </draw:polygon>
        <draw:polygon draw:style-name="gr8" draw:text-style-name="P2" draw:layer="layout" svg:width="0.083cm" svg:height="0.132cm" svg:x="16.372cm" svg:y="12.628cm" svg:viewBox="0 0 84 133" draw:points="41,0 43,0 45,1 48,1 49,2 51,3 54,5 55,7 56,7 65,20 79,32 79,33 81,36 83,39 83,40 83,41 83,45 84,48 84,49 84,50 82,53 81,57 80,57 80,58 78,60 65,73 56,86 51,93 40,114 38,119 34,126 26,131 18,133 9,130 3,124 0,115 0,113 0,40 2,32 5,26 26,5 29,4 31,2 32,2 34,1 37,0 40,0">
          <text:p/>
        </draw:polygon>
        <draw:polygon draw:style-name="gr8" draw:text-style-name="P2" draw:layer="layout" svg:width="0.385cm" svg:height="0.439cm" svg:x="16.07cm" svg:y="12.369cm" svg:viewBox="0 0 386 440" draw:points="349,2 356,8 362,16 368,25 380,37 385,44 386,53 383,63 380,66 368,78 361,88 355,96 349,102 340,104 339,104 302,104 300,104 288,107 274,112 270,115 262,121 169,213 164,221 163,223 161,225 155,239 152,254 152,394 152,397 151,400 151,401 150,402 147,408 120,434 113,439 106,440 84,440 76,438 69,432 66,428 65,426 52,404 36,383 18,364 17,364 11,359 8,357 2,350 0,341 2,333 7,326 10,324 20,318 38,304 54,288 67,271 78,251 87,231 93,209 96,187 96,165 93,143 87,121 78,101 78,100 67,81 54,64 49,58 48,56 47,55 46,53 44,50 44,49 43,47 43,44 43,42 44,40 44,38 45,36 46,33 48,31 48,30 62,16 69,7 72,5 75,2 76,2 77,2 80,1 83,0 84,0 340,0">
          <text:p/>
        </draw:polygon>
        <draw:polygon draw:style-name="gr8" draw:text-style-name="P2" draw:layer="layout" svg:width="0.659cm" svg:height="0.875cm" svg:x="16.636cm" svg:y="12.116cm" svg:viewBox="0 0 660 876" draw:points="541,1 545,2 549,5 552,7 552,8 564,24 577,37 579,40 581,43 581,44 581,45 581,49 582,52 582,53 582,54 580,57 579,61 578,61 578,62 576,64 564,76 550,96 539,117 531,141 527,165 527,189 531,213 539,237 547,252 550,258 558,269 564,278 576,290 581,297 582,306 579,315 576,318 564,330 554,344 551,348 550,350 539,371 531,395 528,416 528,417 527,419 527,443 531,467 539,491 547,506 550,512 562,530 564,533 576,545 581,552 582,561 579,570 576,573 564,585 555,598 550,605 539,626 531,650 529,667 527,674 527,698 528,703 531,722 539,746 548,763 550,767 562,784 564,787 581,804 601,819 623,830 645,837 646,837 653,842 658,849 660,858 657,866 651,873 642,876 640,876 46,876 43,875 39,875 38,874 37,874 32,870 5,844 1,836 0,827 3,819 8,814 14,809 21,804 38,787 51,769 57,763 66,761 67,761 137,761 141,761 222,761 237,758 251,752 255,749 263,744 360,646 367,636 369,634 374,620 377,606 377,52 379,43 383,38 415,6 422,1 429,0 537,0">
          <text:p/>
        </draw:polygon>
        <draw:polygon draw:style-name="gr8" draw:text-style-name="P2" draw:layer="layout" svg:width="3.584cm" svg:height="4.025cm" svg:x="14.888cm" svg:y="9.457cm" svg:viewBox="0 0 3585 4026" draw:points="3574,2 3581,7 3585,15 3585,19 3585,4007 3583,4015 3578,4022 3570,4026 3566,4026 1486,4026 1477,4024 1470,4019 1466,4011 1466,4002 1468,3999 1467,3999 1468,3998 1472,3982 1472,3718 1468,3702 1460,3689 1449,3677 1435,3670 1420,3665 1093,3665 1084,3663 1077,3658 1073,3650 1073,3641 1077,3633 1084,3628 1090,3626 1098,3625 1107,3624 1132,3617 1156,3607 1179,3594 1200,3578 1218,3559 1234,3538 1247,3516 1248,3514 1253,3507 1261,3503 1266,3502 1334,3502 1348,3499 1362,3494 1371,3487 1374,3485 1467,3393 1470,3388 1475,3381 1478,3373 1479,3372 1481,3369 1483,3367 1484,3366 1485,3365 1488,3364 1491,3362 1492,3362 1493,3362 1496,3362 1499,3362 1500,3362 1502,3362 1505,3364 1508,3365 1508,3366 1509,3367 1511,3369 1514,3372 1514,3373 1514,3374 1515,3375 1516,3378 1516,3381 1524,3405 1533,3422 1535,3426 1547,3443 1549,3446 1566,3463 1567,3463 1584,3476 1590,3483 1592,3491 1592,3492 1592,3530 1595,3545 1601,3559 1603,3562 1609,3571 1707,3668 1714,3673 1719,3677 1721,3677 1733,3682 1747,3685 2520,3685 2534,3682 2548,3677 2553,3673 2560,3668 2658,3571 2663,3563 2664,3562 2666,3559 2672,3545 2675,3530 2675,3463 2675,3459 2676,3456 2676,3069 2678,3061 2681,3055 2799,2938 2920,2817 2928,2805 2934,2791 2937,2776 2937,2762 2937,2601 2939,2593 2942,2587 2985,2545 2992,2540 2999,2539 3189,2539 3203,2536 3217,2531 3229,2522 3240,2512 3243,2507 3245,2504 3337,2414 3345,2402 3351,2388 3352,2382 3356,2373 3362,2368 3364,2367 3369,2365 3392,2352 3413,2336 3431,2317 3447,2296 3460,2274 3470,2249 3477,2224 3481,2198 3481,2172 3477,2146 3470,2121 3460,2096 3447,2074 3431,2053 3413,2034 3397,2022 3392,2018 3369,2005 3368,2005 3361,2000 3356,1992 3356,1986 3356,1775 3355,1774 3353,1760 3347,1746 3342,1739 3339,1734 3188,1585 3179,1579 3176,1576 3166,1572 3162,1571 3153,1569 3148,1568 3049,1568 3041,1566 3034,1560 3031,1556 3030,1554 3017,1532 3001,1511 2983,1492 2980,1490 2962,1476 2939,1463 2915,1453 2890,1446 2864,1443 2837,1443 2811,1446 2786,1453 2762,1463 2739,1476 2718,1492 2700,1511 2684,1532 2671,1554 2661,1579 2654,1604 2650,1630 2650,1656 2654,1682 2658,1699 2661,1707 2671,1732 2684,1754 2689,1761 2700,1775 2718,1794 2739,1810 2762,1823 2786,1833 2811,1840 2837,1843 2864,1843 2890,1840 2915,1833 2939,1823 2962,1810 2983,1794 3001,1775 3017,1754 3030,1732 3031,1730 3036,1723 3044,1719 3049,1718 3101,1718 3110,1720 3115,1724 3199,1807 3203,1815 3204,1821 3204,1986 3202,1995 3197,2002 3192,2005 3191,2005 3181,2011 3168,2018 3147,2034 3129,2053 3113,2074 3100,2096 3090,2121 3083,2146 3079,2172 3079,2198 3083,2224 3088,2245 3090,2249 3100,2274 3113,2296 3124,2311 3129,2317 3147,2336 3160,2345 3162,2348 3165,2351 3165,2352 3166,2352 3167,2356 3168,2359 3168,2360 3168,2361 3167,2364 3167,2368 3166,2369 3166,2370 3162,2375 3154,2383 3147,2388 3140,2389 2967,2389 2952,2389 2949,2390 2938,2392 2924,2397 2912,2406 2878,2440 2870,2445 2861,2446 2853,2443 2847,2436 2844,2428 2844,2426 2844,2277 2843,2272 2841,2262 2835,2248 2827,2236 2816,2226 2718,2128 2712,2124 2706,2117 2705,2115 2697,2096 2684,2074 2668,2053 2650,2034 2634,2022 2629,2018 2606,2005 2582,1995 2557,1988 2531,1985 2504,1985 2478,1988 2453,1995 2429,2005 2406,2018 2406,2019 2398,2022 2389,2022 2381,2018 2375,2011 2374,2003 2374,1810 2376,1802 2381,1795 2382,1794 2400,1781 2417,1764 2431,1744 2442,1723 2450,1699 2454,1675 2454,1611 2450,1587 2442,1563 2431,1542 2417,1522 2400,1505 2392,1499 2380,1490 2375,1488 2358,1479 2335,1472 2314,1469 2311,1468 2286,1468 2283,1468 2262,1472 2239,1479 2217,1490 2197,1505 2180,1522 2180,1523 2173,1528 2165,1531 2156,1529 2150,1525 2146,1522 2130,1510 2119,1505 2108,1499 2085,1492 2064,1489 2061,1488 2036,1488 2033,1488 2012,1492 1989,1499 1967,1510 1964,1513 1947,1525 1938,1535 1930,1539 1921,1540 1913,1537 1909,1535 1900,1525 1896,1522 1880,1510 1869,1505 1858,1499 1835,1492 1814,1489 1811,1488 1786,1488 1783,1488 1762,1492 1739,1499 1717,1510 1714,1513 1697,1525 1680,1542 1666,1562 1655,1583 1647,1607 1643,1631 1643,1655 1647,1679 1655,1703 1657,1707 1666,1724 1673,1734 1680,1744 1697,1761 1701,1763 1715,1774 1721,1781 1723,1789 1723,1790 1723,2209 1723,2213 1722,2216 1722,2230 1725,2243 1725,2245 1727,2249 1730,2257 1731,2259 1739,2271 1792,2323 1839,2370 1843,2378 1844,2384 1844,2430 1842,2438 1837,2445 1829,2449 1820,2449 1812,2445 1809,2442 1808,2441 1797,2433 1783,2428 1777,2427 1558,2427 1552,2428 1538,2433 1527,2441 1518,2453 1513,2466 1512,2472 1512,2487 1512,2489 1512,2491 1511,2493 1510,2496 1509,2497 1508,2499 1506,2501 1505,2503 1503,2504 1501,2505 1499,2505 1497,2506 1493,2507 1472,2507 1463,2505 1458,2501 1400,2444 1391,2438 1388,2435 1377,2431 1374,2430 1363,2428 1360,2427 1306,2427 1298,2425 1291,2419 1288,2415 1287,2413 1274,2391 1258,2370 1240,2351 1232,2345 1219,2335 1196,2322 1195,2322 1188,2317 1183,2309 1183,2303 1183,1842 1185,1833 1190,1826 1195,1823 1196,1823 1219,1810 1240,1794 1258,1775 1274,1754 1287,1732 1297,1707 1304,1682 1308,1656 1308,1630 1304,1604 1297,1579 1287,1554 1274,1532 1258,1511 1240,1492 1237,1490 1219,1476 1196,1463 1172,1453 1147,1446 1121,1443 1094,1443 1068,1446 1043,1453 1019,1463 996,1476 975,1492 957,1511 941,1532 928,1554 918,1579 911,1604 907,1630 907,1656 911,1682 915,1699 918,1707 928,1732 941,1754 946,1761 957,1775 975,1794 981,1798 996,1810 1019,1823 1020,1823 1027,1828 1032,1836 1032,1842 1032,2303 1030,2312 1025,2319 1020,2322 1019,2322 1015,2325 996,2335 975,2351 957,2370 941,2391 928,2413 927,2415 922,2422 914,2426 909,2427 801,2427 797,2428 786,2430 772,2435 769,2438 760,2444 670,2534 667,2538 661,2546 656,2560 653,2575 653,2992 653,2996 651,3002 651,3016 654,3027 654,3031 660,3045 668,3057 759,3147 764,3151 771,3156 785,3161 799,3164 814,3164 944,3164 952,3166 959,3172 961,3174 961,3175 966,3183 973,3192 979,3200 991,3212 996,3220 997,3229 994,3237 988,3243 985,3245 979,3247 956,3260 935,3276 917,3295 901,3316 888,3338 887,3340 882,3347 874,3351 869,3352 764,3352 755,3350 748,3344 747,3342 741,3332 728,3315 712,3299 694,3285 675,3274 661,3268 654,3266 633,3260 611,3257 588,3257 566,3260 545,3266 524,3274 505,3285 487,3299 481,3305 480,3305 479,3307 476,3308 474,3309 472,3310 471,3310 468,3310 465,3310 464,3310 462,3310 460,3309 457,3307 454,3306 454,3305 440,3291 428,3283 427,3282 425,3279 423,3277 423,3276 422,3275 422,3271 421,3268 421,3267 421,2702 423,2693 428,2686 433,2683 434,2683 457,2670 478,2653 496,2634 512,2613 525,2591 535,2566 542,2541 546,2515 546,2489 542,2463 535,2438 525,2413 512,2391 496,2370 478,2351 470,2345 469,2345 464,2338 461,2329 463,2321 469,2314 476,2310 481,2309 888,2309 903,2305 917,2297 928,2286 936,2272 940,2257 940,1992 936,1977 928,1963 917,1952 903,1944 888,1940 75,1940 59,1940 44,1944 29,1952 21,1955 12,1954 5,1949 0,1941 0,1935 0,888 907,888 907,1311 912,1327 919,1340 931,1352 944,1359 960,1364 1224,1364 1240,1359 1253,1352 1265,1340 1272,1327 1277,1311 1277,888 1272,872 1265,859 1253,847 1240,840 1224,835 975,835 960,835 944,840 931,847 919,859 912,872 907,888 0,888 0,589 2,580 7,574 15,570 24,570 32,574 34,575 45,587 59,595 74,599 1124,599 1139,595 1153,587 1164,576 1172,562 1176,547 1176,189 1839,189 1839,1114 1844,1130 1851,1143 1863,1155 1876,1162 1892,1167 2156,1167 2172,1162 2185,1155 2197,1143 2204,1130 2209,1114 2209,919 2652,919 2652,1280 2657,1296 2664,1309 2676,1321 2689,1328 2705,1333 2969,1333 2985,1328 2998,1321 3010,1309 3017,1296 3022,1280 3022,919 3017,903 3010,890 2998,878 2985,871 2969,866 2720,866 2705,866 2689,871 2676,878 2664,890 2657,903 2652,919 2209,919 2209,189 2204,173 2197,160 2185,148 2172,141 2156,136 1907,136 1892,136 1876,141 1863,148 1851,160 1844,173 1839,189 1176,189 1176,42 1172,26 1171,25 1172,25 1170,18 1173,10 1179,3 1187,0 1190,0 3566,0">
          <text:p/>
        </draw:polygon>
        <draw:polygon draw:style-name="gr8" draw:text-style-name="P2" draw:layer="layout" svg:width="1.062cm" svg:height="1.731cm" svg:x="14.888cm" svg:y="11.751cm" svg:viewBox="0 0 1063 1732" draw:points="29,3 30,3 44,11 59,15 75,15 210,15 218,17 225,23 229,31 229,39 225,47 222,51 221,51 213,57 195,76 179,97 166,119 157,141 156,144 153,155 149,169 145,195 145,221 149,246 149,247 150,252 156,272 166,297 179,319 183,324 195,340 213,359 227,370 234,375 257,389 258,389 265,394 270,402 270,408 270,973 268,982 263,989 262,989 251,997 235,1014 234,1015 221,1032 211,1052 204,1074 200,1097 200,1169 204,1192 211,1214 220,1231 221,1234 235,1252 251,1269 269,1282 290,1292 312,1299 334,1303 357,1303 379,1299 401,1292 422,1282 440,1269 453,1255 461,1251 470,1250 478,1253 481,1255 487,1261 505,1275 520,1284 524,1286 545,1294 566,1300 586,1303 588,1303 611,1303 633,1300 654,1294 675,1286 694,1275 712,1261 728,1245 741,1228 747,1218 753,1212 761,1208 764,1208 870,1208 878,1210 885,1216 888,1220 889,1222 902,1244 915,1261 918,1265 936,1284 957,1300 980,1313 1004,1323 1029,1330 1037,1331 1046,1332 1054,1335 1060,1341 1063,1350 1062,1358 1057,1366 1050,1370 1043,1371 876,1371 861,1376 847,1383 836,1395 828,1408 824,1424 824,1688 828,1704 829,1705 828,1705 830,1711 829,1720 824,1727 816,1732 809,1732 719,1732 710,1730 703,1725 700,1717 700,1708 702,1703 702,1702 706,1687 706,1422 702,1407 694,1393 683,1382 669,1374 654,1370 308,1370 292,1370 277,1374 263,1382 252,1393 244,1407 240,1422 240,1687 244,1702 244,1703 245,1703 247,1711 246,1720 241,1727 233,1732 227,1732 19,1732 11,1730 4,1725 0,1717 0,1713 0,20 2,11 7,4 15,0 24,0">
          <text:p/>
        </draw:polygon>
        <draw:path draw:style-name="gr9" draw:text-style-name="P3" draw:layer="layout" svg:width="0.1cm" svg:height="0.1cm" svg:x="18.118cm" svg:y="11.592cm" svg:viewBox="0 0 101 101" svg:d="M0 50c0-28 23-50 50-50 28 0 51 22 51 50s-23 51-51 51c-27 0-50-23-50-51z">
          <text:p/>
        </draw:path>
        <draw:path draw:style-name="gr9" draw:text-style-name="P3" draw:layer="layout" svg:width="0.1cm" svg:height="0.1cm" svg:x="17.356cm" svg:y="11.592cm" svg:viewBox="0 0 101 101" svg:d="M0 50c0-28 22-50 49-50 28 0 52 22 52 50s-24 51-52 51c-27 0-49-23-49-51z">
          <text:p/>
        </draw:path>
        <draw:path draw:style-name="gr9" draw:text-style-name="P3" draw:layer="layout" svg:width="0.1cm" svg:height="0.1cm" svg:x="17.137cm" svg:y="11.05cm" svg:viewBox="0 0 101 101" svg:d="M0 51c0-29 23-51 50-51 28 0 51 22 51 51 0 28-23 50-51 50-27 0-50-22-50-50z">
          <text:p/>
        </draw:path>
        <draw:path draw:style-name="gr9" draw:text-style-name="P3" draw:layer="layout" svg:width="0.1cm" svg:height="0.1cm" svg:x="16.886cm" svg:y="11.05cm" svg:viewBox="0 0 101 101" svg:d="M0 51c0-29 23-51 51-51s50 22 50 51c0 28-22 50-50 50s-51-22-51-50z">
          <text:p/>
        </draw:path>
        <draw:path draw:style-name="gr9" draw:text-style-name="P3" draw:layer="layout" svg:width="0.1cm" svg:height="0.1cm" svg:x="16.637cm" svg:y="11.05cm" svg:viewBox="0 0 101 101" svg:d="M0 51c0-29 23-51 50-51 28 0 51 22 51 51 0 28-23 50-51 50-27 0-50-22-50-50z">
          <text:p/>
        </draw:path>
        <draw:path draw:style-name="gr9" draw:text-style-name="P3" draw:layer="layout" svg:width="0.1cm" svg:height="0.1cm" svg:x="15.183cm" svg:y="11.909cm" svg:viewBox="0 0 101 101" svg:d="M0 50c0-28 23-50 51-50 27 0 50 22 50 50 0 29-23 51-50 51-28 0-51-22-51-51z">
          <text:p/>
        </draw:path>
        <draw:path draw:style-name="gr9" draw:text-style-name="P3" draw:layer="layout" svg:width="0.1cm" svg:height="0.1cm" svg:x="15.945cm" svg:y="11.909cm" svg:viewBox="0 0 101 101" svg:d="M0 50c0-28 24-50 52-50 27 0 49 22 49 50 0 29-22 51-49 51-28 0-52-22-52-51z">
          <text:p/>
        </draw:path>
        <draw:path draw:style-name="gr9" draw:text-style-name="P3" draw:layer="layout" svg:width="0.1cm" svg:height="0.1cm" svg:x="15.183cm" svg:y="12.833cm" svg:viewBox="0 0 101 101" svg:d="M0 51c0-29 23-51 51-51 27 0 50 22 50 51 0 28-23 50-50 50-28 0-51-22-51-50z">
          <text:p/>
        </draw:path>
        <draw:path draw:style-name="gr9" draw:text-style-name="P3" draw:layer="layout" svg:width="0.1cm" svg:height="0.1cm" svg:x="15.437cm" svg:y="12.833cm" svg:viewBox="0 0 101 101" svg:d="M0 51c0-29 23-51 52-51 27 0 49 22 49 51 0 28-22 50-49 50-29 0-52-22-52-50z">
          <text:p/>
        </draw:path>
        <draw:path draw:style-name="gr9" draw:text-style-name="P3" draw:layer="layout" svg:width="0.1cm" svg:height="0.1cm" svg:x="15.945cm" svg:y="12.244cm" svg:viewBox="0 0 101 101" svg:d="M0 51c0-29 24-51 52-51 27 0 49 22 49 51 0 28-22 50-49 50-28 0-52-22-52-50z">
          <text:p/>
        </draw:path>
        <draw:path draw:style-name="gr9" draw:text-style-name="P3" draw:layer="layout" svg:width="0.1cm" svg:height="0.1cm" svg:x="15.945cm" svg:y="12.494cm" svg:viewBox="0 0 101 101" svg:d="M0 50c0-28 24-50 52-50 27 0 49 22 49 50 0 29-22 51-49 51-28 0-52-22-52-51z">
          <text:p/>
        </draw:path>
        <draw:path draw:style-name="gr9" draw:text-style-name="P3" draw:layer="layout" svg:width="0.1cm" svg:height="0.1cm" svg:x="17.688cm" svg:y="11.05cm" svg:viewBox="0 0 101 101" svg:d="M0 51c0-29 23-51 52-51 27 0 49 22 49 51 0 28-22 50-49 50-29 0-52-22-52-50z">
          <text:p/>
        </draw:path>
        <draw:path draw:style-name="gr9" draw:text-style-name="P3" draw:layer="layout" svg:width="0.1cm" svg:height="0.1cm" svg:x="16.505cm" svg:y="11.989cm" svg:viewBox="0 0 101 101" svg:d="M0 50c0-28 23-50 52-50 27 0 49 22 49 50s-22 51-49 51c-29 0-52-23-52-51z">
          <text:p/>
        </draw:path>
        <draw:path draw:style-name="gr9" draw:text-style-name="P3" draw:layer="layout" svg:width="0.1cm" svg:height="0.1cm" svg:x="16.505cm" svg:y="12.243cm" svg:viewBox="0 0 101 101" svg:d="M0 51c0-29 23-51 52-51 27 0 49 22 49 51 0 28-22 50-49 50-29 0-52-22-52-50z">
          <text:p/>
        </draw:path>
        <draw:path draw:style-name="gr9" draw:text-style-name="P3" draw:layer="layout" svg:width="0.1cm" svg:height="0.1cm" svg:x="16.505cm" svg:y="12.497cm" svg:viewBox="0 0 101 101" svg:d="M0 50c0-28 23-50 52-50 27 0 49 22 49 50 0 29-22 51-49 51-29 0-52-22-52-51z">
          <text:p/>
        </draw:path>
        <draw:path draw:style-name="gr9" draw:text-style-name="P3" draw:layer="layout" svg:width="0.1cm" svg:height="0.1cm" svg:x="16.505cm" svg:y="12.751cm" svg:viewBox="0 0 101 101" svg:d="M0 51c0-28 23-51 52-51 27 0 49 23 49 51s-22 50-49 50c-29 0-52-22-52-50z">
          <text:p/>
        </draw:path>
        <draw:path draw:style-name="gr9" draw:text-style-name="P3" draw:layer="layout" svg:width="0.1cm" svg:height="0.1cm" svg:x="17.267cm" svg:y="12.751cm" svg:viewBox="0 0 101 101" svg:d="M0 51c0-28 23-51 51-51s50 23 50 51-22 50-50 50-51-22-51-50z">
          <text:p/>
        </draw:path>
        <draw:path draw:style-name="gr9" draw:text-style-name="P3" draw:layer="layout" svg:width="0.1cm" svg:height="0.1cm" svg:x="17.267cm" svg:y="12.497cm" svg:viewBox="0 0 101 101" svg:d="M0 50c0-28 23-50 51-50s50 22 50 50c0 29-22 51-50 51s-51-22-51-51z">
          <text:p/>
        </draw:path>
        <draw:path draw:style-name="gr9" draw:text-style-name="P3" draw:layer="layout" svg:width="0.1cm" svg:height="0.1cm" svg:x="17.267cm" svg:y="12.243cm" svg:viewBox="0 0 101 101" svg:d="M0 51c0-29 23-51 51-51s50 22 50 51c0 28-22 50-50 50s-51-22-51-50z">
          <text:p/>
        </draw:path>
        <draw:path draw:style-name="gr9" draw:text-style-name="P3" draw:layer="layout" svg:width="0.1cm" svg:height="0.1cm" svg:x="17.267cm" svg:y="11.989cm" svg:viewBox="0 0 101 101" svg:d="M0 50c0-28 23-50 51-50s50 22 50 50-22 51-50 51-51-23-51-51z">
          <text:p/>
        </draw:path>
        <draw:path draw:style-name="gr9" draw:text-style-name="P3" draw:layer="layout" svg:width="0.1cm" svg:height="0.1cm" svg:x="15.945cm" svg:y="11.05cm" svg:viewBox="0 0 101 101" svg:d="M0 51c0-29 24-51 52-51 27 0 49 22 49 51 0 28-22 50-49 50-28 0-52-22-52-50z">
          <text:p/>
        </draw:path>
        <draw:path draw:style-name="gr9" draw:text-style-name="P3" draw:layer="layout" svg:width="0.1cm" svg:height="0.1cm" svg:x="15.905cm" svg:y="12.833cm" svg:viewBox="0 0 101 101" svg:d="M0 51c0-29 23-51 52-51 27 0 49 22 49 51 0 28-22 50-49 50-29 0-52-22-52-50z">
          <text:p/>
        </draw:path>
        <draw:path draw:style-name="gr3" draw:text-style-name="P2" draw:layer="layout" svg:width="0.301cm" svg:height="0.3cm" svg:x="18.018cm" svg:y="11.492cm" svg:viewBox="0 0 302 301" svg:d="M0 151c0-84 68-151 150-151 83 0 152 67 152 151 0 83-69 150-152 150-82 0-150-67-150-150z">
          <text:p/>
        </draw:path>
        <draw:path draw:style-name="gr3" draw:text-style-name="P2" draw:layer="layout" svg:width="0.3cm" svg:height="0.3cm" svg:x="17.256cm" svg:y="11.492cm" svg:viewBox="0 0 301 301" svg:d="M0 151c0-84 67-151 149-151 84 0 152 67 152 151 0 83-68 150-152 150-82 0-149-67-149-150z">
          <text:p/>
        </draw:path>
        <draw:line draw:style-name="gr4" draw:text-style-name="P1" draw:layer="layout" svg:x1="17.186cm" svg:y1="11.12cm" svg:x2="17.186cm" svg:y2="11.08cm">
          <text:p/>
        </draw:line>
        <draw:path draw:style-name="gr3" draw:text-style-name="P2" draw:layer="layout" svg:width="0.211cm" svg:height="0.21cm" svg:x="16.831cm" svg:y="10.995cm" svg:viewBox="0 0 212 211" svg:d="M0 105c0-58 49-105 107-105 57 0 105 47 105 105s-48 106-105 106c-58 0-107-48-107-106z">
          <text:p/>
        </draw:path>
        <draw:path draw:style-name="gr3" draw:text-style-name="P2" draw:layer="layout" svg:width="0.209cm" svg:height="0.21cm" svg:x="16.582cm" svg:y="10.995cm" svg:viewBox="0 0 210 211" svg:d="M0 105c0-58 48-105 105-105 58 0 105 47 105 105s-47 106-105 106c-57 0-105-48-105-106z">
          <text:p/>
        </draw:path>
        <draw:path draw:style-name="gr3" draw:text-style-name="P2" draw:layer="layout" svg:width="0.3cm" svg:height="0.3cm" svg:x="15.083cm" svg:y="11.809cm" svg:viewBox="0 0 301 301" svg:d="M0 151c0-84 68-151 151-151 82 0 150 67 150 151 0 83-68 150-150 150-83 0-151-67-151-150z">
          <text:p/>
        </draw:path>
        <draw:path draw:style-name="gr3" draw:text-style-name="P2" draw:layer="layout" svg:width="0.3cm" svg:height="0.3cm" svg:x="15.845cm" svg:y="11.809cm" svg:viewBox="0 0 301 301" svg:d="M0 151c0-84 68-151 152-151 82 0 149 67 149 151 0 83-67 150-149 150-84 0-152-67-152-150z">
          <text:p/>
        </draw:path>
        <draw:line draw:style-name="gr5" draw:text-style-name="P1" draw:layer="layout" svg:x1="15.234cm" svg:y1="12.858cm" svg:x2="15.234cm" svg:y2="12.908cm">
          <text:p/>
        </draw:line>
        <draw:path draw:style-name="gr3" draw:text-style-name="P2" draw:layer="layout" svg:width="0.24cm" svg:height="0.24cm" svg:x="15.367cm" svg:y="12.763cm" svg:viewBox="0 0 241 241" svg:d="M0 120c0-66 54-120 121-120 66 0 120 54 120 120 0 67-54 121-120 121-67 0-121-54-121-121z">
          <text:p/>
        </draw:path>
        <draw:line draw:style-name="gr6" draw:text-style-name="P1" draw:layer="layout" svg:x1="16.026cm" svg:y1="12.294cm" svg:x2="15.965cm" svg:y2="12.294cm">
          <text:p/>
        </draw:line>
        <draw:path draw:style-name="gr3" draw:text-style-name="P2" draw:layer="layout" svg:width="0.24cm" svg:height="0.24cm" svg:x="15.875cm" svg:y="12.424cm" svg:viewBox="0 0 241 241" svg:d="M0 121c0-66 54-121 121-121s120 55 120 121-53 120-120 120-121-54-121-120z">
          <text:p/>
        </draw:path>
        <draw:path draw:style-name="gr3" draw:text-style-name="P2" draw:layer="layout" svg:width="0.3cm" svg:height="0.3cm" svg:x="17.588cm" svg:y="10.95cm" svg:viewBox="0 0 301 301" svg:d="M0 151c0-83 68-151 152-151 82 0 149 68 149 151s-67 150-149 150c-84 0-152-67-152-150z">
          <text:p/>
        </draw:path>
        <draw:polygon draw:style-name="gr3" draw:text-style-name="P2" draw:layer="layout" svg:width="0.211cm" svg:height="0.21cm" svg:x="16.45cm" svg:y="11.934cm" svg:viewBox="0 0 212 211" draw:points="0,211 0,0 212,0 212,211">
          <text:p/>
        </draw:polygon>
        <draw:path draw:style-name="gr3" draw:text-style-name="P2" draw:layer="layout" svg:width="0.211cm" svg:height="0.21cm" svg:x="16.45cm" svg:y="12.188cm" svg:viewBox="0 0 212 211" svg:d="M0 106c0-59 48-106 106-106 57 0 106 47 106 106 0 58-49 105-106 105-58 0-106-47-106-105z">
          <text:p/>
        </draw:path>
        <draw:path draw:style-name="gr3" draw:text-style-name="P2" draw:layer="layout" svg:width="0.211cm" svg:height="0.21cm" svg:x="16.45cm" svg:y="12.442cm" svg:viewBox="0 0 212 211" svg:d="M0 106c0-58 48-106 106-106 57 0 106 48 106 106s-49 105-106 105c-58 0-106-47-106-105z">
          <text:p/>
        </draw:path>
        <draw:path draw:style-name="gr3" draw:text-style-name="P2" draw:layer="layout" svg:width="0.211cm" svg:height="0.21cm" svg:x="16.45cm" svg:y="12.696cm" svg:viewBox="0 0 212 211" svg:d="M0 105c0-58 48-105 106-105 57 0 106 47 106 105s-49 106-106 106c-58 0-106-48-106-106z">
          <text:p/>
        </draw:path>
        <draw:path draw:style-name="gr3" draw:text-style-name="P2" draw:layer="layout" svg:width="0.211cm" svg:height="0.21cm" svg:x="17.212cm" svg:y="12.696cm" svg:viewBox="0 0 212 211" svg:d="M0 105c0-58 48-105 107-105 57 0 105 47 105 105s-48 106-105 106c-59 0-107-48-107-106z">
          <text:p/>
        </draw:path>
        <draw:path draw:style-name="gr3" draw:text-style-name="P2" draw:layer="layout" svg:width="0.211cm" svg:height="0.21cm" svg:x="17.212cm" svg:y="12.442cm" svg:viewBox="0 0 212 211" svg:d="M0 106c0-58 48-106 107-106 57 0 105 48 105 106s-48 105-105 105c-59 0-107-47-107-105z">
          <text:p/>
        </draw:path>
        <draw:path draw:style-name="gr3" draw:text-style-name="P2" draw:layer="layout" svg:width="0.211cm" svg:height="0.21cm" svg:x="17.212cm" svg:y="12.188cm" svg:viewBox="0 0 212 211" svg:d="M0 106c0-59 48-106 107-106 57 0 105 47 105 106 0 58-48 105-105 105-59 0-107-47-107-105z">
          <text:p/>
        </draw:path>
        <draw:path draw:style-name="gr3" draw:text-style-name="P2" draw:layer="layout" svg:width="0.211cm" svg:height="0.21cm" svg:x="17.212cm" svg:y="11.934cm" svg:viewBox="0 0 212 211" svg:d="M0 105c0-58 48-105 107-105 57 0 105 47 105 105 0 59-48 106-105 106-59 0-107-47-107-106z">
          <text:p/>
        </draw:path>
        <draw:path draw:style-name="gr3" draw:text-style-name="P2" draw:layer="layout" svg:width="0.3cm" svg:height="0.3cm" svg:x="15.845cm" svg:y="10.95cm" svg:viewBox="0 0 301 301" svg:d="M0 151c0-83 68-151 152-151 82 0 149 68 149 151s-67 150-149 150c-84 0-152-67-152-150z">
          <text:p/>
        </draw:path>
        <draw:path draw:style-name="gr3" draw:text-style-name="P2" draw:layer="layout" svg:width="0.3cm" svg:height="0.3cm" svg:x="15.805cm" svg:y="12.733cm" svg:viewBox="0 0 301 301" svg:d="M0 151c0-84 68-151 152-151 82 0 149 67 149 151 0 83-67 150-149 150-84 0-152-67-152-150z">
          <text:p/>
        </draw:path>
        <draw:path draw:style-name="gr3" draw:text-style-name="P2" draw:layer="layout" svg:width="0.1cm" svg:height="0.1cm" svg:x="18.118cm" svg:y="11.592cm" svg:viewBox="0 0 101 101" svg:d="M0 50c0-28 23-50 50-50 28 0 51 22 51 50s-23 51-51 51c-27 0-50-23-50-51z">
          <text:p/>
        </draw:path>
        <draw:path draw:style-name="gr3" draw:text-style-name="P2" draw:layer="layout" svg:width="0.1cm" svg:height="0.1cm" svg:x="17.356cm" svg:y="11.592cm" svg:viewBox="0 0 101 101" svg:d="M0 50c0-28 22-50 49-50 28 0 52 22 52 50s-24 51-52 51c-27 0-49-23-49-51z">
          <text:p/>
        </draw:path>
        <draw:path draw:style-name="gr3" draw:text-style-name="P2" draw:layer="layout" svg:width="0.1cm" svg:height="0.1cm" svg:x="17.137cm" svg:y="11.05cm" svg:viewBox="0 0 101 101" svg:d="M0 51c0-29 23-51 50-51 28 0 51 22 51 51 0 28-23 50-51 50-27 0-50-22-50-50z">
          <text:p/>
        </draw:path>
        <draw:path draw:style-name="gr3" draw:text-style-name="P2" draw:layer="layout" svg:width="0.1cm" svg:height="0.1cm" svg:x="16.886cm" svg:y="11.05cm" svg:viewBox="0 0 101 101" svg:d="M0 51c0-29 23-51 51-51s50 22 50 51c0 28-22 50-50 50s-51-22-51-50z">
          <text:p/>
        </draw:path>
        <draw:path draw:style-name="gr3" draw:text-style-name="P2" draw:layer="layout" svg:width="0.1cm" svg:height="0.1cm" svg:x="16.637cm" svg:y="11.05cm" svg:viewBox="0 0 101 101" svg:d="M0 51c0-29 23-51 50-51 28 0 51 22 51 51 0 28-23 50-51 50-27 0-50-22-50-50z">
          <text:p/>
        </draw:path>
        <draw:path draw:style-name="gr3" draw:text-style-name="P2" draw:layer="layout" svg:width="0.1cm" svg:height="0.1cm" svg:x="15.183cm" svg:y="11.909cm" svg:viewBox="0 0 101 101" svg:d="M0 50c0-28 23-50 51-50 27 0 50 22 50 50 0 29-23 51-50 51-28 0-51-22-51-51z">
          <text:p/>
        </draw:path>
        <draw:path draw:style-name="gr3" draw:text-style-name="P2" draw:layer="layout" svg:width="0.1cm" svg:height="0.1cm" svg:x="15.945cm" svg:y="11.909cm" svg:viewBox="0 0 101 101" svg:d="M0 50c0-28 24-50 52-50 27 0 49 22 49 50 0 29-22 51-49 51-28 0-52-22-52-51z">
          <text:p/>
        </draw:path>
        <draw:path draw:style-name="gr3" draw:text-style-name="P2" draw:layer="layout" svg:width="0.1cm" svg:height="0.1cm" svg:x="15.183cm" svg:y="12.833cm" svg:viewBox="0 0 101 101" svg:d="M0 51c0-29 23-51 51-51 27 0 50 22 50 51 0 28-23 50-50 50-28 0-51-22-51-50z">
          <text:p/>
        </draw:path>
        <draw:path draw:style-name="gr3" draw:text-style-name="P2" draw:layer="layout" svg:width="0.1cm" svg:height="0.1cm" svg:x="15.437cm" svg:y="12.833cm" svg:viewBox="0 0 101 101" svg:d="M0 51c0-29 23-51 52-51 27 0 49 22 49 51 0 28-22 50-49 50-29 0-52-22-52-50z">
          <text:p/>
        </draw:path>
        <draw:path draw:style-name="gr3" draw:text-style-name="P2" draw:layer="layout" svg:width="0.1cm" svg:height="0.1cm" svg:x="15.945cm" svg:y="12.244cm" svg:viewBox="0 0 101 101" svg:d="M0 51c0-29 24-51 52-51 27 0 49 22 49 51 0 28-22 50-49 50-28 0-52-22-52-50z">
          <text:p/>
        </draw:path>
        <draw:path draw:style-name="gr3" draw:text-style-name="P2" draw:layer="layout" svg:width="0.1cm" svg:height="0.1cm" svg:x="15.945cm" svg:y="12.494cm" svg:viewBox="0 0 101 101" svg:d="M0 50c0-28 24-50 52-50 27 0 49 22 49 50 0 29-22 51-49 51-28 0-52-22-52-51z">
          <text:p/>
        </draw:path>
        <draw:path draw:style-name="gr3" draw:text-style-name="P2" draw:layer="layout" svg:width="0.1cm" svg:height="0.1cm" svg:x="17.688cm" svg:y="11.05cm" svg:viewBox="0 0 101 101" svg:d="M0 51c0-29 23-51 52-51 27 0 49 22 49 51 0 28-22 50-49 50-29 0-52-22-52-50z">
          <text:p/>
        </draw:path>
        <draw:path draw:style-name="gr3" draw:text-style-name="P2" draw:layer="layout" svg:width="0.1cm" svg:height="0.1cm" svg:x="16.505cm" svg:y="11.989cm" svg:viewBox="0 0 101 101" svg:d="M0 50c0-28 23-50 52-50 27 0 49 22 49 50s-22 51-49 51c-29 0-52-23-52-51z">
          <text:p/>
        </draw:path>
        <draw:path draw:style-name="gr3" draw:text-style-name="P2" draw:layer="layout" svg:width="0.1cm" svg:height="0.1cm" svg:x="16.505cm" svg:y="12.243cm" svg:viewBox="0 0 101 101" svg:d="M0 51c0-29 23-51 52-51 27 0 49 22 49 51 0 28-22 50-49 50-29 0-52-22-52-50z">
          <text:p/>
        </draw:path>
        <draw:path draw:style-name="gr3" draw:text-style-name="P2" draw:layer="layout" svg:width="0.1cm" svg:height="0.1cm" svg:x="16.505cm" svg:y="12.497cm" svg:viewBox="0 0 101 101" svg:d="M0 50c0-28 23-50 52-50 27 0 49 22 49 50 0 29-22 51-49 51-29 0-52-22-52-51z">
          <text:p/>
        </draw:path>
        <draw:path draw:style-name="gr3" draw:text-style-name="P2" draw:layer="layout" svg:width="0.1cm" svg:height="0.1cm" svg:x="16.505cm" svg:y="12.751cm" svg:viewBox="0 0 101 101" svg:d="M0 51c0-28 23-51 52-51 27 0 49 23 49 51s-22 50-49 50c-29 0-52-22-52-50z">
          <text:p/>
        </draw:path>
        <draw:path draw:style-name="gr3" draw:text-style-name="P2" draw:layer="layout" svg:width="0.1cm" svg:height="0.1cm" svg:x="17.267cm" svg:y="12.751cm" svg:viewBox="0 0 101 101" svg:d="M0 51c0-28 23-51 51-51s50 23 50 51-22 50-50 50-51-22-51-50z">
          <text:p/>
        </draw:path>
        <draw:path draw:style-name="gr3" draw:text-style-name="P2" draw:layer="layout" svg:width="0.1cm" svg:height="0.1cm" svg:x="17.267cm" svg:y="12.497cm" svg:viewBox="0 0 101 101" svg:d="M0 50c0-28 23-50 51-50s50 22 50 50c0 29-22 51-50 51s-51-22-51-51z">
          <text:p/>
        </draw:path>
        <draw:path draw:style-name="gr3" draw:text-style-name="P2" draw:layer="layout" svg:width="0.1cm" svg:height="0.1cm" svg:x="17.267cm" svg:y="12.243cm" svg:viewBox="0 0 101 101" svg:d="M0 51c0-29 23-51 51-51s50 22 50 51c0 28-22 50-50 50s-51-22-51-50z">
          <text:p/>
        </draw:path>
        <draw:path draw:style-name="gr3" draw:text-style-name="P2" draw:layer="layout" svg:width="0.1cm" svg:height="0.1cm" svg:x="17.267cm" svg:y="11.989cm" svg:viewBox="0 0 101 101" svg:d="M0 50c0-28 23-50 51-50s50 22 50 50-22 51-50 51-51-23-51-51z">
          <text:p/>
        </draw:path>
        <draw:path draw:style-name="gr3" draw:text-style-name="P2" draw:layer="layout" svg:width="0.1cm" svg:height="0.1cm" svg:x="15.945cm" svg:y="11.05cm" svg:viewBox="0 0 101 101" svg:d="M0 51c0-29 24-51 52-51 27 0 49 22 49 51 0 28-22 50-49 50-28 0-52-22-52-50z">
          <text:p/>
        </draw:path>
        <draw:path draw:style-name="gr3" draw:text-style-name="P2" draw:layer="layout" svg:width="0.1cm" svg:height="0.1cm" svg:x="15.905cm" svg:y="12.833cm" svg:viewBox="0 0 101 101" svg:d="M0 51c0-29 23-51 52-51 27 0 49 22 49 51 0 28-22 50-49 50-29 0-52-22-52-50z">
          <text:p/>
        </draw:path>
        <draw:path draw:style-name="gr3" draw:text-style-name="P2" draw:layer="layout" svg:width="0.1cm" svg:height="0.1cm" svg:x="18.118cm" svg:y="11.592cm" svg:viewBox="0 0 101 101" svg:d="M0 50c0-28 23-50 50-50 28 0 51 22 51 50s-23 51-51 51c-27 0-50-23-50-51z">
          <text:p/>
        </draw:path>
        <draw:path draw:style-name="gr3" draw:text-style-name="P2" draw:layer="layout" svg:width="0.1cm" svg:height="0.1cm" svg:x="17.356cm" svg:y="11.592cm" svg:viewBox="0 0 101 101" svg:d="M0 50c0-28 22-50 49-50 28 0 52 22 52 50s-24 51-52 51c-27 0-49-23-49-51z">
          <text:p/>
        </draw:path>
        <draw:path draw:style-name="gr3" draw:text-style-name="P2" draw:layer="layout" svg:width="0.1cm" svg:height="0.1cm" svg:x="17.137cm" svg:y="11.05cm" svg:viewBox="0 0 101 101" svg:d="M0 51c0-29 23-51 50-51 28 0 51 22 51 51 0 28-23 50-51 50-27 0-50-22-50-50z">
          <text:p/>
        </draw:path>
        <draw:path draw:style-name="gr3" draw:text-style-name="P2" draw:layer="layout" svg:width="0.1cm" svg:height="0.1cm" svg:x="16.886cm" svg:y="11.05cm" svg:viewBox="0 0 101 101" svg:d="M0 51c0-29 23-51 51-51s50 22 50 51c0 28-22 50-50 50s-51-22-51-50z">
          <text:p/>
        </draw:path>
        <draw:path draw:style-name="gr3" draw:text-style-name="P2" draw:layer="layout" svg:width="0.1cm" svg:height="0.1cm" svg:x="16.637cm" svg:y="11.05cm" svg:viewBox="0 0 101 101" svg:d="M0 51c0-29 23-51 50-51 28 0 51 22 51 51 0 28-23 50-51 50-27 0-50-22-50-50z">
          <text:p/>
        </draw:path>
        <draw:path draw:style-name="gr3" draw:text-style-name="P2" draw:layer="layout" svg:width="0.1cm" svg:height="0.1cm" svg:x="15.183cm" svg:y="11.909cm" svg:viewBox="0 0 101 101" svg:d="M0 50c0-28 23-50 51-50 27 0 50 22 50 50 0 29-23 51-50 51-28 0-51-22-51-51z">
          <text:p/>
        </draw:path>
        <draw:path draw:style-name="gr3" draw:text-style-name="P2" draw:layer="layout" svg:width="0.1cm" svg:height="0.1cm" svg:x="15.945cm" svg:y="11.909cm" svg:viewBox="0 0 101 101" svg:d="M0 50c0-28 24-50 52-50 27 0 49 22 49 50 0 29-22 51-49 51-28 0-52-22-52-51z">
          <text:p/>
        </draw:path>
        <draw:path draw:style-name="gr3" draw:text-style-name="P2" draw:layer="layout" svg:width="0.1cm" svg:height="0.1cm" svg:x="15.183cm" svg:y="12.833cm" svg:viewBox="0 0 101 101" svg:d="M0 51c0-29 23-51 51-51 27 0 50 22 50 51 0 28-23 50-50 50-28 0-51-22-51-50z">
          <text:p/>
        </draw:path>
        <draw:path draw:style-name="gr3" draw:text-style-name="P2" draw:layer="layout" svg:width="0.1cm" svg:height="0.1cm" svg:x="15.437cm" svg:y="12.833cm" svg:viewBox="0 0 101 101" svg:d="M0 51c0-29 23-51 52-51 27 0 49 22 49 51 0 28-22 50-49 50-29 0-52-22-52-50z">
          <text:p/>
        </draw:path>
        <draw:path draw:style-name="gr3" draw:text-style-name="P2" draw:layer="layout" svg:width="0.1cm" svg:height="0.1cm" svg:x="15.945cm" svg:y="12.244cm" svg:viewBox="0 0 101 101" svg:d="M0 51c0-29 24-51 52-51 27 0 49 22 49 51 0 28-22 50-49 50-28 0-52-22-52-50z">
          <text:p/>
        </draw:path>
        <draw:path draw:style-name="gr3" draw:text-style-name="P2" draw:layer="layout" svg:width="0.1cm" svg:height="0.1cm" svg:x="15.945cm" svg:y="12.494cm" svg:viewBox="0 0 101 101" svg:d="M0 50c0-28 24-50 52-50 27 0 49 22 49 50 0 29-22 51-49 51-28 0-52-22-52-51z">
          <text:p/>
        </draw:path>
        <draw:path draw:style-name="gr3" draw:text-style-name="P2" draw:layer="layout" svg:width="0.1cm" svg:height="0.1cm" svg:x="17.688cm" svg:y="11.05cm" svg:viewBox="0 0 101 101" svg:d="M0 51c0-29 23-51 52-51 27 0 49 22 49 51 0 28-22 50-49 50-29 0-52-22-52-50z">
          <text:p/>
        </draw:path>
        <draw:path draw:style-name="gr3" draw:text-style-name="P2" draw:layer="layout" svg:width="0.1cm" svg:height="0.1cm" svg:x="16.505cm" svg:y="11.989cm" svg:viewBox="0 0 101 101" svg:d="M0 50c0-28 23-50 52-50 27 0 49 22 49 50s-22 51-49 51c-29 0-52-23-52-51z">
          <text:p/>
        </draw:path>
        <draw:path draw:style-name="gr3" draw:text-style-name="P2" draw:layer="layout" svg:width="0.1cm" svg:height="0.1cm" svg:x="16.505cm" svg:y="12.243cm" svg:viewBox="0 0 101 101" svg:d="M0 51c0-29 23-51 52-51 27 0 49 22 49 51 0 28-22 50-49 50-29 0-52-22-52-50z">
          <text:p/>
        </draw:path>
        <draw:path draw:style-name="gr3" draw:text-style-name="P2" draw:layer="layout" svg:width="0.1cm" svg:height="0.1cm" svg:x="16.505cm" svg:y="12.497cm" svg:viewBox="0 0 101 101" svg:d="M0 50c0-28 23-50 52-50 27 0 49 22 49 50 0 29-22 51-49 51-29 0-52-22-52-51z">
          <text:p/>
        </draw:path>
        <draw:path draw:style-name="gr3" draw:text-style-name="P2" draw:layer="layout" svg:width="0.1cm" svg:height="0.1cm" svg:x="16.505cm" svg:y="12.751cm" svg:viewBox="0 0 101 101" svg:d="M0 51c0-28 23-51 52-51 27 0 49 23 49 51s-22 50-49 50c-29 0-52-22-52-50z">
          <text:p/>
        </draw:path>
        <draw:path draw:style-name="gr3" draw:text-style-name="P2" draw:layer="layout" svg:width="0.1cm" svg:height="0.1cm" svg:x="17.267cm" svg:y="12.751cm" svg:viewBox="0 0 101 101" svg:d="M0 51c0-28 23-51 51-51s50 23 50 51-22 50-50 50-51-22-51-50z">
          <text:p/>
        </draw:path>
        <draw:path draw:style-name="gr3" draw:text-style-name="P2" draw:layer="layout" svg:width="0.1cm" svg:height="0.1cm" svg:x="17.267cm" svg:y="12.497cm" svg:viewBox="0 0 101 101" svg:d="M0 50c0-28 23-50 51-50s50 22 50 50c0 29-22 51-50 51s-51-22-51-51z">
          <text:p/>
        </draw:path>
        <draw:path draw:style-name="gr3" draw:text-style-name="P2" draw:layer="layout" svg:width="0.1cm" svg:height="0.1cm" svg:x="17.267cm" svg:y="12.243cm" svg:viewBox="0 0 101 101" svg:d="M0 51c0-29 23-51 51-51s50 22 50 51c0 28-22 50-50 50s-51-22-51-50z">
          <text:p/>
        </draw:path>
        <draw:path draw:style-name="gr3" draw:text-style-name="P2" draw:layer="layout" svg:width="0.1cm" svg:height="0.1cm" svg:x="17.267cm" svg:y="11.989cm" svg:viewBox="0 0 101 101" svg:d="M0 50c0-28 23-50 51-50s50 22 50 50-22 51-50 51-51-23-51-51z">
          <text:p/>
        </draw:path>
        <draw:path draw:style-name="gr3" draw:text-style-name="P2" draw:layer="layout" svg:width="0.1cm" svg:height="0.1cm" svg:x="15.945cm" svg:y="11.05cm" svg:viewBox="0 0 101 101" svg:d="M0 51c0-29 24-51 52-51 27 0 49 22 49 51 0 28-22 50-49 50-28 0-52-22-52-50z">
          <text:p/>
        </draw:path>
        <draw:path draw:style-name="gr3" draw:text-style-name="P2" draw:layer="layout" svg:width="0.1cm" svg:height="0.1cm" svg:x="15.905cm" svg:y="12.833cm" svg:viewBox="0 0 101 101" svg:d="M0 51c0-29 23-51 52-51 27 0 49 22 49 51 0 28-22 50-49 50-29 0-52-22-52-50z">
          <text:p/>
        </draw:path>
        <draw:path draw:style-name="gr3" draw:text-style-name="P2" draw:layer="layout" svg:width="0.1cm" svg:height="0.1cm" svg:x="18.118cm" svg:y="11.592cm" svg:viewBox="0 0 101 101" svg:d="M0 50c0-28 23-50 50-50 28 0 51 22 51 50s-23 51-51 51c-27 0-50-23-50-51z">
          <text:p/>
        </draw:path>
        <draw:path draw:style-name="gr3" draw:text-style-name="P2" draw:layer="layout" svg:width="0.1cm" svg:height="0.1cm" svg:x="17.356cm" svg:y="11.592cm" svg:viewBox="0 0 101 101" svg:d="M0 50c0-28 22-50 49-50 28 0 52 22 52 50s-24 51-52 51c-27 0-49-23-49-51z">
          <text:p/>
        </draw:path>
        <draw:path draw:style-name="gr3" draw:text-style-name="P2" draw:layer="layout" svg:width="0.1cm" svg:height="0.1cm" svg:x="17.137cm" svg:y="11.05cm" svg:viewBox="0 0 101 101" svg:d="M0 51c0-29 23-51 50-51 28 0 51 22 51 51 0 28-23 50-51 50-27 0-50-22-50-50z">
          <text:p/>
        </draw:path>
        <draw:path draw:style-name="gr3" draw:text-style-name="P2" draw:layer="layout" svg:width="0.1cm" svg:height="0.1cm" svg:x="16.886cm" svg:y="11.05cm" svg:viewBox="0 0 101 101" svg:d="M0 51c0-29 23-51 51-51s50 22 50 51c0 28-22 50-50 50s-51-22-51-50z">
          <text:p/>
        </draw:path>
        <draw:path draw:style-name="gr3" draw:text-style-name="P2" draw:layer="layout" svg:width="0.1cm" svg:height="0.1cm" svg:x="16.637cm" svg:y="11.05cm" svg:viewBox="0 0 101 101" svg:d="M0 51c0-29 23-51 50-51 28 0 51 22 51 51 0 28-23 50-51 50-27 0-50-22-50-50z">
          <text:p/>
        </draw:path>
        <draw:path draw:style-name="gr3" draw:text-style-name="P2" draw:layer="layout" svg:width="0.1cm" svg:height="0.1cm" svg:x="15.183cm" svg:y="11.909cm" svg:viewBox="0 0 101 101" svg:d="M0 50c0-28 23-50 51-50 27 0 50 22 50 50 0 29-23 51-50 51-28 0-51-22-51-51z">
          <text:p/>
        </draw:path>
        <draw:path draw:style-name="gr3" draw:text-style-name="P2" draw:layer="layout" svg:width="0.1cm" svg:height="0.1cm" svg:x="15.945cm" svg:y="11.909cm" svg:viewBox="0 0 101 101" svg:d="M0 50c0-28 24-50 52-50 27 0 49 22 49 50 0 29-22 51-49 51-28 0-52-22-52-51z">
          <text:p/>
        </draw:path>
        <draw:path draw:style-name="gr3" draw:text-style-name="P2" draw:layer="layout" svg:width="0.1cm" svg:height="0.1cm" svg:x="15.183cm" svg:y="12.833cm" svg:viewBox="0 0 101 101" svg:d="M0 51c0-29 23-51 51-51 27 0 50 22 50 51 0 28-23 50-50 50-28 0-51-22-51-50z">
          <text:p/>
        </draw:path>
        <draw:path draw:style-name="gr3" draw:text-style-name="P2" draw:layer="layout" svg:width="0.1cm" svg:height="0.1cm" svg:x="15.437cm" svg:y="12.833cm" svg:viewBox="0 0 101 101" svg:d="M0 51c0-29 23-51 52-51 27 0 49 22 49 51 0 28-22 50-49 50-29 0-52-22-52-50z">
          <text:p/>
        </draw:path>
        <draw:path draw:style-name="gr3" draw:text-style-name="P2" draw:layer="layout" svg:width="0.1cm" svg:height="0.1cm" svg:x="15.945cm" svg:y="12.244cm" svg:viewBox="0 0 101 101" svg:d="M0 51c0-29 24-51 52-51 27 0 49 22 49 51 0 28-22 50-49 50-28 0-52-22-52-50z">
          <text:p/>
        </draw:path>
        <draw:path draw:style-name="gr3" draw:text-style-name="P2" draw:layer="layout" svg:width="0.1cm" svg:height="0.1cm" svg:x="15.945cm" svg:y="12.494cm" svg:viewBox="0 0 101 101" svg:d="M0 50c0-28 24-50 52-50 27 0 49 22 49 50 0 29-22 51-49 51-28 0-52-22-52-51z">
          <text:p/>
        </draw:path>
        <draw:path draw:style-name="gr3" draw:text-style-name="P2" draw:layer="layout" svg:width="0.1cm" svg:height="0.1cm" svg:x="17.688cm" svg:y="11.05cm" svg:viewBox="0 0 101 101" svg:d="M0 51c0-29 23-51 52-51 27 0 49 22 49 51 0 28-22 50-49 50-29 0-52-22-52-50z">
          <text:p/>
        </draw:path>
        <draw:path draw:style-name="gr3" draw:text-style-name="P2" draw:layer="layout" svg:width="0.1cm" svg:height="0.1cm" svg:x="16.505cm" svg:y="11.989cm" svg:viewBox="0 0 101 101" svg:d="M0 50c0-28 23-50 52-50 27 0 49 22 49 50s-22 51-49 51c-29 0-52-23-52-51z">
          <text:p/>
        </draw:path>
        <draw:path draw:style-name="gr3" draw:text-style-name="P2" draw:layer="layout" svg:width="0.1cm" svg:height="0.1cm" svg:x="16.505cm" svg:y="12.243cm" svg:viewBox="0 0 101 101" svg:d="M0 51c0-29 23-51 52-51 27 0 49 22 49 51 0 28-22 50-49 50-29 0-52-22-52-50z">
          <text:p/>
        </draw:path>
        <draw:path draw:style-name="gr3" draw:text-style-name="P2" draw:layer="layout" svg:width="0.1cm" svg:height="0.1cm" svg:x="16.505cm" svg:y="12.497cm" svg:viewBox="0 0 101 101" svg:d="M0 50c0-28 23-50 52-50 27 0 49 22 49 50 0 29-22 51-49 51-29 0-52-22-52-51z">
          <text:p/>
        </draw:path>
        <draw:path draw:style-name="gr3" draw:text-style-name="P2" draw:layer="layout" svg:width="0.1cm" svg:height="0.1cm" svg:x="16.505cm" svg:y="12.751cm" svg:viewBox="0 0 101 101" svg:d="M0 51c0-28 23-51 52-51 27 0 49 23 49 51s-22 50-49 50c-29 0-52-22-52-50z">
          <text:p/>
        </draw:path>
        <draw:path draw:style-name="gr3" draw:text-style-name="P2" draw:layer="layout" svg:width="0.1cm" svg:height="0.1cm" svg:x="17.267cm" svg:y="12.751cm" svg:viewBox="0 0 101 101" svg:d="M0 51c0-28 23-51 51-51s50 23 50 51-22 50-50 50-51-22-51-50z">
          <text:p/>
        </draw:path>
        <draw:path draw:style-name="gr3" draw:text-style-name="P2" draw:layer="layout" svg:width="0.1cm" svg:height="0.1cm" svg:x="17.267cm" svg:y="12.497cm" svg:viewBox="0 0 101 101" svg:d="M0 50c0-28 23-50 51-50s50 22 50 50c0 29-22 51-50 51s-51-22-51-51z">
          <text:p/>
        </draw:path>
        <draw:path draw:style-name="gr3" draw:text-style-name="P2" draw:layer="layout" svg:width="0.1cm" svg:height="0.1cm" svg:x="17.267cm" svg:y="12.243cm" svg:viewBox="0 0 101 101" svg:d="M0 51c0-29 23-51 51-51s50 22 50 51c0 28-22 50-50 50s-51-22-51-50z">
          <text:p/>
        </draw:path>
        <draw:path draw:style-name="gr3" draw:text-style-name="P2" draw:layer="layout" svg:width="0.1cm" svg:height="0.1cm" svg:x="17.267cm" svg:y="11.989cm" svg:viewBox="0 0 101 101" svg:d="M0 50c0-28 23-50 51-50s50 22 50 50-22 51-50 51-51-23-51-51z">
          <text:p/>
        </draw:path>
        <draw:path draw:style-name="gr3" draw:text-style-name="P2" draw:layer="layout" svg:width="0.1cm" svg:height="0.1cm" svg:x="15.945cm" svg:y="11.05cm" svg:viewBox="0 0 101 101" svg:d="M0 51c0-29 24-51 52-51 27 0 49 22 49 51 0 28-22 50-49 50-28 0-52-22-52-50z">
          <text:p/>
        </draw:path>
        <draw:path draw:style-name="gr3" draw:text-style-name="P2" draw:layer="layout" svg:width="0.1cm" svg:height="0.1cm" svg:x="15.905cm" svg:y="12.833cm" svg:viewBox="0 0 101 101" svg:d="M0 51c0-29 23-51 52-51 27 0 49 22 49 51 0 28-22 50-49 50-29 0-52-22-52-50z">
          <text:p/>
        </draw:path>
        <draw:path draw:style-name="gr3" draw:text-style-name="P2" draw:layer="layout" svg:width="0.1cm" svg:height="0.1cm" svg:x="18.118cm" svg:y="11.592cm" svg:viewBox="0 0 101 101" svg:d="M0 50c0-28 23-50 50-50 28 0 51 22 51 50s-23 51-51 51c-27 0-50-23-50-51z">
          <text:p/>
        </draw:path>
        <draw:path draw:style-name="gr3" draw:text-style-name="P2" draw:layer="layout" svg:width="0.1cm" svg:height="0.1cm" svg:x="17.356cm" svg:y="11.592cm" svg:viewBox="0 0 101 101" svg:d="M0 50c0-28 22-50 49-50 28 0 52 22 52 50s-24 51-52 51c-27 0-49-23-49-51z">
          <text:p/>
        </draw:path>
        <draw:path draw:style-name="gr3" draw:text-style-name="P2" draw:layer="layout" svg:width="0.1cm" svg:height="0.1cm" svg:x="17.137cm" svg:y="11.05cm" svg:viewBox="0 0 101 101" svg:d="M0 51c0-29 23-51 50-51 28 0 51 22 51 51 0 28-23 50-51 50-27 0-50-22-50-50z">
          <text:p/>
        </draw:path>
        <draw:path draw:style-name="gr3" draw:text-style-name="P2" draw:layer="layout" svg:width="0.1cm" svg:height="0.1cm" svg:x="16.886cm" svg:y="11.05cm" svg:viewBox="0 0 101 101" svg:d="M0 51c0-29 23-51 51-51s50 22 50 51c0 28-22 50-50 50s-51-22-51-50z">
          <text:p/>
        </draw:path>
        <draw:path draw:style-name="gr3" draw:text-style-name="P2" draw:layer="layout" svg:width="0.1cm" svg:height="0.1cm" svg:x="16.637cm" svg:y="11.05cm" svg:viewBox="0 0 101 101" svg:d="M0 51c0-29 23-51 50-51 28 0 51 22 51 51 0 28-23 50-51 50-27 0-50-22-50-50z">
          <text:p/>
        </draw:path>
        <draw:path draw:style-name="gr3" draw:text-style-name="P2" draw:layer="layout" svg:width="0.1cm" svg:height="0.1cm" svg:x="15.183cm" svg:y="11.909cm" svg:viewBox="0 0 101 101" svg:d="M0 50c0-28 23-50 51-50 27 0 50 22 50 50 0 29-23 51-50 51-28 0-51-22-51-51z">
          <text:p/>
        </draw:path>
        <draw:path draw:style-name="gr3" draw:text-style-name="P2" draw:layer="layout" svg:width="0.1cm" svg:height="0.1cm" svg:x="15.945cm" svg:y="11.909cm" svg:viewBox="0 0 101 101" svg:d="M0 50c0-28 24-50 52-50 27 0 49 22 49 50 0 29-22 51-49 51-28 0-52-22-52-51z">
          <text:p/>
        </draw:path>
        <draw:path draw:style-name="gr3" draw:text-style-name="P2" draw:layer="layout" svg:width="0.1cm" svg:height="0.1cm" svg:x="15.183cm" svg:y="12.833cm" svg:viewBox="0 0 101 101" svg:d="M0 51c0-29 23-51 51-51 27 0 50 22 50 51 0 28-23 50-50 50-28 0-51-22-51-50z">
          <text:p/>
        </draw:path>
        <draw:path draw:style-name="gr3" draw:text-style-name="P2" draw:layer="layout" svg:width="0.1cm" svg:height="0.1cm" svg:x="15.437cm" svg:y="12.833cm" svg:viewBox="0 0 101 101" svg:d="M0 51c0-29 23-51 52-51 27 0 49 22 49 51 0 28-22 50-49 50-29 0-52-22-52-50z">
          <text:p/>
        </draw:path>
        <draw:path draw:style-name="gr3" draw:text-style-name="P2" draw:layer="layout" svg:width="0.1cm" svg:height="0.1cm" svg:x="15.945cm" svg:y="12.244cm" svg:viewBox="0 0 101 101" svg:d="M0 51c0-29 24-51 52-51 27 0 49 22 49 51 0 28-22 50-49 50-28 0-52-22-52-50z">
          <text:p/>
        </draw:path>
        <draw:path draw:style-name="gr3" draw:text-style-name="P2" draw:layer="layout" svg:width="0.1cm" svg:height="0.1cm" svg:x="15.945cm" svg:y="12.494cm" svg:viewBox="0 0 101 101" svg:d="M0 50c0-28 24-50 52-50 27 0 49 22 49 50 0 29-22 51-49 51-28 0-52-22-52-51z">
          <text:p/>
        </draw:path>
        <draw:path draw:style-name="gr3" draw:text-style-name="P2" draw:layer="layout" svg:width="0.1cm" svg:height="0.1cm" svg:x="17.688cm" svg:y="11.05cm" svg:viewBox="0 0 101 101" svg:d="M0 51c0-29 23-51 52-51 27 0 49 22 49 51 0 28-22 50-49 50-29 0-52-22-52-50z">
          <text:p/>
        </draw:path>
        <draw:path draw:style-name="gr3" draw:text-style-name="P2" draw:layer="layout" svg:width="0.1cm" svg:height="0.1cm" svg:x="16.505cm" svg:y="11.989cm" svg:viewBox="0 0 101 101" svg:d="M0 50c0-28 23-50 52-50 27 0 49 22 49 50s-22 51-49 51c-29 0-52-23-52-51z">
          <text:p/>
        </draw:path>
        <draw:path draw:style-name="gr3" draw:text-style-name="P2" draw:layer="layout" svg:width="0.1cm" svg:height="0.1cm" svg:x="16.505cm" svg:y="12.243cm" svg:viewBox="0 0 101 101" svg:d="M0 51c0-29 23-51 52-51 27 0 49 22 49 51 0 28-22 50-49 50-29 0-52-22-52-50z">
          <text:p/>
        </draw:path>
        <draw:path draw:style-name="gr3" draw:text-style-name="P2" draw:layer="layout" svg:width="0.1cm" svg:height="0.1cm" svg:x="16.505cm" svg:y="12.497cm" svg:viewBox="0 0 101 101" svg:d="M0 50c0-28 23-50 52-50 27 0 49 22 49 50 0 29-22 51-49 51-29 0-52-22-52-51z">
          <text:p/>
        </draw:path>
        <draw:path draw:style-name="gr3" draw:text-style-name="P2" draw:layer="layout" svg:width="0.1cm" svg:height="0.1cm" svg:x="16.505cm" svg:y="12.751cm" svg:viewBox="0 0 101 101" svg:d="M0 51c0-28 23-51 52-51 27 0 49 23 49 51s-22 50-49 50c-29 0-52-22-52-50z">
          <text:p/>
        </draw:path>
        <draw:path draw:style-name="gr3" draw:text-style-name="P2" draw:layer="layout" svg:width="0.1cm" svg:height="0.1cm" svg:x="17.267cm" svg:y="12.751cm" svg:viewBox="0 0 101 101" svg:d="M0 51c0-28 23-51 51-51s50 23 50 51-22 50-50 50-51-22-51-50z">
          <text:p/>
        </draw:path>
        <draw:path draw:style-name="gr3" draw:text-style-name="P2" draw:layer="layout" svg:width="0.1cm" svg:height="0.1cm" svg:x="17.267cm" svg:y="12.497cm" svg:viewBox="0 0 101 101" svg:d="M0 50c0-28 23-50 51-50s50 22 50 50c0 29-22 51-50 51s-51-22-51-51z">
          <text:p/>
        </draw:path>
        <draw:path draw:style-name="gr3" draw:text-style-name="P2" draw:layer="layout" svg:width="0.1cm" svg:height="0.1cm" svg:x="17.267cm" svg:y="12.243cm" svg:viewBox="0 0 101 101" svg:d="M0 51c0-29 23-51 51-51s50 22 50 51c0 28-22 50-50 50s-51-22-51-50z">
          <text:p/>
        </draw:path>
        <draw:path draw:style-name="gr3" draw:text-style-name="P2" draw:layer="layout" svg:width="0.1cm" svg:height="0.1cm" svg:x="17.267cm" svg:y="11.989cm" svg:viewBox="0 0 101 101" svg:d="M0 50c0-28 23-50 51-50s50 22 50 50-22 51-50 51-51-23-51-51z">
          <text:p/>
        </draw:path>
        <draw:path draw:style-name="gr3" draw:text-style-name="P2" draw:layer="layout" svg:width="0.1cm" svg:height="0.1cm" svg:x="15.945cm" svg:y="11.05cm" svg:viewBox="0 0 101 101" svg:d="M0 51c0-29 24-51 52-51 27 0 49 22 49 51 0 28-22 50-49 50-28 0-52-22-52-50z">
          <text:p/>
        </draw:path>
        <draw:path draw:style-name="gr3" draw:text-style-name="P2" draw:layer="layout" svg:width="0.1cm" svg:height="0.1cm" svg:x="15.905cm" svg:y="12.833cm" svg:viewBox="0 0 101 101" svg:d="M0 51c0-29 23-51 52-51 27 0 49 22 49 51 0 28-22 50-49 50-29 0-52-22-52-50z">
          <text:p/>
        </draw:path>
        <draw:path draw:style-name="gr3" draw:text-style-name="P2" draw:layer="layout" svg:width="0.1cm" svg:height="0.1cm" svg:x="18.118cm" svg:y="11.592cm" svg:viewBox="0 0 101 101" svg:d="M0 50c0-28 23-50 50-50 28 0 51 22 51 50s-23 51-51 51c-27 0-50-23-50-51z">
          <text:p/>
        </draw:path>
        <draw:path draw:style-name="gr3" draw:text-style-name="P2" draw:layer="layout" svg:width="0.1cm" svg:height="0.1cm" svg:x="17.356cm" svg:y="11.592cm" svg:viewBox="0 0 101 101" svg:d="M0 50c0-28 22-50 49-50 28 0 52 22 52 50s-24 51-52 51c-27 0-49-23-49-51z">
          <text:p/>
        </draw:path>
        <draw:path draw:style-name="gr3" draw:text-style-name="P2" draw:layer="layout" svg:width="0.1cm" svg:height="0.1cm" svg:x="17.137cm" svg:y="11.05cm" svg:viewBox="0 0 101 101" svg:d="M0 51c0-29 23-51 50-51 28 0 51 22 51 51 0 28-23 50-51 50-27 0-50-22-50-50z">
          <text:p/>
        </draw:path>
        <draw:path draw:style-name="gr3" draw:text-style-name="P2" draw:layer="layout" svg:width="0.1cm" svg:height="0.1cm" svg:x="16.886cm" svg:y="11.05cm" svg:viewBox="0 0 101 101" svg:d="M0 51c0-29 23-51 51-51s50 22 50 51c0 28-22 50-50 50s-51-22-51-50z">
          <text:p/>
        </draw:path>
        <draw:path draw:style-name="gr3" draw:text-style-name="P2" draw:layer="layout" svg:width="0.1cm" svg:height="0.1cm" svg:x="16.637cm" svg:y="11.05cm" svg:viewBox="0 0 101 101" svg:d="M0 51c0-29 23-51 50-51 28 0 51 22 51 51 0 28-23 50-51 50-27 0-50-22-50-50z">
          <text:p/>
        </draw:path>
        <draw:path draw:style-name="gr3" draw:text-style-name="P2" draw:layer="layout" svg:width="0.1cm" svg:height="0.1cm" svg:x="15.183cm" svg:y="11.909cm" svg:viewBox="0 0 101 101" svg:d="M0 50c0-28 23-50 51-50 27 0 50 22 50 50 0 29-23 51-50 51-28 0-51-22-51-51z">
          <text:p/>
        </draw:path>
        <draw:path draw:style-name="gr3" draw:text-style-name="P2" draw:layer="layout" svg:width="0.1cm" svg:height="0.1cm" svg:x="15.945cm" svg:y="11.909cm" svg:viewBox="0 0 101 101" svg:d="M0 50c0-28 24-50 52-50 27 0 49 22 49 50 0 29-22 51-49 51-28 0-52-22-52-51z">
          <text:p/>
        </draw:path>
        <draw:path draw:style-name="gr3" draw:text-style-name="P2" draw:layer="layout" svg:width="0.1cm" svg:height="0.1cm" svg:x="15.183cm" svg:y="12.833cm" svg:viewBox="0 0 101 101" svg:d="M0 51c0-29 23-51 51-51 27 0 50 22 50 51 0 28-23 50-50 50-28 0-51-22-51-50z">
          <text:p/>
        </draw:path>
        <draw:path draw:style-name="gr3" draw:text-style-name="P2" draw:layer="layout" svg:width="0.1cm" svg:height="0.1cm" svg:x="15.437cm" svg:y="12.833cm" svg:viewBox="0 0 101 101" svg:d="M0 51c0-29 23-51 52-51 27 0 49 22 49 51 0 28-22 50-49 50-29 0-52-22-52-50z">
          <text:p/>
        </draw:path>
        <draw:path draw:style-name="gr3" draw:text-style-name="P2" draw:layer="layout" svg:width="0.1cm" svg:height="0.1cm" svg:x="15.945cm" svg:y="12.244cm" svg:viewBox="0 0 101 101" svg:d="M0 51c0-29 24-51 52-51 27 0 49 22 49 51 0 28-22 50-49 50-28 0-52-22-52-50z">
          <text:p/>
        </draw:path>
        <draw:path draw:style-name="gr3" draw:text-style-name="P2" draw:layer="layout" svg:width="0.1cm" svg:height="0.1cm" svg:x="15.945cm" svg:y="12.494cm" svg:viewBox="0 0 101 101" svg:d="M0 50c0-28 24-50 52-50 27 0 49 22 49 50 0 29-22 51-49 51-28 0-52-22-52-51z">
          <text:p/>
        </draw:path>
        <draw:path draw:style-name="gr3" draw:text-style-name="P2" draw:layer="layout" svg:width="0.1cm" svg:height="0.1cm" svg:x="17.688cm" svg:y="11.05cm" svg:viewBox="0 0 101 101" svg:d="M0 51c0-29 23-51 52-51 27 0 49 22 49 51 0 28-22 50-49 50-29 0-52-22-52-50z">
          <text:p/>
        </draw:path>
        <draw:path draw:style-name="gr3" draw:text-style-name="P2" draw:layer="layout" svg:width="0.1cm" svg:height="0.1cm" svg:x="16.505cm" svg:y="11.989cm" svg:viewBox="0 0 101 101" svg:d="M0 50c0-28 23-50 52-50 27 0 49 22 49 50s-22 51-49 51c-29 0-52-23-52-51z">
          <text:p/>
        </draw:path>
        <draw:path draw:style-name="gr3" draw:text-style-name="P2" draw:layer="layout" svg:width="0.1cm" svg:height="0.1cm" svg:x="16.505cm" svg:y="12.243cm" svg:viewBox="0 0 101 101" svg:d="M0 51c0-29 23-51 52-51 27 0 49 22 49 51 0 28-22 50-49 50-29 0-52-22-52-50z">
          <text:p/>
        </draw:path>
        <draw:path draw:style-name="gr3" draw:text-style-name="P2" draw:layer="layout" svg:width="0.1cm" svg:height="0.1cm" svg:x="16.505cm" svg:y="12.497cm" svg:viewBox="0 0 101 101" svg:d="M0 50c0-28 23-50 52-50 27 0 49 22 49 50 0 29-22 51-49 51-29 0-52-22-52-51z">
          <text:p/>
        </draw:path>
        <draw:path draw:style-name="gr3" draw:text-style-name="P2" draw:layer="layout" svg:width="0.1cm" svg:height="0.1cm" svg:x="16.505cm" svg:y="12.751cm" svg:viewBox="0 0 101 101" svg:d="M0 51c0-28 23-51 52-51 27 0 49 23 49 51s-22 50-49 50c-29 0-52-22-52-50z">
          <text:p/>
        </draw:path>
        <draw:path draw:style-name="gr3" draw:text-style-name="P2" draw:layer="layout" svg:width="0.1cm" svg:height="0.1cm" svg:x="17.267cm" svg:y="12.751cm" svg:viewBox="0 0 101 101" svg:d="M0 51c0-28 23-51 51-51s50 23 50 51-22 50-50 50-51-22-51-50z">
          <text:p/>
        </draw:path>
        <draw:path draw:style-name="gr3" draw:text-style-name="P2" draw:layer="layout" svg:width="0.1cm" svg:height="0.1cm" svg:x="17.267cm" svg:y="12.497cm" svg:viewBox="0 0 101 101" svg:d="M0 50c0-28 23-50 51-50s50 22 50 50c0 29-22 51-50 51s-51-22-51-51z">
          <text:p/>
        </draw:path>
        <draw:path draw:style-name="gr3" draw:text-style-name="P2" draw:layer="layout" svg:width="0.1cm" svg:height="0.1cm" svg:x="17.267cm" svg:y="12.243cm" svg:viewBox="0 0 101 101" svg:d="M0 51c0-29 23-51 51-51s50 22 50 51c0 28-22 50-50 50s-51-22-51-50z">
          <text:p/>
        </draw:path>
        <draw:path draw:style-name="gr3" draw:text-style-name="P2" draw:layer="layout" svg:width="0.1cm" svg:height="0.1cm" svg:x="17.267cm" svg:y="11.989cm" svg:viewBox="0 0 101 101" svg:d="M0 50c0-28 23-50 51-50s50 22 50 50-22 51-50 51-51-23-51-51z">
          <text:p/>
        </draw:path>
        <draw:path draw:style-name="gr3" draw:text-style-name="P2" draw:layer="layout" svg:width="0.1cm" svg:height="0.1cm" svg:x="15.945cm" svg:y="11.05cm" svg:viewBox="0 0 101 101" svg:d="M0 51c0-29 24-51 52-51 27 0 49 22 49 51 0 28-22 50-49 50-28 0-52-22-52-50z">
          <text:p/>
        </draw:path>
        <draw:path draw:style-name="gr3" draw:text-style-name="P2" draw:layer="layout" svg:width="0.1cm" svg:height="0.1cm" svg:x="15.905cm" svg:y="12.833cm" svg:viewBox="0 0 101 101" svg:d="M0 51c0-29 23-51 52-51 27 0 49 22 49 51 0 28-22 50-49 50-29 0-52-22-52-50z">
          <text:p/>
        </draw:path>
        <draw:line draw:style-name="gr10" draw:text-style-name="P1" draw:layer="layout" svg:x1="18.522cm" svg:y1="13.532cm" svg:x2="14.837cm" svg:y2="13.532cm">
          <text:p/>
        </draw:line>
        <draw:line draw:style-name="gr10" draw:text-style-name="P1" draw:layer="layout" svg:x1="18.522cm" svg:y1="9.407cm" svg:x2="18.522cm" svg:y2="13.532cm">
          <text:p/>
        </draw:line>
        <draw:line draw:style-name="gr10" draw:text-style-name="P1" draw:layer="layout" svg:x1="14.837cm" svg:y1="13.532cm" svg:x2="14.837cm" svg:y2="9.407cm">
          <text:p/>
        </draw:line>
        <draw:line draw:style-name="gr10" draw:text-style-name="P1" draw:layer="layout" svg:x1="14.837cm" svg:y1="9.407cm" svg:x2="18.522cm" svg:y2="9.407cm">
          <text:p/>
        </draw:line>
        <draw:path draw:style-name="gr3" draw:text-style-name="P2" draw:layer="layout" svg:width="0.1cm" svg:height="0.1cm" svg:x="18.118cm" svg:y="11.592cm" svg:viewBox="0 0 101 101" svg:d="M0 50c0-28 23-50 50-50 28 0 51 22 51 50s-23 51-51 51c-27 0-50-23-50-51z">
          <text:p/>
        </draw:path>
        <draw:path draw:style-name="gr3" draw:text-style-name="P2" draw:layer="layout" svg:width="0.1cm" svg:height="0.1cm" svg:x="17.356cm" svg:y="11.592cm" svg:viewBox="0 0 101 101" svg:d="M0 50c0-28 22-50 49-50 28 0 52 22 52 50s-24 51-52 51c-27 0-49-23-49-51z">
          <text:p/>
        </draw:path>
        <draw:path draw:style-name="gr3" draw:text-style-name="P2" draw:layer="layout" svg:width="0.1cm" svg:height="0.1cm" svg:x="17.137cm" svg:y="11.05cm" svg:viewBox="0 0 101 101" svg:d="M0 51c0-29 23-51 50-51 28 0 51 22 51 51 0 28-23 50-51 50-27 0-50-22-50-50z">
          <text:p/>
        </draw:path>
        <draw:path draw:style-name="gr3" draw:text-style-name="P2" draw:layer="layout" svg:width="0.1cm" svg:height="0.1cm" svg:x="16.886cm" svg:y="11.05cm" svg:viewBox="0 0 101 101" svg:d="M0 51c0-29 23-51 51-51s50 22 50 51c0 28-22 50-50 50s-51-22-51-50z">
          <text:p/>
        </draw:path>
        <draw:path draw:style-name="gr3" draw:text-style-name="P2" draw:layer="layout" svg:width="0.1cm" svg:height="0.1cm" svg:x="16.637cm" svg:y="11.05cm" svg:viewBox="0 0 101 101" svg:d="M0 51c0-29 23-51 50-51 28 0 51 22 51 51 0 28-23 50-51 50-27 0-50-22-50-50z">
          <text:p/>
        </draw:path>
        <draw:path draw:style-name="gr3" draw:text-style-name="P2" draw:layer="layout" svg:width="0.1cm" svg:height="0.1cm" svg:x="15.183cm" svg:y="11.909cm" svg:viewBox="0 0 101 101" svg:d="M0 50c0-28 23-50 51-50 27 0 50 22 50 50 0 29-23 51-50 51-28 0-51-22-51-51z">
          <text:p/>
        </draw:path>
        <draw:path draw:style-name="gr3" draw:text-style-name="P2" draw:layer="layout" svg:width="0.1cm" svg:height="0.1cm" svg:x="15.945cm" svg:y="11.909cm" svg:viewBox="0 0 101 101" svg:d="M0 50c0-28 24-50 52-50 27 0 49 22 49 50 0 29-22 51-49 51-28 0-52-22-52-51z">
          <text:p/>
        </draw:path>
        <draw:path draw:style-name="gr3" draw:text-style-name="P2" draw:layer="layout" svg:width="0.1cm" svg:height="0.1cm" svg:x="15.183cm" svg:y="12.833cm" svg:viewBox="0 0 101 101" svg:d="M0 51c0-29 23-51 51-51 27 0 50 22 50 51 0 28-23 50-50 50-28 0-51-22-51-50z">
          <text:p/>
        </draw:path>
        <draw:path draw:style-name="gr3" draw:text-style-name="P2" draw:layer="layout" svg:width="0.1cm" svg:height="0.1cm" svg:x="15.437cm" svg:y="12.833cm" svg:viewBox="0 0 101 101" svg:d="M0 51c0-29 23-51 52-51 27 0 49 22 49 51 0 28-22 50-49 50-29 0-52-22-52-50z">
          <text:p/>
        </draw:path>
        <draw:path draw:style-name="gr3" draw:text-style-name="P2" draw:layer="layout" svg:width="0.1cm" svg:height="0.1cm" svg:x="15.945cm" svg:y="12.244cm" svg:viewBox="0 0 101 101" svg:d="M0 51c0-29 24-51 52-51 27 0 49 22 49 51 0 28-22 50-49 50-28 0-52-22-52-50z">
          <text:p/>
        </draw:path>
        <draw:path draw:style-name="gr3" draw:text-style-name="P2" draw:layer="layout" svg:width="0.1cm" svg:height="0.1cm" svg:x="15.945cm" svg:y="12.494cm" svg:viewBox="0 0 101 101" svg:d="M0 50c0-28 24-50 52-50 27 0 49 22 49 50 0 29-22 51-49 51-28 0-52-22-52-51z">
          <text:p/>
        </draw:path>
        <draw:path draw:style-name="gr3" draw:text-style-name="P2" draw:layer="layout" svg:width="0.1cm" svg:height="0.1cm" svg:x="17.688cm" svg:y="11.05cm" svg:viewBox="0 0 101 101" svg:d="M0 51c0-29 23-51 52-51 27 0 49 22 49 51 0 28-22 50-49 50-29 0-52-22-52-50z">
          <text:p/>
        </draw:path>
        <draw:path draw:style-name="gr3" draw:text-style-name="P2" draw:layer="layout" svg:width="0.1cm" svg:height="0.1cm" svg:x="16.505cm" svg:y="11.989cm" svg:viewBox="0 0 101 101" svg:d="M0 50c0-28 23-50 52-50 27 0 49 22 49 50s-22 51-49 51c-29 0-52-23-52-51z">
          <text:p/>
        </draw:path>
        <draw:path draw:style-name="gr3" draw:text-style-name="P2" draw:layer="layout" svg:width="0.1cm" svg:height="0.1cm" svg:x="16.505cm" svg:y="12.243cm" svg:viewBox="0 0 101 101" svg:d="M0 51c0-29 23-51 52-51 27 0 49 22 49 51 0 28-22 50-49 50-29 0-52-22-52-50z">
          <text:p/>
        </draw:path>
        <draw:path draw:style-name="gr3" draw:text-style-name="P2" draw:layer="layout" svg:width="0.1cm" svg:height="0.1cm" svg:x="16.505cm" svg:y="12.497cm" svg:viewBox="0 0 101 101" svg:d="M0 50c0-28 23-50 52-50 27 0 49 22 49 50 0 29-22 51-49 51-29 0-52-22-52-51z">
          <text:p/>
        </draw:path>
        <draw:path draw:style-name="gr3" draw:text-style-name="P2" draw:layer="layout" svg:width="0.1cm" svg:height="0.1cm" svg:x="16.505cm" svg:y="12.751cm" svg:viewBox="0 0 101 101" svg:d="M0 51c0-28 23-51 52-51 27 0 49 23 49 51s-22 50-49 50c-29 0-52-22-52-50z">
          <text:p/>
        </draw:path>
        <draw:path draw:style-name="gr3" draw:text-style-name="P2" draw:layer="layout" svg:width="0.1cm" svg:height="0.1cm" svg:x="17.267cm" svg:y="12.751cm" svg:viewBox="0 0 101 101" svg:d="M0 51c0-28 23-51 51-51s50 23 50 51-22 50-50 50-51-22-51-50z">
          <text:p/>
        </draw:path>
        <draw:path draw:style-name="gr3" draw:text-style-name="P2" draw:layer="layout" svg:width="0.1cm" svg:height="0.1cm" svg:x="17.267cm" svg:y="12.497cm" svg:viewBox="0 0 101 101" svg:d="M0 50c0-28 23-50 51-50s50 22 50 50c0 29-22 51-50 51s-51-22-51-51z">
          <text:p/>
        </draw:path>
        <draw:path draw:style-name="gr3" draw:text-style-name="P2" draw:layer="layout" svg:width="0.1cm" svg:height="0.1cm" svg:x="17.267cm" svg:y="12.243cm" svg:viewBox="0 0 101 101" svg:d="M0 51c0-29 23-51 51-51s50 22 50 51c0 28-22 50-50 50s-51-22-51-50z">
          <text:p/>
        </draw:path>
        <draw:path draw:style-name="gr3" draw:text-style-name="P2" draw:layer="layout" svg:width="0.1cm" svg:height="0.1cm" svg:x="17.267cm" svg:y="11.989cm" svg:viewBox="0 0 101 101" svg:d="M0 50c0-28 23-50 51-50s50 22 50 50-22 51-50 51-51-23-51-51z">
          <text:p/>
        </draw:path>
        <draw:path draw:style-name="gr3" draw:text-style-name="P2" draw:layer="layout" svg:width="0.1cm" svg:height="0.1cm" svg:x="15.945cm" svg:y="11.05cm" svg:viewBox="0 0 101 101" svg:d="M0 51c0-29 24-51 52-51 27 0 49 22 49 51 0 28-22 50-49 50-28 0-52-22-52-50z">
          <text:p/>
        </draw:path>
        <draw:path draw:style-name="gr3" draw:text-style-name="P2" draw:layer="layout" svg:width="0.1cm" svg:height="0.1cm" svg:x="15.905cm" svg:y="12.833cm" svg:viewBox="0 0 101 101" svg:d="M0 51c0-29 23-51 52-51 27 0 49 22 49 51 0 28-22 50-49 50-29 0-52-22-52-50z">
          <text:p/>
        </draw:path>
        <draw:path draw:style-name="gr9" draw:text-style-name="P3" draw:layer="layout" svg:width="0.1cm" svg:height="0.1cm" svg:x="18.118cm" svg:y="11.592cm" svg:viewBox="0 0 101 101" svg:d="M0 50c0-28 23-50 50-50 28 0 51 22 51 50s-23 51-51 51c-27 0-50-23-50-51z">
          <text:p/>
        </draw:path>
        <draw:path draw:style-name="gr9" draw:text-style-name="P3" draw:layer="layout" svg:width="0.1cm" svg:height="0.1cm" svg:x="17.356cm" svg:y="11.592cm" svg:viewBox="0 0 101 101" svg:d="M0 50c0-28 22-50 49-50 28 0 52 22 52 50s-24 51-52 51c-27 0-49-23-49-51z">
          <text:p/>
        </draw:path>
        <draw:path draw:style-name="gr9" draw:text-style-name="P3" draw:layer="layout" svg:width="0.1cm" svg:height="0.1cm" svg:x="17.137cm" svg:y="11.05cm" svg:viewBox="0 0 101 101" svg:d="M0 51c0-29 23-51 50-51 28 0 51 22 51 51 0 28-23 50-51 50-27 0-50-22-50-50z">
          <text:p/>
        </draw:path>
        <draw:path draw:style-name="gr9" draw:text-style-name="P3" draw:layer="layout" svg:width="0.1cm" svg:height="0.1cm" svg:x="16.886cm" svg:y="11.05cm" svg:viewBox="0 0 101 101" svg:d="M0 51c0-29 23-51 51-51s50 22 50 51c0 28-22 50-50 50s-51-22-51-50z">
          <text:p/>
        </draw:path>
        <draw:path draw:style-name="gr9" draw:text-style-name="P3" draw:layer="layout" svg:width="0.1cm" svg:height="0.1cm" svg:x="16.637cm" svg:y="11.05cm" svg:viewBox="0 0 101 101" svg:d="M0 51c0-29 23-51 50-51 28 0 51 22 51 51 0 28-23 50-51 50-27 0-50-22-50-50z">
          <text:p/>
        </draw:path>
        <draw:path draw:style-name="gr9" draw:text-style-name="P3" draw:layer="layout" svg:width="0.1cm" svg:height="0.1cm" svg:x="15.183cm" svg:y="11.909cm" svg:viewBox="0 0 101 101" svg:d="M0 50c0-28 23-50 51-50 27 0 50 22 50 50 0 29-23 51-50 51-28 0-51-22-51-51z">
          <text:p/>
        </draw:path>
        <draw:path draw:style-name="gr9" draw:text-style-name="P3" draw:layer="layout" svg:width="0.1cm" svg:height="0.1cm" svg:x="15.945cm" svg:y="11.909cm" svg:viewBox="0 0 101 101" svg:d="M0 50c0-28 24-50 52-50 27 0 49 22 49 50 0 29-22 51-49 51-28 0-52-22-52-51z">
          <text:p/>
        </draw:path>
        <draw:path draw:style-name="gr9" draw:text-style-name="P3" draw:layer="layout" svg:width="0.1cm" svg:height="0.1cm" svg:x="15.183cm" svg:y="12.833cm" svg:viewBox="0 0 101 101" svg:d="M0 51c0-29 23-51 51-51 27 0 50 22 50 51 0 28-23 50-50 50-28 0-51-22-51-50z">
          <text:p/>
        </draw:path>
        <draw:path draw:style-name="gr9" draw:text-style-name="P3" draw:layer="layout" svg:width="0.1cm" svg:height="0.1cm" svg:x="15.437cm" svg:y="12.833cm" svg:viewBox="0 0 101 101" svg:d="M0 51c0-29 23-51 52-51 27 0 49 22 49 51 0 28-22 50-49 50-29 0-52-22-52-50z">
          <text:p/>
        </draw:path>
        <draw:path draw:style-name="gr9" draw:text-style-name="P3" draw:layer="layout" svg:width="0.1cm" svg:height="0.1cm" svg:x="15.945cm" svg:y="12.244cm" svg:viewBox="0 0 101 101" svg:d="M0 51c0-29 24-51 52-51 27 0 49 22 49 51 0 28-22 50-49 50-28 0-52-22-52-50z">
          <text:p/>
        </draw:path>
        <draw:path draw:style-name="gr9" draw:text-style-name="P3" draw:layer="layout" svg:width="0.1cm" svg:height="0.1cm" svg:x="15.945cm" svg:y="12.494cm" svg:viewBox="0 0 101 101" svg:d="M0 50c0-28 24-50 52-50 27 0 49 22 49 50 0 29-22 51-49 51-28 0-52-22-52-51z">
          <text:p/>
        </draw:path>
        <draw:path draw:style-name="gr9" draw:text-style-name="P3" draw:layer="layout" svg:width="0.1cm" svg:height="0.1cm" svg:x="17.688cm" svg:y="11.05cm" svg:viewBox="0 0 101 101" svg:d="M0 51c0-29 23-51 52-51 27 0 49 22 49 51 0 28-22 50-49 50-29 0-52-22-52-50z">
          <text:p/>
        </draw:path>
        <draw:path draw:style-name="gr9" draw:text-style-name="P3" draw:layer="layout" svg:width="0.1cm" svg:height="0.1cm" svg:x="16.505cm" svg:y="11.989cm" svg:viewBox="0 0 101 101" svg:d="M0 50c0-28 23-50 52-50 27 0 49 22 49 50s-22 51-49 51c-29 0-52-23-52-51z">
          <text:p/>
        </draw:path>
        <draw:path draw:style-name="gr9" draw:text-style-name="P3" draw:layer="layout" svg:width="0.1cm" svg:height="0.1cm" svg:x="16.505cm" svg:y="12.243cm" svg:viewBox="0 0 101 101" svg:d="M0 51c0-29 23-51 52-51 27 0 49 22 49 51 0 28-22 50-49 50-29 0-52-22-52-50z">
          <text:p/>
        </draw:path>
        <draw:path draw:style-name="gr9" draw:text-style-name="P3" draw:layer="layout" svg:width="0.1cm" svg:height="0.1cm" svg:x="16.505cm" svg:y="12.497cm" svg:viewBox="0 0 101 101" svg:d="M0 50c0-28 23-50 52-50 27 0 49 22 49 50 0 29-22 51-49 51-29 0-52-22-52-51z">
          <text:p/>
        </draw:path>
        <draw:path draw:style-name="gr9" draw:text-style-name="P3" draw:layer="layout" svg:width="0.1cm" svg:height="0.1cm" svg:x="16.505cm" svg:y="12.751cm" svg:viewBox="0 0 101 101" svg:d="M0 51c0-28 23-51 52-51 27 0 49 23 49 51s-22 50-49 50c-29 0-52-22-52-50z">
          <text:p/>
        </draw:path>
        <draw:path draw:style-name="gr9" draw:text-style-name="P3" draw:layer="layout" svg:width="0.1cm" svg:height="0.1cm" svg:x="17.267cm" svg:y="12.751cm" svg:viewBox="0 0 101 101" svg:d="M0 51c0-28 23-51 51-51s50 23 50 51-22 50-50 50-51-22-51-50z">
          <text:p/>
        </draw:path>
        <draw:path draw:style-name="gr9" draw:text-style-name="P3" draw:layer="layout" svg:width="0.1cm" svg:height="0.1cm" svg:x="17.267cm" svg:y="12.497cm" svg:viewBox="0 0 101 101" svg:d="M0 50c0-28 23-50 51-50s50 22 50 50c0 29-22 51-50 51s-51-22-51-51z">
          <text:p/>
        </draw:path>
        <draw:path draw:style-name="gr9" draw:text-style-name="P3" draw:layer="layout" svg:width="0.1cm" svg:height="0.1cm" svg:x="17.267cm" svg:y="12.243cm" svg:viewBox="0 0 101 101" svg:d="M0 51c0-29 23-51 51-51s50 22 50 51c0 28-22 50-50 50s-51-22-51-50z">
          <text:p/>
        </draw:path>
        <draw:path draw:style-name="gr9" draw:text-style-name="P3" draw:layer="layout" svg:width="0.1cm" svg:height="0.1cm" svg:x="17.267cm" svg:y="11.989cm" svg:viewBox="0 0 101 101" svg:d="M0 50c0-28 23-50 51-50s50 22 50 50-22 51-50 51-51-23-51-51z">
          <text:p/>
        </draw:path>
        <draw:path draw:style-name="gr9" draw:text-style-name="P3" draw:layer="layout" svg:width="0.1cm" svg:height="0.1cm" svg:x="15.945cm" svg:y="11.05cm" svg:viewBox="0 0 101 101" svg:d="M0 51c0-29 24-51 52-51 27 0 49 22 49 51 0 28-22 50-49 50-28 0-52-22-52-50z">
          <text:p/>
        </draw:path>
        <draw:path draw:style-name="gr9" draw:text-style-name="P3" draw:layer="layout" svg:width="0.1cm" svg:height="0.1cm" svg:x="15.905cm" svg:y="12.833cm" svg:viewBox="0 0 101 101" svg:d="M0 51c0-29 23-51 52-51 27 0 49 22 49 51 0 28-22 50-49 50-29 0-52-22-52-50z">
          <text:p/>
        </draw:path>
        <draw:line draw:style-name="gr1" draw:text-style-name="P1" draw:layer="layout" svg:x1="3.304cm" svg:y1="18.059cm" svg:x2="3.304cm" svg:y2="18.139cm">
          <text:p/>
        </draw:line>
        <draw:line draw:style-name="gr1" draw:text-style-name="P1" draw:layer="layout" svg:x1="3.333cm" svg:y1="18.013cm" svg:x2="3.363cm" svg:y2="18.1cm">
          <text:p/>
        </draw:line>
        <draw:line draw:style-name="gr1" draw:text-style-name="P1" draw:layer="layout" svg:x1="3.362cm" svg:y1="18.099cm" svg:x2="3.287cm" svg:y2="18.099cm">
          <text:p/>
        </draw:line>
        <draw:line draw:style-name="gr1" draw:text-style-name="P1" draw:layer="layout" svg:x1="3.253cm" svg:y1="18.019cm" svg:x2="3.173cm" svg:y2="18.019cm">
          <text:p/>
        </draw:line>
        <draw:line draw:style-name="gr1" draw:text-style-name="P1" draw:layer="layout" svg:x1="3.173cm" svg:y1="18.019cm" svg:x2="3.225cm" svg:y2="18.14cm">
          <text:p/>
        </draw:line>
        <draw:line draw:style-name="gr1" draw:text-style-name="P1" draw:layer="layout" svg:x1="3.104cm" svg:y1="18.019cm" svg:x2="3.093cm" svg:y2="18.019cm">
          <text:p/>
        </draw:line>
        <draw:line draw:style-name="gr1" draw:text-style-name="P1" draw:layer="layout" svg:x1="3.094cm" svg:y1="18.019cm" svg:x2="3.082cm" svg:y2="18.026cm">
          <text:p/>
        </draw:line>
        <draw:line draw:style-name="gr1" draw:text-style-name="P1" draw:layer="layout" svg:x1="3.083cm" svg:y1="18.025cm" svg:x2="3.076cm" svg:y2="18.033cm">
          <text:p/>
        </draw:line>
        <draw:line draw:style-name="gr1" draw:text-style-name="P1" draw:layer="layout" svg:x1="3.078cm" svg:y1="18.031cm" svg:x2="3.07cm" svg:y2="18.043cm">
          <text:p/>
        </draw:line>
        <draw:line draw:style-name="gr1" draw:text-style-name="P1" draw:layer="layout" svg:x1="3.071cm" svg:y1="18.042cm" svg:x2="3.064cm" svg:y2="18.066cm">
          <text:p/>
        </draw:line>
        <draw:line draw:style-name="gr1" draw:text-style-name="P1" draw:layer="layout" svg:x1="3.064cm" svg:y1="18.065cm" svg:x2="3.064cm" svg:y2="18.093cm">
          <text:p/>
        </draw:line>
        <draw:line draw:style-name="gr1" draw:text-style-name="P1" draw:layer="layout" svg:x1="3.064cm" svg:y1="18.093cm" svg:x2="3.071cm" svg:y2="18.117cm">
          <text:p/>
        </draw:line>
        <draw:line draw:style-name="gr1" draw:text-style-name="P1" draw:layer="layout" svg:x1="3.07cm" svg:y1="18.116cm" svg:x2="3.078cm" svg:y2="18.129cm">
          <text:p/>
        </draw:line>
        <draw:line draw:style-name="gr1" draw:text-style-name="P1" draw:layer="layout" svg:x1="3.076cm" svg:y1="18.128cm" svg:x2="3.083cm" svg:y2="18.134cm">
          <text:p/>
        </draw:line>
        <draw:line draw:style-name="gr1" draw:text-style-name="P1" draw:layer="layout" svg:x1="3.082cm" svg:y1="18.133cm" svg:x2="3.094cm" svg:y2="18.14cm">
          <text:p/>
        </draw:line>
        <draw:line draw:style-name="gr1" draw:text-style-name="P1" draw:layer="layout" svg:x1="3.093cm" svg:y1="18.139cm" svg:x2="3.104cm" svg:y2="18.139cm">
          <text:p/>
        </draw:line>
        <draw:line draw:style-name="gr1" draw:text-style-name="P1" draw:layer="layout" svg:x1="3.104cm" svg:y1="18.14cm" svg:x2="3.117cm" svg:y2="18.133cm">
          <text:p/>
        </draw:line>
        <draw:line draw:style-name="gr1" draw:text-style-name="P1" draw:layer="layout" svg:x1="3.116cm" svg:y1="18.134cm" svg:x2="3.123cm" svg:y2="18.128cm">
          <text:p/>
        </draw:line>
        <draw:line draw:style-name="gr1" draw:text-style-name="P1" draw:layer="layout" svg:x1="3.122cm" svg:y1="18.129cm" svg:x2="3.128cm" svg:y2="18.116cm">
          <text:p/>
        </draw:line>
        <draw:line draw:style-name="gr1" draw:text-style-name="P1" draw:layer="layout" svg:x1="3.127cm" svg:y1="18.117cm" svg:x2="3.134cm" svg:y2="18.093cm">
          <text:p/>
        </draw:line>
        <draw:line draw:style-name="gr1" draw:text-style-name="P1" draw:layer="layout" svg:x1="3.133cm" svg:y1="18.093cm" svg:x2="3.133cm" svg:y2="18.065cm">
          <text:p/>
        </draw:line>
        <draw:line draw:style-name="gr1" draw:text-style-name="P1" draw:layer="layout" svg:x1="3.134cm" svg:y1="18.066cm" svg:x2="3.127cm" svg:y2="18.042cm">
          <text:p/>
        </draw:line>
        <draw:line draw:style-name="gr1" draw:text-style-name="P1" draw:layer="layout" svg:x1="3.128cm" svg:y1="18.043cm" svg:x2="3.122cm" svg:y2="18.031cm">
          <text:p/>
        </draw:line>
        <draw:line draw:style-name="gr1" draw:text-style-name="P1" draw:layer="layout" svg:x1="3.123cm" svg:y1="18.033cm" svg:x2="3.116cm" svg:y2="18.025cm">
          <text:p/>
        </draw:line>
        <draw:line draw:style-name="gr1" draw:text-style-name="P1" draw:layer="layout" svg:x1="3.117cm" svg:y1="18.026cm" svg:x2="3.104cm" svg:y2="18.019cm">
          <text:p/>
        </draw:line>
        <draw:line draw:style-name="gr1" draw:text-style-name="P1" draw:layer="layout" svg:x1="2.996cm" svg:y1="18.14cm" svg:x2="3.008cm" svg:y2="18.133cm">
          <text:p/>
        </draw:line>
        <draw:line draw:style-name="gr1" draw:text-style-name="P1" draw:layer="layout" svg:x1="3.007cm" svg:y1="18.134cm" svg:x2="3.014cm" svg:y2="18.128cm">
          <text:p/>
        </draw:line>
        <draw:line draw:style-name="gr1" draw:text-style-name="P1" draw:layer="layout" svg:x1="3.013cm" svg:y1="18.129cm" svg:x2="3.02cm" svg:y2="18.116cm">
          <text:p/>
        </draw:line>
        <draw:line draw:style-name="gr1" draw:text-style-name="P1" draw:layer="layout" svg:x1="3.019cm" svg:y1="18.116cm" svg:x2="3.019cm" svg:y2="18.082cm">
          <text:p/>
        </draw:line>
        <draw:line draw:style-name="gr1" draw:text-style-name="P1" draw:layer="layout" svg:x1="3.02cm" svg:y1="18.083cm" svg:x2="3.013cm" svg:y2="18.071cm">
          <text:p/>
        </draw:line>
        <draw:line draw:style-name="gr1" draw:text-style-name="P1" draw:layer="layout" svg:x1="3.014cm" svg:y1="18.073cm" svg:x2="3.007cm" svg:y2="18.065cm">
          <text:p/>
        </draw:line>
        <draw:line draw:style-name="gr1" draw:text-style-name="P1" draw:layer="layout" svg:x1="3.008cm" svg:y1="18.066cm" svg:x2="2.996cm" svg:y2="18.059cm">
          <text:p/>
        </draw:line>
        <draw:line draw:style-name="gr1" draw:text-style-name="P1" draw:layer="layout" svg:x1="2.996cm" svg:y1="18.059cm" svg:x2="2.979cm" svg:y2="18.059cm">
          <text:p/>
        </draw:line>
        <draw:line draw:style-name="gr1" draw:text-style-name="P1" draw:layer="layout" svg:x1="2.98cm" svg:y1="18.059cm" svg:x2="2.967cm" svg:y2="18.066cm">
          <text:p/>
        </draw:line>
        <draw:line draw:style-name="gr1" draw:text-style-name="P1" draw:layer="layout" svg:x1="2.968cm" svg:y1="18.065cm" svg:x2="2.962cm" svg:y2="18.073cm">
          <text:p/>
        </draw:line>
        <draw:line draw:style-name="gr1" draw:text-style-name="P1" draw:layer="layout" svg:x1="2.963cm" svg:y1="18.071cm" svg:x2="2.956cm" svg:y2="18.083cm">
          <text:p/>
        </draw:line>
        <draw:line draw:style-name="gr1" draw:text-style-name="P1" draw:layer="layout" svg:x1="2.956cm" svg:y1="18.082cm" svg:x2="2.956cm" svg:y2="18.116cm">
          <text:p/>
        </draw:line>
        <draw:line draw:style-name="gr1" draw:text-style-name="P1" draw:layer="layout" svg:x1="2.956cm" svg:y1="18.116cm" svg:x2="2.963cm" svg:y2="18.129cm">
          <text:p/>
        </draw:line>
        <draw:line draw:style-name="gr1" draw:text-style-name="P1" draw:layer="layout" svg:x1="2.962cm" svg:y1="18.128cm" svg:x2="2.968cm" svg:y2="18.134cm">
          <text:p/>
        </draw:line>
        <draw:line draw:style-name="gr1" draw:text-style-name="P1" draw:layer="layout" svg:x1="2.967cm" svg:y1="18.133cm" svg:x2="2.98cm" svg:y2="18.14cm">
          <text:p/>
        </draw:line>
        <draw:line draw:style-name="gr1" draw:text-style-name="P1" draw:layer="layout" svg:x1="2.979cm" svg:y1="18.139cm" svg:x2="2.996cm" svg:y2="18.139cm">
          <text:p/>
        </draw:line>
        <draw:line draw:style-name="gr1" draw:text-style-name="P1" draw:layer="layout" svg:x1="2.904cm" svg:y1="18.139cm" svg:x2="2.904cm" svg:y2="18.019cm">
          <text:p/>
        </draw:line>
        <draw:line draw:style-name="gr1" draw:text-style-name="P1" draw:layer="layout" svg:x1="2.853cm" svg:y1="18.139cm" svg:x2="2.853cm" svg:y2="18.076cm">
          <text:p/>
        </draw:line>
        <draw:line draw:style-name="gr1" draw:text-style-name="P1" draw:layer="layout" svg:x1="2.853cm" svg:y1="18.077cm" svg:x2="2.86cm" svg:y2="18.065cm">
          <text:p/>
        </draw:line>
        <draw:line draw:style-name="gr1" draw:text-style-name="P1" draw:layer="layout" svg:x1="2.859cm" svg:y1="18.066cm" svg:x2="2.871cm" svg:y2="18.059cm">
          <text:p/>
        </draw:line>
        <draw:line draw:style-name="gr1" draw:text-style-name="P1" draw:layer="layout" svg:x1="2.87cm" svg:y1="18.059cm" svg:x2="2.887cm" svg:y2="18.059cm">
          <text:p/>
        </draw:line>
        <draw:line draw:style-name="gr1" draw:text-style-name="P1" draw:layer="layout" svg:x1="2.887cm" svg:y1="18.059cm" svg:x2="2.9cm" svg:y2="18.066cm">
          <text:p/>
        </draw:line>
        <draw:line draw:style-name="gr1" draw:text-style-name="P1" draw:layer="layout" svg:x1="2.899cm" svg:y1="18.065cm" svg:x2="2.905cm" svg:y2="18.073cm">
          <text:p/>
        </draw:line>
        <draw:line draw:style-name="gr1" draw:text-style-name="P1" draw:layer="layout" svg:x1="2.796cm" svg:y1="18.139cm" svg:x2="2.796cm" svg:y2="18.059cm">
          <text:p/>
        </draw:line>
        <draw:line draw:style-name="gr1" draw:text-style-name="P1" draw:layer="layout" svg:x1="2.798cm" svg:y1="18.073cm" svg:x2="2.79cm" svg:y2="18.065cm">
          <text:p/>
        </draw:line>
        <draw:line draw:style-name="gr1" draw:text-style-name="P1" draw:layer="layout" svg:x1="2.791cm" svg:y1="18.066cm" svg:x2="2.779cm" svg:y2="18.059cm">
          <text:p/>
        </draw:line>
        <draw:line draw:style-name="gr1" draw:text-style-name="P1" draw:layer="layout" svg:x1="2.779cm" svg:y1="18.059cm" svg:x2="2.762cm" svg:y2="18.059cm">
          <text:p/>
        </draw:line>
        <draw:line draw:style-name="gr1" draw:text-style-name="P1" draw:layer="layout" svg:x1="2.763cm" svg:y1="18.059cm" svg:x2="2.75cm" svg:y2="18.066cm">
          <text:p/>
        </draw:line>
        <draw:line draw:style-name="gr1" draw:text-style-name="P1" draw:layer="layout" svg:x1="2.751cm" svg:y1="18.065cm" svg:x2="2.745cm" svg:y2="18.077cm">
          <text:p/>
        </draw:line>
        <draw:line draw:style-name="gr1" draw:text-style-name="P1" draw:layer="layout" svg:x1="2.745cm" svg:y1="18.076cm" svg:x2="2.745cm" svg:y2="18.139cm">
          <text:p/>
        </draw:line>
        <draw:line draw:style-name="gr1" draw:text-style-name="P1" draw:layer="layout" svg:x1="2.746cm" svg:y1="18.077cm" svg:x2="2.739cm" svg:y2="18.065cm">
          <text:p/>
        </draw:line>
        <draw:line draw:style-name="gr1" draw:text-style-name="P1" draw:layer="layout" svg:x1="2.741cm" svg:y1="18.066cm" svg:x2="2.727cm" svg:y2="18.059cm">
          <text:p/>
        </draw:line>
        <draw:line draw:style-name="gr1" draw:text-style-name="P1" draw:layer="layout" svg:x1="2.727cm" svg:y1="18.059cm" svg:x2="2.71cm" svg:y2="18.059cm">
          <text:p/>
        </draw:line>
        <draw:line draw:style-name="gr1" draw:text-style-name="P1" draw:layer="layout" svg:x1="2.711cm" svg:y1="18.059cm" svg:x2="2.699cm" svg:y2="18.066cm">
          <text:p/>
        </draw:line>
        <draw:line draw:style-name="gr1" draw:text-style-name="P1" draw:layer="layout" svg:x1="2.7cm" svg:y1="18.065cm" svg:x2="2.693cm" svg:y2="18.077cm">
          <text:p/>
        </draw:line>
        <draw:line draw:style-name="gr1" draw:text-style-name="P1" draw:layer="layout" svg:x1="2.693cm" svg:y1="18.076cm" svg:x2="2.693cm" svg:y2="18.139cm">
          <text:p/>
        </draw:line>
        <draw:polygon draw:style-name="gr2" draw:text-style-name="P1" draw:layer="layout" svg:width="0.813cm" svg:height="0.249cm" svg:x="2.618cm" svg:y="17.925cm" svg:viewBox="0 0 814 250" draw:points="0,0 814,0 814,250 0,250">
          <text:p/>
        </draw:polygon>
        <draw:line draw:style-name="gr1" draw:text-style-name="P1" draw:layer="layout" svg:x1="3.818cm" svg:y1="19.744cm" svg:x2="3.796cm" svg:y2="19.744cm">
          <text:p/>
        </draw:line>
        <draw:line draw:style-name="gr1" draw:text-style-name="P1" draw:layer="layout" svg:x1="3.797cm" svg:y1="19.744cm" svg:x2="3.784cm" svg:y2="19.75cm">
          <text:p/>
        </draw:line>
        <draw:line draw:style-name="gr1" draw:text-style-name="P1" draw:layer="layout" svg:x1="3.785cm" svg:y1="19.749cm" svg:x2="3.773cm" svg:y2="19.762cm">
          <text:p/>
        </draw:line>
        <draw:line draw:style-name="gr1" draw:text-style-name="P1" draw:layer="layout" svg:x1="3.774cm" svg:y1="19.761cm" svg:x2="3.767cm" svg:y2="19.785cm">
          <text:p/>
        </draw:line>
        <draw:line draw:style-name="gr1" draw:text-style-name="P1" draw:layer="layout" svg:x1="3.767cm" svg:y1="19.784cm" svg:x2="3.767cm" svg:y2="19.824cm">
          <text:p/>
        </draw:line>
        <draw:line draw:style-name="gr1" draw:text-style-name="P1" draw:layer="layout" svg:x1="3.767cm" svg:y1="19.824cm" svg:x2="3.774cm" svg:y2="19.848cm">
          <text:p/>
        </draw:line>
        <draw:line draw:style-name="gr1" draw:text-style-name="P1" draw:layer="layout" svg:x1="3.773cm" svg:y1="19.847cm" svg:x2="3.785cm" svg:y2="19.859cm">
          <text:p/>
        </draw:line>
        <draw:line draw:style-name="gr1" draw:text-style-name="P1" draw:layer="layout" svg:x1="3.784cm" svg:y1="19.858cm" svg:x2="3.797cm" svg:y2="19.865cm">
          <text:p/>
        </draw:line>
        <draw:line draw:style-name="gr1" draw:text-style-name="P1" draw:layer="layout" svg:x1="3.796cm" svg:y1="19.864cm" svg:x2="3.818cm" svg:y2="19.864cm">
          <text:p/>
        </draw:line>
        <draw:line draw:style-name="gr1" draw:text-style-name="P1" draw:layer="layout" svg:x1="3.818cm" svg:y1="19.865cm" svg:x2="3.831cm" svg:y2="19.858cm">
          <text:p/>
        </draw:line>
        <draw:line draw:style-name="gr1" draw:text-style-name="P1" draw:layer="layout" svg:x1="3.83cm" svg:y1="19.859cm" svg:x2="3.842cm" svg:y2="19.847cm">
          <text:p/>
        </draw:line>
        <draw:line draw:style-name="gr1" draw:text-style-name="P1" draw:layer="layout" svg:x1="3.841cm" svg:y1="19.848cm" svg:x2="3.848cm" svg:y2="19.824cm">
          <text:p/>
        </draw:line>
        <draw:line draw:style-name="gr1" draw:text-style-name="P1" draw:layer="layout" svg:x1="3.847cm" svg:y1="19.824cm" svg:x2="3.847cm" svg:y2="19.784cm">
          <text:p/>
        </draw:line>
        <draw:line draw:style-name="gr1" draw:text-style-name="P1" draw:layer="layout" svg:x1="3.848cm" svg:y1="19.785cm" svg:x2="3.841cm" svg:y2="19.761cm">
          <text:p/>
        </draw:line>
        <draw:line draw:style-name="gr1" draw:text-style-name="P1" draw:layer="layout" svg:x1="3.842cm" svg:y1="19.762cm" svg:x2="3.83cm" svg:y2="19.749cm">
          <text:p/>
        </draw:line>
        <draw:line draw:style-name="gr1" draw:text-style-name="P1" draw:layer="layout" svg:x1="3.831cm" svg:y1="19.75cm" svg:x2="3.818cm" svg:y2="19.744cm">
          <text:p/>
        </draw:line>
        <draw:line draw:style-name="gr1" draw:text-style-name="P1" draw:layer="layout" svg:x1="3.716cm" svg:y1="19.744cm" svg:x2="3.716cm" svg:y2="19.841cm">
          <text:p/>
        </draw:line>
        <draw:line draw:style-name="gr1" draw:text-style-name="P1" draw:layer="layout" svg:x1="3.718cm" svg:y1="19.841cm" svg:x2="3.71cm" svg:y2="19.853cm">
          <text:p/>
        </draw:line>
        <draw:line draw:style-name="gr1" draw:text-style-name="P1" draw:layer="layout" svg:x1="3.711cm" svg:y1="19.852cm" svg:x2="3.704cm" svg:y2="19.859cm">
          <text:p/>
        </draw:line>
        <draw:line draw:style-name="gr1" draw:text-style-name="P1" draw:layer="layout" svg:x1="3.705cm" svg:y1="19.858cm" svg:x2="3.693cm" svg:y2="19.865cm">
          <text:p/>
        </draw:line>
        <draw:line draw:style-name="gr1" draw:text-style-name="P1" draw:layer="layout" svg:x1="3.693cm" svg:y1="19.864cm" svg:x2="3.67cm" svg:y2="19.864cm">
          <text:p/>
        </draw:line>
        <draw:line draw:style-name="gr1" draw:text-style-name="P1" draw:layer="layout" svg:x1="3.671cm" svg:y1="19.865cm" svg:x2="3.659cm" svg:y2="19.858cm">
          <text:p/>
        </draw:line>
        <draw:line draw:style-name="gr1" draw:text-style-name="P1" draw:layer="layout" svg:x1="3.66cm" svg:y1="19.859cm" svg:x2="3.653cm" svg:y2="19.852cm">
          <text:p/>
        </draw:line>
        <draw:line draw:style-name="gr1" draw:text-style-name="P1" draw:layer="layout" svg:x1="3.654cm" svg:y1="19.853cm" svg:x2="3.647cm" svg:y2="19.841cm">
          <text:p/>
        </draw:line>
        <draw:line draw:style-name="gr1" draw:text-style-name="P1" draw:layer="layout" svg:x1="3.647cm" svg:y1="19.841cm" svg:x2="3.647cm" svg:y2="19.744cm">
          <text:p/>
        </draw:line>
        <draw:line draw:style-name="gr1" draw:text-style-name="P1" draw:layer="layout" svg:x1="3.607cm" svg:y1="19.744cm" svg:x2="3.539cm" svg:y2="19.744cm">
          <text:p/>
        </draw:line>
        <draw:line draw:style-name="gr1" draw:text-style-name="P1" draw:layer="layout" svg:x1="3.573cm" svg:y1="19.864cm" svg:x2="3.573cm" svg:y2="19.744cm">
          <text:p/>
        </draw:line>
        <draw:polygon draw:style-name="gr2" draw:text-style-name="P1" draw:layer="layout" svg:width="0.529cm" svg:height="0.25cm" svg:x="3.434cm" svg:y="19.649cm" svg:viewBox="0 0 530 251" draw:points="0,0 530,0 530,251 0,251">
          <text:p/>
        </draw:polygon>
        <draw:line draw:style-name="gr1" draw:text-style-name="P1" draw:layer="layout" svg:x1="5.418cm" svg:y1="17.042cm" svg:x2="5.418cm" svg:y2="17.099cm">
          <text:p/>
        </draw:line>
        <draw:line draw:style-name="gr1" draw:text-style-name="P1" draw:layer="layout" svg:x1="5.419cm" svg:y1="17.099cm" svg:x2="5.361cm" svg:y2="17.105cm">
          <text:p/>
        </draw:line>
        <draw:line draw:style-name="gr1" draw:text-style-name="P1" draw:layer="layout" svg:x1="5.361cm" svg:y1="17.105cm" svg:x2="5.368cm" svg:y2="17.099cm">
          <text:p/>
        </draw:line>
        <draw:line draw:style-name="gr1" draw:text-style-name="P1" draw:layer="layout" svg:x1="5.367cm" svg:y1="17.1cm" svg:x2="5.374cm" svg:y2="17.087cm">
          <text:p/>
        </draw:line>
        <draw:line draw:style-name="gr1" draw:text-style-name="P1" draw:layer="layout" svg:x1="5.373cm" svg:y1="17.087cm" svg:x2="5.373cm" svg:y2="17.059cm">
          <text:p/>
        </draw:line>
        <draw:line draw:style-name="gr1" draw:text-style-name="P1" draw:layer="layout" svg:x1="5.374cm" svg:y1="17.06cm" svg:x2="5.367cm" svg:y2="17.047cm">
          <text:p/>
        </draw:line>
        <draw:line draw:style-name="gr1" draw:text-style-name="P1" draw:layer="layout" svg:x1="5.368cm" svg:y1="17.048cm" svg:x2="5.361cm" svg:y2="17.042cm">
          <text:p/>
        </draw:line>
        <draw:line draw:style-name="gr1" draw:text-style-name="P1" draw:layer="layout" svg:x1="5.362cm" svg:y1="17.043cm" svg:x2="5.35cm" svg:y2="17.036cm">
          <text:p/>
        </draw:line>
        <draw:line draw:style-name="gr1" draw:text-style-name="P1" draw:layer="layout" svg:x1="5.35cm" svg:y1="17.036cm" svg:x2="5.321cm" svg:y2="17.036cm">
          <text:p/>
        </draw:line>
        <draw:line draw:style-name="gr1" draw:text-style-name="P1" draw:layer="layout" svg:x1="5.322cm" svg:y1="17.036cm" svg:x2="5.31cm" svg:y2="17.043cm">
          <text:p/>
        </draw:line>
        <draw:line draw:style-name="gr1" draw:text-style-name="P1" draw:layer="layout" svg:x1="5.311cm" svg:y1="17.042cm" svg:x2="5.304cm" svg:y2="17.048cm">
          <text:p/>
        </draw:line>
        <draw:line draw:style-name="gr1" draw:text-style-name="P1" draw:layer="layout" svg:x1="5.305cm" svg:y1="17.047cm" svg:x2="5.298cm" svg:y2="17.06cm">
          <text:p/>
        </draw:line>
        <draw:line draw:style-name="gr1" draw:text-style-name="P1" draw:layer="layout" svg:x1="5.298cm" svg:y1="17.059cm" svg:x2="5.298cm" svg:y2="17.087cm">
          <text:p/>
        </draw:line>
        <draw:line draw:style-name="gr1" draw:text-style-name="P1" draw:layer="layout" svg:x1="5.298cm" svg:y1="17.087cm" svg:x2="5.305cm" svg:y2="17.1cm">
          <text:p/>
        </draw:line>
        <draw:line draw:style-name="gr1" draw:text-style-name="P1" draw:layer="layout" svg:x1="5.304cm" svg:y1="17.099cm" svg:x2="5.311cm" svg:y2="17.105cm">
          <text:p/>
        </draw:line>
        <draw:line draw:style-name="gr1" draw:text-style-name="P1" draw:layer="layout" svg:x1="5.379cm" svg:y1="16.997cm" svg:x2="5.298cm" svg:y2="16.967cm">
          <text:p/>
        </draw:line>
        <draw:line draw:style-name="gr1" draw:text-style-name="P1" draw:layer="layout" svg:x1="5.298cm" svg:y1="16.968cm" svg:x2="5.379cm" svg:y2="16.939cm">
          <text:p/>
        </draw:line>
        <draw:polygon draw:style-name="gr2" draw:text-style-name="P1" draw:layer="layout" svg:width="0.25cm" svg:height="0.345cm" svg:x="5.263cm" svg:y="16.852cm" svg:viewBox="0 0 251 346" draw:points="0,0 251,0 251,346 0,346">
          <text:p/>
        </draw:polygon>
        <draw:line draw:style-name="gr1" draw:text-style-name="P1" draw:layer="layout" svg:x1="3.59cm" svg:y1="16.069cm" svg:x2="3.567cm" svg:y2="16.069cm">
          <text:p/>
        </draw:line>
        <draw:line draw:style-name="gr1" draw:text-style-name="P1" draw:layer="layout" svg:x1="3.568cm" svg:y1="16.069cm" svg:x2="3.556cm" svg:y2="16.075cm">
          <text:p/>
        </draw:line>
        <draw:line draw:style-name="gr1" draw:text-style-name="P1" draw:layer="layout" svg:x1="3.557cm" svg:y1="16.074cm" svg:x2="3.544cm" svg:y2="16.087cm">
          <text:p/>
        </draw:line>
        <draw:line draw:style-name="gr1" draw:text-style-name="P1" draw:layer="layout" svg:x1="3.545cm" svg:y1="16.086cm" svg:x2="3.539cm" svg:y2="16.11cm">
          <text:p/>
        </draw:line>
        <draw:line draw:style-name="gr1" draw:text-style-name="P1" draw:layer="layout" svg:x1="3.539cm" svg:y1="16.109cm" svg:x2="3.539cm" svg:y2="16.149cm">
          <text:p/>
        </draw:line>
        <draw:line draw:style-name="gr1" draw:text-style-name="P1" draw:layer="layout" svg:x1="3.539cm" svg:y1="16.149cm" svg:x2="3.545cm" svg:y2="16.173cm">
          <text:p/>
        </draw:line>
        <draw:line draw:style-name="gr1" draw:text-style-name="P1" draw:layer="layout" svg:x1="3.544cm" svg:y1="16.172cm" svg:x2="3.557cm" svg:y2="16.184cm">
          <text:p/>
        </draw:line>
        <draw:line draw:style-name="gr1" draw:text-style-name="P1" draw:layer="layout" svg:x1="3.556cm" svg:y1="16.183cm" svg:x2="3.568cm" svg:y2="16.19cm">
          <text:p/>
        </draw:line>
        <draw:line draw:style-name="gr1" draw:text-style-name="P1" draw:layer="layout" svg:x1="3.567cm" svg:y1="16.189cm" svg:x2="3.59cm" svg:y2="16.189cm">
          <text:p/>
        </draw:line>
        <draw:line draw:style-name="gr1" draw:text-style-name="P1" draw:layer="layout" svg:x1="3.59cm" svg:y1="16.19cm" svg:x2="3.602cm" svg:y2="16.183cm">
          <text:p/>
        </draw:line>
        <draw:line draw:style-name="gr1" draw:text-style-name="P1" draw:layer="layout" svg:x1="3.601cm" svg:y1="16.184cm" svg:x2="3.614cm" svg:y2="16.172cm">
          <text:p/>
        </draw:line>
        <draw:line draw:style-name="gr1" draw:text-style-name="P1" draw:layer="layout" svg:x1="3.613cm" svg:y1="16.173cm" svg:x2="3.62cm" svg:y2="16.149cm">
          <text:p/>
        </draw:line>
        <draw:line draw:style-name="gr1" draw:text-style-name="P1" draw:layer="layout" svg:x1="3.619cm" svg:y1="16.149cm" svg:x2="3.619cm" svg:y2="16.109cm">
          <text:p/>
        </draw:line>
        <draw:line draw:style-name="gr1" draw:text-style-name="P1" draw:layer="layout" svg:x1="3.62cm" svg:y1="16.11cm" svg:x2="3.613cm" svg:y2="16.086cm">
          <text:p/>
        </draw:line>
        <draw:line draw:style-name="gr1" draw:text-style-name="P1" draw:layer="layout" svg:x1="3.614cm" svg:y1="16.087cm" svg:x2="3.601cm" svg:y2="16.074cm">
          <text:p/>
        </draw:line>
        <draw:line draw:style-name="gr1" draw:text-style-name="P1" draw:layer="layout" svg:x1="3.602cm" svg:y1="16.075cm" svg:x2="3.59cm" svg:y2="16.069cm">
          <text:p/>
        </draw:line>
        <draw:line draw:style-name="gr1" draw:text-style-name="P1" draw:layer="layout" svg:x1="3.494cm" svg:y1="16.183cm" svg:x2="3.476cm" svg:y2="16.19cm">
          <text:p/>
        </draw:line>
        <draw:line draw:style-name="gr1" draw:text-style-name="P1" draw:layer="layout" svg:x1="3.476cm" svg:y1="16.189cm" svg:x2="3.447cm" svg:y2="16.189cm">
          <text:p/>
        </draw:line>
        <draw:line draw:style-name="gr1" draw:text-style-name="P1" draw:layer="layout" svg:x1="3.448cm" svg:y1="16.19cm" svg:x2="3.436cm" svg:y2="16.183cm">
          <text:p/>
        </draw:line>
        <draw:line draw:style-name="gr1" draw:text-style-name="P1" draw:layer="layout" svg:x1="3.438cm" svg:y1="16.184cm" svg:x2="3.43cm" svg:y2="16.177cm">
          <text:p/>
        </draw:line>
        <draw:line draw:style-name="gr1" draw:text-style-name="P1" draw:layer="layout" svg:x1="3.431cm" svg:y1="16.178cm" svg:x2="3.424cm" svg:y2="16.166cm">
          <text:p/>
        </draw:line>
        <draw:line draw:style-name="gr1" draw:text-style-name="P1" draw:layer="layout" svg:x1="3.424cm" svg:y1="16.166cm" svg:x2="3.424cm" svg:y2="16.154cm">
          <text:p/>
        </draw:line>
        <draw:line draw:style-name="gr1" draw:text-style-name="P1" draw:layer="layout" svg:x1="3.424cm" svg:y1="16.155cm" svg:x2="3.431cm" svg:y2="16.143cm">
          <text:p/>
        </draw:line>
        <draw:line draw:style-name="gr1" draw:text-style-name="P1" draw:layer="layout" svg:x1="3.43cm" svg:y1="16.144cm" svg:x2="3.438cm" svg:y2="16.137cm">
          <text:p/>
        </draw:line>
        <draw:line draw:style-name="gr1" draw:text-style-name="P1" draw:layer="layout" svg:x1="3.436cm" svg:y1="16.138cm" svg:x2="3.448cm" svg:y2="16.132cm">
          <text:p/>
        </draw:line>
        <draw:line draw:style-name="gr1" draw:text-style-name="P1" draw:layer="layout" svg:x1="3.447cm" svg:y1="16.133cm" svg:x2="3.472cm" svg:y2="16.126cm">
          <text:p/>
        </draw:line>
        <draw:line draw:style-name="gr1" draw:text-style-name="P1" draw:layer="layout" svg:x1="3.47cm" svg:y1="16.128cm" svg:x2="3.482cm" svg:y2="16.12cm">
          <text:p/>
        </draw:line>
        <draw:line draw:style-name="gr1" draw:text-style-name="P1" draw:layer="layout" svg:x1="3.481cm" svg:y1="16.121cm" svg:x2="3.488cm" svg:y2="16.114cm">
          <text:p/>
        </draw:line>
        <draw:line draw:style-name="gr1" draw:text-style-name="P1" draw:layer="layout" svg:x1="3.487cm" svg:y1="16.115cm" svg:x2="3.494cm" svg:y2="16.103cm">
          <text:p/>
        </draw:line>
        <draw:line draw:style-name="gr1" draw:text-style-name="P1" draw:layer="layout" svg:x1="3.493cm" svg:y1="16.103cm" svg:x2="3.493cm" svg:y2="16.092cm">
          <text:p/>
        </draw:line>
        <draw:line draw:style-name="gr1" draw:text-style-name="P1" draw:layer="layout" svg:x1="3.494cm" svg:y1="16.093cm" svg:x2="3.487cm" svg:y2="16.08cm">
          <text:p/>
        </draw:line>
        <draw:line draw:style-name="gr1" draw:text-style-name="P1" draw:layer="layout" svg:x1="3.488cm" svg:y1="16.081cm" svg:x2="3.481cm" svg:y2="16.074cm">
          <text:p/>
        </draw:line>
        <draw:line draw:style-name="gr1" draw:text-style-name="P1" draw:layer="layout" svg:x1="3.482cm" svg:y1="16.075cm" svg:x2="3.47cm" svg:y2="16.069cm">
          <text:p/>
        </draw:line>
        <draw:line draw:style-name="gr1" draw:text-style-name="P1" draw:layer="layout" svg:x1="3.47cm" svg:y1="16.069cm" svg:x2="3.441cm" svg:y2="16.069cm">
          <text:p/>
        </draw:line>
        <draw:line draw:style-name="gr1" draw:text-style-name="P1" draw:layer="layout" svg:x1="3.442cm" svg:y1="16.069cm" svg:x2="3.424cm" svg:y2="16.075cm">
          <text:p/>
        </draw:line>
        <draw:line draw:style-name="gr1" draw:text-style-name="P1" draw:layer="layout" svg:x1="3.304cm" svg:y1="16.177cm" svg:x2="3.311cm" svg:y2="16.184cm">
          <text:p/>
        </draw:line>
        <draw:line draw:style-name="gr1" draw:text-style-name="P1" draw:layer="layout" svg:x1="3.31cm" svg:y1="16.183cm" svg:x2="3.328cm" svg:y2="16.19cm">
          <text:p/>
        </draw:line>
        <draw:line draw:style-name="gr1" draw:text-style-name="P1" draw:layer="layout" svg:x1="3.327cm" svg:y1="16.189cm" svg:x2="3.339cm" svg:y2="16.189cm">
          <text:p/>
        </draw:line>
        <draw:line draw:style-name="gr1" draw:text-style-name="P1" draw:layer="layout" svg:x1="3.339cm" svg:y1="16.19cm" svg:x2="3.357cm" svg:y2="16.183cm">
          <text:p/>
        </draw:line>
        <draw:line draw:style-name="gr1" draw:text-style-name="P1" draw:layer="layout" svg:x1="3.356cm" svg:y1="16.184cm" svg:x2="3.368cm" svg:y2="16.172cm">
          <text:p/>
        </draw:line>
        <draw:line draw:style-name="gr1" draw:text-style-name="P1" draw:layer="layout" svg:x1="3.367cm" svg:y1="16.173cm" svg:x2="3.374cm" svg:y2="16.16cm">
          <text:p/>
        </draw:line>
        <draw:line draw:style-name="gr1" draw:text-style-name="P1" draw:layer="layout" svg:x1="3.373cm" svg:y1="16.161cm" svg:x2="3.38cm" svg:y2="16.137cm">
          <text:p/>
        </draw:line>
        <draw:line draw:style-name="gr1" draw:text-style-name="P1" draw:layer="layout" svg:x1="3.379cm" svg:y1="16.137cm" svg:x2="3.379cm" svg:y2="16.12cm">
          <text:p/>
        </draw:line>
        <draw:line draw:style-name="gr1" draw:text-style-name="P1" draw:layer="layout" svg:x1="3.38cm" svg:y1="16.121cm" svg:x2="3.373cm" svg:y2="16.097cm">
          <text:p/>
        </draw:line>
        <draw:line draw:style-name="gr1" draw:text-style-name="P1" draw:layer="layout" svg:x1="3.374cm" svg:y1="16.098cm" svg:x2="3.367cm" svg:y2="16.086cm">
          <text:p/>
        </draw:line>
        <draw:line draw:style-name="gr1" draw:text-style-name="P1" draw:layer="layout" svg:x1="3.368cm" svg:y1="16.087cm" svg:x2="3.356cm" svg:y2="16.074cm">
          <text:p/>
        </draw:line>
        <draw:line draw:style-name="gr1" draw:text-style-name="P1" draw:layer="layout" svg:x1="3.357cm" svg:y1="16.075cm" svg:x2="3.339cm" svg:y2="16.069cm">
          <text:p/>
        </draw:line>
        <draw:line draw:style-name="gr1" draw:text-style-name="P1" draw:layer="layout" svg:x1="3.339cm" svg:y1="16.069cm" svg:x2="3.327cm" svg:y2="16.069cm">
          <text:p/>
        </draw:line>
        <draw:line draw:style-name="gr1" draw:text-style-name="P1" draw:layer="layout" svg:x1="3.328cm" svg:y1="16.069cm" svg:x2="3.31cm" svg:y2="16.075cm">
          <text:p/>
        </draw:line>
        <draw:line draw:style-name="gr1" draw:text-style-name="P1" draw:layer="layout" svg:x1="3.311cm" svg:y1="16.074cm" svg:x2="3.304cm" svg:y2="16.081cm">
          <text:p/>
        </draw:line>
        <draw:line draw:style-name="gr1" draw:text-style-name="P1" draw:layer="layout" svg:x1="3.253cm" svg:y1="16.189cm" svg:x2="3.253cm" svg:y2="16.069cm">
          <text:p/>
        </draw:line>
        <draw:line draw:style-name="gr1" draw:text-style-name="P1" draw:layer="layout" svg:x1="3.139cm" svg:y1="16.189cm" svg:x2="3.196cm" svg:y2="16.189cm">
          <text:p/>
        </draw:line>
        <draw:line draw:style-name="gr1" draw:text-style-name="P1" draw:layer="layout" svg:x1="3.196cm" svg:y1="16.189cm" svg:x2="3.196cm" svg:y2="16.069cm">
          <text:p/>
        </draw:line>
        <draw:line draw:style-name="gr1" draw:text-style-name="P1" draw:layer="layout" svg:x1="3.104cm" svg:y1="16.154cm" svg:x2="3.047cm" svg:y2="16.154cm">
          <text:p/>
        </draw:line>
        <draw:line draw:style-name="gr1" draw:text-style-name="P1" draw:layer="layout" svg:x1="3.117cm" svg:y1="16.19cm" svg:x2="3.076cm" svg:y2="16.069cm">
          <text:p/>
        </draw:line>
        <draw:line draw:style-name="gr1" draw:text-style-name="P1" draw:layer="layout" svg:x1="3.077cm" svg:y1="16.069cm" svg:x2="3.036cm" svg:y2="16.19cm">
          <text:p/>
        </draw:line>
        <draw:line draw:style-name="gr1" draw:text-style-name="P1" draw:layer="layout" svg:x1="2.996cm" svg:y1="16.189cm" svg:x2="2.996cm" svg:y2="16.069cm">
          <text:p/>
        </draw:line>
        <draw:line draw:style-name="gr1" draw:text-style-name="P1" draw:layer="layout" svg:x1="2.996cm" svg:y1="16.069cm" svg:x2="2.967cm" svg:y2="16.069cm">
          <text:p/>
        </draw:line>
        <draw:line draw:style-name="gr1" draw:text-style-name="P1" draw:layer="layout" svg:x1="2.968cm" svg:y1="16.069cm" svg:x2="2.95cm" svg:y2="16.075cm">
          <text:p/>
        </draw:line>
        <draw:line draw:style-name="gr1" draw:text-style-name="P1" draw:layer="layout" svg:x1="2.951cm" svg:y1="16.074cm" svg:x2="2.939cm" svg:y2="16.087cm">
          <text:p/>
        </draw:line>
        <draw:line draw:style-name="gr1" draw:text-style-name="P1" draw:layer="layout" svg:x1="2.94cm" svg:y1="16.086cm" svg:x2="2.933cm" svg:y2="16.098cm">
          <text:p/>
        </draw:line>
        <draw:line draw:style-name="gr1" draw:text-style-name="P1" draw:layer="layout" svg:x1="2.934cm" svg:y1="16.097cm" svg:x2="2.927cm" svg:y2="16.121cm">
          <text:p/>
        </draw:line>
        <draw:line draw:style-name="gr1" draw:text-style-name="P1" draw:layer="layout" svg:x1="2.927cm" svg:y1="16.12cm" svg:x2="2.927cm" svg:y2="16.137cm">
          <text:p/>
        </draw:line>
        <draw:line draw:style-name="gr1" draw:text-style-name="P1" draw:layer="layout" svg:x1="2.927cm" svg:y1="16.137cm" svg:x2="2.934cm" svg:y2="16.161cm">
          <text:p/>
        </draw:line>
        <draw:line draw:style-name="gr1" draw:text-style-name="P1" draw:layer="layout" svg:x1="2.933cm" svg:y1="16.16cm" svg:x2="2.94cm" svg:y2="16.173cm">
          <text:p/>
        </draw:line>
        <draw:line draw:style-name="gr1" draw:text-style-name="P1" draw:layer="layout" svg:x1="2.939cm" svg:y1="16.172cm" svg:x2="2.951cm" svg:y2="16.184cm">
          <text:p/>
        </draw:line>
        <draw:line draw:style-name="gr1" draw:text-style-name="P1" draw:layer="layout" svg:x1="2.95cm" svg:y1="16.183cm" svg:x2="2.968cm" svg:y2="16.19cm">
          <text:p/>
        </draw:line>
        <draw:line draw:style-name="gr1" draw:text-style-name="P1" draw:layer="layout" svg:x1="2.967cm" svg:y1="16.189cm" svg:x2="2.996cm" svg:y2="16.189cm">
          <text:p/>
        </draw:line>
        <draw:line draw:style-name="gr1" draw:text-style-name="P1" draw:layer="layout" svg:x1="2.853cm" svg:y1="16.069cm" svg:x2="2.83cm" svg:y2="16.069cm">
          <text:p/>
        </draw:line>
        <draw:line draw:style-name="gr1" draw:text-style-name="P1" draw:layer="layout" svg:x1="2.831cm" svg:y1="16.069cm" svg:x2="2.819cm" svg:y2="16.075cm">
          <text:p/>
        </draw:line>
        <draw:line draw:style-name="gr1" draw:text-style-name="P1" draw:layer="layout" svg:x1="2.82cm" svg:y1="16.074cm" svg:x2="2.807cm" svg:y2="16.087cm">
          <text:p/>
        </draw:line>
        <draw:line draw:style-name="gr1" draw:text-style-name="P1" draw:layer="layout" svg:x1="2.808cm" svg:y1="16.086cm" svg:x2="2.801cm" svg:y2="16.11cm">
          <text:p/>
        </draw:line>
        <draw:line draw:style-name="gr1" draw:text-style-name="P1" draw:layer="layout" svg:x1="2.801cm" svg:y1="16.109cm" svg:x2="2.801cm" svg:y2="16.149cm">
          <text:p/>
        </draw:line>
        <draw:line draw:style-name="gr1" draw:text-style-name="P1" draw:layer="layout" svg:x1="2.801cm" svg:y1="16.149cm" svg:x2="2.808cm" svg:y2="16.173cm">
          <text:p/>
        </draw:line>
        <draw:line draw:style-name="gr1" draw:text-style-name="P1" draw:layer="layout" svg:x1="2.807cm" svg:y1="16.172cm" svg:x2="2.82cm" svg:y2="16.184cm">
          <text:p/>
        </draw:line>
        <draw:line draw:style-name="gr1" draw:text-style-name="P1" draw:layer="layout" svg:x1="2.819cm" svg:y1="16.183cm" svg:x2="2.831cm" svg:y2="16.19cm">
          <text:p/>
        </draw:line>
        <draw:line draw:style-name="gr1" draw:text-style-name="P1" draw:layer="layout" svg:x1="2.83cm" svg:y1="16.189cm" svg:x2="2.853cm" svg:y2="16.189cm">
          <text:p/>
        </draw:line>
        <draw:line draw:style-name="gr1" draw:text-style-name="P1" draw:layer="layout" svg:x1="2.853cm" svg:y1="16.19cm" svg:x2="2.865cm" svg:y2="16.183cm">
          <text:p/>
        </draw:line>
        <draw:line draw:style-name="gr1" draw:text-style-name="P1" draw:layer="layout" svg:x1="2.864cm" svg:y1="16.184cm" svg:x2="2.877cm" svg:y2="16.172cm">
          <text:p/>
        </draw:line>
        <draw:line draw:style-name="gr1" draw:text-style-name="P1" draw:layer="layout" svg:x1="2.876cm" svg:y1="16.173cm" svg:x2="2.882cm" svg:y2="16.149cm">
          <text:p/>
        </draw:line>
        <draw:line draw:style-name="gr1" draw:text-style-name="P1" draw:layer="layout" svg:x1="2.881cm" svg:y1="16.149cm" svg:x2="2.881cm" svg:y2="16.109cm">
          <text:p/>
        </draw:line>
        <draw:line draw:style-name="gr1" draw:text-style-name="P1" draw:layer="layout" svg:x1="2.882cm" svg:y1="16.11cm" svg:x2="2.876cm" svg:y2="16.086cm">
          <text:p/>
        </draw:line>
        <draw:line draw:style-name="gr1" draw:text-style-name="P1" draw:layer="layout" svg:x1="2.877cm" svg:y1="16.087cm" svg:x2="2.864cm" svg:y2="16.074cm">
          <text:p/>
        </draw:line>
        <draw:line draw:style-name="gr1" draw:text-style-name="P1" draw:layer="layout" svg:x1="2.865cm" svg:y1="16.075cm" svg:x2="2.853cm" svg:y2="16.069cm">
          <text:p/>
        </draw:line>
        <draw:line draw:style-name="gr1" draw:text-style-name="P1" draw:layer="layout" svg:x1="2.681cm" svg:y1="16.19cm" svg:x2="2.722cm" svg:y2="16.132cm">
          <text:p/>
        </draw:line>
        <draw:line draw:style-name="gr1" draw:text-style-name="P1" draw:layer="layout" svg:x1="2.75cm" svg:y1="16.189cm" svg:x2="2.75cm" svg:y2="16.069cm">
          <text:p/>
        </draw:line>
        <draw:line draw:style-name="gr1" draw:text-style-name="P1" draw:layer="layout" svg:x1="2.75cm" svg:y1="16.069cm" svg:x2="2.704cm" svg:y2="16.069cm">
          <text:p/>
        </draw:line>
        <draw:line draw:style-name="gr1" draw:text-style-name="P1" draw:layer="layout" svg:x1="2.705cm" svg:y1="16.069cm" svg:x2="2.693cm" svg:y2="16.075cm">
          <text:p/>
        </draw:line>
        <draw:line draw:style-name="gr1" draw:text-style-name="P1" draw:layer="layout" svg:x1="2.694cm" svg:y1="16.074cm" svg:x2="2.687cm" svg:y2="16.081cm">
          <text:p/>
        </draw:line>
        <draw:line draw:style-name="gr1" draw:text-style-name="P1" draw:layer="layout" svg:x1="2.688cm" svg:y1="16.08cm" svg:x2="2.681cm" svg:y2="16.093cm">
          <text:p/>
        </draw:line>
        <draw:line draw:style-name="gr1" draw:text-style-name="P1" draw:layer="layout" svg:x1="2.681cm" svg:y1="16.092cm" svg:x2="2.681cm" svg:y2="16.109cm">
          <text:p/>
        </draw:line>
        <draw:line draw:style-name="gr1" draw:text-style-name="P1" draw:layer="layout" svg:x1="2.681cm" svg:y1="16.109cm" svg:x2="2.688cm" svg:y2="16.121cm">
          <text:p/>
        </draw:line>
        <draw:line draw:style-name="gr1" draw:text-style-name="P1" draw:layer="layout" svg:x1="2.687cm" svg:y1="16.12cm" svg:x2="2.694cm" svg:y2="16.128cm">
          <text:p/>
        </draw:line>
        <draw:line draw:style-name="gr1" draw:text-style-name="P1" draw:layer="layout" svg:x1="2.693cm" svg:y1="16.126cm" svg:x2="2.705cm" svg:y2="16.133cm">
          <text:p/>
        </draw:line>
        <draw:line draw:style-name="gr1" draw:text-style-name="P1" draw:layer="layout" svg:x1="2.704cm" svg:y1="16.132cm" svg:x2="2.75cm" svg:y2="16.132cm">
          <text:p/>
        </draw:line>
        <draw:line draw:style-name="gr1" draw:text-style-name="P1" draw:layer="layout" svg:x1="3.324cm" svg:y1="16.269cm" svg:x2="3.337cm" svg:y2="16.262cm">
          <text:p/>
        </draw:line>
        <draw:line draw:style-name="gr1" draw:text-style-name="P1" draw:layer="layout" svg:x1="3.336cm" svg:y1="16.262cm" svg:x2="3.353cm" svg:y2="16.262cm">
          <text:p/>
        </draw:line>
        <draw:line draw:style-name="gr1" draw:text-style-name="P1" draw:layer="layout" svg:x1="3.353cm" svg:y1="16.262cm" svg:x2="3.371cm" svg:y2="16.269cm">
          <text:p/>
        </draw:line>
        <draw:line draw:style-name="gr1" draw:text-style-name="P1" draw:layer="layout" svg:x1="3.37cm" svg:y1="16.268cm" svg:x2="3.382cm" svg:y2="16.28cm">
          <text:p/>
        </draw:line>
        <draw:line draw:style-name="gr1" draw:text-style-name="P1" draw:layer="layout" svg:x1="3.381cm" svg:y1="16.279cm" svg:x2="3.388cm" svg:y2="16.291cm">
          <text:p/>
        </draw:line>
        <draw:line draw:style-name="gr1" draw:text-style-name="P1" draw:layer="layout" svg:x1="3.387cm" svg:y1="16.29cm" svg:x2="3.394cm" svg:y2="16.314cm">
          <text:p/>
        </draw:line>
        <draw:line draw:style-name="gr1" draw:text-style-name="P1" draw:layer="layout" svg:x1="3.393cm" svg:y1="16.313cm" svg:x2="3.393cm" svg:y2="16.33cm">
          <text:p/>
        </draw:line>
        <draw:line draw:style-name="gr1" draw:text-style-name="P1" draw:layer="layout" svg:x1="3.394cm" svg:y1="16.33cm" svg:x2="3.387cm" svg:y2="16.354cm">
          <text:p/>
        </draw:line>
        <draw:line draw:style-name="gr1" draw:text-style-name="P1" draw:layer="layout" svg:x1="3.388cm" svg:y1="16.353cm" svg:x2="3.381cm" svg:y2="16.366cm">
          <text:p/>
        </draw:line>
        <draw:line draw:style-name="gr1" draw:text-style-name="P1" draw:layer="layout" svg:x1="3.382cm" svg:y1="16.365cm" svg:x2="3.37cm" svg:y2="16.377cm">
          <text:p/>
        </draw:line>
        <draw:line draw:style-name="gr1" draw:text-style-name="P1" draw:layer="layout" svg:x1="3.371cm" svg:y1="16.376cm" svg:x2="3.353cm" svg:y2="16.383cm">
          <text:p/>
        </draw:line>
        <draw:line draw:style-name="gr1" draw:text-style-name="P1" draw:layer="layout" svg:x1="3.353cm" svg:y1="16.382cm" svg:x2="3.341cm" svg:y2="16.382cm">
          <text:p/>
        </draw:line>
        <draw:line draw:style-name="gr1" draw:text-style-name="P1" draw:layer="layout" svg:x1="3.342cm" svg:y1="16.383cm" svg:x2="3.324cm" svg:y2="16.376cm">
          <text:p/>
        </draw:line>
        <draw:line draw:style-name="gr1" draw:text-style-name="P1" draw:layer="layout" svg:x1="3.325cm" svg:y1="16.378cm" svg:x2="3.319cm" svg:y2="16.37cm">
          <text:p/>
        </draw:line>
        <draw:line draw:style-name="gr1" draw:text-style-name="P1" draw:layer="layout" svg:x1="3.319cm" svg:y1="16.37cm" svg:x2="3.319cm" svg:y2="16.33cm">
          <text:p/>
        </draw:line>
        <draw:line draw:style-name="gr1" draw:text-style-name="P1" draw:layer="layout" svg:x1="3.319cm" svg:y1="16.33cm" svg:x2="3.341cm" svg:y2="16.33cm">
          <text:p/>
        </draw:line>
        <draw:line draw:style-name="gr1" draw:text-style-name="P1" draw:layer="layout" svg:x1="3.268cm" svg:y1="16.37cm" svg:x2="3.261cm" svg:y2="16.378cm">
          <text:p/>
        </draw:line>
        <draw:line draw:style-name="gr1" draw:text-style-name="P1" draw:layer="layout" svg:x1="3.261cm" svg:y1="16.376cm" svg:x2="3.268cm" svg:y2="16.383cm">
          <text:p/>
        </draw:line>
        <draw:line draw:style-name="gr1" draw:text-style-name="P1" draw:layer="layout" svg:x1="3.267cm" svg:y1="16.383cm" svg:x2="3.274cm" svg:y2="16.376cm">
          <text:p/>
        </draw:line>
        <draw:line draw:style-name="gr1" draw:text-style-name="P1" draw:layer="layout" svg:x1="3.274cm" svg:y1="16.378cm" svg:x2="3.267cm" svg:y2="16.37cm">
          <text:p/>
        </draw:line>
        <draw:line draw:style-name="gr1" draw:text-style-name="P1" draw:layer="layout" svg:x1="3.267cm" svg:y1="16.37cm" svg:x2="3.267cm" svg:y2="16.382cm">
          <text:p/>
        </draw:line>
        <draw:line draw:style-name="gr1" draw:text-style-name="P1" draw:layer="layout" svg:x1="3.21cm" svg:y1="16.382cm" svg:x2="3.21cm" svg:y2="16.262cm">
          <text:p/>
        </draw:line>
        <draw:line draw:style-name="gr1" draw:text-style-name="P1" draw:layer="layout" svg:x1="3.21cm" svg:y1="16.262cm" svg:x2="3.164cm" svg:y2="16.262cm">
          <text:p/>
        </draw:line>
        <draw:line draw:style-name="gr1" draw:text-style-name="P1" draw:layer="layout" svg:x1="3.165cm" svg:y1="16.262cm" svg:x2="3.153cm" svg:y2="16.269cm">
          <text:p/>
        </draw:line>
        <draw:line draw:style-name="gr1" draw:text-style-name="P1" draw:layer="layout" svg:x1="3.154cm" svg:y1="16.268cm" svg:x2="3.147cm" svg:y2="16.274cm">
          <text:p/>
        </draw:line>
        <draw:line draw:style-name="gr1" draw:text-style-name="P1" draw:layer="layout" svg:x1="3.148cm" svg:y1="16.273cm" svg:x2="3.141cm" svg:y2="16.286cm">
          <text:p/>
        </draw:line>
        <draw:line draw:style-name="gr1" draw:text-style-name="P1" draw:layer="layout" svg:x1="3.141cm" svg:y1="16.285cm" svg:x2="3.141cm" svg:y2="16.302cm">
          <text:p/>
        </draw:line>
        <draw:line draw:style-name="gr1" draw:text-style-name="P1" draw:layer="layout" svg:x1="3.141cm" svg:y1="16.302cm" svg:x2="3.148cm" svg:y2="16.314cm">
          <text:p/>
        </draw:line>
        <draw:line draw:style-name="gr1" draw:text-style-name="P1" draw:layer="layout" svg:x1="3.147cm" svg:y1="16.313cm" svg:x2="3.154cm" svg:y2="16.32cm">
          <text:p/>
        </draw:line>
        <draw:line draw:style-name="gr1" draw:text-style-name="P1" draw:layer="layout" svg:x1="3.153cm" svg:y1="16.319cm" svg:x2="3.165cm" svg:y2="16.326cm">
          <text:p/>
        </draw:line>
        <draw:line draw:style-name="gr1" draw:text-style-name="P1" draw:layer="layout" svg:x1="3.164cm" svg:y1="16.325cm" svg:x2="3.21cm" svg:y2="16.325cm">
          <text:p/>
        </draw:line>
        <draw:line draw:style-name="gr1" draw:text-style-name="P1" draw:layer="layout" svg:x1="3.091cm" svg:y1="16.37cm" svg:x2="3.084cm" svg:y2="16.378cm">
          <text:p/>
        </draw:line>
        <draw:line draw:style-name="gr1" draw:text-style-name="P1" draw:layer="layout" svg:x1="3.084cm" svg:y1="16.376cm" svg:x2="3.091cm" svg:y2="16.383cm">
          <text:p/>
        </draw:line>
        <draw:line draw:style-name="gr1" draw:text-style-name="P1" draw:layer="layout" svg:x1="3.09cm" svg:y1="16.383cm" svg:x2="3.098cm" svg:y2="16.376cm">
          <text:p/>
        </draw:line>
        <draw:line draw:style-name="gr1" draw:text-style-name="P1" draw:layer="layout" svg:x1="3.098cm" svg:y1="16.378cm" svg:x2="3.09cm" svg:y2="16.37cm">
          <text:p/>
        </draw:line>
        <draw:line draw:style-name="gr1" draw:text-style-name="P1" draw:layer="layout" svg:x1="3.09cm" svg:y1="16.37cm" svg:x2="3.09cm" svg:y2="16.382cm">
          <text:p/>
        </draw:line>
        <draw:line draw:style-name="gr1" draw:text-style-name="P1" draw:layer="layout" svg:x1="2.964cm" svg:y1="16.383cm" svg:x2="3.005cm" svg:y2="16.325cm">
          <text:p/>
        </draw:line>
        <draw:line draw:style-name="gr1" draw:text-style-name="P1" draw:layer="layout" svg:x1="3.033cm" svg:y1="16.382cm" svg:x2="3.033cm" svg:y2="16.262cm">
          <text:p/>
        </draw:line>
        <draw:line draw:style-name="gr1" draw:text-style-name="P1" draw:layer="layout" svg:x1="3.033cm" svg:y1="16.262cm" svg:x2="2.987cm" svg:y2="16.262cm">
          <text:p/>
        </draw:line>
        <draw:line draw:style-name="gr1" draw:text-style-name="P1" draw:layer="layout" svg:x1="2.988cm" svg:y1="16.262cm" svg:x2="2.976cm" svg:y2="16.269cm">
          <text:p/>
        </draw:line>
        <draw:line draw:style-name="gr1" draw:text-style-name="P1" draw:layer="layout" svg:x1="2.978cm" svg:y1="16.268cm" svg:x2="2.97cm" svg:y2="16.274cm">
          <text:p/>
        </draw:line>
        <draw:line draw:style-name="gr1" draw:text-style-name="P1" draw:layer="layout" svg:x1="2.971cm" svg:y1="16.273cm" svg:x2="2.964cm" svg:y2="16.286cm">
          <text:p/>
        </draw:line>
        <draw:line draw:style-name="gr1" draw:text-style-name="P1" draw:layer="layout" svg:x1="2.964cm" svg:y1="16.285cm" svg:x2="2.964cm" svg:y2="16.302cm">
          <text:p/>
        </draw:line>
        <draw:line draw:style-name="gr1" draw:text-style-name="P1" draw:layer="layout" svg:x1="2.964cm" svg:y1="16.302cm" svg:x2="2.971cm" svg:y2="16.314cm">
          <text:p/>
        </draw:line>
        <draw:line draw:style-name="gr1" draw:text-style-name="P1" draw:layer="layout" svg:x1="2.97cm" svg:y1="16.313cm" svg:x2="2.978cm" svg:y2="16.32cm">
          <text:p/>
        </draw:line>
        <draw:line draw:style-name="gr1" draw:text-style-name="P1" draw:layer="layout" svg:x1="2.976cm" svg:y1="16.319cm" svg:x2="2.988cm" svg:y2="16.326cm">
          <text:p/>
        </draw:line>
        <draw:line draw:style-name="gr1" draw:text-style-name="P1" draw:layer="layout" svg:x1="2.987cm" svg:y1="16.325cm" svg:x2="3.033cm" svg:y2="16.325cm">
          <text:p/>
        </draw:line>
        <draw:line draw:style-name="gr1" draw:text-style-name="P1" draw:layer="layout" svg:x1="2.914cm" svg:y1="16.37cm" svg:x2="2.907cm" svg:y2="16.378cm">
          <text:p/>
        </draw:line>
        <draw:line draw:style-name="gr1" draw:text-style-name="P1" draw:layer="layout" svg:x1="2.907cm" svg:y1="16.376cm" svg:x2="2.914cm" svg:y2="16.383cm">
          <text:p/>
        </draw:line>
        <draw:line draw:style-name="gr1" draw:text-style-name="P1" draw:layer="layout" svg:x1="2.913cm" svg:y1="16.383cm" svg:x2="2.92cm" svg:y2="16.376cm">
          <text:p/>
        </draw:line>
        <draw:line draw:style-name="gr1" draw:text-style-name="P1" draw:layer="layout" svg:x1="2.92cm" svg:y1="16.378cm" svg:x2="2.913cm" svg:y2="16.37cm">
          <text:p/>
        </draw:line>
        <draw:line draw:style-name="gr1" draw:text-style-name="P1" draw:layer="layout" svg:x1="2.913cm" svg:y1="16.37cm" svg:x2="2.913cm" svg:y2="16.382cm">
          <text:p/>
        </draw:line>
        <draw:polygon draw:style-name="gr2" draw:text-style-name="P1" draw:layer="layout" svg:width="1.034cm" svg:height="0.49cm" svg:x="2.633cm" svg:y="15.974cm" svg:viewBox="0 0 1035 491" draw:points="0,0 1035,0 1035,491 0,491">
          <text:p/>
        </draw:polygon>
        <draw:line draw:style-name="gr1" draw:text-style-name="P1" draw:layer="layout" svg:x1="3.101cm" svg:y1="19.862cm" svg:x2="3.158cm" svg:y2="19.862cm">
          <text:p/>
        </draw:line>
        <draw:line draw:style-name="gr1" draw:text-style-name="P1" draw:layer="layout" svg:x1="3.158cm" svg:y1="19.862cm" svg:x2="3.158cm" svg:y2="19.742cm">
          <text:p/>
        </draw:line>
        <draw:line draw:style-name="gr1" draw:text-style-name="P1" draw:layer="layout" svg:x1="3.061cm" svg:y1="19.799cm" svg:x2="3.021cm" svg:y2="19.799cm">
          <text:p/>
        </draw:line>
        <draw:line draw:style-name="gr1" draw:text-style-name="P1" draw:layer="layout" svg:x1="3.004cm" svg:y1="19.862cm" svg:x2="3.061cm" svg:y2="19.862cm">
          <text:p/>
        </draw:line>
        <draw:line draw:style-name="gr1" draw:text-style-name="P1" draw:layer="layout" svg:x1="3.061cm" svg:y1="19.862cm" svg:x2="3.061cm" svg:y2="19.742cm">
          <text:p/>
        </draw:line>
        <draw:line draw:style-name="gr1" draw:text-style-name="P1" draw:layer="layout" svg:x1="3.061cm" svg:y1="19.742cm" svg:x2="3.004cm" svg:y2="19.742cm">
          <text:p/>
        </draw:line>
        <draw:line draw:style-name="gr1" draw:text-style-name="P1" draw:layer="layout" svg:x1="2.953cm" svg:y1="19.862cm" svg:x2="2.953cm" svg:y2="19.742cm">
          <text:p/>
        </draw:line>
        <draw:line draw:style-name="gr1" draw:text-style-name="P1" draw:layer="layout" svg:x1="2.953cm" svg:y1="19.742cm" svg:x2="2.924cm" svg:y2="19.742cm">
          <text:p/>
        </draw:line>
        <draw:line draw:style-name="gr1" draw:text-style-name="P1" draw:layer="layout" svg:x1="2.925cm" svg:y1="19.742cm" svg:x2="2.907cm" svg:y2="19.749cm">
          <text:p/>
        </draw:line>
        <draw:line draw:style-name="gr1" draw:text-style-name="P1" draw:layer="layout" svg:x1="2.908cm" svg:y1="19.748cm" svg:x2="2.895cm" svg:y2="19.76cm">
          <text:p/>
        </draw:line>
        <draw:line draw:style-name="gr1" draw:text-style-name="P1" draw:layer="layout" svg:x1="2.896cm" svg:y1="19.759cm" svg:x2="2.89cm" svg:y2="19.772cm">
          <text:p/>
        </draw:line>
        <draw:line draw:style-name="gr1" draw:text-style-name="P1" draw:layer="layout" svg:x1="2.891cm" svg:y1="19.771cm" svg:x2="2.884cm" svg:y2="19.795cm">
          <text:p/>
        </draw:line>
        <draw:line draw:style-name="gr1" draw:text-style-name="P1" draw:layer="layout" svg:x1="2.884cm" svg:y1="19.794cm" svg:x2="2.884cm" svg:y2="19.811cm">
          <text:p/>
        </draw:line>
        <draw:line draw:style-name="gr1" draw:text-style-name="P1" draw:layer="layout" svg:x1="2.884cm" svg:y1="19.811cm" svg:x2="2.891cm" svg:y2="19.835cm">
          <text:p/>
        </draw:line>
        <draw:line draw:style-name="gr1" draw:text-style-name="P1" draw:layer="layout" svg:x1="2.89cm" svg:y1="19.834cm" svg:x2="2.896cm" svg:y2="19.846cm">
          <text:p/>
        </draw:line>
        <draw:line draw:style-name="gr1" draw:text-style-name="P1" draw:layer="layout" svg:x1="2.895cm" svg:y1="19.845cm" svg:x2="2.908cm" svg:y2="19.857cm">
          <text:p/>
        </draw:line>
        <draw:line draw:style-name="gr1" draw:text-style-name="P1" draw:layer="layout" svg:x1="2.907cm" svg:y1="19.856cm" svg:x2="2.925cm" svg:y2="19.863cm">
          <text:p/>
        </draw:line>
        <draw:line draw:style-name="gr1" draw:text-style-name="P1" draw:layer="layout" svg:x1="2.924cm" svg:y1="19.862cm" svg:x2="2.953cm" svg:y2="19.862cm">
          <text:p/>
        </draw:line>
        <draw:polygon draw:style-name="gr2" draw:text-style-name="P1" draw:layer="layout" svg:width="0.346cm" svg:height="0.249cm" svg:x="2.851cm" svg:y="19.648cm" svg:viewBox="0 0 347 250" draw:points="0,0 347,0 347,250 0,250">
          <text:p/>
        </draw:polygon>
        <draw:line draw:style-name="gr1" draw:text-style-name="P1" draw:layer="layout" svg:x1="3.668cm" svg:y1="17.116cm" svg:x2="3.674cm" svg:y2="17.128cm">
          <text:p/>
        </draw:line>
        <draw:line draw:style-name="gr1" draw:text-style-name="P1" draw:layer="layout" svg:x1="3.673cm" svg:y1="17.127cm" svg:x2="3.673cm" svg:y2="17.144cm">
          <text:p/>
        </draw:line>
        <draw:line draw:style-name="gr1" draw:text-style-name="P1" draw:layer="layout" svg:x1="3.674cm" svg:y1="17.144cm" svg:x2="3.668cm" svg:y2="17.163cm">
          <text:p/>
        </draw:line>
        <draw:line draw:style-name="gr1" draw:text-style-name="P1" draw:layer="layout" svg:x1="3.669cm" svg:y1="17.162cm" svg:x2="3.656cm" svg:y2="17.174cm">
          <text:p/>
        </draw:line>
        <draw:line draw:style-name="gr1" draw:text-style-name="P1" draw:layer="layout" svg:x1="3.657cm" svg:y1="17.173cm" svg:x2="3.645cm" svg:y2="17.18cm">
          <text:p/>
        </draw:line>
        <draw:line draw:style-name="gr1" draw:text-style-name="P1" draw:layer="layout" svg:x1="3.646cm" svg:y1="17.179cm" svg:x2="3.622cm" svg:y2="17.185cm">
          <text:p/>
        </draw:line>
        <draw:line draw:style-name="gr1" draw:text-style-name="P1" draw:layer="layout" svg:x1="3.622cm" svg:y1="17.184cm" svg:x2="3.605cm" svg:y2="17.184cm">
          <text:p/>
        </draw:line>
        <draw:line draw:style-name="gr1" draw:text-style-name="P1" draw:layer="layout" svg:x1="3.606cm" svg:y1="17.185cm" svg:x2="3.582cm" svg:y2="17.179cm">
          <text:p/>
        </draw:line>
        <draw:line draw:style-name="gr1" draw:text-style-name="P1" draw:layer="layout" svg:x1="3.583cm" svg:y1="17.18cm" svg:x2="3.57cm" svg:y2="17.173cm">
          <text:p/>
        </draw:line>
        <draw:line draw:style-name="gr1" draw:text-style-name="P1" draw:layer="layout" svg:x1="3.571cm" svg:y1="17.174cm" svg:x2="3.559cm" svg:y2="17.162cm">
          <text:p/>
        </draw:line>
        <draw:line draw:style-name="gr1" draw:text-style-name="P1" draw:layer="layout" svg:x1="3.56cm" svg:y1="17.163cm" svg:x2="3.553cm" svg:y2="17.144cm">
          <text:p/>
        </draw:line>
        <draw:line draw:style-name="gr1" draw:text-style-name="P1" draw:layer="layout" svg:x1="3.553cm" svg:y1="17.144cm" svg:x2="3.553cm" svg:y2="17.133cm">
          <text:p/>
        </draw:line>
        <draw:line draw:style-name="gr1" draw:text-style-name="P1" draw:layer="layout" svg:x1="3.553cm" svg:y1="17.134cm" svg:x2="3.56cm" svg:y2="17.116cm">
          <text:p/>
        </draw:line>
        <draw:line draw:style-name="gr1" draw:text-style-name="P1" draw:layer="layout" svg:x1="3.559cm" svg:y1="17.118cm" svg:x2="3.566cm" svg:y2="17.11cm">
          <text:p/>
        </draw:line>
        <draw:line draw:style-name="gr1" draw:text-style-name="P1" draw:layer="layout" svg:x1="3.565cm" svg:y1="17.11cm" svg:x2="3.605cm" svg:y2="17.11cm">
          <text:p/>
        </draw:line>
        <draw:line draw:style-name="gr1" draw:text-style-name="P1" draw:layer="layout" svg:x1="3.605cm" svg:y1="17.11cm" svg:x2="3.605cm" svg:y2="17.133cm">
          <text:p/>
        </draw:line>
        <draw:line draw:style-name="gr1" draw:text-style-name="P1" draw:layer="layout" svg:x1="3.553cm" svg:y1="17.059cm" svg:x2="3.673cm" svg:y2="17.059cm">
          <text:p/>
        </draw:line>
        <draw:line draw:style-name="gr1" draw:text-style-name="P1" draw:layer="layout" svg:x1="3.674cm" svg:y1="17.06cm" svg:x2="3.553cm" svg:y2="16.99cm">
          <text:p/>
        </draw:line>
        <draw:line draw:style-name="gr1" draw:text-style-name="P1" draw:layer="layout" svg:x1="3.553cm" svg:y1="16.99cm" svg:x2="3.673cm" svg:y2="16.99cm">
          <text:p/>
        </draw:line>
        <draw:line draw:style-name="gr1" draw:text-style-name="P1" draw:layer="layout" svg:x1="3.553cm" svg:y1="16.933cm" svg:x2="3.673cm" svg:y2="16.933cm">
          <text:p/>
        </draw:line>
        <draw:line draw:style-name="gr1" draw:text-style-name="P1" draw:layer="layout" svg:x1="3.673cm" svg:y1="16.933cm" svg:x2="3.673cm" svg:y2="16.904cm">
          <text:p/>
        </draw:line>
        <draw:line draw:style-name="gr1" draw:text-style-name="P1" draw:layer="layout" svg:x1="3.674cm" svg:y1="16.905cm" svg:x2="3.668cm" svg:y2="16.887cm">
          <text:p/>
        </draw:line>
        <draw:line draw:style-name="gr1" draw:text-style-name="P1" draw:layer="layout" svg:x1="3.669cm" svg:y1="16.888cm" svg:x2="3.656cm" svg:y2="16.876cm">
          <text:p/>
        </draw:line>
        <draw:line draw:style-name="gr1" draw:text-style-name="P1" draw:layer="layout" svg:x1="3.657cm" svg:y1="16.878cm" svg:x2="3.645cm" svg:y2="16.87cm">
          <text:p/>
        </draw:line>
        <draw:line draw:style-name="gr1" draw:text-style-name="P1" draw:layer="layout" svg:x1="3.646cm" svg:y1="16.871cm" svg:x2="3.622cm" svg:y2="16.864cm">
          <text:p/>
        </draw:line>
        <draw:line draw:style-name="gr1" draw:text-style-name="P1" draw:layer="layout" svg:x1="3.622cm" svg:y1="16.864cm" svg:x2="3.605cm" svg:y2="16.864cm">
          <text:p/>
        </draw:line>
        <draw:line draw:style-name="gr1" draw:text-style-name="P1" draw:layer="layout" svg:x1="3.606cm" svg:y1="16.864cm" svg:x2="3.582cm" svg:y2="16.871cm">
          <text:p/>
        </draw:line>
        <draw:line draw:style-name="gr1" draw:text-style-name="P1" draw:layer="layout" svg:x1="3.583cm" svg:y1="16.87cm" svg:x2="3.57cm" svg:y2="16.878cm">
          <text:p/>
        </draw:line>
        <draw:line draw:style-name="gr1" draw:text-style-name="P1" draw:layer="layout" svg:x1="3.571cm" svg:y1="16.876cm" svg:x2="3.559cm" svg:y2="16.888cm">
          <text:p/>
        </draw:line>
        <draw:line draw:style-name="gr1" draw:text-style-name="P1" draw:layer="layout" svg:x1="3.56cm" svg:y1="16.887cm" svg:x2="3.553cm" svg:y2="16.905cm">
          <text:p/>
        </draw:line>
        <draw:line draw:style-name="gr1" draw:text-style-name="P1" draw:layer="layout" svg:x1="3.553cm" svg:y1="16.904cm" svg:x2="3.553cm" svg:y2="16.933cm">
          <text:p/>
        </draw:line>
        <draw:polygon draw:style-name="gr2" draw:text-style-name="P1" draw:layer="layout" svg:width="0.25cm" svg:height="0.407cm" svg:x="3.518cm" svg:y="16.821cm" svg:viewBox="0 0 251 408" draw:points="0,0 251,0 251,408 0,408">
          <text:p/>
        </draw:polygon>
        <draw:line draw:style-name="gr1" draw:text-style-name="P1" draw:layer="layout" svg:x1="4.485cm" svg:y1="16.819cm" svg:x2="4.543cm" svg:y2="16.86cm">
          <text:p/>
        </draw:line>
        <draw:line draw:style-name="gr1" draw:text-style-name="P1" draw:layer="layout" svg:x1="4.485cm" svg:y1="16.888cm" svg:x2="4.605cm" svg:y2="16.888cm">
          <text:p/>
        </draw:line>
        <draw:line draw:style-name="gr1" draw:text-style-name="P1" draw:layer="layout" svg:x1="4.605cm" svg:y1="16.888cm" svg:x2="4.605cm" svg:y2="16.842cm">
          <text:p/>
        </draw:line>
        <draw:line draw:style-name="gr1" draw:text-style-name="P1" draw:layer="layout" svg:x1="4.606cm" svg:y1="16.843cm" svg:x2="4.6cm" svg:y2="16.831cm">
          <text:p/>
        </draw:line>
        <draw:line draw:style-name="gr1" draw:text-style-name="P1" draw:layer="layout" svg:x1="4.601cm" svg:y1="16.833cm" svg:x2="4.594cm" svg:y2="16.825cm">
          <text:p/>
        </draw:line>
        <draw:line draw:style-name="gr1" draw:text-style-name="P1" draw:layer="layout" svg:x1="4.595cm" svg:y1="16.826cm" svg:x2="4.582cm" svg:y2="16.819cm">
          <text:p/>
        </draw:line>
        <draw:line draw:style-name="gr1" draw:text-style-name="P1" draw:layer="layout" svg:x1="4.582cm" svg:y1="16.819cm" svg:x2="4.565cm" svg:y2="16.819cm">
          <text:p/>
        </draw:line>
        <draw:line draw:style-name="gr1" draw:text-style-name="P1" draw:layer="layout" svg:x1="4.566cm" svg:y1="16.819cm" svg:x2="4.554cm" svg:y2="16.826cm">
          <text:p/>
        </draw:line>
        <draw:line draw:style-name="gr1" draw:text-style-name="P1" draw:layer="layout" svg:x1="4.555cm" svg:y1="16.825cm" svg:x2="4.548cm" svg:y2="16.833cm">
          <text:p/>
        </draw:line>
        <draw:line draw:style-name="gr1" draw:text-style-name="P1" draw:layer="layout" svg:x1="4.549cm" svg:y1="16.831cm" svg:x2="4.542cm" svg:y2="16.843cm">
          <text:p/>
        </draw:line>
        <draw:line draw:style-name="gr1" draw:text-style-name="P1" draw:layer="layout" svg:x1="4.542cm" svg:y1="16.842cm" svg:x2="4.542cm" svg:y2="16.888cm">
          <text:p/>
        </draw:line>
        <draw:line draw:style-name="gr1" draw:text-style-name="P1" draw:layer="layout" svg:x1="4.498cm" svg:y1="16.769cm" svg:x2="4.491cm" svg:y2="16.762cm">
          <text:p/>
        </draw:line>
        <draw:line draw:style-name="gr1" draw:text-style-name="P1" draw:layer="layout" svg:x1="4.493cm" svg:y1="16.762cm" svg:x2="4.485cm" svg:y2="16.769cm">
          <text:p/>
        </draw:line>
        <draw:line draw:style-name="gr1" draw:text-style-name="P1" draw:layer="layout" svg:x1="4.485cm" svg:y1="16.768cm" svg:x2="4.493cm" svg:y2="16.775cm">
          <text:p/>
        </draw:line>
        <draw:line draw:style-name="gr1" draw:text-style-name="P1" draw:layer="layout" svg:x1="4.491cm" svg:y1="16.775cm" svg:x2="4.498cm" svg:y2="16.768cm">
          <text:p/>
        </draw:line>
        <draw:line draw:style-name="gr1" draw:text-style-name="P1" draw:layer="layout" svg:x1="4.497cm" svg:y1="16.768cm" svg:x2="4.485cm" svg:y2="16.768cm">
          <text:p/>
        </draw:line>
        <draw:line draw:style-name="gr1" draw:text-style-name="P1" draw:layer="layout" svg:x1="4.606cm" svg:y1="16.729cm" svg:x2="4.485cm" svg:y2="16.688cm">
          <text:p/>
        </draw:line>
        <draw:line draw:style-name="gr1" draw:text-style-name="P1" draw:layer="layout" svg:x1="4.485cm" svg:y1="16.689cm" svg:x2="4.606cm" svg:y2="16.648cm">
          <text:p/>
        </draw:line>
        <draw:line draw:style-name="gr1" draw:text-style-name="P1" draw:layer="layout" svg:x1="4.498cm" svg:y1="16.609cm" svg:x2="4.491cm" svg:y2="16.602cm">
          <text:p/>
        </draw:line>
        <draw:line draw:style-name="gr1" draw:text-style-name="P1" draw:layer="layout" svg:x1="4.493cm" svg:y1="16.602cm" svg:x2="4.485cm" svg:y2="16.609cm">
          <text:p/>
        </draw:line>
        <draw:line draw:style-name="gr1" draw:text-style-name="P1" draw:layer="layout" svg:x1="4.485cm" svg:y1="16.608cm" svg:x2="4.493cm" svg:y2="16.615cm">
          <text:p/>
        </draw:line>
        <draw:line draw:style-name="gr1" draw:text-style-name="P1" draw:layer="layout" svg:x1="4.491cm" svg:y1="16.615cm" svg:x2="4.498cm" svg:y2="16.608cm">
          <text:p/>
        </draw:line>
        <draw:line draw:style-name="gr1" draw:text-style-name="P1" draw:layer="layout" svg:x1="4.497cm" svg:y1="16.608cm" svg:x2="4.485cm" svg:y2="16.608cm">
          <text:p/>
        </draw:line>
        <draw:line draw:style-name="gr1" draw:text-style-name="P1" draw:layer="layout" svg:x1="4.485cm" svg:y1="16.396cm" svg:x2="4.485cm" svg:y2="16.465cm">
          <text:p/>
        </draw:line>
        <draw:line draw:style-name="gr1" draw:text-style-name="P1" draw:layer="layout" svg:x1="4.485cm" svg:y1="16.431cm" svg:x2="4.605cm" svg:y2="16.431cm">
          <text:p/>
        </draw:line>
        <draw:line draw:style-name="gr1" draw:text-style-name="P1" draw:layer="layout" svg:x1="4.606cm" svg:y1="16.431cm" svg:x2="4.588cm" svg:y2="16.443cm">
          <text:p/>
        </draw:line>
        <draw:line draw:style-name="gr1" draw:text-style-name="P1" draw:layer="layout" svg:x1="4.589cm" svg:y1="16.442cm" svg:x2="4.577cm" svg:y2="16.455cm">
          <text:p/>
        </draw:line>
        <draw:line draw:style-name="gr1" draw:text-style-name="P1" draw:layer="layout" svg:x1="4.578cm" svg:y1="16.454cm" svg:x2="4.571cm" svg:y2="16.466cm">
          <text:p/>
        </draw:line>
        <draw:line draw:style-name="gr1" draw:text-style-name="P1" draw:layer="layout" svg:x1="4.485cm" svg:y1="16.345cm" svg:x2="4.605cm" svg:y2="16.345cm">
          <text:p/>
        </draw:line>
        <draw:line draw:style-name="gr1" draw:text-style-name="P1" draw:layer="layout" svg:x1="4.606cm" svg:y1="16.346cm" svg:x2="4.52cm" svg:y2="16.305cm">
          <text:p/>
        </draw:line>
        <draw:line draw:style-name="gr1" draw:text-style-name="P1" draw:layer="layout" svg:x1="4.52cm" svg:y1="16.306cm" svg:x2="4.606cm" svg:y2="16.265cm">
          <text:p/>
        </draw:line>
        <draw:line draw:style-name="gr1" draw:text-style-name="P1" draw:layer="layout" svg:x1="4.605cm" svg:y1="16.265cm" svg:x2="4.485cm" svg:y2="16.265cm">
          <text:p/>
        </draw:line>
        <draw:polygon draw:style-name="gr2" draw:text-style-name="P1" draw:layer="layout" svg:width="0.248cm" svg:height="0.909cm" svg:x="4.451cm" svg:y="16.122cm" svg:viewBox="0 0 249 910" draw:points="0,0 249,0 249,910 0,910">
          <text:p/>
        </draw:polygon>
        <draw:path draw:style-name="gr3" draw:text-style-name="P2" draw:layer="layout" svg:width="0.301cm" svg:height="0.3cm" svg:x="5.681cm" svg:y="17.96cm" svg:viewBox="0 0 302 301" svg:d="M0 151c0-84 68-151 150-151 83 0 152 67 152 151 0 83-69 150-152 150-82 0-150-67-150-150z">
          <text:p/>
        </draw:path>
        <draw:path draw:style-name="gr3" draw:text-style-name="P2" draw:layer="layout" svg:width="0.3cm" svg:height="0.3cm" svg:x="4.919cm" svg:y="17.96cm" svg:viewBox="0 0 301 301" svg:d="M0 151c0-84 67-151 149-151 84 0 152 67 152 151 0 83-68 150-152 150-82 0-149-67-149-150z">
          <text:p/>
        </draw:path>
        <draw:line draw:style-name="gr4" draw:text-style-name="P1" draw:layer="layout" svg:x1="4.849cm" svg:y1="17.588cm" svg:x2="4.849cm" svg:y2="17.548cm">
          <text:p/>
        </draw:line>
        <draw:path draw:style-name="gr3" draw:text-style-name="P2" draw:layer="layout" svg:width="0.211cm" svg:height="0.21cm" svg:x="4.494cm" svg:y="17.463cm" svg:viewBox="0 0 212 211" svg:d="M0 105c0-58 49-105 107-105 57 0 105 47 105 105s-48 106-105 106c-58 0-107-48-107-106z">
          <text:p/>
        </draw:path>
        <draw:path draw:style-name="gr3" draw:text-style-name="P2" draw:layer="layout" svg:width="0.209cm" svg:height="0.21cm" svg:x="4.245cm" svg:y="17.463cm" svg:viewBox="0 0 210 211" svg:d="M0 105c0-58 48-105 105-105 58 0 105 47 105 105s-47 106-105 106c-57 0-105-48-105-106z">
          <text:p/>
        </draw:path>
        <draw:path draw:style-name="gr3" draw:text-style-name="P2" draw:layer="layout" svg:width="0.3cm" svg:height="0.3cm" svg:x="2.746cm" svg:y="18.277cm" svg:viewBox="0 0 301 301" svg:d="M0 151c0-84 68-151 151-151 82 0 150 67 150 151 0 83-68 150-150 150-83 0-151-67-151-150z">
          <text:p/>
        </draw:path>
        <draw:path draw:style-name="gr3" draw:text-style-name="P2" draw:layer="layout" svg:width="0.3cm" svg:height="0.3cm" svg:x="3.508cm" svg:y="18.277cm" svg:viewBox="0 0 301 301" svg:d="M0 151c0-84 68-151 152-151 82 0 149 67 149 151 0 83-67 150-149 150-84 0-152-67-152-150z">
          <text:p/>
        </draw:path>
        <draw:line draw:style-name="gr5" draw:text-style-name="P1" draw:layer="layout" svg:x1="2.897cm" svg:y1="19.326cm" svg:x2="2.897cm" svg:y2="19.376cm">
          <text:p/>
        </draw:line>
        <draw:path draw:style-name="gr3" draw:text-style-name="P2" draw:layer="layout" svg:width="0.24cm" svg:height="0.24cm" svg:x="3.03cm" svg:y="19.231cm" svg:viewBox="0 0 241 241" svg:d="M0 120c0-66 54-120 121-120 66 0 120 54 120 120 0 67-54 121-120 121-67 0-121-54-121-121z">
          <text:p/>
        </draw:path>
        <draw:line draw:style-name="gr6" draw:text-style-name="P1" draw:layer="layout" svg:x1="3.689cm" svg:y1="18.762cm" svg:x2="3.628cm" svg:y2="18.762cm">
          <text:p/>
        </draw:line>
        <draw:path draw:style-name="gr3" draw:text-style-name="P2" draw:layer="layout" svg:width="0.24cm" svg:height="0.24cm" svg:x="3.538cm" svg:y="18.892cm" svg:viewBox="0 0 241 241" svg:d="M0 121c0-66 54-121 121-121s120 55 120 121-53 120-120 120-121-54-121-120z">
          <text:p/>
        </draw:path>
        <draw:path draw:style-name="gr3" draw:text-style-name="P2" draw:layer="layout" svg:width="0.3cm" svg:height="0.3cm" svg:x="5.251cm" svg:y="17.418cm" svg:viewBox="0 0 301 301" svg:d="M0 151c0-83 68-151 152-151 82 0 149 68 149 151s-67 150-149 150c-84 0-152-67-152-150z">
          <text:p/>
        </draw:path>
        <draw:polygon draw:style-name="gr3" draw:text-style-name="P2" draw:layer="layout" svg:width="0.211cm" svg:height="0.21cm" svg:x="4.113cm" svg:y="18.402cm" svg:viewBox="0 0 212 211" draw:points="0,211 0,0 212,0 212,211">
          <text:p/>
        </draw:polygon>
        <draw:path draw:style-name="gr3" draw:text-style-name="P2" draw:layer="layout" svg:width="0.211cm" svg:height="0.21cm" svg:x="4.113cm" svg:y="18.656cm" svg:viewBox="0 0 212 211" svg:d="M0 106c0-59 48-106 106-106 57 0 106 47 106 106 0 58-49 105-106 105-58 0-106-47-106-105z">
          <text:p/>
        </draw:path>
        <draw:path draw:style-name="gr3" draw:text-style-name="P2" draw:layer="layout" svg:width="0.211cm" svg:height="0.21cm" svg:x="4.113cm" svg:y="18.91cm" svg:viewBox="0 0 212 211" svg:d="M0 106c0-58 48-106 106-106 57 0 106 48 106 106s-49 105-106 105c-58 0-106-47-106-105z">
          <text:p/>
        </draw:path>
        <draw:path draw:style-name="gr3" draw:text-style-name="P2" draw:layer="layout" svg:width="0.211cm" svg:height="0.21cm" svg:x="4.113cm" svg:y="19.164cm" svg:viewBox="0 0 212 211" svg:d="M0 105c0-58 48-105 106-105 57 0 106 47 106 105s-49 106-106 106c-58 0-106-48-106-106z">
          <text:p/>
        </draw:path>
        <draw:path draw:style-name="gr3" draw:text-style-name="P2" draw:layer="layout" svg:width="0.211cm" svg:height="0.21cm" svg:x="4.875cm" svg:y="19.164cm" svg:viewBox="0 0 212 211" svg:d="M0 105c0-58 48-105 107-105 57 0 105 47 105 105s-48 106-105 106c-59 0-107-48-107-106z">
          <text:p/>
        </draw:path>
        <draw:path draw:style-name="gr3" draw:text-style-name="P2" draw:layer="layout" svg:width="0.211cm" svg:height="0.21cm" svg:x="4.875cm" svg:y="18.91cm" svg:viewBox="0 0 212 211" svg:d="M0 106c0-58 48-106 107-106 57 0 105 48 105 106s-48 105-105 105c-59 0-107-47-107-105z">
          <text:p/>
        </draw:path>
        <draw:path draw:style-name="gr3" draw:text-style-name="P2" draw:layer="layout" svg:width="0.211cm" svg:height="0.21cm" svg:x="4.875cm" svg:y="18.656cm" svg:viewBox="0 0 212 211" svg:d="M0 106c0-59 48-106 107-106 57 0 105 47 105 106 0 58-48 105-105 105-59 0-107-47-107-105z">
          <text:p/>
        </draw:path>
        <draw:path draw:style-name="gr3" draw:text-style-name="P2" draw:layer="layout" svg:width="0.211cm" svg:height="0.21cm" svg:x="4.875cm" svg:y="18.402cm" svg:viewBox="0 0 212 211" svg:d="M0 105c0-58 48-105 107-105 57 0 105 47 105 105 0 59-48 106-105 106-59 0-107-47-107-106z">
          <text:p/>
        </draw:path>
        <draw:path draw:style-name="gr3" draw:text-style-name="P2" draw:layer="layout" svg:width="0.3cm" svg:height="0.3cm" svg:x="3.508cm" svg:y="17.418cm" svg:viewBox="0 0 301 301" svg:d="M0 151c0-83 68-151 152-151 82 0 149 68 149 151s-67 150-149 150c-84 0-152-67-152-150z">
          <text:p/>
        </draw:path>
        <draw:path draw:style-name="gr3" draw:text-style-name="P2" draw:layer="layout" svg:width="0.3cm" svg:height="0.3cm" svg:x="3.468cm" svg:y="19.201cm" svg:viewBox="0 0 301 301" svg:d="M0 151c0-84 68-151 152-151 82 0 149 67 149 151 0 83-67 150-149 150-84 0-152-67-152-150z">
          <text:p/>
        </draw:path>
        <draw:line draw:style-name="gr7" draw:text-style-name="P1" draw:layer="layout" svg:x1="4.601cm" svg:y1="19.181cm" svg:x2="4.601cm" svg:y2="18.597cm">
          <text:p/>
        </draw:line>
        <draw:line draw:style-name="gr7" draw:text-style-name="P1" draw:layer="layout" svg:x1="5.73cm" svg:y1="18.39cm" svg:x2="5.829cm" svg:y2="18.291cm">
          <text:p/>
        </draw:line>
        <draw:line draw:style-name="gr7" draw:text-style-name="P1" draw:layer="layout" svg:x1="4.689cm" svg:y1="18.509cm" svg:x2="4.968cm" svg:y2="18.509cm">
          <text:p/>
        </draw:line>
        <draw:line draw:style-name="gr7" draw:text-style-name="P1" draw:layer="layout" svg:x1="5.828cm" svg:y1="18.291cm" svg:x2="5.828cm" svg:y2="18.069cm">
          <text:p/>
        </draw:line>
        <draw:line draw:style-name="gr7" draw:text-style-name="P1" draw:layer="layout" svg:x1="5.413cm" svg:y1="18.488cm" svg:x2="5.511cm" svg:y2="18.389cm">
          <text:p/>
        </draw:line>
        <draw:line draw:style-name="gr7" draw:text-style-name="P1" draw:layer="layout" svg:x1="4.219cm" svg:y1="19.447cm" svg:x2="4.306cm" svg:y2="19.535cm">
          <text:p/>
        </draw:line>
        <draw:line draw:style-name="gr7" draw:text-style-name="P1" draw:layer="layout" svg:x1="4.429cm" svg:y1="19.269cm" svg:x2="4.429cm" svg:y2="19.268cm">
          <text:p/>
        </draw:line>
        <draw:line draw:style-name="gr7" draw:text-style-name="P1" draw:layer="layout" svg:x1="5.151cm" svg:y1="18.955cm" svg:x2="5.414cm" svg:y2="18.693cm">
          <text:p/>
        </draw:line>
        <draw:line draw:style-name="gr7" draw:text-style-name="P1" draw:layer="layout" svg:x1="4.514cm" svg:y1="19.269cm" svg:x2="4.602cm" svg:y2="19.181cm">
          <text:p/>
        </draw:line>
        <draw:line draw:style-name="gr7" draw:text-style-name="P1" draw:layer="layout" svg:x1="5.064cm" svg:y1="19.534cm" svg:x2="4.305cm" svg:y2="19.534cm">
          <text:p/>
        </draw:line>
        <draw:line draw:style-name="gr7" draw:text-style-name="P1" draw:layer="layout" svg:x1="4.219cm" svg:y1="19.269cm" svg:x2="4.429cm" svg:y2="19.269cm">
          <text:p/>
        </draw:line>
        <draw:line draw:style-name="gr7" draw:text-style-name="P1" draw:layer="layout" svg:x1="5.402cm" svg:y1="17.568cm" svg:x2="5.691cm" svg:y2="17.568cm">
          <text:p/>
        </draw:line>
        <draw:line draw:style-name="gr7" draw:text-style-name="P1" draw:layer="layout" svg:x1="5.51cm" svg:y1="18.389cm" svg:x2="5.732cm" svg:y2="18.389cm">
          <text:p/>
        </draw:line>
        <draw:line draw:style-name="gr7" draw:text-style-name="P1" draw:layer="layout" svg:x1="5.151cm" svg:y1="19.373cm" svg:x2="5.151cm" svg:y2="18.954cm">
          <text:p/>
        </draw:line>
        <draw:line draw:style-name="gr7" draw:text-style-name="P1" draw:layer="layout" svg:x1="5.151cm" svg:y1="19.374cm" svg:x2="5.151cm" svg:y2="19.373cm">
          <text:p/>
        </draw:line>
        <draw:line draw:style-name="gr7" draw:text-style-name="P1" draw:layer="layout" svg:x1="5.691cm" svg:y1="17.568cm" svg:x2="5.832cm" svg:y2="17.708cm">
          <text:p/>
        </draw:line>
        <draw:line draw:style-name="gr7" draw:text-style-name="P1" draw:layer="layout" svg:x1="4.429cm" svg:y1="19.268cm" svg:x2="4.514cm" svg:y2="19.268cm">
          <text:p/>
        </draw:line>
        <draw:line draw:style-name="gr7" draw:text-style-name="P1" draw:layer="layout" svg:x1="4.219cm" svg:y1="19.269cm" svg:x2="4.219cm" svg:y2="19.447cm">
          <text:p/>
        </draw:line>
        <draw:line draw:style-name="gr7" draw:text-style-name="P1" draw:layer="layout" svg:x1="4.601cm" svg:y1="18.598cm" svg:x2="4.69cm" svg:y2="18.509cm">
          <text:p/>
        </draw:line>
        <draw:line draw:style-name="gr7" draw:text-style-name="P1" draw:layer="layout" svg:x1="5.831cm" svg:y1="17.707cm" svg:x2="5.831cm" svg:y2="18.11cm">
          <text:p/>
        </draw:line>
        <draw:line draw:style-name="gr7" draw:text-style-name="P1" draw:layer="layout" svg:x1="5.151cm" svg:y1="19.447cm" svg:x2="5.151cm" svg:y2="19.374cm">
          <text:p/>
        </draw:line>
        <draw:line draw:style-name="gr7" draw:text-style-name="P1" draw:layer="layout" svg:x1="5.064cm" svg:y1="19.535cm" svg:x2="5.152cm" svg:y2="19.447cm">
          <text:p/>
        </draw:line>
        <draw:line draw:style-name="gr7" draw:text-style-name="P1" draw:layer="layout" svg:x1="5.413cm" svg:y1="18.693cm" svg:x2="5.413cm" svg:y2="18.487cm">
          <text:p/>
        </draw:line>
        <draw:line draw:style-name="gr7" draw:text-style-name="P1" draw:layer="layout" svg:x1="4.985cm" svg:y1="18.511cm" svg:x2="4.981cm" svg:y2="18.507cm">
          <text:p/>
        </draw:line>
        <draw:line draw:style-name="gr7" draw:text-style-name="P1" draw:layer="layout" svg:x1="4.219cm" svg:y1="18.507cm" svg:x2="3.984cm" svg:y2="18.507cm">
          <text:p/>
        </draw:line>
        <draw:line draw:style-name="gr7" draw:text-style-name="P1" draw:layer="layout" svg:x1="3.279cm" svg:y1="18.932cm" svg:x2="3.279cm" svg:y2="18.507cm">
          <text:p/>
        </draw:line>
        <draw:line draw:style-name="gr7" draw:text-style-name="P1" draw:layer="layout" svg:x1="3.985cm" svg:y1="18.508cm" svg:x2="3.904cm" svg:y2="18.427cm">
          <text:p/>
        </draw:line>
        <draw:line draw:style-name="gr7" draw:text-style-name="P1" draw:layer="layout" svg:x1="3.904cm" svg:y1="18.427cm" svg:x2="3.659cm" svg:y2="18.427cm">
          <text:p/>
        </draw:line>
        <draw:line draw:style-name="gr7" draw:text-style-name="P1" draw:layer="layout" svg:x1="3.659cm" svg:y1="17.568cm" svg:x2="3.659cm" svg:y2="18.427cm">
          <text:p/>
        </draw:line>
        <draw:line draw:style-name="gr7" draw:text-style-name="P1" draw:layer="layout" svg:x1="3.359cm" svg:y1="18.427cm" svg:x2="3.656cm" svg:y2="18.427cm">
          <text:p/>
        </draw:line>
        <draw:line draw:style-name="gr7" draw:text-style-name="P1" draw:layer="layout" svg:x1="3.278cm" svg:y1="18.934cm" svg:x2="3.28cm" svg:y2="18.932cm">
          <text:p/>
        </draw:line>
        <draw:line draw:style-name="gr7" draw:text-style-name="P1" draw:layer="layout" svg:x1="3.279cm" svg:y1="18.508cm" svg:x2="3.36cm" svg:y2="18.427cm">
          <text:p/>
        </draw:line>
        <draw:line draw:style-name="gr7" draw:text-style-name="P1" draw:layer="layout" svg:x1="3.357cm" svg:y1="19.013cm" svg:x2="3.654cm" svg:y2="19.013cm">
          <text:p/>
        </draw:line>
        <draw:line draw:style-name="gr7" draw:text-style-name="P1" draw:layer="layout" svg:x1="3.278cm" svg:y1="18.933cm" svg:x2="3.358cm" svg:y2="19.014cm">
          <text:p/>
        </draw:line>
        <draw:line draw:style-name="gr7" draw:text-style-name="P1" draw:layer="layout" svg:x1="2.897cm" svg:y1="18.427cm" svg:x2="2.897cm" svg:y2="19.351cm">
          <text:p/>
        </draw:line>
        <draw:line draw:style-name="gr7" draw:text-style-name="P1" draw:layer="layout" svg:x1="3.619cm" svg:y1="19.351cm" svg:x2="3.878cm" svg:y2="19.351cm">
          <text:p/>
        </draw:line>
        <draw:line draw:style-name="gr7" draw:text-style-name="P1" draw:layer="layout" svg:x1="4.041cm" svg:y1="19.015cm" svg:x2="4.219cm" svg:y2="19.015cm">
          <text:p/>
        </draw:line>
        <draw:line draw:style-name="gr7" draw:text-style-name="P1" draw:layer="layout" svg:x1="3.151cm" svg:y1="19.351cm" svg:x2="3.619cm" svg:y2="19.351cm">
          <text:p/>
        </draw:line>
        <draw:line draw:style-name="gr7" draw:text-style-name="P1" draw:layer="layout" svg:x1="3.878cm" svg:y1="19.352cm" svg:x2="3.961cm" svg:y2="19.269cm">
          <text:p/>
        </draw:line>
        <draw:line draw:style-name="gr7" draw:text-style-name="P1" draw:layer="layout" svg:x1="3.96cm" svg:y1="19.269cm" svg:x2="3.96cm" svg:y2="19.097cm">
          <text:p/>
        </draw:line>
        <draw:line draw:style-name="gr7" draw:text-style-name="P1" draw:layer="layout" svg:x1="3.96cm" svg:y1="19.098cm" svg:x2="4.042cm" svg:y2="19.015cm">
          <text:p/>
        </draw:line>
        <draw:line draw:style-name="gr7" draw:text-style-name="P1" draw:layer="layout" svg:x1="4.349cm" svg:y1="18.147cm" svg:x2="4.349cm" svg:y2="18.148cm">
          <text:p/>
        </draw:line>
        <draw:line draw:style-name="gr7" draw:text-style-name="P1" draw:layer="layout" svg:x1="4.217cm" svg:y1="18.763cm" svg:x2="4.221cm" svg:y2="18.761cm">
          <text:p/>
        </draw:line>
        <draw:line draw:style-name="gr7" draw:text-style-name="P1" draw:layer="layout" svg:x1="4.471cm" svg:y1="18.647cm" svg:x2="4.357cm" svg:y2="18.762cm">
          <text:p/>
        </draw:line>
        <draw:line draw:style-name="gr7" draw:text-style-name="P1" draw:layer="layout" svg:x1="3.659cm" svg:y1="18.762cm" svg:x2="4.217cm" svg:y2="18.762cm">
          <text:p/>
        </draw:line>
        <draw:line draw:style-name="gr7" draw:text-style-name="P1" draw:layer="layout" svg:x1="4.349cm" svg:y1="18.148cm" svg:x2="4.471cm" svg:y2="18.271cm">
          <text:p/>
        </draw:line>
        <draw:line draw:style-name="gr7" draw:text-style-name="P1" draw:layer="layout" svg:x1="4.357cm" svg:y1="18.761cm" svg:x2="4.219cm" svg:y2="18.761cm">
          <text:p/>
        </draw:line>
        <draw:line draw:style-name="gr7" draw:text-style-name="P1" draw:layer="layout" svg:x1="4.47cm" svg:y1="18.27cm" svg:x2="4.47cm" svg:y2="18.647cm">
          <text:p/>
        </draw:line>
        <draw:line draw:style-name="gr7" draw:text-style-name="P1" draw:layer="layout" svg:x1="3.659cm" svg:y1="18.761cm" svg:x2="3.659cm" svg:y2="18.762cm">
          <text:p/>
        </draw:line>
        <draw:line draw:style-name="gr7" draw:text-style-name="P1" draw:layer="layout" svg:x1="4.349cm" svg:y1="17.568cm" svg:x2="4.349cm" svg:y2="18.147cm">
          <text:p/>
        </draw:line>
        <draw:line draw:style-name="gr7" draw:text-style-name="P1" draw:layer="layout" svg:x1="5.209cm" svg:y1="18.764cm" svg:x2="5.32cm" svg:y2="18.653cm">
          <text:p/>
        </draw:line>
        <draw:line draw:style-name="gr7" draw:text-style-name="P1" draw:layer="layout" svg:x1="4.987cm" svg:y1="18.763cm" svg:x2="5.209cm" svg:y2="18.763cm">
          <text:p/>
        </draw:line>
        <draw:line draw:style-name="gr7" draw:text-style-name="P1" draw:layer="layout" svg:x1="5.069cm" svg:y1="18.11cm" svg:x2="4.929cm" svg:y2="18.11cm">
          <text:p/>
        </draw:line>
        <draw:line draw:style-name="gr7" draw:text-style-name="P1" draw:layer="layout" svg:x1="5.32cm" svg:y1="18.21cm" svg:x2="5.222cm" svg:y2="18.111cm">
          <text:p/>
        </draw:line>
        <draw:line draw:style-name="gr7" draw:text-style-name="P1" draw:layer="layout" svg:x1="4.93cm" svg:y1="18.111cm" svg:x2="4.849cm" svg:y2="18.031cm">
          <text:p/>
        </draw:line>
        <draw:line draw:style-name="gr7" draw:text-style-name="P1" draw:layer="layout" svg:x1="5.222cm" svg:y1="18.111cm" svg:x2="5cm" svg:y2="18.111cm">
          <text:p/>
        </draw:line>
        <draw:line draw:style-name="gr7" draw:text-style-name="P1" draw:layer="layout" svg:x1="4.6cm" svg:y1="17.568cm" svg:x2="4.849cm" svg:y2="17.568cm">
          <text:p/>
        </draw:line>
        <draw:line draw:style-name="gr7" draw:text-style-name="P1" draw:layer="layout" svg:x1="5.319cm" svg:y1="18.653cm" svg:x2="5.319cm" svg:y2="18.209cm">
          <text:p/>
        </draw:line>
        <draw:line draw:style-name="gr7" draw:text-style-name="P1" draw:layer="layout" svg:x1="4.849cm" svg:y1="18.031cm" svg:x2="4.849cm" svg:y2="17.568cm">
          <text:p/>
        </draw:line>
        <draw:polygon draw:style-name="gr8" draw:text-style-name="P2" draw:layer="layout" svg:width="0.346cm" svg:height="0.185cm" svg:x="3.744cm" svg:y="18.502cm" svg:viewBox="0 0 347 186" draw:points="130,2 135,6 193,64 197,67 205,73 219,78 233,81 248,81 301,81 309,83 316,89 320,97 320,101 320,116 321,122 326,135 335,147 339,150 345,157 347,165 345,174 340,181 332,185 327,186 73,186 65,184 58,178 57,178 54,174 51,170 36,154 18,141 10,137 3,132 0,124 0,115 4,107 9,102 26,93 47,77 65,58 81,37 95,14 96,12 97,10 99,8 100,6 101,5 103,4 106,2 107,2 109,1 114,0 121,0">
          <text:p/>
        </draw:polygon>
        <draw:polygon draw:style-name="gr8" draw:text-style-name="P2" draw:layer="layout" svg:width="0.819cm" svg:height="1.017cm" svg:x="4.425cm" svg:y="17.671cm" svg:viewBox="0 0 820 1018" draw:points="54,0 56,1 58,2 60,3 64,5 73,15 93,30 115,41 138,48 162,52 187,52 211,48 234,41 256,30 276,15 283,10 292,9 300,12 306,17 306,18 316,28 323,35 324,36 341,48 347,55 349,63 349,64 349,367 352,382 358,396 361,400 366,408 447,490 452,497 452,498 454,504 464,529 477,551 488,566 493,572 511,591 532,607 555,620 579,630 604,637 630,640 657,640 683,637 708,630 733,620 756,607 777,591 786,581 794,576 803,575 811,578 817,584 820,593 820,595 820,944 818,952 815,958 760,1012 753,1017 746,1018 704,1018 696,1016 689,1010 688,1010 674,990 669,985 662,978 657,971 656,962 659,953 662,950 674,938 688,918 699,897 707,873 711,849 711,825 707,801 699,777 688,756 674,736 657,719 641,708 637,704 629,701 615,693 592,686 571,683 568,682 543,682 540,682 519,686 496,693 474,704 454,719 437,736 428,749 424,754 423,756 416,762 408,764 407,764 256,764 253,765 242,767 228,772 225,774 223,776 216,781 155,842 147,847 138,848 130,845 124,838 121,830 121,828 121,593 120,588 119,587 118,578 112,565 112,564 105,554 104,552 5,453 1,445 0,439 0,44 2,36 7,29 8,28 26,15 35,5 37,4 39,3 41,2 43,1 45,0 47,0 50,0 52,0">
          <text:p/>
        </draw:polygon>
        <draw:polygon draw:style-name="gr8" draw:text-style-name="P2" draw:layer="layout" svg:width="0.219cm" svg:height="0.436cm" svg:x="3.354cm" svg:y="18.502cm" svg:viewBox="0 0 220 437" draw:points="115,2 122,8 125,12 126,14 139,36 143,41 155,57 173,76 194,92 211,101 217,107 220,116 220,124 215,132 210,136 202,140 184,153 169,169 156,187 146,206 139,227 135,249 135,271 139,293 146,314 156,333 169,351 182,366 187,373 188,382 185,390 182,394 177,399 164,416 158,427 152,433 143,437 140,437 43,437 40,436 36,436 35,435 34,435 29,431 6,408 1,401 0,394 0,44 2,36 6,30 30,6 38,1 44,0 107,0">
          <text:p/>
        </draw:polygon>
        <draw:polygon draw:style-name="gr8" draw:text-style-name="P2" draw:layer="layout" svg:width="0.207cm" svg:height="0.468cm" svg:x="4.319cm" svg:y="18.726cm" svg:viewBox="0 0 208 469" draw:points="199,3 205,9 208,18 208,20 208,417 206,426 202,431 170,463 162,467 156,468 103,468 102,469 98,469 47,469 38,467 31,461 18,443 6,431 1,424 0,415 3,406 6,403 18,391 32,371 43,350 51,326 55,302 55,278 51,254 43,230 32,209 18,189 6,177 1,170 0,161 3,152 6,149 18,137 31,118 37,112 44,110 45,110 59,107 73,102 78,98 85,93 173,6 180,1 190,0">
          <text:p/>
        </draw:polygon>
        <draw:polygon draw:style-name="gr8" draw:text-style-name="P2" draw:layer="layout" svg:width="0.083cm" svg:height="0.132cm" svg:x="4.035cm" svg:y="19.096cm" svg:viewBox="0 0 84 133" draw:points="41,0 43,0 45,1 48,1 49,2 51,3 54,5 55,7 56,7 65,20 79,32 79,33 81,36 83,39 83,40 83,41 83,45 84,48 84,49 84,50 82,53 81,57 80,57 80,58 78,60 65,73 56,86 51,93 40,114 38,119 34,126 26,131 18,133 9,130 3,124 0,115 0,113 0,40 2,32 5,26 26,5 29,4 31,2 32,2 34,1 37,0 40,0">
          <text:p/>
        </draw:polygon>
        <draw:polygon draw:style-name="gr8" draw:text-style-name="P2" draw:layer="layout" svg:width="0.385cm" svg:height="0.439cm" svg:x="3.733cm" svg:y="18.837cm" svg:viewBox="0 0 386 440" draw:points="349,2 356,8 362,16 368,25 380,37 385,44 386,53 383,63 380,66 368,78 361,88 355,96 349,102 340,104 339,104 302,104 300,104 288,107 274,112 270,115 262,121 169,213 164,221 163,223 161,225 155,239 152,254 152,394 152,397 151,400 151,401 150,402 147,408 120,434 113,439 106,440 84,440 76,438 69,432 66,428 65,426 52,404 36,383 18,364 17,364 11,359 8,357 2,350 0,341 2,333 7,326 10,324 20,318 38,304 54,288 67,271 78,251 87,231 93,209 96,187 96,165 93,143 87,121 78,101 78,100 67,81 54,64 49,58 48,56 47,55 46,53 44,50 44,49 43,47 43,44 43,42 44,40 44,38 45,36 46,33 48,31 48,30 62,16 69,7 72,5 75,2 76,2 77,2 80,1 83,0 84,0 340,0">
          <text:p/>
        </draw:polygon>
        <draw:polygon draw:style-name="gr8" draw:text-style-name="P2" draw:layer="layout" svg:width="0.659cm" svg:height="0.875cm" svg:x="4.299cm" svg:y="18.584cm" svg:viewBox="0 0 660 876" draw:points="541,1 545,2 549,5 552,7 552,8 564,24 577,37 579,40 581,43 581,44 581,45 581,49 582,52 582,53 582,54 580,57 579,61 578,61 578,62 576,64 564,76 550,96 539,117 531,141 527,165 527,189 531,213 539,237 547,252 550,258 558,269 564,278 576,290 581,297 582,306 579,315 576,318 564,330 554,344 551,348 550,350 539,371 531,395 528,416 528,417 527,419 527,443 531,467 539,491 547,506 550,512 562,530 564,533 576,545 581,552 582,561 579,570 576,573 564,585 555,598 550,605 539,626 531,650 529,667 527,674 527,698 528,703 531,722 539,746 548,763 550,767 562,784 564,787 581,804 601,819 623,830 645,837 646,837 653,842 658,849 660,858 657,866 651,873 642,876 640,876 46,876 43,875 39,875 38,874 37,874 32,870 5,844 1,836 0,827 3,819 8,814 14,809 21,804 38,787 51,769 57,763 66,761 67,761 137,761 141,761 222,761 237,758 251,752 255,749 263,744 360,646 367,636 369,634 374,620 377,606 377,52 379,43 383,38 415,6 422,1 429,0 537,0">
          <text:p/>
        </draw:polygon>
        <draw:polygon draw:style-name="gr8" draw:text-style-name="P2" draw:layer="layout" svg:width="3.584cm" svg:height="4.025cm" svg:x="2.551cm" svg:y="15.925cm" svg:viewBox="0 0 3585 4026" draw:points="3574,2 3581,7 3585,15 3585,19 3585,4007 3583,4015 3578,4022 3570,4026 3566,4026 1486,4026 1477,4024 1470,4019 1466,4011 1466,4002 1468,3999 1467,3999 1468,3998 1472,3982 1472,3718 1468,3702 1460,3689 1449,3677 1435,3670 1420,3665 1093,3665 1084,3663 1077,3658 1073,3650 1073,3641 1077,3633 1084,3628 1090,3626 1098,3625 1107,3624 1132,3617 1156,3607 1179,3594 1200,3578 1218,3559 1234,3538 1247,3516 1248,3514 1253,3507 1261,3503 1266,3502 1334,3502 1348,3499 1362,3494 1371,3487 1374,3485 1467,3393 1470,3388 1475,3381 1478,3373 1479,3372 1481,3369 1483,3367 1484,3366 1485,3365 1488,3364 1491,3362 1492,3362 1493,3362 1496,3362 1499,3362 1500,3362 1502,3362 1505,3364 1508,3365 1508,3366 1509,3367 1511,3369 1514,3372 1514,3373 1514,3374 1515,3375 1516,3378 1516,3381 1524,3405 1533,3422 1535,3426 1547,3443 1549,3446 1566,3463 1567,3463 1584,3476 1590,3483 1592,3491 1592,3492 1592,3530 1595,3545 1601,3559 1603,3562 1609,3571 1707,3668 1714,3673 1719,3677 1721,3677 1733,3682 1747,3685 2520,3685 2534,3682 2548,3677 2553,3673 2560,3668 2658,3571 2663,3563 2664,3562 2666,3559 2672,3545 2675,3530 2675,3463 2675,3459 2676,3456 2676,3069 2678,3061 2681,3055 2799,2938 2920,2817 2928,2805 2934,2791 2937,2776 2937,2762 2937,2601 2939,2593 2942,2587 2985,2545 2992,2540 2999,2539 3189,2539 3203,2536 3217,2531 3229,2522 3240,2512 3243,2507 3245,2504 3337,2414 3345,2402 3351,2388 3352,2382 3356,2373 3362,2368 3364,2367 3369,2365 3392,2352 3413,2336 3431,2317 3447,2296 3460,2274 3470,2249 3477,2224 3481,2198 3481,2172 3477,2146 3470,2121 3460,2096 3447,2074 3431,2053 3413,2034 3397,2022 3392,2018 3369,2005 3368,2005 3361,2000 3356,1992 3356,1986 3356,1775 3355,1774 3353,1760 3347,1746 3342,1739 3339,1734 3188,1585 3179,1579 3176,1576 3166,1572 3162,1571 3153,1569 3148,1568 3049,1568 3041,1566 3034,1560 3031,1556 3030,1554 3017,1532 3001,1511 2983,1492 2980,1490 2962,1476 2939,1463 2915,1453 2890,1446 2864,1443 2837,1443 2811,1446 2786,1453 2762,1463 2739,1476 2718,1492 2700,1511 2684,1532 2671,1554 2661,1579 2654,1604 2650,1630 2650,1656 2654,1682 2658,1699 2661,1707 2671,1732 2684,1754 2689,1761 2700,1775 2718,1794 2739,1810 2762,1823 2786,1833 2811,1840 2837,1843 2864,1843 2890,1840 2915,1833 2939,1823 2962,1810 2983,1794 3001,1775 3017,1754 3030,1732 3031,1730 3036,1723 3044,1719 3049,1718 3101,1718 3110,1720 3115,1724 3199,1807 3203,1815 3204,1821 3204,1986 3202,1995 3197,2002 3192,2005 3191,2005 3181,2011 3168,2018 3147,2034 3129,2053 3113,2074 3100,2096 3090,2121 3083,2146 3079,2172 3079,2198 3083,2224 3088,2245 3090,2249 3100,2274 3113,2296 3124,2311 3129,2317 3147,2336 3160,2345 3162,2348 3165,2351 3165,2352 3166,2352 3167,2356 3168,2359 3168,2360 3168,2361 3167,2364 3167,2368 3166,2369 3166,2370 3162,2375 3154,2383 3147,2388 3140,2389 2967,2389 2952,2389 2949,2390 2938,2392 2924,2397 2912,2406 2878,2440 2870,2445 2861,2446 2853,2443 2847,2436 2844,2428 2844,2426 2844,2277 2843,2272 2841,2262 2835,2248 2827,2236 2816,2226 2718,2128 2712,2124 2706,2117 2705,2115 2697,2096 2684,2074 2668,2053 2650,2034 2634,2022 2629,2018 2606,2005 2582,1995 2557,1988 2531,1985 2504,1985 2478,1988 2453,1995 2429,2005 2406,2018 2406,2019 2398,2022 2389,2022 2381,2018 2375,2011 2374,2003 2374,1810 2376,1802 2381,1795 2382,1794 2400,1781 2417,1764 2431,1744 2442,1723 2450,1699 2454,1675 2454,1611 2450,1587 2442,1563 2431,1542 2417,1522 2400,1505 2392,1499 2380,1490 2375,1488 2358,1479 2335,1472 2314,1469 2311,1468 2286,1468 2283,1468 2262,1472 2239,1479 2217,1490 2197,1505 2180,1522 2180,1523 2173,1528 2165,1531 2156,1529 2150,1525 2146,1522 2130,1510 2119,1505 2108,1499 2085,1492 2064,1489 2061,1488 2036,1488 2033,1488 2012,1492 1989,1499 1967,1510 1964,1513 1947,1525 1938,1535 1930,1539 1921,1540 1913,1537 1909,1535 1900,1525 1896,1522 1880,1510 1869,1505 1858,1499 1835,1492 1814,1489 1811,1488 1786,1488 1783,1488 1762,1492 1739,1499 1717,1510 1714,1513 1697,1525 1680,1542 1666,1562 1655,1583 1647,1607 1643,1631 1643,1655 1647,1679 1655,1703 1657,1707 1666,1724 1673,1734 1680,1744 1697,1761 1701,1763 1715,1774 1721,1781 1723,1789 1723,1790 1723,2209 1723,2213 1722,2216 1722,2230 1725,2243 1725,2245 1727,2249 1730,2257 1731,2259 1739,2271 1792,2323 1839,2370 1843,2378 1844,2384 1844,2430 1842,2438 1837,2445 1829,2449 1820,2449 1812,2445 1809,2442 1808,2441 1797,2433 1783,2428 1777,2427 1558,2427 1552,2428 1538,2433 1527,2441 1518,2453 1513,2466 1512,2472 1512,2487 1512,2489 1512,2491 1511,2493 1510,2496 1509,2497 1508,2499 1506,2501 1505,2503 1503,2504 1501,2505 1499,2505 1497,2506 1493,2507 1472,2507 1463,2505 1458,2501 1400,2444 1391,2438 1388,2435 1377,2431 1374,2430 1363,2428 1360,2427 1306,2427 1298,2425 1291,2419 1288,2415 1287,2413 1274,2391 1258,2370 1240,2351 1232,2345 1219,2335 1196,2322 1195,2322 1188,2317 1183,2309 1183,2303 1183,1842 1185,1833 1190,1826 1195,1823 1196,1823 1219,1810 1240,1794 1258,1775 1274,1754 1287,1732 1297,1707 1304,1682 1308,1656 1308,1630 1304,1604 1297,1579 1287,1554 1274,1532 1258,1511 1240,1492 1237,1490 1219,1476 1196,1463 1172,1453 1147,1446 1121,1443 1094,1443 1068,1446 1043,1453 1019,1463 996,1476 975,1492 957,1511 941,1532 928,1554 918,1579 911,1604 907,1630 907,1656 911,1682 915,1699 918,1707 928,1732 941,1754 946,1761 957,1775 975,1794 981,1798 996,1810 1019,1823 1020,1823 1027,1828 1032,1836 1032,1842 1032,2303 1030,2312 1025,2319 1020,2322 1019,2322 1015,2325 996,2335 975,2351 957,2370 941,2391 928,2413 927,2415 922,2422 914,2426 909,2427 801,2427 797,2428 786,2430 772,2435 769,2438 760,2444 670,2534 667,2538 661,2546 656,2560 653,2575 653,2992 653,2996 651,3002 651,3016 654,3027 654,3031 660,3045 668,3057 759,3147 764,3151 771,3156 785,3161 799,3164 814,3164 944,3164 952,3166 959,3172 961,3174 961,3175 966,3183 973,3192 979,3200 991,3212 996,3220 997,3229 994,3237 988,3243 985,3245 979,3247 956,3260 935,3276 917,3295 901,3316 888,3338 887,3340 882,3347 874,3351 869,3352 764,3352 755,3350 748,3344 747,3342 741,3332 728,3315 712,3299 694,3285 675,3274 661,3268 654,3266 633,3260 611,3257 588,3257 566,3260 545,3266 524,3274 505,3285 487,3299 481,3305 480,3305 479,3307 476,3308 474,3309 472,3310 471,3310 468,3310 465,3310 464,3310 462,3310 460,3309 457,3307 454,3306 454,3305 440,3291 428,3283 427,3282 425,3279 423,3277 423,3276 422,3275 422,3271 421,3268 421,3267 421,2702 423,2693 428,2686 433,2683 434,2683 457,2670 478,2653 496,2634 512,2613 525,2591 535,2566 542,2541 546,2515 546,2489 542,2463 535,2438 525,2413 512,2391 496,2370 478,2351 470,2345 469,2345 464,2338 461,2329 463,2321 469,2314 476,2310 481,2309 888,2309 903,2305 917,2297 928,2286 936,2272 940,2257 940,1992 936,1977 928,1963 917,1952 903,1944 888,1940 75,1940 59,1940 44,1944 29,1952 21,1955 12,1954 5,1949 0,1941 0,1935 0,888 907,888 907,1311 912,1327 919,1340 931,1352 944,1359 960,1364 1224,1364 1240,1359 1253,1352 1265,1340 1272,1327 1277,1311 1277,888 1272,872 1265,859 1253,847 1240,840 1224,835 975,835 960,835 944,840 931,847 919,859 912,872 907,888 0,888 0,589 2,580 7,574 15,570 24,570 32,574 34,575 45,587 59,595 74,599 1124,599 1139,595 1153,587 1164,576 1172,562 1176,547 1176,189 1839,189 1839,1114 1844,1130 1851,1143 1863,1155 1876,1162 1892,1167 2156,1167 2172,1162 2185,1155 2197,1143 2204,1130 2209,1114 2209,919 2652,919 2652,1280 2657,1296 2664,1309 2676,1321 2689,1328 2705,1333 2969,1333 2985,1328 2998,1321 3010,1309 3017,1296 3022,1280 3022,919 3017,903 3010,890 2998,878 2985,871 2969,866 2720,866 2705,866 2689,871 2676,878 2664,890 2657,903 2652,919 2209,919 2209,189 2204,173 2197,160 2185,148 2172,141 2156,136 1907,136 1892,136 1876,141 1863,148 1851,160 1844,173 1839,189 1176,189 1176,42 1172,26 1171,25 1172,25 1170,18 1173,10 1179,3 1187,0 1190,0 3566,0">
          <text:p/>
        </draw:polygon>
        <draw:polygon draw:style-name="gr8" draw:text-style-name="P2" draw:layer="layout" svg:width="1.062cm" svg:height="1.731cm" svg:x="2.551cm" svg:y="18.219cm" svg:viewBox="0 0 1063 1732" draw:points="29,3 30,3 44,11 59,15 75,15 210,15 218,17 225,23 229,31 229,39 225,47 222,51 221,51 213,57 195,76 179,97 166,119 157,141 156,144 153,155 149,169 145,195 145,221 149,246 149,247 150,252 156,272 166,297 179,319 183,324 195,340 213,359 227,370 234,375 257,389 258,389 265,394 270,402 270,408 270,973 268,982 263,989 262,989 251,997 235,1014 234,1015 221,1032 211,1052 204,1074 200,1097 200,1169 204,1192 211,1214 220,1231 221,1234 235,1252 251,1269 269,1282 290,1292 312,1299 334,1303 357,1303 379,1299 401,1292 422,1282 440,1269 453,1255 461,1251 470,1250 478,1253 481,1255 487,1261 505,1275 520,1284 524,1286 545,1294 566,1300 586,1303 588,1303 611,1303 633,1300 654,1294 675,1286 694,1275 712,1261 728,1245 741,1228 747,1218 753,1212 761,1208 764,1208 870,1208 878,1210 885,1216 888,1220 889,1222 902,1244 915,1261 918,1265 936,1284 957,1300 980,1313 1004,1323 1029,1330 1037,1331 1046,1332 1054,1335 1060,1341 1063,1350 1062,1358 1057,1366 1050,1370 1043,1371 876,1371 861,1376 847,1383 836,1395 828,1408 824,1424 824,1688 828,1704 829,1705 828,1705 830,1711 829,1720 824,1727 816,1732 809,1732 719,1732 710,1730 703,1725 700,1717 700,1708 702,1703 702,1702 706,1687 706,1422 702,1407 694,1393 683,1382 669,1374 654,1370 308,1370 292,1370 277,1374 263,1382 252,1393 244,1407 240,1422 240,1687 244,1702 244,1703 245,1703 247,1711 246,1720 241,1727 233,1732 227,1732 19,1732 11,1730 4,1725 0,1717 0,1713 0,20 2,11 7,4 15,0 24,0">
          <text:p/>
        </draw:polygon>
        <draw:path draw:style-name="gr9" draw:text-style-name="P3" draw:layer="layout" svg:width="0.1cm" svg:height="0.1cm" svg:x="5.781cm" svg:y="18.06cm" svg:viewBox="0 0 101 101" svg:d="M0 50c0-28 23-50 50-50 28 0 51 22 51 50s-23 51-51 51c-27 0-50-23-50-51z">
          <text:p/>
        </draw:path>
        <draw:path draw:style-name="gr9" draw:text-style-name="P3" draw:layer="layout" svg:width="0.1cm" svg:height="0.1cm" svg:x="5.019cm" svg:y="18.06cm" svg:viewBox="0 0 101 101" svg:d="M0 50c0-28 22-50 49-50 28 0 52 22 52 50s-24 51-52 51c-27 0-49-23-49-51z">
          <text:p/>
        </draw:path>
        <draw:path draw:style-name="gr9" draw:text-style-name="P3" draw:layer="layout" svg:width="0.1cm" svg:height="0.1cm" svg:x="4.8cm" svg:y="17.518cm" svg:viewBox="0 0 101 101" svg:d="M0 51c0-29 23-51 50-51 28 0 51 22 51 51 0 28-23 50-51 50-27 0-50-22-50-50z">
          <text:p/>
        </draw:path>
        <draw:path draw:style-name="gr9" draw:text-style-name="P3" draw:layer="layout" svg:width="0.1cm" svg:height="0.1cm" svg:x="4.549cm" svg:y="17.518cm" svg:viewBox="0 0 101 101" svg:d="M0 51c0-29 23-51 51-51s50 22 50 51c0 28-22 50-50 50s-51-22-51-50z">
          <text:p/>
        </draw:path>
        <draw:path draw:style-name="gr9" draw:text-style-name="P3" draw:layer="layout" svg:width="0.1cm" svg:height="0.1cm" svg:x="4.3cm" svg:y="17.518cm" svg:viewBox="0 0 101 101" svg:d="M0 51c0-29 23-51 50-51 28 0 51 22 51 51 0 28-23 50-51 50-27 0-50-22-50-50z">
          <text:p/>
        </draw:path>
        <draw:path draw:style-name="gr9" draw:text-style-name="P3" draw:layer="layout" svg:width="0.1cm" svg:height="0.1cm" svg:x="2.846cm" svg:y="18.377cm" svg:viewBox="0 0 101 101" svg:d="M0 50c0-28 23-50 51-50 27 0 50 22 50 50 0 29-23 51-50 51-28 0-51-22-51-51z">
          <text:p/>
        </draw:path>
        <draw:path draw:style-name="gr9" draw:text-style-name="P3" draw:layer="layout" svg:width="0.1cm" svg:height="0.1cm" svg:x="3.608cm" svg:y="18.377cm" svg:viewBox="0 0 101 101" svg:d="M0 50c0-28 24-50 52-50 27 0 49 22 49 50 0 29-22 51-49 51-28 0-52-22-52-51z">
          <text:p/>
        </draw:path>
        <draw:path draw:style-name="gr9" draw:text-style-name="P3" draw:layer="layout" svg:width="0.1cm" svg:height="0.1cm" svg:x="2.846cm" svg:y="19.301cm" svg:viewBox="0 0 101 101" svg:d="M0 51c0-29 23-51 51-51 27 0 50 22 50 51 0 28-23 50-50 50-28 0-51-22-51-50z">
          <text:p/>
        </draw:path>
        <draw:path draw:style-name="gr9" draw:text-style-name="P3" draw:layer="layout" svg:width="0.1cm" svg:height="0.1cm" svg:x="3.1cm" svg:y="19.301cm" svg:viewBox="0 0 101 101" svg:d="M0 51c0-29 23-51 52-51 27 0 49 22 49 51 0 28-22 50-49 50-29 0-52-22-52-50z">
          <text:p/>
        </draw:path>
        <draw:path draw:style-name="gr9" draw:text-style-name="P3" draw:layer="layout" svg:width="0.1cm" svg:height="0.1cm" svg:x="3.608cm" svg:y="18.712cm" svg:viewBox="0 0 101 101" svg:d="M0 51c0-29 24-51 52-51 27 0 49 22 49 51 0 28-22 50-49 50-28 0-52-22-52-50z">
          <text:p/>
        </draw:path>
        <draw:path draw:style-name="gr9" draw:text-style-name="P3" draw:layer="layout" svg:width="0.1cm" svg:height="0.1cm" svg:x="3.608cm" svg:y="18.962cm" svg:viewBox="0 0 101 101" svg:d="M0 50c0-28 24-50 52-50 27 0 49 22 49 50 0 29-22 51-49 51-28 0-52-22-52-51z">
          <text:p/>
        </draw:path>
        <draw:path draw:style-name="gr9" draw:text-style-name="P3" draw:layer="layout" svg:width="0.1cm" svg:height="0.1cm" svg:x="5.351cm" svg:y="17.518cm" svg:viewBox="0 0 101 101" svg:d="M0 51c0-29 23-51 52-51 27 0 49 22 49 51 0 28-22 50-49 50-29 0-52-22-52-50z">
          <text:p/>
        </draw:path>
        <draw:path draw:style-name="gr9" draw:text-style-name="P3" draw:layer="layout" svg:width="0.1cm" svg:height="0.1cm" svg:x="4.168cm" svg:y="18.457cm" svg:viewBox="0 0 101 101" svg:d="M0 50c0-28 23-50 52-50 27 0 49 22 49 50s-22 51-49 51c-29 0-52-23-52-51z">
          <text:p/>
        </draw:path>
        <draw:path draw:style-name="gr9" draw:text-style-name="P3" draw:layer="layout" svg:width="0.1cm" svg:height="0.1cm" svg:x="4.168cm" svg:y="18.711cm" svg:viewBox="0 0 101 101" svg:d="M0 51c0-29 23-51 52-51 27 0 49 22 49 51 0 28-22 50-49 50-29 0-52-22-52-50z">
          <text:p/>
        </draw:path>
        <draw:path draw:style-name="gr9" draw:text-style-name="P3" draw:layer="layout" svg:width="0.1cm" svg:height="0.1cm" svg:x="4.168cm" svg:y="18.965cm" svg:viewBox="0 0 101 101" svg:d="M0 50c0-28 23-50 52-50 27 0 49 22 49 50 0 29-22 51-49 51-29 0-52-22-52-51z">
          <text:p/>
        </draw:path>
        <draw:path draw:style-name="gr9" draw:text-style-name="P3" draw:layer="layout" svg:width="0.1cm" svg:height="0.1cm" svg:x="4.168cm" svg:y="19.219cm" svg:viewBox="0 0 101 101" svg:d="M0 51c0-28 23-51 52-51 27 0 49 23 49 51s-22 50-49 50c-29 0-52-22-52-50z">
          <text:p/>
        </draw:path>
        <draw:path draw:style-name="gr9" draw:text-style-name="P3" draw:layer="layout" svg:width="0.1cm" svg:height="0.1cm" svg:x="4.93cm" svg:y="19.219cm" svg:viewBox="0 0 101 101" svg:d="M0 51c0-28 23-51 51-51s50 23 50 51-22 50-50 50-51-22-51-50z">
          <text:p/>
        </draw:path>
        <draw:path draw:style-name="gr9" draw:text-style-name="P3" draw:layer="layout" svg:width="0.1cm" svg:height="0.1cm" svg:x="4.93cm" svg:y="18.965cm" svg:viewBox="0 0 101 101" svg:d="M0 50c0-28 23-50 51-50s50 22 50 50c0 29-22 51-50 51s-51-22-51-51z">
          <text:p/>
        </draw:path>
        <draw:path draw:style-name="gr9" draw:text-style-name="P3" draw:layer="layout" svg:width="0.1cm" svg:height="0.1cm" svg:x="4.93cm" svg:y="18.711cm" svg:viewBox="0 0 101 101" svg:d="M0 51c0-29 23-51 51-51s50 22 50 51c0 28-22 50-50 50s-51-22-51-50z">
          <text:p/>
        </draw:path>
        <draw:path draw:style-name="gr9" draw:text-style-name="P3" draw:layer="layout" svg:width="0.1cm" svg:height="0.1cm" svg:x="4.93cm" svg:y="18.457cm" svg:viewBox="0 0 101 101" svg:d="M0 50c0-28 23-50 51-50s50 22 50 50-22 51-50 51-51-23-51-51z">
          <text:p/>
        </draw:path>
        <draw:path draw:style-name="gr9" draw:text-style-name="P3" draw:layer="layout" svg:width="0.1cm" svg:height="0.1cm" svg:x="3.608cm" svg:y="17.518cm" svg:viewBox="0 0 101 101" svg:d="M0 51c0-29 24-51 52-51 27 0 49 22 49 51 0 28-22 50-49 50-28 0-52-22-52-50z">
          <text:p/>
        </draw:path>
        <draw:path draw:style-name="gr9" draw:text-style-name="P3" draw:layer="layout" svg:width="0.1cm" svg:height="0.1cm" svg:x="3.568cm" svg:y="19.301cm" svg:viewBox="0 0 101 101" svg:d="M0 51c0-29 23-51 52-51 27 0 49 22 49 51 0 28-22 50-49 50-29 0-52-22-52-50z">
          <text:p/>
        </draw:path>
        <draw:path draw:style-name="gr3" draw:text-style-name="P2" draw:layer="layout" svg:width="0.301cm" svg:height="0.3cm" svg:x="5.681cm" svg:y="17.96cm" svg:viewBox="0 0 302 301" svg:d="M0 151c0-84 68-151 150-151 83 0 152 67 152 151 0 83-69 150-152 150-82 0-150-67-150-150z">
          <text:p/>
        </draw:path>
        <draw:path draw:style-name="gr3" draw:text-style-name="P2" draw:layer="layout" svg:width="0.3cm" svg:height="0.3cm" svg:x="4.919cm" svg:y="17.96cm" svg:viewBox="0 0 301 301" svg:d="M0 151c0-84 67-151 149-151 84 0 152 67 152 151 0 83-68 150-152 150-82 0-149-67-149-150z">
          <text:p/>
        </draw:path>
        <draw:line draw:style-name="gr4" draw:text-style-name="P1" draw:layer="layout" svg:x1="4.849cm" svg:y1="17.588cm" svg:x2="4.849cm" svg:y2="17.548cm">
          <text:p/>
        </draw:line>
        <draw:path draw:style-name="gr3" draw:text-style-name="P2" draw:layer="layout" svg:width="0.211cm" svg:height="0.21cm" svg:x="4.494cm" svg:y="17.463cm" svg:viewBox="0 0 212 211" svg:d="M0 105c0-58 49-105 107-105 57 0 105 47 105 105s-48 106-105 106c-58 0-107-48-107-106z">
          <text:p/>
        </draw:path>
        <draw:path draw:style-name="gr3" draw:text-style-name="P2" draw:layer="layout" svg:width="0.209cm" svg:height="0.21cm" svg:x="4.245cm" svg:y="17.463cm" svg:viewBox="0 0 210 211" svg:d="M0 105c0-58 48-105 105-105 58 0 105 47 105 105s-47 106-105 106c-57 0-105-48-105-106z">
          <text:p/>
        </draw:path>
        <draw:path draw:style-name="gr3" draw:text-style-name="P2" draw:layer="layout" svg:width="0.3cm" svg:height="0.3cm" svg:x="2.746cm" svg:y="18.277cm" svg:viewBox="0 0 301 301" svg:d="M0 151c0-84 68-151 151-151 82 0 150 67 150 151 0 83-68 150-150 150-83 0-151-67-151-150z">
          <text:p/>
        </draw:path>
        <draw:path draw:style-name="gr3" draw:text-style-name="P2" draw:layer="layout" svg:width="0.3cm" svg:height="0.3cm" svg:x="3.508cm" svg:y="18.277cm" svg:viewBox="0 0 301 301" svg:d="M0 151c0-84 68-151 152-151 82 0 149 67 149 151 0 83-67 150-149 150-84 0-152-67-152-150z">
          <text:p/>
        </draw:path>
        <draw:line draw:style-name="gr5" draw:text-style-name="P1" draw:layer="layout" svg:x1="2.897cm" svg:y1="19.326cm" svg:x2="2.897cm" svg:y2="19.376cm">
          <text:p/>
        </draw:line>
        <draw:path draw:style-name="gr3" draw:text-style-name="P2" draw:layer="layout" svg:width="0.24cm" svg:height="0.24cm" svg:x="3.03cm" svg:y="19.231cm" svg:viewBox="0 0 241 241" svg:d="M0 120c0-66 54-120 121-120 66 0 120 54 120 120 0 67-54 121-120 121-67 0-121-54-121-121z">
          <text:p/>
        </draw:path>
        <draw:line draw:style-name="gr6" draw:text-style-name="P1" draw:layer="layout" svg:x1="3.689cm" svg:y1="18.762cm" svg:x2="3.628cm" svg:y2="18.762cm">
          <text:p/>
        </draw:line>
        <draw:path draw:style-name="gr3" draw:text-style-name="P2" draw:layer="layout" svg:width="0.24cm" svg:height="0.24cm" svg:x="3.538cm" svg:y="18.892cm" svg:viewBox="0 0 241 241" svg:d="M0 121c0-66 54-121 121-121s120 55 120 121-53 120-120 120-121-54-121-120z">
          <text:p/>
        </draw:path>
        <draw:path draw:style-name="gr3" draw:text-style-name="P2" draw:layer="layout" svg:width="0.3cm" svg:height="0.3cm" svg:x="5.251cm" svg:y="17.418cm" svg:viewBox="0 0 301 301" svg:d="M0 151c0-83 68-151 152-151 82 0 149 68 149 151s-67 150-149 150c-84 0-152-67-152-150z">
          <text:p/>
        </draw:path>
        <draw:polygon draw:style-name="gr3" draw:text-style-name="P2" draw:layer="layout" svg:width="0.211cm" svg:height="0.21cm" svg:x="4.113cm" svg:y="18.402cm" svg:viewBox="0 0 212 211" draw:points="0,211 0,0 212,0 212,211">
          <text:p/>
        </draw:polygon>
        <draw:path draw:style-name="gr3" draw:text-style-name="P2" draw:layer="layout" svg:width="0.211cm" svg:height="0.21cm" svg:x="4.113cm" svg:y="18.656cm" svg:viewBox="0 0 212 211" svg:d="M0 106c0-59 48-106 106-106 57 0 106 47 106 106 0 58-49 105-106 105-58 0-106-47-106-105z">
          <text:p/>
        </draw:path>
        <draw:path draw:style-name="gr3" draw:text-style-name="P2" draw:layer="layout" svg:width="0.211cm" svg:height="0.21cm" svg:x="4.113cm" svg:y="18.91cm" svg:viewBox="0 0 212 211" svg:d="M0 106c0-58 48-106 106-106 57 0 106 48 106 106s-49 105-106 105c-58 0-106-47-106-105z">
          <text:p/>
        </draw:path>
        <draw:path draw:style-name="gr3" draw:text-style-name="P2" draw:layer="layout" svg:width="0.211cm" svg:height="0.21cm" svg:x="4.113cm" svg:y="19.164cm" svg:viewBox="0 0 212 211" svg:d="M0 105c0-58 48-105 106-105 57 0 106 47 106 105s-49 106-106 106c-58 0-106-48-106-106z">
          <text:p/>
        </draw:path>
        <draw:path draw:style-name="gr3" draw:text-style-name="P2" draw:layer="layout" svg:width="0.211cm" svg:height="0.21cm" svg:x="4.875cm" svg:y="19.164cm" svg:viewBox="0 0 212 211" svg:d="M0 105c0-58 48-105 107-105 57 0 105 47 105 105s-48 106-105 106c-59 0-107-48-107-106z">
          <text:p/>
        </draw:path>
        <draw:path draw:style-name="gr3" draw:text-style-name="P2" draw:layer="layout" svg:width="0.211cm" svg:height="0.21cm" svg:x="4.875cm" svg:y="18.91cm" svg:viewBox="0 0 212 211" svg:d="M0 106c0-58 48-106 107-106 57 0 105 48 105 106s-48 105-105 105c-59 0-107-47-107-105z">
          <text:p/>
        </draw:path>
        <draw:path draw:style-name="gr3" draw:text-style-name="P2" draw:layer="layout" svg:width="0.211cm" svg:height="0.21cm" svg:x="4.875cm" svg:y="18.656cm" svg:viewBox="0 0 212 211" svg:d="M0 106c0-59 48-106 107-106 57 0 105 47 105 106 0 58-48 105-105 105-59 0-107-47-107-105z">
          <text:p/>
        </draw:path>
        <draw:path draw:style-name="gr3" draw:text-style-name="P2" draw:layer="layout" svg:width="0.211cm" svg:height="0.21cm" svg:x="4.875cm" svg:y="18.402cm" svg:viewBox="0 0 212 211" svg:d="M0 105c0-58 48-105 107-105 57 0 105 47 105 105 0 59-48 106-105 106-59 0-107-47-107-106z">
          <text:p/>
        </draw:path>
        <draw:path draw:style-name="gr3" draw:text-style-name="P2" draw:layer="layout" svg:width="0.3cm" svg:height="0.3cm" svg:x="3.508cm" svg:y="17.418cm" svg:viewBox="0 0 301 301" svg:d="M0 151c0-83 68-151 152-151 82 0 149 68 149 151s-67 150-149 150c-84 0-152-67-152-150z">
          <text:p/>
        </draw:path>
        <draw:path draw:style-name="gr3" draw:text-style-name="P2" draw:layer="layout" svg:width="0.3cm" svg:height="0.3cm" svg:x="3.468cm" svg:y="19.201cm" svg:viewBox="0 0 301 301" svg:d="M0 151c0-84 68-151 152-151 82 0 149 67 149 151 0 83-67 150-149 150-84 0-152-67-152-150z">
          <text:p/>
        </draw:path>
        <draw:path draw:style-name="gr3" draw:text-style-name="P2" draw:layer="layout" svg:width="0.1cm" svg:height="0.1cm" svg:x="5.781cm" svg:y="18.06cm" svg:viewBox="0 0 101 101" svg:d="M0 50c0-28 23-50 50-50 28 0 51 22 51 50s-23 51-51 51c-27 0-50-23-50-51z">
          <text:p/>
        </draw:path>
        <draw:path draw:style-name="gr3" draw:text-style-name="P2" draw:layer="layout" svg:width="0.1cm" svg:height="0.1cm" svg:x="5.019cm" svg:y="18.06cm" svg:viewBox="0 0 101 101" svg:d="M0 50c0-28 22-50 49-50 28 0 52 22 52 50s-24 51-52 51c-27 0-49-23-49-51z">
          <text:p/>
        </draw:path>
        <draw:path draw:style-name="gr3" draw:text-style-name="P2" draw:layer="layout" svg:width="0.1cm" svg:height="0.1cm" svg:x="4.8cm" svg:y="17.518cm" svg:viewBox="0 0 101 101" svg:d="M0 51c0-29 23-51 50-51 28 0 51 22 51 51 0 28-23 50-51 50-27 0-50-22-50-50z">
          <text:p/>
        </draw:path>
        <draw:path draw:style-name="gr3" draw:text-style-name="P2" draw:layer="layout" svg:width="0.1cm" svg:height="0.1cm" svg:x="4.549cm" svg:y="17.518cm" svg:viewBox="0 0 101 101" svg:d="M0 51c0-29 23-51 51-51s50 22 50 51c0 28-22 50-50 50s-51-22-51-50z">
          <text:p/>
        </draw:path>
        <draw:path draw:style-name="gr3" draw:text-style-name="P2" draw:layer="layout" svg:width="0.1cm" svg:height="0.1cm" svg:x="4.3cm" svg:y="17.518cm" svg:viewBox="0 0 101 101" svg:d="M0 51c0-29 23-51 50-51 28 0 51 22 51 51 0 28-23 50-51 50-27 0-50-22-50-50z">
          <text:p/>
        </draw:path>
        <draw:path draw:style-name="gr3" draw:text-style-name="P2" draw:layer="layout" svg:width="0.1cm" svg:height="0.1cm" svg:x="2.846cm" svg:y="18.377cm" svg:viewBox="0 0 101 101" svg:d="M0 50c0-28 23-50 51-50 27 0 50 22 50 50 0 29-23 51-50 51-28 0-51-22-51-51z">
          <text:p/>
        </draw:path>
        <draw:path draw:style-name="gr3" draw:text-style-name="P2" draw:layer="layout" svg:width="0.1cm" svg:height="0.1cm" svg:x="3.608cm" svg:y="18.377cm" svg:viewBox="0 0 101 101" svg:d="M0 50c0-28 24-50 52-50 27 0 49 22 49 50 0 29-22 51-49 51-28 0-52-22-52-51z">
          <text:p/>
        </draw:path>
        <draw:path draw:style-name="gr3" draw:text-style-name="P2" draw:layer="layout" svg:width="0.1cm" svg:height="0.1cm" svg:x="2.846cm" svg:y="19.301cm" svg:viewBox="0 0 101 101" svg:d="M0 51c0-29 23-51 51-51 27 0 50 22 50 51 0 28-23 50-50 50-28 0-51-22-51-50z">
          <text:p/>
        </draw:path>
        <draw:path draw:style-name="gr3" draw:text-style-name="P2" draw:layer="layout" svg:width="0.1cm" svg:height="0.1cm" svg:x="3.1cm" svg:y="19.301cm" svg:viewBox="0 0 101 101" svg:d="M0 51c0-29 23-51 52-51 27 0 49 22 49 51 0 28-22 50-49 50-29 0-52-22-52-50z">
          <text:p/>
        </draw:path>
        <draw:path draw:style-name="gr3" draw:text-style-name="P2" draw:layer="layout" svg:width="0.1cm" svg:height="0.1cm" svg:x="3.608cm" svg:y="18.712cm" svg:viewBox="0 0 101 101" svg:d="M0 51c0-29 24-51 52-51 27 0 49 22 49 51 0 28-22 50-49 50-28 0-52-22-52-50z">
          <text:p/>
        </draw:path>
        <draw:path draw:style-name="gr3" draw:text-style-name="P2" draw:layer="layout" svg:width="0.1cm" svg:height="0.1cm" svg:x="3.608cm" svg:y="18.962cm" svg:viewBox="0 0 101 101" svg:d="M0 50c0-28 24-50 52-50 27 0 49 22 49 50 0 29-22 51-49 51-28 0-52-22-52-51z">
          <text:p/>
        </draw:path>
        <draw:path draw:style-name="gr3" draw:text-style-name="P2" draw:layer="layout" svg:width="0.1cm" svg:height="0.1cm" svg:x="5.351cm" svg:y="17.518cm" svg:viewBox="0 0 101 101" svg:d="M0 51c0-29 23-51 52-51 27 0 49 22 49 51 0 28-22 50-49 50-29 0-52-22-52-50z">
          <text:p/>
        </draw:path>
        <draw:path draw:style-name="gr3" draw:text-style-name="P2" draw:layer="layout" svg:width="0.1cm" svg:height="0.1cm" svg:x="4.168cm" svg:y="18.457cm" svg:viewBox="0 0 101 101" svg:d="M0 50c0-28 23-50 52-50 27 0 49 22 49 50s-22 51-49 51c-29 0-52-23-52-51z">
          <text:p/>
        </draw:path>
        <draw:path draw:style-name="gr3" draw:text-style-name="P2" draw:layer="layout" svg:width="0.1cm" svg:height="0.1cm" svg:x="4.168cm" svg:y="18.711cm" svg:viewBox="0 0 101 101" svg:d="M0 51c0-29 23-51 52-51 27 0 49 22 49 51 0 28-22 50-49 50-29 0-52-22-52-50z">
          <text:p/>
        </draw:path>
        <draw:path draw:style-name="gr3" draw:text-style-name="P2" draw:layer="layout" svg:width="0.1cm" svg:height="0.1cm" svg:x="4.168cm" svg:y="18.965cm" svg:viewBox="0 0 101 101" svg:d="M0 50c0-28 23-50 52-50 27 0 49 22 49 50 0 29-22 51-49 51-29 0-52-22-52-51z">
          <text:p/>
        </draw:path>
        <draw:path draw:style-name="gr3" draw:text-style-name="P2" draw:layer="layout" svg:width="0.1cm" svg:height="0.1cm" svg:x="4.168cm" svg:y="19.219cm" svg:viewBox="0 0 101 101" svg:d="M0 51c0-28 23-51 52-51 27 0 49 23 49 51s-22 50-49 50c-29 0-52-22-52-50z">
          <text:p/>
        </draw:path>
        <draw:path draw:style-name="gr3" draw:text-style-name="P2" draw:layer="layout" svg:width="0.1cm" svg:height="0.1cm" svg:x="4.93cm" svg:y="19.219cm" svg:viewBox="0 0 101 101" svg:d="M0 51c0-28 23-51 51-51s50 23 50 51-22 50-50 50-51-22-51-50z">
          <text:p/>
        </draw:path>
        <draw:path draw:style-name="gr3" draw:text-style-name="P2" draw:layer="layout" svg:width="0.1cm" svg:height="0.1cm" svg:x="4.93cm" svg:y="18.965cm" svg:viewBox="0 0 101 101" svg:d="M0 50c0-28 23-50 51-50s50 22 50 50c0 29-22 51-50 51s-51-22-51-51z">
          <text:p/>
        </draw:path>
        <draw:path draw:style-name="gr3" draw:text-style-name="P2" draw:layer="layout" svg:width="0.1cm" svg:height="0.1cm" svg:x="4.93cm" svg:y="18.711cm" svg:viewBox="0 0 101 101" svg:d="M0 51c0-29 23-51 51-51s50 22 50 51c0 28-22 50-50 50s-51-22-51-50z">
          <text:p/>
        </draw:path>
        <draw:path draw:style-name="gr3" draw:text-style-name="P2" draw:layer="layout" svg:width="0.1cm" svg:height="0.1cm" svg:x="4.93cm" svg:y="18.457cm" svg:viewBox="0 0 101 101" svg:d="M0 50c0-28 23-50 51-50s50 22 50 50-22 51-50 51-51-23-51-51z">
          <text:p/>
        </draw:path>
        <draw:path draw:style-name="gr3" draw:text-style-name="P2" draw:layer="layout" svg:width="0.1cm" svg:height="0.1cm" svg:x="3.608cm" svg:y="17.518cm" svg:viewBox="0 0 101 101" svg:d="M0 51c0-29 24-51 52-51 27 0 49 22 49 51 0 28-22 50-49 50-28 0-52-22-52-50z">
          <text:p/>
        </draw:path>
        <draw:path draw:style-name="gr3" draw:text-style-name="P2" draw:layer="layout" svg:width="0.1cm" svg:height="0.1cm" svg:x="3.568cm" svg:y="19.301cm" svg:viewBox="0 0 101 101" svg:d="M0 51c0-29 23-51 52-51 27 0 49 22 49 51 0 28-22 50-49 50-29 0-52-22-52-50z">
          <text:p/>
        </draw:path>
        <draw:path draw:style-name="gr3" draw:text-style-name="P2" draw:layer="layout" svg:width="0.1cm" svg:height="0.1cm" svg:x="5.781cm" svg:y="18.06cm" svg:viewBox="0 0 101 101" svg:d="M0 50c0-28 23-50 50-50 28 0 51 22 51 50s-23 51-51 51c-27 0-50-23-50-51z">
          <text:p/>
        </draw:path>
        <draw:path draw:style-name="gr3" draw:text-style-name="P2" draw:layer="layout" svg:width="0.1cm" svg:height="0.1cm" svg:x="5.019cm" svg:y="18.06cm" svg:viewBox="0 0 101 101" svg:d="M0 50c0-28 22-50 49-50 28 0 52 22 52 50s-24 51-52 51c-27 0-49-23-49-51z">
          <text:p/>
        </draw:path>
        <draw:path draw:style-name="gr3" draw:text-style-name="P2" draw:layer="layout" svg:width="0.1cm" svg:height="0.1cm" svg:x="4.8cm" svg:y="17.518cm" svg:viewBox="0 0 101 101" svg:d="M0 51c0-29 23-51 50-51 28 0 51 22 51 51 0 28-23 50-51 50-27 0-50-22-50-50z">
          <text:p/>
        </draw:path>
        <draw:path draw:style-name="gr3" draw:text-style-name="P2" draw:layer="layout" svg:width="0.1cm" svg:height="0.1cm" svg:x="4.549cm" svg:y="17.518cm" svg:viewBox="0 0 101 101" svg:d="M0 51c0-29 23-51 51-51s50 22 50 51c0 28-22 50-50 50s-51-22-51-50z">
          <text:p/>
        </draw:path>
        <draw:path draw:style-name="gr3" draw:text-style-name="P2" draw:layer="layout" svg:width="0.1cm" svg:height="0.1cm" svg:x="4.3cm" svg:y="17.518cm" svg:viewBox="0 0 101 101" svg:d="M0 51c0-29 23-51 50-51 28 0 51 22 51 51 0 28-23 50-51 50-27 0-50-22-50-50z">
          <text:p/>
        </draw:path>
        <draw:path draw:style-name="gr3" draw:text-style-name="P2" draw:layer="layout" svg:width="0.1cm" svg:height="0.1cm" svg:x="2.846cm" svg:y="18.377cm" svg:viewBox="0 0 101 101" svg:d="M0 50c0-28 23-50 51-50 27 0 50 22 50 50 0 29-23 51-50 51-28 0-51-22-51-51z">
          <text:p/>
        </draw:path>
        <draw:path draw:style-name="gr3" draw:text-style-name="P2" draw:layer="layout" svg:width="0.1cm" svg:height="0.1cm" svg:x="3.608cm" svg:y="18.377cm" svg:viewBox="0 0 101 101" svg:d="M0 50c0-28 24-50 52-50 27 0 49 22 49 50 0 29-22 51-49 51-28 0-52-22-52-51z">
          <text:p/>
        </draw:path>
        <draw:path draw:style-name="gr3" draw:text-style-name="P2" draw:layer="layout" svg:width="0.1cm" svg:height="0.1cm" svg:x="2.846cm" svg:y="19.301cm" svg:viewBox="0 0 101 101" svg:d="M0 51c0-29 23-51 51-51 27 0 50 22 50 51 0 28-23 50-50 50-28 0-51-22-51-50z">
          <text:p/>
        </draw:path>
        <draw:path draw:style-name="gr3" draw:text-style-name="P2" draw:layer="layout" svg:width="0.1cm" svg:height="0.1cm" svg:x="3.1cm" svg:y="19.301cm" svg:viewBox="0 0 101 101" svg:d="M0 51c0-29 23-51 52-51 27 0 49 22 49 51 0 28-22 50-49 50-29 0-52-22-52-50z">
          <text:p/>
        </draw:path>
        <draw:path draw:style-name="gr3" draw:text-style-name="P2" draw:layer="layout" svg:width="0.1cm" svg:height="0.1cm" svg:x="3.608cm" svg:y="18.712cm" svg:viewBox="0 0 101 101" svg:d="M0 51c0-29 24-51 52-51 27 0 49 22 49 51 0 28-22 50-49 50-28 0-52-22-52-50z">
          <text:p/>
        </draw:path>
        <draw:path draw:style-name="gr3" draw:text-style-name="P2" draw:layer="layout" svg:width="0.1cm" svg:height="0.1cm" svg:x="3.608cm" svg:y="18.962cm" svg:viewBox="0 0 101 101" svg:d="M0 50c0-28 24-50 52-50 27 0 49 22 49 50 0 29-22 51-49 51-28 0-52-22-52-51z">
          <text:p/>
        </draw:path>
        <draw:path draw:style-name="gr3" draw:text-style-name="P2" draw:layer="layout" svg:width="0.1cm" svg:height="0.1cm" svg:x="5.351cm" svg:y="17.518cm" svg:viewBox="0 0 101 101" svg:d="M0 51c0-29 23-51 52-51 27 0 49 22 49 51 0 28-22 50-49 50-29 0-52-22-52-50z">
          <text:p/>
        </draw:path>
        <draw:path draw:style-name="gr3" draw:text-style-name="P2" draw:layer="layout" svg:width="0.1cm" svg:height="0.1cm" svg:x="4.168cm" svg:y="18.457cm" svg:viewBox="0 0 101 101" svg:d="M0 50c0-28 23-50 52-50 27 0 49 22 49 50s-22 51-49 51c-29 0-52-23-52-51z">
          <text:p/>
        </draw:path>
        <draw:path draw:style-name="gr3" draw:text-style-name="P2" draw:layer="layout" svg:width="0.1cm" svg:height="0.1cm" svg:x="4.168cm" svg:y="18.711cm" svg:viewBox="0 0 101 101" svg:d="M0 51c0-29 23-51 52-51 27 0 49 22 49 51 0 28-22 50-49 50-29 0-52-22-52-50z">
          <text:p/>
        </draw:path>
        <draw:path draw:style-name="gr3" draw:text-style-name="P2" draw:layer="layout" svg:width="0.1cm" svg:height="0.1cm" svg:x="4.168cm" svg:y="18.965cm" svg:viewBox="0 0 101 101" svg:d="M0 50c0-28 23-50 52-50 27 0 49 22 49 50 0 29-22 51-49 51-29 0-52-22-52-51z">
          <text:p/>
        </draw:path>
        <draw:path draw:style-name="gr3" draw:text-style-name="P2" draw:layer="layout" svg:width="0.1cm" svg:height="0.1cm" svg:x="4.168cm" svg:y="19.219cm" svg:viewBox="0 0 101 101" svg:d="M0 51c0-28 23-51 52-51 27 0 49 23 49 51s-22 50-49 50c-29 0-52-22-52-50z">
          <text:p/>
        </draw:path>
        <draw:path draw:style-name="gr3" draw:text-style-name="P2" draw:layer="layout" svg:width="0.1cm" svg:height="0.1cm" svg:x="4.93cm" svg:y="19.219cm" svg:viewBox="0 0 101 101" svg:d="M0 51c0-28 23-51 51-51s50 23 50 51-22 50-50 50-51-22-51-50z">
          <text:p/>
        </draw:path>
        <draw:path draw:style-name="gr3" draw:text-style-name="P2" draw:layer="layout" svg:width="0.1cm" svg:height="0.1cm" svg:x="4.93cm" svg:y="18.965cm" svg:viewBox="0 0 101 101" svg:d="M0 50c0-28 23-50 51-50s50 22 50 50c0 29-22 51-50 51s-51-22-51-51z">
          <text:p/>
        </draw:path>
        <draw:path draw:style-name="gr3" draw:text-style-name="P2" draw:layer="layout" svg:width="0.1cm" svg:height="0.1cm" svg:x="4.93cm" svg:y="18.711cm" svg:viewBox="0 0 101 101" svg:d="M0 51c0-29 23-51 51-51s50 22 50 51c0 28-22 50-50 50s-51-22-51-50z">
          <text:p/>
        </draw:path>
        <draw:path draw:style-name="gr3" draw:text-style-name="P2" draw:layer="layout" svg:width="0.1cm" svg:height="0.1cm" svg:x="4.93cm" svg:y="18.457cm" svg:viewBox="0 0 101 101" svg:d="M0 50c0-28 23-50 51-50s50 22 50 50-22 51-50 51-51-23-51-51z">
          <text:p/>
        </draw:path>
        <draw:path draw:style-name="gr3" draw:text-style-name="P2" draw:layer="layout" svg:width="0.1cm" svg:height="0.1cm" svg:x="3.608cm" svg:y="17.518cm" svg:viewBox="0 0 101 101" svg:d="M0 51c0-29 24-51 52-51 27 0 49 22 49 51 0 28-22 50-49 50-28 0-52-22-52-50z">
          <text:p/>
        </draw:path>
        <draw:path draw:style-name="gr3" draw:text-style-name="P2" draw:layer="layout" svg:width="0.1cm" svg:height="0.1cm" svg:x="3.568cm" svg:y="19.301cm" svg:viewBox="0 0 101 101" svg:d="M0 51c0-29 23-51 52-51 27 0 49 22 49 51 0 28-22 50-49 50-29 0-52-22-52-50z">
          <text:p/>
        </draw:path>
        <draw:path draw:style-name="gr3" draw:text-style-name="P2" draw:layer="layout" svg:width="0.1cm" svg:height="0.1cm" svg:x="5.781cm" svg:y="18.06cm" svg:viewBox="0 0 101 101" svg:d="M0 50c0-28 23-50 50-50 28 0 51 22 51 50s-23 51-51 51c-27 0-50-23-50-51z">
          <text:p/>
        </draw:path>
        <draw:path draw:style-name="gr3" draw:text-style-name="P2" draw:layer="layout" svg:width="0.1cm" svg:height="0.1cm" svg:x="5.019cm" svg:y="18.06cm" svg:viewBox="0 0 101 101" svg:d="M0 50c0-28 22-50 49-50 28 0 52 22 52 50s-24 51-52 51c-27 0-49-23-49-51z">
          <text:p/>
        </draw:path>
        <draw:path draw:style-name="gr3" draw:text-style-name="P2" draw:layer="layout" svg:width="0.1cm" svg:height="0.1cm" svg:x="4.8cm" svg:y="17.518cm" svg:viewBox="0 0 101 101" svg:d="M0 51c0-29 23-51 50-51 28 0 51 22 51 51 0 28-23 50-51 50-27 0-50-22-50-50z">
          <text:p/>
        </draw:path>
        <draw:path draw:style-name="gr3" draw:text-style-name="P2" draw:layer="layout" svg:width="0.1cm" svg:height="0.1cm" svg:x="4.549cm" svg:y="17.518cm" svg:viewBox="0 0 101 101" svg:d="M0 51c0-29 23-51 51-51s50 22 50 51c0 28-22 50-50 50s-51-22-51-50z">
          <text:p/>
        </draw:path>
        <draw:path draw:style-name="gr3" draw:text-style-name="P2" draw:layer="layout" svg:width="0.1cm" svg:height="0.1cm" svg:x="4.3cm" svg:y="17.518cm" svg:viewBox="0 0 101 101" svg:d="M0 51c0-29 23-51 50-51 28 0 51 22 51 51 0 28-23 50-51 50-27 0-50-22-50-50z">
          <text:p/>
        </draw:path>
        <draw:path draw:style-name="gr3" draw:text-style-name="P2" draw:layer="layout" svg:width="0.1cm" svg:height="0.1cm" svg:x="2.846cm" svg:y="18.377cm" svg:viewBox="0 0 101 101" svg:d="M0 50c0-28 23-50 51-50 27 0 50 22 50 50 0 29-23 51-50 51-28 0-51-22-51-51z">
          <text:p/>
        </draw:path>
        <draw:path draw:style-name="gr3" draw:text-style-name="P2" draw:layer="layout" svg:width="0.1cm" svg:height="0.1cm" svg:x="3.608cm" svg:y="18.377cm" svg:viewBox="0 0 101 101" svg:d="M0 50c0-28 24-50 52-50 27 0 49 22 49 50 0 29-22 51-49 51-28 0-52-22-52-51z">
          <text:p/>
        </draw:path>
        <draw:path draw:style-name="gr3" draw:text-style-name="P2" draw:layer="layout" svg:width="0.1cm" svg:height="0.1cm" svg:x="2.846cm" svg:y="19.301cm" svg:viewBox="0 0 101 101" svg:d="M0 51c0-29 23-51 51-51 27 0 50 22 50 51 0 28-23 50-50 50-28 0-51-22-51-50z">
          <text:p/>
        </draw:path>
        <draw:path draw:style-name="gr3" draw:text-style-name="P2" draw:layer="layout" svg:width="0.1cm" svg:height="0.1cm" svg:x="3.1cm" svg:y="19.301cm" svg:viewBox="0 0 101 101" svg:d="M0 51c0-29 23-51 52-51 27 0 49 22 49 51 0 28-22 50-49 50-29 0-52-22-52-50z">
          <text:p/>
        </draw:path>
        <draw:path draw:style-name="gr3" draw:text-style-name="P2" draw:layer="layout" svg:width="0.1cm" svg:height="0.1cm" svg:x="3.608cm" svg:y="18.712cm" svg:viewBox="0 0 101 101" svg:d="M0 51c0-29 24-51 52-51 27 0 49 22 49 51 0 28-22 50-49 50-28 0-52-22-52-50z">
          <text:p/>
        </draw:path>
        <draw:path draw:style-name="gr3" draw:text-style-name="P2" draw:layer="layout" svg:width="0.1cm" svg:height="0.1cm" svg:x="3.608cm" svg:y="18.962cm" svg:viewBox="0 0 101 101" svg:d="M0 50c0-28 24-50 52-50 27 0 49 22 49 50 0 29-22 51-49 51-28 0-52-22-52-51z">
          <text:p/>
        </draw:path>
        <draw:path draw:style-name="gr3" draw:text-style-name="P2" draw:layer="layout" svg:width="0.1cm" svg:height="0.1cm" svg:x="5.351cm" svg:y="17.518cm" svg:viewBox="0 0 101 101" svg:d="M0 51c0-29 23-51 52-51 27 0 49 22 49 51 0 28-22 50-49 50-29 0-52-22-52-50z">
          <text:p/>
        </draw:path>
        <draw:path draw:style-name="gr3" draw:text-style-name="P2" draw:layer="layout" svg:width="0.1cm" svg:height="0.1cm" svg:x="4.168cm" svg:y="18.457cm" svg:viewBox="0 0 101 101" svg:d="M0 50c0-28 23-50 52-50 27 0 49 22 49 50s-22 51-49 51c-29 0-52-23-52-51z">
          <text:p/>
        </draw:path>
        <draw:path draw:style-name="gr3" draw:text-style-name="P2" draw:layer="layout" svg:width="0.1cm" svg:height="0.1cm" svg:x="4.168cm" svg:y="18.711cm" svg:viewBox="0 0 101 101" svg:d="M0 51c0-29 23-51 52-51 27 0 49 22 49 51 0 28-22 50-49 50-29 0-52-22-52-50z">
          <text:p/>
        </draw:path>
        <draw:path draw:style-name="gr3" draw:text-style-name="P2" draw:layer="layout" svg:width="0.1cm" svg:height="0.1cm" svg:x="4.168cm" svg:y="18.965cm" svg:viewBox="0 0 101 101" svg:d="M0 50c0-28 23-50 52-50 27 0 49 22 49 50 0 29-22 51-49 51-29 0-52-22-52-51z">
          <text:p/>
        </draw:path>
        <draw:path draw:style-name="gr3" draw:text-style-name="P2" draw:layer="layout" svg:width="0.1cm" svg:height="0.1cm" svg:x="4.168cm" svg:y="19.219cm" svg:viewBox="0 0 101 101" svg:d="M0 51c0-28 23-51 52-51 27 0 49 23 49 51s-22 50-49 50c-29 0-52-22-52-50z">
          <text:p/>
        </draw:path>
        <draw:path draw:style-name="gr3" draw:text-style-name="P2" draw:layer="layout" svg:width="0.1cm" svg:height="0.1cm" svg:x="4.93cm" svg:y="19.219cm" svg:viewBox="0 0 101 101" svg:d="M0 51c0-28 23-51 51-51s50 23 50 51-22 50-50 50-51-22-51-50z">
          <text:p/>
        </draw:path>
        <draw:path draw:style-name="gr3" draw:text-style-name="P2" draw:layer="layout" svg:width="0.1cm" svg:height="0.1cm" svg:x="4.93cm" svg:y="18.965cm" svg:viewBox="0 0 101 101" svg:d="M0 50c0-28 23-50 51-50s50 22 50 50c0 29-22 51-50 51s-51-22-51-51z">
          <text:p/>
        </draw:path>
        <draw:path draw:style-name="gr3" draw:text-style-name="P2" draw:layer="layout" svg:width="0.1cm" svg:height="0.1cm" svg:x="4.93cm" svg:y="18.711cm" svg:viewBox="0 0 101 101" svg:d="M0 51c0-29 23-51 51-51s50 22 50 51c0 28-22 50-50 50s-51-22-51-50z">
          <text:p/>
        </draw:path>
        <draw:path draw:style-name="gr3" draw:text-style-name="P2" draw:layer="layout" svg:width="0.1cm" svg:height="0.1cm" svg:x="4.93cm" svg:y="18.457cm" svg:viewBox="0 0 101 101" svg:d="M0 50c0-28 23-50 51-50s50 22 50 50-22 51-50 51-51-23-51-51z">
          <text:p/>
        </draw:path>
        <draw:path draw:style-name="gr3" draw:text-style-name="P2" draw:layer="layout" svg:width="0.1cm" svg:height="0.1cm" svg:x="3.608cm" svg:y="17.518cm" svg:viewBox="0 0 101 101" svg:d="M0 51c0-29 24-51 52-51 27 0 49 22 49 51 0 28-22 50-49 50-28 0-52-22-52-50z">
          <text:p/>
        </draw:path>
        <draw:path draw:style-name="gr3" draw:text-style-name="P2" draw:layer="layout" svg:width="0.1cm" svg:height="0.1cm" svg:x="3.568cm" svg:y="19.301cm" svg:viewBox="0 0 101 101" svg:d="M0 51c0-29 23-51 52-51 27 0 49 22 49 51 0 28-22 50-49 50-29 0-52-22-52-50z">
          <text:p/>
        </draw:path>
        <draw:path draw:style-name="gr3" draw:text-style-name="P2" draw:layer="layout" svg:width="0.1cm" svg:height="0.1cm" svg:x="5.781cm" svg:y="18.06cm" svg:viewBox="0 0 101 101" svg:d="M0 50c0-28 23-50 50-50 28 0 51 22 51 50s-23 51-51 51c-27 0-50-23-50-51z">
          <text:p/>
        </draw:path>
        <draw:path draw:style-name="gr3" draw:text-style-name="P2" draw:layer="layout" svg:width="0.1cm" svg:height="0.1cm" svg:x="5.019cm" svg:y="18.06cm" svg:viewBox="0 0 101 101" svg:d="M0 50c0-28 22-50 49-50 28 0 52 22 52 50s-24 51-52 51c-27 0-49-23-49-51z">
          <text:p/>
        </draw:path>
        <draw:path draw:style-name="gr3" draw:text-style-name="P2" draw:layer="layout" svg:width="0.1cm" svg:height="0.1cm" svg:x="4.8cm" svg:y="17.518cm" svg:viewBox="0 0 101 101" svg:d="M0 51c0-29 23-51 50-51 28 0 51 22 51 51 0 28-23 50-51 50-27 0-50-22-50-50z">
          <text:p/>
        </draw:path>
        <draw:path draw:style-name="gr3" draw:text-style-name="P2" draw:layer="layout" svg:width="0.1cm" svg:height="0.1cm" svg:x="4.549cm" svg:y="17.518cm" svg:viewBox="0 0 101 101" svg:d="M0 51c0-29 23-51 51-51s50 22 50 51c0 28-22 50-50 50s-51-22-51-50z">
          <text:p/>
        </draw:path>
        <draw:path draw:style-name="gr3" draw:text-style-name="P2" draw:layer="layout" svg:width="0.1cm" svg:height="0.1cm" svg:x="4.3cm" svg:y="17.518cm" svg:viewBox="0 0 101 101" svg:d="M0 51c0-29 23-51 50-51 28 0 51 22 51 51 0 28-23 50-51 50-27 0-50-22-50-50z">
          <text:p/>
        </draw:path>
        <draw:path draw:style-name="gr3" draw:text-style-name="P2" draw:layer="layout" svg:width="0.1cm" svg:height="0.1cm" svg:x="2.846cm" svg:y="18.377cm" svg:viewBox="0 0 101 101" svg:d="M0 50c0-28 23-50 51-50 27 0 50 22 50 50 0 29-23 51-50 51-28 0-51-22-51-51z">
          <text:p/>
        </draw:path>
        <draw:path draw:style-name="gr3" draw:text-style-name="P2" draw:layer="layout" svg:width="0.1cm" svg:height="0.1cm" svg:x="3.608cm" svg:y="18.377cm" svg:viewBox="0 0 101 101" svg:d="M0 50c0-28 24-50 52-50 27 0 49 22 49 50 0 29-22 51-49 51-28 0-52-22-52-51z">
          <text:p/>
        </draw:path>
        <draw:path draw:style-name="gr3" draw:text-style-name="P2" draw:layer="layout" svg:width="0.1cm" svg:height="0.1cm" svg:x="2.846cm" svg:y="19.301cm" svg:viewBox="0 0 101 101" svg:d="M0 51c0-29 23-51 51-51 27 0 50 22 50 51 0 28-23 50-50 50-28 0-51-22-51-50z">
          <text:p/>
        </draw:path>
        <draw:path draw:style-name="gr3" draw:text-style-name="P2" draw:layer="layout" svg:width="0.1cm" svg:height="0.1cm" svg:x="3.1cm" svg:y="19.301cm" svg:viewBox="0 0 101 101" svg:d="M0 51c0-29 23-51 52-51 27 0 49 22 49 51 0 28-22 50-49 50-29 0-52-22-52-50z">
          <text:p/>
        </draw:path>
        <draw:path draw:style-name="gr3" draw:text-style-name="P2" draw:layer="layout" svg:width="0.1cm" svg:height="0.1cm" svg:x="3.608cm" svg:y="18.712cm" svg:viewBox="0 0 101 101" svg:d="M0 51c0-29 24-51 52-51 27 0 49 22 49 51 0 28-22 50-49 50-28 0-52-22-52-50z">
          <text:p/>
        </draw:path>
        <draw:path draw:style-name="gr3" draw:text-style-name="P2" draw:layer="layout" svg:width="0.1cm" svg:height="0.1cm" svg:x="3.608cm" svg:y="18.962cm" svg:viewBox="0 0 101 101" svg:d="M0 50c0-28 24-50 52-50 27 0 49 22 49 50 0 29-22 51-49 51-28 0-52-22-52-51z">
          <text:p/>
        </draw:path>
        <draw:path draw:style-name="gr3" draw:text-style-name="P2" draw:layer="layout" svg:width="0.1cm" svg:height="0.1cm" svg:x="5.351cm" svg:y="17.518cm" svg:viewBox="0 0 101 101" svg:d="M0 51c0-29 23-51 52-51 27 0 49 22 49 51 0 28-22 50-49 50-29 0-52-22-52-50z">
          <text:p/>
        </draw:path>
        <draw:path draw:style-name="gr3" draw:text-style-name="P2" draw:layer="layout" svg:width="0.1cm" svg:height="0.1cm" svg:x="4.168cm" svg:y="18.457cm" svg:viewBox="0 0 101 101" svg:d="M0 50c0-28 23-50 52-50 27 0 49 22 49 50s-22 51-49 51c-29 0-52-23-52-51z">
          <text:p/>
        </draw:path>
        <draw:path draw:style-name="gr3" draw:text-style-name="P2" draw:layer="layout" svg:width="0.1cm" svg:height="0.1cm" svg:x="4.168cm" svg:y="18.711cm" svg:viewBox="0 0 101 101" svg:d="M0 51c0-29 23-51 52-51 27 0 49 22 49 51 0 28-22 50-49 50-29 0-52-22-52-50z">
          <text:p/>
        </draw:path>
        <draw:path draw:style-name="gr3" draw:text-style-name="P2" draw:layer="layout" svg:width="0.1cm" svg:height="0.1cm" svg:x="4.168cm" svg:y="18.965cm" svg:viewBox="0 0 101 101" svg:d="M0 50c0-28 23-50 52-50 27 0 49 22 49 50 0 29-22 51-49 51-29 0-52-22-52-51z">
          <text:p/>
        </draw:path>
        <draw:path draw:style-name="gr3" draw:text-style-name="P2" draw:layer="layout" svg:width="0.1cm" svg:height="0.1cm" svg:x="4.168cm" svg:y="19.219cm" svg:viewBox="0 0 101 101" svg:d="M0 51c0-28 23-51 52-51 27 0 49 23 49 51s-22 50-49 50c-29 0-52-22-52-50z">
          <text:p/>
        </draw:path>
        <draw:path draw:style-name="gr3" draw:text-style-name="P2" draw:layer="layout" svg:width="0.1cm" svg:height="0.1cm" svg:x="4.93cm" svg:y="19.219cm" svg:viewBox="0 0 101 101" svg:d="M0 51c0-28 23-51 51-51s50 23 50 51-22 50-50 50-51-22-51-50z">
          <text:p/>
        </draw:path>
        <draw:path draw:style-name="gr3" draw:text-style-name="P2" draw:layer="layout" svg:width="0.1cm" svg:height="0.1cm" svg:x="4.93cm" svg:y="18.965cm" svg:viewBox="0 0 101 101" svg:d="M0 50c0-28 23-50 51-50s50 22 50 50c0 29-22 51-50 51s-51-22-51-51z">
          <text:p/>
        </draw:path>
        <draw:path draw:style-name="gr3" draw:text-style-name="P2" draw:layer="layout" svg:width="0.1cm" svg:height="0.1cm" svg:x="4.93cm" svg:y="18.711cm" svg:viewBox="0 0 101 101" svg:d="M0 51c0-29 23-51 51-51s50 22 50 51c0 28-22 50-50 50s-51-22-51-50z">
          <text:p/>
        </draw:path>
        <draw:path draw:style-name="gr3" draw:text-style-name="P2" draw:layer="layout" svg:width="0.1cm" svg:height="0.1cm" svg:x="4.93cm" svg:y="18.457cm" svg:viewBox="0 0 101 101" svg:d="M0 50c0-28 23-50 51-50s50 22 50 50-22 51-50 51-51-23-51-51z">
          <text:p/>
        </draw:path>
        <draw:path draw:style-name="gr3" draw:text-style-name="P2" draw:layer="layout" svg:width="0.1cm" svg:height="0.1cm" svg:x="3.608cm" svg:y="17.518cm" svg:viewBox="0 0 101 101" svg:d="M0 51c0-29 24-51 52-51 27 0 49 22 49 51 0 28-22 50-49 50-28 0-52-22-52-50z">
          <text:p/>
        </draw:path>
        <draw:path draw:style-name="gr3" draw:text-style-name="P2" draw:layer="layout" svg:width="0.1cm" svg:height="0.1cm" svg:x="3.568cm" svg:y="19.301cm" svg:viewBox="0 0 101 101" svg:d="M0 51c0-29 23-51 52-51 27 0 49 22 49 51 0 28-22 50-49 50-29 0-52-22-52-50z">
          <text:p/>
        </draw:path>
        <draw:path draw:style-name="gr3" draw:text-style-name="P2" draw:layer="layout" svg:width="0.1cm" svg:height="0.1cm" svg:x="5.781cm" svg:y="18.06cm" svg:viewBox="0 0 101 101" svg:d="M0 50c0-28 23-50 50-50 28 0 51 22 51 50s-23 51-51 51c-27 0-50-23-50-51z">
          <text:p/>
        </draw:path>
        <draw:path draw:style-name="gr3" draw:text-style-name="P2" draw:layer="layout" svg:width="0.1cm" svg:height="0.1cm" svg:x="5.019cm" svg:y="18.06cm" svg:viewBox="0 0 101 101" svg:d="M0 50c0-28 22-50 49-50 28 0 52 22 52 50s-24 51-52 51c-27 0-49-23-49-51z">
          <text:p/>
        </draw:path>
        <draw:path draw:style-name="gr3" draw:text-style-name="P2" draw:layer="layout" svg:width="0.1cm" svg:height="0.1cm" svg:x="4.8cm" svg:y="17.518cm" svg:viewBox="0 0 101 101" svg:d="M0 51c0-29 23-51 50-51 28 0 51 22 51 51 0 28-23 50-51 50-27 0-50-22-50-50z">
          <text:p/>
        </draw:path>
        <draw:path draw:style-name="gr3" draw:text-style-name="P2" draw:layer="layout" svg:width="0.1cm" svg:height="0.1cm" svg:x="4.549cm" svg:y="17.518cm" svg:viewBox="0 0 101 101" svg:d="M0 51c0-29 23-51 51-51s50 22 50 51c0 28-22 50-50 50s-51-22-51-50z">
          <text:p/>
        </draw:path>
        <draw:path draw:style-name="gr3" draw:text-style-name="P2" draw:layer="layout" svg:width="0.1cm" svg:height="0.1cm" svg:x="4.3cm" svg:y="17.518cm" svg:viewBox="0 0 101 101" svg:d="M0 51c0-29 23-51 50-51 28 0 51 22 51 51 0 28-23 50-51 50-27 0-50-22-50-50z">
          <text:p/>
        </draw:path>
        <draw:path draw:style-name="gr3" draw:text-style-name="P2" draw:layer="layout" svg:width="0.1cm" svg:height="0.1cm" svg:x="2.846cm" svg:y="18.377cm" svg:viewBox="0 0 101 101" svg:d="M0 50c0-28 23-50 51-50 27 0 50 22 50 50 0 29-23 51-50 51-28 0-51-22-51-51z">
          <text:p/>
        </draw:path>
        <draw:path draw:style-name="gr3" draw:text-style-name="P2" draw:layer="layout" svg:width="0.1cm" svg:height="0.1cm" svg:x="3.608cm" svg:y="18.377cm" svg:viewBox="0 0 101 101" svg:d="M0 50c0-28 24-50 52-50 27 0 49 22 49 50 0 29-22 51-49 51-28 0-52-22-52-51z">
          <text:p/>
        </draw:path>
        <draw:path draw:style-name="gr3" draw:text-style-name="P2" draw:layer="layout" svg:width="0.1cm" svg:height="0.1cm" svg:x="2.846cm" svg:y="19.301cm" svg:viewBox="0 0 101 101" svg:d="M0 51c0-29 23-51 51-51 27 0 50 22 50 51 0 28-23 50-50 50-28 0-51-22-51-50z">
          <text:p/>
        </draw:path>
        <draw:path draw:style-name="gr3" draw:text-style-name="P2" draw:layer="layout" svg:width="0.1cm" svg:height="0.1cm" svg:x="3.1cm" svg:y="19.301cm" svg:viewBox="0 0 101 101" svg:d="M0 51c0-29 23-51 52-51 27 0 49 22 49 51 0 28-22 50-49 50-29 0-52-22-52-50z">
          <text:p/>
        </draw:path>
        <draw:path draw:style-name="gr3" draw:text-style-name="P2" draw:layer="layout" svg:width="0.1cm" svg:height="0.1cm" svg:x="3.608cm" svg:y="18.712cm" svg:viewBox="0 0 101 101" svg:d="M0 51c0-29 24-51 52-51 27 0 49 22 49 51 0 28-22 50-49 50-28 0-52-22-52-50z">
          <text:p/>
        </draw:path>
        <draw:path draw:style-name="gr3" draw:text-style-name="P2" draw:layer="layout" svg:width="0.1cm" svg:height="0.1cm" svg:x="3.608cm" svg:y="18.962cm" svg:viewBox="0 0 101 101" svg:d="M0 50c0-28 24-50 52-50 27 0 49 22 49 50 0 29-22 51-49 51-28 0-52-22-52-51z">
          <text:p/>
        </draw:path>
        <draw:path draw:style-name="gr3" draw:text-style-name="P2" draw:layer="layout" svg:width="0.1cm" svg:height="0.1cm" svg:x="5.351cm" svg:y="17.518cm" svg:viewBox="0 0 101 101" svg:d="M0 51c0-29 23-51 52-51 27 0 49 22 49 51 0 28-22 50-49 50-29 0-52-22-52-50z">
          <text:p/>
        </draw:path>
        <draw:path draw:style-name="gr3" draw:text-style-name="P2" draw:layer="layout" svg:width="0.1cm" svg:height="0.1cm" svg:x="4.168cm" svg:y="18.457cm" svg:viewBox="0 0 101 101" svg:d="M0 50c0-28 23-50 52-50 27 0 49 22 49 50s-22 51-49 51c-29 0-52-23-52-51z">
          <text:p/>
        </draw:path>
        <draw:path draw:style-name="gr3" draw:text-style-name="P2" draw:layer="layout" svg:width="0.1cm" svg:height="0.1cm" svg:x="4.168cm" svg:y="18.711cm" svg:viewBox="0 0 101 101" svg:d="M0 51c0-29 23-51 52-51 27 0 49 22 49 51 0 28-22 50-49 50-29 0-52-22-52-50z">
          <text:p/>
        </draw:path>
        <draw:path draw:style-name="gr3" draw:text-style-name="P2" draw:layer="layout" svg:width="0.1cm" svg:height="0.1cm" svg:x="4.168cm" svg:y="18.965cm" svg:viewBox="0 0 101 101" svg:d="M0 50c0-28 23-50 52-50 27 0 49 22 49 50 0 29-22 51-49 51-29 0-52-22-52-51z">
          <text:p/>
        </draw:path>
        <draw:path draw:style-name="gr3" draw:text-style-name="P2" draw:layer="layout" svg:width="0.1cm" svg:height="0.1cm" svg:x="4.168cm" svg:y="19.219cm" svg:viewBox="0 0 101 101" svg:d="M0 51c0-28 23-51 52-51 27 0 49 23 49 51s-22 50-49 50c-29 0-52-22-52-50z">
          <text:p/>
        </draw:path>
        <draw:path draw:style-name="gr3" draw:text-style-name="P2" draw:layer="layout" svg:width="0.1cm" svg:height="0.1cm" svg:x="4.93cm" svg:y="19.219cm" svg:viewBox="0 0 101 101" svg:d="M0 51c0-28 23-51 51-51s50 23 50 51-22 50-50 50-51-22-51-50z">
          <text:p/>
        </draw:path>
        <draw:path draw:style-name="gr3" draw:text-style-name="P2" draw:layer="layout" svg:width="0.1cm" svg:height="0.1cm" svg:x="4.93cm" svg:y="18.965cm" svg:viewBox="0 0 101 101" svg:d="M0 50c0-28 23-50 51-50s50 22 50 50c0 29-22 51-50 51s-51-22-51-51z">
          <text:p/>
        </draw:path>
        <draw:path draw:style-name="gr3" draw:text-style-name="P2" draw:layer="layout" svg:width="0.1cm" svg:height="0.1cm" svg:x="4.93cm" svg:y="18.711cm" svg:viewBox="0 0 101 101" svg:d="M0 51c0-29 23-51 51-51s50 22 50 51c0 28-22 50-50 50s-51-22-51-50z">
          <text:p/>
        </draw:path>
        <draw:path draw:style-name="gr3" draw:text-style-name="P2" draw:layer="layout" svg:width="0.1cm" svg:height="0.1cm" svg:x="4.93cm" svg:y="18.457cm" svg:viewBox="0 0 101 101" svg:d="M0 50c0-28 23-50 51-50s50 22 50 50-22 51-50 51-51-23-51-51z">
          <text:p/>
        </draw:path>
        <draw:path draw:style-name="gr3" draw:text-style-name="P2" draw:layer="layout" svg:width="0.1cm" svg:height="0.1cm" svg:x="3.608cm" svg:y="17.518cm" svg:viewBox="0 0 101 101" svg:d="M0 51c0-29 24-51 52-51 27 0 49 22 49 51 0 28-22 50-49 50-28 0-52-22-52-50z">
          <text:p/>
        </draw:path>
        <draw:path draw:style-name="gr3" draw:text-style-name="P2" draw:layer="layout" svg:width="0.1cm" svg:height="0.1cm" svg:x="3.568cm" svg:y="19.301cm" svg:viewBox="0 0 101 101" svg:d="M0 51c0-29 23-51 52-51 27 0 49 22 49 51 0 28-22 50-49 50-29 0-52-22-52-50z">
          <text:p/>
        </draw:path>
        <draw:line draw:style-name="gr10" draw:text-style-name="P1" draw:layer="layout" svg:x1="6.185cm" svg:y1="20cm" svg:x2="2.5cm" svg:y2="20cm">
          <text:p/>
        </draw:line>
        <draw:line draw:style-name="gr10" draw:text-style-name="P1" draw:layer="layout" svg:x1="6.185cm" svg:y1="15.875cm" svg:x2="6.185cm" svg:y2="20cm">
          <text:p/>
        </draw:line>
        <draw:line draw:style-name="gr10" draw:text-style-name="P1" draw:layer="layout" svg:x1="2.5cm" svg:y1="20cm" svg:x2="2.5cm" svg:y2="15.875cm">
          <text:p/>
        </draw:line>
        <draw:line draw:style-name="gr10" draw:text-style-name="P1" draw:layer="layout" svg:x1="2.5cm" svg:y1="15.875cm" svg:x2="6.185cm" svg:y2="15.875cm">
          <text:p/>
        </draw:line>
        <draw:path draw:style-name="gr3" draw:text-style-name="P2" draw:layer="layout" svg:width="0.1cm" svg:height="0.1cm" svg:x="5.781cm" svg:y="18.06cm" svg:viewBox="0 0 101 101" svg:d="M0 50c0-28 23-50 50-50 28 0 51 22 51 50s-23 51-51 51c-27 0-50-23-50-51z">
          <text:p/>
        </draw:path>
        <draw:path draw:style-name="gr3" draw:text-style-name="P2" draw:layer="layout" svg:width="0.1cm" svg:height="0.1cm" svg:x="5.019cm" svg:y="18.06cm" svg:viewBox="0 0 101 101" svg:d="M0 50c0-28 22-50 49-50 28 0 52 22 52 50s-24 51-52 51c-27 0-49-23-49-51z">
          <text:p/>
        </draw:path>
        <draw:path draw:style-name="gr3" draw:text-style-name="P2" draw:layer="layout" svg:width="0.1cm" svg:height="0.1cm" svg:x="4.8cm" svg:y="17.518cm" svg:viewBox="0 0 101 101" svg:d="M0 51c0-29 23-51 50-51 28 0 51 22 51 51 0 28-23 50-51 50-27 0-50-22-50-50z">
          <text:p/>
        </draw:path>
        <draw:path draw:style-name="gr3" draw:text-style-name="P2" draw:layer="layout" svg:width="0.1cm" svg:height="0.1cm" svg:x="4.549cm" svg:y="17.518cm" svg:viewBox="0 0 101 101" svg:d="M0 51c0-29 23-51 51-51s50 22 50 51c0 28-22 50-50 50s-51-22-51-50z">
          <text:p/>
        </draw:path>
        <draw:path draw:style-name="gr3" draw:text-style-name="P2" draw:layer="layout" svg:width="0.1cm" svg:height="0.1cm" svg:x="4.3cm" svg:y="17.518cm" svg:viewBox="0 0 101 101" svg:d="M0 51c0-29 23-51 50-51 28 0 51 22 51 51 0 28-23 50-51 50-27 0-50-22-50-50z">
          <text:p/>
        </draw:path>
        <draw:path draw:style-name="gr3" draw:text-style-name="P2" draw:layer="layout" svg:width="0.1cm" svg:height="0.1cm" svg:x="2.846cm" svg:y="18.377cm" svg:viewBox="0 0 101 101" svg:d="M0 50c0-28 23-50 51-50 27 0 50 22 50 50 0 29-23 51-50 51-28 0-51-22-51-51z">
          <text:p/>
        </draw:path>
        <draw:path draw:style-name="gr3" draw:text-style-name="P2" draw:layer="layout" svg:width="0.1cm" svg:height="0.1cm" svg:x="3.608cm" svg:y="18.377cm" svg:viewBox="0 0 101 101" svg:d="M0 50c0-28 24-50 52-50 27 0 49 22 49 50 0 29-22 51-49 51-28 0-52-22-52-51z">
          <text:p/>
        </draw:path>
        <draw:path draw:style-name="gr3" draw:text-style-name="P2" draw:layer="layout" svg:width="0.1cm" svg:height="0.1cm" svg:x="2.846cm" svg:y="19.301cm" svg:viewBox="0 0 101 101" svg:d="M0 51c0-29 23-51 51-51 27 0 50 22 50 51 0 28-23 50-50 50-28 0-51-22-51-50z">
          <text:p/>
        </draw:path>
        <draw:path draw:style-name="gr3" draw:text-style-name="P2" draw:layer="layout" svg:width="0.1cm" svg:height="0.1cm" svg:x="3.1cm" svg:y="19.301cm" svg:viewBox="0 0 101 101" svg:d="M0 51c0-29 23-51 52-51 27 0 49 22 49 51 0 28-22 50-49 50-29 0-52-22-52-50z">
          <text:p/>
        </draw:path>
        <draw:path draw:style-name="gr3" draw:text-style-name="P2" draw:layer="layout" svg:width="0.1cm" svg:height="0.1cm" svg:x="3.608cm" svg:y="18.712cm" svg:viewBox="0 0 101 101" svg:d="M0 51c0-29 24-51 52-51 27 0 49 22 49 51 0 28-22 50-49 50-28 0-52-22-52-50z">
          <text:p/>
        </draw:path>
        <draw:path draw:style-name="gr3" draw:text-style-name="P2" draw:layer="layout" svg:width="0.1cm" svg:height="0.1cm" svg:x="3.608cm" svg:y="18.962cm" svg:viewBox="0 0 101 101" svg:d="M0 50c0-28 24-50 52-50 27 0 49 22 49 50 0 29-22 51-49 51-28 0-52-22-52-51z">
          <text:p/>
        </draw:path>
        <draw:path draw:style-name="gr3" draw:text-style-name="P2" draw:layer="layout" svg:width="0.1cm" svg:height="0.1cm" svg:x="5.351cm" svg:y="17.518cm" svg:viewBox="0 0 101 101" svg:d="M0 51c0-29 23-51 52-51 27 0 49 22 49 51 0 28-22 50-49 50-29 0-52-22-52-50z">
          <text:p/>
        </draw:path>
        <draw:path draw:style-name="gr3" draw:text-style-name="P2" draw:layer="layout" svg:width="0.1cm" svg:height="0.1cm" svg:x="4.168cm" svg:y="18.457cm" svg:viewBox="0 0 101 101" svg:d="M0 50c0-28 23-50 52-50 27 0 49 22 49 50s-22 51-49 51c-29 0-52-23-52-51z">
          <text:p/>
        </draw:path>
        <draw:path draw:style-name="gr3" draw:text-style-name="P2" draw:layer="layout" svg:width="0.1cm" svg:height="0.1cm" svg:x="4.168cm" svg:y="18.711cm" svg:viewBox="0 0 101 101" svg:d="M0 51c0-29 23-51 52-51 27 0 49 22 49 51 0 28-22 50-49 50-29 0-52-22-52-50z">
          <text:p/>
        </draw:path>
        <draw:path draw:style-name="gr3" draw:text-style-name="P2" draw:layer="layout" svg:width="0.1cm" svg:height="0.1cm" svg:x="4.168cm" svg:y="18.965cm" svg:viewBox="0 0 101 101" svg:d="M0 50c0-28 23-50 52-50 27 0 49 22 49 50 0 29-22 51-49 51-29 0-52-22-52-51z">
          <text:p/>
        </draw:path>
        <draw:path draw:style-name="gr3" draw:text-style-name="P2" draw:layer="layout" svg:width="0.1cm" svg:height="0.1cm" svg:x="4.168cm" svg:y="19.219cm" svg:viewBox="0 0 101 101" svg:d="M0 51c0-28 23-51 52-51 27 0 49 23 49 51s-22 50-49 50c-29 0-52-22-52-50z">
          <text:p/>
        </draw:path>
        <draw:path draw:style-name="gr3" draw:text-style-name="P2" draw:layer="layout" svg:width="0.1cm" svg:height="0.1cm" svg:x="4.93cm" svg:y="19.219cm" svg:viewBox="0 0 101 101" svg:d="M0 51c0-28 23-51 51-51s50 23 50 51-22 50-50 50-51-22-51-50z">
          <text:p/>
        </draw:path>
        <draw:path draw:style-name="gr3" draw:text-style-name="P2" draw:layer="layout" svg:width="0.1cm" svg:height="0.1cm" svg:x="4.93cm" svg:y="18.965cm" svg:viewBox="0 0 101 101" svg:d="M0 50c0-28 23-50 51-50s50 22 50 50c0 29-22 51-50 51s-51-22-51-51z">
          <text:p/>
        </draw:path>
        <draw:path draw:style-name="gr3" draw:text-style-name="P2" draw:layer="layout" svg:width="0.1cm" svg:height="0.1cm" svg:x="4.93cm" svg:y="18.711cm" svg:viewBox="0 0 101 101" svg:d="M0 51c0-29 23-51 51-51s50 22 50 51c0 28-22 50-50 50s-51-22-51-50z">
          <text:p/>
        </draw:path>
        <draw:path draw:style-name="gr3" draw:text-style-name="P2" draw:layer="layout" svg:width="0.1cm" svg:height="0.1cm" svg:x="4.93cm" svg:y="18.457cm" svg:viewBox="0 0 101 101" svg:d="M0 50c0-28 23-50 51-50s50 22 50 50-22 51-50 51-51-23-51-51z">
          <text:p/>
        </draw:path>
        <draw:path draw:style-name="gr3" draw:text-style-name="P2" draw:layer="layout" svg:width="0.1cm" svg:height="0.1cm" svg:x="3.608cm" svg:y="17.518cm" svg:viewBox="0 0 101 101" svg:d="M0 51c0-29 24-51 52-51 27 0 49 22 49 51 0 28-22 50-49 50-28 0-52-22-52-50z">
          <text:p/>
        </draw:path>
        <draw:path draw:style-name="gr3" draw:text-style-name="P2" draw:layer="layout" svg:width="0.1cm" svg:height="0.1cm" svg:x="3.568cm" svg:y="19.301cm" svg:viewBox="0 0 101 101" svg:d="M0 51c0-29 23-51 52-51 27 0 49 22 49 51 0 28-22 50-49 50-29 0-52-22-52-50z">
          <text:p/>
        </draw:path>
        <draw:path draw:style-name="gr9" draw:text-style-name="P3" draw:layer="layout" svg:width="0.1cm" svg:height="0.1cm" svg:x="5.781cm" svg:y="18.06cm" svg:viewBox="0 0 101 101" svg:d="M0 50c0-28 23-50 50-50 28 0 51 22 51 50s-23 51-51 51c-27 0-50-23-50-51z">
          <text:p/>
        </draw:path>
        <draw:path draw:style-name="gr9" draw:text-style-name="P3" draw:layer="layout" svg:width="0.1cm" svg:height="0.1cm" svg:x="5.019cm" svg:y="18.06cm" svg:viewBox="0 0 101 101" svg:d="M0 50c0-28 22-50 49-50 28 0 52 22 52 50s-24 51-52 51c-27 0-49-23-49-51z">
          <text:p/>
        </draw:path>
        <draw:path draw:style-name="gr9" draw:text-style-name="P3" draw:layer="layout" svg:width="0.1cm" svg:height="0.1cm" svg:x="4.8cm" svg:y="17.518cm" svg:viewBox="0 0 101 101" svg:d="M0 51c0-29 23-51 50-51 28 0 51 22 51 51 0 28-23 50-51 50-27 0-50-22-50-50z">
          <text:p/>
        </draw:path>
        <draw:path draw:style-name="gr9" draw:text-style-name="P3" draw:layer="layout" svg:width="0.1cm" svg:height="0.1cm" svg:x="4.549cm" svg:y="17.518cm" svg:viewBox="0 0 101 101" svg:d="M0 51c0-29 23-51 51-51s50 22 50 51c0 28-22 50-50 50s-51-22-51-50z">
          <text:p/>
        </draw:path>
        <draw:path draw:style-name="gr9" draw:text-style-name="P3" draw:layer="layout" svg:width="0.1cm" svg:height="0.1cm" svg:x="4.3cm" svg:y="17.518cm" svg:viewBox="0 0 101 101" svg:d="M0 51c0-29 23-51 50-51 28 0 51 22 51 51 0 28-23 50-51 50-27 0-50-22-50-50z">
          <text:p/>
        </draw:path>
        <draw:path draw:style-name="gr9" draw:text-style-name="P3" draw:layer="layout" svg:width="0.1cm" svg:height="0.1cm" svg:x="2.846cm" svg:y="18.377cm" svg:viewBox="0 0 101 101" svg:d="M0 50c0-28 23-50 51-50 27 0 50 22 50 50 0 29-23 51-50 51-28 0-51-22-51-51z">
          <text:p/>
        </draw:path>
        <draw:path draw:style-name="gr9" draw:text-style-name="P3" draw:layer="layout" svg:width="0.1cm" svg:height="0.1cm" svg:x="3.608cm" svg:y="18.377cm" svg:viewBox="0 0 101 101" svg:d="M0 50c0-28 24-50 52-50 27 0 49 22 49 50 0 29-22 51-49 51-28 0-52-22-52-51z">
          <text:p/>
        </draw:path>
        <draw:path draw:style-name="gr9" draw:text-style-name="P3" draw:layer="layout" svg:width="0.1cm" svg:height="0.1cm" svg:x="2.846cm" svg:y="19.301cm" svg:viewBox="0 0 101 101" svg:d="M0 51c0-29 23-51 51-51 27 0 50 22 50 51 0 28-23 50-50 50-28 0-51-22-51-50z">
          <text:p/>
        </draw:path>
        <draw:path draw:style-name="gr9" draw:text-style-name="P3" draw:layer="layout" svg:width="0.1cm" svg:height="0.1cm" svg:x="3.1cm" svg:y="19.301cm" svg:viewBox="0 0 101 101" svg:d="M0 51c0-29 23-51 52-51 27 0 49 22 49 51 0 28-22 50-49 50-29 0-52-22-52-50z">
          <text:p/>
        </draw:path>
        <draw:path draw:style-name="gr9" draw:text-style-name="P3" draw:layer="layout" svg:width="0.1cm" svg:height="0.1cm" svg:x="3.608cm" svg:y="18.712cm" svg:viewBox="0 0 101 101" svg:d="M0 51c0-29 24-51 52-51 27 0 49 22 49 51 0 28-22 50-49 50-28 0-52-22-52-50z">
          <text:p/>
        </draw:path>
        <draw:path draw:style-name="gr9" draw:text-style-name="P3" draw:layer="layout" svg:width="0.1cm" svg:height="0.1cm" svg:x="3.608cm" svg:y="18.962cm" svg:viewBox="0 0 101 101" svg:d="M0 50c0-28 24-50 52-50 27 0 49 22 49 50 0 29-22 51-49 51-28 0-52-22-52-51z">
          <text:p/>
        </draw:path>
        <draw:path draw:style-name="gr9" draw:text-style-name="P3" draw:layer="layout" svg:width="0.1cm" svg:height="0.1cm" svg:x="5.351cm" svg:y="17.518cm" svg:viewBox="0 0 101 101" svg:d="M0 51c0-29 23-51 52-51 27 0 49 22 49 51 0 28-22 50-49 50-29 0-52-22-52-50z">
          <text:p/>
        </draw:path>
        <draw:path draw:style-name="gr9" draw:text-style-name="P3" draw:layer="layout" svg:width="0.1cm" svg:height="0.1cm" svg:x="4.168cm" svg:y="18.457cm" svg:viewBox="0 0 101 101" svg:d="M0 50c0-28 23-50 52-50 27 0 49 22 49 50s-22 51-49 51c-29 0-52-23-52-51z">
          <text:p/>
        </draw:path>
        <draw:path draw:style-name="gr9" draw:text-style-name="P3" draw:layer="layout" svg:width="0.1cm" svg:height="0.1cm" svg:x="4.168cm" svg:y="18.711cm" svg:viewBox="0 0 101 101" svg:d="M0 51c0-29 23-51 52-51 27 0 49 22 49 51 0 28-22 50-49 50-29 0-52-22-52-50z">
          <text:p/>
        </draw:path>
        <draw:path draw:style-name="gr9" draw:text-style-name="P3" draw:layer="layout" svg:width="0.1cm" svg:height="0.1cm" svg:x="4.168cm" svg:y="18.965cm" svg:viewBox="0 0 101 101" svg:d="M0 50c0-28 23-50 52-50 27 0 49 22 49 50 0 29-22 51-49 51-29 0-52-22-52-51z">
          <text:p/>
        </draw:path>
        <draw:path draw:style-name="gr9" draw:text-style-name="P3" draw:layer="layout" svg:width="0.1cm" svg:height="0.1cm" svg:x="4.168cm" svg:y="19.219cm" svg:viewBox="0 0 101 101" svg:d="M0 51c0-28 23-51 52-51 27 0 49 23 49 51s-22 50-49 50c-29 0-52-22-52-50z">
          <text:p/>
        </draw:path>
        <draw:path draw:style-name="gr9" draw:text-style-name="P3" draw:layer="layout" svg:width="0.1cm" svg:height="0.1cm" svg:x="4.93cm" svg:y="19.219cm" svg:viewBox="0 0 101 101" svg:d="M0 51c0-28 23-51 51-51s50 23 50 51-22 50-50 50-51-22-51-50z">
          <text:p/>
        </draw:path>
        <draw:path draw:style-name="gr9" draw:text-style-name="P3" draw:layer="layout" svg:width="0.1cm" svg:height="0.1cm" svg:x="4.93cm" svg:y="18.965cm" svg:viewBox="0 0 101 101" svg:d="M0 50c0-28 23-50 51-50s50 22 50 50c0 29-22 51-50 51s-51-22-51-51z">
          <text:p/>
        </draw:path>
        <draw:path draw:style-name="gr9" draw:text-style-name="P3" draw:layer="layout" svg:width="0.1cm" svg:height="0.1cm" svg:x="4.93cm" svg:y="18.711cm" svg:viewBox="0 0 101 101" svg:d="M0 51c0-29 23-51 51-51s50 22 50 51c0 28-22 50-50 50s-51-22-51-50z">
          <text:p/>
        </draw:path>
        <draw:path draw:style-name="gr9" draw:text-style-name="P3" draw:layer="layout" svg:width="0.1cm" svg:height="0.1cm" svg:x="4.93cm" svg:y="18.457cm" svg:viewBox="0 0 101 101" svg:d="M0 50c0-28 23-50 51-50s50 22 50 50-22 51-50 51-51-23-51-51z">
          <text:p/>
        </draw:path>
        <draw:path draw:style-name="gr9" draw:text-style-name="P3" draw:layer="layout" svg:width="0.1cm" svg:height="0.1cm" svg:x="3.608cm" svg:y="17.518cm" svg:viewBox="0 0 101 101" svg:d="M0 51c0-29 24-51 52-51 27 0 49 22 49 51 0 28-22 50-49 50-28 0-52-22-52-50z">
          <text:p/>
        </draw:path>
        <draw:path draw:style-name="gr9" draw:text-style-name="P3" draw:layer="layout" svg:width="0.1cm" svg:height="0.1cm" svg:x="3.568cm" svg:y="19.301cm" svg:viewBox="0 0 101 101" svg:d="M0 51c0-29 23-51 52-51 27 0 49 22 49 51 0 28-22 50-49 50-29 0-52-22-52-50z">
          <text:p/>
        </draw:path>
        <draw:line draw:style-name="gr1" draw:text-style-name="P1" draw:layer="layout" svg:x1="9.489cm" svg:y1="18.184cm" svg:x2="9.489cm" svg:y2="18.264cm">
          <text:p/>
        </draw:line>
        <draw:line draw:style-name="gr1" draw:text-style-name="P1" draw:layer="layout" svg:x1="9.518cm" svg:y1="18.138cm" svg:x2="9.548cm" svg:y2="18.225cm">
          <text:p/>
        </draw:line>
        <draw:line draw:style-name="gr1" draw:text-style-name="P1" draw:layer="layout" svg:x1="9.547cm" svg:y1="18.224cm" svg:x2="9.472cm" svg:y2="18.224cm">
          <text:p/>
        </draw:line>
        <draw:line draw:style-name="gr1" draw:text-style-name="P1" draw:layer="layout" svg:x1="9.438cm" svg:y1="18.144cm" svg:x2="9.358cm" svg:y2="18.144cm">
          <text:p/>
        </draw:line>
        <draw:line draw:style-name="gr1" draw:text-style-name="P1" draw:layer="layout" svg:x1="9.358cm" svg:y1="18.144cm" svg:x2="9.41cm" svg:y2="18.265cm">
          <text:p/>
        </draw:line>
        <draw:line draw:style-name="gr1" draw:text-style-name="P1" draw:layer="layout" svg:x1="9.289cm" svg:y1="18.144cm" svg:x2="9.278cm" svg:y2="18.144cm">
          <text:p/>
        </draw:line>
        <draw:line draw:style-name="gr1" draw:text-style-name="P1" draw:layer="layout" svg:x1="9.279cm" svg:y1="18.144cm" svg:x2="9.267cm" svg:y2="18.151cm">
          <text:p/>
        </draw:line>
        <draw:line draw:style-name="gr1" draw:text-style-name="P1" draw:layer="layout" svg:x1="9.268cm" svg:y1="18.15cm" svg:x2="9.261cm" svg:y2="18.158cm">
          <text:p/>
        </draw:line>
        <draw:line draw:style-name="gr1" draw:text-style-name="P1" draw:layer="layout" svg:x1="9.263cm" svg:y1="18.156cm" svg:x2="9.255cm" svg:y2="18.168cm">
          <text:p/>
        </draw:line>
        <draw:line draw:style-name="gr1" draw:text-style-name="P1" draw:layer="layout" svg:x1="9.256cm" svg:y1="18.167cm" svg:x2="9.249cm" svg:y2="18.191cm">
          <text:p/>
        </draw:line>
        <draw:line draw:style-name="gr1" draw:text-style-name="P1" draw:layer="layout" svg:x1="9.249cm" svg:y1="18.19cm" svg:x2="9.249cm" svg:y2="18.218cm">
          <text:p/>
        </draw:line>
        <draw:line draw:style-name="gr1" draw:text-style-name="P1" draw:layer="layout" svg:x1="9.249cm" svg:y1="18.218cm" svg:x2="9.256cm" svg:y2="18.242cm">
          <text:p/>
        </draw:line>
        <draw:line draw:style-name="gr1" draw:text-style-name="P1" draw:layer="layout" svg:x1="9.255cm" svg:y1="18.241cm" svg:x2="9.263cm" svg:y2="18.254cm">
          <text:p/>
        </draw:line>
        <draw:line draw:style-name="gr1" draw:text-style-name="P1" draw:layer="layout" svg:x1="9.261cm" svg:y1="18.253cm" svg:x2="9.268cm" svg:y2="18.259cm">
          <text:p/>
        </draw:line>
        <draw:line draw:style-name="gr1" draw:text-style-name="P1" draw:layer="layout" svg:x1="9.267cm" svg:y1="18.258cm" svg:x2="9.279cm" svg:y2="18.265cm">
          <text:p/>
        </draw:line>
        <draw:line draw:style-name="gr1" draw:text-style-name="P1" draw:layer="layout" svg:x1="9.278cm" svg:y1="18.264cm" svg:x2="9.289cm" svg:y2="18.264cm">
          <text:p/>
        </draw:line>
        <draw:line draw:style-name="gr1" draw:text-style-name="P1" draw:layer="layout" svg:x1="9.289cm" svg:y1="18.265cm" svg:x2="9.302cm" svg:y2="18.258cm">
          <text:p/>
        </draw:line>
        <draw:line draw:style-name="gr1" draw:text-style-name="P1" draw:layer="layout" svg:x1="9.301cm" svg:y1="18.259cm" svg:x2="9.308cm" svg:y2="18.253cm">
          <text:p/>
        </draw:line>
        <draw:line draw:style-name="gr1" draw:text-style-name="P1" draw:layer="layout" svg:x1="9.307cm" svg:y1="18.254cm" svg:x2="9.313cm" svg:y2="18.241cm">
          <text:p/>
        </draw:line>
        <draw:line draw:style-name="gr1" draw:text-style-name="P1" draw:layer="layout" svg:x1="9.312cm" svg:y1="18.242cm" svg:x2="9.319cm" svg:y2="18.218cm">
          <text:p/>
        </draw:line>
        <draw:line draw:style-name="gr1" draw:text-style-name="P1" draw:layer="layout" svg:x1="9.318cm" svg:y1="18.218cm" svg:x2="9.318cm" svg:y2="18.19cm">
          <text:p/>
        </draw:line>
        <draw:line draw:style-name="gr1" draw:text-style-name="P1" draw:layer="layout" svg:x1="9.319cm" svg:y1="18.191cm" svg:x2="9.312cm" svg:y2="18.167cm">
          <text:p/>
        </draw:line>
        <draw:line draw:style-name="gr1" draw:text-style-name="P1" draw:layer="layout" svg:x1="9.313cm" svg:y1="18.168cm" svg:x2="9.307cm" svg:y2="18.156cm">
          <text:p/>
        </draw:line>
        <draw:line draw:style-name="gr1" draw:text-style-name="P1" draw:layer="layout" svg:x1="9.308cm" svg:y1="18.158cm" svg:x2="9.301cm" svg:y2="18.15cm">
          <text:p/>
        </draw:line>
        <draw:line draw:style-name="gr1" draw:text-style-name="P1" draw:layer="layout" svg:x1="9.302cm" svg:y1="18.151cm" svg:x2="9.289cm" svg:y2="18.144cm">
          <text:p/>
        </draw:line>
        <draw:line draw:style-name="gr1" draw:text-style-name="P1" draw:layer="layout" svg:x1="9.181cm" svg:y1="18.265cm" svg:x2="9.193cm" svg:y2="18.258cm">
          <text:p/>
        </draw:line>
        <draw:line draw:style-name="gr1" draw:text-style-name="P1" draw:layer="layout" svg:x1="9.192cm" svg:y1="18.259cm" svg:x2="9.199cm" svg:y2="18.253cm">
          <text:p/>
        </draw:line>
        <draw:line draw:style-name="gr1" draw:text-style-name="P1" draw:layer="layout" svg:x1="9.198cm" svg:y1="18.254cm" svg:x2="9.205cm" svg:y2="18.241cm">
          <text:p/>
        </draw:line>
        <draw:line draw:style-name="gr1" draw:text-style-name="P1" draw:layer="layout" svg:x1="9.204cm" svg:y1="18.241cm" svg:x2="9.204cm" svg:y2="18.207cm">
          <text:p/>
        </draw:line>
        <draw:line draw:style-name="gr1" draw:text-style-name="P1" draw:layer="layout" svg:x1="9.205cm" svg:y1="18.208cm" svg:x2="9.198cm" svg:y2="18.196cm">
          <text:p/>
        </draw:line>
        <draw:line draw:style-name="gr1" draw:text-style-name="P1" draw:layer="layout" svg:x1="9.199cm" svg:y1="18.198cm" svg:x2="9.192cm" svg:y2="18.19cm">
          <text:p/>
        </draw:line>
        <draw:line draw:style-name="gr1" draw:text-style-name="P1" draw:layer="layout" svg:x1="9.193cm" svg:y1="18.191cm" svg:x2="9.181cm" svg:y2="18.184cm">
          <text:p/>
        </draw:line>
        <draw:line draw:style-name="gr1" draw:text-style-name="P1" draw:layer="layout" svg:x1="9.181cm" svg:y1="18.184cm" svg:x2="9.164cm" svg:y2="18.184cm">
          <text:p/>
        </draw:line>
        <draw:line draw:style-name="gr1" draw:text-style-name="P1" draw:layer="layout" svg:x1="9.165cm" svg:y1="18.184cm" svg:x2="9.152cm" svg:y2="18.191cm">
          <text:p/>
        </draw:line>
        <draw:line draw:style-name="gr1" draw:text-style-name="P1" draw:layer="layout" svg:x1="9.153cm" svg:y1="18.19cm" svg:x2="9.147cm" svg:y2="18.198cm">
          <text:p/>
        </draw:line>
        <draw:line draw:style-name="gr1" draw:text-style-name="P1" draw:layer="layout" svg:x1="9.148cm" svg:y1="18.196cm" svg:x2="9.141cm" svg:y2="18.208cm">
          <text:p/>
        </draw:line>
        <draw:line draw:style-name="gr1" draw:text-style-name="P1" draw:layer="layout" svg:x1="9.141cm" svg:y1="18.207cm" svg:x2="9.141cm" svg:y2="18.241cm">
          <text:p/>
        </draw:line>
        <draw:line draw:style-name="gr1" draw:text-style-name="P1" draw:layer="layout" svg:x1="9.141cm" svg:y1="18.241cm" svg:x2="9.148cm" svg:y2="18.254cm">
          <text:p/>
        </draw:line>
        <draw:line draw:style-name="gr1" draw:text-style-name="P1" draw:layer="layout" svg:x1="9.147cm" svg:y1="18.253cm" svg:x2="9.153cm" svg:y2="18.259cm">
          <text:p/>
        </draw:line>
        <draw:line draw:style-name="gr1" draw:text-style-name="P1" draw:layer="layout" svg:x1="9.152cm" svg:y1="18.258cm" svg:x2="9.165cm" svg:y2="18.265cm">
          <text:p/>
        </draw:line>
        <draw:line draw:style-name="gr1" draw:text-style-name="P1" draw:layer="layout" svg:x1="9.164cm" svg:y1="18.264cm" svg:x2="9.181cm" svg:y2="18.264cm">
          <text:p/>
        </draw:line>
        <draw:line draw:style-name="gr1" draw:text-style-name="P1" draw:layer="layout" svg:x1="9.089cm" svg:y1="18.264cm" svg:x2="9.089cm" svg:y2="18.144cm">
          <text:p/>
        </draw:line>
        <draw:line draw:style-name="gr1" draw:text-style-name="P1" draw:layer="layout" svg:x1="9.038cm" svg:y1="18.264cm" svg:x2="9.038cm" svg:y2="18.201cm">
          <text:p/>
        </draw:line>
        <draw:line draw:style-name="gr1" draw:text-style-name="P1" draw:layer="layout" svg:x1="9.038cm" svg:y1="18.202cm" svg:x2="9.045cm" svg:y2="18.19cm">
          <text:p/>
        </draw:line>
        <draw:line draw:style-name="gr1" draw:text-style-name="P1" draw:layer="layout" svg:x1="9.044cm" svg:y1="18.191cm" svg:x2="9.056cm" svg:y2="18.184cm">
          <text:p/>
        </draw:line>
        <draw:line draw:style-name="gr1" draw:text-style-name="P1" draw:layer="layout" svg:x1="9.055cm" svg:y1="18.184cm" svg:x2="9.072cm" svg:y2="18.184cm">
          <text:p/>
        </draw:line>
        <draw:line draw:style-name="gr1" draw:text-style-name="P1" draw:layer="layout" svg:x1="9.072cm" svg:y1="18.184cm" svg:x2="9.085cm" svg:y2="18.191cm">
          <text:p/>
        </draw:line>
        <draw:line draw:style-name="gr1" draw:text-style-name="P1" draw:layer="layout" svg:x1="9.084cm" svg:y1="18.19cm" svg:x2="9.09cm" svg:y2="18.198cm">
          <text:p/>
        </draw:line>
        <draw:line draw:style-name="gr1" draw:text-style-name="P1" draw:layer="layout" svg:x1="8.981cm" svg:y1="18.264cm" svg:x2="8.981cm" svg:y2="18.184cm">
          <text:p/>
        </draw:line>
        <draw:line draw:style-name="gr1" draw:text-style-name="P1" draw:layer="layout" svg:x1="8.983cm" svg:y1="18.198cm" svg:x2="8.975cm" svg:y2="18.19cm">
          <text:p/>
        </draw:line>
        <draw:line draw:style-name="gr1" draw:text-style-name="P1" draw:layer="layout" svg:x1="8.976cm" svg:y1="18.191cm" svg:x2="8.964cm" svg:y2="18.184cm">
          <text:p/>
        </draw:line>
        <draw:line draw:style-name="gr1" draw:text-style-name="P1" draw:layer="layout" svg:x1="8.964cm" svg:y1="18.184cm" svg:x2="8.947cm" svg:y2="18.184cm">
          <text:p/>
        </draw:line>
        <draw:line draw:style-name="gr1" draw:text-style-name="P1" draw:layer="layout" svg:x1="8.948cm" svg:y1="18.184cm" svg:x2="8.935cm" svg:y2="18.191cm">
          <text:p/>
        </draw:line>
        <draw:line draw:style-name="gr1" draw:text-style-name="P1" draw:layer="layout" svg:x1="8.936cm" svg:y1="18.19cm" svg:x2="8.93cm" svg:y2="18.202cm">
          <text:p/>
        </draw:line>
        <draw:line draw:style-name="gr1" draw:text-style-name="P1" draw:layer="layout" svg:x1="8.93cm" svg:y1="18.201cm" svg:x2="8.93cm" svg:y2="18.264cm">
          <text:p/>
        </draw:line>
        <draw:line draw:style-name="gr1" draw:text-style-name="P1" draw:layer="layout" svg:x1="8.931cm" svg:y1="18.202cm" svg:x2="8.924cm" svg:y2="18.19cm">
          <text:p/>
        </draw:line>
        <draw:line draw:style-name="gr1" draw:text-style-name="P1" draw:layer="layout" svg:x1="8.926cm" svg:y1="18.191cm" svg:x2="8.912cm" svg:y2="18.184cm">
          <text:p/>
        </draw:line>
        <draw:line draw:style-name="gr1" draw:text-style-name="P1" draw:layer="layout" svg:x1="8.912cm" svg:y1="18.184cm" svg:x2="8.895cm" svg:y2="18.184cm">
          <text:p/>
        </draw:line>
        <draw:line draw:style-name="gr1" draw:text-style-name="P1" draw:layer="layout" svg:x1="8.896cm" svg:y1="18.184cm" svg:x2="8.884cm" svg:y2="18.191cm">
          <text:p/>
        </draw:line>
        <draw:line draw:style-name="gr1" draw:text-style-name="P1" draw:layer="layout" svg:x1="8.885cm" svg:y1="18.19cm" svg:x2="8.878cm" svg:y2="18.202cm">
          <text:p/>
        </draw:line>
        <draw:line draw:style-name="gr1" draw:text-style-name="P1" draw:layer="layout" svg:x1="8.878cm" svg:y1="18.201cm" svg:x2="8.878cm" svg:y2="18.264cm">
          <text:p/>
        </draw:line>
        <draw:polygon draw:style-name="gr2" draw:text-style-name="P1" draw:layer="layout" svg:width="0.813cm" svg:height="0.249cm" svg:x="8.803cm" svg:y="18.05cm" svg:viewBox="0 0 814 250" draw:points="0,0 814,0 814,250 0,250">
          <text:p/>
        </draw:polygon>
        <draw:line draw:style-name="gr1" draw:text-style-name="P1" draw:layer="layout" svg:x1="10.003cm" svg:y1="19.869cm" svg:x2="9.981cm" svg:y2="19.869cm">
          <text:p/>
        </draw:line>
        <draw:line draw:style-name="gr1" draw:text-style-name="P1" draw:layer="layout" svg:x1="9.982cm" svg:y1="19.869cm" svg:x2="9.969cm" svg:y2="19.875cm">
          <text:p/>
        </draw:line>
        <draw:line draw:style-name="gr1" draw:text-style-name="P1" draw:layer="layout" svg:x1="9.97cm" svg:y1="19.874cm" svg:x2="9.958cm" svg:y2="19.887cm">
          <text:p/>
        </draw:line>
        <draw:line draw:style-name="gr1" draw:text-style-name="P1" draw:layer="layout" svg:x1="9.959cm" svg:y1="19.886cm" svg:x2="9.952cm" svg:y2="19.91cm">
          <text:p/>
        </draw:line>
        <draw:line draw:style-name="gr1" draw:text-style-name="P1" draw:layer="layout" svg:x1="9.952cm" svg:y1="19.909cm" svg:x2="9.952cm" svg:y2="19.949cm">
          <text:p/>
        </draw:line>
        <draw:line draw:style-name="gr1" draw:text-style-name="P1" draw:layer="layout" svg:x1="9.952cm" svg:y1="19.949cm" svg:x2="9.959cm" svg:y2="19.973cm">
          <text:p/>
        </draw:line>
        <draw:line draw:style-name="gr1" draw:text-style-name="P1" draw:layer="layout" svg:x1="9.958cm" svg:y1="19.972cm" svg:x2="9.97cm" svg:y2="19.984cm">
          <text:p/>
        </draw:line>
        <draw:line draw:style-name="gr1" draw:text-style-name="P1" draw:layer="layout" svg:x1="9.969cm" svg:y1="19.983cm" svg:x2="9.982cm" svg:y2="19.99cm">
          <text:p/>
        </draw:line>
        <draw:line draw:style-name="gr1" draw:text-style-name="P1" draw:layer="layout" svg:x1="9.981cm" svg:y1="19.989cm" svg:x2="10.003cm" svg:y2="19.989cm">
          <text:p/>
        </draw:line>
        <draw:line draw:style-name="gr1" draw:text-style-name="P1" draw:layer="layout" svg:x1="10.003cm" svg:y1="19.99cm" svg:x2="10.016cm" svg:y2="19.983cm">
          <text:p/>
        </draw:line>
        <draw:line draw:style-name="gr1" draw:text-style-name="P1" draw:layer="layout" svg:x1="10.015cm" svg:y1="19.984cm" svg:x2="10.027cm" svg:y2="19.972cm">
          <text:p/>
        </draw:line>
        <draw:line draw:style-name="gr1" draw:text-style-name="P1" draw:layer="layout" svg:x1="10.026cm" svg:y1="19.973cm" svg:x2="10.033cm" svg:y2="19.949cm">
          <text:p/>
        </draw:line>
        <draw:line draw:style-name="gr1" draw:text-style-name="P1" draw:layer="layout" svg:x1="10.032cm" svg:y1="19.949cm" svg:x2="10.032cm" svg:y2="19.909cm">
          <text:p/>
        </draw:line>
        <draw:line draw:style-name="gr1" draw:text-style-name="P1" draw:layer="layout" svg:x1="10.033cm" svg:y1="19.91cm" svg:x2="10.026cm" svg:y2="19.886cm">
          <text:p/>
        </draw:line>
        <draw:line draw:style-name="gr1" draw:text-style-name="P1" draw:layer="layout" svg:x1="10.027cm" svg:y1="19.887cm" svg:x2="10.015cm" svg:y2="19.874cm">
          <text:p/>
        </draw:line>
        <draw:line draw:style-name="gr1" draw:text-style-name="P1" draw:layer="layout" svg:x1="10.016cm" svg:y1="19.875cm" svg:x2="10.003cm" svg:y2="19.869cm">
          <text:p/>
        </draw:line>
        <draw:line draw:style-name="gr1" draw:text-style-name="P1" draw:layer="layout" svg:x1="9.901cm" svg:y1="19.869cm" svg:x2="9.901cm" svg:y2="19.966cm">
          <text:p/>
        </draw:line>
        <draw:line draw:style-name="gr1" draw:text-style-name="P1" draw:layer="layout" svg:x1="9.903cm" svg:y1="19.966cm" svg:x2="9.895cm" svg:y2="19.978cm">
          <text:p/>
        </draw:line>
        <draw:line draw:style-name="gr1" draw:text-style-name="P1" draw:layer="layout" svg:x1="9.896cm" svg:y1="19.977cm" svg:x2="9.889cm" svg:y2="19.984cm">
          <text:p/>
        </draw:line>
        <draw:line draw:style-name="gr1" draw:text-style-name="P1" draw:layer="layout" svg:x1="9.89cm" svg:y1="19.983cm" svg:x2="9.878cm" svg:y2="19.99cm">
          <text:p/>
        </draw:line>
        <draw:line draw:style-name="gr1" draw:text-style-name="P1" draw:layer="layout" svg:x1="9.878cm" svg:y1="19.989cm" svg:x2="9.855cm" svg:y2="19.989cm">
          <text:p/>
        </draw:line>
        <draw:line draw:style-name="gr1" draw:text-style-name="P1" draw:layer="layout" svg:x1="9.856cm" svg:y1="19.99cm" svg:x2="9.844cm" svg:y2="19.983cm">
          <text:p/>
        </draw:line>
        <draw:line draw:style-name="gr1" draw:text-style-name="P1" draw:layer="layout" svg:x1="9.845cm" svg:y1="19.984cm" svg:x2="9.838cm" svg:y2="19.977cm">
          <text:p/>
        </draw:line>
        <draw:line draw:style-name="gr1" draw:text-style-name="P1" draw:layer="layout" svg:x1="9.839cm" svg:y1="19.978cm" svg:x2="9.832cm" svg:y2="19.966cm">
          <text:p/>
        </draw:line>
        <draw:line draw:style-name="gr1" draw:text-style-name="P1" draw:layer="layout" svg:x1="9.832cm" svg:y1="19.966cm" svg:x2="9.832cm" svg:y2="19.869cm">
          <text:p/>
        </draw:line>
        <draw:line draw:style-name="gr1" draw:text-style-name="P1" draw:layer="layout" svg:x1="9.792cm" svg:y1="19.869cm" svg:x2="9.724cm" svg:y2="19.869cm">
          <text:p/>
        </draw:line>
        <draw:line draw:style-name="gr1" draw:text-style-name="P1" draw:layer="layout" svg:x1="9.758cm" svg:y1="19.989cm" svg:x2="9.758cm" svg:y2="19.869cm">
          <text:p/>
        </draw:line>
        <draw:polygon draw:style-name="gr2" draw:text-style-name="P1" draw:layer="layout" svg:width="0.529cm" svg:height="0.25cm" svg:x="9.619cm" svg:y="19.774cm" svg:viewBox="0 0 530 251" draw:points="0,0 530,0 530,251 0,251">
          <text:p/>
        </draw:polygon>
        <draw:line draw:style-name="gr1" draw:text-style-name="P1" draw:layer="layout" svg:x1="11.603cm" svg:y1="17.167cm" svg:x2="11.603cm" svg:y2="17.224cm">
          <text:p/>
        </draw:line>
        <draw:line draw:style-name="gr1" draw:text-style-name="P1" draw:layer="layout" svg:x1="11.604cm" svg:y1="17.224cm" svg:x2="11.546cm" svg:y2="17.23cm">
          <text:p/>
        </draw:line>
        <draw:line draw:style-name="gr1" draw:text-style-name="P1" draw:layer="layout" svg:x1="11.546cm" svg:y1="17.23cm" svg:x2="11.553cm" svg:y2="17.224cm">
          <text:p/>
        </draw:line>
        <draw:line draw:style-name="gr1" draw:text-style-name="P1" draw:layer="layout" svg:x1="11.552cm" svg:y1="17.225cm" svg:x2="11.559cm" svg:y2="17.212cm">
          <text:p/>
        </draw:line>
        <draw:line draw:style-name="gr1" draw:text-style-name="P1" draw:layer="layout" svg:x1="11.558cm" svg:y1="17.212cm" svg:x2="11.558cm" svg:y2="17.184cm">
          <text:p/>
        </draw:line>
        <draw:line draw:style-name="gr1" draw:text-style-name="P1" draw:layer="layout" svg:x1="11.559cm" svg:y1="17.185cm" svg:x2="11.552cm" svg:y2="17.172cm">
          <text:p/>
        </draw:line>
        <draw:line draw:style-name="gr1" draw:text-style-name="P1" draw:layer="layout" svg:x1="11.553cm" svg:y1="17.173cm" svg:x2="11.546cm" svg:y2="17.167cm">
          <text:p/>
        </draw:line>
        <draw:line draw:style-name="gr1" draw:text-style-name="P1" draw:layer="layout" svg:x1="11.547cm" svg:y1="17.168cm" svg:x2="11.535cm" svg:y2="17.161cm">
          <text:p/>
        </draw:line>
        <draw:line draw:style-name="gr1" draw:text-style-name="P1" draw:layer="layout" svg:x1="11.535cm" svg:y1="17.161cm" svg:x2="11.506cm" svg:y2="17.161cm">
          <text:p/>
        </draw:line>
        <draw:line draw:style-name="gr1" draw:text-style-name="P1" draw:layer="layout" svg:x1="11.507cm" svg:y1="17.161cm" svg:x2="11.495cm" svg:y2="17.168cm">
          <text:p/>
        </draw:line>
        <draw:line draw:style-name="gr1" draw:text-style-name="P1" draw:layer="layout" svg:x1="11.496cm" svg:y1="17.167cm" svg:x2="11.489cm" svg:y2="17.173cm">
          <text:p/>
        </draw:line>
        <draw:line draw:style-name="gr1" draw:text-style-name="P1" draw:layer="layout" svg:x1="11.49cm" svg:y1="17.172cm" svg:x2="11.483cm" svg:y2="17.185cm">
          <text:p/>
        </draw:line>
        <draw:line draw:style-name="gr1" draw:text-style-name="P1" draw:layer="layout" svg:x1="11.483cm" svg:y1="17.184cm" svg:x2="11.483cm" svg:y2="17.212cm">
          <text:p/>
        </draw:line>
        <draw:line draw:style-name="gr1" draw:text-style-name="P1" draw:layer="layout" svg:x1="11.483cm" svg:y1="17.212cm" svg:x2="11.49cm" svg:y2="17.225cm">
          <text:p/>
        </draw:line>
        <draw:line draw:style-name="gr1" draw:text-style-name="P1" draw:layer="layout" svg:x1="11.489cm" svg:y1="17.224cm" svg:x2="11.496cm" svg:y2="17.23cm">
          <text:p/>
        </draw:line>
        <draw:line draw:style-name="gr1" draw:text-style-name="P1" draw:layer="layout" svg:x1="11.564cm" svg:y1="17.122cm" svg:x2="11.483cm" svg:y2="17.092cm">
          <text:p/>
        </draw:line>
        <draw:line draw:style-name="gr1" draw:text-style-name="P1" draw:layer="layout" svg:x1="11.483cm" svg:y1="17.093cm" svg:x2="11.564cm" svg:y2="17.064cm">
          <text:p/>
        </draw:line>
        <draw:polygon draw:style-name="gr2" draw:text-style-name="P1" draw:layer="layout" svg:width="0.25cm" svg:height="0.345cm" svg:x="11.448cm" svg:y="16.977cm" svg:viewBox="0 0 251 346" draw:points="0,0 251,0 251,346 0,346">
          <text:p/>
        </draw:polygon>
        <draw:line draw:style-name="gr1" draw:text-style-name="P1" draw:layer="layout" svg:x1="9.775cm" svg:y1="16.194cm" svg:x2="9.752cm" svg:y2="16.194cm">
          <text:p/>
        </draw:line>
        <draw:line draw:style-name="gr1" draw:text-style-name="P1" draw:layer="layout" svg:x1="9.753cm" svg:y1="16.194cm" svg:x2="9.741cm" svg:y2="16.2cm">
          <text:p/>
        </draw:line>
        <draw:line draw:style-name="gr1" draw:text-style-name="P1" draw:layer="layout" svg:x1="9.742cm" svg:y1="16.199cm" svg:x2="9.729cm" svg:y2="16.212cm">
          <text:p/>
        </draw:line>
        <draw:line draw:style-name="gr1" draw:text-style-name="P1" draw:layer="layout" svg:x1="9.73cm" svg:y1="16.211cm" svg:x2="9.724cm" svg:y2="16.235cm">
          <text:p/>
        </draw:line>
        <draw:line draw:style-name="gr1" draw:text-style-name="P1" draw:layer="layout" svg:x1="9.724cm" svg:y1="16.234cm" svg:x2="9.724cm" svg:y2="16.274cm">
          <text:p/>
        </draw:line>
        <draw:line draw:style-name="gr1" draw:text-style-name="P1" draw:layer="layout" svg:x1="9.724cm" svg:y1="16.274cm" svg:x2="9.73cm" svg:y2="16.298cm">
          <text:p/>
        </draw:line>
        <draw:line draw:style-name="gr1" draw:text-style-name="P1" draw:layer="layout" svg:x1="9.729cm" svg:y1="16.297cm" svg:x2="9.742cm" svg:y2="16.309cm">
          <text:p/>
        </draw:line>
        <draw:line draw:style-name="gr1" draw:text-style-name="P1" draw:layer="layout" svg:x1="9.741cm" svg:y1="16.308cm" svg:x2="9.753cm" svg:y2="16.315cm">
          <text:p/>
        </draw:line>
        <draw:line draw:style-name="gr1" draw:text-style-name="P1" draw:layer="layout" svg:x1="9.752cm" svg:y1="16.314cm" svg:x2="9.775cm" svg:y2="16.314cm">
          <text:p/>
        </draw:line>
        <draw:line draw:style-name="gr1" draw:text-style-name="P1" draw:layer="layout" svg:x1="9.775cm" svg:y1="16.315cm" svg:x2="9.787cm" svg:y2="16.308cm">
          <text:p/>
        </draw:line>
        <draw:line draw:style-name="gr1" draw:text-style-name="P1" draw:layer="layout" svg:x1="9.786cm" svg:y1="16.309cm" svg:x2="9.799cm" svg:y2="16.297cm">
          <text:p/>
        </draw:line>
        <draw:line draw:style-name="gr1" draw:text-style-name="P1" draw:layer="layout" svg:x1="9.798cm" svg:y1="16.298cm" svg:x2="9.805cm" svg:y2="16.274cm">
          <text:p/>
        </draw:line>
        <draw:line draw:style-name="gr1" draw:text-style-name="P1" draw:layer="layout" svg:x1="9.804cm" svg:y1="16.274cm" svg:x2="9.804cm" svg:y2="16.234cm">
          <text:p/>
        </draw:line>
        <draw:line draw:style-name="gr1" draw:text-style-name="P1" draw:layer="layout" svg:x1="9.805cm" svg:y1="16.235cm" svg:x2="9.798cm" svg:y2="16.211cm">
          <text:p/>
        </draw:line>
        <draw:line draw:style-name="gr1" draw:text-style-name="P1" draw:layer="layout" svg:x1="9.799cm" svg:y1="16.212cm" svg:x2="9.786cm" svg:y2="16.199cm">
          <text:p/>
        </draw:line>
        <draw:line draw:style-name="gr1" draw:text-style-name="P1" draw:layer="layout" svg:x1="9.787cm" svg:y1="16.2cm" svg:x2="9.775cm" svg:y2="16.194cm">
          <text:p/>
        </draw:line>
        <draw:line draw:style-name="gr1" draw:text-style-name="P1" draw:layer="layout" svg:x1="9.679cm" svg:y1="16.308cm" svg:x2="9.661cm" svg:y2="16.315cm">
          <text:p/>
        </draw:line>
        <draw:line draw:style-name="gr1" draw:text-style-name="P1" draw:layer="layout" svg:x1="9.661cm" svg:y1="16.314cm" svg:x2="9.632cm" svg:y2="16.314cm">
          <text:p/>
        </draw:line>
        <draw:line draw:style-name="gr1" draw:text-style-name="P1" draw:layer="layout" svg:x1="9.633cm" svg:y1="16.315cm" svg:x2="9.621cm" svg:y2="16.308cm">
          <text:p/>
        </draw:line>
        <draw:line draw:style-name="gr1" draw:text-style-name="P1" draw:layer="layout" svg:x1="9.623cm" svg:y1="16.309cm" svg:x2="9.615cm" svg:y2="16.302cm">
          <text:p/>
        </draw:line>
        <draw:line draw:style-name="gr1" draw:text-style-name="P1" draw:layer="layout" svg:x1="9.616cm" svg:y1="16.303cm" svg:x2="9.609cm" svg:y2="16.291cm">
          <text:p/>
        </draw:line>
        <draw:line draw:style-name="gr1" draw:text-style-name="P1" draw:layer="layout" svg:x1="9.609cm" svg:y1="16.291cm" svg:x2="9.609cm" svg:y2="16.279cm">
          <text:p/>
        </draw:line>
        <draw:line draw:style-name="gr1" draw:text-style-name="P1" draw:layer="layout" svg:x1="9.609cm" svg:y1="16.28cm" svg:x2="9.616cm" svg:y2="16.268cm">
          <text:p/>
        </draw:line>
        <draw:line draw:style-name="gr1" draw:text-style-name="P1" draw:layer="layout" svg:x1="9.615cm" svg:y1="16.269cm" svg:x2="9.623cm" svg:y2="16.262cm">
          <text:p/>
        </draw:line>
        <draw:line draw:style-name="gr1" draw:text-style-name="P1" draw:layer="layout" svg:x1="9.621cm" svg:y1="16.263cm" svg:x2="9.633cm" svg:y2="16.257cm">
          <text:p/>
        </draw:line>
        <draw:line draw:style-name="gr1" draw:text-style-name="P1" draw:layer="layout" svg:x1="9.632cm" svg:y1="16.258cm" svg:x2="9.657cm" svg:y2="16.251cm">
          <text:p/>
        </draw:line>
        <draw:line draw:style-name="gr1" draw:text-style-name="P1" draw:layer="layout" svg:x1="9.655cm" svg:y1="16.253cm" svg:x2="9.667cm" svg:y2="16.245cm">
          <text:p/>
        </draw:line>
        <draw:line draw:style-name="gr1" draw:text-style-name="P1" draw:layer="layout" svg:x1="9.666cm" svg:y1="16.246cm" svg:x2="9.673cm" svg:y2="16.239cm">
          <text:p/>
        </draw:line>
        <draw:line draw:style-name="gr1" draw:text-style-name="P1" draw:layer="layout" svg:x1="9.672cm" svg:y1="16.24cm" svg:x2="9.679cm" svg:y2="16.228cm">
          <text:p/>
        </draw:line>
        <draw:line draw:style-name="gr1" draw:text-style-name="P1" draw:layer="layout" svg:x1="9.678cm" svg:y1="16.228cm" svg:x2="9.678cm" svg:y2="16.217cm">
          <text:p/>
        </draw:line>
        <draw:line draw:style-name="gr1" draw:text-style-name="P1" draw:layer="layout" svg:x1="9.679cm" svg:y1="16.218cm" svg:x2="9.672cm" svg:y2="16.205cm">
          <text:p/>
        </draw:line>
        <draw:line draw:style-name="gr1" draw:text-style-name="P1" draw:layer="layout" svg:x1="9.673cm" svg:y1="16.206cm" svg:x2="9.666cm" svg:y2="16.199cm">
          <text:p/>
        </draw:line>
        <draw:line draw:style-name="gr1" draw:text-style-name="P1" draw:layer="layout" svg:x1="9.667cm" svg:y1="16.2cm" svg:x2="9.655cm" svg:y2="16.194cm">
          <text:p/>
        </draw:line>
        <draw:line draw:style-name="gr1" draw:text-style-name="P1" draw:layer="layout" svg:x1="9.655cm" svg:y1="16.194cm" svg:x2="9.626cm" svg:y2="16.194cm">
          <text:p/>
        </draw:line>
        <draw:line draw:style-name="gr1" draw:text-style-name="P1" draw:layer="layout" svg:x1="9.627cm" svg:y1="16.194cm" svg:x2="9.609cm" svg:y2="16.2cm">
          <text:p/>
        </draw:line>
        <draw:line draw:style-name="gr1" draw:text-style-name="P1" draw:layer="layout" svg:x1="9.489cm" svg:y1="16.302cm" svg:x2="9.496cm" svg:y2="16.309cm">
          <text:p/>
        </draw:line>
        <draw:line draw:style-name="gr1" draw:text-style-name="P1" draw:layer="layout" svg:x1="9.495cm" svg:y1="16.308cm" svg:x2="9.513cm" svg:y2="16.315cm">
          <text:p/>
        </draw:line>
        <draw:line draw:style-name="gr1" draw:text-style-name="P1" draw:layer="layout" svg:x1="9.512cm" svg:y1="16.314cm" svg:x2="9.524cm" svg:y2="16.314cm">
          <text:p/>
        </draw:line>
        <draw:line draw:style-name="gr1" draw:text-style-name="P1" draw:layer="layout" svg:x1="9.524cm" svg:y1="16.315cm" svg:x2="9.542cm" svg:y2="16.308cm">
          <text:p/>
        </draw:line>
        <draw:line draw:style-name="gr1" draw:text-style-name="P1" draw:layer="layout" svg:x1="9.541cm" svg:y1="16.309cm" svg:x2="9.553cm" svg:y2="16.297cm">
          <text:p/>
        </draw:line>
        <draw:line draw:style-name="gr1" draw:text-style-name="P1" draw:layer="layout" svg:x1="9.552cm" svg:y1="16.298cm" svg:x2="9.559cm" svg:y2="16.285cm">
          <text:p/>
        </draw:line>
        <draw:line draw:style-name="gr1" draw:text-style-name="P1" draw:layer="layout" svg:x1="9.558cm" svg:y1="16.286cm" svg:x2="9.565cm" svg:y2="16.262cm">
          <text:p/>
        </draw:line>
        <draw:line draw:style-name="gr1" draw:text-style-name="P1" draw:layer="layout" svg:x1="9.564cm" svg:y1="16.262cm" svg:x2="9.564cm" svg:y2="16.245cm">
          <text:p/>
        </draw:line>
        <draw:line draw:style-name="gr1" draw:text-style-name="P1" draw:layer="layout" svg:x1="9.565cm" svg:y1="16.246cm" svg:x2="9.558cm" svg:y2="16.222cm">
          <text:p/>
        </draw:line>
        <draw:line draw:style-name="gr1" draw:text-style-name="P1" draw:layer="layout" svg:x1="9.559cm" svg:y1="16.223cm" svg:x2="9.552cm" svg:y2="16.211cm">
          <text:p/>
        </draw:line>
        <draw:line draw:style-name="gr1" draw:text-style-name="P1" draw:layer="layout" svg:x1="9.553cm" svg:y1="16.212cm" svg:x2="9.541cm" svg:y2="16.199cm">
          <text:p/>
        </draw:line>
        <draw:line draw:style-name="gr1" draw:text-style-name="P1" draw:layer="layout" svg:x1="9.542cm" svg:y1="16.2cm" svg:x2="9.524cm" svg:y2="16.194cm">
          <text:p/>
        </draw:line>
        <draw:line draw:style-name="gr1" draw:text-style-name="P1" draw:layer="layout" svg:x1="9.524cm" svg:y1="16.194cm" svg:x2="9.512cm" svg:y2="16.194cm">
          <text:p/>
        </draw:line>
        <draw:line draw:style-name="gr1" draw:text-style-name="P1" draw:layer="layout" svg:x1="9.513cm" svg:y1="16.194cm" svg:x2="9.495cm" svg:y2="16.2cm">
          <text:p/>
        </draw:line>
        <draw:line draw:style-name="gr1" draw:text-style-name="P1" draw:layer="layout" svg:x1="9.496cm" svg:y1="16.199cm" svg:x2="9.489cm" svg:y2="16.206cm">
          <text:p/>
        </draw:line>
        <draw:line draw:style-name="gr1" draw:text-style-name="P1" draw:layer="layout" svg:x1="9.438cm" svg:y1="16.314cm" svg:x2="9.438cm" svg:y2="16.194cm">
          <text:p/>
        </draw:line>
        <draw:line draw:style-name="gr1" draw:text-style-name="P1" draw:layer="layout" svg:x1="9.324cm" svg:y1="16.314cm" svg:x2="9.381cm" svg:y2="16.314cm">
          <text:p/>
        </draw:line>
        <draw:line draw:style-name="gr1" draw:text-style-name="P1" draw:layer="layout" svg:x1="9.381cm" svg:y1="16.314cm" svg:x2="9.381cm" svg:y2="16.194cm">
          <text:p/>
        </draw:line>
        <draw:line draw:style-name="gr1" draw:text-style-name="P1" draw:layer="layout" svg:x1="9.289cm" svg:y1="16.279cm" svg:x2="9.232cm" svg:y2="16.279cm">
          <text:p/>
        </draw:line>
        <draw:line draw:style-name="gr1" draw:text-style-name="P1" draw:layer="layout" svg:x1="9.302cm" svg:y1="16.315cm" svg:x2="9.261cm" svg:y2="16.194cm">
          <text:p/>
        </draw:line>
        <draw:line draw:style-name="gr1" draw:text-style-name="P1" draw:layer="layout" svg:x1="9.262cm" svg:y1="16.194cm" svg:x2="9.221cm" svg:y2="16.315cm">
          <text:p/>
        </draw:line>
        <draw:line draw:style-name="gr1" draw:text-style-name="P1" draw:layer="layout" svg:x1="9.181cm" svg:y1="16.314cm" svg:x2="9.181cm" svg:y2="16.194cm">
          <text:p/>
        </draw:line>
        <draw:line draw:style-name="gr1" draw:text-style-name="P1" draw:layer="layout" svg:x1="9.181cm" svg:y1="16.194cm" svg:x2="9.152cm" svg:y2="16.194cm">
          <text:p/>
        </draw:line>
        <draw:line draw:style-name="gr1" draw:text-style-name="P1" draw:layer="layout" svg:x1="9.153cm" svg:y1="16.194cm" svg:x2="9.135cm" svg:y2="16.2cm">
          <text:p/>
        </draw:line>
        <draw:line draw:style-name="gr1" draw:text-style-name="P1" draw:layer="layout" svg:x1="9.136cm" svg:y1="16.199cm" svg:x2="9.124cm" svg:y2="16.212cm">
          <text:p/>
        </draw:line>
        <draw:line draw:style-name="gr1" draw:text-style-name="P1" draw:layer="layout" svg:x1="9.125cm" svg:y1="16.211cm" svg:x2="9.118cm" svg:y2="16.223cm">
          <text:p/>
        </draw:line>
        <draw:line draw:style-name="gr1" draw:text-style-name="P1" draw:layer="layout" svg:x1="9.119cm" svg:y1="16.222cm" svg:x2="9.112cm" svg:y2="16.246cm">
          <text:p/>
        </draw:line>
        <draw:line draw:style-name="gr1" draw:text-style-name="P1" draw:layer="layout" svg:x1="9.112cm" svg:y1="16.245cm" svg:x2="9.112cm" svg:y2="16.262cm">
          <text:p/>
        </draw:line>
        <draw:line draw:style-name="gr1" draw:text-style-name="P1" draw:layer="layout" svg:x1="9.112cm" svg:y1="16.262cm" svg:x2="9.119cm" svg:y2="16.286cm">
          <text:p/>
        </draw:line>
        <draw:line draw:style-name="gr1" draw:text-style-name="P1" draw:layer="layout" svg:x1="9.118cm" svg:y1="16.285cm" svg:x2="9.125cm" svg:y2="16.298cm">
          <text:p/>
        </draw:line>
        <draw:line draw:style-name="gr1" draw:text-style-name="P1" draw:layer="layout" svg:x1="9.124cm" svg:y1="16.297cm" svg:x2="9.136cm" svg:y2="16.309cm">
          <text:p/>
        </draw:line>
        <draw:line draw:style-name="gr1" draw:text-style-name="P1" draw:layer="layout" svg:x1="9.135cm" svg:y1="16.308cm" svg:x2="9.153cm" svg:y2="16.315cm">
          <text:p/>
        </draw:line>
        <draw:line draw:style-name="gr1" draw:text-style-name="P1" draw:layer="layout" svg:x1="9.152cm" svg:y1="16.314cm" svg:x2="9.181cm" svg:y2="16.314cm">
          <text:p/>
        </draw:line>
        <draw:line draw:style-name="gr1" draw:text-style-name="P1" draw:layer="layout" svg:x1="9.038cm" svg:y1="16.194cm" svg:x2="9.015cm" svg:y2="16.194cm">
          <text:p/>
        </draw:line>
        <draw:line draw:style-name="gr1" draw:text-style-name="P1" draw:layer="layout" svg:x1="9.016cm" svg:y1="16.194cm" svg:x2="9.004cm" svg:y2="16.2cm">
          <text:p/>
        </draw:line>
        <draw:line draw:style-name="gr1" draw:text-style-name="P1" draw:layer="layout" svg:x1="9.005cm" svg:y1="16.199cm" svg:x2="8.992cm" svg:y2="16.212cm">
          <text:p/>
        </draw:line>
        <draw:line draw:style-name="gr1" draw:text-style-name="P1" draw:layer="layout" svg:x1="8.993cm" svg:y1="16.211cm" svg:x2="8.986cm" svg:y2="16.235cm">
          <text:p/>
        </draw:line>
        <draw:line draw:style-name="gr1" draw:text-style-name="P1" draw:layer="layout" svg:x1="8.986cm" svg:y1="16.234cm" svg:x2="8.986cm" svg:y2="16.274cm">
          <text:p/>
        </draw:line>
        <draw:line draw:style-name="gr1" draw:text-style-name="P1" draw:layer="layout" svg:x1="8.986cm" svg:y1="16.274cm" svg:x2="8.993cm" svg:y2="16.298cm">
          <text:p/>
        </draw:line>
        <draw:line draw:style-name="gr1" draw:text-style-name="P1" draw:layer="layout" svg:x1="8.992cm" svg:y1="16.297cm" svg:x2="9.005cm" svg:y2="16.309cm">
          <text:p/>
        </draw:line>
        <draw:line draw:style-name="gr1" draw:text-style-name="P1" draw:layer="layout" svg:x1="9.004cm" svg:y1="16.308cm" svg:x2="9.016cm" svg:y2="16.315cm">
          <text:p/>
        </draw:line>
        <draw:line draw:style-name="gr1" draw:text-style-name="P1" draw:layer="layout" svg:x1="9.015cm" svg:y1="16.314cm" svg:x2="9.038cm" svg:y2="16.314cm">
          <text:p/>
        </draw:line>
        <draw:line draw:style-name="gr1" draw:text-style-name="P1" draw:layer="layout" svg:x1="9.038cm" svg:y1="16.315cm" svg:x2="9.05cm" svg:y2="16.308cm">
          <text:p/>
        </draw:line>
        <draw:line draw:style-name="gr1" draw:text-style-name="P1" draw:layer="layout" svg:x1="9.049cm" svg:y1="16.309cm" svg:x2="9.062cm" svg:y2="16.297cm">
          <text:p/>
        </draw:line>
        <draw:line draw:style-name="gr1" draw:text-style-name="P1" draw:layer="layout" svg:x1="9.061cm" svg:y1="16.298cm" svg:x2="9.067cm" svg:y2="16.274cm">
          <text:p/>
        </draw:line>
        <draw:line draw:style-name="gr1" draw:text-style-name="P1" draw:layer="layout" svg:x1="9.066cm" svg:y1="16.274cm" svg:x2="9.066cm" svg:y2="16.234cm">
          <text:p/>
        </draw:line>
        <draw:line draw:style-name="gr1" draw:text-style-name="P1" draw:layer="layout" svg:x1="9.067cm" svg:y1="16.235cm" svg:x2="9.061cm" svg:y2="16.211cm">
          <text:p/>
        </draw:line>
        <draw:line draw:style-name="gr1" draw:text-style-name="P1" draw:layer="layout" svg:x1="9.062cm" svg:y1="16.212cm" svg:x2="9.049cm" svg:y2="16.199cm">
          <text:p/>
        </draw:line>
        <draw:line draw:style-name="gr1" draw:text-style-name="P1" draw:layer="layout" svg:x1="9.05cm" svg:y1="16.2cm" svg:x2="9.038cm" svg:y2="16.194cm">
          <text:p/>
        </draw:line>
        <draw:line draw:style-name="gr1" draw:text-style-name="P1" draw:layer="layout" svg:x1="8.866cm" svg:y1="16.315cm" svg:x2="8.907cm" svg:y2="16.257cm">
          <text:p/>
        </draw:line>
        <draw:line draw:style-name="gr1" draw:text-style-name="P1" draw:layer="layout" svg:x1="8.935cm" svg:y1="16.314cm" svg:x2="8.935cm" svg:y2="16.194cm">
          <text:p/>
        </draw:line>
        <draw:line draw:style-name="gr1" draw:text-style-name="P1" draw:layer="layout" svg:x1="8.935cm" svg:y1="16.194cm" svg:x2="8.889cm" svg:y2="16.194cm">
          <text:p/>
        </draw:line>
        <draw:line draw:style-name="gr1" draw:text-style-name="P1" draw:layer="layout" svg:x1="8.89cm" svg:y1="16.194cm" svg:x2="8.878cm" svg:y2="16.2cm">
          <text:p/>
        </draw:line>
        <draw:line draw:style-name="gr1" draw:text-style-name="P1" draw:layer="layout" svg:x1="8.879cm" svg:y1="16.199cm" svg:x2="8.872cm" svg:y2="16.206cm">
          <text:p/>
        </draw:line>
        <draw:line draw:style-name="gr1" draw:text-style-name="P1" draw:layer="layout" svg:x1="8.873cm" svg:y1="16.205cm" svg:x2="8.866cm" svg:y2="16.218cm">
          <text:p/>
        </draw:line>
        <draw:line draw:style-name="gr1" draw:text-style-name="P1" draw:layer="layout" svg:x1="8.866cm" svg:y1="16.217cm" svg:x2="8.866cm" svg:y2="16.234cm">
          <text:p/>
        </draw:line>
        <draw:line draw:style-name="gr1" draw:text-style-name="P1" draw:layer="layout" svg:x1="8.866cm" svg:y1="16.234cm" svg:x2="8.873cm" svg:y2="16.246cm">
          <text:p/>
        </draw:line>
        <draw:line draw:style-name="gr1" draw:text-style-name="P1" draw:layer="layout" svg:x1="8.872cm" svg:y1="16.245cm" svg:x2="8.879cm" svg:y2="16.253cm">
          <text:p/>
        </draw:line>
        <draw:line draw:style-name="gr1" draw:text-style-name="P1" draw:layer="layout" svg:x1="8.878cm" svg:y1="16.251cm" svg:x2="8.89cm" svg:y2="16.258cm">
          <text:p/>
        </draw:line>
        <draw:line draw:style-name="gr1" draw:text-style-name="P1" draw:layer="layout" svg:x1="8.889cm" svg:y1="16.257cm" svg:x2="8.935cm" svg:y2="16.257cm">
          <text:p/>
        </draw:line>
        <draw:line draw:style-name="gr1" draw:text-style-name="P1" draw:layer="layout" svg:x1="9.509cm" svg:y1="16.394cm" svg:x2="9.522cm" svg:y2="16.387cm">
          <text:p/>
        </draw:line>
        <draw:line draw:style-name="gr1" draw:text-style-name="P1" draw:layer="layout" svg:x1="9.521cm" svg:y1="16.387cm" svg:x2="9.538cm" svg:y2="16.387cm">
          <text:p/>
        </draw:line>
        <draw:line draw:style-name="gr1" draw:text-style-name="P1" draw:layer="layout" svg:x1="9.538cm" svg:y1="16.387cm" svg:x2="9.556cm" svg:y2="16.394cm">
          <text:p/>
        </draw:line>
        <draw:line draw:style-name="gr1" draw:text-style-name="P1" draw:layer="layout" svg:x1="9.555cm" svg:y1="16.393cm" svg:x2="9.567cm" svg:y2="16.405cm">
          <text:p/>
        </draw:line>
        <draw:line draw:style-name="gr1" draw:text-style-name="P1" draw:layer="layout" svg:x1="9.566cm" svg:y1="16.404cm" svg:x2="9.573cm" svg:y2="16.416cm">
          <text:p/>
        </draw:line>
        <draw:line draw:style-name="gr1" draw:text-style-name="P1" draw:layer="layout" svg:x1="9.572cm" svg:y1="16.415cm" svg:x2="9.579cm" svg:y2="16.439cm">
          <text:p/>
        </draw:line>
        <draw:line draw:style-name="gr1" draw:text-style-name="P1" draw:layer="layout" svg:x1="9.578cm" svg:y1="16.438cm" svg:x2="9.578cm" svg:y2="16.455cm">
          <text:p/>
        </draw:line>
        <draw:line draw:style-name="gr1" draw:text-style-name="P1" draw:layer="layout" svg:x1="9.579cm" svg:y1="16.455cm" svg:x2="9.572cm" svg:y2="16.479cm">
          <text:p/>
        </draw:line>
        <draw:line draw:style-name="gr1" draw:text-style-name="P1" draw:layer="layout" svg:x1="9.573cm" svg:y1="16.478cm" svg:x2="9.566cm" svg:y2="16.491cm">
          <text:p/>
        </draw:line>
        <draw:line draw:style-name="gr1" draw:text-style-name="P1" draw:layer="layout" svg:x1="9.567cm" svg:y1="16.49cm" svg:x2="9.555cm" svg:y2="16.502cm">
          <text:p/>
        </draw:line>
        <draw:line draw:style-name="gr1" draw:text-style-name="P1" draw:layer="layout" svg:x1="9.556cm" svg:y1="16.501cm" svg:x2="9.538cm" svg:y2="16.508cm">
          <text:p/>
        </draw:line>
        <draw:line draw:style-name="gr1" draw:text-style-name="P1" draw:layer="layout" svg:x1="9.538cm" svg:y1="16.507cm" svg:x2="9.526cm" svg:y2="16.507cm">
          <text:p/>
        </draw:line>
        <draw:line draw:style-name="gr1" draw:text-style-name="P1" draw:layer="layout" svg:x1="9.527cm" svg:y1="16.508cm" svg:x2="9.509cm" svg:y2="16.501cm">
          <text:p/>
        </draw:line>
        <draw:line draw:style-name="gr1" draw:text-style-name="P1" draw:layer="layout" svg:x1="9.51cm" svg:y1="16.503cm" svg:x2="9.504cm" svg:y2="16.495cm">
          <text:p/>
        </draw:line>
        <draw:line draw:style-name="gr1" draw:text-style-name="P1" draw:layer="layout" svg:x1="9.504cm" svg:y1="16.495cm" svg:x2="9.504cm" svg:y2="16.455cm">
          <text:p/>
        </draw:line>
        <draw:line draw:style-name="gr1" draw:text-style-name="P1" draw:layer="layout" svg:x1="9.504cm" svg:y1="16.455cm" svg:x2="9.526cm" svg:y2="16.455cm">
          <text:p/>
        </draw:line>
        <draw:line draw:style-name="gr1" draw:text-style-name="P1" draw:layer="layout" svg:x1="9.453cm" svg:y1="16.495cm" svg:x2="9.446cm" svg:y2="16.503cm">
          <text:p/>
        </draw:line>
        <draw:line draw:style-name="gr1" draw:text-style-name="P1" draw:layer="layout" svg:x1="9.446cm" svg:y1="16.501cm" svg:x2="9.453cm" svg:y2="16.508cm">
          <text:p/>
        </draw:line>
        <draw:line draw:style-name="gr1" draw:text-style-name="P1" draw:layer="layout" svg:x1="9.452cm" svg:y1="16.508cm" svg:x2="9.459cm" svg:y2="16.501cm">
          <text:p/>
        </draw:line>
        <draw:line draw:style-name="gr1" draw:text-style-name="P1" draw:layer="layout" svg:x1="9.459cm" svg:y1="16.503cm" svg:x2="9.452cm" svg:y2="16.495cm">
          <text:p/>
        </draw:line>
        <draw:line draw:style-name="gr1" draw:text-style-name="P1" draw:layer="layout" svg:x1="9.452cm" svg:y1="16.495cm" svg:x2="9.452cm" svg:y2="16.507cm">
          <text:p/>
        </draw:line>
        <draw:line draw:style-name="gr1" draw:text-style-name="P1" draw:layer="layout" svg:x1="9.395cm" svg:y1="16.507cm" svg:x2="9.395cm" svg:y2="16.387cm">
          <text:p/>
        </draw:line>
        <draw:line draw:style-name="gr1" draw:text-style-name="P1" draw:layer="layout" svg:x1="9.395cm" svg:y1="16.387cm" svg:x2="9.349cm" svg:y2="16.387cm">
          <text:p/>
        </draw:line>
        <draw:line draw:style-name="gr1" draw:text-style-name="P1" draw:layer="layout" svg:x1="9.35cm" svg:y1="16.387cm" svg:x2="9.338cm" svg:y2="16.394cm">
          <text:p/>
        </draw:line>
        <draw:line draw:style-name="gr1" draw:text-style-name="P1" draw:layer="layout" svg:x1="9.339cm" svg:y1="16.393cm" svg:x2="9.332cm" svg:y2="16.399cm">
          <text:p/>
        </draw:line>
        <draw:line draw:style-name="gr1" draw:text-style-name="P1" draw:layer="layout" svg:x1="9.333cm" svg:y1="16.398cm" svg:x2="9.326cm" svg:y2="16.411cm">
          <text:p/>
        </draw:line>
        <draw:line draw:style-name="gr1" draw:text-style-name="P1" draw:layer="layout" svg:x1="9.326cm" svg:y1="16.41cm" svg:x2="9.326cm" svg:y2="16.427cm">
          <text:p/>
        </draw:line>
        <draw:line draw:style-name="gr1" draw:text-style-name="P1" draw:layer="layout" svg:x1="9.326cm" svg:y1="16.427cm" svg:x2="9.333cm" svg:y2="16.439cm">
          <text:p/>
        </draw:line>
        <draw:line draw:style-name="gr1" draw:text-style-name="P1" draw:layer="layout" svg:x1="9.332cm" svg:y1="16.438cm" svg:x2="9.339cm" svg:y2="16.445cm">
          <text:p/>
        </draw:line>
        <draw:line draw:style-name="gr1" draw:text-style-name="P1" draw:layer="layout" svg:x1="9.338cm" svg:y1="16.444cm" svg:x2="9.35cm" svg:y2="16.451cm">
          <text:p/>
        </draw:line>
        <draw:line draw:style-name="gr1" draw:text-style-name="P1" draw:layer="layout" svg:x1="9.349cm" svg:y1="16.45cm" svg:x2="9.395cm" svg:y2="16.45cm">
          <text:p/>
        </draw:line>
        <draw:line draw:style-name="gr1" draw:text-style-name="P1" draw:layer="layout" svg:x1="9.276cm" svg:y1="16.495cm" svg:x2="9.269cm" svg:y2="16.503cm">
          <text:p/>
        </draw:line>
        <draw:line draw:style-name="gr1" draw:text-style-name="P1" draw:layer="layout" svg:x1="9.269cm" svg:y1="16.501cm" svg:x2="9.276cm" svg:y2="16.508cm">
          <text:p/>
        </draw:line>
        <draw:line draw:style-name="gr1" draw:text-style-name="P1" draw:layer="layout" svg:x1="9.275cm" svg:y1="16.508cm" svg:x2="9.283cm" svg:y2="16.501cm">
          <text:p/>
        </draw:line>
        <draw:line draw:style-name="gr1" draw:text-style-name="P1" draw:layer="layout" svg:x1="9.283cm" svg:y1="16.503cm" svg:x2="9.275cm" svg:y2="16.495cm">
          <text:p/>
        </draw:line>
        <draw:line draw:style-name="gr1" draw:text-style-name="P1" draw:layer="layout" svg:x1="9.275cm" svg:y1="16.495cm" svg:x2="9.275cm" svg:y2="16.507cm">
          <text:p/>
        </draw:line>
        <draw:line draw:style-name="gr1" draw:text-style-name="P1" draw:layer="layout" svg:x1="9.149cm" svg:y1="16.508cm" svg:x2="9.19cm" svg:y2="16.45cm">
          <text:p/>
        </draw:line>
        <draw:line draw:style-name="gr1" draw:text-style-name="P1" draw:layer="layout" svg:x1="9.218cm" svg:y1="16.507cm" svg:x2="9.218cm" svg:y2="16.387cm">
          <text:p/>
        </draw:line>
        <draw:line draw:style-name="gr1" draw:text-style-name="P1" draw:layer="layout" svg:x1="9.218cm" svg:y1="16.387cm" svg:x2="9.172cm" svg:y2="16.387cm">
          <text:p/>
        </draw:line>
        <draw:line draw:style-name="gr1" draw:text-style-name="P1" draw:layer="layout" svg:x1="9.173cm" svg:y1="16.387cm" svg:x2="9.161cm" svg:y2="16.394cm">
          <text:p/>
        </draw:line>
        <draw:line draw:style-name="gr1" draw:text-style-name="P1" draw:layer="layout" svg:x1="9.163cm" svg:y1="16.393cm" svg:x2="9.155cm" svg:y2="16.399cm">
          <text:p/>
        </draw:line>
        <draw:line draw:style-name="gr1" draw:text-style-name="P1" draw:layer="layout" svg:x1="9.156cm" svg:y1="16.398cm" svg:x2="9.149cm" svg:y2="16.411cm">
          <text:p/>
        </draw:line>
        <draw:line draw:style-name="gr1" draw:text-style-name="P1" draw:layer="layout" svg:x1="9.149cm" svg:y1="16.41cm" svg:x2="9.149cm" svg:y2="16.427cm">
          <text:p/>
        </draw:line>
        <draw:line draw:style-name="gr1" draw:text-style-name="P1" draw:layer="layout" svg:x1="9.149cm" svg:y1="16.427cm" svg:x2="9.156cm" svg:y2="16.439cm">
          <text:p/>
        </draw:line>
        <draw:line draw:style-name="gr1" draw:text-style-name="P1" draw:layer="layout" svg:x1="9.155cm" svg:y1="16.438cm" svg:x2="9.163cm" svg:y2="16.445cm">
          <text:p/>
        </draw:line>
        <draw:line draw:style-name="gr1" draw:text-style-name="P1" draw:layer="layout" svg:x1="9.161cm" svg:y1="16.444cm" svg:x2="9.173cm" svg:y2="16.451cm">
          <text:p/>
        </draw:line>
        <draw:line draw:style-name="gr1" draw:text-style-name="P1" draw:layer="layout" svg:x1="9.172cm" svg:y1="16.45cm" svg:x2="9.218cm" svg:y2="16.45cm">
          <text:p/>
        </draw:line>
        <draw:line draw:style-name="gr1" draw:text-style-name="P1" draw:layer="layout" svg:x1="9.099cm" svg:y1="16.495cm" svg:x2="9.092cm" svg:y2="16.503cm">
          <text:p/>
        </draw:line>
        <draw:line draw:style-name="gr1" draw:text-style-name="P1" draw:layer="layout" svg:x1="9.092cm" svg:y1="16.501cm" svg:x2="9.099cm" svg:y2="16.508cm">
          <text:p/>
        </draw:line>
        <draw:line draw:style-name="gr1" draw:text-style-name="P1" draw:layer="layout" svg:x1="9.098cm" svg:y1="16.508cm" svg:x2="9.105cm" svg:y2="16.501cm">
          <text:p/>
        </draw:line>
        <draw:line draw:style-name="gr1" draw:text-style-name="P1" draw:layer="layout" svg:x1="9.105cm" svg:y1="16.503cm" svg:x2="9.098cm" svg:y2="16.495cm">
          <text:p/>
        </draw:line>
        <draw:line draw:style-name="gr1" draw:text-style-name="P1" draw:layer="layout" svg:x1="9.098cm" svg:y1="16.495cm" svg:x2="9.098cm" svg:y2="16.507cm">
          <text:p/>
        </draw:line>
        <draw:polygon draw:style-name="gr2" draw:text-style-name="P1" draw:layer="layout" svg:width="1.034cm" svg:height="0.49cm" svg:x="8.818cm" svg:y="16.099cm" svg:viewBox="0 0 1035 491" draw:points="0,0 1035,0 1035,491 0,491">
          <text:p/>
        </draw:polygon>
        <draw:line draw:style-name="gr1" draw:text-style-name="P1" draw:layer="layout" svg:x1="9.286cm" svg:y1="19.987cm" svg:x2="9.343cm" svg:y2="19.987cm">
          <text:p/>
        </draw:line>
        <draw:line draw:style-name="gr1" draw:text-style-name="P1" draw:layer="layout" svg:x1="9.343cm" svg:y1="19.987cm" svg:x2="9.343cm" svg:y2="19.867cm">
          <text:p/>
        </draw:line>
        <draw:line draw:style-name="gr1" draw:text-style-name="P1" draw:layer="layout" svg:x1="9.246cm" svg:y1="19.924cm" svg:x2="9.206cm" svg:y2="19.924cm">
          <text:p/>
        </draw:line>
        <draw:line draw:style-name="gr1" draw:text-style-name="P1" draw:layer="layout" svg:x1="9.189cm" svg:y1="19.987cm" svg:x2="9.246cm" svg:y2="19.987cm">
          <text:p/>
        </draw:line>
        <draw:line draw:style-name="gr1" draw:text-style-name="P1" draw:layer="layout" svg:x1="9.246cm" svg:y1="19.987cm" svg:x2="9.246cm" svg:y2="19.867cm">
          <text:p/>
        </draw:line>
        <draw:line draw:style-name="gr1" draw:text-style-name="P1" draw:layer="layout" svg:x1="9.246cm" svg:y1="19.867cm" svg:x2="9.189cm" svg:y2="19.867cm">
          <text:p/>
        </draw:line>
        <draw:line draw:style-name="gr1" draw:text-style-name="P1" draw:layer="layout" svg:x1="9.138cm" svg:y1="19.987cm" svg:x2="9.138cm" svg:y2="19.867cm">
          <text:p/>
        </draw:line>
        <draw:line draw:style-name="gr1" draw:text-style-name="P1" draw:layer="layout" svg:x1="9.138cm" svg:y1="19.867cm" svg:x2="9.109cm" svg:y2="19.867cm">
          <text:p/>
        </draw:line>
        <draw:line draw:style-name="gr1" draw:text-style-name="P1" draw:layer="layout" svg:x1="9.11cm" svg:y1="19.867cm" svg:x2="9.092cm" svg:y2="19.874cm">
          <text:p/>
        </draw:line>
        <draw:line draw:style-name="gr1" draw:text-style-name="P1" draw:layer="layout" svg:x1="9.093cm" svg:y1="19.873cm" svg:x2="9.08cm" svg:y2="19.885cm">
          <text:p/>
        </draw:line>
        <draw:line draw:style-name="gr1" draw:text-style-name="P1" draw:layer="layout" svg:x1="9.081cm" svg:y1="19.884cm" svg:x2="9.075cm" svg:y2="19.897cm">
          <text:p/>
        </draw:line>
        <draw:line draw:style-name="gr1" draw:text-style-name="P1" draw:layer="layout" svg:x1="9.076cm" svg:y1="19.896cm" svg:x2="9.069cm" svg:y2="19.92cm">
          <text:p/>
        </draw:line>
        <draw:line draw:style-name="gr1" draw:text-style-name="P1" draw:layer="layout" svg:x1="9.069cm" svg:y1="19.919cm" svg:x2="9.069cm" svg:y2="19.936cm">
          <text:p/>
        </draw:line>
        <draw:line draw:style-name="gr1" draw:text-style-name="P1" draw:layer="layout" svg:x1="9.069cm" svg:y1="19.936cm" svg:x2="9.076cm" svg:y2="19.96cm">
          <text:p/>
        </draw:line>
        <draw:line draw:style-name="gr1" draw:text-style-name="P1" draw:layer="layout" svg:x1="9.075cm" svg:y1="19.959cm" svg:x2="9.081cm" svg:y2="19.971cm">
          <text:p/>
        </draw:line>
        <draw:line draw:style-name="gr1" draw:text-style-name="P1" draw:layer="layout" svg:x1="9.08cm" svg:y1="19.97cm" svg:x2="9.093cm" svg:y2="19.982cm">
          <text:p/>
        </draw:line>
        <draw:line draw:style-name="gr1" draw:text-style-name="P1" draw:layer="layout" svg:x1="9.092cm" svg:y1="19.981cm" svg:x2="9.11cm" svg:y2="19.988cm">
          <text:p/>
        </draw:line>
        <draw:line draw:style-name="gr1" draw:text-style-name="P1" draw:layer="layout" svg:x1="9.109cm" svg:y1="19.987cm" svg:x2="9.138cm" svg:y2="19.987cm">
          <text:p/>
        </draw:line>
        <draw:polygon draw:style-name="gr2" draw:text-style-name="P1" draw:layer="layout" svg:width="0.346cm" svg:height="0.249cm" svg:x="9.036cm" svg:y="19.773cm" svg:viewBox="0 0 347 250" draw:points="0,0 347,0 347,250 0,250">
          <text:p/>
        </draw:polygon>
        <draw:line draw:style-name="gr1" draw:text-style-name="P1" draw:layer="layout" svg:x1="9.853cm" svg:y1="17.241cm" svg:x2="9.859cm" svg:y2="17.253cm">
          <text:p/>
        </draw:line>
        <draw:line draw:style-name="gr1" draw:text-style-name="P1" draw:layer="layout" svg:x1="9.858cm" svg:y1="17.252cm" svg:x2="9.858cm" svg:y2="17.269cm">
          <text:p/>
        </draw:line>
        <draw:line draw:style-name="gr1" draw:text-style-name="P1" draw:layer="layout" svg:x1="9.859cm" svg:y1="17.269cm" svg:x2="9.853cm" svg:y2="17.288cm">
          <text:p/>
        </draw:line>
        <draw:line draw:style-name="gr1" draw:text-style-name="P1" draw:layer="layout" svg:x1="9.854cm" svg:y1="17.287cm" svg:x2="9.841cm" svg:y2="17.299cm">
          <text:p/>
        </draw:line>
        <draw:line draw:style-name="gr1" draw:text-style-name="P1" draw:layer="layout" svg:x1="9.842cm" svg:y1="17.298cm" svg:x2="9.83cm" svg:y2="17.305cm">
          <text:p/>
        </draw:line>
        <draw:line draw:style-name="gr1" draw:text-style-name="P1" draw:layer="layout" svg:x1="9.831cm" svg:y1="17.304cm" svg:x2="9.807cm" svg:y2="17.31cm">
          <text:p/>
        </draw:line>
        <draw:line draw:style-name="gr1" draw:text-style-name="P1" draw:layer="layout" svg:x1="9.807cm" svg:y1="17.309cm" svg:x2="9.79cm" svg:y2="17.309cm">
          <text:p/>
        </draw:line>
        <draw:line draw:style-name="gr1" draw:text-style-name="P1" draw:layer="layout" svg:x1="9.791cm" svg:y1="17.31cm" svg:x2="9.767cm" svg:y2="17.304cm">
          <text:p/>
        </draw:line>
        <draw:line draw:style-name="gr1" draw:text-style-name="P1" draw:layer="layout" svg:x1="9.768cm" svg:y1="17.305cm" svg:x2="9.755cm" svg:y2="17.298cm">
          <text:p/>
        </draw:line>
        <draw:line draw:style-name="gr1" draw:text-style-name="P1" draw:layer="layout" svg:x1="9.756cm" svg:y1="17.299cm" svg:x2="9.744cm" svg:y2="17.287cm">
          <text:p/>
        </draw:line>
        <draw:line draw:style-name="gr1" draw:text-style-name="P1" draw:layer="layout" svg:x1="9.745cm" svg:y1="17.288cm" svg:x2="9.738cm" svg:y2="17.269cm">
          <text:p/>
        </draw:line>
        <draw:line draw:style-name="gr1" draw:text-style-name="P1" draw:layer="layout" svg:x1="9.738cm" svg:y1="17.269cm" svg:x2="9.738cm" svg:y2="17.258cm">
          <text:p/>
        </draw:line>
        <draw:line draw:style-name="gr1" draw:text-style-name="P1" draw:layer="layout" svg:x1="9.738cm" svg:y1="17.259cm" svg:x2="9.745cm" svg:y2="17.241cm">
          <text:p/>
        </draw:line>
        <draw:line draw:style-name="gr1" draw:text-style-name="P1" draw:layer="layout" svg:x1="9.744cm" svg:y1="17.243cm" svg:x2="9.751cm" svg:y2="17.235cm">
          <text:p/>
        </draw:line>
        <draw:line draw:style-name="gr1" draw:text-style-name="P1" draw:layer="layout" svg:x1="9.75cm" svg:y1="17.235cm" svg:x2="9.79cm" svg:y2="17.235cm">
          <text:p/>
        </draw:line>
        <draw:line draw:style-name="gr1" draw:text-style-name="P1" draw:layer="layout" svg:x1="9.79cm" svg:y1="17.235cm" svg:x2="9.79cm" svg:y2="17.258cm">
          <text:p/>
        </draw:line>
        <draw:line draw:style-name="gr1" draw:text-style-name="P1" draw:layer="layout" svg:x1="9.738cm" svg:y1="17.184cm" svg:x2="9.858cm" svg:y2="17.184cm">
          <text:p/>
        </draw:line>
        <draw:line draw:style-name="gr1" draw:text-style-name="P1" draw:layer="layout" svg:x1="9.859cm" svg:y1="17.185cm" svg:x2="9.738cm" svg:y2="17.115cm">
          <text:p/>
        </draw:line>
        <draw:line draw:style-name="gr1" draw:text-style-name="P1" draw:layer="layout" svg:x1="9.738cm" svg:y1="17.115cm" svg:x2="9.858cm" svg:y2="17.115cm">
          <text:p/>
        </draw:line>
        <draw:line draw:style-name="gr1" draw:text-style-name="P1" draw:layer="layout" svg:x1="9.738cm" svg:y1="17.058cm" svg:x2="9.858cm" svg:y2="17.058cm">
          <text:p/>
        </draw:line>
        <draw:line draw:style-name="gr1" draw:text-style-name="P1" draw:layer="layout" svg:x1="9.858cm" svg:y1="17.058cm" svg:x2="9.858cm" svg:y2="17.029cm">
          <text:p/>
        </draw:line>
        <draw:line draw:style-name="gr1" draw:text-style-name="P1" draw:layer="layout" svg:x1="9.859cm" svg:y1="17.03cm" svg:x2="9.853cm" svg:y2="17.012cm">
          <text:p/>
        </draw:line>
        <draw:line draw:style-name="gr1" draw:text-style-name="P1" draw:layer="layout" svg:x1="9.854cm" svg:y1="17.013cm" svg:x2="9.841cm" svg:y2="17.001cm">
          <text:p/>
        </draw:line>
        <draw:line draw:style-name="gr1" draw:text-style-name="P1" draw:layer="layout" svg:x1="9.842cm" svg:y1="17.003cm" svg:x2="9.83cm" svg:y2="16.995cm">
          <text:p/>
        </draw:line>
        <draw:line draw:style-name="gr1" draw:text-style-name="P1" draw:layer="layout" svg:x1="9.831cm" svg:y1="16.996cm" svg:x2="9.807cm" svg:y2="16.989cm">
          <text:p/>
        </draw:line>
        <draw:line draw:style-name="gr1" draw:text-style-name="P1" draw:layer="layout" svg:x1="9.807cm" svg:y1="16.989cm" svg:x2="9.79cm" svg:y2="16.989cm">
          <text:p/>
        </draw:line>
        <draw:line draw:style-name="gr1" draw:text-style-name="P1" draw:layer="layout" svg:x1="9.791cm" svg:y1="16.989cm" svg:x2="9.767cm" svg:y2="16.996cm">
          <text:p/>
        </draw:line>
        <draw:line draw:style-name="gr1" draw:text-style-name="P1" draw:layer="layout" svg:x1="9.768cm" svg:y1="16.995cm" svg:x2="9.755cm" svg:y2="17.003cm">
          <text:p/>
        </draw:line>
        <draw:line draw:style-name="gr1" draw:text-style-name="P1" draw:layer="layout" svg:x1="9.756cm" svg:y1="17.001cm" svg:x2="9.744cm" svg:y2="17.013cm">
          <text:p/>
        </draw:line>
        <draw:line draw:style-name="gr1" draw:text-style-name="P1" draw:layer="layout" svg:x1="9.745cm" svg:y1="17.012cm" svg:x2="9.738cm" svg:y2="17.03cm">
          <text:p/>
        </draw:line>
        <draw:line draw:style-name="gr1" draw:text-style-name="P1" draw:layer="layout" svg:x1="9.738cm" svg:y1="17.029cm" svg:x2="9.738cm" svg:y2="17.058cm">
          <text:p/>
        </draw:line>
        <draw:polygon draw:style-name="gr2" draw:text-style-name="P1" draw:layer="layout" svg:width="0.25cm" svg:height="0.407cm" svg:x="9.703cm" svg:y="16.946cm" svg:viewBox="0 0 251 408" draw:points="0,0 251,0 251,408 0,408">
          <text:p/>
        </draw:polygon>
        <draw:line draw:style-name="gr1" draw:text-style-name="P1" draw:layer="layout" svg:x1="10.67cm" svg:y1="16.944cm" svg:x2="10.728cm" svg:y2="16.985cm">
          <text:p/>
        </draw:line>
        <draw:line draw:style-name="gr1" draw:text-style-name="P1" draw:layer="layout" svg:x1="10.67cm" svg:y1="17.013cm" svg:x2="10.79cm" svg:y2="17.013cm">
          <text:p/>
        </draw:line>
        <draw:line draw:style-name="gr1" draw:text-style-name="P1" draw:layer="layout" svg:x1="10.79cm" svg:y1="17.013cm" svg:x2="10.79cm" svg:y2="16.967cm">
          <text:p/>
        </draw:line>
        <draw:line draw:style-name="gr1" draw:text-style-name="P1" draw:layer="layout" svg:x1="10.791cm" svg:y1="16.968cm" svg:x2="10.785cm" svg:y2="16.956cm">
          <text:p/>
        </draw:line>
        <draw:line draw:style-name="gr1" draw:text-style-name="P1" draw:layer="layout" svg:x1="10.786cm" svg:y1="16.958cm" svg:x2="10.779cm" svg:y2="16.95cm">
          <text:p/>
        </draw:line>
        <draw:line draw:style-name="gr1" draw:text-style-name="P1" draw:layer="layout" svg:x1="10.78cm" svg:y1="16.951cm" svg:x2="10.767cm" svg:y2="16.944cm">
          <text:p/>
        </draw:line>
        <draw:line draw:style-name="gr1" draw:text-style-name="P1" draw:layer="layout" svg:x1="10.767cm" svg:y1="16.944cm" svg:x2="10.75cm" svg:y2="16.944cm">
          <text:p/>
        </draw:line>
        <draw:line draw:style-name="gr1" draw:text-style-name="P1" draw:layer="layout" svg:x1="10.751cm" svg:y1="16.944cm" svg:x2="10.739cm" svg:y2="16.951cm">
          <text:p/>
        </draw:line>
        <draw:line draw:style-name="gr1" draw:text-style-name="P1" draw:layer="layout" svg:x1="10.74cm" svg:y1="16.95cm" svg:x2="10.733cm" svg:y2="16.958cm">
          <text:p/>
        </draw:line>
        <draw:line draw:style-name="gr1" draw:text-style-name="P1" draw:layer="layout" svg:x1="10.734cm" svg:y1="16.956cm" svg:x2="10.727cm" svg:y2="16.968cm">
          <text:p/>
        </draw:line>
        <draw:line draw:style-name="gr1" draw:text-style-name="P1" draw:layer="layout" svg:x1="10.727cm" svg:y1="16.967cm" svg:x2="10.727cm" svg:y2="17.013cm">
          <text:p/>
        </draw:line>
        <draw:line draw:style-name="gr1" draw:text-style-name="P1" draw:layer="layout" svg:x1="10.683cm" svg:y1="16.894cm" svg:x2="10.676cm" svg:y2="16.887cm">
          <text:p/>
        </draw:line>
        <draw:line draw:style-name="gr1" draw:text-style-name="P1" draw:layer="layout" svg:x1="10.678cm" svg:y1="16.887cm" svg:x2="10.67cm" svg:y2="16.894cm">
          <text:p/>
        </draw:line>
        <draw:line draw:style-name="gr1" draw:text-style-name="P1" draw:layer="layout" svg:x1="10.67cm" svg:y1="16.893cm" svg:x2="10.678cm" svg:y2="16.9cm">
          <text:p/>
        </draw:line>
        <draw:line draw:style-name="gr1" draw:text-style-name="P1" draw:layer="layout" svg:x1="10.676cm" svg:y1="16.9cm" svg:x2="10.683cm" svg:y2="16.893cm">
          <text:p/>
        </draw:line>
        <draw:line draw:style-name="gr1" draw:text-style-name="P1" draw:layer="layout" svg:x1="10.682cm" svg:y1="16.893cm" svg:x2="10.67cm" svg:y2="16.893cm">
          <text:p/>
        </draw:line>
        <draw:line draw:style-name="gr1" draw:text-style-name="P1" draw:layer="layout" svg:x1="10.791cm" svg:y1="16.854cm" svg:x2="10.67cm" svg:y2="16.813cm">
          <text:p/>
        </draw:line>
        <draw:line draw:style-name="gr1" draw:text-style-name="P1" draw:layer="layout" svg:x1="10.67cm" svg:y1="16.814cm" svg:x2="10.791cm" svg:y2="16.773cm">
          <text:p/>
        </draw:line>
        <draw:line draw:style-name="gr1" draw:text-style-name="P1" draw:layer="layout" svg:x1="10.683cm" svg:y1="16.734cm" svg:x2="10.676cm" svg:y2="16.727cm">
          <text:p/>
        </draw:line>
        <draw:line draw:style-name="gr1" draw:text-style-name="P1" draw:layer="layout" svg:x1="10.678cm" svg:y1="16.727cm" svg:x2="10.67cm" svg:y2="16.734cm">
          <text:p/>
        </draw:line>
        <draw:line draw:style-name="gr1" draw:text-style-name="P1" draw:layer="layout" svg:x1="10.67cm" svg:y1="16.733cm" svg:x2="10.678cm" svg:y2="16.74cm">
          <text:p/>
        </draw:line>
        <draw:line draw:style-name="gr1" draw:text-style-name="P1" draw:layer="layout" svg:x1="10.676cm" svg:y1="16.74cm" svg:x2="10.683cm" svg:y2="16.733cm">
          <text:p/>
        </draw:line>
        <draw:line draw:style-name="gr1" draw:text-style-name="P1" draw:layer="layout" svg:x1="10.682cm" svg:y1="16.733cm" svg:x2="10.67cm" svg:y2="16.733cm">
          <text:p/>
        </draw:line>
        <draw:line draw:style-name="gr1" draw:text-style-name="P1" draw:layer="layout" svg:x1="10.67cm" svg:y1="16.521cm" svg:x2="10.67cm" svg:y2="16.59cm">
          <text:p/>
        </draw:line>
        <draw:line draw:style-name="gr1" draw:text-style-name="P1" draw:layer="layout" svg:x1="10.67cm" svg:y1="16.556cm" svg:x2="10.79cm" svg:y2="16.556cm">
          <text:p/>
        </draw:line>
        <draw:line draw:style-name="gr1" draw:text-style-name="P1" draw:layer="layout" svg:x1="10.791cm" svg:y1="16.556cm" svg:x2="10.773cm" svg:y2="16.568cm">
          <text:p/>
        </draw:line>
        <draw:line draw:style-name="gr1" draw:text-style-name="P1" draw:layer="layout" svg:x1="10.774cm" svg:y1="16.567cm" svg:x2="10.762cm" svg:y2="16.58cm">
          <text:p/>
        </draw:line>
        <draw:line draw:style-name="gr1" draw:text-style-name="P1" draw:layer="layout" svg:x1="10.763cm" svg:y1="16.579cm" svg:x2="10.756cm" svg:y2="16.591cm">
          <text:p/>
        </draw:line>
        <draw:line draw:style-name="gr1" draw:text-style-name="P1" draw:layer="layout" svg:x1="10.67cm" svg:y1="16.47cm" svg:x2="10.79cm" svg:y2="16.47cm">
          <text:p/>
        </draw:line>
        <draw:line draw:style-name="gr1" draw:text-style-name="P1" draw:layer="layout" svg:x1="10.791cm" svg:y1="16.471cm" svg:x2="10.705cm" svg:y2="16.43cm">
          <text:p/>
        </draw:line>
        <draw:line draw:style-name="gr1" draw:text-style-name="P1" draw:layer="layout" svg:x1="10.705cm" svg:y1="16.431cm" svg:x2="10.791cm" svg:y2="16.39cm">
          <text:p/>
        </draw:line>
        <draw:line draw:style-name="gr1" draw:text-style-name="P1" draw:layer="layout" svg:x1="10.79cm" svg:y1="16.39cm" svg:x2="10.67cm" svg:y2="16.39cm">
          <text:p/>
        </draw:line>
        <draw:polygon draw:style-name="gr2" draw:text-style-name="P1" draw:layer="layout" svg:width="0.248cm" svg:height="0.909cm" svg:x="10.636cm" svg:y="16.247cm" svg:viewBox="0 0 249 910" draw:points="0,0 249,0 249,910 0,910">
          <text:p/>
        </draw:polygon>
        <draw:path draw:style-name="gr3" draw:text-style-name="P2" draw:layer="layout" svg:width="0.301cm" svg:height="0.3cm" svg:x="11.866cm" svg:y="18.085cm" svg:viewBox="0 0 302 301" svg:d="M0 151c0-84 68-151 150-151 83 0 152 67 152 151 0 83-69 150-152 150-82 0-150-67-150-150z">
          <text:p/>
        </draw:path>
        <draw:path draw:style-name="gr3" draw:text-style-name="P2" draw:layer="layout" svg:width="0.3cm" svg:height="0.3cm" svg:x="11.104cm" svg:y="18.085cm" svg:viewBox="0 0 301 301" svg:d="M0 151c0-84 67-151 149-151 84 0 152 67 152 151 0 83-68 150-152 150-82 0-149-67-149-150z">
          <text:p/>
        </draw:path>
        <draw:line draw:style-name="gr4" draw:text-style-name="P1" draw:layer="layout" svg:x1="11.034cm" svg:y1="17.713cm" svg:x2="11.034cm" svg:y2="17.673cm">
          <text:p/>
        </draw:line>
        <draw:path draw:style-name="gr3" draw:text-style-name="P2" draw:layer="layout" svg:width="0.211cm" svg:height="0.21cm" svg:x="10.679cm" svg:y="17.588cm" svg:viewBox="0 0 212 211" svg:d="M0 105c0-58 49-105 107-105 57 0 105 47 105 105s-48 106-105 106c-58 0-107-48-107-106z">
          <text:p/>
        </draw:path>
        <draw:path draw:style-name="gr3" draw:text-style-name="P2" draw:layer="layout" svg:width="0.209cm" svg:height="0.21cm" svg:x="10.43cm" svg:y="17.588cm" svg:viewBox="0 0 210 211" svg:d="M0 105c0-58 48-105 105-105 58 0 105 47 105 105s-47 106-105 106c-57 0-105-48-105-106z">
          <text:p/>
        </draw:path>
        <draw:path draw:style-name="gr3" draw:text-style-name="P2" draw:layer="layout" svg:width="0.3cm" svg:height="0.3cm" svg:x="8.931cm" svg:y="18.402cm" svg:viewBox="0 0 301 301" svg:d="M0 151c0-84 68-151 151-151 82 0 150 67 150 151 0 83-68 150-150 150-83 0-151-67-151-150z">
          <text:p/>
        </draw:path>
        <draw:path draw:style-name="gr3" draw:text-style-name="P2" draw:layer="layout" svg:width="0.3cm" svg:height="0.3cm" svg:x="9.693cm" svg:y="18.402cm" svg:viewBox="0 0 301 301" svg:d="M0 151c0-84 68-151 152-151 82 0 149 67 149 151 0 83-67 150-149 150-84 0-152-67-152-150z">
          <text:p/>
        </draw:path>
        <draw:line draw:style-name="gr5" draw:text-style-name="P1" draw:layer="layout" svg:x1="9.082cm" svg:y1="19.451cm" svg:x2="9.082cm" svg:y2="19.501cm">
          <text:p/>
        </draw:line>
        <draw:path draw:style-name="gr3" draw:text-style-name="P2" draw:layer="layout" svg:width="0.24cm" svg:height="0.24cm" svg:x="9.215cm" svg:y="19.356cm" svg:viewBox="0 0 241 241" svg:d="M0 120c0-66 54-120 121-120 66 0 120 54 120 120 0 67-54 121-120 121-67 0-121-54-121-121z">
          <text:p/>
        </draw:path>
        <draw:line draw:style-name="gr6" draw:text-style-name="P1" draw:layer="layout" svg:x1="9.874cm" svg:y1="18.887cm" svg:x2="9.813cm" svg:y2="18.887cm">
          <text:p/>
        </draw:line>
        <draw:path draw:style-name="gr3" draw:text-style-name="P2" draw:layer="layout" svg:width="0.24cm" svg:height="0.24cm" svg:x="9.723cm" svg:y="19.017cm" svg:viewBox="0 0 241 241" svg:d="M0 121c0-66 54-121 121-121s120 55 120 121-53 120-120 120-121-54-121-120z">
          <text:p/>
        </draw:path>
        <draw:path draw:style-name="gr3" draw:text-style-name="P2" draw:layer="layout" svg:width="0.3cm" svg:height="0.3cm" svg:x="11.436cm" svg:y="17.543cm" svg:viewBox="0 0 301 301" svg:d="M0 151c0-83 68-151 152-151 82 0 149 68 149 151s-67 150-149 150c-84 0-152-67-152-150z">
          <text:p/>
        </draw:path>
        <draw:polygon draw:style-name="gr3" draw:text-style-name="P2" draw:layer="layout" svg:width="0.211cm" svg:height="0.21cm" svg:x="10.298cm" svg:y="18.527cm" svg:viewBox="0 0 212 211" draw:points="0,211 0,0 212,0 212,211">
          <text:p/>
        </draw:polygon>
        <draw:path draw:style-name="gr3" draw:text-style-name="P2" draw:layer="layout" svg:width="0.211cm" svg:height="0.21cm" svg:x="10.298cm" svg:y="18.781cm" svg:viewBox="0 0 212 211" svg:d="M0 106c0-59 48-106 106-106 57 0 106 47 106 106 0 58-49 105-106 105-58 0-106-47-106-105z">
          <text:p/>
        </draw:path>
        <draw:path draw:style-name="gr3" draw:text-style-name="P2" draw:layer="layout" svg:width="0.211cm" svg:height="0.21cm" svg:x="10.298cm" svg:y="19.035cm" svg:viewBox="0 0 212 211" svg:d="M0 106c0-58 48-106 106-106 57 0 106 48 106 106s-49 105-106 105c-58 0-106-47-106-105z">
          <text:p/>
        </draw:path>
        <draw:path draw:style-name="gr3" draw:text-style-name="P2" draw:layer="layout" svg:width="0.211cm" svg:height="0.21cm" svg:x="10.298cm" svg:y="19.289cm" svg:viewBox="0 0 212 211" svg:d="M0 105c0-58 48-105 106-105 57 0 106 47 106 105s-49 106-106 106c-58 0-106-48-106-106z">
          <text:p/>
        </draw:path>
        <draw:path draw:style-name="gr3" draw:text-style-name="P2" draw:layer="layout" svg:width="0.211cm" svg:height="0.21cm" svg:x="11.06cm" svg:y="19.289cm" svg:viewBox="0 0 212 211" svg:d="M0 105c0-58 48-105 107-105 57 0 105 47 105 105s-48 106-105 106c-59 0-107-48-107-106z">
          <text:p/>
        </draw:path>
        <draw:path draw:style-name="gr3" draw:text-style-name="P2" draw:layer="layout" svg:width="0.211cm" svg:height="0.21cm" svg:x="11.06cm" svg:y="19.035cm" svg:viewBox="0 0 212 211" svg:d="M0 106c0-58 48-106 107-106 57 0 105 48 105 106s-48 105-105 105c-59 0-107-47-107-105z">
          <text:p/>
        </draw:path>
        <draw:path draw:style-name="gr3" draw:text-style-name="P2" draw:layer="layout" svg:width="0.211cm" svg:height="0.21cm" svg:x="11.06cm" svg:y="18.781cm" svg:viewBox="0 0 212 211" svg:d="M0 106c0-59 48-106 107-106 57 0 105 47 105 106 0 58-48 105-105 105-59 0-107-47-107-105z">
          <text:p/>
        </draw:path>
        <draw:path draw:style-name="gr3" draw:text-style-name="P2" draw:layer="layout" svg:width="0.211cm" svg:height="0.21cm" svg:x="11.06cm" svg:y="18.527cm" svg:viewBox="0 0 212 211" svg:d="M0 105c0-58 48-105 107-105 57 0 105 47 105 105 0 59-48 106-105 106-59 0-107-47-107-106z">
          <text:p/>
        </draw:path>
        <draw:path draw:style-name="gr3" draw:text-style-name="P2" draw:layer="layout" svg:width="0.3cm" svg:height="0.3cm" svg:x="9.693cm" svg:y="17.543cm" svg:viewBox="0 0 301 301" svg:d="M0 151c0-83 68-151 152-151 82 0 149 68 149 151s-67 150-149 150c-84 0-152-67-152-150z">
          <text:p/>
        </draw:path>
        <draw:path draw:style-name="gr3" draw:text-style-name="P2" draw:layer="layout" svg:width="0.3cm" svg:height="0.3cm" svg:x="9.653cm" svg:y="19.326cm" svg:viewBox="0 0 301 301" svg:d="M0 151c0-84 68-151 152-151 82 0 149 67 149 151 0 83-67 150-149 150-84 0-152-67-152-150z">
          <text:p/>
        </draw:path>
        <draw:line draw:style-name="gr7" draw:text-style-name="P1" draw:layer="layout" svg:x1="10.786cm" svg:y1="19.306cm" svg:x2="10.786cm" svg:y2="18.722cm">
          <text:p/>
        </draw:line>
        <draw:line draw:style-name="gr7" draw:text-style-name="P1" draw:layer="layout" svg:x1="11.915cm" svg:y1="18.515cm" svg:x2="12.014cm" svg:y2="18.416cm">
          <text:p/>
        </draw:line>
        <draw:line draw:style-name="gr7" draw:text-style-name="P1" draw:layer="layout" svg:x1="10.874cm" svg:y1="18.634cm" svg:x2="11.153cm" svg:y2="18.634cm">
          <text:p/>
        </draw:line>
        <draw:line draw:style-name="gr7" draw:text-style-name="P1" draw:layer="layout" svg:x1="12.013cm" svg:y1="18.416cm" svg:x2="12.013cm" svg:y2="18.194cm">
          <text:p/>
        </draw:line>
        <draw:line draw:style-name="gr7" draw:text-style-name="P1" draw:layer="layout" svg:x1="11.598cm" svg:y1="18.613cm" svg:x2="11.696cm" svg:y2="18.514cm">
          <text:p/>
        </draw:line>
        <draw:line draw:style-name="gr7" draw:text-style-name="P1" draw:layer="layout" svg:x1="10.404cm" svg:y1="19.572cm" svg:x2="10.491cm" svg:y2="19.66cm">
          <text:p/>
        </draw:line>
        <draw:line draw:style-name="gr7" draw:text-style-name="P1" draw:layer="layout" svg:x1="10.614cm" svg:y1="19.394cm" svg:x2="10.614cm" svg:y2="19.393cm">
          <text:p/>
        </draw:line>
        <draw:line draw:style-name="gr7" draw:text-style-name="P1" draw:layer="layout" svg:x1="11.336cm" svg:y1="19.08cm" svg:x2="11.599cm" svg:y2="18.818cm">
          <text:p/>
        </draw:line>
        <draw:line draw:style-name="gr7" draw:text-style-name="P1" draw:layer="layout" svg:x1="10.699cm" svg:y1="19.394cm" svg:x2="10.787cm" svg:y2="19.306cm">
          <text:p/>
        </draw:line>
        <draw:line draw:style-name="gr7" draw:text-style-name="P1" draw:layer="layout" svg:x1="11.249cm" svg:y1="19.659cm" svg:x2="10.49cm" svg:y2="19.659cm">
          <text:p/>
        </draw:line>
        <draw:line draw:style-name="gr7" draw:text-style-name="P1" draw:layer="layout" svg:x1="10.404cm" svg:y1="19.394cm" svg:x2="10.614cm" svg:y2="19.394cm">
          <text:p/>
        </draw:line>
        <draw:line draw:style-name="gr7" draw:text-style-name="P1" draw:layer="layout" svg:x1="11.587cm" svg:y1="17.693cm" svg:x2="11.876cm" svg:y2="17.693cm">
          <text:p/>
        </draw:line>
        <draw:line draw:style-name="gr7" draw:text-style-name="P1" draw:layer="layout" svg:x1="11.695cm" svg:y1="18.514cm" svg:x2="11.917cm" svg:y2="18.514cm">
          <text:p/>
        </draw:line>
        <draw:line draw:style-name="gr7" draw:text-style-name="P1" draw:layer="layout" svg:x1="11.336cm" svg:y1="19.498cm" svg:x2="11.336cm" svg:y2="19.079cm">
          <text:p/>
        </draw:line>
        <draw:line draw:style-name="gr7" draw:text-style-name="P1" draw:layer="layout" svg:x1="11.336cm" svg:y1="19.499cm" svg:x2="11.336cm" svg:y2="19.498cm">
          <text:p/>
        </draw:line>
        <draw:line draw:style-name="gr7" draw:text-style-name="P1" draw:layer="layout" svg:x1="11.876cm" svg:y1="17.693cm" svg:x2="12.017cm" svg:y2="17.833cm">
          <text:p/>
        </draw:line>
        <draw:line draw:style-name="gr7" draw:text-style-name="P1" draw:layer="layout" svg:x1="10.614cm" svg:y1="19.393cm" svg:x2="10.699cm" svg:y2="19.393cm">
          <text:p/>
        </draw:line>
        <draw:line draw:style-name="gr7" draw:text-style-name="P1" draw:layer="layout" svg:x1="10.404cm" svg:y1="19.394cm" svg:x2="10.404cm" svg:y2="19.572cm">
          <text:p/>
        </draw:line>
        <draw:line draw:style-name="gr7" draw:text-style-name="P1" draw:layer="layout" svg:x1="10.786cm" svg:y1="18.723cm" svg:x2="10.875cm" svg:y2="18.634cm">
          <text:p/>
        </draw:line>
        <draw:line draw:style-name="gr7" draw:text-style-name="P1" draw:layer="layout" svg:x1="12.016cm" svg:y1="17.832cm" svg:x2="12.016cm" svg:y2="18.235cm">
          <text:p/>
        </draw:line>
        <draw:line draw:style-name="gr7" draw:text-style-name="P1" draw:layer="layout" svg:x1="11.336cm" svg:y1="19.572cm" svg:x2="11.336cm" svg:y2="19.499cm">
          <text:p/>
        </draw:line>
        <draw:line draw:style-name="gr7" draw:text-style-name="P1" draw:layer="layout" svg:x1="11.249cm" svg:y1="19.66cm" svg:x2="11.337cm" svg:y2="19.572cm">
          <text:p/>
        </draw:line>
        <draw:line draw:style-name="gr7" draw:text-style-name="P1" draw:layer="layout" svg:x1="11.598cm" svg:y1="18.818cm" svg:x2="11.598cm" svg:y2="18.612cm">
          <text:p/>
        </draw:line>
        <draw:line draw:style-name="gr7" draw:text-style-name="P1" draw:layer="layout" svg:x1="11.17cm" svg:y1="18.636cm" svg:x2="11.166cm" svg:y2="18.632cm">
          <text:p/>
        </draw:line>
        <draw:line draw:style-name="gr7" draw:text-style-name="P1" draw:layer="layout" svg:x1="10.404cm" svg:y1="18.632cm" svg:x2="10.169cm" svg:y2="18.632cm">
          <text:p/>
        </draw:line>
        <draw:line draw:style-name="gr7" draw:text-style-name="P1" draw:layer="layout" svg:x1="9.464cm" svg:y1="19.057cm" svg:x2="9.464cm" svg:y2="18.632cm">
          <text:p/>
        </draw:line>
        <draw:line draw:style-name="gr7" draw:text-style-name="P1" draw:layer="layout" svg:x1="10.17cm" svg:y1="18.633cm" svg:x2="10.089cm" svg:y2="18.552cm">
          <text:p/>
        </draw:line>
        <draw:line draw:style-name="gr7" draw:text-style-name="P1" draw:layer="layout" svg:x1="10.089cm" svg:y1="18.552cm" svg:x2="9.844cm" svg:y2="18.552cm">
          <text:p/>
        </draw:line>
        <draw:line draw:style-name="gr7" draw:text-style-name="P1" draw:layer="layout" svg:x1="9.844cm" svg:y1="17.693cm" svg:x2="9.844cm" svg:y2="18.552cm">
          <text:p/>
        </draw:line>
        <draw:line draw:style-name="gr7" draw:text-style-name="P1" draw:layer="layout" svg:x1="9.544cm" svg:y1="18.552cm" svg:x2="9.841cm" svg:y2="18.552cm">
          <text:p/>
        </draw:line>
        <draw:line draw:style-name="gr7" draw:text-style-name="P1" draw:layer="layout" svg:x1="9.463cm" svg:y1="19.059cm" svg:x2="9.465cm" svg:y2="19.057cm">
          <text:p/>
        </draw:line>
        <draw:line draw:style-name="gr7" draw:text-style-name="P1" draw:layer="layout" svg:x1="9.464cm" svg:y1="18.633cm" svg:x2="9.545cm" svg:y2="18.552cm">
          <text:p/>
        </draw:line>
        <draw:line draw:style-name="gr7" draw:text-style-name="P1" draw:layer="layout" svg:x1="9.542cm" svg:y1="19.138cm" svg:x2="9.839cm" svg:y2="19.138cm">
          <text:p/>
        </draw:line>
        <draw:line draw:style-name="gr7" draw:text-style-name="P1" draw:layer="layout" svg:x1="9.463cm" svg:y1="19.058cm" svg:x2="9.543cm" svg:y2="19.139cm">
          <text:p/>
        </draw:line>
        <draw:line draw:style-name="gr7" draw:text-style-name="P1" draw:layer="layout" svg:x1="9.082cm" svg:y1="18.552cm" svg:x2="9.082cm" svg:y2="19.476cm">
          <text:p/>
        </draw:line>
        <draw:line draw:style-name="gr7" draw:text-style-name="P1" draw:layer="layout" svg:x1="9.804cm" svg:y1="19.476cm" svg:x2="10.063cm" svg:y2="19.476cm">
          <text:p/>
        </draw:line>
        <draw:line draw:style-name="gr7" draw:text-style-name="P1" draw:layer="layout" svg:x1="10.226cm" svg:y1="19.14cm" svg:x2="10.404cm" svg:y2="19.14cm">
          <text:p/>
        </draw:line>
        <draw:line draw:style-name="gr7" draw:text-style-name="P1" draw:layer="layout" svg:x1="9.336cm" svg:y1="19.476cm" svg:x2="9.804cm" svg:y2="19.476cm">
          <text:p/>
        </draw:line>
        <draw:line draw:style-name="gr7" draw:text-style-name="P1" draw:layer="layout" svg:x1="10.063cm" svg:y1="19.477cm" svg:x2="10.146cm" svg:y2="19.394cm">
          <text:p/>
        </draw:line>
        <draw:line draw:style-name="gr7" draw:text-style-name="P1" draw:layer="layout" svg:x1="10.145cm" svg:y1="19.394cm" svg:x2="10.145cm" svg:y2="19.222cm">
          <text:p/>
        </draw:line>
        <draw:line draw:style-name="gr7" draw:text-style-name="P1" draw:layer="layout" svg:x1="10.145cm" svg:y1="19.223cm" svg:x2="10.227cm" svg:y2="19.14cm">
          <text:p/>
        </draw:line>
        <draw:line draw:style-name="gr7" draw:text-style-name="P1" draw:layer="layout" svg:x1="10.534cm" svg:y1="18.272cm" svg:x2="10.534cm" svg:y2="18.273cm">
          <text:p/>
        </draw:line>
        <draw:line draw:style-name="gr7" draw:text-style-name="P1" draw:layer="layout" svg:x1="10.402cm" svg:y1="18.888cm" svg:x2="10.406cm" svg:y2="18.886cm">
          <text:p/>
        </draw:line>
        <draw:line draw:style-name="gr7" draw:text-style-name="P1" draw:layer="layout" svg:x1="10.656cm" svg:y1="18.772cm" svg:x2="10.542cm" svg:y2="18.887cm">
          <text:p/>
        </draw:line>
        <draw:line draw:style-name="gr7" draw:text-style-name="P1" draw:layer="layout" svg:x1="9.844cm" svg:y1="18.887cm" svg:x2="10.402cm" svg:y2="18.887cm">
          <text:p/>
        </draw:line>
        <draw:line draw:style-name="gr7" draw:text-style-name="P1" draw:layer="layout" svg:x1="10.534cm" svg:y1="18.273cm" svg:x2="10.656cm" svg:y2="18.396cm">
          <text:p/>
        </draw:line>
        <draw:line draw:style-name="gr7" draw:text-style-name="P1" draw:layer="layout" svg:x1="10.542cm" svg:y1="18.886cm" svg:x2="10.404cm" svg:y2="18.886cm">
          <text:p/>
        </draw:line>
        <draw:line draw:style-name="gr7" draw:text-style-name="P1" draw:layer="layout" svg:x1="10.655cm" svg:y1="18.395cm" svg:x2="10.655cm" svg:y2="18.772cm">
          <text:p/>
        </draw:line>
        <draw:line draw:style-name="gr7" draw:text-style-name="P1" draw:layer="layout" svg:x1="9.844cm" svg:y1="18.886cm" svg:x2="9.844cm" svg:y2="18.887cm">
          <text:p/>
        </draw:line>
        <draw:line draw:style-name="gr7" draw:text-style-name="P1" draw:layer="layout" svg:x1="10.534cm" svg:y1="17.693cm" svg:x2="10.534cm" svg:y2="18.272cm">
          <text:p/>
        </draw:line>
        <draw:line draw:style-name="gr7" draw:text-style-name="P1" draw:layer="layout" svg:x1="11.394cm" svg:y1="18.889cm" svg:x2="11.505cm" svg:y2="18.778cm">
          <text:p/>
        </draw:line>
        <draw:line draw:style-name="gr7" draw:text-style-name="P1" draw:layer="layout" svg:x1="11.172cm" svg:y1="18.888cm" svg:x2="11.394cm" svg:y2="18.888cm">
          <text:p/>
        </draw:line>
        <draw:line draw:style-name="gr7" draw:text-style-name="P1" draw:layer="layout" svg:x1="11.254cm" svg:y1="18.235cm" svg:x2="11.114cm" svg:y2="18.235cm">
          <text:p/>
        </draw:line>
        <draw:line draw:style-name="gr7" draw:text-style-name="P1" draw:layer="layout" svg:x1="11.505cm" svg:y1="18.335cm" svg:x2="11.407cm" svg:y2="18.236cm">
          <text:p/>
        </draw:line>
        <draw:line draw:style-name="gr7" draw:text-style-name="P1" draw:layer="layout" svg:x1="11.115cm" svg:y1="18.236cm" svg:x2="11.034cm" svg:y2="18.156cm">
          <text:p/>
        </draw:line>
        <draw:line draw:style-name="gr7" draw:text-style-name="P1" draw:layer="layout" svg:x1="11.407cm" svg:y1="18.236cm" svg:x2="11.185cm" svg:y2="18.236cm">
          <text:p/>
        </draw:line>
        <draw:line draw:style-name="gr7" draw:text-style-name="P1" draw:layer="layout" svg:x1="10.785cm" svg:y1="17.693cm" svg:x2="11.034cm" svg:y2="17.693cm">
          <text:p/>
        </draw:line>
        <draw:line draw:style-name="gr7" draw:text-style-name="P1" draw:layer="layout" svg:x1="11.504cm" svg:y1="18.778cm" svg:x2="11.504cm" svg:y2="18.334cm">
          <text:p/>
        </draw:line>
        <draw:line draw:style-name="gr7" draw:text-style-name="P1" draw:layer="layout" svg:x1="11.034cm" svg:y1="18.156cm" svg:x2="11.034cm" svg:y2="17.693cm">
          <text:p/>
        </draw:line>
        <draw:polygon draw:style-name="gr8" draw:text-style-name="P2" draw:layer="layout" svg:width="0.346cm" svg:height="0.185cm" svg:x="9.929cm" svg:y="18.627cm" svg:viewBox="0 0 347 186" draw:points="130,2 135,6 193,64 197,67 205,73 219,78 233,81 248,81 301,81 309,83 316,89 320,97 320,101 320,116 321,122 326,135 335,147 339,150 345,157 347,165 345,174 340,181 332,185 327,186 73,186 65,184 58,178 57,178 54,174 51,170 36,154 18,141 10,137 3,132 0,124 0,115 4,107 9,102 26,93 47,77 65,58 81,37 95,14 96,12 97,10 99,8 100,6 101,5 103,4 106,2 107,2 109,1 114,0 121,0">
          <text:p/>
        </draw:polygon>
        <draw:polygon draw:style-name="gr8" draw:text-style-name="P2" draw:layer="layout" svg:width="0.819cm" svg:height="1.017cm" svg:x="10.61cm" svg:y="17.796cm" svg:viewBox="0 0 820 1018" draw:points="54,0 56,1 58,2 60,3 64,5 73,15 93,30 115,41 138,48 162,52 187,52 211,48 234,41 256,30 276,15 283,10 292,9 300,12 306,17 306,18 316,28 323,35 324,36 341,48 347,55 349,63 349,64 349,367 352,382 358,396 361,400 366,408 447,490 452,497 452,498 454,504 464,529 477,551 488,566 493,572 511,591 532,607 555,620 579,630 604,637 630,640 657,640 683,637 708,630 733,620 756,607 777,591 786,581 794,576 803,575 811,578 817,584 820,593 820,595 820,944 818,952 815,958 760,1012 753,1017 746,1018 704,1018 696,1016 689,1010 688,1010 674,990 669,985 662,978 657,971 656,962 659,953 662,950 674,938 688,918 699,897 707,873 711,849 711,825 707,801 699,777 688,756 674,736 657,719 641,708 637,704 629,701 615,693 592,686 571,683 568,682 543,682 540,682 519,686 496,693 474,704 454,719 437,736 428,749 424,754 423,756 416,762 408,764 407,764 256,764 253,765 242,767 228,772 225,774 223,776 216,781 155,842 147,847 138,848 130,845 124,838 121,830 121,828 121,593 120,588 119,587 118,578 112,565 112,564 105,554 104,552 5,453 1,445 0,439 0,44 2,36 7,29 8,28 26,15 35,5 37,4 39,3 41,2 43,1 45,0 47,0 50,0 52,0">
          <text:p/>
        </draw:polygon>
        <draw:polygon draw:style-name="gr8" draw:text-style-name="P2" draw:layer="layout" svg:width="0.219cm" svg:height="0.436cm" svg:x="9.539cm" svg:y="18.627cm" svg:viewBox="0 0 220 437" draw:points="115,2 122,8 125,12 126,14 139,36 143,41 155,57 173,76 194,92 211,101 217,107 220,116 220,124 215,132 210,136 202,140 184,153 169,169 156,187 146,206 139,227 135,249 135,271 139,293 146,314 156,333 169,351 182,366 187,373 188,382 185,390 182,394 177,399 164,416 158,427 152,433 143,437 140,437 43,437 40,436 36,436 35,435 34,435 29,431 6,408 1,401 0,394 0,44 2,36 6,30 30,6 38,1 44,0 107,0">
          <text:p/>
        </draw:polygon>
        <draw:polygon draw:style-name="gr8" draw:text-style-name="P2" draw:layer="layout" svg:width="0.207cm" svg:height="0.468cm" svg:x="10.504cm" svg:y="18.851cm" svg:viewBox="0 0 208 469" draw:points="199,3 205,9 208,18 208,20 208,417 206,426 202,431 170,463 162,467 156,468 103,468 102,469 98,469 47,469 38,467 31,461 18,443 6,431 1,424 0,415 3,406 6,403 18,391 32,371 43,350 51,326 55,302 55,278 51,254 43,230 32,209 18,189 6,177 1,170 0,161 3,152 6,149 18,137 31,118 37,112 44,110 45,110 59,107 73,102 78,98 85,93 173,6 180,1 190,0">
          <text:p/>
        </draw:polygon>
        <draw:polygon draw:style-name="gr8" draw:text-style-name="P2" draw:layer="layout" svg:width="0.083cm" svg:height="0.132cm" svg:x="10.22cm" svg:y="19.221cm" svg:viewBox="0 0 84 133" draw:points="41,0 43,0 45,1 48,1 49,2 51,3 54,5 55,7 56,7 65,20 79,32 79,33 81,36 83,39 83,40 83,41 83,45 84,48 84,49 84,50 82,53 81,57 80,57 80,58 78,60 65,73 56,86 51,93 40,114 38,119 34,126 26,131 18,133 9,130 3,124 0,115 0,113 0,40 2,32 5,26 26,5 29,4 31,2 32,2 34,1 37,0 40,0">
          <text:p/>
        </draw:polygon>
        <draw:polygon draw:style-name="gr8" draw:text-style-name="P2" draw:layer="layout" svg:width="0.385cm" svg:height="0.439cm" svg:x="9.918cm" svg:y="18.962cm" svg:viewBox="0 0 386 440" draw:points="349,2 356,8 362,16 368,25 380,37 385,44 386,53 383,63 380,66 368,78 361,88 355,96 349,102 340,104 339,104 302,104 300,104 288,107 274,112 270,115 262,121 169,213 164,221 163,223 161,225 155,239 152,254 152,394 152,397 151,400 151,401 150,402 147,408 120,434 113,439 106,440 84,440 76,438 69,432 66,428 65,426 52,404 36,383 18,364 17,364 11,359 8,357 2,350 0,341 2,333 7,326 10,324 20,318 38,304 54,288 67,271 78,251 87,231 93,209 96,187 96,165 93,143 87,121 78,101 78,100 67,81 54,64 49,58 48,56 47,55 46,53 44,50 44,49 43,47 43,44 43,42 44,40 44,38 45,36 46,33 48,31 48,30 62,16 69,7 72,5 75,2 76,2 77,2 80,1 83,0 84,0 340,0">
          <text:p/>
        </draw:polygon>
        <draw:polygon draw:style-name="gr8" draw:text-style-name="P2" draw:layer="layout" svg:width="0.659cm" svg:height="0.875cm" svg:x="10.484cm" svg:y="18.709cm" svg:viewBox="0 0 660 876" draw:points="541,1 545,2 549,5 552,7 552,8 564,24 577,37 579,40 581,43 581,44 581,45 581,49 582,52 582,53 582,54 580,57 579,61 578,61 578,62 576,64 564,76 550,96 539,117 531,141 527,165 527,189 531,213 539,237 547,252 550,258 558,269 564,278 576,290 581,297 582,306 579,315 576,318 564,330 554,344 551,348 550,350 539,371 531,395 528,416 528,417 527,419 527,443 531,467 539,491 547,506 550,512 562,530 564,533 576,545 581,552 582,561 579,570 576,573 564,585 555,598 550,605 539,626 531,650 529,667 527,674 527,698 528,703 531,722 539,746 548,763 550,767 562,784 564,787 581,804 601,819 623,830 645,837 646,837 653,842 658,849 660,858 657,866 651,873 642,876 640,876 46,876 43,875 39,875 38,874 37,874 32,870 5,844 1,836 0,827 3,819 8,814 14,809 21,804 38,787 51,769 57,763 66,761 67,761 137,761 141,761 222,761 237,758 251,752 255,749 263,744 360,646 367,636 369,634 374,620 377,606 377,52 379,43 383,38 415,6 422,1 429,0 537,0">
          <text:p/>
        </draw:polygon>
        <draw:polygon draw:style-name="gr8" draw:text-style-name="P2" draw:layer="layout" svg:width="3.584cm" svg:height="4.025cm" svg:x="8.736cm" svg:y="16.05cm" svg:viewBox="0 0 3585 4026" draw:points="3574,2 3581,7 3585,15 3585,19 3585,4007 3583,4015 3578,4022 3570,4026 3566,4026 1486,4026 1477,4024 1470,4019 1466,4011 1466,4002 1468,3999 1467,3999 1468,3998 1472,3982 1472,3718 1468,3702 1460,3689 1449,3677 1435,3670 1420,3665 1093,3665 1084,3663 1077,3658 1073,3650 1073,3641 1077,3633 1084,3628 1090,3626 1098,3625 1107,3624 1132,3617 1156,3607 1179,3594 1200,3578 1218,3559 1234,3538 1247,3516 1248,3514 1253,3507 1261,3503 1266,3502 1334,3502 1348,3499 1362,3494 1371,3487 1374,3485 1467,3393 1470,3388 1475,3381 1478,3373 1479,3372 1481,3369 1483,3367 1484,3366 1485,3365 1488,3364 1491,3362 1492,3362 1493,3362 1496,3362 1499,3362 1500,3362 1502,3362 1505,3364 1508,3365 1508,3366 1509,3367 1511,3369 1514,3372 1514,3373 1514,3374 1515,3375 1516,3378 1516,3381 1524,3405 1533,3422 1535,3426 1547,3443 1549,3446 1566,3463 1567,3463 1584,3476 1590,3483 1592,3491 1592,3492 1592,3530 1595,3545 1601,3559 1603,3562 1609,3571 1707,3668 1714,3673 1719,3677 1721,3677 1733,3682 1747,3685 2520,3685 2534,3682 2548,3677 2553,3673 2560,3668 2658,3571 2663,3563 2664,3562 2666,3559 2672,3545 2675,3530 2675,3463 2675,3459 2676,3456 2676,3069 2678,3061 2681,3055 2799,2938 2920,2817 2928,2805 2934,2791 2937,2776 2937,2762 2937,2601 2939,2593 2942,2587 2985,2545 2992,2540 2999,2539 3189,2539 3203,2536 3217,2531 3229,2522 3240,2512 3243,2507 3245,2504 3337,2414 3345,2402 3351,2388 3352,2382 3356,2373 3362,2368 3364,2367 3369,2365 3392,2352 3413,2336 3431,2317 3447,2296 3460,2274 3470,2249 3477,2224 3481,2198 3481,2172 3477,2146 3470,2121 3460,2096 3447,2074 3431,2053 3413,2034 3397,2022 3392,2018 3369,2005 3368,2005 3361,2000 3356,1992 3356,1986 3356,1775 3355,1774 3353,1760 3347,1746 3342,1739 3339,1734 3188,1585 3179,1579 3176,1576 3166,1572 3162,1571 3153,1569 3148,1568 3049,1568 3041,1566 3034,1560 3031,1556 3030,1554 3017,1532 3001,1511 2983,1492 2980,1490 2962,1476 2939,1463 2915,1453 2890,1446 2864,1443 2837,1443 2811,1446 2786,1453 2762,1463 2739,1476 2718,1492 2700,1511 2684,1532 2671,1554 2661,1579 2654,1604 2650,1630 2650,1656 2654,1682 2658,1699 2661,1707 2671,1732 2684,1754 2689,1761 2700,1775 2718,1794 2739,1810 2762,1823 2786,1833 2811,1840 2837,1843 2864,1843 2890,1840 2915,1833 2939,1823 2962,1810 2983,1794 3001,1775 3017,1754 3030,1732 3031,1730 3036,1723 3044,1719 3049,1718 3101,1718 3110,1720 3115,1724 3199,1807 3203,1815 3204,1821 3204,1986 3202,1995 3197,2002 3192,2005 3191,2005 3181,2011 3168,2018 3147,2034 3129,2053 3113,2074 3100,2096 3090,2121 3083,2146 3079,2172 3079,2198 3083,2224 3088,2245 3090,2249 3100,2274 3113,2296 3124,2311 3129,2317 3147,2336 3160,2345 3162,2348 3165,2351 3165,2352 3166,2352 3167,2356 3168,2359 3168,2360 3168,2361 3167,2364 3167,2368 3166,2369 3166,2370 3162,2375 3154,2383 3147,2388 3140,2389 2967,2389 2952,2389 2949,2390 2938,2392 2924,2397 2912,2406 2878,2440 2870,2445 2861,2446 2853,2443 2847,2436 2844,2428 2844,2426 2844,2277 2843,2272 2841,2262 2835,2248 2827,2236 2816,2226 2718,2128 2712,2124 2706,2117 2705,2115 2697,2096 2684,2074 2668,2053 2650,2034 2634,2022 2629,2018 2606,2005 2582,1995 2557,1988 2531,1985 2504,1985 2478,1988 2453,1995 2429,2005 2406,2018 2406,2019 2398,2022 2389,2022 2381,2018 2375,2011 2374,2003 2374,1810 2376,1802 2381,1795 2382,1794 2400,1781 2417,1764 2431,1744 2442,1723 2450,1699 2454,1675 2454,1611 2450,1587 2442,1563 2431,1542 2417,1522 2400,1505 2392,1499 2380,1490 2375,1488 2358,1479 2335,1472 2314,1469 2311,1468 2286,1468 2283,1468 2262,1472 2239,1479 2217,1490 2197,1505 2180,1522 2180,1523 2173,1528 2165,1531 2156,1529 2150,1525 2146,1522 2130,1510 2119,1505 2108,1499 2085,1492 2064,1489 2061,1488 2036,1488 2033,1488 2012,1492 1989,1499 1967,1510 1964,1513 1947,1525 1938,1535 1930,1539 1921,1540 1913,1537 1909,1535 1900,1525 1896,1522 1880,1510 1869,1505 1858,1499 1835,1492 1814,1489 1811,1488 1786,1488 1783,1488 1762,1492 1739,1499 1717,1510 1714,1513 1697,1525 1680,1542 1666,1562 1655,1583 1647,1607 1643,1631 1643,1655 1647,1679 1655,1703 1657,1707 1666,1724 1673,1734 1680,1744 1697,1761 1701,1763 1715,1774 1721,1781 1723,1789 1723,1790 1723,2209 1723,2213 1722,2216 1722,2230 1725,2243 1725,2245 1727,2249 1730,2257 1731,2259 1739,2271 1792,2323 1839,2370 1843,2378 1844,2384 1844,2430 1842,2438 1837,2445 1829,2449 1820,2449 1812,2445 1809,2442 1808,2441 1797,2433 1783,2428 1777,2427 1558,2427 1552,2428 1538,2433 1527,2441 1518,2453 1513,2466 1512,2472 1512,2487 1512,2489 1512,2491 1511,2493 1510,2496 1509,2497 1508,2499 1506,2501 1505,2503 1503,2504 1501,2505 1499,2505 1497,2506 1493,2507 1472,2507 1463,2505 1458,2501 1400,2444 1391,2438 1388,2435 1377,2431 1374,2430 1363,2428 1360,2427 1306,2427 1298,2425 1291,2419 1288,2415 1287,2413 1274,2391 1258,2370 1240,2351 1232,2345 1219,2335 1196,2322 1195,2322 1188,2317 1183,2309 1183,2303 1183,1842 1185,1833 1190,1826 1195,1823 1196,1823 1219,1810 1240,1794 1258,1775 1274,1754 1287,1732 1297,1707 1304,1682 1308,1656 1308,1630 1304,1604 1297,1579 1287,1554 1274,1532 1258,1511 1240,1492 1237,1490 1219,1476 1196,1463 1172,1453 1147,1446 1121,1443 1094,1443 1068,1446 1043,1453 1019,1463 996,1476 975,1492 957,1511 941,1532 928,1554 918,1579 911,1604 907,1630 907,1656 911,1682 915,1699 918,1707 928,1732 941,1754 946,1761 957,1775 975,1794 981,1798 996,1810 1019,1823 1020,1823 1027,1828 1032,1836 1032,1842 1032,2303 1030,2312 1025,2319 1020,2322 1019,2322 1015,2325 996,2335 975,2351 957,2370 941,2391 928,2413 927,2415 922,2422 914,2426 909,2427 801,2427 797,2428 786,2430 772,2435 769,2438 760,2444 670,2534 667,2538 661,2546 656,2560 653,2575 653,2992 653,2996 651,3002 651,3016 654,3027 654,3031 660,3045 668,3057 759,3147 764,3151 771,3156 785,3161 799,3164 814,3164 944,3164 952,3166 959,3172 961,3174 961,3175 966,3183 973,3192 979,3200 991,3212 996,3220 997,3229 994,3237 988,3243 985,3245 979,3247 956,3260 935,3276 917,3295 901,3316 888,3338 887,3340 882,3347 874,3351 869,3352 764,3352 755,3350 748,3344 747,3342 741,3332 728,3315 712,3299 694,3285 675,3274 661,3268 654,3266 633,3260 611,3257 588,3257 566,3260 545,3266 524,3274 505,3285 487,3299 481,3305 480,3305 479,3307 476,3308 474,3309 472,3310 471,3310 468,3310 465,3310 464,3310 462,3310 460,3309 457,3307 454,3306 454,3305 440,3291 428,3283 427,3282 425,3279 423,3277 423,3276 422,3275 422,3271 421,3268 421,3267 421,2702 423,2693 428,2686 433,2683 434,2683 457,2670 478,2653 496,2634 512,2613 525,2591 535,2566 542,2541 546,2515 546,2489 542,2463 535,2438 525,2413 512,2391 496,2370 478,2351 470,2345 469,2345 464,2338 461,2329 463,2321 469,2314 476,2310 481,2309 888,2309 903,2305 917,2297 928,2286 936,2272 940,2257 940,1992 936,1977 928,1963 917,1952 903,1944 888,1940 75,1940 59,1940 44,1944 29,1952 21,1955 12,1954 5,1949 0,1941 0,1935 0,888 907,888 907,1311 912,1327 919,1340 931,1352 944,1359 960,1364 1224,1364 1240,1359 1253,1352 1265,1340 1272,1327 1277,1311 1277,888 1272,872 1265,859 1253,847 1240,840 1224,835 975,835 960,835 944,840 931,847 919,859 912,872 907,888 0,888 0,589 2,580 7,574 15,570 24,570 32,574 34,575 45,587 59,595 74,599 1124,599 1139,595 1153,587 1164,576 1172,562 1176,547 1176,189 1839,189 1839,1114 1844,1130 1851,1143 1863,1155 1876,1162 1892,1167 2156,1167 2172,1162 2185,1155 2197,1143 2204,1130 2209,1114 2209,919 2652,919 2652,1280 2657,1296 2664,1309 2676,1321 2689,1328 2705,1333 2969,1333 2985,1328 2998,1321 3010,1309 3017,1296 3022,1280 3022,919 3017,903 3010,890 2998,878 2985,871 2969,866 2720,866 2705,866 2689,871 2676,878 2664,890 2657,903 2652,919 2209,919 2209,189 2204,173 2197,160 2185,148 2172,141 2156,136 1907,136 1892,136 1876,141 1863,148 1851,160 1844,173 1839,189 1176,189 1176,42 1172,26 1171,25 1172,25 1170,18 1173,10 1179,3 1187,0 1190,0 3566,0">
          <text:p/>
        </draw:polygon>
        <draw:polygon draw:style-name="gr8" draw:text-style-name="P2" draw:layer="layout" svg:width="1.062cm" svg:height="1.731cm" svg:x="8.736cm" svg:y="18.344cm" svg:viewBox="0 0 1063 1732" draw:points="29,3 30,3 44,11 59,15 75,15 210,15 218,17 225,23 229,31 229,39 225,47 222,51 221,51 213,57 195,76 179,97 166,119 157,141 156,144 153,155 149,169 145,195 145,221 149,246 149,247 150,252 156,272 166,297 179,319 183,324 195,340 213,359 227,370 234,375 257,389 258,389 265,394 270,402 270,408 270,973 268,982 263,989 262,989 251,997 235,1014 234,1015 221,1032 211,1052 204,1074 200,1097 200,1169 204,1192 211,1214 220,1231 221,1234 235,1252 251,1269 269,1282 290,1292 312,1299 334,1303 357,1303 379,1299 401,1292 422,1282 440,1269 453,1255 461,1251 470,1250 478,1253 481,1255 487,1261 505,1275 520,1284 524,1286 545,1294 566,1300 586,1303 588,1303 611,1303 633,1300 654,1294 675,1286 694,1275 712,1261 728,1245 741,1228 747,1218 753,1212 761,1208 764,1208 870,1208 878,1210 885,1216 888,1220 889,1222 902,1244 915,1261 918,1265 936,1284 957,1300 980,1313 1004,1323 1029,1330 1037,1331 1046,1332 1054,1335 1060,1341 1063,1350 1062,1358 1057,1366 1050,1370 1043,1371 876,1371 861,1376 847,1383 836,1395 828,1408 824,1424 824,1688 828,1704 829,1705 828,1705 830,1711 829,1720 824,1727 816,1732 809,1732 719,1732 710,1730 703,1725 700,1717 700,1708 702,1703 702,1702 706,1687 706,1422 702,1407 694,1393 683,1382 669,1374 654,1370 308,1370 292,1370 277,1374 263,1382 252,1393 244,1407 240,1422 240,1687 244,1702 244,1703 245,1703 247,1711 246,1720 241,1727 233,1732 227,1732 19,1732 11,1730 4,1725 0,1717 0,1713 0,20 2,11 7,4 15,0 24,0">
          <text:p/>
        </draw:polygon>
        <draw:path draw:style-name="gr9" draw:text-style-name="P3" draw:layer="layout" svg:width="0.1cm" svg:height="0.1cm" svg:x="11.966cm" svg:y="18.185cm" svg:viewBox="0 0 101 101" svg:d="M0 50c0-28 23-50 50-50 28 0 51 22 51 50s-23 51-51 51c-27 0-50-23-50-51z">
          <text:p/>
        </draw:path>
        <draw:path draw:style-name="gr9" draw:text-style-name="P3" draw:layer="layout" svg:width="0.1cm" svg:height="0.1cm" svg:x="11.204cm" svg:y="18.185cm" svg:viewBox="0 0 101 101" svg:d="M0 50c0-28 22-50 49-50 28 0 52 22 52 50s-24 51-52 51c-27 0-49-23-49-51z">
          <text:p/>
        </draw:path>
        <draw:path draw:style-name="gr9" draw:text-style-name="P3" draw:layer="layout" svg:width="0.1cm" svg:height="0.1cm" svg:x="10.985cm" svg:y="17.643cm" svg:viewBox="0 0 101 101" svg:d="M0 51c0-29 23-51 50-51 28 0 51 22 51 51 0 28-23 50-51 50-27 0-50-22-50-50z">
          <text:p/>
        </draw:path>
        <draw:path draw:style-name="gr9" draw:text-style-name="P3" draw:layer="layout" svg:width="0.1cm" svg:height="0.1cm" svg:x="10.734cm" svg:y="17.643cm" svg:viewBox="0 0 101 101" svg:d="M0 51c0-29 23-51 51-51s50 22 50 51c0 28-22 50-50 50s-51-22-51-50z">
          <text:p/>
        </draw:path>
        <draw:path draw:style-name="gr9" draw:text-style-name="P3" draw:layer="layout" svg:width="0.1cm" svg:height="0.1cm" svg:x="10.485cm" svg:y="17.643cm" svg:viewBox="0 0 101 101" svg:d="M0 51c0-29 23-51 50-51 28 0 51 22 51 51 0 28-23 50-51 50-27 0-50-22-50-50z">
          <text:p/>
        </draw:path>
        <draw:path draw:style-name="gr9" draw:text-style-name="P3" draw:layer="layout" svg:width="0.1cm" svg:height="0.1cm" svg:x="9.031cm" svg:y="18.502cm" svg:viewBox="0 0 101 101" svg:d="M0 50c0-28 23-50 51-50 27 0 50 22 50 50 0 29-23 51-50 51-28 0-51-22-51-51z">
          <text:p/>
        </draw:path>
        <draw:path draw:style-name="gr9" draw:text-style-name="P3" draw:layer="layout" svg:width="0.1cm" svg:height="0.1cm" svg:x="9.793cm" svg:y="18.502cm" svg:viewBox="0 0 101 101" svg:d="M0 50c0-28 24-50 52-50 27 0 49 22 49 50 0 29-22 51-49 51-28 0-52-22-52-51z">
          <text:p/>
        </draw:path>
        <draw:path draw:style-name="gr9" draw:text-style-name="P3" draw:layer="layout" svg:width="0.1cm" svg:height="0.1cm" svg:x="9.031cm" svg:y="19.426cm" svg:viewBox="0 0 101 101" svg:d="M0 51c0-29 23-51 51-51 27 0 50 22 50 51 0 28-23 50-50 50-28 0-51-22-51-50z">
          <text:p/>
        </draw:path>
        <draw:path draw:style-name="gr9" draw:text-style-name="P3" draw:layer="layout" svg:width="0.1cm" svg:height="0.1cm" svg:x="9.285cm" svg:y="19.426cm" svg:viewBox="0 0 101 101" svg:d="M0 51c0-29 23-51 52-51 27 0 49 22 49 51 0 28-22 50-49 50-29 0-52-22-52-50z">
          <text:p/>
        </draw:path>
        <draw:path draw:style-name="gr9" draw:text-style-name="P3" draw:layer="layout" svg:width="0.1cm" svg:height="0.1cm" svg:x="9.793cm" svg:y="18.837cm" svg:viewBox="0 0 101 101" svg:d="M0 51c0-29 24-51 52-51 27 0 49 22 49 51 0 28-22 50-49 50-28 0-52-22-52-50z">
          <text:p/>
        </draw:path>
        <draw:path draw:style-name="gr9" draw:text-style-name="P3" draw:layer="layout" svg:width="0.1cm" svg:height="0.1cm" svg:x="9.793cm" svg:y="19.087cm" svg:viewBox="0 0 101 101" svg:d="M0 50c0-28 24-50 52-50 27 0 49 22 49 50 0 29-22 51-49 51-28 0-52-22-52-51z">
          <text:p/>
        </draw:path>
        <draw:path draw:style-name="gr9" draw:text-style-name="P3" draw:layer="layout" svg:width="0.1cm" svg:height="0.1cm" svg:x="11.536cm" svg:y="17.643cm" svg:viewBox="0 0 101 101" svg:d="M0 51c0-29 23-51 52-51 27 0 49 22 49 51 0 28-22 50-49 50-29 0-52-22-52-50z">
          <text:p/>
        </draw:path>
        <draw:path draw:style-name="gr9" draw:text-style-name="P3" draw:layer="layout" svg:width="0.1cm" svg:height="0.1cm" svg:x="10.353cm" svg:y="18.582cm" svg:viewBox="0 0 101 101" svg:d="M0 50c0-28 23-50 52-50 27 0 49 22 49 50s-22 51-49 51c-29 0-52-23-52-51z">
          <text:p/>
        </draw:path>
        <draw:path draw:style-name="gr9" draw:text-style-name="P3" draw:layer="layout" svg:width="0.1cm" svg:height="0.1cm" svg:x="10.353cm" svg:y="18.836cm" svg:viewBox="0 0 101 101" svg:d="M0 51c0-29 23-51 52-51 27 0 49 22 49 51 0 28-22 50-49 50-29 0-52-22-52-50z">
          <text:p/>
        </draw:path>
        <draw:path draw:style-name="gr9" draw:text-style-name="P3" draw:layer="layout" svg:width="0.1cm" svg:height="0.1cm" svg:x="10.353cm" svg:y="19.09cm" svg:viewBox="0 0 101 101" svg:d="M0 50c0-28 23-50 52-50 27 0 49 22 49 50 0 29-22 51-49 51-29 0-52-22-52-51z">
          <text:p/>
        </draw:path>
        <draw:path draw:style-name="gr9" draw:text-style-name="P3" draw:layer="layout" svg:width="0.1cm" svg:height="0.1cm" svg:x="10.353cm" svg:y="19.344cm" svg:viewBox="0 0 101 101" svg:d="M0 51c0-28 23-51 52-51 27 0 49 23 49 51s-22 50-49 50c-29 0-52-22-52-50z">
          <text:p/>
        </draw:path>
        <draw:path draw:style-name="gr9" draw:text-style-name="P3" draw:layer="layout" svg:width="0.1cm" svg:height="0.1cm" svg:x="11.115cm" svg:y="19.344cm" svg:viewBox="0 0 101 101" svg:d="M0 51c0-28 23-51 51-51s50 23 50 51-22 50-50 50-51-22-51-50z">
          <text:p/>
        </draw:path>
        <draw:path draw:style-name="gr9" draw:text-style-name="P3" draw:layer="layout" svg:width="0.1cm" svg:height="0.1cm" svg:x="11.115cm" svg:y="19.09cm" svg:viewBox="0 0 101 101" svg:d="M0 50c0-28 23-50 51-50s50 22 50 50c0 29-22 51-50 51s-51-22-51-51z">
          <text:p/>
        </draw:path>
        <draw:path draw:style-name="gr9" draw:text-style-name="P3" draw:layer="layout" svg:width="0.1cm" svg:height="0.1cm" svg:x="11.115cm" svg:y="18.836cm" svg:viewBox="0 0 101 101" svg:d="M0 51c0-29 23-51 51-51s50 22 50 51c0 28-22 50-50 50s-51-22-51-50z">
          <text:p/>
        </draw:path>
        <draw:path draw:style-name="gr9" draw:text-style-name="P3" draw:layer="layout" svg:width="0.1cm" svg:height="0.1cm" svg:x="11.115cm" svg:y="18.582cm" svg:viewBox="0 0 101 101" svg:d="M0 50c0-28 23-50 51-50s50 22 50 50-22 51-50 51-51-23-51-51z">
          <text:p/>
        </draw:path>
        <draw:path draw:style-name="gr9" draw:text-style-name="P3" draw:layer="layout" svg:width="0.1cm" svg:height="0.1cm" svg:x="9.793cm" svg:y="17.643cm" svg:viewBox="0 0 101 101" svg:d="M0 51c0-29 24-51 52-51 27 0 49 22 49 51 0 28-22 50-49 50-28 0-52-22-52-50z">
          <text:p/>
        </draw:path>
        <draw:path draw:style-name="gr9" draw:text-style-name="P3" draw:layer="layout" svg:width="0.1cm" svg:height="0.1cm" svg:x="9.753cm" svg:y="19.426cm" svg:viewBox="0 0 101 101" svg:d="M0 51c0-29 23-51 52-51 27 0 49 22 49 51 0 28-22 50-49 50-29 0-52-22-52-50z">
          <text:p/>
        </draw:path>
        <draw:path draw:style-name="gr3" draw:text-style-name="P2" draw:layer="layout" svg:width="0.301cm" svg:height="0.3cm" svg:x="11.866cm" svg:y="18.085cm" svg:viewBox="0 0 302 301" svg:d="M0 151c0-84 68-151 150-151 83 0 152 67 152 151 0 83-69 150-152 150-82 0-150-67-150-150z">
          <text:p/>
        </draw:path>
        <draw:path draw:style-name="gr3" draw:text-style-name="P2" draw:layer="layout" svg:width="0.3cm" svg:height="0.3cm" svg:x="11.104cm" svg:y="18.085cm" svg:viewBox="0 0 301 301" svg:d="M0 151c0-84 67-151 149-151 84 0 152 67 152 151 0 83-68 150-152 150-82 0-149-67-149-150z">
          <text:p/>
        </draw:path>
        <draw:line draw:style-name="gr4" draw:text-style-name="P1" draw:layer="layout" svg:x1="11.034cm" svg:y1="17.713cm" svg:x2="11.034cm" svg:y2="17.673cm">
          <text:p/>
        </draw:line>
        <draw:path draw:style-name="gr3" draw:text-style-name="P2" draw:layer="layout" svg:width="0.211cm" svg:height="0.21cm" svg:x="10.679cm" svg:y="17.588cm" svg:viewBox="0 0 212 211" svg:d="M0 105c0-58 49-105 107-105 57 0 105 47 105 105s-48 106-105 106c-58 0-107-48-107-106z">
          <text:p/>
        </draw:path>
        <draw:path draw:style-name="gr3" draw:text-style-name="P2" draw:layer="layout" svg:width="0.209cm" svg:height="0.21cm" svg:x="10.43cm" svg:y="17.588cm" svg:viewBox="0 0 210 211" svg:d="M0 105c0-58 48-105 105-105 58 0 105 47 105 105s-47 106-105 106c-57 0-105-48-105-106z">
          <text:p/>
        </draw:path>
        <draw:path draw:style-name="gr3" draw:text-style-name="P2" draw:layer="layout" svg:width="0.3cm" svg:height="0.3cm" svg:x="8.931cm" svg:y="18.402cm" svg:viewBox="0 0 301 301" svg:d="M0 151c0-84 68-151 151-151 82 0 150 67 150 151 0 83-68 150-150 150-83 0-151-67-151-150z">
          <text:p/>
        </draw:path>
        <draw:path draw:style-name="gr3" draw:text-style-name="P2" draw:layer="layout" svg:width="0.3cm" svg:height="0.3cm" svg:x="9.693cm" svg:y="18.402cm" svg:viewBox="0 0 301 301" svg:d="M0 151c0-84 68-151 152-151 82 0 149 67 149 151 0 83-67 150-149 150-84 0-152-67-152-150z">
          <text:p/>
        </draw:path>
        <draw:line draw:style-name="gr5" draw:text-style-name="P1" draw:layer="layout" svg:x1="9.082cm" svg:y1="19.451cm" svg:x2="9.082cm" svg:y2="19.501cm">
          <text:p/>
        </draw:line>
        <draw:path draw:style-name="gr3" draw:text-style-name="P2" draw:layer="layout" svg:width="0.24cm" svg:height="0.24cm" svg:x="9.215cm" svg:y="19.356cm" svg:viewBox="0 0 241 241" svg:d="M0 120c0-66 54-120 121-120 66 0 120 54 120 120 0 67-54 121-120 121-67 0-121-54-121-121z">
          <text:p/>
        </draw:path>
        <draw:line draw:style-name="gr6" draw:text-style-name="P1" draw:layer="layout" svg:x1="9.874cm" svg:y1="18.887cm" svg:x2="9.813cm" svg:y2="18.887cm">
          <text:p/>
        </draw:line>
        <draw:path draw:style-name="gr3" draw:text-style-name="P2" draw:layer="layout" svg:width="0.24cm" svg:height="0.24cm" svg:x="9.723cm" svg:y="19.017cm" svg:viewBox="0 0 241 241" svg:d="M0 121c0-66 54-121 121-121s120 55 120 121-53 120-120 120-121-54-121-120z">
          <text:p/>
        </draw:path>
        <draw:path draw:style-name="gr3" draw:text-style-name="P2" draw:layer="layout" svg:width="0.3cm" svg:height="0.3cm" svg:x="11.436cm" svg:y="17.543cm" svg:viewBox="0 0 301 301" svg:d="M0 151c0-83 68-151 152-151 82 0 149 68 149 151s-67 150-149 150c-84 0-152-67-152-150z">
          <text:p/>
        </draw:path>
        <draw:polygon draw:style-name="gr3" draw:text-style-name="P2" draw:layer="layout" svg:width="0.211cm" svg:height="0.21cm" svg:x="10.298cm" svg:y="18.527cm" svg:viewBox="0 0 212 211" draw:points="0,211 0,0 212,0 212,211">
          <text:p/>
        </draw:polygon>
        <draw:path draw:style-name="gr3" draw:text-style-name="P2" draw:layer="layout" svg:width="0.211cm" svg:height="0.21cm" svg:x="10.298cm" svg:y="18.781cm" svg:viewBox="0 0 212 211" svg:d="M0 106c0-59 48-106 106-106 57 0 106 47 106 106 0 58-49 105-106 105-58 0-106-47-106-105z">
          <text:p/>
        </draw:path>
        <draw:path draw:style-name="gr3" draw:text-style-name="P2" draw:layer="layout" svg:width="0.211cm" svg:height="0.21cm" svg:x="10.298cm" svg:y="19.035cm" svg:viewBox="0 0 212 211" svg:d="M0 106c0-58 48-106 106-106 57 0 106 48 106 106s-49 105-106 105c-58 0-106-47-106-105z">
          <text:p/>
        </draw:path>
        <draw:path draw:style-name="gr3" draw:text-style-name="P2" draw:layer="layout" svg:width="0.211cm" svg:height="0.21cm" svg:x="10.298cm" svg:y="19.289cm" svg:viewBox="0 0 212 211" svg:d="M0 105c0-58 48-105 106-105 57 0 106 47 106 105s-49 106-106 106c-58 0-106-48-106-106z">
          <text:p/>
        </draw:path>
        <draw:path draw:style-name="gr3" draw:text-style-name="P2" draw:layer="layout" svg:width="0.211cm" svg:height="0.21cm" svg:x="11.06cm" svg:y="19.289cm" svg:viewBox="0 0 212 211" svg:d="M0 105c0-58 48-105 107-105 57 0 105 47 105 105s-48 106-105 106c-59 0-107-48-107-106z">
          <text:p/>
        </draw:path>
        <draw:path draw:style-name="gr3" draw:text-style-name="P2" draw:layer="layout" svg:width="0.211cm" svg:height="0.21cm" svg:x="11.06cm" svg:y="19.035cm" svg:viewBox="0 0 212 211" svg:d="M0 106c0-58 48-106 107-106 57 0 105 48 105 106s-48 105-105 105c-59 0-107-47-107-105z">
          <text:p/>
        </draw:path>
        <draw:path draw:style-name="gr3" draw:text-style-name="P2" draw:layer="layout" svg:width="0.211cm" svg:height="0.21cm" svg:x="11.06cm" svg:y="18.781cm" svg:viewBox="0 0 212 211" svg:d="M0 106c0-59 48-106 107-106 57 0 105 47 105 106 0 58-48 105-105 105-59 0-107-47-107-105z">
          <text:p/>
        </draw:path>
        <draw:path draw:style-name="gr3" draw:text-style-name="P2" draw:layer="layout" svg:width="0.211cm" svg:height="0.21cm" svg:x="11.06cm" svg:y="18.527cm" svg:viewBox="0 0 212 211" svg:d="M0 105c0-58 48-105 107-105 57 0 105 47 105 105 0 59-48 106-105 106-59 0-107-47-107-106z">
          <text:p/>
        </draw:path>
        <draw:path draw:style-name="gr3" draw:text-style-name="P2" draw:layer="layout" svg:width="0.3cm" svg:height="0.3cm" svg:x="9.693cm" svg:y="17.543cm" svg:viewBox="0 0 301 301" svg:d="M0 151c0-83 68-151 152-151 82 0 149 68 149 151s-67 150-149 150c-84 0-152-67-152-150z">
          <text:p/>
        </draw:path>
        <draw:path draw:style-name="gr3" draw:text-style-name="P2" draw:layer="layout" svg:width="0.3cm" svg:height="0.3cm" svg:x="9.653cm" svg:y="19.326cm" svg:viewBox="0 0 301 301" svg:d="M0 151c0-84 68-151 152-151 82 0 149 67 149 151 0 83-67 150-149 150-84 0-152-67-152-150z">
          <text:p/>
        </draw:path>
        <draw:path draw:style-name="gr3" draw:text-style-name="P2" draw:layer="layout" svg:width="0.1cm" svg:height="0.1cm" svg:x="11.966cm" svg:y="18.185cm" svg:viewBox="0 0 101 101" svg:d="M0 50c0-28 23-50 50-50 28 0 51 22 51 50s-23 51-51 51c-27 0-50-23-50-51z">
          <text:p/>
        </draw:path>
        <draw:path draw:style-name="gr3" draw:text-style-name="P2" draw:layer="layout" svg:width="0.1cm" svg:height="0.1cm" svg:x="11.204cm" svg:y="18.185cm" svg:viewBox="0 0 101 101" svg:d="M0 50c0-28 22-50 49-50 28 0 52 22 52 50s-24 51-52 51c-27 0-49-23-49-51z">
          <text:p/>
        </draw:path>
        <draw:path draw:style-name="gr3" draw:text-style-name="P2" draw:layer="layout" svg:width="0.1cm" svg:height="0.1cm" svg:x="10.985cm" svg:y="17.643cm" svg:viewBox="0 0 101 101" svg:d="M0 51c0-29 23-51 50-51 28 0 51 22 51 51 0 28-23 50-51 50-27 0-50-22-50-50z">
          <text:p/>
        </draw:path>
        <draw:path draw:style-name="gr3" draw:text-style-name="P2" draw:layer="layout" svg:width="0.1cm" svg:height="0.1cm" svg:x="10.734cm" svg:y="17.643cm" svg:viewBox="0 0 101 101" svg:d="M0 51c0-29 23-51 51-51s50 22 50 51c0 28-22 50-50 50s-51-22-51-50z">
          <text:p/>
        </draw:path>
        <draw:path draw:style-name="gr3" draw:text-style-name="P2" draw:layer="layout" svg:width="0.1cm" svg:height="0.1cm" svg:x="10.485cm" svg:y="17.643cm" svg:viewBox="0 0 101 101" svg:d="M0 51c0-29 23-51 50-51 28 0 51 22 51 51 0 28-23 50-51 50-27 0-50-22-50-50z">
          <text:p/>
        </draw:path>
        <draw:path draw:style-name="gr3" draw:text-style-name="P2" draw:layer="layout" svg:width="0.1cm" svg:height="0.1cm" svg:x="9.031cm" svg:y="18.502cm" svg:viewBox="0 0 101 101" svg:d="M0 50c0-28 23-50 51-50 27 0 50 22 50 50 0 29-23 51-50 51-28 0-51-22-51-51z">
          <text:p/>
        </draw:path>
        <draw:path draw:style-name="gr3" draw:text-style-name="P2" draw:layer="layout" svg:width="0.1cm" svg:height="0.1cm" svg:x="9.793cm" svg:y="18.502cm" svg:viewBox="0 0 101 101" svg:d="M0 50c0-28 24-50 52-50 27 0 49 22 49 50 0 29-22 51-49 51-28 0-52-22-52-51z">
          <text:p/>
        </draw:path>
        <draw:path draw:style-name="gr3" draw:text-style-name="P2" draw:layer="layout" svg:width="0.1cm" svg:height="0.1cm" svg:x="9.031cm" svg:y="19.426cm" svg:viewBox="0 0 101 101" svg:d="M0 51c0-29 23-51 51-51 27 0 50 22 50 51 0 28-23 50-50 50-28 0-51-22-51-50z">
          <text:p/>
        </draw:path>
        <draw:path draw:style-name="gr3" draw:text-style-name="P2" draw:layer="layout" svg:width="0.1cm" svg:height="0.1cm" svg:x="9.285cm" svg:y="19.426cm" svg:viewBox="0 0 101 101" svg:d="M0 51c0-29 23-51 52-51 27 0 49 22 49 51 0 28-22 50-49 50-29 0-52-22-52-50z">
          <text:p/>
        </draw:path>
        <draw:path draw:style-name="gr3" draw:text-style-name="P2" draw:layer="layout" svg:width="0.1cm" svg:height="0.1cm" svg:x="9.793cm" svg:y="18.837cm" svg:viewBox="0 0 101 101" svg:d="M0 51c0-29 24-51 52-51 27 0 49 22 49 51 0 28-22 50-49 50-28 0-52-22-52-50z">
          <text:p/>
        </draw:path>
        <draw:path draw:style-name="gr3" draw:text-style-name="P2" draw:layer="layout" svg:width="0.1cm" svg:height="0.1cm" svg:x="9.793cm" svg:y="19.087cm" svg:viewBox="0 0 101 101" svg:d="M0 50c0-28 24-50 52-50 27 0 49 22 49 50 0 29-22 51-49 51-28 0-52-22-52-51z">
          <text:p/>
        </draw:path>
        <draw:path draw:style-name="gr3" draw:text-style-name="P2" draw:layer="layout" svg:width="0.1cm" svg:height="0.1cm" svg:x="11.536cm" svg:y="17.643cm" svg:viewBox="0 0 101 101" svg:d="M0 51c0-29 23-51 52-51 27 0 49 22 49 51 0 28-22 50-49 50-29 0-52-22-52-50z">
          <text:p/>
        </draw:path>
        <draw:path draw:style-name="gr3" draw:text-style-name="P2" draw:layer="layout" svg:width="0.1cm" svg:height="0.1cm" svg:x="10.353cm" svg:y="18.582cm" svg:viewBox="0 0 101 101" svg:d="M0 50c0-28 23-50 52-50 27 0 49 22 49 50s-22 51-49 51c-29 0-52-23-52-51z">
          <text:p/>
        </draw:path>
        <draw:path draw:style-name="gr3" draw:text-style-name="P2" draw:layer="layout" svg:width="0.1cm" svg:height="0.1cm" svg:x="10.353cm" svg:y="18.836cm" svg:viewBox="0 0 101 101" svg:d="M0 51c0-29 23-51 52-51 27 0 49 22 49 51 0 28-22 50-49 50-29 0-52-22-52-50z">
          <text:p/>
        </draw:path>
        <draw:path draw:style-name="gr3" draw:text-style-name="P2" draw:layer="layout" svg:width="0.1cm" svg:height="0.1cm" svg:x="10.353cm" svg:y="19.09cm" svg:viewBox="0 0 101 101" svg:d="M0 50c0-28 23-50 52-50 27 0 49 22 49 50 0 29-22 51-49 51-29 0-52-22-52-51z">
          <text:p/>
        </draw:path>
        <draw:path draw:style-name="gr3" draw:text-style-name="P2" draw:layer="layout" svg:width="0.1cm" svg:height="0.1cm" svg:x="10.353cm" svg:y="19.344cm" svg:viewBox="0 0 101 101" svg:d="M0 51c0-28 23-51 52-51 27 0 49 23 49 51s-22 50-49 50c-29 0-52-22-52-50z">
          <text:p/>
        </draw:path>
        <draw:path draw:style-name="gr3" draw:text-style-name="P2" draw:layer="layout" svg:width="0.1cm" svg:height="0.1cm" svg:x="11.115cm" svg:y="19.344cm" svg:viewBox="0 0 101 101" svg:d="M0 51c0-28 23-51 51-51s50 23 50 51-22 50-50 50-51-22-51-50z">
          <text:p/>
        </draw:path>
        <draw:path draw:style-name="gr3" draw:text-style-name="P2" draw:layer="layout" svg:width="0.1cm" svg:height="0.1cm" svg:x="11.115cm" svg:y="19.09cm" svg:viewBox="0 0 101 101" svg:d="M0 50c0-28 23-50 51-50s50 22 50 50c0 29-22 51-50 51s-51-22-51-51z">
          <text:p/>
        </draw:path>
        <draw:path draw:style-name="gr3" draw:text-style-name="P2" draw:layer="layout" svg:width="0.1cm" svg:height="0.1cm" svg:x="11.115cm" svg:y="18.836cm" svg:viewBox="0 0 101 101" svg:d="M0 51c0-29 23-51 51-51s50 22 50 51c0 28-22 50-50 50s-51-22-51-50z">
          <text:p/>
        </draw:path>
        <draw:path draw:style-name="gr3" draw:text-style-name="P2" draw:layer="layout" svg:width="0.1cm" svg:height="0.1cm" svg:x="11.115cm" svg:y="18.582cm" svg:viewBox="0 0 101 101" svg:d="M0 50c0-28 23-50 51-50s50 22 50 50-22 51-50 51-51-23-51-51z">
          <text:p/>
        </draw:path>
        <draw:path draw:style-name="gr3" draw:text-style-name="P2" draw:layer="layout" svg:width="0.1cm" svg:height="0.1cm" svg:x="9.793cm" svg:y="17.643cm" svg:viewBox="0 0 101 101" svg:d="M0 51c0-29 24-51 52-51 27 0 49 22 49 51 0 28-22 50-49 50-28 0-52-22-52-50z">
          <text:p/>
        </draw:path>
        <draw:path draw:style-name="gr3" draw:text-style-name="P2" draw:layer="layout" svg:width="0.1cm" svg:height="0.1cm" svg:x="9.753cm" svg:y="19.426cm" svg:viewBox="0 0 101 101" svg:d="M0 51c0-29 23-51 52-51 27 0 49 22 49 51 0 28-22 50-49 50-29 0-52-22-52-50z">
          <text:p/>
        </draw:path>
        <draw:path draw:style-name="gr3" draw:text-style-name="P2" draw:layer="layout" svg:width="0.1cm" svg:height="0.1cm" svg:x="11.966cm" svg:y="18.185cm" svg:viewBox="0 0 101 101" svg:d="M0 50c0-28 23-50 50-50 28 0 51 22 51 50s-23 51-51 51c-27 0-50-23-50-51z">
          <text:p/>
        </draw:path>
        <draw:path draw:style-name="gr3" draw:text-style-name="P2" draw:layer="layout" svg:width="0.1cm" svg:height="0.1cm" svg:x="11.204cm" svg:y="18.185cm" svg:viewBox="0 0 101 101" svg:d="M0 50c0-28 22-50 49-50 28 0 52 22 52 50s-24 51-52 51c-27 0-49-23-49-51z">
          <text:p/>
        </draw:path>
        <draw:path draw:style-name="gr3" draw:text-style-name="P2" draw:layer="layout" svg:width="0.1cm" svg:height="0.1cm" svg:x="10.985cm" svg:y="17.643cm" svg:viewBox="0 0 101 101" svg:d="M0 51c0-29 23-51 50-51 28 0 51 22 51 51 0 28-23 50-51 50-27 0-50-22-50-50z">
          <text:p/>
        </draw:path>
        <draw:path draw:style-name="gr3" draw:text-style-name="P2" draw:layer="layout" svg:width="0.1cm" svg:height="0.1cm" svg:x="10.734cm" svg:y="17.643cm" svg:viewBox="0 0 101 101" svg:d="M0 51c0-29 23-51 51-51s50 22 50 51c0 28-22 50-50 50s-51-22-51-50z">
          <text:p/>
        </draw:path>
        <draw:path draw:style-name="gr3" draw:text-style-name="P2" draw:layer="layout" svg:width="0.1cm" svg:height="0.1cm" svg:x="10.485cm" svg:y="17.643cm" svg:viewBox="0 0 101 101" svg:d="M0 51c0-29 23-51 50-51 28 0 51 22 51 51 0 28-23 50-51 50-27 0-50-22-50-50z">
          <text:p/>
        </draw:path>
        <draw:path draw:style-name="gr3" draw:text-style-name="P2" draw:layer="layout" svg:width="0.1cm" svg:height="0.1cm" svg:x="9.031cm" svg:y="18.502cm" svg:viewBox="0 0 101 101" svg:d="M0 50c0-28 23-50 51-50 27 0 50 22 50 50 0 29-23 51-50 51-28 0-51-22-51-51z">
          <text:p/>
        </draw:path>
        <draw:path draw:style-name="gr3" draw:text-style-name="P2" draw:layer="layout" svg:width="0.1cm" svg:height="0.1cm" svg:x="9.793cm" svg:y="18.502cm" svg:viewBox="0 0 101 101" svg:d="M0 50c0-28 24-50 52-50 27 0 49 22 49 50 0 29-22 51-49 51-28 0-52-22-52-51z">
          <text:p/>
        </draw:path>
        <draw:path draw:style-name="gr3" draw:text-style-name="P2" draw:layer="layout" svg:width="0.1cm" svg:height="0.1cm" svg:x="9.031cm" svg:y="19.426cm" svg:viewBox="0 0 101 101" svg:d="M0 51c0-29 23-51 51-51 27 0 50 22 50 51 0 28-23 50-50 50-28 0-51-22-51-50z">
          <text:p/>
        </draw:path>
        <draw:path draw:style-name="gr3" draw:text-style-name="P2" draw:layer="layout" svg:width="0.1cm" svg:height="0.1cm" svg:x="9.285cm" svg:y="19.426cm" svg:viewBox="0 0 101 101" svg:d="M0 51c0-29 23-51 52-51 27 0 49 22 49 51 0 28-22 50-49 50-29 0-52-22-52-50z">
          <text:p/>
        </draw:path>
        <draw:path draw:style-name="gr3" draw:text-style-name="P2" draw:layer="layout" svg:width="0.1cm" svg:height="0.1cm" svg:x="9.793cm" svg:y="18.837cm" svg:viewBox="0 0 101 101" svg:d="M0 51c0-29 24-51 52-51 27 0 49 22 49 51 0 28-22 50-49 50-28 0-52-22-52-50z">
          <text:p/>
        </draw:path>
        <draw:path draw:style-name="gr3" draw:text-style-name="P2" draw:layer="layout" svg:width="0.1cm" svg:height="0.1cm" svg:x="9.793cm" svg:y="19.087cm" svg:viewBox="0 0 101 101" svg:d="M0 50c0-28 24-50 52-50 27 0 49 22 49 50 0 29-22 51-49 51-28 0-52-22-52-51z">
          <text:p/>
        </draw:path>
        <draw:path draw:style-name="gr3" draw:text-style-name="P2" draw:layer="layout" svg:width="0.1cm" svg:height="0.1cm" svg:x="11.536cm" svg:y="17.643cm" svg:viewBox="0 0 101 101" svg:d="M0 51c0-29 23-51 52-51 27 0 49 22 49 51 0 28-22 50-49 50-29 0-52-22-52-50z">
          <text:p/>
        </draw:path>
        <draw:path draw:style-name="gr3" draw:text-style-name="P2" draw:layer="layout" svg:width="0.1cm" svg:height="0.1cm" svg:x="10.353cm" svg:y="18.582cm" svg:viewBox="0 0 101 101" svg:d="M0 50c0-28 23-50 52-50 27 0 49 22 49 50s-22 51-49 51c-29 0-52-23-52-51z">
          <text:p/>
        </draw:path>
        <draw:path draw:style-name="gr3" draw:text-style-name="P2" draw:layer="layout" svg:width="0.1cm" svg:height="0.1cm" svg:x="10.353cm" svg:y="18.836cm" svg:viewBox="0 0 101 101" svg:d="M0 51c0-29 23-51 52-51 27 0 49 22 49 51 0 28-22 50-49 50-29 0-52-22-52-50z">
          <text:p/>
        </draw:path>
        <draw:path draw:style-name="gr3" draw:text-style-name="P2" draw:layer="layout" svg:width="0.1cm" svg:height="0.1cm" svg:x="10.353cm" svg:y="19.09cm" svg:viewBox="0 0 101 101" svg:d="M0 50c0-28 23-50 52-50 27 0 49 22 49 50 0 29-22 51-49 51-29 0-52-22-52-51z">
          <text:p/>
        </draw:path>
        <draw:path draw:style-name="gr3" draw:text-style-name="P2" draw:layer="layout" svg:width="0.1cm" svg:height="0.1cm" svg:x="10.353cm" svg:y="19.344cm" svg:viewBox="0 0 101 101" svg:d="M0 51c0-28 23-51 52-51 27 0 49 23 49 51s-22 50-49 50c-29 0-52-22-52-50z">
          <text:p/>
        </draw:path>
        <draw:path draw:style-name="gr3" draw:text-style-name="P2" draw:layer="layout" svg:width="0.1cm" svg:height="0.1cm" svg:x="11.115cm" svg:y="19.344cm" svg:viewBox="0 0 101 101" svg:d="M0 51c0-28 23-51 51-51s50 23 50 51-22 50-50 50-51-22-51-50z">
          <text:p/>
        </draw:path>
        <draw:path draw:style-name="gr3" draw:text-style-name="P2" draw:layer="layout" svg:width="0.1cm" svg:height="0.1cm" svg:x="11.115cm" svg:y="19.09cm" svg:viewBox="0 0 101 101" svg:d="M0 50c0-28 23-50 51-50s50 22 50 50c0 29-22 51-50 51s-51-22-51-51z">
          <text:p/>
        </draw:path>
        <draw:path draw:style-name="gr3" draw:text-style-name="P2" draw:layer="layout" svg:width="0.1cm" svg:height="0.1cm" svg:x="11.115cm" svg:y="18.836cm" svg:viewBox="0 0 101 101" svg:d="M0 51c0-29 23-51 51-51s50 22 50 51c0 28-22 50-50 50s-51-22-51-50z">
          <text:p/>
        </draw:path>
        <draw:path draw:style-name="gr3" draw:text-style-name="P2" draw:layer="layout" svg:width="0.1cm" svg:height="0.1cm" svg:x="11.115cm" svg:y="18.582cm" svg:viewBox="0 0 101 101" svg:d="M0 50c0-28 23-50 51-50s50 22 50 50-22 51-50 51-51-23-51-51z">
          <text:p/>
        </draw:path>
        <draw:path draw:style-name="gr3" draw:text-style-name="P2" draw:layer="layout" svg:width="0.1cm" svg:height="0.1cm" svg:x="9.793cm" svg:y="17.643cm" svg:viewBox="0 0 101 101" svg:d="M0 51c0-29 24-51 52-51 27 0 49 22 49 51 0 28-22 50-49 50-28 0-52-22-52-50z">
          <text:p/>
        </draw:path>
        <draw:path draw:style-name="gr3" draw:text-style-name="P2" draw:layer="layout" svg:width="0.1cm" svg:height="0.1cm" svg:x="9.753cm" svg:y="19.426cm" svg:viewBox="0 0 101 101" svg:d="M0 51c0-29 23-51 52-51 27 0 49 22 49 51 0 28-22 50-49 50-29 0-52-22-52-50z">
          <text:p/>
        </draw:path>
        <draw:path draw:style-name="gr3" draw:text-style-name="P2" draw:layer="layout" svg:width="0.1cm" svg:height="0.1cm" svg:x="11.966cm" svg:y="18.185cm" svg:viewBox="0 0 101 101" svg:d="M0 50c0-28 23-50 50-50 28 0 51 22 51 50s-23 51-51 51c-27 0-50-23-50-51z">
          <text:p/>
        </draw:path>
        <draw:path draw:style-name="gr3" draw:text-style-name="P2" draw:layer="layout" svg:width="0.1cm" svg:height="0.1cm" svg:x="11.204cm" svg:y="18.185cm" svg:viewBox="0 0 101 101" svg:d="M0 50c0-28 22-50 49-50 28 0 52 22 52 50s-24 51-52 51c-27 0-49-23-49-51z">
          <text:p/>
        </draw:path>
        <draw:path draw:style-name="gr3" draw:text-style-name="P2" draw:layer="layout" svg:width="0.1cm" svg:height="0.1cm" svg:x="10.985cm" svg:y="17.643cm" svg:viewBox="0 0 101 101" svg:d="M0 51c0-29 23-51 50-51 28 0 51 22 51 51 0 28-23 50-51 50-27 0-50-22-50-50z">
          <text:p/>
        </draw:path>
        <draw:path draw:style-name="gr3" draw:text-style-name="P2" draw:layer="layout" svg:width="0.1cm" svg:height="0.1cm" svg:x="10.734cm" svg:y="17.643cm" svg:viewBox="0 0 101 101" svg:d="M0 51c0-29 23-51 51-51s50 22 50 51c0 28-22 50-50 50s-51-22-51-50z">
          <text:p/>
        </draw:path>
        <draw:path draw:style-name="gr3" draw:text-style-name="P2" draw:layer="layout" svg:width="0.1cm" svg:height="0.1cm" svg:x="10.485cm" svg:y="17.643cm" svg:viewBox="0 0 101 101" svg:d="M0 51c0-29 23-51 50-51 28 0 51 22 51 51 0 28-23 50-51 50-27 0-50-22-50-50z">
          <text:p/>
        </draw:path>
        <draw:path draw:style-name="gr3" draw:text-style-name="P2" draw:layer="layout" svg:width="0.1cm" svg:height="0.1cm" svg:x="9.031cm" svg:y="18.502cm" svg:viewBox="0 0 101 101" svg:d="M0 50c0-28 23-50 51-50 27 0 50 22 50 50 0 29-23 51-50 51-28 0-51-22-51-51z">
          <text:p/>
        </draw:path>
        <draw:path draw:style-name="gr3" draw:text-style-name="P2" draw:layer="layout" svg:width="0.1cm" svg:height="0.1cm" svg:x="9.793cm" svg:y="18.502cm" svg:viewBox="0 0 101 101" svg:d="M0 50c0-28 24-50 52-50 27 0 49 22 49 50 0 29-22 51-49 51-28 0-52-22-52-51z">
          <text:p/>
        </draw:path>
        <draw:path draw:style-name="gr3" draw:text-style-name="P2" draw:layer="layout" svg:width="0.1cm" svg:height="0.1cm" svg:x="9.031cm" svg:y="19.426cm" svg:viewBox="0 0 101 101" svg:d="M0 51c0-29 23-51 51-51 27 0 50 22 50 51 0 28-23 50-50 50-28 0-51-22-51-50z">
          <text:p/>
        </draw:path>
        <draw:path draw:style-name="gr3" draw:text-style-name="P2" draw:layer="layout" svg:width="0.1cm" svg:height="0.1cm" svg:x="9.285cm" svg:y="19.426cm" svg:viewBox="0 0 101 101" svg:d="M0 51c0-29 23-51 52-51 27 0 49 22 49 51 0 28-22 50-49 50-29 0-52-22-52-50z">
          <text:p/>
        </draw:path>
        <draw:path draw:style-name="gr3" draw:text-style-name="P2" draw:layer="layout" svg:width="0.1cm" svg:height="0.1cm" svg:x="9.793cm" svg:y="18.837cm" svg:viewBox="0 0 101 101" svg:d="M0 51c0-29 24-51 52-51 27 0 49 22 49 51 0 28-22 50-49 50-28 0-52-22-52-50z">
          <text:p/>
        </draw:path>
        <draw:path draw:style-name="gr3" draw:text-style-name="P2" draw:layer="layout" svg:width="0.1cm" svg:height="0.1cm" svg:x="9.793cm" svg:y="19.087cm" svg:viewBox="0 0 101 101" svg:d="M0 50c0-28 24-50 52-50 27 0 49 22 49 50 0 29-22 51-49 51-28 0-52-22-52-51z">
          <text:p/>
        </draw:path>
        <draw:path draw:style-name="gr3" draw:text-style-name="P2" draw:layer="layout" svg:width="0.1cm" svg:height="0.1cm" svg:x="11.536cm" svg:y="17.643cm" svg:viewBox="0 0 101 101" svg:d="M0 51c0-29 23-51 52-51 27 0 49 22 49 51 0 28-22 50-49 50-29 0-52-22-52-50z">
          <text:p/>
        </draw:path>
        <draw:path draw:style-name="gr3" draw:text-style-name="P2" draw:layer="layout" svg:width="0.1cm" svg:height="0.1cm" svg:x="10.353cm" svg:y="18.582cm" svg:viewBox="0 0 101 101" svg:d="M0 50c0-28 23-50 52-50 27 0 49 22 49 50s-22 51-49 51c-29 0-52-23-52-51z">
          <text:p/>
        </draw:path>
        <draw:path draw:style-name="gr3" draw:text-style-name="P2" draw:layer="layout" svg:width="0.1cm" svg:height="0.1cm" svg:x="10.353cm" svg:y="18.836cm" svg:viewBox="0 0 101 101" svg:d="M0 51c0-29 23-51 52-51 27 0 49 22 49 51 0 28-22 50-49 50-29 0-52-22-52-50z">
          <text:p/>
        </draw:path>
        <draw:path draw:style-name="gr3" draw:text-style-name="P2" draw:layer="layout" svg:width="0.1cm" svg:height="0.1cm" svg:x="10.353cm" svg:y="19.09cm" svg:viewBox="0 0 101 101" svg:d="M0 50c0-28 23-50 52-50 27 0 49 22 49 50 0 29-22 51-49 51-29 0-52-22-52-51z">
          <text:p/>
        </draw:path>
        <draw:path draw:style-name="gr3" draw:text-style-name="P2" draw:layer="layout" svg:width="0.1cm" svg:height="0.1cm" svg:x="10.353cm" svg:y="19.344cm" svg:viewBox="0 0 101 101" svg:d="M0 51c0-28 23-51 52-51 27 0 49 23 49 51s-22 50-49 50c-29 0-52-22-52-50z">
          <text:p/>
        </draw:path>
        <draw:path draw:style-name="gr3" draw:text-style-name="P2" draw:layer="layout" svg:width="0.1cm" svg:height="0.1cm" svg:x="11.115cm" svg:y="19.344cm" svg:viewBox="0 0 101 101" svg:d="M0 51c0-28 23-51 51-51s50 23 50 51-22 50-50 50-51-22-51-50z">
          <text:p/>
        </draw:path>
        <draw:path draw:style-name="gr3" draw:text-style-name="P2" draw:layer="layout" svg:width="0.1cm" svg:height="0.1cm" svg:x="11.115cm" svg:y="19.09cm" svg:viewBox="0 0 101 101" svg:d="M0 50c0-28 23-50 51-50s50 22 50 50c0 29-22 51-50 51s-51-22-51-51z">
          <text:p/>
        </draw:path>
        <draw:path draw:style-name="gr3" draw:text-style-name="P2" draw:layer="layout" svg:width="0.1cm" svg:height="0.1cm" svg:x="11.115cm" svg:y="18.836cm" svg:viewBox="0 0 101 101" svg:d="M0 51c0-29 23-51 51-51s50 22 50 51c0 28-22 50-50 50s-51-22-51-50z">
          <text:p/>
        </draw:path>
        <draw:path draw:style-name="gr3" draw:text-style-name="P2" draw:layer="layout" svg:width="0.1cm" svg:height="0.1cm" svg:x="11.115cm" svg:y="18.582cm" svg:viewBox="0 0 101 101" svg:d="M0 50c0-28 23-50 51-50s50 22 50 50-22 51-50 51-51-23-51-51z">
          <text:p/>
        </draw:path>
        <draw:path draw:style-name="gr3" draw:text-style-name="P2" draw:layer="layout" svg:width="0.1cm" svg:height="0.1cm" svg:x="9.793cm" svg:y="17.643cm" svg:viewBox="0 0 101 101" svg:d="M0 51c0-29 24-51 52-51 27 0 49 22 49 51 0 28-22 50-49 50-28 0-52-22-52-50z">
          <text:p/>
        </draw:path>
        <draw:path draw:style-name="gr3" draw:text-style-name="P2" draw:layer="layout" svg:width="0.1cm" svg:height="0.1cm" svg:x="9.753cm" svg:y="19.426cm" svg:viewBox="0 0 101 101" svg:d="M0 51c0-29 23-51 52-51 27 0 49 22 49 51 0 28-22 50-49 50-29 0-52-22-52-50z">
          <text:p/>
        </draw:path>
        <draw:path draw:style-name="gr3" draw:text-style-name="P2" draw:layer="layout" svg:width="0.1cm" svg:height="0.1cm" svg:x="11.966cm" svg:y="18.185cm" svg:viewBox="0 0 101 101" svg:d="M0 50c0-28 23-50 50-50 28 0 51 22 51 50s-23 51-51 51c-27 0-50-23-50-51z">
          <text:p/>
        </draw:path>
        <draw:path draw:style-name="gr3" draw:text-style-name="P2" draw:layer="layout" svg:width="0.1cm" svg:height="0.1cm" svg:x="11.204cm" svg:y="18.185cm" svg:viewBox="0 0 101 101" svg:d="M0 50c0-28 22-50 49-50 28 0 52 22 52 50s-24 51-52 51c-27 0-49-23-49-51z">
          <text:p/>
        </draw:path>
        <draw:path draw:style-name="gr3" draw:text-style-name="P2" draw:layer="layout" svg:width="0.1cm" svg:height="0.1cm" svg:x="10.985cm" svg:y="17.643cm" svg:viewBox="0 0 101 101" svg:d="M0 51c0-29 23-51 50-51 28 0 51 22 51 51 0 28-23 50-51 50-27 0-50-22-50-50z">
          <text:p/>
        </draw:path>
        <draw:path draw:style-name="gr3" draw:text-style-name="P2" draw:layer="layout" svg:width="0.1cm" svg:height="0.1cm" svg:x="10.734cm" svg:y="17.643cm" svg:viewBox="0 0 101 101" svg:d="M0 51c0-29 23-51 51-51s50 22 50 51c0 28-22 50-50 50s-51-22-51-50z">
          <text:p/>
        </draw:path>
        <draw:path draw:style-name="gr3" draw:text-style-name="P2" draw:layer="layout" svg:width="0.1cm" svg:height="0.1cm" svg:x="10.485cm" svg:y="17.643cm" svg:viewBox="0 0 101 101" svg:d="M0 51c0-29 23-51 50-51 28 0 51 22 51 51 0 28-23 50-51 50-27 0-50-22-50-50z">
          <text:p/>
        </draw:path>
        <draw:path draw:style-name="gr3" draw:text-style-name="P2" draw:layer="layout" svg:width="0.1cm" svg:height="0.1cm" svg:x="9.031cm" svg:y="18.502cm" svg:viewBox="0 0 101 101" svg:d="M0 50c0-28 23-50 51-50 27 0 50 22 50 50 0 29-23 51-50 51-28 0-51-22-51-51z">
          <text:p/>
        </draw:path>
        <draw:path draw:style-name="gr3" draw:text-style-name="P2" draw:layer="layout" svg:width="0.1cm" svg:height="0.1cm" svg:x="9.793cm" svg:y="18.502cm" svg:viewBox="0 0 101 101" svg:d="M0 50c0-28 24-50 52-50 27 0 49 22 49 50 0 29-22 51-49 51-28 0-52-22-52-51z">
          <text:p/>
        </draw:path>
        <draw:path draw:style-name="gr3" draw:text-style-name="P2" draw:layer="layout" svg:width="0.1cm" svg:height="0.1cm" svg:x="9.031cm" svg:y="19.426cm" svg:viewBox="0 0 101 101" svg:d="M0 51c0-29 23-51 51-51 27 0 50 22 50 51 0 28-23 50-50 50-28 0-51-22-51-50z">
          <text:p/>
        </draw:path>
        <draw:path draw:style-name="gr3" draw:text-style-name="P2" draw:layer="layout" svg:width="0.1cm" svg:height="0.1cm" svg:x="9.285cm" svg:y="19.426cm" svg:viewBox="0 0 101 101" svg:d="M0 51c0-29 23-51 52-51 27 0 49 22 49 51 0 28-22 50-49 50-29 0-52-22-52-50z">
          <text:p/>
        </draw:path>
        <draw:path draw:style-name="gr3" draw:text-style-name="P2" draw:layer="layout" svg:width="0.1cm" svg:height="0.1cm" svg:x="9.793cm" svg:y="18.837cm" svg:viewBox="0 0 101 101" svg:d="M0 51c0-29 24-51 52-51 27 0 49 22 49 51 0 28-22 50-49 50-28 0-52-22-52-50z">
          <text:p/>
        </draw:path>
        <draw:path draw:style-name="gr3" draw:text-style-name="P2" draw:layer="layout" svg:width="0.1cm" svg:height="0.1cm" svg:x="9.793cm" svg:y="19.087cm" svg:viewBox="0 0 101 101" svg:d="M0 50c0-28 24-50 52-50 27 0 49 22 49 50 0 29-22 51-49 51-28 0-52-22-52-51z">
          <text:p/>
        </draw:path>
        <draw:path draw:style-name="gr3" draw:text-style-name="P2" draw:layer="layout" svg:width="0.1cm" svg:height="0.1cm" svg:x="11.536cm" svg:y="17.643cm" svg:viewBox="0 0 101 101" svg:d="M0 51c0-29 23-51 52-51 27 0 49 22 49 51 0 28-22 50-49 50-29 0-52-22-52-50z">
          <text:p/>
        </draw:path>
        <draw:path draw:style-name="gr3" draw:text-style-name="P2" draw:layer="layout" svg:width="0.1cm" svg:height="0.1cm" svg:x="10.353cm" svg:y="18.582cm" svg:viewBox="0 0 101 101" svg:d="M0 50c0-28 23-50 52-50 27 0 49 22 49 50s-22 51-49 51c-29 0-52-23-52-51z">
          <text:p/>
        </draw:path>
        <draw:path draw:style-name="gr3" draw:text-style-name="P2" draw:layer="layout" svg:width="0.1cm" svg:height="0.1cm" svg:x="10.353cm" svg:y="18.836cm" svg:viewBox="0 0 101 101" svg:d="M0 51c0-29 23-51 52-51 27 0 49 22 49 51 0 28-22 50-49 50-29 0-52-22-52-50z">
          <text:p/>
        </draw:path>
        <draw:path draw:style-name="gr3" draw:text-style-name="P2" draw:layer="layout" svg:width="0.1cm" svg:height="0.1cm" svg:x="10.353cm" svg:y="19.09cm" svg:viewBox="0 0 101 101" svg:d="M0 50c0-28 23-50 52-50 27 0 49 22 49 50 0 29-22 51-49 51-29 0-52-22-52-51z">
          <text:p/>
        </draw:path>
        <draw:path draw:style-name="gr3" draw:text-style-name="P2" draw:layer="layout" svg:width="0.1cm" svg:height="0.1cm" svg:x="10.353cm" svg:y="19.344cm" svg:viewBox="0 0 101 101" svg:d="M0 51c0-28 23-51 52-51 27 0 49 23 49 51s-22 50-49 50c-29 0-52-22-52-50z">
          <text:p/>
        </draw:path>
        <draw:path draw:style-name="gr3" draw:text-style-name="P2" draw:layer="layout" svg:width="0.1cm" svg:height="0.1cm" svg:x="11.115cm" svg:y="19.344cm" svg:viewBox="0 0 101 101" svg:d="M0 51c0-28 23-51 51-51s50 23 50 51-22 50-50 50-51-22-51-50z">
          <text:p/>
        </draw:path>
        <draw:path draw:style-name="gr3" draw:text-style-name="P2" draw:layer="layout" svg:width="0.1cm" svg:height="0.1cm" svg:x="11.115cm" svg:y="19.09cm" svg:viewBox="0 0 101 101" svg:d="M0 50c0-28 23-50 51-50s50 22 50 50c0 29-22 51-50 51s-51-22-51-51z">
          <text:p/>
        </draw:path>
        <draw:path draw:style-name="gr3" draw:text-style-name="P2" draw:layer="layout" svg:width="0.1cm" svg:height="0.1cm" svg:x="11.115cm" svg:y="18.836cm" svg:viewBox="0 0 101 101" svg:d="M0 51c0-29 23-51 51-51s50 22 50 51c0 28-22 50-50 50s-51-22-51-50z">
          <text:p/>
        </draw:path>
        <draw:path draw:style-name="gr3" draw:text-style-name="P2" draw:layer="layout" svg:width="0.1cm" svg:height="0.1cm" svg:x="11.115cm" svg:y="18.582cm" svg:viewBox="0 0 101 101" svg:d="M0 50c0-28 23-50 51-50s50 22 50 50-22 51-50 51-51-23-51-51z">
          <text:p/>
        </draw:path>
        <draw:path draw:style-name="gr3" draw:text-style-name="P2" draw:layer="layout" svg:width="0.1cm" svg:height="0.1cm" svg:x="9.793cm" svg:y="17.643cm" svg:viewBox="0 0 101 101" svg:d="M0 51c0-29 24-51 52-51 27 0 49 22 49 51 0 28-22 50-49 50-28 0-52-22-52-50z">
          <text:p/>
        </draw:path>
        <draw:path draw:style-name="gr3" draw:text-style-name="P2" draw:layer="layout" svg:width="0.1cm" svg:height="0.1cm" svg:x="9.753cm" svg:y="19.426cm" svg:viewBox="0 0 101 101" svg:d="M0 51c0-29 23-51 52-51 27 0 49 22 49 51 0 28-22 50-49 50-29 0-52-22-52-50z">
          <text:p/>
        </draw:path>
        <draw:path draw:style-name="gr3" draw:text-style-name="P2" draw:layer="layout" svg:width="0.1cm" svg:height="0.1cm" svg:x="11.966cm" svg:y="18.185cm" svg:viewBox="0 0 101 101" svg:d="M0 50c0-28 23-50 50-50 28 0 51 22 51 50s-23 51-51 51c-27 0-50-23-50-51z">
          <text:p/>
        </draw:path>
        <draw:path draw:style-name="gr3" draw:text-style-name="P2" draw:layer="layout" svg:width="0.1cm" svg:height="0.1cm" svg:x="11.204cm" svg:y="18.185cm" svg:viewBox="0 0 101 101" svg:d="M0 50c0-28 22-50 49-50 28 0 52 22 52 50s-24 51-52 51c-27 0-49-23-49-51z">
          <text:p/>
        </draw:path>
        <draw:path draw:style-name="gr3" draw:text-style-name="P2" draw:layer="layout" svg:width="0.1cm" svg:height="0.1cm" svg:x="10.985cm" svg:y="17.643cm" svg:viewBox="0 0 101 101" svg:d="M0 51c0-29 23-51 50-51 28 0 51 22 51 51 0 28-23 50-51 50-27 0-50-22-50-50z">
          <text:p/>
        </draw:path>
        <draw:path draw:style-name="gr3" draw:text-style-name="P2" draw:layer="layout" svg:width="0.1cm" svg:height="0.1cm" svg:x="10.734cm" svg:y="17.643cm" svg:viewBox="0 0 101 101" svg:d="M0 51c0-29 23-51 51-51s50 22 50 51c0 28-22 50-50 50s-51-22-51-50z">
          <text:p/>
        </draw:path>
        <draw:path draw:style-name="gr3" draw:text-style-name="P2" draw:layer="layout" svg:width="0.1cm" svg:height="0.1cm" svg:x="10.485cm" svg:y="17.643cm" svg:viewBox="0 0 101 101" svg:d="M0 51c0-29 23-51 50-51 28 0 51 22 51 51 0 28-23 50-51 50-27 0-50-22-50-50z">
          <text:p/>
        </draw:path>
        <draw:path draw:style-name="gr3" draw:text-style-name="P2" draw:layer="layout" svg:width="0.1cm" svg:height="0.1cm" svg:x="9.031cm" svg:y="18.502cm" svg:viewBox="0 0 101 101" svg:d="M0 50c0-28 23-50 51-50 27 0 50 22 50 50 0 29-23 51-50 51-28 0-51-22-51-51z">
          <text:p/>
        </draw:path>
        <draw:path draw:style-name="gr3" draw:text-style-name="P2" draw:layer="layout" svg:width="0.1cm" svg:height="0.1cm" svg:x="9.793cm" svg:y="18.502cm" svg:viewBox="0 0 101 101" svg:d="M0 50c0-28 24-50 52-50 27 0 49 22 49 50 0 29-22 51-49 51-28 0-52-22-52-51z">
          <text:p/>
        </draw:path>
        <draw:path draw:style-name="gr3" draw:text-style-name="P2" draw:layer="layout" svg:width="0.1cm" svg:height="0.1cm" svg:x="9.031cm" svg:y="19.426cm" svg:viewBox="0 0 101 101" svg:d="M0 51c0-29 23-51 51-51 27 0 50 22 50 51 0 28-23 50-50 50-28 0-51-22-51-50z">
          <text:p/>
        </draw:path>
        <draw:path draw:style-name="gr3" draw:text-style-name="P2" draw:layer="layout" svg:width="0.1cm" svg:height="0.1cm" svg:x="9.285cm" svg:y="19.426cm" svg:viewBox="0 0 101 101" svg:d="M0 51c0-29 23-51 52-51 27 0 49 22 49 51 0 28-22 50-49 50-29 0-52-22-52-50z">
          <text:p/>
        </draw:path>
        <draw:path draw:style-name="gr3" draw:text-style-name="P2" draw:layer="layout" svg:width="0.1cm" svg:height="0.1cm" svg:x="9.793cm" svg:y="18.837cm" svg:viewBox="0 0 101 101" svg:d="M0 51c0-29 24-51 52-51 27 0 49 22 49 51 0 28-22 50-49 50-28 0-52-22-52-50z">
          <text:p/>
        </draw:path>
        <draw:path draw:style-name="gr3" draw:text-style-name="P2" draw:layer="layout" svg:width="0.1cm" svg:height="0.1cm" svg:x="9.793cm" svg:y="19.087cm" svg:viewBox="0 0 101 101" svg:d="M0 50c0-28 24-50 52-50 27 0 49 22 49 50 0 29-22 51-49 51-28 0-52-22-52-51z">
          <text:p/>
        </draw:path>
        <draw:path draw:style-name="gr3" draw:text-style-name="P2" draw:layer="layout" svg:width="0.1cm" svg:height="0.1cm" svg:x="11.536cm" svg:y="17.643cm" svg:viewBox="0 0 101 101" svg:d="M0 51c0-29 23-51 52-51 27 0 49 22 49 51 0 28-22 50-49 50-29 0-52-22-52-50z">
          <text:p/>
        </draw:path>
        <draw:path draw:style-name="gr3" draw:text-style-name="P2" draw:layer="layout" svg:width="0.1cm" svg:height="0.1cm" svg:x="10.353cm" svg:y="18.582cm" svg:viewBox="0 0 101 101" svg:d="M0 50c0-28 23-50 52-50 27 0 49 22 49 50s-22 51-49 51c-29 0-52-23-52-51z">
          <text:p/>
        </draw:path>
        <draw:path draw:style-name="gr3" draw:text-style-name="P2" draw:layer="layout" svg:width="0.1cm" svg:height="0.1cm" svg:x="10.353cm" svg:y="18.836cm" svg:viewBox="0 0 101 101" svg:d="M0 51c0-29 23-51 52-51 27 0 49 22 49 51 0 28-22 50-49 50-29 0-52-22-52-50z">
          <text:p/>
        </draw:path>
        <draw:path draw:style-name="gr3" draw:text-style-name="P2" draw:layer="layout" svg:width="0.1cm" svg:height="0.1cm" svg:x="10.353cm" svg:y="19.09cm" svg:viewBox="0 0 101 101" svg:d="M0 50c0-28 23-50 52-50 27 0 49 22 49 50 0 29-22 51-49 51-29 0-52-22-52-51z">
          <text:p/>
        </draw:path>
        <draw:path draw:style-name="gr3" draw:text-style-name="P2" draw:layer="layout" svg:width="0.1cm" svg:height="0.1cm" svg:x="10.353cm" svg:y="19.344cm" svg:viewBox="0 0 101 101" svg:d="M0 51c0-28 23-51 52-51 27 0 49 23 49 51s-22 50-49 50c-29 0-52-22-52-50z">
          <text:p/>
        </draw:path>
        <draw:path draw:style-name="gr3" draw:text-style-name="P2" draw:layer="layout" svg:width="0.1cm" svg:height="0.1cm" svg:x="11.115cm" svg:y="19.344cm" svg:viewBox="0 0 101 101" svg:d="M0 51c0-28 23-51 51-51s50 23 50 51-22 50-50 50-51-22-51-50z">
          <text:p/>
        </draw:path>
        <draw:path draw:style-name="gr3" draw:text-style-name="P2" draw:layer="layout" svg:width="0.1cm" svg:height="0.1cm" svg:x="11.115cm" svg:y="19.09cm" svg:viewBox="0 0 101 101" svg:d="M0 50c0-28 23-50 51-50s50 22 50 50c0 29-22 51-50 51s-51-22-51-51z">
          <text:p/>
        </draw:path>
        <draw:path draw:style-name="gr3" draw:text-style-name="P2" draw:layer="layout" svg:width="0.1cm" svg:height="0.1cm" svg:x="11.115cm" svg:y="18.836cm" svg:viewBox="0 0 101 101" svg:d="M0 51c0-29 23-51 51-51s50 22 50 51c0 28-22 50-50 50s-51-22-51-50z">
          <text:p/>
        </draw:path>
        <draw:path draw:style-name="gr3" draw:text-style-name="P2" draw:layer="layout" svg:width="0.1cm" svg:height="0.1cm" svg:x="11.115cm" svg:y="18.582cm" svg:viewBox="0 0 101 101" svg:d="M0 50c0-28 23-50 51-50s50 22 50 50-22 51-50 51-51-23-51-51z">
          <text:p/>
        </draw:path>
        <draw:path draw:style-name="gr3" draw:text-style-name="P2" draw:layer="layout" svg:width="0.1cm" svg:height="0.1cm" svg:x="9.793cm" svg:y="17.643cm" svg:viewBox="0 0 101 101" svg:d="M0 51c0-29 24-51 52-51 27 0 49 22 49 51 0 28-22 50-49 50-28 0-52-22-52-50z">
          <text:p/>
        </draw:path>
        <draw:path draw:style-name="gr3" draw:text-style-name="P2" draw:layer="layout" svg:width="0.1cm" svg:height="0.1cm" svg:x="9.753cm" svg:y="19.426cm" svg:viewBox="0 0 101 101" svg:d="M0 51c0-29 23-51 52-51 27 0 49 22 49 51 0 28-22 50-49 50-29 0-52-22-52-50z">
          <text:p/>
        </draw:path>
        <draw:line draw:style-name="gr10" draw:text-style-name="P1" draw:layer="layout" svg:x1="12.37cm" svg:y1="20.125cm" svg:x2="8.685cm" svg:y2="20.125cm">
          <text:p/>
        </draw:line>
        <draw:line draw:style-name="gr10" draw:text-style-name="P1" draw:layer="layout" svg:x1="12.37cm" svg:y1="16cm" svg:x2="12.37cm" svg:y2="20.125cm">
          <text:p/>
        </draw:line>
        <draw:line draw:style-name="gr10" draw:text-style-name="P1" draw:layer="layout" svg:x1="8.685cm" svg:y1="20.125cm" svg:x2="8.685cm" svg:y2="16cm">
          <text:p/>
        </draw:line>
        <draw:line draw:style-name="gr10" draw:text-style-name="P1" draw:layer="layout" svg:x1="8.685cm" svg:y1="16cm" svg:x2="12.37cm" svg:y2="16cm">
          <text:p/>
        </draw:line>
        <draw:path draw:style-name="gr3" draw:text-style-name="P2" draw:layer="layout" svg:width="0.1cm" svg:height="0.1cm" svg:x="11.966cm" svg:y="18.185cm" svg:viewBox="0 0 101 101" svg:d="M0 50c0-28 23-50 50-50 28 0 51 22 51 50s-23 51-51 51c-27 0-50-23-50-51z">
          <text:p/>
        </draw:path>
        <draw:path draw:style-name="gr3" draw:text-style-name="P2" draw:layer="layout" svg:width="0.1cm" svg:height="0.1cm" svg:x="11.204cm" svg:y="18.185cm" svg:viewBox="0 0 101 101" svg:d="M0 50c0-28 22-50 49-50 28 0 52 22 52 50s-24 51-52 51c-27 0-49-23-49-51z">
          <text:p/>
        </draw:path>
        <draw:path draw:style-name="gr3" draw:text-style-name="P2" draw:layer="layout" svg:width="0.1cm" svg:height="0.1cm" svg:x="10.985cm" svg:y="17.643cm" svg:viewBox="0 0 101 101" svg:d="M0 51c0-29 23-51 50-51 28 0 51 22 51 51 0 28-23 50-51 50-27 0-50-22-50-50z">
          <text:p/>
        </draw:path>
        <draw:path draw:style-name="gr3" draw:text-style-name="P2" draw:layer="layout" svg:width="0.1cm" svg:height="0.1cm" svg:x="10.734cm" svg:y="17.643cm" svg:viewBox="0 0 101 101" svg:d="M0 51c0-29 23-51 51-51s50 22 50 51c0 28-22 50-50 50s-51-22-51-50z">
          <text:p/>
        </draw:path>
        <draw:path draw:style-name="gr3" draw:text-style-name="P2" draw:layer="layout" svg:width="0.1cm" svg:height="0.1cm" svg:x="10.485cm" svg:y="17.643cm" svg:viewBox="0 0 101 101" svg:d="M0 51c0-29 23-51 50-51 28 0 51 22 51 51 0 28-23 50-51 50-27 0-50-22-50-50z">
          <text:p/>
        </draw:path>
        <draw:path draw:style-name="gr3" draw:text-style-name="P2" draw:layer="layout" svg:width="0.1cm" svg:height="0.1cm" svg:x="9.031cm" svg:y="18.502cm" svg:viewBox="0 0 101 101" svg:d="M0 50c0-28 23-50 51-50 27 0 50 22 50 50 0 29-23 51-50 51-28 0-51-22-51-51z">
          <text:p/>
        </draw:path>
        <draw:path draw:style-name="gr3" draw:text-style-name="P2" draw:layer="layout" svg:width="0.1cm" svg:height="0.1cm" svg:x="9.793cm" svg:y="18.502cm" svg:viewBox="0 0 101 101" svg:d="M0 50c0-28 24-50 52-50 27 0 49 22 49 50 0 29-22 51-49 51-28 0-52-22-52-51z">
          <text:p/>
        </draw:path>
        <draw:path draw:style-name="gr3" draw:text-style-name="P2" draw:layer="layout" svg:width="0.1cm" svg:height="0.1cm" svg:x="9.031cm" svg:y="19.426cm" svg:viewBox="0 0 101 101" svg:d="M0 51c0-29 23-51 51-51 27 0 50 22 50 51 0 28-23 50-50 50-28 0-51-22-51-50z">
          <text:p/>
        </draw:path>
        <draw:path draw:style-name="gr3" draw:text-style-name="P2" draw:layer="layout" svg:width="0.1cm" svg:height="0.1cm" svg:x="9.285cm" svg:y="19.426cm" svg:viewBox="0 0 101 101" svg:d="M0 51c0-29 23-51 52-51 27 0 49 22 49 51 0 28-22 50-49 50-29 0-52-22-52-50z">
          <text:p/>
        </draw:path>
        <draw:path draw:style-name="gr3" draw:text-style-name="P2" draw:layer="layout" svg:width="0.1cm" svg:height="0.1cm" svg:x="9.793cm" svg:y="18.837cm" svg:viewBox="0 0 101 101" svg:d="M0 51c0-29 24-51 52-51 27 0 49 22 49 51 0 28-22 50-49 50-28 0-52-22-52-50z">
          <text:p/>
        </draw:path>
        <draw:path draw:style-name="gr3" draw:text-style-name="P2" draw:layer="layout" svg:width="0.1cm" svg:height="0.1cm" svg:x="9.793cm" svg:y="19.087cm" svg:viewBox="0 0 101 101" svg:d="M0 50c0-28 24-50 52-50 27 0 49 22 49 50 0 29-22 51-49 51-28 0-52-22-52-51z">
          <text:p/>
        </draw:path>
        <draw:path draw:style-name="gr3" draw:text-style-name="P2" draw:layer="layout" svg:width="0.1cm" svg:height="0.1cm" svg:x="11.536cm" svg:y="17.643cm" svg:viewBox="0 0 101 101" svg:d="M0 51c0-29 23-51 52-51 27 0 49 22 49 51 0 28-22 50-49 50-29 0-52-22-52-50z">
          <text:p/>
        </draw:path>
        <draw:path draw:style-name="gr3" draw:text-style-name="P2" draw:layer="layout" svg:width="0.1cm" svg:height="0.1cm" svg:x="10.353cm" svg:y="18.582cm" svg:viewBox="0 0 101 101" svg:d="M0 50c0-28 23-50 52-50 27 0 49 22 49 50s-22 51-49 51c-29 0-52-23-52-51z">
          <text:p/>
        </draw:path>
        <draw:path draw:style-name="gr3" draw:text-style-name="P2" draw:layer="layout" svg:width="0.1cm" svg:height="0.1cm" svg:x="10.353cm" svg:y="18.836cm" svg:viewBox="0 0 101 101" svg:d="M0 51c0-29 23-51 52-51 27 0 49 22 49 51 0 28-22 50-49 50-29 0-52-22-52-50z">
          <text:p/>
        </draw:path>
        <draw:path draw:style-name="gr3" draw:text-style-name="P2" draw:layer="layout" svg:width="0.1cm" svg:height="0.1cm" svg:x="10.353cm" svg:y="19.09cm" svg:viewBox="0 0 101 101" svg:d="M0 50c0-28 23-50 52-50 27 0 49 22 49 50 0 29-22 51-49 51-29 0-52-22-52-51z">
          <text:p/>
        </draw:path>
        <draw:path draw:style-name="gr3" draw:text-style-name="P2" draw:layer="layout" svg:width="0.1cm" svg:height="0.1cm" svg:x="10.353cm" svg:y="19.344cm" svg:viewBox="0 0 101 101" svg:d="M0 51c0-28 23-51 52-51 27 0 49 23 49 51s-22 50-49 50c-29 0-52-22-52-50z">
          <text:p/>
        </draw:path>
        <draw:path draw:style-name="gr3" draw:text-style-name="P2" draw:layer="layout" svg:width="0.1cm" svg:height="0.1cm" svg:x="11.115cm" svg:y="19.344cm" svg:viewBox="0 0 101 101" svg:d="M0 51c0-28 23-51 51-51s50 23 50 51-22 50-50 50-51-22-51-50z">
          <text:p/>
        </draw:path>
        <draw:path draw:style-name="gr3" draw:text-style-name="P2" draw:layer="layout" svg:width="0.1cm" svg:height="0.1cm" svg:x="11.115cm" svg:y="19.09cm" svg:viewBox="0 0 101 101" svg:d="M0 50c0-28 23-50 51-50s50 22 50 50c0 29-22 51-50 51s-51-22-51-51z">
          <text:p/>
        </draw:path>
        <draw:path draw:style-name="gr3" draw:text-style-name="P2" draw:layer="layout" svg:width="0.1cm" svg:height="0.1cm" svg:x="11.115cm" svg:y="18.836cm" svg:viewBox="0 0 101 101" svg:d="M0 51c0-29 23-51 51-51s50 22 50 51c0 28-22 50-50 50s-51-22-51-50z">
          <text:p/>
        </draw:path>
        <draw:path draw:style-name="gr3" draw:text-style-name="P2" draw:layer="layout" svg:width="0.1cm" svg:height="0.1cm" svg:x="11.115cm" svg:y="18.582cm" svg:viewBox="0 0 101 101" svg:d="M0 50c0-28 23-50 51-50s50 22 50 50-22 51-50 51-51-23-51-51z">
          <text:p/>
        </draw:path>
        <draw:path draw:style-name="gr3" draw:text-style-name="P2" draw:layer="layout" svg:width="0.1cm" svg:height="0.1cm" svg:x="9.793cm" svg:y="17.643cm" svg:viewBox="0 0 101 101" svg:d="M0 51c0-29 24-51 52-51 27 0 49 22 49 51 0 28-22 50-49 50-28 0-52-22-52-50z">
          <text:p/>
        </draw:path>
        <draw:path draw:style-name="gr3" draw:text-style-name="P2" draw:layer="layout" svg:width="0.1cm" svg:height="0.1cm" svg:x="9.753cm" svg:y="19.426cm" svg:viewBox="0 0 101 101" svg:d="M0 51c0-29 23-51 52-51 27 0 49 22 49 51 0 28-22 50-49 50-29 0-52-22-52-50z">
          <text:p/>
        </draw:path>
        <draw:path draw:style-name="gr9" draw:text-style-name="P3" draw:layer="layout" svg:width="0.1cm" svg:height="0.1cm" svg:x="11.966cm" svg:y="18.185cm" svg:viewBox="0 0 101 101" svg:d="M0 50c0-28 23-50 50-50 28 0 51 22 51 50s-23 51-51 51c-27 0-50-23-50-51z">
          <text:p/>
        </draw:path>
        <draw:path draw:style-name="gr9" draw:text-style-name="P3" draw:layer="layout" svg:width="0.1cm" svg:height="0.1cm" svg:x="11.204cm" svg:y="18.185cm" svg:viewBox="0 0 101 101" svg:d="M0 50c0-28 22-50 49-50 28 0 52 22 52 50s-24 51-52 51c-27 0-49-23-49-51z">
          <text:p/>
        </draw:path>
        <draw:path draw:style-name="gr9" draw:text-style-name="P3" draw:layer="layout" svg:width="0.1cm" svg:height="0.1cm" svg:x="10.985cm" svg:y="17.643cm" svg:viewBox="0 0 101 101" svg:d="M0 51c0-29 23-51 50-51 28 0 51 22 51 51 0 28-23 50-51 50-27 0-50-22-50-50z">
          <text:p/>
        </draw:path>
        <draw:path draw:style-name="gr9" draw:text-style-name="P3" draw:layer="layout" svg:width="0.1cm" svg:height="0.1cm" svg:x="10.734cm" svg:y="17.643cm" svg:viewBox="0 0 101 101" svg:d="M0 51c0-29 23-51 51-51s50 22 50 51c0 28-22 50-50 50s-51-22-51-50z">
          <text:p/>
        </draw:path>
        <draw:path draw:style-name="gr9" draw:text-style-name="P3" draw:layer="layout" svg:width="0.1cm" svg:height="0.1cm" svg:x="10.485cm" svg:y="17.643cm" svg:viewBox="0 0 101 101" svg:d="M0 51c0-29 23-51 50-51 28 0 51 22 51 51 0 28-23 50-51 50-27 0-50-22-50-50z">
          <text:p/>
        </draw:path>
        <draw:path draw:style-name="gr9" draw:text-style-name="P3" draw:layer="layout" svg:width="0.1cm" svg:height="0.1cm" svg:x="9.031cm" svg:y="18.502cm" svg:viewBox="0 0 101 101" svg:d="M0 50c0-28 23-50 51-50 27 0 50 22 50 50 0 29-23 51-50 51-28 0-51-22-51-51z">
          <text:p/>
        </draw:path>
        <draw:path draw:style-name="gr9" draw:text-style-name="P3" draw:layer="layout" svg:width="0.1cm" svg:height="0.1cm" svg:x="9.793cm" svg:y="18.502cm" svg:viewBox="0 0 101 101" svg:d="M0 50c0-28 24-50 52-50 27 0 49 22 49 50 0 29-22 51-49 51-28 0-52-22-52-51z">
          <text:p/>
        </draw:path>
        <draw:path draw:style-name="gr9" draw:text-style-name="P3" draw:layer="layout" svg:width="0.1cm" svg:height="0.1cm" svg:x="9.031cm" svg:y="19.426cm" svg:viewBox="0 0 101 101" svg:d="M0 51c0-29 23-51 51-51 27 0 50 22 50 51 0 28-23 50-50 50-28 0-51-22-51-50z">
          <text:p/>
        </draw:path>
        <draw:path draw:style-name="gr9" draw:text-style-name="P3" draw:layer="layout" svg:width="0.1cm" svg:height="0.1cm" svg:x="9.285cm" svg:y="19.426cm" svg:viewBox="0 0 101 101" svg:d="M0 51c0-29 23-51 52-51 27 0 49 22 49 51 0 28-22 50-49 50-29 0-52-22-52-50z">
          <text:p/>
        </draw:path>
        <draw:path draw:style-name="gr9" draw:text-style-name="P3" draw:layer="layout" svg:width="0.1cm" svg:height="0.1cm" svg:x="9.793cm" svg:y="18.837cm" svg:viewBox="0 0 101 101" svg:d="M0 51c0-29 24-51 52-51 27 0 49 22 49 51 0 28-22 50-49 50-28 0-52-22-52-50z">
          <text:p/>
        </draw:path>
        <draw:path draw:style-name="gr9" draw:text-style-name="P3" draw:layer="layout" svg:width="0.1cm" svg:height="0.1cm" svg:x="9.793cm" svg:y="19.087cm" svg:viewBox="0 0 101 101" svg:d="M0 50c0-28 24-50 52-50 27 0 49 22 49 50 0 29-22 51-49 51-28 0-52-22-52-51z">
          <text:p/>
        </draw:path>
        <draw:path draw:style-name="gr9" draw:text-style-name="P3" draw:layer="layout" svg:width="0.1cm" svg:height="0.1cm" svg:x="11.536cm" svg:y="17.643cm" svg:viewBox="0 0 101 101" svg:d="M0 51c0-29 23-51 52-51 27 0 49 22 49 51 0 28-22 50-49 50-29 0-52-22-52-50z">
          <text:p/>
        </draw:path>
        <draw:path draw:style-name="gr9" draw:text-style-name="P3" draw:layer="layout" svg:width="0.1cm" svg:height="0.1cm" svg:x="10.353cm" svg:y="18.582cm" svg:viewBox="0 0 101 101" svg:d="M0 50c0-28 23-50 52-50 27 0 49 22 49 50s-22 51-49 51c-29 0-52-23-52-51z">
          <text:p/>
        </draw:path>
        <draw:path draw:style-name="gr9" draw:text-style-name="P3" draw:layer="layout" svg:width="0.1cm" svg:height="0.1cm" svg:x="10.353cm" svg:y="18.836cm" svg:viewBox="0 0 101 101" svg:d="M0 51c0-29 23-51 52-51 27 0 49 22 49 51 0 28-22 50-49 50-29 0-52-22-52-50z">
          <text:p/>
        </draw:path>
        <draw:path draw:style-name="gr9" draw:text-style-name="P3" draw:layer="layout" svg:width="0.1cm" svg:height="0.1cm" svg:x="10.353cm" svg:y="19.09cm" svg:viewBox="0 0 101 101" svg:d="M0 50c0-28 23-50 52-50 27 0 49 22 49 50 0 29-22 51-49 51-29 0-52-22-52-51z">
          <text:p/>
        </draw:path>
        <draw:path draw:style-name="gr9" draw:text-style-name="P3" draw:layer="layout" svg:width="0.1cm" svg:height="0.1cm" svg:x="10.353cm" svg:y="19.344cm" svg:viewBox="0 0 101 101" svg:d="M0 51c0-28 23-51 52-51 27 0 49 23 49 51s-22 50-49 50c-29 0-52-22-52-50z">
          <text:p/>
        </draw:path>
        <draw:path draw:style-name="gr9" draw:text-style-name="P3" draw:layer="layout" svg:width="0.1cm" svg:height="0.1cm" svg:x="11.115cm" svg:y="19.344cm" svg:viewBox="0 0 101 101" svg:d="M0 51c0-28 23-51 51-51s50 23 50 51-22 50-50 50-51-22-51-50z">
          <text:p/>
        </draw:path>
        <draw:path draw:style-name="gr9" draw:text-style-name="P3" draw:layer="layout" svg:width="0.1cm" svg:height="0.1cm" svg:x="11.115cm" svg:y="19.09cm" svg:viewBox="0 0 101 101" svg:d="M0 50c0-28 23-50 51-50s50 22 50 50c0 29-22 51-50 51s-51-22-51-51z">
          <text:p/>
        </draw:path>
        <draw:path draw:style-name="gr9" draw:text-style-name="P3" draw:layer="layout" svg:width="0.1cm" svg:height="0.1cm" svg:x="11.115cm" svg:y="18.836cm" svg:viewBox="0 0 101 101" svg:d="M0 51c0-29 23-51 51-51s50 22 50 51c0 28-22 50-50 50s-51-22-51-50z">
          <text:p/>
        </draw:path>
        <draw:path draw:style-name="gr9" draw:text-style-name="P3" draw:layer="layout" svg:width="0.1cm" svg:height="0.1cm" svg:x="11.115cm" svg:y="18.582cm" svg:viewBox="0 0 101 101" svg:d="M0 50c0-28 23-50 51-50s50 22 50 50-22 51-50 51-51-23-51-51z">
          <text:p/>
        </draw:path>
        <draw:path draw:style-name="gr9" draw:text-style-name="P3" draw:layer="layout" svg:width="0.1cm" svg:height="0.1cm" svg:x="9.793cm" svg:y="17.643cm" svg:viewBox="0 0 101 101" svg:d="M0 51c0-29 24-51 52-51 27 0 49 22 49 51 0 28-22 50-49 50-28 0-52-22-52-50z">
          <text:p/>
        </draw:path>
        <draw:path draw:style-name="gr9" draw:text-style-name="P3" draw:layer="layout" svg:width="0.1cm" svg:height="0.1cm" svg:x="9.753cm" svg:y="19.426cm" svg:viewBox="0 0 101 101" svg:d="M0 51c0-29 23-51 52-51 27 0 49 22 49 51 0 28-22 50-49 50-29 0-52-22-52-50z">
          <text:p/>
        </draw:path>
        <draw:line draw:style-name="gr1" draw:text-style-name="P1" draw:layer="layout" svg:x1="15.554cm" svg:y1="17.934cm" svg:x2="15.554cm" svg:y2="18.014cm">
          <text:p/>
        </draw:line>
        <draw:line draw:style-name="gr1" draw:text-style-name="P1" draw:layer="layout" svg:x1="15.583cm" svg:y1="17.888cm" svg:x2="15.613cm" svg:y2="17.975cm">
          <text:p/>
        </draw:line>
        <draw:line draw:style-name="gr1" draw:text-style-name="P1" draw:layer="layout" svg:x1="15.612cm" svg:y1="17.974cm" svg:x2="15.537cm" svg:y2="17.974cm">
          <text:p/>
        </draw:line>
        <draw:line draw:style-name="gr1" draw:text-style-name="P1" draw:layer="layout" svg:x1="15.503cm" svg:y1="17.894cm" svg:x2="15.423cm" svg:y2="17.894cm">
          <text:p/>
        </draw:line>
        <draw:line draw:style-name="gr1" draw:text-style-name="P1" draw:layer="layout" svg:x1="15.423cm" svg:y1="17.894cm" svg:x2="15.475cm" svg:y2="18.015cm">
          <text:p/>
        </draw:line>
        <draw:line draw:style-name="gr1" draw:text-style-name="P1" draw:layer="layout" svg:x1="15.354cm" svg:y1="17.894cm" svg:x2="15.343cm" svg:y2="17.894cm">
          <text:p/>
        </draw:line>
        <draw:line draw:style-name="gr1" draw:text-style-name="P1" draw:layer="layout" svg:x1="15.344cm" svg:y1="17.894cm" svg:x2="15.332cm" svg:y2="17.901cm">
          <text:p/>
        </draw:line>
        <draw:line draw:style-name="gr1" draw:text-style-name="P1" draw:layer="layout" svg:x1="15.333cm" svg:y1="17.9cm" svg:x2="15.326cm" svg:y2="17.908cm">
          <text:p/>
        </draw:line>
        <draw:line draw:style-name="gr1" draw:text-style-name="P1" draw:layer="layout" svg:x1="15.328cm" svg:y1="17.906cm" svg:x2="15.32cm" svg:y2="17.918cm">
          <text:p/>
        </draw:line>
        <draw:line draw:style-name="gr1" draw:text-style-name="P1" draw:layer="layout" svg:x1="15.321cm" svg:y1="17.917cm" svg:x2="15.314cm" svg:y2="17.941cm">
          <text:p/>
        </draw:line>
        <draw:line draw:style-name="gr1" draw:text-style-name="P1" draw:layer="layout" svg:x1="15.314cm" svg:y1="17.94cm" svg:x2="15.314cm" svg:y2="17.968cm">
          <text:p/>
        </draw:line>
        <draw:line draw:style-name="gr1" draw:text-style-name="P1" draw:layer="layout" svg:x1="15.314cm" svg:y1="17.968cm" svg:x2="15.321cm" svg:y2="17.992cm">
          <text:p/>
        </draw:line>
        <draw:line draw:style-name="gr1" draw:text-style-name="P1" draw:layer="layout" svg:x1="15.32cm" svg:y1="17.991cm" svg:x2="15.328cm" svg:y2="18.004cm">
          <text:p/>
        </draw:line>
        <draw:line draw:style-name="gr1" draw:text-style-name="P1" draw:layer="layout" svg:x1="15.326cm" svg:y1="18.003cm" svg:x2="15.333cm" svg:y2="18.009cm">
          <text:p/>
        </draw:line>
        <draw:line draw:style-name="gr1" draw:text-style-name="P1" draw:layer="layout" svg:x1="15.332cm" svg:y1="18.008cm" svg:x2="15.344cm" svg:y2="18.015cm">
          <text:p/>
        </draw:line>
        <draw:line draw:style-name="gr1" draw:text-style-name="P1" draw:layer="layout" svg:x1="15.343cm" svg:y1="18.014cm" svg:x2="15.354cm" svg:y2="18.014cm">
          <text:p/>
        </draw:line>
        <draw:line draw:style-name="gr1" draw:text-style-name="P1" draw:layer="layout" svg:x1="15.354cm" svg:y1="18.015cm" svg:x2="15.367cm" svg:y2="18.008cm">
          <text:p/>
        </draw:line>
        <draw:line draw:style-name="gr1" draw:text-style-name="P1" draw:layer="layout" svg:x1="15.366cm" svg:y1="18.009cm" svg:x2="15.373cm" svg:y2="18.003cm">
          <text:p/>
        </draw:line>
        <draw:line draw:style-name="gr1" draw:text-style-name="P1" draw:layer="layout" svg:x1="15.372cm" svg:y1="18.004cm" svg:x2="15.378cm" svg:y2="17.991cm">
          <text:p/>
        </draw:line>
        <draw:line draw:style-name="gr1" draw:text-style-name="P1" draw:layer="layout" svg:x1="15.377cm" svg:y1="17.992cm" svg:x2="15.384cm" svg:y2="17.968cm">
          <text:p/>
        </draw:line>
        <draw:line draw:style-name="gr1" draw:text-style-name="P1" draw:layer="layout" svg:x1="15.383cm" svg:y1="17.968cm" svg:x2="15.383cm" svg:y2="17.94cm">
          <text:p/>
        </draw:line>
        <draw:line draw:style-name="gr1" draw:text-style-name="P1" draw:layer="layout" svg:x1="15.384cm" svg:y1="17.941cm" svg:x2="15.377cm" svg:y2="17.917cm">
          <text:p/>
        </draw:line>
        <draw:line draw:style-name="gr1" draw:text-style-name="P1" draw:layer="layout" svg:x1="15.378cm" svg:y1="17.918cm" svg:x2="15.372cm" svg:y2="17.906cm">
          <text:p/>
        </draw:line>
        <draw:line draw:style-name="gr1" draw:text-style-name="P1" draw:layer="layout" svg:x1="15.373cm" svg:y1="17.908cm" svg:x2="15.366cm" svg:y2="17.9cm">
          <text:p/>
        </draw:line>
        <draw:line draw:style-name="gr1" draw:text-style-name="P1" draw:layer="layout" svg:x1="15.367cm" svg:y1="17.901cm" svg:x2="15.354cm" svg:y2="17.894cm">
          <text:p/>
        </draw:line>
        <draw:line draw:style-name="gr1" draw:text-style-name="P1" draw:layer="layout" svg:x1="15.246cm" svg:y1="18.015cm" svg:x2="15.258cm" svg:y2="18.008cm">
          <text:p/>
        </draw:line>
        <draw:line draw:style-name="gr1" draw:text-style-name="P1" draw:layer="layout" svg:x1="15.257cm" svg:y1="18.009cm" svg:x2="15.264cm" svg:y2="18.003cm">
          <text:p/>
        </draw:line>
        <draw:line draw:style-name="gr1" draw:text-style-name="P1" draw:layer="layout" svg:x1="15.263cm" svg:y1="18.004cm" svg:x2="15.27cm" svg:y2="17.991cm">
          <text:p/>
        </draw:line>
        <draw:line draw:style-name="gr1" draw:text-style-name="P1" draw:layer="layout" svg:x1="15.269cm" svg:y1="17.991cm" svg:x2="15.269cm" svg:y2="17.957cm">
          <text:p/>
        </draw:line>
        <draw:line draw:style-name="gr1" draw:text-style-name="P1" draw:layer="layout" svg:x1="15.27cm" svg:y1="17.958cm" svg:x2="15.263cm" svg:y2="17.946cm">
          <text:p/>
        </draw:line>
        <draw:line draw:style-name="gr1" draw:text-style-name="P1" draw:layer="layout" svg:x1="15.264cm" svg:y1="17.948cm" svg:x2="15.257cm" svg:y2="17.94cm">
          <text:p/>
        </draw:line>
        <draw:line draw:style-name="gr1" draw:text-style-name="P1" draw:layer="layout" svg:x1="15.258cm" svg:y1="17.941cm" svg:x2="15.246cm" svg:y2="17.934cm">
          <text:p/>
        </draw:line>
        <draw:line draw:style-name="gr1" draw:text-style-name="P1" draw:layer="layout" svg:x1="15.246cm" svg:y1="17.934cm" svg:x2="15.229cm" svg:y2="17.934cm">
          <text:p/>
        </draw:line>
        <draw:line draw:style-name="gr1" draw:text-style-name="P1" draw:layer="layout" svg:x1="15.23cm" svg:y1="17.934cm" svg:x2="15.217cm" svg:y2="17.941cm">
          <text:p/>
        </draw:line>
        <draw:line draw:style-name="gr1" draw:text-style-name="P1" draw:layer="layout" svg:x1="15.218cm" svg:y1="17.94cm" svg:x2="15.212cm" svg:y2="17.948cm">
          <text:p/>
        </draw:line>
        <draw:line draw:style-name="gr1" draw:text-style-name="P1" draw:layer="layout" svg:x1="15.213cm" svg:y1="17.946cm" svg:x2="15.206cm" svg:y2="17.958cm">
          <text:p/>
        </draw:line>
        <draw:line draw:style-name="gr1" draw:text-style-name="P1" draw:layer="layout" svg:x1="15.206cm" svg:y1="17.957cm" svg:x2="15.206cm" svg:y2="17.991cm">
          <text:p/>
        </draw:line>
        <draw:line draw:style-name="gr1" draw:text-style-name="P1" draw:layer="layout" svg:x1="15.206cm" svg:y1="17.991cm" svg:x2="15.213cm" svg:y2="18.004cm">
          <text:p/>
        </draw:line>
        <draw:line draw:style-name="gr1" draw:text-style-name="P1" draw:layer="layout" svg:x1="15.212cm" svg:y1="18.003cm" svg:x2="15.218cm" svg:y2="18.009cm">
          <text:p/>
        </draw:line>
        <draw:line draw:style-name="gr1" draw:text-style-name="P1" draw:layer="layout" svg:x1="15.217cm" svg:y1="18.008cm" svg:x2="15.23cm" svg:y2="18.015cm">
          <text:p/>
        </draw:line>
        <draw:line draw:style-name="gr1" draw:text-style-name="P1" draw:layer="layout" svg:x1="15.229cm" svg:y1="18.014cm" svg:x2="15.246cm" svg:y2="18.014cm">
          <text:p/>
        </draw:line>
        <draw:line draw:style-name="gr1" draw:text-style-name="P1" draw:layer="layout" svg:x1="15.154cm" svg:y1="18.014cm" svg:x2="15.154cm" svg:y2="17.894cm">
          <text:p/>
        </draw:line>
        <draw:line draw:style-name="gr1" draw:text-style-name="P1" draw:layer="layout" svg:x1="15.103cm" svg:y1="18.014cm" svg:x2="15.103cm" svg:y2="17.951cm">
          <text:p/>
        </draw:line>
        <draw:line draw:style-name="gr1" draw:text-style-name="P1" draw:layer="layout" svg:x1="15.103cm" svg:y1="17.952cm" svg:x2="15.11cm" svg:y2="17.94cm">
          <text:p/>
        </draw:line>
        <draw:line draw:style-name="gr1" draw:text-style-name="P1" draw:layer="layout" svg:x1="15.109cm" svg:y1="17.941cm" svg:x2="15.121cm" svg:y2="17.934cm">
          <text:p/>
        </draw:line>
        <draw:line draw:style-name="gr1" draw:text-style-name="P1" draw:layer="layout" svg:x1="15.12cm" svg:y1="17.934cm" svg:x2="15.137cm" svg:y2="17.934cm">
          <text:p/>
        </draw:line>
        <draw:line draw:style-name="gr1" draw:text-style-name="P1" draw:layer="layout" svg:x1="15.137cm" svg:y1="17.934cm" svg:x2="15.15cm" svg:y2="17.941cm">
          <text:p/>
        </draw:line>
        <draw:line draw:style-name="gr1" draw:text-style-name="P1" draw:layer="layout" svg:x1="15.149cm" svg:y1="17.94cm" svg:x2="15.155cm" svg:y2="17.948cm">
          <text:p/>
        </draw:line>
        <draw:line draw:style-name="gr1" draw:text-style-name="P1" draw:layer="layout" svg:x1="15.046cm" svg:y1="18.014cm" svg:x2="15.046cm" svg:y2="17.934cm">
          <text:p/>
        </draw:line>
        <draw:line draw:style-name="gr1" draw:text-style-name="P1" draw:layer="layout" svg:x1="15.048cm" svg:y1="17.948cm" svg:x2="15.04cm" svg:y2="17.94cm">
          <text:p/>
        </draw:line>
        <draw:line draw:style-name="gr1" draw:text-style-name="P1" draw:layer="layout" svg:x1="15.041cm" svg:y1="17.941cm" svg:x2="15.029cm" svg:y2="17.934cm">
          <text:p/>
        </draw:line>
        <draw:line draw:style-name="gr1" draw:text-style-name="P1" draw:layer="layout" svg:x1="15.029cm" svg:y1="17.934cm" svg:x2="15.012cm" svg:y2="17.934cm">
          <text:p/>
        </draw:line>
        <draw:line draw:style-name="gr1" draw:text-style-name="P1" draw:layer="layout" svg:x1="15.013cm" svg:y1="17.934cm" svg:x2="15cm" svg:y2="17.941cm">
          <text:p/>
        </draw:line>
        <draw:line draw:style-name="gr1" draw:text-style-name="P1" draw:layer="layout" svg:x1="15.001cm" svg:y1="17.94cm" svg:x2="14.995cm" svg:y2="17.952cm">
          <text:p/>
        </draw:line>
        <draw:line draw:style-name="gr1" draw:text-style-name="P1" draw:layer="layout" svg:x1="14.995cm" svg:y1="17.951cm" svg:x2="14.995cm" svg:y2="18.014cm">
          <text:p/>
        </draw:line>
        <draw:line draw:style-name="gr1" draw:text-style-name="P1" draw:layer="layout" svg:x1="14.996cm" svg:y1="17.952cm" svg:x2="14.989cm" svg:y2="17.94cm">
          <text:p/>
        </draw:line>
        <draw:line draw:style-name="gr1" draw:text-style-name="P1" draw:layer="layout" svg:x1="14.991cm" svg:y1="17.941cm" svg:x2="14.977cm" svg:y2="17.934cm">
          <text:p/>
        </draw:line>
        <draw:line draw:style-name="gr1" draw:text-style-name="P1" draw:layer="layout" svg:x1="14.977cm" svg:y1="17.934cm" svg:x2="14.96cm" svg:y2="17.934cm">
          <text:p/>
        </draw:line>
        <draw:line draw:style-name="gr1" draw:text-style-name="P1" draw:layer="layout" svg:x1="14.961cm" svg:y1="17.934cm" svg:x2="14.949cm" svg:y2="17.941cm">
          <text:p/>
        </draw:line>
        <draw:line draw:style-name="gr1" draw:text-style-name="P1" draw:layer="layout" svg:x1="14.95cm" svg:y1="17.94cm" svg:x2="14.943cm" svg:y2="17.952cm">
          <text:p/>
        </draw:line>
        <draw:line draw:style-name="gr1" draw:text-style-name="P1" draw:layer="layout" svg:x1="14.943cm" svg:y1="17.951cm" svg:x2="14.943cm" svg:y2="18.014cm">
          <text:p/>
        </draw:line>
        <draw:polygon draw:style-name="gr2" draw:text-style-name="P1" draw:layer="layout" svg:width="0.813cm" svg:height="0.249cm" svg:x="14.868cm" svg:y="17.8cm" svg:viewBox="0 0 814 250" draw:points="0,0 814,0 814,250 0,250">
          <text:p/>
        </draw:polygon>
        <draw:line draw:style-name="gr1" draw:text-style-name="P1" draw:layer="layout" svg:x1="16.068cm" svg:y1="19.619cm" svg:x2="16.046cm" svg:y2="19.619cm">
          <text:p/>
        </draw:line>
        <draw:line draw:style-name="gr1" draw:text-style-name="P1" draw:layer="layout" svg:x1="16.047cm" svg:y1="19.619cm" svg:x2="16.034cm" svg:y2="19.625cm">
          <text:p/>
        </draw:line>
        <draw:line draw:style-name="gr1" draw:text-style-name="P1" draw:layer="layout" svg:x1="16.035cm" svg:y1="19.624cm" svg:x2="16.023cm" svg:y2="19.637cm">
          <text:p/>
        </draw:line>
        <draw:line draw:style-name="gr1" draw:text-style-name="P1" draw:layer="layout" svg:x1="16.024cm" svg:y1="19.636cm" svg:x2="16.017cm" svg:y2="19.66cm">
          <text:p/>
        </draw:line>
        <draw:line draw:style-name="gr1" draw:text-style-name="P1" draw:layer="layout" svg:x1="16.017cm" svg:y1="19.659cm" svg:x2="16.017cm" svg:y2="19.699cm">
          <text:p/>
        </draw:line>
        <draw:line draw:style-name="gr1" draw:text-style-name="P1" draw:layer="layout" svg:x1="16.017cm" svg:y1="19.699cm" svg:x2="16.024cm" svg:y2="19.723cm">
          <text:p/>
        </draw:line>
        <draw:line draw:style-name="gr1" draw:text-style-name="P1" draw:layer="layout" svg:x1="16.023cm" svg:y1="19.722cm" svg:x2="16.035cm" svg:y2="19.734cm">
          <text:p/>
        </draw:line>
        <draw:line draw:style-name="gr1" draw:text-style-name="P1" draw:layer="layout" svg:x1="16.034cm" svg:y1="19.733cm" svg:x2="16.047cm" svg:y2="19.74cm">
          <text:p/>
        </draw:line>
        <draw:line draw:style-name="gr1" draw:text-style-name="P1" draw:layer="layout" svg:x1="16.046cm" svg:y1="19.739cm" svg:x2="16.068cm" svg:y2="19.739cm">
          <text:p/>
        </draw:line>
        <draw:line draw:style-name="gr1" draw:text-style-name="P1" draw:layer="layout" svg:x1="16.068cm" svg:y1="19.74cm" svg:x2="16.081cm" svg:y2="19.733cm">
          <text:p/>
        </draw:line>
        <draw:line draw:style-name="gr1" draw:text-style-name="P1" draw:layer="layout" svg:x1="16.08cm" svg:y1="19.734cm" svg:x2="16.092cm" svg:y2="19.722cm">
          <text:p/>
        </draw:line>
        <draw:line draw:style-name="gr1" draw:text-style-name="P1" draw:layer="layout" svg:x1="16.091cm" svg:y1="19.723cm" svg:x2="16.098cm" svg:y2="19.699cm">
          <text:p/>
        </draw:line>
        <draw:line draw:style-name="gr1" draw:text-style-name="P1" draw:layer="layout" svg:x1="16.097cm" svg:y1="19.699cm" svg:x2="16.097cm" svg:y2="19.659cm">
          <text:p/>
        </draw:line>
        <draw:line draw:style-name="gr1" draw:text-style-name="P1" draw:layer="layout" svg:x1="16.098cm" svg:y1="19.66cm" svg:x2="16.091cm" svg:y2="19.636cm">
          <text:p/>
        </draw:line>
        <draw:line draw:style-name="gr1" draw:text-style-name="P1" draw:layer="layout" svg:x1="16.092cm" svg:y1="19.637cm" svg:x2="16.08cm" svg:y2="19.624cm">
          <text:p/>
        </draw:line>
        <draw:line draw:style-name="gr1" draw:text-style-name="P1" draw:layer="layout" svg:x1="16.081cm" svg:y1="19.625cm" svg:x2="16.068cm" svg:y2="19.619cm">
          <text:p/>
        </draw:line>
        <draw:line draw:style-name="gr1" draw:text-style-name="P1" draw:layer="layout" svg:x1="15.966cm" svg:y1="19.619cm" svg:x2="15.966cm" svg:y2="19.716cm">
          <text:p/>
        </draw:line>
        <draw:line draw:style-name="gr1" draw:text-style-name="P1" draw:layer="layout" svg:x1="15.968cm" svg:y1="19.716cm" svg:x2="15.96cm" svg:y2="19.728cm">
          <text:p/>
        </draw:line>
        <draw:line draw:style-name="gr1" draw:text-style-name="P1" draw:layer="layout" svg:x1="15.961cm" svg:y1="19.727cm" svg:x2="15.954cm" svg:y2="19.734cm">
          <text:p/>
        </draw:line>
        <draw:line draw:style-name="gr1" draw:text-style-name="P1" draw:layer="layout" svg:x1="15.955cm" svg:y1="19.733cm" svg:x2="15.943cm" svg:y2="19.74cm">
          <text:p/>
        </draw:line>
        <draw:line draw:style-name="gr1" draw:text-style-name="P1" draw:layer="layout" svg:x1="15.943cm" svg:y1="19.739cm" svg:x2="15.92cm" svg:y2="19.739cm">
          <text:p/>
        </draw:line>
        <draw:line draw:style-name="gr1" draw:text-style-name="P1" draw:layer="layout" svg:x1="15.921cm" svg:y1="19.74cm" svg:x2="15.909cm" svg:y2="19.733cm">
          <text:p/>
        </draw:line>
        <draw:line draw:style-name="gr1" draw:text-style-name="P1" draw:layer="layout" svg:x1="15.91cm" svg:y1="19.734cm" svg:x2="15.903cm" svg:y2="19.727cm">
          <text:p/>
        </draw:line>
        <draw:line draw:style-name="gr1" draw:text-style-name="P1" draw:layer="layout" svg:x1="15.904cm" svg:y1="19.728cm" svg:x2="15.897cm" svg:y2="19.716cm">
          <text:p/>
        </draw:line>
        <draw:line draw:style-name="gr1" draw:text-style-name="P1" draw:layer="layout" svg:x1="15.897cm" svg:y1="19.716cm" svg:x2="15.897cm" svg:y2="19.619cm">
          <text:p/>
        </draw:line>
        <draw:line draw:style-name="gr1" draw:text-style-name="P1" draw:layer="layout" svg:x1="15.857cm" svg:y1="19.619cm" svg:x2="15.789cm" svg:y2="19.619cm">
          <text:p/>
        </draw:line>
        <draw:line draw:style-name="gr1" draw:text-style-name="P1" draw:layer="layout" svg:x1="15.823cm" svg:y1="19.739cm" svg:x2="15.823cm" svg:y2="19.619cm">
          <text:p/>
        </draw:line>
        <draw:polygon draw:style-name="gr2" draw:text-style-name="P1" draw:layer="layout" svg:width="0.529cm" svg:height="0.25cm" svg:x="15.684cm" svg:y="19.524cm" svg:viewBox="0 0 530 251" draw:points="0,0 530,0 530,251 0,251">
          <text:p/>
        </draw:polygon>
        <draw:line draw:style-name="gr1" draw:text-style-name="P1" draw:layer="layout" svg:x1="17.668cm" svg:y1="16.917cm" svg:x2="17.668cm" svg:y2="16.974cm">
          <text:p/>
        </draw:line>
        <draw:line draw:style-name="gr1" draw:text-style-name="P1" draw:layer="layout" svg:x1="17.669cm" svg:y1="16.974cm" svg:x2="17.611cm" svg:y2="16.98cm">
          <text:p/>
        </draw:line>
        <draw:line draw:style-name="gr1" draw:text-style-name="P1" draw:layer="layout" svg:x1="17.611cm" svg:y1="16.98cm" svg:x2="17.618cm" svg:y2="16.974cm">
          <text:p/>
        </draw:line>
        <draw:line draw:style-name="gr1" draw:text-style-name="P1" draw:layer="layout" svg:x1="17.617cm" svg:y1="16.975cm" svg:x2="17.624cm" svg:y2="16.962cm">
          <text:p/>
        </draw:line>
        <draw:line draw:style-name="gr1" draw:text-style-name="P1" draw:layer="layout" svg:x1="17.623cm" svg:y1="16.962cm" svg:x2="17.623cm" svg:y2="16.934cm">
          <text:p/>
        </draw:line>
        <draw:line draw:style-name="gr1" draw:text-style-name="P1" draw:layer="layout" svg:x1="17.624cm" svg:y1="16.935cm" svg:x2="17.617cm" svg:y2="16.922cm">
          <text:p/>
        </draw:line>
        <draw:line draw:style-name="gr1" draw:text-style-name="P1" draw:layer="layout" svg:x1="17.618cm" svg:y1="16.923cm" svg:x2="17.611cm" svg:y2="16.917cm">
          <text:p/>
        </draw:line>
        <draw:line draw:style-name="gr1" draw:text-style-name="P1" draw:layer="layout" svg:x1="17.612cm" svg:y1="16.918cm" svg:x2="17.6cm" svg:y2="16.911cm">
          <text:p/>
        </draw:line>
        <draw:line draw:style-name="gr1" draw:text-style-name="P1" draw:layer="layout" svg:x1="17.6cm" svg:y1="16.911cm" svg:x2="17.571cm" svg:y2="16.911cm">
          <text:p/>
        </draw:line>
        <draw:line draw:style-name="gr1" draw:text-style-name="P1" draw:layer="layout" svg:x1="17.572cm" svg:y1="16.911cm" svg:x2="17.56cm" svg:y2="16.918cm">
          <text:p/>
        </draw:line>
        <draw:line draw:style-name="gr1" draw:text-style-name="P1" draw:layer="layout" svg:x1="17.561cm" svg:y1="16.917cm" svg:x2="17.554cm" svg:y2="16.923cm">
          <text:p/>
        </draw:line>
        <draw:line draw:style-name="gr1" draw:text-style-name="P1" draw:layer="layout" svg:x1="17.555cm" svg:y1="16.922cm" svg:x2="17.548cm" svg:y2="16.935cm">
          <text:p/>
        </draw:line>
        <draw:line draw:style-name="gr1" draw:text-style-name="P1" draw:layer="layout" svg:x1="17.548cm" svg:y1="16.934cm" svg:x2="17.548cm" svg:y2="16.962cm">
          <text:p/>
        </draw:line>
        <draw:line draw:style-name="gr1" draw:text-style-name="P1" draw:layer="layout" svg:x1="17.548cm" svg:y1="16.962cm" svg:x2="17.555cm" svg:y2="16.975cm">
          <text:p/>
        </draw:line>
        <draw:line draw:style-name="gr1" draw:text-style-name="P1" draw:layer="layout" svg:x1="17.554cm" svg:y1="16.974cm" svg:x2="17.561cm" svg:y2="16.98cm">
          <text:p/>
        </draw:line>
        <draw:line draw:style-name="gr1" draw:text-style-name="P1" draw:layer="layout" svg:x1="17.629cm" svg:y1="16.872cm" svg:x2="17.548cm" svg:y2="16.842cm">
          <text:p/>
        </draw:line>
        <draw:line draw:style-name="gr1" draw:text-style-name="P1" draw:layer="layout" svg:x1="17.548cm" svg:y1="16.843cm" svg:x2="17.629cm" svg:y2="16.814cm">
          <text:p/>
        </draw:line>
        <draw:polygon draw:style-name="gr2" draw:text-style-name="P1" draw:layer="layout" svg:width="0.25cm" svg:height="0.345cm" svg:x="17.513cm" svg:y="16.727cm" svg:viewBox="0 0 251 346" draw:points="0,0 251,0 251,346 0,346">
          <text:p/>
        </draw:polygon>
        <draw:line draw:style-name="gr1" draw:text-style-name="P1" draw:layer="layout" svg:x1="15.84cm" svg:y1="15.944cm" svg:x2="15.817cm" svg:y2="15.944cm">
          <text:p/>
        </draw:line>
        <draw:line draw:style-name="gr1" draw:text-style-name="P1" draw:layer="layout" svg:x1="15.818cm" svg:y1="15.944cm" svg:x2="15.806cm" svg:y2="15.95cm">
          <text:p/>
        </draw:line>
        <draw:line draw:style-name="gr1" draw:text-style-name="P1" draw:layer="layout" svg:x1="15.807cm" svg:y1="15.949cm" svg:x2="15.794cm" svg:y2="15.962cm">
          <text:p/>
        </draw:line>
        <draw:line draw:style-name="gr1" draw:text-style-name="P1" draw:layer="layout" svg:x1="15.795cm" svg:y1="15.961cm" svg:x2="15.789cm" svg:y2="15.985cm">
          <text:p/>
        </draw:line>
        <draw:line draw:style-name="gr1" draw:text-style-name="P1" draw:layer="layout" svg:x1="15.789cm" svg:y1="15.984cm" svg:x2="15.789cm" svg:y2="16.024cm">
          <text:p/>
        </draw:line>
        <draw:line draw:style-name="gr1" draw:text-style-name="P1" draw:layer="layout" svg:x1="15.789cm" svg:y1="16.024cm" svg:x2="15.795cm" svg:y2="16.048cm">
          <text:p/>
        </draw:line>
        <draw:line draw:style-name="gr1" draw:text-style-name="P1" draw:layer="layout" svg:x1="15.794cm" svg:y1="16.047cm" svg:x2="15.807cm" svg:y2="16.059cm">
          <text:p/>
        </draw:line>
        <draw:line draw:style-name="gr1" draw:text-style-name="P1" draw:layer="layout" svg:x1="15.806cm" svg:y1="16.058cm" svg:x2="15.818cm" svg:y2="16.065cm">
          <text:p/>
        </draw:line>
        <draw:line draw:style-name="gr1" draw:text-style-name="P1" draw:layer="layout" svg:x1="15.817cm" svg:y1="16.064cm" svg:x2="15.84cm" svg:y2="16.064cm">
          <text:p/>
        </draw:line>
        <draw:line draw:style-name="gr1" draw:text-style-name="P1" draw:layer="layout" svg:x1="15.84cm" svg:y1="16.065cm" svg:x2="15.852cm" svg:y2="16.058cm">
          <text:p/>
        </draw:line>
        <draw:line draw:style-name="gr1" draw:text-style-name="P1" draw:layer="layout" svg:x1="15.851cm" svg:y1="16.059cm" svg:x2="15.864cm" svg:y2="16.047cm">
          <text:p/>
        </draw:line>
        <draw:line draw:style-name="gr1" draw:text-style-name="P1" draw:layer="layout" svg:x1="15.863cm" svg:y1="16.048cm" svg:x2="15.87cm" svg:y2="16.024cm">
          <text:p/>
        </draw:line>
        <draw:line draw:style-name="gr1" draw:text-style-name="P1" draw:layer="layout" svg:x1="15.869cm" svg:y1="16.024cm" svg:x2="15.869cm" svg:y2="15.984cm">
          <text:p/>
        </draw:line>
        <draw:line draw:style-name="gr1" draw:text-style-name="P1" draw:layer="layout" svg:x1="15.87cm" svg:y1="15.985cm" svg:x2="15.863cm" svg:y2="15.961cm">
          <text:p/>
        </draw:line>
        <draw:line draw:style-name="gr1" draw:text-style-name="P1" draw:layer="layout" svg:x1="15.864cm" svg:y1="15.962cm" svg:x2="15.851cm" svg:y2="15.949cm">
          <text:p/>
        </draw:line>
        <draw:line draw:style-name="gr1" draw:text-style-name="P1" draw:layer="layout" svg:x1="15.852cm" svg:y1="15.95cm" svg:x2="15.84cm" svg:y2="15.944cm">
          <text:p/>
        </draw:line>
        <draw:line draw:style-name="gr1" draw:text-style-name="P1" draw:layer="layout" svg:x1="15.744cm" svg:y1="16.058cm" svg:x2="15.726cm" svg:y2="16.065cm">
          <text:p/>
        </draw:line>
        <draw:line draw:style-name="gr1" draw:text-style-name="P1" draw:layer="layout" svg:x1="15.726cm" svg:y1="16.064cm" svg:x2="15.697cm" svg:y2="16.064cm">
          <text:p/>
        </draw:line>
        <draw:line draw:style-name="gr1" draw:text-style-name="P1" draw:layer="layout" svg:x1="15.698cm" svg:y1="16.065cm" svg:x2="15.686cm" svg:y2="16.058cm">
          <text:p/>
        </draw:line>
        <draw:line draw:style-name="gr1" draw:text-style-name="P1" draw:layer="layout" svg:x1="15.688cm" svg:y1="16.059cm" svg:x2="15.68cm" svg:y2="16.052cm">
          <text:p/>
        </draw:line>
        <draw:line draw:style-name="gr1" draw:text-style-name="P1" draw:layer="layout" svg:x1="15.681cm" svg:y1="16.053cm" svg:x2="15.674cm" svg:y2="16.041cm">
          <text:p/>
        </draw:line>
        <draw:line draw:style-name="gr1" draw:text-style-name="P1" draw:layer="layout" svg:x1="15.674cm" svg:y1="16.041cm" svg:x2="15.674cm" svg:y2="16.029cm">
          <text:p/>
        </draw:line>
        <draw:line draw:style-name="gr1" draw:text-style-name="P1" draw:layer="layout" svg:x1="15.674cm" svg:y1="16.03cm" svg:x2="15.681cm" svg:y2="16.018cm">
          <text:p/>
        </draw:line>
        <draw:line draw:style-name="gr1" draw:text-style-name="P1" draw:layer="layout" svg:x1="15.68cm" svg:y1="16.019cm" svg:x2="15.688cm" svg:y2="16.012cm">
          <text:p/>
        </draw:line>
        <draw:line draw:style-name="gr1" draw:text-style-name="P1" draw:layer="layout" svg:x1="15.686cm" svg:y1="16.013cm" svg:x2="15.698cm" svg:y2="16.007cm">
          <text:p/>
        </draw:line>
        <draw:line draw:style-name="gr1" draw:text-style-name="P1" draw:layer="layout" svg:x1="15.697cm" svg:y1="16.008cm" svg:x2="15.722cm" svg:y2="16.001cm">
          <text:p/>
        </draw:line>
        <draw:line draw:style-name="gr1" draw:text-style-name="P1" draw:layer="layout" svg:x1="15.72cm" svg:y1="16.003cm" svg:x2="15.732cm" svg:y2="15.995cm">
          <text:p/>
        </draw:line>
        <draw:line draw:style-name="gr1" draw:text-style-name="P1" draw:layer="layout" svg:x1="15.731cm" svg:y1="15.996cm" svg:x2="15.738cm" svg:y2="15.989cm">
          <text:p/>
        </draw:line>
        <draw:line draw:style-name="gr1" draw:text-style-name="P1" draw:layer="layout" svg:x1="15.737cm" svg:y1="15.99cm" svg:x2="15.744cm" svg:y2="15.978cm">
          <text:p/>
        </draw:line>
        <draw:line draw:style-name="gr1" draw:text-style-name="P1" draw:layer="layout" svg:x1="15.743cm" svg:y1="15.978cm" svg:x2="15.743cm" svg:y2="15.967cm">
          <text:p/>
        </draw:line>
        <draw:line draw:style-name="gr1" draw:text-style-name="P1" draw:layer="layout" svg:x1="15.744cm" svg:y1="15.968cm" svg:x2="15.737cm" svg:y2="15.955cm">
          <text:p/>
        </draw:line>
        <draw:line draw:style-name="gr1" draw:text-style-name="P1" draw:layer="layout" svg:x1="15.738cm" svg:y1="15.956cm" svg:x2="15.731cm" svg:y2="15.949cm">
          <text:p/>
        </draw:line>
        <draw:line draw:style-name="gr1" draw:text-style-name="P1" draw:layer="layout" svg:x1="15.732cm" svg:y1="15.95cm" svg:x2="15.72cm" svg:y2="15.944cm">
          <text:p/>
        </draw:line>
        <draw:line draw:style-name="gr1" draw:text-style-name="P1" draw:layer="layout" svg:x1="15.72cm" svg:y1="15.944cm" svg:x2="15.691cm" svg:y2="15.944cm">
          <text:p/>
        </draw:line>
        <draw:line draw:style-name="gr1" draw:text-style-name="P1" draw:layer="layout" svg:x1="15.692cm" svg:y1="15.944cm" svg:x2="15.674cm" svg:y2="15.95cm">
          <text:p/>
        </draw:line>
        <draw:line draw:style-name="gr1" draw:text-style-name="P1" draw:layer="layout" svg:x1="15.554cm" svg:y1="16.052cm" svg:x2="15.561cm" svg:y2="16.059cm">
          <text:p/>
        </draw:line>
        <draw:line draw:style-name="gr1" draw:text-style-name="P1" draw:layer="layout" svg:x1="15.56cm" svg:y1="16.058cm" svg:x2="15.578cm" svg:y2="16.065cm">
          <text:p/>
        </draw:line>
        <draw:line draw:style-name="gr1" draw:text-style-name="P1" draw:layer="layout" svg:x1="15.577cm" svg:y1="16.064cm" svg:x2="15.589cm" svg:y2="16.064cm">
          <text:p/>
        </draw:line>
        <draw:line draw:style-name="gr1" draw:text-style-name="P1" draw:layer="layout" svg:x1="15.589cm" svg:y1="16.065cm" svg:x2="15.607cm" svg:y2="16.058cm">
          <text:p/>
        </draw:line>
        <draw:line draw:style-name="gr1" draw:text-style-name="P1" draw:layer="layout" svg:x1="15.606cm" svg:y1="16.059cm" svg:x2="15.618cm" svg:y2="16.047cm">
          <text:p/>
        </draw:line>
        <draw:line draw:style-name="gr1" draw:text-style-name="P1" draw:layer="layout" svg:x1="15.617cm" svg:y1="16.048cm" svg:x2="15.624cm" svg:y2="16.035cm">
          <text:p/>
        </draw:line>
        <draw:line draw:style-name="gr1" draw:text-style-name="P1" draw:layer="layout" svg:x1="15.623cm" svg:y1="16.036cm" svg:x2="15.63cm" svg:y2="16.012cm">
          <text:p/>
        </draw:line>
        <draw:line draw:style-name="gr1" draw:text-style-name="P1" draw:layer="layout" svg:x1="15.629cm" svg:y1="16.012cm" svg:x2="15.629cm" svg:y2="15.995cm">
          <text:p/>
        </draw:line>
        <draw:line draw:style-name="gr1" draw:text-style-name="P1" draw:layer="layout" svg:x1="15.63cm" svg:y1="15.996cm" svg:x2="15.623cm" svg:y2="15.972cm">
          <text:p/>
        </draw:line>
        <draw:line draw:style-name="gr1" draw:text-style-name="P1" draw:layer="layout" svg:x1="15.624cm" svg:y1="15.973cm" svg:x2="15.617cm" svg:y2="15.961cm">
          <text:p/>
        </draw:line>
        <draw:line draw:style-name="gr1" draw:text-style-name="P1" draw:layer="layout" svg:x1="15.618cm" svg:y1="15.962cm" svg:x2="15.606cm" svg:y2="15.949cm">
          <text:p/>
        </draw:line>
        <draw:line draw:style-name="gr1" draw:text-style-name="P1" draw:layer="layout" svg:x1="15.607cm" svg:y1="15.95cm" svg:x2="15.589cm" svg:y2="15.944cm">
          <text:p/>
        </draw:line>
        <draw:line draw:style-name="gr1" draw:text-style-name="P1" draw:layer="layout" svg:x1="15.589cm" svg:y1="15.944cm" svg:x2="15.577cm" svg:y2="15.944cm">
          <text:p/>
        </draw:line>
        <draw:line draw:style-name="gr1" draw:text-style-name="P1" draw:layer="layout" svg:x1="15.578cm" svg:y1="15.944cm" svg:x2="15.56cm" svg:y2="15.95cm">
          <text:p/>
        </draw:line>
        <draw:line draw:style-name="gr1" draw:text-style-name="P1" draw:layer="layout" svg:x1="15.561cm" svg:y1="15.949cm" svg:x2="15.554cm" svg:y2="15.956cm">
          <text:p/>
        </draw:line>
        <draw:line draw:style-name="gr1" draw:text-style-name="P1" draw:layer="layout" svg:x1="15.503cm" svg:y1="16.064cm" svg:x2="15.503cm" svg:y2="15.944cm">
          <text:p/>
        </draw:line>
        <draw:line draw:style-name="gr1" draw:text-style-name="P1" draw:layer="layout" svg:x1="15.389cm" svg:y1="16.064cm" svg:x2="15.446cm" svg:y2="16.064cm">
          <text:p/>
        </draw:line>
        <draw:line draw:style-name="gr1" draw:text-style-name="P1" draw:layer="layout" svg:x1="15.446cm" svg:y1="16.064cm" svg:x2="15.446cm" svg:y2="15.944cm">
          <text:p/>
        </draw:line>
        <draw:line draw:style-name="gr1" draw:text-style-name="P1" draw:layer="layout" svg:x1="15.354cm" svg:y1="16.029cm" svg:x2="15.297cm" svg:y2="16.029cm">
          <text:p/>
        </draw:line>
        <draw:line draw:style-name="gr1" draw:text-style-name="P1" draw:layer="layout" svg:x1="15.367cm" svg:y1="16.065cm" svg:x2="15.326cm" svg:y2="15.944cm">
          <text:p/>
        </draw:line>
        <draw:line draw:style-name="gr1" draw:text-style-name="P1" draw:layer="layout" svg:x1="15.327cm" svg:y1="15.944cm" svg:x2="15.286cm" svg:y2="16.065cm">
          <text:p/>
        </draw:line>
        <draw:line draw:style-name="gr1" draw:text-style-name="P1" draw:layer="layout" svg:x1="15.246cm" svg:y1="16.064cm" svg:x2="15.246cm" svg:y2="15.944cm">
          <text:p/>
        </draw:line>
        <draw:line draw:style-name="gr1" draw:text-style-name="P1" draw:layer="layout" svg:x1="15.246cm" svg:y1="15.944cm" svg:x2="15.217cm" svg:y2="15.944cm">
          <text:p/>
        </draw:line>
        <draw:line draw:style-name="gr1" draw:text-style-name="P1" draw:layer="layout" svg:x1="15.218cm" svg:y1="15.944cm" svg:x2="15.2cm" svg:y2="15.95cm">
          <text:p/>
        </draw:line>
        <draw:line draw:style-name="gr1" draw:text-style-name="P1" draw:layer="layout" svg:x1="15.201cm" svg:y1="15.949cm" svg:x2="15.189cm" svg:y2="15.962cm">
          <text:p/>
        </draw:line>
        <draw:line draw:style-name="gr1" draw:text-style-name="P1" draw:layer="layout" svg:x1="15.19cm" svg:y1="15.961cm" svg:x2="15.183cm" svg:y2="15.973cm">
          <text:p/>
        </draw:line>
        <draw:line draw:style-name="gr1" draw:text-style-name="P1" draw:layer="layout" svg:x1="15.184cm" svg:y1="15.972cm" svg:x2="15.177cm" svg:y2="15.996cm">
          <text:p/>
        </draw:line>
        <draw:line draw:style-name="gr1" draw:text-style-name="P1" draw:layer="layout" svg:x1="15.177cm" svg:y1="15.995cm" svg:x2="15.177cm" svg:y2="16.012cm">
          <text:p/>
        </draw:line>
        <draw:line draw:style-name="gr1" draw:text-style-name="P1" draw:layer="layout" svg:x1="15.177cm" svg:y1="16.012cm" svg:x2="15.184cm" svg:y2="16.036cm">
          <text:p/>
        </draw:line>
        <draw:line draw:style-name="gr1" draw:text-style-name="P1" draw:layer="layout" svg:x1="15.183cm" svg:y1="16.035cm" svg:x2="15.19cm" svg:y2="16.048cm">
          <text:p/>
        </draw:line>
        <draw:line draw:style-name="gr1" draw:text-style-name="P1" draw:layer="layout" svg:x1="15.189cm" svg:y1="16.047cm" svg:x2="15.201cm" svg:y2="16.059cm">
          <text:p/>
        </draw:line>
        <draw:line draw:style-name="gr1" draw:text-style-name="P1" draw:layer="layout" svg:x1="15.2cm" svg:y1="16.058cm" svg:x2="15.218cm" svg:y2="16.065cm">
          <text:p/>
        </draw:line>
        <draw:line draw:style-name="gr1" draw:text-style-name="P1" draw:layer="layout" svg:x1="15.217cm" svg:y1="16.064cm" svg:x2="15.246cm" svg:y2="16.064cm">
          <text:p/>
        </draw:line>
        <draw:line draw:style-name="gr1" draw:text-style-name="P1" draw:layer="layout" svg:x1="15.103cm" svg:y1="15.944cm" svg:x2="15.08cm" svg:y2="15.944cm">
          <text:p/>
        </draw:line>
        <draw:line draw:style-name="gr1" draw:text-style-name="P1" draw:layer="layout" svg:x1="15.081cm" svg:y1="15.944cm" svg:x2="15.069cm" svg:y2="15.95cm">
          <text:p/>
        </draw:line>
        <draw:line draw:style-name="gr1" draw:text-style-name="P1" draw:layer="layout" svg:x1="15.07cm" svg:y1="15.949cm" svg:x2="15.057cm" svg:y2="15.962cm">
          <text:p/>
        </draw:line>
        <draw:line draw:style-name="gr1" draw:text-style-name="P1" draw:layer="layout" svg:x1="15.058cm" svg:y1="15.961cm" svg:x2="15.051cm" svg:y2="15.985cm">
          <text:p/>
        </draw:line>
        <draw:line draw:style-name="gr1" draw:text-style-name="P1" draw:layer="layout" svg:x1="15.051cm" svg:y1="15.984cm" svg:x2="15.051cm" svg:y2="16.024cm">
          <text:p/>
        </draw:line>
        <draw:line draw:style-name="gr1" draw:text-style-name="P1" draw:layer="layout" svg:x1="15.051cm" svg:y1="16.024cm" svg:x2="15.058cm" svg:y2="16.048cm">
          <text:p/>
        </draw:line>
        <draw:line draw:style-name="gr1" draw:text-style-name="P1" draw:layer="layout" svg:x1="15.057cm" svg:y1="16.047cm" svg:x2="15.07cm" svg:y2="16.059cm">
          <text:p/>
        </draw:line>
        <draw:line draw:style-name="gr1" draw:text-style-name="P1" draw:layer="layout" svg:x1="15.069cm" svg:y1="16.058cm" svg:x2="15.081cm" svg:y2="16.065cm">
          <text:p/>
        </draw:line>
        <draw:line draw:style-name="gr1" draw:text-style-name="P1" draw:layer="layout" svg:x1="15.08cm" svg:y1="16.064cm" svg:x2="15.103cm" svg:y2="16.064cm">
          <text:p/>
        </draw:line>
        <draw:line draw:style-name="gr1" draw:text-style-name="P1" draw:layer="layout" svg:x1="15.103cm" svg:y1="16.065cm" svg:x2="15.115cm" svg:y2="16.058cm">
          <text:p/>
        </draw:line>
        <draw:line draw:style-name="gr1" draw:text-style-name="P1" draw:layer="layout" svg:x1="15.114cm" svg:y1="16.059cm" svg:x2="15.127cm" svg:y2="16.047cm">
          <text:p/>
        </draw:line>
        <draw:line draw:style-name="gr1" draw:text-style-name="P1" draw:layer="layout" svg:x1="15.126cm" svg:y1="16.048cm" svg:x2="15.132cm" svg:y2="16.024cm">
          <text:p/>
        </draw:line>
        <draw:line draw:style-name="gr1" draw:text-style-name="P1" draw:layer="layout" svg:x1="15.131cm" svg:y1="16.024cm" svg:x2="15.131cm" svg:y2="15.984cm">
          <text:p/>
        </draw:line>
        <draw:line draw:style-name="gr1" draw:text-style-name="P1" draw:layer="layout" svg:x1="15.132cm" svg:y1="15.985cm" svg:x2="15.126cm" svg:y2="15.961cm">
          <text:p/>
        </draw:line>
        <draw:line draw:style-name="gr1" draw:text-style-name="P1" draw:layer="layout" svg:x1="15.127cm" svg:y1="15.962cm" svg:x2="15.114cm" svg:y2="15.949cm">
          <text:p/>
        </draw:line>
        <draw:line draw:style-name="gr1" draw:text-style-name="P1" draw:layer="layout" svg:x1="15.115cm" svg:y1="15.95cm" svg:x2="15.103cm" svg:y2="15.944cm">
          <text:p/>
        </draw:line>
        <draw:line draw:style-name="gr1" draw:text-style-name="P1" draw:layer="layout" svg:x1="14.931cm" svg:y1="16.065cm" svg:x2="14.972cm" svg:y2="16.007cm">
          <text:p/>
        </draw:line>
        <draw:line draw:style-name="gr1" draw:text-style-name="P1" draw:layer="layout" svg:x1="15cm" svg:y1="16.064cm" svg:x2="15cm" svg:y2="15.944cm">
          <text:p/>
        </draw:line>
        <draw:line draw:style-name="gr1" draw:text-style-name="P1" draw:layer="layout" svg:x1="15cm" svg:y1="15.944cm" svg:x2="14.954cm" svg:y2="15.944cm">
          <text:p/>
        </draw:line>
        <draw:line draw:style-name="gr1" draw:text-style-name="P1" draw:layer="layout" svg:x1="14.955cm" svg:y1="15.944cm" svg:x2="14.943cm" svg:y2="15.95cm">
          <text:p/>
        </draw:line>
        <draw:line draw:style-name="gr1" draw:text-style-name="P1" draw:layer="layout" svg:x1="14.944cm" svg:y1="15.949cm" svg:x2="14.937cm" svg:y2="15.956cm">
          <text:p/>
        </draw:line>
        <draw:line draw:style-name="gr1" draw:text-style-name="P1" draw:layer="layout" svg:x1="14.938cm" svg:y1="15.955cm" svg:x2="14.931cm" svg:y2="15.968cm">
          <text:p/>
        </draw:line>
        <draw:line draw:style-name="gr1" draw:text-style-name="P1" draw:layer="layout" svg:x1="14.931cm" svg:y1="15.967cm" svg:x2="14.931cm" svg:y2="15.984cm">
          <text:p/>
        </draw:line>
        <draw:line draw:style-name="gr1" draw:text-style-name="P1" draw:layer="layout" svg:x1="14.931cm" svg:y1="15.984cm" svg:x2="14.938cm" svg:y2="15.996cm">
          <text:p/>
        </draw:line>
        <draw:line draw:style-name="gr1" draw:text-style-name="P1" draw:layer="layout" svg:x1="14.937cm" svg:y1="15.995cm" svg:x2="14.944cm" svg:y2="16.003cm">
          <text:p/>
        </draw:line>
        <draw:line draw:style-name="gr1" draw:text-style-name="P1" draw:layer="layout" svg:x1="14.943cm" svg:y1="16.001cm" svg:x2="14.955cm" svg:y2="16.008cm">
          <text:p/>
        </draw:line>
        <draw:line draw:style-name="gr1" draw:text-style-name="P1" draw:layer="layout" svg:x1="14.954cm" svg:y1="16.007cm" svg:x2="15cm" svg:y2="16.007cm">
          <text:p/>
        </draw:line>
        <draw:line draw:style-name="gr1" draw:text-style-name="P1" draw:layer="layout" svg:x1="15.574cm" svg:y1="16.144cm" svg:x2="15.587cm" svg:y2="16.137cm">
          <text:p/>
        </draw:line>
        <draw:line draw:style-name="gr1" draw:text-style-name="P1" draw:layer="layout" svg:x1="15.586cm" svg:y1="16.137cm" svg:x2="15.603cm" svg:y2="16.137cm">
          <text:p/>
        </draw:line>
        <draw:line draw:style-name="gr1" draw:text-style-name="P1" draw:layer="layout" svg:x1="15.603cm" svg:y1="16.137cm" svg:x2="15.621cm" svg:y2="16.144cm">
          <text:p/>
        </draw:line>
        <draw:line draw:style-name="gr1" draw:text-style-name="P1" draw:layer="layout" svg:x1="15.62cm" svg:y1="16.143cm" svg:x2="15.632cm" svg:y2="16.155cm">
          <text:p/>
        </draw:line>
        <draw:line draw:style-name="gr1" draw:text-style-name="P1" draw:layer="layout" svg:x1="15.631cm" svg:y1="16.154cm" svg:x2="15.638cm" svg:y2="16.166cm">
          <text:p/>
        </draw:line>
        <draw:line draw:style-name="gr1" draw:text-style-name="P1" draw:layer="layout" svg:x1="15.637cm" svg:y1="16.165cm" svg:x2="15.644cm" svg:y2="16.189cm">
          <text:p/>
        </draw:line>
        <draw:line draw:style-name="gr1" draw:text-style-name="P1" draw:layer="layout" svg:x1="15.643cm" svg:y1="16.188cm" svg:x2="15.643cm" svg:y2="16.205cm">
          <text:p/>
        </draw:line>
        <draw:line draw:style-name="gr1" draw:text-style-name="P1" draw:layer="layout" svg:x1="15.644cm" svg:y1="16.205cm" svg:x2="15.637cm" svg:y2="16.229cm">
          <text:p/>
        </draw:line>
        <draw:line draw:style-name="gr1" draw:text-style-name="P1" draw:layer="layout" svg:x1="15.638cm" svg:y1="16.228cm" svg:x2="15.631cm" svg:y2="16.241cm">
          <text:p/>
        </draw:line>
        <draw:line draw:style-name="gr1" draw:text-style-name="P1" draw:layer="layout" svg:x1="15.632cm" svg:y1="16.24cm" svg:x2="15.62cm" svg:y2="16.252cm">
          <text:p/>
        </draw:line>
        <draw:line draw:style-name="gr1" draw:text-style-name="P1" draw:layer="layout" svg:x1="15.621cm" svg:y1="16.251cm" svg:x2="15.603cm" svg:y2="16.258cm">
          <text:p/>
        </draw:line>
        <draw:line draw:style-name="gr1" draw:text-style-name="P1" draw:layer="layout" svg:x1="15.603cm" svg:y1="16.257cm" svg:x2="15.591cm" svg:y2="16.257cm">
          <text:p/>
        </draw:line>
        <draw:line draw:style-name="gr1" draw:text-style-name="P1" draw:layer="layout" svg:x1="15.592cm" svg:y1="16.258cm" svg:x2="15.574cm" svg:y2="16.251cm">
          <text:p/>
        </draw:line>
        <draw:line draw:style-name="gr1" draw:text-style-name="P1" draw:layer="layout" svg:x1="15.575cm" svg:y1="16.253cm" svg:x2="15.569cm" svg:y2="16.245cm">
          <text:p/>
        </draw:line>
        <draw:line draw:style-name="gr1" draw:text-style-name="P1" draw:layer="layout" svg:x1="15.569cm" svg:y1="16.245cm" svg:x2="15.569cm" svg:y2="16.205cm">
          <text:p/>
        </draw:line>
        <draw:line draw:style-name="gr1" draw:text-style-name="P1" draw:layer="layout" svg:x1="15.569cm" svg:y1="16.205cm" svg:x2="15.591cm" svg:y2="16.205cm">
          <text:p/>
        </draw:line>
        <draw:line draw:style-name="gr1" draw:text-style-name="P1" draw:layer="layout" svg:x1="15.518cm" svg:y1="16.245cm" svg:x2="15.511cm" svg:y2="16.253cm">
          <text:p/>
        </draw:line>
        <draw:line draw:style-name="gr1" draw:text-style-name="P1" draw:layer="layout" svg:x1="15.511cm" svg:y1="16.251cm" svg:x2="15.518cm" svg:y2="16.258cm">
          <text:p/>
        </draw:line>
        <draw:line draw:style-name="gr1" draw:text-style-name="P1" draw:layer="layout" svg:x1="15.517cm" svg:y1="16.258cm" svg:x2="15.524cm" svg:y2="16.251cm">
          <text:p/>
        </draw:line>
        <draw:line draw:style-name="gr1" draw:text-style-name="P1" draw:layer="layout" svg:x1="15.524cm" svg:y1="16.253cm" svg:x2="15.517cm" svg:y2="16.245cm">
          <text:p/>
        </draw:line>
        <draw:line draw:style-name="gr1" draw:text-style-name="P1" draw:layer="layout" svg:x1="15.517cm" svg:y1="16.245cm" svg:x2="15.517cm" svg:y2="16.257cm">
          <text:p/>
        </draw:line>
        <draw:line draw:style-name="gr1" draw:text-style-name="P1" draw:layer="layout" svg:x1="15.46cm" svg:y1="16.257cm" svg:x2="15.46cm" svg:y2="16.137cm">
          <text:p/>
        </draw:line>
        <draw:line draw:style-name="gr1" draw:text-style-name="P1" draw:layer="layout" svg:x1="15.46cm" svg:y1="16.137cm" svg:x2="15.414cm" svg:y2="16.137cm">
          <text:p/>
        </draw:line>
        <draw:line draw:style-name="gr1" draw:text-style-name="P1" draw:layer="layout" svg:x1="15.415cm" svg:y1="16.137cm" svg:x2="15.403cm" svg:y2="16.144cm">
          <text:p/>
        </draw:line>
        <draw:line draw:style-name="gr1" draw:text-style-name="P1" draw:layer="layout" svg:x1="15.404cm" svg:y1="16.143cm" svg:x2="15.397cm" svg:y2="16.149cm">
          <text:p/>
        </draw:line>
        <draw:line draw:style-name="gr1" draw:text-style-name="P1" draw:layer="layout" svg:x1="15.398cm" svg:y1="16.148cm" svg:x2="15.391cm" svg:y2="16.161cm">
          <text:p/>
        </draw:line>
        <draw:line draw:style-name="gr1" draw:text-style-name="P1" draw:layer="layout" svg:x1="15.391cm" svg:y1="16.16cm" svg:x2="15.391cm" svg:y2="16.177cm">
          <text:p/>
        </draw:line>
        <draw:line draw:style-name="gr1" draw:text-style-name="P1" draw:layer="layout" svg:x1="15.391cm" svg:y1="16.177cm" svg:x2="15.398cm" svg:y2="16.189cm">
          <text:p/>
        </draw:line>
        <draw:line draw:style-name="gr1" draw:text-style-name="P1" draw:layer="layout" svg:x1="15.397cm" svg:y1="16.188cm" svg:x2="15.404cm" svg:y2="16.195cm">
          <text:p/>
        </draw:line>
        <draw:line draw:style-name="gr1" draw:text-style-name="P1" draw:layer="layout" svg:x1="15.403cm" svg:y1="16.194cm" svg:x2="15.415cm" svg:y2="16.201cm">
          <text:p/>
        </draw:line>
        <draw:line draw:style-name="gr1" draw:text-style-name="P1" draw:layer="layout" svg:x1="15.414cm" svg:y1="16.2cm" svg:x2="15.46cm" svg:y2="16.2cm">
          <text:p/>
        </draw:line>
        <draw:line draw:style-name="gr1" draw:text-style-name="P1" draw:layer="layout" svg:x1="15.341cm" svg:y1="16.245cm" svg:x2="15.334cm" svg:y2="16.253cm">
          <text:p/>
        </draw:line>
        <draw:line draw:style-name="gr1" draw:text-style-name="P1" draw:layer="layout" svg:x1="15.334cm" svg:y1="16.251cm" svg:x2="15.341cm" svg:y2="16.258cm">
          <text:p/>
        </draw:line>
        <draw:line draw:style-name="gr1" draw:text-style-name="P1" draw:layer="layout" svg:x1="15.34cm" svg:y1="16.258cm" svg:x2="15.348cm" svg:y2="16.251cm">
          <text:p/>
        </draw:line>
        <draw:line draw:style-name="gr1" draw:text-style-name="P1" draw:layer="layout" svg:x1="15.348cm" svg:y1="16.253cm" svg:x2="15.34cm" svg:y2="16.245cm">
          <text:p/>
        </draw:line>
        <draw:line draw:style-name="gr1" draw:text-style-name="P1" draw:layer="layout" svg:x1="15.34cm" svg:y1="16.245cm" svg:x2="15.34cm" svg:y2="16.257cm">
          <text:p/>
        </draw:line>
        <draw:line draw:style-name="gr1" draw:text-style-name="P1" draw:layer="layout" svg:x1="15.214cm" svg:y1="16.258cm" svg:x2="15.255cm" svg:y2="16.2cm">
          <text:p/>
        </draw:line>
        <draw:line draw:style-name="gr1" draw:text-style-name="P1" draw:layer="layout" svg:x1="15.283cm" svg:y1="16.257cm" svg:x2="15.283cm" svg:y2="16.137cm">
          <text:p/>
        </draw:line>
        <draw:line draw:style-name="gr1" draw:text-style-name="P1" draw:layer="layout" svg:x1="15.283cm" svg:y1="16.137cm" svg:x2="15.237cm" svg:y2="16.137cm">
          <text:p/>
        </draw:line>
        <draw:line draw:style-name="gr1" draw:text-style-name="P1" draw:layer="layout" svg:x1="15.238cm" svg:y1="16.137cm" svg:x2="15.226cm" svg:y2="16.144cm">
          <text:p/>
        </draw:line>
        <draw:line draw:style-name="gr1" draw:text-style-name="P1" draw:layer="layout" svg:x1="15.228cm" svg:y1="16.143cm" svg:x2="15.22cm" svg:y2="16.149cm">
          <text:p/>
        </draw:line>
        <draw:line draw:style-name="gr1" draw:text-style-name="P1" draw:layer="layout" svg:x1="15.221cm" svg:y1="16.148cm" svg:x2="15.214cm" svg:y2="16.161cm">
          <text:p/>
        </draw:line>
        <draw:line draw:style-name="gr1" draw:text-style-name="P1" draw:layer="layout" svg:x1="15.214cm" svg:y1="16.16cm" svg:x2="15.214cm" svg:y2="16.177cm">
          <text:p/>
        </draw:line>
        <draw:line draw:style-name="gr1" draw:text-style-name="P1" draw:layer="layout" svg:x1="15.214cm" svg:y1="16.177cm" svg:x2="15.221cm" svg:y2="16.189cm">
          <text:p/>
        </draw:line>
        <draw:line draw:style-name="gr1" draw:text-style-name="P1" draw:layer="layout" svg:x1="15.22cm" svg:y1="16.188cm" svg:x2="15.228cm" svg:y2="16.195cm">
          <text:p/>
        </draw:line>
        <draw:line draw:style-name="gr1" draw:text-style-name="P1" draw:layer="layout" svg:x1="15.226cm" svg:y1="16.194cm" svg:x2="15.238cm" svg:y2="16.201cm">
          <text:p/>
        </draw:line>
        <draw:line draw:style-name="gr1" draw:text-style-name="P1" draw:layer="layout" svg:x1="15.237cm" svg:y1="16.2cm" svg:x2="15.283cm" svg:y2="16.2cm">
          <text:p/>
        </draw:line>
        <draw:line draw:style-name="gr1" draw:text-style-name="P1" draw:layer="layout" svg:x1="15.164cm" svg:y1="16.245cm" svg:x2="15.157cm" svg:y2="16.253cm">
          <text:p/>
        </draw:line>
        <draw:line draw:style-name="gr1" draw:text-style-name="P1" draw:layer="layout" svg:x1="15.157cm" svg:y1="16.251cm" svg:x2="15.164cm" svg:y2="16.258cm">
          <text:p/>
        </draw:line>
        <draw:line draw:style-name="gr1" draw:text-style-name="P1" draw:layer="layout" svg:x1="15.163cm" svg:y1="16.258cm" svg:x2="15.17cm" svg:y2="16.251cm">
          <text:p/>
        </draw:line>
        <draw:line draw:style-name="gr1" draw:text-style-name="P1" draw:layer="layout" svg:x1="15.17cm" svg:y1="16.253cm" svg:x2="15.163cm" svg:y2="16.245cm">
          <text:p/>
        </draw:line>
        <draw:line draw:style-name="gr1" draw:text-style-name="P1" draw:layer="layout" svg:x1="15.163cm" svg:y1="16.245cm" svg:x2="15.163cm" svg:y2="16.257cm">
          <text:p/>
        </draw:line>
        <draw:polygon draw:style-name="gr2" draw:text-style-name="P1" draw:layer="layout" svg:width="1.034cm" svg:height="0.49cm" svg:x="14.883cm" svg:y="15.849cm" svg:viewBox="0 0 1035 491" draw:points="0,0 1035,0 1035,491 0,491">
          <text:p/>
        </draw:polygon>
        <draw:line draw:style-name="gr1" draw:text-style-name="P1" draw:layer="layout" svg:x1="15.351cm" svg:y1="19.737cm" svg:x2="15.408cm" svg:y2="19.737cm">
          <text:p/>
        </draw:line>
        <draw:line draw:style-name="gr1" draw:text-style-name="P1" draw:layer="layout" svg:x1="15.408cm" svg:y1="19.737cm" svg:x2="15.408cm" svg:y2="19.617cm">
          <text:p/>
        </draw:line>
        <draw:line draw:style-name="gr1" draw:text-style-name="P1" draw:layer="layout" svg:x1="15.311cm" svg:y1="19.674cm" svg:x2="15.271cm" svg:y2="19.674cm">
          <text:p/>
        </draw:line>
        <draw:line draw:style-name="gr1" draw:text-style-name="P1" draw:layer="layout" svg:x1="15.254cm" svg:y1="19.737cm" svg:x2="15.311cm" svg:y2="19.737cm">
          <text:p/>
        </draw:line>
        <draw:line draw:style-name="gr1" draw:text-style-name="P1" draw:layer="layout" svg:x1="15.311cm" svg:y1="19.737cm" svg:x2="15.311cm" svg:y2="19.617cm">
          <text:p/>
        </draw:line>
        <draw:line draw:style-name="gr1" draw:text-style-name="P1" draw:layer="layout" svg:x1="15.311cm" svg:y1="19.617cm" svg:x2="15.254cm" svg:y2="19.617cm">
          <text:p/>
        </draw:line>
        <draw:line draw:style-name="gr1" draw:text-style-name="P1" draw:layer="layout" svg:x1="15.203cm" svg:y1="19.737cm" svg:x2="15.203cm" svg:y2="19.617cm">
          <text:p/>
        </draw:line>
        <draw:line draw:style-name="gr1" draw:text-style-name="P1" draw:layer="layout" svg:x1="15.203cm" svg:y1="19.617cm" svg:x2="15.174cm" svg:y2="19.617cm">
          <text:p/>
        </draw:line>
        <draw:line draw:style-name="gr1" draw:text-style-name="P1" draw:layer="layout" svg:x1="15.175cm" svg:y1="19.617cm" svg:x2="15.157cm" svg:y2="19.624cm">
          <text:p/>
        </draw:line>
        <draw:line draw:style-name="gr1" draw:text-style-name="P1" draw:layer="layout" svg:x1="15.158cm" svg:y1="19.623cm" svg:x2="15.145cm" svg:y2="19.635cm">
          <text:p/>
        </draw:line>
        <draw:line draw:style-name="gr1" draw:text-style-name="P1" draw:layer="layout" svg:x1="15.146cm" svg:y1="19.634cm" svg:x2="15.14cm" svg:y2="19.647cm">
          <text:p/>
        </draw:line>
        <draw:line draw:style-name="gr1" draw:text-style-name="P1" draw:layer="layout" svg:x1="15.141cm" svg:y1="19.646cm" svg:x2="15.134cm" svg:y2="19.67cm">
          <text:p/>
        </draw:line>
        <draw:line draw:style-name="gr1" draw:text-style-name="P1" draw:layer="layout" svg:x1="15.134cm" svg:y1="19.669cm" svg:x2="15.134cm" svg:y2="19.686cm">
          <text:p/>
        </draw:line>
        <draw:line draw:style-name="gr1" draw:text-style-name="P1" draw:layer="layout" svg:x1="15.134cm" svg:y1="19.686cm" svg:x2="15.141cm" svg:y2="19.71cm">
          <text:p/>
        </draw:line>
        <draw:line draw:style-name="gr1" draw:text-style-name="P1" draw:layer="layout" svg:x1="15.14cm" svg:y1="19.709cm" svg:x2="15.146cm" svg:y2="19.721cm">
          <text:p/>
        </draw:line>
        <draw:line draw:style-name="gr1" draw:text-style-name="P1" draw:layer="layout" svg:x1="15.145cm" svg:y1="19.72cm" svg:x2="15.158cm" svg:y2="19.732cm">
          <text:p/>
        </draw:line>
        <draw:line draw:style-name="gr1" draw:text-style-name="P1" draw:layer="layout" svg:x1="15.157cm" svg:y1="19.731cm" svg:x2="15.175cm" svg:y2="19.738cm">
          <text:p/>
        </draw:line>
        <draw:line draw:style-name="gr1" draw:text-style-name="P1" draw:layer="layout" svg:x1="15.174cm" svg:y1="19.737cm" svg:x2="15.203cm" svg:y2="19.737cm">
          <text:p/>
        </draw:line>
        <draw:polygon draw:style-name="gr2" draw:text-style-name="P1" draw:layer="layout" svg:width="0.346cm" svg:height="0.249cm" svg:x="15.101cm" svg:y="19.523cm" svg:viewBox="0 0 347 250" draw:points="0,0 347,0 347,250 0,250">
          <text:p/>
        </draw:polygon>
        <draw:line draw:style-name="gr1" draw:text-style-name="P1" draw:layer="layout" svg:x1="15.918cm" svg:y1="16.991cm" svg:x2="15.924cm" svg:y2="17.003cm">
          <text:p/>
        </draw:line>
        <draw:line draw:style-name="gr1" draw:text-style-name="P1" draw:layer="layout" svg:x1="15.923cm" svg:y1="17.002cm" svg:x2="15.923cm" svg:y2="17.019cm">
          <text:p/>
        </draw:line>
        <draw:line draw:style-name="gr1" draw:text-style-name="P1" draw:layer="layout" svg:x1="15.924cm" svg:y1="17.019cm" svg:x2="15.918cm" svg:y2="17.038cm">
          <text:p/>
        </draw:line>
        <draw:line draw:style-name="gr1" draw:text-style-name="P1" draw:layer="layout" svg:x1="15.919cm" svg:y1="17.037cm" svg:x2="15.906cm" svg:y2="17.049cm">
          <text:p/>
        </draw:line>
        <draw:line draw:style-name="gr1" draw:text-style-name="P1" draw:layer="layout" svg:x1="15.907cm" svg:y1="17.048cm" svg:x2="15.895cm" svg:y2="17.055cm">
          <text:p/>
        </draw:line>
        <draw:line draw:style-name="gr1" draw:text-style-name="P1" draw:layer="layout" svg:x1="15.896cm" svg:y1="17.054cm" svg:x2="15.872cm" svg:y2="17.06cm">
          <text:p/>
        </draw:line>
        <draw:line draw:style-name="gr1" draw:text-style-name="P1" draw:layer="layout" svg:x1="15.872cm" svg:y1="17.059cm" svg:x2="15.855cm" svg:y2="17.059cm">
          <text:p/>
        </draw:line>
        <draw:line draw:style-name="gr1" draw:text-style-name="P1" draw:layer="layout" svg:x1="15.856cm" svg:y1="17.06cm" svg:x2="15.832cm" svg:y2="17.054cm">
          <text:p/>
        </draw:line>
        <draw:line draw:style-name="gr1" draw:text-style-name="P1" draw:layer="layout" svg:x1="15.833cm" svg:y1="17.055cm" svg:x2="15.82cm" svg:y2="17.048cm">
          <text:p/>
        </draw:line>
        <draw:line draw:style-name="gr1" draw:text-style-name="P1" draw:layer="layout" svg:x1="15.821cm" svg:y1="17.049cm" svg:x2="15.809cm" svg:y2="17.037cm">
          <text:p/>
        </draw:line>
        <draw:line draw:style-name="gr1" draw:text-style-name="P1" draw:layer="layout" svg:x1="15.81cm" svg:y1="17.038cm" svg:x2="15.803cm" svg:y2="17.019cm">
          <text:p/>
        </draw:line>
        <draw:line draw:style-name="gr1" draw:text-style-name="P1" draw:layer="layout" svg:x1="15.803cm" svg:y1="17.019cm" svg:x2="15.803cm" svg:y2="17.008cm">
          <text:p/>
        </draw:line>
        <draw:line draw:style-name="gr1" draw:text-style-name="P1" draw:layer="layout" svg:x1="15.803cm" svg:y1="17.009cm" svg:x2="15.81cm" svg:y2="16.991cm">
          <text:p/>
        </draw:line>
        <draw:line draw:style-name="gr1" draw:text-style-name="P1" draw:layer="layout" svg:x1="15.809cm" svg:y1="16.993cm" svg:x2="15.816cm" svg:y2="16.985cm">
          <text:p/>
        </draw:line>
        <draw:line draw:style-name="gr1" draw:text-style-name="P1" draw:layer="layout" svg:x1="15.815cm" svg:y1="16.985cm" svg:x2="15.855cm" svg:y2="16.985cm">
          <text:p/>
        </draw:line>
        <draw:line draw:style-name="gr1" draw:text-style-name="P1" draw:layer="layout" svg:x1="15.855cm" svg:y1="16.985cm" svg:x2="15.855cm" svg:y2="17.008cm">
          <text:p/>
        </draw:line>
        <draw:line draw:style-name="gr1" draw:text-style-name="P1" draw:layer="layout" svg:x1="15.803cm" svg:y1="16.934cm" svg:x2="15.923cm" svg:y2="16.934cm">
          <text:p/>
        </draw:line>
        <draw:line draw:style-name="gr1" draw:text-style-name="P1" draw:layer="layout" svg:x1="15.924cm" svg:y1="16.935cm" svg:x2="15.803cm" svg:y2="16.865cm">
          <text:p/>
        </draw:line>
        <draw:line draw:style-name="gr1" draw:text-style-name="P1" draw:layer="layout" svg:x1="15.803cm" svg:y1="16.865cm" svg:x2="15.923cm" svg:y2="16.865cm">
          <text:p/>
        </draw:line>
        <draw:line draw:style-name="gr1" draw:text-style-name="P1" draw:layer="layout" svg:x1="15.803cm" svg:y1="16.808cm" svg:x2="15.923cm" svg:y2="16.808cm">
          <text:p/>
        </draw:line>
        <draw:line draw:style-name="gr1" draw:text-style-name="P1" draw:layer="layout" svg:x1="15.923cm" svg:y1="16.808cm" svg:x2="15.923cm" svg:y2="16.779cm">
          <text:p/>
        </draw:line>
        <draw:line draw:style-name="gr1" draw:text-style-name="P1" draw:layer="layout" svg:x1="15.924cm" svg:y1="16.78cm" svg:x2="15.918cm" svg:y2="16.762cm">
          <text:p/>
        </draw:line>
        <draw:line draw:style-name="gr1" draw:text-style-name="P1" draw:layer="layout" svg:x1="15.919cm" svg:y1="16.763cm" svg:x2="15.906cm" svg:y2="16.751cm">
          <text:p/>
        </draw:line>
        <draw:line draw:style-name="gr1" draw:text-style-name="P1" draw:layer="layout" svg:x1="15.907cm" svg:y1="16.753cm" svg:x2="15.895cm" svg:y2="16.745cm">
          <text:p/>
        </draw:line>
        <draw:line draw:style-name="gr1" draw:text-style-name="P1" draw:layer="layout" svg:x1="15.896cm" svg:y1="16.746cm" svg:x2="15.872cm" svg:y2="16.739cm">
          <text:p/>
        </draw:line>
        <draw:line draw:style-name="gr1" draw:text-style-name="P1" draw:layer="layout" svg:x1="15.872cm" svg:y1="16.739cm" svg:x2="15.855cm" svg:y2="16.739cm">
          <text:p/>
        </draw:line>
        <draw:line draw:style-name="gr1" draw:text-style-name="P1" draw:layer="layout" svg:x1="15.856cm" svg:y1="16.739cm" svg:x2="15.832cm" svg:y2="16.746cm">
          <text:p/>
        </draw:line>
        <draw:line draw:style-name="gr1" draw:text-style-name="P1" draw:layer="layout" svg:x1="15.833cm" svg:y1="16.745cm" svg:x2="15.82cm" svg:y2="16.753cm">
          <text:p/>
        </draw:line>
        <draw:line draw:style-name="gr1" draw:text-style-name="P1" draw:layer="layout" svg:x1="15.821cm" svg:y1="16.751cm" svg:x2="15.809cm" svg:y2="16.763cm">
          <text:p/>
        </draw:line>
        <draw:line draw:style-name="gr1" draw:text-style-name="P1" draw:layer="layout" svg:x1="15.81cm" svg:y1="16.762cm" svg:x2="15.803cm" svg:y2="16.78cm">
          <text:p/>
        </draw:line>
        <draw:line draw:style-name="gr1" draw:text-style-name="P1" draw:layer="layout" svg:x1="15.803cm" svg:y1="16.779cm" svg:x2="15.803cm" svg:y2="16.808cm">
          <text:p/>
        </draw:line>
        <draw:polygon draw:style-name="gr2" draw:text-style-name="P1" draw:layer="layout" svg:width="0.25cm" svg:height="0.407cm" svg:x="15.768cm" svg:y="16.696cm" svg:viewBox="0 0 251 408" draw:points="0,0 251,0 251,408 0,408">
          <text:p/>
        </draw:polygon>
        <draw:line draw:style-name="gr1" draw:text-style-name="P1" draw:layer="layout" svg:x1="16.735cm" svg:y1="16.694cm" svg:x2="16.793cm" svg:y2="16.735cm">
          <text:p/>
        </draw:line>
        <draw:line draw:style-name="gr1" draw:text-style-name="P1" draw:layer="layout" svg:x1="16.735cm" svg:y1="16.763cm" svg:x2="16.855cm" svg:y2="16.763cm">
          <text:p/>
        </draw:line>
        <draw:line draw:style-name="gr1" draw:text-style-name="P1" draw:layer="layout" svg:x1="16.855cm" svg:y1="16.763cm" svg:x2="16.855cm" svg:y2="16.717cm">
          <text:p/>
        </draw:line>
        <draw:line draw:style-name="gr1" draw:text-style-name="P1" draw:layer="layout" svg:x1="16.856cm" svg:y1="16.718cm" svg:x2="16.85cm" svg:y2="16.706cm">
          <text:p/>
        </draw:line>
        <draw:line draw:style-name="gr1" draw:text-style-name="P1" draw:layer="layout" svg:x1="16.851cm" svg:y1="16.708cm" svg:x2="16.844cm" svg:y2="16.7cm">
          <text:p/>
        </draw:line>
        <draw:line draw:style-name="gr1" draw:text-style-name="P1" draw:layer="layout" svg:x1="16.845cm" svg:y1="16.701cm" svg:x2="16.832cm" svg:y2="16.694cm">
          <text:p/>
        </draw:line>
        <draw:line draw:style-name="gr1" draw:text-style-name="P1" draw:layer="layout" svg:x1="16.832cm" svg:y1="16.694cm" svg:x2="16.815cm" svg:y2="16.694cm">
          <text:p/>
        </draw:line>
        <draw:line draw:style-name="gr1" draw:text-style-name="P1" draw:layer="layout" svg:x1="16.816cm" svg:y1="16.694cm" svg:x2="16.804cm" svg:y2="16.701cm">
          <text:p/>
        </draw:line>
        <draw:line draw:style-name="gr1" draw:text-style-name="P1" draw:layer="layout" svg:x1="16.805cm" svg:y1="16.7cm" svg:x2="16.798cm" svg:y2="16.708cm">
          <text:p/>
        </draw:line>
        <draw:line draw:style-name="gr1" draw:text-style-name="P1" draw:layer="layout" svg:x1="16.799cm" svg:y1="16.706cm" svg:x2="16.792cm" svg:y2="16.718cm">
          <text:p/>
        </draw:line>
        <draw:line draw:style-name="gr1" draw:text-style-name="P1" draw:layer="layout" svg:x1="16.792cm" svg:y1="16.717cm" svg:x2="16.792cm" svg:y2="16.763cm">
          <text:p/>
        </draw:line>
        <draw:line draw:style-name="gr1" draw:text-style-name="P1" draw:layer="layout" svg:x1="16.748cm" svg:y1="16.644cm" svg:x2="16.741cm" svg:y2="16.637cm">
          <text:p/>
        </draw:line>
        <draw:line draw:style-name="gr1" draw:text-style-name="P1" draw:layer="layout" svg:x1="16.743cm" svg:y1="16.637cm" svg:x2="16.735cm" svg:y2="16.644cm">
          <text:p/>
        </draw:line>
        <draw:line draw:style-name="gr1" draw:text-style-name="P1" draw:layer="layout" svg:x1="16.735cm" svg:y1="16.643cm" svg:x2="16.743cm" svg:y2="16.65cm">
          <text:p/>
        </draw:line>
        <draw:line draw:style-name="gr1" draw:text-style-name="P1" draw:layer="layout" svg:x1="16.741cm" svg:y1="16.65cm" svg:x2="16.748cm" svg:y2="16.643cm">
          <text:p/>
        </draw:line>
        <draw:line draw:style-name="gr1" draw:text-style-name="P1" draw:layer="layout" svg:x1="16.747cm" svg:y1="16.643cm" svg:x2="16.735cm" svg:y2="16.643cm">
          <text:p/>
        </draw:line>
        <draw:line draw:style-name="gr1" draw:text-style-name="P1" draw:layer="layout" svg:x1="16.856cm" svg:y1="16.604cm" svg:x2="16.735cm" svg:y2="16.563cm">
          <text:p/>
        </draw:line>
        <draw:line draw:style-name="gr1" draw:text-style-name="P1" draw:layer="layout" svg:x1="16.735cm" svg:y1="16.564cm" svg:x2="16.856cm" svg:y2="16.523cm">
          <text:p/>
        </draw:line>
        <draw:line draw:style-name="gr1" draw:text-style-name="P1" draw:layer="layout" svg:x1="16.748cm" svg:y1="16.484cm" svg:x2="16.741cm" svg:y2="16.477cm">
          <text:p/>
        </draw:line>
        <draw:line draw:style-name="gr1" draw:text-style-name="P1" draw:layer="layout" svg:x1="16.743cm" svg:y1="16.477cm" svg:x2="16.735cm" svg:y2="16.484cm">
          <text:p/>
        </draw:line>
        <draw:line draw:style-name="gr1" draw:text-style-name="P1" draw:layer="layout" svg:x1="16.735cm" svg:y1="16.483cm" svg:x2="16.743cm" svg:y2="16.49cm">
          <text:p/>
        </draw:line>
        <draw:line draw:style-name="gr1" draw:text-style-name="P1" draw:layer="layout" svg:x1="16.741cm" svg:y1="16.49cm" svg:x2="16.748cm" svg:y2="16.483cm">
          <text:p/>
        </draw:line>
        <draw:line draw:style-name="gr1" draw:text-style-name="P1" draw:layer="layout" svg:x1="16.747cm" svg:y1="16.483cm" svg:x2="16.735cm" svg:y2="16.483cm">
          <text:p/>
        </draw:line>
        <draw:line draw:style-name="gr1" draw:text-style-name="P1" draw:layer="layout" svg:x1="16.735cm" svg:y1="16.271cm" svg:x2="16.735cm" svg:y2="16.34cm">
          <text:p/>
        </draw:line>
        <draw:line draw:style-name="gr1" draw:text-style-name="P1" draw:layer="layout" svg:x1="16.735cm" svg:y1="16.306cm" svg:x2="16.855cm" svg:y2="16.306cm">
          <text:p/>
        </draw:line>
        <draw:line draw:style-name="gr1" draw:text-style-name="P1" draw:layer="layout" svg:x1="16.856cm" svg:y1="16.306cm" svg:x2="16.838cm" svg:y2="16.318cm">
          <text:p/>
        </draw:line>
        <draw:line draw:style-name="gr1" draw:text-style-name="P1" draw:layer="layout" svg:x1="16.839cm" svg:y1="16.317cm" svg:x2="16.827cm" svg:y2="16.33cm">
          <text:p/>
        </draw:line>
        <draw:line draw:style-name="gr1" draw:text-style-name="P1" draw:layer="layout" svg:x1="16.828cm" svg:y1="16.329cm" svg:x2="16.821cm" svg:y2="16.341cm">
          <text:p/>
        </draw:line>
        <draw:line draw:style-name="gr1" draw:text-style-name="P1" draw:layer="layout" svg:x1="16.735cm" svg:y1="16.22cm" svg:x2="16.855cm" svg:y2="16.22cm">
          <text:p/>
        </draw:line>
        <draw:line draw:style-name="gr1" draw:text-style-name="P1" draw:layer="layout" svg:x1="16.856cm" svg:y1="16.221cm" svg:x2="16.77cm" svg:y2="16.18cm">
          <text:p/>
        </draw:line>
        <draw:line draw:style-name="gr1" draw:text-style-name="P1" draw:layer="layout" svg:x1="16.77cm" svg:y1="16.181cm" svg:x2="16.856cm" svg:y2="16.14cm">
          <text:p/>
        </draw:line>
        <draw:line draw:style-name="gr1" draw:text-style-name="P1" draw:layer="layout" svg:x1="16.855cm" svg:y1="16.14cm" svg:x2="16.735cm" svg:y2="16.14cm">
          <text:p/>
        </draw:line>
        <draw:polygon draw:style-name="gr2" draw:text-style-name="P1" draw:layer="layout" svg:width="0.248cm" svg:height="0.909cm" svg:x="16.701cm" svg:y="15.997cm" svg:viewBox="0 0 249 910" draw:points="0,0 249,0 249,910 0,910">
          <text:p/>
        </draw:polygon>
        <draw:path draw:style-name="gr3" draw:text-style-name="P2" draw:layer="layout" svg:width="0.301cm" svg:height="0.3cm" svg:x="17.931cm" svg:y="17.835cm" svg:viewBox="0 0 302 301" svg:d="M0 151c0-84 68-151 150-151 83 0 152 67 152 151 0 83-69 150-152 150-82 0-150-67-150-150z">
          <text:p/>
        </draw:path>
        <draw:path draw:style-name="gr3" draw:text-style-name="P2" draw:layer="layout" svg:width="0.3cm" svg:height="0.3cm" svg:x="17.169cm" svg:y="17.835cm" svg:viewBox="0 0 301 301" svg:d="M0 151c0-84 67-151 149-151 84 0 152 67 152 151 0 83-68 150-152 150-82 0-149-67-149-150z">
          <text:p/>
        </draw:path>
        <draw:line draw:style-name="gr4" draw:text-style-name="P1" draw:layer="layout" svg:x1="17.099cm" svg:y1="17.463cm" svg:x2="17.099cm" svg:y2="17.423cm">
          <text:p/>
        </draw:line>
        <draw:path draw:style-name="gr3" draw:text-style-name="P2" draw:layer="layout" svg:width="0.211cm" svg:height="0.21cm" svg:x="16.744cm" svg:y="17.338cm" svg:viewBox="0 0 212 211" svg:d="M0 105c0-58 49-105 107-105 57 0 105 47 105 105s-48 106-105 106c-58 0-107-48-107-106z">
          <text:p/>
        </draw:path>
        <draw:path draw:style-name="gr3" draw:text-style-name="P2" draw:layer="layout" svg:width="0.209cm" svg:height="0.21cm" svg:x="16.495cm" svg:y="17.338cm" svg:viewBox="0 0 210 211" svg:d="M0 105c0-58 48-105 105-105 58 0 105 47 105 105s-47 106-105 106c-57 0-105-48-105-106z">
          <text:p/>
        </draw:path>
        <draw:path draw:style-name="gr3" draw:text-style-name="P2" draw:layer="layout" svg:width="0.3cm" svg:height="0.3cm" svg:x="14.996cm" svg:y="18.152cm" svg:viewBox="0 0 301 301" svg:d="M0 151c0-84 68-151 151-151 82 0 150 67 150 151 0 83-68 150-150 150-83 0-151-67-151-150z">
          <text:p/>
        </draw:path>
        <draw:path draw:style-name="gr3" draw:text-style-name="P2" draw:layer="layout" svg:width="0.3cm" svg:height="0.3cm" svg:x="15.758cm" svg:y="18.152cm" svg:viewBox="0 0 301 301" svg:d="M0 151c0-84 68-151 152-151 82 0 149 67 149 151 0 83-67 150-149 150-84 0-152-67-152-150z">
          <text:p/>
        </draw:path>
        <draw:line draw:style-name="gr5" draw:text-style-name="P1" draw:layer="layout" svg:x1="15.147cm" svg:y1="19.201cm" svg:x2="15.147cm" svg:y2="19.251cm">
          <text:p/>
        </draw:line>
        <draw:path draw:style-name="gr3" draw:text-style-name="P2" draw:layer="layout" svg:width="0.24cm" svg:height="0.24cm" svg:x="15.28cm" svg:y="19.106cm" svg:viewBox="0 0 241 241" svg:d="M0 120c0-66 54-120 121-120 66 0 120 54 120 120 0 67-54 121-120 121-67 0-121-54-121-121z">
          <text:p/>
        </draw:path>
        <draw:line draw:style-name="gr6" draw:text-style-name="P1" draw:layer="layout" svg:x1="15.939cm" svg:y1="18.637cm" svg:x2="15.878cm" svg:y2="18.637cm">
          <text:p/>
        </draw:line>
        <draw:path draw:style-name="gr3" draw:text-style-name="P2" draw:layer="layout" svg:width="0.24cm" svg:height="0.24cm" svg:x="15.788cm" svg:y="18.767cm" svg:viewBox="0 0 241 241" svg:d="M0 121c0-66 54-121 121-121s120 55 120 121-53 120-120 120-121-54-121-120z">
          <text:p/>
        </draw:path>
        <draw:path draw:style-name="gr3" draw:text-style-name="P2" draw:layer="layout" svg:width="0.3cm" svg:height="0.3cm" svg:x="17.501cm" svg:y="17.293cm" svg:viewBox="0 0 301 301" svg:d="M0 151c0-83 68-151 152-151 82 0 149 68 149 151s-67 150-149 150c-84 0-152-67-152-150z">
          <text:p/>
        </draw:path>
        <draw:polygon draw:style-name="gr3" draw:text-style-name="P2" draw:layer="layout" svg:width="0.211cm" svg:height="0.21cm" svg:x="16.363cm" svg:y="18.277cm" svg:viewBox="0 0 212 211" draw:points="0,211 0,0 212,0 212,211">
          <text:p/>
        </draw:polygon>
        <draw:path draw:style-name="gr3" draw:text-style-name="P2" draw:layer="layout" svg:width="0.211cm" svg:height="0.21cm" svg:x="16.363cm" svg:y="18.531cm" svg:viewBox="0 0 212 211" svg:d="M0 106c0-59 48-106 106-106 57 0 106 47 106 106 0 58-49 105-106 105-58 0-106-47-106-105z">
          <text:p/>
        </draw:path>
        <draw:path draw:style-name="gr3" draw:text-style-name="P2" draw:layer="layout" svg:width="0.211cm" svg:height="0.21cm" svg:x="16.363cm" svg:y="18.785cm" svg:viewBox="0 0 212 211" svg:d="M0 106c0-58 48-106 106-106 57 0 106 48 106 106s-49 105-106 105c-58 0-106-47-106-105z">
          <text:p/>
        </draw:path>
        <draw:path draw:style-name="gr3" draw:text-style-name="P2" draw:layer="layout" svg:width="0.211cm" svg:height="0.21cm" svg:x="16.363cm" svg:y="19.039cm" svg:viewBox="0 0 212 211" svg:d="M0 105c0-58 48-105 106-105 57 0 106 47 106 105s-49 106-106 106c-58 0-106-48-106-106z">
          <text:p/>
        </draw:path>
        <draw:path draw:style-name="gr3" draw:text-style-name="P2" draw:layer="layout" svg:width="0.211cm" svg:height="0.21cm" svg:x="17.125cm" svg:y="19.039cm" svg:viewBox="0 0 212 211" svg:d="M0 105c0-58 48-105 107-105 57 0 105 47 105 105s-48 106-105 106c-59 0-107-48-107-106z">
          <text:p/>
        </draw:path>
        <draw:path draw:style-name="gr3" draw:text-style-name="P2" draw:layer="layout" svg:width="0.211cm" svg:height="0.21cm" svg:x="17.125cm" svg:y="18.785cm" svg:viewBox="0 0 212 211" svg:d="M0 106c0-58 48-106 107-106 57 0 105 48 105 106s-48 105-105 105c-59 0-107-47-107-105z">
          <text:p/>
        </draw:path>
        <draw:path draw:style-name="gr3" draw:text-style-name="P2" draw:layer="layout" svg:width="0.211cm" svg:height="0.21cm" svg:x="17.125cm" svg:y="18.531cm" svg:viewBox="0 0 212 211" svg:d="M0 106c0-59 48-106 107-106 57 0 105 47 105 106 0 58-48 105-105 105-59 0-107-47-107-105z">
          <text:p/>
        </draw:path>
        <draw:path draw:style-name="gr3" draw:text-style-name="P2" draw:layer="layout" svg:width="0.211cm" svg:height="0.21cm" svg:x="17.125cm" svg:y="18.277cm" svg:viewBox="0 0 212 211" svg:d="M0 105c0-58 48-105 107-105 57 0 105 47 105 105 0 59-48 106-105 106-59 0-107-47-107-106z">
          <text:p/>
        </draw:path>
        <draw:path draw:style-name="gr3" draw:text-style-name="P2" draw:layer="layout" svg:width="0.3cm" svg:height="0.3cm" svg:x="15.758cm" svg:y="17.293cm" svg:viewBox="0 0 301 301" svg:d="M0 151c0-83 68-151 152-151 82 0 149 68 149 151s-67 150-149 150c-84 0-152-67-152-150z">
          <text:p/>
        </draw:path>
        <draw:path draw:style-name="gr3" draw:text-style-name="P2" draw:layer="layout" svg:width="0.3cm" svg:height="0.3cm" svg:x="15.718cm" svg:y="19.076cm" svg:viewBox="0 0 301 301" svg:d="M0 151c0-84 68-151 152-151 82 0 149 67 149 151 0 83-67 150-149 150-84 0-152-67-152-150z">
          <text:p/>
        </draw:path>
        <draw:line draw:style-name="gr7" draw:text-style-name="P1" draw:layer="layout" svg:x1="16.851cm" svg:y1="19.056cm" svg:x2="16.851cm" svg:y2="18.472cm">
          <text:p/>
        </draw:line>
        <draw:line draw:style-name="gr7" draw:text-style-name="P1" draw:layer="layout" svg:x1="17.98cm" svg:y1="18.265cm" svg:x2="18.079cm" svg:y2="18.166cm">
          <text:p/>
        </draw:line>
        <draw:line draw:style-name="gr7" draw:text-style-name="P1" draw:layer="layout" svg:x1="16.939cm" svg:y1="18.384cm" svg:x2="17.218cm" svg:y2="18.384cm">
          <text:p/>
        </draw:line>
        <draw:line draw:style-name="gr7" draw:text-style-name="P1" draw:layer="layout" svg:x1="18.078cm" svg:y1="18.166cm" svg:x2="18.078cm" svg:y2="17.944cm">
          <text:p/>
        </draw:line>
        <draw:line draw:style-name="gr7" draw:text-style-name="P1" draw:layer="layout" svg:x1="17.663cm" svg:y1="18.363cm" svg:x2="17.761cm" svg:y2="18.264cm">
          <text:p/>
        </draw:line>
        <draw:line draw:style-name="gr7" draw:text-style-name="P1" draw:layer="layout" svg:x1="16.469cm" svg:y1="19.322cm" svg:x2="16.556cm" svg:y2="19.41cm">
          <text:p/>
        </draw:line>
        <draw:line draw:style-name="gr7" draw:text-style-name="P1" draw:layer="layout" svg:x1="16.679cm" svg:y1="19.144cm" svg:x2="16.679cm" svg:y2="19.143cm">
          <text:p/>
        </draw:line>
        <draw:line draw:style-name="gr7" draw:text-style-name="P1" draw:layer="layout" svg:x1="17.401cm" svg:y1="18.83cm" svg:x2="17.664cm" svg:y2="18.568cm">
          <text:p/>
        </draw:line>
        <draw:line draw:style-name="gr7" draw:text-style-name="P1" draw:layer="layout" svg:x1="16.764cm" svg:y1="19.144cm" svg:x2="16.852cm" svg:y2="19.056cm">
          <text:p/>
        </draw:line>
        <draw:line draw:style-name="gr7" draw:text-style-name="P1" draw:layer="layout" svg:x1="17.314cm" svg:y1="19.409cm" svg:x2="16.555cm" svg:y2="19.409cm">
          <text:p/>
        </draw:line>
        <draw:line draw:style-name="gr7" draw:text-style-name="P1" draw:layer="layout" svg:x1="16.469cm" svg:y1="19.144cm" svg:x2="16.679cm" svg:y2="19.144cm">
          <text:p/>
        </draw:line>
        <draw:line draw:style-name="gr7" draw:text-style-name="P1" draw:layer="layout" svg:x1="17.652cm" svg:y1="17.443cm" svg:x2="17.941cm" svg:y2="17.443cm">
          <text:p/>
        </draw:line>
        <draw:line draw:style-name="gr7" draw:text-style-name="P1" draw:layer="layout" svg:x1="17.76cm" svg:y1="18.264cm" svg:x2="17.982cm" svg:y2="18.264cm">
          <text:p/>
        </draw:line>
        <draw:line draw:style-name="gr7" draw:text-style-name="P1" draw:layer="layout" svg:x1="17.401cm" svg:y1="19.248cm" svg:x2="17.401cm" svg:y2="18.829cm">
          <text:p/>
        </draw:line>
        <draw:line draw:style-name="gr7" draw:text-style-name="P1" draw:layer="layout" svg:x1="17.401cm" svg:y1="19.249cm" svg:x2="17.401cm" svg:y2="19.248cm">
          <text:p/>
        </draw:line>
        <draw:line draw:style-name="gr7" draw:text-style-name="P1" draw:layer="layout" svg:x1="17.941cm" svg:y1="17.443cm" svg:x2="18.082cm" svg:y2="17.583cm">
          <text:p/>
        </draw:line>
        <draw:line draw:style-name="gr7" draw:text-style-name="P1" draw:layer="layout" svg:x1="16.679cm" svg:y1="19.143cm" svg:x2="16.764cm" svg:y2="19.143cm">
          <text:p/>
        </draw:line>
        <draw:line draw:style-name="gr7" draw:text-style-name="P1" draw:layer="layout" svg:x1="16.469cm" svg:y1="19.144cm" svg:x2="16.469cm" svg:y2="19.322cm">
          <text:p/>
        </draw:line>
        <draw:line draw:style-name="gr7" draw:text-style-name="P1" draw:layer="layout" svg:x1="16.851cm" svg:y1="18.473cm" svg:x2="16.94cm" svg:y2="18.384cm">
          <text:p/>
        </draw:line>
        <draw:line draw:style-name="gr7" draw:text-style-name="P1" draw:layer="layout" svg:x1="18.081cm" svg:y1="17.582cm" svg:x2="18.081cm" svg:y2="17.985cm">
          <text:p/>
        </draw:line>
        <draw:line draw:style-name="gr7" draw:text-style-name="P1" draw:layer="layout" svg:x1="17.401cm" svg:y1="19.322cm" svg:x2="17.401cm" svg:y2="19.249cm">
          <text:p/>
        </draw:line>
        <draw:line draw:style-name="gr7" draw:text-style-name="P1" draw:layer="layout" svg:x1="17.314cm" svg:y1="19.41cm" svg:x2="17.402cm" svg:y2="19.322cm">
          <text:p/>
        </draw:line>
        <draw:line draw:style-name="gr7" draw:text-style-name="P1" draw:layer="layout" svg:x1="17.663cm" svg:y1="18.568cm" svg:x2="17.663cm" svg:y2="18.362cm">
          <text:p/>
        </draw:line>
        <draw:line draw:style-name="gr7" draw:text-style-name="P1" draw:layer="layout" svg:x1="17.235cm" svg:y1="18.386cm" svg:x2="17.231cm" svg:y2="18.382cm">
          <text:p/>
        </draw:line>
        <draw:line draw:style-name="gr7" draw:text-style-name="P1" draw:layer="layout" svg:x1="16.469cm" svg:y1="18.382cm" svg:x2="16.234cm" svg:y2="18.382cm">
          <text:p/>
        </draw:line>
        <draw:line draw:style-name="gr7" draw:text-style-name="P1" draw:layer="layout" svg:x1="15.529cm" svg:y1="18.807cm" svg:x2="15.529cm" svg:y2="18.382cm">
          <text:p/>
        </draw:line>
        <draw:line draw:style-name="gr7" draw:text-style-name="P1" draw:layer="layout" svg:x1="16.235cm" svg:y1="18.383cm" svg:x2="16.154cm" svg:y2="18.302cm">
          <text:p/>
        </draw:line>
        <draw:line draw:style-name="gr7" draw:text-style-name="P1" draw:layer="layout" svg:x1="16.154cm" svg:y1="18.302cm" svg:x2="15.909cm" svg:y2="18.302cm">
          <text:p/>
        </draw:line>
        <draw:line draw:style-name="gr7" draw:text-style-name="P1" draw:layer="layout" svg:x1="15.909cm" svg:y1="17.443cm" svg:x2="15.909cm" svg:y2="18.302cm">
          <text:p/>
        </draw:line>
        <draw:line draw:style-name="gr7" draw:text-style-name="P1" draw:layer="layout" svg:x1="15.609cm" svg:y1="18.302cm" svg:x2="15.906cm" svg:y2="18.302cm">
          <text:p/>
        </draw:line>
        <draw:line draw:style-name="gr7" draw:text-style-name="P1" draw:layer="layout" svg:x1="15.528cm" svg:y1="18.809cm" svg:x2="15.53cm" svg:y2="18.807cm">
          <text:p/>
        </draw:line>
        <draw:line draw:style-name="gr7" draw:text-style-name="P1" draw:layer="layout" svg:x1="15.529cm" svg:y1="18.383cm" svg:x2="15.61cm" svg:y2="18.302cm">
          <text:p/>
        </draw:line>
        <draw:line draw:style-name="gr7" draw:text-style-name="P1" draw:layer="layout" svg:x1="15.607cm" svg:y1="18.888cm" svg:x2="15.904cm" svg:y2="18.888cm">
          <text:p/>
        </draw:line>
        <draw:line draw:style-name="gr7" draw:text-style-name="P1" draw:layer="layout" svg:x1="15.528cm" svg:y1="18.808cm" svg:x2="15.608cm" svg:y2="18.889cm">
          <text:p/>
        </draw:line>
        <draw:line draw:style-name="gr7" draw:text-style-name="P1" draw:layer="layout" svg:x1="15.147cm" svg:y1="18.302cm" svg:x2="15.147cm" svg:y2="19.226cm">
          <text:p/>
        </draw:line>
        <draw:line draw:style-name="gr7" draw:text-style-name="P1" draw:layer="layout" svg:x1="15.869cm" svg:y1="19.226cm" svg:x2="16.128cm" svg:y2="19.226cm">
          <text:p/>
        </draw:line>
        <draw:line draw:style-name="gr7" draw:text-style-name="P1" draw:layer="layout" svg:x1="16.291cm" svg:y1="18.89cm" svg:x2="16.469cm" svg:y2="18.89cm">
          <text:p/>
        </draw:line>
        <draw:line draw:style-name="gr7" draw:text-style-name="P1" draw:layer="layout" svg:x1="15.401cm" svg:y1="19.226cm" svg:x2="15.869cm" svg:y2="19.226cm">
          <text:p/>
        </draw:line>
        <draw:line draw:style-name="gr7" draw:text-style-name="P1" draw:layer="layout" svg:x1="16.128cm" svg:y1="19.227cm" svg:x2="16.211cm" svg:y2="19.144cm">
          <text:p/>
        </draw:line>
        <draw:line draw:style-name="gr7" draw:text-style-name="P1" draw:layer="layout" svg:x1="16.21cm" svg:y1="19.144cm" svg:x2="16.21cm" svg:y2="18.972cm">
          <text:p/>
        </draw:line>
        <draw:line draw:style-name="gr7" draw:text-style-name="P1" draw:layer="layout" svg:x1="16.21cm" svg:y1="18.973cm" svg:x2="16.292cm" svg:y2="18.89cm">
          <text:p/>
        </draw:line>
        <draw:line draw:style-name="gr7" draw:text-style-name="P1" draw:layer="layout" svg:x1="16.599cm" svg:y1="18.022cm" svg:x2="16.599cm" svg:y2="18.023cm">
          <text:p/>
        </draw:line>
        <draw:line draw:style-name="gr7" draw:text-style-name="P1" draw:layer="layout" svg:x1="16.467cm" svg:y1="18.638cm" svg:x2="16.471cm" svg:y2="18.636cm">
          <text:p/>
        </draw:line>
        <draw:line draw:style-name="gr7" draw:text-style-name="P1" draw:layer="layout" svg:x1="16.721cm" svg:y1="18.522cm" svg:x2="16.607cm" svg:y2="18.637cm">
          <text:p/>
        </draw:line>
        <draw:line draw:style-name="gr7" draw:text-style-name="P1" draw:layer="layout" svg:x1="15.909cm" svg:y1="18.637cm" svg:x2="16.467cm" svg:y2="18.637cm">
          <text:p/>
        </draw:line>
        <draw:line draw:style-name="gr7" draw:text-style-name="P1" draw:layer="layout" svg:x1="16.599cm" svg:y1="18.023cm" svg:x2="16.721cm" svg:y2="18.146cm">
          <text:p/>
        </draw:line>
        <draw:line draw:style-name="gr7" draw:text-style-name="P1" draw:layer="layout" svg:x1="16.607cm" svg:y1="18.636cm" svg:x2="16.469cm" svg:y2="18.636cm">
          <text:p/>
        </draw:line>
        <draw:line draw:style-name="gr7" draw:text-style-name="P1" draw:layer="layout" svg:x1="16.72cm" svg:y1="18.145cm" svg:x2="16.72cm" svg:y2="18.522cm">
          <text:p/>
        </draw:line>
        <draw:line draw:style-name="gr7" draw:text-style-name="P1" draw:layer="layout" svg:x1="15.909cm" svg:y1="18.636cm" svg:x2="15.909cm" svg:y2="18.637cm">
          <text:p/>
        </draw:line>
        <draw:line draw:style-name="gr7" draw:text-style-name="P1" draw:layer="layout" svg:x1="16.599cm" svg:y1="17.443cm" svg:x2="16.599cm" svg:y2="18.022cm">
          <text:p/>
        </draw:line>
        <draw:line draw:style-name="gr7" draw:text-style-name="P1" draw:layer="layout" svg:x1="17.459cm" svg:y1="18.639cm" svg:x2="17.57cm" svg:y2="18.528cm">
          <text:p/>
        </draw:line>
        <draw:line draw:style-name="gr7" draw:text-style-name="P1" draw:layer="layout" svg:x1="17.237cm" svg:y1="18.638cm" svg:x2="17.459cm" svg:y2="18.638cm">
          <text:p/>
        </draw:line>
        <draw:line draw:style-name="gr7" draw:text-style-name="P1" draw:layer="layout" svg:x1="17.319cm" svg:y1="17.985cm" svg:x2="17.179cm" svg:y2="17.985cm">
          <text:p/>
        </draw:line>
        <draw:line draw:style-name="gr7" draw:text-style-name="P1" draw:layer="layout" svg:x1="17.57cm" svg:y1="18.085cm" svg:x2="17.472cm" svg:y2="17.986cm">
          <text:p/>
        </draw:line>
        <draw:line draw:style-name="gr7" draw:text-style-name="P1" draw:layer="layout" svg:x1="17.18cm" svg:y1="17.986cm" svg:x2="17.099cm" svg:y2="17.906cm">
          <text:p/>
        </draw:line>
        <draw:line draw:style-name="gr7" draw:text-style-name="P1" draw:layer="layout" svg:x1="17.472cm" svg:y1="17.986cm" svg:x2="17.25cm" svg:y2="17.986cm">
          <text:p/>
        </draw:line>
        <draw:line draw:style-name="gr7" draw:text-style-name="P1" draw:layer="layout" svg:x1="16.85cm" svg:y1="17.443cm" svg:x2="17.099cm" svg:y2="17.443cm">
          <text:p/>
        </draw:line>
        <draw:line draw:style-name="gr7" draw:text-style-name="P1" draw:layer="layout" svg:x1="17.569cm" svg:y1="18.528cm" svg:x2="17.569cm" svg:y2="18.084cm">
          <text:p/>
        </draw:line>
        <draw:line draw:style-name="gr7" draw:text-style-name="P1" draw:layer="layout" svg:x1="17.099cm" svg:y1="17.906cm" svg:x2="17.099cm" svg:y2="17.443cm">
          <text:p/>
        </draw:line>
        <draw:polygon draw:style-name="gr8" draw:text-style-name="P2" draw:layer="layout" svg:width="0.346cm" svg:height="0.185cm" svg:x="15.994cm" svg:y="18.377cm" svg:viewBox="0 0 347 186" draw:points="130,2 135,6 193,64 197,67 205,73 219,78 233,81 248,81 301,81 309,83 316,89 320,97 320,101 320,116 321,122 326,135 335,147 339,150 345,157 347,165 345,174 340,181 332,185 327,186 73,186 65,184 58,178 57,178 54,174 51,170 36,154 18,141 10,137 3,132 0,124 0,115 4,107 9,102 26,93 47,77 65,58 81,37 95,14 96,12 97,10 99,8 100,6 101,5 103,4 106,2 107,2 109,1 114,0 121,0">
          <text:p/>
        </draw:polygon>
        <draw:polygon draw:style-name="gr8" draw:text-style-name="P2" draw:layer="layout" svg:width="0.819cm" svg:height="1.017cm" svg:x="16.675cm" svg:y="17.546cm" svg:viewBox="0 0 820 1018" draw:points="54,0 56,1 58,2 60,3 64,5 73,15 93,30 115,41 138,48 162,52 187,52 211,48 234,41 256,30 276,15 283,10 292,9 300,12 306,17 306,18 316,28 323,35 324,36 341,48 347,55 349,63 349,64 349,367 352,382 358,396 361,400 366,408 447,490 452,497 452,498 454,504 464,529 477,551 488,566 493,572 511,591 532,607 555,620 579,630 604,637 630,640 657,640 683,637 708,630 733,620 756,607 777,591 786,581 794,576 803,575 811,578 817,584 820,593 820,595 820,944 818,952 815,958 760,1012 753,1017 746,1018 704,1018 696,1016 689,1010 688,1010 674,990 669,985 662,978 657,971 656,962 659,953 662,950 674,938 688,918 699,897 707,873 711,849 711,825 707,801 699,777 688,756 674,736 657,719 641,708 637,704 629,701 615,693 592,686 571,683 568,682 543,682 540,682 519,686 496,693 474,704 454,719 437,736 428,749 424,754 423,756 416,762 408,764 407,764 256,764 253,765 242,767 228,772 225,774 223,776 216,781 155,842 147,847 138,848 130,845 124,838 121,830 121,828 121,593 120,588 119,587 118,578 112,565 112,564 105,554 104,552 5,453 1,445 0,439 0,44 2,36 7,29 8,28 26,15 35,5 37,4 39,3 41,2 43,1 45,0 47,0 50,0 52,0">
          <text:p/>
        </draw:polygon>
        <draw:polygon draw:style-name="gr8" draw:text-style-name="P2" draw:layer="layout" svg:width="0.219cm" svg:height="0.436cm" svg:x="15.604cm" svg:y="18.377cm" svg:viewBox="0 0 220 437" draw:points="115,2 122,8 125,12 126,14 139,36 143,41 155,57 173,76 194,92 211,101 217,107 220,116 220,124 215,132 210,136 202,140 184,153 169,169 156,187 146,206 139,227 135,249 135,271 139,293 146,314 156,333 169,351 182,366 187,373 188,382 185,390 182,394 177,399 164,416 158,427 152,433 143,437 140,437 43,437 40,436 36,436 35,435 34,435 29,431 6,408 1,401 0,394 0,44 2,36 6,30 30,6 38,1 44,0 107,0">
          <text:p/>
        </draw:polygon>
        <draw:polygon draw:style-name="gr8" draw:text-style-name="P2" draw:layer="layout" svg:width="0.207cm" svg:height="0.468cm" svg:x="16.569cm" svg:y="18.601cm" svg:viewBox="0 0 208 469" draw:points="199,3 205,9 208,18 208,20 208,417 206,426 202,431 170,463 162,467 156,468 103,468 102,469 98,469 47,469 38,467 31,461 18,443 6,431 1,424 0,415 3,406 6,403 18,391 32,371 43,350 51,326 55,302 55,278 51,254 43,230 32,209 18,189 6,177 1,170 0,161 3,152 6,149 18,137 31,118 37,112 44,110 45,110 59,107 73,102 78,98 85,93 173,6 180,1 190,0">
          <text:p/>
        </draw:polygon>
        <draw:polygon draw:style-name="gr8" draw:text-style-name="P2" draw:layer="layout" svg:width="0.083cm" svg:height="0.132cm" svg:x="16.285cm" svg:y="18.971cm" svg:viewBox="0 0 84 133" draw:points="41,0 43,0 45,1 48,1 49,2 51,3 54,5 55,7 56,7 65,20 79,32 79,33 81,36 83,39 83,40 83,41 83,45 84,48 84,49 84,50 82,53 81,57 80,57 80,58 78,60 65,73 56,86 51,93 40,114 38,119 34,126 26,131 18,133 9,130 3,124 0,115 0,113 0,40 2,32 5,26 26,5 29,4 31,2 32,2 34,1 37,0 40,0">
          <text:p/>
        </draw:polygon>
        <draw:polygon draw:style-name="gr8" draw:text-style-name="P2" draw:layer="layout" svg:width="0.385cm" svg:height="0.439cm" svg:x="15.983cm" svg:y="18.712cm" svg:viewBox="0 0 386 440" draw:points="349,2 356,8 362,16 368,25 380,37 385,44 386,53 383,63 380,66 368,78 361,88 355,96 349,102 340,104 339,104 302,104 300,104 288,107 274,112 270,115 262,121 169,213 164,221 163,223 161,225 155,239 152,254 152,394 152,397 151,400 151,401 150,402 147,408 120,434 113,439 106,440 84,440 76,438 69,432 66,428 65,426 52,404 36,383 18,364 17,364 11,359 8,357 2,350 0,341 2,333 7,326 10,324 20,318 38,304 54,288 67,271 78,251 87,231 93,209 96,187 96,165 93,143 87,121 78,101 78,100 67,81 54,64 49,58 48,56 47,55 46,53 44,50 44,49 43,47 43,44 43,42 44,40 44,38 45,36 46,33 48,31 48,30 62,16 69,7 72,5 75,2 76,2 77,2 80,1 83,0 84,0 340,0">
          <text:p/>
        </draw:polygon>
        <draw:polygon draw:style-name="gr8" draw:text-style-name="P2" draw:layer="layout" svg:width="0.659cm" svg:height="0.875cm" svg:x="16.549cm" svg:y="18.459cm" svg:viewBox="0 0 660 876" draw:points="541,1 545,2 549,5 552,7 552,8 564,24 577,37 579,40 581,43 581,44 581,45 581,49 582,52 582,53 582,54 580,57 579,61 578,61 578,62 576,64 564,76 550,96 539,117 531,141 527,165 527,189 531,213 539,237 547,252 550,258 558,269 564,278 576,290 581,297 582,306 579,315 576,318 564,330 554,344 551,348 550,350 539,371 531,395 528,416 528,417 527,419 527,443 531,467 539,491 547,506 550,512 562,530 564,533 576,545 581,552 582,561 579,570 576,573 564,585 555,598 550,605 539,626 531,650 529,667 527,674 527,698 528,703 531,722 539,746 548,763 550,767 562,784 564,787 581,804 601,819 623,830 645,837 646,837 653,842 658,849 660,858 657,866 651,873 642,876 640,876 46,876 43,875 39,875 38,874 37,874 32,870 5,844 1,836 0,827 3,819 8,814 14,809 21,804 38,787 51,769 57,763 66,761 67,761 137,761 141,761 222,761 237,758 251,752 255,749 263,744 360,646 367,636 369,634 374,620 377,606 377,52 379,43 383,38 415,6 422,1 429,0 537,0">
          <text:p/>
        </draw:polygon>
        <draw:polygon draw:style-name="gr8" draw:text-style-name="P2" draw:layer="layout" svg:width="3.584cm" svg:height="4.025cm" svg:x="14.801cm" svg:y="15.8cm" svg:viewBox="0 0 3585 4026" draw:points="3574,2 3581,7 3585,15 3585,19 3585,4007 3583,4015 3578,4022 3570,4026 3566,4026 1486,4026 1477,4024 1470,4019 1466,4011 1466,4002 1468,3999 1467,3999 1468,3998 1472,3982 1472,3718 1468,3702 1460,3689 1449,3677 1435,3670 1420,3665 1093,3665 1084,3663 1077,3658 1073,3650 1073,3641 1077,3633 1084,3628 1090,3626 1098,3625 1107,3624 1132,3617 1156,3607 1179,3594 1200,3578 1218,3559 1234,3538 1247,3516 1248,3514 1253,3507 1261,3503 1266,3502 1334,3502 1348,3499 1362,3494 1371,3487 1374,3485 1467,3393 1470,3388 1475,3381 1478,3373 1479,3372 1481,3369 1483,3367 1484,3366 1485,3365 1488,3364 1491,3362 1492,3362 1493,3362 1496,3362 1499,3362 1500,3362 1502,3362 1505,3364 1508,3365 1508,3366 1509,3367 1511,3369 1514,3372 1514,3373 1514,3374 1515,3375 1516,3378 1516,3381 1524,3405 1533,3422 1535,3426 1547,3443 1549,3446 1566,3463 1567,3463 1584,3476 1590,3483 1592,3491 1592,3492 1592,3530 1595,3545 1601,3559 1603,3562 1609,3571 1707,3668 1714,3673 1719,3677 1721,3677 1733,3682 1747,3685 2520,3685 2534,3682 2548,3677 2553,3673 2560,3668 2658,3571 2663,3563 2664,3562 2666,3559 2672,3545 2675,3530 2675,3463 2675,3459 2676,3456 2676,3069 2678,3061 2681,3055 2799,2938 2920,2817 2928,2805 2934,2791 2937,2776 2937,2762 2937,2601 2939,2593 2942,2587 2985,2545 2992,2540 2999,2539 3189,2539 3203,2536 3217,2531 3229,2522 3240,2512 3243,2507 3245,2504 3337,2414 3345,2402 3351,2388 3352,2382 3356,2373 3362,2368 3364,2367 3369,2365 3392,2352 3413,2336 3431,2317 3447,2296 3460,2274 3470,2249 3477,2224 3481,2198 3481,2172 3477,2146 3470,2121 3460,2096 3447,2074 3431,2053 3413,2034 3397,2022 3392,2018 3369,2005 3368,2005 3361,2000 3356,1992 3356,1986 3356,1775 3355,1774 3353,1760 3347,1746 3342,1739 3339,1734 3188,1585 3179,1579 3176,1576 3166,1572 3162,1571 3153,1569 3148,1568 3049,1568 3041,1566 3034,1560 3031,1556 3030,1554 3017,1532 3001,1511 2983,1492 2980,1490 2962,1476 2939,1463 2915,1453 2890,1446 2864,1443 2837,1443 2811,1446 2786,1453 2762,1463 2739,1476 2718,1492 2700,1511 2684,1532 2671,1554 2661,1579 2654,1604 2650,1630 2650,1656 2654,1682 2658,1699 2661,1707 2671,1732 2684,1754 2689,1761 2700,1775 2718,1794 2739,1810 2762,1823 2786,1833 2811,1840 2837,1843 2864,1843 2890,1840 2915,1833 2939,1823 2962,1810 2983,1794 3001,1775 3017,1754 3030,1732 3031,1730 3036,1723 3044,1719 3049,1718 3101,1718 3110,1720 3115,1724 3199,1807 3203,1815 3204,1821 3204,1986 3202,1995 3197,2002 3192,2005 3191,2005 3181,2011 3168,2018 3147,2034 3129,2053 3113,2074 3100,2096 3090,2121 3083,2146 3079,2172 3079,2198 3083,2224 3088,2245 3090,2249 3100,2274 3113,2296 3124,2311 3129,2317 3147,2336 3160,2345 3162,2348 3165,2351 3165,2352 3166,2352 3167,2356 3168,2359 3168,2360 3168,2361 3167,2364 3167,2368 3166,2369 3166,2370 3162,2375 3154,2383 3147,2388 3140,2389 2967,2389 2952,2389 2949,2390 2938,2392 2924,2397 2912,2406 2878,2440 2870,2445 2861,2446 2853,2443 2847,2436 2844,2428 2844,2426 2844,2277 2843,2272 2841,2262 2835,2248 2827,2236 2816,2226 2718,2128 2712,2124 2706,2117 2705,2115 2697,2096 2684,2074 2668,2053 2650,2034 2634,2022 2629,2018 2606,2005 2582,1995 2557,1988 2531,1985 2504,1985 2478,1988 2453,1995 2429,2005 2406,2018 2406,2019 2398,2022 2389,2022 2381,2018 2375,2011 2374,2003 2374,1810 2376,1802 2381,1795 2382,1794 2400,1781 2417,1764 2431,1744 2442,1723 2450,1699 2454,1675 2454,1611 2450,1587 2442,1563 2431,1542 2417,1522 2400,1505 2392,1499 2380,1490 2375,1488 2358,1479 2335,1472 2314,1469 2311,1468 2286,1468 2283,1468 2262,1472 2239,1479 2217,1490 2197,1505 2180,1522 2180,1523 2173,1528 2165,1531 2156,1529 2150,1525 2146,1522 2130,1510 2119,1505 2108,1499 2085,1492 2064,1489 2061,1488 2036,1488 2033,1488 2012,1492 1989,1499 1967,1510 1964,1513 1947,1525 1938,1535 1930,1539 1921,1540 1913,1537 1909,1535 1900,1525 1896,1522 1880,1510 1869,1505 1858,1499 1835,1492 1814,1489 1811,1488 1786,1488 1783,1488 1762,1492 1739,1499 1717,1510 1714,1513 1697,1525 1680,1542 1666,1562 1655,1583 1647,1607 1643,1631 1643,1655 1647,1679 1655,1703 1657,1707 1666,1724 1673,1734 1680,1744 1697,1761 1701,1763 1715,1774 1721,1781 1723,1789 1723,1790 1723,2209 1723,2213 1722,2216 1722,2230 1725,2243 1725,2245 1727,2249 1730,2257 1731,2259 1739,2271 1792,2323 1839,2370 1843,2378 1844,2384 1844,2430 1842,2438 1837,2445 1829,2449 1820,2449 1812,2445 1809,2442 1808,2441 1797,2433 1783,2428 1777,2427 1558,2427 1552,2428 1538,2433 1527,2441 1518,2453 1513,2466 1512,2472 1512,2487 1512,2489 1512,2491 1511,2493 1510,2496 1509,2497 1508,2499 1506,2501 1505,2503 1503,2504 1501,2505 1499,2505 1497,2506 1493,2507 1472,2507 1463,2505 1458,2501 1400,2444 1391,2438 1388,2435 1377,2431 1374,2430 1363,2428 1360,2427 1306,2427 1298,2425 1291,2419 1288,2415 1287,2413 1274,2391 1258,2370 1240,2351 1232,2345 1219,2335 1196,2322 1195,2322 1188,2317 1183,2309 1183,2303 1183,1842 1185,1833 1190,1826 1195,1823 1196,1823 1219,1810 1240,1794 1258,1775 1274,1754 1287,1732 1297,1707 1304,1682 1308,1656 1308,1630 1304,1604 1297,1579 1287,1554 1274,1532 1258,1511 1240,1492 1237,1490 1219,1476 1196,1463 1172,1453 1147,1446 1121,1443 1094,1443 1068,1446 1043,1453 1019,1463 996,1476 975,1492 957,1511 941,1532 928,1554 918,1579 911,1604 907,1630 907,1656 911,1682 915,1699 918,1707 928,1732 941,1754 946,1761 957,1775 975,1794 981,1798 996,1810 1019,1823 1020,1823 1027,1828 1032,1836 1032,1842 1032,2303 1030,2312 1025,2319 1020,2322 1019,2322 1015,2325 996,2335 975,2351 957,2370 941,2391 928,2413 927,2415 922,2422 914,2426 909,2427 801,2427 797,2428 786,2430 772,2435 769,2438 760,2444 670,2534 667,2538 661,2546 656,2560 653,2575 653,2992 653,2996 651,3002 651,3016 654,3027 654,3031 660,3045 668,3057 759,3147 764,3151 771,3156 785,3161 799,3164 814,3164 944,3164 952,3166 959,3172 961,3174 961,3175 966,3183 973,3192 979,3200 991,3212 996,3220 997,3229 994,3237 988,3243 985,3245 979,3247 956,3260 935,3276 917,3295 901,3316 888,3338 887,3340 882,3347 874,3351 869,3352 764,3352 755,3350 748,3344 747,3342 741,3332 728,3315 712,3299 694,3285 675,3274 661,3268 654,3266 633,3260 611,3257 588,3257 566,3260 545,3266 524,3274 505,3285 487,3299 481,3305 480,3305 479,3307 476,3308 474,3309 472,3310 471,3310 468,3310 465,3310 464,3310 462,3310 460,3309 457,3307 454,3306 454,3305 440,3291 428,3283 427,3282 425,3279 423,3277 423,3276 422,3275 422,3271 421,3268 421,3267 421,2702 423,2693 428,2686 433,2683 434,2683 457,2670 478,2653 496,2634 512,2613 525,2591 535,2566 542,2541 546,2515 546,2489 542,2463 535,2438 525,2413 512,2391 496,2370 478,2351 470,2345 469,2345 464,2338 461,2329 463,2321 469,2314 476,2310 481,2309 888,2309 903,2305 917,2297 928,2286 936,2272 940,2257 940,1992 936,1977 928,1963 917,1952 903,1944 888,1940 75,1940 59,1940 44,1944 29,1952 21,1955 12,1954 5,1949 0,1941 0,1935 0,888 907,888 907,1311 912,1327 919,1340 931,1352 944,1359 960,1364 1224,1364 1240,1359 1253,1352 1265,1340 1272,1327 1277,1311 1277,888 1272,872 1265,859 1253,847 1240,840 1224,835 975,835 960,835 944,840 931,847 919,859 912,872 907,888 0,888 0,589 2,580 7,574 15,570 24,570 32,574 34,575 45,587 59,595 74,599 1124,599 1139,595 1153,587 1164,576 1172,562 1176,547 1176,189 1839,189 1839,1114 1844,1130 1851,1143 1863,1155 1876,1162 1892,1167 2156,1167 2172,1162 2185,1155 2197,1143 2204,1130 2209,1114 2209,919 2652,919 2652,1280 2657,1296 2664,1309 2676,1321 2689,1328 2705,1333 2969,1333 2985,1328 2998,1321 3010,1309 3017,1296 3022,1280 3022,919 3017,903 3010,890 2998,878 2985,871 2969,866 2720,866 2705,866 2689,871 2676,878 2664,890 2657,903 2652,919 2209,919 2209,189 2204,173 2197,160 2185,148 2172,141 2156,136 1907,136 1892,136 1876,141 1863,148 1851,160 1844,173 1839,189 1176,189 1176,42 1172,26 1171,25 1172,25 1170,18 1173,10 1179,3 1187,0 1190,0 3566,0">
          <text:p/>
        </draw:polygon>
        <draw:polygon draw:style-name="gr8" draw:text-style-name="P2" draw:layer="layout" svg:width="1.062cm" svg:height="1.731cm" svg:x="14.801cm" svg:y="18.094cm" svg:viewBox="0 0 1063 1732" draw:points="29,3 30,3 44,11 59,15 75,15 210,15 218,17 225,23 229,31 229,39 225,47 222,51 221,51 213,57 195,76 179,97 166,119 157,141 156,144 153,155 149,169 145,195 145,221 149,246 149,247 150,252 156,272 166,297 179,319 183,324 195,340 213,359 227,370 234,375 257,389 258,389 265,394 270,402 270,408 270,973 268,982 263,989 262,989 251,997 235,1014 234,1015 221,1032 211,1052 204,1074 200,1097 200,1169 204,1192 211,1214 220,1231 221,1234 235,1252 251,1269 269,1282 290,1292 312,1299 334,1303 357,1303 379,1299 401,1292 422,1282 440,1269 453,1255 461,1251 470,1250 478,1253 481,1255 487,1261 505,1275 520,1284 524,1286 545,1294 566,1300 586,1303 588,1303 611,1303 633,1300 654,1294 675,1286 694,1275 712,1261 728,1245 741,1228 747,1218 753,1212 761,1208 764,1208 870,1208 878,1210 885,1216 888,1220 889,1222 902,1244 915,1261 918,1265 936,1284 957,1300 980,1313 1004,1323 1029,1330 1037,1331 1046,1332 1054,1335 1060,1341 1063,1350 1062,1358 1057,1366 1050,1370 1043,1371 876,1371 861,1376 847,1383 836,1395 828,1408 824,1424 824,1688 828,1704 829,1705 828,1705 830,1711 829,1720 824,1727 816,1732 809,1732 719,1732 710,1730 703,1725 700,1717 700,1708 702,1703 702,1702 706,1687 706,1422 702,1407 694,1393 683,1382 669,1374 654,1370 308,1370 292,1370 277,1374 263,1382 252,1393 244,1407 240,1422 240,1687 244,1702 244,1703 245,1703 247,1711 246,1720 241,1727 233,1732 227,1732 19,1732 11,1730 4,1725 0,1717 0,1713 0,20 2,11 7,4 15,0 24,0">
          <text:p/>
        </draw:polygon>
        <draw:path draw:style-name="gr9" draw:text-style-name="P3" draw:layer="layout" svg:width="0.1cm" svg:height="0.1cm" svg:x="18.031cm" svg:y="17.935cm" svg:viewBox="0 0 101 101" svg:d="M0 50c0-28 23-50 50-50 28 0 51 22 51 50s-23 51-51 51c-27 0-50-23-50-51z">
          <text:p/>
        </draw:path>
        <draw:path draw:style-name="gr9" draw:text-style-name="P3" draw:layer="layout" svg:width="0.1cm" svg:height="0.1cm" svg:x="17.269cm" svg:y="17.935cm" svg:viewBox="0 0 101 101" svg:d="M0 50c0-28 22-50 49-50 28 0 52 22 52 50s-24 51-52 51c-27 0-49-23-49-51z">
          <text:p/>
        </draw:path>
        <draw:path draw:style-name="gr9" draw:text-style-name="P3" draw:layer="layout" svg:width="0.1cm" svg:height="0.1cm" svg:x="17.05cm" svg:y="17.393cm" svg:viewBox="0 0 101 101" svg:d="M0 51c0-29 23-51 50-51 28 0 51 22 51 51 0 28-23 50-51 50-27 0-50-22-50-50z">
          <text:p/>
        </draw:path>
        <draw:path draw:style-name="gr9" draw:text-style-name="P3" draw:layer="layout" svg:width="0.1cm" svg:height="0.1cm" svg:x="16.799cm" svg:y="17.393cm" svg:viewBox="0 0 101 101" svg:d="M0 51c0-29 23-51 51-51s50 22 50 51c0 28-22 50-50 50s-51-22-51-50z">
          <text:p/>
        </draw:path>
        <draw:path draw:style-name="gr9" draw:text-style-name="P3" draw:layer="layout" svg:width="0.1cm" svg:height="0.1cm" svg:x="16.55cm" svg:y="17.393cm" svg:viewBox="0 0 101 101" svg:d="M0 51c0-29 23-51 50-51 28 0 51 22 51 51 0 28-23 50-51 50-27 0-50-22-50-50z">
          <text:p/>
        </draw:path>
        <draw:path draw:style-name="gr9" draw:text-style-name="P3" draw:layer="layout" svg:width="0.1cm" svg:height="0.1cm" svg:x="15.096cm" svg:y="18.252cm" svg:viewBox="0 0 101 101" svg:d="M0 50c0-28 23-50 51-50 27 0 50 22 50 50 0 29-23 51-50 51-28 0-51-22-51-51z">
          <text:p/>
        </draw:path>
        <draw:path draw:style-name="gr9" draw:text-style-name="P3" draw:layer="layout" svg:width="0.1cm" svg:height="0.1cm" svg:x="15.858cm" svg:y="18.252cm" svg:viewBox="0 0 101 101" svg:d="M0 50c0-28 24-50 52-50 27 0 49 22 49 50 0 29-22 51-49 51-28 0-52-22-52-51z">
          <text:p/>
        </draw:path>
        <draw:path draw:style-name="gr9" draw:text-style-name="P3" draw:layer="layout" svg:width="0.1cm" svg:height="0.1cm" svg:x="15.096cm" svg:y="19.176cm" svg:viewBox="0 0 101 101" svg:d="M0 51c0-29 23-51 51-51 27 0 50 22 50 51 0 28-23 50-50 50-28 0-51-22-51-50z">
          <text:p/>
        </draw:path>
        <draw:path draw:style-name="gr9" draw:text-style-name="P3" draw:layer="layout" svg:width="0.1cm" svg:height="0.1cm" svg:x="15.35cm" svg:y="19.176cm" svg:viewBox="0 0 101 101" svg:d="M0 51c0-29 23-51 52-51 27 0 49 22 49 51 0 28-22 50-49 50-29 0-52-22-52-50z">
          <text:p/>
        </draw:path>
        <draw:path draw:style-name="gr9" draw:text-style-name="P3" draw:layer="layout" svg:width="0.1cm" svg:height="0.1cm" svg:x="15.858cm" svg:y="18.587cm" svg:viewBox="0 0 101 101" svg:d="M0 51c0-29 24-51 52-51 27 0 49 22 49 51 0 28-22 50-49 50-28 0-52-22-52-50z">
          <text:p/>
        </draw:path>
        <draw:path draw:style-name="gr9" draw:text-style-name="P3" draw:layer="layout" svg:width="0.1cm" svg:height="0.1cm" svg:x="15.858cm" svg:y="18.837cm" svg:viewBox="0 0 101 101" svg:d="M0 50c0-28 24-50 52-50 27 0 49 22 49 50 0 29-22 51-49 51-28 0-52-22-52-51z">
          <text:p/>
        </draw:path>
        <draw:path draw:style-name="gr9" draw:text-style-name="P3" draw:layer="layout" svg:width="0.1cm" svg:height="0.1cm" svg:x="17.601cm" svg:y="17.393cm" svg:viewBox="0 0 101 101" svg:d="M0 51c0-29 23-51 52-51 27 0 49 22 49 51 0 28-22 50-49 50-29 0-52-22-52-50z">
          <text:p/>
        </draw:path>
        <draw:path draw:style-name="gr9" draw:text-style-name="P3" draw:layer="layout" svg:width="0.1cm" svg:height="0.1cm" svg:x="16.418cm" svg:y="18.332cm" svg:viewBox="0 0 101 101" svg:d="M0 50c0-28 23-50 52-50 27 0 49 22 49 50s-22 51-49 51c-29 0-52-23-52-51z">
          <text:p/>
        </draw:path>
        <draw:path draw:style-name="gr9" draw:text-style-name="P3" draw:layer="layout" svg:width="0.1cm" svg:height="0.1cm" svg:x="16.418cm" svg:y="18.586cm" svg:viewBox="0 0 101 101" svg:d="M0 51c0-29 23-51 52-51 27 0 49 22 49 51 0 28-22 50-49 50-29 0-52-22-52-50z">
          <text:p/>
        </draw:path>
        <draw:path draw:style-name="gr9" draw:text-style-name="P3" draw:layer="layout" svg:width="0.1cm" svg:height="0.1cm" svg:x="16.418cm" svg:y="18.84cm" svg:viewBox="0 0 101 101" svg:d="M0 50c0-28 23-50 52-50 27 0 49 22 49 50 0 29-22 51-49 51-29 0-52-22-52-51z">
          <text:p/>
        </draw:path>
        <draw:path draw:style-name="gr9" draw:text-style-name="P3" draw:layer="layout" svg:width="0.1cm" svg:height="0.1cm" svg:x="16.418cm" svg:y="19.094cm" svg:viewBox="0 0 101 101" svg:d="M0 51c0-28 23-51 52-51 27 0 49 23 49 51s-22 50-49 50c-29 0-52-22-52-50z">
          <text:p/>
        </draw:path>
        <draw:path draw:style-name="gr9" draw:text-style-name="P3" draw:layer="layout" svg:width="0.1cm" svg:height="0.1cm" svg:x="17.18cm" svg:y="19.094cm" svg:viewBox="0 0 101 101" svg:d="M0 51c0-28 23-51 51-51s50 23 50 51-22 50-50 50-51-22-51-50z">
          <text:p/>
        </draw:path>
        <draw:path draw:style-name="gr9" draw:text-style-name="P3" draw:layer="layout" svg:width="0.1cm" svg:height="0.1cm" svg:x="17.18cm" svg:y="18.84cm" svg:viewBox="0 0 101 101" svg:d="M0 50c0-28 23-50 51-50s50 22 50 50c0 29-22 51-50 51s-51-22-51-51z">
          <text:p/>
        </draw:path>
        <draw:path draw:style-name="gr9" draw:text-style-name="P3" draw:layer="layout" svg:width="0.1cm" svg:height="0.1cm" svg:x="17.18cm" svg:y="18.586cm" svg:viewBox="0 0 101 101" svg:d="M0 51c0-29 23-51 51-51s50 22 50 51c0 28-22 50-50 50s-51-22-51-50z">
          <text:p/>
        </draw:path>
        <draw:path draw:style-name="gr9" draw:text-style-name="P3" draw:layer="layout" svg:width="0.1cm" svg:height="0.1cm" svg:x="17.18cm" svg:y="18.332cm" svg:viewBox="0 0 101 101" svg:d="M0 50c0-28 23-50 51-50s50 22 50 50-22 51-50 51-51-23-51-51z">
          <text:p/>
        </draw:path>
        <draw:path draw:style-name="gr9" draw:text-style-name="P3" draw:layer="layout" svg:width="0.1cm" svg:height="0.1cm" svg:x="15.858cm" svg:y="17.393cm" svg:viewBox="0 0 101 101" svg:d="M0 51c0-29 24-51 52-51 27 0 49 22 49 51 0 28-22 50-49 50-28 0-52-22-52-50z">
          <text:p/>
        </draw:path>
        <draw:path draw:style-name="gr9" draw:text-style-name="P3" draw:layer="layout" svg:width="0.1cm" svg:height="0.1cm" svg:x="15.818cm" svg:y="19.176cm" svg:viewBox="0 0 101 101" svg:d="M0 51c0-29 23-51 52-51 27 0 49 22 49 51 0 28-22 50-49 50-29 0-52-22-52-50z">
          <text:p/>
        </draw:path>
        <draw:path draw:style-name="gr3" draw:text-style-name="P2" draw:layer="layout" svg:width="0.301cm" svg:height="0.3cm" svg:x="17.931cm" svg:y="17.835cm" svg:viewBox="0 0 302 301" svg:d="M0 151c0-84 68-151 150-151 83 0 152 67 152 151 0 83-69 150-152 150-82 0-150-67-150-150z">
          <text:p/>
        </draw:path>
        <draw:path draw:style-name="gr3" draw:text-style-name="P2" draw:layer="layout" svg:width="0.3cm" svg:height="0.3cm" svg:x="17.169cm" svg:y="17.835cm" svg:viewBox="0 0 301 301" svg:d="M0 151c0-84 67-151 149-151 84 0 152 67 152 151 0 83-68 150-152 150-82 0-149-67-149-150z">
          <text:p/>
        </draw:path>
        <draw:line draw:style-name="gr4" draw:text-style-name="P1" draw:layer="layout" svg:x1="17.099cm" svg:y1="17.463cm" svg:x2="17.099cm" svg:y2="17.423cm">
          <text:p/>
        </draw:line>
        <draw:path draw:style-name="gr3" draw:text-style-name="P2" draw:layer="layout" svg:width="0.211cm" svg:height="0.21cm" svg:x="16.744cm" svg:y="17.338cm" svg:viewBox="0 0 212 211" svg:d="M0 105c0-58 49-105 107-105 57 0 105 47 105 105s-48 106-105 106c-58 0-107-48-107-106z">
          <text:p/>
        </draw:path>
        <draw:path draw:style-name="gr3" draw:text-style-name="P2" draw:layer="layout" svg:width="0.209cm" svg:height="0.21cm" svg:x="16.495cm" svg:y="17.338cm" svg:viewBox="0 0 210 211" svg:d="M0 105c0-58 48-105 105-105 58 0 105 47 105 105s-47 106-105 106c-57 0-105-48-105-106z">
          <text:p/>
        </draw:path>
        <draw:path draw:style-name="gr3" draw:text-style-name="P2" draw:layer="layout" svg:width="0.3cm" svg:height="0.3cm" svg:x="14.996cm" svg:y="18.152cm" svg:viewBox="0 0 301 301" svg:d="M0 151c0-84 68-151 151-151 82 0 150 67 150 151 0 83-68 150-150 150-83 0-151-67-151-150z">
          <text:p/>
        </draw:path>
        <draw:path draw:style-name="gr3" draw:text-style-name="P2" draw:layer="layout" svg:width="0.3cm" svg:height="0.3cm" svg:x="15.758cm" svg:y="18.152cm" svg:viewBox="0 0 301 301" svg:d="M0 151c0-84 68-151 152-151 82 0 149 67 149 151 0 83-67 150-149 150-84 0-152-67-152-150z">
          <text:p/>
        </draw:path>
        <draw:line draw:style-name="gr5" draw:text-style-name="P1" draw:layer="layout" svg:x1="15.147cm" svg:y1="19.201cm" svg:x2="15.147cm" svg:y2="19.251cm">
          <text:p/>
        </draw:line>
        <draw:path draw:style-name="gr3" draw:text-style-name="P2" draw:layer="layout" svg:width="0.24cm" svg:height="0.24cm" svg:x="15.28cm" svg:y="19.106cm" svg:viewBox="0 0 241 241" svg:d="M0 120c0-66 54-120 121-120 66 0 120 54 120 120 0 67-54 121-120 121-67 0-121-54-121-121z">
          <text:p/>
        </draw:path>
        <draw:line draw:style-name="gr6" draw:text-style-name="P1" draw:layer="layout" svg:x1="15.939cm" svg:y1="18.637cm" svg:x2="15.878cm" svg:y2="18.637cm">
          <text:p/>
        </draw:line>
        <draw:path draw:style-name="gr3" draw:text-style-name="P2" draw:layer="layout" svg:width="0.24cm" svg:height="0.24cm" svg:x="15.788cm" svg:y="18.767cm" svg:viewBox="0 0 241 241" svg:d="M0 121c0-66 54-121 121-121s120 55 120 121-53 120-120 120-121-54-121-120z">
          <text:p/>
        </draw:path>
        <draw:path draw:style-name="gr3" draw:text-style-name="P2" draw:layer="layout" svg:width="0.3cm" svg:height="0.3cm" svg:x="17.501cm" svg:y="17.293cm" svg:viewBox="0 0 301 301" svg:d="M0 151c0-83 68-151 152-151 82 0 149 68 149 151s-67 150-149 150c-84 0-152-67-152-150z">
          <text:p/>
        </draw:path>
        <draw:polygon draw:style-name="gr3" draw:text-style-name="P2" draw:layer="layout" svg:width="0.211cm" svg:height="0.21cm" svg:x="16.363cm" svg:y="18.277cm" svg:viewBox="0 0 212 211" draw:points="0,211 0,0 212,0 212,211">
          <text:p/>
        </draw:polygon>
        <draw:path draw:style-name="gr3" draw:text-style-name="P2" draw:layer="layout" svg:width="0.211cm" svg:height="0.21cm" svg:x="16.363cm" svg:y="18.531cm" svg:viewBox="0 0 212 211" svg:d="M0 106c0-59 48-106 106-106 57 0 106 47 106 106 0 58-49 105-106 105-58 0-106-47-106-105z">
          <text:p/>
        </draw:path>
        <draw:path draw:style-name="gr3" draw:text-style-name="P2" draw:layer="layout" svg:width="0.211cm" svg:height="0.21cm" svg:x="16.363cm" svg:y="18.785cm" svg:viewBox="0 0 212 211" svg:d="M0 106c0-58 48-106 106-106 57 0 106 48 106 106s-49 105-106 105c-58 0-106-47-106-105z">
          <text:p/>
        </draw:path>
        <draw:path draw:style-name="gr3" draw:text-style-name="P2" draw:layer="layout" svg:width="0.211cm" svg:height="0.21cm" svg:x="16.363cm" svg:y="19.039cm" svg:viewBox="0 0 212 211" svg:d="M0 105c0-58 48-105 106-105 57 0 106 47 106 105s-49 106-106 106c-58 0-106-48-106-106z">
          <text:p/>
        </draw:path>
        <draw:path draw:style-name="gr3" draw:text-style-name="P2" draw:layer="layout" svg:width="0.211cm" svg:height="0.21cm" svg:x="17.125cm" svg:y="19.039cm" svg:viewBox="0 0 212 211" svg:d="M0 105c0-58 48-105 107-105 57 0 105 47 105 105s-48 106-105 106c-59 0-107-48-107-106z">
          <text:p/>
        </draw:path>
        <draw:path draw:style-name="gr3" draw:text-style-name="P2" draw:layer="layout" svg:width="0.211cm" svg:height="0.21cm" svg:x="17.125cm" svg:y="18.785cm" svg:viewBox="0 0 212 211" svg:d="M0 106c0-58 48-106 107-106 57 0 105 48 105 106s-48 105-105 105c-59 0-107-47-107-105z">
          <text:p/>
        </draw:path>
        <draw:path draw:style-name="gr3" draw:text-style-name="P2" draw:layer="layout" svg:width="0.211cm" svg:height="0.21cm" svg:x="17.125cm" svg:y="18.531cm" svg:viewBox="0 0 212 211" svg:d="M0 106c0-59 48-106 107-106 57 0 105 47 105 106 0 58-48 105-105 105-59 0-107-47-107-105z">
          <text:p/>
        </draw:path>
        <draw:path draw:style-name="gr3" draw:text-style-name="P2" draw:layer="layout" svg:width="0.211cm" svg:height="0.21cm" svg:x="17.125cm" svg:y="18.277cm" svg:viewBox="0 0 212 211" svg:d="M0 105c0-58 48-105 107-105 57 0 105 47 105 105 0 59-48 106-105 106-59 0-107-47-107-106z">
          <text:p/>
        </draw:path>
        <draw:path draw:style-name="gr3" draw:text-style-name="P2" draw:layer="layout" svg:width="0.3cm" svg:height="0.3cm" svg:x="15.758cm" svg:y="17.293cm" svg:viewBox="0 0 301 301" svg:d="M0 151c0-83 68-151 152-151 82 0 149 68 149 151s-67 150-149 150c-84 0-152-67-152-150z">
          <text:p/>
        </draw:path>
        <draw:path draw:style-name="gr3" draw:text-style-name="P2" draw:layer="layout" svg:width="0.3cm" svg:height="0.3cm" svg:x="15.718cm" svg:y="19.076cm" svg:viewBox="0 0 301 301" svg:d="M0 151c0-84 68-151 152-151 82 0 149 67 149 151 0 83-67 150-149 150-84 0-152-67-152-150z">
          <text:p/>
        </draw:path>
        <draw:path draw:style-name="gr3" draw:text-style-name="P2" draw:layer="layout" svg:width="0.1cm" svg:height="0.1cm" svg:x="18.031cm" svg:y="17.935cm" svg:viewBox="0 0 101 101" svg:d="M0 50c0-28 23-50 50-50 28 0 51 22 51 50s-23 51-51 51c-27 0-50-23-50-51z">
          <text:p/>
        </draw:path>
        <draw:path draw:style-name="gr3" draw:text-style-name="P2" draw:layer="layout" svg:width="0.1cm" svg:height="0.1cm" svg:x="17.269cm" svg:y="17.935cm" svg:viewBox="0 0 101 101" svg:d="M0 50c0-28 22-50 49-50 28 0 52 22 52 50s-24 51-52 51c-27 0-49-23-49-51z">
          <text:p/>
        </draw:path>
        <draw:path draw:style-name="gr3" draw:text-style-name="P2" draw:layer="layout" svg:width="0.1cm" svg:height="0.1cm" svg:x="17.05cm" svg:y="17.393cm" svg:viewBox="0 0 101 101" svg:d="M0 51c0-29 23-51 50-51 28 0 51 22 51 51 0 28-23 50-51 50-27 0-50-22-50-50z">
          <text:p/>
        </draw:path>
        <draw:path draw:style-name="gr3" draw:text-style-name="P2" draw:layer="layout" svg:width="0.1cm" svg:height="0.1cm" svg:x="16.799cm" svg:y="17.393cm" svg:viewBox="0 0 101 101" svg:d="M0 51c0-29 23-51 51-51s50 22 50 51c0 28-22 50-50 50s-51-22-51-50z">
          <text:p/>
        </draw:path>
        <draw:path draw:style-name="gr3" draw:text-style-name="P2" draw:layer="layout" svg:width="0.1cm" svg:height="0.1cm" svg:x="16.55cm" svg:y="17.393cm" svg:viewBox="0 0 101 101" svg:d="M0 51c0-29 23-51 50-51 28 0 51 22 51 51 0 28-23 50-51 50-27 0-50-22-50-50z">
          <text:p/>
        </draw:path>
        <draw:path draw:style-name="gr3" draw:text-style-name="P2" draw:layer="layout" svg:width="0.1cm" svg:height="0.1cm" svg:x="15.096cm" svg:y="18.252cm" svg:viewBox="0 0 101 101" svg:d="M0 50c0-28 23-50 51-50 27 0 50 22 50 50 0 29-23 51-50 51-28 0-51-22-51-51z">
          <text:p/>
        </draw:path>
        <draw:path draw:style-name="gr3" draw:text-style-name="P2" draw:layer="layout" svg:width="0.1cm" svg:height="0.1cm" svg:x="15.858cm" svg:y="18.252cm" svg:viewBox="0 0 101 101" svg:d="M0 50c0-28 24-50 52-50 27 0 49 22 49 50 0 29-22 51-49 51-28 0-52-22-52-51z">
          <text:p/>
        </draw:path>
        <draw:path draw:style-name="gr3" draw:text-style-name="P2" draw:layer="layout" svg:width="0.1cm" svg:height="0.1cm" svg:x="15.096cm" svg:y="19.176cm" svg:viewBox="0 0 101 101" svg:d="M0 51c0-29 23-51 51-51 27 0 50 22 50 51 0 28-23 50-50 50-28 0-51-22-51-50z">
          <text:p/>
        </draw:path>
        <draw:path draw:style-name="gr3" draw:text-style-name="P2" draw:layer="layout" svg:width="0.1cm" svg:height="0.1cm" svg:x="15.35cm" svg:y="19.176cm" svg:viewBox="0 0 101 101" svg:d="M0 51c0-29 23-51 52-51 27 0 49 22 49 51 0 28-22 50-49 50-29 0-52-22-52-50z">
          <text:p/>
        </draw:path>
        <draw:path draw:style-name="gr3" draw:text-style-name="P2" draw:layer="layout" svg:width="0.1cm" svg:height="0.1cm" svg:x="15.858cm" svg:y="18.587cm" svg:viewBox="0 0 101 101" svg:d="M0 51c0-29 24-51 52-51 27 0 49 22 49 51 0 28-22 50-49 50-28 0-52-22-52-50z">
          <text:p/>
        </draw:path>
        <draw:path draw:style-name="gr3" draw:text-style-name="P2" draw:layer="layout" svg:width="0.1cm" svg:height="0.1cm" svg:x="15.858cm" svg:y="18.837cm" svg:viewBox="0 0 101 101" svg:d="M0 50c0-28 24-50 52-50 27 0 49 22 49 50 0 29-22 51-49 51-28 0-52-22-52-51z">
          <text:p/>
        </draw:path>
        <draw:path draw:style-name="gr3" draw:text-style-name="P2" draw:layer="layout" svg:width="0.1cm" svg:height="0.1cm" svg:x="17.601cm" svg:y="17.393cm" svg:viewBox="0 0 101 101" svg:d="M0 51c0-29 23-51 52-51 27 0 49 22 49 51 0 28-22 50-49 50-29 0-52-22-52-50z">
          <text:p/>
        </draw:path>
        <draw:path draw:style-name="gr3" draw:text-style-name="P2" draw:layer="layout" svg:width="0.1cm" svg:height="0.1cm" svg:x="16.418cm" svg:y="18.332cm" svg:viewBox="0 0 101 101" svg:d="M0 50c0-28 23-50 52-50 27 0 49 22 49 50s-22 51-49 51c-29 0-52-23-52-51z">
          <text:p/>
        </draw:path>
        <draw:path draw:style-name="gr3" draw:text-style-name="P2" draw:layer="layout" svg:width="0.1cm" svg:height="0.1cm" svg:x="16.418cm" svg:y="18.586cm" svg:viewBox="0 0 101 101" svg:d="M0 51c0-29 23-51 52-51 27 0 49 22 49 51 0 28-22 50-49 50-29 0-52-22-52-50z">
          <text:p/>
        </draw:path>
        <draw:path draw:style-name="gr3" draw:text-style-name="P2" draw:layer="layout" svg:width="0.1cm" svg:height="0.1cm" svg:x="16.418cm" svg:y="18.84cm" svg:viewBox="0 0 101 101" svg:d="M0 50c0-28 23-50 52-50 27 0 49 22 49 50 0 29-22 51-49 51-29 0-52-22-52-51z">
          <text:p/>
        </draw:path>
        <draw:path draw:style-name="gr3" draw:text-style-name="P2" draw:layer="layout" svg:width="0.1cm" svg:height="0.1cm" svg:x="16.418cm" svg:y="19.094cm" svg:viewBox="0 0 101 101" svg:d="M0 51c0-28 23-51 52-51 27 0 49 23 49 51s-22 50-49 50c-29 0-52-22-52-50z">
          <text:p/>
        </draw:path>
        <draw:path draw:style-name="gr3" draw:text-style-name="P2" draw:layer="layout" svg:width="0.1cm" svg:height="0.1cm" svg:x="17.18cm" svg:y="19.094cm" svg:viewBox="0 0 101 101" svg:d="M0 51c0-28 23-51 51-51s50 23 50 51-22 50-50 50-51-22-51-50z">
          <text:p/>
        </draw:path>
        <draw:path draw:style-name="gr3" draw:text-style-name="P2" draw:layer="layout" svg:width="0.1cm" svg:height="0.1cm" svg:x="17.18cm" svg:y="18.84cm" svg:viewBox="0 0 101 101" svg:d="M0 50c0-28 23-50 51-50s50 22 50 50c0 29-22 51-50 51s-51-22-51-51z">
          <text:p/>
        </draw:path>
        <draw:path draw:style-name="gr3" draw:text-style-name="P2" draw:layer="layout" svg:width="0.1cm" svg:height="0.1cm" svg:x="17.18cm" svg:y="18.586cm" svg:viewBox="0 0 101 101" svg:d="M0 51c0-29 23-51 51-51s50 22 50 51c0 28-22 50-50 50s-51-22-51-50z">
          <text:p/>
        </draw:path>
        <draw:path draw:style-name="gr3" draw:text-style-name="P2" draw:layer="layout" svg:width="0.1cm" svg:height="0.1cm" svg:x="17.18cm" svg:y="18.332cm" svg:viewBox="0 0 101 101" svg:d="M0 50c0-28 23-50 51-50s50 22 50 50-22 51-50 51-51-23-51-51z">
          <text:p/>
        </draw:path>
        <draw:path draw:style-name="gr3" draw:text-style-name="P2" draw:layer="layout" svg:width="0.1cm" svg:height="0.1cm" svg:x="15.858cm" svg:y="17.393cm" svg:viewBox="0 0 101 101" svg:d="M0 51c0-29 24-51 52-51 27 0 49 22 49 51 0 28-22 50-49 50-28 0-52-22-52-50z">
          <text:p/>
        </draw:path>
        <draw:path draw:style-name="gr3" draw:text-style-name="P2" draw:layer="layout" svg:width="0.1cm" svg:height="0.1cm" svg:x="15.818cm" svg:y="19.176cm" svg:viewBox="0 0 101 101" svg:d="M0 51c0-29 23-51 52-51 27 0 49 22 49 51 0 28-22 50-49 50-29 0-52-22-52-50z">
          <text:p/>
        </draw:path>
        <draw:path draw:style-name="gr3" draw:text-style-name="P2" draw:layer="layout" svg:width="0.1cm" svg:height="0.1cm" svg:x="18.031cm" svg:y="17.935cm" svg:viewBox="0 0 101 101" svg:d="M0 50c0-28 23-50 50-50 28 0 51 22 51 50s-23 51-51 51c-27 0-50-23-50-51z">
          <text:p/>
        </draw:path>
        <draw:path draw:style-name="gr3" draw:text-style-name="P2" draw:layer="layout" svg:width="0.1cm" svg:height="0.1cm" svg:x="17.269cm" svg:y="17.935cm" svg:viewBox="0 0 101 101" svg:d="M0 50c0-28 22-50 49-50 28 0 52 22 52 50s-24 51-52 51c-27 0-49-23-49-51z">
          <text:p/>
        </draw:path>
        <draw:path draw:style-name="gr3" draw:text-style-name="P2" draw:layer="layout" svg:width="0.1cm" svg:height="0.1cm" svg:x="17.05cm" svg:y="17.393cm" svg:viewBox="0 0 101 101" svg:d="M0 51c0-29 23-51 50-51 28 0 51 22 51 51 0 28-23 50-51 50-27 0-50-22-50-50z">
          <text:p/>
        </draw:path>
        <draw:path draw:style-name="gr3" draw:text-style-name="P2" draw:layer="layout" svg:width="0.1cm" svg:height="0.1cm" svg:x="16.799cm" svg:y="17.393cm" svg:viewBox="0 0 101 101" svg:d="M0 51c0-29 23-51 51-51s50 22 50 51c0 28-22 50-50 50s-51-22-51-50z">
          <text:p/>
        </draw:path>
        <draw:path draw:style-name="gr3" draw:text-style-name="P2" draw:layer="layout" svg:width="0.1cm" svg:height="0.1cm" svg:x="16.55cm" svg:y="17.393cm" svg:viewBox="0 0 101 101" svg:d="M0 51c0-29 23-51 50-51 28 0 51 22 51 51 0 28-23 50-51 50-27 0-50-22-50-50z">
          <text:p/>
        </draw:path>
        <draw:path draw:style-name="gr3" draw:text-style-name="P2" draw:layer="layout" svg:width="0.1cm" svg:height="0.1cm" svg:x="15.096cm" svg:y="18.252cm" svg:viewBox="0 0 101 101" svg:d="M0 50c0-28 23-50 51-50 27 0 50 22 50 50 0 29-23 51-50 51-28 0-51-22-51-51z">
          <text:p/>
        </draw:path>
        <draw:path draw:style-name="gr3" draw:text-style-name="P2" draw:layer="layout" svg:width="0.1cm" svg:height="0.1cm" svg:x="15.858cm" svg:y="18.252cm" svg:viewBox="0 0 101 101" svg:d="M0 50c0-28 24-50 52-50 27 0 49 22 49 50 0 29-22 51-49 51-28 0-52-22-52-51z">
          <text:p/>
        </draw:path>
        <draw:path draw:style-name="gr3" draw:text-style-name="P2" draw:layer="layout" svg:width="0.1cm" svg:height="0.1cm" svg:x="15.096cm" svg:y="19.176cm" svg:viewBox="0 0 101 101" svg:d="M0 51c0-29 23-51 51-51 27 0 50 22 50 51 0 28-23 50-50 50-28 0-51-22-51-50z">
          <text:p/>
        </draw:path>
        <draw:path draw:style-name="gr3" draw:text-style-name="P2" draw:layer="layout" svg:width="0.1cm" svg:height="0.1cm" svg:x="15.35cm" svg:y="19.176cm" svg:viewBox="0 0 101 101" svg:d="M0 51c0-29 23-51 52-51 27 0 49 22 49 51 0 28-22 50-49 50-29 0-52-22-52-50z">
          <text:p/>
        </draw:path>
        <draw:path draw:style-name="gr3" draw:text-style-name="P2" draw:layer="layout" svg:width="0.1cm" svg:height="0.1cm" svg:x="15.858cm" svg:y="18.587cm" svg:viewBox="0 0 101 101" svg:d="M0 51c0-29 24-51 52-51 27 0 49 22 49 51 0 28-22 50-49 50-28 0-52-22-52-50z">
          <text:p/>
        </draw:path>
        <draw:path draw:style-name="gr3" draw:text-style-name="P2" draw:layer="layout" svg:width="0.1cm" svg:height="0.1cm" svg:x="15.858cm" svg:y="18.837cm" svg:viewBox="0 0 101 101" svg:d="M0 50c0-28 24-50 52-50 27 0 49 22 49 50 0 29-22 51-49 51-28 0-52-22-52-51z">
          <text:p/>
        </draw:path>
        <draw:path draw:style-name="gr3" draw:text-style-name="P2" draw:layer="layout" svg:width="0.1cm" svg:height="0.1cm" svg:x="17.601cm" svg:y="17.393cm" svg:viewBox="0 0 101 101" svg:d="M0 51c0-29 23-51 52-51 27 0 49 22 49 51 0 28-22 50-49 50-29 0-52-22-52-50z">
          <text:p/>
        </draw:path>
        <draw:path draw:style-name="gr3" draw:text-style-name="P2" draw:layer="layout" svg:width="0.1cm" svg:height="0.1cm" svg:x="16.418cm" svg:y="18.332cm" svg:viewBox="0 0 101 101" svg:d="M0 50c0-28 23-50 52-50 27 0 49 22 49 50s-22 51-49 51c-29 0-52-23-52-51z">
          <text:p/>
        </draw:path>
        <draw:path draw:style-name="gr3" draw:text-style-name="P2" draw:layer="layout" svg:width="0.1cm" svg:height="0.1cm" svg:x="16.418cm" svg:y="18.586cm" svg:viewBox="0 0 101 101" svg:d="M0 51c0-29 23-51 52-51 27 0 49 22 49 51 0 28-22 50-49 50-29 0-52-22-52-50z">
          <text:p/>
        </draw:path>
        <draw:path draw:style-name="gr3" draw:text-style-name="P2" draw:layer="layout" svg:width="0.1cm" svg:height="0.1cm" svg:x="16.418cm" svg:y="18.84cm" svg:viewBox="0 0 101 101" svg:d="M0 50c0-28 23-50 52-50 27 0 49 22 49 50 0 29-22 51-49 51-29 0-52-22-52-51z">
          <text:p/>
        </draw:path>
        <draw:path draw:style-name="gr3" draw:text-style-name="P2" draw:layer="layout" svg:width="0.1cm" svg:height="0.1cm" svg:x="16.418cm" svg:y="19.094cm" svg:viewBox="0 0 101 101" svg:d="M0 51c0-28 23-51 52-51 27 0 49 23 49 51s-22 50-49 50c-29 0-52-22-52-50z">
          <text:p/>
        </draw:path>
        <draw:path draw:style-name="gr3" draw:text-style-name="P2" draw:layer="layout" svg:width="0.1cm" svg:height="0.1cm" svg:x="17.18cm" svg:y="19.094cm" svg:viewBox="0 0 101 101" svg:d="M0 51c0-28 23-51 51-51s50 23 50 51-22 50-50 50-51-22-51-50z">
          <text:p/>
        </draw:path>
        <draw:path draw:style-name="gr3" draw:text-style-name="P2" draw:layer="layout" svg:width="0.1cm" svg:height="0.1cm" svg:x="17.18cm" svg:y="18.84cm" svg:viewBox="0 0 101 101" svg:d="M0 50c0-28 23-50 51-50s50 22 50 50c0 29-22 51-50 51s-51-22-51-51z">
          <text:p/>
        </draw:path>
        <draw:path draw:style-name="gr3" draw:text-style-name="P2" draw:layer="layout" svg:width="0.1cm" svg:height="0.1cm" svg:x="17.18cm" svg:y="18.586cm" svg:viewBox="0 0 101 101" svg:d="M0 51c0-29 23-51 51-51s50 22 50 51c0 28-22 50-50 50s-51-22-51-50z">
          <text:p/>
        </draw:path>
        <draw:path draw:style-name="gr3" draw:text-style-name="P2" draw:layer="layout" svg:width="0.1cm" svg:height="0.1cm" svg:x="17.18cm" svg:y="18.332cm" svg:viewBox="0 0 101 101" svg:d="M0 50c0-28 23-50 51-50s50 22 50 50-22 51-50 51-51-23-51-51z">
          <text:p/>
        </draw:path>
        <draw:path draw:style-name="gr3" draw:text-style-name="P2" draw:layer="layout" svg:width="0.1cm" svg:height="0.1cm" svg:x="15.858cm" svg:y="17.393cm" svg:viewBox="0 0 101 101" svg:d="M0 51c0-29 24-51 52-51 27 0 49 22 49 51 0 28-22 50-49 50-28 0-52-22-52-50z">
          <text:p/>
        </draw:path>
        <draw:path draw:style-name="gr3" draw:text-style-name="P2" draw:layer="layout" svg:width="0.1cm" svg:height="0.1cm" svg:x="15.818cm" svg:y="19.176cm" svg:viewBox="0 0 101 101" svg:d="M0 51c0-29 23-51 52-51 27 0 49 22 49 51 0 28-22 50-49 50-29 0-52-22-52-50z">
          <text:p/>
        </draw:path>
        <draw:path draw:style-name="gr3" draw:text-style-name="P2" draw:layer="layout" svg:width="0.1cm" svg:height="0.1cm" svg:x="18.031cm" svg:y="17.935cm" svg:viewBox="0 0 101 101" svg:d="M0 50c0-28 23-50 50-50 28 0 51 22 51 50s-23 51-51 51c-27 0-50-23-50-51z">
          <text:p/>
        </draw:path>
        <draw:path draw:style-name="gr3" draw:text-style-name="P2" draw:layer="layout" svg:width="0.1cm" svg:height="0.1cm" svg:x="17.269cm" svg:y="17.935cm" svg:viewBox="0 0 101 101" svg:d="M0 50c0-28 22-50 49-50 28 0 52 22 52 50s-24 51-52 51c-27 0-49-23-49-51z">
          <text:p/>
        </draw:path>
        <draw:path draw:style-name="gr3" draw:text-style-name="P2" draw:layer="layout" svg:width="0.1cm" svg:height="0.1cm" svg:x="17.05cm" svg:y="17.393cm" svg:viewBox="0 0 101 101" svg:d="M0 51c0-29 23-51 50-51 28 0 51 22 51 51 0 28-23 50-51 50-27 0-50-22-50-50z">
          <text:p/>
        </draw:path>
        <draw:path draw:style-name="gr3" draw:text-style-name="P2" draw:layer="layout" svg:width="0.1cm" svg:height="0.1cm" svg:x="16.799cm" svg:y="17.393cm" svg:viewBox="0 0 101 101" svg:d="M0 51c0-29 23-51 51-51s50 22 50 51c0 28-22 50-50 50s-51-22-51-50z">
          <text:p/>
        </draw:path>
        <draw:path draw:style-name="gr3" draw:text-style-name="P2" draw:layer="layout" svg:width="0.1cm" svg:height="0.1cm" svg:x="16.55cm" svg:y="17.393cm" svg:viewBox="0 0 101 101" svg:d="M0 51c0-29 23-51 50-51 28 0 51 22 51 51 0 28-23 50-51 50-27 0-50-22-50-50z">
          <text:p/>
        </draw:path>
        <draw:path draw:style-name="gr3" draw:text-style-name="P2" draw:layer="layout" svg:width="0.1cm" svg:height="0.1cm" svg:x="15.096cm" svg:y="18.252cm" svg:viewBox="0 0 101 101" svg:d="M0 50c0-28 23-50 51-50 27 0 50 22 50 50 0 29-23 51-50 51-28 0-51-22-51-51z">
          <text:p/>
        </draw:path>
        <draw:path draw:style-name="gr3" draw:text-style-name="P2" draw:layer="layout" svg:width="0.1cm" svg:height="0.1cm" svg:x="15.858cm" svg:y="18.252cm" svg:viewBox="0 0 101 101" svg:d="M0 50c0-28 24-50 52-50 27 0 49 22 49 50 0 29-22 51-49 51-28 0-52-22-52-51z">
          <text:p/>
        </draw:path>
        <draw:path draw:style-name="gr3" draw:text-style-name="P2" draw:layer="layout" svg:width="0.1cm" svg:height="0.1cm" svg:x="15.096cm" svg:y="19.176cm" svg:viewBox="0 0 101 101" svg:d="M0 51c0-29 23-51 51-51 27 0 50 22 50 51 0 28-23 50-50 50-28 0-51-22-51-50z">
          <text:p/>
        </draw:path>
        <draw:path draw:style-name="gr3" draw:text-style-name="P2" draw:layer="layout" svg:width="0.1cm" svg:height="0.1cm" svg:x="15.35cm" svg:y="19.176cm" svg:viewBox="0 0 101 101" svg:d="M0 51c0-29 23-51 52-51 27 0 49 22 49 51 0 28-22 50-49 50-29 0-52-22-52-50z">
          <text:p/>
        </draw:path>
        <draw:path draw:style-name="gr3" draw:text-style-name="P2" draw:layer="layout" svg:width="0.1cm" svg:height="0.1cm" svg:x="15.858cm" svg:y="18.587cm" svg:viewBox="0 0 101 101" svg:d="M0 51c0-29 24-51 52-51 27 0 49 22 49 51 0 28-22 50-49 50-28 0-52-22-52-50z">
          <text:p/>
        </draw:path>
        <draw:path draw:style-name="gr3" draw:text-style-name="P2" draw:layer="layout" svg:width="0.1cm" svg:height="0.1cm" svg:x="15.858cm" svg:y="18.837cm" svg:viewBox="0 0 101 101" svg:d="M0 50c0-28 24-50 52-50 27 0 49 22 49 50 0 29-22 51-49 51-28 0-52-22-52-51z">
          <text:p/>
        </draw:path>
        <draw:path draw:style-name="gr3" draw:text-style-name="P2" draw:layer="layout" svg:width="0.1cm" svg:height="0.1cm" svg:x="17.601cm" svg:y="17.393cm" svg:viewBox="0 0 101 101" svg:d="M0 51c0-29 23-51 52-51 27 0 49 22 49 51 0 28-22 50-49 50-29 0-52-22-52-50z">
          <text:p/>
        </draw:path>
        <draw:path draw:style-name="gr3" draw:text-style-name="P2" draw:layer="layout" svg:width="0.1cm" svg:height="0.1cm" svg:x="16.418cm" svg:y="18.332cm" svg:viewBox="0 0 101 101" svg:d="M0 50c0-28 23-50 52-50 27 0 49 22 49 50s-22 51-49 51c-29 0-52-23-52-51z">
          <text:p/>
        </draw:path>
        <draw:path draw:style-name="gr3" draw:text-style-name="P2" draw:layer="layout" svg:width="0.1cm" svg:height="0.1cm" svg:x="16.418cm" svg:y="18.586cm" svg:viewBox="0 0 101 101" svg:d="M0 51c0-29 23-51 52-51 27 0 49 22 49 51 0 28-22 50-49 50-29 0-52-22-52-50z">
          <text:p/>
        </draw:path>
        <draw:path draw:style-name="gr3" draw:text-style-name="P2" draw:layer="layout" svg:width="0.1cm" svg:height="0.1cm" svg:x="16.418cm" svg:y="18.84cm" svg:viewBox="0 0 101 101" svg:d="M0 50c0-28 23-50 52-50 27 0 49 22 49 50 0 29-22 51-49 51-29 0-52-22-52-51z">
          <text:p/>
        </draw:path>
        <draw:path draw:style-name="gr3" draw:text-style-name="P2" draw:layer="layout" svg:width="0.1cm" svg:height="0.1cm" svg:x="16.418cm" svg:y="19.094cm" svg:viewBox="0 0 101 101" svg:d="M0 51c0-28 23-51 52-51 27 0 49 23 49 51s-22 50-49 50c-29 0-52-22-52-50z">
          <text:p/>
        </draw:path>
        <draw:path draw:style-name="gr3" draw:text-style-name="P2" draw:layer="layout" svg:width="0.1cm" svg:height="0.1cm" svg:x="17.18cm" svg:y="19.094cm" svg:viewBox="0 0 101 101" svg:d="M0 51c0-28 23-51 51-51s50 23 50 51-22 50-50 50-51-22-51-50z">
          <text:p/>
        </draw:path>
        <draw:path draw:style-name="gr3" draw:text-style-name="P2" draw:layer="layout" svg:width="0.1cm" svg:height="0.1cm" svg:x="17.18cm" svg:y="18.84cm" svg:viewBox="0 0 101 101" svg:d="M0 50c0-28 23-50 51-50s50 22 50 50c0 29-22 51-50 51s-51-22-51-51z">
          <text:p/>
        </draw:path>
        <draw:path draw:style-name="gr3" draw:text-style-name="P2" draw:layer="layout" svg:width="0.1cm" svg:height="0.1cm" svg:x="17.18cm" svg:y="18.586cm" svg:viewBox="0 0 101 101" svg:d="M0 51c0-29 23-51 51-51s50 22 50 51c0 28-22 50-50 50s-51-22-51-50z">
          <text:p/>
        </draw:path>
        <draw:path draw:style-name="gr3" draw:text-style-name="P2" draw:layer="layout" svg:width="0.1cm" svg:height="0.1cm" svg:x="17.18cm" svg:y="18.332cm" svg:viewBox="0 0 101 101" svg:d="M0 50c0-28 23-50 51-50s50 22 50 50-22 51-50 51-51-23-51-51z">
          <text:p/>
        </draw:path>
        <draw:path draw:style-name="gr3" draw:text-style-name="P2" draw:layer="layout" svg:width="0.1cm" svg:height="0.1cm" svg:x="15.858cm" svg:y="17.393cm" svg:viewBox="0 0 101 101" svg:d="M0 51c0-29 24-51 52-51 27 0 49 22 49 51 0 28-22 50-49 50-28 0-52-22-52-50z">
          <text:p/>
        </draw:path>
        <draw:path draw:style-name="gr3" draw:text-style-name="P2" draw:layer="layout" svg:width="0.1cm" svg:height="0.1cm" svg:x="15.818cm" svg:y="19.176cm" svg:viewBox="0 0 101 101" svg:d="M0 51c0-29 23-51 52-51 27 0 49 22 49 51 0 28-22 50-49 50-29 0-52-22-52-50z">
          <text:p/>
        </draw:path>
        <draw:path draw:style-name="gr3" draw:text-style-name="P2" draw:layer="layout" svg:width="0.1cm" svg:height="0.1cm" svg:x="18.031cm" svg:y="17.935cm" svg:viewBox="0 0 101 101" svg:d="M0 50c0-28 23-50 50-50 28 0 51 22 51 50s-23 51-51 51c-27 0-50-23-50-51z">
          <text:p/>
        </draw:path>
        <draw:path draw:style-name="gr3" draw:text-style-name="P2" draw:layer="layout" svg:width="0.1cm" svg:height="0.1cm" svg:x="17.269cm" svg:y="17.935cm" svg:viewBox="0 0 101 101" svg:d="M0 50c0-28 22-50 49-50 28 0 52 22 52 50s-24 51-52 51c-27 0-49-23-49-51z">
          <text:p/>
        </draw:path>
        <draw:path draw:style-name="gr3" draw:text-style-name="P2" draw:layer="layout" svg:width="0.1cm" svg:height="0.1cm" svg:x="17.05cm" svg:y="17.393cm" svg:viewBox="0 0 101 101" svg:d="M0 51c0-29 23-51 50-51 28 0 51 22 51 51 0 28-23 50-51 50-27 0-50-22-50-50z">
          <text:p/>
        </draw:path>
        <draw:path draw:style-name="gr3" draw:text-style-name="P2" draw:layer="layout" svg:width="0.1cm" svg:height="0.1cm" svg:x="16.799cm" svg:y="17.393cm" svg:viewBox="0 0 101 101" svg:d="M0 51c0-29 23-51 51-51s50 22 50 51c0 28-22 50-50 50s-51-22-51-50z">
          <text:p/>
        </draw:path>
        <draw:path draw:style-name="gr3" draw:text-style-name="P2" draw:layer="layout" svg:width="0.1cm" svg:height="0.1cm" svg:x="16.55cm" svg:y="17.393cm" svg:viewBox="0 0 101 101" svg:d="M0 51c0-29 23-51 50-51 28 0 51 22 51 51 0 28-23 50-51 50-27 0-50-22-50-50z">
          <text:p/>
        </draw:path>
        <draw:path draw:style-name="gr3" draw:text-style-name="P2" draw:layer="layout" svg:width="0.1cm" svg:height="0.1cm" svg:x="15.096cm" svg:y="18.252cm" svg:viewBox="0 0 101 101" svg:d="M0 50c0-28 23-50 51-50 27 0 50 22 50 50 0 29-23 51-50 51-28 0-51-22-51-51z">
          <text:p/>
        </draw:path>
        <draw:path draw:style-name="gr3" draw:text-style-name="P2" draw:layer="layout" svg:width="0.1cm" svg:height="0.1cm" svg:x="15.858cm" svg:y="18.252cm" svg:viewBox="0 0 101 101" svg:d="M0 50c0-28 24-50 52-50 27 0 49 22 49 50 0 29-22 51-49 51-28 0-52-22-52-51z">
          <text:p/>
        </draw:path>
        <draw:path draw:style-name="gr3" draw:text-style-name="P2" draw:layer="layout" svg:width="0.1cm" svg:height="0.1cm" svg:x="15.096cm" svg:y="19.176cm" svg:viewBox="0 0 101 101" svg:d="M0 51c0-29 23-51 51-51 27 0 50 22 50 51 0 28-23 50-50 50-28 0-51-22-51-50z">
          <text:p/>
        </draw:path>
        <draw:path draw:style-name="gr3" draw:text-style-name="P2" draw:layer="layout" svg:width="0.1cm" svg:height="0.1cm" svg:x="15.35cm" svg:y="19.176cm" svg:viewBox="0 0 101 101" svg:d="M0 51c0-29 23-51 52-51 27 0 49 22 49 51 0 28-22 50-49 50-29 0-52-22-52-50z">
          <text:p/>
        </draw:path>
        <draw:path draw:style-name="gr3" draw:text-style-name="P2" draw:layer="layout" svg:width="0.1cm" svg:height="0.1cm" svg:x="15.858cm" svg:y="18.587cm" svg:viewBox="0 0 101 101" svg:d="M0 51c0-29 24-51 52-51 27 0 49 22 49 51 0 28-22 50-49 50-28 0-52-22-52-50z">
          <text:p/>
        </draw:path>
        <draw:path draw:style-name="gr3" draw:text-style-name="P2" draw:layer="layout" svg:width="0.1cm" svg:height="0.1cm" svg:x="15.858cm" svg:y="18.837cm" svg:viewBox="0 0 101 101" svg:d="M0 50c0-28 24-50 52-50 27 0 49 22 49 50 0 29-22 51-49 51-28 0-52-22-52-51z">
          <text:p/>
        </draw:path>
        <draw:path draw:style-name="gr3" draw:text-style-name="P2" draw:layer="layout" svg:width="0.1cm" svg:height="0.1cm" svg:x="17.601cm" svg:y="17.393cm" svg:viewBox="0 0 101 101" svg:d="M0 51c0-29 23-51 52-51 27 0 49 22 49 51 0 28-22 50-49 50-29 0-52-22-52-50z">
          <text:p/>
        </draw:path>
        <draw:path draw:style-name="gr3" draw:text-style-name="P2" draw:layer="layout" svg:width="0.1cm" svg:height="0.1cm" svg:x="16.418cm" svg:y="18.332cm" svg:viewBox="0 0 101 101" svg:d="M0 50c0-28 23-50 52-50 27 0 49 22 49 50s-22 51-49 51c-29 0-52-23-52-51z">
          <text:p/>
        </draw:path>
        <draw:path draw:style-name="gr3" draw:text-style-name="P2" draw:layer="layout" svg:width="0.1cm" svg:height="0.1cm" svg:x="16.418cm" svg:y="18.586cm" svg:viewBox="0 0 101 101" svg:d="M0 51c0-29 23-51 52-51 27 0 49 22 49 51 0 28-22 50-49 50-29 0-52-22-52-50z">
          <text:p/>
        </draw:path>
        <draw:path draw:style-name="gr3" draw:text-style-name="P2" draw:layer="layout" svg:width="0.1cm" svg:height="0.1cm" svg:x="16.418cm" svg:y="18.84cm" svg:viewBox="0 0 101 101" svg:d="M0 50c0-28 23-50 52-50 27 0 49 22 49 50 0 29-22 51-49 51-29 0-52-22-52-51z">
          <text:p/>
        </draw:path>
        <draw:path draw:style-name="gr3" draw:text-style-name="P2" draw:layer="layout" svg:width="0.1cm" svg:height="0.1cm" svg:x="16.418cm" svg:y="19.094cm" svg:viewBox="0 0 101 101" svg:d="M0 51c0-28 23-51 52-51 27 0 49 23 49 51s-22 50-49 50c-29 0-52-22-52-50z">
          <text:p/>
        </draw:path>
        <draw:path draw:style-name="gr3" draw:text-style-name="P2" draw:layer="layout" svg:width="0.1cm" svg:height="0.1cm" svg:x="17.18cm" svg:y="19.094cm" svg:viewBox="0 0 101 101" svg:d="M0 51c0-28 23-51 51-51s50 23 50 51-22 50-50 50-51-22-51-50z">
          <text:p/>
        </draw:path>
        <draw:path draw:style-name="gr3" draw:text-style-name="P2" draw:layer="layout" svg:width="0.1cm" svg:height="0.1cm" svg:x="17.18cm" svg:y="18.84cm" svg:viewBox="0 0 101 101" svg:d="M0 50c0-28 23-50 51-50s50 22 50 50c0 29-22 51-50 51s-51-22-51-51z">
          <text:p/>
        </draw:path>
        <draw:path draw:style-name="gr3" draw:text-style-name="P2" draw:layer="layout" svg:width="0.1cm" svg:height="0.1cm" svg:x="17.18cm" svg:y="18.586cm" svg:viewBox="0 0 101 101" svg:d="M0 51c0-29 23-51 51-51s50 22 50 51c0 28-22 50-50 50s-51-22-51-50z">
          <text:p/>
        </draw:path>
        <draw:path draw:style-name="gr3" draw:text-style-name="P2" draw:layer="layout" svg:width="0.1cm" svg:height="0.1cm" svg:x="17.18cm" svg:y="18.332cm" svg:viewBox="0 0 101 101" svg:d="M0 50c0-28 23-50 51-50s50 22 50 50-22 51-50 51-51-23-51-51z">
          <text:p/>
        </draw:path>
        <draw:path draw:style-name="gr3" draw:text-style-name="P2" draw:layer="layout" svg:width="0.1cm" svg:height="0.1cm" svg:x="15.858cm" svg:y="17.393cm" svg:viewBox="0 0 101 101" svg:d="M0 51c0-29 24-51 52-51 27 0 49 22 49 51 0 28-22 50-49 50-28 0-52-22-52-50z">
          <text:p/>
        </draw:path>
        <draw:path draw:style-name="gr3" draw:text-style-name="P2" draw:layer="layout" svg:width="0.1cm" svg:height="0.1cm" svg:x="15.818cm" svg:y="19.176cm" svg:viewBox="0 0 101 101" svg:d="M0 51c0-29 23-51 52-51 27 0 49 22 49 51 0 28-22 50-49 50-29 0-52-22-52-50z">
          <text:p/>
        </draw:path>
        <draw:path draw:style-name="gr3" draw:text-style-name="P2" draw:layer="layout" svg:width="0.1cm" svg:height="0.1cm" svg:x="18.031cm" svg:y="17.935cm" svg:viewBox="0 0 101 101" svg:d="M0 50c0-28 23-50 50-50 28 0 51 22 51 50s-23 51-51 51c-27 0-50-23-50-51z">
          <text:p/>
        </draw:path>
        <draw:path draw:style-name="gr3" draw:text-style-name="P2" draw:layer="layout" svg:width="0.1cm" svg:height="0.1cm" svg:x="17.269cm" svg:y="17.935cm" svg:viewBox="0 0 101 101" svg:d="M0 50c0-28 22-50 49-50 28 0 52 22 52 50s-24 51-52 51c-27 0-49-23-49-51z">
          <text:p/>
        </draw:path>
        <draw:path draw:style-name="gr3" draw:text-style-name="P2" draw:layer="layout" svg:width="0.1cm" svg:height="0.1cm" svg:x="17.05cm" svg:y="17.393cm" svg:viewBox="0 0 101 101" svg:d="M0 51c0-29 23-51 50-51 28 0 51 22 51 51 0 28-23 50-51 50-27 0-50-22-50-50z">
          <text:p/>
        </draw:path>
        <draw:path draw:style-name="gr3" draw:text-style-name="P2" draw:layer="layout" svg:width="0.1cm" svg:height="0.1cm" svg:x="16.799cm" svg:y="17.393cm" svg:viewBox="0 0 101 101" svg:d="M0 51c0-29 23-51 51-51s50 22 50 51c0 28-22 50-50 50s-51-22-51-50z">
          <text:p/>
        </draw:path>
        <draw:path draw:style-name="gr3" draw:text-style-name="P2" draw:layer="layout" svg:width="0.1cm" svg:height="0.1cm" svg:x="16.55cm" svg:y="17.393cm" svg:viewBox="0 0 101 101" svg:d="M0 51c0-29 23-51 50-51 28 0 51 22 51 51 0 28-23 50-51 50-27 0-50-22-50-50z">
          <text:p/>
        </draw:path>
        <draw:path draw:style-name="gr3" draw:text-style-name="P2" draw:layer="layout" svg:width="0.1cm" svg:height="0.1cm" svg:x="15.096cm" svg:y="18.252cm" svg:viewBox="0 0 101 101" svg:d="M0 50c0-28 23-50 51-50 27 0 50 22 50 50 0 29-23 51-50 51-28 0-51-22-51-51z">
          <text:p/>
        </draw:path>
        <draw:path draw:style-name="gr3" draw:text-style-name="P2" draw:layer="layout" svg:width="0.1cm" svg:height="0.1cm" svg:x="15.858cm" svg:y="18.252cm" svg:viewBox="0 0 101 101" svg:d="M0 50c0-28 24-50 52-50 27 0 49 22 49 50 0 29-22 51-49 51-28 0-52-22-52-51z">
          <text:p/>
        </draw:path>
        <draw:path draw:style-name="gr3" draw:text-style-name="P2" draw:layer="layout" svg:width="0.1cm" svg:height="0.1cm" svg:x="15.096cm" svg:y="19.176cm" svg:viewBox="0 0 101 101" svg:d="M0 51c0-29 23-51 51-51 27 0 50 22 50 51 0 28-23 50-50 50-28 0-51-22-51-50z">
          <text:p/>
        </draw:path>
        <draw:path draw:style-name="gr3" draw:text-style-name="P2" draw:layer="layout" svg:width="0.1cm" svg:height="0.1cm" svg:x="15.35cm" svg:y="19.176cm" svg:viewBox="0 0 101 101" svg:d="M0 51c0-29 23-51 52-51 27 0 49 22 49 51 0 28-22 50-49 50-29 0-52-22-52-50z">
          <text:p/>
        </draw:path>
        <draw:path draw:style-name="gr3" draw:text-style-name="P2" draw:layer="layout" svg:width="0.1cm" svg:height="0.1cm" svg:x="15.858cm" svg:y="18.587cm" svg:viewBox="0 0 101 101" svg:d="M0 51c0-29 24-51 52-51 27 0 49 22 49 51 0 28-22 50-49 50-28 0-52-22-52-50z">
          <text:p/>
        </draw:path>
        <draw:path draw:style-name="gr3" draw:text-style-name="P2" draw:layer="layout" svg:width="0.1cm" svg:height="0.1cm" svg:x="15.858cm" svg:y="18.837cm" svg:viewBox="0 0 101 101" svg:d="M0 50c0-28 24-50 52-50 27 0 49 22 49 50 0 29-22 51-49 51-28 0-52-22-52-51z">
          <text:p/>
        </draw:path>
        <draw:path draw:style-name="gr3" draw:text-style-name="P2" draw:layer="layout" svg:width="0.1cm" svg:height="0.1cm" svg:x="17.601cm" svg:y="17.393cm" svg:viewBox="0 0 101 101" svg:d="M0 51c0-29 23-51 52-51 27 0 49 22 49 51 0 28-22 50-49 50-29 0-52-22-52-50z">
          <text:p/>
        </draw:path>
        <draw:path draw:style-name="gr3" draw:text-style-name="P2" draw:layer="layout" svg:width="0.1cm" svg:height="0.1cm" svg:x="16.418cm" svg:y="18.332cm" svg:viewBox="0 0 101 101" svg:d="M0 50c0-28 23-50 52-50 27 0 49 22 49 50s-22 51-49 51c-29 0-52-23-52-51z">
          <text:p/>
        </draw:path>
        <draw:path draw:style-name="gr3" draw:text-style-name="P2" draw:layer="layout" svg:width="0.1cm" svg:height="0.1cm" svg:x="16.418cm" svg:y="18.586cm" svg:viewBox="0 0 101 101" svg:d="M0 51c0-29 23-51 52-51 27 0 49 22 49 51 0 28-22 50-49 50-29 0-52-22-52-50z">
          <text:p/>
        </draw:path>
        <draw:path draw:style-name="gr3" draw:text-style-name="P2" draw:layer="layout" svg:width="0.1cm" svg:height="0.1cm" svg:x="16.418cm" svg:y="18.84cm" svg:viewBox="0 0 101 101" svg:d="M0 50c0-28 23-50 52-50 27 0 49 22 49 50 0 29-22 51-49 51-29 0-52-22-52-51z">
          <text:p/>
        </draw:path>
        <draw:path draw:style-name="gr3" draw:text-style-name="P2" draw:layer="layout" svg:width="0.1cm" svg:height="0.1cm" svg:x="16.418cm" svg:y="19.094cm" svg:viewBox="0 0 101 101" svg:d="M0 51c0-28 23-51 52-51 27 0 49 23 49 51s-22 50-49 50c-29 0-52-22-52-50z">
          <text:p/>
        </draw:path>
        <draw:path draw:style-name="gr3" draw:text-style-name="P2" draw:layer="layout" svg:width="0.1cm" svg:height="0.1cm" svg:x="17.18cm" svg:y="19.094cm" svg:viewBox="0 0 101 101" svg:d="M0 51c0-28 23-51 51-51s50 23 50 51-22 50-50 50-51-22-51-50z">
          <text:p/>
        </draw:path>
        <draw:path draw:style-name="gr3" draw:text-style-name="P2" draw:layer="layout" svg:width="0.1cm" svg:height="0.1cm" svg:x="17.18cm" svg:y="18.84cm" svg:viewBox="0 0 101 101" svg:d="M0 50c0-28 23-50 51-50s50 22 50 50c0 29-22 51-50 51s-51-22-51-51z">
          <text:p/>
        </draw:path>
        <draw:path draw:style-name="gr3" draw:text-style-name="P2" draw:layer="layout" svg:width="0.1cm" svg:height="0.1cm" svg:x="17.18cm" svg:y="18.586cm" svg:viewBox="0 0 101 101" svg:d="M0 51c0-29 23-51 51-51s50 22 50 51c0 28-22 50-50 50s-51-22-51-50z">
          <text:p/>
        </draw:path>
        <draw:path draw:style-name="gr3" draw:text-style-name="P2" draw:layer="layout" svg:width="0.1cm" svg:height="0.1cm" svg:x="17.18cm" svg:y="18.332cm" svg:viewBox="0 0 101 101" svg:d="M0 50c0-28 23-50 51-50s50 22 50 50-22 51-50 51-51-23-51-51z">
          <text:p/>
        </draw:path>
        <draw:path draw:style-name="gr3" draw:text-style-name="P2" draw:layer="layout" svg:width="0.1cm" svg:height="0.1cm" svg:x="15.858cm" svg:y="17.393cm" svg:viewBox="0 0 101 101" svg:d="M0 51c0-29 24-51 52-51 27 0 49 22 49 51 0 28-22 50-49 50-28 0-52-22-52-50z">
          <text:p/>
        </draw:path>
        <draw:path draw:style-name="gr3" draw:text-style-name="P2" draw:layer="layout" svg:width="0.1cm" svg:height="0.1cm" svg:x="15.818cm" svg:y="19.176cm" svg:viewBox="0 0 101 101" svg:d="M0 51c0-29 23-51 52-51 27 0 49 22 49 51 0 28-22 50-49 50-29 0-52-22-52-50z">
          <text:p/>
        </draw:path>
        <draw:line draw:style-name="gr10" draw:text-style-name="P1" draw:layer="layout" svg:x1="18.435cm" svg:y1="19.875cm" svg:x2="14.75cm" svg:y2="19.875cm">
          <text:p/>
        </draw:line>
        <draw:line draw:style-name="gr10" draw:text-style-name="P1" draw:layer="layout" svg:x1="18.435cm" svg:y1="15.75cm" svg:x2="18.435cm" svg:y2="19.875cm">
          <text:p/>
        </draw:line>
        <draw:line draw:style-name="gr10" draw:text-style-name="P1" draw:layer="layout" svg:x1="14.75cm" svg:y1="19.875cm" svg:x2="14.75cm" svg:y2="15.75cm">
          <text:p/>
        </draw:line>
        <draw:line draw:style-name="gr10" draw:text-style-name="P1" draw:layer="layout" svg:x1="14.75cm" svg:y1="15.75cm" svg:x2="18.435cm" svg:y2="15.75cm">
          <text:p/>
        </draw:line>
        <draw:path draw:style-name="gr3" draw:text-style-name="P2" draw:layer="layout" svg:width="0.1cm" svg:height="0.1cm" svg:x="18.031cm" svg:y="17.935cm" svg:viewBox="0 0 101 101" svg:d="M0 50c0-28 23-50 50-50 28 0 51 22 51 50s-23 51-51 51c-27 0-50-23-50-51z">
          <text:p/>
        </draw:path>
        <draw:path draw:style-name="gr3" draw:text-style-name="P2" draw:layer="layout" svg:width="0.1cm" svg:height="0.1cm" svg:x="17.269cm" svg:y="17.935cm" svg:viewBox="0 0 101 101" svg:d="M0 50c0-28 22-50 49-50 28 0 52 22 52 50s-24 51-52 51c-27 0-49-23-49-51z">
          <text:p/>
        </draw:path>
        <draw:path draw:style-name="gr3" draw:text-style-name="P2" draw:layer="layout" svg:width="0.1cm" svg:height="0.1cm" svg:x="17.05cm" svg:y="17.393cm" svg:viewBox="0 0 101 101" svg:d="M0 51c0-29 23-51 50-51 28 0 51 22 51 51 0 28-23 50-51 50-27 0-50-22-50-50z">
          <text:p/>
        </draw:path>
        <draw:path draw:style-name="gr3" draw:text-style-name="P2" draw:layer="layout" svg:width="0.1cm" svg:height="0.1cm" svg:x="16.799cm" svg:y="17.393cm" svg:viewBox="0 0 101 101" svg:d="M0 51c0-29 23-51 51-51s50 22 50 51c0 28-22 50-50 50s-51-22-51-50z">
          <text:p/>
        </draw:path>
        <draw:path draw:style-name="gr3" draw:text-style-name="P2" draw:layer="layout" svg:width="0.1cm" svg:height="0.1cm" svg:x="16.55cm" svg:y="17.393cm" svg:viewBox="0 0 101 101" svg:d="M0 51c0-29 23-51 50-51 28 0 51 22 51 51 0 28-23 50-51 50-27 0-50-22-50-50z">
          <text:p/>
        </draw:path>
        <draw:path draw:style-name="gr3" draw:text-style-name="P2" draw:layer="layout" svg:width="0.1cm" svg:height="0.1cm" svg:x="15.096cm" svg:y="18.252cm" svg:viewBox="0 0 101 101" svg:d="M0 50c0-28 23-50 51-50 27 0 50 22 50 50 0 29-23 51-50 51-28 0-51-22-51-51z">
          <text:p/>
        </draw:path>
        <draw:path draw:style-name="gr3" draw:text-style-name="P2" draw:layer="layout" svg:width="0.1cm" svg:height="0.1cm" svg:x="15.858cm" svg:y="18.252cm" svg:viewBox="0 0 101 101" svg:d="M0 50c0-28 24-50 52-50 27 0 49 22 49 50 0 29-22 51-49 51-28 0-52-22-52-51z">
          <text:p/>
        </draw:path>
        <draw:path draw:style-name="gr3" draw:text-style-name="P2" draw:layer="layout" svg:width="0.1cm" svg:height="0.1cm" svg:x="15.096cm" svg:y="19.176cm" svg:viewBox="0 0 101 101" svg:d="M0 51c0-29 23-51 51-51 27 0 50 22 50 51 0 28-23 50-50 50-28 0-51-22-51-50z">
          <text:p/>
        </draw:path>
        <draw:path draw:style-name="gr3" draw:text-style-name="P2" draw:layer="layout" svg:width="0.1cm" svg:height="0.1cm" svg:x="15.35cm" svg:y="19.176cm" svg:viewBox="0 0 101 101" svg:d="M0 51c0-29 23-51 52-51 27 0 49 22 49 51 0 28-22 50-49 50-29 0-52-22-52-50z">
          <text:p/>
        </draw:path>
        <draw:path draw:style-name="gr3" draw:text-style-name="P2" draw:layer="layout" svg:width="0.1cm" svg:height="0.1cm" svg:x="15.858cm" svg:y="18.587cm" svg:viewBox="0 0 101 101" svg:d="M0 51c0-29 24-51 52-51 27 0 49 22 49 51 0 28-22 50-49 50-28 0-52-22-52-50z">
          <text:p/>
        </draw:path>
        <draw:path draw:style-name="gr3" draw:text-style-name="P2" draw:layer="layout" svg:width="0.1cm" svg:height="0.1cm" svg:x="15.858cm" svg:y="18.837cm" svg:viewBox="0 0 101 101" svg:d="M0 50c0-28 24-50 52-50 27 0 49 22 49 50 0 29-22 51-49 51-28 0-52-22-52-51z">
          <text:p/>
        </draw:path>
        <draw:path draw:style-name="gr3" draw:text-style-name="P2" draw:layer="layout" svg:width="0.1cm" svg:height="0.1cm" svg:x="17.601cm" svg:y="17.393cm" svg:viewBox="0 0 101 101" svg:d="M0 51c0-29 23-51 52-51 27 0 49 22 49 51 0 28-22 50-49 50-29 0-52-22-52-50z">
          <text:p/>
        </draw:path>
        <draw:path draw:style-name="gr3" draw:text-style-name="P2" draw:layer="layout" svg:width="0.1cm" svg:height="0.1cm" svg:x="16.418cm" svg:y="18.332cm" svg:viewBox="0 0 101 101" svg:d="M0 50c0-28 23-50 52-50 27 0 49 22 49 50s-22 51-49 51c-29 0-52-23-52-51z">
          <text:p/>
        </draw:path>
        <draw:path draw:style-name="gr3" draw:text-style-name="P2" draw:layer="layout" svg:width="0.1cm" svg:height="0.1cm" svg:x="16.418cm" svg:y="18.586cm" svg:viewBox="0 0 101 101" svg:d="M0 51c0-29 23-51 52-51 27 0 49 22 49 51 0 28-22 50-49 50-29 0-52-22-52-50z">
          <text:p/>
        </draw:path>
        <draw:path draw:style-name="gr3" draw:text-style-name="P2" draw:layer="layout" svg:width="0.1cm" svg:height="0.1cm" svg:x="16.418cm" svg:y="18.84cm" svg:viewBox="0 0 101 101" svg:d="M0 50c0-28 23-50 52-50 27 0 49 22 49 50 0 29-22 51-49 51-29 0-52-22-52-51z">
          <text:p/>
        </draw:path>
        <draw:path draw:style-name="gr3" draw:text-style-name="P2" draw:layer="layout" svg:width="0.1cm" svg:height="0.1cm" svg:x="16.418cm" svg:y="19.094cm" svg:viewBox="0 0 101 101" svg:d="M0 51c0-28 23-51 52-51 27 0 49 23 49 51s-22 50-49 50c-29 0-52-22-52-50z">
          <text:p/>
        </draw:path>
        <draw:path draw:style-name="gr3" draw:text-style-name="P2" draw:layer="layout" svg:width="0.1cm" svg:height="0.1cm" svg:x="17.18cm" svg:y="19.094cm" svg:viewBox="0 0 101 101" svg:d="M0 51c0-28 23-51 51-51s50 23 50 51-22 50-50 50-51-22-51-50z">
          <text:p/>
        </draw:path>
        <draw:path draw:style-name="gr3" draw:text-style-name="P2" draw:layer="layout" svg:width="0.1cm" svg:height="0.1cm" svg:x="17.18cm" svg:y="18.84cm" svg:viewBox="0 0 101 101" svg:d="M0 50c0-28 23-50 51-50s50 22 50 50c0 29-22 51-50 51s-51-22-51-51z">
          <text:p/>
        </draw:path>
        <draw:path draw:style-name="gr3" draw:text-style-name="P2" draw:layer="layout" svg:width="0.1cm" svg:height="0.1cm" svg:x="17.18cm" svg:y="18.586cm" svg:viewBox="0 0 101 101" svg:d="M0 51c0-29 23-51 51-51s50 22 50 51c0 28-22 50-50 50s-51-22-51-50z">
          <text:p/>
        </draw:path>
        <draw:path draw:style-name="gr3" draw:text-style-name="P2" draw:layer="layout" svg:width="0.1cm" svg:height="0.1cm" svg:x="17.18cm" svg:y="18.332cm" svg:viewBox="0 0 101 101" svg:d="M0 50c0-28 23-50 51-50s50 22 50 50-22 51-50 51-51-23-51-51z">
          <text:p/>
        </draw:path>
        <draw:path draw:style-name="gr3" draw:text-style-name="P2" draw:layer="layout" svg:width="0.1cm" svg:height="0.1cm" svg:x="15.858cm" svg:y="17.393cm" svg:viewBox="0 0 101 101" svg:d="M0 51c0-29 24-51 52-51 27 0 49 22 49 51 0 28-22 50-49 50-28 0-52-22-52-50z">
          <text:p/>
        </draw:path>
        <draw:path draw:style-name="gr3" draw:text-style-name="P2" draw:layer="layout" svg:width="0.1cm" svg:height="0.1cm" svg:x="15.818cm" svg:y="19.176cm" svg:viewBox="0 0 101 101" svg:d="M0 51c0-29 23-51 52-51 27 0 49 22 49 51 0 28-22 50-49 50-29 0-52-22-52-50z">
          <text:p/>
        </draw:path>
        <draw:path draw:style-name="gr9" draw:text-style-name="P3" draw:layer="layout" svg:width="0.1cm" svg:height="0.1cm" svg:x="18.031cm" svg:y="17.935cm" svg:viewBox="0 0 101 101" svg:d="M0 50c0-28 23-50 50-50 28 0 51 22 51 50s-23 51-51 51c-27 0-50-23-50-51z">
          <text:p/>
        </draw:path>
        <draw:path draw:style-name="gr9" draw:text-style-name="P3" draw:layer="layout" svg:width="0.1cm" svg:height="0.1cm" svg:x="17.269cm" svg:y="17.935cm" svg:viewBox="0 0 101 101" svg:d="M0 50c0-28 22-50 49-50 28 0 52 22 52 50s-24 51-52 51c-27 0-49-23-49-51z">
          <text:p/>
        </draw:path>
        <draw:path draw:style-name="gr9" draw:text-style-name="P3" draw:layer="layout" svg:width="0.1cm" svg:height="0.1cm" svg:x="17.05cm" svg:y="17.393cm" svg:viewBox="0 0 101 101" svg:d="M0 51c0-29 23-51 50-51 28 0 51 22 51 51 0 28-23 50-51 50-27 0-50-22-50-50z">
          <text:p/>
        </draw:path>
        <draw:path draw:style-name="gr9" draw:text-style-name="P3" draw:layer="layout" svg:width="0.1cm" svg:height="0.1cm" svg:x="16.799cm" svg:y="17.393cm" svg:viewBox="0 0 101 101" svg:d="M0 51c0-29 23-51 51-51s50 22 50 51c0 28-22 50-50 50s-51-22-51-50z">
          <text:p/>
        </draw:path>
        <draw:path draw:style-name="gr9" draw:text-style-name="P3" draw:layer="layout" svg:width="0.1cm" svg:height="0.1cm" svg:x="16.55cm" svg:y="17.393cm" svg:viewBox="0 0 101 101" svg:d="M0 51c0-29 23-51 50-51 28 0 51 22 51 51 0 28-23 50-51 50-27 0-50-22-50-50z">
          <text:p/>
        </draw:path>
        <draw:path draw:style-name="gr9" draw:text-style-name="P3" draw:layer="layout" svg:width="0.1cm" svg:height="0.1cm" svg:x="15.096cm" svg:y="18.252cm" svg:viewBox="0 0 101 101" svg:d="M0 50c0-28 23-50 51-50 27 0 50 22 50 50 0 29-23 51-50 51-28 0-51-22-51-51z">
          <text:p/>
        </draw:path>
        <draw:path draw:style-name="gr9" draw:text-style-name="P3" draw:layer="layout" svg:width="0.1cm" svg:height="0.1cm" svg:x="15.858cm" svg:y="18.252cm" svg:viewBox="0 0 101 101" svg:d="M0 50c0-28 24-50 52-50 27 0 49 22 49 50 0 29-22 51-49 51-28 0-52-22-52-51z">
          <text:p/>
        </draw:path>
        <draw:path draw:style-name="gr9" draw:text-style-name="P3" draw:layer="layout" svg:width="0.1cm" svg:height="0.1cm" svg:x="15.096cm" svg:y="19.176cm" svg:viewBox="0 0 101 101" svg:d="M0 51c0-29 23-51 51-51 27 0 50 22 50 51 0 28-23 50-50 50-28 0-51-22-51-50z">
          <text:p/>
        </draw:path>
        <draw:path draw:style-name="gr9" draw:text-style-name="P3" draw:layer="layout" svg:width="0.1cm" svg:height="0.1cm" svg:x="15.35cm" svg:y="19.176cm" svg:viewBox="0 0 101 101" svg:d="M0 51c0-29 23-51 52-51 27 0 49 22 49 51 0 28-22 50-49 50-29 0-52-22-52-50z">
          <text:p/>
        </draw:path>
        <draw:path draw:style-name="gr9" draw:text-style-name="P3" draw:layer="layout" svg:width="0.1cm" svg:height="0.1cm" svg:x="15.858cm" svg:y="18.587cm" svg:viewBox="0 0 101 101" svg:d="M0 51c0-29 24-51 52-51 27 0 49 22 49 51 0 28-22 50-49 50-28 0-52-22-52-50z">
          <text:p/>
        </draw:path>
        <draw:path draw:style-name="gr9" draw:text-style-name="P3" draw:layer="layout" svg:width="0.1cm" svg:height="0.1cm" svg:x="15.858cm" svg:y="18.837cm" svg:viewBox="0 0 101 101" svg:d="M0 50c0-28 24-50 52-50 27 0 49 22 49 50 0 29-22 51-49 51-28 0-52-22-52-51z">
          <text:p/>
        </draw:path>
        <draw:path draw:style-name="gr9" draw:text-style-name="P3" draw:layer="layout" svg:width="0.1cm" svg:height="0.1cm" svg:x="17.601cm" svg:y="17.393cm" svg:viewBox="0 0 101 101" svg:d="M0 51c0-29 23-51 52-51 27 0 49 22 49 51 0 28-22 50-49 50-29 0-52-22-52-50z">
          <text:p/>
        </draw:path>
        <draw:path draw:style-name="gr9" draw:text-style-name="P3" draw:layer="layout" svg:width="0.1cm" svg:height="0.1cm" svg:x="16.418cm" svg:y="18.332cm" svg:viewBox="0 0 101 101" svg:d="M0 50c0-28 23-50 52-50 27 0 49 22 49 50s-22 51-49 51c-29 0-52-23-52-51z">
          <text:p/>
        </draw:path>
        <draw:path draw:style-name="gr9" draw:text-style-name="P3" draw:layer="layout" svg:width="0.1cm" svg:height="0.1cm" svg:x="16.418cm" svg:y="18.586cm" svg:viewBox="0 0 101 101" svg:d="M0 51c0-29 23-51 52-51 27 0 49 22 49 51 0 28-22 50-49 50-29 0-52-22-52-50z">
          <text:p/>
        </draw:path>
        <draw:path draw:style-name="gr9" draw:text-style-name="P3" draw:layer="layout" svg:width="0.1cm" svg:height="0.1cm" svg:x="16.418cm" svg:y="18.84cm" svg:viewBox="0 0 101 101" svg:d="M0 50c0-28 23-50 52-50 27 0 49 22 49 50 0 29-22 51-49 51-29 0-52-22-52-51z">
          <text:p/>
        </draw:path>
        <draw:path draw:style-name="gr9" draw:text-style-name="P3" draw:layer="layout" svg:width="0.1cm" svg:height="0.1cm" svg:x="16.418cm" svg:y="19.094cm" svg:viewBox="0 0 101 101" svg:d="M0 51c0-28 23-51 52-51 27 0 49 23 49 51s-22 50-49 50c-29 0-52-22-52-50z">
          <text:p/>
        </draw:path>
        <draw:path draw:style-name="gr9" draw:text-style-name="P3" draw:layer="layout" svg:width="0.1cm" svg:height="0.1cm" svg:x="17.18cm" svg:y="19.094cm" svg:viewBox="0 0 101 101" svg:d="M0 51c0-28 23-51 51-51s50 23 50 51-22 50-50 50-51-22-51-50z">
          <text:p/>
        </draw:path>
        <draw:path draw:style-name="gr9" draw:text-style-name="P3" draw:layer="layout" svg:width="0.1cm" svg:height="0.1cm" svg:x="17.18cm" svg:y="18.84cm" svg:viewBox="0 0 101 101" svg:d="M0 50c0-28 23-50 51-50s50 22 50 50c0 29-22 51-50 51s-51-22-51-51z">
          <text:p/>
        </draw:path>
        <draw:path draw:style-name="gr9" draw:text-style-name="P3" draw:layer="layout" svg:width="0.1cm" svg:height="0.1cm" svg:x="17.18cm" svg:y="18.586cm" svg:viewBox="0 0 101 101" svg:d="M0 51c0-29 23-51 51-51s50 22 50 51c0 28-22 50-50 50s-51-22-51-50z">
          <text:p/>
        </draw:path>
        <draw:path draw:style-name="gr9" draw:text-style-name="P3" draw:layer="layout" svg:width="0.1cm" svg:height="0.1cm" svg:x="17.18cm" svg:y="18.332cm" svg:viewBox="0 0 101 101" svg:d="M0 50c0-28 23-50 51-50s50 22 50 50-22 51-50 51-51-23-51-51z">
          <text:p/>
        </draw:path>
        <draw:path draw:style-name="gr9" draw:text-style-name="P3" draw:layer="layout" svg:width="0.1cm" svg:height="0.1cm" svg:x="15.858cm" svg:y="17.393cm" svg:viewBox="0 0 101 101" svg:d="M0 51c0-29 24-51 52-51 27 0 49 22 49 51 0 28-22 50-49 50-28 0-52-22-52-50z">
          <text:p/>
        </draw:path>
        <draw:path draw:style-name="gr9" draw:text-style-name="P3" draw:layer="layout" svg:width="0.1cm" svg:height="0.1cm" svg:x="15.818cm" svg:y="19.176cm" svg:viewBox="0 0 101 101" svg:d="M0 51c0-29 23-51 52-51 27 0 49 22 49 51 0 28-22 50-49 50-29 0-52-22-52-50z">
          <text:p/>
        </draw:path>
        <draw:line draw:style-name="gr1" draw:text-style-name="P1" draw:layer="layout" svg:x1="3.326cm" svg:y1="25.591cm" svg:x2="3.326cm" svg:y2="25.671cm">
          <text:p/>
        </draw:line>
        <draw:line draw:style-name="gr1" draw:text-style-name="P1" draw:layer="layout" svg:x1="3.355cm" svg:y1="25.545cm" svg:x2="3.385cm" svg:y2="25.632cm">
          <text:p/>
        </draw:line>
        <draw:line draw:style-name="gr1" draw:text-style-name="P1" draw:layer="layout" svg:x1="3.384cm" svg:y1="25.631cm" svg:x2="3.309cm" svg:y2="25.631cm">
          <text:p/>
        </draw:line>
        <draw:line draw:style-name="gr1" draw:text-style-name="P1" draw:layer="layout" svg:x1="3.275cm" svg:y1="25.551cm" svg:x2="3.195cm" svg:y2="25.551cm">
          <text:p/>
        </draw:line>
        <draw:line draw:style-name="gr1" draw:text-style-name="P1" draw:layer="layout" svg:x1="3.195cm" svg:y1="25.551cm" svg:x2="3.247cm" svg:y2="25.672cm">
          <text:p/>
        </draw:line>
        <draw:line draw:style-name="gr1" draw:text-style-name="P1" draw:layer="layout" svg:x1="3.126cm" svg:y1="25.551cm" svg:x2="3.115cm" svg:y2="25.551cm">
          <text:p/>
        </draw:line>
        <draw:line draw:style-name="gr1" draw:text-style-name="P1" draw:layer="layout" svg:x1="3.116cm" svg:y1="25.551cm" svg:x2="3.104cm" svg:y2="25.558cm">
          <text:p/>
        </draw:line>
        <draw:line draw:style-name="gr1" draw:text-style-name="P1" draw:layer="layout" svg:x1="3.105cm" svg:y1="25.557cm" svg:x2="3.098cm" svg:y2="25.565cm">
          <text:p/>
        </draw:line>
        <draw:line draw:style-name="gr1" draw:text-style-name="P1" draw:layer="layout" svg:x1="3.1cm" svg:y1="25.563cm" svg:x2="3.092cm" svg:y2="25.575cm">
          <text:p/>
        </draw:line>
        <draw:line draw:style-name="gr1" draw:text-style-name="P1" draw:layer="layout" svg:x1="3.093cm" svg:y1="25.574cm" svg:x2="3.086cm" svg:y2="25.598cm">
          <text:p/>
        </draw:line>
        <draw:line draw:style-name="gr1" draw:text-style-name="P1" draw:layer="layout" svg:x1="3.086cm" svg:y1="25.597cm" svg:x2="3.086cm" svg:y2="25.625cm">
          <text:p/>
        </draw:line>
        <draw:line draw:style-name="gr1" draw:text-style-name="P1" draw:layer="layout" svg:x1="3.086cm" svg:y1="25.625cm" svg:x2="3.093cm" svg:y2="25.649cm">
          <text:p/>
        </draw:line>
        <draw:line draw:style-name="gr1" draw:text-style-name="P1" draw:layer="layout" svg:x1="3.092cm" svg:y1="25.648cm" svg:x2="3.1cm" svg:y2="25.661cm">
          <text:p/>
        </draw:line>
        <draw:line draw:style-name="gr1" draw:text-style-name="P1" draw:layer="layout" svg:x1="3.098cm" svg:y1="25.66cm" svg:x2="3.105cm" svg:y2="25.666cm">
          <text:p/>
        </draw:line>
        <draw:line draw:style-name="gr1" draw:text-style-name="P1" draw:layer="layout" svg:x1="3.104cm" svg:y1="25.665cm" svg:x2="3.116cm" svg:y2="25.672cm">
          <text:p/>
        </draw:line>
        <draw:line draw:style-name="gr1" draw:text-style-name="P1" draw:layer="layout" svg:x1="3.115cm" svg:y1="25.671cm" svg:x2="3.126cm" svg:y2="25.671cm">
          <text:p/>
        </draw:line>
        <draw:line draw:style-name="gr1" draw:text-style-name="P1" draw:layer="layout" svg:x1="3.126cm" svg:y1="25.672cm" svg:x2="3.139cm" svg:y2="25.665cm">
          <text:p/>
        </draw:line>
        <draw:line draw:style-name="gr1" draw:text-style-name="P1" draw:layer="layout" svg:x1="3.138cm" svg:y1="25.666cm" svg:x2="3.145cm" svg:y2="25.66cm">
          <text:p/>
        </draw:line>
        <draw:line draw:style-name="gr1" draw:text-style-name="P1" draw:layer="layout" svg:x1="3.144cm" svg:y1="25.661cm" svg:x2="3.15cm" svg:y2="25.648cm">
          <text:p/>
        </draw:line>
        <draw:line draw:style-name="gr1" draw:text-style-name="P1" draw:layer="layout" svg:x1="3.149cm" svg:y1="25.649cm" svg:x2="3.156cm" svg:y2="25.625cm">
          <text:p/>
        </draw:line>
        <draw:line draw:style-name="gr1" draw:text-style-name="P1" draw:layer="layout" svg:x1="3.155cm" svg:y1="25.625cm" svg:x2="3.155cm" svg:y2="25.597cm">
          <text:p/>
        </draw:line>
        <draw:line draw:style-name="gr1" draw:text-style-name="P1" draw:layer="layout" svg:x1="3.156cm" svg:y1="25.598cm" svg:x2="3.149cm" svg:y2="25.574cm">
          <text:p/>
        </draw:line>
        <draw:line draw:style-name="gr1" draw:text-style-name="P1" draw:layer="layout" svg:x1="3.15cm" svg:y1="25.575cm" svg:x2="3.144cm" svg:y2="25.563cm">
          <text:p/>
        </draw:line>
        <draw:line draw:style-name="gr1" draw:text-style-name="P1" draw:layer="layout" svg:x1="3.145cm" svg:y1="25.565cm" svg:x2="3.138cm" svg:y2="25.557cm">
          <text:p/>
        </draw:line>
        <draw:line draw:style-name="gr1" draw:text-style-name="P1" draw:layer="layout" svg:x1="3.139cm" svg:y1="25.558cm" svg:x2="3.126cm" svg:y2="25.551cm">
          <text:p/>
        </draw:line>
        <draw:line draw:style-name="gr1" draw:text-style-name="P1" draw:layer="layout" svg:x1="3.018cm" svg:y1="25.672cm" svg:x2="3.03cm" svg:y2="25.665cm">
          <text:p/>
        </draw:line>
        <draw:line draw:style-name="gr1" draw:text-style-name="P1" draw:layer="layout" svg:x1="3.029cm" svg:y1="25.666cm" svg:x2="3.036cm" svg:y2="25.66cm">
          <text:p/>
        </draw:line>
        <draw:line draw:style-name="gr1" draw:text-style-name="P1" draw:layer="layout" svg:x1="3.035cm" svg:y1="25.661cm" svg:x2="3.042cm" svg:y2="25.648cm">
          <text:p/>
        </draw:line>
        <draw:line draw:style-name="gr1" draw:text-style-name="P1" draw:layer="layout" svg:x1="3.041cm" svg:y1="25.648cm" svg:x2="3.041cm" svg:y2="25.614cm">
          <text:p/>
        </draw:line>
        <draw:line draw:style-name="gr1" draw:text-style-name="P1" draw:layer="layout" svg:x1="3.042cm" svg:y1="25.615cm" svg:x2="3.035cm" svg:y2="25.603cm">
          <text:p/>
        </draw:line>
        <draw:line draw:style-name="gr1" draw:text-style-name="P1" draw:layer="layout" svg:x1="3.036cm" svg:y1="25.605cm" svg:x2="3.029cm" svg:y2="25.597cm">
          <text:p/>
        </draw:line>
        <draw:line draw:style-name="gr1" draw:text-style-name="P1" draw:layer="layout" svg:x1="3.03cm" svg:y1="25.598cm" svg:x2="3.018cm" svg:y2="25.591cm">
          <text:p/>
        </draw:line>
        <draw:line draw:style-name="gr1" draw:text-style-name="P1" draw:layer="layout" svg:x1="3.018cm" svg:y1="25.591cm" svg:x2="3.001cm" svg:y2="25.591cm">
          <text:p/>
        </draw:line>
        <draw:line draw:style-name="gr1" draw:text-style-name="P1" draw:layer="layout" svg:x1="3.002cm" svg:y1="25.591cm" svg:x2="2.989cm" svg:y2="25.598cm">
          <text:p/>
        </draw:line>
        <draw:line draw:style-name="gr1" draw:text-style-name="P1" draw:layer="layout" svg:x1="2.99cm" svg:y1="25.597cm" svg:x2="2.984cm" svg:y2="25.605cm">
          <text:p/>
        </draw:line>
        <draw:line draw:style-name="gr1" draw:text-style-name="P1" draw:layer="layout" svg:x1="2.985cm" svg:y1="25.603cm" svg:x2="2.978cm" svg:y2="25.615cm">
          <text:p/>
        </draw:line>
        <draw:line draw:style-name="gr1" draw:text-style-name="P1" draw:layer="layout" svg:x1="2.978cm" svg:y1="25.614cm" svg:x2="2.978cm" svg:y2="25.648cm">
          <text:p/>
        </draw:line>
        <draw:line draw:style-name="gr1" draw:text-style-name="P1" draw:layer="layout" svg:x1="2.978cm" svg:y1="25.648cm" svg:x2="2.985cm" svg:y2="25.661cm">
          <text:p/>
        </draw:line>
        <draw:line draw:style-name="gr1" draw:text-style-name="P1" draw:layer="layout" svg:x1="2.984cm" svg:y1="25.66cm" svg:x2="2.99cm" svg:y2="25.666cm">
          <text:p/>
        </draw:line>
        <draw:line draw:style-name="gr1" draw:text-style-name="P1" draw:layer="layout" svg:x1="2.989cm" svg:y1="25.665cm" svg:x2="3.002cm" svg:y2="25.672cm">
          <text:p/>
        </draw:line>
        <draw:line draw:style-name="gr1" draw:text-style-name="P1" draw:layer="layout" svg:x1="3.001cm" svg:y1="25.671cm" svg:x2="3.018cm" svg:y2="25.671cm">
          <text:p/>
        </draw:line>
        <draw:line draw:style-name="gr1" draw:text-style-name="P1" draw:layer="layout" svg:x1="2.926cm" svg:y1="25.671cm" svg:x2="2.926cm" svg:y2="25.551cm">
          <text:p/>
        </draw:line>
        <draw:line draw:style-name="gr1" draw:text-style-name="P1" draw:layer="layout" svg:x1="2.875cm" svg:y1="25.671cm" svg:x2="2.875cm" svg:y2="25.608cm">
          <text:p/>
        </draw:line>
        <draw:line draw:style-name="gr1" draw:text-style-name="P1" draw:layer="layout" svg:x1="2.875cm" svg:y1="25.609cm" svg:x2="2.882cm" svg:y2="25.597cm">
          <text:p/>
        </draw:line>
        <draw:line draw:style-name="gr1" draw:text-style-name="P1" draw:layer="layout" svg:x1="2.881cm" svg:y1="25.598cm" svg:x2="2.893cm" svg:y2="25.591cm">
          <text:p/>
        </draw:line>
        <draw:line draw:style-name="gr1" draw:text-style-name="P1" draw:layer="layout" svg:x1="2.892cm" svg:y1="25.591cm" svg:x2="2.909cm" svg:y2="25.591cm">
          <text:p/>
        </draw:line>
        <draw:line draw:style-name="gr1" draw:text-style-name="P1" draw:layer="layout" svg:x1="2.909cm" svg:y1="25.591cm" svg:x2="2.922cm" svg:y2="25.598cm">
          <text:p/>
        </draw:line>
        <draw:line draw:style-name="gr1" draw:text-style-name="P1" draw:layer="layout" svg:x1="2.921cm" svg:y1="25.597cm" svg:x2="2.927cm" svg:y2="25.605cm">
          <text:p/>
        </draw:line>
        <draw:line draw:style-name="gr1" draw:text-style-name="P1" draw:layer="layout" svg:x1="2.818cm" svg:y1="25.671cm" svg:x2="2.818cm" svg:y2="25.591cm">
          <text:p/>
        </draw:line>
        <draw:line draw:style-name="gr1" draw:text-style-name="P1" draw:layer="layout" svg:x1="2.82cm" svg:y1="25.605cm" svg:x2="2.812cm" svg:y2="25.597cm">
          <text:p/>
        </draw:line>
        <draw:line draw:style-name="gr1" draw:text-style-name="P1" draw:layer="layout" svg:x1="2.813cm" svg:y1="25.598cm" svg:x2="2.801cm" svg:y2="25.591cm">
          <text:p/>
        </draw:line>
        <draw:line draw:style-name="gr1" draw:text-style-name="P1" draw:layer="layout" svg:x1="2.801cm" svg:y1="25.591cm" svg:x2="2.784cm" svg:y2="25.591cm">
          <text:p/>
        </draw:line>
        <draw:line draw:style-name="gr1" draw:text-style-name="P1" draw:layer="layout" svg:x1="2.785cm" svg:y1="25.591cm" svg:x2="2.772cm" svg:y2="25.598cm">
          <text:p/>
        </draw:line>
        <draw:line draw:style-name="gr1" draw:text-style-name="P1" draw:layer="layout" svg:x1="2.773cm" svg:y1="25.597cm" svg:x2="2.767cm" svg:y2="25.609cm">
          <text:p/>
        </draw:line>
        <draw:line draw:style-name="gr1" draw:text-style-name="P1" draw:layer="layout" svg:x1="2.767cm" svg:y1="25.608cm" svg:x2="2.767cm" svg:y2="25.671cm">
          <text:p/>
        </draw:line>
        <draw:line draw:style-name="gr1" draw:text-style-name="P1" draw:layer="layout" svg:x1="2.768cm" svg:y1="25.609cm" svg:x2="2.761cm" svg:y2="25.597cm">
          <text:p/>
        </draw:line>
        <draw:line draw:style-name="gr1" draw:text-style-name="P1" draw:layer="layout" svg:x1="2.763cm" svg:y1="25.598cm" svg:x2="2.749cm" svg:y2="25.591cm">
          <text:p/>
        </draw:line>
        <draw:line draw:style-name="gr1" draw:text-style-name="P1" draw:layer="layout" svg:x1="2.749cm" svg:y1="25.591cm" svg:x2="2.732cm" svg:y2="25.591cm">
          <text:p/>
        </draw:line>
        <draw:line draw:style-name="gr1" draw:text-style-name="P1" draw:layer="layout" svg:x1="2.733cm" svg:y1="25.591cm" svg:x2="2.721cm" svg:y2="25.598cm">
          <text:p/>
        </draw:line>
        <draw:line draw:style-name="gr1" draw:text-style-name="P1" draw:layer="layout" svg:x1="2.722cm" svg:y1="25.597cm" svg:x2="2.715cm" svg:y2="25.609cm">
          <text:p/>
        </draw:line>
        <draw:line draw:style-name="gr1" draw:text-style-name="P1" draw:layer="layout" svg:x1="2.715cm" svg:y1="25.608cm" svg:x2="2.715cm" svg:y2="25.671cm">
          <text:p/>
        </draw:line>
        <draw:polygon draw:style-name="gr2" draw:text-style-name="P1" draw:layer="layout" svg:width="0.813cm" svg:height="0.249cm" svg:x="2.64cm" svg:y="25.457cm" svg:viewBox="0 0 814 250" draw:points="0,0 814,0 814,250 0,250">
          <text:p/>
        </draw:polygon>
        <draw:line draw:style-name="gr1" draw:text-style-name="P1" draw:layer="layout" svg:x1="3.84cm" svg:y1="27.276cm" svg:x2="3.818cm" svg:y2="27.276cm">
          <text:p/>
        </draw:line>
        <draw:line draw:style-name="gr1" draw:text-style-name="P1" draw:layer="layout" svg:x1="3.819cm" svg:y1="27.276cm" svg:x2="3.806cm" svg:y2="27.282cm">
          <text:p/>
        </draw:line>
        <draw:line draw:style-name="gr1" draw:text-style-name="P1" draw:layer="layout" svg:x1="3.807cm" svg:y1="27.281cm" svg:x2="3.795cm" svg:y2="27.294cm">
          <text:p/>
        </draw:line>
        <draw:line draw:style-name="gr1" draw:text-style-name="P1" draw:layer="layout" svg:x1="3.796cm" svg:y1="27.293cm" svg:x2="3.789cm" svg:y2="27.317cm">
          <text:p/>
        </draw:line>
        <draw:line draw:style-name="gr1" draw:text-style-name="P1" draw:layer="layout" svg:x1="3.789cm" svg:y1="27.316cm" svg:x2="3.789cm" svg:y2="27.356cm">
          <text:p/>
        </draw:line>
        <draw:line draw:style-name="gr1" draw:text-style-name="P1" draw:layer="layout" svg:x1="3.789cm" svg:y1="27.356cm" svg:x2="3.796cm" svg:y2="27.38cm">
          <text:p/>
        </draw:line>
        <draw:line draw:style-name="gr1" draw:text-style-name="P1" draw:layer="layout" svg:x1="3.795cm" svg:y1="27.379cm" svg:x2="3.807cm" svg:y2="27.391cm">
          <text:p/>
        </draw:line>
        <draw:line draw:style-name="gr1" draw:text-style-name="P1" draw:layer="layout" svg:x1="3.806cm" svg:y1="27.39cm" svg:x2="3.819cm" svg:y2="27.397cm">
          <text:p/>
        </draw:line>
        <draw:line draw:style-name="gr1" draw:text-style-name="P1" draw:layer="layout" svg:x1="3.818cm" svg:y1="27.396cm" svg:x2="3.84cm" svg:y2="27.396cm">
          <text:p/>
        </draw:line>
        <draw:line draw:style-name="gr1" draw:text-style-name="P1" draw:layer="layout" svg:x1="3.84cm" svg:y1="27.397cm" svg:x2="3.853cm" svg:y2="27.39cm">
          <text:p/>
        </draw:line>
        <draw:line draw:style-name="gr1" draw:text-style-name="P1" draw:layer="layout" svg:x1="3.852cm" svg:y1="27.391cm" svg:x2="3.864cm" svg:y2="27.379cm">
          <text:p/>
        </draw:line>
        <draw:line draw:style-name="gr1" draw:text-style-name="P1" draw:layer="layout" svg:x1="3.863cm" svg:y1="27.38cm" svg:x2="3.87cm" svg:y2="27.356cm">
          <text:p/>
        </draw:line>
        <draw:line draw:style-name="gr1" draw:text-style-name="P1" draw:layer="layout" svg:x1="3.869cm" svg:y1="27.356cm" svg:x2="3.869cm" svg:y2="27.316cm">
          <text:p/>
        </draw:line>
        <draw:line draw:style-name="gr1" draw:text-style-name="P1" draw:layer="layout" svg:x1="3.87cm" svg:y1="27.317cm" svg:x2="3.863cm" svg:y2="27.293cm">
          <text:p/>
        </draw:line>
        <draw:line draw:style-name="gr1" draw:text-style-name="P1" draw:layer="layout" svg:x1="3.864cm" svg:y1="27.294cm" svg:x2="3.852cm" svg:y2="27.281cm">
          <text:p/>
        </draw:line>
        <draw:line draw:style-name="gr1" draw:text-style-name="P1" draw:layer="layout" svg:x1="3.853cm" svg:y1="27.282cm" svg:x2="3.84cm" svg:y2="27.276cm">
          <text:p/>
        </draw:line>
        <draw:line draw:style-name="gr1" draw:text-style-name="P1" draw:layer="layout" svg:x1="3.738cm" svg:y1="27.276cm" svg:x2="3.738cm" svg:y2="27.373cm">
          <text:p/>
        </draw:line>
        <draw:line draw:style-name="gr1" draw:text-style-name="P1" draw:layer="layout" svg:x1="3.74cm" svg:y1="27.373cm" svg:x2="3.732cm" svg:y2="27.385cm">
          <text:p/>
        </draw:line>
        <draw:line draw:style-name="gr1" draw:text-style-name="P1" draw:layer="layout" svg:x1="3.733cm" svg:y1="27.384cm" svg:x2="3.726cm" svg:y2="27.391cm">
          <text:p/>
        </draw:line>
        <draw:line draw:style-name="gr1" draw:text-style-name="P1" draw:layer="layout" svg:x1="3.727cm" svg:y1="27.39cm" svg:x2="3.715cm" svg:y2="27.397cm">
          <text:p/>
        </draw:line>
        <draw:line draw:style-name="gr1" draw:text-style-name="P1" draw:layer="layout" svg:x1="3.715cm" svg:y1="27.396cm" svg:x2="3.692cm" svg:y2="27.396cm">
          <text:p/>
        </draw:line>
        <draw:line draw:style-name="gr1" draw:text-style-name="P1" draw:layer="layout" svg:x1="3.693cm" svg:y1="27.397cm" svg:x2="3.681cm" svg:y2="27.39cm">
          <text:p/>
        </draw:line>
        <draw:line draw:style-name="gr1" draw:text-style-name="P1" draw:layer="layout" svg:x1="3.682cm" svg:y1="27.391cm" svg:x2="3.675cm" svg:y2="27.384cm">
          <text:p/>
        </draw:line>
        <draw:line draw:style-name="gr1" draw:text-style-name="P1" draw:layer="layout" svg:x1="3.676cm" svg:y1="27.385cm" svg:x2="3.669cm" svg:y2="27.373cm">
          <text:p/>
        </draw:line>
        <draw:line draw:style-name="gr1" draw:text-style-name="P1" draw:layer="layout" svg:x1="3.669cm" svg:y1="27.373cm" svg:x2="3.669cm" svg:y2="27.276cm">
          <text:p/>
        </draw:line>
        <draw:line draw:style-name="gr1" draw:text-style-name="P1" draw:layer="layout" svg:x1="3.629cm" svg:y1="27.276cm" svg:x2="3.561cm" svg:y2="27.276cm">
          <text:p/>
        </draw:line>
        <draw:line draw:style-name="gr1" draw:text-style-name="P1" draw:layer="layout" svg:x1="3.595cm" svg:y1="27.396cm" svg:x2="3.595cm" svg:y2="27.276cm">
          <text:p/>
        </draw:line>
        <draw:polygon draw:style-name="gr2" draw:text-style-name="P1" draw:layer="layout" svg:width="0.529cm" svg:height="0.25cm" svg:x="3.456cm" svg:y="27.181cm" svg:viewBox="0 0 530 251" draw:points="0,0 530,0 530,251 0,251">
          <text:p/>
        </draw:polygon>
        <draw:line draw:style-name="gr1" draw:text-style-name="P1" draw:layer="layout" svg:x1="5.44cm" svg:y1="24.574cm" svg:x2="5.44cm" svg:y2="24.631cm">
          <text:p/>
        </draw:line>
        <draw:line draw:style-name="gr1" draw:text-style-name="P1" draw:layer="layout" svg:x1="5.441cm" svg:y1="24.631cm" svg:x2="5.383cm" svg:y2="24.637cm">
          <text:p/>
        </draw:line>
        <draw:line draw:style-name="gr1" draw:text-style-name="P1" draw:layer="layout" svg:x1="5.383cm" svg:y1="24.637cm" svg:x2="5.39cm" svg:y2="24.631cm">
          <text:p/>
        </draw:line>
        <draw:line draw:style-name="gr1" draw:text-style-name="P1" draw:layer="layout" svg:x1="5.389cm" svg:y1="24.632cm" svg:x2="5.396cm" svg:y2="24.619cm">
          <text:p/>
        </draw:line>
        <draw:line draw:style-name="gr1" draw:text-style-name="P1" draw:layer="layout" svg:x1="5.395cm" svg:y1="24.619cm" svg:x2="5.395cm" svg:y2="24.591cm">
          <text:p/>
        </draw:line>
        <draw:line draw:style-name="gr1" draw:text-style-name="P1" draw:layer="layout" svg:x1="5.396cm" svg:y1="24.592cm" svg:x2="5.389cm" svg:y2="24.579cm">
          <text:p/>
        </draw:line>
        <draw:line draw:style-name="gr1" draw:text-style-name="P1" draw:layer="layout" svg:x1="5.39cm" svg:y1="24.58cm" svg:x2="5.383cm" svg:y2="24.574cm">
          <text:p/>
        </draw:line>
        <draw:line draw:style-name="gr1" draw:text-style-name="P1" draw:layer="layout" svg:x1="5.384cm" svg:y1="24.575cm" svg:x2="5.372cm" svg:y2="24.568cm">
          <text:p/>
        </draw:line>
        <draw:line draw:style-name="gr1" draw:text-style-name="P1" draw:layer="layout" svg:x1="5.372cm" svg:y1="24.568cm" svg:x2="5.343cm" svg:y2="24.568cm">
          <text:p/>
        </draw:line>
        <draw:line draw:style-name="gr1" draw:text-style-name="P1" draw:layer="layout" svg:x1="5.344cm" svg:y1="24.568cm" svg:x2="5.332cm" svg:y2="24.575cm">
          <text:p/>
        </draw:line>
        <draw:line draw:style-name="gr1" draw:text-style-name="P1" draw:layer="layout" svg:x1="5.333cm" svg:y1="24.574cm" svg:x2="5.326cm" svg:y2="24.58cm">
          <text:p/>
        </draw:line>
        <draw:line draw:style-name="gr1" draw:text-style-name="P1" draw:layer="layout" svg:x1="5.327cm" svg:y1="24.579cm" svg:x2="5.32cm" svg:y2="24.592cm">
          <text:p/>
        </draw:line>
        <draw:line draw:style-name="gr1" draw:text-style-name="P1" draw:layer="layout" svg:x1="5.32cm" svg:y1="24.591cm" svg:x2="5.32cm" svg:y2="24.619cm">
          <text:p/>
        </draw:line>
        <draw:line draw:style-name="gr1" draw:text-style-name="P1" draw:layer="layout" svg:x1="5.32cm" svg:y1="24.619cm" svg:x2="5.327cm" svg:y2="24.632cm">
          <text:p/>
        </draw:line>
        <draw:line draw:style-name="gr1" draw:text-style-name="P1" draw:layer="layout" svg:x1="5.326cm" svg:y1="24.631cm" svg:x2="5.333cm" svg:y2="24.637cm">
          <text:p/>
        </draw:line>
        <draw:line draw:style-name="gr1" draw:text-style-name="P1" draw:layer="layout" svg:x1="5.401cm" svg:y1="24.529cm" svg:x2="5.32cm" svg:y2="24.499cm">
          <text:p/>
        </draw:line>
        <draw:line draw:style-name="gr1" draw:text-style-name="P1" draw:layer="layout" svg:x1="5.32cm" svg:y1="24.5cm" svg:x2="5.401cm" svg:y2="24.471cm">
          <text:p/>
        </draw:line>
        <draw:polygon draw:style-name="gr2" draw:text-style-name="P1" draw:layer="layout" svg:width="0.25cm" svg:height="0.345cm" svg:x="5.285cm" svg:y="24.384cm" svg:viewBox="0 0 251 346" draw:points="0,0 251,0 251,346 0,346">
          <text:p/>
        </draw:polygon>
        <draw:line draw:style-name="gr1" draw:text-style-name="P1" draw:layer="layout" svg:x1="3.612cm" svg:y1="23.601cm" svg:x2="3.589cm" svg:y2="23.601cm">
          <text:p/>
        </draw:line>
        <draw:line draw:style-name="gr1" draw:text-style-name="P1" draw:layer="layout" svg:x1="3.59cm" svg:y1="23.601cm" svg:x2="3.578cm" svg:y2="23.607cm">
          <text:p/>
        </draw:line>
        <draw:line draw:style-name="gr1" draw:text-style-name="P1" draw:layer="layout" svg:x1="3.579cm" svg:y1="23.606cm" svg:x2="3.566cm" svg:y2="23.619cm">
          <text:p/>
        </draw:line>
        <draw:line draw:style-name="gr1" draw:text-style-name="P1" draw:layer="layout" svg:x1="3.567cm" svg:y1="23.618cm" svg:x2="3.561cm" svg:y2="23.642cm">
          <text:p/>
        </draw:line>
        <draw:line draw:style-name="gr1" draw:text-style-name="P1" draw:layer="layout" svg:x1="3.561cm" svg:y1="23.641cm" svg:x2="3.561cm" svg:y2="23.681cm">
          <text:p/>
        </draw:line>
        <draw:line draw:style-name="gr1" draw:text-style-name="P1" draw:layer="layout" svg:x1="3.561cm" svg:y1="23.681cm" svg:x2="3.567cm" svg:y2="23.705cm">
          <text:p/>
        </draw:line>
        <draw:line draw:style-name="gr1" draw:text-style-name="P1" draw:layer="layout" svg:x1="3.566cm" svg:y1="23.704cm" svg:x2="3.579cm" svg:y2="23.716cm">
          <text:p/>
        </draw:line>
        <draw:line draw:style-name="gr1" draw:text-style-name="P1" draw:layer="layout" svg:x1="3.578cm" svg:y1="23.715cm" svg:x2="3.59cm" svg:y2="23.722cm">
          <text:p/>
        </draw:line>
        <draw:line draw:style-name="gr1" draw:text-style-name="P1" draw:layer="layout" svg:x1="3.589cm" svg:y1="23.721cm" svg:x2="3.612cm" svg:y2="23.721cm">
          <text:p/>
        </draw:line>
        <draw:line draw:style-name="gr1" draw:text-style-name="P1" draw:layer="layout" svg:x1="3.612cm" svg:y1="23.722cm" svg:x2="3.624cm" svg:y2="23.715cm">
          <text:p/>
        </draw:line>
        <draw:line draw:style-name="gr1" draw:text-style-name="P1" draw:layer="layout" svg:x1="3.623cm" svg:y1="23.716cm" svg:x2="3.636cm" svg:y2="23.704cm">
          <text:p/>
        </draw:line>
        <draw:line draw:style-name="gr1" draw:text-style-name="P1" draw:layer="layout" svg:x1="3.635cm" svg:y1="23.705cm" svg:x2="3.642cm" svg:y2="23.681cm">
          <text:p/>
        </draw:line>
        <draw:line draw:style-name="gr1" draw:text-style-name="P1" draw:layer="layout" svg:x1="3.641cm" svg:y1="23.681cm" svg:x2="3.641cm" svg:y2="23.641cm">
          <text:p/>
        </draw:line>
        <draw:line draw:style-name="gr1" draw:text-style-name="P1" draw:layer="layout" svg:x1="3.642cm" svg:y1="23.642cm" svg:x2="3.635cm" svg:y2="23.618cm">
          <text:p/>
        </draw:line>
        <draw:line draw:style-name="gr1" draw:text-style-name="P1" draw:layer="layout" svg:x1="3.636cm" svg:y1="23.619cm" svg:x2="3.623cm" svg:y2="23.606cm">
          <text:p/>
        </draw:line>
        <draw:line draw:style-name="gr1" draw:text-style-name="P1" draw:layer="layout" svg:x1="3.624cm" svg:y1="23.607cm" svg:x2="3.612cm" svg:y2="23.601cm">
          <text:p/>
        </draw:line>
        <draw:line draw:style-name="gr1" draw:text-style-name="P1" draw:layer="layout" svg:x1="3.516cm" svg:y1="23.715cm" svg:x2="3.498cm" svg:y2="23.722cm">
          <text:p/>
        </draw:line>
        <draw:line draw:style-name="gr1" draw:text-style-name="P1" draw:layer="layout" svg:x1="3.498cm" svg:y1="23.721cm" svg:x2="3.469cm" svg:y2="23.721cm">
          <text:p/>
        </draw:line>
        <draw:line draw:style-name="gr1" draw:text-style-name="P1" draw:layer="layout" svg:x1="3.47cm" svg:y1="23.722cm" svg:x2="3.458cm" svg:y2="23.715cm">
          <text:p/>
        </draw:line>
        <draw:line draw:style-name="gr1" draw:text-style-name="P1" draw:layer="layout" svg:x1="3.46cm" svg:y1="23.716cm" svg:x2="3.452cm" svg:y2="23.709cm">
          <text:p/>
        </draw:line>
        <draw:line draw:style-name="gr1" draw:text-style-name="P1" draw:layer="layout" svg:x1="3.453cm" svg:y1="23.71cm" svg:x2="3.446cm" svg:y2="23.698cm">
          <text:p/>
        </draw:line>
        <draw:line draw:style-name="gr1" draw:text-style-name="P1" draw:layer="layout" svg:x1="3.446cm" svg:y1="23.698cm" svg:x2="3.446cm" svg:y2="23.686cm">
          <text:p/>
        </draw:line>
        <draw:line draw:style-name="gr1" draw:text-style-name="P1" draw:layer="layout" svg:x1="3.446cm" svg:y1="23.687cm" svg:x2="3.453cm" svg:y2="23.675cm">
          <text:p/>
        </draw:line>
        <draw:line draw:style-name="gr1" draw:text-style-name="P1" draw:layer="layout" svg:x1="3.452cm" svg:y1="23.676cm" svg:x2="3.46cm" svg:y2="23.669cm">
          <text:p/>
        </draw:line>
        <draw:line draw:style-name="gr1" draw:text-style-name="P1" draw:layer="layout" svg:x1="3.458cm" svg:y1="23.67cm" svg:x2="3.47cm" svg:y2="23.664cm">
          <text:p/>
        </draw:line>
        <draw:line draw:style-name="gr1" draw:text-style-name="P1" draw:layer="layout" svg:x1="3.469cm" svg:y1="23.665cm" svg:x2="3.494cm" svg:y2="23.658cm">
          <text:p/>
        </draw:line>
        <draw:line draw:style-name="gr1" draw:text-style-name="P1" draw:layer="layout" svg:x1="3.492cm" svg:y1="23.66cm" svg:x2="3.504cm" svg:y2="23.652cm">
          <text:p/>
        </draw:line>
        <draw:line draw:style-name="gr1" draw:text-style-name="P1" draw:layer="layout" svg:x1="3.503cm" svg:y1="23.653cm" svg:x2="3.51cm" svg:y2="23.646cm">
          <text:p/>
        </draw:line>
        <draw:line draw:style-name="gr1" draw:text-style-name="P1" draw:layer="layout" svg:x1="3.509cm" svg:y1="23.647cm" svg:x2="3.516cm" svg:y2="23.635cm">
          <text:p/>
        </draw:line>
        <draw:line draw:style-name="gr1" draw:text-style-name="P1" draw:layer="layout" svg:x1="3.515cm" svg:y1="23.635cm" svg:x2="3.515cm" svg:y2="23.624cm">
          <text:p/>
        </draw:line>
        <draw:line draw:style-name="gr1" draw:text-style-name="P1" draw:layer="layout" svg:x1="3.516cm" svg:y1="23.625cm" svg:x2="3.509cm" svg:y2="23.612cm">
          <text:p/>
        </draw:line>
        <draw:line draw:style-name="gr1" draw:text-style-name="P1" draw:layer="layout" svg:x1="3.51cm" svg:y1="23.613cm" svg:x2="3.503cm" svg:y2="23.606cm">
          <text:p/>
        </draw:line>
        <draw:line draw:style-name="gr1" draw:text-style-name="P1" draw:layer="layout" svg:x1="3.504cm" svg:y1="23.607cm" svg:x2="3.492cm" svg:y2="23.601cm">
          <text:p/>
        </draw:line>
        <draw:line draw:style-name="gr1" draw:text-style-name="P1" draw:layer="layout" svg:x1="3.492cm" svg:y1="23.601cm" svg:x2="3.463cm" svg:y2="23.601cm">
          <text:p/>
        </draw:line>
        <draw:line draw:style-name="gr1" draw:text-style-name="P1" draw:layer="layout" svg:x1="3.464cm" svg:y1="23.601cm" svg:x2="3.446cm" svg:y2="23.607cm">
          <text:p/>
        </draw:line>
        <draw:line draw:style-name="gr1" draw:text-style-name="P1" draw:layer="layout" svg:x1="3.326cm" svg:y1="23.709cm" svg:x2="3.333cm" svg:y2="23.716cm">
          <text:p/>
        </draw:line>
        <draw:line draw:style-name="gr1" draw:text-style-name="P1" draw:layer="layout" svg:x1="3.332cm" svg:y1="23.715cm" svg:x2="3.35cm" svg:y2="23.722cm">
          <text:p/>
        </draw:line>
        <draw:line draw:style-name="gr1" draw:text-style-name="P1" draw:layer="layout" svg:x1="3.349cm" svg:y1="23.721cm" svg:x2="3.361cm" svg:y2="23.721cm">
          <text:p/>
        </draw:line>
        <draw:line draw:style-name="gr1" draw:text-style-name="P1" draw:layer="layout" svg:x1="3.361cm" svg:y1="23.722cm" svg:x2="3.379cm" svg:y2="23.715cm">
          <text:p/>
        </draw:line>
        <draw:line draw:style-name="gr1" draw:text-style-name="P1" draw:layer="layout" svg:x1="3.378cm" svg:y1="23.716cm" svg:x2="3.39cm" svg:y2="23.704cm">
          <text:p/>
        </draw:line>
        <draw:line draw:style-name="gr1" draw:text-style-name="P1" draw:layer="layout" svg:x1="3.389cm" svg:y1="23.705cm" svg:x2="3.396cm" svg:y2="23.692cm">
          <text:p/>
        </draw:line>
        <draw:line draw:style-name="gr1" draw:text-style-name="P1" draw:layer="layout" svg:x1="3.395cm" svg:y1="23.693cm" svg:x2="3.402cm" svg:y2="23.669cm">
          <text:p/>
        </draw:line>
        <draw:line draw:style-name="gr1" draw:text-style-name="P1" draw:layer="layout" svg:x1="3.401cm" svg:y1="23.669cm" svg:x2="3.401cm" svg:y2="23.652cm">
          <text:p/>
        </draw:line>
        <draw:line draw:style-name="gr1" draw:text-style-name="P1" draw:layer="layout" svg:x1="3.402cm" svg:y1="23.653cm" svg:x2="3.395cm" svg:y2="23.629cm">
          <text:p/>
        </draw:line>
        <draw:line draw:style-name="gr1" draw:text-style-name="P1" draw:layer="layout" svg:x1="3.396cm" svg:y1="23.63cm" svg:x2="3.389cm" svg:y2="23.618cm">
          <text:p/>
        </draw:line>
        <draw:line draw:style-name="gr1" draw:text-style-name="P1" draw:layer="layout" svg:x1="3.39cm" svg:y1="23.619cm" svg:x2="3.378cm" svg:y2="23.606cm">
          <text:p/>
        </draw:line>
        <draw:line draw:style-name="gr1" draw:text-style-name="P1" draw:layer="layout" svg:x1="3.379cm" svg:y1="23.607cm" svg:x2="3.361cm" svg:y2="23.601cm">
          <text:p/>
        </draw:line>
        <draw:line draw:style-name="gr1" draw:text-style-name="P1" draw:layer="layout" svg:x1="3.361cm" svg:y1="23.601cm" svg:x2="3.349cm" svg:y2="23.601cm">
          <text:p/>
        </draw:line>
        <draw:line draw:style-name="gr1" draw:text-style-name="P1" draw:layer="layout" svg:x1="3.35cm" svg:y1="23.601cm" svg:x2="3.332cm" svg:y2="23.607cm">
          <text:p/>
        </draw:line>
        <draw:line draw:style-name="gr1" draw:text-style-name="P1" draw:layer="layout" svg:x1="3.333cm" svg:y1="23.606cm" svg:x2="3.326cm" svg:y2="23.613cm">
          <text:p/>
        </draw:line>
        <draw:line draw:style-name="gr1" draw:text-style-name="P1" draw:layer="layout" svg:x1="3.275cm" svg:y1="23.721cm" svg:x2="3.275cm" svg:y2="23.601cm">
          <text:p/>
        </draw:line>
        <draw:line draw:style-name="gr1" draw:text-style-name="P1" draw:layer="layout" svg:x1="3.161cm" svg:y1="23.721cm" svg:x2="3.218cm" svg:y2="23.721cm">
          <text:p/>
        </draw:line>
        <draw:line draw:style-name="gr1" draw:text-style-name="P1" draw:layer="layout" svg:x1="3.218cm" svg:y1="23.721cm" svg:x2="3.218cm" svg:y2="23.601cm">
          <text:p/>
        </draw:line>
        <draw:line draw:style-name="gr1" draw:text-style-name="P1" draw:layer="layout" svg:x1="3.126cm" svg:y1="23.686cm" svg:x2="3.069cm" svg:y2="23.686cm">
          <text:p/>
        </draw:line>
        <draw:line draw:style-name="gr1" draw:text-style-name="P1" draw:layer="layout" svg:x1="3.139cm" svg:y1="23.722cm" svg:x2="3.098cm" svg:y2="23.601cm">
          <text:p/>
        </draw:line>
        <draw:line draw:style-name="gr1" draw:text-style-name="P1" draw:layer="layout" svg:x1="3.099cm" svg:y1="23.601cm" svg:x2="3.058cm" svg:y2="23.722cm">
          <text:p/>
        </draw:line>
        <draw:line draw:style-name="gr1" draw:text-style-name="P1" draw:layer="layout" svg:x1="3.018cm" svg:y1="23.721cm" svg:x2="3.018cm" svg:y2="23.601cm">
          <text:p/>
        </draw:line>
        <draw:line draw:style-name="gr1" draw:text-style-name="P1" draw:layer="layout" svg:x1="3.018cm" svg:y1="23.601cm" svg:x2="2.989cm" svg:y2="23.601cm">
          <text:p/>
        </draw:line>
        <draw:line draw:style-name="gr1" draw:text-style-name="P1" draw:layer="layout" svg:x1="2.99cm" svg:y1="23.601cm" svg:x2="2.972cm" svg:y2="23.607cm">
          <text:p/>
        </draw:line>
        <draw:line draw:style-name="gr1" draw:text-style-name="P1" draw:layer="layout" svg:x1="2.973cm" svg:y1="23.606cm" svg:x2="2.961cm" svg:y2="23.619cm">
          <text:p/>
        </draw:line>
        <draw:line draw:style-name="gr1" draw:text-style-name="P1" draw:layer="layout" svg:x1="2.962cm" svg:y1="23.618cm" svg:x2="2.955cm" svg:y2="23.63cm">
          <text:p/>
        </draw:line>
        <draw:line draw:style-name="gr1" draw:text-style-name="P1" draw:layer="layout" svg:x1="2.956cm" svg:y1="23.629cm" svg:x2="2.949cm" svg:y2="23.653cm">
          <text:p/>
        </draw:line>
        <draw:line draw:style-name="gr1" draw:text-style-name="P1" draw:layer="layout" svg:x1="2.949cm" svg:y1="23.652cm" svg:x2="2.949cm" svg:y2="23.669cm">
          <text:p/>
        </draw:line>
        <draw:line draw:style-name="gr1" draw:text-style-name="P1" draw:layer="layout" svg:x1="2.949cm" svg:y1="23.669cm" svg:x2="2.956cm" svg:y2="23.693cm">
          <text:p/>
        </draw:line>
        <draw:line draw:style-name="gr1" draw:text-style-name="P1" draw:layer="layout" svg:x1="2.955cm" svg:y1="23.692cm" svg:x2="2.962cm" svg:y2="23.705cm">
          <text:p/>
        </draw:line>
        <draw:line draw:style-name="gr1" draw:text-style-name="P1" draw:layer="layout" svg:x1="2.961cm" svg:y1="23.704cm" svg:x2="2.973cm" svg:y2="23.716cm">
          <text:p/>
        </draw:line>
        <draw:line draw:style-name="gr1" draw:text-style-name="P1" draw:layer="layout" svg:x1="2.972cm" svg:y1="23.715cm" svg:x2="2.99cm" svg:y2="23.722cm">
          <text:p/>
        </draw:line>
        <draw:line draw:style-name="gr1" draw:text-style-name="P1" draw:layer="layout" svg:x1="2.989cm" svg:y1="23.721cm" svg:x2="3.018cm" svg:y2="23.721cm">
          <text:p/>
        </draw:line>
        <draw:line draw:style-name="gr1" draw:text-style-name="P1" draw:layer="layout" svg:x1="2.875cm" svg:y1="23.601cm" svg:x2="2.852cm" svg:y2="23.601cm">
          <text:p/>
        </draw:line>
        <draw:line draw:style-name="gr1" draw:text-style-name="P1" draw:layer="layout" svg:x1="2.853cm" svg:y1="23.601cm" svg:x2="2.841cm" svg:y2="23.607cm">
          <text:p/>
        </draw:line>
        <draw:line draw:style-name="gr1" draw:text-style-name="P1" draw:layer="layout" svg:x1="2.842cm" svg:y1="23.606cm" svg:x2="2.829cm" svg:y2="23.619cm">
          <text:p/>
        </draw:line>
        <draw:line draw:style-name="gr1" draw:text-style-name="P1" draw:layer="layout" svg:x1="2.83cm" svg:y1="23.618cm" svg:x2="2.823cm" svg:y2="23.642cm">
          <text:p/>
        </draw:line>
        <draw:line draw:style-name="gr1" draw:text-style-name="P1" draw:layer="layout" svg:x1="2.823cm" svg:y1="23.641cm" svg:x2="2.823cm" svg:y2="23.681cm">
          <text:p/>
        </draw:line>
        <draw:line draw:style-name="gr1" draw:text-style-name="P1" draw:layer="layout" svg:x1="2.823cm" svg:y1="23.681cm" svg:x2="2.83cm" svg:y2="23.705cm">
          <text:p/>
        </draw:line>
        <draw:line draw:style-name="gr1" draw:text-style-name="P1" draw:layer="layout" svg:x1="2.829cm" svg:y1="23.704cm" svg:x2="2.842cm" svg:y2="23.716cm">
          <text:p/>
        </draw:line>
        <draw:line draw:style-name="gr1" draw:text-style-name="P1" draw:layer="layout" svg:x1="2.841cm" svg:y1="23.715cm" svg:x2="2.853cm" svg:y2="23.722cm">
          <text:p/>
        </draw:line>
        <draw:line draw:style-name="gr1" draw:text-style-name="P1" draw:layer="layout" svg:x1="2.852cm" svg:y1="23.721cm" svg:x2="2.875cm" svg:y2="23.721cm">
          <text:p/>
        </draw:line>
        <draw:line draw:style-name="gr1" draw:text-style-name="P1" draw:layer="layout" svg:x1="2.875cm" svg:y1="23.722cm" svg:x2="2.887cm" svg:y2="23.715cm">
          <text:p/>
        </draw:line>
        <draw:line draw:style-name="gr1" draw:text-style-name="P1" draw:layer="layout" svg:x1="2.886cm" svg:y1="23.716cm" svg:x2="2.899cm" svg:y2="23.704cm">
          <text:p/>
        </draw:line>
        <draw:line draw:style-name="gr1" draw:text-style-name="P1" draw:layer="layout" svg:x1="2.898cm" svg:y1="23.705cm" svg:x2="2.904cm" svg:y2="23.681cm">
          <text:p/>
        </draw:line>
        <draw:line draw:style-name="gr1" draw:text-style-name="P1" draw:layer="layout" svg:x1="2.903cm" svg:y1="23.681cm" svg:x2="2.903cm" svg:y2="23.641cm">
          <text:p/>
        </draw:line>
        <draw:line draw:style-name="gr1" draw:text-style-name="P1" draw:layer="layout" svg:x1="2.904cm" svg:y1="23.642cm" svg:x2="2.898cm" svg:y2="23.618cm">
          <text:p/>
        </draw:line>
        <draw:line draw:style-name="gr1" draw:text-style-name="P1" draw:layer="layout" svg:x1="2.899cm" svg:y1="23.619cm" svg:x2="2.886cm" svg:y2="23.606cm">
          <text:p/>
        </draw:line>
        <draw:line draw:style-name="gr1" draw:text-style-name="P1" draw:layer="layout" svg:x1="2.887cm" svg:y1="23.607cm" svg:x2="2.875cm" svg:y2="23.601cm">
          <text:p/>
        </draw:line>
        <draw:line draw:style-name="gr1" draw:text-style-name="P1" draw:layer="layout" svg:x1="2.703cm" svg:y1="23.722cm" svg:x2="2.744cm" svg:y2="23.664cm">
          <text:p/>
        </draw:line>
        <draw:line draw:style-name="gr1" draw:text-style-name="P1" draw:layer="layout" svg:x1="2.772cm" svg:y1="23.721cm" svg:x2="2.772cm" svg:y2="23.601cm">
          <text:p/>
        </draw:line>
        <draw:line draw:style-name="gr1" draw:text-style-name="P1" draw:layer="layout" svg:x1="2.772cm" svg:y1="23.601cm" svg:x2="2.726cm" svg:y2="23.601cm">
          <text:p/>
        </draw:line>
        <draw:line draw:style-name="gr1" draw:text-style-name="P1" draw:layer="layout" svg:x1="2.727cm" svg:y1="23.601cm" svg:x2="2.715cm" svg:y2="23.607cm">
          <text:p/>
        </draw:line>
        <draw:line draw:style-name="gr1" draw:text-style-name="P1" draw:layer="layout" svg:x1="2.716cm" svg:y1="23.606cm" svg:x2="2.709cm" svg:y2="23.613cm">
          <text:p/>
        </draw:line>
        <draw:line draw:style-name="gr1" draw:text-style-name="P1" draw:layer="layout" svg:x1="2.71cm" svg:y1="23.612cm" svg:x2="2.703cm" svg:y2="23.625cm">
          <text:p/>
        </draw:line>
        <draw:line draw:style-name="gr1" draw:text-style-name="P1" draw:layer="layout" svg:x1="2.703cm" svg:y1="23.624cm" svg:x2="2.703cm" svg:y2="23.641cm">
          <text:p/>
        </draw:line>
        <draw:line draw:style-name="gr1" draw:text-style-name="P1" draw:layer="layout" svg:x1="2.703cm" svg:y1="23.641cm" svg:x2="2.71cm" svg:y2="23.653cm">
          <text:p/>
        </draw:line>
        <draw:line draw:style-name="gr1" draw:text-style-name="P1" draw:layer="layout" svg:x1="2.709cm" svg:y1="23.652cm" svg:x2="2.716cm" svg:y2="23.66cm">
          <text:p/>
        </draw:line>
        <draw:line draw:style-name="gr1" draw:text-style-name="P1" draw:layer="layout" svg:x1="2.715cm" svg:y1="23.658cm" svg:x2="2.727cm" svg:y2="23.665cm">
          <text:p/>
        </draw:line>
        <draw:line draw:style-name="gr1" draw:text-style-name="P1" draw:layer="layout" svg:x1="2.726cm" svg:y1="23.664cm" svg:x2="2.772cm" svg:y2="23.664cm">
          <text:p/>
        </draw:line>
        <draw:line draw:style-name="gr1" draw:text-style-name="P1" draw:layer="layout" svg:x1="3.346cm" svg:y1="23.801cm" svg:x2="3.359cm" svg:y2="23.794cm">
          <text:p/>
        </draw:line>
        <draw:line draw:style-name="gr1" draw:text-style-name="P1" draw:layer="layout" svg:x1="3.358cm" svg:y1="23.794cm" svg:x2="3.375cm" svg:y2="23.794cm">
          <text:p/>
        </draw:line>
        <draw:line draw:style-name="gr1" draw:text-style-name="P1" draw:layer="layout" svg:x1="3.375cm" svg:y1="23.794cm" svg:x2="3.393cm" svg:y2="23.801cm">
          <text:p/>
        </draw:line>
        <draw:line draw:style-name="gr1" draw:text-style-name="P1" draw:layer="layout" svg:x1="3.392cm" svg:y1="23.8cm" svg:x2="3.404cm" svg:y2="23.812cm">
          <text:p/>
        </draw:line>
        <draw:line draw:style-name="gr1" draw:text-style-name="P1" draw:layer="layout" svg:x1="3.403cm" svg:y1="23.811cm" svg:x2="3.41cm" svg:y2="23.823cm">
          <text:p/>
        </draw:line>
        <draw:line draw:style-name="gr1" draw:text-style-name="P1" draw:layer="layout" svg:x1="3.409cm" svg:y1="23.822cm" svg:x2="3.416cm" svg:y2="23.846cm">
          <text:p/>
        </draw:line>
        <draw:line draw:style-name="gr1" draw:text-style-name="P1" draw:layer="layout" svg:x1="3.415cm" svg:y1="23.845cm" svg:x2="3.415cm" svg:y2="23.862cm">
          <text:p/>
        </draw:line>
        <draw:line draw:style-name="gr1" draw:text-style-name="P1" draw:layer="layout" svg:x1="3.416cm" svg:y1="23.862cm" svg:x2="3.409cm" svg:y2="23.886cm">
          <text:p/>
        </draw:line>
        <draw:line draw:style-name="gr1" draw:text-style-name="P1" draw:layer="layout" svg:x1="3.41cm" svg:y1="23.885cm" svg:x2="3.403cm" svg:y2="23.898cm">
          <text:p/>
        </draw:line>
        <draw:line draw:style-name="gr1" draw:text-style-name="P1" draw:layer="layout" svg:x1="3.404cm" svg:y1="23.897cm" svg:x2="3.392cm" svg:y2="23.909cm">
          <text:p/>
        </draw:line>
        <draw:line draw:style-name="gr1" draw:text-style-name="P1" draw:layer="layout" svg:x1="3.393cm" svg:y1="23.908cm" svg:x2="3.375cm" svg:y2="23.915cm">
          <text:p/>
        </draw:line>
        <draw:line draw:style-name="gr1" draw:text-style-name="P1" draw:layer="layout" svg:x1="3.375cm" svg:y1="23.914cm" svg:x2="3.363cm" svg:y2="23.914cm">
          <text:p/>
        </draw:line>
        <draw:line draw:style-name="gr1" draw:text-style-name="P1" draw:layer="layout" svg:x1="3.364cm" svg:y1="23.915cm" svg:x2="3.346cm" svg:y2="23.908cm">
          <text:p/>
        </draw:line>
        <draw:line draw:style-name="gr1" draw:text-style-name="P1" draw:layer="layout" svg:x1="3.347cm" svg:y1="23.91cm" svg:x2="3.341cm" svg:y2="23.902cm">
          <text:p/>
        </draw:line>
        <draw:line draw:style-name="gr1" draw:text-style-name="P1" draw:layer="layout" svg:x1="3.341cm" svg:y1="23.902cm" svg:x2="3.341cm" svg:y2="23.862cm">
          <text:p/>
        </draw:line>
        <draw:line draw:style-name="gr1" draw:text-style-name="P1" draw:layer="layout" svg:x1="3.341cm" svg:y1="23.862cm" svg:x2="3.363cm" svg:y2="23.862cm">
          <text:p/>
        </draw:line>
        <draw:line draw:style-name="gr1" draw:text-style-name="P1" draw:layer="layout" svg:x1="3.29cm" svg:y1="23.902cm" svg:x2="3.283cm" svg:y2="23.91cm">
          <text:p/>
        </draw:line>
        <draw:line draw:style-name="gr1" draw:text-style-name="P1" draw:layer="layout" svg:x1="3.283cm" svg:y1="23.908cm" svg:x2="3.29cm" svg:y2="23.915cm">
          <text:p/>
        </draw:line>
        <draw:line draw:style-name="gr1" draw:text-style-name="P1" draw:layer="layout" svg:x1="3.289cm" svg:y1="23.915cm" svg:x2="3.296cm" svg:y2="23.908cm">
          <text:p/>
        </draw:line>
        <draw:line draw:style-name="gr1" draw:text-style-name="P1" draw:layer="layout" svg:x1="3.296cm" svg:y1="23.91cm" svg:x2="3.289cm" svg:y2="23.902cm">
          <text:p/>
        </draw:line>
        <draw:line draw:style-name="gr1" draw:text-style-name="P1" draw:layer="layout" svg:x1="3.289cm" svg:y1="23.902cm" svg:x2="3.289cm" svg:y2="23.914cm">
          <text:p/>
        </draw:line>
        <draw:line draw:style-name="gr1" draw:text-style-name="P1" draw:layer="layout" svg:x1="3.232cm" svg:y1="23.914cm" svg:x2="3.232cm" svg:y2="23.794cm">
          <text:p/>
        </draw:line>
        <draw:line draw:style-name="gr1" draw:text-style-name="P1" draw:layer="layout" svg:x1="3.232cm" svg:y1="23.794cm" svg:x2="3.186cm" svg:y2="23.794cm">
          <text:p/>
        </draw:line>
        <draw:line draw:style-name="gr1" draw:text-style-name="P1" draw:layer="layout" svg:x1="3.187cm" svg:y1="23.794cm" svg:x2="3.175cm" svg:y2="23.801cm">
          <text:p/>
        </draw:line>
        <draw:line draw:style-name="gr1" draw:text-style-name="P1" draw:layer="layout" svg:x1="3.176cm" svg:y1="23.8cm" svg:x2="3.169cm" svg:y2="23.806cm">
          <text:p/>
        </draw:line>
        <draw:line draw:style-name="gr1" draw:text-style-name="P1" draw:layer="layout" svg:x1="3.17cm" svg:y1="23.805cm" svg:x2="3.163cm" svg:y2="23.818cm">
          <text:p/>
        </draw:line>
        <draw:line draw:style-name="gr1" draw:text-style-name="P1" draw:layer="layout" svg:x1="3.163cm" svg:y1="23.817cm" svg:x2="3.163cm" svg:y2="23.834cm">
          <text:p/>
        </draw:line>
        <draw:line draw:style-name="gr1" draw:text-style-name="P1" draw:layer="layout" svg:x1="3.163cm" svg:y1="23.834cm" svg:x2="3.17cm" svg:y2="23.846cm">
          <text:p/>
        </draw:line>
        <draw:line draw:style-name="gr1" draw:text-style-name="P1" draw:layer="layout" svg:x1="3.169cm" svg:y1="23.845cm" svg:x2="3.176cm" svg:y2="23.852cm">
          <text:p/>
        </draw:line>
        <draw:line draw:style-name="gr1" draw:text-style-name="P1" draw:layer="layout" svg:x1="3.175cm" svg:y1="23.851cm" svg:x2="3.187cm" svg:y2="23.858cm">
          <text:p/>
        </draw:line>
        <draw:line draw:style-name="gr1" draw:text-style-name="P1" draw:layer="layout" svg:x1="3.186cm" svg:y1="23.857cm" svg:x2="3.232cm" svg:y2="23.857cm">
          <text:p/>
        </draw:line>
        <draw:line draw:style-name="gr1" draw:text-style-name="P1" draw:layer="layout" svg:x1="3.113cm" svg:y1="23.902cm" svg:x2="3.106cm" svg:y2="23.91cm">
          <text:p/>
        </draw:line>
        <draw:line draw:style-name="gr1" draw:text-style-name="P1" draw:layer="layout" svg:x1="3.106cm" svg:y1="23.908cm" svg:x2="3.113cm" svg:y2="23.915cm">
          <text:p/>
        </draw:line>
        <draw:line draw:style-name="gr1" draw:text-style-name="P1" draw:layer="layout" svg:x1="3.112cm" svg:y1="23.915cm" svg:x2="3.12cm" svg:y2="23.908cm">
          <text:p/>
        </draw:line>
        <draw:line draw:style-name="gr1" draw:text-style-name="P1" draw:layer="layout" svg:x1="3.12cm" svg:y1="23.91cm" svg:x2="3.112cm" svg:y2="23.902cm">
          <text:p/>
        </draw:line>
        <draw:line draw:style-name="gr1" draw:text-style-name="P1" draw:layer="layout" svg:x1="3.112cm" svg:y1="23.902cm" svg:x2="3.112cm" svg:y2="23.914cm">
          <text:p/>
        </draw:line>
        <draw:line draw:style-name="gr1" draw:text-style-name="P1" draw:layer="layout" svg:x1="2.986cm" svg:y1="23.915cm" svg:x2="3.027cm" svg:y2="23.857cm">
          <text:p/>
        </draw:line>
        <draw:line draw:style-name="gr1" draw:text-style-name="P1" draw:layer="layout" svg:x1="3.055cm" svg:y1="23.914cm" svg:x2="3.055cm" svg:y2="23.794cm">
          <text:p/>
        </draw:line>
        <draw:line draw:style-name="gr1" draw:text-style-name="P1" draw:layer="layout" svg:x1="3.055cm" svg:y1="23.794cm" svg:x2="3.009cm" svg:y2="23.794cm">
          <text:p/>
        </draw:line>
        <draw:line draw:style-name="gr1" draw:text-style-name="P1" draw:layer="layout" svg:x1="3.01cm" svg:y1="23.794cm" svg:x2="2.998cm" svg:y2="23.801cm">
          <text:p/>
        </draw:line>
        <draw:line draw:style-name="gr1" draw:text-style-name="P1" draw:layer="layout" svg:x1="3cm" svg:y1="23.8cm" svg:x2="2.992cm" svg:y2="23.806cm">
          <text:p/>
        </draw:line>
        <draw:line draw:style-name="gr1" draw:text-style-name="P1" draw:layer="layout" svg:x1="2.993cm" svg:y1="23.805cm" svg:x2="2.986cm" svg:y2="23.818cm">
          <text:p/>
        </draw:line>
        <draw:line draw:style-name="gr1" draw:text-style-name="P1" draw:layer="layout" svg:x1="2.986cm" svg:y1="23.817cm" svg:x2="2.986cm" svg:y2="23.834cm">
          <text:p/>
        </draw:line>
        <draw:line draw:style-name="gr1" draw:text-style-name="P1" draw:layer="layout" svg:x1="2.986cm" svg:y1="23.834cm" svg:x2="2.993cm" svg:y2="23.846cm">
          <text:p/>
        </draw:line>
        <draw:line draw:style-name="gr1" draw:text-style-name="P1" draw:layer="layout" svg:x1="2.992cm" svg:y1="23.845cm" svg:x2="3cm" svg:y2="23.852cm">
          <text:p/>
        </draw:line>
        <draw:line draw:style-name="gr1" draw:text-style-name="P1" draw:layer="layout" svg:x1="2.998cm" svg:y1="23.851cm" svg:x2="3.01cm" svg:y2="23.858cm">
          <text:p/>
        </draw:line>
        <draw:line draw:style-name="gr1" draw:text-style-name="P1" draw:layer="layout" svg:x1="3.009cm" svg:y1="23.857cm" svg:x2="3.055cm" svg:y2="23.857cm">
          <text:p/>
        </draw:line>
        <draw:line draw:style-name="gr1" draw:text-style-name="P1" draw:layer="layout" svg:x1="2.936cm" svg:y1="23.902cm" svg:x2="2.929cm" svg:y2="23.91cm">
          <text:p/>
        </draw:line>
        <draw:line draw:style-name="gr1" draw:text-style-name="P1" draw:layer="layout" svg:x1="2.929cm" svg:y1="23.908cm" svg:x2="2.936cm" svg:y2="23.915cm">
          <text:p/>
        </draw:line>
        <draw:line draw:style-name="gr1" draw:text-style-name="P1" draw:layer="layout" svg:x1="2.935cm" svg:y1="23.915cm" svg:x2="2.942cm" svg:y2="23.908cm">
          <text:p/>
        </draw:line>
        <draw:line draw:style-name="gr1" draw:text-style-name="P1" draw:layer="layout" svg:x1="2.942cm" svg:y1="23.91cm" svg:x2="2.935cm" svg:y2="23.902cm">
          <text:p/>
        </draw:line>
        <draw:line draw:style-name="gr1" draw:text-style-name="P1" draw:layer="layout" svg:x1="2.935cm" svg:y1="23.902cm" svg:x2="2.935cm" svg:y2="23.914cm">
          <text:p/>
        </draw:line>
        <draw:polygon draw:style-name="gr2" draw:text-style-name="P1" draw:layer="layout" svg:width="1.034cm" svg:height="0.49cm" svg:x="2.655cm" svg:y="23.506cm" svg:viewBox="0 0 1035 491" draw:points="0,0 1035,0 1035,491 0,491">
          <text:p/>
        </draw:polygon>
        <draw:line draw:style-name="gr1" draw:text-style-name="P1" draw:layer="layout" svg:x1="3.123cm" svg:y1="27.394cm" svg:x2="3.18cm" svg:y2="27.394cm">
          <text:p/>
        </draw:line>
        <draw:line draw:style-name="gr1" draw:text-style-name="P1" draw:layer="layout" svg:x1="3.18cm" svg:y1="27.394cm" svg:x2="3.18cm" svg:y2="27.274cm">
          <text:p/>
        </draw:line>
        <draw:line draw:style-name="gr1" draw:text-style-name="P1" draw:layer="layout" svg:x1="3.083cm" svg:y1="27.331cm" svg:x2="3.043cm" svg:y2="27.331cm">
          <text:p/>
        </draw:line>
        <draw:line draw:style-name="gr1" draw:text-style-name="P1" draw:layer="layout" svg:x1="3.026cm" svg:y1="27.394cm" svg:x2="3.083cm" svg:y2="27.394cm">
          <text:p/>
        </draw:line>
        <draw:line draw:style-name="gr1" draw:text-style-name="P1" draw:layer="layout" svg:x1="3.083cm" svg:y1="27.394cm" svg:x2="3.083cm" svg:y2="27.274cm">
          <text:p/>
        </draw:line>
        <draw:line draw:style-name="gr1" draw:text-style-name="P1" draw:layer="layout" svg:x1="3.083cm" svg:y1="27.274cm" svg:x2="3.026cm" svg:y2="27.274cm">
          <text:p/>
        </draw:line>
        <draw:line draw:style-name="gr1" draw:text-style-name="P1" draw:layer="layout" svg:x1="2.975cm" svg:y1="27.394cm" svg:x2="2.975cm" svg:y2="27.274cm">
          <text:p/>
        </draw:line>
        <draw:line draw:style-name="gr1" draw:text-style-name="P1" draw:layer="layout" svg:x1="2.975cm" svg:y1="27.274cm" svg:x2="2.946cm" svg:y2="27.274cm">
          <text:p/>
        </draw:line>
        <draw:line draw:style-name="gr1" draw:text-style-name="P1" draw:layer="layout" svg:x1="2.947cm" svg:y1="27.274cm" svg:x2="2.929cm" svg:y2="27.281cm">
          <text:p/>
        </draw:line>
        <draw:line draw:style-name="gr1" draw:text-style-name="P1" draw:layer="layout" svg:x1="2.93cm" svg:y1="27.28cm" svg:x2="2.917cm" svg:y2="27.292cm">
          <text:p/>
        </draw:line>
        <draw:line draw:style-name="gr1" draw:text-style-name="P1" draw:layer="layout" svg:x1="2.918cm" svg:y1="27.291cm" svg:x2="2.912cm" svg:y2="27.304cm">
          <text:p/>
        </draw:line>
        <draw:line draw:style-name="gr1" draw:text-style-name="P1" draw:layer="layout" svg:x1="2.913cm" svg:y1="27.303cm" svg:x2="2.906cm" svg:y2="27.327cm">
          <text:p/>
        </draw:line>
        <draw:line draw:style-name="gr1" draw:text-style-name="P1" draw:layer="layout" svg:x1="2.906cm" svg:y1="27.326cm" svg:x2="2.906cm" svg:y2="27.343cm">
          <text:p/>
        </draw:line>
        <draw:line draw:style-name="gr1" draw:text-style-name="P1" draw:layer="layout" svg:x1="2.906cm" svg:y1="27.343cm" svg:x2="2.913cm" svg:y2="27.367cm">
          <text:p/>
        </draw:line>
        <draw:line draw:style-name="gr1" draw:text-style-name="P1" draw:layer="layout" svg:x1="2.912cm" svg:y1="27.366cm" svg:x2="2.918cm" svg:y2="27.378cm">
          <text:p/>
        </draw:line>
        <draw:line draw:style-name="gr1" draw:text-style-name="P1" draw:layer="layout" svg:x1="2.917cm" svg:y1="27.377cm" svg:x2="2.93cm" svg:y2="27.389cm">
          <text:p/>
        </draw:line>
        <draw:line draw:style-name="gr1" draw:text-style-name="P1" draw:layer="layout" svg:x1="2.929cm" svg:y1="27.388cm" svg:x2="2.947cm" svg:y2="27.395cm">
          <text:p/>
        </draw:line>
        <draw:line draw:style-name="gr1" draw:text-style-name="P1" draw:layer="layout" svg:x1="2.946cm" svg:y1="27.394cm" svg:x2="2.975cm" svg:y2="27.394cm">
          <text:p/>
        </draw:line>
        <draw:polygon draw:style-name="gr2" draw:text-style-name="P1" draw:layer="layout" svg:width="0.346cm" svg:height="0.249cm" svg:x="2.873cm" svg:y="27.18cm" svg:viewBox="0 0 347 250" draw:points="0,0 347,0 347,250 0,250">
          <text:p/>
        </draw:polygon>
        <draw:line draw:style-name="gr1" draw:text-style-name="P1" draw:layer="layout" svg:x1="3.69cm" svg:y1="24.648cm" svg:x2="3.696cm" svg:y2="24.66cm">
          <text:p/>
        </draw:line>
        <draw:line draw:style-name="gr1" draw:text-style-name="P1" draw:layer="layout" svg:x1="3.695cm" svg:y1="24.659cm" svg:x2="3.695cm" svg:y2="24.676cm">
          <text:p/>
        </draw:line>
        <draw:line draw:style-name="gr1" draw:text-style-name="P1" draw:layer="layout" svg:x1="3.696cm" svg:y1="24.676cm" svg:x2="3.69cm" svg:y2="24.695cm">
          <text:p/>
        </draw:line>
        <draw:line draw:style-name="gr1" draw:text-style-name="P1" draw:layer="layout" svg:x1="3.691cm" svg:y1="24.694cm" svg:x2="3.678cm" svg:y2="24.706cm">
          <text:p/>
        </draw:line>
        <draw:line draw:style-name="gr1" draw:text-style-name="P1" draw:layer="layout" svg:x1="3.679cm" svg:y1="24.705cm" svg:x2="3.667cm" svg:y2="24.712cm">
          <text:p/>
        </draw:line>
        <draw:line draw:style-name="gr1" draw:text-style-name="P1" draw:layer="layout" svg:x1="3.668cm" svg:y1="24.711cm" svg:x2="3.644cm" svg:y2="24.717cm">
          <text:p/>
        </draw:line>
        <draw:line draw:style-name="gr1" draw:text-style-name="P1" draw:layer="layout" svg:x1="3.644cm" svg:y1="24.716cm" svg:x2="3.627cm" svg:y2="24.716cm">
          <text:p/>
        </draw:line>
        <draw:line draw:style-name="gr1" draw:text-style-name="P1" draw:layer="layout" svg:x1="3.628cm" svg:y1="24.717cm" svg:x2="3.604cm" svg:y2="24.711cm">
          <text:p/>
        </draw:line>
        <draw:line draw:style-name="gr1" draw:text-style-name="P1" draw:layer="layout" svg:x1="3.605cm" svg:y1="24.712cm" svg:x2="3.592cm" svg:y2="24.705cm">
          <text:p/>
        </draw:line>
        <draw:line draw:style-name="gr1" draw:text-style-name="P1" draw:layer="layout" svg:x1="3.593cm" svg:y1="24.706cm" svg:x2="3.581cm" svg:y2="24.694cm">
          <text:p/>
        </draw:line>
        <draw:line draw:style-name="gr1" draw:text-style-name="P1" draw:layer="layout" svg:x1="3.582cm" svg:y1="24.695cm" svg:x2="3.575cm" svg:y2="24.676cm">
          <text:p/>
        </draw:line>
        <draw:line draw:style-name="gr1" draw:text-style-name="P1" draw:layer="layout" svg:x1="3.575cm" svg:y1="24.676cm" svg:x2="3.575cm" svg:y2="24.665cm">
          <text:p/>
        </draw:line>
        <draw:line draw:style-name="gr1" draw:text-style-name="P1" draw:layer="layout" svg:x1="3.575cm" svg:y1="24.666cm" svg:x2="3.582cm" svg:y2="24.648cm">
          <text:p/>
        </draw:line>
        <draw:line draw:style-name="gr1" draw:text-style-name="P1" draw:layer="layout" svg:x1="3.581cm" svg:y1="24.65cm" svg:x2="3.588cm" svg:y2="24.642cm">
          <text:p/>
        </draw:line>
        <draw:line draw:style-name="gr1" draw:text-style-name="P1" draw:layer="layout" svg:x1="3.587cm" svg:y1="24.642cm" svg:x2="3.627cm" svg:y2="24.642cm">
          <text:p/>
        </draw:line>
        <draw:line draw:style-name="gr1" draw:text-style-name="P1" draw:layer="layout" svg:x1="3.627cm" svg:y1="24.642cm" svg:x2="3.627cm" svg:y2="24.665cm">
          <text:p/>
        </draw:line>
        <draw:line draw:style-name="gr1" draw:text-style-name="P1" draw:layer="layout" svg:x1="3.575cm" svg:y1="24.591cm" svg:x2="3.695cm" svg:y2="24.591cm">
          <text:p/>
        </draw:line>
        <draw:line draw:style-name="gr1" draw:text-style-name="P1" draw:layer="layout" svg:x1="3.696cm" svg:y1="24.592cm" svg:x2="3.575cm" svg:y2="24.522cm">
          <text:p/>
        </draw:line>
        <draw:line draw:style-name="gr1" draw:text-style-name="P1" draw:layer="layout" svg:x1="3.575cm" svg:y1="24.522cm" svg:x2="3.695cm" svg:y2="24.522cm">
          <text:p/>
        </draw:line>
        <draw:line draw:style-name="gr1" draw:text-style-name="P1" draw:layer="layout" svg:x1="3.575cm" svg:y1="24.465cm" svg:x2="3.695cm" svg:y2="24.465cm">
          <text:p/>
        </draw:line>
        <draw:line draw:style-name="gr1" draw:text-style-name="P1" draw:layer="layout" svg:x1="3.695cm" svg:y1="24.465cm" svg:x2="3.695cm" svg:y2="24.436cm">
          <text:p/>
        </draw:line>
        <draw:line draw:style-name="gr1" draw:text-style-name="P1" draw:layer="layout" svg:x1="3.696cm" svg:y1="24.437cm" svg:x2="3.69cm" svg:y2="24.419cm">
          <text:p/>
        </draw:line>
        <draw:line draw:style-name="gr1" draw:text-style-name="P1" draw:layer="layout" svg:x1="3.691cm" svg:y1="24.42cm" svg:x2="3.678cm" svg:y2="24.408cm">
          <text:p/>
        </draw:line>
        <draw:line draw:style-name="gr1" draw:text-style-name="P1" draw:layer="layout" svg:x1="3.679cm" svg:y1="24.41cm" svg:x2="3.667cm" svg:y2="24.402cm">
          <text:p/>
        </draw:line>
        <draw:line draw:style-name="gr1" draw:text-style-name="P1" draw:layer="layout" svg:x1="3.668cm" svg:y1="24.403cm" svg:x2="3.644cm" svg:y2="24.396cm">
          <text:p/>
        </draw:line>
        <draw:line draw:style-name="gr1" draw:text-style-name="P1" draw:layer="layout" svg:x1="3.644cm" svg:y1="24.396cm" svg:x2="3.627cm" svg:y2="24.396cm">
          <text:p/>
        </draw:line>
        <draw:line draw:style-name="gr1" draw:text-style-name="P1" draw:layer="layout" svg:x1="3.628cm" svg:y1="24.396cm" svg:x2="3.604cm" svg:y2="24.403cm">
          <text:p/>
        </draw:line>
        <draw:line draw:style-name="gr1" draw:text-style-name="P1" draw:layer="layout" svg:x1="3.605cm" svg:y1="24.402cm" svg:x2="3.592cm" svg:y2="24.41cm">
          <text:p/>
        </draw:line>
        <draw:line draw:style-name="gr1" draw:text-style-name="P1" draw:layer="layout" svg:x1="3.593cm" svg:y1="24.408cm" svg:x2="3.581cm" svg:y2="24.42cm">
          <text:p/>
        </draw:line>
        <draw:line draw:style-name="gr1" draw:text-style-name="P1" draw:layer="layout" svg:x1="3.582cm" svg:y1="24.419cm" svg:x2="3.575cm" svg:y2="24.437cm">
          <text:p/>
        </draw:line>
        <draw:line draw:style-name="gr1" draw:text-style-name="P1" draw:layer="layout" svg:x1="3.575cm" svg:y1="24.436cm" svg:x2="3.575cm" svg:y2="24.465cm">
          <text:p/>
        </draw:line>
        <draw:polygon draw:style-name="gr2" draw:text-style-name="P1" draw:layer="layout" svg:width="0.25cm" svg:height="0.407cm" svg:x="3.54cm" svg:y="24.353cm" svg:viewBox="0 0 251 408" draw:points="0,0 251,0 251,408 0,408">
          <text:p/>
        </draw:polygon>
        <draw:line draw:style-name="gr1" draw:text-style-name="P1" draw:layer="layout" svg:x1="4.507cm" svg:y1="24.351cm" svg:x2="4.565cm" svg:y2="24.392cm">
          <text:p/>
        </draw:line>
        <draw:line draw:style-name="gr1" draw:text-style-name="P1" draw:layer="layout" svg:x1="4.507cm" svg:y1="24.42cm" svg:x2="4.627cm" svg:y2="24.42cm">
          <text:p/>
        </draw:line>
        <draw:line draw:style-name="gr1" draw:text-style-name="P1" draw:layer="layout" svg:x1="4.627cm" svg:y1="24.42cm" svg:x2="4.627cm" svg:y2="24.374cm">
          <text:p/>
        </draw:line>
        <draw:line draw:style-name="gr1" draw:text-style-name="P1" draw:layer="layout" svg:x1="4.628cm" svg:y1="24.375cm" svg:x2="4.622cm" svg:y2="24.363cm">
          <text:p/>
        </draw:line>
        <draw:line draw:style-name="gr1" draw:text-style-name="P1" draw:layer="layout" svg:x1="4.623cm" svg:y1="24.365cm" svg:x2="4.616cm" svg:y2="24.357cm">
          <text:p/>
        </draw:line>
        <draw:line draw:style-name="gr1" draw:text-style-name="P1" draw:layer="layout" svg:x1="4.617cm" svg:y1="24.358cm" svg:x2="4.604cm" svg:y2="24.351cm">
          <text:p/>
        </draw:line>
        <draw:line draw:style-name="gr1" draw:text-style-name="P1" draw:layer="layout" svg:x1="4.604cm" svg:y1="24.351cm" svg:x2="4.587cm" svg:y2="24.351cm">
          <text:p/>
        </draw:line>
        <draw:line draw:style-name="gr1" draw:text-style-name="P1" draw:layer="layout" svg:x1="4.588cm" svg:y1="24.351cm" svg:x2="4.576cm" svg:y2="24.358cm">
          <text:p/>
        </draw:line>
        <draw:line draw:style-name="gr1" draw:text-style-name="P1" draw:layer="layout" svg:x1="4.577cm" svg:y1="24.357cm" svg:x2="4.57cm" svg:y2="24.365cm">
          <text:p/>
        </draw:line>
        <draw:line draw:style-name="gr1" draw:text-style-name="P1" draw:layer="layout" svg:x1="4.571cm" svg:y1="24.363cm" svg:x2="4.564cm" svg:y2="24.375cm">
          <text:p/>
        </draw:line>
        <draw:line draw:style-name="gr1" draw:text-style-name="P1" draw:layer="layout" svg:x1="4.564cm" svg:y1="24.374cm" svg:x2="4.564cm" svg:y2="24.42cm">
          <text:p/>
        </draw:line>
        <draw:line draw:style-name="gr1" draw:text-style-name="P1" draw:layer="layout" svg:x1="4.52cm" svg:y1="24.301cm" svg:x2="4.513cm" svg:y2="24.294cm">
          <text:p/>
        </draw:line>
        <draw:line draw:style-name="gr1" draw:text-style-name="P1" draw:layer="layout" svg:x1="4.515cm" svg:y1="24.294cm" svg:x2="4.507cm" svg:y2="24.301cm">
          <text:p/>
        </draw:line>
        <draw:line draw:style-name="gr1" draw:text-style-name="P1" draw:layer="layout" svg:x1="4.507cm" svg:y1="24.3cm" svg:x2="4.515cm" svg:y2="24.307cm">
          <text:p/>
        </draw:line>
        <draw:line draw:style-name="gr1" draw:text-style-name="P1" draw:layer="layout" svg:x1="4.513cm" svg:y1="24.307cm" svg:x2="4.52cm" svg:y2="24.3cm">
          <text:p/>
        </draw:line>
        <draw:line draw:style-name="gr1" draw:text-style-name="P1" draw:layer="layout" svg:x1="4.519cm" svg:y1="24.3cm" svg:x2="4.507cm" svg:y2="24.3cm">
          <text:p/>
        </draw:line>
        <draw:line draw:style-name="gr1" draw:text-style-name="P1" draw:layer="layout" svg:x1="4.628cm" svg:y1="24.261cm" svg:x2="4.507cm" svg:y2="24.22cm">
          <text:p/>
        </draw:line>
        <draw:line draw:style-name="gr1" draw:text-style-name="P1" draw:layer="layout" svg:x1="4.507cm" svg:y1="24.221cm" svg:x2="4.628cm" svg:y2="24.18cm">
          <text:p/>
        </draw:line>
        <draw:line draw:style-name="gr1" draw:text-style-name="P1" draw:layer="layout" svg:x1="4.52cm" svg:y1="24.141cm" svg:x2="4.513cm" svg:y2="24.134cm">
          <text:p/>
        </draw:line>
        <draw:line draw:style-name="gr1" draw:text-style-name="P1" draw:layer="layout" svg:x1="4.515cm" svg:y1="24.134cm" svg:x2="4.507cm" svg:y2="24.141cm">
          <text:p/>
        </draw:line>
        <draw:line draw:style-name="gr1" draw:text-style-name="P1" draw:layer="layout" svg:x1="4.507cm" svg:y1="24.14cm" svg:x2="4.515cm" svg:y2="24.147cm">
          <text:p/>
        </draw:line>
        <draw:line draw:style-name="gr1" draw:text-style-name="P1" draw:layer="layout" svg:x1="4.513cm" svg:y1="24.147cm" svg:x2="4.52cm" svg:y2="24.14cm">
          <text:p/>
        </draw:line>
        <draw:line draw:style-name="gr1" draw:text-style-name="P1" draw:layer="layout" svg:x1="4.519cm" svg:y1="24.14cm" svg:x2="4.507cm" svg:y2="24.14cm">
          <text:p/>
        </draw:line>
        <draw:line draw:style-name="gr1" draw:text-style-name="P1" draw:layer="layout" svg:x1="4.507cm" svg:y1="23.928cm" svg:x2="4.507cm" svg:y2="23.997cm">
          <text:p/>
        </draw:line>
        <draw:line draw:style-name="gr1" draw:text-style-name="P1" draw:layer="layout" svg:x1="4.507cm" svg:y1="23.963cm" svg:x2="4.627cm" svg:y2="23.963cm">
          <text:p/>
        </draw:line>
        <draw:line draw:style-name="gr1" draw:text-style-name="P1" draw:layer="layout" svg:x1="4.628cm" svg:y1="23.963cm" svg:x2="4.61cm" svg:y2="23.975cm">
          <text:p/>
        </draw:line>
        <draw:line draw:style-name="gr1" draw:text-style-name="P1" draw:layer="layout" svg:x1="4.611cm" svg:y1="23.974cm" svg:x2="4.599cm" svg:y2="23.987cm">
          <text:p/>
        </draw:line>
        <draw:line draw:style-name="gr1" draw:text-style-name="P1" draw:layer="layout" svg:x1="4.6cm" svg:y1="23.986cm" svg:x2="4.593cm" svg:y2="23.998cm">
          <text:p/>
        </draw:line>
        <draw:line draw:style-name="gr1" draw:text-style-name="P1" draw:layer="layout" svg:x1="4.507cm" svg:y1="23.877cm" svg:x2="4.627cm" svg:y2="23.877cm">
          <text:p/>
        </draw:line>
        <draw:line draw:style-name="gr1" draw:text-style-name="P1" draw:layer="layout" svg:x1="4.628cm" svg:y1="23.878cm" svg:x2="4.542cm" svg:y2="23.837cm">
          <text:p/>
        </draw:line>
        <draw:line draw:style-name="gr1" draw:text-style-name="P1" draw:layer="layout" svg:x1="4.542cm" svg:y1="23.838cm" svg:x2="4.628cm" svg:y2="23.797cm">
          <text:p/>
        </draw:line>
        <draw:line draw:style-name="gr1" draw:text-style-name="P1" draw:layer="layout" svg:x1="4.627cm" svg:y1="23.797cm" svg:x2="4.507cm" svg:y2="23.797cm">
          <text:p/>
        </draw:line>
        <draw:polygon draw:style-name="gr2" draw:text-style-name="P1" draw:layer="layout" svg:width="0.248cm" svg:height="0.909cm" svg:x="4.473cm" svg:y="23.654cm" svg:viewBox="0 0 249 910" draw:points="0,0 249,0 249,910 0,910">
          <text:p/>
        </draw:polygon>
        <draw:path draw:style-name="gr3" draw:text-style-name="P2" draw:layer="layout" svg:width="0.301cm" svg:height="0.3cm" svg:x="5.703cm" svg:y="25.492cm" svg:viewBox="0 0 302 301" svg:d="M0 151c0-84 68-151 150-151 83 0 152 67 152 151 0 83-69 150-152 150-82 0-150-67-150-150z">
          <text:p/>
        </draw:path>
        <draw:path draw:style-name="gr3" draw:text-style-name="P2" draw:layer="layout" svg:width="0.3cm" svg:height="0.3cm" svg:x="4.941cm" svg:y="25.492cm" svg:viewBox="0 0 301 301" svg:d="M0 151c0-84 67-151 149-151 84 0 152 67 152 151 0 83-68 150-152 150-82 0-149-67-149-150z">
          <text:p/>
        </draw:path>
        <draw:line draw:style-name="gr4" draw:text-style-name="P1" draw:layer="layout" svg:x1="4.871cm" svg:y1="25.12cm" svg:x2="4.871cm" svg:y2="25.08cm">
          <text:p/>
        </draw:line>
        <draw:path draw:style-name="gr3" draw:text-style-name="P2" draw:layer="layout" svg:width="0.211cm" svg:height="0.21cm" svg:x="4.516cm" svg:y="24.995cm" svg:viewBox="0 0 212 211" svg:d="M0 105c0-58 49-105 107-105 57 0 105 47 105 105s-48 106-105 106c-58 0-107-48-107-106z">
          <text:p/>
        </draw:path>
        <draw:path draw:style-name="gr3" draw:text-style-name="P2" draw:layer="layout" svg:width="0.209cm" svg:height="0.21cm" svg:x="4.267cm" svg:y="24.995cm" svg:viewBox="0 0 210 211" svg:d="M0 105c0-58 48-105 105-105 58 0 105 47 105 105s-47 106-105 106c-57 0-105-48-105-106z">
          <text:p/>
        </draw:path>
        <draw:path draw:style-name="gr3" draw:text-style-name="P2" draw:layer="layout" svg:width="0.3cm" svg:height="0.3cm" svg:x="2.768cm" svg:y="25.809cm" svg:viewBox="0 0 301 301" svg:d="M0 151c0-84 68-151 151-151 82 0 150 67 150 151 0 83-68 150-150 150-83 0-151-67-151-150z">
          <text:p/>
        </draw:path>
        <draw:path draw:style-name="gr3" draw:text-style-name="P2" draw:layer="layout" svg:width="0.3cm" svg:height="0.3cm" svg:x="3.53cm" svg:y="25.809cm" svg:viewBox="0 0 301 301" svg:d="M0 151c0-84 68-151 152-151 82 0 149 67 149 151 0 83-67 150-149 150-84 0-152-67-152-150z">
          <text:p/>
        </draw:path>
        <draw:line draw:style-name="gr5" draw:text-style-name="P1" draw:layer="layout" svg:x1="2.919cm" svg:y1="26.858cm" svg:x2="2.919cm" svg:y2="26.908cm">
          <text:p/>
        </draw:line>
        <draw:path draw:style-name="gr3" draw:text-style-name="P2" draw:layer="layout" svg:width="0.24cm" svg:height="0.24cm" svg:x="3.052cm" svg:y="26.763cm" svg:viewBox="0 0 241 241" svg:d="M0 120c0-66 54-120 121-120 66 0 120 54 120 120 0 67-54 121-120 121-67 0-121-54-121-121z">
          <text:p/>
        </draw:path>
        <draw:line draw:style-name="gr6" draw:text-style-name="P1" draw:layer="layout" svg:x1="3.711cm" svg:y1="26.294cm" svg:x2="3.65cm" svg:y2="26.294cm">
          <text:p/>
        </draw:line>
        <draw:path draw:style-name="gr3" draw:text-style-name="P2" draw:layer="layout" svg:width="0.24cm" svg:height="0.24cm" svg:x="3.56cm" svg:y="26.424cm" svg:viewBox="0 0 241 241" svg:d="M0 121c0-66 54-121 121-121s120 55 120 121-53 120-120 120-121-54-121-120z">
          <text:p/>
        </draw:path>
        <draw:path draw:style-name="gr3" draw:text-style-name="P2" draw:layer="layout" svg:width="0.3cm" svg:height="0.3cm" svg:x="5.273cm" svg:y="24.95cm" svg:viewBox="0 0 301 301" svg:d="M0 151c0-83 68-151 152-151 82 0 149 68 149 151s-67 150-149 150c-84 0-152-67-152-150z">
          <text:p/>
        </draw:path>
        <draw:polygon draw:style-name="gr3" draw:text-style-name="P2" draw:layer="layout" svg:width="0.211cm" svg:height="0.21cm" svg:x="4.135cm" svg:y="25.934cm" svg:viewBox="0 0 212 211" draw:points="0,211 0,0 212,0 212,211">
          <text:p/>
        </draw:polygon>
        <draw:path draw:style-name="gr3" draw:text-style-name="P2" draw:layer="layout" svg:width="0.211cm" svg:height="0.21cm" svg:x="4.135cm" svg:y="26.188cm" svg:viewBox="0 0 212 211" svg:d="M0 106c0-59 48-106 106-106 57 0 106 47 106 106 0 58-49 105-106 105-58 0-106-47-106-105z">
          <text:p/>
        </draw:path>
        <draw:path draw:style-name="gr3" draw:text-style-name="P2" draw:layer="layout" svg:width="0.211cm" svg:height="0.21cm" svg:x="4.135cm" svg:y="26.442cm" svg:viewBox="0 0 212 211" svg:d="M0 106c0-58 48-106 106-106 57 0 106 48 106 106s-49 105-106 105c-58 0-106-47-106-105z">
          <text:p/>
        </draw:path>
        <draw:path draw:style-name="gr3" draw:text-style-name="P2" draw:layer="layout" svg:width="0.211cm" svg:height="0.21cm" svg:x="4.135cm" svg:y="26.696cm" svg:viewBox="0 0 212 211" svg:d="M0 105c0-58 48-105 106-105 57 0 106 47 106 105s-49 106-106 106c-58 0-106-48-106-106z">
          <text:p/>
        </draw:path>
        <draw:path draw:style-name="gr3" draw:text-style-name="P2" draw:layer="layout" svg:width="0.211cm" svg:height="0.21cm" svg:x="4.897cm" svg:y="26.696cm" svg:viewBox="0 0 212 211" svg:d="M0 105c0-58 48-105 107-105 57 0 105 47 105 105s-48 106-105 106c-59 0-107-48-107-106z">
          <text:p/>
        </draw:path>
        <draw:path draw:style-name="gr3" draw:text-style-name="P2" draw:layer="layout" svg:width="0.211cm" svg:height="0.21cm" svg:x="4.897cm" svg:y="26.442cm" svg:viewBox="0 0 212 211" svg:d="M0 106c0-58 48-106 107-106 57 0 105 48 105 106s-48 105-105 105c-59 0-107-47-107-105z">
          <text:p/>
        </draw:path>
        <draw:path draw:style-name="gr3" draw:text-style-name="P2" draw:layer="layout" svg:width="0.211cm" svg:height="0.21cm" svg:x="4.897cm" svg:y="26.188cm" svg:viewBox="0 0 212 211" svg:d="M0 106c0-59 48-106 107-106 57 0 105 47 105 106 0 58-48 105-105 105-59 0-107-47-107-105z">
          <text:p/>
        </draw:path>
        <draw:path draw:style-name="gr3" draw:text-style-name="P2" draw:layer="layout" svg:width="0.211cm" svg:height="0.21cm" svg:x="4.897cm" svg:y="25.934cm" svg:viewBox="0 0 212 211" svg:d="M0 105c0-58 48-105 107-105 57 0 105 47 105 105 0 59-48 106-105 106-59 0-107-47-107-106z">
          <text:p/>
        </draw:path>
        <draw:path draw:style-name="gr3" draw:text-style-name="P2" draw:layer="layout" svg:width="0.3cm" svg:height="0.3cm" svg:x="3.53cm" svg:y="24.95cm" svg:viewBox="0 0 301 301" svg:d="M0 151c0-83 68-151 152-151 82 0 149 68 149 151s-67 150-149 150c-84 0-152-67-152-150z">
          <text:p/>
        </draw:path>
        <draw:path draw:style-name="gr3" draw:text-style-name="P2" draw:layer="layout" svg:width="0.3cm" svg:height="0.3cm" svg:x="3.49cm" svg:y="26.733cm" svg:viewBox="0 0 301 301" svg:d="M0 151c0-84 68-151 152-151 82 0 149 67 149 151 0 83-67 150-149 150-84 0-152-67-152-150z">
          <text:p/>
        </draw:path>
        <draw:line draw:style-name="gr7" draw:text-style-name="P1" draw:layer="layout" svg:x1="4.623cm" svg:y1="26.713cm" svg:x2="4.623cm" svg:y2="26.129cm">
          <text:p/>
        </draw:line>
        <draw:line draw:style-name="gr7" draw:text-style-name="P1" draw:layer="layout" svg:x1="5.752cm" svg:y1="25.922cm" svg:x2="5.851cm" svg:y2="25.823cm">
          <text:p/>
        </draw:line>
        <draw:line draw:style-name="gr7" draw:text-style-name="P1" draw:layer="layout" svg:x1="4.711cm" svg:y1="26.041cm" svg:x2="4.99cm" svg:y2="26.041cm">
          <text:p/>
        </draw:line>
        <draw:line draw:style-name="gr7" draw:text-style-name="P1" draw:layer="layout" svg:x1="5.85cm" svg:y1="25.823cm" svg:x2="5.85cm" svg:y2="25.601cm">
          <text:p/>
        </draw:line>
        <draw:line draw:style-name="gr7" draw:text-style-name="P1" draw:layer="layout" svg:x1="5.435cm" svg:y1="26.02cm" svg:x2="5.533cm" svg:y2="25.921cm">
          <text:p/>
        </draw:line>
        <draw:line draw:style-name="gr7" draw:text-style-name="P1" draw:layer="layout" svg:x1="4.241cm" svg:y1="26.979cm" svg:x2="4.328cm" svg:y2="27.067cm">
          <text:p/>
        </draw:line>
        <draw:line draw:style-name="gr7" draw:text-style-name="P1" draw:layer="layout" svg:x1="4.451cm" svg:y1="26.801cm" svg:x2="4.451cm" svg:y2="26.8cm">
          <text:p/>
        </draw:line>
        <draw:line draw:style-name="gr7" draw:text-style-name="P1" draw:layer="layout" svg:x1="5.173cm" svg:y1="26.487cm" svg:x2="5.436cm" svg:y2="26.225cm">
          <text:p/>
        </draw:line>
        <draw:line draw:style-name="gr7" draw:text-style-name="P1" draw:layer="layout" svg:x1="4.536cm" svg:y1="26.801cm" svg:x2="4.624cm" svg:y2="26.713cm">
          <text:p/>
        </draw:line>
        <draw:line draw:style-name="gr7" draw:text-style-name="P1" draw:layer="layout" svg:x1="5.086cm" svg:y1="27.066cm" svg:x2="4.327cm" svg:y2="27.066cm">
          <text:p/>
        </draw:line>
        <draw:line draw:style-name="gr7" draw:text-style-name="P1" draw:layer="layout" svg:x1="4.241cm" svg:y1="26.801cm" svg:x2="4.451cm" svg:y2="26.801cm">
          <text:p/>
        </draw:line>
        <draw:line draw:style-name="gr7" draw:text-style-name="P1" draw:layer="layout" svg:x1="5.424cm" svg:y1="25.1cm" svg:x2="5.713cm" svg:y2="25.1cm">
          <text:p/>
        </draw:line>
        <draw:line draw:style-name="gr7" draw:text-style-name="P1" draw:layer="layout" svg:x1="5.532cm" svg:y1="25.921cm" svg:x2="5.754cm" svg:y2="25.921cm">
          <text:p/>
        </draw:line>
        <draw:line draw:style-name="gr7" draw:text-style-name="P1" draw:layer="layout" svg:x1="5.173cm" svg:y1="26.905cm" svg:x2="5.173cm" svg:y2="26.486cm">
          <text:p/>
        </draw:line>
        <draw:line draw:style-name="gr7" draw:text-style-name="P1" draw:layer="layout" svg:x1="5.173cm" svg:y1="26.906cm" svg:x2="5.173cm" svg:y2="26.905cm">
          <text:p/>
        </draw:line>
        <draw:line draw:style-name="gr7" draw:text-style-name="P1" draw:layer="layout" svg:x1="5.713cm" svg:y1="25.1cm" svg:x2="5.854cm" svg:y2="25.24cm">
          <text:p/>
        </draw:line>
        <draw:line draw:style-name="gr7" draw:text-style-name="P1" draw:layer="layout" svg:x1="4.451cm" svg:y1="26.8cm" svg:x2="4.536cm" svg:y2="26.8cm">
          <text:p/>
        </draw:line>
        <draw:line draw:style-name="gr7" draw:text-style-name="P1" draw:layer="layout" svg:x1="4.241cm" svg:y1="26.801cm" svg:x2="4.241cm" svg:y2="26.979cm">
          <text:p/>
        </draw:line>
        <draw:line draw:style-name="gr7" draw:text-style-name="P1" draw:layer="layout" svg:x1="4.623cm" svg:y1="26.13cm" svg:x2="4.712cm" svg:y2="26.041cm">
          <text:p/>
        </draw:line>
        <draw:line draw:style-name="gr7" draw:text-style-name="P1" draw:layer="layout" svg:x1="5.853cm" svg:y1="25.239cm" svg:x2="5.853cm" svg:y2="25.642cm">
          <text:p/>
        </draw:line>
        <draw:line draw:style-name="gr7" draw:text-style-name="P1" draw:layer="layout" svg:x1="5.173cm" svg:y1="26.979cm" svg:x2="5.173cm" svg:y2="26.906cm">
          <text:p/>
        </draw:line>
        <draw:line draw:style-name="gr7" draw:text-style-name="P1" draw:layer="layout" svg:x1="5.086cm" svg:y1="27.067cm" svg:x2="5.174cm" svg:y2="26.979cm">
          <text:p/>
        </draw:line>
        <draw:line draw:style-name="gr7" draw:text-style-name="P1" draw:layer="layout" svg:x1="5.435cm" svg:y1="26.225cm" svg:x2="5.435cm" svg:y2="26.019cm">
          <text:p/>
        </draw:line>
        <draw:line draw:style-name="gr7" draw:text-style-name="P1" draw:layer="layout" svg:x1="5.007cm" svg:y1="26.043cm" svg:x2="5.003cm" svg:y2="26.039cm">
          <text:p/>
        </draw:line>
        <draw:line draw:style-name="gr7" draw:text-style-name="P1" draw:layer="layout" svg:x1="4.241cm" svg:y1="26.039cm" svg:x2="4.006cm" svg:y2="26.039cm">
          <text:p/>
        </draw:line>
        <draw:line draw:style-name="gr7" draw:text-style-name="P1" draw:layer="layout" svg:x1="3.301cm" svg:y1="26.464cm" svg:x2="3.301cm" svg:y2="26.039cm">
          <text:p/>
        </draw:line>
        <draw:line draw:style-name="gr7" draw:text-style-name="P1" draw:layer="layout" svg:x1="4.007cm" svg:y1="26.04cm" svg:x2="3.926cm" svg:y2="25.959cm">
          <text:p/>
        </draw:line>
        <draw:line draw:style-name="gr7" draw:text-style-name="P1" draw:layer="layout" svg:x1="3.926cm" svg:y1="25.959cm" svg:x2="3.681cm" svg:y2="25.959cm">
          <text:p/>
        </draw:line>
        <draw:line draw:style-name="gr7" draw:text-style-name="P1" draw:layer="layout" svg:x1="3.681cm" svg:y1="25.1cm" svg:x2="3.681cm" svg:y2="25.959cm">
          <text:p/>
        </draw:line>
        <draw:line draw:style-name="gr7" draw:text-style-name="P1" draw:layer="layout" svg:x1="3.381cm" svg:y1="25.959cm" svg:x2="3.678cm" svg:y2="25.959cm">
          <text:p/>
        </draw:line>
        <draw:line draw:style-name="gr7" draw:text-style-name="P1" draw:layer="layout" svg:x1="3.3cm" svg:y1="26.466cm" svg:x2="3.302cm" svg:y2="26.464cm">
          <text:p/>
        </draw:line>
        <draw:line draw:style-name="gr7" draw:text-style-name="P1" draw:layer="layout" svg:x1="3.301cm" svg:y1="26.04cm" svg:x2="3.382cm" svg:y2="25.959cm">
          <text:p/>
        </draw:line>
        <draw:line draw:style-name="gr7" draw:text-style-name="P1" draw:layer="layout" svg:x1="3.379cm" svg:y1="26.545cm" svg:x2="3.676cm" svg:y2="26.545cm">
          <text:p/>
        </draw:line>
        <draw:line draw:style-name="gr7" draw:text-style-name="P1" draw:layer="layout" svg:x1="3.3cm" svg:y1="26.465cm" svg:x2="3.38cm" svg:y2="26.546cm">
          <text:p/>
        </draw:line>
        <draw:line draw:style-name="gr7" draw:text-style-name="P1" draw:layer="layout" svg:x1="2.919cm" svg:y1="25.959cm" svg:x2="2.919cm" svg:y2="26.883cm">
          <text:p/>
        </draw:line>
        <draw:line draw:style-name="gr7" draw:text-style-name="P1" draw:layer="layout" svg:x1="3.641cm" svg:y1="26.883cm" svg:x2="3.9cm" svg:y2="26.883cm">
          <text:p/>
        </draw:line>
        <draw:line draw:style-name="gr7" draw:text-style-name="P1" draw:layer="layout" svg:x1="4.063cm" svg:y1="26.547cm" svg:x2="4.241cm" svg:y2="26.547cm">
          <text:p/>
        </draw:line>
        <draw:line draw:style-name="gr7" draw:text-style-name="P1" draw:layer="layout" svg:x1="3.173cm" svg:y1="26.883cm" svg:x2="3.641cm" svg:y2="26.883cm">
          <text:p/>
        </draw:line>
        <draw:line draw:style-name="gr7" draw:text-style-name="P1" draw:layer="layout" svg:x1="3.9cm" svg:y1="26.884cm" svg:x2="3.983cm" svg:y2="26.801cm">
          <text:p/>
        </draw:line>
        <draw:line draw:style-name="gr7" draw:text-style-name="P1" draw:layer="layout" svg:x1="3.982cm" svg:y1="26.801cm" svg:x2="3.982cm" svg:y2="26.629cm">
          <text:p/>
        </draw:line>
        <draw:line draw:style-name="gr7" draw:text-style-name="P1" draw:layer="layout" svg:x1="3.982cm" svg:y1="26.63cm" svg:x2="4.064cm" svg:y2="26.547cm">
          <text:p/>
        </draw:line>
        <draw:line draw:style-name="gr7" draw:text-style-name="P1" draw:layer="layout" svg:x1="4.371cm" svg:y1="25.679cm" svg:x2="4.371cm" svg:y2="25.68cm">
          <text:p/>
        </draw:line>
        <draw:line draw:style-name="gr7" draw:text-style-name="P1" draw:layer="layout" svg:x1="4.239cm" svg:y1="26.295cm" svg:x2="4.243cm" svg:y2="26.293cm">
          <text:p/>
        </draw:line>
        <draw:line draw:style-name="gr7" draw:text-style-name="P1" draw:layer="layout" svg:x1="4.493cm" svg:y1="26.179cm" svg:x2="4.379cm" svg:y2="26.294cm">
          <text:p/>
        </draw:line>
        <draw:line draw:style-name="gr7" draw:text-style-name="P1" draw:layer="layout" svg:x1="3.681cm" svg:y1="26.294cm" svg:x2="4.239cm" svg:y2="26.294cm">
          <text:p/>
        </draw:line>
        <draw:line draw:style-name="gr7" draw:text-style-name="P1" draw:layer="layout" svg:x1="4.371cm" svg:y1="25.68cm" svg:x2="4.493cm" svg:y2="25.803cm">
          <text:p/>
        </draw:line>
        <draw:line draw:style-name="gr7" draw:text-style-name="P1" draw:layer="layout" svg:x1="4.379cm" svg:y1="26.293cm" svg:x2="4.241cm" svg:y2="26.293cm">
          <text:p/>
        </draw:line>
        <draw:line draw:style-name="gr7" draw:text-style-name="P1" draw:layer="layout" svg:x1="4.492cm" svg:y1="25.802cm" svg:x2="4.492cm" svg:y2="26.179cm">
          <text:p/>
        </draw:line>
        <draw:line draw:style-name="gr7" draw:text-style-name="P1" draw:layer="layout" svg:x1="3.681cm" svg:y1="26.293cm" svg:x2="3.681cm" svg:y2="26.294cm">
          <text:p/>
        </draw:line>
        <draw:line draw:style-name="gr7" draw:text-style-name="P1" draw:layer="layout" svg:x1="4.371cm" svg:y1="25.1cm" svg:x2="4.371cm" svg:y2="25.679cm">
          <text:p/>
        </draw:line>
        <draw:line draw:style-name="gr7" draw:text-style-name="P1" draw:layer="layout" svg:x1="5.231cm" svg:y1="26.296cm" svg:x2="5.342cm" svg:y2="26.185cm">
          <text:p/>
        </draw:line>
        <draw:line draw:style-name="gr7" draw:text-style-name="P1" draw:layer="layout" svg:x1="5.009cm" svg:y1="26.295cm" svg:x2="5.231cm" svg:y2="26.295cm">
          <text:p/>
        </draw:line>
        <draw:line draw:style-name="gr7" draw:text-style-name="P1" draw:layer="layout" svg:x1="5.091cm" svg:y1="25.642cm" svg:x2="4.951cm" svg:y2="25.642cm">
          <text:p/>
        </draw:line>
        <draw:line draw:style-name="gr7" draw:text-style-name="P1" draw:layer="layout" svg:x1="5.342cm" svg:y1="25.742cm" svg:x2="5.244cm" svg:y2="25.643cm">
          <text:p/>
        </draw:line>
        <draw:line draw:style-name="gr7" draw:text-style-name="P1" draw:layer="layout" svg:x1="4.952cm" svg:y1="25.643cm" svg:x2="4.871cm" svg:y2="25.563cm">
          <text:p/>
        </draw:line>
        <draw:line draw:style-name="gr7" draw:text-style-name="P1" draw:layer="layout" svg:x1="5.244cm" svg:y1="25.643cm" svg:x2="5.022cm" svg:y2="25.643cm">
          <text:p/>
        </draw:line>
        <draw:line draw:style-name="gr7" draw:text-style-name="P1" draw:layer="layout" svg:x1="4.622cm" svg:y1="25.1cm" svg:x2="4.871cm" svg:y2="25.1cm">
          <text:p/>
        </draw:line>
        <draw:line draw:style-name="gr7" draw:text-style-name="P1" draw:layer="layout" svg:x1="5.341cm" svg:y1="26.185cm" svg:x2="5.341cm" svg:y2="25.741cm">
          <text:p/>
        </draw:line>
        <draw:line draw:style-name="gr7" draw:text-style-name="P1" draw:layer="layout" svg:x1="4.871cm" svg:y1="25.563cm" svg:x2="4.871cm" svg:y2="25.1cm">
          <text:p/>
        </draw:line>
        <draw:polygon draw:style-name="gr8" draw:text-style-name="P2" draw:layer="layout" svg:width="0.346cm" svg:height="0.185cm" svg:x="3.766cm" svg:y="26.034cm" svg:viewBox="0 0 347 186" draw:points="130,2 135,6 193,64 197,67 205,73 219,78 233,81 248,81 301,81 309,83 316,89 320,97 320,101 320,116 321,122 326,135 335,147 339,150 345,157 347,165 345,174 340,181 332,185 327,186 73,186 65,184 58,178 57,178 54,174 51,170 36,154 18,141 10,137 3,132 0,124 0,115 4,107 9,102 26,93 47,77 65,58 81,37 95,14 96,12 97,10 99,8 100,6 101,5 103,4 106,2 107,2 109,1 114,0 121,0">
          <text:p/>
        </draw:polygon>
        <draw:polygon draw:style-name="gr8" draw:text-style-name="P2" draw:layer="layout" svg:width="0.819cm" svg:height="1.017cm" svg:x="4.447cm" svg:y="25.203cm" svg:viewBox="0 0 820 1018" draw:points="54,0 56,1 58,2 60,3 64,5 73,15 93,30 115,41 138,48 162,52 187,52 211,48 234,41 256,30 276,15 283,10 292,9 300,12 306,17 306,18 316,28 323,35 324,36 341,48 347,55 349,63 349,64 349,367 352,382 358,396 361,400 366,408 447,490 452,497 452,498 454,504 464,529 477,551 488,566 493,572 511,591 532,607 555,620 579,630 604,637 630,640 657,640 683,637 708,630 733,620 756,607 777,591 786,581 794,576 803,575 811,578 817,584 820,593 820,595 820,944 818,952 815,958 760,1012 753,1017 746,1018 704,1018 696,1016 689,1010 688,1010 674,990 669,985 662,978 657,971 656,962 659,953 662,950 674,938 688,918 699,897 707,873 711,849 711,825 707,801 699,777 688,756 674,736 657,719 641,708 637,704 629,701 615,693 592,686 571,683 568,682 543,682 540,682 519,686 496,693 474,704 454,719 437,736 428,749 424,754 423,756 416,762 408,764 407,764 256,764 253,765 242,767 228,772 225,774 223,776 216,781 155,842 147,847 138,848 130,845 124,838 121,830 121,828 121,593 120,588 119,587 118,578 112,565 112,564 105,554 104,552 5,453 1,445 0,439 0,44 2,36 7,29 8,28 26,15 35,5 37,4 39,3 41,2 43,1 45,0 47,0 50,0 52,0">
          <text:p/>
        </draw:polygon>
        <draw:polygon draw:style-name="gr8" draw:text-style-name="P2" draw:layer="layout" svg:width="0.219cm" svg:height="0.436cm" svg:x="3.376cm" svg:y="26.034cm" svg:viewBox="0 0 220 437" draw:points="115,2 122,8 125,12 126,14 139,36 143,41 155,57 173,76 194,92 211,101 217,107 220,116 220,124 215,132 210,136 202,140 184,153 169,169 156,187 146,206 139,227 135,249 135,271 139,293 146,314 156,333 169,351 182,366 187,373 188,382 185,390 182,394 177,399 164,416 158,427 152,433 143,437 140,437 43,437 40,436 36,436 35,435 34,435 29,431 6,408 1,401 0,394 0,44 2,36 6,30 30,6 38,1 44,0 107,0">
          <text:p/>
        </draw:polygon>
        <draw:polygon draw:style-name="gr8" draw:text-style-name="P2" draw:layer="layout" svg:width="0.207cm" svg:height="0.468cm" svg:x="4.341cm" svg:y="26.258cm" svg:viewBox="0 0 208 469" draw:points="199,3 205,9 208,18 208,20 208,417 206,426 202,431 170,463 162,467 156,468 103,468 102,469 98,469 47,469 38,467 31,461 18,443 6,431 1,424 0,415 3,406 6,403 18,391 32,371 43,350 51,326 55,302 55,278 51,254 43,230 32,209 18,189 6,177 1,170 0,161 3,152 6,149 18,137 31,118 37,112 44,110 45,110 59,107 73,102 78,98 85,93 173,6 180,1 190,0">
          <text:p/>
        </draw:polygon>
        <draw:polygon draw:style-name="gr8" draw:text-style-name="P2" draw:layer="layout" svg:width="0.083cm" svg:height="0.132cm" svg:x="4.057cm" svg:y="26.628cm" svg:viewBox="0 0 84 133" draw:points="41,0 43,0 45,1 48,1 49,2 51,3 54,5 55,7 56,7 65,20 79,32 79,33 81,36 83,39 83,40 83,41 83,45 84,48 84,49 84,50 82,53 81,57 80,57 80,58 78,60 65,73 56,86 51,93 40,114 38,119 34,126 26,131 18,133 9,130 3,124 0,115 0,113 0,40 2,32 5,26 26,5 29,4 31,2 32,2 34,1 37,0 40,0">
          <text:p/>
        </draw:polygon>
        <draw:polygon draw:style-name="gr8" draw:text-style-name="P2" draw:layer="layout" svg:width="0.385cm" svg:height="0.439cm" svg:x="3.755cm" svg:y="26.369cm" svg:viewBox="0 0 386 440" draw:points="349,2 356,8 362,16 368,25 380,37 385,44 386,53 383,63 380,66 368,78 361,88 355,96 349,102 340,104 339,104 302,104 300,104 288,107 274,112 270,115 262,121 169,213 164,221 163,223 161,225 155,239 152,254 152,394 152,397 151,400 151,401 150,402 147,408 120,434 113,439 106,440 84,440 76,438 69,432 66,428 65,426 52,404 36,383 18,364 17,364 11,359 8,357 2,350 0,341 2,333 7,326 10,324 20,318 38,304 54,288 67,271 78,251 87,231 93,209 96,187 96,165 93,143 87,121 78,101 78,100 67,81 54,64 49,58 48,56 47,55 46,53 44,50 44,49 43,47 43,44 43,42 44,40 44,38 45,36 46,33 48,31 48,30 62,16 69,7 72,5 75,2 76,2 77,2 80,1 83,0 84,0 340,0">
          <text:p/>
        </draw:polygon>
        <draw:polygon draw:style-name="gr8" draw:text-style-name="P2" draw:layer="layout" svg:width="0.659cm" svg:height="0.875cm" svg:x="4.321cm" svg:y="26.116cm" svg:viewBox="0 0 660 876" draw:points="541,1 545,2 549,5 552,7 552,8 564,24 577,37 579,40 581,43 581,44 581,45 581,49 582,52 582,53 582,54 580,57 579,61 578,61 578,62 576,64 564,76 550,96 539,117 531,141 527,165 527,189 531,213 539,237 547,252 550,258 558,269 564,278 576,290 581,297 582,306 579,315 576,318 564,330 554,344 551,348 550,350 539,371 531,395 528,416 528,417 527,419 527,443 531,467 539,491 547,506 550,512 562,530 564,533 576,545 581,552 582,561 579,570 576,573 564,585 555,598 550,605 539,626 531,650 529,667 527,674 527,698 528,703 531,722 539,746 548,763 550,767 562,784 564,787 581,804 601,819 623,830 645,837 646,837 653,842 658,849 660,858 657,866 651,873 642,876 640,876 46,876 43,875 39,875 38,874 37,874 32,870 5,844 1,836 0,827 3,819 8,814 14,809 21,804 38,787 51,769 57,763 66,761 67,761 137,761 141,761 222,761 237,758 251,752 255,749 263,744 360,646 367,636 369,634 374,620 377,606 377,52 379,43 383,38 415,6 422,1 429,0 537,0">
          <text:p/>
        </draw:polygon>
        <draw:polygon draw:style-name="gr8" draw:text-style-name="P2" draw:layer="layout" svg:width="3.584cm" svg:height="4.025cm" svg:x="2.573cm" svg:y="23.457cm" svg:viewBox="0 0 3585 4026" draw:points="3574,2 3581,7 3585,15 3585,19 3585,4007 3583,4015 3578,4022 3570,4026 3566,4026 1486,4026 1477,4024 1470,4019 1466,4011 1466,4002 1468,3999 1467,3999 1468,3998 1472,3982 1472,3718 1468,3702 1460,3689 1449,3677 1435,3670 1420,3665 1093,3665 1084,3663 1077,3658 1073,3650 1073,3641 1077,3633 1084,3628 1090,3626 1098,3625 1107,3624 1132,3617 1156,3607 1179,3594 1200,3578 1218,3559 1234,3538 1247,3516 1248,3514 1253,3507 1261,3503 1266,3502 1334,3502 1348,3499 1362,3494 1371,3487 1374,3485 1467,3393 1470,3388 1475,3381 1478,3373 1479,3372 1481,3369 1483,3367 1484,3366 1485,3365 1488,3364 1491,3362 1492,3362 1493,3362 1496,3362 1499,3362 1500,3362 1502,3362 1505,3364 1508,3365 1508,3366 1509,3367 1511,3369 1514,3372 1514,3373 1514,3374 1515,3375 1516,3378 1516,3381 1524,3405 1533,3422 1535,3426 1547,3443 1549,3446 1566,3463 1567,3463 1584,3476 1590,3483 1592,3491 1592,3492 1592,3530 1595,3545 1601,3559 1603,3562 1609,3571 1707,3668 1714,3673 1719,3677 1721,3677 1733,3682 1747,3685 2520,3685 2534,3682 2548,3677 2553,3673 2560,3668 2658,3571 2663,3563 2664,3562 2666,3559 2672,3545 2675,3530 2675,3463 2675,3459 2676,3456 2676,3069 2678,3061 2681,3055 2799,2938 2920,2817 2928,2805 2934,2791 2937,2776 2937,2762 2937,2601 2939,2593 2942,2587 2985,2545 2992,2540 2999,2539 3189,2539 3203,2536 3217,2531 3229,2522 3240,2512 3243,2507 3245,2504 3337,2414 3345,2402 3351,2388 3352,2382 3356,2373 3362,2368 3364,2367 3369,2365 3392,2352 3413,2336 3431,2317 3447,2296 3460,2274 3470,2249 3477,2224 3481,2198 3481,2172 3477,2146 3470,2121 3460,2096 3447,2074 3431,2053 3413,2034 3397,2022 3392,2018 3369,2005 3368,2005 3361,2000 3356,1992 3356,1986 3356,1775 3355,1774 3353,1760 3347,1746 3342,1739 3339,1734 3188,1585 3179,1579 3176,1576 3166,1572 3162,1571 3153,1569 3148,1568 3049,1568 3041,1566 3034,1560 3031,1556 3030,1554 3017,1532 3001,1511 2983,1492 2980,1490 2962,1476 2939,1463 2915,1453 2890,1446 2864,1443 2837,1443 2811,1446 2786,1453 2762,1463 2739,1476 2718,1492 2700,1511 2684,1532 2671,1554 2661,1579 2654,1604 2650,1630 2650,1656 2654,1682 2658,1699 2661,1707 2671,1732 2684,1754 2689,1761 2700,1775 2718,1794 2739,1810 2762,1823 2786,1833 2811,1840 2837,1843 2864,1843 2890,1840 2915,1833 2939,1823 2962,1810 2983,1794 3001,1775 3017,1754 3030,1732 3031,1730 3036,1723 3044,1719 3049,1718 3101,1718 3110,1720 3115,1724 3199,1807 3203,1815 3204,1821 3204,1986 3202,1995 3197,2002 3192,2005 3191,2005 3181,2011 3168,2018 3147,2034 3129,2053 3113,2074 3100,2096 3090,2121 3083,2146 3079,2172 3079,2198 3083,2224 3088,2245 3090,2249 3100,2274 3113,2296 3124,2311 3129,2317 3147,2336 3160,2345 3162,2348 3165,2351 3165,2352 3166,2352 3167,2356 3168,2359 3168,2360 3168,2361 3167,2364 3167,2368 3166,2369 3166,2370 3162,2375 3154,2383 3147,2388 3140,2389 2967,2389 2952,2389 2949,2390 2938,2392 2924,2397 2912,2406 2878,2440 2870,2445 2861,2446 2853,2443 2847,2436 2844,2428 2844,2426 2844,2277 2843,2272 2841,2262 2835,2248 2827,2236 2816,2226 2718,2128 2712,2124 2706,2117 2705,2115 2697,2096 2684,2074 2668,2053 2650,2034 2634,2022 2629,2018 2606,2005 2582,1995 2557,1988 2531,1985 2504,1985 2478,1988 2453,1995 2429,2005 2406,2018 2406,2019 2398,2022 2389,2022 2381,2018 2375,2011 2374,2003 2374,1810 2376,1802 2381,1795 2382,1794 2400,1781 2417,1764 2431,1744 2442,1723 2450,1699 2454,1675 2454,1611 2450,1587 2442,1563 2431,1542 2417,1522 2400,1505 2392,1499 2380,1490 2375,1488 2358,1479 2335,1472 2314,1469 2311,1468 2286,1468 2283,1468 2262,1472 2239,1479 2217,1490 2197,1505 2180,1522 2180,1523 2173,1528 2165,1531 2156,1529 2150,1525 2146,1522 2130,1510 2119,1505 2108,1499 2085,1492 2064,1489 2061,1488 2036,1488 2033,1488 2012,1492 1989,1499 1967,1510 1964,1513 1947,1525 1938,1535 1930,1539 1921,1540 1913,1537 1909,1535 1900,1525 1896,1522 1880,1510 1869,1505 1858,1499 1835,1492 1814,1489 1811,1488 1786,1488 1783,1488 1762,1492 1739,1499 1717,1510 1714,1513 1697,1525 1680,1542 1666,1562 1655,1583 1647,1607 1643,1631 1643,1655 1647,1679 1655,1703 1657,1707 1666,1724 1673,1734 1680,1744 1697,1761 1701,1763 1715,1774 1721,1781 1723,1789 1723,1790 1723,2209 1723,2213 1722,2216 1722,2230 1725,2243 1725,2245 1727,2249 1730,2257 1731,2259 1739,2271 1792,2323 1839,2370 1843,2378 1844,2384 1844,2430 1842,2438 1837,2445 1829,2449 1820,2449 1812,2445 1809,2442 1808,2441 1797,2433 1783,2428 1777,2427 1558,2427 1552,2428 1538,2433 1527,2441 1518,2453 1513,2466 1512,2472 1512,2487 1512,2489 1512,2491 1511,2493 1510,2496 1509,2497 1508,2499 1506,2501 1505,2503 1503,2504 1501,2505 1499,2505 1497,2506 1493,2507 1472,2507 1463,2505 1458,2501 1400,2444 1391,2438 1388,2435 1377,2431 1374,2430 1363,2428 1360,2427 1306,2427 1298,2425 1291,2419 1288,2415 1287,2413 1274,2391 1258,2370 1240,2351 1232,2345 1219,2335 1196,2322 1195,2322 1188,2317 1183,2309 1183,2303 1183,1842 1185,1833 1190,1826 1195,1823 1196,1823 1219,1810 1240,1794 1258,1775 1274,1754 1287,1732 1297,1707 1304,1682 1308,1656 1308,1630 1304,1604 1297,1579 1287,1554 1274,1532 1258,1511 1240,1492 1237,1490 1219,1476 1196,1463 1172,1453 1147,1446 1121,1443 1094,1443 1068,1446 1043,1453 1019,1463 996,1476 975,1492 957,1511 941,1532 928,1554 918,1579 911,1604 907,1630 907,1656 911,1682 915,1699 918,1707 928,1732 941,1754 946,1761 957,1775 975,1794 981,1798 996,1810 1019,1823 1020,1823 1027,1828 1032,1836 1032,1842 1032,2303 1030,2312 1025,2319 1020,2322 1019,2322 1015,2325 996,2335 975,2351 957,2370 941,2391 928,2413 927,2415 922,2422 914,2426 909,2427 801,2427 797,2428 786,2430 772,2435 769,2438 760,2444 670,2534 667,2538 661,2546 656,2560 653,2575 653,2992 653,2996 651,3002 651,3016 654,3027 654,3031 660,3045 668,3057 759,3147 764,3151 771,3156 785,3161 799,3164 814,3164 944,3164 952,3166 959,3172 961,3174 961,3175 966,3183 973,3192 979,3200 991,3212 996,3220 997,3229 994,3237 988,3243 985,3245 979,3247 956,3260 935,3276 917,3295 901,3316 888,3338 887,3340 882,3347 874,3351 869,3352 764,3352 755,3350 748,3344 747,3342 741,3332 728,3315 712,3299 694,3285 675,3274 661,3268 654,3266 633,3260 611,3257 588,3257 566,3260 545,3266 524,3274 505,3285 487,3299 481,3305 480,3305 479,3307 476,3308 474,3309 472,3310 471,3310 468,3310 465,3310 464,3310 462,3310 460,3309 457,3307 454,3306 454,3305 440,3291 428,3283 427,3282 425,3279 423,3277 423,3276 422,3275 422,3271 421,3268 421,3267 421,2702 423,2693 428,2686 433,2683 434,2683 457,2670 478,2653 496,2634 512,2613 525,2591 535,2566 542,2541 546,2515 546,2489 542,2463 535,2438 525,2413 512,2391 496,2370 478,2351 470,2345 469,2345 464,2338 461,2329 463,2321 469,2314 476,2310 481,2309 888,2309 903,2305 917,2297 928,2286 936,2272 940,2257 940,1992 936,1977 928,1963 917,1952 903,1944 888,1940 75,1940 59,1940 44,1944 29,1952 21,1955 12,1954 5,1949 0,1941 0,1935 0,888 907,888 907,1311 912,1327 919,1340 931,1352 944,1359 960,1364 1224,1364 1240,1359 1253,1352 1265,1340 1272,1327 1277,1311 1277,888 1272,872 1265,859 1253,847 1240,840 1224,835 975,835 960,835 944,840 931,847 919,859 912,872 907,888 0,888 0,589 2,580 7,574 15,570 24,570 32,574 34,575 45,587 59,595 74,599 1124,599 1139,595 1153,587 1164,576 1172,562 1176,547 1176,189 1839,189 1839,1114 1844,1130 1851,1143 1863,1155 1876,1162 1892,1167 2156,1167 2172,1162 2185,1155 2197,1143 2204,1130 2209,1114 2209,919 2652,919 2652,1280 2657,1296 2664,1309 2676,1321 2689,1328 2705,1333 2969,1333 2985,1328 2998,1321 3010,1309 3017,1296 3022,1280 3022,919 3017,903 3010,890 2998,878 2985,871 2969,866 2720,866 2705,866 2689,871 2676,878 2664,890 2657,903 2652,919 2209,919 2209,189 2204,173 2197,160 2185,148 2172,141 2156,136 1907,136 1892,136 1876,141 1863,148 1851,160 1844,173 1839,189 1176,189 1176,42 1172,26 1171,25 1172,25 1170,18 1173,10 1179,3 1187,0 1190,0 3566,0">
          <text:p/>
        </draw:polygon>
        <draw:polygon draw:style-name="gr8" draw:text-style-name="P2" draw:layer="layout" svg:width="1.062cm" svg:height="1.731cm" svg:x="2.573cm" svg:y="25.751cm" svg:viewBox="0 0 1063 1732" draw:points="29,3 30,3 44,11 59,15 75,15 210,15 218,17 225,23 229,31 229,39 225,47 222,51 221,51 213,57 195,76 179,97 166,119 157,141 156,144 153,155 149,169 145,195 145,221 149,246 149,247 150,252 156,272 166,297 179,319 183,324 195,340 213,359 227,370 234,375 257,389 258,389 265,394 270,402 270,408 270,973 268,982 263,989 262,989 251,997 235,1014 234,1015 221,1032 211,1052 204,1074 200,1097 200,1169 204,1192 211,1214 220,1231 221,1234 235,1252 251,1269 269,1282 290,1292 312,1299 334,1303 357,1303 379,1299 401,1292 422,1282 440,1269 453,1255 461,1251 470,1250 478,1253 481,1255 487,1261 505,1275 520,1284 524,1286 545,1294 566,1300 586,1303 588,1303 611,1303 633,1300 654,1294 675,1286 694,1275 712,1261 728,1245 741,1228 747,1218 753,1212 761,1208 764,1208 870,1208 878,1210 885,1216 888,1220 889,1222 902,1244 915,1261 918,1265 936,1284 957,1300 980,1313 1004,1323 1029,1330 1037,1331 1046,1332 1054,1335 1060,1341 1063,1350 1062,1358 1057,1366 1050,1370 1043,1371 876,1371 861,1376 847,1383 836,1395 828,1408 824,1424 824,1688 828,1704 829,1705 828,1705 830,1711 829,1720 824,1727 816,1732 809,1732 719,1732 710,1730 703,1725 700,1717 700,1708 702,1703 702,1702 706,1687 706,1422 702,1407 694,1393 683,1382 669,1374 654,1370 308,1370 292,1370 277,1374 263,1382 252,1393 244,1407 240,1422 240,1687 244,1702 244,1703 245,1703 247,1711 246,1720 241,1727 233,1732 227,1732 19,1732 11,1730 4,1725 0,1717 0,1713 0,20 2,11 7,4 15,0 24,0">
          <text:p/>
        </draw:polygon>
        <draw:path draw:style-name="gr9" draw:text-style-name="P3" draw:layer="layout" svg:width="0.1cm" svg:height="0.1cm" svg:x="5.803cm" svg:y="25.592cm" svg:viewBox="0 0 101 101" svg:d="M0 50c0-28 23-50 50-50 28 0 51 22 51 50s-23 51-51 51c-27 0-50-23-50-51z">
          <text:p/>
        </draw:path>
        <draw:path draw:style-name="gr9" draw:text-style-name="P3" draw:layer="layout" svg:width="0.1cm" svg:height="0.1cm" svg:x="5.041cm" svg:y="25.592cm" svg:viewBox="0 0 101 101" svg:d="M0 50c0-28 22-50 49-50 28 0 52 22 52 50s-24 51-52 51c-27 0-49-23-49-51z">
          <text:p/>
        </draw:path>
        <draw:path draw:style-name="gr9" draw:text-style-name="P3" draw:layer="layout" svg:width="0.1cm" svg:height="0.1cm" svg:x="4.822cm" svg:y="25.05cm" svg:viewBox="0 0 101 101" svg:d="M0 51c0-29 23-51 50-51 28 0 51 22 51 51 0 28-23 50-51 50-27 0-50-22-50-50z">
          <text:p/>
        </draw:path>
        <draw:path draw:style-name="gr9" draw:text-style-name="P3" draw:layer="layout" svg:width="0.1cm" svg:height="0.1cm" svg:x="4.571cm" svg:y="25.05cm" svg:viewBox="0 0 101 101" svg:d="M0 51c0-29 23-51 51-51s50 22 50 51c0 28-22 50-50 50s-51-22-51-50z">
          <text:p/>
        </draw:path>
        <draw:path draw:style-name="gr9" draw:text-style-name="P3" draw:layer="layout" svg:width="0.1cm" svg:height="0.1cm" svg:x="4.322cm" svg:y="25.05cm" svg:viewBox="0 0 101 101" svg:d="M0 51c0-29 23-51 50-51 28 0 51 22 51 51 0 28-23 50-51 50-27 0-50-22-50-50z">
          <text:p/>
        </draw:path>
        <draw:path draw:style-name="gr9" draw:text-style-name="P3" draw:layer="layout" svg:width="0.1cm" svg:height="0.1cm" svg:x="2.868cm" svg:y="25.909cm" svg:viewBox="0 0 101 101" svg:d="M0 50c0-28 23-50 51-50 27 0 50 22 50 50 0 29-23 51-50 51-28 0-51-22-51-51z">
          <text:p/>
        </draw:path>
        <draw:path draw:style-name="gr9" draw:text-style-name="P3" draw:layer="layout" svg:width="0.1cm" svg:height="0.1cm" svg:x="3.63cm" svg:y="25.909cm" svg:viewBox="0 0 101 101" svg:d="M0 50c0-28 24-50 52-50 27 0 49 22 49 50 0 29-22 51-49 51-28 0-52-22-52-51z">
          <text:p/>
        </draw:path>
        <draw:path draw:style-name="gr9" draw:text-style-name="P3" draw:layer="layout" svg:width="0.1cm" svg:height="0.1cm" svg:x="2.868cm" svg:y="26.833cm" svg:viewBox="0 0 101 101" svg:d="M0 51c0-29 23-51 51-51 27 0 50 22 50 51 0 28-23 50-50 50-28 0-51-22-51-50z">
          <text:p/>
        </draw:path>
        <draw:path draw:style-name="gr9" draw:text-style-name="P3" draw:layer="layout" svg:width="0.1cm" svg:height="0.1cm" svg:x="3.122cm" svg:y="26.833cm" svg:viewBox="0 0 101 101" svg:d="M0 51c0-29 23-51 52-51 27 0 49 22 49 51 0 28-22 50-49 50-29 0-52-22-52-50z">
          <text:p/>
        </draw:path>
        <draw:path draw:style-name="gr9" draw:text-style-name="P3" draw:layer="layout" svg:width="0.1cm" svg:height="0.1cm" svg:x="3.63cm" svg:y="26.244cm" svg:viewBox="0 0 101 101" svg:d="M0 51c0-29 24-51 52-51 27 0 49 22 49 51 0 28-22 50-49 50-28 0-52-22-52-50z">
          <text:p/>
        </draw:path>
        <draw:path draw:style-name="gr9" draw:text-style-name="P3" draw:layer="layout" svg:width="0.1cm" svg:height="0.1cm" svg:x="3.63cm" svg:y="26.494cm" svg:viewBox="0 0 101 101" svg:d="M0 50c0-28 24-50 52-50 27 0 49 22 49 50 0 29-22 51-49 51-28 0-52-22-52-51z">
          <text:p/>
        </draw:path>
        <draw:path draw:style-name="gr9" draw:text-style-name="P3" draw:layer="layout" svg:width="0.1cm" svg:height="0.1cm" svg:x="5.373cm" svg:y="25.05cm" svg:viewBox="0 0 101 101" svg:d="M0 51c0-29 23-51 52-51 27 0 49 22 49 51 0 28-22 50-49 50-29 0-52-22-52-50z">
          <text:p/>
        </draw:path>
        <draw:path draw:style-name="gr9" draw:text-style-name="P3" draw:layer="layout" svg:width="0.1cm" svg:height="0.1cm" svg:x="4.19cm" svg:y="25.989cm" svg:viewBox="0 0 101 101" svg:d="M0 50c0-28 23-50 52-50 27 0 49 22 49 50s-22 51-49 51c-29 0-52-23-52-51z">
          <text:p/>
        </draw:path>
        <draw:path draw:style-name="gr9" draw:text-style-name="P3" draw:layer="layout" svg:width="0.1cm" svg:height="0.1cm" svg:x="4.19cm" svg:y="26.243cm" svg:viewBox="0 0 101 101" svg:d="M0 51c0-29 23-51 52-51 27 0 49 22 49 51 0 28-22 50-49 50-29 0-52-22-52-50z">
          <text:p/>
        </draw:path>
        <draw:path draw:style-name="gr9" draw:text-style-name="P3" draw:layer="layout" svg:width="0.1cm" svg:height="0.1cm" svg:x="4.19cm" svg:y="26.497cm" svg:viewBox="0 0 101 101" svg:d="M0 50c0-28 23-50 52-50 27 0 49 22 49 50 0 29-22 51-49 51-29 0-52-22-52-51z">
          <text:p/>
        </draw:path>
        <draw:path draw:style-name="gr9" draw:text-style-name="P3" draw:layer="layout" svg:width="0.1cm" svg:height="0.1cm" svg:x="4.19cm" svg:y="26.751cm" svg:viewBox="0 0 101 101" svg:d="M0 51c0-28 23-51 52-51 27 0 49 23 49 51s-22 50-49 50c-29 0-52-22-52-50z">
          <text:p/>
        </draw:path>
        <draw:path draw:style-name="gr9" draw:text-style-name="P3" draw:layer="layout" svg:width="0.1cm" svg:height="0.1cm" svg:x="4.952cm" svg:y="26.751cm" svg:viewBox="0 0 101 101" svg:d="M0 51c0-28 23-51 51-51s50 23 50 51-22 50-50 50-51-22-51-50z">
          <text:p/>
        </draw:path>
        <draw:path draw:style-name="gr9" draw:text-style-name="P3" draw:layer="layout" svg:width="0.1cm" svg:height="0.1cm" svg:x="4.952cm" svg:y="26.497cm" svg:viewBox="0 0 101 101" svg:d="M0 50c0-28 23-50 51-50s50 22 50 50c0 29-22 51-50 51s-51-22-51-51z">
          <text:p/>
        </draw:path>
        <draw:path draw:style-name="gr9" draw:text-style-name="P3" draw:layer="layout" svg:width="0.1cm" svg:height="0.1cm" svg:x="4.952cm" svg:y="26.243cm" svg:viewBox="0 0 101 101" svg:d="M0 51c0-29 23-51 51-51s50 22 50 51c0 28-22 50-50 50s-51-22-51-50z">
          <text:p/>
        </draw:path>
        <draw:path draw:style-name="gr9" draw:text-style-name="P3" draw:layer="layout" svg:width="0.1cm" svg:height="0.1cm" svg:x="4.952cm" svg:y="25.989cm" svg:viewBox="0 0 101 101" svg:d="M0 50c0-28 23-50 51-50s50 22 50 50-22 51-50 51-51-23-51-51z">
          <text:p/>
        </draw:path>
        <draw:path draw:style-name="gr9" draw:text-style-name="P3" draw:layer="layout" svg:width="0.1cm" svg:height="0.1cm" svg:x="3.63cm" svg:y="25.05cm" svg:viewBox="0 0 101 101" svg:d="M0 51c0-29 24-51 52-51 27 0 49 22 49 51 0 28-22 50-49 50-28 0-52-22-52-50z">
          <text:p/>
        </draw:path>
        <draw:path draw:style-name="gr9" draw:text-style-name="P3" draw:layer="layout" svg:width="0.1cm" svg:height="0.1cm" svg:x="3.59cm" svg:y="26.833cm" svg:viewBox="0 0 101 101" svg:d="M0 51c0-29 23-51 52-51 27 0 49 22 49 51 0 28-22 50-49 50-29 0-52-22-52-50z">
          <text:p/>
        </draw:path>
        <draw:path draw:style-name="gr3" draw:text-style-name="P2" draw:layer="layout" svg:width="0.301cm" svg:height="0.3cm" svg:x="5.703cm" svg:y="25.492cm" svg:viewBox="0 0 302 301" svg:d="M0 151c0-84 68-151 150-151 83 0 152 67 152 151 0 83-69 150-152 150-82 0-150-67-150-150z">
          <text:p/>
        </draw:path>
        <draw:path draw:style-name="gr3" draw:text-style-name="P2" draw:layer="layout" svg:width="0.3cm" svg:height="0.3cm" svg:x="4.941cm" svg:y="25.492cm" svg:viewBox="0 0 301 301" svg:d="M0 151c0-84 67-151 149-151 84 0 152 67 152 151 0 83-68 150-152 150-82 0-149-67-149-150z">
          <text:p/>
        </draw:path>
        <draw:line draw:style-name="gr4" draw:text-style-name="P1" draw:layer="layout" svg:x1="4.871cm" svg:y1="25.12cm" svg:x2="4.871cm" svg:y2="25.08cm">
          <text:p/>
        </draw:line>
        <draw:path draw:style-name="gr3" draw:text-style-name="P2" draw:layer="layout" svg:width="0.211cm" svg:height="0.21cm" svg:x="4.516cm" svg:y="24.995cm" svg:viewBox="0 0 212 211" svg:d="M0 105c0-58 49-105 107-105 57 0 105 47 105 105s-48 106-105 106c-58 0-107-48-107-106z">
          <text:p/>
        </draw:path>
        <draw:path draw:style-name="gr3" draw:text-style-name="P2" draw:layer="layout" svg:width="0.209cm" svg:height="0.21cm" svg:x="4.267cm" svg:y="24.995cm" svg:viewBox="0 0 210 211" svg:d="M0 105c0-58 48-105 105-105 58 0 105 47 105 105s-47 106-105 106c-57 0-105-48-105-106z">
          <text:p/>
        </draw:path>
        <draw:path draw:style-name="gr3" draw:text-style-name="P2" draw:layer="layout" svg:width="0.3cm" svg:height="0.3cm" svg:x="2.768cm" svg:y="25.809cm" svg:viewBox="0 0 301 301" svg:d="M0 151c0-84 68-151 151-151 82 0 150 67 150 151 0 83-68 150-150 150-83 0-151-67-151-150z">
          <text:p/>
        </draw:path>
        <draw:path draw:style-name="gr3" draw:text-style-name="P2" draw:layer="layout" svg:width="0.3cm" svg:height="0.3cm" svg:x="3.53cm" svg:y="25.809cm" svg:viewBox="0 0 301 301" svg:d="M0 151c0-84 68-151 152-151 82 0 149 67 149 151 0 83-67 150-149 150-84 0-152-67-152-150z">
          <text:p/>
        </draw:path>
        <draw:line draw:style-name="gr5" draw:text-style-name="P1" draw:layer="layout" svg:x1="2.919cm" svg:y1="26.858cm" svg:x2="2.919cm" svg:y2="26.908cm">
          <text:p/>
        </draw:line>
        <draw:path draw:style-name="gr3" draw:text-style-name="P2" draw:layer="layout" svg:width="0.24cm" svg:height="0.24cm" svg:x="3.052cm" svg:y="26.763cm" svg:viewBox="0 0 241 241" svg:d="M0 120c0-66 54-120 121-120 66 0 120 54 120 120 0 67-54 121-120 121-67 0-121-54-121-121z">
          <text:p/>
        </draw:path>
        <draw:line draw:style-name="gr6" draw:text-style-name="P1" draw:layer="layout" svg:x1="3.711cm" svg:y1="26.294cm" svg:x2="3.65cm" svg:y2="26.294cm">
          <text:p/>
        </draw:line>
        <draw:path draw:style-name="gr3" draw:text-style-name="P2" draw:layer="layout" svg:width="0.24cm" svg:height="0.24cm" svg:x="3.56cm" svg:y="26.424cm" svg:viewBox="0 0 241 241" svg:d="M0 121c0-66 54-121 121-121s120 55 120 121-53 120-120 120-121-54-121-120z">
          <text:p/>
        </draw:path>
        <draw:path draw:style-name="gr3" draw:text-style-name="P2" draw:layer="layout" svg:width="0.3cm" svg:height="0.3cm" svg:x="5.273cm" svg:y="24.95cm" svg:viewBox="0 0 301 301" svg:d="M0 151c0-83 68-151 152-151 82 0 149 68 149 151s-67 150-149 150c-84 0-152-67-152-150z">
          <text:p/>
        </draw:path>
        <draw:polygon draw:style-name="gr3" draw:text-style-name="P2" draw:layer="layout" svg:width="0.211cm" svg:height="0.21cm" svg:x="4.135cm" svg:y="25.934cm" svg:viewBox="0 0 212 211" draw:points="0,211 0,0 212,0 212,211">
          <text:p/>
        </draw:polygon>
        <draw:path draw:style-name="gr3" draw:text-style-name="P2" draw:layer="layout" svg:width="0.211cm" svg:height="0.21cm" svg:x="4.135cm" svg:y="26.188cm" svg:viewBox="0 0 212 211" svg:d="M0 106c0-59 48-106 106-106 57 0 106 47 106 106 0 58-49 105-106 105-58 0-106-47-106-105z">
          <text:p/>
        </draw:path>
        <draw:path draw:style-name="gr3" draw:text-style-name="P2" draw:layer="layout" svg:width="0.211cm" svg:height="0.21cm" svg:x="4.135cm" svg:y="26.442cm" svg:viewBox="0 0 212 211" svg:d="M0 106c0-58 48-106 106-106 57 0 106 48 106 106s-49 105-106 105c-58 0-106-47-106-105z">
          <text:p/>
        </draw:path>
        <draw:path draw:style-name="gr3" draw:text-style-name="P2" draw:layer="layout" svg:width="0.211cm" svg:height="0.21cm" svg:x="4.135cm" svg:y="26.696cm" svg:viewBox="0 0 212 211" svg:d="M0 105c0-58 48-105 106-105 57 0 106 47 106 105s-49 106-106 106c-58 0-106-48-106-106z">
          <text:p/>
        </draw:path>
        <draw:path draw:style-name="gr3" draw:text-style-name="P2" draw:layer="layout" svg:width="0.211cm" svg:height="0.21cm" svg:x="4.897cm" svg:y="26.696cm" svg:viewBox="0 0 212 211" svg:d="M0 105c0-58 48-105 107-105 57 0 105 47 105 105s-48 106-105 106c-59 0-107-48-107-106z">
          <text:p/>
        </draw:path>
        <draw:path draw:style-name="gr3" draw:text-style-name="P2" draw:layer="layout" svg:width="0.211cm" svg:height="0.21cm" svg:x="4.897cm" svg:y="26.442cm" svg:viewBox="0 0 212 211" svg:d="M0 106c0-58 48-106 107-106 57 0 105 48 105 106s-48 105-105 105c-59 0-107-47-107-105z">
          <text:p/>
        </draw:path>
        <draw:path draw:style-name="gr3" draw:text-style-name="P2" draw:layer="layout" svg:width="0.211cm" svg:height="0.21cm" svg:x="4.897cm" svg:y="26.188cm" svg:viewBox="0 0 212 211" svg:d="M0 106c0-59 48-106 107-106 57 0 105 47 105 106 0 58-48 105-105 105-59 0-107-47-107-105z">
          <text:p/>
        </draw:path>
        <draw:path draw:style-name="gr3" draw:text-style-name="P2" draw:layer="layout" svg:width="0.211cm" svg:height="0.21cm" svg:x="4.897cm" svg:y="25.934cm" svg:viewBox="0 0 212 211" svg:d="M0 105c0-58 48-105 107-105 57 0 105 47 105 105 0 59-48 106-105 106-59 0-107-47-107-106z">
          <text:p/>
        </draw:path>
        <draw:path draw:style-name="gr3" draw:text-style-name="P2" draw:layer="layout" svg:width="0.3cm" svg:height="0.3cm" svg:x="3.53cm" svg:y="24.95cm" svg:viewBox="0 0 301 301" svg:d="M0 151c0-83 68-151 152-151 82 0 149 68 149 151s-67 150-149 150c-84 0-152-67-152-150z">
          <text:p/>
        </draw:path>
        <draw:path draw:style-name="gr3" draw:text-style-name="P2" draw:layer="layout" svg:width="0.3cm" svg:height="0.3cm" svg:x="3.49cm" svg:y="26.733cm" svg:viewBox="0 0 301 301" svg:d="M0 151c0-84 68-151 152-151 82 0 149 67 149 151 0 83-67 150-149 150-84 0-152-67-152-150z">
          <text:p/>
        </draw:path>
        <draw:path draw:style-name="gr3" draw:text-style-name="P2" draw:layer="layout" svg:width="0.1cm" svg:height="0.1cm" svg:x="5.803cm" svg:y="25.592cm" svg:viewBox="0 0 101 101" svg:d="M0 50c0-28 23-50 50-50 28 0 51 22 51 50s-23 51-51 51c-27 0-50-23-50-51z">
          <text:p/>
        </draw:path>
        <draw:path draw:style-name="gr3" draw:text-style-name="P2" draw:layer="layout" svg:width="0.1cm" svg:height="0.1cm" svg:x="5.041cm" svg:y="25.592cm" svg:viewBox="0 0 101 101" svg:d="M0 50c0-28 22-50 49-50 28 0 52 22 52 50s-24 51-52 51c-27 0-49-23-49-51z">
          <text:p/>
        </draw:path>
        <draw:path draw:style-name="gr3" draw:text-style-name="P2" draw:layer="layout" svg:width="0.1cm" svg:height="0.1cm" svg:x="4.822cm" svg:y="25.05cm" svg:viewBox="0 0 101 101" svg:d="M0 51c0-29 23-51 50-51 28 0 51 22 51 51 0 28-23 50-51 50-27 0-50-22-50-50z">
          <text:p/>
        </draw:path>
        <draw:path draw:style-name="gr3" draw:text-style-name="P2" draw:layer="layout" svg:width="0.1cm" svg:height="0.1cm" svg:x="4.571cm" svg:y="25.05cm" svg:viewBox="0 0 101 101" svg:d="M0 51c0-29 23-51 51-51s50 22 50 51c0 28-22 50-50 50s-51-22-51-50z">
          <text:p/>
        </draw:path>
        <draw:path draw:style-name="gr3" draw:text-style-name="P2" draw:layer="layout" svg:width="0.1cm" svg:height="0.1cm" svg:x="4.322cm" svg:y="25.05cm" svg:viewBox="0 0 101 101" svg:d="M0 51c0-29 23-51 50-51 28 0 51 22 51 51 0 28-23 50-51 50-27 0-50-22-50-50z">
          <text:p/>
        </draw:path>
        <draw:path draw:style-name="gr3" draw:text-style-name="P2" draw:layer="layout" svg:width="0.1cm" svg:height="0.1cm" svg:x="2.868cm" svg:y="25.909cm" svg:viewBox="0 0 101 101" svg:d="M0 50c0-28 23-50 51-50 27 0 50 22 50 50 0 29-23 51-50 51-28 0-51-22-51-51z">
          <text:p/>
        </draw:path>
        <draw:path draw:style-name="gr3" draw:text-style-name="P2" draw:layer="layout" svg:width="0.1cm" svg:height="0.1cm" svg:x="3.63cm" svg:y="25.909cm" svg:viewBox="0 0 101 101" svg:d="M0 50c0-28 24-50 52-50 27 0 49 22 49 50 0 29-22 51-49 51-28 0-52-22-52-51z">
          <text:p/>
        </draw:path>
        <draw:path draw:style-name="gr3" draw:text-style-name="P2" draw:layer="layout" svg:width="0.1cm" svg:height="0.1cm" svg:x="2.868cm" svg:y="26.833cm" svg:viewBox="0 0 101 101" svg:d="M0 51c0-29 23-51 51-51 27 0 50 22 50 51 0 28-23 50-50 50-28 0-51-22-51-50z">
          <text:p/>
        </draw:path>
        <draw:path draw:style-name="gr3" draw:text-style-name="P2" draw:layer="layout" svg:width="0.1cm" svg:height="0.1cm" svg:x="3.122cm" svg:y="26.833cm" svg:viewBox="0 0 101 101" svg:d="M0 51c0-29 23-51 52-51 27 0 49 22 49 51 0 28-22 50-49 50-29 0-52-22-52-50z">
          <text:p/>
        </draw:path>
        <draw:path draw:style-name="gr3" draw:text-style-name="P2" draw:layer="layout" svg:width="0.1cm" svg:height="0.1cm" svg:x="3.63cm" svg:y="26.244cm" svg:viewBox="0 0 101 101" svg:d="M0 51c0-29 24-51 52-51 27 0 49 22 49 51 0 28-22 50-49 50-28 0-52-22-52-50z">
          <text:p/>
        </draw:path>
        <draw:path draw:style-name="gr3" draw:text-style-name="P2" draw:layer="layout" svg:width="0.1cm" svg:height="0.1cm" svg:x="3.63cm" svg:y="26.494cm" svg:viewBox="0 0 101 101" svg:d="M0 50c0-28 24-50 52-50 27 0 49 22 49 50 0 29-22 51-49 51-28 0-52-22-52-51z">
          <text:p/>
        </draw:path>
        <draw:path draw:style-name="gr3" draw:text-style-name="P2" draw:layer="layout" svg:width="0.1cm" svg:height="0.1cm" svg:x="5.373cm" svg:y="25.05cm" svg:viewBox="0 0 101 101" svg:d="M0 51c0-29 23-51 52-51 27 0 49 22 49 51 0 28-22 50-49 50-29 0-52-22-52-50z">
          <text:p/>
        </draw:path>
        <draw:path draw:style-name="gr3" draw:text-style-name="P2" draw:layer="layout" svg:width="0.1cm" svg:height="0.1cm" svg:x="4.19cm" svg:y="25.989cm" svg:viewBox="0 0 101 101" svg:d="M0 50c0-28 23-50 52-50 27 0 49 22 49 50s-22 51-49 51c-29 0-52-23-52-51z">
          <text:p/>
        </draw:path>
        <draw:path draw:style-name="gr3" draw:text-style-name="P2" draw:layer="layout" svg:width="0.1cm" svg:height="0.1cm" svg:x="4.19cm" svg:y="26.243cm" svg:viewBox="0 0 101 101" svg:d="M0 51c0-29 23-51 52-51 27 0 49 22 49 51 0 28-22 50-49 50-29 0-52-22-52-50z">
          <text:p/>
        </draw:path>
        <draw:path draw:style-name="gr3" draw:text-style-name="P2" draw:layer="layout" svg:width="0.1cm" svg:height="0.1cm" svg:x="4.19cm" svg:y="26.497cm" svg:viewBox="0 0 101 101" svg:d="M0 50c0-28 23-50 52-50 27 0 49 22 49 50 0 29-22 51-49 51-29 0-52-22-52-51z">
          <text:p/>
        </draw:path>
        <draw:path draw:style-name="gr3" draw:text-style-name="P2" draw:layer="layout" svg:width="0.1cm" svg:height="0.1cm" svg:x="4.19cm" svg:y="26.751cm" svg:viewBox="0 0 101 101" svg:d="M0 51c0-28 23-51 52-51 27 0 49 23 49 51s-22 50-49 50c-29 0-52-22-52-50z">
          <text:p/>
        </draw:path>
        <draw:path draw:style-name="gr3" draw:text-style-name="P2" draw:layer="layout" svg:width="0.1cm" svg:height="0.1cm" svg:x="4.952cm" svg:y="26.751cm" svg:viewBox="0 0 101 101" svg:d="M0 51c0-28 23-51 51-51s50 23 50 51-22 50-50 50-51-22-51-50z">
          <text:p/>
        </draw:path>
        <draw:path draw:style-name="gr3" draw:text-style-name="P2" draw:layer="layout" svg:width="0.1cm" svg:height="0.1cm" svg:x="4.952cm" svg:y="26.497cm" svg:viewBox="0 0 101 101" svg:d="M0 50c0-28 23-50 51-50s50 22 50 50c0 29-22 51-50 51s-51-22-51-51z">
          <text:p/>
        </draw:path>
        <draw:path draw:style-name="gr3" draw:text-style-name="P2" draw:layer="layout" svg:width="0.1cm" svg:height="0.1cm" svg:x="4.952cm" svg:y="26.243cm" svg:viewBox="0 0 101 101" svg:d="M0 51c0-29 23-51 51-51s50 22 50 51c0 28-22 50-50 50s-51-22-51-50z">
          <text:p/>
        </draw:path>
        <draw:path draw:style-name="gr3" draw:text-style-name="P2" draw:layer="layout" svg:width="0.1cm" svg:height="0.1cm" svg:x="4.952cm" svg:y="25.989cm" svg:viewBox="0 0 101 101" svg:d="M0 50c0-28 23-50 51-50s50 22 50 50-22 51-50 51-51-23-51-51z">
          <text:p/>
        </draw:path>
        <draw:path draw:style-name="gr3" draw:text-style-name="P2" draw:layer="layout" svg:width="0.1cm" svg:height="0.1cm" svg:x="3.63cm" svg:y="25.05cm" svg:viewBox="0 0 101 101" svg:d="M0 51c0-29 24-51 52-51 27 0 49 22 49 51 0 28-22 50-49 50-28 0-52-22-52-50z">
          <text:p/>
        </draw:path>
        <draw:path draw:style-name="gr3" draw:text-style-name="P2" draw:layer="layout" svg:width="0.1cm" svg:height="0.1cm" svg:x="3.59cm" svg:y="26.833cm" svg:viewBox="0 0 101 101" svg:d="M0 51c0-29 23-51 52-51 27 0 49 22 49 51 0 28-22 50-49 50-29 0-52-22-52-50z">
          <text:p/>
        </draw:path>
        <draw:path draw:style-name="gr3" draw:text-style-name="P2" draw:layer="layout" svg:width="0.1cm" svg:height="0.1cm" svg:x="5.803cm" svg:y="25.592cm" svg:viewBox="0 0 101 101" svg:d="M0 50c0-28 23-50 50-50 28 0 51 22 51 50s-23 51-51 51c-27 0-50-23-50-51z">
          <text:p/>
        </draw:path>
        <draw:path draw:style-name="gr3" draw:text-style-name="P2" draw:layer="layout" svg:width="0.1cm" svg:height="0.1cm" svg:x="5.041cm" svg:y="25.592cm" svg:viewBox="0 0 101 101" svg:d="M0 50c0-28 22-50 49-50 28 0 52 22 52 50s-24 51-52 51c-27 0-49-23-49-51z">
          <text:p/>
        </draw:path>
        <draw:path draw:style-name="gr3" draw:text-style-name="P2" draw:layer="layout" svg:width="0.1cm" svg:height="0.1cm" svg:x="4.822cm" svg:y="25.05cm" svg:viewBox="0 0 101 101" svg:d="M0 51c0-29 23-51 50-51 28 0 51 22 51 51 0 28-23 50-51 50-27 0-50-22-50-50z">
          <text:p/>
        </draw:path>
        <draw:path draw:style-name="gr3" draw:text-style-name="P2" draw:layer="layout" svg:width="0.1cm" svg:height="0.1cm" svg:x="4.571cm" svg:y="25.05cm" svg:viewBox="0 0 101 101" svg:d="M0 51c0-29 23-51 51-51s50 22 50 51c0 28-22 50-50 50s-51-22-51-50z">
          <text:p/>
        </draw:path>
        <draw:path draw:style-name="gr3" draw:text-style-name="P2" draw:layer="layout" svg:width="0.1cm" svg:height="0.1cm" svg:x="4.322cm" svg:y="25.05cm" svg:viewBox="0 0 101 101" svg:d="M0 51c0-29 23-51 50-51 28 0 51 22 51 51 0 28-23 50-51 50-27 0-50-22-50-50z">
          <text:p/>
        </draw:path>
        <draw:path draw:style-name="gr3" draw:text-style-name="P2" draw:layer="layout" svg:width="0.1cm" svg:height="0.1cm" svg:x="2.868cm" svg:y="25.909cm" svg:viewBox="0 0 101 101" svg:d="M0 50c0-28 23-50 51-50 27 0 50 22 50 50 0 29-23 51-50 51-28 0-51-22-51-51z">
          <text:p/>
        </draw:path>
        <draw:path draw:style-name="gr3" draw:text-style-name="P2" draw:layer="layout" svg:width="0.1cm" svg:height="0.1cm" svg:x="3.63cm" svg:y="25.909cm" svg:viewBox="0 0 101 101" svg:d="M0 50c0-28 24-50 52-50 27 0 49 22 49 50 0 29-22 51-49 51-28 0-52-22-52-51z">
          <text:p/>
        </draw:path>
        <draw:path draw:style-name="gr3" draw:text-style-name="P2" draw:layer="layout" svg:width="0.1cm" svg:height="0.1cm" svg:x="2.868cm" svg:y="26.833cm" svg:viewBox="0 0 101 101" svg:d="M0 51c0-29 23-51 51-51 27 0 50 22 50 51 0 28-23 50-50 50-28 0-51-22-51-50z">
          <text:p/>
        </draw:path>
        <draw:path draw:style-name="gr3" draw:text-style-name="P2" draw:layer="layout" svg:width="0.1cm" svg:height="0.1cm" svg:x="3.122cm" svg:y="26.833cm" svg:viewBox="0 0 101 101" svg:d="M0 51c0-29 23-51 52-51 27 0 49 22 49 51 0 28-22 50-49 50-29 0-52-22-52-50z">
          <text:p/>
        </draw:path>
        <draw:path draw:style-name="gr3" draw:text-style-name="P2" draw:layer="layout" svg:width="0.1cm" svg:height="0.1cm" svg:x="3.63cm" svg:y="26.244cm" svg:viewBox="0 0 101 101" svg:d="M0 51c0-29 24-51 52-51 27 0 49 22 49 51 0 28-22 50-49 50-28 0-52-22-52-50z">
          <text:p/>
        </draw:path>
        <draw:path draw:style-name="gr3" draw:text-style-name="P2" draw:layer="layout" svg:width="0.1cm" svg:height="0.1cm" svg:x="3.63cm" svg:y="26.494cm" svg:viewBox="0 0 101 101" svg:d="M0 50c0-28 24-50 52-50 27 0 49 22 49 50 0 29-22 51-49 51-28 0-52-22-52-51z">
          <text:p/>
        </draw:path>
        <draw:path draw:style-name="gr3" draw:text-style-name="P2" draw:layer="layout" svg:width="0.1cm" svg:height="0.1cm" svg:x="5.373cm" svg:y="25.05cm" svg:viewBox="0 0 101 101" svg:d="M0 51c0-29 23-51 52-51 27 0 49 22 49 51 0 28-22 50-49 50-29 0-52-22-52-50z">
          <text:p/>
        </draw:path>
        <draw:path draw:style-name="gr3" draw:text-style-name="P2" draw:layer="layout" svg:width="0.1cm" svg:height="0.1cm" svg:x="4.19cm" svg:y="25.989cm" svg:viewBox="0 0 101 101" svg:d="M0 50c0-28 23-50 52-50 27 0 49 22 49 50s-22 51-49 51c-29 0-52-23-52-51z">
          <text:p/>
        </draw:path>
        <draw:path draw:style-name="gr3" draw:text-style-name="P2" draw:layer="layout" svg:width="0.1cm" svg:height="0.1cm" svg:x="4.19cm" svg:y="26.243cm" svg:viewBox="0 0 101 101" svg:d="M0 51c0-29 23-51 52-51 27 0 49 22 49 51 0 28-22 50-49 50-29 0-52-22-52-50z">
          <text:p/>
        </draw:path>
        <draw:path draw:style-name="gr3" draw:text-style-name="P2" draw:layer="layout" svg:width="0.1cm" svg:height="0.1cm" svg:x="4.19cm" svg:y="26.497cm" svg:viewBox="0 0 101 101" svg:d="M0 50c0-28 23-50 52-50 27 0 49 22 49 50 0 29-22 51-49 51-29 0-52-22-52-51z">
          <text:p/>
        </draw:path>
        <draw:path draw:style-name="gr3" draw:text-style-name="P2" draw:layer="layout" svg:width="0.1cm" svg:height="0.1cm" svg:x="4.19cm" svg:y="26.751cm" svg:viewBox="0 0 101 101" svg:d="M0 51c0-28 23-51 52-51 27 0 49 23 49 51s-22 50-49 50c-29 0-52-22-52-50z">
          <text:p/>
        </draw:path>
        <draw:path draw:style-name="gr3" draw:text-style-name="P2" draw:layer="layout" svg:width="0.1cm" svg:height="0.1cm" svg:x="4.952cm" svg:y="26.751cm" svg:viewBox="0 0 101 101" svg:d="M0 51c0-28 23-51 51-51s50 23 50 51-22 50-50 50-51-22-51-50z">
          <text:p/>
        </draw:path>
        <draw:path draw:style-name="gr3" draw:text-style-name="P2" draw:layer="layout" svg:width="0.1cm" svg:height="0.1cm" svg:x="4.952cm" svg:y="26.497cm" svg:viewBox="0 0 101 101" svg:d="M0 50c0-28 23-50 51-50s50 22 50 50c0 29-22 51-50 51s-51-22-51-51z">
          <text:p/>
        </draw:path>
        <draw:path draw:style-name="gr3" draw:text-style-name="P2" draw:layer="layout" svg:width="0.1cm" svg:height="0.1cm" svg:x="4.952cm" svg:y="26.243cm" svg:viewBox="0 0 101 101" svg:d="M0 51c0-29 23-51 51-51s50 22 50 51c0 28-22 50-50 50s-51-22-51-50z">
          <text:p/>
        </draw:path>
        <draw:path draw:style-name="gr3" draw:text-style-name="P2" draw:layer="layout" svg:width="0.1cm" svg:height="0.1cm" svg:x="4.952cm" svg:y="25.989cm" svg:viewBox="0 0 101 101" svg:d="M0 50c0-28 23-50 51-50s50 22 50 50-22 51-50 51-51-23-51-51z">
          <text:p/>
        </draw:path>
        <draw:path draw:style-name="gr3" draw:text-style-name="P2" draw:layer="layout" svg:width="0.1cm" svg:height="0.1cm" svg:x="3.63cm" svg:y="25.05cm" svg:viewBox="0 0 101 101" svg:d="M0 51c0-29 24-51 52-51 27 0 49 22 49 51 0 28-22 50-49 50-28 0-52-22-52-50z">
          <text:p/>
        </draw:path>
        <draw:path draw:style-name="gr3" draw:text-style-name="P2" draw:layer="layout" svg:width="0.1cm" svg:height="0.1cm" svg:x="3.59cm" svg:y="26.833cm" svg:viewBox="0 0 101 101" svg:d="M0 51c0-29 23-51 52-51 27 0 49 22 49 51 0 28-22 50-49 50-29 0-52-22-52-50z">
          <text:p/>
        </draw:path>
        <draw:path draw:style-name="gr3" draw:text-style-name="P2" draw:layer="layout" svg:width="0.1cm" svg:height="0.1cm" svg:x="5.803cm" svg:y="25.592cm" svg:viewBox="0 0 101 101" svg:d="M0 50c0-28 23-50 50-50 28 0 51 22 51 50s-23 51-51 51c-27 0-50-23-50-51z">
          <text:p/>
        </draw:path>
        <draw:path draw:style-name="gr3" draw:text-style-name="P2" draw:layer="layout" svg:width="0.1cm" svg:height="0.1cm" svg:x="5.041cm" svg:y="25.592cm" svg:viewBox="0 0 101 101" svg:d="M0 50c0-28 22-50 49-50 28 0 52 22 52 50s-24 51-52 51c-27 0-49-23-49-51z">
          <text:p/>
        </draw:path>
        <draw:path draw:style-name="gr3" draw:text-style-name="P2" draw:layer="layout" svg:width="0.1cm" svg:height="0.1cm" svg:x="4.822cm" svg:y="25.05cm" svg:viewBox="0 0 101 101" svg:d="M0 51c0-29 23-51 50-51 28 0 51 22 51 51 0 28-23 50-51 50-27 0-50-22-50-50z">
          <text:p/>
        </draw:path>
        <draw:path draw:style-name="gr3" draw:text-style-name="P2" draw:layer="layout" svg:width="0.1cm" svg:height="0.1cm" svg:x="4.571cm" svg:y="25.05cm" svg:viewBox="0 0 101 101" svg:d="M0 51c0-29 23-51 51-51s50 22 50 51c0 28-22 50-50 50s-51-22-51-50z">
          <text:p/>
        </draw:path>
        <draw:path draw:style-name="gr3" draw:text-style-name="P2" draw:layer="layout" svg:width="0.1cm" svg:height="0.1cm" svg:x="4.322cm" svg:y="25.05cm" svg:viewBox="0 0 101 101" svg:d="M0 51c0-29 23-51 50-51 28 0 51 22 51 51 0 28-23 50-51 50-27 0-50-22-50-50z">
          <text:p/>
        </draw:path>
        <draw:path draw:style-name="gr3" draw:text-style-name="P2" draw:layer="layout" svg:width="0.1cm" svg:height="0.1cm" svg:x="2.868cm" svg:y="25.909cm" svg:viewBox="0 0 101 101" svg:d="M0 50c0-28 23-50 51-50 27 0 50 22 50 50 0 29-23 51-50 51-28 0-51-22-51-51z">
          <text:p/>
        </draw:path>
        <draw:path draw:style-name="gr3" draw:text-style-name="P2" draw:layer="layout" svg:width="0.1cm" svg:height="0.1cm" svg:x="3.63cm" svg:y="25.909cm" svg:viewBox="0 0 101 101" svg:d="M0 50c0-28 24-50 52-50 27 0 49 22 49 50 0 29-22 51-49 51-28 0-52-22-52-51z">
          <text:p/>
        </draw:path>
        <draw:path draw:style-name="gr3" draw:text-style-name="P2" draw:layer="layout" svg:width="0.1cm" svg:height="0.1cm" svg:x="2.868cm" svg:y="26.833cm" svg:viewBox="0 0 101 101" svg:d="M0 51c0-29 23-51 51-51 27 0 50 22 50 51 0 28-23 50-50 50-28 0-51-22-51-50z">
          <text:p/>
        </draw:path>
        <draw:path draw:style-name="gr3" draw:text-style-name="P2" draw:layer="layout" svg:width="0.1cm" svg:height="0.1cm" svg:x="3.122cm" svg:y="26.833cm" svg:viewBox="0 0 101 101" svg:d="M0 51c0-29 23-51 52-51 27 0 49 22 49 51 0 28-22 50-49 50-29 0-52-22-52-50z">
          <text:p/>
        </draw:path>
        <draw:path draw:style-name="gr3" draw:text-style-name="P2" draw:layer="layout" svg:width="0.1cm" svg:height="0.1cm" svg:x="3.63cm" svg:y="26.244cm" svg:viewBox="0 0 101 101" svg:d="M0 51c0-29 24-51 52-51 27 0 49 22 49 51 0 28-22 50-49 50-28 0-52-22-52-50z">
          <text:p/>
        </draw:path>
        <draw:path draw:style-name="gr3" draw:text-style-name="P2" draw:layer="layout" svg:width="0.1cm" svg:height="0.1cm" svg:x="3.63cm" svg:y="26.494cm" svg:viewBox="0 0 101 101" svg:d="M0 50c0-28 24-50 52-50 27 0 49 22 49 50 0 29-22 51-49 51-28 0-52-22-52-51z">
          <text:p/>
        </draw:path>
        <draw:path draw:style-name="gr3" draw:text-style-name="P2" draw:layer="layout" svg:width="0.1cm" svg:height="0.1cm" svg:x="5.373cm" svg:y="25.05cm" svg:viewBox="0 0 101 101" svg:d="M0 51c0-29 23-51 52-51 27 0 49 22 49 51 0 28-22 50-49 50-29 0-52-22-52-50z">
          <text:p/>
        </draw:path>
        <draw:path draw:style-name="gr3" draw:text-style-name="P2" draw:layer="layout" svg:width="0.1cm" svg:height="0.1cm" svg:x="4.19cm" svg:y="25.989cm" svg:viewBox="0 0 101 101" svg:d="M0 50c0-28 23-50 52-50 27 0 49 22 49 50s-22 51-49 51c-29 0-52-23-52-51z">
          <text:p/>
        </draw:path>
        <draw:path draw:style-name="gr3" draw:text-style-name="P2" draw:layer="layout" svg:width="0.1cm" svg:height="0.1cm" svg:x="4.19cm" svg:y="26.243cm" svg:viewBox="0 0 101 101" svg:d="M0 51c0-29 23-51 52-51 27 0 49 22 49 51 0 28-22 50-49 50-29 0-52-22-52-50z">
          <text:p/>
        </draw:path>
        <draw:path draw:style-name="gr3" draw:text-style-name="P2" draw:layer="layout" svg:width="0.1cm" svg:height="0.1cm" svg:x="4.19cm" svg:y="26.497cm" svg:viewBox="0 0 101 101" svg:d="M0 50c0-28 23-50 52-50 27 0 49 22 49 50 0 29-22 51-49 51-29 0-52-22-52-51z">
          <text:p/>
        </draw:path>
        <draw:path draw:style-name="gr3" draw:text-style-name="P2" draw:layer="layout" svg:width="0.1cm" svg:height="0.1cm" svg:x="4.19cm" svg:y="26.751cm" svg:viewBox="0 0 101 101" svg:d="M0 51c0-28 23-51 52-51 27 0 49 23 49 51s-22 50-49 50c-29 0-52-22-52-50z">
          <text:p/>
        </draw:path>
        <draw:path draw:style-name="gr3" draw:text-style-name="P2" draw:layer="layout" svg:width="0.1cm" svg:height="0.1cm" svg:x="4.952cm" svg:y="26.751cm" svg:viewBox="0 0 101 101" svg:d="M0 51c0-28 23-51 51-51s50 23 50 51-22 50-50 50-51-22-51-50z">
          <text:p/>
        </draw:path>
        <draw:path draw:style-name="gr3" draw:text-style-name="P2" draw:layer="layout" svg:width="0.1cm" svg:height="0.1cm" svg:x="4.952cm" svg:y="26.497cm" svg:viewBox="0 0 101 101" svg:d="M0 50c0-28 23-50 51-50s50 22 50 50c0 29-22 51-50 51s-51-22-51-51z">
          <text:p/>
        </draw:path>
        <draw:path draw:style-name="gr3" draw:text-style-name="P2" draw:layer="layout" svg:width="0.1cm" svg:height="0.1cm" svg:x="4.952cm" svg:y="26.243cm" svg:viewBox="0 0 101 101" svg:d="M0 51c0-29 23-51 51-51s50 22 50 51c0 28-22 50-50 50s-51-22-51-50z">
          <text:p/>
        </draw:path>
        <draw:path draw:style-name="gr3" draw:text-style-name="P2" draw:layer="layout" svg:width="0.1cm" svg:height="0.1cm" svg:x="4.952cm" svg:y="25.989cm" svg:viewBox="0 0 101 101" svg:d="M0 50c0-28 23-50 51-50s50 22 50 50-22 51-50 51-51-23-51-51z">
          <text:p/>
        </draw:path>
        <draw:path draw:style-name="gr3" draw:text-style-name="P2" draw:layer="layout" svg:width="0.1cm" svg:height="0.1cm" svg:x="3.63cm" svg:y="25.05cm" svg:viewBox="0 0 101 101" svg:d="M0 51c0-29 24-51 52-51 27 0 49 22 49 51 0 28-22 50-49 50-28 0-52-22-52-50z">
          <text:p/>
        </draw:path>
        <draw:path draw:style-name="gr3" draw:text-style-name="P2" draw:layer="layout" svg:width="0.1cm" svg:height="0.1cm" svg:x="3.59cm" svg:y="26.833cm" svg:viewBox="0 0 101 101" svg:d="M0 51c0-29 23-51 52-51 27 0 49 22 49 51 0 28-22 50-49 50-29 0-52-22-52-50z">
          <text:p/>
        </draw:path>
        <draw:path draw:style-name="gr3" draw:text-style-name="P2" draw:layer="layout" svg:width="0.1cm" svg:height="0.1cm" svg:x="5.803cm" svg:y="25.592cm" svg:viewBox="0 0 101 101" svg:d="M0 50c0-28 23-50 50-50 28 0 51 22 51 50s-23 51-51 51c-27 0-50-23-50-51z">
          <text:p/>
        </draw:path>
        <draw:path draw:style-name="gr3" draw:text-style-name="P2" draw:layer="layout" svg:width="0.1cm" svg:height="0.1cm" svg:x="5.041cm" svg:y="25.592cm" svg:viewBox="0 0 101 101" svg:d="M0 50c0-28 22-50 49-50 28 0 52 22 52 50s-24 51-52 51c-27 0-49-23-49-51z">
          <text:p/>
        </draw:path>
        <draw:path draw:style-name="gr3" draw:text-style-name="P2" draw:layer="layout" svg:width="0.1cm" svg:height="0.1cm" svg:x="4.822cm" svg:y="25.05cm" svg:viewBox="0 0 101 101" svg:d="M0 51c0-29 23-51 50-51 28 0 51 22 51 51 0 28-23 50-51 50-27 0-50-22-50-50z">
          <text:p/>
        </draw:path>
        <draw:path draw:style-name="gr3" draw:text-style-name="P2" draw:layer="layout" svg:width="0.1cm" svg:height="0.1cm" svg:x="4.571cm" svg:y="25.05cm" svg:viewBox="0 0 101 101" svg:d="M0 51c0-29 23-51 51-51s50 22 50 51c0 28-22 50-50 50s-51-22-51-50z">
          <text:p/>
        </draw:path>
        <draw:path draw:style-name="gr3" draw:text-style-name="P2" draw:layer="layout" svg:width="0.1cm" svg:height="0.1cm" svg:x="4.322cm" svg:y="25.05cm" svg:viewBox="0 0 101 101" svg:d="M0 51c0-29 23-51 50-51 28 0 51 22 51 51 0 28-23 50-51 50-27 0-50-22-50-50z">
          <text:p/>
        </draw:path>
        <draw:path draw:style-name="gr3" draw:text-style-name="P2" draw:layer="layout" svg:width="0.1cm" svg:height="0.1cm" svg:x="2.868cm" svg:y="25.909cm" svg:viewBox="0 0 101 101" svg:d="M0 50c0-28 23-50 51-50 27 0 50 22 50 50 0 29-23 51-50 51-28 0-51-22-51-51z">
          <text:p/>
        </draw:path>
        <draw:path draw:style-name="gr3" draw:text-style-name="P2" draw:layer="layout" svg:width="0.1cm" svg:height="0.1cm" svg:x="3.63cm" svg:y="25.909cm" svg:viewBox="0 0 101 101" svg:d="M0 50c0-28 24-50 52-50 27 0 49 22 49 50 0 29-22 51-49 51-28 0-52-22-52-51z">
          <text:p/>
        </draw:path>
        <draw:path draw:style-name="gr3" draw:text-style-name="P2" draw:layer="layout" svg:width="0.1cm" svg:height="0.1cm" svg:x="2.868cm" svg:y="26.833cm" svg:viewBox="0 0 101 101" svg:d="M0 51c0-29 23-51 51-51 27 0 50 22 50 51 0 28-23 50-50 50-28 0-51-22-51-50z">
          <text:p/>
        </draw:path>
        <draw:path draw:style-name="gr3" draw:text-style-name="P2" draw:layer="layout" svg:width="0.1cm" svg:height="0.1cm" svg:x="3.122cm" svg:y="26.833cm" svg:viewBox="0 0 101 101" svg:d="M0 51c0-29 23-51 52-51 27 0 49 22 49 51 0 28-22 50-49 50-29 0-52-22-52-50z">
          <text:p/>
        </draw:path>
        <draw:path draw:style-name="gr3" draw:text-style-name="P2" draw:layer="layout" svg:width="0.1cm" svg:height="0.1cm" svg:x="3.63cm" svg:y="26.244cm" svg:viewBox="0 0 101 101" svg:d="M0 51c0-29 24-51 52-51 27 0 49 22 49 51 0 28-22 50-49 50-28 0-52-22-52-50z">
          <text:p/>
        </draw:path>
        <draw:path draw:style-name="gr3" draw:text-style-name="P2" draw:layer="layout" svg:width="0.1cm" svg:height="0.1cm" svg:x="3.63cm" svg:y="26.494cm" svg:viewBox="0 0 101 101" svg:d="M0 50c0-28 24-50 52-50 27 0 49 22 49 50 0 29-22 51-49 51-28 0-52-22-52-51z">
          <text:p/>
        </draw:path>
        <draw:path draw:style-name="gr3" draw:text-style-name="P2" draw:layer="layout" svg:width="0.1cm" svg:height="0.1cm" svg:x="5.373cm" svg:y="25.05cm" svg:viewBox="0 0 101 101" svg:d="M0 51c0-29 23-51 52-51 27 0 49 22 49 51 0 28-22 50-49 50-29 0-52-22-52-50z">
          <text:p/>
        </draw:path>
        <draw:path draw:style-name="gr3" draw:text-style-name="P2" draw:layer="layout" svg:width="0.1cm" svg:height="0.1cm" svg:x="4.19cm" svg:y="25.989cm" svg:viewBox="0 0 101 101" svg:d="M0 50c0-28 23-50 52-50 27 0 49 22 49 50s-22 51-49 51c-29 0-52-23-52-51z">
          <text:p/>
        </draw:path>
        <draw:path draw:style-name="gr3" draw:text-style-name="P2" draw:layer="layout" svg:width="0.1cm" svg:height="0.1cm" svg:x="4.19cm" svg:y="26.243cm" svg:viewBox="0 0 101 101" svg:d="M0 51c0-29 23-51 52-51 27 0 49 22 49 51 0 28-22 50-49 50-29 0-52-22-52-50z">
          <text:p/>
        </draw:path>
        <draw:path draw:style-name="gr3" draw:text-style-name="P2" draw:layer="layout" svg:width="0.1cm" svg:height="0.1cm" svg:x="4.19cm" svg:y="26.497cm" svg:viewBox="0 0 101 101" svg:d="M0 50c0-28 23-50 52-50 27 0 49 22 49 50 0 29-22 51-49 51-29 0-52-22-52-51z">
          <text:p/>
        </draw:path>
        <draw:path draw:style-name="gr3" draw:text-style-name="P2" draw:layer="layout" svg:width="0.1cm" svg:height="0.1cm" svg:x="4.19cm" svg:y="26.751cm" svg:viewBox="0 0 101 101" svg:d="M0 51c0-28 23-51 52-51 27 0 49 23 49 51s-22 50-49 50c-29 0-52-22-52-50z">
          <text:p/>
        </draw:path>
        <draw:path draw:style-name="gr3" draw:text-style-name="P2" draw:layer="layout" svg:width="0.1cm" svg:height="0.1cm" svg:x="4.952cm" svg:y="26.751cm" svg:viewBox="0 0 101 101" svg:d="M0 51c0-28 23-51 51-51s50 23 50 51-22 50-50 50-51-22-51-50z">
          <text:p/>
        </draw:path>
        <draw:path draw:style-name="gr3" draw:text-style-name="P2" draw:layer="layout" svg:width="0.1cm" svg:height="0.1cm" svg:x="4.952cm" svg:y="26.497cm" svg:viewBox="0 0 101 101" svg:d="M0 50c0-28 23-50 51-50s50 22 50 50c0 29-22 51-50 51s-51-22-51-51z">
          <text:p/>
        </draw:path>
        <draw:path draw:style-name="gr3" draw:text-style-name="P2" draw:layer="layout" svg:width="0.1cm" svg:height="0.1cm" svg:x="4.952cm" svg:y="26.243cm" svg:viewBox="0 0 101 101" svg:d="M0 51c0-29 23-51 51-51s50 22 50 51c0 28-22 50-50 50s-51-22-51-50z">
          <text:p/>
        </draw:path>
        <draw:path draw:style-name="gr3" draw:text-style-name="P2" draw:layer="layout" svg:width="0.1cm" svg:height="0.1cm" svg:x="4.952cm" svg:y="25.989cm" svg:viewBox="0 0 101 101" svg:d="M0 50c0-28 23-50 51-50s50 22 50 50-22 51-50 51-51-23-51-51z">
          <text:p/>
        </draw:path>
        <draw:path draw:style-name="gr3" draw:text-style-name="P2" draw:layer="layout" svg:width="0.1cm" svg:height="0.1cm" svg:x="3.63cm" svg:y="25.05cm" svg:viewBox="0 0 101 101" svg:d="M0 51c0-29 24-51 52-51 27 0 49 22 49 51 0 28-22 50-49 50-28 0-52-22-52-50z">
          <text:p/>
        </draw:path>
        <draw:path draw:style-name="gr3" draw:text-style-name="P2" draw:layer="layout" svg:width="0.1cm" svg:height="0.1cm" svg:x="3.59cm" svg:y="26.833cm" svg:viewBox="0 0 101 101" svg:d="M0 51c0-29 23-51 52-51 27 0 49 22 49 51 0 28-22 50-49 50-29 0-52-22-52-50z">
          <text:p/>
        </draw:path>
        <draw:path draw:style-name="gr3" draw:text-style-name="P2" draw:layer="layout" svg:width="0.1cm" svg:height="0.1cm" svg:x="5.803cm" svg:y="25.592cm" svg:viewBox="0 0 101 101" svg:d="M0 50c0-28 23-50 50-50 28 0 51 22 51 50s-23 51-51 51c-27 0-50-23-50-51z">
          <text:p/>
        </draw:path>
        <draw:path draw:style-name="gr3" draw:text-style-name="P2" draw:layer="layout" svg:width="0.1cm" svg:height="0.1cm" svg:x="5.041cm" svg:y="25.592cm" svg:viewBox="0 0 101 101" svg:d="M0 50c0-28 22-50 49-50 28 0 52 22 52 50s-24 51-52 51c-27 0-49-23-49-51z">
          <text:p/>
        </draw:path>
        <draw:path draw:style-name="gr3" draw:text-style-name="P2" draw:layer="layout" svg:width="0.1cm" svg:height="0.1cm" svg:x="4.822cm" svg:y="25.05cm" svg:viewBox="0 0 101 101" svg:d="M0 51c0-29 23-51 50-51 28 0 51 22 51 51 0 28-23 50-51 50-27 0-50-22-50-50z">
          <text:p/>
        </draw:path>
        <draw:path draw:style-name="gr3" draw:text-style-name="P2" draw:layer="layout" svg:width="0.1cm" svg:height="0.1cm" svg:x="4.571cm" svg:y="25.05cm" svg:viewBox="0 0 101 101" svg:d="M0 51c0-29 23-51 51-51s50 22 50 51c0 28-22 50-50 50s-51-22-51-50z">
          <text:p/>
        </draw:path>
        <draw:path draw:style-name="gr3" draw:text-style-name="P2" draw:layer="layout" svg:width="0.1cm" svg:height="0.1cm" svg:x="4.322cm" svg:y="25.05cm" svg:viewBox="0 0 101 101" svg:d="M0 51c0-29 23-51 50-51 28 0 51 22 51 51 0 28-23 50-51 50-27 0-50-22-50-50z">
          <text:p/>
        </draw:path>
        <draw:path draw:style-name="gr3" draw:text-style-name="P2" draw:layer="layout" svg:width="0.1cm" svg:height="0.1cm" svg:x="2.868cm" svg:y="25.909cm" svg:viewBox="0 0 101 101" svg:d="M0 50c0-28 23-50 51-50 27 0 50 22 50 50 0 29-23 51-50 51-28 0-51-22-51-51z">
          <text:p/>
        </draw:path>
        <draw:path draw:style-name="gr3" draw:text-style-name="P2" draw:layer="layout" svg:width="0.1cm" svg:height="0.1cm" svg:x="3.63cm" svg:y="25.909cm" svg:viewBox="0 0 101 101" svg:d="M0 50c0-28 24-50 52-50 27 0 49 22 49 50 0 29-22 51-49 51-28 0-52-22-52-51z">
          <text:p/>
        </draw:path>
        <draw:path draw:style-name="gr3" draw:text-style-name="P2" draw:layer="layout" svg:width="0.1cm" svg:height="0.1cm" svg:x="2.868cm" svg:y="26.833cm" svg:viewBox="0 0 101 101" svg:d="M0 51c0-29 23-51 51-51 27 0 50 22 50 51 0 28-23 50-50 50-28 0-51-22-51-50z">
          <text:p/>
        </draw:path>
        <draw:path draw:style-name="gr3" draw:text-style-name="P2" draw:layer="layout" svg:width="0.1cm" svg:height="0.1cm" svg:x="3.122cm" svg:y="26.833cm" svg:viewBox="0 0 101 101" svg:d="M0 51c0-29 23-51 52-51 27 0 49 22 49 51 0 28-22 50-49 50-29 0-52-22-52-50z">
          <text:p/>
        </draw:path>
        <draw:path draw:style-name="gr3" draw:text-style-name="P2" draw:layer="layout" svg:width="0.1cm" svg:height="0.1cm" svg:x="3.63cm" svg:y="26.244cm" svg:viewBox="0 0 101 101" svg:d="M0 51c0-29 24-51 52-51 27 0 49 22 49 51 0 28-22 50-49 50-28 0-52-22-52-50z">
          <text:p/>
        </draw:path>
        <draw:path draw:style-name="gr3" draw:text-style-name="P2" draw:layer="layout" svg:width="0.1cm" svg:height="0.1cm" svg:x="3.63cm" svg:y="26.494cm" svg:viewBox="0 0 101 101" svg:d="M0 50c0-28 24-50 52-50 27 0 49 22 49 50 0 29-22 51-49 51-28 0-52-22-52-51z">
          <text:p/>
        </draw:path>
        <draw:path draw:style-name="gr3" draw:text-style-name="P2" draw:layer="layout" svg:width="0.1cm" svg:height="0.1cm" svg:x="5.373cm" svg:y="25.05cm" svg:viewBox="0 0 101 101" svg:d="M0 51c0-29 23-51 52-51 27 0 49 22 49 51 0 28-22 50-49 50-29 0-52-22-52-50z">
          <text:p/>
        </draw:path>
        <draw:path draw:style-name="gr3" draw:text-style-name="P2" draw:layer="layout" svg:width="0.1cm" svg:height="0.1cm" svg:x="4.19cm" svg:y="25.989cm" svg:viewBox="0 0 101 101" svg:d="M0 50c0-28 23-50 52-50 27 0 49 22 49 50s-22 51-49 51c-29 0-52-23-52-51z">
          <text:p/>
        </draw:path>
        <draw:path draw:style-name="gr3" draw:text-style-name="P2" draw:layer="layout" svg:width="0.1cm" svg:height="0.1cm" svg:x="4.19cm" svg:y="26.243cm" svg:viewBox="0 0 101 101" svg:d="M0 51c0-29 23-51 52-51 27 0 49 22 49 51 0 28-22 50-49 50-29 0-52-22-52-50z">
          <text:p/>
        </draw:path>
        <draw:path draw:style-name="gr3" draw:text-style-name="P2" draw:layer="layout" svg:width="0.1cm" svg:height="0.1cm" svg:x="4.19cm" svg:y="26.497cm" svg:viewBox="0 0 101 101" svg:d="M0 50c0-28 23-50 52-50 27 0 49 22 49 50 0 29-22 51-49 51-29 0-52-22-52-51z">
          <text:p/>
        </draw:path>
        <draw:path draw:style-name="gr3" draw:text-style-name="P2" draw:layer="layout" svg:width="0.1cm" svg:height="0.1cm" svg:x="4.19cm" svg:y="26.751cm" svg:viewBox="0 0 101 101" svg:d="M0 51c0-28 23-51 52-51 27 0 49 23 49 51s-22 50-49 50c-29 0-52-22-52-50z">
          <text:p/>
        </draw:path>
        <draw:path draw:style-name="gr3" draw:text-style-name="P2" draw:layer="layout" svg:width="0.1cm" svg:height="0.1cm" svg:x="4.952cm" svg:y="26.751cm" svg:viewBox="0 0 101 101" svg:d="M0 51c0-28 23-51 51-51s50 23 50 51-22 50-50 50-51-22-51-50z">
          <text:p/>
        </draw:path>
        <draw:path draw:style-name="gr3" draw:text-style-name="P2" draw:layer="layout" svg:width="0.1cm" svg:height="0.1cm" svg:x="4.952cm" svg:y="26.497cm" svg:viewBox="0 0 101 101" svg:d="M0 50c0-28 23-50 51-50s50 22 50 50c0 29-22 51-50 51s-51-22-51-51z">
          <text:p/>
        </draw:path>
        <draw:path draw:style-name="gr3" draw:text-style-name="P2" draw:layer="layout" svg:width="0.1cm" svg:height="0.1cm" svg:x="4.952cm" svg:y="26.243cm" svg:viewBox="0 0 101 101" svg:d="M0 51c0-29 23-51 51-51s50 22 50 51c0 28-22 50-50 50s-51-22-51-50z">
          <text:p/>
        </draw:path>
        <draw:path draw:style-name="gr3" draw:text-style-name="P2" draw:layer="layout" svg:width="0.1cm" svg:height="0.1cm" svg:x="4.952cm" svg:y="25.989cm" svg:viewBox="0 0 101 101" svg:d="M0 50c0-28 23-50 51-50s50 22 50 50-22 51-50 51-51-23-51-51z">
          <text:p/>
        </draw:path>
        <draw:path draw:style-name="gr3" draw:text-style-name="P2" draw:layer="layout" svg:width="0.1cm" svg:height="0.1cm" svg:x="3.63cm" svg:y="25.05cm" svg:viewBox="0 0 101 101" svg:d="M0 51c0-29 24-51 52-51 27 0 49 22 49 51 0 28-22 50-49 50-28 0-52-22-52-50z">
          <text:p/>
        </draw:path>
        <draw:path draw:style-name="gr3" draw:text-style-name="P2" draw:layer="layout" svg:width="0.1cm" svg:height="0.1cm" svg:x="3.59cm" svg:y="26.833cm" svg:viewBox="0 0 101 101" svg:d="M0 51c0-29 23-51 52-51 27 0 49 22 49 51 0 28-22 50-49 50-29 0-52-22-52-50z">
          <text:p/>
        </draw:path>
        <draw:line draw:style-name="gr10" draw:text-style-name="P1" draw:layer="layout" svg:x1="6.207cm" svg:y1="27.532cm" svg:x2="2.522cm" svg:y2="27.532cm">
          <text:p/>
        </draw:line>
        <draw:line draw:style-name="gr10" draw:text-style-name="P1" draw:layer="layout" svg:x1="6.207cm" svg:y1="23.407cm" svg:x2="6.207cm" svg:y2="27.532cm">
          <text:p/>
        </draw:line>
        <draw:line draw:style-name="gr10" draw:text-style-name="P1" draw:layer="layout" svg:x1="2.522cm" svg:y1="27.532cm" svg:x2="2.522cm" svg:y2="23.407cm">
          <text:p/>
        </draw:line>
        <draw:line draw:style-name="gr10" draw:text-style-name="P1" draw:layer="layout" svg:x1="2.522cm" svg:y1="23.407cm" svg:x2="6.207cm" svg:y2="23.407cm">
          <text:p/>
        </draw:line>
        <draw:path draw:style-name="gr3" draw:text-style-name="P2" draw:layer="layout" svg:width="0.1cm" svg:height="0.1cm" svg:x="5.803cm" svg:y="25.592cm" svg:viewBox="0 0 101 101" svg:d="M0 50c0-28 23-50 50-50 28 0 51 22 51 50s-23 51-51 51c-27 0-50-23-50-51z">
          <text:p/>
        </draw:path>
        <draw:path draw:style-name="gr3" draw:text-style-name="P2" draw:layer="layout" svg:width="0.1cm" svg:height="0.1cm" svg:x="5.041cm" svg:y="25.592cm" svg:viewBox="0 0 101 101" svg:d="M0 50c0-28 22-50 49-50 28 0 52 22 52 50s-24 51-52 51c-27 0-49-23-49-51z">
          <text:p/>
        </draw:path>
        <draw:path draw:style-name="gr3" draw:text-style-name="P2" draw:layer="layout" svg:width="0.1cm" svg:height="0.1cm" svg:x="4.822cm" svg:y="25.05cm" svg:viewBox="0 0 101 101" svg:d="M0 51c0-29 23-51 50-51 28 0 51 22 51 51 0 28-23 50-51 50-27 0-50-22-50-50z">
          <text:p/>
        </draw:path>
        <draw:path draw:style-name="gr3" draw:text-style-name="P2" draw:layer="layout" svg:width="0.1cm" svg:height="0.1cm" svg:x="4.571cm" svg:y="25.05cm" svg:viewBox="0 0 101 101" svg:d="M0 51c0-29 23-51 51-51s50 22 50 51c0 28-22 50-50 50s-51-22-51-50z">
          <text:p/>
        </draw:path>
        <draw:path draw:style-name="gr3" draw:text-style-name="P2" draw:layer="layout" svg:width="0.1cm" svg:height="0.1cm" svg:x="4.322cm" svg:y="25.05cm" svg:viewBox="0 0 101 101" svg:d="M0 51c0-29 23-51 50-51 28 0 51 22 51 51 0 28-23 50-51 50-27 0-50-22-50-50z">
          <text:p/>
        </draw:path>
        <draw:path draw:style-name="gr3" draw:text-style-name="P2" draw:layer="layout" svg:width="0.1cm" svg:height="0.1cm" svg:x="2.868cm" svg:y="25.909cm" svg:viewBox="0 0 101 101" svg:d="M0 50c0-28 23-50 51-50 27 0 50 22 50 50 0 29-23 51-50 51-28 0-51-22-51-51z">
          <text:p/>
        </draw:path>
        <draw:path draw:style-name="gr3" draw:text-style-name="P2" draw:layer="layout" svg:width="0.1cm" svg:height="0.1cm" svg:x="3.63cm" svg:y="25.909cm" svg:viewBox="0 0 101 101" svg:d="M0 50c0-28 24-50 52-50 27 0 49 22 49 50 0 29-22 51-49 51-28 0-52-22-52-51z">
          <text:p/>
        </draw:path>
        <draw:path draw:style-name="gr3" draw:text-style-name="P2" draw:layer="layout" svg:width="0.1cm" svg:height="0.1cm" svg:x="2.868cm" svg:y="26.833cm" svg:viewBox="0 0 101 101" svg:d="M0 51c0-29 23-51 51-51 27 0 50 22 50 51 0 28-23 50-50 50-28 0-51-22-51-50z">
          <text:p/>
        </draw:path>
        <draw:path draw:style-name="gr3" draw:text-style-name="P2" draw:layer="layout" svg:width="0.1cm" svg:height="0.1cm" svg:x="3.122cm" svg:y="26.833cm" svg:viewBox="0 0 101 101" svg:d="M0 51c0-29 23-51 52-51 27 0 49 22 49 51 0 28-22 50-49 50-29 0-52-22-52-50z">
          <text:p/>
        </draw:path>
        <draw:path draw:style-name="gr3" draw:text-style-name="P2" draw:layer="layout" svg:width="0.1cm" svg:height="0.1cm" svg:x="3.63cm" svg:y="26.244cm" svg:viewBox="0 0 101 101" svg:d="M0 51c0-29 24-51 52-51 27 0 49 22 49 51 0 28-22 50-49 50-28 0-52-22-52-50z">
          <text:p/>
        </draw:path>
        <draw:path draw:style-name="gr3" draw:text-style-name="P2" draw:layer="layout" svg:width="0.1cm" svg:height="0.1cm" svg:x="3.63cm" svg:y="26.494cm" svg:viewBox="0 0 101 101" svg:d="M0 50c0-28 24-50 52-50 27 0 49 22 49 50 0 29-22 51-49 51-28 0-52-22-52-51z">
          <text:p/>
        </draw:path>
        <draw:path draw:style-name="gr3" draw:text-style-name="P2" draw:layer="layout" svg:width="0.1cm" svg:height="0.1cm" svg:x="5.373cm" svg:y="25.05cm" svg:viewBox="0 0 101 101" svg:d="M0 51c0-29 23-51 52-51 27 0 49 22 49 51 0 28-22 50-49 50-29 0-52-22-52-50z">
          <text:p/>
        </draw:path>
        <draw:path draw:style-name="gr3" draw:text-style-name="P2" draw:layer="layout" svg:width="0.1cm" svg:height="0.1cm" svg:x="4.19cm" svg:y="25.989cm" svg:viewBox="0 0 101 101" svg:d="M0 50c0-28 23-50 52-50 27 0 49 22 49 50s-22 51-49 51c-29 0-52-23-52-51z">
          <text:p/>
        </draw:path>
        <draw:path draw:style-name="gr3" draw:text-style-name="P2" draw:layer="layout" svg:width="0.1cm" svg:height="0.1cm" svg:x="4.19cm" svg:y="26.243cm" svg:viewBox="0 0 101 101" svg:d="M0 51c0-29 23-51 52-51 27 0 49 22 49 51 0 28-22 50-49 50-29 0-52-22-52-50z">
          <text:p/>
        </draw:path>
        <draw:path draw:style-name="gr3" draw:text-style-name="P2" draw:layer="layout" svg:width="0.1cm" svg:height="0.1cm" svg:x="4.19cm" svg:y="26.497cm" svg:viewBox="0 0 101 101" svg:d="M0 50c0-28 23-50 52-50 27 0 49 22 49 50 0 29-22 51-49 51-29 0-52-22-52-51z">
          <text:p/>
        </draw:path>
        <draw:path draw:style-name="gr3" draw:text-style-name="P2" draw:layer="layout" svg:width="0.1cm" svg:height="0.1cm" svg:x="4.19cm" svg:y="26.751cm" svg:viewBox="0 0 101 101" svg:d="M0 51c0-28 23-51 52-51 27 0 49 23 49 51s-22 50-49 50c-29 0-52-22-52-50z">
          <text:p/>
        </draw:path>
        <draw:path draw:style-name="gr3" draw:text-style-name="P2" draw:layer="layout" svg:width="0.1cm" svg:height="0.1cm" svg:x="4.952cm" svg:y="26.751cm" svg:viewBox="0 0 101 101" svg:d="M0 51c0-28 23-51 51-51s50 23 50 51-22 50-50 50-51-22-51-50z">
          <text:p/>
        </draw:path>
        <draw:path draw:style-name="gr3" draw:text-style-name="P2" draw:layer="layout" svg:width="0.1cm" svg:height="0.1cm" svg:x="4.952cm" svg:y="26.497cm" svg:viewBox="0 0 101 101" svg:d="M0 50c0-28 23-50 51-50s50 22 50 50c0 29-22 51-50 51s-51-22-51-51z">
          <text:p/>
        </draw:path>
        <draw:path draw:style-name="gr3" draw:text-style-name="P2" draw:layer="layout" svg:width="0.1cm" svg:height="0.1cm" svg:x="4.952cm" svg:y="26.243cm" svg:viewBox="0 0 101 101" svg:d="M0 51c0-29 23-51 51-51s50 22 50 51c0 28-22 50-50 50s-51-22-51-50z">
          <text:p/>
        </draw:path>
        <draw:path draw:style-name="gr3" draw:text-style-name="P2" draw:layer="layout" svg:width="0.1cm" svg:height="0.1cm" svg:x="4.952cm" svg:y="25.989cm" svg:viewBox="0 0 101 101" svg:d="M0 50c0-28 23-50 51-50s50 22 50 50-22 51-50 51-51-23-51-51z">
          <text:p/>
        </draw:path>
        <draw:path draw:style-name="gr3" draw:text-style-name="P2" draw:layer="layout" svg:width="0.1cm" svg:height="0.1cm" svg:x="3.63cm" svg:y="25.05cm" svg:viewBox="0 0 101 101" svg:d="M0 51c0-29 24-51 52-51 27 0 49 22 49 51 0 28-22 50-49 50-28 0-52-22-52-50z">
          <text:p/>
        </draw:path>
        <draw:path draw:style-name="gr3" draw:text-style-name="P2" draw:layer="layout" svg:width="0.1cm" svg:height="0.1cm" svg:x="3.59cm" svg:y="26.833cm" svg:viewBox="0 0 101 101" svg:d="M0 51c0-29 23-51 52-51 27 0 49 22 49 51 0 28-22 50-49 50-29 0-52-22-52-50z">
          <text:p/>
        </draw:path>
        <draw:path draw:style-name="gr9" draw:text-style-name="P3" draw:layer="layout" svg:width="0.1cm" svg:height="0.1cm" svg:x="5.803cm" svg:y="25.592cm" svg:viewBox="0 0 101 101" svg:d="M0 50c0-28 23-50 50-50 28 0 51 22 51 50s-23 51-51 51c-27 0-50-23-50-51z">
          <text:p/>
        </draw:path>
        <draw:path draw:style-name="gr9" draw:text-style-name="P3" draw:layer="layout" svg:width="0.1cm" svg:height="0.1cm" svg:x="5.041cm" svg:y="25.592cm" svg:viewBox="0 0 101 101" svg:d="M0 50c0-28 22-50 49-50 28 0 52 22 52 50s-24 51-52 51c-27 0-49-23-49-51z">
          <text:p/>
        </draw:path>
        <draw:path draw:style-name="gr9" draw:text-style-name="P3" draw:layer="layout" svg:width="0.1cm" svg:height="0.1cm" svg:x="4.822cm" svg:y="25.05cm" svg:viewBox="0 0 101 101" svg:d="M0 51c0-29 23-51 50-51 28 0 51 22 51 51 0 28-23 50-51 50-27 0-50-22-50-50z">
          <text:p/>
        </draw:path>
        <draw:path draw:style-name="gr9" draw:text-style-name="P3" draw:layer="layout" svg:width="0.1cm" svg:height="0.1cm" svg:x="4.571cm" svg:y="25.05cm" svg:viewBox="0 0 101 101" svg:d="M0 51c0-29 23-51 51-51s50 22 50 51c0 28-22 50-50 50s-51-22-51-50z">
          <text:p/>
        </draw:path>
        <draw:path draw:style-name="gr9" draw:text-style-name="P3" draw:layer="layout" svg:width="0.1cm" svg:height="0.1cm" svg:x="4.322cm" svg:y="25.05cm" svg:viewBox="0 0 101 101" svg:d="M0 51c0-29 23-51 50-51 28 0 51 22 51 51 0 28-23 50-51 50-27 0-50-22-50-50z">
          <text:p/>
        </draw:path>
        <draw:path draw:style-name="gr9" draw:text-style-name="P3" draw:layer="layout" svg:width="0.1cm" svg:height="0.1cm" svg:x="2.868cm" svg:y="25.909cm" svg:viewBox="0 0 101 101" svg:d="M0 50c0-28 23-50 51-50 27 0 50 22 50 50 0 29-23 51-50 51-28 0-51-22-51-51z">
          <text:p/>
        </draw:path>
        <draw:path draw:style-name="gr9" draw:text-style-name="P3" draw:layer="layout" svg:width="0.1cm" svg:height="0.1cm" svg:x="3.63cm" svg:y="25.909cm" svg:viewBox="0 0 101 101" svg:d="M0 50c0-28 24-50 52-50 27 0 49 22 49 50 0 29-22 51-49 51-28 0-52-22-52-51z">
          <text:p/>
        </draw:path>
        <draw:path draw:style-name="gr9" draw:text-style-name="P3" draw:layer="layout" svg:width="0.1cm" svg:height="0.1cm" svg:x="2.868cm" svg:y="26.833cm" svg:viewBox="0 0 101 101" svg:d="M0 51c0-29 23-51 51-51 27 0 50 22 50 51 0 28-23 50-50 50-28 0-51-22-51-50z">
          <text:p/>
        </draw:path>
        <draw:path draw:style-name="gr9" draw:text-style-name="P3" draw:layer="layout" svg:width="0.1cm" svg:height="0.1cm" svg:x="3.122cm" svg:y="26.833cm" svg:viewBox="0 0 101 101" svg:d="M0 51c0-29 23-51 52-51 27 0 49 22 49 51 0 28-22 50-49 50-29 0-52-22-52-50z">
          <text:p/>
        </draw:path>
        <draw:path draw:style-name="gr9" draw:text-style-name="P3" draw:layer="layout" svg:width="0.1cm" svg:height="0.1cm" svg:x="3.63cm" svg:y="26.244cm" svg:viewBox="0 0 101 101" svg:d="M0 51c0-29 24-51 52-51 27 0 49 22 49 51 0 28-22 50-49 50-28 0-52-22-52-50z">
          <text:p/>
        </draw:path>
        <draw:path draw:style-name="gr9" draw:text-style-name="P3" draw:layer="layout" svg:width="0.1cm" svg:height="0.1cm" svg:x="3.63cm" svg:y="26.494cm" svg:viewBox="0 0 101 101" svg:d="M0 50c0-28 24-50 52-50 27 0 49 22 49 50 0 29-22 51-49 51-28 0-52-22-52-51z">
          <text:p/>
        </draw:path>
        <draw:path draw:style-name="gr9" draw:text-style-name="P3" draw:layer="layout" svg:width="0.1cm" svg:height="0.1cm" svg:x="5.373cm" svg:y="25.05cm" svg:viewBox="0 0 101 101" svg:d="M0 51c0-29 23-51 52-51 27 0 49 22 49 51 0 28-22 50-49 50-29 0-52-22-52-50z">
          <text:p/>
        </draw:path>
        <draw:path draw:style-name="gr9" draw:text-style-name="P3" draw:layer="layout" svg:width="0.1cm" svg:height="0.1cm" svg:x="4.19cm" svg:y="25.989cm" svg:viewBox="0 0 101 101" svg:d="M0 50c0-28 23-50 52-50 27 0 49 22 49 50s-22 51-49 51c-29 0-52-23-52-51z">
          <text:p/>
        </draw:path>
        <draw:path draw:style-name="gr9" draw:text-style-name="P3" draw:layer="layout" svg:width="0.1cm" svg:height="0.1cm" svg:x="4.19cm" svg:y="26.243cm" svg:viewBox="0 0 101 101" svg:d="M0 51c0-29 23-51 52-51 27 0 49 22 49 51 0 28-22 50-49 50-29 0-52-22-52-50z">
          <text:p/>
        </draw:path>
        <draw:path draw:style-name="gr9" draw:text-style-name="P3" draw:layer="layout" svg:width="0.1cm" svg:height="0.1cm" svg:x="4.19cm" svg:y="26.497cm" svg:viewBox="0 0 101 101" svg:d="M0 50c0-28 23-50 52-50 27 0 49 22 49 50 0 29-22 51-49 51-29 0-52-22-52-51z">
          <text:p/>
        </draw:path>
        <draw:path draw:style-name="gr9" draw:text-style-name="P3" draw:layer="layout" svg:width="0.1cm" svg:height="0.1cm" svg:x="4.19cm" svg:y="26.751cm" svg:viewBox="0 0 101 101" svg:d="M0 51c0-28 23-51 52-51 27 0 49 23 49 51s-22 50-49 50c-29 0-52-22-52-50z">
          <text:p/>
        </draw:path>
        <draw:path draw:style-name="gr9" draw:text-style-name="P3" draw:layer="layout" svg:width="0.1cm" svg:height="0.1cm" svg:x="4.952cm" svg:y="26.751cm" svg:viewBox="0 0 101 101" svg:d="M0 51c0-28 23-51 51-51s50 23 50 51-22 50-50 50-51-22-51-50z">
          <text:p/>
        </draw:path>
        <draw:path draw:style-name="gr9" draw:text-style-name="P3" draw:layer="layout" svg:width="0.1cm" svg:height="0.1cm" svg:x="4.952cm" svg:y="26.497cm" svg:viewBox="0 0 101 101" svg:d="M0 50c0-28 23-50 51-50s50 22 50 50c0 29-22 51-50 51s-51-22-51-51z">
          <text:p/>
        </draw:path>
        <draw:path draw:style-name="gr9" draw:text-style-name="P3" draw:layer="layout" svg:width="0.1cm" svg:height="0.1cm" svg:x="4.952cm" svg:y="26.243cm" svg:viewBox="0 0 101 101" svg:d="M0 51c0-29 23-51 51-51s50 22 50 51c0 28-22 50-50 50s-51-22-51-50z">
          <text:p/>
        </draw:path>
        <draw:path draw:style-name="gr9" draw:text-style-name="P3" draw:layer="layout" svg:width="0.1cm" svg:height="0.1cm" svg:x="4.952cm" svg:y="25.989cm" svg:viewBox="0 0 101 101" svg:d="M0 50c0-28 23-50 51-50s50 22 50 50-22 51-50 51-51-23-51-51z">
          <text:p/>
        </draw:path>
        <draw:path draw:style-name="gr9" draw:text-style-name="P3" draw:layer="layout" svg:width="0.1cm" svg:height="0.1cm" svg:x="3.63cm" svg:y="25.05cm" svg:viewBox="0 0 101 101" svg:d="M0 51c0-29 24-51 52-51 27 0 49 22 49 51 0 28-22 50-49 50-28 0-52-22-52-50z">
          <text:p/>
        </draw:path>
        <draw:path draw:style-name="gr9" draw:text-style-name="P3" draw:layer="layout" svg:width="0.1cm" svg:height="0.1cm" svg:x="3.59cm" svg:y="26.833cm" svg:viewBox="0 0 101 101" svg:d="M0 51c0-29 23-51 52-51 27 0 49 22 49 51 0 28-22 50-49 50-29 0-52-22-52-50z">
          <text:p/>
        </draw:path>
        <draw:line draw:style-name="gr1" draw:text-style-name="P1" draw:layer="layout" svg:x1="9.511cm" svg:y1="25.716cm" svg:x2="9.511cm" svg:y2="25.796cm">
          <text:p/>
        </draw:line>
        <draw:line draw:style-name="gr1" draw:text-style-name="P1" draw:layer="layout" svg:x1="9.54cm" svg:y1="25.67cm" svg:x2="9.57cm" svg:y2="25.757cm">
          <text:p/>
        </draw:line>
        <draw:line draw:style-name="gr1" draw:text-style-name="P1" draw:layer="layout" svg:x1="9.569cm" svg:y1="25.756cm" svg:x2="9.494cm" svg:y2="25.756cm">
          <text:p/>
        </draw:line>
        <draw:line draw:style-name="gr1" draw:text-style-name="P1" draw:layer="layout" svg:x1="9.46cm" svg:y1="25.676cm" svg:x2="9.38cm" svg:y2="25.676cm">
          <text:p/>
        </draw:line>
        <draw:line draw:style-name="gr1" draw:text-style-name="P1" draw:layer="layout" svg:x1="9.38cm" svg:y1="25.676cm" svg:x2="9.432cm" svg:y2="25.797cm">
          <text:p/>
        </draw:line>
        <draw:line draw:style-name="gr1" draw:text-style-name="P1" draw:layer="layout" svg:x1="9.311cm" svg:y1="25.676cm" svg:x2="9.3cm" svg:y2="25.676cm">
          <text:p/>
        </draw:line>
        <draw:line draw:style-name="gr1" draw:text-style-name="P1" draw:layer="layout" svg:x1="9.301cm" svg:y1="25.676cm" svg:x2="9.289cm" svg:y2="25.683cm">
          <text:p/>
        </draw:line>
        <draw:line draw:style-name="gr1" draw:text-style-name="P1" draw:layer="layout" svg:x1="9.29cm" svg:y1="25.682cm" svg:x2="9.283cm" svg:y2="25.69cm">
          <text:p/>
        </draw:line>
        <draw:line draw:style-name="gr1" draw:text-style-name="P1" draw:layer="layout" svg:x1="9.285cm" svg:y1="25.688cm" svg:x2="9.277cm" svg:y2="25.7cm">
          <text:p/>
        </draw:line>
        <draw:line draw:style-name="gr1" draw:text-style-name="P1" draw:layer="layout" svg:x1="9.278cm" svg:y1="25.699cm" svg:x2="9.271cm" svg:y2="25.723cm">
          <text:p/>
        </draw:line>
        <draw:line draw:style-name="gr1" draw:text-style-name="P1" draw:layer="layout" svg:x1="9.271cm" svg:y1="25.722cm" svg:x2="9.271cm" svg:y2="25.75cm">
          <text:p/>
        </draw:line>
        <draw:line draw:style-name="gr1" draw:text-style-name="P1" draw:layer="layout" svg:x1="9.271cm" svg:y1="25.75cm" svg:x2="9.278cm" svg:y2="25.774cm">
          <text:p/>
        </draw:line>
        <draw:line draw:style-name="gr1" draw:text-style-name="P1" draw:layer="layout" svg:x1="9.277cm" svg:y1="25.773cm" svg:x2="9.285cm" svg:y2="25.786cm">
          <text:p/>
        </draw:line>
        <draw:line draw:style-name="gr1" draw:text-style-name="P1" draw:layer="layout" svg:x1="9.283cm" svg:y1="25.785cm" svg:x2="9.29cm" svg:y2="25.791cm">
          <text:p/>
        </draw:line>
        <draw:line draw:style-name="gr1" draw:text-style-name="P1" draw:layer="layout" svg:x1="9.289cm" svg:y1="25.79cm" svg:x2="9.301cm" svg:y2="25.797cm">
          <text:p/>
        </draw:line>
        <draw:line draw:style-name="gr1" draw:text-style-name="P1" draw:layer="layout" svg:x1="9.3cm" svg:y1="25.796cm" svg:x2="9.311cm" svg:y2="25.796cm">
          <text:p/>
        </draw:line>
        <draw:line draw:style-name="gr1" draw:text-style-name="P1" draw:layer="layout" svg:x1="9.311cm" svg:y1="25.797cm" svg:x2="9.324cm" svg:y2="25.79cm">
          <text:p/>
        </draw:line>
        <draw:line draw:style-name="gr1" draw:text-style-name="P1" draw:layer="layout" svg:x1="9.323cm" svg:y1="25.791cm" svg:x2="9.33cm" svg:y2="25.785cm">
          <text:p/>
        </draw:line>
        <draw:line draw:style-name="gr1" draw:text-style-name="P1" draw:layer="layout" svg:x1="9.329cm" svg:y1="25.786cm" svg:x2="9.335cm" svg:y2="25.773cm">
          <text:p/>
        </draw:line>
        <draw:line draw:style-name="gr1" draw:text-style-name="P1" draw:layer="layout" svg:x1="9.334cm" svg:y1="25.774cm" svg:x2="9.341cm" svg:y2="25.75cm">
          <text:p/>
        </draw:line>
        <draw:line draw:style-name="gr1" draw:text-style-name="P1" draw:layer="layout" svg:x1="9.34cm" svg:y1="25.75cm" svg:x2="9.34cm" svg:y2="25.722cm">
          <text:p/>
        </draw:line>
        <draw:line draw:style-name="gr1" draw:text-style-name="P1" draw:layer="layout" svg:x1="9.341cm" svg:y1="25.723cm" svg:x2="9.334cm" svg:y2="25.699cm">
          <text:p/>
        </draw:line>
        <draw:line draw:style-name="gr1" draw:text-style-name="P1" draw:layer="layout" svg:x1="9.335cm" svg:y1="25.7cm" svg:x2="9.329cm" svg:y2="25.688cm">
          <text:p/>
        </draw:line>
        <draw:line draw:style-name="gr1" draw:text-style-name="P1" draw:layer="layout" svg:x1="9.33cm" svg:y1="25.69cm" svg:x2="9.323cm" svg:y2="25.682cm">
          <text:p/>
        </draw:line>
        <draw:line draw:style-name="gr1" draw:text-style-name="P1" draw:layer="layout" svg:x1="9.324cm" svg:y1="25.683cm" svg:x2="9.311cm" svg:y2="25.676cm">
          <text:p/>
        </draw:line>
        <draw:line draw:style-name="gr1" draw:text-style-name="P1" draw:layer="layout" svg:x1="9.203cm" svg:y1="25.797cm" svg:x2="9.215cm" svg:y2="25.79cm">
          <text:p/>
        </draw:line>
        <draw:line draw:style-name="gr1" draw:text-style-name="P1" draw:layer="layout" svg:x1="9.214cm" svg:y1="25.791cm" svg:x2="9.221cm" svg:y2="25.785cm">
          <text:p/>
        </draw:line>
        <draw:line draw:style-name="gr1" draw:text-style-name="P1" draw:layer="layout" svg:x1="9.22cm" svg:y1="25.786cm" svg:x2="9.227cm" svg:y2="25.773cm">
          <text:p/>
        </draw:line>
        <draw:line draw:style-name="gr1" draw:text-style-name="P1" draw:layer="layout" svg:x1="9.226cm" svg:y1="25.773cm" svg:x2="9.226cm" svg:y2="25.739cm">
          <text:p/>
        </draw:line>
        <draw:line draw:style-name="gr1" draw:text-style-name="P1" draw:layer="layout" svg:x1="9.227cm" svg:y1="25.74cm" svg:x2="9.22cm" svg:y2="25.728cm">
          <text:p/>
        </draw:line>
        <draw:line draw:style-name="gr1" draw:text-style-name="P1" draw:layer="layout" svg:x1="9.221cm" svg:y1="25.73cm" svg:x2="9.214cm" svg:y2="25.722cm">
          <text:p/>
        </draw:line>
        <draw:line draw:style-name="gr1" draw:text-style-name="P1" draw:layer="layout" svg:x1="9.215cm" svg:y1="25.723cm" svg:x2="9.203cm" svg:y2="25.716cm">
          <text:p/>
        </draw:line>
        <draw:line draw:style-name="gr1" draw:text-style-name="P1" draw:layer="layout" svg:x1="9.203cm" svg:y1="25.716cm" svg:x2="9.186cm" svg:y2="25.716cm">
          <text:p/>
        </draw:line>
        <draw:line draw:style-name="gr1" draw:text-style-name="P1" draw:layer="layout" svg:x1="9.187cm" svg:y1="25.716cm" svg:x2="9.174cm" svg:y2="25.723cm">
          <text:p/>
        </draw:line>
        <draw:line draw:style-name="gr1" draw:text-style-name="P1" draw:layer="layout" svg:x1="9.175cm" svg:y1="25.722cm" svg:x2="9.169cm" svg:y2="25.73cm">
          <text:p/>
        </draw:line>
        <draw:line draw:style-name="gr1" draw:text-style-name="P1" draw:layer="layout" svg:x1="9.17cm" svg:y1="25.728cm" svg:x2="9.163cm" svg:y2="25.74cm">
          <text:p/>
        </draw:line>
        <draw:line draw:style-name="gr1" draw:text-style-name="P1" draw:layer="layout" svg:x1="9.163cm" svg:y1="25.739cm" svg:x2="9.163cm" svg:y2="25.773cm">
          <text:p/>
        </draw:line>
        <draw:line draw:style-name="gr1" draw:text-style-name="P1" draw:layer="layout" svg:x1="9.163cm" svg:y1="25.773cm" svg:x2="9.17cm" svg:y2="25.786cm">
          <text:p/>
        </draw:line>
        <draw:line draw:style-name="gr1" draw:text-style-name="P1" draw:layer="layout" svg:x1="9.169cm" svg:y1="25.785cm" svg:x2="9.175cm" svg:y2="25.791cm">
          <text:p/>
        </draw:line>
        <draw:line draw:style-name="gr1" draw:text-style-name="P1" draw:layer="layout" svg:x1="9.174cm" svg:y1="25.79cm" svg:x2="9.187cm" svg:y2="25.797cm">
          <text:p/>
        </draw:line>
        <draw:line draw:style-name="gr1" draw:text-style-name="P1" draw:layer="layout" svg:x1="9.186cm" svg:y1="25.796cm" svg:x2="9.203cm" svg:y2="25.796cm">
          <text:p/>
        </draw:line>
        <draw:line draw:style-name="gr1" draw:text-style-name="P1" draw:layer="layout" svg:x1="9.111cm" svg:y1="25.796cm" svg:x2="9.111cm" svg:y2="25.676cm">
          <text:p/>
        </draw:line>
        <draw:line draw:style-name="gr1" draw:text-style-name="P1" draw:layer="layout" svg:x1="9.06cm" svg:y1="25.796cm" svg:x2="9.06cm" svg:y2="25.733cm">
          <text:p/>
        </draw:line>
        <draw:line draw:style-name="gr1" draw:text-style-name="P1" draw:layer="layout" svg:x1="9.06cm" svg:y1="25.734cm" svg:x2="9.067cm" svg:y2="25.722cm">
          <text:p/>
        </draw:line>
        <draw:line draw:style-name="gr1" draw:text-style-name="P1" draw:layer="layout" svg:x1="9.066cm" svg:y1="25.723cm" svg:x2="9.078cm" svg:y2="25.716cm">
          <text:p/>
        </draw:line>
        <draw:line draw:style-name="gr1" draw:text-style-name="P1" draw:layer="layout" svg:x1="9.077cm" svg:y1="25.716cm" svg:x2="9.094cm" svg:y2="25.716cm">
          <text:p/>
        </draw:line>
        <draw:line draw:style-name="gr1" draw:text-style-name="P1" draw:layer="layout" svg:x1="9.094cm" svg:y1="25.716cm" svg:x2="9.107cm" svg:y2="25.723cm">
          <text:p/>
        </draw:line>
        <draw:line draw:style-name="gr1" draw:text-style-name="P1" draw:layer="layout" svg:x1="9.106cm" svg:y1="25.722cm" svg:x2="9.112cm" svg:y2="25.73cm">
          <text:p/>
        </draw:line>
        <draw:line draw:style-name="gr1" draw:text-style-name="P1" draw:layer="layout" svg:x1="9.003cm" svg:y1="25.796cm" svg:x2="9.003cm" svg:y2="25.716cm">
          <text:p/>
        </draw:line>
        <draw:line draw:style-name="gr1" draw:text-style-name="P1" draw:layer="layout" svg:x1="9.005cm" svg:y1="25.73cm" svg:x2="8.997cm" svg:y2="25.722cm">
          <text:p/>
        </draw:line>
        <draw:line draw:style-name="gr1" draw:text-style-name="P1" draw:layer="layout" svg:x1="8.998cm" svg:y1="25.723cm" svg:x2="8.986cm" svg:y2="25.716cm">
          <text:p/>
        </draw:line>
        <draw:line draw:style-name="gr1" draw:text-style-name="P1" draw:layer="layout" svg:x1="8.986cm" svg:y1="25.716cm" svg:x2="8.969cm" svg:y2="25.716cm">
          <text:p/>
        </draw:line>
        <draw:line draw:style-name="gr1" draw:text-style-name="P1" draw:layer="layout" svg:x1="8.97cm" svg:y1="25.716cm" svg:x2="8.957cm" svg:y2="25.723cm">
          <text:p/>
        </draw:line>
        <draw:line draw:style-name="gr1" draw:text-style-name="P1" draw:layer="layout" svg:x1="8.958cm" svg:y1="25.722cm" svg:x2="8.952cm" svg:y2="25.734cm">
          <text:p/>
        </draw:line>
        <draw:line draw:style-name="gr1" draw:text-style-name="P1" draw:layer="layout" svg:x1="8.952cm" svg:y1="25.733cm" svg:x2="8.952cm" svg:y2="25.796cm">
          <text:p/>
        </draw:line>
        <draw:line draw:style-name="gr1" draw:text-style-name="P1" draw:layer="layout" svg:x1="8.953cm" svg:y1="25.734cm" svg:x2="8.946cm" svg:y2="25.722cm">
          <text:p/>
        </draw:line>
        <draw:line draw:style-name="gr1" draw:text-style-name="P1" draw:layer="layout" svg:x1="8.948cm" svg:y1="25.723cm" svg:x2="8.934cm" svg:y2="25.716cm">
          <text:p/>
        </draw:line>
        <draw:line draw:style-name="gr1" draw:text-style-name="P1" draw:layer="layout" svg:x1="8.934cm" svg:y1="25.716cm" svg:x2="8.917cm" svg:y2="25.716cm">
          <text:p/>
        </draw:line>
        <draw:line draw:style-name="gr1" draw:text-style-name="P1" draw:layer="layout" svg:x1="8.918cm" svg:y1="25.716cm" svg:x2="8.906cm" svg:y2="25.723cm">
          <text:p/>
        </draw:line>
        <draw:line draw:style-name="gr1" draw:text-style-name="P1" draw:layer="layout" svg:x1="8.907cm" svg:y1="25.722cm" svg:x2="8.9cm" svg:y2="25.734cm">
          <text:p/>
        </draw:line>
        <draw:line draw:style-name="gr1" draw:text-style-name="P1" draw:layer="layout" svg:x1="8.9cm" svg:y1="25.733cm" svg:x2="8.9cm" svg:y2="25.796cm">
          <text:p/>
        </draw:line>
        <draw:polygon draw:style-name="gr2" draw:text-style-name="P1" draw:layer="layout" svg:width="0.813cm" svg:height="0.249cm" svg:x="8.825cm" svg:y="25.582cm" svg:viewBox="0 0 814 250" draw:points="0,0 814,0 814,250 0,250">
          <text:p/>
        </draw:polygon>
        <draw:line draw:style-name="gr1" draw:text-style-name="P1" draw:layer="layout" svg:x1="10.025cm" svg:y1="27.401cm" svg:x2="10.003cm" svg:y2="27.401cm">
          <text:p/>
        </draw:line>
        <draw:line draw:style-name="gr1" draw:text-style-name="P1" draw:layer="layout" svg:x1="10.004cm" svg:y1="27.401cm" svg:x2="9.991cm" svg:y2="27.407cm">
          <text:p/>
        </draw:line>
        <draw:line draw:style-name="gr1" draw:text-style-name="P1" draw:layer="layout" svg:x1="9.992cm" svg:y1="27.406cm" svg:x2="9.98cm" svg:y2="27.419cm">
          <text:p/>
        </draw:line>
        <draw:line draw:style-name="gr1" draw:text-style-name="P1" draw:layer="layout" svg:x1="9.981cm" svg:y1="27.418cm" svg:x2="9.974cm" svg:y2="27.442cm">
          <text:p/>
        </draw:line>
        <draw:line draw:style-name="gr1" draw:text-style-name="P1" draw:layer="layout" svg:x1="9.974cm" svg:y1="27.441cm" svg:x2="9.974cm" svg:y2="27.481cm">
          <text:p/>
        </draw:line>
        <draw:line draw:style-name="gr1" draw:text-style-name="P1" draw:layer="layout" svg:x1="9.974cm" svg:y1="27.481cm" svg:x2="9.981cm" svg:y2="27.505cm">
          <text:p/>
        </draw:line>
        <draw:line draw:style-name="gr1" draw:text-style-name="P1" draw:layer="layout" svg:x1="9.98cm" svg:y1="27.504cm" svg:x2="9.992cm" svg:y2="27.516cm">
          <text:p/>
        </draw:line>
        <draw:line draw:style-name="gr1" draw:text-style-name="P1" draw:layer="layout" svg:x1="9.991cm" svg:y1="27.515cm" svg:x2="10.004cm" svg:y2="27.522cm">
          <text:p/>
        </draw:line>
        <draw:line draw:style-name="gr1" draw:text-style-name="P1" draw:layer="layout" svg:x1="10.003cm" svg:y1="27.521cm" svg:x2="10.025cm" svg:y2="27.521cm">
          <text:p/>
        </draw:line>
        <draw:line draw:style-name="gr1" draw:text-style-name="P1" draw:layer="layout" svg:x1="10.025cm" svg:y1="27.522cm" svg:x2="10.038cm" svg:y2="27.515cm">
          <text:p/>
        </draw:line>
        <draw:line draw:style-name="gr1" draw:text-style-name="P1" draw:layer="layout" svg:x1="10.037cm" svg:y1="27.516cm" svg:x2="10.049cm" svg:y2="27.504cm">
          <text:p/>
        </draw:line>
        <draw:line draw:style-name="gr1" draw:text-style-name="P1" draw:layer="layout" svg:x1="10.048cm" svg:y1="27.505cm" svg:x2="10.055cm" svg:y2="27.481cm">
          <text:p/>
        </draw:line>
        <draw:line draw:style-name="gr1" draw:text-style-name="P1" draw:layer="layout" svg:x1="10.054cm" svg:y1="27.481cm" svg:x2="10.054cm" svg:y2="27.441cm">
          <text:p/>
        </draw:line>
        <draw:line draw:style-name="gr1" draw:text-style-name="P1" draw:layer="layout" svg:x1="10.055cm" svg:y1="27.442cm" svg:x2="10.048cm" svg:y2="27.418cm">
          <text:p/>
        </draw:line>
        <draw:line draw:style-name="gr1" draw:text-style-name="P1" draw:layer="layout" svg:x1="10.049cm" svg:y1="27.419cm" svg:x2="10.037cm" svg:y2="27.406cm">
          <text:p/>
        </draw:line>
        <draw:line draw:style-name="gr1" draw:text-style-name="P1" draw:layer="layout" svg:x1="10.038cm" svg:y1="27.407cm" svg:x2="10.025cm" svg:y2="27.401cm">
          <text:p/>
        </draw:line>
        <draw:line draw:style-name="gr1" draw:text-style-name="P1" draw:layer="layout" svg:x1="9.923cm" svg:y1="27.401cm" svg:x2="9.923cm" svg:y2="27.498cm">
          <text:p/>
        </draw:line>
        <draw:line draw:style-name="gr1" draw:text-style-name="P1" draw:layer="layout" svg:x1="9.925cm" svg:y1="27.498cm" svg:x2="9.917cm" svg:y2="27.51cm">
          <text:p/>
        </draw:line>
        <draw:line draw:style-name="gr1" draw:text-style-name="P1" draw:layer="layout" svg:x1="9.918cm" svg:y1="27.509cm" svg:x2="9.911cm" svg:y2="27.516cm">
          <text:p/>
        </draw:line>
        <draw:line draw:style-name="gr1" draw:text-style-name="P1" draw:layer="layout" svg:x1="9.912cm" svg:y1="27.515cm" svg:x2="9.9cm" svg:y2="27.522cm">
          <text:p/>
        </draw:line>
        <draw:line draw:style-name="gr1" draw:text-style-name="P1" draw:layer="layout" svg:x1="9.9cm" svg:y1="27.521cm" svg:x2="9.877cm" svg:y2="27.521cm">
          <text:p/>
        </draw:line>
        <draw:line draw:style-name="gr1" draw:text-style-name="P1" draw:layer="layout" svg:x1="9.878cm" svg:y1="27.522cm" svg:x2="9.866cm" svg:y2="27.515cm">
          <text:p/>
        </draw:line>
        <draw:line draw:style-name="gr1" draw:text-style-name="P1" draw:layer="layout" svg:x1="9.867cm" svg:y1="27.516cm" svg:x2="9.86cm" svg:y2="27.509cm">
          <text:p/>
        </draw:line>
        <draw:line draw:style-name="gr1" draw:text-style-name="P1" draw:layer="layout" svg:x1="9.861cm" svg:y1="27.51cm" svg:x2="9.854cm" svg:y2="27.498cm">
          <text:p/>
        </draw:line>
        <draw:line draw:style-name="gr1" draw:text-style-name="P1" draw:layer="layout" svg:x1="9.854cm" svg:y1="27.498cm" svg:x2="9.854cm" svg:y2="27.401cm">
          <text:p/>
        </draw:line>
        <draw:line draw:style-name="gr1" draw:text-style-name="P1" draw:layer="layout" svg:x1="9.814cm" svg:y1="27.401cm" svg:x2="9.746cm" svg:y2="27.401cm">
          <text:p/>
        </draw:line>
        <draw:line draw:style-name="gr1" draw:text-style-name="P1" draw:layer="layout" svg:x1="9.78cm" svg:y1="27.521cm" svg:x2="9.78cm" svg:y2="27.401cm">
          <text:p/>
        </draw:line>
        <draw:polygon draw:style-name="gr2" draw:text-style-name="P1" draw:layer="layout" svg:width="0.529cm" svg:height="0.25cm" svg:x="9.641cm" svg:y="27.306cm" svg:viewBox="0 0 530 251" draw:points="0,0 530,0 530,251 0,251">
          <text:p/>
        </draw:polygon>
        <draw:line draw:style-name="gr1" draw:text-style-name="P1" draw:layer="layout" svg:x1="11.625cm" svg:y1="24.699cm" svg:x2="11.625cm" svg:y2="24.756cm">
          <text:p/>
        </draw:line>
        <draw:line draw:style-name="gr1" draw:text-style-name="P1" draw:layer="layout" svg:x1="11.626cm" svg:y1="24.756cm" svg:x2="11.568cm" svg:y2="24.762cm">
          <text:p/>
        </draw:line>
        <draw:line draw:style-name="gr1" draw:text-style-name="P1" draw:layer="layout" svg:x1="11.568cm" svg:y1="24.762cm" svg:x2="11.575cm" svg:y2="24.756cm">
          <text:p/>
        </draw:line>
        <draw:line draw:style-name="gr1" draw:text-style-name="P1" draw:layer="layout" svg:x1="11.574cm" svg:y1="24.757cm" svg:x2="11.581cm" svg:y2="24.744cm">
          <text:p/>
        </draw:line>
        <draw:line draw:style-name="gr1" draw:text-style-name="P1" draw:layer="layout" svg:x1="11.58cm" svg:y1="24.744cm" svg:x2="11.58cm" svg:y2="24.716cm">
          <text:p/>
        </draw:line>
        <draw:line draw:style-name="gr1" draw:text-style-name="P1" draw:layer="layout" svg:x1="11.581cm" svg:y1="24.717cm" svg:x2="11.574cm" svg:y2="24.704cm">
          <text:p/>
        </draw:line>
        <draw:line draw:style-name="gr1" draw:text-style-name="P1" draw:layer="layout" svg:x1="11.575cm" svg:y1="24.705cm" svg:x2="11.568cm" svg:y2="24.699cm">
          <text:p/>
        </draw:line>
        <draw:line draw:style-name="gr1" draw:text-style-name="P1" draw:layer="layout" svg:x1="11.569cm" svg:y1="24.7cm" svg:x2="11.557cm" svg:y2="24.693cm">
          <text:p/>
        </draw:line>
        <draw:line draw:style-name="gr1" draw:text-style-name="P1" draw:layer="layout" svg:x1="11.557cm" svg:y1="24.693cm" svg:x2="11.528cm" svg:y2="24.693cm">
          <text:p/>
        </draw:line>
        <draw:line draw:style-name="gr1" draw:text-style-name="P1" draw:layer="layout" svg:x1="11.529cm" svg:y1="24.693cm" svg:x2="11.517cm" svg:y2="24.7cm">
          <text:p/>
        </draw:line>
        <draw:line draw:style-name="gr1" draw:text-style-name="P1" draw:layer="layout" svg:x1="11.518cm" svg:y1="24.699cm" svg:x2="11.511cm" svg:y2="24.705cm">
          <text:p/>
        </draw:line>
        <draw:line draw:style-name="gr1" draw:text-style-name="P1" draw:layer="layout" svg:x1="11.512cm" svg:y1="24.704cm" svg:x2="11.505cm" svg:y2="24.717cm">
          <text:p/>
        </draw:line>
        <draw:line draw:style-name="gr1" draw:text-style-name="P1" draw:layer="layout" svg:x1="11.505cm" svg:y1="24.716cm" svg:x2="11.505cm" svg:y2="24.744cm">
          <text:p/>
        </draw:line>
        <draw:line draw:style-name="gr1" draw:text-style-name="P1" draw:layer="layout" svg:x1="11.505cm" svg:y1="24.744cm" svg:x2="11.512cm" svg:y2="24.757cm">
          <text:p/>
        </draw:line>
        <draw:line draw:style-name="gr1" draw:text-style-name="P1" draw:layer="layout" svg:x1="11.511cm" svg:y1="24.756cm" svg:x2="11.518cm" svg:y2="24.762cm">
          <text:p/>
        </draw:line>
        <draw:line draw:style-name="gr1" draw:text-style-name="P1" draw:layer="layout" svg:x1="11.586cm" svg:y1="24.654cm" svg:x2="11.505cm" svg:y2="24.624cm">
          <text:p/>
        </draw:line>
        <draw:line draw:style-name="gr1" draw:text-style-name="P1" draw:layer="layout" svg:x1="11.505cm" svg:y1="24.625cm" svg:x2="11.586cm" svg:y2="24.596cm">
          <text:p/>
        </draw:line>
        <draw:polygon draw:style-name="gr2" draw:text-style-name="P1" draw:layer="layout" svg:width="0.25cm" svg:height="0.345cm" svg:x="11.47cm" svg:y="24.509cm" svg:viewBox="0 0 251 346" draw:points="0,0 251,0 251,346 0,346">
          <text:p/>
        </draw:polygon>
        <draw:line draw:style-name="gr1" draw:text-style-name="P1" draw:layer="layout" svg:x1="9.797cm" svg:y1="23.726cm" svg:x2="9.774cm" svg:y2="23.726cm">
          <text:p/>
        </draw:line>
        <draw:line draw:style-name="gr1" draw:text-style-name="P1" draw:layer="layout" svg:x1="9.775cm" svg:y1="23.726cm" svg:x2="9.763cm" svg:y2="23.732cm">
          <text:p/>
        </draw:line>
        <draw:line draw:style-name="gr1" draw:text-style-name="P1" draw:layer="layout" svg:x1="9.764cm" svg:y1="23.731cm" svg:x2="9.751cm" svg:y2="23.744cm">
          <text:p/>
        </draw:line>
        <draw:line draw:style-name="gr1" draw:text-style-name="P1" draw:layer="layout" svg:x1="9.752cm" svg:y1="23.743cm" svg:x2="9.746cm" svg:y2="23.767cm">
          <text:p/>
        </draw:line>
        <draw:line draw:style-name="gr1" draw:text-style-name="P1" draw:layer="layout" svg:x1="9.746cm" svg:y1="23.766cm" svg:x2="9.746cm" svg:y2="23.806cm">
          <text:p/>
        </draw:line>
        <draw:line draw:style-name="gr1" draw:text-style-name="P1" draw:layer="layout" svg:x1="9.746cm" svg:y1="23.806cm" svg:x2="9.752cm" svg:y2="23.83cm">
          <text:p/>
        </draw:line>
        <draw:line draw:style-name="gr1" draw:text-style-name="P1" draw:layer="layout" svg:x1="9.751cm" svg:y1="23.829cm" svg:x2="9.764cm" svg:y2="23.841cm">
          <text:p/>
        </draw:line>
        <draw:line draw:style-name="gr1" draw:text-style-name="P1" draw:layer="layout" svg:x1="9.763cm" svg:y1="23.84cm" svg:x2="9.775cm" svg:y2="23.847cm">
          <text:p/>
        </draw:line>
        <draw:line draw:style-name="gr1" draw:text-style-name="P1" draw:layer="layout" svg:x1="9.774cm" svg:y1="23.846cm" svg:x2="9.797cm" svg:y2="23.846cm">
          <text:p/>
        </draw:line>
        <draw:line draw:style-name="gr1" draw:text-style-name="P1" draw:layer="layout" svg:x1="9.797cm" svg:y1="23.847cm" svg:x2="9.809cm" svg:y2="23.84cm">
          <text:p/>
        </draw:line>
        <draw:line draw:style-name="gr1" draw:text-style-name="P1" draw:layer="layout" svg:x1="9.808cm" svg:y1="23.841cm" svg:x2="9.821cm" svg:y2="23.829cm">
          <text:p/>
        </draw:line>
        <draw:line draw:style-name="gr1" draw:text-style-name="P1" draw:layer="layout" svg:x1="9.82cm" svg:y1="23.83cm" svg:x2="9.827cm" svg:y2="23.806cm">
          <text:p/>
        </draw:line>
        <draw:line draw:style-name="gr1" draw:text-style-name="P1" draw:layer="layout" svg:x1="9.826cm" svg:y1="23.806cm" svg:x2="9.826cm" svg:y2="23.766cm">
          <text:p/>
        </draw:line>
        <draw:line draw:style-name="gr1" draw:text-style-name="P1" draw:layer="layout" svg:x1="9.827cm" svg:y1="23.767cm" svg:x2="9.82cm" svg:y2="23.743cm">
          <text:p/>
        </draw:line>
        <draw:line draw:style-name="gr1" draw:text-style-name="P1" draw:layer="layout" svg:x1="9.821cm" svg:y1="23.744cm" svg:x2="9.808cm" svg:y2="23.731cm">
          <text:p/>
        </draw:line>
        <draw:line draw:style-name="gr1" draw:text-style-name="P1" draw:layer="layout" svg:x1="9.809cm" svg:y1="23.732cm" svg:x2="9.797cm" svg:y2="23.726cm">
          <text:p/>
        </draw:line>
        <draw:line draw:style-name="gr1" draw:text-style-name="P1" draw:layer="layout" svg:x1="9.701cm" svg:y1="23.84cm" svg:x2="9.683cm" svg:y2="23.847cm">
          <text:p/>
        </draw:line>
        <draw:line draw:style-name="gr1" draw:text-style-name="P1" draw:layer="layout" svg:x1="9.683cm" svg:y1="23.846cm" svg:x2="9.654cm" svg:y2="23.846cm">
          <text:p/>
        </draw:line>
        <draw:line draw:style-name="gr1" draw:text-style-name="P1" draw:layer="layout" svg:x1="9.655cm" svg:y1="23.847cm" svg:x2="9.643cm" svg:y2="23.84cm">
          <text:p/>
        </draw:line>
        <draw:line draw:style-name="gr1" draw:text-style-name="P1" draw:layer="layout" svg:x1="9.645cm" svg:y1="23.841cm" svg:x2="9.637cm" svg:y2="23.834cm">
          <text:p/>
        </draw:line>
        <draw:line draw:style-name="gr1" draw:text-style-name="P1" draw:layer="layout" svg:x1="9.638cm" svg:y1="23.835cm" svg:x2="9.631cm" svg:y2="23.823cm">
          <text:p/>
        </draw:line>
        <draw:line draw:style-name="gr1" draw:text-style-name="P1" draw:layer="layout" svg:x1="9.631cm" svg:y1="23.823cm" svg:x2="9.631cm" svg:y2="23.811cm">
          <text:p/>
        </draw:line>
        <draw:line draw:style-name="gr1" draw:text-style-name="P1" draw:layer="layout" svg:x1="9.631cm" svg:y1="23.812cm" svg:x2="9.638cm" svg:y2="23.8cm">
          <text:p/>
        </draw:line>
        <draw:line draw:style-name="gr1" draw:text-style-name="P1" draw:layer="layout" svg:x1="9.637cm" svg:y1="23.801cm" svg:x2="9.645cm" svg:y2="23.794cm">
          <text:p/>
        </draw:line>
        <draw:line draw:style-name="gr1" draw:text-style-name="P1" draw:layer="layout" svg:x1="9.643cm" svg:y1="23.795cm" svg:x2="9.655cm" svg:y2="23.789cm">
          <text:p/>
        </draw:line>
        <draw:line draw:style-name="gr1" draw:text-style-name="P1" draw:layer="layout" svg:x1="9.654cm" svg:y1="23.79cm" svg:x2="9.679cm" svg:y2="23.783cm">
          <text:p/>
        </draw:line>
        <draw:line draw:style-name="gr1" draw:text-style-name="P1" draw:layer="layout" svg:x1="9.677cm" svg:y1="23.785cm" svg:x2="9.689cm" svg:y2="23.777cm">
          <text:p/>
        </draw:line>
        <draw:line draw:style-name="gr1" draw:text-style-name="P1" draw:layer="layout" svg:x1="9.688cm" svg:y1="23.778cm" svg:x2="9.695cm" svg:y2="23.771cm">
          <text:p/>
        </draw:line>
        <draw:line draw:style-name="gr1" draw:text-style-name="P1" draw:layer="layout" svg:x1="9.694cm" svg:y1="23.772cm" svg:x2="9.701cm" svg:y2="23.76cm">
          <text:p/>
        </draw:line>
        <draw:line draw:style-name="gr1" draw:text-style-name="P1" draw:layer="layout" svg:x1="9.7cm" svg:y1="23.76cm" svg:x2="9.7cm" svg:y2="23.749cm">
          <text:p/>
        </draw:line>
        <draw:line draw:style-name="gr1" draw:text-style-name="P1" draw:layer="layout" svg:x1="9.701cm" svg:y1="23.75cm" svg:x2="9.694cm" svg:y2="23.737cm">
          <text:p/>
        </draw:line>
        <draw:line draw:style-name="gr1" draw:text-style-name="P1" draw:layer="layout" svg:x1="9.695cm" svg:y1="23.738cm" svg:x2="9.688cm" svg:y2="23.731cm">
          <text:p/>
        </draw:line>
        <draw:line draw:style-name="gr1" draw:text-style-name="P1" draw:layer="layout" svg:x1="9.689cm" svg:y1="23.732cm" svg:x2="9.677cm" svg:y2="23.726cm">
          <text:p/>
        </draw:line>
        <draw:line draw:style-name="gr1" draw:text-style-name="P1" draw:layer="layout" svg:x1="9.677cm" svg:y1="23.726cm" svg:x2="9.648cm" svg:y2="23.726cm">
          <text:p/>
        </draw:line>
        <draw:line draw:style-name="gr1" draw:text-style-name="P1" draw:layer="layout" svg:x1="9.649cm" svg:y1="23.726cm" svg:x2="9.631cm" svg:y2="23.732cm">
          <text:p/>
        </draw:line>
        <draw:line draw:style-name="gr1" draw:text-style-name="P1" draw:layer="layout" svg:x1="9.511cm" svg:y1="23.834cm" svg:x2="9.518cm" svg:y2="23.841cm">
          <text:p/>
        </draw:line>
        <draw:line draw:style-name="gr1" draw:text-style-name="P1" draw:layer="layout" svg:x1="9.517cm" svg:y1="23.84cm" svg:x2="9.535cm" svg:y2="23.847cm">
          <text:p/>
        </draw:line>
        <draw:line draw:style-name="gr1" draw:text-style-name="P1" draw:layer="layout" svg:x1="9.534cm" svg:y1="23.846cm" svg:x2="9.546cm" svg:y2="23.846cm">
          <text:p/>
        </draw:line>
        <draw:line draw:style-name="gr1" draw:text-style-name="P1" draw:layer="layout" svg:x1="9.546cm" svg:y1="23.847cm" svg:x2="9.564cm" svg:y2="23.84cm">
          <text:p/>
        </draw:line>
        <draw:line draw:style-name="gr1" draw:text-style-name="P1" draw:layer="layout" svg:x1="9.563cm" svg:y1="23.841cm" svg:x2="9.575cm" svg:y2="23.829cm">
          <text:p/>
        </draw:line>
        <draw:line draw:style-name="gr1" draw:text-style-name="P1" draw:layer="layout" svg:x1="9.574cm" svg:y1="23.83cm" svg:x2="9.581cm" svg:y2="23.817cm">
          <text:p/>
        </draw:line>
        <draw:line draw:style-name="gr1" draw:text-style-name="P1" draw:layer="layout" svg:x1="9.58cm" svg:y1="23.818cm" svg:x2="9.587cm" svg:y2="23.794cm">
          <text:p/>
        </draw:line>
        <draw:line draw:style-name="gr1" draw:text-style-name="P1" draw:layer="layout" svg:x1="9.586cm" svg:y1="23.794cm" svg:x2="9.586cm" svg:y2="23.777cm">
          <text:p/>
        </draw:line>
        <draw:line draw:style-name="gr1" draw:text-style-name="P1" draw:layer="layout" svg:x1="9.587cm" svg:y1="23.778cm" svg:x2="9.58cm" svg:y2="23.754cm">
          <text:p/>
        </draw:line>
        <draw:line draw:style-name="gr1" draw:text-style-name="P1" draw:layer="layout" svg:x1="9.581cm" svg:y1="23.755cm" svg:x2="9.574cm" svg:y2="23.743cm">
          <text:p/>
        </draw:line>
        <draw:line draw:style-name="gr1" draw:text-style-name="P1" draw:layer="layout" svg:x1="9.575cm" svg:y1="23.744cm" svg:x2="9.563cm" svg:y2="23.731cm">
          <text:p/>
        </draw:line>
        <draw:line draw:style-name="gr1" draw:text-style-name="P1" draw:layer="layout" svg:x1="9.564cm" svg:y1="23.732cm" svg:x2="9.546cm" svg:y2="23.726cm">
          <text:p/>
        </draw:line>
        <draw:line draw:style-name="gr1" draw:text-style-name="P1" draw:layer="layout" svg:x1="9.546cm" svg:y1="23.726cm" svg:x2="9.534cm" svg:y2="23.726cm">
          <text:p/>
        </draw:line>
        <draw:line draw:style-name="gr1" draw:text-style-name="P1" draw:layer="layout" svg:x1="9.535cm" svg:y1="23.726cm" svg:x2="9.517cm" svg:y2="23.732cm">
          <text:p/>
        </draw:line>
        <draw:line draw:style-name="gr1" draw:text-style-name="P1" draw:layer="layout" svg:x1="9.518cm" svg:y1="23.731cm" svg:x2="9.511cm" svg:y2="23.738cm">
          <text:p/>
        </draw:line>
        <draw:line draw:style-name="gr1" draw:text-style-name="P1" draw:layer="layout" svg:x1="9.46cm" svg:y1="23.846cm" svg:x2="9.46cm" svg:y2="23.726cm">
          <text:p/>
        </draw:line>
        <draw:line draw:style-name="gr1" draw:text-style-name="P1" draw:layer="layout" svg:x1="9.346cm" svg:y1="23.846cm" svg:x2="9.403cm" svg:y2="23.846cm">
          <text:p/>
        </draw:line>
        <draw:line draw:style-name="gr1" draw:text-style-name="P1" draw:layer="layout" svg:x1="9.403cm" svg:y1="23.846cm" svg:x2="9.403cm" svg:y2="23.726cm">
          <text:p/>
        </draw:line>
        <draw:line draw:style-name="gr1" draw:text-style-name="P1" draw:layer="layout" svg:x1="9.311cm" svg:y1="23.811cm" svg:x2="9.254cm" svg:y2="23.811cm">
          <text:p/>
        </draw:line>
        <draw:line draw:style-name="gr1" draw:text-style-name="P1" draw:layer="layout" svg:x1="9.324cm" svg:y1="23.847cm" svg:x2="9.283cm" svg:y2="23.726cm">
          <text:p/>
        </draw:line>
        <draw:line draw:style-name="gr1" draw:text-style-name="P1" draw:layer="layout" svg:x1="9.284cm" svg:y1="23.726cm" svg:x2="9.243cm" svg:y2="23.847cm">
          <text:p/>
        </draw:line>
        <draw:line draw:style-name="gr1" draw:text-style-name="P1" draw:layer="layout" svg:x1="9.203cm" svg:y1="23.846cm" svg:x2="9.203cm" svg:y2="23.726cm">
          <text:p/>
        </draw:line>
        <draw:line draw:style-name="gr1" draw:text-style-name="P1" draw:layer="layout" svg:x1="9.203cm" svg:y1="23.726cm" svg:x2="9.174cm" svg:y2="23.726cm">
          <text:p/>
        </draw:line>
        <draw:line draw:style-name="gr1" draw:text-style-name="P1" draw:layer="layout" svg:x1="9.175cm" svg:y1="23.726cm" svg:x2="9.157cm" svg:y2="23.732cm">
          <text:p/>
        </draw:line>
        <draw:line draw:style-name="gr1" draw:text-style-name="P1" draw:layer="layout" svg:x1="9.158cm" svg:y1="23.731cm" svg:x2="9.146cm" svg:y2="23.744cm">
          <text:p/>
        </draw:line>
        <draw:line draw:style-name="gr1" draw:text-style-name="P1" draw:layer="layout" svg:x1="9.147cm" svg:y1="23.743cm" svg:x2="9.14cm" svg:y2="23.755cm">
          <text:p/>
        </draw:line>
        <draw:line draw:style-name="gr1" draw:text-style-name="P1" draw:layer="layout" svg:x1="9.141cm" svg:y1="23.754cm" svg:x2="9.134cm" svg:y2="23.778cm">
          <text:p/>
        </draw:line>
        <draw:line draw:style-name="gr1" draw:text-style-name="P1" draw:layer="layout" svg:x1="9.134cm" svg:y1="23.777cm" svg:x2="9.134cm" svg:y2="23.794cm">
          <text:p/>
        </draw:line>
        <draw:line draw:style-name="gr1" draw:text-style-name="P1" draw:layer="layout" svg:x1="9.134cm" svg:y1="23.794cm" svg:x2="9.141cm" svg:y2="23.818cm">
          <text:p/>
        </draw:line>
        <draw:line draw:style-name="gr1" draw:text-style-name="P1" draw:layer="layout" svg:x1="9.14cm" svg:y1="23.817cm" svg:x2="9.147cm" svg:y2="23.83cm">
          <text:p/>
        </draw:line>
        <draw:line draw:style-name="gr1" draw:text-style-name="P1" draw:layer="layout" svg:x1="9.146cm" svg:y1="23.829cm" svg:x2="9.158cm" svg:y2="23.841cm">
          <text:p/>
        </draw:line>
        <draw:line draw:style-name="gr1" draw:text-style-name="P1" draw:layer="layout" svg:x1="9.157cm" svg:y1="23.84cm" svg:x2="9.175cm" svg:y2="23.847cm">
          <text:p/>
        </draw:line>
        <draw:line draw:style-name="gr1" draw:text-style-name="P1" draw:layer="layout" svg:x1="9.174cm" svg:y1="23.846cm" svg:x2="9.203cm" svg:y2="23.846cm">
          <text:p/>
        </draw:line>
        <draw:line draw:style-name="gr1" draw:text-style-name="P1" draw:layer="layout" svg:x1="9.06cm" svg:y1="23.726cm" svg:x2="9.037cm" svg:y2="23.726cm">
          <text:p/>
        </draw:line>
        <draw:line draw:style-name="gr1" draw:text-style-name="P1" draw:layer="layout" svg:x1="9.038cm" svg:y1="23.726cm" svg:x2="9.026cm" svg:y2="23.732cm">
          <text:p/>
        </draw:line>
        <draw:line draw:style-name="gr1" draw:text-style-name="P1" draw:layer="layout" svg:x1="9.027cm" svg:y1="23.731cm" svg:x2="9.014cm" svg:y2="23.744cm">
          <text:p/>
        </draw:line>
        <draw:line draw:style-name="gr1" draw:text-style-name="P1" draw:layer="layout" svg:x1="9.015cm" svg:y1="23.743cm" svg:x2="9.008cm" svg:y2="23.767cm">
          <text:p/>
        </draw:line>
        <draw:line draw:style-name="gr1" draw:text-style-name="P1" draw:layer="layout" svg:x1="9.008cm" svg:y1="23.766cm" svg:x2="9.008cm" svg:y2="23.806cm">
          <text:p/>
        </draw:line>
        <draw:line draw:style-name="gr1" draw:text-style-name="P1" draw:layer="layout" svg:x1="9.008cm" svg:y1="23.806cm" svg:x2="9.015cm" svg:y2="23.83cm">
          <text:p/>
        </draw:line>
        <draw:line draw:style-name="gr1" draw:text-style-name="P1" draw:layer="layout" svg:x1="9.014cm" svg:y1="23.829cm" svg:x2="9.027cm" svg:y2="23.841cm">
          <text:p/>
        </draw:line>
        <draw:line draw:style-name="gr1" draw:text-style-name="P1" draw:layer="layout" svg:x1="9.026cm" svg:y1="23.84cm" svg:x2="9.038cm" svg:y2="23.847cm">
          <text:p/>
        </draw:line>
        <draw:line draw:style-name="gr1" draw:text-style-name="P1" draw:layer="layout" svg:x1="9.037cm" svg:y1="23.846cm" svg:x2="9.06cm" svg:y2="23.846cm">
          <text:p/>
        </draw:line>
        <draw:line draw:style-name="gr1" draw:text-style-name="P1" draw:layer="layout" svg:x1="9.06cm" svg:y1="23.847cm" svg:x2="9.072cm" svg:y2="23.84cm">
          <text:p/>
        </draw:line>
        <draw:line draw:style-name="gr1" draw:text-style-name="P1" draw:layer="layout" svg:x1="9.071cm" svg:y1="23.841cm" svg:x2="9.084cm" svg:y2="23.829cm">
          <text:p/>
        </draw:line>
        <draw:line draw:style-name="gr1" draw:text-style-name="P1" draw:layer="layout" svg:x1="9.083cm" svg:y1="23.83cm" svg:x2="9.089cm" svg:y2="23.806cm">
          <text:p/>
        </draw:line>
        <draw:line draw:style-name="gr1" draw:text-style-name="P1" draw:layer="layout" svg:x1="9.088cm" svg:y1="23.806cm" svg:x2="9.088cm" svg:y2="23.766cm">
          <text:p/>
        </draw:line>
        <draw:line draw:style-name="gr1" draw:text-style-name="P1" draw:layer="layout" svg:x1="9.089cm" svg:y1="23.767cm" svg:x2="9.083cm" svg:y2="23.743cm">
          <text:p/>
        </draw:line>
        <draw:line draw:style-name="gr1" draw:text-style-name="P1" draw:layer="layout" svg:x1="9.084cm" svg:y1="23.744cm" svg:x2="9.071cm" svg:y2="23.731cm">
          <text:p/>
        </draw:line>
        <draw:line draw:style-name="gr1" draw:text-style-name="P1" draw:layer="layout" svg:x1="9.072cm" svg:y1="23.732cm" svg:x2="9.06cm" svg:y2="23.726cm">
          <text:p/>
        </draw:line>
        <draw:line draw:style-name="gr1" draw:text-style-name="P1" draw:layer="layout" svg:x1="8.888cm" svg:y1="23.847cm" svg:x2="8.929cm" svg:y2="23.789cm">
          <text:p/>
        </draw:line>
        <draw:line draw:style-name="gr1" draw:text-style-name="P1" draw:layer="layout" svg:x1="8.957cm" svg:y1="23.846cm" svg:x2="8.957cm" svg:y2="23.726cm">
          <text:p/>
        </draw:line>
        <draw:line draw:style-name="gr1" draw:text-style-name="P1" draw:layer="layout" svg:x1="8.957cm" svg:y1="23.726cm" svg:x2="8.911cm" svg:y2="23.726cm">
          <text:p/>
        </draw:line>
        <draw:line draw:style-name="gr1" draw:text-style-name="P1" draw:layer="layout" svg:x1="8.912cm" svg:y1="23.726cm" svg:x2="8.9cm" svg:y2="23.732cm">
          <text:p/>
        </draw:line>
        <draw:line draw:style-name="gr1" draw:text-style-name="P1" draw:layer="layout" svg:x1="8.901cm" svg:y1="23.731cm" svg:x2="8.894cm" svg:y2="23.738cm">
          <text:p/>
        </draw:line>
        <draw:line draw:style-name="gr1" draw:text-style-name="P1" draw:layer="layout" svg:x1="8.895cm" svg:y1="23.737cm" svg:x2="8.888cm" svg:y2="23.75cm">
          <text:p/>
        </draw:line>
        <draw:line draw:style-name="gr1" draw:text-style-name="P1" draw:layer="layout" svg:x1="8.888cm" svg:y1="23.749cm" svg:x2="8.888cm" svg:y2="23.766cm">
          <text:p/>
        </draw:line>
        <draw:line draw:style-name="gr1" draw:text-style-name="P1" draw:layer="layout" svg:x1="8.888cm" svg:y1="23.766cm" svg:x2="8.895cm" svg:y2="23.778cm">
          <text:p/>
        </draw:line>
        <draw:line draw:style-name="gr1" draw:text-style-name="P1" draw:layer="layout" svg:x1="8.894cm" svg:y1="23.777cm" svg:x2="8.901cm" svg:y2="23.785cm">
          <text:p/>
        </draw:line>
        <draw:line draw:style-name="gr1" draw:text-style-name="P1" draw:layer="layout" svg:x1="8.9cm" svg:y1="23.783cm" svg:x2="8.912cm" svg:y2="23.79cm">
          <text:p/>
        </draw:line>
        <draw:line draw:style-name="gr1" draw:text-style-name="P1" draw:layer="layout" svg:x1="8.911cm" svg:y1="23.789cm" svg:x2="8.957cm" svg:y2="23.789cm">
          <text:p/>
        </draw:line>
        <draw:line draw:style-name="gr1" draw:text-style-name="P1" draw:layer="layout" svg:x1="9.531cm" svg:y1="23.926cm" svg:x2="9.544cm" svg:y2="23.919cm">
          <text:p/>
        </draw:line>
        <draw:line draw:style-name="gr1" draw:text-style-name="P1" draw:layer="layout" svg:x1="9.543cm" svg:y1="23.919cm" svg:x2="9.56cm" svg:y2="23.919cm">
          <text:p/>
        </draw:line>
        <draw:line draw:style-name="gr1" draw:text-style-name="P1" draw:layer="layout" svg:x1="9.56cm" svg:y1="23.919cm" svg:x2="9.578cm" svg:y2="23.926cm">
          <text:p/>
        </draw:line>
        <draw:line draw:style-name="gr1" draw:text-style-name="P1" draw:layer="layout" svg:x1="9.577cm" svg:y1="23.925cm" svg:x2="9.589cm" svg:y2="23.937cm">
          <text:p/>
        </draw:line>
        <draw:line draw:style-name="gr1" draw:text-style-name="P1" draw:layer="layout" svg:x1="9.588cm" svg:y1="23.936cm" svg:x2="9.595cm" svg:y2="23.948cm">
          <text:p/>
        </draw:line>
        <draw:line draw:style-name="gr1" draw:text-style-name="P1" draw:layer="layout" svg:x1="9.594cm" svg:y1="23.947cm" svg:x2="9.601cm" svg:y2="23.971cm">
          <text:p/>
        </draw:line>
        <draw:line draw:style-name="gr1" draw:text-style-name="P1" draw:layer="layout" svg:x1="9.6cm" svg:y1="23.97cm" svg:x2="9.6cm" svg:y2="23.987cm">
          <text:p/>
        </draw:line>
        <draw:line draw:style-name="gr1" draw:text-style-name="P1" draw:layer="layout" svg:x1="9.601cm" svg:y1="23.987cm" svg:x2="9.594cm" svg:y2="24.011cm">
          <text:p/>
        </draw:line>
        <draw:line draw:style-name="gr1" draw:text-style-name="P1" draw:layer="layout" svg:x1="9.595cm" svg:y1="24.01cm" svg:x2="9.588cm" svg:y2="24.023cm">
          <text:p/>
        </draw:line>
        <draw:line draw:style-name="gr1" draw:text-style-name="P1" draw:layer="layout" svg:x1="9.589cm" svg:y1="24.022cm" svg:x2="9.577cm" svg:y2="24.034cm">
          <text:p/>
        </draw:line>
        <draw:line draw:style-name="gr1" draw:text-style-name="P1" draw:layer="layout" svg:x1="9.578cm" svg:y1="24.033cm" svg:x2="9.56cm" svg:y2="24.04cm">
          <text:p/>
        </draw:line>
        <draw:line draw:style-name="gr1" draw:text-style-name="P1" draw:layer="layout" svg:x1="9.56cm" svg:y1="24.039cm" svg:x2="9.548cm" svg:y2="24.039cm">
          <text:p/>
        </draw:line>
        <draw:line draw:style-name="gr1" draw:text-style-name="P1" draw:layer="layout" svg:x1="9.549cm" svg:y1="24.04cm" svg:x2="9.531cm" svg:y2="24.033cm">
          <text:p/>
        </draw:line>
        <draw:line draw:style-name="gr1" draw:text-style-name="P1" draw:layer="layout" svg:x1="9.532cm" svg:y1="24.035cm" svg:x2="9.526cm" svg:y2="24.027cm">
          <text:p/>
        </draw:line>
        <draw:line draw:style-name="gr1" draw:text-style-name="P1" draw:layer="layout" svg:x1="9.526cm" svg:y1="24.027cm" svg:x2="9.526cm" svg:y2="23.987cm">
          <text:p/>
        </draw:line>
        <draw:line draw:style-name="gr1" draw:text-style-name="P1" draw:layer="layout" svg:x1="9.526cm" svg:y1="23.987cm" svg:x2="9.548cm" svg:y2="23.987cm">
          <text:p/>
        </draw:line>
        <draw:line draw:style-name="gr1" draw:text-style-name="P1" draw:layer="layout" svg:x1="9.475cm" svg:y1="24.027cm" svg:x2="9.468cm" svg:y2="24.035cm">
          <text:p/>
        </draw:line>
        <draw:line draw:style-name="gr1" draw:text-style-name="P1" draw:layer="layout" svg:x1="9.468cm" svg:y1="24.033cm" svg:x2="9.475cm" svg:y2="24.04cm">
          <text:p/>
        </draw:line>
        <draw:line draw:style-name="gr1" draw:text-style-name="P1" draw:layer="layout" svg:x1="9.474cm" svg:y1="24.04cm" svg:x2="9.481cm" svg:y2="24.033cm">
          <text:p/>
        </draw:line>
        <draw:line draw:style-name="gr1" draw:text-style-name="P1" draw:layer="layout" svg:x1="9.481cm" svg:y1="24.035cm" svg:x2="9.474cm" svg:y2="24.027cm">
          <text:p/>
        </draw:line>
        <draw:line draw:style-name="gr1" draw:text-style-name="P1" draw:layer="layout" svg:x1="9.474cm" svg:y1="24.027cm" svg:x2="9.474cm" svg:y2="24.039cm">
          <text:p/>
        </draw:line>
        <draw:line draw:style-name="gr1" draw:text-style-name="P1" draw:layer="layout" svg:x1="9.417cm" svg:y1="24.039cm" svg:x2="9.417cm" svg:y2="23.919cm">
          <text:p/>
        </draw:line>
        <draw:line draw:style-name="gr1" draw:text-style-name="P1" draw:layer="layout" svg:x1="9.417cm" svg:y1="23.919cm" svg:x2="9.371cm" svg:y2="23.919cm">
          <text:p/>
        </draw:line>
        <draw:line draw:style-name="gr1" draw:text-style-name="P1" draw:layer="layout" svg:x1="9.372cm" svg:y1="23.919cm" svg:x2="9.36cm" svg:y2="23.926cm">
          <text:p/>
        </draw:line>
        <draw:line draw:style-name="gr1" draw:text-style-name="P1" draw:layer="layout" svg:x1="9.361cm" svg:y1="23.925cm" svg:x2="9.354cm" svg:y2="23.931cm">
          <text:p/>
        </draw:line>
        <draw:line draw:style-name="gr1" draw:text-style-name="P1" draw:layer="layout" svg:x1="9.355cm" svg:y1="23.93cm" svg:x2="9.348cm" svg:y2="23.943cm">
          <text:p/>
        </draw:line>
        <draw:line draw:style-name="gr1" draw:text-style-name="P1" draw:layer="layout" svg:x1="9.348cm" svg:y1="23.942cm" svg:x2="9.348cm" svg:y2="23.959cm">
          <text:p/>
        </draw:line>
        <draw:line draw:style-name="gr1" draw:text-style-name="P1" draw:layer="layout" svg:x1="9.348cm" svg:y1="23.959cm" svg:x2="9.355cm" svg:y2="23.971cm">
          <text:p/>
        </draw:line>
        <draw:line draw:style-name="gr1" draw:text-style-name="P1" draw:layer="layout" svg:x1="9.354cm" svg:y1="23.97cm" svg:x2="9.361cm" svg:y2="23.977cm">
          <text:p/>
        </draw:line>
        <draw:line draw:style-name="gr1" draw:text-style-name="P1" draw:layer="layout" svg:x1="9.36cm" svg:y1="23.976cm" svg:x2="9.372cm" svg:y2="23.983cm">
          <text:p/>
        </draw:line>
        <draw:line draw:style-name="gr1" draw:text-style-name="P1" draw:layer="layout" svg:x1="9.371cm" svg:y1="23.982cm" svg:x2="9.417cm" svg:y2="23.982cm">
          <text:p/>
        </draw:line>
        <draw:line draw:style-name="gr1" draw:text-style-name="P1" draw:layer="layout" svg:x1="9.298cm" svg:y1="24.027cm" svg:x2="9.291cm" svg:y2="24.035cm">
          <text:p/>
        </draw:line>
        <draw:line draw:style-name="gr1" draw:text-style-name="P1" draw:layer="layout" svg:x1="9.291cm" svg:y1="24.033cm" svg:x2="9.298cm" svg:y2="24.04cm">
          <text:p/>
        </draw:line>
        <draw:line draw:style-name="gr1" draw:text-style-name="P1" draw:layer="layout" svg:x1="9.297cm" svg:y1="24.04cm" svg:x2="9.305cm" svg:y2="24.033cm">
          <text:p/>
        </draw:line>
        <draw:line draw:style-name="gr1" draw:text-style-name="P1" draw:layer="layout" svg:x1="9.305cm" svg:y1="24.035cm" svg:x2="9.297cm" svg:y2="24.027cm">
          <text:p/>
        </draw:line>
        <draw:line draw:style-name="gr1" draw:text-style-name="P1" draw:layer="layout" svg:x1="9.297cm" svg:y1="24.027cm" svg:x2="9.297cm" svg:y2="24.039cm">
          <text:p/>
        </draw:line>
        <draw:line draw:style-name="gr1" draw:text-style-name="P1" draw:layer="layout" svg:x1="9.171cm" svg:y1="24.04cm" svg:x2="9.212cm" svg:y2="23.982cm">
          <text:p/>
        </draw:line>
        <draw:line draw:style-name="gr1" draw:text-style-name="P1" draw:layer="layout" svg:x1="9.24cm" svg:y1="24.039cm" svg:x2="9.24cm" svg:y2="23.919cm">
          <text:p/>
        </draw:line>
        <draw:line draw:style-name="gr1" draw:text-style-name="P1" draw:layer="layout" svg:x1="9.24cm" svg:y1="23.919cm" svg:x2="9.194cm" svg:y2="23.919cm">
          <text:p/>
        </draw:line>
        <draw:line draw:style-name="gr1" draw:text-style-name="P1" draw:layer="layout" svg:x1="9.195cm" svg:y1="23.919cm" svg:x2="9.183cm" svg:y2="23.926cm">
          <text:p/>
        </draw:line>
        <draw:line draw:style-name="gr1" draw:text-style-name="P1" draw:layer="layout" svg:x1="9.185cm" svg:y1="23.925cm" svg:x2="9.177cm" svg:y2="23.931cm">
          <text:p/>
        </draw:line>
        <draw:line draw:style-name="gr1" draw:text-style-name="P1" draw:layer="layout" svg:x1="9.178cm" svg:y1="23.93cm" svg:x2="9.171cm" svg:y2="23.943cm">
          <text:p/>
        </draw:line>
        <draw:line draw:style-name="gr1" draw:text-style-name="P1" draw:layer="layout" svg:x1="9.171cm" svg:y1="23.942cm" svg:x2="9.171cm" svg:y2="23.959cm">
          <text:p/>
        </draw:line>
        <draw:line draw:style-name="gr1" draw:text-style-name="P1" draw:layer="layout" svg:x1="9.171cm" svg:y1="23.959cm" svg:x2="9.178cm" svg:y2="23.971cm">
          <text:p/>
        </draw:line>
        <draw:line draw:style-name="gr1" draw:text-style-name="P1" draw:layer="layout" svg:x1="9.177cm" svg:y1="23.97cm" svg:x2="9.185cm" svg:y2="23.977cm">
          <text:p/>
        </draw:line>
        <draw:line draw:style-name="gr1" draw:text-style-name="P1" draw:layer="layout" svg:x1="9.183cm" svg:y1="23.976cm" svg:x2="9.195cm" svg:y2="23.983cm">
          <text:p/>
        </draw:line>
        <draw:line draw:style-name="gr1" draw:text-style-name="P1" draw:layer="layout" svg:x1="9.194cm" svg:y1="23.982cm" svg:x2="9.24cm" svg:y2="23.982cm">
          <text:p/>
        </draw:line>
        <draw:line draw:style-name="gr1" draw:text-style-name="P1" draw:layer="layout" svg:x1="9.121cm" svg:y1="24.027cm" svg:x2="9.114cm" svg:y2="24.035cm">
          <text:p/>
        </draw:line>
        <draw:line draw:style-name="gr1" draw:text-style-name="P1" draw:layer="layout" svg:x1="9.114cm" svg:y1="24.033cm" svg:x2="9.121cm" svg:y2="24.04cm">
          <text:p/>
        </draw:line>
        <draw:line draw:style-name="gr1" draw:text-style-name="P1" draw:layer="layout" svg:x1="9.12cm" svg:y1="24.04cm" svg:x2="9.127cm" svg:y2="24.033cm">
          <text:p/>
        </draw:line>
        <draw:line draw:style-name="gr1" draw:text-style-name="P1" draw:layer="layout" svg:x1="9.127cm" svg:y1="24.035cm" svg:x2="9.12cm" svg:y2="24.027cm">
          <text:p/>
        </draw:line>
        <draw:line draw:style-name="gr1" draw:text-style-name="P1" draw:layer="layout" svg:x1="9.12cm" svg:y1="24.027cm" svg:x2="9.12cm" svg:y2="24.039cm">
          <text:p/>
        </draw:line>
        <draw:polygon draw:style-name="gr2" draw:text-style-name="P1" draw:layer="layout" svg:width="1.034cm" svg:height="0.49cm" svg:x="8.84cm" svg:y="23.631cm" svg:viewBox="0 0 1035 491" draw:points="0,0 1035,0 1035,491 0,491">
          <text:p/>
        </draw:polygon>
        <draw:line draw:style-name="gr1" draw:text-style-name="P1" draw:layer="layout" svg:x1="9.308cm" svg:y1="27.519cm" svg:x2="9.365cm" svg:y2="27.519cm">
          <text:p/>
        </draw:line>
        <draw:line draw:style-name="gr1" draw:text-style-name="P1" draw:layer="layout" svg:x1="9.365cm" svg:y1="27.519cm" svg:x2="9.365cm" svg:y2="27.399cm">
          <text:p/>
        </draw:line>
        <draw:line draw:style-name="gr1" draw:text-style-name="P1" draw:layer="layout" svg:x1="9.268cm" svg:y1="27.456cm" svg:x2="9.228cm" svg:y2="27.456cm">
          <text:p/>
        </draw:line>
        <draw:line draw:style-name="gr1" draw:text-style-name="P1" draw:layer="layout" svg:x1="9.211cm" svg:y1="27.519cm" svg:x2="9.268cm" svg:y2="27.519cm">
          <text:p/>
        </draw:line>
        <draw:line draw:style-name="gr1" draw:text-style-name="P1" draw:layer="layout" svg:x1="9.268cm" svg:y1="27.519cm" svg:x2="9.268cm" svg:y2="27.399cm">
          <text:p/>
        </draw:line>
        <draw:line draw:style-name="gr1" draw:text-style-name="P1" draw:layer="layout" svg:x1="9.268cm" svg:y1="27.399cm" svg:x2="9.211cm" svg:y2="27.399cm">
          <text:p/>
        </draw:line>
        <draw:line draw:style-name="gr1" draw:text-style-name="P1" draw:layer="layout" svg:x1="9.16cm" svg:y1="27.519cm" svg:x2="9.16cm" svg:y2="27.399cm">
          <text:p/>
        </draw:line>
        <draw:line draw:style-name="gr1" draw:text-style-name="P1" draw:layer="layout" svg:x1="9.16cm" svg:y1="27.399cm" svg:x2="9.131cm" svg:y2="27.399cm">
          <text:p/>
        </draw:line>
        <draw:line draw:style-name="gr1" draw:text-style-name="P1" draw:layer="layout" svg:x1="9.132cm" svg:y1="27.399cm" svg:x2="9.114cm" svg:y2="27.406cm">
          <text:p/>
        </draw:line>
        <draw:line draw:style-name="gr1" draw:text-style-name="P1" draw:layer="layout" svg:x1="9.115cm" svg:y1="27.405cm" svg:x2="9.102cm" svg:y2="27.417cm">
          <text:p/>
        </draw:line>
        <draw:line draw:style-name="gr1" draw:text-style-name="P1" draw:layer="layout" svg:x1="9.103cm" svg:y1="27.416cm" svg:x2="9.097cm" svg:y2="27.429cm">
          <text:p/>
        </draw:line>
        <draw:line draw:style-name="gr1" draw:text-style-name="P1" draw:layer="layout" svg:x1="9.098cm" svg:y1="27.428cm" svg:x2="9.091cm" svg:y2="27.452cm">
          <text:p/>
        </draw:line>
        <draw:line draw:style-name="gr1" draw:text-style-name="P1" draw:layer="layout" svg:x1="9.091cm" svg:y1="27.451cm" svg:x2="9.091cm" svg:y2="27.468cm">
          <text:p/>
        </draw:line>
        <draw:line draw:style-name="gr1" draw:text-style-name="P1" draw:layer="layout" svg:x1="9.091cm" svg:y1="27.468cm" svg:x2="9.098cm" svg:y2="27.492cm">
          <text:p/>
        </draw:line>
        <draw:line draw:style-name="gr1" draw:text-style-name="P1" draw:layer="layout" svg:x1="9.097cm" svg:y1="27.491cm" svg:x2="9.103cm" svg:y2="27.503cm">
          <text:p/>
        </draw:line>
        <draw:line draw:style-name="gr1" draw:text-style-name="P1" draw:layer="layout" svg:x1="9.102cm" svg:y1="27.502cm" svg:x2="9.115cm" svg:y2="27.514cm">
          <text:p/>
        </draw:line>
        <draw:line draw:style-name="gr1" draw:text-style-name="P1" draw:layer="layout" svg:x1="9.114cm" svg:y1="27.513cm" svg:x2="9.132cm" svg:y2="27.52cm">
          <text:p/>
        </draw:line>
        <draw:line draw:style-name="gr1" draw:text-style-name="P1" draw:layer="layout" svg:x1="9.131cm" svg:y1="27.519cm" svg:x2="9.16cm" svg:y2="27.519cm">
          <text:p/>
        </draw:line>
        <draw:polygon draw:style-name="gr2" draw:text-style-name="P1" draw:layer="layout" svg:width="0.346cm" svg:height="0.249cm" svg:x="9.058cm" svg:y="27.305cm" svg:viewBox="0 0 347 250" draw:points="0,0 347,0 347,250 0,250">
          <text:p/>
        </draw:polygon>
        <draw:line draw:style-name="gr1" draw:text-style-name="P1" draw:layer="layout" svg:x1="9.875cm" svg:y1="24.773cm" svg:x2="9.881cm" svg:y2="24.785cm">
          <text:p/>
        </draw:line>
        <draw:line draw:style-name="gr1" draw:text-style-name="P1" draw:layer="layout" svg:x1="9.88cm" svg:y1="24.784cm" svg:x2="9.88cm" svg:y2="24.801cm">
          <text:p/>
        </draw:line>
        <draw:line draw:style-name="gr1" draw:text-style-name="P1" draw:layer="layout" svg:x1="9.881cm" svg:y1="24.801cm" svg:x2="9.875cm" svg:y2="24.82cm">
          <text:p/>
        </draw:line>
        <draw:line draw:style-name="gr1" draw:text-style-name="P1" draw:layer="layout" svg:x1="9.876cm" svg:y1="24.819cm" svg:x2="9.863cm" svg:y2="24.831cm">
          <text:p/>
        </draw:line>
        <draw:line draw:style-name="gr1" draw:text-style-name="P1" draw:layer="layout" svg:x1="9.864cm" svg:y1="24.83cm" svg:x2="9.852cm" svg:y2="24.837cm">
          <text:p/>
        </draw:line>
        <draw:line draw:style-name="gr1" draw:text-style-name="P1" draw:layer="layout" svg:x1="9.853cm" svg:y1="24.836cm" svg:x2="9.829cm" svg:y2="24.842cm">
          <text:p/>
        </draw:line>
        <draw:line draw:style-name="gr1" draw:text-style-name="P1" draw:layer="layout" svg:x1="9.829cm" svg:y1="24.841cm" svg:x2="9.812cm" svg:y2="24.841cm">
          <text:p/>
        </draw:line>
        <draw:line draw:style-name="gr1" draw:text-style-name="P1" draw:layer="layout" svg:x1="9.813cm" svg:y1="24.842cm" svg:x2="9.789cm" svg:y2="24.836cm">
          <text:p/>
        </draw:line>
        <draw:line draw:style-name="gr1" draw:text-style-name="P1" draw:layer="layout" svg:x1="9.79cm" svg:y1="24.837cm" svg:x2="9.777cm" svg:y2="24.83cm">
          <text:p/>
        </draw:line>
        <draw:line draw:style-name="gr1" draw:text-style-name="P1" draw:layer="layout" svg:x1="9.778cm" svg:y1="24.831cm" svg:x2="9.766cm" svg:y2="24.819cm">
          <text:p/>
        </draw:line>
        <draw:line draw:style-name="gr1" draw:text-style-name="P1" draw:layer="layout" svg:x1="9.767cm" svg:y1="24.82cm" svg:x2="9.76cm" svg:y2="24.801cm">
          <text:p/>
        </draw:line>
        <draw:line draw:style-name="gr1" draw:text-style-name="P1" draw:layer="layout" svg:x1="9.76cm" svg:y1="24.801cm" svg:x2="9.76cm" svg:y2="24.79cm">
          <text:p/>
        </draw:line>
        <draw:line draw:style-name="gr1" draw:text-style-name="P1" draw:layer="layout" svg:x1="9.76cm" svg:y1="24.791cm" svg:x2="9.767cm" svg:y2="24.773cm">
          <text:p/>
        </draw:line>
        <draw:line draw:style-name="gr1" draw:text-style-name="P1" draw:layer="layout" svg:x1="9.766cm" svg:y1="24.775cm" svg:x2="9.773cm" svg:y2="24.767cm">
          <text:p/>
        </draw:line>
        <draw:line draw:style-name="gr1" draw:text-style-name="P1" draw:layer="layout" svg:x1="9.772cm" svg:y1="24.767cm" svg:x2="9.812cm" svg:y2="24.767cm">
          <text:p/>
        </draw:line>
        <draw:line draw:style-name="gr1" draw:text-style-name="P1" draw:layer="layout" svg:x1="9.812cm" svg:y1="24.767cm" svg:x2="9.812cm" svg:y2="24.79cm">
          <text:p/>
        </draw:line>
        <draw:line draw:style-name="gr1" draw:text-style-name="P1" draw:layer="layout" svg:x1="9.76cm" svg:y1="24.716cm" svg:x2="9.88cm" svg:y2="24.716cm">
          <text:p/>
        </draw:line>
        <draw:line draw:style-name="gr1" draw:text-style-name="P1" draw:layer="layout" svg:x1="9.881cm" svg:y1="24.717cm" svg:x2="9.76cm" svg:y2="24.647cm">
          <text:p/>
        </draw:line>
        <draw:line draw:style-name="gr1" draw:text-style-name="P1" draw:layer="layout" svg:x1="9.76cm" svg:y1="24.647cm" svg:x2="9.88cm" svg:y2="24.647cm">
          <text:p/>
        </draw:line>
        <draw:line draw:style-name="gr1" draw:text-style-name="P1" draw:layer="layout" svg:x1="9.76cm" svg:y1="24.59cm" svg:x2="9.88cm" svg:y2="24.59cm">
          <text:p/>
        </draw:line>
        <draw:line draw:style-name="gr1" draw:text-style-name="P1" draw:layer="layout" svg:x1="9.88cm" svg:y1="24.59cm" svg:x2="9.88cm" svg:y2="24.561cm">
          <text:p/>
        </draw:line>
        <draw:line draw:style-name="gr1" draw:text-style-name="P1" draw:layer="layout" svg:x1="9.881cm" svg:y1="24.562cm" svg:x2="9.875cm" svg:y2="24.544cm">
          <text:p/>
        </draw:line>
        <draw:line draw:style-name="gr1" draw:text-style-name="P1" draw:layer="layout" svg:x1="9.876cm" svg:y1="24.545cm" svg:x2="9.863cm" svg:y2="24.533cm">
          <text:p/>
        </draw:line>
        <draw:line draw:style-name="gr1" draw:text-style-name="P1" draw:layer="layout" svg:x1="9.864cm" svg:y1="24.535cm" svg:x2="9.852cm" svg:y2="24.527cm">
          <text:p/>
        </draw:line>
        <draw:line draw:style-name="gr1" draw:text-style-name="P1" draw:layer="layout" svg:x1="9.853cm" svg:y1="24.528cm" svg:x2="9.829cm" svg:y2="24.521cm">
          <text:p/>
        </draw:line>
        <draw:line draw:style-name="gr1" draw:text-style-name="P1" draw:layer="layout" svg:x1="9.829cm" svg:y1="24.521cm" svg:x2="9.812cm" svg:y2="24.521cm">
          <text:p/>
        </draw:line>
        <draw:line draw:style-name="gr1" draw:text-style-name="P1" draw:layer="layout" svg:x1="9.813cm" svg:y1="24.521cm" svg:x2="9.789cm" svg:y2="24.528cm">
          <text:p/>
        </draw:line>
        <draw:line draw:style-name="gr1" draw:text-style-name="P1" draw:layer="layout" svg:x1="9.79cm" svg:y1="24.527cm" svg:x2="9.777cm" svg:y2="24.535cm">
          <text:p/>
        </draw:line>
        <draw:line draw:style-name="gr1" draw:text-style-name="P1" draw:layer="layout" svg:x1="9.778cm" svg:y1="24.533cm" svg:x2="9.766cm" svg:y2="24.545cm">
          <text:p/>
        </draw:line>
        <draw:line draw:style-name="gr1" draw:text-style-name="P1" draw:layer="layout" svg:x1="9.767cm" svg:y1="24.544cm" svg:x2="9.76cm" svg:y2="24.562cm">
          <text:p/>
        </draw:line>
        <draw:line draw:style-name="gr1" draw:text-style-name="P1" draw:layer="layout" svg:x1="9.76cm" svg:y1="24.561cm" svg:x2="9.76cm" svg:y2="24.59cm">
          <text:p/>
        </draw:line>
        <draw:polygon draw:style-name="gr2" draw:text-style-name="P1" draw:layer="layout" svg:width="0.25cm" svg:height="0.407cm" svg:x="9.725cm" svg:y="24.478cm" svg:viewBox="0 0 251 408" draw:points="0,0 251,0 251,408 0,408">
          <text:p/>
        </draw:polygon>
        <draw:line draw:style-name="gr1" draw:text-style-name="P1" draw:layer="layout" svg:x1="10.692cm" svg:y1="24.476cm" svg:x2="10.75cm" svg:y2="24.517cm">
          <text:p/>
        </draw:line>
        <draw:line draw:style-name="gr1" draw:text-style-name="P1" draw:layer="layout" svg:x1="10.692cm" svg:y1="24.545cm" svg:x2="10.812cm" svg:y2="24.545cm">
          <text:p/>
        </draw:line>
        <draw:line draw:style-name="gr1" draw:text-style-name="P1" draw:layer="layout" svg:x1="10.812cm" svg:y1="24.545cm" svg:x2="10.812cm" svg:y2="24.499cm">
          <text:p/>
        </draw:line>
        <draw:line draw:style-name="gr1" draw:text-style-name="P1" draw:layer="layout" svg:x1="10.813cm" svg:y1="24.5cm" svg:x2="10.807cm" svg:y2="24.488cm">
          <text:p/>
        </draw:line>
        <draw:line draw:style-name="gr1" draw:text-style-name="P1" draw:layer="layout" svg:x1="10.808cm" svg:y1="24.49cm" svg:x2="10.801cm" svg:y2="24.482cm">
          <text:p/>
        </draw:line>
        <draw:line draw:style-name="gr1" draw:text-style-name="P1" draw:layer="layout" svg:x1="10.802cm" svg:y1="24.483cm" svg:x2="10.789cm" svg:y2="24.476cm">
          <text:p/>
        </draw:line>
        <draw:line draw:style-name="gr1" draw:text-style-name="P1" draw:layer="layout" svg:x1="10.789cm" svg:y1="24.476cm" svg:x2="10.772cm" svg:y2="24.476cm">
          <text:p/>
        </draw:line>
        <draw:line draw:style-name="gr1" draw:text-style-name="P1" draw:layer="layout" svg:x1="10.773cm" svg:y1="24.476cm" svg:x2="10.761cm" svg:y2="24.483cm">
          <text:p/>
        </draw:line>
        <draw:line draw:style-name="gr1" draw:text-style-name="P1" draw:layer="layout" svg:x1="10.762cm" svg:y1="24.482cm" svg:x2="10.755cm" svg:y2="24.49cm">
          <text:p/>
        </draw:line>
        <draw:line draw:style-name="gr1" draw:text-style-name="P1" draw:layer="layout" svg:x1="10.756cm" svg:y1="24.488cm" svg:x2="10.749cm" svg:y2="24.5cm">
          <text:p/>
        </draw:line>
        <draw:line draw:style-name="gr1" draw:text-style-name="P1" draw:layer="layout" svg:x1="10.749cm" svg:y1="24.499cm" svg:x2="10.749cm" svg:y2="24.545cm">
          <text:p/>
        </draw:line>
        <draw:line draw:style-name="gr1" draw:text-style-name="P1" draw:layer="layout" svg:x1="10.705cm" svg:y1="24.426cm" svg:x2="10.698cm" svg:y2="24.419cm">
          <text:p/>
        </draw:line>
        <draw:line draw:style-name="gr1" draw:text-style-name="P1" draw:layer="layout" svg:x1="10.7cm" svg:y1="24.419cm" svg:x2="10.692cm" svg:y2="24.426cm">
          <text:p/>
        </draw:line>
        <draw:line draw:style-name="gr1" draw:text-style-name="P1" draw:layer="layout" svg:x1="10.692cm" svg:y1="24.425cm" svg:x2="10.7cm" svg:y2="24.432cm">
          <text:p/>
        </draw:line>
        <draw:line draw:style-name="gr1" draw:text-style-name="P1" draw:layer="layout" svg:x1="10.698cm" svg:y1="24.432cm" svg:x2="10.705cm" svg:y2="24.425cm">
          <text:p/>
        </draw:line>
        <draw:line draw:style-name="gr1" draw:text-style-name="P1" draw:layer="layout" svg:x1="10.704cm" svg:y1="24.425cm" svg:x2="10.692cm" svg:y2="24.425cm">
          <text:p/>
        </draw:line>
        <draw:line draw:style-name="gr1" draw:text-style-name="P1" draw:layer="layout" svg:x1="10.813cm" svg:y1="24.386cm" svg:x2="10.692cm" svg:y2="24.345cm">
          <text:p/>
        </draw:line>
        <draw:line draw:style-name="gr1" draw:text-style-name="P1" draw:layer="layout" svg:x1="10.692cm" svg:y1="24.346cm" svg:x2="10.813cm" svg:y2="24.305cm">
          <text:p/>
        </draw:line>
        <draw:line draw:style-name="gr1" draw:text-style-name="P1" draw:layer="layout" svg:x1="10.705cm" svg:y1="24.266cm" svg:x2="10.698cm" svg:y2="24.259cm">
          <text:p/>
        </draw:line>
        <draw:line draw:style-name="gr1" draw:text-style-name="P1" draw:layer="layout" svg:x1="10.7cm" svg:y1="24.259cm" svg:x2="10.692cm" svg:y2="24.266cm">
          <text:p/>
        </draw:line>
        <draw:line draw:style-name="gr1" draw:text-style-name="P1" draw:layer="layout" svg:x1="10.692cm" svg:y1="24.265cm" svg:x2="10.7cm" svg:y2="24.272cm">
          <text:p/>
        </draw:line>
        <draw:line draw:style-name="gr1" draw:text-style-name="P1" draw:layer="layout" svg:x1="10.698cm" svg:y1="24.272cm" svg:x2="10.705cm" svg:y2="24.265cm">
          <text:p/>
        </draw:line>
        <draw:line draw:style-name="gr1" draw:text-style-name="P1" draw:layer="layout" svg:x1="10.704cm" svg:y1="24.265cm" svg:x2="10.692cm" svg:y2="24.265cm">
          <text:p/>
        </draw:line>
        <draw:line draw:style-name="gr1" draw:text-style-name="P1" draw:layer="layout" svg:x1="10.692cm" svg:y1="24.053cm" svg:x2="10.692cm" svg:y2="24.122cm">
          <text:p/>
        </draw:line>
        <draw:line draw:style-name="gr1" draw:text-style-name="P1" draw:layer="layout" svg:x1="10.692cm" svg:y1="24.088cm" svg:x2="10.812cm" svg:y2="24.088cm">
          <text:p/>
        </draw:line>
        <draw:line draw:style-name="gr1" draw:text-style-name="P1" draw:layer="layout" svg:x1="10.813cm" svg:y1="24.088cm" svg:x2="10.795cm" svg:y2="24.1cm">
          <text:p/>
        </draw:line>
        <draw:line draw:style-name="gr1" draw:text-style-name="P1" draw:layer="layout" svg:x1="10.796cm" svg:y1="24.099cm" svg:x2="10.784cm" svg:y2="24.112cm">
          <text:p/>
        </draw:line>
        <draw:line draw:style-name="gr1" draw:text-style-name="P1" draw:layer="layout" svg:x1="10.785cm" svg:y1="24.111cm" svg:x2="10.778cm" svg:y2="24.123cm">
          <text:p/>
        </draw:line>
        <draw:line draw:style-name="gr1" draw:text-style-name="P1" draw:layer="layout" svg:x1="10.692cm" svg:y1="24.002cm" svg:x2="10.812cm" svg:y2="24.002cm">
          <text:p/>
        </draw:line>
        <draw:line draw:style-name="gr1" draw:text-style-name="P1" draw:layer="layout" svg:x1="10.813cm" svg:y1="24.003cm" svg:x2="10.727cm" svg:y2="23.962cm">
          <text:p/>
        </draw:line>
        <draw:line draw:style-name="gr1" draw:text-style-name="P1" draw:layer="layout" svg:x1="10.727cm" svg:y1="23.963cm" svg:x2="10.813cm" svg:y2="23.922cm">
          <text:p/>
        </draw:line>
        <draw:line draw:style-name="gr1" draw:text-style-name="P1" draw:layer="layout" svg:x1="10.812cm" svg:y1="23.922cm" svg:x2="10.692cm" svg:y2="23.922cm">
          <text:p/>
        </draw:line>
        <draw:polygon draw:style-name="gr2" draw:text-style-name="P1" draw:layer="layout" svg:width="0.248cm" svg:height="0.909cm" svg:x="10.658cm" svg:y="23.779cm" svg:viewBox="0 0 249 910" draw:points="0,0 249,0 249,910 0,910">
          <text:p/>
        </draw:polygon>
        <draw:path draw:style-name="gr3" draw:text-style-name="P2" draw:layer="layout" svg:width="0.301cm" svg:height="0.3cm" svg:x="11.888cm" svg:y="25.617cm" svg:viewBox="0 0 302 301" svg:d="M0 151c0-84 68-151 150-151 83 0 152 67 152 151 0 83-69 150-152 150-82 0-150-67-150-150z">
          <text:p/>
        </draw:path>
        <draw:path draw:style-name="gr3" draw:text-style-name="P2" draw:layer="layout" svg:width="0.3cm" svg:height="0.3cm" svg:x="11.126cm" svg:y="25.617cm" svg:viewBox="0 0 301 301" svg:d="M0 151c0-84 67-151 149-151 84 0 152 67 152 151 0 83-68 150-152 150-82 0-149-67-149-150z">
          <text:p/>
        </draw:path>
        <draw:line draw:style-name="gr4" draw:text-style-name="P1" draw:layer="layout" svg:x1="11.056cm" svg:y1="25.245cm" svg:x2="11.056cm" svg:y2="25.205cm">
          <text:p/>
        </draw:line>
        <draw:path draw:style-name="gr3" draw:text-style-name="P2" draw:layer="layout" svg:width="0.211cm" svg:height="0.21cm" svg:x="10.701cm" svg:y="25.12cm" svg:viewBox="0 0 212 211" svg:d="M0 105c0-58 49-105 107-105 57 0 105 47 105 105s-48 106-105 106c-58 0-107-48-107-106z">
          <text:p/>
        </draw:path>
        <draw:path draw:style-name="gr3" draw:text-style-name="P2" draw:layer="layout" svg:width="0.209cm" svg:height="0.21cm" svg:x="10.452cm" svg:y="25.12cm" svg:viewBox="0 0 210 211" svg:d="M0 105c0-58 48-105 105-105 58 0 105 47 105 105s-47 106-105 106c-57 0-105-48-105-106z">
          <text:p/>
        </draw:path>
        <draw:path draw:style-name="gr3" draw:text-style-name="P2" draw:layer="layout" svg:width="0.3cm" svg:height="0.3cm" svg:x="8.953cm" svg:y="25.934cm" svg:viewBox="0 0 301 301" svg:d="M0 151c0-84 68-151 151-151 82 0 150 67 150 151 0 83-68 150-150 150-83 0-151-67-151-150z">
          <text:p/>
        </draw:path>
        <draw:path draw:style-name="gr3" draw:text-style-name="P2" draw:layer="layout" svg:width="0.3cm" svg:height="0.3cm" svg:x="9.715cm" svg:y="25.934cm" svg:viewBox="0 0 301 301" svg:d="M0 151c0-84 68-151 152-151 82 0 149 67 149 151 0 83-67 150-149 150-84 0-152-67-152-150z">
          <text:p/>
        </draw:path>
        <draw:line draw:style-name="gr5" draw:text-style-name="P1" draw:layer="layout" svg:x1="9.104cm" svg:y1="26.983cm" svg:x2="9.104cm" svg:y2="27.033cm">
          <text:p/>
        </draw:line>
        <draw:path draw:style-name="gr3" draw:text-style-name="P2" draw:layer="layout" svg:width="0.24cm" svg:height="0.24cm" svg:x="9.237cm" svg:y="26.888cm" svg:viewBox="0 0 241 241" svg:d="M0 120c0-66 54-120 121-120 66 0 120 54 120 120 0 67-54 121-120 121-67 0-121-54-121-121z">
          <text:p/>
        </draw:path>
        <draw:line draw:style-name="gr6" draw:text-style-name="P1" draw:layer="layout" svg:x1="9.896cm" svg:y1="26.419cm" svg:x2="9.835cm" svg:y2="26.419cm">
          <text:p/>
        </draw:line>
        <draw:path draw:style-name="gr3" draw:text-style-name="P2" draw:layer="layout" svg:width="0.24cm" svg:height="0.24cm" svg:x="9.745cm" svg:y="26.549cm" svg:viewBox="0 0 241 241" svg:d="M0 121c0-66 54-121 121-121s120 55 120 121-53 120-120 120-121-54-121-120z">
          <text:p/>
        </draw:path>
        <draw:path draw:style-name="gr3" draw:text-style-name="P2" draw:layer="layout" svg:width="0.3cm" svg:height="0.3cm" svg:x="11.458cm" svg:y="25.075cm" svg:viewBox="0 0 301 301" svg:d="M0 151c0-83 68-151 152-151 82 0 149 68 149 151s-67 150-149 150c-84 0-152-67-152-150z">
          <text:p/>
        </draw:path>
        <draw:polygon draw:style-name="gr3" draw:text-style-name="P2" draw:layer="layout" svg:width="0.211cm" svg:height="0.21cm" svg:x="10.32cm" svg:y="26.059cm" svg:viewBox="0 0 212 211" draw:points="0,211 0,0 212,0 212,211">
          <text:p/>
        </draw:polygon>
        <draw:path draw:style-name="gr3" draw:text-style-name="P2" draw:layer="layout" svg:width="0.211cm" svg:height="0.21cm" svg:x="10.32cm" svg:y="26.313cm" svg:viewBox="0 0 212 211" svg:d="M0 106c0-59 48-106 106-106 57 0 106 47 106 106 0 58-49 105-106 105-58 0-106-47-106-105z">
          <text:p/>
        </draw:path>
        <draw:path draw:style-name="gr3" draw:text-style-name="P2" draw:layer="layout" svg:width="0.211cm" svg:height="0.21cm" svg:x="10.32cm" svg:y="26.567cm" svg:viewBox="0 0 212 211" svg:d="M0 106c0-58 48-106 106-106 57 0 106 48 106 106s-49 105-106 105c-58 0-106-47-106-105z">
          <text:p/>
        </draw:path>
        <draw:path draw:style-name="gr3" draw:text-style-name="P2" draw:layer="layout" svg:width="0.211cm" svg:height="0.21cm" svg:x="10.32cm" svg:y="26.821cm" svg:viewBox="0 0 212 211" svg:d="M0 105c0-58 48-105 106-105 57 0 106 47 106 105s-49 106-106 106c-58 0-106-48-106-106z">
          <text:p/>
        </draw:path>
        <draw:path draw:style-name="gr3" draw:text-style-name="P2" draw:layer="layout" svg:width="0.211cm" svg:height="0.21cm" svg:x="11.082cm" svg:y="26.821cm" svg:viewBox="0 0 212 211" svg:d="M0 105c0-58 48-105 107-105 57 0 105 47 105 105s-48 106-105 106c-59 0-107-48-107-106z">
          <text:p/>
        </draw:path>
        <draw:path draw:style-name="gr3" draw:text-style-name="P2" draw:layer="layout" svg:width="0.211cm" svg:height="0.21cm" svg:x="11.082cm" svg:y="26.567cm" svg:viewBox="0 0 212 211" svg:d="M0 106c0-58 48-106 107-106 57 0 105 48 105 106s-48 105-105 105c-59 0-107-47-107-105z">
          <text:p/>
        </draw:path>
        <draw:path draw:style-name="gr3" draw:text-style-name="P2" draw:layer="layout" svg:width="0.211cm" svg:height="0.21cm" svg:x="11.082cm" svg:y="26.313cm" svg:viewBox="0 0 212 211" svg:d="M0 106c0-59 48-106 107-106 57 0 105 47 105 106 0 58-48 105-105 105-59 0-107-47-107-105z">
          <text:p/>
        </draw:path>
        <draw:path draw:style-name="gr3" draw:text-style-name="P2" draw:layer="layout" svg:width="0.211cm" svg:height="0.21cm" svg:x="11.082cm" svg:y="26.059cm" svg:viewBox="0 0 212 211" svg:d="M0 105c0-58 48-105 107-105 57 0 105 47 105 105 0 59-48 106-105 106-59 0-107-47-107-106z">
          <text:p/>
        </draw:path>
        <draw:path draw:style-name="gr3" draw:text-style-name="P2" draw:layer="layout" svg:width="0.3cm" svg:height="0.3cm" svg:x="9.715cm" svg:y="25.075cm" svg:viewBox="0 0 301 301" svg:d="M0 151c0-83 68-151 152-151 82 0 149 68 149 151s-67 150-149 150c-84 0-152-67-152-150z">
          <text:p/>
        </draw:path>
        <draw:path draw:style-name="gr3" draw:text-style-name="P2" draw:layer="layout" svg:width="0.3cm" svg:height="0.3cm" svg:x="9.675cm" svg:y="26.858cm" svg:viewBox="0 0 301 301" svg:d="M0 151c0-84 68-151 152-151 82 0 149 67 149 151 0 83-67 150-149 150-84 0-152-67-152-150z">
          <text:p/>
        </draw:path>
        <draw:line draw:style-name="gr7" draw:text-style-name="P1" draw:layer="layout" svg:x1="10.808cm" svg:y1="26.838cm" svg:x2="10.808cm" svg:y2="26.254cm">
          <text:p/>
        </draw:line>
        <draw:line draw:style-name="gr7" draw:text-style-name="P1" draw:layer="layout" svg:x1="11.937cm" svg:y1="26.047cm" svg:x2="12.036cm" svg:y2="25.948cm">
          <text:p/>
        </draw:line>
        <draw:line draw:style-name="gr7" draw:text-style-name="P1" draw:layer="layout" svg:x1="10.896cm" svg:y1="26.166cm" svg:x2="11.175cm" svg:y2="26.166cm">
          <text:p/>
        </draw:line>
        <draw:line draw:style-name="gr7" draw:text-style-name="P1" draw:layer="layout" svg:x1="12.035cm" svg:y1="25.948cm" svg:x2="12.035cm" svg:y2="25.726cm">
          <text:p/>
        </draw:line>
        <draw:line draw:style-name="gr7" draw:text-style-name="P1" draw:layer="layout" svg:x1="11.62cm" svg:y1="26.145cm" svg:x2="11.718cm" svg:y2="26.046cm">
          <text:p/>
        </draw:line>
        <draw:line draw:style-name="gr7" draw:text-style-name="P1" draw:layer="layout" svg:x1="10.426cm" svg:y1="27.104cm" svg:x2="10.513cm" svg:y2="27.192cm">
          <text:p/>
        </draw:line>
        <draw:line draw:style-name="gr7" draw:text-style-name="P1" draw:layer="layout" svg:x1="10.636cm" svg:y1="26.926cm" svg:x2="10.636cm" svg:y2="26.925cm">
          <text:p/>
        </draw:line>
        <draw:line draw:style-name="gr7" draw:text-style-name="P1" draw:layer="layout" svg:x1="11.358cm" svg:y1="26.612cm" svg:x2="11.621cm" svg:y2="26.35cm">
          <text:p/>
        </draw:line>
        <draw:line draw:style-name="gr7" draw:text-style-name="P1" draw:layer="layout" svg:x1="10.721cm" svg:y1="26.926cm" svg:x2="10.809cm" svg:y2="26.838cm">
          <text:p/>
        </draw:line>
        <draw:line draw:style-name="gr7" draw:text-style-name="P1" draw:layer="layout" svg:x1="11.271cm" svg:y1="27.191cm" svg:x2="10.512cm" svg:y2="27.191cm">
          <text:p/>
        </draw:line>
        <draw:line draw:style-name="gr7" draw:text-style-name="P1" draw:layer="layout" svg:x1="10.426cm" svg:y1="26.926cm" svg:x2="10.636cm" svg:y2="26.926cm">
          <text:p/>
        </draw:line>
        <draw:line draw:style-name="gr7" draw:text-style-name="P1" draw:layer="layout" svg:x1="11.609cm" svg:y1="25.225cm" svg:x2="11.898cm" svg:y2="25.225cm">
          <text:p/>
        </draw:line>
        <draw:line draw:style-name="gr7" draw:text-style-name="P1" draw:layer="layout" svg:x1="11.717cm" svg:y1="26.046cm" svg:x2="11.939cm" svg:y2="26.046cm">
          <text:p/>
        </draw:line>
        <draw:line draw:style-name="gr7" draw:text-style-name="P1" draw:layer="layout" svg:x1="11.358cm" svg:y1="27.03cm" svg:x2="11.358cm" svg:y2="26.611cm">
          <text:p/>
        </draw:line>
        <draw:line draw:style-name="gr7" draw:text-style-name="P1" draw:layer="layout" svg:x1="11.358cm" svg:y1="27.031cm" svg:x2="11.358cm" svg:y2="27.03cm">
          <text:p/>
        </draw:line>
        <draw:line draw:style-name="gr7" draw:text-style-name="P1" draw:layer="layout" svg:x1="11.898cm" svg:y1="25.225cm" svg:x2="12.039cm" svg:y2="25.365cm">
          <text:p/>
        </draw:line>
        <draw:line draw:style-name="gr7" draw:text-style-name="P1" draw:layer="layout" svg:x1="10.636cm" svg:y1="26.925cm" svg:x2="10.721cm" svg:y2="26.925cm">
          <text:p/>
        </draw:line>
        <draw:line draw:style-name="gr7" draw:text-style-name="P1" draw:layer="layout" svg:x1="10.426cm" svg:y1="26.926cm" svg:x2="10.426cm" svg:y2="27.104cm">
          <text:p/>
        </draw:line>
        <draw:line draw:style-name="gr7" draw:text-style-name="P1" draw:layer="layout" svg:x1="10.808cm" svg:y1="26.255cm" svg:x2="10.897cm" svg:y2="26.166cm">
          <text:p/>
        </draw:line>
        <draw:line draw:style-name="gr7" draw:text-style-name="P1" draw:layer="layout" svg:x1="12.038cm" svg:y1="25.364cm" svg:x2="12.038cm" svg:y2="25.767cm">
          <text:p/>
        </draw:line>
        <draw:line draw:style-name="gr7" draw:text-style-name="P1" draw:layer="layout" svg:x1="11.358cm" svg:y1="27.104cm" svg:x2="11.358cm" svg:y2="27.031cm">
          <text:p/>
        </draw:line>
        <draw:line draw:style-name="gr7" draw:text-style-name="P1" draw:layer="layout" svg:x1="11.271cm" svg:y1="27.192cm" svg:x2="11.359cm" svg:y2="27.104cm">
          <text:p/>
        </draw:line>
        <draw:line draw:style-name="gr7" draw:text-style-name="P1" draw:layer="layout" svg:x1="11.62cm" svg:y1="26.35cm" svg:x2="11.62cm" svg:y2="26.144cm">
          <text:p/>
        </draw:line>
        <draw:line draw:style-name="gr7" draw:text-style-name="P1" draw:layer="layout" svg:x1="11.192cm" svg:y1="26.168cm" svg:x2="11.188cm" svg:y2="26.164cm">
          <text:p/>
        </draw:line>
        <draw:line draw:style-name="gr7" draw:text-style-name="P1" draw:layer="layout" svg:x1="10.426cm" svg:y1="26.164cm" svg:x2="10.191cm" svg:y2="26.164cm">
          <text:p/>
        </draw:line>
        <draw:line draw:style-name="gr7" draw:text-style-name="P1" draw:layer="layout" svg:x1="9.486cm" svg:y1="26.589cm" svg:x2="9.486cm" svg:y2="26.164cm">
          <text:p/>
        </draw:line>
        <draw:line draw:style-name="gr7" draw:text-style-name="P1" draw:layer="layout" svg:x1="10.192cm" svg:y1="26.165cm" svg:x2="10.111cm" svg:y2="26.084cm">
          <text:p/>
        </draw:line>
        <draw:line draw:style-name="gr7" draw:text-style-name="P1" draw:layer="layout" svg:x1="10.111cm" svg:y1="26.084cm" svg:x2="9.866cm" svg:y2="26.084cm">
          <text:p/>
        </draw:line>
        <draw:line draw:style-name="gr7" draw:text-style-name="P1" draw:layer="layout" svg:x1="9.866cm" svg:y1="25.225cm" svg:x2="9.866cm" svg:y2="26.084cm">
          <text:p/>
        </draw:line>
        <draw:line draw:style-name="gr7" draw:text-style-name="P1" draw:layer="layout" svg:x1="9.566cm" svg:y1="26.084cm" svg:x2="9.863cm" svg:y2="26.084cm">
          <text:p/>
        </draw:line>
        <draw:line draw:style-name="gr7" draw:text-style-name="P1" draw:layer="layout" svg:x1="9.485cm" svg:y1="26.591cm" svg:x2="9.487cm" svg:y2="26.589cm">
          <text:p/>
        </draw:line>
        <draw:line draw:style-name="gr7" draw:text-style-name="P1" draw:layer="layout" svg:x1="9.486cm" svg:y1="26.165cm" svg:x2="9.567cm" svg:y2="26.084cm">
          <text:p/>
        </draw:line>
        <draw:line draw:style-name="gr7" draw:text-style-name="P1" draw:layer="layout" svg:x1="9.564cm" svg:y1="26.67cm" svg:x2="9.861cm" svg:y2="26.67cm">
          <text:p/>
        </draw:line>
        <draw:line draw:style-name="gr7" draw:text-style-name="P1" draw:layer="layout" svg:x1="9.485cm" svg:y1="26.59cm" svg:x2="9.565cm" svg:y2="26.671cm">
          <text:p/>
        </draw:line>
        <draw:line draw:style-name="gr7" draw:text-style-name="P1" draw:layer="layout" svg:x1="9.104cm" svg:y1="26.084cm" svg:x2="9.104cm" svg:y2="27.008cm">
          <text:p/>
        </draw:line>
        <draw:line draw:style-name="gr7" draw:text-style-name="P1" draw:layer="layout" svg:x1="9.826cm" svg:y1="27.008cm" svg:x2="10.085cm" svg:y2="27.008cm">
          <text:p/>
        </draw:line>
        <draw:line draw:style-name="gr7" draw:text-style-name="P1" draw:layer="layout" svg:x1="10.248cm" svg:y1="26.672cm" svg:x2="10.426cm" svg:y2="26.672cm">
          <text:p/>
        </draw:line>
        <draw:line draw:style-name="gr7" draw:text-style-name="P1" draw:layer="layout" svg:x1="9.358cm" svg:y1="27.008cm" svg:x2="9.826cm" svg:y2="27.008cm">
          <text:p/>
        </draw:line>
        <draw:line draw:style-name="gr7" draw:text-style-name="P1" draw:layer="layout" svg:x1="10.085cm" svg:y1="27.009cm" svg:x2="10.168cm" svg:y2="26.926cm">
          <text:p/>
        </draw:line>
        <draw:line draw:style-name="gr7" draw:text-style-name="P1" draw:layer="layout" svg:x1="10.167cm" svg:y1="26.926cm" svg:x2="10.167cm" svg:y2="26.754cm">
          <text:p/>
        </draw:line>
        <draw:line draw:style-name="gr7" draw:text-style-name="P1" draw:layer="layout" svg:x1="10.167cm" svg:y1="26.755cm" svg:x2="10.249cm" svg:y2="26.672cm">
          <text:p/>
        </draw:line>
        <draw:line draw:style-name="gr7" draw:text-style-name="P1" draw:layer="layout" svg:x1="10.556cm" svg:y1="25.804cm" svg:x2="10.556cm" svg:y2="25.805cm">
          <text:p/>
        </draw:line>
        <draw:line draw:style-name="gr7" draw:text-style-name="P1" draw:layer="layout" svg:x1="10.424cm" svg:y1="26.42cm" svg:x2="10.428cm" svg:y2="26.418cm">
          <text:p/>
        </draw:line>
        <draw:line draw:style-name="gr7" draw:text-style-name="P1" draw:layer="layout" svg:x1="10.678cm" svg:y1="26.304cm" svg:x2="10.564cm" svg:y2="26.419cm">
          <text:p/>
        </draw:line>
        <draw:line draw:style-name="gr7" draw:text-style-name="P1" draw:layer="layout" svg:x1="9.866cm" svg:y1="26.419cm" svg:x2="10.424cm" svg:y2="26.419cm">
          <text:p/>
        </draw:line>
        <draw:line draw:style-name="gr7" draw:text-style-name="P1" draw:layer="layout" svg:x1="10.556cm" svg:y1="25.805cm" svg:x2="10.678cm" svg:y2="25.928cm">
          <text:p/>
        </draw:line>
        <draw:line draw:style-name="gr7" draw:text-style-name="P1" draw:layer="layout" svg:x1="10.564cm" svg:y1="26.418cm" svg:x2="10.426cm" svg:y2="26.418cm">
          <text:p/>
        </draw:line>
        <draw:line draw:style-name="gr7" draw:text-style-name="P1" draw:layer="layout" svg:x1="10.677cm" svg:y1="25.927cm" svg:x2="10.677cm" svg:y2="26.304cm">
          <text:p/>
        </draw:line>
        <draw:line draw:style-name="gr7" draw:text-style-name="P1" draw:layer="layout" svg:x1="9.866cm" svg:y1="26.418cm" svg:x2="9.866cm" svg:y2="26.419cm">
          <text:p/>
        </draw:line>
        <draw:line draw:style-name="gr7" draw:text-style-name="P1" draw:layer="layout" svg:x1="10.556cm" svg:y1="25.225cm" svg:x2="10.556cm" svg:y2="25.804cm">
          <text:p/>
        </draw:line>
        <draw:line draw:style-name="gr7" draw:text-style-name="P1" draw:layer="layout" svg:x1="11.416cm" svg:y1="26.421cm" svg:x2="11.527cm" svg:y2="26.31cm">
          <text:p/>
        </draw:line>
        <draw:line draw:style-name="gr7" draw:text-style-name="P1" draw:layer="layout" svg:x1="11.194cm" svg:y1="26.42cm" svg:x2="11.416cm" svg:y2="26.42cm">
          <text:p/>
        </draw:line>
        <draw:line draw:style-name="gr7" draw:text-style-name="P1" draw:layer="layout" svg:x1="11.276cm" svg:y1="25.767cm" svg:x2="11.136cm" svg:y2="25.767cm">
          <text:p/>
        </draw:line>
        <draw:line draw:style-name="gr7" draw:text-style-name="P1" draw:layer="layout" svg:x1="11.527cm" svg:y1="25.867cm" svg:x2="11.429cm" svg:y2="25.768cm">
          <text:p/>
        </draw:line>
        <draw:line draw:style-name="gr7" draw:text-style-name="P1" draw:layer="layout" svg:x1="11.137cm" svg:y1="25.768cm" svg:x2="11.056cm" svg:y2="25.688cm">
          <text:p/>
        </draw:line>
        <draw:line draw:style-name="gr7" draw:text-style-name="P1" draw:layer="layout" svg:x1="11.429cm" svg:y1="25.768cm" svg:x2="11.207cm" svg:y2="25.768cm">
          <text:p/>
        </draw:line>
        <draw:line draw:style-name="gr7" draw:text-style-name="P1" draw:layer="layout" svg:x1="10.807cm" svg:y1="25.225cm" svg:x2="11.056cm" svg:y2="25.225cm">
          <text:p/>
        </draw:line>
        <draw:line draw:style-name="gr7" draw:text-style-name="P1" draw:layer="layout" svg:x1="11.526cm" svg:y1="26.31cm" svg:x2="11.526cm" svg:y2="25.866cm">
          <text:p/>
        </draw:line>
        <draw:line draw:style-name="gr7" draw:text-style-name="P1" draw:layer="layout" svg:x1="11.056cm" svg:y1="25.688cm" svg:x2="11.056cm" svg:y2="25.225cm">
          <text:p/>
        </draw:line>
        <draw:polygon draw:style-name="gr8" draw:text-style-name="P2" draw:layer="layout" svg:width="0.346cm" svg:height="0.185cm" svg:x="9.951cm" svg:y="26.159cm" svg:viewBox="0 0 347 186" draw:points="130,2 135,6 193,64 197,67 205,73 219,78 233,81 248,81 301,81 309,83 316,89 320,97 320,101 320,116 321,122 326,135 335,147 339,150 345,157 347,165 345,174 340,181 332,185 327,186 73,186 65,184 58,178 57,178 54,174 51,170 36,154 18,141 10,137 3,132 0,124 0,115 4,107 9,102 26,93 47,77 65,58 81,37 95,14 96,12 97,10 99,8 100,6 101,5 103,4 106,2 107,2 109,1 114,0 121,0">
          <text:p/>
        </draw:polygon>
        <draw:polygon draw:style-name="gr8" draw:text-style-name="P2" draw:layer="layout" svg:width="0.819cm" svg:height="1.017cm" svg:x="10.632cm" svg:y="25.328cm" svg:viewBox="0 0 820 1018" draw:points="54,0 56,1 58,2 60,3 64,5 73,15 93,30 115,41 138,48 162,52 187,52 211,48 234,41 256,30 276,15 283,10 292,9 300,12 306,17 306,18 316,28 323,35 324,36 341,48 347,55 349,63 349,64 349,367 352,382 358,396 361,400 366,408 447,490 452,497 452,498 454,504 464,529 477,551 488,566 493,572 511,591 532,607 555,620 579,630 604,637 630,640 657,640 683,637 708,630 733,620 756,607 777,591 786,581 794,576 803,575 811,578 817,584 820,593 820,595 820,944 818,952 815,958 760,1012 753,1017 746,1018 704,1018 696,1016 689,1010 688,1010 674,990 669,985 662,978 657,971 656,962 659,953 662,950 674,938 688,918 699,897 707,873 711,849 711,825 707,801 699,777 688,756 674,736 657,719 641,708 637,704 629,701 615,693 592,686 571,683 568,682 543,682 540,682 519,686 496,693 474,704 454,719 437,736 428,749 424,754 423,756 416,762 408,764 407,764 256,764 253,765 242,767 228,772 225,774 223,776 216,781 155,842 147,847 138,848 130,845 124,838 121,830 121,828 121,593 120,588 119,587 118,578 112,565 112,564 105,554 104,552 5,453 1,445 0,439 0,44 2,36 7,29 8,28 26,15 35,5 37,4 39,3 41,2 43,1 45,0 47,0 50,0 52,0">
          <text:p/>
        </draw:polygon>
        <draw:polygon draw:style-name="gr8" draw:text-style-name="P2" draw:layer="layout" svg:width="0.219cm" svg:height="0.436cm" svg:x="9.561cm" svg:y="26.159cm" svg:viewBox="0 0 220 437" draw:points="115,2 122,8 125,12 126,14 139,36 143,41 155,57 173,76 194,92 211,101 217,107 220,116 220,124 215,132 210,136 202,140 184,153 169,169 156,187 146,206 139,227 135,249 135,271 139,293 146,314 156,333 169,351 182,366 187,373 188,382 185,390 182,394 177,399 164,416 158,427 152,433 143,437 140,437 43,437 40,436 36,436 35,435 34,435 29,431 6,408 1,401 0,394 0,44 2,36 6,30 30,6 38,1 44,0 107,0">
          <text:p/>
        </draw:polygon>
        <draw:polygon draw:style-name="gr8" draw:text-style-name="P2" draw:layer="layout" svg:width="0.207cm" svg:height="0.468cm" svg:x="10.526cm" svg:y="26.383cm" svg:viewBox="0 0 208 469" draw:points="199,3 205,9 208,18 208,20 208,417 206,426 202,431 170,463 162,467 156,468 103,468 102,469 98,469 47,469 38,467 31,461 18,443 6,431 1,424 0,415 3,406 6,403 18,391 32,371 43,350 51,326 55,302 55,278 51,254 43,230 32,209 18,189 6,177 1,170 0,161 3,152 6,149 18,137 31,118 37,112 44,110 45,110 59,107 73,102 78,98 85,93 173,6 180,1 190,0">
          <text:p/>
        </draw:polygon>
        <draw:polygon draw:style-name="gr8" draw:text-style-name="P2" draw:layer="layout" svg:width="0.083cm" svg:height="0.132cm" svg:x="10.242cm" svg:y="26.753cm" svg:viewBox="0 0 84 133" draw:points="41,0 43,0 45,1 48,1 49,2 51,3 54,5 55,7 56,7 65,20 79,32 79,33 81,36 83,39 83,40 83,41 83,45 84,48 84,49 84,50 82,53 81,57 80,57 80,58 78,60 65,73 56,86 51,93 40,114 38,119 34,126 26,131 18,133 9,130 3,124 0,115 0,113 0,40 2,32 5,26 26,5 29,4 31,2 32,2 34,1 37,0 40,0">
          <text:p/>
        </draw:polygon>
        <draw:polygon draw:style-name="gr8" draw:text-style-name="P2" draw:layer="layout" svg:width="0.385cm" svg:height="0.439cm" svg:x="9.94cm" svg:y="26.494cm" svg:viewBox="0 0 386 440" draw:points="349,2 356,8 362,16 368,25 380,37 385,44 386,53 383,63 380,66 368,78 361,88 355,96 349,102 340,104 339,104 302,104 300,104 288,107 274,112 270,115 262,121 169,213 164,221 163,223 161,225 155,239 152,254 152,394 152,397 151,400 151,401 150,402 147,408 120,434 113,439 106,440 84,440 76,438 69,432 66,428 65,426 52,404 36,383 18,364 17,364 11,359 8,357 2,350 0,341 2,333 7,326 10,324 20,318 38,304 54,288 67,271 78,251 87,231 93,209 96,187 96,165 93,143 87,121 78,101 78,100 67,81 54,64 49,58 48,56 47,55 46,53 44,50 44,49 43,47 43,44 43,42 44,40 44,38 45,36 46,33 48,31 48,30 62,16 69,7 72,5 75,2 76,2 77,2 80,1 83,0 84,0 340,0">
          <text:p/>
        </draw:polygon>
        <draw:polygon draw:style-name="gr8" draw:text-style-name="P2" draw:layer="layout" svg:width="0.659cm" svg:height="0.875cm" svg:x="10.506cm" svg:y="26.241cm" svg:viewBox="0 0 660 876" draw:points="541,1 545,2 549,5 552,7 552,8 564,24 577,37 579,40 581,43 581,44 581,45 581,49 582,52 582,53 582,54 580,57 579,61 578,61 578,62 576,64 564,76 550,96 539,117 531,141 527,165 527,189 531,213 539,237 547,252 550,258 558,269 564,278 576,290 581,297 582,306 579,315 576,318 564,330 554,344 551,348 550,350 539,371 531,395 528,416 528,417 527,419 527,443 531,467 539,491 547,506 550,512 562,530 564,533 576,545 581,552 582,561 579,570 576,573 564,585 555,598 550,605 539,626 531,650 529,667 527,674 527,698 528,703 531,722 539,746 548,763 550,767 562,784 564,787 581,804 601,819 623,830 645,837 646,837 653,842 658,849 660,858 657,866 651,873 642,876 640,876 46,876 43,875 39,875 38,874 37,874 32,870 5,844 1,836 0,827 3,819 8,814 14,809 21,804 38,787 51,769 57,763 66,761 67,761 137,761 141,761 222,761 237,758 251,752 255,749 263,744 360,646 367,636 369,634 374,620 377,606 377,52 379,43 383,38 415,6 422,1 429,0 537,0">
          <text:p/>
        </draw:polygon>
        <draw:polygon draw:style-name="gr8" draw:text-style-name="P2" draw:layer="layout" svg:width="3.584cm" svg:height="4.025cm" svg:x="8.758cm" svg:y="23.582cm" svg:viewBox="0 0 3585 4026" draw:points="3574,2 3581,7 3585,15 3585,19 3585,4007 3583,4015 3578,4022 3570,4026 3566,4026 1486,4026 1477,4024 1470,4019 1466,4011 1466,4002 1468,3999 1467,3999 1468,3998 1472,3982 1472,3718 1468,3702 1460,3689 1449,3677 1435,3670 1420,3665 1093,3665 1084,3663 1077,3658 1073,3650 1073,3641 1077,3633 1084,3628 1090,3626 1098,3625 1107,3624 1132,3617 1156,3607 1179,3594 1200,3578 1218,3559 1234,3538 1247,3516 1248,3514 1253,3507 1261,3503 1266,3502 1334,3502 1348,3499 1362,3494 1371,3487 1374,3485 1467,3393 1470,3388 1475,3381 1478,3373 1479,3372 1481,3369 1483,3367 1484,3366 1485,3365 1488,3364 1491,3362 1492,3362 1493,3362 1496,3362 1499,3362 1500,3362 1502,3362 1505,3364 1508,3365 1508,3366 1509,3367 1511,3369 1514,3372 1514,3373 1514,3374 1515,3375 1516,3378 1516,3381 1524,3405 1533,3422 1535,3426 1547,3443 1549,3446 1566,3463 1567,3463 1584,3476 1590,3483 1592,3491 1592,3492 1592,3530 1595,3545 1601,3559 1603,3562 1609,3571 1707,3668 1714,3673 1719,3677 1721,3677 1733,3682 1747,3685 2520,3685 2534,3682 2548,3677 2553,3673 2560,3668 2658,3571 2663,3563 2664,3562 2666,3559 2672,3545 2675,3530 2675,3463 2675,3459 2676,3456 2676,3069 2678,3061 2681,3055 2799,2938 2920,2817 2928,2805 2934,2791 2937,2776 2937,2762 2937,2601 2939,2593 2942,2587 2985,2545 2992,2540 2999,2539 3189,2539 3203,2536 3217,2531 3229,2522 3240,2512 3243,2507 3245,2504 3337,2414 3345,2402 3351,2388 3352,2382 3356,2373 3362,2368 3364,2367 3369,2365 3392,2352 3413,2336 3431,2317 3447,2296 3460,2274 3470,2249 3477,2224 3481,2198 3481,2172 3477,2146 3470,2121 3460,2096 3447,2074 3431,2053 3413,2034 3397,2022 3392,2018 3369,2005 3368,2005 3361,2000 3356,1992 3356,1986 3356,1775 3355,1774 3353,1760 3347,1746 3342,1739 3339,1734 3188,1585 3179,1579 3176,1576 3166,1572 3162,1571 3153,1569 3148,1568 3049,1568 3041,1566 3034,1560 3031,1556 3030,1554 3017,1532 3001,1511 2983,1492 2980,1490 2962,1476 2939,1463 2915,1453 2890,1446 2864,1443 2837,1443 2811,1446 2786,1453 2762,1463 2739,1476 2718,1492 2700,1511 2684,1532 2671,1554 2661,1579 2654,1604 2650,1630 2650,1656 2654,1682 2658,1699 2661,1707 2671,1732 2684,1754 2689,1761 2700,1775 2718,1794 2739,1810 2762,1823 2786,1833 2811,1840 2837,1843 2864,1843 2890,1840 2915,1833 2939,1823 2962,1810 2983,1794 3001,1775 3017,1754 3030,1732 3031,1730 3036,1723 3044,1719 3049,1718 3101,1718 3110,1720 3115,1724 3199,1807 3203,1815 3204,1821 3204,1986 3202,1995 3197,2002 3192,2005 3191,2005 3181,2011 3168,2018 3147,2034 3129,2053 3113,2074 3100,2096 3090,2121 3083,2146 3079,2172 3079,2198 3083,2224 3088,2245 3090,2249 3100,2274 3113,2296 3124,2311 3129,2317 3147,2336 3160,2345 3162,2348 3165,2351 3165,2352 3166,2352 3167,2356 3168,2359 3168,2360 3168,2361 3167,2364 3167,2368 3166,2369 3166,2370 3162,2375 3154,2383 3147,2388 3140,2389 2967,2389 2952,2389 2949,2390 2938,2392 2924,2397 2912,2406 2878,2440 2870,2445 2861,2446 2853,2443 2847,2436 2844,2428 2844,2426 2844,2277 2843,2272 2841,2262 2835,2248 2827,2236 2816,2226 2718,2128 2712,2124 2706,2117 2705,2115 2697,2096 2684,2074 2668,2053 2650,2034 2634,2022 2629,2018 2606,2005 2582,1995 2557,1988 2531,1985 2504,1985 2478,1988 2453,1995 2429,2005 2406,2018 2406,2019 2398,2022 2389,2022 2381,2018 2375,2011 2374,2003 2374,1810 2376,1802 2381,1795 2382,1794 2400,1781 2417,1764 2431,1744 2442,1723 2450,1699 2454,1675 2454,1611 2450,1587 2442,1563 2431,1542 2417,1522 2400,1505 2392,1499 2380,1490 2375,1488 2358,1479 2335,1472 2314,1469 2311,1468 2286,1468 2283,1468 2262,1472 2239,1479 2217,1490 2197,1505 2180,1522 2180,1523 2173,1528 2165,1531 2156,1529 2150,1525 2146,1522 2130,1510 2119,1505 2108,1499 2085,1492 2064,1489 2061,1488 2036,1488 2033,1488 2012,1492 1989,1499 1967,1510 1964,1513 1947,1525 1938,1535 1930,1539 1921,1540 1913,1537 1909,1535 1900,1525 1896,1522 1880,1510 1869,1505 1858,1499 1835,1492 1814,1489 1811,1488 1786,1488 1783,1488 1762,1492 1739,1499 1717,1510 1714,1513 1697,1525 1680,1542 1666,1562 1655,1583 1647,1607 1643,1631 1643,1655 1647,1679 1655,1703 1657,1707 1666,1724 1673,1734 1680,1744 1697,1761 1701,1763 1715,1774 1721,1781 1723,1789 1723,1790 1723,2209 1723,2213 1722,2216 1722,2230 1725,2243 1725,2245 1727,2249 1730,2257 1731,2259 1739,2271 1792,2323 1839,2370 1843,2378 1844,2384 1844,2430 1842,2438 1837,2445 1829,2449 1820,2449 1812,2445 1809,2442 1808,2441 1797,2433 1783,2428 1777,2427 1558,2427 1552,2428 1538,2433 1527,2441 1518,2453 1513,2466 1512,2472 1512,2487 1512,2489 1512,2491 1511,2493 1510,2496 1509,2497 1508,2499 1506,2501 1505,2503 1503,2504 1501,2505 1499,2505 1497,2506 1493,2507 1472,2507 1463,2505 1458,2501 1400,2444 1391,2438 1388,2435 1377,2431 1374,2430 1363,2428 1360,2427 1306,2427 1298,2425 1291,2419 1288,2415 1287,2413 1274,2391 1258,2370 1240,2351 1232,2345 1219,2335 1196,2322 1195,2322 1188,2317 1183,2309 1183,2303 1183,1842 1185,1833 1190,1826 1195,1823 1196,1823 1219,1810 1240,1794 1258,1775 1274,1754 1287,1732 1297,1707 1304,1682 1308,1656 1308,1630 1304,1604 1297,1579 1287,1554 1274,1532 1258,1511 1240,1492 1237,1490 1219,1476 1196,1463 1172,1453 1147,1446 1121,1443 1094,1443 1068,1446 1043,1453 1019,1463 996,1476 975,1492 957,1511 941,1532 928,1554 918,1579 911,1604 907,1630 907,1656 911,1682 915,1699 918,1707 928,1732 941,1754 946,1761 957,1775 975,1794 981,1798 996,1810 1019,1823 1020,1823 1027,1828 1032,1836 1032,1842 1032,2303 1030,2312 1025,2319 1020,2322 1019,2322 1015,2325 996,2335 975,2351 957,2370 941,2391 928,2413 927,2415 922,2422 914,2426 909,2427 801,2427 797,2428 786,2430 772,2435 769,2438 760,2444 670,2534 667,2538 661,2546 656,2560 653,2575 653,2992 653,2996 651,3002 651,3016 654,3027 654,3031 660,3045 668,3057 759,3147 764,3151 771,3156 785,3161 799,3164 814,3164 944,3164 952,3166 959,3172 961,3174 961,3175 966,3183 973,3192 979,3200 991,3212 996,3220 997,3229 994,3237 988,3243 985,3245 979,3247 956,3260 935,3276 917,3295 901,3316 888,3338 887,3340 882,3347 874,3351 869,3352 764,3352 755,3350 748,3344 747,3342 741,3332 728,3315 712,3299 694,3285 675,3274 661,3268 654,3266 633,3260 611,3257 588,3257 566,3260 545,3266 524,3274 505,3285 487,3299 481,3305 480,3305 479,3307 476,3308 474,3309 472,3310 471,3310 468,3310 465,3310 464,3310 462,3310 460,3309 457,3307 454,3306 454,3305 440,3291 428,3283 427,3282 425,3279 423,3277 423,3276 422,3275 422,3271 421,3268 421,3267 421,2702 423,2693 428,2686 433,2683 434,2683 457,2670 478,2653 496,2634 512,2613 525,2591 535,2566 542,2541 546,2515 546,2489 542,2463 535,2438 525,2413 512,2391 496,2370 478,2351 470,2345 469,2345 464,2338 461,2329 463,2321 469,2314 476,2310 481,2309 888,2309 903,2305 917,2297 928,2286 936,2272 940,2257 940,1992 936,1977 928,1963 917,1952 903,1944 888,1940 75,1940 59,1940 44,1944 29,1952 21,1955 12,1954 5,1949 0,1941 0,1935 0,888 907,888 907,1311 912,1327 919,1340 931,1352 944,1359 960,1364 1224,1364 1240,1359 1253,1352 1265,1340 1272,1327 1277,1311 1277,888 1272,872 1265,859 1253,847 1240,840 1224,835 975,835 960,835 944,840 931,847 919,859 912,872 907,888 0,888 0,589 2,580 7,574 15,570 24,570 32,574 34,575 45,587 59,595 74,599 1124,599 1139,595 1153,587 1164,576 1172,562 1176,547 1176,189 1839,189 1839,1114 1844,1130 1851,1143 1863,1155 1876,1162 1892,1167 2156,1167 2172,1162 2185,1155 2197,1143 2204,1130 2209,1114 2209,919 2652,919 2652,1280 2657,1296 2664,1309 2676,1321 2689,1328 2705,1333 2969,1333 2985,1328 2998,1321 3010,1309 3017,1296 3022,1280 3022,919 3017,903 3010,890 2998,878 2985,871 2969,866 2720,866 2705,866 2689,871 2676,878 2664,890 2657,903 2652,919 2209,919 2209,189 2204,173 2197,160 2185,148 2172,141 2156,136 1907,136 1892,136 1876,141 1863,148 1851,160 1844,173 1839,189 1176,189 1176,42 1172,26 1171,25 1172,25 1170,18 1173,10 1179,3 1187,0 1190,0 3566,0">
          <text:p/>
        </draw:polygon>
        <draw:polygon draw:style-name="gr8" draw:text-style-name="P2" draw:layer="layout" svg:width="1.062cm" svg:height="1.731cm" svg:x="8.758cm" svg:y="25.876cm" svg:viewBox="0 0 1063 1732" draw:points="29,3 30,3 44,11 59,15 75,15 210,15 218,17 225,23 229,31 229,39 225,47 222,51 221,51 213,57 195,76 179,97 166,119 157,141 156,144 153,155 149,169 145,195 145,221 149,246 149,247 150,252 156,272 166,297 179,319 183,324 195,340 213,359 227,370 234,375 257,389 258,389 265,394 270,402 270,408 270,973 268,982 263,989 262,989 251,997 235,1014 234,1015 221,1032 211,1052 204,1074 200,1097 200,1169 204,1192 211,1214 220,1231 221,1234 235,1252 251,1269 269,1282 290,1292 312,1299 334,1303 357,1303 379,1299 401,1292 422,1282 440,1269 453,1255 461,1251 470,1250 478,1253 481,1255 487,1261 505,1275 520,1284 524,1286 545,1294 566,1300 586,1303 588,1303 611,1303 633,1300 654,1294 675,1286 694,1275 712,1261 728,1245 741,1228 747,1218 753,1212 761,1208 764,1208 870,1208 878,1210 885,1216 888,1220 889,1222 902,1244 915,1261 918,1265 936,1284 957,1300 980,1313 1004,1323 1029,1330 1037,1331 1046,1332 1054,1335 1060,1341 1063,1350 1062,1358 1057,1366 1050,1370 1043,1371 876,1371 861,1376 847,1383 836,1395 828,1408 824,1424 824,1688 828,1704 829,1705 828,1705 830,1711 829,1720 824,1727 816,1732 809,1732 719,1732 710,1730 703,1725 700,1717 700,1708 702,1703 702,1702 706,1687 706,1422 702,1407 694,1393 683,1382 669,1374 654,1370 308,1370 292,1370 277,1374 263,1382 252,1393 244,1407 240,1422 240,1687 244,1702 244,1703 245,1703 247,1711 246,1720 241,1727 233,1732 227,1732 19,1732 11,1730 4,1725 0,1717 0,1713 0,20 2,11 7,4 15,0 24,0">
          <text:p/>
        </draw:polygon>
        <draw:path draw:style-name="gr9" draw:text-style-name="P3" draw:layer="layout" svg:width="0.1cm" svg:height="0.1cm" svg:x="11.988cm" svg:y="25.717cm" svg:viewBox="0 0 101 101" svg:d="M0 50c0-28 23-50 50-50 28 0 51 22 51 50s-23 51-51 51c-27 0-50-23-50-51z">
          <text:p/>
        </draw:path>
        <draw:path draw:style-name="gr9" draw:text-style-name="P3" draw:layer="layout" svg:width="0.1cm" svg:height="0.1cm" svg:x="11.226cm" svg:y="25.717cm" svg:viewBox="0 0 101 101" svg:d="M0 50c0-28 22-50 49-50 28 0 52 22 52 50s-24 51-52 51c-27 0-49-23-49-51z">
          <text:p/>
        </draw:path>
        <draw:path draw:style-name="gr9" draw:text-style-name="P3" draw:layer="layout" svg:width="0.1cm" svg:height="0.1cm" svg:x="11.007cm" svg:y="25.175cm" svg:viewBox="0 0 101 101" svg:d="M0 51c0-29 23-51 50-51 28 0 51 22 51 51 0 28-23 50-51 50-27 0-50-22-50-50z">
          <text:p/>
        </draw:path>
        <draw:path draw:style-name="gr9" draw:text-style-name="P3" draw:layer="layout" svg:width="0.1cm" svg:height="0.1cm" svg:x="10.756cm" svg:y="25.175cm" svg:viewBox="0 0 101 101" svg:d="M0 51c0-29 23-51 51-51s50 22 50 51c0 28-22 50-50 50s-51-22-51-50z">
          <text:p/>
        </draw:path>
        <draw:path draw:style-name="gr9" draw:text-style-name="P3" draw:layer="layout" svg:width="0.1cm" svg:height="0.1cm" svg:x="10.507cm" svg:y="25.175cm" svg:viewBox="0 0 101 101" svg:d="M0 51c0-29 23-51 50-51 28 0 51 22 51 51 0 28-23 50-51 50-27 0-50-22-50-50z">
          <text:p/>
        </draw:path>
        <draw:path draw:style-name="gr9" draw:text-style-name="P3" draw:layer="layout" svg:width="0.1cm" svg:height="0.1cm" svg:x="9.053cm" svg:y="26.034cm" svg:viewBox="0 0 101 101" svg:d="M0 50c0-28 23-50 51-50 27 0 50 22 50 50 0 29-23 51-50 51-28 0-51-22-51-51z">
          <text:p/>
        </draw:path>
        <draw:path draw:style-name="gr9" draw:text-style-name="P3" draw:layer="layout" svg:width="0.1cm" svg:height="0.1cm" svg:x="9.815cm" svg:y="26.034cm" svg:viewBox="0 0 101 101" svg:d="M0 50c0-28 24-50 52-50 27 0 49 22 49 50 0 29-22 51-49 51-28 0-52-22-52-51z">
          <text:p/>
        </draw:path>
        <draw:path draw:style-name="gr9" draw:text-style-name="P3" draw:layer="layout" svg:width="0.1cm" svg:height="0.1cm" svg:x="9.053cm" svg:y="26.958cm" svg:viewBox="0 0 101 101" svg:d="M0 51c0-29 23-51 51-51 27 0 50 22 50 51 0 28-23 50-50 50-28 0-51-22-51-50z">
          <text:p/>
        </draw:path>
        <draw:path draw:style-name="gr9" draw:text-style-name="P3" draw:layer="layout" svg:width="0.1cm" svg:height="0.1cm" svg:x="9.307cm" svg:y="26.958cm" svg:viewBox="0 0 101 101" svg:d="M0 51c0-29 23-51 52-51 27 0 49 22 49 51 0 28-22 50-49 50-29 0-52-22-52-50z">
          <text:p/>
        </draw:path>
        <draw:path draw:style-name="gr9" draw:text-style-name="P3" draw:layer="layout" svg:width="0.1cm" svg:height="0.1cm" svg:x="9.815cm" svg:y="26.369cm" svg:viewBox="0 0 101 101" svg:d="M0 51c0-29 24-51 52-51 27 0 49 22 49 51 0 28-22 50-49 50-28 0-52-22-52-50z">
          <text:p/>
        </draw:path>
        <draw:path draw:style-name="gr9" draw:text-style-name="P3" draw:layer="layout" svg:width="0.1cm" svg:height="0.1cm" svg:x="9.815cm" svg:y="26.619cm" svg:viewBox="0 0 101 101" svg:d="M0 50c0-28 24-50 52-50 27 0 49 22 49 50 0 29-22 51-49 51-28 0-52-22-52-51z">
          <text:p/>
        </draw:path>
        <draw:path draw:style-name="gr9" draw:text-style-name="P3" draw:layer="layout" svg:width="0.1cm" svg:height="0.1cm" svg:x="11.558cm" svg:y="25.175cm" svg:viewBox="0 0 101 101" svg:d="M0 51c0-29 23-51 52-51 27 0 49 22 49 51 0 28-22 50-49 50-29 0-52-22-52-50z">
          <text:p/>
        </draw:path>
        <draw:path draw:style-name="gr9" draw:text-style-name="P3" draw:layer="layout" svg:width="0.1cm" svg:height="0.1cm" svg:x="10.375cm" svg:y="26.114cm" svg:viewBox="0 0 101 101" svg:d="M0 50c0-28 23-50 52-50 27 0 49 22 49 50s-22 51-49 51c-29 0-52-23-52-51z">
          <text:p/>
        </draw:path>
        <draw:path draw:style-name="gr9" draw:text-style-name="P3" draw:layer="layout" svg:width="0.1cm" svg:height="0.1cm" svg:x="10.375cm" svg:y="26.368cm" svg:viewBox="0 0 101 101" svg:d="M0 51c0-29 23-51 52-51 27 0 49 22 49 51 0 28-22 50-49 50-29 0-52-22-52-50z">
          <text:p/>
        </draw:path>
        <draw:path draw:style-name="gr9" draw:text-style-name="P3" draw:layer="layout" svg:width="0.1cm" svg:height="0.1cm" svg:x="10.375cm" svg:y="26.622cm" svg:viewBox="0 0 101 101" svg:d="M0 50c0-28 23-50 52-50 27 0 49 22 49 50 0 29-22 51-49 51-29 0-52-22-52-51z">
          <text:p/>
        </draw:path>
        <draw:path draw:style-name="gr9" draw:text-style-name="P3" draw:layer="layout" svg:width="0.1cm" svg:height="0.1cm" svg:x="10.375cm" svg:y="26.876cm" svg:viewBox="0 0 101 101" svg:d="M0 51c0-28 23-51 52-51 27 0 49 23 49 51s-22 50-49 50c-29 0-52-22-52-50z">
          <text:p/>
        </draw:path>
        <draw:path draw:style-name="gr9" draw:text-style-name="P3" draw:layer="layout" svg:width="0.1cm" svg:height="0.1cm" svg:x="11.137cm" svg:y="26.876cm" svg:viewBox="0 0 101 101" svg:d="M0 51c0-28 23-51 51-51s50 23 50 51-22 50-50 50-51-22-51-50z">
          <text:p/>
        </draw:path>
        <draw:path draw:style-name="gr9" draw:text-style-name="P3" draw:layer="layout" svg:width="0.1cm" svg:height="0.1cm" svg:x="11.137cm" svg:y="26.622cm" svg:viewBox="0 0 101 101" svg:d="M0 50c0-28 23-50 51-50s50 22 50 50c0 29-22 51-50 51s-51-22-51-51z">
          <text:p/>
        </draw:path>
        <draw:path draw:style-name="gr9" draw:text-style-name="P3" draw:layer="layout" svg:width="0.1cm" svg:height="0.1cm" svg:x="11.137cm" svg:y="26.368cm" svg:viewBox="0 0 101 101" svg:d="M0 51c0-29 23-51 51-51s50 22 50 51c0 28-22 50-50 50s-51-22-51-50z">
          <text:p/>
        </draw:path>
        <draw:path draw:style-name="gr9" draw:text-style-name="P3" draw:layer="layout" svg:width="0.1cm" svg:height="0.1cm" svg:x="11.137cm" svg:y="26.114cm" svg:viewBox="0 0 101 101" svg:d="M0 50c0-28 23-50 51-50s50 22 50 50-22 51-50 51-51-23-51-51z">
          <text:p/>
        </draw:path>
        <draw:path draw:style-name="gr9" draw:text-style-name="P3" draw:layer="layout" svg:width="0.1cm" svg:height="0.1cm" svg:x="9.815cm" svg:y="25.175cm" svg:viewBox="0 0 101 101" svg:d="M0 51c0-29 24-51 52-51 27 0 49 22 49 51 0 28-22 50-49 50-28 0-52-22-52-50z">
          <text:p/>
        </draw:path>
        <draw:path draw:style-name="gr9" draw:text-style-name="P3" draw:layer="layout" svg:width="0.1cm" svg:height="0.1cm" svg:x="9.775cm" svg:y="26.958cm" svg:viewBox="0 0 101 101" svg:d="M0 51c0-29 23-51 52-51 27 0 49 22 49 51 0 28-22 50-49 50-29 0-52-22-52-50z">
          <text:p/>
        </draw:path>
        <draw:path draw:style-name="gr3" draw:text-style-name="P2" draw:layer="layout" svg:width="0.301cm" svg:height="0.3cm" svg:x="11.888cm" svg:y="25.617cm" svg:viewBox="0 0 302 301" svg:d="M0 151c0-84 68-151 150-151 83 0 152 67 152 151 0 83-69 150-152 150-82 0-150-67-150-150z">
          <text:p/>
        </draw:path>
        <draw:path draw:style-name="gr3" draw:text-style-name="P2" draw:layer="layout" svg:width="0.3cm" svg:height="0.3cm" svg:x="11.126cm" svg:y="25.617cm" svg:viewBox="0 0 301 301" svg:d="M0 151c0-84 67-151 149-151 84 0 152 67 152 151 0 83-68 150-152 150-82 0-149-67-149-150z">
          <text:p/>
        </draw:path>
        <draw:line draw:style-name="gr4" draw:text-style-name="P1" draw:layer="layout" svg:x1="11.056cm" svg:y1="25.245cm" svg:x2="11.056cm" svg:y2="25.205cm">
          <text:p/>
        </draw:line>
        <draw:path draw:style-name="gr3" draw:text-style-name="P2" draw:layer="layout" svg:width="0.211cm" svg:height="0.21cm" svg:x="10.701cm" svg:y="25.12cm" svg:viewBox="0 0 212 211" svg:d="M0 105c0-58 49-105 107-105 57 0 105 47 105 105s-48 106-105 106c-58 0-107-48-107-106z">
          <text:p/>
        </draw:path>
        <draw:path draw:style-name="gr3" draw:text-style-name="P2" draw:layer="layout" svg:width="0.209cm" svg:height="0.21cm" svg:x="10.452cm" svg:y="25.12cm" svg:viewBox="0 0 210 211" svg:d="M0 105c0-58 48-105 105-105 58 0 105 47 105 105s-47 106-105 106c-57 0-105-48-105-106z">
          <text:p/>
        </draw:path>
        <draw:path draw:style-name="gr3" draw:text-style-name="P2" draw:layer="layout" svg:width="0.3cm" svg:height="0.3cm" svg:x="8.953cm" svg:y="25.934cm" svg:viewBox="0 0 301 301" svg:d="M0 151c0-84 68-151 151-151 82 0 150 67 150 151 0 83-68 150-150 150-83 0-151-67-151-150z">
          <text:p/>
        </draw:path>
        <draw:path draw:style-name="gr3" draw:text-style-name="P2" draw:layer="layout" svg:width="0.3cm" svg:height="0.3cm" svg:x="9.715cm" svg:y="25.934cm" svg:viewBox="0 0 301 301" svg:d="M0 151c0-84 68-151 152-151 82 0 149 67 149 151 0 83-67 150-149 150-84 0-152-67-152-150z">
          <text:p/>
        </draw:path>
        <draw:line draw:style-name="gr5" draw:text-style-name="P1" draw:layer="layout" svg:x1="9.104cm" svg:y1="26.983cm" svg:x2="9.104cm" svg:y2="27.033cm">
          <text:p/>
        </draw:line>
        <draw:path draw:style-name="gr3" draw:text-style-name="P2" draw:layer="layout" svg:width="0.24cm" svg:height="0.24cm" svg:x="9.237cm" svg:y="26.888cm" svg:viewBox="0 0 241 241" svg:d="M0 120c0-66 54-120 121-120 66 0 120 54 120 120 0 67-54 121-120 121-67 0-121-54-121-121z">
          <text:p/>
        </draw:path>
        <draw:line draw:style-name="gr6" draw:text-style-name="P1" draw:layer="layout" svg:x1="9.896cm" svg:y1="26.419cm" svg:x2="9.835cm" svg:y2="26.419cm">
          <text:p/>
        </draw:line>
        <draw:path draw:style-name="gr3" draw:text-style-name="P2" draw:layer="layout" svg:width="0.24cm" svg:height="0.24cm" svg:x="9.745cm" svg:y="26.549cm" svg:viewBox="0 0 241 241" svg:d="M0 121c0-66 54-121 121-121s120 55 120 121-53 120-120 120-121-54-121-120z">
          <text:p/>
        </draw:path>
        <draw:path draw:style-name="gr3" draw:text-style-name="P2" draw:layer="layout" svg:width="0.3cm" svg:height="0.3cm" svg:x="11.458cm" svg:y="25.075cm" svg:viewBox="0 0 301 301" svg:d="M0 151c0-83 68-151 152-151 82 0 149 68 149 151s-67 150-149 150c-84 0-152-67-152-150z">
          <text:p/>
        </draw:path>
        <draw:polygon draw:style-name="gr3" draw:text-style-name="P2" draw:layer="layout" svg:width="0.211cm" svg:height="0.21cm" svg:x="10.32cm" svg:y="26.059cm" svg:viewBox="0 0 212 211" draw:points="0,211 0,0 212,0 212,211">
          <text:p/>
        </draw:polygon>
        <draw:path draw:style-name="gr3" draw:text-style-name="P2" draw:layer="layout" svg:width="0.211cm" svg:height="0.21cm" svg:x="10.32cm" svg:y="26.313cm" svg:viewBox="0 0 212 211" svg:d="M0 106c0-59 48-106 106-106 57 0 106 47 106 106 0 58-49 105-106 105-58 0-106-47-106-105z">
          <text:p/>
        </draw:path>
        <draw:path draw:style-name="gr3" draw:text-style-name="P2" draw:layer="layout" svg:width="0.211cm" svg:height="0.21cm" svg:x="10.32cm" svg:y="26.567cm" svg:viewBox="0 0 212 211" svg:d="M0 106c0-58 48-106 106-106 57 0 106 48 106 106s-49 105-106 105c-58 0-106-47-106-105z">
          <text:p/>
        </draw:path>
        <draw:path draw:style-name="gr3" draw:text-style-name="P2" draw:layer="layout" svg:width="0.211cm" svg:height="0.21cm" svg:x="10.32cm" svg:y="26.821cm" svg:viewBox="0 0 212 211" svg:d="M0 105c0-58 48-105 106-105 57 0 106 47 106 105s-49 106-106 106c-58 0-106-48-106-106z">
          <text:p/>
        </draw:path>
        <draw:path draw:style-name="gr3" draw:text-style-name="P2" draw:layer="layout" svg:width="0.211cm" svg:height="0.21cm" svg:x="11.082cm" svg:y="26.821cm" svg:viewBox="0 0 212 211" svg:d="M0 105c0-58 48-105 107-105 57 0 105 47 105 105s-48 106-105 106c-59 0-107-48-107-106z">
          <text:p/>
        </draw:path>
        <draw:path draw:style-name="gr3" draw:text-style-name="P2" draw:layer="layout" svg:width="0.211cm" svg:height="0.21cm" svg:x="11.082cm" svg:y="26.567cm" svg:viewBox="0 0 212 211" svg:d="M0 106c0-58 48-106 107-106 57 0 105 48 105 106s-48 105-105 105c-59 0-107-47-107-105z">
          <text:p/>
        </draw:path>
        <draw:path draw:style-name="gr3" draw:text-style-name="P2" draw:layer="layout" svg:width="0.211cm" svg:height="0.21cm" svg:x="11.082cm" svg:y="26.313cm" svg:viewBox="0 0 212 211" svg:d="M0 106c0-59 48-106 107-106 57 0 105 47 105 106 0 58-48 105-105 105-59 0-107-47-107-105z">
          <text:p/>
        </draw:path>
        <draw:path draw:style-name="gr3" draw:text-style-name="P2" draw:layer="layout" svg:width="0.211cm" svg:height="0.21cm" svg:x="11.082cm" svg:y="26.059cm" svg:viewBox="0 0 212 211" svg:d="M0 105c0-58 48-105 107-105 57 0 105 47 105 105 0 59-48 106-105 106-59 0-107-47-107-106z">
          <text:p/>
        </draw:path>
        <draw:path draw:style-name="gr3" draw:text-style-name="P2" draw:layer="layout" svg:width="0.3cm" svg:height="0.3cm" svg:x="9.715cm" svg:y="25.075cm" svg:viewBox="0 0 301 301" svg:d="M0 151c0-83 68-151 152-151 82 0 149 68 149 151s-67 150-149 150c-84 0-152-67-152-150z">
          <text:p/>
        </draw:path>
        <draw:path draw:style-name="gr3" draw:text-style-name="P2" draw:layer="layout" svg:width="0.3cm" svg:height="0.3cm" svg:x="9.675cm" svg:y="26.858cm" svg:viewBox="0 0 301 301" svg:d="M0 151c0-84 68-151 152-151 82 0 149 67 149 151 0 83-67 150-149 150-84 0-152-67-152-150z">
          <text:p/>
        </draw:path>
        <draw:path draw:style-name="gr3" draw:text-style-name="P2" draw:layer="layout" svg:width="0.1cm" svg:height="0.1cm" svg:x="11.988cm" svg:y="25.717cm" svg:viewBox="0 0 101 101" svg:d="M0 50c0-28 23-50 50-50 28 0 51 22 51 50s-23 51-51 51c-27 0-50-23-50-51z">
          <text:p/>
        </draw:path>
        <draw:path draw:style-name="gr3" draw:text-style-name="P2" draw:layer="layout" svg:width="0.1cm" svg:height="0.1cm" svg:x="11.226cm" svg:y="25.717cm" svg:viewBox="0 0 101 101" svg:d="M0 50c0-28 22-50 49-50 28 0 52 22 52 50s-24 51-52 51c-27 0-49-23-49-51z">
          <text:p/>
        </draw:path>
        <draw:path draw:style-name="gr3" draw:text-style-name="P2" draw:layer="layout" svg:width="0.1cm" svg:height="0.1cm" svg:x="11.007cm" svg:y="25.175cm" svg:viewBox="0 0 101 101" svg:d="M0 51c0-29 23-51 50-51 28 0 51 22 51 51 0 28-23 50-51 50-27 0-50-22-50-50z">
          <text:p/>
        </draw:path>
        <draw:path draw:style-name="gr3" draw:text-style-name="P2" draw:layer="layout" svg:width="0.1cm" svg:height="0.1cm" svg:x="10.756cm" svg:y="25.175cm" svg:viewBox="0 0 101 101" svg:d="M0 51c0-29 23-51 51-51s50 22 50 51c0 28-22 50-50 50s-51-22-51-50z">
          <text:p/>
        </draw:path>
        <draw:path draw:style-name="gr3" draw:text-style-name="P2" draw:layer="layout" svg:width="0.1cm" svg:height="0.1cm" svg:x="10.507cm" svg:y="25.175cm" svg:viewBox="0 0 101 101" svg:d="M0 51c0-29 23-51 50-51 28 0 51 22 51 51 0 28-23 50-51 50-27 0-50-22-50-50z">
          <text:p/>
        </draw:path>
        <draw:path draw:style-name="gr3" draw:text-style-name="P2" draw:layer="layout" svg:width="0.1cm" svg:height="0.1cm" svg:x="9.053cm" svg:y="26.034cm" svg:viewBox="0 0 101 101" svg:d="M0 50c0-28 23-50 51-50 27 0 50 22 50 50 0 29-23 51-50 51-28 0-51-22-51-51z">
          <text:p/>
        </draw:path>
        <draw:path draw:style-name="gr3" draw:text-style-name="P2" draw:layer="layout" svg:width="0.1cm" svg:height="0.1cm" svg:x="9.815cm" svg:y="26.034cm" svg:viewBox="0 0 101 101" svg:d="M0 50c0-28 24-50 52-50 27 0 49 22 49 50 0 29-22 51-49 51-28 0-52-22-52-51z">
          <text:p/>
        </draw:path>
        <draw:path draw:style-name="gr3" draw:text-style-name="P2" draw:layer="layout" svg:width="0.1cm" svg:height="0.1cm" svg:x="9.053cm" svg:y="26.958cm" svg:viewBox="0 0 101 101" svg:d="M0 51c0-29 23-51 51-51 27 0 50 22 50 51 0 28-23 50-50 50-28 0-51-22-51-50z">
          <text:p/>
        </draw:path>
        <draw:path draw:style-name="gr3" draw:text-style-name="P2" draw:layer="layout" svg:width="0.1cm" svg:height="0.1cm" svg:x="9.307cm" svg:y="26.958cm" svg:viewBox="0 0 101 101" svg:d="M0 51c0-29 23-51 52-51 27 0 49 22 49 51 0 28-22 50-49 50-29 0-52-22-52-50z">
          <text:p/>
        </draw:path>
        <draw:path draw:style-name="gr3" draw:text-style-name="P2" draw:layer="layout" svg:width="0.1cm" svg:height="0.1cm" svg:x="9.815cm" svg:y="26.369cm" svg:viewBox="0 0 101 101" svg:d="M0 51c0-29 24-51 52-51 27 0 49 22 49 51 0 28-22 50-49 50-28 0-52-22-52-50z">
          <text:p/>
        </draw:path>
        <draw:path draw:style-name="gr3" draw:text-style-name="P2" draw:layer="layout" svg:width="0.1cm" svg:height="0.1cm" svg:x="9.815cm" svg:y="26.619cm" svg:viewBox="0 0 101 101" svg:d="M0 50c0-28 24-50 52-50 27 0 49 22 49 50 0 29-22 51-49 51-28 0-52-22-52-51z">
          <text:p/>
        </draw:path>
        <draw:path draw:style-name="gr3" draw:text-style-name="P2" draw:layer="layout" svg:width="0.1cm" svg:height="0.1cm" svg:x="11.558cm" svg:y="25.175cm" svg:viewBox="0 0 101 101" svg:d="M0 51c0-29 23-51 52-51 27 0 49 22 49 51 0 28-22 50-49 50-29 0-52-22-52-50z">
          <text:p/>
        </draw:path>
        <draw:path draw:style-name="gr3" draw:text-style-name="P2" draw:layer="layout" svg:width="0.1cm" svg:height="0.1cm" svg:x="10.375cm" svg:y="26.114cm" svg:viewBox="0 0 101 101" svg:d="M0 50c0-28 23-50 52-50 27 0 49 22 49 50s-22 51-49 51c-29 0-52-23-52-51z">
          <text:p/>
        </draw:path>
        <draw:path draw:style-name="gr3" draw:text-style-name="P2" draw:layer="layout" svg:width="0.1cm" svg:height="0.1cm" svg:x="10.375cm" svg:y="26.368cm" svg:viewBox="0 0 101 101" svg:d="M0 51c0-29 23-51 52-51 27 0 49 22 49 51 0 28-22 50-49 50-29 0-52-22-52-50z">
          <text:p/>
        </draw:path>
        <draw:path draw:style-name="gr3" draw:text-style-name="P2" draw:layer="layout" svg:width="0.1cm" svg:height="0.1cm" svg:x="10.375cm" svg:y="26.622cm" svg:viewBox="0 0 101 101" svg:d="M0 50c0-28 23-50 52-50 27 0 49 22 49 50 0 29-22 51-49 51-29 0-52-22-52-51z">
          <text:p/>
        </draw:path>
        <draw:path draw:style-name="gr3" draw:text-style-name="P2" draw:layer="layout" svg:width="0.1cm" svg:height="0.1cm" svg:x="10.375cm" svg:y="26.876cm" svg:viewBox="0 0 101 101" svg:d="M0 51c0-28 23-51 52-51 27 0 49 23 49 51s-22 50-49 50c-29 0-52-22-52-50z">
          <text:p/>
        </draw:path>
        <draw:path draw:style-name="gr3" draw:text-style-name="P2" draw:layer="layout" svg:width="0.1cm" svg:height="0.1cm" svg:x="11.137cm" svg:y="26.876cm" svg:viewBox="0 0 101 101" svg:d="M0 51c0-28 23-51 51-51s50 23 50 51-22 50-50 50-51-22-51-50z">
          <text:p/>
        </draw:path>
        <draw:path draw:style-name="gr3" draw:text-style-name="P2" draw:layer="layout" svg:width="0.1cm" svg:height="0.1cm" svg:x="11.137cm" svg:y="26.622cm" svg:viewBox="0 0 101 101" svg:d="M0 50c0-28 23-50 51-50s50 22 50 50c0 29-22 51-50 51s-51-22-51-51z">
          <text:p/>
        </draw:path>
        <draw:path draw:style-name="gr3" draw:text-style-name="P2" draw:layer="layout" svg:width="0.1cm" svg:height="0.1cm" svg:x="11.137cm" svg:y="26.368cm" svg:viewBox="0 0 101 101" svg:d="M0 51c0-29 23-51 51-51s50 22 50 51c0 28-22 50-50 50s-51-22-51-50z">
          <text:p/>
        </draw:path>
        <draw:path draw:style-name="gr3" draw:text-style-name="P2" draw:layer="layout" svg:width="0.1cm" svg:height="0.1cm" svg:x="11.137cm" svg:y="26.114cm" svg:viewBox="0 0 101 101" svg:d="M0 50c0-28 23-50 51-50s50 22 50 50-22 51-50 51-51-23-51-51z">
          <text:p/>
        </draw:path>
        <draw:path draw:style-name="gr3" draw:text-style-name="P2" draw:layer="layout" svg:width="0.1cm" svg:height="0.1cm" svg:x="9.815cm" svg:y="25.175cm" svg:viewBox="0 0 101 101" svg:d="M0 51c0-29 24-51 52-51 27 0 49 22 49 51 0 28-22 50-49 50-28 0-52-22-52-50z">
          <text:p/>
        </draw:path>
        <draw:path draw:style-name="gr3" draw:text-style-name="P2" draw:layer="layout" svg:width="0.1cm" svg:height="0.1cm" svg:x="9.775cm" svg:y="26.958cm" svg:viewBox="0 0 101 101" svg:d="M0 51c0-29 23-51 52-51 27 0 49 22 49 51 0 28-22 50-49 50-29 0-52-22-52-50z">
          <text:p/>
        </draw:path>
        <draw:path draw:style-name="gr3" draw:text-style-name="P2" draw:layer="layout" svg:width="0.1cm" svg:height="0.1cm" svg:x="11.988cm" svg:y="25.717cm" svg:viewBox="0 0 101 101" svg:d="M0 50c0-28 23-50 50-50 28 0 51 22 51 50s-23 51-51 51c-27 0-50-23-50-51z">
          <text:p/>
        </draw:path>
        <draw:path draw:style-name="gr3" draw:text-style-name="P2" draw:layer="layout" svg:width="0.1cm" svg:height="0.1cm" svg:x="11.226cm" svg:y="25.717cm" svg:viewBox="0 0 101 101" svg:d="M0 50c0-28 22-50 49-50 28 0 52 22 52 50s-24 51-52 51c-27 0-49-23-49-51z">
          <text:p/>
        </draw:path>
        <draw:path draw:style-name="gr3" draw:text-style-name="P2" draw:layer="layout" svg:width="0.1cm" svg:height="0.1cm" svg:x="11.007cm" svg:y="25.175cm" svg:viewBox="0 0 101 101" svg:d="M0 51c0-29 23-51 50-51 28 0 51 22 51 51 0 28-23 50-51 50-27 0-50-22-50-50z">
          <text:p/>
        </draw:path>
        <draw:path draw:style-name="gr3" draw:text-style-name="P2" draw:layer="layout" svg:width="0.1cm" svg:height="0.1cm" svg:x="10.756cm" svg:y="25.175cm" svg:viewBox="0 0 101 101" svg:d="M0 51c0-29 23-51 51-51s50 22 50 51c0 28-22 50-50 50s-51-22-51-50z">
          <text:p/>
        </draw:path>
        <draw:path draw:style-name="gr3" draw:text-style-name="P2" draw:layer="layout" svg:width="0.1cm" svg:height="0.1cm" svg:x="10.507cm" svg:y="25.175cm" svg:viewBox="0 0 101 101" svg:d="M0 51c0-29 23-51 50-51 28 0 51 22 51 51 0 28-23 50-51 50-27 0-50-22-50-50z">
          <text:p/>
        </draw:path>
        <draw:path draw:style-name="gr3" draw:text-style-name="P2" draw:layer="layout" svg:width="0.1cm" svg:height="0.1cm" svg:x="9.053cm" svg:y="26.034cm" svg:viewBox="0 0 101 101" svg:d="M0 50c0-28 23-50 51-50 27 0 50 22 50 50 0 29-23 51-50 51-28 0-51-22-51-51z">
          <text:p/>
        </draw:path>
        <draw:path draw:style-name="gr3" draw:text-style-name="P2" draw:layer="layout" svg:width="0.1cm" svg:height="0.1cm" svg:x="9.815cm" svg:y="26.034cm" svg:viewBox="0 0 101 101" svg:d="M0 50c0-28 24-50 52-50 27 0 49 22 49 50 0 29-22 51-49 51-28 0-52-22-52-51z">
          <text:p/>
        </draw:path>
        <draw:path draw:style-name="gr3" draw:text-style-name="P2" draw:layer="layout" svg:width="0.1cm" svg:height="0.1cm" svg:x="9.053cm" svg:y="26.958cm" svg:viewBox="0 0 101 101" svg:d="M0 51c0-29 23-51 51-51 27 0 50 22 50 51 0 28-23 50-50 50-28 0-51-22-51-50z">
          <text:p/>
        </draw:path>
        <draw:path draw:style-name="gr3" draw:text-style-name="P2" draw:layer="layout" svg:width="0.1cm" svg:height="0.1cm" svg:x="9.307cm" svg:y="26.958cm" svg:viewBox="0 0 101 101" svg:d="M0 51c0-29 23-51 52-51 27 0 49 22 49 51 0 28-22 50-49 50-29 0-52-22-52-50z">
          <text:p/>
        </draw:path>
        <draw:path draw:style-name="gr3" draw:text-style-name="P2" draw:layer="layout" svg:width="0.1cm" svg:height="0.1cm" svg:x="9.815cm" svg:y="26.369cm" svg:viewBox="0 0 101 101" svg:d="M0 51c0-29 24-51 52-51 27 0 49 22 49 51 0 28-22 50-49 50-28 0-52-22-52-50z">
          <text:p/>
        </draw:path>
        <draw:path draw:style-name="gr3" draw:text-style-name="P2" draw:layer="layout" svg:width="0.1cm" svg:height="0.1cm" svg:x="9.815cm" svg:y="26.619cm" svg:viewBox="0 0 101 101" svg:d="M0 50c0-28 24-50 52-50 27 0 49 22 49 50 0 29-22 51-49 51-28 0-52-22-52-51z">
          <text:p/>
        </draw:path>
        <draw:path draw:style-name="gr3" draw:text-style-name="P2" draw:layer="layout" svg:width="0.1cm" svg:height="0.1cm" svg:x="11.558cm" svg:y="25.175cm" svg:viewBox="0 0 101 101" svg:d="M0 51c0-29 23-51 52-51 27 0 49 22 49 51 0 28-22 50-49 50-29 0-52-22-52-50z">
          <text:p/>
        </draw:path>
        <draw:path draw:style-name="gr3" draw:text-style-name="P2" draw:layer="layout" svg:width="0.1cm" svg:height="0.1cm" svg:x="10.375cm" svg:y="26.114cm" svg:viewBox="0 0 101 101" svg:d="M0 50c0-28 23-50 52-50 27 0 49 22 49 50s-22 51-49 51c-29 0-52-23-52-51z">
          <text:p/>
        </draw:path>
        <draw:path draw:style-name="gr3" draw:text-style-name="P2" draw:layer="layout" svg:width="0.1cm" svg:height="0.1cm" svg:x="10.375cm" svg:y="26.368cm" svg:viewBox="0 0 101 101" svg:d="M0 51c0-29 23-51 52-51 27 0 49 22 49 51 0 28-22 50-49 50-29 0-52-22-52-50z">
          <text:p/>
        </draw:path>
        <draw:path draw:style-name="gr3" draw:text-style-name="P2" draw:layer="layout" svg:width="0.1cm" svg:height="0.1cm" svg:x="10.375cm" svg:y="26.622cm" svg:viewBox="0 0 101 101" svg:d="M0 50c0-28 23-50 52-50 27 0 49 22 49 50 0 29-22 51-49 51-29 0-52-22-52-51z">
          <text:p/>
        </draw:path>
        <draw:path draw:style-name="gr3" draw:text-style-name="P2" draw:layer="layout" svg:width="0.1cm" svg:height="0.1cm" svg:x="10.375cm" svg:y="26.876cm" svg:viewBox="0 0 101 101" svg:d="M0 51c0-28 23-51 52-51 27 0 49 23 49 51s-22 50-49 50c-29 0-52-22-52-50z">
          <text:p/>
        </draw:path>
        <draw:path draw:style-name="gr3" draw:text-style-name="P2" draw:layer="layout" svg:width="0.1cm" svg:height="0.1cm" svg:x="11.137cm" svg:y="26.876cm" svg:viewBox="0 0 101 101" svg:d="M0 51c0-28 23-51 51-51s50 23 50 51-22 50-50 50-51-22-51-50z">
          <text:p/>
        </draw:path>
        <draw:path draw:style-name="gr3" draw:text-style-name="P2" draw:layer="layout" svg:width="0.1cm" svg:height="0.1cm" svg:x="11.137cm" svg:y="26.622cm" svg:viewBox="0 0 101 101" svg:d="M0 50c0-28 23-50 51-50s50 22 50 50c0 29-22 51-50 51s-51-22-51-51z">
          <text:p/>
        </draw:path>
        <draw:path draw:style-name="gr3" draw:text-style-name="P2" draw:layer="layout" svg:width="0.1cm" svg:height="0.1cm" svg:x="11.137cm" svg:y="26.368cm" svg:viewBox="0 0 101 101" svg:d="M0 51c0-29 23-51 51-51s50 22 50 51c0 28-22 50-50 50s-51-22-51-50z">
          <text:p/>
        </draw:path>
        <draw:path draw:style-name="gr3" draw:text-style-name="P2" draw:layer="layout" svg:width="0.1cm" svg:height="0.1cm" svg:x="11.137cm" svg:y="26.114cm" svg:viewBox="0 0 101 101" svg:d="M0 50c0-28 23-50 51-50s50 22 50 50-22 51-50 51-51-23-51-51z">
          <text:p/>
        </draw:path>
        <draw:path draw:style-name="gr3" draw:text-style-name="P2" draw:layer="layout" svg:width="0.1cm" svg:height="0.1cm" svg:x="9.815cm" svg:y="25.175cm" svg:viewBox="0 0 101 101" svg:d="M0 51c0-29 24-51 52-51 27 0 49 22 49 51 0 28-22 50-49 50-28 0-52-22-52-50z">
          <text:p/>
        </draw:path>
        <draw:path draw:style-name="gr3" draw:text-style-name="P2" draw:layer="layout" svg:width="0.1cm" svg:height="0.1cm" svg:x="9.775cm" svg:y="26.958cm" svg:viewBox="0 0 101 101" svg:d="M0 51c0-29 23-51 52-51 27 0 49 22 49 51 0 28-22 50-49 50-29 0-52-22-52-50z">
          <text:p/>
        </draw:path>
        <draw:path draw:style-name="gr3" draw:text-style-name="P2" draw:layer="layout" svg:width="0.1cm" svg:height="0.1cm" svg:x="11.988cm" svg:y="25.717cm" svg:viewBox="0 0 101 101" svg:d="M0 50c0-28 23-50 50-50 28 0 51 22 51 50s-23 51-51 51c-27 0-50-23-50-51z">
          <text:p/>
        </draw:path>
        <draw:path draw:style-name="gr3" draw:text-style-name="P2" draw:layer="layout" svg:width="0.1cm" svg:height="0.1cm" svg:x="11.226cm" svg:y="25.717cm" svg:viewBox="0 0 101 101" svg:d="M0 50c0-28 22-50 49-50 28 0 52 22 52 50s-24 51-52 51c-27 0-49-23-49-51z">
          <text:p/>
        </draw:path>
        <draw:path draw:style-name="gr3" draw:text-style-name="P2" draw:layer="layout" svg:width="0.1cm" svg:height="0.1cm" svg:x="11.007cm" svg:y="25.175cm" svg:viewBox="0 0 101 101" svg:d="M0 51c0-29 23-51 50-51 28 0 51 22 51 51 0 28-23 50-51 50-27 0-50-22-50-50z">
          <text:p/>
        </draw:path>
        <draw:path draw:style-name="gr3" draw:text-style-name="P2" draw:layer="layout" svg:width="0.1cm" svg:height="0.1cm" svg:x="10.756cm" svg:y="25.175cm" svg:viewBox="0 0 101 101" svg:d="M0 51c0-29 23-51 51-51s50 22 50 51c0 28-22 50-50 50s-51-22-51-50z">
          <text:p/>
        </draw:path>
        <draw:path draw:style-name="gr3" draw:text-style-name="P2" draw:layer="layout" svg:width="0.1cm" svg:height="0.1cm" svg:x="10.507cm" svg:y="25.175cm" svg:viewBox="0 0 101 101" svg:d="M0 51c0-29 23-51 50-51 28 0 51 22 51 51 0 28-23 50-51 50-27 0-50-22-50-50z">
          <text:p/>
        </draw:path>
        <draw:path draw:style-name="gr3" draw:text-style-name="P2" draw:layer="layout" svg:width="0.1cm" svg:height="0.1cm" svg:x="9.053cm" svg:y="26.034cm" svg:viewBox="0 0 101 101" svg:d="M0 50c0-28 23-50 51-50 27 0 50 22 50 50 0 29-23 51-50 51-28 0-51-22-51-51z">
          <text:p/>
        </draw:path>
        <draw:path draw:style-name="gr3" draw:text-style-name="P2" draw:layer="layout" svg:width="0.1cm" svg:height="0.1cm" svg:x="9.815cm" svg:y="26.034cm" svg:viewBox="0 0 101 101" svg:d="M0 50c0-28 24-50 52-50 27 0 49 22 49 50 0 29-22 51-49 51-28 0-52-22-52-51z">
          <text:p/>
        </draw:path>
        <draw:path draw:style-name="gr3" draw:text-style-name="P2" draw:layer="layout" svg:width="0.1cm" svg:height="0.1cm" svg:x="9.053cm" svg:y="26.958cm" svg:viewBox="0 0 101 101" svg:d="M0 51c0-29 23-51 51-51 27 0 50 22 50 51 0 28-23 50-50 50-28 0-51-22-51-50z">
          <text:p/>
        </draw:path>
        <draw:path draw:style-name="gr3" draw:text-style-name="P2" draw:layer="layout" svg:width="0.1cm" svg:height="0.1cm" svg:x="9.307cm" svg:y="26.958cm" svg:viewBox="0 0 101 101" svg:d="M0 51c0-29 23-51 52-51 27 0 49 22 49 51 0 28-22 50-49 50-29 0-52-22-52-50z">
          <text:p/>
        </draw:path>
        <draw:path draw:style-name="gr3" draw:text-style-name="P2" draw:layer="layout" svg:width="0.1cm" svg:height="0.1cm" svg:x="9.815cm" svg:y="26.369cm" svg:viewBox="0 0 101 101" svg:d="M0 51c0-29 24-51 52-51 27 0 49 22 49 51 0 28-22 50-49 50-28 0-52-22-52-50z">
          <text:p/>
        </draw:path>
        <draw:path draw:style-name="gr3" draw:text-style-name="P2" draw:layer="layout" svg:width="0.1cm" svg:height="0.1cm" svg:x="9.815cm" svg:y="26.619cm" svg:viewBox="0 0 101 101" svg:d="M0 50c0-28 24-50 52-50 27 0 49 22 49 50 0 29-22 51-49 51-28 0-52-22-52-51z">
          <text:p/>
        </draw:path>
        <draw:path draw:style-name="gr3" draw:text-style-name="P2" draw:layer="layout" svg:width="0.1cm" svg:height="0.1cm" svg:x="11.558cm" svg:y="25.175cm" svg:viewBox="0 0 101 101" svg:d="M0 51c0-29 23-51 52-51 27 0 49 22 49 51 0 28-22 50-49 50-29 0-52-22-52-50z">
          <text:p/>
        </draw:path>
        <draw:path draw:style-name="gr3" draw:text-style-name="P2" draw:layer="layout" svg:width="0.1cm" svg:height="0.1cm" svg:x="10.375cm" svg:y="26.114cm" svg:viewBox="0 0 101 101" svg:d="M0 50c0-28 23-50 52-50 27 0 49 22 49 50s-22 51-49 51c-29 0-52-23-52-51z">
          <text:p/>
        </draw:path>
        <draw:path draw:style-name="gr3" draw:text-style-name="P2" draw:layer="layout" svg:width="0.1cm" svg:height="0.1cm" svg:x="10.375cm" svg:y="26.368cm" svg:viewBox="0 0 101 101" svg:d="M0 51c0-29 23-51 52-51 27 0 49 22 49 51 0 28-22 50-49 50-29 0-52-22-52-50z">
          <text:p/>
        </draw:path>
        <draw:path draw:style-name="gr3" draw:text-style-name="P2" draw:layer="layout" svg:width="0.1cm" svg:height="0.1cm" svg:x="10.375cm" svg:y="26.622cm" svg:viewBox="0 0 101 101" svg:d="M0 50c0-28 23-50 52-50 27 0 49 22 49 50 0 29-22 51-49 51-29 0-52-22-52-51z">
          <text:p/>
        </draw:path>
        <draw:path draw:style-name="gr3" draw:text-style-name="P2" draw:layer="layout" svg:width="0.1cm" svg:height="0.1cm" svg:x="10.375cm" svg:y="26.876cm" svg:viewBox="0 0 101 101" svg:d="M0 51c0-28 23-51 52-51 27 0 49 23 49 51s-22 50-49 50c-29 0-52-22-52-50z">
          <text:p/>
        </draw:path>
        <draw:path draw:style-name="gr3" draw:text-style-name="P2" draw:layer="layout" svg:width="0.1cm" svg:height="0.1cm" svg:x="11.137cm" svg:y="26.876cm" svg:viewBox="0 0 101 101" svg:d="M0 51c0-28 23-51 51-51s50 23 50 51-22 50-50 50-51-22-51-50z">
          <text:p/>
        </draw:path>
        <draw:path draw:style-name="gr3" draw:text-style-name="P2" draw:layer="layout" svg:width="0.1cm" svg:height="0.1cm" svg:x="11.137cm" svg:y="26.622cm" svg:viewBox="0 0 101 101" svg:d="M0 50c0-28 23-50 51-50s50 22 50 50c0 29-22 51-50 51s-51-22-51-51z">
          <text:p/>
        </draw:path>
        <draw:path draw:style-name="gr3" draw:text-style-name="P2" draw:layer="layout" svg:width="0.1cm" svg:height="0.1cm" svg:x="11.137cm" svg:y="26.368cm" svg:viewBox="0 0 101 101" svg:d="M0 51c0-29 23-51 51-51s50 22 50 51c0 28-22 50-50 50s-51-22-51-50z">
          <text:p/>
        </draw:path>
        <draw:path draw:style-name="gr3" draw:text-style-name="P2" draw:layer="layout" svg:width="0.1cm" svg:height="0.1cm" svg:x="11.137cm" svg:y="26.114cm" svg:viewBox="0 0 101 101" svg:d="M0 50c0-28 23-50 51-50s50 22 50 50-22 51-50 51-51-23-51-51z">
          <text:p/>
        </draw:path>
        <draw:path draw:style-name="gr3" draw:text-style-name="P2" draw:layer="layout" svg:width="0.1cm" svg:height="0.1cm" svg:x="9.815cm" svg:y="25.175cm" svg:viewBox="0 0 101 101" svg:d="M0 51c0-29 24-51 52-51 27 0 49 22 49 51 0 28-22 50-49 50-28 0-52-22-52-50z">
          <text:p/>
        </draw:path>
        <draw:path draw:style-name="gr3" draw:text-style-name="P2" draw:layer="layout" svg:width="0.1cm" svg:height="0.1cm" svg:x="9.775cm" svg:y="26.958cm" svg:viewBox="0 0 101 101" svg:d="M0 51c0-29 23-51 52-51 27 0 49 22 49 51 0 28-22 50-49 50-29 0-52-22-52-50z">
          <text:p/>
        </draw:path>
        <draw:path draw:style-name="gr3" draw:text-style-name="P2" draw:layer="layout" svg:width="0.1cm" svg:height="0.1cm" svg:x="11.988cm" svg:y="25.717cm" svg:viewBox="0 0 101 101" svg:d="M0 50c0-28 23-50 50-50 28 0 51 22 51 50s-23 51-51 51c-27 0-50-23-50-51z">
          <text:p/>
        </draw:path>
        <draw:path draw:style-name="gr3" draw:text-style-name="P2" draw:layer="layout" svg:width="0.1cm" svg:height="0.1cm" svg:x="11.226cm" svg:y="25.717cm" svg:viewBox="0 0 101 101" svg:d="M0 50c0-28 22-50 49-50 28 0 52 22 52 50s-24 51-52 51c-27 0-49-23-49-51z">
          <text:p/>
        </draw:path>
        <draw:path draw:style-name="gr3" draw:text-style-name="P2" draw:layer="layout" svg:width="0.1cm" svg:height="0.1cm" svg:x="11.007cm" svg:y="25.175cm" svg:viewBox="0 0 101 101" svg:d="M0 51c0-29 23-51 50-51 28 0 51 22 51 51 0 28-23 50-51 50-27 0-50-22-50-50z">
          <text:p/>
        </draw:path>
        <draw:path draw:style-name="gr3" draw:text-style-name="P2" draw:layer="layout" svg:width="0.1cm" svg:height="0.1cm" svg:x="10.756cm" svg:y="25.175cm" svg:viewBox="0 0 101 101" svg:d="M0 51c0-29 23-51 51-51s50 22 50 51c0 28-22 50-50 50s-51-22-51-50z">
          <text:p/>
        </draw:path>
        <draw:path draw:style-name="gr3" draw:text-style-name="P2" draw:layer="layout" svg:width="0.1cm" svg:height="0.1cm" svg:x="10.507cm" svg:y="25.175cm" svg:viewBox="0 0 101 101" svg:d="M0 51c0-29 23-51 50-51 28 0 51 22 51 51 0 28-23 50-51 50-27 0-50-22-50-50z">
          <text:p/>
        </draw:path>
        <draw:path draw:style-name="gr3" draw:text-style-name="P2" draw:layer="layout" svg:width="0.1cm" svg:height="0.1cm" svg:x="9.053cm" svg:y="26.034cm" svg:viewBox="0 0 101 101" svg:d="M0 50c0-28 23-50 51-50 27 0 50 22 50 50 0 29-23 51-50 51-28 0-51-22-51-51z">
          <text:p/>
        </draw:path>
        <draw:path draw:style-name="gr3" draw:text-style-name="P2" draw:layer="layout" svg:width="0.1cm" svg:height="0.1cm" svg:x="9.815cm" svg:y="26.034cm" svg:viewBox="0 0 101 101" svg:d="M0 50c0-28 24-50 52-50 27 0 49 22 49 50 0 29-22 51-49 51-28 0-52-22-52-51z">
          <text:p/>
        </draw:path>
        <draw:path draw:style-name="gr3" draw:text-style-name="P2" draw:layer="layout" svg:width="0.1cm" svg:height="0.1cm" svg:x="9.053cm" svg:y="26.958cm" svg:viewBox="0 0 101 101" svg:d="M0 51c0-29 23-51 51-51 27 0 50 22 50 51 0 28-23 50-50 50-28 0-51-22-51-50z">
          <text:p/>
        </draw:path>
        <draw:path draw:style-name="gr3" draw:text-style-name="P2" draw:layer="layout" svg:width="0.1cm" svg:height="0.1cm" svg:x="9.307cm" svg:y="26.958cm" svg:viewBox="0 0 101 101" svg:d="M0 51c0-29 23-51 52-51 27 0 49 22 49 51 0 28-22 50-49 50-29 0-52-22-52-50z">
          <text:p/>
        </draw:path>
        <draw:path draw:style-name="gr3" draw:text-style-name="P2" draw:layer="layout" svg:width="0.1cm" svg:height="0.1cm" svg:x="9.815cm" svg:y="26.369cm" svg:viewBox="0 0 101 101" svg:d="M0 51c0-29 24-51 52-51 27 0 49 22 49 51 0 28-22 50-49 50-28 0-52-22-52-50z">
          <text:p/>
        </draw:path>
        <draw:path draw:style-name="gr3" draw:text-style-name="P2" draw:layer="layout" svg:width="0.1cm" svg:height="0.1cm" svg:x="9.815cm" svg:y="26.619cm" svg:viewBox="0 0 101 101" svg:d="M0 50c0-28 24-50 52-50 27 0 49 22 49 50 0 29-22 51-49 51-28 0-52-22-52-51z">
          <text:p/>
        </draw:path>
        <draw:path draw:style-name="gr3" draw:text-style-name="P2" draw:layer="layout" svg:width="0.1cm" svg:height="0.1cm" svg:x="11.558cm" svg:y="25.175cm" svg:viewBox="0 0 101 101" svg:d="M0 51c0-29 23-51 52-51 27 0 49 22 49 51 0 28-22 50-49 50-29 0-52-22-52-50z">
          <text:p/>
        </draw:path>
        <draw:path draw:style-name="gr3" draw:text-style-name="P2" draw:layer="layout" svg:width="0.1cm" svg:height="0.1cm" svg:x="10.375cm" svg:y="26.114cm" svg:viewBox="0 0 101 101" svg:d="M0 50c0-28 23-50 52-50 27 0 49 22 49 50s-22 51-49 51c-29 0-52-23-52-51z">
          <text:p/>
        </draw:path>
        <draw:path draw:style-name="gr3" draw:text-style-name="P2" draw:layer="layout" svg:width="0.1cm" svg:height="0.1cm" svg:x="10.375cm" svg:y="26.368cm" svg:viewBox="0 0 101 101" svg:d="M0 51c0-29 23-51 52-51 27 0 49 22 49 51 0 28-22 50-49 50-29 0-52-22-52-50z">
          <text:p/>
        </draw:path>
        <draw:path draw:style-name="gr3" draw:text-style-name="P2" draw:layer="layout" svg:width="0.1cm" svg:height="0.1cm" svg:x="10.375cm" svg:y="26.622cm" svg:viewBox="0 0 101 101" svg:d="M0 50c0-28 23-50 52-50 27 0 49 22 49 50 0 29-22 51-49 51-29 0-52-22-52-51z">
          <text:p/>
        </draw:path>
        <draw:path draw:style-name="gr3" draw:text-style-name="P2" draw:layer="layout" svg:width="0.1cm" svg:height="0.1cm" svg:x="10.375cm" svg:y="26.876cm" svg:viewBox="0 0 101 101" svg:d="M0 51c0-28 23-51 52-51 27 0 49 23 49 51s-22 50-49 50c-29 0-52-22-52-50z">
          <text:p/>
        </draw:path>
        <draw:path draw:style-name="gr3" draw:text-style-name="P2" draw:layer="layout" svg:width="0.1cm" svg:height="0.1cm" svg:x="11.137cm" svg:y="26.876cm" svg:viewBox="0 0 101 101" svg:d="M0 51c0-28 23-51 51-51s50 23 50 51-22 50-50 50-51-22-51-50z">
          <text:p/>
        </draw:path>
        <draw:path draw:style-name="gr3" draw:text-style-name="P2" draw:layer="layout" svg:width="0.1cm" svg:height="0.1cm" svg:x="11.137cm" svg:y="26.622cm" svg:viewBox="0 0 101 101" svg:d="M0 50c0-28 23-50 51-50s50 22 50 50c0 29-22 51-50 51s-51-22-51-51z">
          <text:p/>
        </draw:path>
        <draw:path draw:style-name="gr3" draw:text-style-name="P2" draw:layer="layout" svg:width="0.1cm" svg:height="0.1cm" svg:x="11.137cm" svg:y="26.368cm" svg:viewBox="0 0 101 101" svg:d="M0 51c0-29 23-51 51-51s50 22 50 51c0 28-22 50-50 50s-51-22-51-50z">
          <text:p/>
        </draw:path>
        <draw:path draw:style-name="gr3" draw:text-style-name="P2" draw:layer="layout" svg:width="0.1cm" svg:height="0.1cm" svg:x="11.137cm" svg:y="26.114cm" svg:viewBox="0 0 101 101" svg:d="M0 50c0-28 23-50 51-50s50 22 50 50-22 51-50 51-51-23-51-51z">
          <text:p/>
        </draw:path>
        <draw:path draw:style-name="gr3" draw:text-style-name="P2" draw:layer="layout" svg:width="0.1cm" svg:height="0.1cm" svg:x="9.815cm" svg:y="25.175cm" svg:viewBox="0 0 101 101" svg:d="M0 51c0-29 24-51 52-51 27 0 49 22 49 51 0 28-22 50-49 50-28 0-52-22-52-50z">
          <text:p/>
        </draw:path>
        <draw:path draw:style-name="gr3" draw:text-style-name="P2" draw:layer="layout" svg:width="0.1cm" svg:height="0.1cm" svg:x="9.775cm" svg:y="26.958cm" svg:viewBox="0 0 101 101" svg:d="M0 51c0-29 23-51 52-51 27 0 49 22 49 51 0 28-22 50-49 50-29 0-52-22-52-50z">
          <text:p/>
        </draw:path>
        <draw:path draw:style-name="gr3" draw:text-style-name="P2" draw:layer="layout" svg:width="0.1cm" svg:height="0.1cm" svg:x="11.988cm" svg:y="25.717cm" svg:viewBox="0 0 101 101" svg:d="M0 50c0-28 23-50 50-50 28 0 51 22 51 50s-23 51-51 51c-27 0-50-23-50-51z">
          <text:p/>
        </draw:path>
        <draw:path draw:style-name="gr3" draw:text-style-name="P2" draw:layer="layout" svg:width="0.1cm" svg:height="0.1cm" svg:x="11.226cm" svg:y="25.717cm" svg:viewBox="0 0 101 101" svg:d="M0 50c0-28 22-50 49-50 28 0 52 22 52 50s-24 51-52 51c-27 0-49-23-49-51z">
          <text:p/>
        </draw:path>
        <draw:path draw:style-name="gr3" draw:text-style-name="P2" draw:layer="layout" svg:width="0.1cm" svg:height="0.1cm" svg:x="11.007cm" svg:y="25.175cm" svg:viewBox="0 0 101 101" svg:d="M0 51c0-29 23-51 50-51 28 0 51 22 51 51 0 28-23 50-51 50-27 0-50-22-50-50z">
          <text:p/>
        </draw:path>
        <draw:path draw:style-name="gr3" draw:text-style-name="P2" draw:layer="layout" svg:width="0.1cm" svg:height="0.1cm" svg:x="10.756cm" svg:y="25.175cm" svg:viewBox="0 0 101 101" svg:d="M0 51c0-29 23-51 51-51s50 22 50 51c0 28-22 50-50 50s-51-22-51-50z">
          <text:p/>
        </draw:path>
        <draw:path draw:style-name="gr3" draw:text-style-name="P2" draw:layer="layout" svg:width="0.1cm" svg:height="0.1cm" svg:x="10.507cm" svg:y="25.175cm" svg:viewBox="0 0 101 101" svg:d="M0 51c0-29 23-51 50-51 28 0 51 22 51 51 0 28-23 50-51 50-27 0-50-22-50-50z">
          <text:p/>
        </draw:path>
        <draw:path draw:style-name="gr3" draw:text-style-name="P2" draw:layer="layout" svg:width="0.1cm" svg:height="0.1cm" svg:x="9.053cm" svg:y="26.034cm" svg:viewBox="0 0 101 101" svg:d="M0 50c0-28 23-50 51-50 27 0 50 22 50 50 0 29-23 51-50 51-28 0-51-22-51-51z">
          <text:p/>
        </draw:path>
        <draw:path draw:style-name="gr3" draw:text-style-name="P2" draw:layer="layout" svg:width="0.1cm" svg:height="0.1cm" svg:x="9.815cm" svg:y="26.034cm" svg:viewBox="0 0 101 101" svg:d="M0 50c0-28 24-50 52-50 27 0 49 22 49 50 0 29-22 51-49 51-28 0-52-22-52-51z">
          <text:p/>
        </draw:path>
        <draw:path draw:style-name="gr3" draw:text-style-name="P2" draw:layer="layout" svg:width="0.1cm" svg:height="0.1cm" svg:x="9.053cm" svg:y="26.958cm" svg:viewBox="0 0 101 101" svg:d="M0 51c0-29 23-51 51-51 27 0 50 22 50 51 0 28-23 50-50 50-28 0-51-22-51-50z">
          <text:p/>
        </draw:path>
        <draw:path draw:style-name="gr3" draw:text-style-name="P2" draw:layer="layout" svg:width="0.1cm" svg:height="0.1cm" svg:x="9.307cm" svg:y="26.958cm" svg:viewBox="0 0 101 101" svg:d="M0 51c0-29 23-51 52-51 27 0 49 22 49 51 0 28-22 50-49 50-29 0-52-22-52-50z">
          <text:p/>
        </draw:path>
        <draw:path draw:style-name="gr3" draw:text-style-name="P2" draw:layer="layout" svg:width="0.1cm" svg:height="0.1cm" svg:x="9.815cm" svg:y="26.369cm" svg:viewBox="0 0 101 101" svg:d="M0 51c0-29 24-51 52-51 27 0 49 22 49 51 0 28-22 50-49 50-28 0-52-22-52-50z">
          <text:p/>
        </draw:path>
        <draw:path draw:style-name="gr3" draw:text-style-name="P2" draw:layer="layout" svg:width="0.1cm" svg:height="0.1cm" svg:x="9.815cm" svg:y="26.619cm" svg:viewBox="0 0 101 101" svg:d="M0 50c0-28 24-50 52-50 27 0 49 22 49 50 0 29-22 51-49 51-28 0-52-22-52-51z">
          <text:p/>
        </draw:path>
        <draw:path draw:style-name="gr3" draw:text-style-name="P2" draw:layer="layout" svg:width="0.1cm" svg:height="0.1cm" svg:x="11.558cm" svg:y="25.175cm" svg:viewBox="0 0 101 101" svg:d="M0 51c0-29 23-51 52-51 27 0 49 22 49 51 0 28-22 50-49 50-29 0-52-22-52-50z">
          <text:p/>
        </draw:path>
        <draw:path draw:style-name="gr3" draw:text-style-name="P2" draw:layer="layout" svg:width="0.1cm" svg:height="0.1cm" svg:x="10.375cm" svg:y="26.114cm" svg:viewBox="0 0 101 101" svg:d="M0 50c0-28 23-50 52-50 27 0 49 22 49 50s-22 51-49 51c-29 0-52-23-52-51z">
          <text:p/>
        </draw:path>
        <draw:path draw:style-name="gr3" draw:text-style-name="P2" draw:layer="layout" svg:width="0.1cm" svg:height="0.1cm" svg:x="10.375cm" svg:y="26.368cm" svg:viewBox="0 0 101 101" svg:d="M0 51c0-29 23-51 52-51 27 0 49 22 49 51 0 28-22 50-49 50-29 0-52-22-52-50z">
          <text:p/>
        </draw:path>
        <draw:path draw:style-name="gr3" draw:text-style-name="P2" draw:layer="layout" svg:width="0.1cm" svg:height="0.1cm" svg:x="10.375cm" svg:y="26.622cm" svg:viewBox="0 0 101 101" svg:d="M0 50c0-28 23-50 52-50 27 0 49 22 49 50 0 29-22 51-49 51-29 0-52-22-52-51z">
          <text:p/>
        </draw:path>
        <draw:path draw:style-name="gr3" draw:text-style-name="P2" draw:layer="layout" svg:width="0.1cm" svg:height="0.1cm" svg:x="10.375cm" svg:y="26.876cm" svg:viewBox="0 0 101 101" svg:d="M0 51c0-28 23-51 52-51 27 0 49 23 49 51s-22 50-49 50c-29 0-52-22-52-50z">
          <text:p/>
        </draw:path>
        <draw:path draw:style-name="gr3" draw:text-style-name="P2" draw:layer="layout" svg:width="0.1cm" svg:height="0.1cm" svg:x="11.137cm" svg:y="26.876cm" svg:viewBox="0 0 101 101" svg:d="M0 51c0-28 23-51 51-51s50 23 50 51-22 50-50 50-51-22-51-50z">
          <text:p/>
        </draw:path>
        <draw:path draw:style-name="gr3" draw:text-style-name="P2" draw:layer="layout" svg:width="0.1cm" svg:height="0.1cm" svg:x="11.137cm" svg:y="26.622cm" svg:viewBox="0 0 101 101" svg:d="M0 50c0-28 23-50 51-50s50 22 50 50c0 29-22 51-50 51s-51-22-51-51z">
          <text:p/>
        </draw:path>
        <draw:path draw:style-name="gr3" draw:text-style-name="P2" draw:layer="layout" svg:width="0.1cm" svg:height="0.1cm" svg:x="11.137cm" svg:y="26.368cm" svg:viewBox="0 0 101 101" svg:d="M0 51c0-29 23-51 51-51s50 22 50 51c0 28-22 50-50 50s-51-22-51-50z">
          <text:p/>
        </draw:path>
        <draw:path draw:style-name="gr3" draw:text-style-name="P2" draw:layer="layout" svg:width="0.1cm" svg:height="0.1cm" svg:x="11.137cm" svg:y="26.114cm" svg:viewBox="0 0 101 101" svg:d="M0 50c0-28 23-50 51-50s50 22 50 50-22 51-50 51-51-23-51-51z">
          <text:p/>
        </draw:path>
        <draw:path draw:style-name="gr3" draw:text-style-name="P2" draw:layer="layout" svg:width="0.1cm" svg:height="0.1cm" svg:x="9.815cm" svg:y="25.175cm" svg:viewBox="0 0 101 101" svg:d="M0 51c0-29 24-51 52-51 27 0 49 22 49 51 0 28-22 50-49 50-28 0-52-22-52-50z">
          <text:p/>
        </draw:path>
        <draw:path draw:style-name="gr3" draw:text-style-name="P2" draw:layer="layout" svg:width="0.1cm" svg:height="0.1cm" svg:x="9.775cm" svg:y="26.958cm" svg:viewBox="0 0 101 101" svg:d="M0 51c0-29 23-51 52-51 27 0 49 22 49 51 0 28-22 50-49 50-29 0-52-22-52-50z">
          <text:p/>
        </draw:path>
        <draw:line draw:style-name="gr10" draw:text-style-name="P1" draw:layer="layout" svg:x1="12.392cm" svg:y1="27.657cm" svg:x2="8.707cm" svg:y2="27.657cm">
          <text:p/>
        </draw:line>
        <draw:line draw:style-name="gr10" draw:text-style-name="P1" draw:layer="layout" svg:x1="12.392cm" svg:y1="23.532cm" svg:x2="12.392cm" svg:y2="27.657cm">
          <text:p/>
        </draw:line>
        <draw:line draw:style-name="gr10" draw:text-style-name="P1" draw:layer="layout" svg:x1="8.707cm" svg:y1="27.657cm" svg:x2="8.707cm" svg:y2="23.532cm">
          <text:p/>
        </draw:line>
        <draw:line draw:style-name="gr10" draw:text-style-name="P1" draw:layer="layout" svg:x1="8.707cm" svg:y1="23.532cm" svg:x2="12.392cm" svg:y2="23.532cm">
          <text:p/>
        </draw:line>
        <draw:path draw:style-name="gr3" draw:text-style-name="P2" draw:layer="layout" svg:width="0.1cm" svg:height="0.1cm" svg:x="11.988cm" svg:y="25.717cm" svg:viewBox="0 0 101 101" svg:d="M0 50c0-28 23-50 50-50 28 0 51 22 51 50s-23 51-51 51c-27 0-50-23-50-51z">
          <text:p/>
        </draw:path>
        <draw:path draw:style-name="gr3" draw:text-style-name="P2" draw:layer="layout" svg:width="0.1cm" svg:height="0.1cm" svg:x="11.226cm" svg:y="25.717cm" svg:viewBox="0 0 101 101" svg:d="M0 50c0-28 22-50 49-50 28 0 52 22 52 50s-24 51-52 51c-27 0-49-23-49-51z">
          <text:p/>
        </draw:path>
        <draw:path draw:style-name="gr3" draw:text-style-name="P2" draw:layer="layout" svg:width="0.1cm" svg:height="0.1cm" svg:x="11.007cm" svg:y="25.175cm" svg:viewBox="0 0 101 101" svg:d="M0 51c0-29 23-51 50-51 28 0 51 22 51 51 0 28-23 50-51 50-27 0-50-22-50-50z">
          <text:p/>
        </draw:path>
        <draw:path draw:style-name="gr3" draw:text-style-name="P2" draw:layer="layout" svg:width="0.1cm" svg:height="0.1cm" svg:x="10.756cm" svg:y="25.175cm" svg:viewBox="0 0 101 101" svg:d="M0 51c0-29 23-51 51-51s50 22 50 51c0 28-22 50-50 50s-51-22-51-50z">
          <text:p/>
        </draw:path>
        <draw:path draw:style-name="gr3" draw:text-style-name="P2" draw:layer="layout" svg:width="0.1cm" svg:height="0.1cm" svg:x="10.507cm" svg:y="25.175cm" svg:viewBox="0 0 101 101" svg:d="M0 51c0-29 23-51 50-51 28 0 51 22 51 51 0 28-23 50-51 50-27 0-50-22-50-50z">
          <text:p/>
        </draw:path>
        <draw:path draw:style-name="gr3" draw:text-style-name="P2" draw:layer="layout" svg:width="0.1cm" svg:height="0.1cm" svg:x="9.053cm" svg:y="26.034cm" svg:viewBox="0 0 101 101" svg:d="M0 50c0-28 23-50 51-50 27 0 50 22 50 50 0 29-23 51-50 51-28 0-51-22-51-51z">
          <text:p/>
        </draw:path>
        <draw:path draw:style-name="gr3" draw:text-style-name="P2" draw:layer="layout" svg:width="0.1cm" svg:height="0.1cm" svg:x="9.815cm" svg:y="26.034cm" svg:viewBox="0 0 101 101" svg:d="M0 50c0-28 24-50 52-50 27 0 49 22 49 50 0 29-22 51-49 51-28 0-52-22-52-51z">
          <text:p/>
        </draw:path>
        <draw:path draw:style-name="gr3" draw:text-style-name="P2" draw:layer="layout" svg:width="0.1cm" svg:height="0.1cm" svg:x="9.053cm" svg:y="26.958cm" svg:viewBox="0 0 101 101" svg:d="M0 51c0-29 23-51 51-51 27 0 50 22 50 51 0 28-23 50-50 50-28 0-51-22-51-50z">
          <text:p/>
        </draw:path>
        <draw:path draw:style-name="gr3" draw:text-style-name="P2" draw:layer="layout" svg:width="0.1cm" svg:height="0.1cm" svg:x="9.307cm" svg:y="26.958cm" svg:viewBox="0 0 101 101" svg:d="M0 51c0-29 23-51 52-51 27 0 49 22 49 51 0 28-22 50-49 50-29 0-52-22-52-50z">
          <text:p/>
        </draw:path>
        <draw:path draw:style-name="gr3" draw:text-style-name="P2" draw:layer="layout" svg:width="0.1cm" svg:height="0.1cm" svg:x="9.815cm" svg:y="26.369cm" svg:viewBox="0 0 101 101" svg:d="M0 51c0-29 24-51 52-51 27 0 49 22 49 51 0 28-22 50-49 50-28 0-52-22-52-50z">
          <text:p/>
        </draw:path>
        <draw:path draw:style-name="gr3" draw:text-style-name="P2" draw:layer="layout" svg:width="0.1cm" svg:height="0.1cm" svg:x="9.815cm" svg:y="26.619cm" svg:viewBox="0 0 101 101" svg:d="M0 50c0-28 24-50 52-50 27 0 49 22 49 50 0 29-22 51-49 51-28 0-52-22-52-51z">
          <text:p/>
        </draw:path>
        <draw:path draw:style-name="gr3" draw:text-style-name="P2" draw:layer="layout" svg:width="0.1cm" svg:height="0.1cm" svg:x="11.558cm" svg:y="25.175cm" svg:viewBox="0 0 101 101" svg:d="M0 51c0-29 23-51 52-51 27 0 49 22 49 51 0 28-22 50-49 50-29 0-52-22-52-50z">
          <text:p/>
        </draw:path>
        <draw:path draw:style-name="gr3" draw:text-style-name="P2" draw:layer="layout" svg:width="0.1cm" svg:height="0.1cm" svg:x="10.375cm" svg:y="26.114cm" svg:viewBox="0 0 101 101" svg:d="M0 50c0-28 23-50 52-50 27 0 49 22 49 50s-22 51-49 51c-29 0-52-23-52-51z">
          <text:p/>
        </draw:path>
        <draw:path draw:style-name="gr3" draw:text-style-name="P2" draw:layer="layout" svg:width="0.1cm" svg:height="0.1cm" svg:x="10.375cm" svg:y="26.368cm" svg:viewBox="0 0 101 101" svg:d="M0 51c0-29 23-51 52-51 27 0 49 22 49 51 0 28-22 50-49 50-29 0-52-22-52-50z">
          <text:p/>
        </draw:path>
        <draw:path draw:style-name="gr3" draw:text-style-name="P2" draw:layer="layout" svg:width="0.1cm" svg:height="0.1cm" svg:x="10.375cm" svg:y="26.622cm" svg:viewBox="0 0 101 101" svg:d="M0 50c0-28 23-50 52-50 27 0 49 22 49 50 0 29-22 51-49 51-29 0-52-22-52-51z">
          <text:p/>
        </draw:path>
        <draw:path draw:style-name="gr3" draw:text-style-name="P2" draw:layer="layout" svg:width="0.1cm" svg:height="0.1cm" svg:x="10.375cm" svg:y="26.876cm" svg:viewBox="0 0 101 101" svg:d="M0 51c0-28 23-51 52-51 27 0 49 23 49 51s-22 50-49 50c-29 0-52-22-52-50z">
          <text:p/>
        </draw:path>
        <draw:path draw:style-name="gr3" draw:text-style-name="P2" draw:layer="layout" svg:width="0.1cm" svg:height="0.1cm" svg:x="11.137cm" svg:y="26.876cm" svg:viewBox="0 0 101 101" svg:d="M0 51c0-28 23-51 51-51s50 23 50 51-22 50-50 50-51-22-51-50z">
          <text:p/>
        </draw:path>
        <draw:path draw:style-name="gr3" draw:text-style-name="P2" draw:layer="layout" svg:width="0.1cm" svg:height="0.1cm" svg:x="11.137cm" svg:y="26.622cm" svg:viewBox="0 0 101 101" svg:d="M0 50c0-28 23-50 51-50s50 22 50 50c0 29-22 51-50 51s-51-22-51-51z">
          <text:p/>
        </draw:path>
        <draw:path draw:style-name="gr3" draw:text-style-name="P2" draw:layer="layout" svg:width="0.1cm" svg:height="0.1cm" svg:x="11.137cm" svg:y="26.368cm" svg:viewBox="0 0 101 101" svg:d="M0 51c0-29 23-51 51-51s50 22 50 51c0 28-22 50-50 50s-51-22-51-50z">
          <text:p/>
        </draw:path>
        <draw:path draw:style-name="gr3" draw:text-style-name="P2" draw:layer="layout" svg:width="0.1cm" svg:height="0.1cm" svg:x="11.137cm" svg:y="26.114cm" svg:viewBox="0 0 101 101" svg:d="M0 50c0-28 23-50 51-50s50 22 50 50-22 51-50 51-51-23-51-51z">
          <text:p/>
        </draw:path>
        <draw:path draw:style-name="gr3" draw:text-style-name="P2" draw:layer="layout" svg:width="0.1cm" svg:height="0.1cm" svg:x="9.815cm" svg:y="25.175cm" svg:viewBox="0 0 101 101" svg:d="M0 51c0-29 24-51 52-51 27 0 49 22 49 51 0 28-22 50-49 50-28 0-52-22-52-50z">
          <text:p/>
        </draw:path>
        <draw:path draw:style-name="gr3" draw:text-style-name="P2" draw:layer="layout" svg:width="0.1cm" svg:height="0.1cm" svg:x="9.775cm" svg:y="26.958cm" svg:viewBox="0 0 101 101" svg:d="M0 51c0-29 23-51 52-51 27 0 49 22 49 51 0 28-22 50-49 50-29 0-52-22-52-50z">
          <text:p/>
        </draw:path>
        <draw:path draw:style-name="gr9" draw:text-style-name="P3" draw:layer="layout" svg:width="0.1cm" svg:height="0.1cm" svg:x="11.988cm" svg:y="25.717cm" svg:viewBox="0 0 101 101" svg:d="M0 50c0-28 23-50 50-50 28 0 51 22 51 50s-23 51-51 51c-27 0-50-23-50-51z">
          <text:p/>
        </draw:path>
        <draw:path draw:style-name="gr9" draw:text-style-name="P3" draw:layer="layout" svg:width="0.1cm" svg:height="0.1cm" svg:x="11.226cm" svg:y="25.717cm" svg:viewBox="0 0 101 101" svg:d="M0 50c0-28 22-50 49-50 28 0 52 22 52 50s-24 51-52 51c-27 0-49-23-49-51z">
          <text:p/>
        </draw:path>
        <draw:path draw:style-name="gr9" draw:text-style-name="P3" draw:layer="layout" svg:width="0.1cm" svg:height="0.1cm" svg:x="11.007cm" svg:y="25.175cm" svg:viewBox="0 0 101 101" svg:d="M0 51c0-29 23-51 50-51 28 0 51 22 51 51 0 28-23 50-51 50-27 0-50-22-50-50z">
          <text:p/>
        </draw:path>
        <draw:path draw:style-name="gr9" draw:text-style-name="P3" draw:layer="layout" svg:width="0.1cm" svg:height="0.1cm" svg:x="10.756cm" svg:y="25.175cm" svg:viewBox="0 0 101 101" svg:d="M0 51c0-29 23-51 51-51s50 22 50 51c0 28-22 50-50 50s-51-22-51-50z">
          <text:p/>
        </draw:path>
        <draw:path draw:style-name="gr9" draw:text-style-name="P3" draw:layer="layout" svg:width="0.1cm" svg:height="0.1cm" svg:x="10.507cm" svg:y="25.175cm" svg:viewBox="0 0 101 101" svg:d="M0 51c0-29 23-51 50-51 28 0 51 22 51 51 0 28-23 50-51 50-27 0-50-22-50-50z">
          <text:p/>
        </draw:path>
        <draw:path draw:style-name="gr9" draw:text-style-name="P3" draw:layer="layout" svg:width="0.1cm" svg:height="0.1cm" svg:x="9.053cm" svg:y="26.034cm" svg:viewBox="0 0 101 101" svg:d="M0 50c0-28 23-50 51-50 27 0 50 22 50 50 0 29-23 51-50 51-28 0-51-22-51-51z">
          <text:p/>
        </draw:path>
        <draw:path draw:style-name="gr9" draw:text-style-name="P3" draw:layer="layout" svg:width="0.1cm" svg:height="0.1cm" svg:x="9.815cm" svg:y="26.034cm" svg:viewBox="0 0 101 101" svg:d="M0 50c0-28 24-50 52-50 27 0 49 22 49 50 0 29-22 51-49 51-28 0-52-22-52-51z">
          <text:p/>
        </draw:path>
        <draw:path draw:style-name="gr9" draw:text-style-name="P3" draw:layer="layout" svg:width="0.1cm" svg:height="0.1cm" svg:x="9.053cm" svg:y="26.958cm" svg:viewBox="0 0 101 101" svg:d="M0 51c0-29 23-51 51-51 27 0 50 22 50 51 0 28-23 50-50 50-28 0-51-22-51-50z">
          <text:p/>
        </draw:path>
        <draw:path draw:style-name="gr9" draw:text-style-name="P3" draw:layer="layout" svg:width="0.1cm" svg:height="0.1cm" svg:x="9.307cm" svg:y="26.958cm" svg:viewBox="0 0 101 101" svg:d="M0 51c0-29 23-51 52-51 27 0 49 22 49 51 0 28-22 50-49 50-29 0-52-22-52-50z">
          <text:p/>
        </draw:path>
        <draw:path draw:style-name="gr9" draw:text-style-name="P3" draw:layer="layout" svg:width="0.1cm" svg:height="0.1cm" svg:x="9.815cm" svg:y="26.369cm" svg:viewBox="0 0 101 101" svg:d="M0 51c0-29 24-51 52-51 27 0 49 22 49 51 0 28-22 50-49 50-28 0-52-22-52-50z">
          <text:p/>
        </draw:path>
        <draw:path draw:style-name="gr9" draw:text-style-name="P3" draw:layer="layout" svg:width="0.1cm" svg:height="0.1cm" svg:x="9.815cm" svg:y="26.619cm" svg:viewBox="0 0 101 101" svg:d="M0 50c0-28 24-50 52-50 27 0 49 22 49 50 0 29-22 51-49 51-28 0-52-22-52-51z">
          <text:p/>
        </draw:path>
        <draw:path draw:style-name="gr9" draw:text-style-name="P3" draw:layer="layout" svg:width="0.1cm" svg:height="0.1cm" svg:x="11.558cm" svg:y="25.175cm" svg:viewBox="0 0 101 101" svg:d="M0 51c0-29 23-51 52-51 27 0 49 22 49 51 0 28-22 50-49 50-29 0-52-22-52-50z">
          <text:p/>
        </draw:path>
        <draw:path draw:style-name="gr9" draw:text-style-name="P3" draw:layer="layout" svg:width="0.1cm" svg:height="0.1cm" svg:x="10.375cm" svg:y="26.114cm" svg:viewBox="0 0 101 101" svg:d="M0 50c0-28 23-50 52-50 27 0 49 22 49 50s-22 51-49 51c-29 0-52-23-52-51z">
          <text:p/>
        </draw:path>
        <draw:path draw:style-name="gr9" draw:text-style-name="P3" draw:layer="layout" svg:width="0.1cm" svg:height="0.1cm" svg:x="10.375cm" svg:y="26.368cm" svg:viewBox="0 0 101 101" svg:d="M0 51c0-29 23-51 52-51 27 0 49 22 49 51 0 28-22 50-49 50-29 0-52-22-52-50z">
          <text:p/>
        </draw:path>
        <draw:path draw:style-name="gr9" draw:text-style-name="P3" draw:layer="layout" svg:width="0.1cm" svg:height="0.1cm" svg:x="10.375cm" svg:y="26.622cm" svg:viewBox="0 0 101 101" svg:d="M0 50c0-28 23-50 52-50 27 0 49 22 49 50 0 29-22 51-49 51-29 0-52-22-52-51z">
          <text:p/>
        </draw:path>
        <draw:path draw:style-name="gr9" draw:text-style-name="P3" draw:layer="layout" svg:width="0.1cm" svg:height="0.1cm" svg:x="10.375cm" svg:y="26.876cm" svg:viewBox="0 0 101 101" svg:d="M0 51c0-28 23-51 52-51 27 0 49 23 49 51s-22 50-49 50c-29 0-52-22-52-50z">
          <text:p/>
        </draw:path>
        <draw:path draw:style-name="gr9" draw:text-style-name="P3" draw:layer="layout" svg:width="0.1cm" svg:height="0.1cm" svg:x="11.137cm" svg:y="26.876cm" svg:viewBox="0 0 101 101" svg:d="M0 51c0-28 23-51 51-51s50 23 50 51-22 50-50 50-51-22-51-50z">
          <text:p/>
        </draw:path>
        <draw:path draw:style-name="gr9" draw:text-style-name="P3" draw:layer="layout" svg:width="0.1cm" svg:height="0.1cm" svg:x="11.137cm" svg:y="26.622cm" svg:viewBox="0 0 101 101" svg:d="M0 50c0-28 23-50 51-50s50 22 50 50c0 29-22 51-50 51s-51-22-51-51z">
          <text:p/>
        </draw:path>
        <draw:path draw:style-name="gr9" draw:text-style-name="P3" draw:layer="layout" svg:width="0.1cm" svg:height="0.1cm" svg:x="11.137cm" svg:y="26.368cm" svg:viewBox="0 0 101 101" svg:d="M0 51c0-29 23-51 51-51s50 22 50 51c0 28-22 50-50 50s-51-22-51-50z">
          <text:p/>
        </draw:path>
        <draw:path draw:style-name="gr9" draw:text-style-name="P3" draw:layer="layout" svg:width="0.1cm" svg:height="0.1cm" svg:x="11.137cm" svg:y="26.114cm" svg:viewBox="0 0 101 101" svg:d="M0 50c0-28 23-50 51-50s50 22 50 50-22 51-50 51-51-23-51-51z">
          <text:p/>
        </draw:path>
        <draw:path draw:style-name="gr9" draw:text-style-name="P3" draw:layer="layout" svg:width="0.1cm" svg:height="0.1cm" svg:x="9.815cm" svg:y="25.175cm" svg:viewBox="0 0 101 101" svg:d="M0 51c0-29 24-51 52-51 27 0 49 22 49 51 0 28-22 50-49 50-28 0-52-22-52-50z">
          <text:p/>
        </draw:path>
        <draw:path draw:style-name="gr9" draw:text-style-name="P3" draw:layer="layout" svg:width="0.1cm" svg:height="0.1cm" svg:x="9.775cm" svg:y="26.958cm" svg:viewBox="0 0 101 101" svg:d="M0 51c0-29 23-51 52-51 27 0 49 22 49 51 0 28-22 50-49 50-29 0-52-22-52-50z">
          <text:p/>
        </draw:path>
        <draw:line draw:style-name="gr1" draw:text-style-name="P1" draw:layer="layout" svg:x1="15.576cm" svg:y1="25.466cm" svg:x2="15.576cm" svg:y2="25.546cm">
          <text:p/>
        </draw:line>
        <draw:line draw:style-name="gr1" draw:text-style-name="P1" draw:layer="layout" svg:x1="15.605cm" svg:y1="25.42cm" svg:x2="15.635cm" svg:y2="25.507cm">
          <text:p/>
        </draw:line>
        <draw:line draw:style-name="gr1" draw:text-style-name="P1" draw:layer="layout" svg:x1="15.634cm" svg:y1="25.506cm" svg:x2="15.559cm" svg:y2="25.506cm">
          <text:p/>
        </draw:line>
        <draw:line draw:style-name="gr1" draw:text-style-name="P1" draw:layer="layout" svg:x1="15.525cm" svg:y1="25.426cm" svg:x2="15.445cm" svg:y2="25.426cm">
          <text:p/>
        </draw:line>
        <draw:line draw:style-name="gr1" draw:text-style-name="P1" draw:layer="layout" svg:x1="15.445cm" svg:y1="25.426cm" svg:x2="15.497cm" svg:y2="25.547cm">
          <text:p/>
        </draw:line>
        <draw:line draw:style-name="gr1" draw:text-style-name="P1" draw:layer="layout" svg:x1="15.376cm" svg:y1="25.426cm" svg:x2="15.365cm" svg:y2="25.426cm">
          <text:p/>
        </draw:line>
        <draw:line draw:style-name="gr1" draw:text-style-name="P1" draw:layer="layout" svg:x1="15.366cm" svg:y1="25.426cm" svg:x2="15.354cm" svg:y2="25.433cm">
          <text:p/>
        </draw:line>
        <draw:line draw:style-name="gr1" draw:text-style-name="P1" draw:layer="layout" svg:x1="15.355cm" svg:y1="25.432cm" svg:x2="15.348cm" svg:y2="25.44cm">
          <text:p/>
        </draw:line>
        <draw:line draw:style-name="gr1" draw:text-style-name="P1" draw:layer="layout" svg:x1="15.35cm" svg:y1="25.438cm" svg:x2="15.342cm" svg:y2="25.45cm">
          <text:p/>
        </draw:line>
        <draw:line draw:style-name="gr1" draw:text-style-name="P1" draw:layer="layout" svg:x1="15.343cm" svg:y1="25.449cm" svg:x2="15.336cm" svg:y2="25.473cm">
          <text:p/>
        </draw:line>
        <draw:line draw:style-name="gr1" draw:text-style-name="P1" draw:layer="layout" svg:x1="15.336cm" svg:y1="25.472cm" svg:x2="15.336cm" svg:y2="25.5cm">
          <text:p/>
        </draw:line>
        <draw:line draw:style-name="gr1" draw:text-style-name="P1" draw:layer="layout" svg:x1="15.336cm" svg:y1="25.5cm" svg:x2="15.343cm" svg:y2="25.524cm">
          <text:p/>
        </draw:line>
        <draw:line draw:style-name="gr1" draw:text-style-name="P1" draw:layer="layout" svg:x1="15.342cm" svg:y1="25.523cm" svg:x2="15.35cm" svg:y2="25.536cm">
          <text:p/>
        </draw:line>
        <draw:line draw:style-name="gr1" draw:text-style-name="P1" draw:layer="layout" svg:x1="15.348cm" svg:y1="25.535cm" svg:x2="15.355cm" svg:y2="25.541cm">
          <text:p/>
        </draw:line>
        <draw:line draw:style-name="gr1" draw:text-style-name="P1" draw:layer="layout" svg:x1="15.354cm" svg:y1="25.54cm" svg:x2="15.366cm" svg:y2="25.547cm">
          <text:p/>
        </draw:line>
        <draw:line draw:style-name="gr1" draw:text-style-name="P1" draw:layer="layout" svg:x1="15.365cm" svg:y1="25.546cm" svg:x2="15.376cm" svg:y2="25.546cm">
          <text:p/>
        </draw:line>
        <draw:line draw:style-name="gr1" draw:text-style-name="P1" draw:layer="layout" svg:x1="15.376cm" svg:y1="25.547cm" svg:x2="15.389cm" svg:y2="25.54cm">
          <text:p/>
        </draw:line>
        <draw:line draw:style-name="gr1" draw:text-style-name="P1" draw:layer="layout" svg:x1="15.388cm" svg:y1="25.541cm" svg:x2="15.395cm" svg:y2="25.535cm">
          <text:p/>
        </draw:line>
        <draw:line draw:style-name="gr1" draw:text-style-name="P1" draw:layer="layout" svg:x1="15.394cm" svg:y1="25.536cm" svg:x2="15.4cm" svg:y2="25.523cm">
          <text:p/>
        </draw:line>
        <draw:line draw:style-name="gr1" draw:text-style-name="P1" draw:layer="layout" svg:x1="15.399cm" svg:y1="25.524cm" svg:x2="15.406cm" svg:y2="25.5cm">
          <text:p/>
        </draw:line>
        <draw:line draw:style-name="gr1" draw:text-style-name="P1" draw:layer="layout" svg:x1="15.405cm" svg:y1="25.5cm" svg:x2="15.405cm" svg:y2="25.472cm">
          <text:p/>
        </draw:line>
        <draw:line draw:style-name="gr1" draw:text-style-name="P1" draw:layer="layout" svg:x1="15.406cm" svg:y1="25.473cm" svg:x2="15.399cm" svg:y2="25.449cm">
          <text:p/>
        </draw:line>
        <draw:line draw:style-name="gr1" draw:text-style-name="P1" draw:layer="layout" svg:x1="15.4cm" svg:y1="25.45cm" svg:x2="15.394cm" svg:y2="25.438cm">
          <text:p/>
        </draw:line>
        <draw:line draw:style-name="gr1" draw:text-style-name="P1" draw:layer="layout" svg:x1="15.395cm" svg:y1="25.44cm" svg:x2="15.388cm" svg:y2="25.432cm">
          <text:p/>
        </draw:line>
        <draw:line draw:style-name="gr1" draw:text-style-name="P1" draw:layer="layout" svg:x1="15.389cm" svg:y1="25.433cm" svg:x2="15.376cm" svg:y2="25.426cm">
          <text:p/>
        </draw:line>
        <draw:line draw:style-name="gr1" draw:text-style-name="P1" draw:layer="layout" svg:x1="15.268cm" svg:y1="25.547cm" svg:x2="15.28cm" svg:y2="25.54cm">
          <text:p/>
        </draw:line>
        <draw:line draw:style-name="gr1" draw:text-style-name="P1" draw:layer="layout" svg:x1="15.279cm" svg:y1="25.541cm" svg:x2="15.286cm" svg:y2="25.535cm">
          <text:p/>
        </draw:line>
        <draw:line draw:style-name="gr1" draw:text-style-name="P1" draw:layer="layout" svg:x1="15.285cm" svg:y1="25.536cm" svg:x2="15.292cm" svg:y2="25.523cm">
          <text:p/>
        </draw:line>
        <draw:line draw:style-name="gr1" draw:text-style-name="P1" draw:layer="layout" svg:x1="15.291cm" svg:y1="25.523cm" svg:x2="15.291cm" svg:y2="25.489cm">
          <text:p/>
        </draw:line>
        <draw:line draw:style-name="gr1" draw:text-style-name="P1" draw:layer="layout" svg:x1="15.292cm" svg:y1="25.49cm" svg:x2="15.285cm" svg:y2="25.478cm">
          <text:p/>
        </draw:line>
        <draw:line draw:style-name="gr1" draw:text-style-name="P1" draw:layer="layout" svg:x1="15.286cm" svg:y1="25.48cm" svg:x2="15.279cm" svg:y2="25.472cm">
          <text:p/>
        </draw:line>
        <draw:line draw:style-name="gr1" draw:text-style-name="P1" draw:layer="layout" svg:x1="15.28cm" svg:y1="25.473cm" svg:x2="15.268cm" svg:y2="25.466cm">
          <text:p/>
        </draw:line>
        <draw:line draw:style-name="gr1" draw:text-style-name="P1" draw:layer="layout" svg:x1="15.268cm" svg:y1="25.466cm" svg:x2="15.251cm" svg:y2="25.466cm">
          <text:p/>
        </draw:line>
        <draw:line draw:style-name="gr1" draw:text-style-name="P1" draw:layer="layout" svg:x1="15.252cm" svg:y1="25.466cm" svg:x2="15.239cm" svg:y2="25.473cm">
          <text:p/>
        </draw:line>
        <draw:line draw:style-name="gr1" draw:text-style-name="P1" draw:layer="layout" svg:x1="15.24cm" svg:y1="25.472cm" svg:x2="15.234cm" svg:y2="25.48cm">
          <text:p/>
        </draw:line>
        <draw:line draw:style-name="gr1" draw:text-style-name="P1" draw:layer="layout" svg:x1="15.235cm" svg:y1="25.478cm" svg:x2="15.228cm" svg:y2="25.49cm">
          <text:p/>
        </draw:line>
        <draw:line draw:style-name="gr1" draw:text-style-name="P1" draw:layer="layout" svg:x1="15.228cm" svg:y1="25.489cm" svg:x2="15.228cm" svg:y2="25.523cm">
          <text:p/>
        </draw:line>
        <draw:line draw:style-name="gr1" draw:text-style-name="P1" draw:layer="layout" svg:x1="15.228cm" svg:y1="25.523cm" svg:x2="15.235cm" svg:y2="25.536cm">
          <text:p/>
        </draw:line>
        <draw:line draw:style-name="gr1" draw:text-style-name="P1" draw:layer="layout" svg:x1="15.234cm" svg:y1="25.535cm" svg:x2="15.24cm" svg:y2="25.541cm">
          <text:p/>
        </draw:line>
        <draw:line draw:style-name="gr1" draw:text-style-name="P1" draw:layer="layout" svg:x1="15.239cm" svg:y1="25.54cm" svg:x2="15.252cm" svg:y2="25.547cm">
          <text:p/>
        </draw:line>
        <draw:line draw:style-name="gr1" draw:text-style-name="P1" draw:layer="layout" svg:x1="15.251cm" svg:y1="25.546cm" svg:x2="15.268cm" svg:y2="25.546cm">
          <text:p/>
        </draw:line>
        <draw:line draw:style-name="gr1" draw:text-style-name="P1" draw:layer="layout" svg:x1="15.176cm" svg:y1="25.546cm" svg:x2="15.176cm" svg:y2="25.426cm">
          <text:p/>
        </draw:line>
        <draw:line draw:style-name="gr1" draw:text-style-name="P1" draw:layer="layout" svg:x1="15.125cm" svg:y1="25.546cm" svg:x2="15.125cm" svg:y2="25.483cm">
          <text:p/>
        </draw:line>
        <draw:line draw:style-name="gr1" draw:text-style-name="P1" draw:layer="layout" svg:x1="15.125cm" svg:y1="25.484cm" svg:x2="15.132cm" svg:y2="25.472cm">
          <text:p/>
        </draw:line>
        <draw:line draw:style-name="gr1" draw:text-style-name="P1" draw:layer="layout" svg:x1="15.131cm" svg:y1="25.473cm" svg:x2="15.143cm" svg:y2="25.466cm">
          <text:p/>
        </draw:line>
        <draw:line draw:style-name="gr1" draw:text-style-name="P1" draw:layer="layout" svg:x1="15.142cm" svg:y1="25.466cm" svg:x2="15.159cm" svg:y2="25.466cm">
          <text:p/>
        </draw:line>
        <draw:line draw:style-name="gr1" draw:text-style-name="P1" draw:layer="layout" svg:x1="15.159cm" svg:y1="25.466cm" svg:x2="15.172cm" svg:y2="25.473cm">
          <text:p/>
        </draw:line>
        <draw:line draw:style-name="gr1" draw:text-style-name="P1" draw:layer="layout" svg:x1="15.171cm" svg:y1="25.472cm" svg:x2="15.177cm" svg:y2="25.48cm">
          <text:p/>
        </draw:line>
        <draw:line draw:style-name="gr1" draw:text-style-name="P1" draw:layer="layout" svg:x1="15.068cm" svg:y1="25.546cm" svg:x2="15.068cm" svg:y2="25.466cm">
          <text:p/>
        </draw:line>
        <draw:line draw:style-name="gr1" draw:text-style-name="P1" draw:layer="layout" svg:x1="15.07cm" svg:y1="25.48cm" svg:x2="15.062cm" svg:y2="25.472cm">
          <text:p/>
        </draw:line>
        <draw:line draw:style-name="gr1" draw:text-style-name="P1" draw:layer="layout" svg:x1="15.063cm" svg:y1="25.473cm" svg:x2="15.051cm" svg:y2="25.466cm">
          <text:p/>
        </draw:line>
        <draw:line draw:style-name="gr1" draw:text-style-name="P1" draw:layer="layout" svg:x1="15.051cm" svg:y1="25.466cm" svg:x2="15.034cm" svg:y2="25.466cm">
          <text:p/>
        </draw:line>
        <draw:line draw:style-name="gr1" draw:text-style-name="P1" draw:layer="layout" svg:x1="15.035cm" svg:y1="25.466cm" svg:x2="15.022cm" svg:y2="25.473cm">
          <text:p/>
        </draw:line>
        <draw:line draw:style-name="gr1" draw:text-style-name="P1" draw:layer="layout" svg:x1="15.023cm" svg:y1="25.472cm" svg:x2="15.017cm" svg:y2="25.484cm">
          <text:p/>
        </draw:line>
        <draw:line draw:style-name="gr1" draw:text-style-name="P1" draw:layer="layout" svg:x1="15.017cm" svg:y1="25.483cm" svg:x2="15.017cm" svg:y2="25.546cm">
          <text:p/>
        </draw:line>
        <draw:line draw:style-name="gr1" draw:text-style-name="P1" draw:layer="layout" svg:x1="15.018cm" svg:y1="25.484cm" svg:x2="15.011cm" svg:y2="25.472cm">
          <text:p/>
        </draw:line>
        <draw:line draw:style-name="gr1" draw:text-style-name="P1" draw:layer="layout" svg:x1="15.013cm" svg:y1="25.473cm" svg:x2="14.999cm" svg:y2="25.466cm">
          <text:p/>
        </draw:line>
        <draw:line draw:style-name="gr1" draw:text-style-name="P1" draw:layer="layout" svg:x1="14.999cm" svg:y1="25.466cm" svg:x2="14.982cm" svg:y2="25.466cm">
          <text:p/>
        </draw:line>
        <draw:line draw:style-name="gr1" draw:text-style-name="P1" draw:layer="layout" svg:x1="14.983cm" svg:y1="25.466cm" svg:x2="14.971cm" svg:y2="25.473cm">
          <text:p/>
        </draw:line>
        <draw:line draw:style-name="gr1" draw:text-style-name="P1" draw:layer="layout" svg:x1="14.972cm" svg:y1="25.472cm" svg:x2="14.965cm" svg:y2="25.484cm">
          <text:p/>
        </draw:line>
        <draw:line draw:style-name="gr1" draw:text-style-name="P1" draw:layer="layout" svg:x1="14.965cm" svg:y1="25.483cm" svg:x2="14.965cm" svg:y2="25.546cm">
          <text:p/>
        </draw:line>
        <draw:polygon draw:style-name="gr2" draw:text-style-name="P1" draw:layer="layout" svg:width="0.813cm" svg:height="0.249cm" svg:x="14.89cm" svg:y="25.332cm" svg:viewBox="0 0 814 250" draw:points="0,0 814,0 814,250 0,250">
          <text:p/>
        </draw:polygon>
        <draw:line draw:style-name="gr1" draw:text-style-name="P1" draw:layer="layout" svg:x1="16.09cm" svg:y1="27.151cm" svg:x2="16.068cm" svg:y2="27.151cm">
          <text:p/>
        </draw:line>
        <draw:line draw:style-name="gr1" draw:text-style-name="P1" draw:layer="layout" svg:x1="16.069cm" svg:y1="27.151cm" svg:x2="16.056cm" svg:y2="27.157cm">
          <text:p/>
        </draw:line>
        <draw:line draw:style-name="gr1" draw:text-style-name="P1" draw:layer="layout" svg:x1="16.057cm" svg:y1="27.156cm" svg:x2="16.045cm" svg:y2="27.169cm">
          <text:p/>
        </draw:line>
        <draw:line draw:style-name="gr1" draw:text-style-name="P1" draw:layer="layout" svg:x1="16.046cm" svg:y1="27.168cm" svg:x2="16.039cm" svg:y2="27.192cm">
          <text:p/>
        </draw:line>
        <draw:line draw:style-name="gr1" draw:text-style-name="P1" draw:layer="layout" svg:x1="16.039cm" svg:y1="27.191cm" svg:x2="16.039cm" svg:y2="27.231cm">
          <text:p/>
        </draw:line>
        <draw:line draw:style-name="gr1" draw:text-style-name="P1" draw:layer="layout" svg:x1="16.039cm" svg:y1="27.231cm" svg:x2="16.046cm" svg:y2="27.255cm">
          <text:p/>
        </draw:line>
        <draw:line draw:style-name="gr1" draw:text-style-name="P1" draw:layer="layout" svg:x1="16.045cm" svg:y1="27.254cm" svg:x2="16.057cm" svg:y2="27.266cm">
          <text:p/>
        </draw:line>
        <draw:line draw:style-name="gr1" draw:text-style-name="P1" draw:layer="layout" svg:x1="16.056cm" svg:y1="27.265cm" svg:x2="16.069cm" svg:y2="27.272cm">
          <text:p/>
        </draw:line>
        <draw:line draw:style-name="gr1" draw:text-style-name="P1" draw:layer="layout" svg:x1="16.068cm" svg:y1="27.271cm" svg:x2="16.09cm" svg:y2="27.271cm">
          <text:p/>
        </draw:line>
        <draw:line draw:style-name="gr1" draw:text-style-name="P1" draw:layer="layout" svg:x1="16.09cm" svg:y1="27.272cm" svg:x2="16.103cm" svg:y2="27.265cm">
          <text:p/>
        </draw:line>
        <draw:line draw:style-name="gr1" draw:text-style-name="P1" draw:layer="layout" svg:x1="16.102cm" svg:y1="27.266cm" svg:x2="16.114cm" svg:y2="27.254cm">
          <text:p/>
        </draw:line>
        <draw:line draw:style-name="gr1" draw:text-style-name="P1" draw:layer="layout" svg:x1="16.113cm" svg:y1="27.255cm" svg:x2="16.12cm" svg:y2="27.231cm">
          <text:p/>
        </draw:line>
        <draw:line draw:style-name="gr1" draw:text-style-name="P1" draw:layer="layout" svg:x1="16.119cm" svg:y1="27.231cm" svg:x2="16.119cm" svg:y2="27.191cm">
          <text:p/>
        </draw:line>
        <draw:line draw:style-name="gr1" draw:text-style-name="P1" draw:layer="layout" svg:x1="16.12cm" svg:y1="27.192cm" svg:x2="16.113cm" svg:y2="27.168cm">
          <text:p/>
        </draw:line>
        <draw:line draw:style-name="gr1" draw:text-style-name="P1" draw:layer="layout" svg:x1="16.114cm" svg:y1="27.169cm" svg:x2="16.102cm" svg:y2="27.156cm">
          <text:p/>
        </draw:line>
        <draw:line draw:style-name="gr1" draw:text-style-name="P1" draw:layer="layout" svg:x1="16.103cm" svg:y1="27.157cm" svg:x2="16.09cm" svg:y2="27.151cm">
          <text:p/>
        </draw:line>
        <draw:line draw:style-name="gr1" draw:text-style-name="P1" draw:layer="layout" svg:x1="15.988cm" svg:y1="27.151cm" svg:x2="15.988cm" svg:y2="27.248cm">
          <text:p/>
        </draw:line>
        <draw:line draw:style-name="gr1" draw:text-style-name="P1" draw:layer="layout" svg:x1="15.99cm" svg:y1="27.248cm" svg:x2="15.982cm" svg:y2="27.26cm">
          <text:p/>
        </draw:line>
        <draw:line draw:style-name="gr1" draw:text-style-name="P1" draw:layer="layout" svg:x1="15.983cm" svg:y1="27.259cm" svg:x2="15.976cm" svg:y2="27.266cm">
          <text:p/>
        </draw:line>
        <draw:line draw:style-name="gr1" draw:text-style-name="P1" draw:layer="layout" svg:x1="15.977cm" svg:y1="27.265cm" svg:x2="15.965cm" svg:y2="27.272cm">
          <text:p/>
        </draw:line>
        <draw:line draw:style-name="gr1" draw:text-style-name="P1" draw:layer="layout" svg:x1="15.965cm" svg:y1="27.271cm" svg:x2="15.942cm" svg:y2="27.271cm">
          <text:p/>
        </draw:line>
        <draw:line draw:style-name="gr1" draw:text-style-name="P1" draw:layer="layout" svg:x1="15.943cm" svg:y1="27.272cm" svg:x2="15.931cm" svg:y2="27.265cm">
          <text:p/>
        </draw:line>
        <draw:line draw:style-name="gr1" draw:text-style-name="P1" draw:layer="layout" svg:x1="15.932cm" svg:y1="27.266cm" svg:x2="15.925cm" svg:y2="27.259cm">
          <text:p/>
        </draw:line>
        <draw:line draw:style-name="gr1" draw:text-style-name="P1" draw:layer="layout" svg:x1="15.926cm" svg:y1="27.26cm" svg:x2="15.919cm" svg:y2="27.248cm">
          <text:p/>
        </draw:line>
        <draw:line draw:style-name="gr1" draw:text-style-name="P1" draw:layer="layout" svg:x1="15.919cm" svg:y1="27.248cm" svg:x2="15.919cm" svg:y2="27.151cm">
          <text:p/>
        </draw:line>
        <draw:line draw:style-name="gr1" draw:text-style-name="P1" draw:layer="layout" svg:x1="15.879cm" svg:y1="27.151cm" svg:x2="15.811cm" svg:y2="27.151cm">
          <text:p/>
        </draw:line>
        <draw:line draw:style-name="gr1" draw:text-style-name="P1" draw:layer="layout" svg:x1="15.845cm" svg:y1="27.271cm" svg:x2="15.845cm" svg:y2="27.151cm">
          <text:p/>
        </draw:line>
        <draw:polygon draw:style-name="gr2" draw:text-style-name="P1" draw:layer="layout" svg:width="0.529cm" svg:height="0.25cm" svg:x="15.706cm" svg:y="27.056cm" svg:viewBox="0 0 530 251" draw:points="0,0 530,0 530,251 0,251">
          <text:p/>
        </draw:polygon>
        <draw:line draw:style-name="gr1" draw:text-style-name="P1" draw:layer="layout" svg:x1="17.69cm" svg:y1="24.449cm" svg:x2="17.69cm" svg:y2="24.506cm">
          <text:p/>
        </draw:line>
        <draw:line draw:style-name="gr1" draw:text-style-name="P1" draw:layer="layout" svg:x1="17.691cm" svg:y1="24.506cm" svg:x2="17.633cm" svg:y2="24.512cm">
          <text:p/>
        </draw:line>
        <draw:line draw:style-name="gr1" draw:text-style-name="P1" draw:layer="layout" svg:x1="17.633cm" svg:y1="24.512cm" svg:x2="17.64cm" svg:y2="24.506cm">
          <text:p/>
        </draw:line>
        <draw:line draw:style-name="gr1" draw:text-style-name="P1" draw:layer="layout" svg:x1="17.639cm" svg:y1="24.507cm" svg:x2="17.646cm" svg:y2="24.494cm">
          <text:p/>
        </draw:line>
        <draw:line draw:style-name="gr1" draw:text-style-name="P1" draw:layer="layout" svg:x1="17.645cm" svg:y1="24.494cm" svg:x2="17.645cm" svg:y2="24.466cm">
          <text:p/>
        </draw:line>
        <draw:line draw:style-name="gr1" draw:text-style-name="P1" draw:layer="layout" svg:x1="17.646cm" svg:y1="24.467cm" svg:x2="17.639cm" svg:y2="24.454cm">
          <text:p/>
        </draw:line>
        <draw:line draw:style-name="gr1" draw:text-style-name="P1" draw:layer="layout" svg:x1="17.64cm" svg:y1="24.455cm" svg:x2="17.633cm" svg:y2="24.449cm">
          <text:p/>
        </draw:line>
        <draw:line draw:style-name="gr1" draw:text-style-name="P1" draw:layer="layout" svg:x1="17.634cm" svg:y1="24.45cm" svg:x2="17.622cm" svg:y2="24.443cm">
          <text:p/>
        </draw:line>
        <draw:line draw:style-name="gr1" draw:text-style-name="P1" draw:layer="layout" svg:x1="17.622cm" svg:y1="24.443cm" svg:x2="17.593cm" svg:y2="24.443cm">
          <text:p/>
        </draw:line>
        <draw:line draw:style-name="gr1" draw:text-style-name="P1" draw:layer="layout" svg:x1="17.594cm" svg:y1="24.443cm" svg:x2="17.582cm" svg:y2="24.45cm">
          <text:p/>
        </draw:line>
        <draw:line draw:style-name="gr1" draw:text-style-name="P1" draw:layer="layout" svg:x1="17.583cm" svg:y1="24.449cm" svg:x2="17.576cm" svg:y2="24.455cm">
          <text:p/>
        </draw:line>
        <draw:line draw:style-name="gr1" draw:text-style-name="P1" draw:layer="layout" svg:x1="17.577cm" svg:y1="24.454cm" svg:x2="17.57cm" svg:y2="24.467cm">
          <text:p/>
        </draw:line>
        <draw:line draw:style-name="gr1" draw:text-style-name="P1" draw:layer="layout" svg:x1="17.57cm" svg:y1="24.466cm" svg:x2="17.57cm" svg:y2="24.494cm">
          <text:p/>
        </draw:line>
        <draw:line draw:style-name="gr1" draw:text-style-name="P1" draw:layer="layout" svg:x1="17.57cm" svg:y1="24.494cm" svg:x2="17.577cm" svg:y2="24.507cm">
          <text:p/>
        </draw:line>
        <draw:line draw:style-name="gr1" draw:text-style-name="P1" draw:layer="layout" svg:x1="17.576cm" svg:y1="24.506cm" svg:x2="17.583cm" svg:y2="24.512cm">
          <text:p/>
        </draw:line>
        <draw:line draw:style-name="gr1" draw:text-style-name="P1" draw:layer="layout" svg:x1="17.651cm" svg:y1="24.404cm" svg:x2="17.57cm" svg:y2="24.374cm">
          <text:p/>
        </draw:line>
        <draw:line draw:style-name="gr1" draw:text-style-name="P1" draw:layer="layout" svg:x1="17.57cm" svg:y1="24.375cm" svg:x2="17.651cm" svg:y2="24.346cm">
          <text:p/>
        </draw:line>
        <draw:polygon draw:style-name="gr2" draw:text-style-name="P1" draw:layer="layout" svg:width="0.25cm" svg:height="0.345cm" svg:x="17.535cm" svg:y="24.259cm" svg:viewBox="0 0 251 346" draw:points="0,0 251,0 251,346 0,346">
          <text:p/>
        </draw:polygon>
        <draw:line draw:style-name="gr1" draw:text-style-name="P1" draw:layer="layout" svg:x1="15.862cm" svg:y1="23.476cm" svg:x2="15.839cm" svg:y2="23.476cm">
          <text:p/>
        </draw:line>
        <draw:line draw:style-name="gr1" draw:text-style-name="P1" draw:layer="layout" svg:x1="15.84cm" svg:y1="23.476cm" svg:x2="15.828cm" svg:y2="23.482cm">
          <text:p/>
        </draw:line>
        <draw:line draw:style-name="gr1" draw:text-style-name="P1" draw:layer="layout" svg:x1="15.829cm" svg:y1="23.481cm" svg:x2="15.816cm" svg:y2="23.494cm">
          <text:p/>
        </draw:line>
        <draw:line draw:style-name="gr1" draw:text-style-name="P1" draw:layer="layout" svg:x1="15.817cm" svg:y1="23.493cm" svg:x2="15.811cm" svg:y2="23.517cm">
          <text:p/>
        </draw:line>
        <draw:line draw:style-name="gr1" draw:text-style-name="P1" draw:layer="layout" svg:x1="15.811cm" svg:y1="23.516cm" svg:x2="15.811cm" svg:y2="23.556cm">
          <text:p/>
        </draw:line>
        <draw:line draw:style-name="gr1" draw:text-style-name="P1" draw:layer="layout" svg:x1="15.811cm" svg:y1="23.556cm" svg:x2="15.817cm" svg:y2="23.58cm">
          <text:p/>
        </draw:line>
        <draw:line draw:style-name="gr1" draw:text-style-name="P1" draw:layer="layout" svg:x1="15.816cm" svg:y1="23.579cm" svg:x2="15.829cm" svg:y2="23.591cm">
          <text:p/>
        </draw:line>
        <draw:line draw:style-name="gr1" draw:text-style-name="P1" draw:layer="layout" svg:x1="15.828cm" svg:y1="23.59cm" svg:x2="15.84cm" svg:y2="23.597cm">
          <text:p/>
        </draw:line>
        <draw:line draw:style-name="gr1" draw:text-style-name="P1" draw:layer="layout" svg:x1="15.839cm" svg:y1="23.596cm" svg:x2="15.862cm" svg:y2="23.596cm">
          <text:p/>
        </draw:line>
        <draw:line draw:style-name="gr1" draw:text-style-name="P1" draw:layer="layout" svg:x1="15.862cm" svg:y1="23.597cm" svg:x2="15.874cm" svg:y2="23.59cm">
          <text:p/>
        </draw:line>
        <draw:line draw:style-name="gr1" draw:text-style-name="P1" draw:layer="layout" svg:x1="15.873cm" svg:y1="23.591cm" svg:x2="15.886cm" svg:y2="23.579cm">
          <text:p/>
        </draw:line>
        <draw:line draw:style-name="gr1" draw:text-style-name="P1" draw:layer="layout" svg:x1="15.885cm" svg:y1="23.58cm" svg:x2="15.892cm" svg:y2="23.556cm">
          <text:p/>
        </draw:line>
        <draw:line draw:style-name="gr1" draw:text-style-name="P1" draw:layer="layout" svg:x1="15.891cm" svg:y1="23.556cm" svg:x2="15.891cm" svg:y2="23.516cm">
          <text:p/>
        </draw:line>
        <draw:line draw:style-name="gr1" draw:text-style-name="P1" draw:layer="layout" svg:x1="15.892cm" svg:y1="23.517cm" svg:x2="15.885cm" svg:y2="23.493cm">
          <text:p/>
        </draw:line>
        <draw:line draw:style-name="gr1" draw:text-style-name="P1" draw:layer="layout" svg:x1="15.886cm" svg:y1="23.494cm" svg:x2="15.873cm" svg:y2="23.481cm">
          <text:p/>
        </draw:line>
        <draw:line draw:style-name="gr1" draw:text-style-name="P1" draw:layer="layout" svg:x1="15.874cm" svg:y1="23.482cm" svg:x2="15.862cm" svg:y2="23.476cm">
          <text:p/>
        </draw:line>
        <draw:line draw:style-name="gr1" draw:text-style-name="P1" draw:layer="layout" svg:x1="15.766cm" svg:y1="23.59cm" svg:x2="15.748cm" svg:y2="23.597cm">
          <text:p/>
        </draw:line>
        <draw:line draw:style-name="gr1" draw:text-style-name="P1" draw:layer="layout" svg:x1="15.748cm" svg:y1="23.596cm" svg:x2="15.719cm" svg:y2="23.596cm">
          <text:p/>
        </draw:line>
        <draw:line draw:style-name="gr1" draw:text-style-name="P1" draw:layer="layout" svg:x1="15.72cm" svg:y1="23.597cm" svg:x2="15.708cm" svg:y2="23.59cm">
          <text:p/>
        </draw:line>
        <draw:line draw:style-name="gr1" draw:text-style-name="P1" draw:layer="layout" svg:x1="15.71cm" svg:y1="23.591cm" svg:x2="15.702cm" svg:y2="23.584cm">
          <text:p/>
        </draw:line>
        <draw:line draw:style-name="gr1" draw:text-style-name="P1" draw:layer="layout" svg:x1="15.703cm" svg:y1="23.585cm" svg:x2="15.696cm" svg:y2="23.573cm">
          <text:p/>
        </draw:line>
        <draw:line draw:style-name="gr1" draw:text-style-name="P1" draw:layer="layout" svg:x1="15.696cm" svg:y1="23.573cm" svg:x2="15.696cm" svg:y2="23.561cm">
          <text:p/>
        </draw:line>
        <draw:line draw:style-name="gr1" draw:text-style-name="P1" draw:layer="layout" svg:x1="15.696cm" svg:y1="23.562cm" svg:x2="15.703cm" svg:y2="23.55cm">
          <text:p/>
        </draw:line>
        <draw:line draw:style-name="gr1" draw:text-style-name="P1" draw:layer="layout" svg:x1="15.702cm" svg:y1="23.551cm" svg:x2="15.71cm" svg:y2="23.544cm">
          <text:p/>
        </draw:line>
        <draw:line draw:style-name="gr1" draw:text-style-name="P1" draw:layer="layout" svg:x1="15.708cm" svg:y1="23.545cm" svg:x2="15.72cm" svg:y2="23.539cm">
          <text:p/>
        </draw:line>
        <draw:line draw:style-name="gr1" draw:text-style-name="P1" draw:layer="layout" svg:x1="15.719cm" svg:y1="23.54cm" svg:x2="15.744cm" svg:y2="23.533cm">
          <text:p/>
        </draw:line>
        <draw:line draw:style-name="gr1" draw:text-style-name="P1" draw:layer="layout" svg:x1="15.742cm" svg:y1="23.535cm" svg:x2="15.754cm" svg:y2="23.527cm">
          <text:p/>
        </draw:line>
        <draw:line draw:style-name="gr1" draw:text-style-name="P1" draw:layer="layout" svg:x1="15.753cm" svg:y1="23.528cm" svg:x2="15.76cm" svg:y2="23.521cm">
          <text:p/>
        </draw:line>
        <draw:line draw:style-name="gr1" draw:text-style-name="P1" draw:layer="layout" svg:x1="15.759cm" svg:y1="23.522cm" svg:x2="15.766cm" svg:y2="23.51cm">
          <text:p/>
        </draw:line>
        <draw:line draw:style-name="gr1" draw:text-style-name="P1" draw:layer="layout" svg:x1="15.765cm" svg:y1="23.51cm" svg:x2="15.765cm" svg:y2="23.499cm">
          <text:p/>
        </draw:line>
        <draw:line draw:style-name="gr1" draw:text-style-name="P1" draw:layer="layout" svg:x1="15.766cm" svg:y1="23.5cm" svg:x2="15.759cm" svg:y2="23.487cm">
          <text:p/>
        </draw:line>
        <draw:line draw:style-name="gr1" draw:text-style-name="P1" draw:layer="layout" svg:x1="15.76cm" svg:y1="23.488cm" svg:x2="15.753cm" svg:y2="23.481cm">
          <text:p/>
        </draw:line>
        <draw:line draw:style-name="gr1" draw:text-style-name="P1" draw:layer="layout" svg:x1="15.754cm" svg:y1="23.482cm" svg:x2="15.742cm" svg:y2="23.476cm">
          <text:p/>
        </draw:line>
        <draw:line draw:style-name="gr1" draw:text-style-name="P1" draw:layer="layout" svg:x1="15.742cm" svg:y1="23.476cm" svg:x2="15.713cm" svg:y2="23.476cm">
          <text:p/>
        </draw:line>
        <draw:line draw:style-name="gr1" draw:text-style-name="P1" draw:layer="layout" svg:x1="15.714cm" svg:y1="23.476cm" svg:x2="15.696cm" svg:y2="23.482cm">
          <text:p/>
        </draw:line>
        <draw:line draw:style-name="gr1" draw:text-style-name="P1" draw:layer="layout" svg:x1="15.576cm" svg:y1="23.584cm" svg:x2="15.583cm" svg:y2="23.591cm">
          <text:p/>
        </draw:line>
        <draw:line draw:style-name="gr1" draw:text-style-name="P1" draw:layer="layout" svg:x1="15.582cm" svg:y1="23.59cm" svg:x2="15.6cm" svg:y2="23.597cm">
          <text:p/>
        </draw:line>
        <draw:line draw:style-name="gr1" draw:text-style-name="P1" draw:layer="layout" svg:x1="15.599cm" svg:y1="23.596cm" svg:x2="15.611cm" svg:y2="23.596cm">
          <text:p/>
        </draw:line>
        <draw:line draw:style-name="gr1" draw:text-style-name="P1" draw:layer="layout" svg:x1="15.611cm" svg:y1="23.597cm" svg:x2="15.629cm" svg:y2="23.59cm">
          <text:p/>
        </draw:line>
        <draw:line draw:style-name="gr1" draw:text-style-name="P1" draw:layer="layout" svg:x1="15.628cm" svg:y1="23.591cm" svg:x2="15.64cm" svg:y2="23.579cm">
          <text:p/>
        </draw:line>
        <draw:line draw:style-name="gr1" draw:text-style-name="P1" draw:layer="layout" svg:x1="15.639cm" svg:y1="23.58cm" svg:x2="15.646cm" svg:y2="23.567cm">
          <text:p/>
        </draw:line>
        <draw:line draw:style-name="gr1" draw:text-style-name="P1" draw:layer="layout" svg:x1="15.645cm" svg:y1="23.568cm" svg:x2="15.652cm" svg:y2="23.544cm">
          <text:p/>
        </draw:line>
        <draw:line draw:style-name="gr1" draw:text-style-name="P1" draw:layer="layout" svg:x1="15.651cm" svg:y1="23.544cm" svg:x2="15.651cm" svg:y2="23.527cm">
          <text:p/>
        </draw:line>
        <draw:line draw:style-name="gr1" draw:text-style-name="P1" draw:layer="layout" svg:x1="15.652cm" svg:y1="23.528cm" svg:x2="15.645cm" svg:y2="23.504cm">
          <text:p/>
        </draw:line>
        <draw:line draw:style-name="gr1" draw:text-style-name="P1" draw:layer="layout" svg:x1="15.646cm" svg:y1="23.505cm" svg:x2="15.639cm" svg:y2="23.493cm">
          <text:p/>
        </draw:line>
        <draw:line draw:style-name="gr1" draw:text-style-name="P1" draw:layer="layout" svg:x1="15.64cm" svg:y1="23.494cm" svg:x2="15.628cm" svg:y2="23.481cm">
          <text:p/>
        </draw:line>
        <draw:line draw:style-name="gr1" draw:text-style-name="P1" draw:layer="layout" svg:x1="15.629cm" svg:y1="23.482cm" svg:x2="15.611cm" svg:y2="23.476cm">
          <text:p/>
        </draw:line>
        <draw:line draw:style-name="gr1" draw:text-style-name="P1" draw:layer="layout" svg:x1="15.611cm" svg:y1="23.476cm" svg:x2="15.599cm" svg:y2="23.476cm">
          <text:p/>
        </draw:line>
        <draw:line draw:style-name="gr1" draw:text-style-name="P1" draw:layer="layout" svg:x1="15.6cm" svg:y1="23.476cm" svg:x2="15.582cm" svg:y2="23.482cm">
          <text:p/>
        </draw:line>
        <draw:line draw:style-name="gr1" draw:text-style-name="P1" draw:layer="layout" svg:x1="15.583cm" svg:y1="23.481cm" svg:x2="15.576cm" svg:y2="23.488cm">
          <text:p/>
        </draw:line>
        <draw:line draw:style-name="gr1" draw:text-style-name="P1" draw:layer="layout" svg:x1="15.525cm" svg:y1="23.596cm" svg:x2="15.525cm" svg:y2="23.476cm">
          <text:p/>
        </draw:line>
        <draw:line draw:style-name="gr1" draw:text-style-name="P1" draw:layer="layout" svg:x1="15.411cm" svg:y1="23.596cm" svg:x2="15.468cm" svg:y2="23.596cm">
          <text:p/>
        </draw:line>
        <draw:line draw:style-name="gr1" draw:text-style-name="P1" draw:layer="layout" svg:x1="15.468cm" svg:y1="23.596cm" svg:x2="15.468cm" svg:y2="23.476cm">
          <text:p/>
        </draw:line>
        <draw:line draw:style-name="gr1" draw:text-style-name="P1" draw:layer="layout" svg:x1="15.376cm" svg:y1="23.561cm" svg:x2="15.319cm" svg:y2="23.561cm">
          <text:p/>
        </draw:line>
        <draw:line draw:style-name="gr1" draw:text-style-name="P1" draw:layer="layout" svg:x1="15.389cm" svg:y1="23.597cm" svg:x2="15.348cm" svg:y2="23.476cm">
          <text:p/>
        </draw:line>
        <draw:line draw:style-name="gr1" draw:text-style-name="P1" draw:layer="layout" svg:x1="15.349cm" svg:y1="23.476cm" svg:x2="15.308cm" svg:y2="23.597cm">
          <text:p/>
        </draw:line>
        <draw:line draw:style-name="gr1" draw:text-style-name="P1" draw:layer="layout" svg:x1="15.268cm" svg:y1="23.596cm" svg:x2="15.268cm" svg:y2="23.476cm">
          <text:p/>
        </draw:line>
        <draw:line draw:style-name="gr1" draw:text-style-name="P1" draw:layer="layout" svg:x1="15.268cm" svg:y1="23.476cm" svg:x2="15.239cm" svg:y2="23.476cm">
          <text:p/>
        </draw:line>
        <draw:line draw:style-name="gr1" draw:text-style-name="P1" draw:layer="layout" svg:x1="15.24cm" svg:y1="23.476cm" svg:x2="15.222cm" svg:y2="23.482cm">
          <text:p/>
        </draw:line>
        <draw:line draw:style-name="gr1" draw:text-style-name="P1" draw:layer="layout" svg:x1="15.223cm" svg:y1="23.481cm" svg:x2="15.211cm" svg:y2="23.494cm">
          <text:p/>
        </draw:line>
        <draw:line draw:style-name="gr1" draw:text-style-name="P1" draw:layer="layout" svg:x1="15.212cm" svg:y1="23.493cm" svg:x2="15.205cm" svg:y2="23.505cm">
          <text:p/>
        </draw:line>
        <draw:line draw:style-name="gr1" draw:text-style-name="P1" draw:layer="layout" svg:x1="15.206cm" svg:y1="23.504cm" svg:x2="15.199cm" svg:y2="23.528cm">
          <text:p/>
        </draw:line>
        <draw:line draw:style-name="gr1" draw:text-style-name="P1" draw:layer="layout" svg:x1="15.199cm" svg:y1="23.527cm" svg:x2="15.199cm" svg:y2="23.544cm">
          <text:p/>
        </draw:line>
        <draw:line draw:style-name="gr1" draw:text-style-name="P1" draw:layer="layout" svg:x1="15.199cm" svg:y1="23.544cm" svg:x2="15.206cm" svg:y2="23.568cm">
          <text:p/>
        </draw:line>
        <draw:line draw:style-name="gr1" draw:text-style-name="P1" draw:layer="layout" svg:x1="15.205cm" svg:y1="23.567cm" svg:x2="15.212cm" svg:y2="23.58cm">
          <text:p/>
        </draw:line>
        <draw:line draw:style-name="gr1" draw:text-style-name="P1" draw:layer="layout" svg:x1="15.211cm" svg:y1="23.579cm" svg:x2="15.223cm" svg:y2="23.591cm">
          <text:p/>
        </draw:line>
        <draw:line draw:style-name="gr1" draw:text-style-name="P1" draw:layer="layout" svg:x1="15.222cm" svg:y1="23.59cm" svg:x2="15.24cm" svg:y2="23.597cm">
          <text:p/>
        </draw:line>
        <draw:line draw:style-name="gr1" draw:text-style-name="P1" draw:layer="layout" svg:x1="15.239cm" svg:y1="23.596cm" svg:x2="15.268cm" svg:y2="23.596cm">
          <text:p/>
        </draw:line>
        <draw:line draw:style-name="gr1" draw:text-style-name="P1" draw:layer="layout" svg:x1="15.125cm" svg:y1="23.476cm" svg:x2="15.102cm" svg:y2="23.476cm">
          <text:p/>
        </draw:line>
        <draw:line draw:style-name="gr1" draw:text-style-name="P1" draw:layer="layout" svg:x1="15.103cm" svg:y1="23.476cm" svg:x2="15.091cm" svg:y2="23.482cm">
          <text:p/>
        </draw:line>
        <draw:line draw:style-name="gr1" draw:text-style-name="P1" draw:layer="layout" svg:x1="15.092cm" svg:y1="23.481cm" svg:x2="15.079cm" svg:y2="23.494cm">
          <text:p/>
        </draw:line>
        <draw:line draw:style-name="gr1" draw:text-style-name="P1" draw:layer="layout" svg:x1="15.08cm" svg:y1="23.493cm" svg:x2="15.073cm" svg:y2="23.517cm">
          <text:p/>
        </draw:line>
        <draw:line draw:style-name="gr1" draw:text-style-name="P1" draw:layer="layout" svg:x1="15.073cm" svg:y1="23.516cm" svg:x2="15.073cm" svg:y2="23.556cm">
          <text:p/>
        </draw:line>
        <draw:line draw:style-name="gr1" draw:text-style-name="P1" draw:layer="layout" svg:x1="15.073cm" svg:y1="23.556cm" svg:x2="15.08cm" svg:y2="23.58cm">
          <text:p/>
        </draw:line>
        <draw:line draw:style-name="gr1" draw:text-style-name="P1" draw:layer="layout" svg:x1="15.079cm" svg:y1="23.579cm" svg:x2="15.092cm" svg:y2="23.591cm">
          <text:p/>
        </draw:line>
        <draw:line draw:style-name="gr1" draw:text-style-name="P1" draw:layer="layout" svg:x1="15.091cm" svg:y1="23.59cm" svg:x2="15.103cm" svg:y2="23.597cm">
          <text:p/>
        </draw:line>
        <draw:line draw:style-name="gr1" draw:text-style-name="P1" draw:layer="layout" svg:x1="15.102cm" svg:y1="23.596cm" svg:x2="15.125cm" svg:y2="23.596cm">
          <text:p/>
        </draw:line>
        <draw:line draw:style-name="gr1" draw:text-style-name="P1" draw:layer="layout" svg:x1="15.125cm" svg:y1="23.597cm" svg:x2="15.137cm" svg:y2="23.59cm">
          <text:p/>
        </draw:line>
        <draw:line draw:style-name="gr1" draw:text-style-name="P1" draw:layer="layout" svg:x1="15.136cm" svg:y1="23.591cm" svg:x2="15.149cm" svg:y2="23.579cm">
          <text:p/>
        </draw:line>
        <draw:line draw:style-name="gr1" draw:text-style-name="P1" draw:layer="layout" svg:x1="15.148cm" svg:y1="23.58cm" svg:x2="15.154cm" svg:y2="23.556cm">
          <text:p/>
        </draw:line>
        <draw:line draw:style-name="gr1" draw:text-style-name="P1" draw:layer="layout" svg:x1="15.153cm" svg:y1="23.556cm" svg:x2="15.153cm" svg:y2="23.516cm">
          <text:p/>
        </draw:line>
        <draw:line draw:style-name="gr1" draw:text-style-name="P1" draw:layer="layout" svg:x1="15.154cm" svg:y1="23.517cm" svg:x2="15.148cm" svg:y2="23.493cm">
          <text:p/>
        </draw:line>
        <draw:line draw:style-name="gr1" draw:text-style-name="P1" draw:layer="layout" svg:x1="15.149cm" svg:y1="23.494cm" svg:x2="15.136cm" svg:y2="23.481cm">
          <text:p/>
        </draw:line>
        <draw:line draw:style-name="gr1" draw:text-style-name="P1" draw:layer="layout" svg:x1="15.137cm" svg:y1="23.482cm" svg:x2="15.125cm" svg:y2="23.476cm">
          <text:p/>
        </draw:line>
        <draw:line draw:style-name="gr1" draw:text-style-name="P1" draw:layer="layout" svg:x1="14.953cm" svg:y1="23.597cm" svg:x2="14.994cm" svg:y2="23.539cm">
          <text:p/>
        </draw:line>
        <draw:line draw:style-name="gr1" draw:text-style-name="P1" draw:layer="layout" svg:x1="15.022cm" svg:y1="23.596cm" svg:x2="15.022cm" svg:y2="23.476cm">
          <text:p/>
        </draw:line>
        <draw:line draw:style-name="gr1" draw:text-style-name="P1" draw:layer="layout" svg:x1="15.022cm" svg:y1="23.476cm" svg:x2="14.976cm" svg:y2="23.476cm">
          <text:p/>
        </draw:line>
        <draw:line draw:style-name="gr1" draw:text-style-name="P1" draw:layer="layout" svg:x1="14.977cm" svg:y1="23.476cm" svg:x2="14.965cm" svg:y2="23.482cm">
          <text:p/>
        </draw:line>
        <draw:line draw:style-name="gr1" draw:text-style-name="P1" draw:layer="layout" svg:x1="14.966cm" svg:y1="23.481cm" svg:x2="14.959cm" svg:y2="23.488cm">
          <text:p/>
        </draw:line>
        <draw:line draw:style-name="gr1" draw:text-style-name="P1" draw:layer="layout" svg:x1="14.96cm" svg:y1="23.487cm" svg:x2="14.953cm" svg:y2="23.5cm">
          <text:p/>
        </draw:line>
        <draw:line draw:style-name="gr1" draw:text-style-name="P1" draw:layer="layout" svg:x1="14.953cm" svg:y1="23.499cm" svg:x2="14.953cm" svg:y2="23.516cm">
          <text:p/>
        </draw:line>
        <draw:line draw:style-name="gr1" draw:text-style-name="P1" draw:layer="layout" svg:x1="14.953cm" svg:y1="23.516cm" svg:x2="14.96cm" svg:y2="23.528cm">
          <text:p/>
        </draw:line>
        <draw:line draw:style-name="gr1" draw:text-style-name="P1" draw:layer="layout" svg:x1="14.959cm" svg:y1="23.527cm" svg:x2="14.966cm" svg:y2="23.535cm">
          <text:p/>
        </draw:line>
        <draw:line draw:style-name="gr1" draw:text-style-name="P1" draw:layer="layout" svg:x1="14.965cm" svg:y1="23.533cm" svg:x2="14.977cm" svg:y2="23.54cm">
          <text:p/>
        </draw:line>
        <draw:line draw:style-name="gr1" draw:text-style-name="P1" draw:layer="layout" svg:x1="14.976cm" svg:y1="23.539cm" svg:x2="15.022cm" svg:y2="23.539cm">
          <text:p/>
        </draw:line>
        <draw:line draw:style-name="gr1" draw:text-style-name="P1" draw:layer="layout" svg:x1="15.596cm" svg:y1="23.676cm" svg:x2="15.609cm" svg:y2="23.669cm">
          <text:p/>
        </draw:line>
        <draw:line draw:style-name="gr1" draw:text-style-name="P1" draw:layer="layout" svg:x1="15.608cm" svg:y1="23.669cm" svg:x2="15.625cm" svg:y2="23.669cm">
          <text:p/>
        </draw:line>
        <draw:line draw:style-name="gr1" draw:text-style-name="P1" draw:layer="layout" svg:x1="15.625cm" svg:y1="23.669cm" svg:x2="15.643cm" svg:y2="23.676cm">
          <text:p/>
        </draw:line>
        <draw:line draw:style-name="gr1" draw:text-style-name="P1" draw:layer="layout" svg:x1="15.642cm" svg:y1="23.675cm" svg:x2="15.654cm" svg:y2="23.687cm">
          <text:p/>
        </draw:line>
        <draw:line draw:style-name="gr1" draw:text-style-name="P1" draw:layer="layout" svg:x1="15.653cm" svg:y1="23.686cm" svg:x2="15.66cm" svg:y2="23.698cm">
          <text:p/>
        </draw:line>
        <draw:line draw:style-name="gr1" draw:text-style-name="P1" draw:layer="layout" svg:x1="15.659cm" svg:y1="23.697cm" svg:x2="15.666cm" svg:y2="23.721cm">
          <text:p/>
        </draw:line>
        <draw:line draw:style-name="gr1" draw:text-style-name="P1" draw:layer="layout" svg:x1="15.665cm" svg:y1="23.72cm" svg:x2="15.665cm" svg:y2="23.737cm">
          <text:p/>
        </draw:line>
        <draw:line draw:style-name="gr1" draw:text-style-name="P1" draw:layer="layout" svg:x1="15.666cm" svg:y1="23.737cm" svg:x2="15.659cm" svg:y2="23.761cm">
          <text:p/>
        </draw:line>
        <draw:line draw:style-name="gr1" draw:text-style-name="P1" draw:layer="layout" svg:x1="15.66cm" svg:y1="23.76cm" svg:x2="15.653cm" svg:y2="23.773cm">
          <text:p/>
        </draw:line>
        <draw:line draw:style-name="gr1" draw:text-style-name="P1" draw:layer="layout" svg:x1="15.654cm" svg:y1="23.772cm" svg:x2="15.642cm" svg:y2="23.784cm">
          <text:p/>
        </draw:line>
        <draw:line draw:style-name="gr1" draw:text-style-name="P1" draw:layer="layout" svg:x1="15.643cm" svg:y1="23.783cm" svg:x2="15.625cm" svg:y2="23.79cm">
          <text:p/>
        </draw:line>
        <draw:line draw:style-name="gr1" draw:text-style-name="P1" draw:layer="layout" svg:x1="15.625cm" svg:y1="23.789cm" svg:x2="15.613cm" svg:y2="23.789cm">
          <text:p/>
        </draw:line>
        <draw:line draw:style-name="gr1" draw:text-style-name="P1" draw:layer="layout" svg:x1="15.614cm" svg:y1="23.79cm" svg:x2="15.596cm" svg:y2="23.783cm">
          <text:p/>
        </draw:line>
        <draw:line draw:style-name="gr1" draw:text-style-name="P1" draw:layer="layout" svg:x1="15.597cm" svg:y1="23.785cm" svg:x2="15.591cm" svg:y2="23.777cm">
          <text:p/>
        </draw:line>
        <draw:line draw:style-name="gr1" draw:text-style-name="P1" draw:layer="layout" svg:x1="15.591cm" svg:y1="23.777cm" svg:x2="15.591cm" svg:y2="23.737cm">
          <text:p/>
        </draw:line>
        <draw:line draw:style-name="gr1" draw:text-style-name="P1" draw:layer="layout" svg:x1="15.591cm" svg:y1="23.737cm" svg:x2="15.613cm" svg:y2="23.737cm">
          <text:p/>
        </draw:line>
        <draw:line draw:style-name="gr1" draw:text-style-name="P1" draw:layer="layout" svg:x1="15.54cm" svg:y1="23.777cm" svg:x2="15.533cm" svg:y2="23.785cm">
          <text:p/>
        </draw:line>
        <draw:line draw:style-name="gr1" draw:text-style-name="P1" draw:layer="layout" svg:x1="15.533cm" svg:y1="23.783cm" svg:x2="15.54cm" svg:y2="23.79cm">
          <text:p/>
        </draw:line>
        <draw:line draw:style-name="gr1" draw:text-style-name="P1" draw:layer="layout" svg:x1="15.539cm" svg:y1="23.79cm" svg:x2="15.546cm" svg:y2="23.783cm">
          <text:p/>
        </draw:line>
        <draw:line draw:style-name="gr1" draw:text-style-name="P1" draw:layer="layout" svg:x1="15.546cm" svg:y1="23.785cm" svg:x2="15.539cm" svg:y2="23.777cm">
          <text:p/>
        </draw:line>
        <draw:line draw:style-name="gr1" draw:text-style-name="P1" draw:layer="layout" svg:x1="15.539cm" svg:y1="23.777cm" svg:x2="15.539cm" svg:y2="23.789cm">
          <text:p/>
        </draw:line>
        <draw:line draw:style-name="gr1" draw:text-style-name="P1" draw:layer="layout" svg:x1="15.482cm" svg:y1="23.789cm" svg:x2="15.482cm" svg:y2="23.669cm">
          <text:p/>
        </draw:line>
        <draw:line draw:style-name="gr1" draw:text-style-name="P1" draw:layer="layout" svg:x1="15.482cm" svg:y1="23.669cm" svg:x2="15.436cm" svg:y2="23.669cm">
          <text:p/>
        </draw:line>
        <draw:line draw:style-name="gr1" draw:text-style-name="P1" draw:layer="layout" svg:x1="15.437cm" svg:y1="23.669cm" svg:x2="15.425cm" svg:y2="23.676cm">
          <text:p/>
        </draw:line>
        <draw:line draw:style-name="gr1" draw:text-style-name="P1" draw:layer="layout" svg:x1="15.426cm" svg:y1="23.675cm" svg:x2="15.419cm" svg:y2="23.681cm">
          <text:p/>
        </draw:line>
        <draw:line draw:style-name="gr1" draw:text-style-name="P1" draw:layer="layout" svg:x1="15.42cm" svg:y1="23.68cm" svg:x2="15.413cm" svg:y2="23.693cm">
          <text:p/>
        </draw:line>
        <draw:line draw:style-name="gr1" draw:text-style-name="P1" draw:layer="layout" svg:x1="15.413cm" svg:y1="23.692cm" svg:x2="15.413cm" svg:y2="23.709cm">
          <text:p/>
        </draw:line>
        <draw:line draw:style-name="gr1" draw:text-style-name="P1" draw:layer="layout" svg:x1="15.413cm" svg:y1="23.709cm" svg:x2="15.42cm" svg:y2="23.721cm">
          <text:p/>
        </draw:line>
        <draw:line draw:style-name="gr1" draw:text-style-name="P1" draw:layer="layout" svg:x1="15.419cm" svg:y1="23.72cm" svg:x2="15.426cm" svg:y2="23.727cm">
          <text:p/>
        </draw:line>
        <draw:line draw:style-name="gr1" draw:text-style-name="P1" draw:layer="layout" svg:x1="15.425cm" svg:y1="23.726cm" svg:x2="15.437cm" svg:y2="23.733cm">
          <text:p/>
        </draw:line>
        <draw:line draw:style-name="gr1" draw:text-style-name="P1" draw:layer="layout" svg:x1="15.436cm" svg:y1="23.732cm" svg:x2="15.482cm" svg:y2="23.732cm">
          <text:p/>
        </draw:line>
        <draw:line draw:style-name="gr1" draw:text-style-name="P1" draw:layer="layout" svg:x1="15.363cm" svg:y1="23.777cm" svg:x2="15.356cm" svg:y2="23.785cm">
          <text:p/>
        </draw:line>
        <draw:line draw:style-name="gr1" draw:text-style-name="P1" draw:layer="layout" svg:x1="15.356cm" svg:y1="23.783cm" svg:x2="15.363cm" svg:y2="23.79cm">
          <text:p/>
        </draw:line>
        <draw:line draw:style-name="gr1" draw:text-style-name="P1" draw:layer="layout" svg:x1="15.362cm" svg:y1="23.79cm" svg:x2="15.37cm" svg:y2="23.783cm">
          <text:p/>
        </draw:line>
        <draw:line draw:style-name="gr1" draw:text-style-name="P1" draw:layer="layout" svg:x1="15.37cm" svg:y1="23.785cm" svg:x2="15.362cm" svg:y2="23.777cm">
          <text:p/>
        </draw:line>
        <draw:line draw:style-name="gr1" draw:text-style-name="P1" draw:layer="layout" svg:x1="15.362cm" svg:y1="23.777cm" svg:x2="15.362cm" svg:y2="23.789cm">
          <text:p/>
        </draw:line>
        <draw:line draw:style-name="gr1" draw:text-style-name="P1" draw:layer="layout" svg:x1="15.236cm" svg:y1="23.79cm" svg:x2="15.277cm" svg:y2="23.732cm">
          <text:p/>
        </draw:line>
        <draw:line draw:style-name="gr1" draw:text-style-name="P1" draw:layer="layout" svg:x1="15.305cm" svg:y1="23.789cm" svg:x2="15.305cm" svg:y2="23.669cm">
          <text:p/>
        </draw:line>
        <draw:line draw:style-name="gr1" draw:text-style-name="P1" draw:layer="layout" svg:x1="15.305cm" svg:y1="23.669cm" svg:x2="15.259cm" svg:y2="23.669cm">
          <text:p/>
        </draw:line>
        <draw:line draw:style-name="gr1" draw:text-style-name="P1" draw:layer="layout" svg:x1="15.26cm" svg:y1="23.669cm" svg:x2="15.248cm" svg:y2="23.676cm">
          <text:p/>
        </draw:line>
        <draw:line draw:style-name="gr1" draw:text-style-name="P1" draw:layer="layout" svg:x1="15.25cm" svg:y1="23.675cm" svg:x2="15.242cm" svg:y2="23.681cm">
          <text:p/>
        </draw:line>
        <draw:line draw:style-name="gr1" draw:text-style-name="P1" draw:layer="layout" svg:x1="15.243cm" svg:y1="23.68cm" svg:x2="15.236cm" svg:y2="23.693cm">
          <text:p/>
        </draw:line>
        <draw:line draw:style-name="gr1" draw:text-style-name="P1" draw:layer="layout" svg:x1="15.236cm" svg:y1="23.692cm" svg:x2="15.236cm" svg:y2="23.709cm">
          <text:p/>
        </draw:line>
        <draw:line draw:style-name="gr1" draw:text-style-name="P1" draw:layer="layout" svg:x1="15.236cm" svg:y1="23.709cm" svg:x2="15.243cm" svg:y2="23.721cm">
          <text:p/>
        </draw:line>
        <draw:line draw:style-name="gr1" draw:text-style-name="P1" draw:layer="layout" svg:x1="15.242cm" svg:y1="23.72cm" svg:x2="15.25cm" svg:y2="23.727cm">
          <text:p/>
        </draw:line>
        <draw:line draw:style-name="gr1" draw:text-style-name="P1" draw:layer="layout" svg:x1="15.248cm" svg:y1="23.726cm" svg:x2="15.26cm" svg:y2="23.733cm">
          <text:p/>
        </draw:line>
        <draw:line draw:style-name="gr1" draw:text-style-name="P1" draw:layer="layout" svg:x1="15.259cm" svg:y1="23.732cm" svg:x2="15.305cm" svg:y2="23.732cm">
          <text:p/>
        </draw:line>
        <draw:line draw:style-name="gr1" draw:text-style-name="P1" draw:layer="layout" svg:x1="15.186cm" svg:y1="23.777cm" svg:x2="15.179cm" svg:y2="23.785cm">
          <text:p/>
        </draw:line>
        <draw:line draw:style-name="gr1" draw:text-style-name="P1" draw:layer="layout" svg:x1="15.179cm" svg:y1="23.783cm" svg:x2="15.186cm" svg:y2="23.79cm">
          <text:p/>
        </draw:line>
        <draw:line draw:style-name="gr1" draw:text-style-name="P1" draw:layer="layout" svg:x1="15.185cm" svg:y1="23.79cm" svg:x2="15.192cm" svg:y2="23.783cm">
          <text:p/>
        </draw:line>
        <draw:line draw:style-name="gr1" draw:text-style-name="P1" draw:layer="layout" svg:x1="15.192cm" svg:y1="23.785cm" svg:x2="15.185cm" svg:y2="23.777cm">
          <text:p/>
        </draw:line>
        <draw:line draw:style-name="gr1" draw:text-style-name="P1" draw:layer="layout" svg:x1="15.185cm" svg:y1="23.777cm" svg:x2="15.185cm" svg:y2="23.789cm">
          <text:p/>
        </draw:line>
        <draw:polygon draw:style-name="gr2" draw:text-style-name="P1" draw:layer="layout" svg:width="1.034cm" svg:height="0.49cm" svg:x="14.905cm" svg:y="23.381cm" svg:viewBox="0 0 1035 491" draw:points="0,0 1035,0 1035,491 0,491">
          <text:p/>
        </draw:polygon>
        <draw:line draw:style-name="gr1" draw:text-style-name="P1" draw:layer="layout" svg:x1="15.373cm" svg:y1="27.269cm" svg:x2="15.43cm" svg:y2="27.269cm">
          <text:p/>
        </draw:line>
        <draw:line draw:style-name="gr1" draw:text-style-name="P1" draw:layer="layout" svg:x1="15.43cm" svg:y1="27.269cm" svg:x2="15.43cm" svg:y2="27.149cm">
          <text:p/>
        </draw:line>
        <draw:line draw:style-name="gr1" draw:text-style-name="P1" draw:layer="layout" svg:x1="15.333cm" svg:y1="27.206cm" svg:x2="15.293cm" svg:y2="27.206cm">
          <text:p/>
        </draw:line>
        <draw:line draw:style-name="gr1" draw:text-style-name="P1" draw:layer="layout" svg:x1="15.276cm" svg:y1="27.269cm" svg:x2="15.333cm" svg:y2="27.269cm">
          <text:p/>
        </draw:line>
        <draw:line draw:style-name="gr1" draw:text-style-name="P1" draw:layer="layout" svg:x1="15.333cm" svg:y1="27.269cm" svg:x2="15.333cm" svg:y2="27.149cm">
          <text:p/>
        </draw:line>
        <draw:line draw:style-name="gr1" draw:text-style-name="P1" draw:layer="layout" svg:x1="15.333cm" svg:y1="27.149cm" svg:x2="15.276cm" svg:y2="27.149cm">
          <text:p/>
        </draw:line>
        <draw:line draw:style-name="gr1" draw:text-style-name="P1" draw:layer="layout" svg:x1="15.225cm" svg:y1="27.269cm" svg:x2="15.225cm" svg:y2="27.149cm">
          <text:p/>
        </draw:line>
        <draw:line draw:style-name="gr1" draw:text-style-name="P1" draw:layer="layout" svg:x1="15.225cm" svg:y1="27.149cm" svg:x2="15.196cm" svg:y2="27.149cm">
          <text:p/>
        </draw:line>
        <draw:line draw:style-name="gr1" draw:text-style-name="P1" draw:layer="layout" svg:x1="15.197cm" svg:y1="27.149cm" svg:x2="15.179cm" svg:y2="27.156cm">
          <text:p/>
        </draw:line>
        <draw:line draw:style-name="gr1" draw:text-style-name="P1" draw:layer="layout" svg:x1="15.18cm" svg:y1="27.155cm" svg:x2="15.167cm" svg:y2="27.167cm">
          <text:p/>
        </draw:line>
        <draw:line draw:style-name="gr1" draw:text-style-name="P1" draw:layer="layout" svg:x1="15.168cm" svg:y1="27.166cm" svg:x2="15.162cm" svg:y2="27.179cm">
          <text:p/>
        </draw:line>
        <draw:line draw:style-name="gr1" draw:text-style-name="P1" draw:layer="layout" svg:x1="15.163cm" svg:y1="27.178cm" svg:x2="15.156cm" svg:y2="27.202cm">
          <text:p/>
        </draw:line>
        <draw:line draw:style-name="gr1" draw:text-style-name="P1" draw:layer="layout" svg:x1="15.156cm" svg:y1="27.201cm" svg:x2="15.156cm" svg:y2="27.218cm">
          <text:p/>
        </draw:line>
        <draw:line draw:style-name="gr1" draw:text-style-name="P1" draw:layer="layout" svg:x1="15.156cm" svg:y1="27.218cm" svg:x2="15.163cm" svg:y2="27.242cm">
          <text:p/>
        </draw:line>
        <draw:line draw:style-name="gr1" draw:text-style-name="P1" draw:layer="layout" svg:x1="15.162cm" svg:y1="27.241cm" svg:x2="15.168cm" svg:y2="27.253cm">
          <text:p/>
        </draw:line>
        <draw:line draw:style-name="gr1" draw:text-style-name="P1" draw:layer="layout" svg:x1="15.167cm" svg:y1="27.252cm" svg:x2="15.18cm" svg:y2="27.264cm">
          <text:p/>
        </draw:line>
        <draw:line draw:style-name="gr1" draw:text-style-name="P1" draw:layer="layout" svg:x1="15.179cm" svg:y1="27.263cm" svg:x2="15.197cm" svg:y2="27.27cm">
          <text:p/>
        </draw:line>
        <draw:line draw:style-name="gr1" draw:text-style-name="P1" draw:layer="layout" svg:x1="15.196cm" svg:y1="27.269cm" svg:x2="15.225cm" svg:y2="27.269cm">
          <text:p/>
        </draw:line>
        <draw:polygon draw:style-name="gr2" draw:text-style-name="P1" draw:layer="layout" svg:width="0.346cm" svg:height="0.249cm" svg:x="15.123cm" svg:y="27.055cm" svg:viewBox="0 0 347 250" draw:points="0,0 347,0 347,250 0,250">
          <text:p/>
        </draw:polygon>
        <draw:line draw:style-name="gr1" draw:text-style-name="P1" draw:layer="layout" svg:x1="15.94cm" svg:y1="24.523cm" svg:x2="15.946cm" svg:y2="24.535cm">
          <text:p/>
        </draw:line>
        <draw:line draw:style-name="gr1" draw:text-style-name="P1" draw:layer="layout" svg:x1="15.945cm" svg:y1="24.534cm" svg:x2="15.945cm" svg:y2="24.551cm">
          <text:p/>
        </draw:line>
        <draw:line draw:style-name="gr1" draw:text-style-name="P1" draw:layer="layout" svg:x1="15.946cm" svg:y1="24.551cm" svg:x2="15.94cm" svg:y2="24.57cm">
          <text:p/>
        </draw:line>
        <draw:line draw:style-name="gr1" draw:text-style-name="P1" draw:layer="layout" svg:x1="15.941cm" svg:y1="24.569cm" svg:x2="15.928cm" svg:y2="24.581cm">
          <text:p/>
        </draw:line>
        <draw:line draw:style-name="gr1" draw:text-style-name="P1" draw:layer="layout" svg:x1="15.929cm" svg:y1="24.58cm" svg:x2="15.917cm" svg:y2="24.587cm">
          <text:p/>
        </draw:line>
        <draw:line draw:style-name="gr1" draw:text-style-name="P1" draw:layer="layout" svg:x1="15.918cm" svg:y1="24.586cm" svg:x2="15.894cm" svg:y2="24.592cm">
          <text:p/>
        </draw:line>
        <draw:line draw:style-name="gr1" draw:text-style-name="P1" draw:layer="layout" svg:x1="15.894cm" svg:y1="24.591cm" svg:x2="15.877cm" svg:y2="24.591cm">
          <text:p/>
        </draw:line>
        <draw:line draw:style-name="gr1" draw:text-style-name="P1" draw:layer="layout" svg:x1="15.878cm" svg:y1="24.592cm" svg:x2="15.854cm" svg:y2="24.586cm">
          <text:p/>
        </draw:line>
        <draw:line draw:style-name="gr1" draw:text-style-name="P1" draw:layer="layout" svg:x1="15.855cm" svg:y1="24.587cm" svg:x2="15.842cm" svg:y2="24.58cm">
          <text:p/>
        </draw:line>
        <draw:line draw:style-name="gr1" draw:text-style-name="P1" draw:layer="layout" svg:x1="15.843cm" svg:y1="24.581cm" svg:x2="15.831cm" svg:y2="24.569cm">
          <text:p/>
        </draw:line>
        <draw:line draw:style-name="gr1" draw:text-style-name="P1" draw:layer="layout" svg:x1="15.832cm" svg:y1="24.57cm" svg:x2="15.825cm" svg:y2="24.551cm">
          <text:p/>
        </draw:line>
        <draw:line draw:style-name="gr1" draw:text-style-name="P1" draw:layer="layout" svg:x1="15.825cm" svg:y1="24.551cm" svg:x2="15.825cm" svg:y2="24.54cm">
          <text:p/>
        </draw:line>
        <draw:line draw:style-name="gr1" draw:text-style-name="P1" draw:layer="layout" svg:x1="15.825cm" svg:y1="24.541cm" svg:x2="15.832cm" svg:y2="24.523cm">
          <text:p/>
        </draw:line>
        <draw:line draw:style-name="gr1" draw:text-style-name="P1" draw:layer="layout" svg:x1="15.831cm" svg:y1="24.525cm" svg:x2="15.838cm" svg:y2="24.517cm">
          <text:p/>
        </draw:line>
        <draw:line draw:style-name="gr1" draw:text-style-name="P1" draw:layer="layout" svg:x1="15.837cm" svg:y1="24.517cm" svg:x2="15.877cm" svg:y2="24.517cm">
          <text:p/>
        </draw:line>
        <draw:line draw:style-name="gr1" draw:text-style-name="P1" draw:layer="layout" svg:x1="15.877cm" svg:y1="24.517cm" svg:x2="15.877cm" svg:y2="24.54cm">
          <text:p/>
        </draw:line>
        <draw:line draw:style-name="gr1" draw:text-style-name="P1" draw:layer="layout" svg:x1="15.825cm" svg:y1="24.466cm" svg:x2="15.945cm" svg:y2="24.466cm">
          <text:p/>
        </draw:line>
        <draw:line draw:style-name="gr1" draw:text-style-name="P1" draw:layer="layout" svg:x1="15.946cm" svg:y1="24.467cm" svg:x2="15.825cm" svg:y2="24.397cm">
          <text:p/>
        </draw:line>
        <draw:line draw:style-name="gr1" draw:text-style-name="P1" draw:layer="layout" svg:x1="15.825cm" svg:y1="24.397cm" svg:x2="15.945cm" svg:y2="24.397cm">
          <text:p/>
        </draw:line>
        <draw:line draw:style-name="gr1" draw:text-style-name="P1" draw:layer="layout" svg:x1="15.825cm" svg:y1="24.34cm" svg:x2="15.945cm" svg:y2="24.34cm">
          <text:p/>
        </draw:line>
        <draw:line draw:style-name="gr1" draw:text-style-name="P1" draw:layer="layout" svg:x1="15.945cm" svg:y1="24.34cm" svg:x2="15.945cm" svg:y2="24.311cm">
          <text:p/>
        </draw:line>
        <draw:line draw:style-name="gr1" draw:text-style-name="P1" draw:layer="layout" svg:x1="15.946cm" svg:y1="24.312cm" svg:x2="15.94cm" svg:y2="24.294cm">
          <text:p/>
        </draw:line>
        <draw:line draw:style-name="gr1" draw:text-style-name="P1" draw:layer="layout" svg:x1="15.941cm" svg:y1="24.295cm" svg:x2="15.928cm" svg:y2="24.283cm">
          <text:p/>
        </draw:line>
        <draw:line draw:style-name="gr1" draw:text-style-name="P1" draw:layer="layout" svg:x1="15.929cm" svg:y1="24.285cm" svg:x2="15.917cm" svg:y2="24.277cm">
          <text:p/>
        </draw:line>
        <draw:line draw:style-name="gr1" draw:text-style-name="P1" draw:layer="layout" svg:x1="15.918cm" svg:y1="24.278cm" svg:x2="15.894cm" svg:y2="24.271cm">
          <text:p/>
        </draw:line>
        <draw:line draw:style-name="gr1" draw:text-style-name="P1" draw:layer="layout" svg:x1="15.894cm" svg:y1="24.271cm" svg:x2="15.877cm" svg:y2="24.271cm">
          <text:p/>
        </draw:line>
        <draw:line draw:style-name="gr1" draw:text-style-name="P1" draw:layer="layout" svg:x1="15.878cm" svg:y1="24.271cm" svg:x2="15.854cm" svg:y2="24.278cm">
          <text:p/>
        </draw:line>
        <draw:line draw:style-name="gr1" draw:text-style-name="P1" draw:layer="layout" svg:x1="15.855cm" svg:y1="24.277cm" svg:x2="15.842cm" svg:y2="24.285cm">
          <text:p/>
        </draw:line>
        <draw:line draw:style-name="gr1" draw:text-style-name="P1" draw:layer="layout" svg:x1="15.843cm" svg:y1="24.283cm" svg:x2="15.831cm" svg:y2="24.295cm">
          <text:p/>
        </draw:line>
        <draw:line draw:style-name="gr1" draw:text-style-name="P1" draw:layer="layout" svg:x1="15.832cm" svg:y1="24.294cm" svg:x2="15.825cm" svg:y2="24.312cm">
          <text:p/>
        </draw:line>
        <draw:line draw:style-name="gr1" draw:text-style-name="P1" draw:layer="layout" svg:x1="15.825cm" svg:y1="24.311cm" svg:x2="15.825cm" svg:y2="24.34cm">
          <text:p/>
        </draw:line>
        <draw:polygon draw:style-name="gr2" draw:text-style-name="P1" draw:layer="layout" svg:width="0.25cm" svg:height="0.407cm" svg:x="15.79cm" svg:y="24.228cm" svg:viewBox="0 0 251 408" draw:points="0,0 251,0 251,408 0,408">
          <text:p/>
        </draw:polygon>
        <draw:line draw:style-name="gr1" draw:text-style-name="P1" draw:layer="layout" svg:x1="16.757cm" svg:y1="24.226cm" svg:x2="16.815cm" svg:y2="24.267cm">
          <text:p/>
        </draw:line>
        <draw:line draw:style-name="gr1" draw:text-style-name="P1" draw:layer="layout" svg:x1="16.757cm" svg:y1="24.295cm" svg:x2="16.877cm" svg:y2="24.295cm">
          <text:p/>
        </draw:line>
        <draw:line draw:style-name="gr1" draw:text-style-name="P1" draw:layer="layout" svg:x1="16.877cm" svg:y1="24.295cm" svg:x2="16.877cm" svg:y2="24.249cm">
          <text:p/>
        </draw:line>
        <draw:line draw:style-name="gr1" draw:text-style-name="P1" draw:layer="layout" svg:x1="16.878cm" svg:y1="24.25cm" svg:x2="16.872cm" svg:y2="24.238cm">
          <text:p/>
        </draw:line>
        <draw:line draw:style-name="gr1" draw:text-style-name="P1" draw:layer="layout" svg:x1="16.873cm" svg:y1="24.24cm" svg:x2="16.866cm" svg:y2="24.232cm">
          <text:p/>
        </draw:line>
        <draw:line draw:style-name="gr1" draw:text-style-name="P1" draw:layer="layout" svg:x1="16.867cm" svg:y1="24.233cm" svg:x2="16.854cm" svg:y2="24.226cm">
          <text:p/>
        </draw:line>
        <draw:line draw:style-name="gr1" draw:text-style-name="P1" draw:layer="layout" svg:x1="16.854cm" svg:y1="24.226cm" svg:x2="16.837cm" svg:y2="24.226cm">
          <text:p/>
        </draw:line>
        <draw:line draw:style-name="gr1" draw:text-style-name="P1" draw:layer="layout" svg:x1="16.838cm" svg:y1="24.226cm" svg:x2="16.826cm" svg:y2="24.233cm">
          <text:p/>
        </draw:line>
        <draw:line draw:style-name="gr1" draw:text-style-name="P1" draw:layer="layout" svg:x1="16.827cm" svg:y1="24.232cm" svg:x2="16.82cm" svg:y2="24.24cm">
          <text:p/>
        </draw:line>
        <draw:line draw:style-name="gr1" draw:text-style-name="P1" draw:layer="layout" svg:x1="16.821cm" svg:y1="24.238cm" svg:x2="16.814cm" svg:y2="24.25cm">
          <text:p/>
        </draw:line>
        <draw:line draw:style-name="gr1" draw:text-style-name="P1" draw:layer="layout" svg:x1="16.814cm" svg:y1="24.249cm" svg:x2="16.814cm" svg:y2="24.295cm">
          <text:p/>
        </draw:line>
        <draw:line draw:style-name="gr1" draw:text-style-name="P1" draw:layer="layout" svg:x1="16.77cm" svg:y1="24.176cm" svg:x2="16.763cm" svg:y2="24.169cm">
          <text:p/>
        </draw:line>
        <draw:line draw:style-name="gr1" draw:text-style-name="P1" draw:layer="layout" svg:x1="16.765cm" svg:y1="24.169cm" svg:x2="16.757cm" svg:y2="24.176cm">
          <text:p/>
        </draw:line>
        <draw:line draw:style-name="gr1" draw:text-style-name="P1" draw:layer="layout" svg:x1="16.757cm" svg:y1="24.175cm" svg:x2="16.765cm" svg:y2="24.182cm">
          <text:p/>
        </draw:line>
        <draw:line draw:style-name="gr1" draw:text-style-name="P1" draw:layer="layout" svg:x1="16.763cm" svg:y1="24.182cm" svg:x2="16.77cm" svg:y2="24.175cm">
          <text:p/>
        </draw:line>
        <draw:line draw:style-name="gr1" draw:text-style-name="P1" draw:layer="layout" svg:x1="16.769cm" svg:y1="24.175cm" svg:x2="16.757cm" svg:y2="24.175cm">
          <text:p/>
        </draw:line>
        <draw:line draw:style-name="gr1" draw:text-style-name="P1" draw:layer="layout" svg:x1="16.878cm" svg:y1="24.136cm" svg:x2="16.757cm" svg:y2="24.095cm">
          <text:p/>
        </draw:line>
        <draw:line draw:style-name="gr1" draw:text-style-name="P1" draw:layer="layout" svg:x1="16.757cm" svg:y1="24.096cm" svg:x2="16.878cm" svg:y2="24.055cm">
          <text:p/>
        </draw:line>
        <draw:line draw:style-name="gr1" draw:text-style-name="P1" draw:layer="layout" svg:x1="16.77cm" svg:y1="24.016cm" svg:x2="16.763cm" svg:y2="24.009cm">
          <text:p/>
        </draw:line>
        <draw:line draw:style-name="gr1" draw:text-style-name="P1" draw:layer="layout" svg:x1="16.765cm" svg:y1="24.009cm" svg:x2="16.757cm" svg:y2="24.016cm">
          <text:p/>
        </draw:line>
        <draw:line draw:style-name="gr1" draw:text-style-name="P1" draw:layer="layout" svg:x1="16.757cm" svg:y1="24.015cm" svg:x2="16.765cm" svg:y2="24.022cm">
          <text:p/>
        </draw:line>
        <draw:line draw:style-name="gr1" draw:text-style-name="P1" draw:layer="layout" svg:x1="16.763cm" svg:y1="24.022cm" svg:x2="16.77cm" svg:y2="24.015cm">
          <text:p/>
        </draw:line>
        <draw:line draw:style-name="gr1" draw:text-style-name="P1" draw:layer="layout" svg:x1="16.769cm" svg:y1="24.015cm" svg:x2="16.757cm" svg:y2="24.015cm">
          <text:p/>
        </draw:line>
        <draw:line draw:style-name="gr1" draw:text-style-name="P1" draw:layer="layout" svg:x1="16.757cm" svg:y1="23.803cm" svg:x2="16.757cm" svg:y2="23.872cm">
          <text:p/>
        </draw:line>
        <draw:line draw:style-name="gr1" draw:text-style-name="P1" draw:layer="layout" svg:x1="16.757cm" svg:y1="23.838cm" svg:x2="16.877cm" svg:y2="23.838cm">
          <text:p/>
        </draw:line>
        <draw:line draw:style-name="gr1" draw:text-style-name="P1" draw:layer="layout" svg:x1="16.878cm" svg:y1="23.838cm" svg:x2="16.86cm" svg:y2="23.85cm">
          <text:p/>
        </draw:line>
        <draw:line draw:style-name="gr1" draw:text-style-name="P1" draw:layer="layout" svg:x1="16.861cm" svg:y1="23.849cm" svg:x2="16.849cm" svg:y2="23.862cm">
          <text:p/>
        </draw:line>
        <draw:line draw:style-name="gr1" draw:text-style-name="P1" draw:layer="layout" svg:x1="16.85cm" svg:y1="23.861cm" svg:x2="16.843cm" svg:y2="23.873cm">
          <text:p/>
        </draw:line>
        <draw:line draw:style-name="gr1" draw:text-style-name="P1" draw:layer="layout" svg:x1="16.757cm" svg:y1="23.752cm" svg:x2="16.877cm" svg:y2="23.752cm">
          <text:p/>
        </draw:line>
        <draw:line draw:style-name="gr1" draw:text-style-name="P1" draw:layer="layout" svg:x1="16.878cm" svg:y1="23.753cm" svg:x2="16.792cm" svg:y2="23.712cm">
          <text:p/>
        </draw:line>
        <draw:line draw:style-name="gr1" draw:text-style-name="P1" draw:layer="layout" svg:x1="16.792cm" svg:y1="23.713cm" svg:x2="16.878cm" svg:y2="23.672cm">
          <text:p/>
        </draw:line>
        <draw:line draw:style-name="gr1" draw:text-style-name="P1" draw:layer="layout" svg:x1="16.877cm" svg:y1="23.672cm" svg:x2="16.757cm" svg:y2="23.672cm">
          <text:p/>
        </draw:line>
        <draw:polygon draw:style-name="gr2" draw:text-style-name="P1" draw:layer="layout" svg:width="0.248cm" svg:height="0.909cm" svg:x="16.723cm" svg:y="23.529cm" svg:viewBox="0 0 249 910" draw:points="0,0 249,0 249,910 0,910">
          <text:p/>
        </draw:polygon>
        <draw:path draw:style-name="gr3" draw:text-style-name="P2" draw:layer="layout" svg:width="0.301cm" svg:height="0.3cm" svg:x="17.953cm" svg:y="25.367cm" svg:viewBox="0 0 302 301" svg:d="M0 151c0-84 68-151 150-151 83 0 152 67 152 151 0 83-69 150-152 150-82 0-150-67-150-150z">
          <text:p/>
        </draw:path>
        <draw:path draw:style-name="gr3" draw:text-style-name="P2" draw:layer="layout" svg:width="0.3cm" svg:height="0.3cm" svg:x="17.191cm" svg:y="25.367cm" svg:viewBox="0 0 301 301" svg:d="M0 151c0-84 67-151 149-151 84 0 152 67 152 151 0 83-68 150-152 150-82 0-149-67-149-150z">
          <text:p/>
        </draw:path>
        <draw:line draw:style-name="gr4" draw:text-style-name="P1" draw:layer="layout" svg:x1="17.121cm" svg:y1="24.995cm" svg:x2="17.121cm" svg:y2="24.955cm">
          <text:p/>
        </draw:line>
        <draw:path draw:style-name="gr3" draw:text-style-name="P2" draw:layer="layout" svg:width="0.211cm" svg:height="0.21cm" svg:x="16.766cm" svg:y="24.87cm" svg:viewBox="0 0 212 211" svg:d="M0 105c0-58 49-105 107-105 57 0 105 47 105 105s-48 106-105 106c-58 0-107-48-107-106z">
          <text:p/>
        </draw:path>
        <draw:path draw:style-name="gr3" draw:text-style-name="P2" draw:layer="layout" svg:width="0.209cm" svg:height="0.21cm" svg:x="16.517cm" svg:y="24.87cm" svg:viewBox="0 0 210 211" svg:d="M0 105c0-58 48-105 105-105 58 0 105 47 105 105s-47 106-105 106c-57 0-105-48-105-106z">
          <text:p/>
        </draw:path>
        <draw:path draw:style-name="gr3" draw:text-style-name="P2" draw:layer="layout" svg:width="0.3cm" svg:height="0.3cm" svg:x="15.018cm" svg:y="25.684cm" svg:viewBox="0 0 301 301" svg:d="M0 151c0-84 68-151 151-151 82 0 150 67 150 151 0 83-68 150-150 150-83 0-151-67-151-150z">
          <text:p/>
        </draw:path>
        <draw:path draw:style-name="gr3" draw:text-style-name="P2" draw:layer="layout" svg:width="0.3cm" svg:height="0.3cm" svg:x="15.78cm" svg:y="25.684cm" svg:viewBox="0 0 301 301" svg:d="M0 151c0-84 68-151 152-151 82 0 149 67 149 151 0 83-67 150-149 150-84 0-152-67-152-150z">
          <text:p/>
        </draw:path>
        <draw:line draw:style-name="gr5" draw:text-style-name="P1" draw:layer="layout" svg:x1="15.169cm" svg:y1="26.733cm" svg:x2="15.169cm" svg:y2="26.783cm">
          <text:p/>
        </draw:line>
        <draw:path draw:style-name="gr3" draw:text-style-name="P2" draw:layer="layout" svg:width="0.24cm" svg:height="0.24cm" svg:x="15.302cm" svg:y="26.638cm" svg:viewBox="0 0 241 241" svg:d="M0 120c0-66 54-120 121-120 66 0 120 54 120 120 0 67-54 121-120 121-67 0-121-54-121-121z">
          <text:p/>
        </draw:path>
        <draw:line draw:style-name="gr6" draw:text-style-name="P1" draw:layer="layout" svg:x1="15.961cm" svg:y1="26.169cm" svg:x2="15.9cm" svg:y2="26.169cm">
          <text:p/>
        </draw:line>
        <draw:path draw:style-name="gr3" draw:text-style-name="P2" draw:layer="layout" svg:width="0.24cm" svg:height="0.24cm" svg:x="15.81cm" svg:y="26.299cm" svg:viewBox="0 0 241 241" svg:d="M0 121c0-66 54-121 121-121s120 55 120 121-53 120-120 120-121-54-121-120z">
          <text:p/>
        </draw:path>
        <draw:path draw:style-name="gr3" draw:text-style-name="P2" draw:layer="layout" svg:width="0.3cm" svg:height="0.3cm" svg:x="17.523cm" svg:y="24.825cm" svg:viewBox="0 0 301 301" svg:d="M0 151c0-83 68-151 152-151 82 0 149 68 149 151s-67 150-149 150c-84 0-152-67-152-150z">
          <text:p/>
        </draw:path>
        <draw:polygon draw:style-name="gr3" draw:text-style-name="P2" draw:layer="layout" svg:width="0.211cm" svg:height="0.21cm" svg:x="16.385cm" svg:y="25.809cm" svg:viewBox="0 0 212 211" draw:points="0,211 0,0 212,0 212,211">
          <text:p/>
        </draw:polygon>
        <draw:path draw:style-name="gr3" draw:text-style-name="P2" draw:layer="layout" svg:width="0.211cm" svg:height="0.21cm" svg:x="16.385cm" svg:y="26.063cm" svg:viewBox="0 0 212 211" svg:d="M0 106c0-59 48-106 106-106 57 0 106 47 106 106 0 58-49 105-106 105-58 0-106-47-106-105z">
          <text:p/>
        </draw:path>
        <draw:path draw:style-name="gr3" draw:text-style-name="P2" draw:layer="layout" svg:width="0.211cm" svg:height="0.21cm" svg:x="16.385cm" svg:y="26.317cm" svg:viewBox="0 0 212 211" svg:d="M0 106c0-58 48-106 106-106 57 0 106 48 106 106s-49 105-106 105c-58 0-106-47-106-105z">
          <text:p/>
        </draw:path>
        <draw:path draw:style-name="gr3" draw:text-style-name="P2" draw:layer="layout" svg:width="0.211cm" svg:height="0.21cm" svg:x="16.385cm" svg:y="26.571cm" svg:viewBox="0 0 212 211" svg:d="M0 105c0-58 48-105 106-105 57 0 106 47 106 105s-49 106-106 106c-58 0-106-48-106-106z">
          <text:p/>
        </draw:path>
        <draw:path draw:style-name="gr3" draw:text-style-name="P2" draw:layer="layout" svg:width="0.211cm" svg:height="0.21cm" svg:x="17.147cm" svg:y="26.571cm" svg:viewBox="0 0 212 211" svg:d="M0 105c0-58 48-105 107-105 57 0 105 47 105 105s-48 106-105 106c-59 0-107-48-107-106z">
          <text:p/>
        </draw:path>
        <draw:path draw:style-name="gr3" draw:text-style-name="P2" draw:layer="layout" svg:width="0.211cm" svg:height="0.21cm" svg:x="17.147cm" svg:y="26.317cm" svg:viewBox="0 0 212 211" svg:d="M0 106c0-58 48-106 107-106 57 0 105 48 105 106s-48 105-105 105c-59 0-107-47-107-105z">
          <text:p/>
        </draw:path>
        <draw:path draw:style-name="gr3" draw:text-style-name="P2" draw:layer="layout" svg:width="0.211cm" svg:height="0.21cm" svg:x="17.147cm" svg:y="26.063cm" svg:viewBox="0 0 212 211" svg:d="M0 106c0-59 48-106 107-106 57 0 105 47 105 106 0 58-48 105-105 105-59 0-107-47-107-105z">
          <text:p/>
        </draw:path>
        <draw:path draw:style-name="gr3" draw:text-style-name="P2" draw:layer="layout" svg:width="0.211cm" svg:height="0.21cm" svg:x="17.147cm" svg:y="25.809cm" svg:viewBox="0 0 212 211" svg:d="M0 105c0-58 48-105 107-105 57 0 105 47 105 105 0 59-48 106-105 106-59 0-107-47-107-106z">
          <text:p/>
        </draw:path>
        <draw:path draw:style-name="gr3" draw:text-style-name="P2" draw:layer="layout" svg:width="0.3cm" svg:height="0.3cm" svg:x="15.78cm" svg:y="24.825cm" svg:viewBox="0 0 301 301" svg:d="M0 151c0-83 68-151 152-151 82 0 149 68 149 151s-67 150-149 150c-84 0-152-67-152-150z">
          <text:p/>
        </draw:path>
        <draw:path draw:style-name="gr3" draw:text-style-name="P2" draw:layer="layout" svg:width="0.3cm" svg:height="0.3cm" svg:x="15.74cm" svg:y="26.608cm" svg:viewBox="0 0 301 301" svg:d="M0 151c0-84 68-151 152-151 82 0 149 67 149 151 0 83-67 150-149 150-84 0-152-67-152-150z">
          <text:p/>
        </draw:path>
        <draw:line draw:style-name="gr7" draw:text-style-name="P1" draw:layer="layout" svg:x1="16.873cm" svg:y1="26.588cm" svg:x2="16.873cm" svg:y2="26.004cm">
          <text:p/>
        </draw:line>
        <draw:line draw:style-name="gr7" draw:text-style-name="P1" draw:layer="layout" svg:x1="18.002cm" svg:y1="25.797cm" svg:x2="18.101cm" svg:y2="25.698cm">
          <text:p/>
        </draw:line>
        <draw:line draw:style-name="gr7" draw:text-style-name="P1" draw:layer="layout" svg:x1="16.961cm" svg:y1="25.916cm" svg:x2="17.24cm" svg:y2="25.916cm">
          <text:p/>
        </draw:line>
        <draw:line draw:style-name="gr7" draw:text-style-name="P1" draw:layer="layout" svg:x1="18.1cm" svg:y1="25.698cm" svg:x2="18.1cm" svg:y2="25.476cm">
          <text:p/>
        </draw:line>
        <draw:line draw:style-name="gr7" draw:text-style-name="P1" draw:layer="layout" svg:x1="17.685cm" svg:y1="25.895cm" svg:x2="17.783cm" svg:y2="25.796cm">
          <text:p/>
        </draw:line>
        <draw:line draw:style-name="gr7" draw:text-style-name="P1" draw:layer="layout" svg:x1="16.491cm" svg:y1="26.854cm" svg:x2="16.578cm" svg:y2="26.942cm">
          <text:p/>
        </draw:line>
        <draw:line draw:style-name="gr7" draw:text-style-name="P1" draw:layer="layout" svg:x1="16.701cm" svg:y1="26.676cm" svg:x2="16.701cm" svg:y2="26.675cm">
          <text:p/>
        </draw:line>
        <draw:line draw:style-name="gr7" draw:text-style-name="P1" draw:layer="layout" svg:x1="17.423cm" svg:y1="26.362cm" svg:x2="17.686cm" svg:y2="26.1cm">
          <text:p/>
        </draw:line>
        <draw:line draw:style-name="gr7" draw:text-style-name="P1" draw:layer="layout" svg:x1="16.786cm" svg:y1="26.676cm" svg:x2="16.874cm" svg:y2="26.588cm">
          <text:p/>
        </draw:line>
        <draw:line draw:style-name="gr7" draw:text-style-name="P1" draw:layer="layout" svg:x1="17.336cm" svg:y1="26.941cm" svg:x2="16.577cm" svg:y2="26.941cm">
          <text:p/>
        </draw:line>
        <draw:line draw:style-name="gr7" draw:text-style-name="P1" draw:layer="layout" svg:x1="16.491cm" svg:y1="26.676cm" svg:x2="16.701cm" svg:y2="26.676cm">
          <text:p/>
        </draw:line>
        <draw:line draw:style-name="gr7" draw:text-style-name="P1" draw:layer="layout" svg:x1="17.674cm" svg:y1="24.975cm" svg:x2="17.963cm" svg:y2="24.975cm">
          <text:p/>
        </draw:line>
        <draw:line draw:style-name="gr7" draw:text-style-name="P1" draw:layer="layout" svg:x1="17.782cm" svg:y1="25.796cm" svg:x2="18.004cm" svg:y2="25.796cm">
          <text:p/>
        </draw:line>
        <draw:line draw:style-name="gr7" draw:text-style-name="P1" draw:layer="layout" svg:x1="17.423cm" svg:y1="26.78cm" svg:x2="17.423cm" svg:y2="26.361cm">
          <text:p/>
        </draw:line>
        <draw:line draw:style-name="gr7" draw:text-style-name="P1" draw:layer="layout" svg:x1="17.423cm" svg:y1="26.781cm" svg:x2="17.423cm" svg:y2="26.78cm">
          <text:p/>
        </draw:line>
        <draw:line draw:style-name="gr7" draw:text-style-name="P1" draw:layer="layout" svg:x1="17.963cm" svg:y1="24.975cm" svg:x2="18.104cm" svg:y2="25.115cm">
          <text:p/>
        </draw:line>
        <draw:line draw:style-name="gr7" draw:text-style-name="P1" draw:layer="layout" svg:x1="16.701cm" svg:y1="26.675cm" svg:x2="16.786cm" svg:y2="26.675cm">
          <text:p/>
        </draw:line>
        <draw:line draw:style-name="gr7" draw:text-style-name="P1" draw:layer="layout" svg:x1="16.491cm" svg:y1="26.676cm" svg:x2="16.491cm" svg:y2="26.854cm">
          <text:p/>
        </draw:line>
        <draw:line draw:style-name="gr7" draw:text-style-name="P1" draw:layer="layout" svg:x1="16.873cm" svg:y1="26.005cm" svg:x2="16.962cm" svg:y2="25.916cm">
          <text:p/>
        </draw:line>
        <draw:line draw:style-name="gr7" draw:text-style-name="P1" draw:layer="layout" svg:x1="18.103cm" svg:y1="25.114cm" svg:x2="18.103cm" svg:y2="25.517cm">
          <text:p/>
        </draw:line>
        <draw:line draw:style-name="gr7" draw:text-style-name="P1" draw:layer="layout" svg:x1="17.423cm" svg:y1="26.854cm" svg:x2="17.423cm" svg:y2="26.781cm">
          <text:p/>
        </draw:line>
        <draw:line draw:style-name="gr7" draw:text-style-name="P1" draw:layer="layout" svg:x1="17.336cm" svg:y1="26.942cm" svg:x2="17.424cm" svg:y2="26.854cm">
          <text:p/>
        </draw:line>
        <draw:line draw:style-name="gr7" draw:text-style-name="P1" draw:layer="layout" svg:x1="17.685cm" svg:y1="26.1cm" svg:x2="17.685cm" svg:y2="25.894cm">
          <text:p/>
        </draw:line>
        <draw:line draw:style-name="gr7" draw:text-style-name="P1" draw:layer="layout" svg:x1="17.257cm" svg:y1="25.918cm" svg:x2="17.253cm" svg:y2="25.914cm">
          <text:p/>
        </draw:line>
        <draw:line draw:style-name="gr7" draw:text-style-name="P1" draw:layer="layout" svg:x1="16.491cm" svg:y1="25.914cm" svg:x2="16.256cm" svg:y2="25.914cm">
          <text:p/>
        </draw:line>
        <draw:line draw:style-name="gr7" draw:text-style-name="P1" draw:layer="layout" svg:x1="15.551cm" svg:y1="26.339cm" svg:x2="15.551cm" svg:y2="25.914cm">
          <text:p/>
        </draw:line>
        <draw:line draw:style-name="gr7" draw:text-style-name="P1" draw:layer="layout" svg:x1="16.257cm" svg:y1="25.915cm" svg:x2="16.176cm" svg:y2="25.834cm">
          <text:p/>
        </draw:line>
        <draw:line draw:style-name="gr7" draw:text-style-name="P1" draw:layer="layout" svg:x1="16.176cm" svg:y1="25.834cm" svg:x2="15.931cm" svg:y2="25.834cm">
          <text:p/>
        </draw:line>
        <draw:line draw:style-name="gr7" draw:text-style-name="P1" draw:layer="layout" svg:x1="15.931cm" svg:y1="24.975cm" svg:x2="15.931cm" svg:y2="25.834cm">
          <text:p/>
        </draw:line>
        <draw:line draw:style-name="gr7" draw:text-style-name="P1" draw:layer="layout" svg:x1="15.631cm" svg:y1="25.834cm" svg:x2="15.928cm" svg:y2="25.834cm">
          <text:p/>
        </draw:line>
        <draw:line draw:style-name="gr7" draw:text-style-name="P1" draw:layer="layout" svg:x1="15.55cm" svg:y1="26.341cm" svg:x2="15.552cm" svg:y2="26.339cm">
          <text:p/>
        </draw:line>
        <draw:line draw:style-name="gr7" draw:text-style-name="P1" draw:layer="layout" svg:x1="15.551cm" svg:y1="25.915cm" svg:x2="15.632cm" svg:y2="25.834cm">
          <text:p/>
        </draw:line>
        <draw:line draw:style-name="gr7" draw:text-style-name="P1" draw:layer="layout" svg:x1="15.629cm" svg:y1="26.42cm" svg:x2="15.926cm" svg:y2="26.42cm">
          <text:p/>
        </draw:line>
        <draw:line draw:style-name="gr7" draw:text-style-name="P1" draw:layer="layout" svg:x1="15.55cm" svg:y1="26.34cm" svg:x2="15.63cm" svg:y2="26.421cm">
          <text:p/>
        </draw:line>
        <draw:line draw:style-name="gr7" draw:text-style-name="P1" draw:layer="layout" svg:x1="15.169cm" svg:y1="25.834cm" svg:x2="15.169cm" svg:y2="26.758cm">
          <text:p/>
        </draw:line>
        <draw:line draw:style-name="gr7" draw:text-style-name="P1" draw:layer="layout" svg:x1="15.891cm" svg:y1="26.758cm" svg:x2="16.15cm" svg:y2="26.758cm">
          <text:p/>
        </draw:line>
        <draw:line draw:style-name="gr7" draw:text-style-name="P1" draw:layer="layout" svg:x1="16.313cm" svg:y1="26.422cm" svg:x2="16.491cm" svg:y2="26.422cm">
          <text:p/>
        </draw:line>
        <draw:line draw:style-name="gr7" draw:text-style-name="P1" draw:layer="layout" svg:x1="15.423cm" svg:y1="26.758cm" svg:x2="15.891cm" svg:y2="26.758cm">
          <text:p/>
        </draw:line>
        <draw:line draw:style-name="gr7" draw:text-style-name="P1" draw:layer="layout" svg:x1="16.15cm" svg:y1="26.759cm" svg:x2="16.233cm" svg:y2="26.676cm">
          <text:p/>
        </draw:line>
        <draw:line draw:style-name="gr7" draw:text-style-name="P1" draw:layer="layout" svg:x1="16.232cm" svg:y1="26.676cm" svg:x2="16.232cm" svg:y2="26.504cm">
          <text:p/>
        </draw:line>
        <draw:line draw:style-name="gr7" draw:text-style-name="P1" draw:layer="layout" svg:x1="16.232cm" svg:y1="26.505cm" svg:x2="16.314cm" svg:y2="26.422cm">
          <text:p/>
        </draw:line>
        <draw:line draw:style-name="gr7" draw:text-style-name="P1" draw:layer="layout" svg:x1="16.621cm" svg:y1="25.554cm" svg:x2="16.621cm" svg:y2="25.555cm">
          <text:p/>
        </draw:line>
        <draw:line draw:style-name="gr7" draw:text-style-name="P1" draw:layer="layout" svg:x1="16.489cm" svg:y1="26.17cm" svg:x2="16.493cm" svg:y2="26.168cm">
          <text:p/>
        </draw:line>
        <draw:line draw:style-name="gr7" draw:text-style-name="P1" draw:layer="layout" svg:x1="16.743cm" svg:y1="26.054cm" svg:x2="16.629cm" svg:y2="26.169cm">
          <text:p/>
        </draw:line>
        <draw:line draw:style-name="gr7" draw:text-style-name="P1" draw:layer="layout" svg:x1="15.931cm" svg:y1="26.169cm" svg:x2="16.489cm" svg:y2="26.169cm">
          <text:p/>
        </draw:line>
        <draw:line draw:style-name="gr7" draw:text-style-name="P1" draw:layer="layout" svg:x1="16.621cm" svg:y1="25.555cm" svg:x2="16.743cm" svg:y2="25.678cm">
          <text:p/>
        </draw:line>
        <draw:line draw:style-name="gr7" draw:text-style-name="P1" draw:layer="layout" svg:x1="16.629cm" svg:y1="26.168cm" svg:x2="16.491cm" svg:y2="26.168cm">
          <text:p/>
        </draw:line>
        <draw:line draw:style-name="gr7" draw:text-style-name="P1" draw:layer="layout" svg:x1="16.742cm" svg:y1="25.677cm" svg:x2="16.742cm" svg:y2="26.054cm">
          <text:p/>
        </draw:line>
        <draw:line draw:style-name="gr7" draw:text-style-name="P1" draw:layer="layout" svg:x1="15.931cm" svg:y1="26.168cm" svg:x2="15.931cm" svg:y2="26.169cm">
          <text:p/>
        </draw:line>
        <draw:line draw:style-name="gr7" draw:text-style-name="P1" draw:layer="layout" svg:x1="16.621cm" svg:y1="24.975cm" svg:x2="16.621cm" svg:y2="25.554cm">
          <text:p/>
        </draw:line>
        <draw:line draw:style-name="gr7" draw:text-style-name="P1" draw:layer="layout" svg:x1="17.481cm" svg:y1="26.171cm" svg:x2="17.592cm" svg:y2="26.06cm">
          <text:p/>
        </draw:line>
        <draw:line draw:style-name="gr7" draw:text-style-name="P1" draw:layer="layout" svg:x1="17.259cm" svg:y1="26.17cm" svg:x2="17.481cm" svg:y2="26.17cm">
          <text:p/>
        </draw:line>
        <draw:line draw:style-name="gr7" draw:text-style-name="P1" draw:layer="layout" svg:x1="17.341cm" svg:y1="25.517cm" svg:x2="17.201cm" svg:y2="25.517cm">
          <text:p/>
        </draw:line>
        <draw:line draw:style-name="gr7" draw:text-style-name="P1" draw:layer="layout" svg:x1="17.592cm" svg:y1="25.617cm" svg:x2="17.494cm" svg:y2="25.518cm">
          <text:p/>
        </draw:line>
        <draw:line draw:style-name="gr7" draw:text-style-name="P1" draw:layer="layout" svg:x1="17.202cm" svg:y1="25.518cm" svg:x2="17.121cm" svg:y2="25.438cm">
          <text:p/>
        </draw:line>
        <draw:line draw:style-name="gr7" draw:text-style-name="P1" draw:layer="layout" svg:x1="17.494cm" svg:y1="25.518cm" svg:x2="17.272cm" svg:y2="25.518cm">
          <text:p/>
        </draw:line>
        <draw:line draw:style-name="gr7" draw:text-style-name="P1" draw:layer="layout" svg:x1="16.872cm" svg:y1="24.975cm" svg:x2="17.121cm" svg:y2="24.975cm">
          <text:p/>
        </draw:line>
        <draw:line draw:style-name="gr7" draw:text-style-name="P1" draw:layer="layout" svg:x1="17.591cm" svg:y1="26.06cm" svg:x2="17.591cm" svg:y2="25.616cm">
          <text:p/>
        </draw:line>
        <draw:line draw:style-name="gr7" draw:text-style-name="P1" draw:layer="layout" svg:x1="17.121cm" svg:y1="25.438cm" svg:x2="17.121cm" svg:y2="24.975cm">
          <text:p/>
        </draw:line>
        <draw:polygon draw:style-name="gr8" draw:text-style-name="P2" draw:layer="layout" svg:width="0.346cm" svg:height="0.185cm" svg:x="16.016cm" svg:y="25.909cm" svg:viewBox="0 0 347 186" draw:points="130,2 135,6 193,64 197,67 205,73 219,78 233,81 248,81 301,81 309,83 316,89 320,97 320,101 320,116 321,122 326,135 335,147 339,150 345,157 347,165 345,174 340,181 332,185 327,186 73,186 65,184 58,178 57,178 54,174 51,170 36,154 18,141 10,137 3,132 0,124 0,115 4,107 9,102 26,93 47,77 65,58 81,37 95,14 96,12 97,10 99,8 100,6 101,5 103,4 106,2 107,2 109,1 114,0 121,0">
          <text:p/>
        </draw:polygon>
        <draw:polygon draw:style-name="gr8" draw:text-style-name="P2" draw:layer="layout" svg:width="0.819cm" svg:height="1.017cm" svg:x="16.697cm" svg:y="25.078cm" svg:viewBox="0 0 820 1018" draw:points="54,0 56,1 58,2 60,3 64,5 73,15 93,30 115,41 138,48 162,52 187,52 211,48 234,41 256,30 276,15 283,10 292,9 300,12 306,17 306,18 316,28 323,35 324,36 341,48 347,55 349,63 349,64 349,367 352,382 358,396 361,400 366,408 447,490 452,497 452,498 454,504 464,529 477,551 488,566 493,572 511,591 532,607 555,620 579,630 604,637 630,640 657,640 683,637 708,630 733,620 756,607 777,591 786,581 794,576 803,575 811,578 817,584 820,593 820,595 820,944 818,952 815,958 760,1012 753,1017 746,1018 704,1018 696,1016 689,1010 688,1010 674,990 669,985 662,978 657,971 656,962 659,953 662,950 674,938 688,918 699,897 707,873 711,849 711,825 707,801 699,777 688,756 674,736 657,719 641,708 637,704 629,701 615,693 592,686 571,683 568,682 543,682 540,682 519,686 496,693 474,704 454,719 437,736 428,749 424,754 423,756 416,762 408,764 407,764 256,764 253,765 242,767 228,772 225,774 223,776 216,781 155,842 147,847 138,848 130,845 124,838 121,830 121,828 121,593 120,588 119,587 118,578 112,565 112,564 105,554 104,552 5,453 1,445 0,439 0,44 2,36 7,29 8,28 26,15 35,5 37,4 39,3 41,2 43,1 45,0 47,0 50,0 52,0">
          <text:p/>
        </draw:polygon>
        <draw:polygon draw:style-name="gr8" draw:text-style-name="P2" draw:layer="layout" svg:width="0.219cm" svg:height="0.436cm" svg:x="15.626cm" svg:y="25.909cm" svg:viewBox="0 0 220 437" draw:points="115,2 122,8 125,12 126,14 139,36 143,41 155,57 173,76 194,92 211,101 217,107 220,116 220,124 215,132 210,136 202,140 184,153 169,169 156,187 146,206 139,227 135,249 135,271 139,293 146,314 156,333 169,351 182,366 187,373 188,382 185,390 182,394 177,399 164,416 158,427 152,433 143,437 140,437 43,437 40,436 36,436 35,435 34,435 29,431 6,408 1,401 0,394 0,44 2,36 6,30 30,6 38,1 44,0 107,0">
          <text:p/>
        </draw:polygon>
        <draw:polygon draw:style-name="gr8" draw:text-style-name="P2" draw:layer="layout" svg:width="0.207cm" svg:height="0.468cm" svg:x="16.591cm" svg:y="26.133cm" svg:viewBox="0 0 208 469" draw:points="199,3 205,9 208,18 208,20 208,417 206,426 202,431 170,463 162,467 156,468 103,468 102,469 98,469 47,469 38,467 31,461 18,443 6,431 1,424 0,415 3,406 6,403 18,391 32,371 43,350 51,326 55,302 55,278 51,254 43,230 32,209 18,189 6,177 1,170 0,161 3,152 6,149 18,137 31,118 37,112 44,110 45,110 59,107 73,102 78,98 85,93 173,6 180,1 190,0">
          <text:p/>
        </draw:polygon>
        <draw:polygon draw:style-name="gr8" draw:text-style-name="P2" draw:layer="layout" svg:width="0.083cm" svg:height="0.132cm" svg:x="16.307cm" svg:y="26.503cm" svg:viewBox="0 0 84 133" draw:points="41,0 43,0 45,1 48,1 49,2 51,3 54,5 55,7 56,7 65,20 79,32 79,33 81,36 83,39 83,40 83,41 83,45 84,48 84,49 84,50 82,53 81,57 80,57 80,58 78,60 65,73 56,86 51,93 40,114 38,119 34,126 26,131 18,133 9,130 3,124 0,115 0,113 0,40 2,32 5,26 26,5 29,4 31,2 32,2 34,1 37,0 40,0">
          <text:p/>
        </draw:polygon>
        <draw:polygon draw:style-name="gr8" draw:text-style-name="P2" draw:layer="layout" svg:width="0.385cm" svg:height="0.439cm" svg:x="16.005cm" svg:y="26.244cm" svg:viewBox="0 0 386 440" draw:points="349,2 356,8 362,16 368,25 380,37 385,44 386,53 383,63 380,66 368,78 361,88 355,96 349,102 340,104 339,104 302,104 300,104 288,107 274,112 270,115 262,121 169,213 164,221 163,223 161,225 155,239 152,254 152,394 152,397 151,400 151,401 150,402 147,408 120,434 113,439 106,440 84,440 76,438 69,432 66,428 65,426 52,404 36,383 18,364 17,364 11,359 8,357 2,350 0,341 2,333 7,326 10,324 20,318 38,304 54,288 67,271 78,251 87,231 93,209 96,187 96,165 93,143 87,121 78,101 78,100 67,81 54,64 49,58 48,56 47,55 46,53 44,50 44,49 43,47 43,44 43,42 44,40 44,38 45,36 46,33 48,31 48,30 62,16 69,7 72,5 75,2 76,2 77,2 80,1 83,0 84,0 340,0">
          <text:p/>
        </draw:polygon>
        <draw:polygon draw:style-name="gr8" draw:text-style-name="P2" draw:layer="layout" svg:width="0.659cm" svg:height="0.875cm" svg:x="16.571cm" svg:y="25.991cm" svg:viewBox="0 0 660 876" draw:points="541,1 545,2 549,5 552,7 552,8 564,24 577,37 579,40 581,43 581,44 581,45 581,49 582,52 582,53 582,54 580,57 579,61 578,61 578,62 576,64 564,76 550,96 539,117 531,141 527,165 527,189 531,213 539,237 547,252 550,258 558,269 564,278 576,290 581,297 582,306 579,315 576,318 564,330 554,344 551,348 550,350 539,371 531,395 528,416 528,417 527,419 527,443 531,467 539,491 547,506 550,512 562,530 564,533 576,545 581,552 582,561 579,570 576,573 564,585 555,598 550,605 539,626 531,650 529,667 527,674 527,698 528,703 531,722 539,746 548,763 550,767 562,784 564,787 581,804 601,819 623,830 645,837 646,837 653,842 658,849 660,858 657,866 651,873 642,876 640,876 46,876 43,875 39,875 38,874 37,874 32,870 5,844 1,836 0,827 3,819 8,814 14,809 21,804 38,787 51,769 57,763 66,761 67,761 137,761 141,761 222,761 237,758 251,752 255,749 263,744 360,646 367,636 369,634 374,620 377,606 377,52 379,43 383,38 415,6 422,1 429,0 537,0">
          <text:p/>
        </draw:polygon>
        <draw:polygon draw:style-name="gr8" draw:text-style-name="P2" draw:layer="layout" svg:width="3.584cm" svg:height="4.025cm" svg:x="14.823cm" svg:y="23.332cm" svg:viewBox="0 0 3585 4026" draw:points="3574,2 3581,7 3585,15 3585,19 3585,4007 3583,4015 3578,4022 3570,4026 3566,4026 1486,4026 1477,4024 1470,4019 1466,4011 1466,4002 1468,3999 1467,3999 1468,3998 1472,3982 1472,3718 1468,3702 1460,3689 1449,3677 1435,3670 1420,3665 1093,3665 1084,3663 1077,3658 1073,3650 1073,3641 1077,3633 1084,3628 1090,3626 1098,3625 1107,3624 1132,3617 1156,3607 1179,3594 1200,3578 1218,3559 1234,3538 1247,3516 1248,3514 1253,3507 1261,3503 1266,3502 1334,3502 1348,3499 1362,3494 1371,3487 1374,3485 1467,3393 1470,3388 1475,3381 1478,3373 1479,3372 1481,3369 1483,3367 1484,3366 1485,3365 1488,3364 1491,3362 1492,3362 1493,3362 1496,3362 1499,3362 1500,3362 1502,3362 1505,3364 1508,3365 1508,3366 1509,3367 1511,3369 1514,3372 1514,3373 1514,3374 1515,3375 1516,3378 1516,3381 1524,3405 1533,3422 1535,3426 1547,3443 1549,3446 1566,3463 1567,3463 1584,3476 1590,3483 1592,3491 1592,3492 1592,3530 1595,3545 1601,3559 1603,3562 1609,3571 1707,3668 1714,3673 1719,3677 1721,3677 1733,3682 1747,3685 2520,3685 2534,3682 2548,3677 2553,3673 2560,3668 2658,3571 2663,3563 2664,3562 2666,3559 2672,3545 2675,3530 2675,3463 2675,3459 2676,3456 2676,3069 2678,3061 2681,3055 2799,2938 2920,2817 2928,2805 2934,2791 2937,2776 2937,2762 2937,2601 2939,2593 2942,2587 2985,2545 2992,2540 2999,2539 3189,2539 3203,2536 3217,2531 3229,2522 3240,2512 3243,2507 3245,2504 3337,2414 3345,2402 3351,2388 3352,2382 3356,2373 3362,2368 3364,2367 3369,2365 3392,2352 3413,2336 3431,2317 3447,2296 3460,2274 3470,2249 3477,2224 3481,2198 3481,2172 3477,2146 3470,2121 3460,2096 3447,2074 3431,2053 3413,2034 3397,2022 3392,2018 3369,2005 3368,2005 3361,2000 3356,1992 3356,1986 3356,1775 3355,1774 3353,1760 3347,1746 3342,1739 3339,1734 3188,1585 3179,1579 3176,1576 3166,1572 3162,1571 3153,1569 3148,1568 3049,1568 3041,1566 3034,1560 3031,1556 3030,1554 3017,1532 3001,1511 2983,1492 2980,1490 2962,1476 2939,1463 2915,1453 2890,1446 2864,1443 2837,1443 2811,1446 2786,1453 2762,1463 2739,1476 2718,1492 2700,1511 2684,1532 2671,1554 2661,1579 2654,1604 2650,1630 2650,1656 2654,1682 2658,1699 2661,1707 2671,1732 2684,1754 2689,1761 2700,1775 2718,1794 2739,1810 2762,1823 2786,1833 2811,1840 2837,1843 2864,1843 2890,1840 2915,1833 2939,1823 2962,1810 2983,1794 3001,1775 3017,1754 3030,1732 3031,1730 3036,1723 3044,1719 3049,1718 3101,1718 3110,1720 3115,1724 3199,1807 3203,1815 3204,1821 3204,1986 3202,1995 3197,2002 3192,2005 3191,2005 3181,2011 3168,2018 3147,2034 3129,2053 3113,2074 3100,2096 3090,2121 3083,2146 3079,2172 3079,2198 3083,2224 3088,2245 3090,2249 3100,2274 3113,2296 3124,2311 3129,2317 3147,2336 3160,2345 3162,2348 3165,2351 3165,2352 3166,2352 3167,2356 3168,2359 3168,2360 3168,2361 3167,2364 3167,2368 3166,2369 3166,2370 3162,2375 3154,2383 3147,2388 3140,2389 2967,2389 2952,2389 2949,2390 2938,2392 2924,2397 2912,2406 2878,2440 2870,2445 2861,2446 2853,2443 2847,2436 2844,2428 2844,2426 2844,2277 2843,2272 2841,2262 2835,2248 2827,2236 2816,2226 2718,2128 2712,2124 2706,2117 2705,2115 2697,2096 2684,2074 2668,2053 2650,2034 2634,2022 2629,2018 2606,2005 2582,1995 2557,1988 2531,1985 2504,1985 2478,1988 2453,1995 2429,2005 2406,2018 2406,2019 2398,2022 2389,2022 2381,2018 2375,2011 2374,2003 2374,1810 2376,1802 2381,1795 2382,1794 2400,1781 2417,1764 2431,1744 2442,1723 2450,1699 2454,1675 2454,1611 2450,1587 2442,1563 2431,1542 2417,1522 2400,1505 2392,1499 2380,1490 2375,1488 2358,1479 2335,1472 2314,1469 2311,1468 2286,1468 2283,1468 2262,1472 2239,1479 2217,1490 2197,1505 2180,1522 2180,1523 2173,1528 2165,1531 2156,1529 2150,1525 2146,1522 2130,1510 2119,1505 2108,1499 2085,1492 2064,1489 2061,1488 2036,1488 2033,1488 2012,1492 1989,1499 1967,1510 1964,1513 1947,1525 1938,1535 1930,1539 1921,1540 1913,1537 1909,1535 1900,1525 1896,1522 1880,1510 1869,1505 1858,1499 1835,1492 1814,1489 1811,1488 1786,1488 1783,1488 1762,1492 1739,1499 1717,1510 1714,1513 1697,1525 1680,1542 1666,1562 1655,1583 1647,1607 1643,1631 1643,1655 1647,1679 1655,1703 1657,1707 1666,1724 1673,1734 1680,1744 1697,1761 1701,1763 1715,1774 1721,1781 1723,1789 1723,1790 1723,2209 1723,2213 1722,2216 1722,2230 1725,2243 1725,2245 1727,2249 1730,2257 1731,2259 1739,2271 1792,2323 1839,2370 1843,2378 1844,2384 1844,2430 1842,2438 1837,2445 1829,2449 1820,2449 1812,2445 1809,2442 1808,2441 1797,2433 1783,2428 1777,2427 1558,2427 1552,2428 1538,2433 1527,2441 1518,2453 1513,2466 1512,2472 1512,2487 1512,2489 1512,2491 1511,2493 1510,2496 1509,2497 1508,2499 1506,2501 1505,2503 1503,2504 1501,2505 1499,2505 1497,2506 1493,2507 1472,2507 1463,2505 1458,2501 1400,2444 1391,2438 1388,2435 1377,2431 1374,2430 1363,2428 1360,2427 1306,2427 1298,2425 1291,2419 1288,2415 1287,2413 1274,2391 1258,2370 1240,2351 1232,2345 1219,2335 1196,2322 1195,2322 1188,2317 1183,2309 1183,2303 1183,1842 1185,1833 1190,1826 1195,1823 1196,1823 1219,1810 1240,1794 1258,1775 1274,1754 1287,1732 1297,1707 1304,1682 1308,1656 1308,1630 1304,1604 1297,1579 1287,1554 1274,1532 1258,1511 1240,1492 1237,1490 1219,1476 1196,1463 1172,1453 1147,1446 1121,1443 1094,1443 1068,1446 1043,1453 1019,1463 996,1476 975,1492 957,1511 941,1532 928,1554 918,1579 911,1604 907,1630 907,1656 911,1682 915,1699 918,1707 928,1732 941,1754 946,1761 957,1775 975,1794 981,1798 996,1810 1019,1823 1020,1823 1027,1828 1032,1836 1032,1842 1032,2303 1030,2312 1025,2319 1020,2322 1019,2322 1015,2325 996,2335 975,2351 957,2370 941,2391 928,2413 927,2415 922,2422 914,2426 909,2427 801,2427 797,2428 786,2430 772,2435 769,2438 760,2444 670,2534 667,2538 661,2546 656,2560 653,2575 653,2992 653,2996 651,3002 651,3016 654,3027 654,3031 660,3045 668,3057 759,3147 764,3151 771,3156 785,3161 799,3164 814,3164 944,3164 952,3166 959,3172 961,3174 961,3175 966,3183 973,3192 979,3200 991,3212 996,3220 997,3229 994,3237 988,3243 985,3245 979,3247 956,3260 935,3276 917,3295 901,3316 888,3338 887,3340 882,3347 874,3351 869,3352 764,3352 755,3350 748,3344 747,3342 741,3332 728,3315 712,3299 694,3285 675,3274 661,3268 654,3266 633,3260 611,3257 588,3257 566,3260 545,3266 524,3274 505,3285 487,3299 481,3305 480,3305 479,3307 476,3308 474,3309 472,3310 471,3310 468,3310 465,3310 464,3310 462,3310 460,3309 457,3307 454,3306 454,3305 440,3291 428,3283 427,3282 425,3279 423,3277 423,3276 422,3275 422,3271 421,3268 421,3267 421,2702 423,2693 428,2686 433,2683 434,2683 457,2670 478,2653 496,2634 512,2613 525,2591 535,2566 542,2541 546,2515 546,2489 542,2463 535,2438 525,2413 512,2391 496,2370 478,2351 470,2345 469,2345 464,2338 461,2329 463,2321 469,2314 476,2310 481,2309 888,2309 903,2305 917,2297 928,2286 936,2272 940,2257 940,1992 936,1977 928,1963 917,1952 903,1944 888,1940 75,1940 59,1940 44,1944 29,1952 21,1955 12,1954 5,1949 0,1941 0,1935 0,888 907,888 907,1311 912,1327 919,1340 931,1352 944,1359 960,1364 1224,1364 1240,1359 1253,1352 1265,1340 1272,1327 1277,1311 1277,888 1272,872 1265,859 1253,847 1240,840 1224,835 975,835 960,835 944,840 931,847 919,859 912,872 907,888 0,888 0,589 2,580 7,574 15,570 24,570 32,574 34,575 45,587 59,595 74,599 1124,599 1139,595 1153,587 1164,576 1172,562 1176,547 1176,189 1839,189 1839,1114 1844,1130 1851,1143 1863,1155 1876,1162 1892,1167 2156,1167 2172,1162 2185,1155 2197,1143 2204,1130 2209,1114 2209,919 2652,919 2652,1280 2657,1296 2664,1309 2676,1321 2689,1328 2705,1333 2969,1333 2985,1328 2998,1321 3010,1309 3017,1296 3022,1280 3022,919 3017,903 3010,890 2998,878 2985,871 2969,866 2720,866 2705,866 2689,871 2676,878 2664,890 2657,903 2652,919 2209,919 2209,189 2204,173 2197,160 2185,148 2172,141 2156,136 1907,136 1892,136 1876,141 1863,148 1851,160 1844,173 1839,189 1176,189 1176,42 1172,26 1171,25 1172,25 1170,18 1173,10 1179,3 1187,0 1190,0 3566,0">
          <text:p/>
        </draw:polygon>
        <draw:polygon draw:style-name="gr8" draw:text-style-name="P2" draw:layer="layout" svg:width="1.062cm" svg:height="1.731cm" svg:x="14.823cm" svg:y="25.626cm" svg:viewBox="0 0 1063 1732" draw:points="29,3 30,3 44,11 59,15 75,15 210,15 218,17 225,23 229,31 229,39 225,47 222,51 221,51 213,57 195,76 179,97 166,119 157,141 156,144 153,155 149,169 145,195 145,221 149,246 149,247 150,252 156,272 166,297 179,319 183,324 195,340 213,359 227,370 234,375 257,389 258,389 265,394 270,402 270,408 270,973 268,982 263,989 262,989 251,997 235,1014 234,1015 221,1032 211,1052 204,1074 200,1097 200,1169 204,1192 211,1214 220,1231 221,1234 235,1252 251,1269 269,1282 290,1292 312,1299 334,1303 357,1303 379,1299 401,1292 422,1282 440,1269 453,1255 461,1251 470,1250 478,1253 481,1255 487,1261 505,1275 520,1284 524,1286 545,1294 566,1300 586,1303 588,1303 611,1303 633,1300 654,1294 675,1286 694,1275 712,1261 728,1245 741,1228 747,1218 753,1212 761,1208 764,1208 870,1208 878,1210 885,1216 888,1220 889,1222 902,1244 915,1261 918,1265 936,1284 957,1300 980,1313 1004,1323 1029,1330 1037,1331 1046,1332 1054,1335 1060,1341 1063,1350 1062,1358 1057,1366 1050,1370 1043,1371 876,1371 861,1376 847,1383 836,1395 828,1408 824,1424 824,1688 828,1704 829,1705 828,1705 830,1711 829,1720 824,1727 816,1732 809,1732 719,1732 710,1730 703,1725 700,1717 700,1708 702,1703 702,1702 706,1687 706,1422 702,1407 694,1393 683,1382 669,1374 654,1370 308,1370 292,1370 277,1374 263,1382 252,1393 244,1407 240,1422 240,1687 244,1702 244,1703 245,1703 247,1711 246,1720 241,1727 233,1732 227,1732 19,1732 11,1730 4,1725 0,1717 0,1713 0,20 2,11 7,4 15,0 24,0">
          <text:p/>
        </draw:polygon>
        <draw:path draw:style-name="gr9" draw:text-style-name="P3" draw:layer="layout" svg:width="0.1cm" svg:height="0.1cm" svg:x="18.053cm" svg:y="25.467cm" svg:viewBox="0 0 101 101" svg:d="M0 50c0-28 23-50 50-50 28 0 51 22 51 50s-23 51-51 51c-27 0-50-23-50-51z">
          <text:p/>
        </draw:path>
        <draw:path draw:style-name="gr9" draw:text-style-name="P3" draw:layer="layout" svg:width="0.1cm" svg:height="0.1cm" svg:x="17.291cm" svg:y="25.467cm" svg:viewBox="0 0 101 101" svg:d="M0 50c0-28 22-50 49-50 28 0 52 22 52 50s-24 51-52 51c-27 0-49-23-49-51z">
          <text:p/>
        </draw:path>
        <draw:path draw:style-name="gr9" draw:text-style-name="P3" draw:layer="layout" svg:width="0.1cm" svg:height="0.1cm" svg:x="17.072cm" svg:y="24.925cm" svg:viewBox="0 0 101 101" svg:d="M0 51c0-29 23-51 50-51 28 0 51 22 51 51 0 28-23 50-51 50-27 0-50-22-50-50z">
          <text:p/>
        </draw:path>
        <draw:path draw:style-name="gr9" draw:text-style-name="P3" draw:layer="layout" svg:width="0.1cm" svg:height="0.1cm" svg:x="16.821cm" svg:y="24.925cm" svg:viewBox="0 0 101 101" svg:d="M0 51c0-29 23-51 51-51s50 22 50 51c0 28-22 50-50 50s-51-22-51-50z">
          <text:p/>
        </draw:path>
        <draw:path draw:style-name="gr9" draw:text-style-name="P3" draw:layer="layout" svg:width="0.1cm" svg:height="0.1cm" svg:x="16.572cm" svg:y="24.925cm" svg:viewBox="0 0 101 101" svg:d="M0 51c0-29 23-51 50-51 28 0 51 22 51 51 0 28-23 50-51 50-27 0-50-22-50-50z">
          <text:p/>
        </draw:path>
        <draw:path draw:style-name="gr9" draw:text-style-name="P3" draw:layer="layout" svg:width="0.1cm" svg:height="0.1cm" svg:x="15.118cm" svg:y="25.784cm" svg:viewBox="0 0 101 101" svg:d="M0 50c0-28 23-50 51-50 27 0 50 22 50 50 0 29-23 51-50 51-28 0-51-22-51-51z">
          <text:p/>
        </draw:path>
        <draw:path draw:style-name="gr9" draw:text-style-name="P3" draw:layer="layout" svg:width="0.1cm" svg:height="0.1cm" svg:x="15.88cm" svg:y="25.784cm" svg:viewBox="0 0 101 101" svg:d="M0 50c0-28 24-50 52-50 27 0 49 22 49 50 0 29-22 51-49 51-28 0-52-22-52-51z">
          <text:p/>
        </draw:path>
        <draw:path draw:style-name="gr9" draw:text-style-name="P3" draw:layer="layout" svg:width="0.1cm" svg:height="0.1cm" svg:x="15.118cm" svg:y="26.708cm" svg:viewBox="0 0 101 101" svg:d="M0 51c0-29 23-51 51-51 27 0 50 22 50 51 0 28-23 50-50 50-28 0-51-22-51-50z">
          <text:p/>
        </draw:path>
        <draw:path draw:style-name="gr9" draw:text-style-name="P3" draw:layer="layout" svg:width="0.1cm" svg:height="0.1cm" svg:x="15.372cm" svg:y="26.708cm" svg:viewBox="0 0 101 101" svg:d="M0 51c0-29 23-51 52-51 27 0 49 22 49 51 0 28-22 50-49 50-29 0-52-22-52-50z">
          <text:p/>
        </draw:path>
        <draw:path draw:style-name="gr9" draw:text-style-name="P3" draw:layer="layout" svg:width="0.1cm" svg:height="0.1cm" svg:x="15.88cm" svg:y="26.119cm" svg:viewBox="0 0 101 101" svg:d="M0 51c0-29 24-51 52-51 27 0 49 22 49 51 0 28-22 50-49 50-28 0-52-22-52-50z">
          <text:p/>
        </draw:path>
        <draw:path draw:style-name="gr9" draw:text-style-name="P3" draw:layer="layout" svg:width="0.1cm" svg:height="0.1cm" svg:x="15.88cm" svg:y="26.369cm" svg:viewBox="0 0 101 101" svg:d="M0 50c0-28 24-50 52-50 27 0 49 22 49 50 0 29-22 51-49 51-28 0-52-22-52-51z">
          <text:p/>
        </draw:path>
        <draw:path draw:style-name="gr9" draw:text-style-name="P3" draw:layer="layout" svg:width="0.1cm" svg:height="0.1cm" svg:x="17.623cm" svg:y="24.925cm" svg:viewBox="0 0 101 101" svg:d="M0 51c0-29 23-51 52-51 27 0 49 22 49 51 0 28-22 50-49 50-29 0-52-22-52-50z">
          <text:p/>
        </draw:path>
        <draw:path draw:style-name="gr9" draw:text-style-name="P3" draw:layer="layout" svg:width="0.1cm" svg:height="0.1cm" svg:x="16.44cm" svg:y="25.864cm" svg:viewBox="0 0 101 101" svg:d="M0 50c0-28 23-50 52-50 27 0 49 22 49 50s-22 51-49 51c-29 0-52-23-52-51z">
          <text:p/>
        </draw:path>
        <draw:path draw:style-name="gr9" draw:text-style-name="P3" draw:layer="layout" svg:width="0.1cm" svg:height="0.1cm" svg:x="16.44cm" svg:y="26.118cm" svg:viewBox="0 0 101 101" svg:d="M0 51c0-29 23-51 52-51 27 0 49 22 49 51 0 28-22 50-49 50-29 0-52-22-52-50z">
          <text:p/>
        </draw:path>
        <draw:path draw:style-name="gr9" draw:text-style-name="P3" draw:layer="layout" svg:width="0.1cm" svg:height="0.1cm" svg:x="16.44cm" svg:y="26.372cm" svg:viewBox="0 0 101 101" svg:d="M0 50c0-28 23-50 52-50 27 0 49 22 49 50 0 29-22 51-49 51-29 0-52-22-52-51z">
          <text:p/>
        </draw:path>
        <draw:path draw:style-name="gr9" draw:text-style-name="P3" draw:layer="layout" svg:width="0.1cm" svg:height="0.1cm" svg:x="16.44cm" svg:y="26.626cm" svg:viewBox="0 0 101 101" svg:d="M0 51c0-28 23-51 52-51 27 0 49 23 49 51s-22 50-49 50c-29 0-52-22-52-50z">
          <text:p/>
        </draw:path>
        <draw:path draw:style-name="gr9" draw:text-style-name="P3" draw:layer="layout" svg:width="0.1cm" svg:height="0.1cm" svg:x="17.202cm" svg:y="26.626cm" svg:viewBox="0 0 101 101" svg:d="M0 51c0-28 23-51 51-51s50 23 50 51-22 50-50 50-51-22-51-50z">
          <text:p/>
        </draw:path>
        <draw:path draw:style-name="gr9" draw:text-style-name="P3" draw:layer="layout" svg:width="0.1cm" svg:height="0.1cm" svg:x="17.202cm" svg:y="26.372cm" svg:viewBox="0 0 101 101" svg:d="M0 50c0-28 23-50 51-50s50 22 50 50c0 29-22 51-50 51s-51-22-51-51z">
          <text:p/>
        </draw:path>
        <draw:path draw:style-name="gr9" draw:text-style-name="P3" draw:layer="layout" svg:width="0.1cm" svg:height="0.1cm" svg:x="17.202cm" svg:y="26.118cm" svg:viewBox="0 0 101 101" svg:d="M0 51c0-29 23-51 51-51s50 22 50 51c0 28-22 50-50 50s-51-22-51-50z">
          <text:p/>
        </draw:path>
        <draw:path draw:style-name="gr9" draw:text-style-name="P3" draw:layer="layout" svg:width="0.1cm" svg:height="0.1cm" svg:x="17.202cm" svg:y="25.864cm" svg:viewBox="0 0 101 101" svg:d="M0 50c0-28 23-50 51-50s50 22 50 50-22 51-50 51-51-23-51-51z">
          <text:p/>
        </draw:path>
        <draw:path draw:style-name="gr9" draw:text-style-name="P3" draw:layer="layout" svg:width="0.1cm" svg:height="0.1cm" svg:x="15.88cm" svg:y="24.925cm" svg:viewBox="0 0 101 101" svg:d="M0 51c0-29 24-51 52-51 27 0 49 22 49 51 0 28-22 50-49 50-28 0-52-22-52-50z">
          <text:p/>
        </draw:path>
        <draw:path draw:style-name="gr9" draw:text-style-name="P3" draw:layer="layout" svg:width="0.1cm" svg:height="0.1cm" svg:x="15.84cm" svg:y="26.708cm" svg:viewBox="0 0 101 101" svg:d="M0 51c0-29 23-51 52-51 27 0 49 22 49 51 0 28-22 50-49 50-29 0-52-22-52-50z">
          <text:p/>
        </draw:path>
        <draw:path draw:style-name="gr3" draw:text-style-name="P2" draw:layer="layout" svg:width="0.301cm" svg:height="0.3cm" svg:x="17.953cm" svg:y="25.367cm" svg:viewBox="0 0 302 301" svg:d="M0 151c0-84 68-151 150-151 83 0 152 67 152 151 0 83-69 150-152 150-82 0-150-67-150-150z">
          <text:p/>
        </draw:path>
        <draw:path draw:style-name="gr3" draw:text-style-name="P2" draw:layer="layout" svg:width="0.3cm" svg:height="0.3cm" svg:x="17.191cm" svg:y="25.367cm" svg:viewBox="0 0 301 301" svg:d="M0 151c0-84 67-151 149-151 84 0 152 67 152 151 0 83-68 150-152 150-82 0-149-67-149-150z">
          <text:p/>
        </draw:path>
        <draw:line draw:style-name="gr4" draw:text-style-name="P1" draw:layer="layout" svg:x1="17.121cm" svg:y1="24.995cm" svg:x2="17.121cm" svg:y2="24.955cm">
          <text:p/>
        </draw:line>
        <draw:path draw:style-name="gr3" draw:text-style-name="P2" draw:layer="layout" svg:width="0.211cm" svg:height="0.21cm" svg:x="16.766cm" svg:y="24.87cm" svg:viewBox="0 0 212 211" svg:d="M0 105c0-58 49-105 107-105 57 0 105 47 105 105s-48 106-105 106c-58 0-107-48-107-106z">
          <text:p/>
        </draw:path>
        <draw:path draw:style-name="gr3" draw:text-style-name="P2" draw:layer="layout" svg:width="0.209cm" svg:height="0.21cm" svg:x="16.517cm" svg:y="24.87cm" svg:viewBox="0 0 210 211" svg:d="M0 105c0-58 48-105 105-105 58 0 105 47 105 105s-47 106-105 106c-57 0-105-48-105-106z">
          <text:p/>
        </draw:path>
        <draw:path draw:style-name="gr3" draw:text-style-name="P2" draw:layer="layout" svg:width="0.3cm" svg:height="0.3cm" svg:x="15.018cm" svg:y="25.684cm" svg:viewBox="0 0 301 301" svg:d="M0 151c0-84 68-151 151-151 82 0 150 67 150 151 0 83-68 150-150 150-83 0-151-67-151-150z">
          <text:p/>
        </draw:path>
        <draw:path draw:style-name="gr3" draw:text-style-name="P2" draw:layer="layout" svg:width="0.3cm" svg:height="0.3cm" svg:x="15.78cm" svg:y="25.684cm" svg:viewBox="0 0 301 301" svg:d="M0 151c0-84 68-151 152-151 82 0 149 67 149 151 0 83-67 150-149 150-84 0-152-67-152-150z">
          <text:p/>
        </draw:path>
        <draw:line draw:style-name="gr5" draw:text-style-name="P1" draw:layer="layout" svg:x1="15.169cm" svg:y1="26.733cm" svg:x2="15.169cm" svg:y2="26.783cm">
          <text:p/>
        </draw:line>
        <draw:path draw:style-name="gr3" draw:text-style-name="P2" draw:layer="layout" svg:width="0.24cm" svg:height="0.24cm" svg:x="15.302cm" svg:y="26.638cm" svg:viewBox="0 0 241 241" svg:d="M0 120c0-66 54-120 121-120 66 0 120 54 120 120 0 67-54 121-120 121-67 0-121-54-121-121z">
          <text:p/>
        </draw:path>
        <draw:line draw:style-name="gr6" draw:text-style-name="P1" draw:layer="layout" svg:x1="15.961cm" svg:y1="26.169cm" svg:x2="15.9cm" svg:y2="26.169cm">
          <text:p/>
        </draw:line>
        <draw:path draw:style-name="gr3" draw:text-style-name="P2" draw:layer="layout" svg:width="0.24cm" svg:height="0.24cm" svg:x="15.81cm" svg:y="26.299cm" svg:viewBox="0 0 241 241" svg:d="M0 121c0-66 54-121 121-121s120 55 120 121-53 120-120 120-121-54-121-120z">
          <text:p/>
        </draw:path>
        <draw:path draw:style-name="gr3" draw:text-style-name="P2" draw:layer="layout" svg:width="0.3cm" svg:height="0.3cm" svg:x="17.523cm" svg:y="24.825cm" svg:viewBox="0 0 301 301" svg:d="M0 151c0-83 68-151 152-151 82 0 149 68 149 151s-67 150-149 150c-84 0-152-67-152-150z">
          <text:p/>
        </draw:path>
        <draw:polygon draw:style-name="gr3" draw:text-style-name="P2" draw:layer="layout" svg:width="0.211cm" svg:height="0.21cm" svg:x="16.385cm" svg:y="25.809cm" svg:viewBox="0 0 212 211" draw:points="0,211 0,0 212,0 212,211">
          <text:p/>
        </draw:polygon>
        <draw:path draw:style-name="gr3" draw:text-style-name="P2" draw:layer="layout" svg:width="0.211cm" svg:height="0.21cm" svg:x="16.385cm" svg:y="26.063cm" svg:viewBox="0 0 212 211" svg:d="M0 106c0-59 48-106 106-106 57 0 106 47 106 106 0 58-49 105-106 105-58 0-106-47-106-105z">
          <text:p/>
        </draw:path>
        <draw:path draw:style-name="gr3" draw:text-style-name="P2" draw:layer="layout" svg:width="0.211cm" svg:height="0.21cm" svg:x="16.385cm" svg:y="26.317cm" svg:viewBox="0 0 212 211" svg:d="M0 106c0-58 48-106 106-106 57 0 106 48 106 106s-49 105-106 105c-58 0-106-47-106-105z">
          <text:p/>
        </draw:path>
        <draw:path draw:style-name="gr3" draw:text-style-name="P2" draw:layer="layout" svg:width="0.211cm" svg:height="0.21cm" svg:x="16.385cm" svg:y="26.571cm" svg:viewBox="0 0 212 211" svg:d="M0 105c0-58 48-105 106-105 57 0 106 47 106 105s-49 106-106 106c-58 0-106-48-106-106z">
          <text:p/>
        </draw:path>
        <draw:path draw:style-name="gr3" draw:text-style-name="P2" draw:layer="layout" svg:width="0.211cm" svg:height="0.21cm" svg:x="17.147cm" svg:y="26.571cm" svg:viewBox="0 0 212 211" svg:d="M0 105c0-58 48-105 107-105 57 0 105 47 105 105s-48 106-105 106c-59 0-107-48-107-106z">
          <text:p/>
        </draw:path>
        <draw:path draw:style-name="gr3" draw:text-style-name="P2" draw:layer="layout" svg:width="0.211cm" svg:height="0.21cm" svg:x="17.147cm" svg:y="26.317cm" svg:viewBox="0 0 212 211" svg:d="M0 106c0-58 48-106 107-106 57 0 105 48 105 106s-48 105-105 105c-59 0-107-47-107-105z">
          <text:p/>
        </draw:path>
        <draw:path draw:style-name="gr3" draw:text-style-name="P2" draw:layer="layout" svg:width="0.211cm" svg:height="0.21cm" svg:x="17.147cm" svg:y="26.063cm" svg:viewBox="0 0 212 211" svg:d="M0 106c0-59 48-106 107-106 57 0 105 47 105 106 0 58-48 105-105 105-59 0-107-47-107-105z">
          <text:p/>
        </draw:path>
        <draw:path draw:style-name="gr3" draw:text-style-name="P2" draw:layer="layout" svg:width="0.211cm" svg:height="0.21cm" svg:x="17.147cm" svg:y="25.809cm" svg:viewBox="0 0 212 211" svg:d="M0 105c0-58 48-105 107-105 57 0 105 47 105 105 0 59-48 106-105 106-59 0-107-47-107-106z">
          <text:p/>
        </draw:path>
        <draw:path draw:style-name="gr3" draw:text-style-name="P2" draw:layer="layout" svg:width="0.3cm" svg:height="0.3cm" svg:x="15.78cm" svg:y="24.825cm" svg:viewBox="0 0 301 301" svg:d="M0 151c0-83 68-151 152-151 82 0 149 68 149 151s-67 150-149 150c-84 0-152-67-152-150z">
          <text:p/>
        </draw:path>
        <draw:path draw:style-name="gr3" draw:text-style-name="P2" draw:layer="layout" svg:width="0.3cm" svg:height="0.3cm" svg:x="15.74cm" svg:y="26.608cm" svg:viewBox="0 0 301 301" svg:d="M0 151c0-84 68-151 152-151 82 0 149 67 149 151 0 83-67 150-149 150-84 0-152-67-152-150z">
          <text:p/>
        </draw:path>
        <draw:path draw:style-name="gr3" draw:text-style-name="P2" draw:layer="layout" svg:width="0.1cm" svg:height="0.1cm" svg:x="18.053cm" svg:y="25.467cm" svg:viewBox="0 0 101 101" svg:d="M0 50c0-28 23-50 50-50 28 0 51 22 51 50s-23 51-51 51c-27 0-50-23-50-51z">
          <text:p/>
        </draw:path>
        <draw:path draw:style-name="gr3" draw:text-style-name="P2" draw:layer="layout" svg:width="0.1cm" svg:height="0.1cm" svg:x="17.291cm" svg:y="25.467cm" svg:viewBox="0 0 101 101" svg:d="M0 50c0-28 22-50 49-50 28 0 52 22 52 50s-24 51-52 51c-27 0-49-23-49-51z">
          <text:p/>
        </draw:path>
        <draw:path draw:style-name="gr3" draw:text-style-name="P2" draw:layer="layout" svg:width="0.1cm" svg:height="0.1cm" svg:x="17.072cm" svg:y="24.925cm" svg:viewBox="0 0 101 101" svg:d="M0 51c0-29 23-51 50-51 28 0 51 22 51 51 0 28-23 50-51 50-27 0-50-22-50-50z">
          <text:p/>
        </draw:path>
        <draw:path draw:style-name="gr3" draw:text-style-name="P2" draw:layer="layout" svg:width="0.1cm" svg:height="0.1cm" svg:x="16.821cm" svg:y="24.925cm" svg:viewBox="0 0 101 101" svg:d="M0 51c0-29 23-51 51-51s50 22 50 51c0 28-22 50-50 50s-51-22-51-50z">
          <text:p/>
        </draw:path>
        <draw:path draw:style-name="gr3" draw:text-style-name="P2" draw:layer="layout" svg:width="0.1cm" svg:height="0.1cm" svg:x="16.572cm" svg:y="24.925cm" svg:viewBox="0 0 101 101" svg:d="M0 51c0-29 23-51 50-51 28 0 51 22 51 51 0 28-23 50-51 50-27 0-50-22-50-50z">
          <text:p/>
        </draw:path>
        <draw:path draw:style-name="gr3" draw:text-style-name="P2" draw:layer="layout" svg:width="0.1cm" svg:height="0.1cm" svg:x="15.118cm" svg:y="25.784cm" svg:viewBox="0 0 101 101" svg:d="M0 50c0-28 23-50 51-50 27 0 50 22 50 50 0 29-23 51-50 51-28 0-51-22-51-51z">
          <text:p/>
        </draw:path>
        <draw:path draw:style-name="gr3" draw:text-style-name="P2" draw:layer="layout" svg:width="0.1cm" svg:height="0.1cm" svg:x="15.88cm" svg:y="25.784cm" svg:viewBox="0 0 101 101" svg:d="M0 50c0-28 24-50 52-50 27 0 49 22 49 50 0 29-22 51-49 51-28 0-52-22-52-51z">
          <text:p/>
        </draw:path>
        <draw:path draw:style-name="gr3" draw:text-style-name="P2" draw:layer="layout" svg:width="0.1cm" svg:height="0.1cm" svg:x="15.118cm" svg:y="26.708cm" svg:viewBox="0 0 101 101" svg:d="M0 51c0-29 23-51 51-51 27 0 50 22 50 51 0 28-23 50-50 50-28 0-51-22-51-50z">
          <text:p/>
        </draw:path>
        <draw:path draw:style-name="gr3" draw:text-style-name="P2" draw:layer="layout" svg:width="0.1cm" svg:height="0.1cm" svg:x="15.372cm" svg:y="26.708cm" svg:viewBox="0 0 101 101" svg:d="M0 51c0-29 23-51 52-51 27 0 49 22 49 51 0 28-22 50-49 50-29 0-52-22-52-50z">
          <text:p/>
        </draw:path>
        <draw:path draw:style-name="gr3" draw:text-style-name="P2" draw:layer="layout" svg:width="0.1cm" svg:height="0.1cm" svg:x="15.88cm" svg:y="26.119cm" svg:viewBox="0 0 101 101" svg:d="M0 51c0-29 24-51 52-51 27 0 49 22 49 51 0 28-22 50-49 50-28 0-52-22-52-50z">
          <text:p/>
        </draw:path>
        <draw:path draw:style-name="gr3" draw:text-style-name="P2" draw:layer="layout" svg:width="0.1cm" svg:height="0.1cm" svg:x="15.88cm" svg:y="26.369cm" svg:viewBox="0 0 101 101" svg:d="M0 50c0-28 24-50 52-50 27 0 49 22 49 50 0 29-22 51-49 51-28 0-52-22-52-51z">
          <text:p/>
        </draw:path>
        <draw:path draw:style-name="gr3" draw:text-style-name="P2" draw:layer="layout" svg:width="0.1cm" svg:height="0.1cm" svg:x="17.623cm" svg:y="24.925cm" svg:viewBox="0 0 101 101" svg:d="M0 51c0-29 23-51 52-51 27 0 49 22 49 51 0 28-22 50-49 50-29 0-52-22-52-50z">
          <text:p/>
        </draw:path>
        <draw:path draw:style-name="gr3" draw:text-style-name="P2" draw:layer="layout" svg:width="0.1cm" svg:height="0.1cm" svg:x="16.44cm" svg:y="25.864cm" svg:viewBox="0 0 101 101" svg:d="M0 50c0-28 23-50 52-50 27 0 49 22 49 50s-22 51-49 51c-29 0-52-23-52-51z">
          <text:p/>
        </draw:path>
        <draw:path draw:style-name="gr3" draw:text-style-name="P2" draw:layer="layout" svg:width="0.1cm" svg:height="0.1cm" svg:x="16.44cm" svg:y="26.118cm" svg:viewBox="0 0 101 101" svg:d="M0 51c0-29 23-51 52-51 27 0 49 22 49 51 0 28-22 50-49 50-29 0-52-22-52-50z">
          <text:p/>
        </draw:path>
        <draw:path draw:style-name="gr3" draw:text-style-name="P2" draw:layer="layout" svg:width="0.1cm" svg:height="0.1cm" svg:x="16.44cm" svg:y="26.372cm" svg:viewBox="0 0 101 101" svg:d="M0 50c0-28 23-50 52-50 27 0 49 22 49 50 0 29-22 51-49 51-29 0-52-22-52-51z">
          <text:p/>
        </draw:path>
        <draw:path draw:style-name="gr3" draw:text-style-name="P2" draw:layer="layout" svg:width="0.1cm" svg:height="0.1cm" svg:x="16.44cm" svg:y="26.626cm" svg:viewBox="0 0 101 101" svg:d="M0 51c0-28 23-51 52-51 27 0 49 23 49 51s-22 50-49 50c-29 0-52-22-52-50z">
          <text:p/>
        </draw:path>
        <draw:path draw:style-name="gr3" draw:text-style-name="P2" draw:layer="layout" svg:width="0.1cm" svg:height="0.1cm" svg:x="17.202cm" svg:y="26.626cm" svg:viewBox="0 0 101 101" svg:d="M0 51c0-28 23-51 51-51s50 23 50 51-22 50-50 50-51-22-51-50z">
          <text:p/>
        </draw:path>
        <draw:path draw:style-name="gr3" draw:text-style-name="P2" draw:layer="layout" svg:width="0.1cm" svg:height="0.1cm" svg:x="17.202cm" svg:y="26.372cm" svg:viewBox="0 0 101 101" svg:d="M0 50c0-28 23-50 51-50s50 22 50 50c0 29-22 51-50 51s-51-22-51-51z">
          <text:p/>
        </draw:path>
        <draw:path draw:style-name="gr3" draw:text-style-name="P2" draw:layer="layout" svg:width="0.1cm" svg:height="0.1cm" svg:x="17.202cm" svg:y="26.118cm" svg:viewBox="0 0 101 101" svg:d="M0 51c0-29 23-51 51-51s50 22 50 51c0 28-22 50-50 50s-51-22-51-50z">
          <text:p/>
        </draw:path>
        <draw:path draw:style-name="gr3" draw:text-style-name="P2" draw:layer="layout" svg:width="0.1cm" svg:height="0.1cm" svg:x="17.202cm" svg:y="25.864cm" svg:viewBox="0 0 101 101" svg:d="M0 50c0-28 23-50 51-50s50 22 50 50-22 51-50 51-51-23-51-51z">
          <text:p/>
        </draw:path>
        <draw:path draw:style-name="gr3" draw:text-style-name="P2" draw:layer="layout" svg:width="0.1cm" svg:height="0.1cm" svg:x="15.88cm" svg:y="24.925cm" svg:viewBox="0 0 101 101" svg:d="M0 51c0-29 24-51 52-51 27 0 49 22 49 51 0 28-22 50-49 50-28 0-52-22-52-50z">
          <text:p/>
        </draw:path>
        <draw:path draw:style-name="gr3" draw:text-style-name="P2" draw:layer="layout" svg:width="0.1cm" svg:height="0.1cm" svg:x="15.84cm" svg:y="26.708cm" svg:viewBox="0 0 101 101" svg:d="M0 51c0-29 23-51 52-51 27 0 49 22 49 51 0 28-22 50-49 50-29 0-52-22-52-50z">
          <text:p/>
        </draw:path>
        <draw:path draw:style-name="gr3" draw:text-style-name="P2" draw:layer="layout" svg:width="0.1cm" svg:height="0.1cm" svg:x="18.053cm" svg:y="25.467cm" svg:viewBox="0 0 101 101" svg:d="M0 50c0-28 23-50 50-50 28 0 51 22 51 50s-23 51-51 51c-27 0-50-23-50-51z">
          <text:p/>
        </draw:path>
        <draw:path draw:style-name="gr3" draw:text-style-name="P2" draw:layer="layout" svg:width="0.1cm" svg:height="0.1cm" svg:x="17.291cm" svg:y="25.467cm" svg:viewBox="0 0 101 101" svg:d="M0 50c0-28 22-50 49-50 28 0 52 22 52 50s-24 51-52 51c-27 0-49-23-49-51z">
          <text:p/>
        </draw:path>
        <draw:path draw:style-name="gr3" draw:text-style-name="P2" draw:layer="layout" svg:width="0.1cm" svg:height="0.1cm" svg:x="17.072cm" svg:y="24.925cm" svg:viewBox="0 0 101 101" svg:d="M0 51c0-29 23-51 50-51 28 0 51 22 51 51 0 28-23 50-51 50-27 0-50-22-50-50z">
          <text:p/>
        </draw:path>
        <draw:path draw:style-name="gr3" draw:text-style-name="P2" draw:layer="layout" svg:width="0.1cm" svg:height="0.1cm" svg:x="16.821cm" svg:y="24.925cm" svg:viewBox="0 0 101 101" svg:d="M0 51c0-29 23-51 51-51s50 22 50 51c0 28-22 50-50 50s-51-22-51-50z">
          <text:p/>
        </draw:path>
        <draw:path draw:style-name="gr3" draw:text-style-name="P2" draw:layer="layout" svg:width="0.1cm" svg:height="0.1cm" svg:x="16.572cm" svg:y="24.925cm" svg:viewBox="0 0 101 101" svg:d="M0 51c0-29 23-51 50-51 28 0 51 22 51 51 0 28-23 50-51 50-27 0-50-22-50-50z">
          <text:p/>
        </draw:path>
        <draw:path draw:style-name="gr3" draw:text-style-name="P2" draw:layer="layout" svg:width="0.1cm" svg:height="0.1cm" svg:x="15.118cm" svg:y="25.784cm" svg:viewBox="0 0 101 101" svg:d="M0 50c0-28 23-50 51-50 27 0 50 22 50 50 0 29-23 51-50 51-28 0-51-22-51-51z">
          <text:p/>
        </draw:path>
        <draw:path draw:style-name="gr3" draw:text-style-name="P2" draw:layer="layout" svg:width="0.1cm" svg:height="0.1cm" svg:x="15.88cm" svg:y="25.784cm" svg:viewBox="0 0 101 101" svg:d="M0 50c0-28 24-50 52-50 27 0 49 22 49 50 0 29-22 51-49 51-28 0-52-22-52-51z">
          <text:p/>
        </draw:path>
        <draw:path draw:style-name="gr3" draw:text-style-name="P2" draw:layer="layout" svg:width="0.1cm" svg:height="0.1cm" svg:x="15.118cm" svg:y="26.708cm" svg:viewBox="0 0 101 101" svg:d="M0 51c0-29 23-51 51-51 27 0 50 22 50 51 0 28-23 50-50 50-28 0-51-22-51-50z">
          <text:p/>
        </draw:path>
        <draw:path draw:style-name="gr3" draw:text-style-name="P2" draw:layer="layout" svg:width="0.1cm" svg:height="0.1cm" svg:x="15.372cm" svg:y="26.708cm" svg:viewBox="0 0 101 101" svg:d="M0 51c0-29 23-51 52-51 27 0 49 22 49 51 0 28-22 50-49 50-29 0-52-22-52-50z">
          <text:p/>
        </draw:path>
        <draw:path draw:style-name="gr3" draw:text-style-name="P2" draw:layer="layout" svg:width="0.1cm" svg:height="0.1cm" svg:x="15.88cm" svg:y="26.119cm" svg:viewBox="0 0 101 101" svg:d="M0 51c0-29 24-51 52-51 27 0 49 22 49 51 0 28-22 50-49 50-28 0-52-22-52-50z">
          <text:p/>
        </draw:path>
        <draw:path draw:style-name="gr3" draw:text-style-name="P2" draw:layer="layout" svg:width="0.1cm" svg:height="0.1cm" svg:x="15.88cm" svg:y="26.369cm" svg:viewBox="0 0 101 101" svg:d="M0 50c0-28 24-50 52-50 27 0 49 22 49 50 0 29-22 51-49 51-28 0-52-22-52-51z">
          <text:p/>
        </draw:path>
        <draw:path draw:style-name="gr3" draw:text-style-name="P2" draw:layer="layout" svg:width="0.1cm" svg:height="0.1cm" svg:x="17.623cm" svg:y="24.925cm" svg:viewBox="0 0 101 101" svg:d="M0 51c0-29 23-51 52-51 27 0 49 22 49 51 0 28-22 50-49 50-29 0-52-22-52-50z">
          <text:p/>
        </draw:path>
        <draw:path draw:style-name="gr3" draw:text-style-name="P2" draw:layer="layout" svg:width="0.1cm" svg:height="0.1cm" svg:x="16.44cm" svg:y="25.864cm" svg:viewBox="0 0 101 101" svg:d="M0 50c0-28 23-50 52-50 27 0 49 22 49 50s-22 51-49 51c-29 0-52-23-52-51z">
          <text:p/>
        </draw:path>
        <draw:path draw:style-name="gr3" draw:text-style-name="P2" draw:layer="layout" svg:width="0.1cm" svg:height="0.1cm" svg:x="16.44cm" svg:y="26.118cm" svg:viewBox="0 0 101 101" svg:d="M0 51c0-29 23-51 52-51 27 0 49 22 49 51 0 28-22 50-49 50-29 0-52-22-52-50z">
          <text:p/>
        </draw:path>
        <draw:path draw:style-name="gr3" draw:text-style-name="P2" draw:layer="layout" svg:width="0.1cm" svg:height="0.1cm" svg:x="16.44cm" svg:y="26.372cm" svg:viewBox="0 0 101 101" svg:d="M0 50c0-28 23-50 52-50 27 0 49 22 49 50 0 29-22 51-49 51-29 0-52-22-52-51z">
          <text:p/>
        </draw:path>
        <draw:path draw:style-name="gr3" draw:text-style-name="P2" draw:layer="layout" svg:width="0.1cm" svg:height="0.1cm" svg:x="16.44cm" svg:y="26.626cm" svg:viewBox="0 0 101 101" svg:d="M0 51c0-28 23-51 52-51 27 0 49 23 49 51s-22 50-49 50c-29 0-52-22-52-50z">
          <text:p/>
        </draw:path>
        <draw:path draw:style-name="gr3" draw:text-style-name="P2" draw:layer="layout" svg:width="0.1cm" svg:height="0.1cm" svg:x="17.202cm" svg:y="26.626cm" svg:viewBox="0 0 101 101" svg:d="M0 51c0-28 23-51 51-51s50 23 50 51-22 50-50 50-51-22-51-50z">
          <text:p/>
        </draw:path>
        <draw:path draw:style-name="gr3" draw:text-style-name="P2" draw:layer="layout" svg:width="0.1cm" svg:height="0.1cm" svg:x="17.202cm" svg:y="26.372cm" svg:viewBox="0 0 101 101" svg:d="M0 50c0-28 23-50 51-50s50 22 50 50c0 29-22 51-50 51s-51-22-51-51z">
          <text:p/>
        </draw:path>
        <draw:path draw:style-name="gr3" draw:text-style-name="P2" draw:layer="layout" svg:width="0.1cm" svg:height="0.1cm" svg:x="17.202cm" svg:y="26.118cm" svg:viewBox="0 0 101 101" svg:d="M0 51c0-29 23-51 51-51s50 22 50 51c0 28-22 50-50 50s-51-22-51-50z">
          <text:p/>
        </draw:path>
        <draw:path draw:style-name="gr3" draw:text-style-name="P2" draw:layer="layout" svg:width="0.1cm" svg:height="0.1cm" svg:x="17.202cm" svg:y="25.864cm" svg:viewBox="0 0 101 101" svg:d="M0 50c0-28 23-50 51-50s50 22 50 50-22 51-50 51-51-23-51-51z">
          <text:p/>
        </draw:path>
        <draw:path draw:style-name="gr3" draw:text-style-name="P2" draw:layer="layout" svg:width="0.1cm" svg:height="0.1cm" svg:x="15.88cm" svg:y="24.925cm" svg:viewBox="0 0 101 101" svg:d="M0 51c0-29 24-51 52-51 27 0 49 22 49 51 0 28-22 50-49 50-28 0-52-22-52-50z">
          <text:p/>
        </draw:path>
        <draw:path draw:style-name="gr3" draw:text-style-name="P2" draw:layer="layout" svg:width="0.1cm" svg:height="0.1cm" svg:x="15.84cm" svg:y="26.708cm" svg:viewBox="0 0 101 101" svg:d="M0 51c0-29 23-51 52-51 27 0 49 22 49 51 0 28-22 50-49 50-29 0-52-22-52-50z">
          <text:p/>
        </draw:path>
        <draw:path draw:style-name="gr3" draw:text-style-name="P2" draw:layer="layout" svg:width="0.1cm" svg:height="0.1cm" svg:x="18.053cm" svg:y="25.467cm" svg:viewBox="0 0 101 101" svg:d="M0 50c0-28 23-50 50-50 28 0 51 22 51 50s-23 51-51 51c-27 0-50-23-50-51z">
          <text:p/>
        </draw:path>
        <draw:path draw:style-name="gr3" draw:text-style-name="P2" draw:layer="layout" svg:width="0.1cm" svg:height="0.1cm" svg:x="17.291cm" svg:y="25.467cm" svg:viewBox="0 0 101 101" svg:d="M0 50c0-28 22-50 49-50 28 0 52 22 52 50s-24 51-52 51c-27 0-49-23-49-51z">
          <text:p/>
        </draw:path>
        <draw:path draw:style-name="gr3" draw:text-style-name="P2" draw:layer="layout" svg:width="0.1cm" svg:height="0.1cm" svg:x="17.072cm" svg:y="24.925cm" svg:viewBox="0 0 101 101" svg:d="M0 51c0-29 23-51 50-51 28 0 51 22 51 51 0 28-23 50-51 50-27 0-50-22-50-50z">
          <text:p/>
        </draw:path>
        <draw:path draw:style-name="gr3" draw:text-style-name="P2" draw:layer="layout" svg:width="0.1cm" svg:height="0.1cm" svg:x="16.821cm" svg:y="24.925cm" svg:viewBox="0 0 101 101" svg:d="M0 51c0-29 23-51 51-51s50 22 50 51c0 28-22 50-50 50s-51-22-51-50z">
          <text:p/>
        </draw:path>
        <draw:path draw:style-name="gr3" draw:text-style-name="P2" draw:layer="layout" svg:width="0.1cm" svg:height="0.1cm" svg:x="16.572cm" svg:y="24.925cm" svg:viewBox="0 0 101 101" svg:d="M0 51c0-29 23-51 50-51 28 0 51 22 51 51 0 28-23 50-51 50-27 0-50-22-50-50z">
          <text:p/>
        </draw:path>
        <draw:path draw:style-name="gr3" draw:text-style-name="P2" draw:layer="layout" svg:width="0.1cm" svg:height="0.1cm" svg:x="15.118cm" svg:y="25.784cm" svg:viewBox="0 0 101 101" svg:d="M0 50c0-28 23-50 51-50 27 0 50 22 50 50 0 29-23 51-50 51-28 0-51-22-51-51z">
          <text:p/>
        </draw:path>
        <draw:path draw:style-name="gr3" draw:text-style-name="P2" draw:layer="layout" svg:width="0.1cm" svg:height="0.1cm" svg:x="15.88cm" svg:y="25.784cm" svg:viewBox="0 0 101 101" svg:d="M0 50c0-28 24-50 52-50 27 0 49 22 49 50 0 29-22 51-49 51-28 0-52-22-52-51z">
          <text:p/>
        </draw:path>
        <draw:path draw:style-name="gr3" draw:text-style-name="P2" draw:layer="layout" svg:width="0.1cm" svg:height="0.1cm" svg:x="15.118cm" svg:y="26.708cm" svg:viewBox="0 0 101 101" svg:d="M0 51c0-29 23-51 51-51 27 0 50 22 50 51 0 28-23 50-50 50-28 0-51-22-51-50z">
          <text:p/>
        </draw:path>
        <draw:path draw:style-name="gr3" draw:text-style-name="P2" draw:layer="layout" svg:width="0.1cm" svg:height="0.1cm" svg:x="15.372cm" svg:y="26.708cm" svg:viewBox="0 0 101 101" svg:d="M0 51c0-29 23-51 52-51 27 0 49 22 49 51 0 28-22 50-49 50-29 0-52-22-52-50z">
          <text:p/>
        </draw:path>
        <draw:path draw:style-name="gr3" draw:text-style-name="P2" draw:layer="layout" svg:width="0.1cm" svg:height="0.1cm" svg:x="15.88cm" svg:y="26.119cm" svg:viewBox="0 0 101 101" svg:d="M0 51c0-29 24-51 52-51 27 0 49 22 49 51 0 28-22 50-49 50-28 0-52-22-52-50z">
          <text:p/>
        </draw:path>
        <draw:path draw:style-name="gr3" draw:text-style-name="P2" draw:layer="layout" svg:width="0.1cm" svg:height="0.1cm" svg:x="15.88cm" svg:y="26.369cm" svg:viewBox="0 0 101 101" svg:d="M0 50c0-28 24-50 52-50 27 0 49 22 49 50 0 29-22 51-49 51-28 0-52-22-52-51z">
          <text:p/>
        </draw:path>
        <draw:path draw:style-name="gr3" draw:text-style-name="P2" draw:layer="layout" svg:width="0.1cm" svg:height="0.1cm" svg:x="17.623cm" svg:y="24.925cm" svg:viewBox="0 0 101 101" svg:d="M0 51c0-29 23-51 52-51 27 0 49 22 49 51 0 28-22 50-49 50-29 0-52-22-52-50z">
          <text:p/>
        </draw:path>
        <draw:path draw:style-name="gr3" draw:text-style-name="P2" draw:layer="layout" svg:width="0.1cm" svg:height="0.1cm" svg:x="16.44cm" svg:y="25.864cm" svg:viewBox="0 0 101 101" svg:d="M0 50c0-28 23-50 52-50 27 0 49 22 49 50s-22 51-49 51c-29 0-52-23-52-51z">
          <text:p/>
        </draw:path>
        <draw:path draw:style-name="gr3" draw:text-style-name="P2" draw:layer="layout" svg:width="0.1cm" svg:height="0.1cm" svg:x="16.44cm" svg:y="26.118cm" svg:viewBox="0 0 101 101" svg:d="M0 51c0-29 23-51 52-51 27 0 49 22 49 51 0 28-22 50-49 50-29 0-52-22-52-50z">
          <text:p/>
        </draw:path>
        <draw:path draw:style-name="gr3" draw:text-style-name="P2" draw:layer="layout" svg:width="0.1cm" svg:height="0.1cm" svg:x="16.44cm" svg:y="26.372cm" svg:viewBox="0 0 101 101" svg:d="M0 50c0-28 23-50 52-50 27 0 49 22 49 50 0 29-22 51-49 51-29 0-52-22-52-51z">
          <text:p/>
        </draw:path>
        <draw:path draw:style-name="gr3" draw:text-style-name="P2" draw:layer="layout" svg:width="0.1cm" svg:height="0.1cm" svg:x="16.44cm" svg:y="26.626cm" svg:viewBox="0 0 101 101" svg:d="M0 51c0-28 23-51 52-51 27 0 49 23 49 51s-22 50-49 50c-29 0-52-22-52-50z">
          <text:p/>
        </draw:path>
        <draw:path draw:style-name="gr3" draw:text-style-name="P2" draw:layer="layout" svg:width="0.1cm" svg:height="0.1cm" svg:x="17.202cm" svg:y="26.626cm" svg:viewBox="0 0 101 101" svg:d="M0 51c0-28 23-51 51-51s50 23 50 51-22 50-50 50-51-22-51-50z">
          <text:p/>
        </draw:path>
        <draw:path draw:style-name="gr3" draw:text-style-name="P2" draw:layer="layout" svg:width="0.1cm" svg:height="0.1cm" svg:x="17.202cm" svg:y="26.372cm" svg:viewBox="0 0 101 101" svg:d="M0 50c0-28 23-50 51-50s50 22 50 50c0 29-22 51-50 51s-51-22-51-51z">
          <text:p/>
        </draw:path>
        <draw:path draw:style-name="gr3" draw:text-style-name="P2" draw:layer="layout" svg:width="0.1cm" svg:height="0.1cm" svg:x="17.202cm" svg:y="26.118cm" svg:viewBox="0 0 101 101" svg:d="M0 51c0-29 23-51 51-51s50 22 50 51c0 28-22 50-50 50s-51-22-51-50z">
          <text:p/>
        </draw:path>
        <draw:path draw:style-name="gr3" draw:text-style-name="P2" draw:layer="layout" svg:width="0.1cm" svg:height="0.1cm" svg:x="17.202cm" svg:y="25.864cm" svg:viewBox="0 0 101 101" svg:d="M0 50c0-28 23-50 51-50s50 22 50 50-22 51-50 51-51-23-51-51z">
          <text:p/>
        </draw:path>
        <draw:path draw:style-name="gr3" draw:text-style-name="P2" draw:layer="layout" svg:width="0.1cm" svg:height="0.1cm" svg:x="15.88cm" svg:y="24.925cm" svg:viewBox="0 0 101 101" svg:d="M0 51c0-29 24-51 52-51 27 0 49 22 49 51 0 28-22 50-49 50-28 0-52-22-52-50z">
          <text:p/>
        </draw:path>
        <draw:path draw:style-name="gr3" draw:text-style-name="P2" draw:layer="layout" svg:width="0.1cm" svg:height="0.1cm" svg:x="15.84cm" svg:y="26.708cm" svg:viewBox="0 0 101 101" svg:d="M0 51c0-29 23-51 52-51 27 0 49 22 49 51 0 28-22 50-49 50-29 0-52-22-52-50z">
          <text:p/>
        </draw:path>
        <draw:path draw:style-name="gr3" draw:text-style-name="P2" draw:layer="layout" svg:width="0.1cm" svg:height="0.1cm" svg:x="18.053cm" svg:y="25.467cm" svg:viewBox="0 0 101 101" svg:d="M0 50c0-28 23-50 50-50 28 0 51 22 51 50s-23 51-51 51c-27 0-50-23-50-51z">
          <text:p/>
        </draw:path>
        <draw:path draw:style-name="gr3" draw:text-style-name="P2" draw:layer="layout" svg:width="0.1cm" svg:height="0.1cm" svg:x="17.291cm" svg:y="25.467cm" svg:viewBox="0 0 101 101" svg:d="M0 50c0-28 22-50 49-50 28 0 52 22 52 50s-24 51-52 51c-27 0-49-23-49-51z">
          <text:p/>
        </draw:path>
        <draw:path draw:style-name="gr3" draw:text-style-name="P2" draw:layer="layout" svg:width="0.1cm" svg:height="0.1cm" svg:x="17.072cm" svg:y="24.925cm" svg:viewBox="0 0 101 101" svg:d="M0 51c0-29 23-51 50-51 28 0 51 22 51 51 0 28-23 50-51 50-27 0-50-22-50-50z">
          <text:p/>
        </draw:path>
        <draw:path draw:style-name="gr3" draw:text-style-name="P2" draw:layer="layout" svg:width="0.1cm" svg:height="0.1cm" svg:x="16.821cm" svg:y="24.925cm" svg:viewBox="0 0 101 101" svg:d="M0 51c0-29 23-51 51-51s50 22 50 51c0 28-22 50-50 50s-51-22-51-50z">
          <text:p/>
        </draw:path>
        <draw:path draw:style-name="gr3" draw:text-style-name="P2" draw:layer="layout" svg:width="0.1cm" svg:height="0.1cm" svg:x="16.572cm" svg:y="24.925cm" svg:viewBox="0 0 101 101" svg:d="M0 51c0-29 23-51 50-51 28 0 51 22 51 51 0 28-23 50-51 50-27 0-50-22-50-50z">
          <text:p/>
        </draw:path>
        <draw:path draw:style-name="gr3" draw:text-style-name="P2" draw:layer="layout" svg:width="0.1cm" svg:height="0.1cm" svg:x="15.118cm" svg:y="25.784cm" svg:viewBox="0 0 101 101" svg:d="M0 50c0-28 23-50 51-50 27 0 50 22 50 50 0 29-23 51-50 51-28 0-51-22-51-51z">
          <text:p/>
        </draw:path>
        <draw:path draw:style-name="gr3" draw:text-style-name="P2" draw:layer="layout" svg:width="0.1cm" svg:height="0.1cm" svg:x="15.88cm" svg:y="25.784cm" svg:viewBox="0 0 101 101" svg:d="M0 50c0-28 24-50 52-50 27 0 49 22 49 50 0 29-22 51-49 51-28 0-52-22-52-51z">
          <text:p/>
        </draw:path>
        <draw:path draw:style-name="gr3" draw:text-style-name="P2" draw:layer="layout" svg:width="0.1cm" svg:height="0.1cm" svg:x="15.118cm" svg:y="26.708cm" svg:viewBox="0 0 101 101" svg:d="M0 51c0-29 23-51 51-51 27 0 50 22 50 51 0 28-23 50-50 50-28 0-51-22-51-50z">
          <text:p/>
        </draw:path>
        <draw:path draw:style-name="gr3" draw:text-style-name="P2" draw:layer="layout" svg:width="0.1cm" svg:height="0.1cm" svg:x="15.372cm" svg:y="26.708cm" svg:viewBox="0 0 101 101" svg:d="M0 51c0-29 23-51 52-51 27 0 49 22 49 51 0 28-22 50-49 50-29 0-52-22-52-50z">
          <text:p/>
        </draw:path>
        <draw:path draw:style-name="gr3" draw:text-style-name="P2" draw:layer="layout" svg:width="0.1cm" svg:height="0.1cm" svg:x="15.88cm" svg:y="26.119cm" svg:viewBox="0 0 101 101" svg:d="M0 51c0-29 24-51 52-51 27 0 49 22 49 51 0 28-22 50-49 50-28 0-52-22-52-50z">
          <text:p/>
        </draw:path>
        <draw:path draw:style-name="gr3" draw:text-style-name="P2" draw:layer="layout" svg:width="0.1cm" svg:height="0.1cm" svg:x="15.88cm" svg:y="26.369cm" svg:viewBox="0 0 101 101" svg:d="M0 50c0-28 24-50 52-50 27 0 49 22 49 50 0 29-22 51-49 51-28 0-52-22-52-51z">
          <text:p/>
        </draw:path>
        <draw:path draw:style-name="gr3" draw:text-style-name="P2" draw:layer="layout" svg:width="0.1cm" svg:height="0.1cm" svg:x="17.623cm" svg:y="24.925cm" svg:viewBox="0 0 101 101" svg:d="M0 51c0-29 23-51 52-51 27 0 49 22 49 51 0 28-22 50-49 50-29 0-52-22-52-50z">
          <text:p/>
        </draw:path>
        <draw:path draw:style-name="gr3" draw:text-style-name="P2" draw:layer="layout" svg:width="0.1cm" svg:height="0.1cm" svg:x="16.44cm" svg:y="25.864cm" svg:viewBox="0 0 101 101" svg:d="M0 50c0-28 23-50 52-50 27 0 49 22 49 50s-22 51-49 51c-29 0-52-23-52-51z">
          <text:p/>
        </draw:path>
        <draw:path draw:style-name="gr3" draw:text-style-name="P2" draw:layer="layout" svg:width="0.1cm" svg:height="0.1cm" svg:x="16.44cm" svg:y="26.118cm" svg:viewBox="0 0 101 101" svg:d="M0 51c0-29 23-51 52-51 27 0 49 22 49 51 0 28-22 50-49 50-29 0-52-22-52-50z">
          <text:p/>
        </draw:path>
        <draw:path draw:style-name="gr3" draw:text-style-name="P2" draw:layer="layout" svg:width="0.1cm" svg:height="0.1cm" svg:x="16.44cm" svg:y="26.372cm" svg:viewBox="0 0 101 101" svg:d="M0 50c0-28 23-50 52-50 27 0 49 22 49 50 0 29-22 51-49 51-29 0-52-22-52-51z">
          <text:p/>
        </draw:path>
        <draw:path draw:style-name="gr3" draw:text-style-name="P2" draw:layer="layout" svg:width="0.1cm" svg:height="0.1cm" svg:x="16.44cm" svg:y="26.626cm" svg:viewBox="0 0 101 101" svg:d="M0 51c0-28 23-51 52-51 27 0 49 23 49 51s-22 50-49 50c-29 0-52-22-52-50z">
          <text:p/>
        </draw:path>
        <draw:path draw:style-name="gr3" draw:text-style-name="P2" draw:layer="layout" svg:width="0.1cm" svg:height="0.1cm" svg:x="17.202cm" svg:y="26.626cm" svg:viewBox="0 0 101 101" svg:d="M0 51c0-28 23-51 51-51s50 23 50 51-22 50-50 50-51-22-51-50z">
          <text:p/>
        </draw:path>
        <draw:path draw:style-name="gr3" draw:text-style-name="P2" draw:layer="layout" svg:width="0.1cm" svg:height="0.1cm" svg:x="17.202cm" svg:y="26.372cm" svg:viewBox="0 0 101 101" svg:d="M0 50c0-28 23-50 51-50s50 22 50 50c0 29-22 51-50 51s-51-22-51-51z">
          <text:p/>
        </draw:path>
        <draw:path draw:style-name="gr3" draw:text-style-name="P2" draw:layer="layout" svg:width="0.1cm" svg:height="0.1cm" svg:x="17.202cm" svg:y="26.118cm" svg:viewBox="0 0 101 101" svg:d="M0 51c0-29 23-51 51-51s50 22 50 51c0 28-22 50-50 50s-51-22-51-50z">
          <text:p/>
        </draw:path>
        <draw:path draw:style-name="gr3" draw:text-style-name="P2" draw:layer="layout" svg:width="0.1cm" svg:height="0.1cm" svg:x="17.202cm" svg:y="25.864cm" svg:viewBox="0 0 101 101" svg:d="M0 50c0-28 23-50 51-50s50 22 50 50-22 51-50 51-51-23-51-51z">
          <text:p/>
        </draw:path>
        <draw:path draw:style-name="gr3" draw:text-style-name="P2" draw:layer="layout" svg:width="0.1cm" svg:height="0.1cm" svg:x="15.88cm" svg:y="24.925cm" svg:viewBox="0 0 101 101" svg:d="M0 51c0-29 24-51 52-51 27 0 49 22 49 51 0 28-22 50-49 50-28 0-52-22-52-50z">
          <text:p/>
        </draw:path>
        <draw:path draw:style-name="gr3" draw:text-style-name="P2" draw:layer="layout" svg:width="0.1cm" svg:height="0.1cm" svg:x="15.84cm" svg:y="26.708cm" svg:viewBox="0 0 101 101" svg:d="M0 51c0-29 23-51 52-51 27 0 49 22 49 51 0 28-22 50-49 50-29 0-52-22-52-50z">
          <text:p/>
        </draw:path>
        <draw:path draw:style-name="gr3" draw:text-style-name="P2" draw:layer="layout" svg:width="0.1cm" svg:height="0.1cm" svg:x="18.053cm" svg:y="25.467cm" svg:viewBox="0 0 101 101" svg:d="M0 50c0-28 23-50 50-50 28 0 51 22 51 50s-23 51-51 51c-27 0-50-23-50-51z">
          <text:p/>
        </draw:path>
        <draw:path draw:style-name="gr3" draw:text-style-name="P2" draw:layer="layout" svg:width="0.1cm" svg:height="0.1cm" svg:x="17.291cm" svg:y="25.467cm" svg:viewBox="0 0 101 101" svg:d="M0 50c0-28 22-50 49-50 28 0 52 22 52 50s-24 51-52 51c-27 0-49-23-49-51z">
          <text:p/>
        </draw:path>
        <draw:path draw:style-name="gr3" draw:text-style-name="P2" draw:layer="layout" svg:width="0.1cm" svg:height="0.1cm" svg:x="17.072cm" svg:y="24.925cm" svg:viewBox="0 0 101 101" svg:d="M0 51c0-29 23-51 50-51 28 0 51 22 51 51 0 28-23 50-51 50-27 0-50-22-50-50z">
          <text:p/>
        </draw:path>
        <draw:path draw:style-name="gr3" draw:text-style-name="P2" draw:layer="layout" svg:width="0.1cm" svg:height="0.1cm" svg:x="16.821cm" svg:y="24.925cm" svg:viewBox="0 0 101 101" svg:d="M0 51c0-29 23-51 51-51s50 22 50 51c0 28-22 50-50 50s-51-22-51-50z">
          <text:p/>
        </draw:path>
        <draw:path draw:style-name="gr3" draw:text-style-name="P2" draw:layer="layout" svg:width="0.1cm" svg:height="0.1cm" svg:x="16.572cm" svg:y="24.925cm" svg:viewBox="0 0 101 101" svg:d="M0 51c0-29 23-51 50-51 28 0 51 22 51 51 0 28-23 50-51 50-27 0-50-22-50-50z">
          <text:p/>
        </draw:path>
        <draw:path draw:style-name="gr3" draw:text-style-name="P2" draw:layer="layout" svg:width="0.1cm" svg:height="0.1cm" svg:x="15.118cm" svg:y="25.784cm" svg:viewBox="0 0 101 101" svg:d="M0 50c0-28 23-50 51-50 27 0 50 22 50 50 0 29-23 51-50 51-28 0-51-22-51-51z">
          <text:p/>
        </draw:path>
        <draw:path draw:style-name="gr3" draw:text-style-name="P2" draw:layer="layout" svg:width="0.1cm" svg:height="0.1cm" svg:x="15.88cm" svg:y="25.784cm" svg:viewBox="0 0 101 101" svg:d="M0 50c0-28 24-50 52-50 27 0 49 22 49 50 0 29-22 51-49 51-28 0-52-22-52-51z">
          <text:p/>
        </draw:path>
        <draw:path draw:style-name="gr3" draw:text-style-name="P2" draw:layer="layout" svg:width="0.1cm" svg:height="0.1cm" svg:x="15.118cm" svg:y="26.708cm" svg:viewBox="0 0 101 101" svg:d="M0 51c0-29 23-51 51-51 27 0 50 22 50 51 0 28-23 50-50 50-28 0-51-22-51-50z">
          <text:p/>
        </draw:path>
        <draw:path draw:style-name="gr3" draw:text-style-name="P2" draw:layer="layout" svg:width="0.1cm" svg:height="0.1cm" svg:x="15.372cm" svg:y="26.708cm" svg:viewBox="0 0 101 101" svg:d="M0 51c0-29 23-51 52-51 27 0 49 22 49 51 0 28-22 50-49 50-29 0-52-22-52-50z">
          <text:p/>
        </draw:path>
        <draw:path draw:style-name="gr3" draw:text-style-name="P2" draw:layer="layout" svg:width="0.1cm" svg:height="0.1cm" svg:x="15.88cm" svg:y="26.119cm" svg:viewBox="0 0 101 101" svg:d="M0 51c0-29 24-51 52-51 27 0 49 22 49 51 0 28-22 50-49 50-28 0-52-22-52-50z">
          <text:p/>
        </draw:path>
        <draw:path draw:style-name="gr3" draw:text-style-name="P2" draw:layer="layout" svg:width="0.1cm" svg:height="0.1cm" svg:x="15.88cm" svg:y="26.369cm" svg:viewBox="0 0 101 101" svg:d="M0 50c0-28 24-50 52-50 27 0 49 22 49 50 0 29-22 51-49 51-28 0-52-22-52-51z">
          <text:p/>
        </draw:path>
        <draw:path draw:style-name="gr3" draw:text-style-name="P2" draw:layer="layout" svg:width="0.1cm" svg:height="0.1cm" svg:x="17.623cm" svg:y="24.925cm" svg:viewBox="0 0 101 101" svg:d="M0 51c0-29 23-51 52-51 27 0 49 22 49 51 0 28-22 50-49 50-29 0-52-22-52-50z">
          <text:p/>
        </draw:path>
        <draw:path draw:style-name="gr3" draw:text-style-name="P2" draw:layer="layout" svg:width="0.1cm" svg:height="0.1cm" svg:x="16.44cm" svg:y="25.864cm" svg:viewBox="0 0 101 101" svg:d="M0 50c0-28 23-50 52-50 27 0 49 22 49 50s-22 51-49 51c-29 0-52-23-52-51z">
          <text:p/>
        </draw:path>
        <draw:path draw:style-name="gr3" draw:text-style-name="P2" draw:layer="layout" svg:width="0.1cm" svg:height="0.1cm" svg:x="16.44cm" svg:y="26.118cm" svg:viewBox="0 0 101 101" svg:d="M0 51c0-29 23-51 52-51 27 0 49 22 49 51 0 28-22 50-49 50-29 0-52-22-52-50z">
          <text:p/>
        </draw:path>
        <draw:path draw:style-name="gr3" draw:text-style-name="P2" draw:layer="layout" svg:width="0.1cm" svg:height="0.1cm" svg:x="16.44cm" svg:y="26.372cm" svg:viewBox="0 0 101 101" svg:d="M0 50c0-28 23-50 52-50 27 0 49 22 49 50 0 29-22 51-49 51-29 0-52-22-52-51z">
          <text:p/>
        </draw:path>
        <draw:path draw:style-name="gr3" draw:text-style-name="P2" draw:layer="layout" svg:width="0.1cm" svg:height="0.1cm" svg:x="16.44cm" svg:y="26.626cm" svg:viewBox="0 0 101 101" svg:d="M0 51c0-28 23-51 52-51 27 0 49 23 49 51s-22 50-49 50c-29 0-52-22-52-50z">
          <text:p/>
        </draw:path>
        <draw:path draw:style-name="gr3" draw:text-style-name="P2" draw:layer="layout" svg:width="0.1cm" svg:height="0.1cm" svg:x="17.202cm" svg:y="26.626cm" svg:viewBox="0 0 101 101" svg:d="M0 51c0-28 23-51 51-51s50 23 50 51-22 50-50 50-51-22-51-50z">
          <text:p/>
        </draw:path>
        <draw:path draw:style-name="gr3" draw:text-style-name="P2" draw:layer="layout" svg:width="0.1cm" svg:height="0.1cm" svg:x="17.202cm" svg:y="26.372cm" svg:viewBox="0 0 101 101" svg:d="M0 50c0-28 23-50 51-50s50 22 50 50c0 29-22 51-50 51s-51-22-51-51z">
          <text:p/>
        </draw:path>
        <draw:path draw:style-name="gr3" draw:text-style-name="P2" draw:layer="layout" svg:width="0.1cm" svg:height="0.1cm" svg:x="17.202cm" svg:y="26.118cm" svg:viewBox="0 0 101 101" svg:d="M0 51c0-29 23-51 51-51s50 22 50 51c0 28-22 50-50 50s-51-22-51-50z">
          <text:p/>
        </draw:path>
        <draw:path draw:style-name="gr3" draw:text-style-name="P2" draw:layer="layout" svg:width="0.1cm" svg:height="0.1cm" svg:x="17.202cm" svg:y="25.864cm" svg:viewBox="0 0 101 101" svg:d="M0 50c0-28 23-50 51-50s50 22 50 50-22 51-50 51-51-23-51-51z">
          <text:p/>
        </draw:path>
        <draw:path draw:style-name="gr3" draw:text-style-name="P2" draw:layer="layout" svg:width="0.1cm" svg:height="0.1cm" svg:x="15.88cm" svg:y="24.925cm" svg:viewBox="0 0 101 101" svg:d="M0 51c0-29 24-51 52-51 27 0 49 22 49 51 0 28-22 50-49 50-28 0-52-22-52-50z">
          <text:p/>
        </draw:path>
        <draw:path draw:style-name="gr3" draw:text-style-name="P2" draw:layer="layout" svg:width="0.1cm" svg:height="0.1cm" svg:x="15.84cm" svg:y="26.708cm" svg:viewBox="0 0 101 101" svg:d="M0 51c0-29 23-51 52-51 27 0 49 22 49 51 0 28-22 50-49 50-29 0-52-22-52-50z">
          <text:p/>
        </draw:path>
        <draw:line draw:style-name="gr10" draw:text-style-name="P1" draw:layer="layout" svg:x1="18.457cm" svg:y1="27.407cm" svg:x2="14.772cm" svg:y2="27.407cm">
          <text:p/>
        </draw:line>
        <draw:line draw:style-name="gr10" draw:text-style-name="P1" draw:layer="layout" svg:x1="18.457cm" svg:y1="23.282cm" svg:x2="18.457cm" svg:y2="27.407cm">
          <text:p/>
        </draw:line>
        <draw:line draw:style-name="gr10" draw:text-style-name="P1" draw:layer="layout" svg:x1="14.772cm" svg:y1="27.407cm" svg:x2="14.772cm" svg:y2="23.282cm">
          <text:p/>
        </draw:line>
        <draw:line draw:style-name="gr10" draw:text-style-name="P1" draw:layer="layout" svg:x1="14.772cm" svg:y1="23.282cm" svg:x2="18.457cm" svg:y2="23.282cm">
          <text:p/>
        </draw:line>
        <draw:path draw:style-name="gr3" draw:text-style-name="P2" draw:layer="layout" svg:width="0.1cm" svg:height="0.1cm" svg:x="18.053cm" svg:y="25.467cm" svg:viewBox="0 0 101 101" svg:d="M0 50c0-28 23-50 50-50 28 0 51 22 51 50s-23 51-51 51c-27 0-50-23-50-51z">
          <text:p/>
        </draw:path>
        <draw:path draw:style-name="gr3" draw:text-style-name="P2" draw:layer="layout" svg:width="0.1cm" svg:height="0.1cm" svg:x="17.291cm" svg:y="25.467cm" svg:viewBox="0 0 101 101" svg:d="M0 50c0-28 22-50 49-50 28 0 52 22 52 50s-24 51-52 51c-27 0-49-23-49-51z">
          <text:p/>
        </draw:path>
        <draw:path draw:style-name="gr3" draw:text-style-name="P2" draw:layer="layout" svg:width="0.1cm" svg:height="0.1cm" svg:x="17.072cm" svg:y="24.925cm" svg:viewBox="0 0 101 101" svg:d="M0 51c0-29 23-51 50-51 28 0 51 22 51 51 0 28-23 50-51 50-27 0-50-22-50-50z">
          <text:p/>
        </draw:path>
        <draw:path draw:style-name="gr3" draw:text-style-name="P2" draw:layer="layout" svg:width="0.1cm" svg:height="0.1cm" svg:x="16.821cm" svg:y="24.925cm" svg:viewBox="0 0 101 101" svg:d="M0 51c0-29 23-51 51-51s50 22 50 51c0 28-22 50-50 50s-51-22-51-50z">
          <text:p/>
        </draw:path>
        <draw:path draw:style-name="gr3" draw:text-style-name="P2" draw:layer="layout" svg:width="0.1cm" svg:height="0.1cm" svg:x="16.572cm" svg:y="24.925cm" svg:viewBox="0 0 101 101" svg:d="M0 51c0-29 23-51 50-51 28 0 51 22 51 51 0 28-23 50-51 50-27 0-50-22-50-50z">
          <text:p/>
        </draw:path>
        <draw:path draw:style-name="gr3" draw:text-style-name="P2" draw:layer="layout" svg:width="0.1cm" svg:height="0.1cm" svg:x="15.118cm" svg:y="25.784cm" svg:viewBox="0 0 101 101" svg:d="M0 50c0-28 23-50 51-50 27 0 50 22 50 50 0 29-23 51-50 51-28 0-51-22-51-51z">
          <text:p/>
        </draw:path>
        <draw:path draw:style-name="gr3" draw:text-style-name="P2" draw:layer="layout" svg:width="0.1cm" svg:height="0.1cm" svg:x="15.88cm" svg:y="25.784cm" svg:viewBox="0 0 101 101" svg:d="M0 50c0-28 24-50 52-50 27 0 49 22 49 50 0 29-22 51-49 51-28 0-52-22-52-51z">
          <text:p/>
        </draw:path>
        <draw:path draw:style-name="gr3" draw:text-style-name="P2" draw:layer="layout" svg:width="0.1cm" svg:height="0.1cm" svg:x="15.118cm" svg:y="26.708cm" svg:viewBox="0 0 101 101" svg:d="M0 51c0-29 23-51 51-51 27 0 50 22 50 51 0 28-23 50-50 50-28 0-51-22-51-50z">
          <text:p/>
        </draw:path>
        <draw:path draw:style-name="gr3" draw:text-style-name="P2" draw:layer="layout" svg:width="0.1cm" svg:height="0.1cm" svg:x="15.372cm" svg:y="26.708cm" svg:viewBox="0 0 101 101" svg:d="M0 51c0-29 23-51 52-51 27 0 49 22 49 51 0 28-22 50-49 50-29 0-52-22-52-50z">
          <text:p/>
        </draw:path>
        <draw:path draw:style-name="gr3" draw:text-style-name="P2" draw:layer="layout" svg:width="0.1cm" svg:height="0.1cm" svg:x="15.88cm" svg:y="26.119cm" svg:viewBox="0 0 101 101" svg:d="M0 51c0-29 24-51 52-51 27 0 49 22 49 51 0 28-22 50-49 50-28 0-52-22-52-50z">
          <text:p/>
        </draw:path>
        <draw:path draw:style-name="gr3" draw:text-style-name="P2" draw:layer="layout" svg:width="0.1cm" svg:height="0.1cm" svg:x="15.88cm" svg:y="26.369cm" svg:viewBox="0 0 101 101" svg:d="M0 50c0-28 24-50 52-50 27 0 49 22 49 50 0 29-22 51-49 51-28 0-52-22-52-51z">
          <text:p/>
        </draw:path>
        <draw:path draw:style-name="gr3" draw:text-style-name="P2" draw:layer="layout" svg:width="0.1cm" svg:height="0.1cm" svg:x="17.623cm" svg:y="24.925cm" svg:viewBox="0 0 101 101" svg:d="M0 51c0-29 23-51 52-51 27 0 49 22 49 51 0 28-22 50-49 50-29 0-52-22-52-50z">
          <text:p/>
        </draw:path>
        <draw:path draw:style-name="gr3" draw:text-style-name="P2" draw:layer="layout" svg:width="0.1cm" svg:height="0.1cm" svg:x="16.44cm" svg:y="25.864cm" svg:viewBox="0 0 101 101" svg:d="M0 50c0-28 23-50 52-50 27 0 49 22 49 50s-22 51-49 51c-29 0-52-23-52-51z">
          <text:p/>
        </draw:path>
        <draw:path draw:style-name="gr3" draw:text-style-name="P2" draw:layer="layout" svg:width="0.1cm" svg:height="0.1cm" svg:x="16.44cm" svg:y="26.118cm" svg:viewBox="0 0 101 101" svg:d="M0 51c0-29 23-51 52-51 27 0 49 22 49 51 0 28-22 50-49 50-29 0-52-22-52-50z">
          <text:p/>
        </draw:path>
        <draw:path draw:style-name="gr3" draw:text-style-name="P2" draw:layer="layout" svg:width="0.1cm" svg:height="0.1cm" svg:x="16.44cm" svg:y="26.372cm" svg:viewBox="0 0 101 101" svg:d="M0 50c0-28 23-50 52-50 27 0 49 22 49 50 0 29-22 51-49 51-29 0-52-22-52-51z">
          <text:p/>
        </draw:path>
        <draw:path draw:style-name="gr3" draw:text-style-name="P2" draw:layer="layout" svg:width="0.1cm" svg:height="0.1cm" svg:x="16.44cm" svg:y="26.626cm" svg:viewBox="0 0 101 101" svg:d="M0 51c0-28 23-51 52-51 27 0 49 23 49 51s-22 50-49 50c-29 0-52-22-52-50z">
          <text:p/>
        </draw:path>
        <draw:path draw:style-name="gr3" draw:text-style-name="P2" draw:layer="layout" svg:width="0.1cm" svg:height="0.1cm" svg:x="17.202cm" svg:y="26.626cm" svg:viewBox="0 0 101 101" svg:d="M0 51c0-28 23-51 51-51s50 23 50 51-22 50-50 50-51-22-51-50z">
          <text:p/>
        </draw:path>
        <draw:path draw:style-name="gr3" draw:text-style-name="P2" draw:layer="layout" svg:width="0.1cm" svg:height="0.1cm" svg:x="17.202cm" svg:y="26.372cm" svg:viewBox="0 0 101 101" svg:d="M0 50c0-28 23-50 51-50s50 22 50 50c0 29-22 51-50 51s-51-22-51-51z">
          <text:p/>
        </draw:path>
        <draw:path draw:style-name="gr3" draw:text-style-name="P2" draw:layer="layout" svg:width="0.1cm" svg:height="0.1cm" svg:x="17.202cm" svg:y="26.118cm" svg:viewBox="0 0 101 101" svg:d="M0 51c0-29 23-51 51-51s50 22 50 51c0 28-22 50-50 50s-51-22-51-50z">
          <text:p/>
        </draw:path>
        <draw:path draw:style-name="gr3" draw:text-style-name="P2" draw:layer="layout" svg:width="0.1cm" svg:height="0.1cm" svg:x="17.202cm" svg:y="25.864cm" svg:viewBox="0 0 101 101" svg:d="M0 50c0-28 23-50 51-50s50 22 50 50-22 51-50 51-51-23-51-51z">
          <text:p/>
        </draw:path>
        <draw:path draw:style-name="gr3" draw:text-style-name="P2" draw:layer="layout" svg:width="0.1cm" svg:height="0.1cm" svg:x="15.88cm" svg:y="24.925cm" svg:viewBox="0 0 101 101" svg:d="M0 51c0-29 24-51 52-51 27 0 49 22 49 51 0 28-22 50-49 50-28 0-52-22-52-50z">
          <text:p/>
        </draw:path>
        <draw:path draw:style-name="gr3" draw:text-style-name="P2" draw:layer="layout" svg:width="0.1cm" svg:height="0.1cm" svg:x="15.84cm" svg:y="26.708cm" svg:viewBox="0 0 101 101" svg:d="M0 51c0-29 23-51 52-51 27 0 49 22 49 51 0 28-22 50-49 50-29 0-52-22-52-50z">
          <text:p/>
        </draw:path>
        <draw:path draw:style-name="gr9" draw:text-style-name="P3" draw:layer="layout" svg:width="0.1cm" svg:height="0.1cm" svg:x="18.053cm" svg:y="25.467cm" svg:viewBox="0 0 101 101" svg:d="M0 50c0-28 23-50 50-50 28 0 51 22 51 50s-23 51-51 51c-27 0-50-23-50-51z">
          <text:p/>
        </draw:path>
        <draw:path draw:style-name="gr9" draw:text-style-name="P3" draw:layer="layout" svg:width="0.1cm" svg:height="0.1cm" svg:x="17.291cm" svg:y="25.467cm" svg:viewBox="0 0 101 101" svg:d="M0 50c0-28 22-50 49-50 28 0 52 22 52 50s-24 51-52 51c-27 0-49-23-49-51z">
          <text:p/>
        </draw:path>
        <draw:path draw:style-name="gr9" draw:text-style-name="P3" draw:layer="layout" svg:width="0.1cm" svg:height="0.1cm" svg:x="17.072cm" svg:y="24.925cm" svg:viewBox="0 0 101 101" svg:d="M0 51c0-29 23-51 50-51 28 0 51 22 51 51 0 28-23 50-51 50-27 0-50-22-50-50z">
          <text:p/>
        </draw:path>
        <draw:path draw:style-name="gr9" draw:text-style-name="P3" draw:layer="layout" svg:width="0.1cm" svg:height="0.1cm" svg:x="16.821cm" svg:y="24.925cm" svg:viewBox="0 0 101 101" svg:d="M0 51c0-29 23-51 51-51s50 22 50 51c0 28-22 50-50 50s-51-22-51-50z">
          <text:p/>
        </draw:path>
        <draw:path draw:style-name="gr9" draw:text-style-name="P3" draw:layer="layout" svg:width="0.1cm" svg:height="0.1cm" svg:x="16.572cm" svg:y="24.925cm" svg:viewBox="0 0 101 101" svg:d="M0 51c0-29 23-51 50-51 28 0 51 22 51 51 0 28-23 50-51 50-27 0-50-22-50-50z">
          <text:p/>
        </draw:path>
        <draw:path draw:style-name="gr9" draw:text-style-name="P3" draw:layer="layout" svg:width="0.1cm" svg:height="0.1cm" svg:x="15.118cm" svg:y="25.784cm" svg:viewBox="0 0 101 101" svg:d="M0 50c0-28 23-50 51-50 27 0 50 22 50 50 0 29-23 51-50 51-28 0-51-22-51-51z">
          <text:p/>
        </draw:path>
        <draw:path draw:style-name="gr9" draw:text-style-name="P3" draw:layer="layout" svg:width="0.1cm" svg:height="0.1cm" svg:x="15.88cm" svg:y="25.784cm" svg:viewBox="0 0 101 101" svg:d="M0 50c0-28 24-50 52-50 27 0 49 22 49 50 0 29-22 51-49 51-28 0-52-22-52-51z">
          <text:p/>
        </draw:path>
        <draw:path draw:style-name="gr9" draw:text-style-name="P3" draw:layer="layout" svg:width="0.1cm" svg:height="0.1cm" svg:x="15.118cm" svg:y="26.708cm" svg:viewBox="0 0 101 101" svg:d="M0 51c0-29 23-51 51-51 27 0 50 22 50 51 0 28-23 50-50 50-28 0-51-22-51-50z">
          <text:p/>
        </draw:path>
        <draw:path draw:style-name="gr9" draw:text-style-name="P3" draw:layer="layout" svg:width="0.1cm" svg:height="0.1cm" svg:x="15.372cm" svg:y="26.708cm" svg:viewBox="0 0 101 101" svg:d="M0 51c0-29 23-51 52-51 27 0 49 22 49 51 0 28-22 50-49 50-29 0-52-22-52-50z">
          <text:p/>
        </draw:path>
        <draw:path draw:style-name="gr9" draw:text-style-name="P3" draw:layer="layout" svg:width="0.1cm" svg:height="0.1cm" svg:x="15.88cm" svg:y="26.119cm" svg:viewBox="0 0 101 101" svg:d="M0 51c0-29 24-51 52-51 27 0 49 22 49 51 0 28-22 50-49 50-28 0-52-22-52-50z">
          <text:p/>
        </draw:path>
        <draw:path draw:style-name="gr9" draw:text-style-name="P3" draw:layer="layout" svg:width="0.1cm" svg:height="0.1cm" svg:x="15.88cm" svg:y="26.369cm" svg:viewBox="0 0 101 101" svg:d="M0 50c0-28 24-50 52-50 27 0 49 22 49 50 0 29-22 51-49 51-28 0-52-22-52-51z">
          <text:p/>
        </draw:path>
        <draw:path draw:style-name="gr9" draw:text-style-name="P3" draw:layer="layout" svg:width="0.1cm" svg:height="0.1cm" svg:x="17.623cm" svg:y="24.925cm" svg:viewBox="0 0 101 101" svg:d="M0 51c0-29 23-51 52-51 27 0 49 22 49 51 0 28-22 50-49 50-29 0-52-22-52-50z">
          <text:p/>
        </draw:path>
        <draw:path draw:style-name="gr9" draw:text-style-name="P3" draw:layer="layout" svg:width="0.1cm" svg:height="0.1cm" svg:x="16.44cm" svg:y="25.864cm" svg:viewBox="0 0 101 101" svg:d="M0 50c0-28 23-50 52-50 27 0 49 22 49 50s-22 51-49 51c-29 0-52-23-52-51z">
          <text:p/>
        </draw:path>
        <draw:path draw:style-name="gr9" draw:text-style-name="P3" draw:layer="layout" svg:width="0.1cm" svg:height="0.1cm" svg:x="16.44cm" svg:y="26.118cm" svg:viewBox="0 0 101 101" svg:d="M0 51c0-29 23-51 52-51 27 0 49 22 49 51 0 28-22 50-49 50-29 0-52-22-52-50z">
          <text:p/>
        </draw:path>
        <draw:path draw:style-name="gr9" draw:text-style-name="P3" draw:layer="layout" svg:width="0.1cm" svg:height="0.1cm" svg:x="16.44cm" svg:y="26.372cm" svg:viewBox="0 0 101 101" svg:d="M0 50c0-28 23-50 52-50 27 0 49 22 49 50 0 29-22 51-49 51-29 0-52-22-52-51z">
          <text:p/>
        </draw:path>
        <draw:path draw:style-name="gr9" draw:text-style-name="P3" draw:layer="layout" svg:width="0.1cm" svg:height="0.1cm" svg:x="16.44cm" svg:y="26.626cm" svg:viewBox="0 0 101 101" svg:d="M0 51c0-28 23-51 52-51 27 0 49 23 49 51s-22 50-49 50c-29 0-52-22-52-50z">
          <text:p/>
        </draw:path>
        <draw:path draw:style-name="gr9" draw:text-style-name="P3" draw:layer="layout" svg:width="0.1cm" svg:height="0.1cm" svg:x="17.202cm" svg:y="26.626cm" svg:viewBox="0 0 101 101" svg:d="M0 51c0-28 23-51 51-51s50 23 50 51-22 50-50 50-51-22-51-50z">
          <text:p/>
        </draw:path>
        <draw:path draw:style-name="gr9" draw:text-style-name="P3" draw:layer="layout" svg:width="0.1cm" svg:height="0.1cm" svg:x="17.202cm" svg:y="26.372cm" svg:viewBox="0 0 101 101" svg:d="M0 50c0-28 23-50 51-50s50 22 50 50c0 29-22 51-50 51s-51-22-51-51z">
          <text:p/>
        </draw:path>
        <draw:path draw:style-name="gr9" draw:text-style-name="P3" draw:layer="layout" svg:width="0.1cm" svg:height="0.1cm" svg:x="17.202cm" svg:y="26.118cm" svg:viewBox="0 0 101 101" svg:d="M0 51c0-29 23-51 51-51s50 22 50 51c0 28-22 50-50 50s-51-22-51-50z">
          <text:p/>
        </draw:path>
        <draw:path draw:style-name="gr9" draw:text-style-name="P3" draw:layer="layout" svg:width="0.1cm" svg:height="0.1cm" svg:x="17.202cm" svg:y="25.864cm" svg:viewBox="0 0 101 101" svg:d="M0 50c0-28 23-50 51-50s50 22 50 50-22 51-50 51-51-23-51-51z">
          <text:p/>
        </draw:path>
        <draw:path draw:style-name="gr9" draw:text-style-name="P3" draw:layer="layout" svg:width="0.1cm" svg:height="0.1cm" svg:x="15.88cm" svg:y="24.925cm" svg:viewBox="0 0 101 101" svg:d="M0 51c0-29 24-51 52-51 27 0 49 22 49 51 0 28-22 50-49 50-28 0-52-22-52-50z">
          <text:p/>
        </draw:path>
        <draw:path draw:style-name="gr9" draw:text-style-name="P3" draw:layer="layout" svg:width="0.1cm" svg:height="0.1cm" svg:x="15.84cm" svg:y="26.708cm" svg:viewBox="0 0 101 101" svg:d="M0 51c0-29 23-51 52-51 27 0 49 22 49 51 0 28-22 50-49 50-29 0-52-22-52-50z">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waita Sans" svg:font-family="'Adwaita Sans'" style:font-family-generic="system" style:font-pitch="variable"/>
    <style:font-face style:name="FreeSans" svg:font-family="FreeSans" style:font-family-generic="system" style:font-pitch="variable"/>
    <style:font-face style:name="FreeSerif" svg:font-family="Free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FreeSerif" fo:font-size="24pt" fo:language="es" fo:country="AR" style:font-name-asian="Adwaita Sans" style:font-size-asian="24pt" style:language-asian="zh" style:country-asian="CN" style:font-name-complex="Free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FreeSerif" fo:font-family="FreeSerif" style:font-family-generic="roman" style:font-pitch="variable" fo:font-size="18pt" fo:font-style="normal" fo:text-shadow="none" style:text-underline-style="none" fo:font-weight="normal" style:letter-kerning="true" style:font-name-asian="FreeSans" style:font-family-asian="Free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5T16:12:55.119301651</meta:creation-date>
    <dc:date>2025-04-25T16:21:17.495857775</dc:date>
    <meta:editing-duration>PT8M22S</meta:editing-duration>
    <meta:editing-cycles>1</meta:editing-cycles>
    <meta:document-statistic meta:object-count="7584"/>
    <meta:generator>LibreOffice/24.8.6.2$Linux_X86_64 LibreOffice_project/480$Build-2</meta:generator>
  </office:meta>
</office:document-meta>
</file>